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44mm"/>
    </style:style>
    <style:style style:name="co2" style:family="table-column">
      <style:table-column-properties fo:break-before="auto" style:column-width="11.94mm"/>
    </style:style>
    <style:style style:name="co3" style:family="table-column">
      <style:table-column-properties fo:break-before="auto" style:column-width="35.1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7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Buntwäsche01_01" table:style-name="ta1">
        <table:shapes>
          <draw:frame draw:z-index="0" draw:style-name="gr1" draw:text-style-name="P1" svg:width="241.62mm" svg:height="90.05mm" svg:x="143.36mm" svg:y="1.06mm">
            <loext:p draw:notify-on-update-of-ranges="Buntwäsche01_01.C1:Buntwäsche01_01.C1 Buntwäsche01_01.C2:Buntwäsche01_01.C1387 Buntwäsche01_01.F1:Buntwäsche01_01.F1 Buntwäsche01_01.F2:Buntwäsche01_01.F1387 Buntwäsche01_01.C1:Buntwäsche01_01.C1 Buntwäsche01_01.C2:Buntwäsche01_01.C1387 Buntwäsche01_01.E1:Buntwäsche01_01.E1 Buntwäsche01_01.E2:Buntwäsche01_01.E138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41.62mm" svg:height="90.05mm" svg:x="145.03mm" svg:y="98.03mm">
            <loext:p draw:notify-on-update-of-ranges="Buntwäsche01_01.C2:Buntwäsche01_01.C1387 Buntwäsche01_01.F1:Buntwäsche01_01.F1 Buntwäsche01_01.F2:Buntwäsche01_01.F1387 Buntwäsche01_01.C2:Buntwäsche01_01.C1387 Buntwäsche01_01.E1:Buntwäsche01_01.E1 Buntwäsche01_01.E2:Buntwäsche01_01.E138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Zeit</text:p>
          </table:table-cell>
          <table:table-cell office:value-type="string" calcext:value-type="string">
            <text:p>Minuten</text:p>
          </table:table-cell>
          <table:table-cell/>
          <table:table-cell office:value-type="string" calcext:value-type="string">
            <text:p>Strom korrigiert</text:p>
          </table:table-cell>
          <table:table-cell office:value-type="string" calcext:value-type="string">
            <text:p>Mittelwert</text:p>
          </table:table-cell>
        </table:table-row>
        <table:table-row table:style-name="ro1">
          <table:table-cell office:value-type="float" office:value="1479489546" calcext:value-type="float">
            <text:p>1479489546</text:p>
          </table:table-cell>
          <table:table-cell table:formula="of:=[.A2]-[.$A$2]" office:value-type="float" office:value="0" calcext:value-type="float">
            <text:p>0</text:p>
          </table:table-cell>
          <table:table-cell table:formula="of:=[.B2]/60" office:value-type="float" office:value="0" calcext:value-type="float">
            <text:p>0</text:p>
          </table:table-cell>
          <table:table-cell office:value-type="float" office:value="3.866" calcext:value-type="float">
            <text:p>3,866</text:p>
          </table:table-cell>
          <table:table-cell table:formula="of:=[.D2]-3.86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79489551" calcext:value-type="float">
            <text:p>1479489551</text:p>
          </table:table-cell>
          <table:table-cell table:formula="of:=[.A3]-[.$A$2]" office:value-type="float" office:value="5" calcext:value-type="float">
            <text:p>5</text:p>
          </table:table-cell>
          <table:table-cell table:formula="of:=[.B3]/60" office:value-type="float" office:value="0.0833333333333333" calcext:value-type="float">
            <text:p>0,083333333333333</text:p>
          </table:table-cell>
          <table:table-cell office:value-type="float" office:value="3.866" calcext:value-type="float">
            <text:p>3,866</text:p>
          </table:table-cell>
          <table:table-cell table:formula="of:=[.D3]-3.86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79489557" calcext:value-type="float">
            <text:p>1479489557</text:p>
          </table:table-cell>
          <table:table-cell table:formula="of:=[.A4]-[.$A$2]" office:value-type="float" office:value="11" calcext:value-type="float">
            <text:p>11</text:p>
          </table:table-cell>
          <table:table-cell table:formula="of:=[.B4]/60" office:value-type="float" office:value="0.183333333333333" calcext:value-type="float">
            <text:p>0,183333333333333</text:p>
          </table:table-cell>
          <table:table-cell office:value-type="float" office:value="3.866" calcext:value-type="float">
            <text:p>3,866</text:p>
          </table:table-cell>
          <table:table-cell table:formula="of:=[.D4]-3.86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79489562" calcext:value-type="float">
            <text:p>1479489562</text:p>
          </table:table-cell>
          <table:table-cell table:formula="of:=[.A5]-[.$A$2]" office:value-type="float" office:value="16" calcext:value-type="float">
            <text:p>16</text:p>
          </table:table-cell>
          <table:table-cell table:formula="of:=[.B5]/60" office:value-type="float" office:value="0.266666666666667" calcext:value-type="float">
            <text:p>0,266666666666667</text:p>
          </table:table-cell>
          <table:table-cell office:value-type="float" office:value="3.866" calcext:value-type="float">
            <text:p>3,866</text:p>
          </table:table-cell>
          <table:table-cell table:formula="of:=[.D5]-3.86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79489567" calcext:value-type="float">
            <text:p>1479489567</text:p>
          </table:table-cell>
          <table:table-cell table:formula="of:=[.A6]-[.$A$2]" office:value-type="float" office:value="21" calcext:value-type="float">
            <text:p>21</text:p>
          </table:table-cell>
          <table:table-cell table:formula="of:=[.B6]/60" office:value-type="float" office:value="0.35" calcext:value-type="float">
            <text:p>0,35</text:p>
          </table:table-cell>
          <table:table-cell office:value-type="float" office:value="3.866" calcext:value-type="float">
            <text:p>3,866</text:p>
          </table:table-cell>
          <table:table-cell table:formula="of:=[.D6]-3.86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79489572" calcext:value-type="float">
            <text:p>1479489572</text:p>
          </table:table-cell>
          <table:table-cell table:formula="of:=[.A7]-[.$A$2]" office:value-type="float" office:value="26" calcext:value-type="float">
            <text:p>26</text:p>
          </table:table-cell>
          <table:table-cell table:formula="of:=[.B7]/60" office:value-type="float" office:value="0.433333333333333" calcext:value-type="float">
            <text:p>0,433333333333333</text:p>
          </table:table-cell>
          <table:table-cell office:value-type="float" office:value="3.866" calcext:value-type="float">
            <text:p>3,866</text:p>
          </table:table-cell>
          <table:table-cell table:formula="of:=[.D7]-3.86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79489578" calcext:value-type="float">
            <text:p>1479489578</text:p>
          </table:table-cell>
          <table:table-cell table:formula="of:=[.A8]-[.$A$2]" office:value-type="float" office:value="32" calcext:value-type="float">
            <text:p>32</text:p>
          </table:table-cell>
          <table:table-cell table:formula="of:=[.B8]/60" office:value-type="float" office:value="0.533333333333333" calcext:value-type="float">
            <text:p>0,533333333333333</text:p>
          </table:table-cell>
          <table:table-cell office:value-type="float" office:value="3.869" calcext:value-type="float">
            <text:p>3,869</text:p>
          </table:table-cell>
          <table:table-cell table:formula="of:=[.D8]-3.866" office:value-type="float" office:value="0.00299999999999967" calcext:value-type="float">
            <text:p>0,003</text:p>
          </table:table-cell>
          <table:table-cell/>
        </table:table-row>
        <table:table-row table:style-name="ro1">
          <table:table-cell office:value-type="float" office:value="1479489583" calcext:value-type="float">
            <text:p>1479489583</text:p>
          </table:table-cell>
          <table:table-cell table:formula="of:=[.A9]-[.$A$2]" office:value-type="float" office:value="37" calcext:value-type="float">
            <text:p>37</text:p>
          </table:table-cell>
          <table:table-cell table:formula="of:=[.B9]/60" office:value-type="float" office:value="0.616666666666667" calcext:value-type="float">
            <text:p>0,616666666666667</text:p>
          </table:table-cell>
          <table:table-cell office:value-type="float" office:value="3.868" calcext:value-type="float">
            <text:p>3,868</text:p>
          </table:table-cell>
          <table:table-cell table:formula="of:=[.D9]-3.866" office:value-type="float" office:value="0.00199999999999978" calcext:value-type="float">
            <text:p>0,002</text:p>
          </table:table-cell>
          <table:table-cell/>
        </table:table-row>
        <table:table-row table:style-name="ro1">
          <table:table-cell office:value-type="float" office:value="1479489588" calcext:value-type="float">
            <text:p>1479489588</text:p>
          </table:table-cell>
          <table:table-cell table:formula="of:=[.A10]-[.$A$2]" office:value-type="float" office:value="42" calcext:value-type="float">
            <text:p>42</text:p>
          </table:table-cell>
          <table:table-cell table:formula="of:=[.B10]/60" office:value-type="float" office:value="0.7" calcext:value-type="float">
            <text:p>0,7</text:p>
          </table:table-cell>
          <table:table-cell office:value-type="float" office:value="3.866" calcext:value-type="float">
            <text:p>3,866</text:p>
          </table:table-cell>
          <table:table-cell table:formula="of:=[.D10]-3.86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79489593" calcext:value-type="float">
            <text:p>1479489593</text:p>
          </table:table-cell>
          <table:table-cell table:formula="of:=[.A11]-[.$A$2]" office:value-type="float" office:value="47" calcext:value-type="float">
            <text:p>47</text:p>
          </table:table-cell>
          <table:table-cell table:formula="of:=[.B11]/60" office:value-type="float" office:value="0.783333333333333" calcext:value-type="float">
            <text:p>0,783333333333333</text:p>
          </table:table-cell>
          <table:table-cell office:value-type="float" office:value="3.869" calcext:value-type="float">
            <text:p>3,869</text:p>
          </table:table-cell>
          <table:table-cell table:formula="of:=[.D11]-3.866" office:value-type="float" office:value="0.00299999999999967" calcext:value-type="float">
            <text:p>0,003</text:p>
          </table:table-cell>
          <table:table-cell/>
        </table:table-row>
        <table:table-row table:style-name="ro1">
          <table:table-cell office:value-type="float" office:value="1479489599" calcext:value-type="float">
            <text:p>1479489599</text:p>
          </table:table-cell>
          <table:table-cell table:formula="of:=[.A12]-[.$A$2]" office:value-type="float" office:value="53" calcext:value-type="float">
            <text:p>53</text:p>
          </table:table-cell>
          <table:table-cell table:formula="of:=[.B12]/60" office:value-type="float" office:value="0.883333333333333" calcext:value-type="float">
            <text:p>0,883333333333333</text:p>
          </table:table-cell>
          <table:table-cell office:value-type="float" office:value="3.868" calcext:value-type="float">
            <text:p>3,868</text:p>
          </table:table-cell>
          <table:table-cell table:formula="of:=[.D12]-3.866" office:value-type="float" office:value="0.00199999999999978" calcext:value-type="float">
            <text:p>0,002</text:p>
          </table:table-cell>
          <table:table-cell/>
        </table:table-row>
        <table:table-row table:style-name="ro1">
          <table:table-cell office:value-type="float" office:value="1479489604" calcext:value-type="float">
            <text:p>1479489604</text:p>
          </table:table-cell>
          <table:table-cell table:formula="of:=[.A13]-[.$A$2]" office:value-type="float" office:value="58" calcext:value-type="float">
            <text:p>58</text:p>
          </table:table-cell>
          <table:table-cell table:formula="of:=[.B13]/60" office:value-type="float" office:value="0.966666666666667" calcext:value-type="float">
            <text:p>0,966666666666667</text:p>
          </table:table-cell>
          <table:table-cell office:value-type="float" office:value="3.868" calcext:value-type="float">
            <text:p>3,868</text:p>
          </table:table-cell>
          <table:table-cell table:formula="of:=[.D13]-3.866" office:value-type="float" office:value="0.00199999999999978" calcext:value-type="float">
            <text:p>0,002</text:p>
          </table:table-cell>
          <table:table-cell/>
        </table:table-row>
        <table:table-row table:style-name="ro1">
          <table:table-cell office:value-type="float" office:value="1479489609" calcext:value-type="float">
            <text:p>1479489609</text:p>
          </table:table-cell>
          <table:table-cell table:formula="of:=[.A14]-[.$A$2]" office:value-type="float" office:value="63" calcext:value-type="float">
            <text:p>63</text:p>
          </table:table-cell>
          <table:table-cell table:formula="of:=[.B14]/60" office:value-type="float" office:value="1.05" calcext:value-type="float">
            <text:p>1,05</text:p>
          </table:table-cell>
          <table:table-cell office:value-type="float" office:value="3.866" calcext:value-type="float">
            <text:p>3,866</text:p>
          </table:table-cell>
          <table:table-cell table:formula="of:=[.D14]-3.86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79489614" calcext:value-type="float">
            <text:p>1479489614</text:p>
          </table:table-cell>
          <table:table-cell table:formula="of:=[.A15]-[.$A$2]" office:value-type="float" office:value="68" calcext:value-type="float">
            <text:p>68</text:p>
          </table:table-cell>
          <table:table-cell table:formula="of:=[.B15]/60" office:value-type="float" office:value="1.13333333333333" calcext:value-type="float">
            <text:p>1,13333333333333</text:p>
          </table:table-cell>
          <table:table-cell office:value-type="float" office:value="3.867" calcext:value-type="float">
            <text:p>3,867</text:p>
          </table:table-cell>
          <table:table-cell table:formula="of:=[.D15]-3.866" office:value-type="float" office:value="0.00099999999999989" calcext:value-type="float">
            <text:p>0,001</text:p>
          </table:table-cell>
          <table:table-cell/>
        </table:table-row>
        <table:table-row table:style-name="ro1">
          <table:table-cell office:value-type="float" office:value="1479489619" calcext:value-type="float">
            <text:p>1479489619</text:p>
          </table:table-cell>
          <table:table-cell table:formula="of:=[.A16]-[.$A$2]" office:value-type="float" office:value="73" calcext:value-type="float">
            <text:p>73</text:p>
          </table:table-cell>
          <table:table-cell table:formula="of:=[.B16]/60" office:value-type="float" office:value="1.21666666666667" calcext:value-type="float">
            <text:p>1,21666666666667</text:p>
          </table:table-cell>
          <table:table-cell office:value-type="float" office:value="3.867" calcext:value-type="float">
            <text:p>3,867</text:p>
          </table:table-cell>
          <table:table-cell table:formula="of:=[.D16]-3.866" office:value-type="float" office:value="0.00099999999999989" calcext:value-type="float">
            <text:p>0,001</text:p>
          </table:table-cell>
          <table:table-cell/>
        </table:table-row>
        <table:table-row table:style-name="ro1">
          <table:table-cell office:value-type="float" office:value="1479489625" calcext:value-type="float">
            <text:p>1479489625</text:p>
          </table:table-cell>
          <table:table-cell table:formula="of:=[.A17]-[.$A$2]" office:value-type="float" office:value="79" calcext:value-type="float">
            <text:p>79</text:p>
          </table:table-cell>
          <table:table-cell table:formula="of:=[.B17]/60" office:value-type="float" office:value="1.31666666666667" calcext:value-type="float">
            <text:p>1,31666666666667</text:p>
          </table:table-cell>
          <table:table-cell office:value-type="float" office:value="3.866" calcext:value-type="float">
            <text:p>3,866</text:p>
          </table:table-cell>
          <table:table-cell table:formula="of:=[.D17]-3.86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79489630" calcext:value-type="float">
            <text:p>1479489630</text:p>
          </table:table-cell>
          <table:table-cell table:formula="of:=[.A18]-[.$A$2]" office:value-type="float" office:value="84" calcext:value-type="float">
            <text:p>84</text:p>
          </table:table-cell>
          <table:table-cell table:formula="of:=[.B18]/60" office:value-type="float" office:value="1.4" calcext:value-type="float">
            <text:p>1,4</text:p>
          </table:table-cell>
          <table:table-cell office:value-type="float" office:value="3.866" calcext:value-type="float">
            <text:p>3,866</text:p>
          </table:table-cell>
          <table:table-cell table:formula="of:=[.D18]-3.86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79489635" calcext:value-type="float">
            <text:p>1479489635</text:p>
          </table:table-cell>
          <table:table-cell table:formula="of:=[.A19]-[.$A$2]" office:value-type="float" office:value="89" calcext:value-type="float">
            <text:p>89</text:p>
          </table:table-cell>
          <table:table-cell table:formula="of:=[.B19]/60" office:value-type="float" office:value="1.48333333333333" calcext:value-type="float">
            <text:p>1,48333333333333</text:p>
          </table:table-cell>
          <table:table-cell office:value-type="float" office:value="3.867" calcext:value-type="float">
            <text:p>3,867</text:p>
          </table:table-cell>
          <table:table-cell table:formula="of:=[.D19]-3.866" office:value-type="float" office:value="0.00099999999999989" calcext:value-type="float">
            <text:p>0,001</text:p>
          </table:table-cell>
          <table:table-cell/>
        </table:table-row>
        <table:table-row table:style-name="ro1">
          <table:table-cell office:value-type="float" office:value="1479489640" calcext:value-type="float">
            <text:p>1479489640</text:p>
          </table:table-cell>
          <table:table-cell table:formula="of:=[.A20]-[.$A$2]" office:value-type="float" office:value="94" calcext:value-type="float">
            <text:p>94</text:p>
          </table:table-cell>
          <table:table-cell table:formula="of:=[.B20]/60" office:value-type="float" office:value="1.56666666666667" calcext:value-type="float">
            <text:p>1,56666666666667</text:p>
          </table:table-cell>
          <table:table-cell office:value-type="float" office:value="3.867" calcext:value-type="float">
            <text:p>3,867</text:p>
          </table:table-cell>
          <table:table-cell table:formula="of:=[.D20]-3.866" office:value-type="float" office:value="0.00099999999999989" calcext:value-type="float">
            <text:p>0,001</text:p>
          </table:table-cell>
          <table:table-cell/>
        </table:table-row>
        <table:table-row table:style-name="ro1">
          <table:table-cell office:value-type="float" office:value="1479489646" calcext:value-type="float">
            <text:p>1479489646</text:p>
          </table:table-cell>
          <table:table-cell table:formula="of:=[.A21]-[.$A$2]" office:value-type="float" office:value="100" calcext:value-type="float">
            <text:p>100</text:p>
          </table:table-cell>
          <table:table-cell table:formula="of:=[.B21]/60" office:value-type="float" office:value="1.66666666666667" calcext:value-type="float">
            <text:p>1,66666666666667</text:p>
          </table:table-cell>
          <table:table-cell office:value-type="float" office:value="3.875" calcext:value-type="float">
            <text:p>3,875</text:p>
          </table:table-cell>
          <table:table-cell table:formula="of:=[.D21]-3.866" office:value-type="float" office:value="0.0089999999999999" calcext:value-type="float">
            <text:p>0,009</text:p>
          </table:table-cell>
          <table:table-cell/>
        </table:table-row>
        <table:table-row table:style-name="ro1">
          <table:table-cell office:value-type="float" office:value="1479489651" calcext:value-type="float">
            <text:p>1479489651</text:p>
          </table:table-cell>
          <table:table-cell table:formula="of:=[.A22]-[.$A$2]" office:value-type="float" office:value="105" calcext:value-type="float">
            <text:p>105</text:p>
          </table:table-cell>
          <table:table-cell table:formula="of:=[.B22]/60" office:value-type="float" office:value="1.75" calcext:value-type="float">
            <text:p>1,75</text:p>
          </table:table-cell>
          <table:table-cell office:value-type="float" office:value="3.876" calcext:value-type="float">
            <text:p>3,876</text:p>
          </table:table-cell>
          <table:table-cell table:formula="of:=[.D22]-3.866" office:value-type="float" office:value="0.00999999999999979" calcext:value-type="float">
            <text:p>0,01</text:p>
          </table:table-cell>
          <table:table-cell/>
        </table:table-row>
        <table:table-row table:style-name="ro1">
          <table:table-cell office:value-type="float" office:value="1479489656" calcext:value-type="float">
            <text:p>1479489656</text:p>
          </table:table-cell>
          <table:table-cell table:formula="of:=[.A23]-[.$A$2]" office:value-type="float" office:value="110" calcext:value-type="float">
            <text:p>110</text:p>
          </table:table-cell>
          <table:table-cell table:formula="of:=[.B23]/60" office:value-type="float" office:value="1.83333333333333" calcext:value-type="float">
            <text:p>1,83333333333333</text:p>
          </table:table-cell>
          <table:table-cell office:value-type="float" office:value="3.867" calcext:value-type="float">
            <text:p>3,867</text:p>
          </table:table-cell>
          <table:table-cell table:formula="of:=[.D23]-3.866" office:value-type="float" office:value="0.00099999999999989" calcext:value-type="float">
            <text:p>0,001</text:p>
          </table:table-cell>
          <table:table-cell/>
        </table:table-row>
        <table:table-row table:style-name="ro1">
          <table:table-cell office:value-type="float" office:value="1479489662" calcext:value-type="float">
            <text:p>1479489662</text:p>
          </table:table-cell>
          <table:table-cell table:formula="of:=[.A24]-[.$A$2]" office:value-type="float" office:value="116" calcext:value-type="float">
            <text:p>116</text:p>
          </table:table-cell>
          <table:table-cell table:formula="of:=[.B24]/60" office:value-type="float" office:value="1.93333333333333" calcext:value-type="float">
            <text:p>1,93333333333333</text:p>
          </table:table-cell>
          <table:table-cell office:value-type="float" office:value="3.867" calcext:value-type="float">
            <text:p>3,867</text:p>
          </table:table-cell>
          <table:table-cell table:formula="of:=[.D24]-3.866" office:value-type="float" office:value="0.00099999999999989" calcext:value-type="float">
            <text:p>0,001</text:p>
          </table:table-cell>
          <table:table-cell/>
        </table:table-row>
        <table:table-row table:style-name="ro1">
          <table:table-cell office:value-type="float" office:value="1479489667" calcext:value-type="float">
            <text:p>1479489667</text:p>
          </table:table-cell>
          <table:table-cell table:formula="of:=[.A25]-[.$A$2]" office:value-type="float" office:value="121" calcext:value-type="float">
            <text:p>121</text:p>
          </table:table-cell>
          <table:table-cell table:formula="of:=[.B25]/60" office:value-type="float" office:value="2.01666666666667" calcext:value-type="float">
            <text:p>2,01666666666667</text:p>
          </table:table-cell>
          <table:table-cell office:value-type="float" office:value="3.881" calcext:value-type="float">
            <text:p>3,881</text:p>
          </table:table-cell>
          <table:table-cell table:formula="of:=[.D25]-3.866" office:value-type="float" office:value="0.0150000000000001" calcext:value-type="float">
            <text:p>0,015</text:p>
          </table:table-cell>
          <table:table-cell table:formula="of:=AVERAGE([.E2:.E25])" office:value-type="float" office:value="0.00216666666666658" calcext:value-type="float">
            <text:p>0,002166666666667</text:p>
          </table:table-cell>
        </table:table-row>
        <table:table-row table:style-name="ro1">
          <table:table-cell office:value-type="float" office:value="1479489672" calcext:value-type="float">
            <text:p>1479489672</text:p>
          </table:table-cell>
          <table:table-cell table:formula="of:=[.A26]-[.$A$2]" office:value-type="float" office:value="126" calcext:value-type="float">
            <text:p>126</text:p>
          </table:table-cell>
          <table:table-cell table:formula="of:=[.B26]/60" office:value-type="float" office:value="2.1" calcext:value-type="float">
            <text:p>2,1</text:p>
          </table:table-cell>
          <table:table-cell office:value-type="float" office:value="3.868" calcext:value-type="float">
            <text:p>3,868</text:p>
          </table:table-cell>
          <table:table-cell table:formula="of:=[.D26]-3.866" office:value-type="float" office:value="0.00199999999999978" calcext:value-type="float">
            <text:p>0,002</text:p>
          </table:table-cell>
          <table:table-cell table:formula="of:=AVERAGE([.E3:.E26])" office:value-type="float" office:value="0.0022499999999999" calcext:value-type="float">
            <text:p>0,00225</text:p>
          </table:table-cell>
        </table:table-row>
        <table:table-row table:style-name="ro1">
          <table:table-cell office:value-type="float" office:value="1479489677" calcext:value-type="float">
            <text:p>1479489677</text:p>
          </table:table-cell>
          <table:table-cell table:formula="of:=[.A27]-[.$A$2]" office:value-type="float" office:value="131" calcext:value-type="float">
            <text:p>131</text:p>
          </table:table-cell>
          <table:table-cell table:formula="of:=[.B27]/60" office:value-type="float" office:value="2.18333333333333" calcext:value-type="float">
            <text:p>2,18333333333333</text:p>
          </table:table-cell>
          <table:table-cell office:value-type="float" office:value="3.868" calcext:value-type="float">
            <text:p>3,868</text:p>
          </table:table-cell>
          <table:table-cell table:formula="of:=[.D27]-3.866" office:value-type="float" office:value="0.00199999999999978" calcext:value-type="float">
            <text:p>0,002</text:p>
          </table:table-cell>
          <table:table-cell table:formula="of:=AVERAGE([.E4:.E27])" office:value-type="float" office:value="0.00233333333333322" calcext:value-type="float">
            <text:p>0,002333333333333</text:p>
          </table:table-cell>
        </table:table-row>
        <table:table-row table:style-name="ro1">
          <table:table-cell office:value-type="float" office:value="1479489682" calcext:value-type="float">
            <text:p>1479489682</text:p>
          </table:table-cell>
          <table:table-cell table:formula="of:=[.A28]-[.$A$2]" office:value-type="float" office:value="136" calcext:value-type="float">
            <text:p>136</text:p>
          </table:table-cell>
          <table:table-cell table:formula="of:=[.B28]/60" office:value-type="float" office:value="2.26666666666667" calcext:value-type="float">
            <text:p>2,26666666666667</text:p>
          </table:table-cell>
          <table:table-cell office:value-type="float" office:value="3.873" calcext:value-type="float">
            <text:p>3,873</text:p>
          </table:table-cell>
          <table:table-cell table:formula="of:=[.D28]-3.866" office:value-type="float" office:value="0.00700000000000012" calcext:value-type="float">
            <text:p>0,007</text:p>
          </table:table-cell>
          <table:table-cell table:formula="of:=AVERAGE([.E5:.E28])" office:value-type="float" office:value="0.0026249999999999" calcext:value-type="float">
            <text:p>0,002625</text:p>
          </table:table-cell>
        </table:table-row>
        <table:table-row table:style-name="ro1">
          <table:table-cell office:value-type="float" office:value="1479489688" calcext:value-type="float">
            <text:p>1479489688</text:p>
          </table:table-cell>
          <table:table-cell table:formula="of:=[.A29]-[.$A$2]" office:value-type="float" office:value="142" calcext:value-type="float">
            <text:p>142</text:p>
          </table:table-cell>
          <table:table-cell table:formula="of:=[.B29]/60" office:value-type="float" office:value="2.36666666666667" calcext:value-type="float">
            <text:p>2,36666666666667</text:p>
          </table:table-cell>
          <table:table-cell office:value-type="float" office:value="3.874" calcext:value-type="float">
            <text:p>3,874</text:p>
          </table:table-cell>
          <table:table-cell table:formula="of:=[.D29]-3.866" office:value-type="float" office:value="0.00800000000000001" calcext:value-type="float">
            <text:p>0,008</text:p>
          </table:table-cell>
          <table:table-cell table:formula="of:=AVERAGE([.E6:.E29])" office:value-type="float" office:value="0.00295833333333323" calcext:value-type="float">
            <text:p>0,002958333333333</text:p>
          </table:table-cell>
        </table:table-row>
        <table:table-row table:style-name="ro1">
          <table:table-cell office:value-type="float" office:value="1479489693" calcext:value-type="float">
            <text:p>1479489693</text:p>
          </table:table-cell>
          <table:table-cell table:formula="of:=[.A30]-[.$A$2]" office:value-type="float" office:value="147" calcext:value-type="float">
            <text:p>147</text:p>
          </table:table-cell>
          <table:table-cell table:formula="of:=[.B30]/60" office:value-type="float" office:value="2.45" calcext:value-type="float">
            <text:p>2,45</text:p>
          </table:table-cell>
          <table:table-cell office:value-type="float" office:value="3.868" calcext:value-type="float">
            <text:p>3,868</text:p>
          </table:table-cell>
          <table:table-cell table:formula="of:=[.D30]-3.866" office:value-type="float" office:value="0.00199999999999978" calcext:value-type="float">
            <text:p>0,002</text:p>
          </table:table-cell>
          <table:table-cell table:formula="of:=AVERAGE([.E7:.E30])" office:value-type="float" office:value="0.00304166666666655" calcext:value-type="float">
            <text:p>0,003041666666667</text:p>
          </table:table-cell>
        </table:table-row>
        <table:table-row table:style-name="ro1">
          <table:table-cell office:value-type="float" office:value="1479489698" calcext:value-type="float">
            <text:p>1479489698</text:p>
          </table:table-cell>
          <table:table-cell table:formula="of:=[.A31]-[.$A$2]" office:value-type="float" office:value="152" calcext:value-type="float">
            <text:p>152</text:p>
          </table:table-cell>
          <table:table-cell table:formula="of:=[.B31]/60" office:value-type="float" office:value="2.53333333333333" calcext:value-type="float">
            <text:p>2,53333333333333</text:p>
          </table:table-cell>
          <table:table-cell office:value-type="float" office:value="3.868" calcext:value-type="float">
            <text:p>3,868</text:p>
          </table:table-cell>
          <table:table-cell table:formula="of:=[.D31]-3.866" office:value-type="float" office:value="0.00199999999999978" calcext:value-type="float">
            <text:p>0,002</text:p>
          </table:table-cell>
          <table:table-cell table:formula="of:=AVERAGE([.E8:.E31])" office:value-type="float" office:value="0.00312499999999988" calcext:value-type="float">
            <text:p>0,003125</text:p>
          </table:table-cell>
        </table:table-row>
        <table:table-row table:style-name="ro1">
          <table:table-cell office:value-type="float" office:value="1479489703" calcext:value-type="float">
            <text:p>1479489703</text:p>
          </table:table-cell>
          <table:table-cell table:formula="of:=[.A32]-[.$A$2]" office:value-type="float" office:value="157" calcext:value-type="float">
            <text:p>157</text:p>
          </table:table-cell>
          <table:table-cell table:formula="of:=[.B32]/60" office:value-type="float" office:value="2.61666666666667" calcext:value-type="float">
            <text:p>2,61666666666667</text:p>
          </table:table-cell>
          <table:table-cell office:value-type="float" office:value="3.883" calcext:value-type="float">
            <text:p>3,883</text:p>
          </table:table-cell>
          <table:table-cell table:formula="of:=[.D32]-3.866" office:value-type="float" office:value="0.0169999999999999" calcext:value-type="float">
            <text:p>0,017</text:p>
          </table:table-cell>
          <table:table-cell table:formula="of:=AVERAGE([.E9:.E32])" office:value-type="float" office:value="0.00370833333333322" calcext:value-type="float">
            <text:p>0,003708333333333</text:p>
          </table:table-cell>
        </table:table-row>
        <table:table-row table:style-name="ro1">
          <table:table-cell office:value-type="float" office:value="1479489709" calcext:value-type="float">
            <text:p>1479489709</text:p>
          </table:table-cell>
          <table:table-cell table:formula="of:=[.A33]-[.$A$2]" office:value-type="float" office:value="163" calcext:value-type="float">
            <text:p>163</text:p>
          </table:table-cell>
          <table:table-cell table:formula="of:=[.B33]/60" office:value-type="float" office:value="2.71666666666667" calcext:value-type="float">
            <text:p>2,71666666666667</text:p>
          </table:table-cell>
          <table:table-cell office:value-type="float" office:value="3.866" calcext:value-type="float">
            <text:p>3,866</text:p>
          </table:table-cell>
          <table:table-cell table:formula="of:=[.D33]-3.866" office:value-type="float" office:value="0" calcext:value-type="float">
            <text:p>0</text:p>
          </table:table-cell>
          <table:table-cell table:formula="of:=AVERAGE([.E10:.E33])" office:value-type="float" office:value="0.0036249999999999" calcext:value-type="float">
            <text:p>0,003625</text:p>
          </table:table-cell>
        </table:table-row>
        <table:table-row table:style-name="ro1">
          <table:table-cell office:value-type="float" office:value="1479489714" calcext:value-type="float">
            <text:p>1479489714</text:p>
          </table:table-cell>
          <table:table-cell table:formula="of:=[.A34]-[.$A$2]" office:value-type="float" office:value="168" calcext:value-type="float">
            <text:p>168</text:p>
          </table:table-cell>
          <table:table-cell table:formula="of:=[.B34]/60" office:value-type="float" office:value="2.8" calcext:value-type="float">
            <text:p>2,8</text:p>
          </table:table-cell>
          <table:table-cell office:value-type="float" office:value="3.871" calcext:value-type="float">
            <text:p>3,871</text:p>
          </table:table-cell>
          <table:table-cell table:formula="of:=[.D34]-3.866" office:value-type="float" office:value="0.00499999999999989" calcext:value-type="float">
            <text:p>0,005</text:p>
          </table:table-cell>
          <table:table-cell table:formula="of:=AVERAGE([.E11:.E34])" office:value-type="float" office:value="0.00383333333333323" calcext:value-type="float">
            <text:p>0,003833333333333</text:p>
          </table:table-cell>
        </table:table-row>
        <table:table-row table:style-name="ro1">
          <table:table-cell office:value-type="float" office:value="1479489719" calcext:value-type="float">
            <text:p>1479489719</text:p>
          </table:table-cell>
          <table:table-cell table:formula="of:=[.A35]-[.$A$2]" office:value-type="float" office:value="173" calcext:value-type="float">
            <text:p>173</text:p>
          </table:table-cell>
          <table:table-cell table:formula="of:=[.B35]/60" office:value-type="float" office:value="2.88333333333333" calcext:value-type="float">
            <text:p>2,88333333333333</text:p>
          </table:table-cell>
          <table:table-cell office:value-type="float" office:value="3.867" calcext:value-type="float">
            <text:p>3,867</text:p>
          </table:table-cell>
          <table:table-cell table:formula="of:=[.D35]-3.866" office:value-type="float" office:value="0.00099999999999989" calcext:value-type="float">
            <text:p>0,001</text:p>
          </table:table-cell>
          <table:table-cell table:formula="of:=AVERAGE([.E12:.E35])" office:value-type="float" office:value="0.0037499999999999" calcext:value-type="float">
            <text:p>0,00375</text:p>
          </table:table-cell>
        </table:table-row>
        <table:table-row table:style-name="ro1">
          <table:table-cell office:value-type="float" office:value="1479489724" calcext:value-type="float">
            <text:p>1479489724</text:p>
          </table:table-cell>
          <table:table-cell table:formula="of:=[.A36]-[.$A$2]" office:value-type="float" office:value="178" calcext:value-type="float">
            <text:p>178</text:p>
          </table:table-cell>
          <table:table-cell table:formula="of:=[.B36]/60" office:value-type="float" office:value="2.96666666666667" calcext:value-type="float">
            <text:p>2,96666666666667</text:p>
          </table:table-cell>
          <table:table-cell office:value-type="float" office:value="3.866" calcext:value-type="float">
            <text:p>3,866</text:p>
          </table:table-cell>
          <table:table-cell table:formula="of:=[.D36]-3.866" office:value-type="float" office:value="0" calcext:value-type="float">
            <text:p>0</text:p>
          </table:table-cell>
          <table:table-cell table:formula="of:=AVERAGE([.E13:.E36])" office:value-type="float" office:value="0.00366666666666658" calcext:value-type="float">
            <text:p>0,003666666666667</text:p>
          </table:table-cell>
        </table:table-row>
        <table:table-row table:style-name="ro1">
          <table:table-cell office:value-type="float" office:value="1479489730" calcext:value-type="float">
            <text:p>1479489730</text:p>
          </table:table-cell>
          <table:table-cell table:formula="of:=[.A37]-[.$A$2]" office:value-type="float" office:value="184" calcext:value-type="float">
            <text:p>184</text:p>
          </table:table-cell>
          <table:table-cell table:formula="of:=[.B37]/60" office:value-type="float" office:value="3.06666666666667" calcext:value-type="float">
            <text:p>3,06666666666667</text:p>
          </table:table-cell>
          <table:table-cell office:value-type="float" office:value="3.867" calcext:value-type="float">
            <text:p>3,867</text:p>
          </table:table-cell>
          <table:table-cell table:formula="of:=[.D37]-3.866" office:value-type="float" office:value="0.00099999999999989" calcext:value-type="float">
            <text:p>0,001</text:p>
          </table:table-cell>
          <table:table-cell table:formula="of:=AVERAGE([.E14:.E37])" office:value-type="float" office:value="0.00362499999999992" calcext:value-type="float">
            <text:p>0,003625</text:p>
          </table:table-cell>
        </table:table-row>
        <table:table-row table:style-name="ro1">
          <table:table-cell office:value-type="float" office:value="1479489735" calcext:value-type="float">
            <text:p>1479489735</text:p>
          </table:table-cell>
          <table:table-cell table:formula="of:=[.A38]-[.$A$2]" office:value-type="float" office:value="189" calcext:value-type="float">
            <text:p>189</text:p>
          </table:table-cell>
          <table:table-cell table:formula="of:=[.B38]/60" office:value-type="float" office:value="3.15" calcext:value-type="float">
            <text:p>3,15</text:p>
          </table:table-cell>
          <table:table-cell office:value-type="float" office:value="3.868" calcext:value-type="float">
            <text:p>3,868</text:p>
          </table:table-cell>
          <table:table-cell table:formula="of:=[.D38]-3.866" office:value-type="float" office:value="0.00199999999999978" calcext:value-type="float">
            <text:p>0,002</text:p>
          </table:table-cell>
          <table:table-cell table:formula="of:=AVERAGE([.E15:.E38])" office:value-type="float" office:value="0.00370833333333324" calcext:value-type="float">
            <text:p>0,003708333333333</text:p>
          </table:table-cell>
        </table:table-row>
        <table:table-row table:style-name="ro1">
          <table:table-cell office:value-type="float" office:value="1479489740" calcext:value-type="float">
            <text:p>1479489740</text:p>
          </table:table-cell>
          <table:table-cell table:formula="of:=[.A39]-[.$A$2]" office:value-type="float" office:value="194" calcext:value-type="float">
            <text:p>194</text:p>
          </table:table-cell>
          <table:table-cell table:formula="of:=[.B39]/60" office:value-type="float" office:value="3.23333333333333" calcext:value-type="float">
            <text:p>3,23333333333333</text:p>
          </table:table-cell>
          <table:table-cell office:value-type="float" office:value="3.877" calcext:value-type="float">
            <text:p>3,877</text:p>
          </table:table-cell>
          <table:table-cell table:formula="of:=[.D39]-3.866" office:value-type="float" office:value="0.0109999999999997" calcext:value-type="float">
            <text:p>0,011</text:p>
          </table:table-cell>
          <table:table-cell table:formula="of:=AVERAGE([.E16:.E39])" office:value-type="float" office:value="0.0041249999999999" calcext:value-type="float">
            <text:p>0,004125</text:p>
          </table:table-cell>
        </table:table-row>
        <table:table-row table:style-name="ro1">
          <table:table-cell office:value-type="float" office:value="1479489745" calcext:value-type="float">
            <text:p>1479489745</text:p>
          </table:table-cell>
          <table:table-cell table:formula="of:=[.A40]-[.$A$2]" office:value-type="float" office:value="199" calcext:value-type="float">
            <text:p>199</text:p>
          </table:table-cell>
          <table:table-cell table:formula="of:=[.B40]/60" office:value-type="float" office:value="3.31666666666667" calcext:value-type="float">
            <text:p>3,31666666666667</text:p>
          </table:table-cell>
          <table:table-cell office:value-type="float" office:value="3.867" calcext:value-type="float">
            <text:p>3,867</text:p>
          </table:table-cell>
          <table:table-cell table:formula="of:=[.D40]-3.866" office:value-type="float" office:value="0.00099999999999989" calcext:value-type="float">
            <text:p>0,001</text:p>
          </table:table-cell>
          <table:table-cell table:formula="of:=AVERAGE([.E17:.E40])" office:value-type="float" office:value="0.0041249999999999" calcext:value-type="float">
            <text:p>0,004125</text:p>
          </table:table-cell>
        </table:table-row>
        <table:table-row table:style-name="ro1">
          <table:table-cell office:value-type="float" office:value="1479489751" calcext:value-type="float">
            <text:p>1479489751</text:p>
          </table:table-cell>
          <table:table-cell table:formula="of:=[.A41]-[.$A$2]" office:value-type="float" office:value="205" calcext:value-type="float">
            <text:p>205</text:p>
          </table:table-cell>
          <table:table-cell table:formula="of:=[.B41]/60" office:value-type="float" office:value="3.41666666666667" calcext:value-type="float">
            <text:p>3,41666666666667</text:p>
          </table:table-cell>
          <table:table-cell office:value-type="float" office:value="3.891" calcext:value-type="float">
            <text:p>3,891</text:p>
          </table:table-cell>
          <table:table-cell table:formula="of:=[.D41]-3.866" office:value-type="float" office:value="0.0249999999999999" calcext:value-type="float">
            <text:p>0,025</text:p>
          </table:table-cell>
          <table:table-cell table:formula="of:=AVERAGE([.E18:.E41])" office:value-type="float" office:value="0.00516666666666656" calcext:value-type="float">
            <text:p>0,005166666666667</text:p>
          </table:table-cell>
        </table:table-row>
        <table:table-row table:style-name="ro1">
          <table:table-cell office:value-type="float" office:value="1479489756" calcext:value-type="float">
            <text:p>1479489756</text:p>
          </table:table-cell>
          <table:table-cell table:formula="of:=[.A42]-[.$A$2]" office:value-type="float" office:value="210" calcext:value-type="float">
            <text:p>210</text:p>
          </table:table-cell>
          <table:table-cell table:formula="of:=[.B42]/60" office:value-type="float" office:value="3.5" calcext:value-type="float">
            <text:p>3,5</text:p>
          </table:table-cell>
          <table:table-cell office:value-type="float" office:value="3.871" calcext:value-type="float">
            <text:p>3,871</text:p>
          </table:table-cell>
          <table:table-cell table:formula="of:=[.D42]-3.866" office:value-type="float" office:value="0.00499999999999989" calcext:value-type="float">
            <text:p>0,005</text:p>
          </table:table-cell>
          <table:table-cell table:formula="of:=AVERAGE([.E19:.E42])" office:value-type="float" office:value="0.00537499999999989" calcext:value-type="float">
            <text:p>0,005375</text:p>
          </table:table-cell>
        </table:table-row>
        <table:table-row table:style-name="ro1">
          <table:table-cell office:value-type="float" office:value="1479489761" calcext:value-type="float">
            <text:p>1479489761</text:p>
          </table:table-cell>
          <table:table-cell table:formula="of:=[.A43]-[.$A$2]" office:value-type="float" office:value="215" calcext:value-type="float">
            <text:p>215</text:p>
          </table:table-cell>
          <table:table-cell table:formula="of:=[.B43]/60" office:value-type="float" office:value="3.58333333333333" calcext:value-type="float">
            <text:p>3,58333333333333</text:p>
          </table:table-cell>
          <table:table-cell office:value-type="float" office:value="3.866" calcext:value-type="float">
            <text:p>3,866</text:p>
          </table:table-cell>
          <table:table-cell table:formula="of:=[.D43]-3.866" office:value-type="float" office:value="0" calcext:value-type="float">
            <text:p>0</text:p>
          </table:table-cell>
          <table:table-cell table:formula="of:=AVERAGE([.E20:.E43])" office:value-type="float" office:value="0.00533333333333323" calcext:value-type="float">
            <text:p>0,005333333333333</text:p>
          </table:table-cell>
        </table:table-row>
        <table:table-row table:style-name="ro1">
          <table:table-cell office:value-type="float" office:value="1479489766" calcext:value-type="float">
            <text:p>1479489766</text:p>
          </table:table-cell>
          <table:table-cell table:formula="of:=[.A44]-[.$A$2]" office:value-type="float" office:value="220" calcext:value-type="float">
            <text:p>220</text:p>
          </table:table-cell>
          <table:table-cell table:formula="of:=[.B44]/60" office:value-type="float" office:value="3.66666666666667" calcext:value-type="float">
            <text:p>3,66666666666667</text:p>
          </table:table-cell>
          <table:table-cell office:value-type="float" office:value="3.868" calcext:value-type="float">
            <text:p>3,868</text:p>
          </table:table-cell>
          <table:table-cell table:formula="of:=[.D44]-3.866" office:value-type="float" office:value="0.00199999999999978" calcext:value-type="float">
            <text:p>0,002</text:p>
          </table:table-cell>
          <table:table-cell table:formula="of:=AVERAGE([.E21:.E44])" office:value-type="float" office:value="0.00537499999999989" calcext:value-type="float">
            <text:p>0,005375</text:p>
          </table:table-cell>
        </table:table-row>
        <table:table-row table:style-name="ro1">
          <table:table-cell office:value-type="float" office:value="1479489772" calcext:value-type="float">
            <text:p>1479489772</text:p>
          </table:table-cell>
          <table:table-cell table:formula="of:=[.A45]-[.$A$2]" office:value-type="float" office:value="226" calcext:value-type="float">
            <text:p>226</text:p>
          </table:table-cell>
          <table:table-cell table:formula="of:=[.B45]/60" office:value-type="float" office:value="3.76666666666667" calcext:value-type="float">
            <text:p>3,76666666666667</text:p>
          </table:table-cell>
          <table:table-cell office:value-type="float" office:value="3.868" calcext:value-type="float">
            <text:p>3,868</text:p>
          </table:table-cell>
          <table:table-cell table:formula="of:=[.D45]-3.866" office:value-type="float" office:value="0.00199999999999978" calcext:value-type="float">
            <text:p>0,002</text:p>
          </table:table-cell>
          <table:table-cell table:formula="of:=AVERAGE([.E22:.E45])" office:value-type="float" office:value="0.00508333333333322" calcext:value-type="float">
            <text:p>0,005083333333333</text:p>
          </table:table-cell>
        </table:table-row>
        <table:table-row table:style-name="ro1">
          <table:table-cell office:value-type="float" office:value="1479489777" calcext:value-type="float">
            <text:p>1479489777</text:p>
          </table:table-cell>
          <table:table-cell table:formula="of:=[.A46]-[.$A$2]" office:value-type="float" office:value="231" calcext:value-type="float">
            <text:p>231</text:p>
          </table:table-cell>
          <table:table-cell table:formula="of:=[.B46]/60" office:value-type="float" office:value="3.85" calcext:value-type="float">
            <text:p>3,85</text:p>
          </table:table-cell>
          <table:table-cell office:value-type="float" office:value="3.902" calcext:value-type="float">
            <text:p>3,902</text:p>
          </table:table-cell>
          <table:table-cell table:formula="of:=[.D46]-3.866" office:value-type="float" office:value="0.036" calcext:value-type="float">
            <text:p>0,036</text:p>
          </table:table-cell>
          <table:table-cell table:formula="of:=AVERAGE([.E23:.E46])" office:value-type="float" office:value="0.00616666666666656" calcext:value-type="float">
            <text:p>0,006166666666667</text:p>
          </table:table-cell>
        </table:table-row>
        <table:table-row table:style-name="ro1">
          <table:table-cell office:value-type="float" office:value="1479489782" calcext:value-type="float">
            <text:p>1479489782</text:p>
          </table:table-cell>
          <table:table-cell table:formula="of:=[.A47]-[.$A$2]" office:value-type="float" office:value="236" calcext:value-type="float">
            <text:p>236</text:p>
          </table:table-cell>
          <table:table-cell table:formula="of:=[.B47]/60" office:value-type="float" office:value="3.93333333333333" calcext:value-type="float">
            <text:p>3,93333333333333</text:p>
          </table:table-cell>
          <table:table-cell office:value-type="float" office:value="3.866" calcext:value-type="float">
            <text:p>3,866</text:p>
          </table:table-cell>
          <table:table-cell table:formula="of:=[.D47]-3.866" office:value-type="float" office:value="0" calcext:value-type="float">
            <text:p>0</text:p>
          </table:table-cell>
          <table:table-cell table:formula="of:=AVERAGE([.E24:.E47])" office:value-type="float" office:value="0.0061249999999999" calcext:value-type="float">
            <text:p>0,006125</text:p>
          </table:table-cell>
        </table:table-row>
        <table:table-row table:style-name="ro1">
          <table:table-cell office:value-type="float" office:value="1479489797" calcext:value-type="float">
            <text:p>1479489797</text:p>
          </table:table-cell>
          <table:table-cell table:formula="of:=[.A48]-[.$A$2]" office:value-type="float" office:value="251" calcext:value-type="float">
            <text:p>251</text:p>
          </table:table-cell>
          <table:table-cell table:formula="of:=[.B48]/60" office:value-type="float" office:value="4.18333333333333" calcext:value-type="float">
            <text:p>4,18333333333333</text:p>
          </table:table-cell>
          <table:table-cell office:value-type="float" office:value="3.871" calcext:value-type="float">
            <text:p>3,871</text:p>
          </table:table-cell>
          <table:table-cell table:formula="of:=[.D48]-3.866" office:value-type="float" office:value="0.00499999999999989" calcext:value-type="float">
            <text:p>0,005</text:p>
          </table:table-cell>
          <table:table-cell table:formula="of:=AVERAGE([.E25:.E48])" office:value-type="float" office:value="0.00629166666666657" calcext:value-type="float">
            <text:p>0,006291666666667</text:p>
          </table:table-cell>
        </table:table-row>
        <table:table-row table:style-name="ro1">
          <table:table-cell office:value-type="float" office:value="1479489802" calcext:value-type="float">
            <text:p>1479489802</text:p>
          </table:table-cell>
          <table:table-cell table:formula="of:=[.A49]-[.$A$2]" office:value-type="float" office:value="256" calcext:value-type="float">
            <text:p>256</text:p>
          </table:table-cell>
          <table:table-cell table:formula="of:=[.B49]/60" office:value-type="float" office:value="4.26666666666667" calcext:value-type="float">
            <text:p>4,26666666666667</text:p>
          </table:table-cell>
          <table:table-cell office:value-type="float" office:value="3.906" calcext:value-type="float">
            <text:p>3,906</text:p>
          </table:table-cell>
          <table:table-cell table:formula="of:=[.D49]-3.866" office:value-type="float" office:value="0.04" calcext:value-type="float">
            <text:p>0,04</text:p>
          </table:table-cell>
          <table:table-cell table:formula="of:=AVERAGE([.E26:.E49])" office:value-type="float" office:value="0.00733333333333323" calcext:value-type="float">
            <text:p>0,007333333333333</text:p>
          </table:table-cell>
        </table:table-row>
        <table:table-row table:style-name="ro1">
          <table:table-cell office:value-type="float" office:value="1479489858" calcext:value-type="float">
            <text:p>1479489858</text:p>
          </table:table-cell>
          <table:table-cell table:formula="of:=[.A50]-[.$A$2]" office:value-type="float" office:value="312" calcext:value-type="float">
            <text:p>312</text:p>
          </table:table-cell>
          <table:table-cell table:formula="of:=[.B50]/60" office:value-type="float" office:value="5.2" calcext:value-type="float">
            <text:p>5,2</text:p>
          </table:table-cell>
          <table:table-cell office:value-type="float" office:value="3.867" calcext:value-type="float">
            <text:p>3,867</text:p>
          </table:table-cell>
          <table:table-cell table:formula="of:=[.D50]-3.866" office:value-type="float" office:value="0.00099999999999989" calcext:value-type="float">
            <text:p>0,001</text:p>
          </table:table-cell>
          <table:table-cell table:formula="of:=AVERAGE([.E27:.E50])" office:value-type="float" office:value="0.00729166666666657" calcext:value-type="float">
            <text:p>0,007291666666667</text:p>
          </table:table-cell>
        </table:table-row>
        <table:table-row table:style-name="ro1">
          <table:table-cell office:value-type="float" office:value="1479489864" calcext:value-type="float">
            <text:p>1479489864</text:p>
          </table:table-cell>
          <table:table-cell table:formula="of:=[.A51]-[.$A$2]" office:value-type="float" office:value="318" calcext:value-type="float">
            <text:p>318</text:p>
          </table:table-cell>
          <table:table-cell table:formula="of:=[.B51]/60" office:value-type="float" office:value="5.3" calcext:value-type="float">
            <text:p>5,3</text:p>
          </table:table-cell>
          <table:table-cell office:value-type="float" office:value="3.867" calcext:value-type="float">
            <text:p>3,867</text:p>
          </table:table-cell>
          <table:table-cell table:formula="of:=[.D51]-3.866" office:value-type="float" office:value="0.00099999999999989" calcext:value-type="float">
            <text:p>0,001</text:p>
          </table:table-cell>
          <table:table-cell table:formula="of:=AVERAGE([.E28:.E51])" office:value-type="float" office:value="0.00724999999999991" calcext:value-type="float">
            <text:p>0,00725</text:p>
          </table:table-cell>
        </table:table-row>
        <table:table-row table:style-name="ro1">
          <table:table-cell office:value-type="float" office:value="1479489869" calcext:value-type="float">
            <text:p>1479489869</text:p>
          </table:table-cell>
          <table:table-cell table:formula="of:=[.A52]-[.$A$2]" office:value-type="float" office:value="323" calcext:value-type="float">
            <text:p>323</text:p>
          </table:table-cell>
          <table:table-cell table:formula="of:=[.B52]/60" office:value-type="float" office:value="5.38333333333333" calcext:value-type="float">
            <text:p>5,38333333333333</text:p>
          </table:table-cell>
          <table:table-cell office:value-type="float" office:value="3.926" calcext:value-type="float">
            <text:p>3,926</text:p>
          </table:table-cell>
          <table:table-cell table:formula="of:=[.D52]-3.866" office:value-type="float" office:value="0.0600000000000001" calcext:value-type="float">
            <text:p>0,06</text:p>
          </table:table-cell>
          <table:table-cell table:formula="of:=AVERAGE([.E29:.E52])" office:value-type="float" office:value="0.00945833333333323" calcext:value-type="float">
            <text:p>0,009458333333333</text:p>
          </table:table-cell>
        </table:table-row>
        <table:table-row table:style-name="ro1">
          <table:table-cell office:value-type="float" office:value="1479489874" calcext:value-type="float">
            <text:p>1479489874</text:p>
          </table:table-cell>
          <table:table-cell table:formula="of:=[.A53]-[.$A$2]" office:value-type="float" office:value="328" calcext:value-type="float">
            <text:p>328</text:p>
          </table:table-cell>
          <table:table-cell table:formula="of:=[.B53]/60" office:value-type="float" office:value="5.46666666666667" calcext:value-type="float">
            <text:p>5,46666666666667</text:p>
          </table:table-cell>
          <table:table-cell office:value-type="float" office:value="3.872" calcext:value-type="float">
            <text:p>3,872</text:p>
          </table:table-cell>
          <table:table-cell table:formula="of:=[.D53]-3.866" office:value-type="float" office:value="0.00599999999999978" calcext:value-type="float">
            <text:p>0,006</text:p>
          </table:table-cell>
          <table:table-cell table:formula="of:=AVERAGE([.E30:.E53])" office:value-type="float" office:value="0.00937499999999989" calcext:value-type="float">
            <text:p>0,009375</text:p>
          </table:table-cell>
        </table:table-row>
        <table:table-row table:style-name="ro1">
          <table:table-cell office:value-type="float" office:value="1479489879" calcext:value-type="float">
            <text:p>1479489879</text:p>
          </table:table-cell>
          <table:table-cell table:formula="of:=[.A54]-[.$A$2]" office:value-type="float" office:value="333" calcext:value-type="float">
            <text:p>333</text:p>
          </table:table-cell>
          <table:table-cell table:formula="of:=[.B54]/60" office:value-type="float" office:value="5.55" calcext:value-type="float">
            <text:p>5,55</text:p>
          </table:table-cell>
          <table:table-cell office:value-type="float" office:value="3.867" calcext:value-type="float">
            <text:p>3,867</text:p>
          </table:table-cell>
          <table:table-cell table:formula="of:=[.D54]-3.866" office:value-type="float" office:value="0.00099999999999989" calcext:value-type="float">
            <text:p>0,001</text:p>
          </table:table-cell>
          <table:table-cell table:formula="of:=AVERAGE([.E31:.E54])" office:value-type="float" office:value="0.00933333333333323" calcext:value-type="float">
            <text:p>0,009333333333333</text:p>
          </table:table-cell>
        </table:table-row>
        <table:table-row table:style-name="ro1">
          <table:table-cell office:value-type="float" office:value="1479489885" calcext:value-type="float">
            <text:p>1479489885</text:p>
          </table:table-cell>
          <table:table-cell table:formula="of:=[.A55]-[.$A$2]" office:value-type="float" office:value="339" calcext:value-type="float">
            <text:p>339</text:p>
          </table:table-cell>
          <table:table-cell table:formula="of:=[.B55]/60" office:value-type="float" office:value="5.65" calcext:value-type="float">
            <text:p>5,65</text:p>
          </table:table-cell>
          <table:table-cell office:value-type="float" office:value="3.867" calcext:value-type="float">
            <text:p>3,867</text:p>
          </table:table-cell>
          <table:table-cell table:formula="of:=[.D55]-3.866" office:value-type="float" office:value="0.00099999999999989" calcext:value-type="float">
            <text:p>0,001</text:p>
          </table:table-cell>
          <table:table-cell table:formula="of:=AVERAGE([.E32:.E55])" office:value-type="float" office:value="0.00929166666666657" calcext:value-type="float">
            <text:p>0,009291666666667</text:p>
          </table:table-cell>
        </table:table-row>
        <table:table-row table:style-name="ro1">
          <table:table-cell office:value-type="float" office:value="1479489890" calcext:value-type="float">
            <text:p>1479489890</text:p>
          </table:table-cell>
          <table:table-cell table:formula="of:=[.A56]-[.$A$2]" office:value-type="float" office:value="344" calcext:value-type="float">
            <text:p>344</text:p>
          </table:table-cell>
          <table:table-cell table:formula="of:=[.B56]/60" office:value-type="float" office:value="5.73333333333333" calcext:value-type="float">
            <text:p>5,73333333333333</text:p>
          </table:table-cell>
          <table:table-cell office:value-type="float" office:value="3.959" calcext:value-type="float">
            <text:p>3,959</text:p>
          </table:table-cell>
          <table:table-cell table:formula="of:=[.D56]-3.866" office:value-type="float" office:value="0.093" calcext:value-type="float">
            <text:p>0,093</text:p>
          </table:table-cell>
          <table:table-cell table:formula="of:=AVERAGE([.E33:.E56])" office:value-type="float" office:value="0.0124583333333332" calcext:value-type="float">
            <text:p>0,012458333333333</text:p>
          </table:table-cell>
        </table:table-row>
        <table:table-row table:style-name="ro1">
          <table:table-cell office:value-type="float" office:value="1479489895" calcext:value-type="float">
            <text:p>1479489895</text:p>
          </table:table-cell>
          <table:table-cell table:formula="of:=[.A57]-[.$A$2]" office:value-type="float" office:value="349" calcext:value-type="float">
            <text:p>349</text:p>
          </table:table-cell>
          <table:table-cell table:formula="of:=[.B57]/60" office:value-type="float" office:value="5.81666666666667" calcext:value-type="float">
            <text:p>5,81666666666667</text:p>
          </table:table-cell>
          <table:table-cell office:value-type="float" office:value="3.869" calcext:value-type="float">
            <text:p>3,869</text:p>
          </table:table-cell>
          <table:table-cell table:formula="of:=[.D57]-3.866" office:value-type="float" office:value="0.00299999999999967" calcext:value-type="float">
            <text:p>0,003</text:p>
          </table:table-cell>
          <table:table-cell table:formula="of:=AVERAGE([.E34:.E57])" office:value-type="float" office:value="0.0125833333333332" calcext:value-type="float">
            <text:p>0,012583333333333</text:p>
          </table:table-cell>
        </table:table-row>
        <table:table-row table:style-name="ro1">
          <table:table-cell office:value-type="float" office:value="1479489901" calcext:value-type="float">
            <text:p>1479489901</text:p>
          </table:table-cell>
          <table:table-cell table:formula="of:=[.A58]-[.$A$2]" office:value-type="float" office:value="355" calcext:value-type="float">
            <text:p>355</text:p>
          </table:table-cell>
          <table:table-cell table:formula="of:=[.B58]/60" office:value-type="float" office:value="5.91666666666667" calcext:value-type="float">
            <text:p>5,91666666666667</text:p>
          </table:table-cell>
          <table:table-cell office:value-type="float" office:value="3.867" calcext:value-type="float">
            <text:p>3,867</text:p>
          </table:table-cell>
          <table:table-cell table:formula="of:=[.D58]-3.866" office:value-type="float" office:value="0.00099999999999989" calcext:value-type="float">
            <text:p>0,001</text:p>
          </table:table-cell>
          <table:table-cell table:formula="of:=AVERAGE([.E35:.E58])" office:value-type="float" office:value="0.0124166666666666" calcext:value-type="float">
            <text:p>0,012416666666667</text:p>
          </table:table-cell>
        </table:table-row>
        <table:table-row table:style-name="ro1">
          <table:table-cell office:value-type="float" office:value="1479489906" calcext:value-type="float">
            <text:p>1479489906</text:p>
          </table:table-cell>
          <table:table-cell table:formula="of:=[.A59]-[.$A$2]" office:value-type="float" office:value="360" calcext:value-type="float">
            <text:p>360</text:p>
          </table:table-cell>
          <table:table-cell table:formula="of:=[.B59]/60" office:value-type="float" office:value="6" calcext:value-type="float">
            <text:p>6</text:p>
          </table:table-cell>
          <table:table-cell office:value-type="float" office:value="3.867" calcext:value-type="float">
            <text:p>3,867</text:p>
          </table:table-cell>
          <table:table-cell table:formula="of:=[.D59]-3.866" office:value-type="float" office:value="0.00099999999999989" calcext:value-type="float">
            <text:p>0,001</text:p>
          </table:table-cell>
          <table:table-cell table:formula="of:=AVERAGE([.E36:.E59])" office:value-type="float" office:value="0.0124166666666666" calcext:value-type="float">
            <text:p>0,012416666666667</text:p>
          </table:table-cell>
        </table:table-row>
        <table:table-row table:style-name="ro1">
          <table:table-cell office:value-type="float" office:value="1479489911" calcext:value-type="float">
            <text:p>1479489911</text:p>
          </table:table-cell>
          <table:table-cell table:formula="of:=[.A60]-[.$A$2]" office:value-type="float" office:value="365" calcext:value-type="float">
            <text:p>365</text:p>
          </table:table-cell>
          <table:table-cell table:formula="of:=[.B60]/60" office:value-type="float" office:value="6.08333333333333" calcext:value-type="float">
            <text:p>6,08333333333333</text:p>
          </table:table-cell>
          <table:table-cell office:value-type="float" office:value="3.915" calcext:value-type="float">
            <text:p>3,915</text:p>
          </table:table-cell>
          <table:table-cell table:formula="of:=[.D60]-3.866" office:value-type="float" office:value="0.0489999999999999" calcext:value-type="float">
            <text:p>0,049</text:p>
          </table:table-cell>
          <table:table-cell table:formula="of:=AVERAGE([.E37:.E60])" office:value-type="float" office:value="0.0144583333333332" calcext:value-type="float">
            <text:p>0,014458333333333</text:p>
          </table:table-cell>
        </table:table-row>
        <table:table-row table:style-name="ro1">
          <table:table-cell office:value-type="float" office:value="1479489916" calcext:value-type="float">
            <text:p>1479489916</text:p>
          </table:table-cell>
          <table:table-cell table:formula="of:=[.A61]-[.$A$2]" office:value-type="float" office:value="370" calcext:value-type="float">
            <text:p>370</text:p>
          </table:table-cell>
          <table:table-cell table:formula="of:=[.B61]/60" office:value-type="float" office:value="6.16666666666667" calcext:value-type="float">
            <text:p>6,16666666666667</text:p>
          </table:table-cell>
          <table:table-cell office:value-type="float" office:value="3.87" calcext:value-type="float">
            <text:p>3,87</text:p>
          </table:table-cell>
          <table:table-cell table:formula="of:=[.D61]-3.866" office:value-type="float" office:value="0.004" calcext:value-type="float">
            <text:p>0,004</text:p>
          </table:table-cell>
          <table:table-cell table:formula="of:=AVERAGE([.E38:.E61])" office:value-type="float" office:value="0.0145833333333332" calcext:value-type="float">
            <text:p>0,014583333333333</text:p>
          </table:table-cell>
        </table:table-row>
        <table:table-row table:style-name="ro1">
          <table:table-cell office:value-type="float" office:value="1479489921" calcext:value-type="float">
            <text:p>1479489921</text:p>
          </table:table-cell>
          <table:table-cell table:formula="of:=[.A62]-[.$A$2]" office:value-type="float" office:value="375" calcext:value-type="float">
            <text:p>375</text:p>
          </table:table-cell>
          <table:table-cell table:formula="of:=[.B62]/60" office:value-type="float" office:value="6.25" calcext:value-type="float">
            <text:p>6,25</text:p>
          </table:table-cell>
          <table:table-cell office:value-type="float" office:value="3.867" calcext:value-type="float">
            <text:p>3,867</text:p>
          </table:table-cell>
          <table:table-cell table:formula="of:=[.D62]-3.866" office:value-type="float" office:value="0.00099999999999989" calcext:value-type="float">
            <text:p>0,001</text:p>
          </table:table-cell>
          <table:table-cell table:formula="of:=AVERAGE([.E39:.E62])" office:value-type="float" office:value="0.0145416666666666" calcext:value-type="float">
            <text:p>0,014541666666667</text:p>
          </table:table-cell>
        </table:table-row>
        <table:table-row table:style-name="ro1">
          <table:table-cell office:value-type="float" office:value="1479489927" calcext:value-type="float">
            <text:p>1479489927</text:p>
          </table:table-cell>
          <table:table-cell table:formula="of:=[.A63]-[.$A$2]" office:value-type="float" office:value="381" calcext:value-type="float">
            <text:p>381</text:p>
          </table:table-cell>
          <table:table-cell table:formula="of:=[.B63]/60" office:value-type="float" office:value="6.35" calcext:value-type="float">
            <text:p>6,35</text:p>
          </table:table-cell>
          <table:table-cell office:value-type="float" office:value="3.867" calcext:value-type="float">
            <text:p>3,867</text:p>
          </table:table-cell>
          <table:table-cell table:formula="of:=[.D63]-3.866" office:value-type="float" office:value="0.00099999999999989" calcext:value-type="float">
            <text:p>0,001</text:p>
          </table:table-cell>
          <table:table-cell table:formula="of:=AVERAGE([.E40:.E63])" office:value-type="float" office:value="0.0141249999999999" calcext:value-type="float">
            <text:p>0,014125</text:p>
          </table:table-cell>
        </table:table-row>
        <table:table-row table:style-name="ro1">
          <table:table-cell office:value-type="float" office:value="1479489937" calcext:value-type="float">
            <text:p>1479489937</text:p>
          </table:table-cell>
          <table:table-cell table:formula="of:=[.A64]-[.$A$2]" office:value-type="float" office:value="391" calcext:value-type="float">
            <text:p>391</text:p>
          </table:table-cell>
          <table:table-cell table:formula="of:=[.B64]/60" office:value-type="float" office:value="6.51666666666667" calcext:value-type="float">
            <text:p>6,51666666666667</text:p>
          </table:table-cell>
          <table:table-cell office:value-type="float" office:value="3.873" calcext:value-type="float">
            <text:p>3,873</text:p>
          </table:table-cell>
          <table:table-cell table:formula="of:=[.D64]-3.866" office:value-type="float" office:value="0.00700000000000012" calcext:value-type="float">
            <text:p>0,007</text:p>
          </table:table-cell>
          <table:table-cell table:formula="of:=AVERAGE([.E41:.E64])" office:value-type="float" office:value="0.0143749999999999" calcext:value-type="float">
            <text:p>0,014375</text:p>
          </table:table-cell>
        </table:table-row>
        <table:table-row table:style-name="ro1">
          <table:table-cell office:value-type="float" office:value="1479489942" calcext:value-type="float">
            <text:p>1479489942</text:p>
          </table:table-cell>
          <table:table-cell table:formula="of:=[.A65]-[.$A$2]" office:value-type="float" office:value="396" calcext:value-type="float">
            <text:p>396</text:p>
          </table:table-cell>
          <table:table-cell table:formula="of:=[.B65]/60" office:value-type="float" office:value="6.6" calcext:value-type="float">
            <text:p>6,6</text:p>
          </table:table-cell>
          <table:table-cell office:value-type="float" office:value="3.867" calcext:value-type="float">
            <text:p>3,867</text:p>
          </table:table-cell>
          <table:table-cell table:formula="of:=[.D65]-3.866" office:value-type="float" office:value="0.00099999999999989" calcext:value-type="float">
            <text:p>0,001</text:p>
          </table:table-cell>
          <table:table-cell table:formula="of:=AVERAGE([.E42:.E65])" office:value-type="float" office:value="0.0133749999999999" calcext:value-type="float">
            <text:p>0,013375</text:p>
          </table:table-cell>
        </table:table-row>
        <table:table-row table:style-name="ro1">
          <table:table-cell office:value-type="float" office:value="1479489948" calcext:value-type="float">
            <text:p>1479489948</text:p>
          </table:table-cell>
          <table:table-cell table:formula="of:=[.A66]-[.$A$2]" office:value-type="float" office:value="402" calcext:value-type="float">
            <text:p>402</text:p>
          </table:table-cell>
          <table:table-cell table:formula="of:=[.B66]/60" office:value-type="float" office:value="6.7" calcext:value-type="float">
            <text:p>6,7</text:p>
          </table:table-cell>
          <table:table-cell office:value-type="float" office:value="3.867" calcext:value-type="float">
            <text:p>3,867</text:p>
          </table:table-cell>
          <table:table-cell table:formula="of:=[.D66]-3.866" office:value-type="float" office:value="0.00099999999999989" calcext:value-type="float">
            <text:p>0,001</text:p>
          </table:table-cell>
          <table:table-cell table:formula="of:=AVERAGE([.E43:.E66])" office:value-type="float" office:value="0.0132083333333332" calcext:value-type="float">
            <text:p>0,013208333333333</text:p>
          </table:table-cell>
        </table:table-row>
        <table:table-row table:style-name="ro1">
          <table:table-cell office:value-type="float" office:value="1479489953" calcext:value-type="float">
            <text:p>1479489953</text:p>
          </table:table-cell>
          <table:table-cell table:formula="of:=[.A67]-[.$A$2]" office:value-type="float" office:value="407" calcext:value-type="float">
            <text:p>407</text:p>
          </table:table-cell>
          <table:table-cell table:formula="of:=[.B67]/60" office:value-type="float" office:value="6.78333333333333" calcext:value-type="float">
            <text:p>6,78333333333333</text:p>
          </table:table-cell>
          <table:table-cell office:value-type="float" office:value="3.881" calcext:value-type="float">
            <text:p>3,881</text:p>
          </table:table-cell>
          <table:table-cell table:formula="of:=[.D67]-3.866" office:value-type="float" office:value="0.0150000000000001" calcext:value-type="float">
            <text:p>0,015</text:p>
          </table:table-cell>
          <table:table-cell table:formula="of:=AVERAGE([.E44:.E67])" office:value-type="float" office:value="0.0138333333333333" calcext:value-type="float">
            <text:p>0,013833333333333</text:p>
          </table:table-cell>
        </table:table-row>
        <table:table-row table:style-name="ro1">
          <table:table-cell office:value-type="float" office:value="1479489958" calcext:value-type="float">
            <text:p>1479489958</text:p>
          </table:table-cell>
          <table:table-cell table:formula="of:=[.A68]-[.$A$2]" office:value-type="float" office:value="412" calcext:value-type="float">
            <text:p>412</text:p>
          </table:table-cell>
          <table:table-cell table:formula="of:=[.B68]/60" office:value-type="float" office:value="6.86666666666667" calcext:value-type="float">
            <text:p>6,86666666666667</text:p>
          </table:table-cell>
          <table:table-cell office:value-type="float" office:value="3.876" calcext:value-type="float">
            <text:p>3,876</text:p>
          </table:table-cell>
          <table:table-cell table:formula="of:=[.D68]-3.866" office:value-type="float" office:value="0.00999999999999979" calcext:value-type="float">
            <text:p>0,01</text:p>
          </table:table-cell>
          <table:table-cell table:formula="of:=AVERAGE([.E45:.E68])" office:value-type="float" office:value="0.0141666666666666" calcext:value-type="float">
            <text:p>0,014166666666667</text:p>
          </table:table-cell>
        </table:table-row>
        <table:table-row table:style-name="ro1">
          <table:table-cell office:value-type="float" office:value="1479489964" calcext:value-type="float">
            <text:p>1479489964</text:p>
          </table:table-cell>
          <table:table-cell table:formula="of:=[.A69]-[.$A$2]" office:value-type="float" office:value="418" calcext:value-type="float">
            <text:p>418</text:p>
          </table:table-cell>
          <table:table-cell table:formula="of:=[.B69]/60" office:value-type="float" office:value="6.96666666666667" calcext:value-type="float">
            <text:p>6,96666666666667</text:p>
          </table:table-cell>
          <table:table-cell office:value-type="float" office:value="3.867" calcext:value-type="float">
            <text:p>3,867</text:p>
          </table:table-cell>
          <table:table-cell table:formula="of:=[.D69]-3.866" office:value-type="float" office:value="0.00099999999999989" calcext:value-type="float">
            <text:p>0,001</text:p>
          </table:table-cell>
          <table:table-cell table:formula="of:=AVERAGE([.E46:.E69])" office:value-type="float" office:value="0.0141249999999999" calcext:value-type="float">
            <text:p>0,014125</text:p>
          </table:table-cell>
        </table:table-row>
        <table:table-row table:style-name="ro1">
          <table:table-cell office:value-type="float" office:value="1479489969" calcext:value-type="float">
            <text:p>1479489969</text:p>
          </table:table-cell>
          <table:table-cell table:formula="of:=[.A70]-[.$A$2]" office:value-type="float" office:value="423" calcext:value-type="float">
            <text:p>423</text:p>
          </table:table-cell>
          <table:table-cell table:formula="of:=[.B70]/60" office:value-type="float" office:value="7.05" calcext:value-type="float">
            <text:p>7,05</text:p>
          </table:table-cell>
          <table:table-cell office:value-type="float" office:value="3.867" calcext:value-type="float">
            <text:p>3,867</text:p>
          </table:table-cell>
          <table:table-cell table:formula="of:=[.D70]-3.866" office:value-type="float" office:value="0.00099999999999989" calcext:value-type="float">
            <text:p>0,001</text:p>
          </table:table-cell>
          <table:table-cell table:formula="of:=AVERAGE([.E47:.E70])" office:value-type="float" office:value="0.0126666666666666" calcext:value-type="float">
            <text:p>0,012666666666667</text:p>
          </table:table-cell>
        </table:table-row>
        <table:table-row table:style-name="ro1">
          <table:table-cell office:value-type="float" office:value="1479489974" calcext:value-type="float">
            <text:p>1479489974</text:p>
          </table:table-cell>
          <table:table-cell table:formula="of:=[.A71]-[.$A$2]" office:value-type="float" office:value="428" calcext:value-type="float">
            <text:p>428</text:p>
          </table:table-cell>
          <table:table-cell table:formula="of:=[.B71]/60" office:value-type="float" office:value="7.13333333333333" calcext:value-type="float">
            <text:p>7,13333333333333</text:p>
          </table:table-cell>
          <table:table-cell office:value-type="float" office:value="3.917" calcext:value-type="float">
            <text:p>3,917</text:p>
          </table:table-cell>
          <table:table-cell table:formula="of:=[.D71]-3.866" office:value-type="float" office:value="0.0509999999999997" calcext:value-type="float">
            <text:p>0,051</text:p>
          </table:table-cell>
          <table:table-cell table:formula="of:=AVERAGE([.E48:.E71])" office:value-type="float" office:value="0.0147916666666666" calcext:value-type="float">
            <text:p>0,014791666666667</text:p>
          </table:table-cell>
        </table:table-row>
        <table:table-row table:style-name="ro1">
          <table:table-cell office:value-type="float" office:value="1479489979" calcext:value-type="float">
            <text:p>1479489979</text:p>
          </table:table-cell>
          <table:table-cell table:formula="of:=[.A72]-[.$A$2]" office:value-type="float" office:value="433" calcext:value-type="float">
            <text:p>433</text:p>
          </table:table-cell>
          <table:table-cell table:formula="of:=[.B72]/60" office:value-type="float" office:value="7.21666666666667" calcext:value-type="float">
            <text:p>7,21666666666667</text:p>
          </table:table-cell>
          <table:table-cell office:value-type="float" office:value="3.872" calcext:value-type="float">
            <text:p>3,872</text:p>
          </table:table-cell>
          <table:table-cell table:formula="of:=[.D72]-3.866" office:value-type="float" office:value="0.00599999999999978" calcext:value-type="float">
            <text:p>0,006</text:p>
          </table:table-cell>
          <table:table-cell table:formula="of:=AVERAGE([.E49:.E72])" office:value-type="float" office:value="0.0148333333333332" calcext:value-type="float">
            <text:p>0,014833333333333</text:p>
          </table:table-cell>
        </table:table-row>
        <table:table-row table:style-name="ro1">
          <table:table-cell office:value-type="float" office:value="1479489984" calcext:value-type="float">
            <text:p>1479489984</text:p>
          </table:table-cell>
          <table:table-cell table:formula="of:=[.A73]-[.$A$2]" office:value-type="float" office:value="438" calcext:value-type="float">
            <text:p>438</text:p>
          </table:table-cell>
          <table:table-cell table:formula="of:=[.B73]/60" office:value-type="float" office:value="7.3" calcext:value-type="float">
            <text:p>7,3</text:p>
          </table:table-cell>
          <table:table-cell office:value-type="float" office:value="3.867" calcext:value-type="float">
            <text:p>3,867</text:p>
          </table:table-cell>
          <table:table-cell table:formula="of:=[.D73]-3.866" office:value-type="float" office:value="0.00099999999999989" calcext:value-type="float">
            <text:p>0,001</text:p>
          </table:table-cell>
          <table:table-cell table:formula="of:=AVERAGE([.E50:.E73])" office:value-type="float" office:value="0.0132083333333332" calcext:value-type="float">
            <text:p>0,013208333333333</text:p>
          </table:table-cell>
        </table:table-row>
        <table:table-row table:style-name="ro1">
          <table:table-cell office:value-type="float" office:value="1479489990" calcext:value-type="float">
            <text:p>1479489990</text:p>
          </table:table-cell>
          <table:table-cell table:formula="of:=[.A74]-[.$A$2]" office:value-type="float" office:value="444" calcext:value-type="float">
            <text:p>444</text:p>
          </table:table-cell>
          <table:table-cell table:formula="of:=[.B74]/60" office:value-type="float" office:value="7.4" calcext:value-type="float">
            <text:p>7,4</text:p>
          </table:table-cell>
          <table:table-cell office:value-type="float" office:value="3.866" calcext:value-type="float">
            <text:p>3,866</text:p>
          </table:table-cell>
          <table:table-cell table:formula="of:=[.D74]-3.866" office:value-type="float" office:value="0" calcext:value-type="float">
            <text:p>0</text:p>
          </table:table-cell>
          <table:table-cell table:formula="of:=AVERAGE([.E51:.E74])" office:value-type="float" office:value="0.0131666666666666" calcext:value-type="float">
            <text:p>0,013166666666667</text:p>
          </table:table-cell>
        </table:table-row>
        <table:table-row table:style-name="ro1">
          <table:table-cell office:value-type="float" office:value="1479490000" calcext:value-type="float">
            <text:p>1479490000</text:p>
          </table:table-cell>
          <table:table-cell table:formula="of:=[.A75]-[.$A$2]" office:value-type="float" office:value="454" calcext:value-type="float">
            <text:p>454</text:p>
          </table:table-cell>
          <table:table-cell table:formula="of:=[.B75]/60" office:value-type="float" office:value="7.56666666666667" calcext:value-type="float">
            <text:p>7,56666666666667</text:p>
          </table:table-cell>
          <table:table-cell office:value-type="float" office:value="3.866" calcext:value-type="float">
            <text:p>3,866</text:p>
          </table:table-cell>
          <table:table-cell table:formula="of:=[.D75]-3.866" office:value-type="float" office:value="0" calcext:value-type="float">
            <text:p>0</text:p>
          </table:table-cell>
          <table:table-cell table:formula="of:=AVERAGE([.E52:.E75])" office:value-type="float" office:value="0.0131249999999999" calcext:value-type="float">
            <text:p>0,013125</text:p>
          </table:table-cell>
        </table:table-row>
        <table:table-row table:style-name="ro1">
          <table:table-cell office:value-type="float" office:value="1479490005" calcext:value-type="float">
            <text:p>1479490005</text:p>
          </table:table-cell>
          <table:table-cell table:formula="of:=[.A76]-[.$A$2]" office:value-type="float" office:value="459" calcext:value-type="float">
            <text:p>459</text:p>
          </table:table-cell>
          <table:table-cell table:formula="of:=[.B76]/60" office:value-type="float" office:value="7.65" calcext:value-type="float">
            <text:p>7,65</text:p>
          </table:table-cell>
          <table:table-cell office:value-type="float" office:value="3.866" calcext:value-type="float">
            <text:p>3,866</text:p>
          </table:table-cell>
          <table:table-cell table:formula="of:=[.D76]-3.866" office:value-type="float" office:value="0" calcext:value-type="float">
            <text:p>0</text:p>
          </table:table-cell>
          <table:table-cell table:formula="of:=AVERAGE([.E53:.E76])" office:value-type="float" office:value="0.0106249999999999" calcext:value-type="float">
            <text:p>0,010625</text:p>
          </table:table-cell>
        </table:table-row>
        <table:table-row table:style-name="ro1">
          <table:table-cell office:value-type="float" office:value="1479490011" calcext:value-type="float">
            <text:p>1479490011</text:p>
          </table:table-cell>
          <table:table-cell table:formula="of:=[.A77]-[.$A$2]" office:value-type="float" office:value="465" calcext:value-type="float">
            <text:p>465</text:p>
          </table:table-cell>
          <table:table-cell table:formula="of:=[.B77]/60" office:value-type="float" office:value="7.75" calcext:value-type="float">
            <text:p>7,75</text:p>
          </table:table-cell>
          <table:table-cell office:value-type="float" office:value="3.867" calcext:value-type="float">
            <text:p>3,867</text:p>
          </table:table-cell>
          <table:table-cell table:formula="of:=[.D77]-3.866" office:value-type="float" office:value="0.00099999999999989" calcext:value-type="float">
            <text:p>0,001</text:p>
          </table:table-cell>
          <table:table-cell table:formula="of:=AVERAGE([.E54:.E77])" office:value-type="float" office:value="0.0104166666666666" calcext:value-type="float">
            <text:p>0,010416666666667</text:p>
          </table:table-cell>
        </table:table-row>
        <table:table-row table:style-name="ro1">
          <table:table-cell office:value-type="float" office:value="1479490016" calcext:value-type="float">
            <text:p>1479490016</text:p>
          </table:table-cell>
          <table:table-cell table:formula="of:=[.A78]-[.$A$2]" office:value-type="float" office:value="470" calcext:value-type="float">
            <text:p>470</text:p>
          </table:table-cell>
          <table:table-cell table:formula="of:=[.B78]/60" office:value-type="float" office:value="7.83333333333333" calcext:value-type="float">
            <text:p>7,83333333333333</text:p>
          </table:table-cell>
          <table:table-cell office:value-type="float" office:value="3.867" calcext:value-type="float">
            <text:p>3,867</text:p>
          </table:table-cell>
          <table:table-cell table:formula="of:=[.D78]-3.866" office:value-type="float" office:value="0.00099999999999989" calcext:value-type="float">
            <text:p>0,001</text:p>
          </table:table-cell>
          <table:table-cell table:formula="of:=AVERAGE([.E55:.E78])" office:value-type="float" office:value="0.0104166666666666" calcext:value-type="float">
            <text:p>0,010416666666667</text:p>
          </table:table-cell>
        </table:table-row>
        <table:table-row table:style-name="ro1">
          <table:table-cell office:value-type="float" office:value="1479490021" calcext:value-type="float">
            <text:p>1479490021</text:p>
          </table:table-cell>
          <table:table-cell table:formula="of:=[.A79]-[.$A$2]" office:value-type="float" office:value="475" calcext:value-type="float">
            <text:p>475</text:p>
          </table:table-cell>
          <table:table-cell table:formula="of:=[.B79]/60" office:value-type="float" office:value="7.91666666666667" calcext:value-type="float">
            <text:p>7,91666666666667</text:p>
          </table:table-cell>
          <table:table-cell office:value-type="float" office:value="3.867" calcext:value-type="float">
            <text:p>3,867</text:p>
          </table:table-cell>
          <table:table-cell table:formula="of:=[.D79]-3.866" office:value-type="float" office:value="0.00099999999999989" calcext:value-type="float">
            <text:p>0,001</text:p>
          </table:table-cell>
          <table:table-cell table:formula="of:=AVERAGE([.E56:.E79])" office:value-type="float" office:value="0.0104166666666666" calcext:value-type="float">
            <text:p>0,010416666666667</text:p>
          </table:table-cell>
        </table:table-row>
        <table:table-row table:style-name="ro1">
          <table:table-cell office:value-type="float" office:value="1479490026" calcext:value-type="float">
            <text:p>1479490026</text:p>
          </table:table-cell>
          <table:table-cell table:formula="of:=[.A80]-[.$A$2]" office:value-type="float" office:value="480" calcext:value-type="float">
            <text:p>480</text:p>
          </table:table-cell>
          <table:table-cell table:formula="of:=[.B80]/60" office:value-type="float" office:value="8" calcext:value-type="float">
            <text:p>8</text:p>
          </table:table-cell>
          <table:table-cell office:value-type="float" office:value="3.916" calcext:value-type="float">
            <text:p>3,916</text:p>
          </table:table-cell>
          <table:table-cell table:formula="of:=[.D80]-3.866" office:value-type="float" office:value="0.0499999999999998" calcext:value-type="float">
            <text:p>0,05</text:p>
          </table:table-cell>
          <table:table-cell table:formula="of:=AVERAGE([.E57:.E80])" office:value-type="float" office:value="0.0086249999999999" calcext:value-type="float">
            <text:p>0,008625</text:p>
          </table:table-cell>
        </table:table-row>
        <table:table-row table:style-name="ro1">
          <table:table-cell office:value-type="float" office:value="1479490032" calcext:value-type="float">
            <text:p>1479490032</text:p>
          </table:table-cell>
          <table:table-cell table:formula="of:=[.A81]-[.$A$2]" office:value-type="float" office:value="486" calcext:value-type="float">
            <text:p>486</text:p>
          </table:table-cell>
          <table:table-cell table:formula="of:=[.B81]/60" office:value-type="float" office:value="8.1" calcext:value-type="float">
            <text:p>8,1</text:p>
          </table:table-cell>
          <table:table-cell office:value-type="float" office:value="3.867" calcext:value-type="float">
            <text:p>3,867</text:p>
          </table:table-cell>
          <table:table-cell table:formula="of:=[.D81]-3.866" office:value-type="float" office:value="0.00099999999999989" calcext:value-type="float">
            <text:p>0,001</text:p>
          </table:table-cell>
          <table:table-cell table:formula="of:=AVERAGE([.E58:.E81])" office:value-type="float" office:value="0.00854166666666658" calcext:value-type="float">
            <text:p>0,008541666666667</text:p>
          </table:table-cell>
        </table:table-row>
        <table:table-row table:style-name="ro1">
          <table:table-cell office:value-type="float" office:value="1479490037" calcext:value-type="float">
            <text:p>1479490037</text:p>
          </table:table-cell>
          <table:table-cell table:formula="of:=[.A82]-[.$A$2]" office:value-type="float" office:value="491" calcext:value-type="float">
            <text:p>491</text:p>
          </table:table-cell>
          <table:table-cell table:formula="of:=[.B82]/60" office:value-type="float" office:value="8.18333333333333" calcext:value-type="float">
            <text:p>8,18333333333333</text:p>
          </table:table-cell>
          <table:table-cell office:value-type="float" office:value="3.867" calcext:value-type="float">
            <text:p>3,867</text:p>
          </table:table-cell>
          <table:table-cell table:formula="of:=[.D82]-3.866" office:value-type="float" office:value="0.00099999999999989" calcext:value-type="float">
            <text:p>0,001</text:p>
          </table:table-cell>
          <table:table-cell table:formula="of:=AVERAGE([.E59:.E82])" office:value-type="float" office:value="0.00854166666666658" calcext:value-type="float">
            <text:p>0,008541666666667</text:p>
          </table:table-cell>
        </table:table-row>
        <table:table-row table:style-name="ro1">
          <table:table-cell office:value-type="float" office:value="1479490042" calcext:value-type="float">
            <text:p>1479490042</text:p>
          </table:table-cell>
          <table:table-cell table:formula="of:=[.A83]-[.$A$2]" office:value-type="float" office:value="496" calcext:value-type="float">
            <text:p>496</text:p>
          </table:table-cell>
          <table:table-cell table:formula="of:=[.B83]/60" office:value-type="float" office:value="8.26666666666667" calcext:value-type="float">
            <text:p>8,26666666666667</text:p>
          </table:table-cell>
          <table:table-cell office:value-type="float" office:value="3.897" calcext:value-type="float">
            <text:p>3,897</text:p>
          </table:table-cell>
          <table:table-cell table:formula="of:=[.D83]-3.866" office:value-type="float" office:value="0.0310000000000001" calcext:value-type="float">
            <text:p>0,031</text:p>
          </table:table-cell>
          <table:table-cell table:formula="of:=AVERAGE([.E60:.E83])" office:value-type="float" office:value="0.00979166666666659" calcext:value-type="float">
            <text:p>0,009791666666667</text:p>
          </table:table-cell>
        </table:table-row>
        <table:table-row table:style-name="ro1">
          <table:table-cell office:value-type="float" office:value="1479490047" calcext:value-type="float">
            <text:p>1479490047</text:p>
          </table:table-cell>
          <table:table-cell table:formula="of:=[.A84]-[.$A$2]" office:value-type="float" office:value="501" calcext:value-type="float">
            <text:p>501</text:p>
          </table:table-cell>
          <table:table-cell table:formula="of:=[.B84]/60" office:value-type="float" office:value="8.35" calcext:value-type="float">
            <text:p>8,35</text:p>
          </table:table-cell>
          <table:table-cell office:value-type="float" office:value="3.875" calcext:value-type="float">
            <text:p>3,875</text:p>
          </table:table-cell>
          <table:table-cell table:formula="of:=[.D84]-3.866" office:value-type="float" office:value="0.0089999999999999" calcext:value-type="float">
            <text:p>0,009</text:p>
          </table:table-cell>
          <table:table-cell table:formula="of:=AVERAGE([.E61:.E84])" office:value-type="float" office:value="0.00812499999999992" calcext:value-type="float">
            <text:p>0,008125</text:p>
          </table:table-cell>
        </table:table-row>
        <table:table-row table:style-name="ro1">
          <table:table-cell office:value-type="float" office:value="1479490053" calcext:value-type="float">
            <text:p>1479490053</text:p>
          </table:table-cell>
          <table:table-cell table:formula="of:=[.A85]-[.$A$2]" office:value-type="float" office:value="507" calcext:value-type="float">
            <text:p>507</text:p>
          </table:table-cell>
          <table:table-cell table:formula="of:=[.B85]/60" office:value-type="float" office:value="8.45" calcext:value-type="float">
            <text:p>8,45</text:p>
          </table:table-cell>
          <table:table-cell office:value-type="float" office:value="3.867" calcext:value-type="float">
            <text:p>3,867</text:p>
          </table:table-cell>
          <table:table-cell table:formula="of:=[.D85]-3.866" office:value-type="float" office:value="0.00099999999999989" calcext:value-type="float">
            <text:p>0,001</text:p>
          </table:table-cell>
          <table:table-cell table:formula="of:=AVERAGE([.E62:.E85])" office:value-type="float" office:value="0.00799999999999992" calcext:value-type="float">
            <text:p>0,008</text:p>
          </table:table-cell>
        </table:table-row>
        <table:table-row table:style-name="ro1">
          <table:table-cell office:value-type="float" office:value="1479490058" calcext:value-type="float">
            <text:p>1479490058</text:p>
          </table:table-cell>
          <table:table-cell table:formula="of:=[.A86]-[.$A$2]" office:value-type="float" office:value="512" calcext:value-type="float">
            <text:p>512</text:p>
          </table:table-cell>
          <table:table-cell table:formula="of:=[.B86]/60" office:value-type="float" office:value="8.53333333333333" calcext:value-type="float">
            <text:p>8,53333333333333</text:p>
          </table:table-cell>
          <table:table-cell office:value-type="float" office:value="3.867" calcext:value-type="float">
            <text:p>3,867</text:p>
          </table:table-cell>
          <table:table-cell table:formula="of:=[.D86]-3.866" office:value-type="float" office:value="0.00099999999999989" calcext:value-type="float">
            <text:p>0,001</text:p>
          </table:table-cell>
          <table:table-cell table:formula="of:=AVERAGE([.E63:.E86])" office:value-type="float" office:value="0.00799999999999992" calcext:value-type="float">
            <text:p>0,008</text:p>
          </table:table-cell>
        </table:table-row>
        <table:table-row table:style-name="ro1">
          <table:table-cell office:value-type="float" office:value="1479490063" calcext:value-type="float">
            <text:p>1479490063</text:p>
          </table:table-cell>
          <table:table-cell table:formula="of:=[.A87]-[.$A$2]" office:value-type="float" office:value="517" calcext:value-type="float">
            <text:p>517</text:p>
          </table:table-cell>
          <table:table-cell table:formula="of:=[.B87]/60" office:value-type="float" office:value="8.61666666666667" calcext:value-type="float">
            <text:p>8,61666666666667</text:p>
          </table:table-cell>
          <table:table-cell office:value-type="float" office:value="3.922" calcext:value-type="float">
            <text:p>3,922</text:p>
          </table:table-cell>
          <table:table-cell table:formula="of:=[.D87]-3.866" office:value-type="float" office:value="0.0560000000000001" calcext:value-type="float">
            <text:p>0,056</text:p>
          </table:table-cell>
          <table:table-cell table:formula="of:=AVERAGE([.E64:.E87])" office:value-type="float" office:value="0.0102916666666666" calcext:value-type="float">
            <text:p>0,010291666666667</text:p>
          </table:table-cell>
        </table:table-row>
        <table:table-row table:style-name="ro1">
          <table:table-cell office:value-type="float" office:value="1479490068" calcext:value-type="float">
            <text:p>1479490068</text:p>
          </table:table-cell>
          <table:table-cell table:formula="of:=[.A88]-[.$A$2]" office:value-type="float" office:value="522" calcext:value-type="float">
            <text:p>522</text:p>
          </table:table-cell>
          <table:table-cell table:formula="of:=[.B88]/60" office:value-type="float" office:value="8.7" calcext:value-type="float">
            <text:p>8,7</text:p>
          </table:table-cell>
          <table:table-cell office:value-type="float" office:value="3.867" calcext:value-type="float">
            <text:p>3,867</text:p>
          </table:table-cell>
          <table:table-cell table:formula="of:=[.D88]-3.866" office:value-type="float" office:value="0.00099999999999989" calcext:value-type="float">
            <text:p>0,001</text:p>
          </table:table-cell>
          <table:table-cell table:formula="of:=AVERAGE([.E65:.E88])" office:value-type="float" office:value="0.0100416666666666" calcext:value-type="float">
            <text:p>0,010041666666667</text:p>
          </table:table-cell>
        </table:table-row>
        <table:table-row table:style-name="ro1">
          <table:table-cell office:value-type="float" office:value="1479490074" calcext:value-type="float">
            <text:p>1479490074</text:p>
          </table:table-cell>
          <table:table-cell table:formula="of:=[.A89]-[.$A$2]" office:value-type="float" office:value="528" calcext:value-type="float">
            <text:p>528</text:p>
          </table:table-cell>
          <table:table-cell table:formula="of:=[.B89]/60" office:value-type="float" office:value="8.8" calcext:value-type="float">
            <text:p>8,8</text:p>
          </table:table-cell>
          <table:table-cell office:value-type="float" office:value="3.867" calcext:value-type="float">
            <text:p>3,867</text:p>
          </table:table-cell>
          <table:table-cell table:formula="of:=[.D89]-3.866" office:value-type="float" office:value="0.00099999999999989" calcext:value-type="float">
            <text:p>0,001</text:p>
          </table:table-cell>
          <table:table-cell table:formula="of:=AVERAGE([.E66:.E89])" office:value-type="float" office:value="0.0100416666666666" calcext:value-type="float">
            <text:p>0,010041666666667</text:p>
          </table:table-cell>
        </table:table-row>
        <table:table-row table:style-name="ro1">
          <table:table-cell office:value-type="float" office:value="1479490079" calcext:value-type="float">
            <text:p>1479490079</text:p>
          </table:table-cell>
          <table:table-cell table:formula="of:=[.A90]-[.$A$2]" office:value-type="float" office:value="533" calcext:value-type="float">
            <text:p>533</text:p>
          </table:table-cell>
          <table:table-cell table:formula="of:=[.B90]/60" office:value-type="float" office:value="8.88333333333333" calcext:value-type="float">
            <text:p>8,88333333333333</text:p>
          </table:table-cell>
          <table:table-cell office:value-type="float" office:value="3.867" calcext:value-type="float">
            <text:p>3,867</text:p>
          </table:table-cell>
          <table:table-cell table:formula="of:=[.D90]-3.866" office:value-type="float" office:value="0.00099999999999989" calcext:value-type="float">
            <text:p>0,001</text:p>
          </table:table-cell>
          <table:table-cell table:formula="of:=AVERAGE([.E67:.E90])" office:value-type="float" office:value="0.0100416666666666" calcext:value-type="float">
            <text:p>0,010041666666667</text:p>
          </table:table-cell>
        </table:table-row>
        <table:table-row table:style-name="ro1">
          <table:table-cell office:value-type="float" office:value="1479490084" calcext:value-type="float">
            <text:p>1479490084</text:p>
          </table:table-cell>
          <table:table-cell table:formula="of:=[.A91]-[.$A$2]" office:value-type="float" office:value="538" calcext:value-type="float">
            <text:p>538</text:p>
          </table:table-cell>
          <table:table-cell table:formula="of:=[.B91]/60" office:value-type="float" office:value="8.96666666666667" calcext:value-type="float">
            <text:p>8,96666666666667</text:p>
          </table:table-cell>
          <table:table-cell office:value-type="float" office:value="3.923" calcext:value-type="float">
            <text:p>3,923</text:p>
          </table:table-cell>
          <table:table-cell table:formula="of:=[.D91]-3.866" office:value-type="float" office:value="0.0569999999999999" calcext:value-type="float">
            <text:p>0,057</text:p>
          </table:table-cell>
          <table:table-cell table:formula="of:=AVERAGE([.E68:.E91])" office:value-type="float" office:value="0.0117916666666666" calcext:value-type="float">
            <text:p>0,011791666666667</text:p>
          </table:table-cell>
        </table:table-row>
        <table:table-row table:style-name="ro1">
          <table:table-cell office:value-type="float" office:value="1479490089" calcext:value-type="float">
            <text:p>1479490089</text:p>
          </table:table-cell>
          <table:table-cell table:formula="of:=[.A92]-[.$A$2]" office:value-type="float" office:value="543" calcext:value-type="float">
            <text:p>543</text:p>
          </table:table-cell>
          <table:table-cell table:formula="of:=[.B92]/60" office:value-type="float" office:value="9.05" calcext:value-type="float">
            <text:p>9,05</text:p>
          </table:table-cell>
          <table:table-cell office:value-type="float" office:value="3.867" calcext:value-type="float">
            <text:p>3,867</text:p>
          </table:table-cell>
          <table:table-cell table:formula="of:=[.D92]-3.866" office:value-type="float" office:value="0.00099999999999989" calcext:value-type="float">
            <text:p>0,001</text:p>
          </table:table-cell>
          <table:table-cell table:formula="of:=AVERAGE([.E69:.E92])" office:value-type="float" office:value="0.0114166666666666" calcext:value-type="float">
            <text:p>0,011416666666667</text:p>
          </table:table-cell>
        </table:table-row>
        <table:table-row table:style-name="ro1">
          <table:table-cell office:value-type="float" office:value="1479490094" calcext:value-type="float">
            <text:p>1479490094</text:p>
          </table:table-cell>
          <table:table-cell table:formula="of:=[.A93]-[.$A$2]" office:value-type="float" office:value="548" calcext:value-type="float">
            <text:p>548</text:p>
          </table:table-cell>
          <table:table-cell table:formula="of:=[.B93]/60" office:value-type="float" office:value="9.13333333333333" calcext:value-type="float">
            <text:p>9,13333333333333</text:p>
          </table:table-cell>
          <table:table-cell office:value-type="float" office:value="3.867" calcext:value-type="float">
            <text:p>3,867</text:p>
          </table:table-cell>
          <table:table-cell table:formula="of:=[.D93]-3.866" office:value-type="float" office:value="0.00099999999999989" calcext:value-type="float">
            <text:p>0,001</text:p>
          </table:table-cell>
          <table:table-cell table:formula="of:=AVERAGE([.E70:.E93])" office:value-type="float" office:value="0.0114166666666666" calcext:value-type="float">
            <text:p>0,011416666666667</text:p>
          </table:table-cell>
        </table:table-row>
        <table:table-row table:style-name="ro1">
          <table:table-cell office:value-type="float" office:value="1479490100" calcext:value-type="float">
            <text:p>1479490100</text:p>
          </table:table-cell>
          <table:table-cell table:formula="of:=[.A94]-[.$A$2]" office:value-type="float" office:value="554" calcext:value-type="float">
            <text:p>554</text:p>
          </table:table-cell>
          <table:table-cell table:formula="of:=[.B94]/60" office:value-type="float" office:value="9.23333333333333" calcext:value-type="float">
            <text:p>9,23333333333333</text:p>
          </table:table-cell>
          <table:table-cell office:value-type="float" office:value="3.89" calcext:value-type="float">
            <text:p>3,89</text:p>
          </table:table-cell>
          <table:table-cell table:formula="of:=[.D94]-3.866" office:value-type="float" office:value="0.024" calcext:value-type="float">
            <text:p>0,024</text:p>
          </table:table-cell>
          <table:table-cell table:formula="of:=AVERAGE([.E71:.E94])" office:value-type="float" office:value="0.0123749999999999" calcext:value-type="float">
            <text:p>0,012375</text:p>
          </table:table-cell>
        </table:table-row>
        <table:table-row table:style-name="ro1">
          <table:table-cell office:value-type="float" office:value="1479490105" calcext:value-type="float">
            <text:p>1479490105</text:p>
          </table:table-cell>
          <table:table-cell table:formula="of:=[.A95]-[.$A$2]" office:value-type="float" office:value="559" calcext:value-type="float">
            <text:p>559</text:p>
          </table:table-cell>
          <table:table-cell table:formula="of:=[.B95]/60" office:value-type="float" office:value="9.31666666666667" calcext:value-type="float">
            <text:p>9,31666666666667</text:p>
          </table:table-cell>
          <table:table-cell office:value-type="float" office:value="3.931" calcext:value-type="float">
            <text:p>3,931</text:p>
          </table:table-cell>
          <table:table-cell table:formula="of:=[.D95]-3.866" office:value-type="float" office:value="0.065" calcext:value-type="float">
            <text:p>0,065</text:p>
          </table:table-cell>
          <table:table-cell table:formula="of:=AVERAGE([.E72:.E95])" office:value-type="float" office:value="0.0129583333333333" calcext:value-type="float">
            <text:p>0,012958333333333</text:p>
          </table:table-cell>
        </table:table-row>
        <table:table-row table:style-name="ro1">
          <table:table-cell office:value-type="float" office:value="1479490110" calcext:value-type="float">
            <text:p>1479490110</text:p>
          </table:table-cell>
          <table:table-cell table:formula="of:=[.A96]-[.$A$2]" office:value-type="float" office:value="564" calcext:value-type="float">
            <text:p>564</text:p>
          </table:table-cell>
          <table:table-cell table:formula="of:=[.B96]/60" office:value-type="float" office:value="9.4" calcext:value-type="float">
            <text:p>9,4</text:p>
          </table:table-cell>
          <table:table-cell office:value-type="float" office:value="3.866" calcext:value-type="float">
            <text:p>3,866</text:p>
          </table:table-cell>
          <table:table-cell table:formula="of:=[.D96]-3.866" office:value-type="float" office:value="0" calcext:value-type="float">
            <text:p>0</text:p>
          </table:table-cell>
          <table:table-cell table:formula="of:=AVERAGE([.E73:.E96])" office:value-type="float" office:value="0.0127083333333333" calcext:value-type="float">
            <text:p>0,012708333333333</text:p>
          </table:table-cell>
        </table:table-row>
        <table:table-row table:style-name="ro1">
          <table:table-cell office:value-type="float" office:value="1479490115" calcext:value-type="float">
            <text:p>1479490115</text:p>
          </table:table-cell>
          <table:table-cell table:formula="of:=[.A97]-[.$A$2]" office:value-type="float" office:value="569" calcext:value-type="float">
            <text:p>569</text:p>
          </table:table-cell>
          <table:table-cell table:formula="of:=[.B97]/60" office:value-type="float" office:value="9.48333333333333" calcext:value-type="float">
            <text:p>9,48333333333333</text:p>
          </table:table-cell>
          <table:table-cell office:value-type="float" office:value="3.866" calcext:value-type="float">
            <text:p>3,866</text:p>
          </table:table-cell>
          <table:table-cell table:formula="of:=[.D97]-3.866" office:value-type="float" office:value="0" calcext:value-type="float">
            <text:p>0</text:p>
          </table:table-cell>
          <table:table-cell table:formula="of:=AVERAGE([.E74:.E97])" office:value-type="float" office:value="0.0126666666666666" calcext:value-type="float">
            <text:p>0,012666666666667</text:p>
          </table:table-cell>
        </table:table-row>
        <table:table-row table:style-name="ro1">
          <table:table-cell office:value-type="float" office:value="1479490121" calcext:value-type="float">
            <text:p>1479490121</text:p>
          </table:table-cell>
          <table:table-cell table:formula="of:=[.A98]-[.$A$2]" office:value-type="float" office:value="575" calcext:value-type="float">
            <text:p>575</text:p>
          </table:table-cell>
          <table:table-cell table:formula="of:=[.B98]/60" office:value-type="float" office:value="9.58333333333333" calcext:value-type="float">
            <text:p>9,58333333333333</text:p>
          </table:table-cell>
          <table:table-cell office:value-type="float" office:value="3.866" calcext:value-type="float">
            <text:p>3,866</text:p>
          </table:table-cell>
          <table:table-cell table:formula="of:=[.D98]-3.866" office:value-type="float" office:value="0" calcext:value-type="float">
            <text:p>0</text:p>
          </table:table-cell>
          <table:table-cell table:formula="of:=AVERAGE([.E75:.E98])" office:value-type="float" office:value="0.0126666666666666" calcext:value-type="float">
            <text:p>0,012666666666667</text:p>
          </table:table-cell>
        </table:table-row>
        <table:table-row table:style-name="ro1">
          <table:table-cell office:value-type="float" office:value="1479490126" calcext:value-type="float">
            <text:p>1479490126</text:p>
          </table:table-cell>
          <table:table-cell table:formula="of:=[.A99]-[.$A$2]" office:value-type="float" office:value="580" calcext:value-type="float">
            <text:p>580</text:p>
          </table:table-cell>
          <table:table-cell table:formula="of:=[.B99]/60" office:value-type="float" office:value="9.66666666666667" calcext:value-type="float">
            <text:p>9,66666666666667</text:p>
          </table:table-cell>
          <table:table-cell office:value-type="float" office:value="3.866" calcext:value-type="float">
            <text:p>3,866</text:p>
          </table:table-cell>
          <table:table-cell table:formula="of:=[.D99]-3.866" office:value-type="float" office:value="0" calcext:value-type="float">
            <text:p>0</text:p>
          </table:table-cell>
          <table:table-cell table:formula="of:=AVERAGE([.E76:.E99])" office:value-type="float" office:value="0.0126666666666666" calcext:value-type="float">
            <text:p>0,012666666666667</text:p>
          </table:table-cell>
        </table:table-row>
        <table:table-row table:style-name="ro1">
          <table:table-cell office:value-type="float" office:value="1479490131" calcext:value-type="float">
            <text:p>1479490131</text:p>
          </table:table-cell>
          <table:table-cell table:formula="of:=[.A100]-[.$A$2]" office:value-type="float" office:value="585" calcext:value-type="float">
            <text:p>585</text:p>
          </table:table-cell>
          <table:table-cell table:formula="of:=[.B100]/60" office:value-type="float" office:value="9.75" calcext:value-type="float">
            <text:p>9,75</text:p>
          </table:table-cell>
          <table:table-cell office:value-type="float" office:value="3.866" calcext:value-type="float">
            <text:p>3,866</text:p>
          </table:table-cell>
          <table:table-cell table:formula="of:=[.D100]-3.866" office:value-type="float" office:value="0" calcext:value-type="float">
            <text:p>0</text:p>
          </table:table-cell>
          <table:table-cell table:formula="of:=AVERAGE([.E77:.E100])" office:value-type="float" office:value="0.0126666666666666" calcext:value-type="float">
            <text:p>0,012666666666667</text:p>
          </table:table-cell>
        </table:table-row>
        <table:table-row table:style-name="ro1">
          <table:table-cell office:value-type="float" office:value="1479490137" calcext:value-type="float">
            <text:p>1479490137</text:p>
          </table:table-cell>
          <table:table-cell table:formula="of:=[.A101]-[.$A$2]" office:value-type="float" office:value="591" calcext:value-type="float">
            <text:p>591</text:p>
          </table:table-cell>
          <table:table-cell table:formula="of:=[.B101]/60" office:value-type="float" office:value="9.85" calcext:value-type="float">
            <text:p>9,85</text:p>
          </table:table-cell>
          <table:table-cell office:value-type="float" office:value="8.072" calcext:value-type="float">
            <text:p>8,072</text:p>
          </table:table-cell>
          <table:table-cell table:formula="of:=[.D101]-3.866" office:value-type="float" office:value="4.206" calcext:value-type="float">
            <text:p>4,206</text:p>
          </table:table-cell>
          <table:table-cell table:formula="of:=AVERAGE([.E78:.E101])" office:value-type="float" office:value="0.187875" calcext:value-type="float">
            <text:p>0,187875</text:p>
          </table:table-cell>
        </table:table-row>
        <table:table-row table:style-name="ro1">
          <table:table-cell office:value-type="float" office:value="1479490142" calcext:value-type="float">
            <text:p>1479490142</text:p>
          </table:table-cell>
          <table:table-cell table:formula="of:=[.A102]-[.$A$2]" office:value-type="float" office:value="596" calcext:value-type="float">
            <text:p>596</text:p>
          </table:table-cell>
          <table:table-cell table:formula="of:=[.B102]/60" office:value-type="float" office:value="9.93333333333333" calcext:value-type="float">
            <text:p>9,93333333333333</text:p>
          </table:table-cell>
          <table:table-cell office:value-type="float" office:value="7.797" calcext:value-type="float">
            <text:p>7,797</text:p>
          </table:table-cell>
          <table:table-cell table:formula="of:=[.D102]-3.866" office:value-type="float" office:value="3.931" calcext:value-type="float">
            <text:p>3,931</text:p>
          </table:table-cell>
          <table:table-cell table:formula="of:=AVERAGE([.E79:.E102])" office:value-type="float" office:value="0.351625" calcext:value-type="float">
            <text:p>0,351625</text:p>
          </table:table-cell>
        </table:table-row>
        <table:table-row table:style-name="ro1">
          <table:table-cell office:value-type="float" office:value="1479490147" calcext:value-type="float">
            <text:p>1479490147</text:p>
          </table:table-cell>
          <table:table-cell table:formula="of:=[.A103]-[.$A$2]" office:value-type="float" office:value="601" calcext:value-type="float">
            <text:p>601</text:p>
          </table:table-cell>
          <table:table-cell table:formula="of:=[.B103]/60" office:value-type="float" office:value="10.0166666666667" calcext:value-type="float">
            <text:p>10,0166666666667</text:p>
          </table:table-cell>
          <table:table-cell office:value-type="float" office:value="7.025" calcext:value-type="float">
            <text:p>7,025</text:p>
          </table:table-cell>
          <table:table-cell table:formula="of:=[.D103]-3.866" office:value-type="float" office:value="3.159" calcext:value-type="float">
            <text:p>3,159</text:p>
          </table:table-cell>
          <table:table-cell table:formula="of:=AVERAGE([.E80:.E103])" office:value-type="float" office:value="0.483208333333333" calcext:value-type="float">
            <text:p>0,483208333333333</text:p>
          </table:table-cell>
        </table:table-row>
        <table:table-row table:style-name="ro1">
          <table:table-cell office:value-type="float" office:value="1479490152" calcext:value-type="float">
            <text:p>1479490152</text:p>
          </table:table-cell>
          <table:table-cell table:formula="of:=[.A104]-[.$A$2]" office:value-type="float" office:value="606" calcext:value-type="float">
            <text:p>606</text:p>
          </table:table-cell>
          <table:table-cell table:formula="of:=[.B104]/60" office:value-type="float" office:value="10.1" calcext:value-type="float">
            <text:p>10,1</text:p>
          </table:table-cell>
          <table:table-cell office:value-type="float" office:value="7.369" calcext:value-type="float">
            <text:p>7,369</text:p>
          </table:table-cell>
          <table:table-cell table:formula="of:=[.D104]-3.866" office:value-type="float" office:value="3.503" calcext:value-type="float">
            <text:p>3,503</text:p>
          </table:table-cell>
          <table:table-cell table:formula="of:=AVERAGE([.E81:.E104])" office:value-type="float" office:value="0.627083333333333" calcext:value-type="float">
            <text:p>0,627083333333333</text:p>
          </table:table-cell>
        </table:table-row>
        <table:table-row table:style-name="ro1">
          <table:table-cell office:value-type="float" office:value="1479490157" calcext:value-type="float">
            <text:p>1479490157</text:p>
          </table:table-cell>
          <table:table-cell table:formula="of:=[.A105]-[.$A$2]" office:value-type="float" office:value="611" calcext:value-type="float">
            <text:p>611</text:p>
          </table:table-cell>
          <table:table-cell table:formula="of:=[.B105]/60" office:value-type="float" office:value="10.1833333333333" calcext:value-type="float">
            <text:p>10,1833333333333</text:p>
          </table:table-cell>
          <table:table-cell office:value-type="float" office:value="7.827" calcext:value-type="float">
            <text:p>7,827</text:p>
          </table:table-cell>
          <table:table-cell table:formula="of:=[.D105]-3.866" office:value-type="float" office:value="3.961" calcext:value-type="float">
            <text:p>3,961</text:p>
          </table:table-cell>
          <table:table-cell table:formula="of:=AVERAGE([.E82:.E105])" office:value-type="float" office:value="0.792083333333333" calcext:value-type="float">
            <text:p>0,792083333333333</text:p>
          </table:table-cell>
        </table:table-row>
        <table:table-row table:style-name="ro1">
          <table:table-cell office:value-type="float" office:value="1479490163" calcext:value-type="float">
            <text:p>1479490163</text:p>
          </table:table-cell>
          <table:table-cell table:formula="of:=[.A106]-[.$A$2]" office:value-type="float" office:value="617" calcext:value-type="float">
            <text:p>617</text:p>
          </table:table-cell>
          <table:table-cell table:formula="of:=[.B106]/60" office:value-type="float" office:value="10.2833333333333" calcext:value-type="float">
            <text:p>10,2833333333333</text:p>
          </table:table-cell>
          <table:table-cell office:value-type="float" office:value="7.093" calcext:value-type="float">
            <text:p>7,093</text:p>
          </table:table-cell>
          <table:table-cell table:formula="of:=[.D106]-3.866" office:value-type="float" office:value="3.227" calcext:value-type="float">
            <text:p>3,227</text:p>
          </table:table-cell>
          <table:table-cell table:formula="of:=AVERAGE([.E83:.E106])" office:value-type="float" office:value="0.9265" calcext:value-type="float">
            <text:p>0,9265</text:p>
          </table:table-cell>
        </table:table-row>
        <table:table-row table:style-name="ro1">
          <table:table-cell office:value-type="float" office:value="1479490168" calcext:value-type="float">
            <text:p>1479490168</text:p>
          </table:table-cell>
          <table:table-cell table:formula="of:=[.A107]-[.$A$2]" office:value-type="float" office:value="622" calcext:value-type="float">
            <text:p>622</text:p>
          </table:table-cell>
          <table:table-cell table:formula="of:=[.B107]/60" office:value-type="float" office:value="10.3666666666667" calcext:value-type="float">
            <text:p>10,3666666666667</text:p>
          </table:table-cell>
          <table:table-cell office:value-type="float" office:value="7.361" calcext:value-type="float">
            <text:p>7,361</text:p>
          </table:table-cell>
          <table:table-cell table:formula="of:=[.D107]-3.866" office:value-type="float" office:value="3.495" calcext:value-type="float">
            <text:p>3,495</text:p>
          </table:table-cell>
          <table:table-cell table:formula="of:=AVERAGE([.E84:.E107])" office:value-type="float" office:value="1.07083333333333" calcext:value-type="float">
            <text:p>1,07083333333333</text:p>
          </table:table-cell>
        </table:table-row>
        <table:table-row table:style-name="ro1">
          <table:table-cell office:value-type="float" office:value="1479490173" calcext:value-type="float">
            <text:p>1479490173</text:p>
          </table:table-cell>
          <table:table-cell table:formula="of:=[.A108]-[.$A$2]" office:value-type="float" office:value="627" calcext:value-type="float">
            <text:p>627</text:p>
          </table:table-cell>
          <table:table-cell table:formula="of:=[.B108]/60" office:value-type="float" office:value="10.45" calcext:value-type="float">
            <text:p>10,45</text:p>
          </table:table-cell>
          <table:table-cell office:value-type="float" office:value="7.362" calcext:value-type="float">
            <text:p>7,362</text:p>
          </table:table-cell>
          <table:table-cell table:formula="of:=[.D108]-3.866" office:value-type="float" office:value="3.496" calcext:value-type="float">
            <text:p>3,496</text:p>
          </table:table-cell>
          <table:table-cell table:formula="of:=AVERAGE([.E85:.E108])" office:value-type="float" office:value="1.216125" calcext:value-type="float">
            <text:p>1,216125</text:p>
          </table:table-cell>
        </table:table-row>
        <table:table-row table:style-name="ro1">
          <table:table-cell office:value-type="float" office:value="1479490178" calcext:value-type="float">
            <text:p>1479490178</text:p>
          </table:table-cell>
          <table:table-cell table:formula="of:=[.A109]-[.$A$2]" office:value-type="float" office:value="632" calcext:value-type="float">
            <text:p>632</text:p>
          </table:table-cell>
          <table:table-cell table:formula="of:=[.B109]/60" office:value-type="float" office:value="10.5333333333333" calcext:value-type="float">
            <text:p>10,5333333333333</text:p>
          </table:table-cell>
          <table:table-cell office:value-type="float" office:value="7.43" calcext:value-type="float">
            <text:p>7,43</text:p>
          </table:table-cell>
          <table:table-cell table:formula="of:=[.D109]-3.866" office:value-type="float" office:value="3.564" calcext:value-type="float">
            <text:p>3,564</text:p>
          </table:table-cell>
          <table:table-cell table:formula="of:=AVERAGE([.E86:.E109])" office:value-type="float" office:value="1.36458333333333" calcext:value-type="float">
            <text:p>1,36458333333333</text:p>
          </table:table-cell>
        </table:table-row>
        <table:table-row table:style-name="ro1">
          <table:table-cell office:value-type="float" office:value="1479490184" calcext:value-type="float">
            <text:p>1479490184</text:p>
          </table:table-cell>
          <table:table-cell table:formula="of:=[.A110]-[.$A$2]" office:value-type="float" office:value="638" calcext:value-type="float">
            <text:p>638</text:p>
          </table:table-cell>
          <table:table-cell table:formula="of:=[.B110]/60" office:value-type="float" office:value="10.6333333333333" calcext:value-type="float">
            <text:p>10,6333333333333</text:p>
          </table:table-cell>
          <table:table-cell office:value-type="float" office:value="7.095" calcext:value-type="float">
            <text:p>7,095</text:p>
          </table:table-cell>
          <table:table-cell table:formula="of:=[.D110]-3.866" office:value-type="float" office:value="3.229" calcext:value-type="float">
            <text:p>3,229</text:p>
          </table:table-cell>
          <table:table-cell table:formula="of:=AVERAGE([.E87:.E110])" office:value-type="float" office:value="1.49908333333333" calcext:value-type="float">
            <text:p>1,49908333333333</text:p>
          </table:table-cell>
        </table:table-row>
        <table:table-row table:style-name="ro1">
          <table:table-cell office:value-type="float" office:value="1479490189" calcext:value-type="float">
            <text:p>1479490189</text:p>
          </table:table-cell>
          <table:table-cell table:formula="of:=[.A111]-[.$A$2]" office:value-type="float" office:value="643" calcext:value-type="float">
            <text:p>643</text:p>
          </table:table-cell>
          <table:table-cell table:formula="of:=[.B111]/60" office:value-type="float" office:value="10.7166666666667" calcext:value-type="float">
            <text:p>10,7166666666667</text:p>
          </table:table-cell>
          <table:table-cell office:value-type="float" office:value="7.283" calcext:value-type="float">
            <text:p>7,283</text:p>
          </table:table-cell>
          <table:table-cell table:formula="of:=[.D111]-3.866" office:value-type="float" office:value="3.417" calcext:value-type="float">
            <text:p>3,417</text:p>
          </table:table-cell>
          <table:table-cell table:formula="of:=AVERAGE([.E88:.E111])" office:value-type="float" office:value="1.639125" calcext:value-type="float">
            <text:p>1,639125</text:p>
          </table:table-cell>
        </table:table-row>
        <table:table-row table:style-name="ro1">
          <table:table-cell office:value-type="float" office:value="1479490194" calcext:value-type="float">
            <text:p>1479490194</text:p>
          </table:table-cell>
          <table:table-cell table:formula="of:=[.A112]-[.$A$2]" office:value-type="float" office:value="648" calcext:value-type="float">
            <text:p>648</text:p>
          </table:table-cell>
          <table:table-cell table:formula="of:=[.B112]/60" office:value-type="float" office:value="10.8" calcext:value-type="float">
            <text:p>10,8</text:p>
          </table:table-cell>
          <table:table-cell office:value-type="float" office:value="7.566" calcext:value-type="float">
            <text:p>7,566</text:p>
          </table:table-cell>
          <table:table-cell table:formula="of:=[.D112]-3.866" office:value-type="float" office:value="3.7" calcext:value-type="float">
            <text:p>3,7</text:p>
          </table:table-cell>
          <table:table-cell table:formula="of:=AVERAGE([.E89:.E112])" office:value-type="float" office:value="1.79325" calcext:value-type="float">
            <text:p>1,79325</text:p>
          </table:table-cell>
        </table:table-row>
        <table:table-row table:style-name="ro1">
          <table:table-cell office:value-type="float" office:value="1479490199" calcext:value-type="float">
            <text:p>1479490199</text:p>
          </table:table-cell>
          <table:table-cell table:formula="of:=[.A113]-[.$A$2]" office:value-type="float" office:value="653" calcext:value-type="float">
            <text:p>653</text:p>
          </table:table-cell>
          <table:table-cell table:formula="of:=[.B113]/60" office:value-type="float" office:value="10.8833333333333" calcext:value-type="float">
            <text:p>10,8833333333333</text:p>
          </table:table-cell>
          <table:table-cell office:value-type="float" office:value="7.636" calcext:value-type="float">
            <text:p>7,636</text:p>
          </table:table-cell>
          <table:table-cell table:formula="of:=[.D113]-3.866" office:value-type="float" office:value="3.77" calcext:value-type="float">
            <text:p>3,77</text:p>
          </table:table-cell>
          <table:table-cell table:formula="of:=AVERAGE([.E90:.E113])" office:value-type="float" office:value="1.95029166666667" calcext:value-type="float">
            <text:p>1,95029166666667</text:p>
          </table:table-cell>
        </table:table-row>
        <table:table-row table:style-name="ro1">
          <table:table-cell office:value-type="float" office:value="1479490204" calcext:value-type="float">
            <text:p>1479490204</text:p>
          </table:table-cell>
          <table:table-cell table:formula="of:=[.A114]-[.$A$2]" office:value-type="float" office:value="658" calcext:value-type="float">
            <text:p>658</text:p>
          </table:table-cell>
          <table:table-cell table:formula="of:=[.B114]/60" office:value-type="float" office:value="10.9666666666667" calcext:value-type="float">
            <text:p>10,9666666666667</text:p>
          </table:table-cell>
          <table:table-cell office:value-type="float" office:value="7.418" calcext:value-type="float">
            <text:p>7,418</text:p>
          </table:table-cell>
          <table:table-cell table:formula="of:=[.D114]-3.866" office:value-type="float" office:value="3.552" calcext:value-type="float">
            <text:p>3,552</text:p>
          </table:table-cell>
          <table:table-cell table:formula="of:=AVERAGE([.E91:.E114])" office:value-type="float" office:value="2.09825" calcext:value-type="float">
            <text:p>2,09825</text:p>
          </table:table-cell>
        </table:table-row>
        <table:table-row table:style-name="ro1">
          <table:table-cell office:value-type="float" office:value="1479490210" calcext:value-type="float">
            <text:p>1479490210</text:p>
          </table:table-cell>
          <table:table-cell table:formula="of:=[.A115]-[.$A$2]" office:value-type="float" office:value="664" calcext:value-type="float">
            <text:p>664</text:p>
          </table:table-cell>
          <table:table-cell table:formula="of:=[.B115]/60" office:value-type="float" office:value="11.0666666666667" calcext:value-type="float">
            <text:p>11,0666666666667</text:p>
          </table:table-cell>
          <table:table-cell office:value-type="float" office:value="7.157" calcext:value-type="float">
            <text:p>7,157</text:p>
          </table:table-cell>
          <table:table-cell table:formula="of:=[.D115]-3.866" office:value-type="float" office:value="3.291" calcext:value-type="float">
            <text:p>3,291</text:p>
          </table:table-cell>
          <table:table-cell table:formula="of:=AVERAGE([.E92:.E115])" office:value-type="float" office:value="2.233" calcext:value-type="float">
            <text:p>2,233</text:p>
          </table:table-cell>
        </table:table-row>
        <table:table-row table:style-name="ro1">
          <table:table-cell office:value-type="float" office:value="1479490215" calcext:value-type="float">
            <text:p>1479490215</text:p>
          </table:table-cell>
          <table:table-cell table:formula="of:=[.A116]-[.$A$2]" office:value-type="float" office:value="669" calcext:value-type="float">
            <text:p>669</text:p>
          </table:table-cell>
          <table:table-cell table:formula="of:=[.B116]/60" office:value-type="float" office:value="11.15" calcext:value-type="float">
            <text:p>11,15</text:p>
          </table:table-cell>
          <table:table-cell office:value-type="float" office:value="7.801" calcext:value-type="float">
            <text:p>7,801</text:p>
          </table:table-cell>
          <table:table-cell table:formula="of:=[.D116]-3.866" office:value-type="float" office:value="3.935" calcext:value-type="float">
            <text:p>3,935</text:p>
          </table:table-cell>
          <table:table-cell table:formula="of:=AVERAGE([.E93:.E116])" office:value-type="float" office:value="2.39691666666667" calcext:value-type="float">
            <text:p>2,39691666666667</text:p>
          </table:table-cell>
        </table:table-row>
        <table:table-row table:style-name="ro1">
          <table:table-cell office:value-type="float" office:value="1479490220" calcext:value-type="float">
            <text:p>1479490220</text:p>
          </table:table-cell>
          <table:table-cell table:formula="of:=[.A117]-[.$A$2]" office:value-type="float" office:value="674" calcext:value-type="float">
            <text:p>674</text:p>
          </table:table-cell>
          <table:table-cell table:formula="of:=[.B117]/60" office:value-type="float" office:value="11.2333333333333" calcext:value-type="float">
            <text:p>11,2333333333333</text:p>
          </table:table-cell>
          <table:table-cell office:value-type="float" office:value="8.197" calcext:value-type="float">
            <text:p>8,197</text:p>
          </table:table-cell>
          <table:table-cell table:formula="of:=[.D117]-3.866" office:value-type="float" office:value="4.331" calcext:value-type="float">
            <text:p>4,331</text:p>
          </table:table-cell>
          <table:table-cell table:formula="of:=AVERAGE([.E94:.E117])" office:value-type="float" office:value="2.57733333333333" calcext:value-type="float">
            <text:p>2,57733333333333</text:p>
          </table:table-cell>
        </table:table-row>
        <table:table-row table:style-name="ro1">
          <table:table-cell office:value-type="float" office:value="1479490226" calcext:value-type="float">
            <text:p>1479490226</text:p>
          </table:table-cell>
          <table:table-cell table:formula="of:=[.A118]-[.$A$2]" office:value-type="float" office:value="680" calcext:value-type="float">
            <text:p>680</text:p>
          </table:table-cell>
          <table:table-cell table:formula="of:=[.B118]/60" office:value-type="float" office:value="11.3333333333333" calcext:value-type="float">
            <text:p>11,3333333333333</text:p>
          </table:table-cell>
          <table:table-cell office:value-type="float" office:value="7.616" calcext:value-type="float">
            <text:p>7,616</text:p>
          </table:table-cell>
          <table:table-cell table:formula="of:=[.D118]-3.866" office:value-type="float" office:value="3.75" calcext:value-type="float">
            <text:p>3,75</text:p>
          </table:table-cell>
          <table:table-cell table:formula="of:=AVERAGE([.E95:.E118])" office:value-type="float" office:value="2.73258333333333" calcext:value-type="float">
            <text:p>2,73258333333333</text:p>
          </table:table-cell>
        </table:table-row>
        <table:table-row table:style-name="ro1">
          <table:table-cell office:value-type="float" office:value="1479490231" calcext:value-type="float">
            <text:p>1479490231</text:p>
          </table:table-cell>
          <table:table-cell table:formula="of:=[.A119]-[.$A$2]" office:value-type="float" office:value="685" calcext:value-type="float">
            <text:p>685</text:p>
          </table:table-cell>
          <table:table-cell table:formula="of:=[.B119]/60" office:value-type="float" office:value="11.4166666666667" calcext:value-type="float">
            <text:p>11,4166666666667</text:p>
          </table:table-cell>
          <table:table-cell office:value-type="float" office:value="7.978" calcext:value-type="float">
            <text:p>7,978</text:p>
          </table:table-cell>
          <table:table-cell table:formula="of:=[.D119]-3.866" office:value-type="float" office:value="4.112" calcext:value-type="float">
            <text:p>4,112</text:p>
          </table:table-cell>
          <table:table-cell table:formula="of:=AVERAGE([.E96:.E119])" office:value-type="float" office:value="2.90120833333333" calcext:value-type="float">
            <text:p>2,90120833333333</text:p>
          </table:table-cell>
        </table:table-row>
        <table:table-row table:style-name="ro1">
          <table:table-cell office:value-type="float" office:value="1479490236" calcext:value-type="float">
            <text:p>1479490236</text:p>
          </table:table-cell>
          <table:table-cell table:formula="of:=[.A120]-[.$A$2]" office:value-type="float" office:value="690" calcext:value-type="float">
            <text:p>690</text:p>
          </table:table-cell>
          <table:table-cell table:formula="of:=[.B120]/60" office:value-type="float" office:value="11.5" calcext:value-type="float">
            <text:p>11,5</text:p>
          </table:table-cell>
          <table:table-cell office:value-type="float" office:value="8.031" calcext:value-type="float">
            <text:p>8,031</text:p>
          </table:table-cell>
          <table:table-cell table:formula="of:=[.D120]-3.866" office:value-type="float" office:value="4.165" calcext:value-type="float">
            <text:p>4,165</text:p>
          </table:table-cell>
          <table:table-cell table:formula="of:=AVERAGE([.E97:.E120])" office:value-type="float" office:value="3.07475" calcext:value-type="float">
            <text:p>3,07475</text:p>
          </table:table-cell>
        </table:table-row>
        <table:table-row table:style-name="ro1">
          <table:table-cell office:value-type="float" office:value="1479490241" calcext:value-type="float">
            <text:p>1479490241</text:p>
          </table:table-cell>
          <table:table-cell table:formula="of:=[.A121]-[.$A$2]" office:value-type="float" office:value="695" calcext:value-type="float">
            <text:p>695</text:p>
          </table:table-cell>
          <table:table-cell table:formula="of:=[.B121]/60" office:value-type="float" office:value="11.5833333333333" calcext:value-type="float">
            <text:p>11,5833333333333</text:p>
          </table:table-cell>
          <table:table-cell office:value-type="float" office:value="7.712" calcext:value-type="float">
            <text:p>7,712</text:p>
          </table:table-cell>
          <table:table-cell table:formula="of:=[.D121]-3.866" office:value-type="float" office:value="3.846" calcext:value-type="float">
            <text:p>3,846</text:p>
          </table:table-cell>
          <table:table-cell table:formula="of:=AVERAGE([.E98:.E121])" office:value-type="float" office:value="3.235" calcext:value-type="float">
            <text:p>3,235</text:p>
          </table:table-cell>
        </table:table-row>
        <table:table-row table:style-name="ro1">
          <table:table-cell office:value-type="float" office:value="1479490246" calcext:value-type="float">
            <text:p>1479490246</text:p>
          </table:table-cell>
          <table:table-cell table:formula="of:=[.A122]-[.$A$2]" office:value-type="float" office:value="700" calcext:value-type="float">
            <text:p>700</text:p>
          </table:table-cell>
          <table:table-cell table:formula="of:=[.B122]/60" office:value-type="float" office:value="11.6666666666667" calcext:value-type="float">
            <text:p>11,6666666666667</text:p>
          </table:table-cell>
          <table:table-cell office:value-type="float" office:value="8.262" calcext:value-type="float">
            <text:p>8,262</text:p>
          </table:table-cell>
          <table:table-cell table:formula="of:=[.D122]-3.866" office:value-type="float" office:value="4.396" calcext:value-type="float">
            <text:p>4,396</text:p>
          </table:table-cell>
          <table:table-cell table:formula="of:=AVERAGE([.E99:.E122])" office:value-type="float" office:value="3.41816666666667" calcext:value-type="float">
            <text:p>3,41816666666667</text:p>
          </table:table-cell>
        </table:table-row>
        <table:table-row table:style-name="ro1">
          <table:table-cell office:value-type="float" office:value="1479490252" calcext:value-type="float">
            <text:p>1479490252</text:p>
          </table:table-cell>
          <table:table-cell table:formula="of:=[.A123]-[.$A$2]" office:value-type="float" office:value="706" calcext:value-type="float">
            <text:p>706</text:p>
          </table:table-cell>
          <table:table-cell table:formula="of:=[.B123]/60" office:value-type="float" office:value="11.7666666666667" calcext:value-type="float">
            <text:p>11,7666666666667</text:p>
          </table:table-cell>
          <table:table-cell office:value-type="float" office:value="7.56" calcext:value-type="float">
            <text:p>7,56</text:p>
          </table:table-cell>
          <table:table-cell table:formula="of:=[.D123]-3.866" office:value-type="float" office:value="3.694" calcext:value-type="float">
            <text:p>3,694</text:p>
          </table:table-cell>
          <table:table-cell table:formula="of:=AVERAGE([.E100:.E123])" office:value-type="float" office:value="3.57208333333333" calcext:value-type="float">
            <text:p>3,57208333333333</text:p>
          </table:table-cell>
        </table:table-row>
        <table:table-row table:style-name="ro1">
          <table:table-cell office:value-type="float" office:value="1479490257" calcext:value-type="float">
            <text:p>1479490257</text:p>
          </table:table-cell>
          <table:table-cell table:formula="of:=[.A124]-[.$A$2]" office:value-type="float" office:value="711" calcext:value-type="float">
            <text:p>711</text:p>
          </table:table-cell>
          <table:table-cell table:formula="of:=[.B124]/60" office:value-type="float" office:value="11.85" calcext:value-type="float">
            <text:p>11,85</text:p>
          </table:table-cell>
          <table:table-cell office:value-type="float" office:value="7.226" calcext:value-type="float">
            <text:p>7,226</text:p>
          </table:table-cell>
          <table:table-cell table:formula="of:=[.D124]-3.866" office:value-type="float" office:value="3.36" calcext:value-type="float">
            <text:p>3,36</text:p>
          </table:table-cell>
          <table:table-cell table:formula="of:=AVERAGE([.E101:.E124])" office:value-type="float" office:value="3.71208333333333" calcext:value-type="float">
            <text:p>3,71208333333333</text:p>
          </table:table-cell>
        </table:table-row>
        <table:table-row table:style-name="ro1">
          <table:table-cell office:value-type="float" office:value="1479490262" calcext:value-type="float">
            <text:p>1479490262</text:p>
          </table:table-cell>
          <table:table-cell table:formula="of:=[.A125]-[.$A$2]" office:value-type="float" office:value="716" calcext:value-type="float">
            <text:p>716</text:p>
          </table:table-cell>
          <table:table-cell table:formula="of:=[.B125]/60" office:value-type="float" office:value="11.9333333333333" calcext:value-type="float">
            <text:p>11,9333333333333</text:p>
          </table:table-cell>
          <table:table-cell office:value-type="float" office:value="7.808" calcext:value-type="float">
            <text:p>7,808</text:p>
          </table:table-cell>
          <table:table-cell table:formula="of:=[.D125]-3.866" office:value-type="float" office:value="3.942" calcext:value-type="float">
            <text:p>3,942</text:p>
          </table:table-cell>
          <table:table-cell table:formula="of:=AVERAGE([.E102:.E125])" office:value-type="float" office:value="3.70108333333333" calcext:value-type="float">
            <text:p>3,70108333333333</text:p>
          </table:table-cell>
        </table:table-row>
        <table:table-row table:style-name="ro1">
          <table:table-cell office:value-type="float" office:value="1479490267" calcext:value-type="float">
            <text:p>1479490267</text:p>
          </table:table-cell>
          <table:table-cell table:formula="of:=[.A126]-[.$A$2]" office:value-type="float" office:value="721" calcext:value-type="float">
            <text:p>721</text:p>
          </table:table-cell>
          <table:table-cell table:formula="of:=[.B126]/60" office:value-type="float" office:value="12.0166666666667" calcext:value-type="float">
            <text:p>12,0166666666667</text:p>
          </table:table-cell>
          <table:table-cell office:value-type="float" office:value="7.24" calcext:value-type="float">
            <text:p>7,24</text:p>
          </table:table-cell>
          <table:table-cell table:formula="of:=[.D126]-3.866" office:value-type="float" office:value="3.374" calcext:value-type="float">
            <text:p>3,374</text:p>
          </table:table-cell>
          <table:table-cell table:formula="of:=AVERAGE([.E103:.E126])" office:value-type="float" office:value="3.677875" calcext:value-type="float">
            <text:p>3,677875</text:p>
          </table:table-cell>
        </table:table-row>
        <table:table-row table:style-name="ro1">
          <table:table-cell office:value-type="float" office:value="1479490273" calcext:value-type="float">
            <text:p>1479490273</text:p>
          </table:table-cell>
          <table:table-cell table:formula="of:=[.A127]-[.$A$2]" office:value-type="float" office:value="727" calcext:value-type="float">
            <text:p>727</text:p>
          </table:table-cell>
          <table:table-cell table:formula="of:=[.B127]/60" office:value-type="float" office:value="12.1166666666667" calcext:value-type="float">
            <text:p>12,1166666666667</text:p>
          </table:table-cell>
          <table:table-cell office:value-type="float" office:value="7.482" calcext:value-type="float">
            <text:p>7,482</text:p>
          </table:table-cell>
          <table:table-cell table:formula="of:=[.D127]-3.866" office:value-type="float" office:value="3.616" calcext:value-type="float">
            <text:p>3,616</text:p>
          </table:table-cell>
          <table:table-cell table:formula="of:=AVERAGE([.E104:.E127])" office:value-type="float" office:value="3.69691666666667" calcext:value-type="float">
            <text:p>3,69691666666667</text:p>
          </table:table-cell>
        </table:table-row>
        <table:table-row table:style-name="ro1">
          <table:table-cell office:value-type="float" office:value="1479490278" calcext:value-type="float">
            <text:p>1479490278</text:p>
          </table:table-cell>
          <table:table-cell table:formula="of:=[.A128]-[.$A$2]" office:value-type="float" office:value="732" calcext:value-type="float">
            <text:p>732</text:p>
          </table:table-cell>
          <table:table-cell table:formula="of:=[.B128]/60" office:value-type="float" office:value="12.2" calcext:value-type="float">
            <text:p>12,2</text:p>
          </table:table-cell>
          <table:table-cell office:value-type="float" office:value="8.042" calcext:value-type="float">
            <text:p>8,042</text:p>
          </table:table-cell>
          <table:table-cell table:formula="of:=[.D128]-3.866" office:value-type="float" office:value="4.176" calcext:value-type="float">
            <text:p>4,176</text:p>
          </table:table-cell>
          <table:table-cell table:formula="of:=AVERAGE([.E105:.E128])" office:value-type="float" office:value="3.72495833333333" calcext:value-type="float">
            <text:p>3,72495833333333</text:p>
          </table:table-cell>
        </table:table-row>
        <table:table-row table:style-name="ro1">
          <table:table-cell office:value-type="float" office:value="1479490283" calcext:value-type="float">
            <text:p>1479490283</text:p>
          </table:table-cell>
          <table:table-cell table:formula="of:=[.A129]-[.$A$2]" office:value-type="float" office:value="737" calcext:value-type="float">
            <text:p>737</text:p>
          </table:table-cell>
          <table:table-cell table:formula="of:=[.B129]/60" office:value-type="float" office:value="12.2833333333333" calcext:value-type="float">
            <text:p>12,2833333333333</text:p>
          </table:table-cell>
          <table:table-cell office:value-type="float" office:value="7.489" calcext:value-type="float">
            <text:p>7,489</text:p>
          </table:table-cell>
          <table:table-cell table:formula="of:=[.D129]-3.866" office:value-type="float" office:value="3.623" calcext:value-type="float">
            <text:p>3,623</text:p>
          </table:table-cell>
          <table:table-cell table:formula="of:=AVERAGE([.E106:.E129])" office:value-type="float" office:value="3.710875" calcext:value-type="float">
            <text:p>3,710875</text:p>
          </table:table-cell>
        </table:table-row>
        <table:table-row table:style-name="ro1">
          <table:table-cell office:value-type="float" office:value="1479490289" calcext:value-type="float">
            <text:p>1479490289</text:p>
          </table:table-cell>
          <table:table-cell table:formula="of:=[.A130]-[.$A$2]" office:value-type="float" office:value="743" calcext:value-type="float">
            <text:p>743</text:p>
          </table:table-cell>
          <table:table-cell table:formula="of:=[.B130]/60" office:value-type="float" office:value="12.3833333333333" calcext:value-type="float">
            <text:p>12,3833333333333</text:p>
          </table:table-cell>
          <table:table-cell office:value-type="float" office:value="7.244" calcext:value-type="float">
            <text:p>7,244</text:p>
          </table:table-cell>
          <table:table-cell table:formula="of:=[.D130]-3.866" office:value-type="float" office:value="3.378" calcext:value-type="float">
            <text:p>3,378</text:p>
          </table:table-cell>
          <table:table-cell table:formula="of:=AVERAGE([.E107:.E130])" office:value-type="float" office:value="3.71716666666667" calcext:value-type="float">
            <text:p>3,71716666666667</text:p>
          </table:table-cell>
        </table:table-row>
        <table:table-row table:style-name="ro1">
          <table:table-cell office:value-type="float" office:value="1479490294" calcext:value-type="float">
            <text:p>1479490294</text:p>
          </table:table-cell>
          <table:table-cell table:formula="of:=[.A131]-[.$A$2]" office:value-type="float" office:value="748" calcext:value-type="float">
            <text:p>748</text:p>
          </table:table-cell>
          <table:table-cell table:formula="of:=[.B131]/60" office:value-type="float" office:value="12.4666666666667" calcext:value-type="float">
            <text:p>12,4666666666667</text:p>
          </table:table-cell>
          <table:table-cell office:value-type="float" office:value="8.442" calcext:value-type="float">
            <text:p>8,442</text:p>
          </table:table-cell>
          <table:table-cell table:formula="of:=[.D131]-3.866" office:value-type="float" office:value="4.576" calcext:value-type="float">
            <text:p>4,576</text:p>
          </table:table-cell>
          <table:table-cell table:formula="of:=AVERAGE([.E108:.E131])" office:value-type="float" office:value="3.76220833333333" calcext:value-type="float">
            <text:p>3,76220833333333</text:p>
          </table:table-cell>
        </table:table-row>
        <table:table-row table:style-name="ro1">
          <table:table-cell office:value-type="float" office:value="1479490299" calcext:value-type="float">
            <text:p>1479490299</text:p>
          </table:table-cell>
          <table:table-cell table:formula="of:=[.A132]-[.$A$2]" office:value-type="float" office:value="753" calcext:value-type="float">
            <text:p>753</text:p>
          </table:table-cell>
          <table:table-cell table:formula="of:=[.B132]/60" office:value-type="float" office:value="12.55" calcext:value-type="float">
            <text:p>12,55</text:p>
          </table:table-cell>
          <table:table-cell office:value-type="float" office:value="7.916" calcext:value-type="float">
            <text:p>7,916</text:p>
          </table:table-cell>
          <table:table-cell table:formula="of:=[.D132]-3.866" office:value-type="float" office:value="4.05" calcext:value-type="float">
            <text:p>4,05</text:p>
          </table:table-cell>
          <table:table-cell table:formula="of:=AVERAGE([.E109:.E132])" office:value-type="float" office:value="3.78529166666667" calcext:value-type="float">
            <text:p>3,78529166666667</text:p>
          </table:table-cell>
        </table:table-row>
        <table:table-row table:style-name="ro1">
          <table:table-cell office:value-type="float" office:value="1479490304" calcext:value-type="float">
            <text:p>1479490304</text:p>
          </table:table-cell>
          <table:table-cell table:formula="of:=[.A133]-[.$A$2]" office:value-type="float" office:value="758" calcext:value-type="float">
            <text:p>758</text:p>
          </table:table-cell>
          <table:table-cell table:formula="of:=[.B133]/60" office:value-type="float" office:value="12.6333333333333" calcext:value-type="float">
            <text:p>12,6333333333333</text:p>
          </table:table-cell>
          <table:table-cell office:value-type="float" office:value="7.385" calcext:value-type="float">
            <text:p>7,385</text:p>
          </table:table-cell>
          <table:table-cell table:formula="of:=[.D133]-3.866" office:value-type="float" office:value="3.519" calcext:value-type="float">
            <text:p>3,519</text:p>
          </table:table-cell>
          <table:table-cell table:formula="of:=AVERAGE([.E110:.E133])" office:value-type="float" office:value="3.78341666666667" calcext:value-type="float">
            <text:p>3,78341666666667</text:p>
          </table:table-cell>
        </table:table-row>
        <table:table-row table:style-name="ro1">
          <table:table-cell office:value-type="float" office:value="1479490315" calcext:value-type="float">
            <text:p>1479490315</text:p>
          </table:table-cell>
          <table:table-cell table:formula="of:=[.A134]-[.$A$2]" office:value-type="float" office:value="769" calcext:value-type="float">
            <text:p>769</text:p>
          </table:table-cell>
          <table:table-cell table:formula="of:=[.B134]/60" office:value-type="float" office:value="12.8166666666667" calcext:value-type="float">
            <text:p>12,8166666666667</text:p>
          </table:table-cell>
          <table:table-cell office:value-type="float" office:value="7.75" calcext:value-type="float">
            <text:p>7,75</text:p>
          </table:table-cell>
          <table:table-cell table:formula="of:=[.D134]-3.866" office:value-type="float" office:value="3.884" calcext:value-type="float">
            <text:p>3,884</text:p>
          </table:table-cell>
          <table:table-cell table:formula="of:=AVERAGE([.E111:.E134])" office:value-type="float" office:value="3.81070833333333" calcext:value-type="float">
            <text:p>3,81070833333333</text:p>
          </table:table-cell>
        </table:table-row>
        <table:table-row table:style-name="ro1">
          <table:table-cell office:value-type="float" office:value="1479490320" calcext:value-type="float">
            <text:p>1479490320</text:p>
          </table:table-cell>
          <table:table-cell table:formula="of:=[.A135]-[.$A$2]" office:value-type="float" office:value="774" calcext:value-type="float">
            <text:p>774</text:p>
          </table:table-cell>
          <table:table-cell table:formula="of:=[.B135]/60" office:value-type="float" office:value="12.9" calcext:value-type="float">
            <text:p>12,9</text:p>
          </table:table-cell>
          <table:table-cell office:value-type="float" office:value="7.397" calcext:value-type="float">
            <text:p>7,397</text:p>
          </table:table-cell>
          <table:table-cell table:formula="of:=[.D135]-3.866" office:value-type="float" office:value="3.531" calcext:value-type="float">
            <text:p>3,531</text:p>
          </table:table-cell>
          <table:table-cell table:formula="of:=AVERAGE([.E112:.E135])" office:value-type="float" office:value="3.81545833333333" calcext:value-type="float">
            <text:p>3,81545833333333</text:p>
          </table:table-cell>
        </table:table-row>
        <table:table-row table:style-name="ro1">
          <table:table-cell office:value-type="float" office:value="1479490325" calcext:value-type="float">
            <text:p>1479490325</text:p>
          </table:table-cell>
          <table:table-cell table:formula="of:=[.A136]-[.$A$2]" office:value-type="float" office:value="779" calcext:value-type="float">
            <text:p>779</text:p>
          </table:table-cell>
          <table:table-cell table:formula="of:=[.B136]/60" office:value-type="float" office:value="12.9833333333333" calcext:value-type="float">
            <text:p>12,9833333333333</text:p>
          </table:table-cell>
          <table:table-cell office:value-type="float" office:value="7.211" calcext:value-type="float">
            <text:p>7,211</text:p>
          </table:table-cell>
          <table:table-cell table:formula="of:=[.D136]-3.866" office:value-type="float" office:value="3.345" calcext:value-type="float">
            <text:p>3,345</text:p>
          </table:table-cell>
          <table:table-cell table:formula="of:=AVERAGE([.E113:.E136])" office:value-type="float" office:value="3.80066666666667" calcext:value-type="float">
            <text:p>3,80066666666667</text:p>
          </table:table-cell>
        </table:table-row>
        <table:table-row table:style-name="ro1">
          <table:table-cell office:value-type="float" office:value="1479490330" calcext:value-type="float">
            <text:p>1479490330</text:p>
          </table:table-cell>
          <table:table-cell table:formula="of:=[.A137]-[.$A$2]" office:value-type="float" office:value="784" calcext:value-type="float">
            <text:p>784</text:p>
          </table:table-cell>
          <table:table-cell table:formula="of:=[.B137]/60" office:value-type="float" office:value="13.0666666666667" calcext:value-type="float">
            <text:p>13,0666666666667</text:p>
          </table:table-cell>
          <table:table-cell office:value-type="float" office:value="7.158" calcext:value-type="float">
            <text:p>7,158</text:p>
          </table:table-cell>
          <table:table-cell table:formula="of:=[.D137]-3.866" office:value-type="float" office:value="3.292" calcext:value-type="float">
            <text:p>3,292</text:p>
          </table:table-cell>
          <table:table-cell table:formula="of:=AVERAGE([.E114:.E137])" office:value-type="float" office:value="3.78075" calcext:value-type="float">
            <text:p>3,78075</text:p>
          </table:table-cell>
        </table:table-row>
        <table:table-row table:style-name="ro1">
          <table:table-cell office:value-type="float" office:value="1479490336" calcext:value-type="float">
            <text:p>1479490336</text:p>
          </table:table-cell>
          <table:table-cell table:formula="of:=[.A138]-[.$A$2]" office:value-type="float" office:value="790" calcext:value-type="float">
            <text:p>790</text:p>
          </table:table-cell>
          <table:table-cell table:formula="of:=[.B138]/60" office:value-type="float" office:value="13.1666666666667" calcext:value-type="float">
            <text:p>13,1666666666667</text:p>
          </table:table-cell>
          <table:table-cell office:value-type="float" office:value="7.959" calcext:value-type="float">
            <text:p>7,959</text:p>
          </table:table-cell>
          <table:table-cell table:formula="of:=[.D138]-3.866" office:value-type="float" office:value="4.093" calcext:value-type="float">
            <text:p>4,093</text:p>
          </table:table-cell>
          <table:table-cell table:formula="of:=AVERAGE([.E115:.E138])" office:value-type="float" office:value="3.80329166666667" calcext:value-type="float">
            <text:p>3,80329166666667</text:p>
          </table:table-cell>
        </table:table-row>
        <table:table-row table:style-name="ro1">
          <table:table-cell office:value-type="float" office:value="1479490341" calcext:value-type="float">
            <text:p>1479490341</text:p>
          </table:table-cell>
          <table:table-cell table:formula="of:=[.A139]-[.$A$2]" office:value-type="float" office:value="795" calcext:value-type="float">
            <text:p>795</text:p>
          </table:table-cell>
          <table:table-cell table:formula="of:=[.B139]/60" office:value-type="float" office:value="13.25" calcext:value-type="float">
            <text:p>13,25</text:p>
          </table:table-cell>
          <table:table-cell office:value-type="float" office:value="7.818" calcext:value-type="float">
            <text:p>7,818</text:p>
          </table:table-cell>
          <table:table-cell table:formula="of:=[.D139]-3.866" office:value-type="float" office:value="3.952" calcext:value-type="float">
            <text:p>3,952</text:p>
          </table:table-cell>
          <table:table-cell table:formula="of:=AVERAGE([.E116:.E139])" office:value-type="float" office:value="3.83083333333333" calcext:value-type="float">
            <text:p>3,83083333333333</text:p>
          </table:table-cell>
        </table:table-row>
        <table:table-row table:style-name="ro1">
          <table:table-cell office:value-type="float" office:value="1479490346" calcext:value-type="float">
            <text:p>1479490346</text:p>
          </table:table-cell>
          <table:table-cell table:formula="of:=[.A140]-[.$A$2]" office:value-type="float" office:value="800" calcext:value-type="float">
            <text:p>800</text:p>
          </table:table-cell>
          <table:table-cell table:formula="of:=[.B140]/60" office:value-type="float" office:value="13.3333333333333" calcext:value-type="float">
            <text:p>13,3333333333333</text:p>
          </table:table-cell>
          <table:table-cell office:value-type="float" office:value="7.918" calcext:value-type="float">
            <text:p>7,918</text:p>
          </table:table-cell>
          <table:table-cell table:formula="of:=[.D140]-3.866" office:value-type="float" office:value="4.052" calcext:value-type="float">
            <text:p>4,052</text:p>
          </table:table-cell>
          <table:table-cell table:formula="of:=AVERAGE([.E117:.E140])" office:value-type="float" office:value="3.83570833333333" calcext:value-type="float">
            <text:p>3,83570833333333</text:p>
          </table:table-cell>
        </table:table-row>
        <table:table-row table:style-name="ro1">
          <table:table-cell office:value-type="float" office:value="1479490351" calcext:value-type="float">
            <text:p>1479490351</text:p>
          </table:table-cell>
          <table:table-cell table:formula="of:=[.A141]-[.$A$2]" office:value-type="float" office:value="805" calcext:value-type="float">
            <text:p>805</text:p>
          </table:table-cell>
          <table:table-cell table:formula="of:=[.B141]/60" office:value-type="float" office:value="13.4166666666667" calcext:value-type="float">
            <text:p>13,4166666666667</text:p>
          </table:table-cell>
          <table:table-cell office:value-type="float" office:value="7.986" calcext:value-type="float">
            <text:p>7,986</text:p>
          </table:table-cell>
          <table:table-cell table:formula="of:=[.D141]-3.866" office:value-type="float" office:value="4.12" calcext:value-type="float">
            <text:p>4,12</text:p>
          </table:table-cell>
          <table:table-cell table:formula="of:=AVERAGE([.E118:.E141])" office:value-type="float" office:value="3.82691666666667" calcext:value-type="float">
            <text:p>3,82691666666667</text:p>
          </table:table-cell>
        </table:table-row>
        <table:table-row table:style-name="ro1">
          <table:table-cell office:value-type="float" office:value="1479490356" calcext:value-type="float">
            <text:p>1479490356</text:p>
          </table:table-cell>
          <table:table-cell table:formula="of:=[.A142]-[.$A$2]" office:value-type="float" office:value="810" calcext:value-type="float">
            <text:p>810</text:p>
          </table:table-cell>
          <table:table-cell table:formula="of:=[.B142]/60" office:value-type="float" office:value="13.5" calcext:value-type="float">
            <text:p>13,5</text:p>
          </table:table-cell>
          <table:table-cell office:value-type="float" office:value="7.812" calcext:value-type="float">
            <text:p>7,812</text:p>
          </table:table-cell>
          <table:table-cell table:formula="of:=[.D142]-3.866" office:value-type="float" office:value="3.946" calcext:value-type="float">
            <text:p>3,946</text:p>
          </table:table-cell>
          <table:table-cell table:formula="of:=AVERAGE([.E119:.E142])" office:value-type="float" office:value="3.83508333333333" calcext:value-type="float">
            <text:p>3,83508333333333</text:p>
          </table:table-cell>
        </table:table-row>
        <table:table-row table:style-name="ro1">
          <table:table-cell office:value-type="float" office:value="1479490362" calcext:value-type="float">
            <text:p>1479490362</text:p>
          </table:table-cell>
          <table:table-cell table:formula="of:=[.A143]-[.$A$2]" office:value-type="float" office:value="816" calcext:value-type="float">
            <text:p>816</text:p>
          </table:table-cell>
          <table:table-cell table:formula="of:=[.B143]/60" office:value-type="float" office:value="13.6" calcext:value-type="float">
            <text:p>13,6</text:p>
          </table:table-cell>
          <table:table-cell office:value-type="float" office:value="7.269" calcext:value-type="float">
            <text:p>7,269</text:p>
          </table:table-cell>
          <table:table-cell table:formula="of:=[.D143]-3.866" office:value-type="float" office:value="3.403" calcext:value-type="float">
            <text:p>3,403</text:p>
          </table:table-cell>
          <table:table-cell table:formula="of:=AVERAGE([.E120:.E143])" office:value-type="float" office:value="3.80554166666667" calcext:value-type="float">
            <text:p>3,80554166666667</text:p>
          </table:table-cell>
        </table:table-row>
        <table:table-row table:style-name="ro1">
          <table:table-cell office:value-type="float" office:value="1479490367" calcext:value-type="float">
            <text:p>1479490367</text:p>
          </table:table-cell>
          <table:table-cell table:formula="of:=[.A144]-[.$A$2]" office:value-type="float" office:value="821" calcext:value-type="float">
            <text:p>821</text:p>
          </table:table-cell>
          <table:table-cell table:formula="of:=[.B144]/60" office:value-type="float" office:value="13.6833333333333" calcext:value-type="float">
            <text:p>13,6833333333333</text:p>
          </table:table-cell>
          <table:table-cell office:value-type="float" office:value="7.477" calcext:value-type="float">
            <text:p>7,477</text:p>
          </table:table-cell>
          <table:table-cell table:formula="of:=[.D144]-3.866" office:value-type="float" office:value="3.611" calcext:value-type="float">
            <text:p>3,611</text:p>
          </table:table-cell>
          <table:table-cell table:formula="of:=AVERAGE([.E121:.E144])" office:value-type="float" office:value="3.78245833333333" calcext:value-type="float">
            <text:p>3,78245833333333</text:p>
          </table:table-cell>
        </table:table-row>
        <table:table-row table:style-name="ro1">
          <table:table-cell office:value-type="float" office:value="1479490372" calcext:value-type="float">
            <text:p>1479490372</text:p>
          </table:table-cell>
          <table:table-cell table:formula="of:=[.A145]-[.$A$2]" office:value-type="float" office:value="826" calcext:value-type="float">
            <text:p>826</text:p>
          </table:table-cell>
          <table:table-cell table:formula="of:=[.B145]/60" office:value-type="float" office:value="13.7666666666667" calcext:value-type="float">
            <text:p>13,7666666666667</text:p>
          </table:table-cell>
          <table:table-cell office:value-type="float" office:value="7.847" calcext:value-type="float">
            <text:p>7,847</text:p>
          </table:table-cell>
          <table:table-cell table:formula="of:=[.D145]-3.866" office:value-type="float" office:value="3.981" calcext:value-type="float">
            <text:p>3,981</text:p>
          </table:table-cell>
          <table:table-cell table:formula="of:=AVERAGE([.E122:.E145])" office:value-type="float" office:value="3.78808333333333" calcext:value-type="float">
            <text:p>3,78808333333333</text:p>
          </table:table-cell>
        </table:table-row>
        <table:table-row table:style-name="ro1">
          <table:table-cell office:value-type="float" office:value="1479490377" calcext:value-type="float">
            <text:p>1479490377</text:p>
          </table:table-cell>
          <table:table-cell table:formula="of:=[.A146]-[.$A$2]" office:value-type="float" office:value="831" calcext:value-type="float">
            <text:p>831</text:p>
          </table:table-cell>
          <table:table-cell table:formula="of:=[.B146]/60" office:value-type="float" office:value="13.85" calcext:value-type="float">
            <text:p>13,85</text:p>
          </table:table-cell>
          <table:table-cell office:value-type="float" office:value="7.453" calcext:value-type="float">
            <text:p>7,453</text:p>
          </table:table-cell>
          <table:table-cell table:formula="of:=[.D146]-3.866" office:value-type="float" office:value="3.587" calcext:value-type="float">
            <text:p>3,587</text:p>
          </table:table-cell>
          <table:table-cell table:formula="of:=AVERAGE([.E123:.E146])" office:value-type="float" office:value="3.754375" calcext:value-type="float">
            <text:p>3,754375</text:p>
          </table:table-cell>
        </table:table-row>
        <table:table-row table:style-name="ro1">
          <table:table-cell office:value-type="float" office:value="1479490383" calcext:value-type="float">
            <text:p>1479490383</text:p>
          </table:table-cell>
          <table:table-cell table:formula="of:=[.A147]-[.$A$2]" office:value-type="float" office:value="837" calcext:value-type="float">
            <text:p>837</text:p>
          </table:table-cell>
          <table:table-cell table:formula="of:=[.B147]/60" office:value-type="float" office:value="13.95" calcext:value-type="float">
            <text:p>13,95</text:p>
          </table:table-cell>
          <table:table-cell office:value-type="float" office:value="7.331" calcext:value-type="float">
            <text:p>7,331</text:p>
          </table:table-cell>
          <table:table-cell table:formula="of:=[.D147]-3.866" office:value-type="float" office:value="3.465" calcext:value-type="float">
            <text:p>3,465</text:p>
          </table:table-cell>
          <table:table-cell table:formula="of:=AVERAGE([.E124:.E147])" office:value-type="float" office:value="3.74483333333333" calcext:value-type="float">
            <text:p>3,74483333333333</text:p>
          </table:table-cell>
        </table:table-row>
        <table:table-row table:style-name="ro1">
          <table:table-cell office:value-type="float" office:value="1479490388" calcext:value-type="float">
            <text:p>1479490388</text:p>
          </table:table-cell>
          <table:table-cell table:formula="of:=[.A148]-[.$A$2]" office:value-type="float" office:value="842" calcext:value-type="float">
            <text:p>842</text:p>
          </table:table-cell>
          <table:table-cell table:formula="of:=[.B148]/60" office:value-type="float" office:value="14.0333333333333" calcext:value-type="float">
            <text:p>14,0333333333333</text:p>
          </table:table-cell>
          <table:table-cell office:value-type="float" office:value="7.631" calcext:value-type="float">
            <text:p>7,631</text:p>
          </table:table-cell>
          <table:table-cell table:formula="of:=[.D148]-3.866" office:value-type="float" office:value="3.765" calcext:value-type="float">
            <text:p>3,765</text:p>
          </table:table-cell>
          <table:table-cell table:formula="of:=AVERAGE([.E125:.E148])" office:value-type="float" office:value="3.76170833333333" calcext:value-type="float">
            <text:p>3,76170833333333</text:p>
          </table:table-cell>
        </table:table-row>
        <table:table-row table:style-name="ro1">
          <table:table-cell office:value-type="float" office:value="1479490393" calcext:value-type="float">
            <text:p>1479490393</text:p>
          </table:table-cell>
          <table:table-cell table:formula="of:=[.A149]-[.$A$2]" office:value-type="float" office:value="847" calcext:value-type="float">
            <text:p>847</text:p>
          </table:table-cell>
          <table:table-cell table:formula="of:=[.B149]/60" office:value-type="float" office:value="14.1166666666667" calcext:value-type="float">
            <text:p>14,1166666666667</text:p>
          </table:table-cell>
          <table:table-cell office:value-type="float" office:value="8.019" calcext:value-type="float">
            <text:p>8,019</text:p>
          </table:table-cell>
          <table:table-cell table:formula="of:=[.D149]-3.866" office:value-type="float" office:value="4.153" calcext:value-type="float">
            <text:p>4,153</text:p>
          </table:table-cell>
          <table:table-cell table:formula="of:=AVERAGE([.E126:.E149])" office:value-type="float" office:value="3.7705" calcext:value-type="float">
            <text:p>3,7705</text:p>
          </table:table-cell>
        </table:table-row>
        <table:table-row table:style-name="ro1">
          <table:table-cell office:value-type="float" office:value="1479490398" calcext:value-type="float">
            <text:p>1479490398</text:p>
          </table:table-cell>
          <table:table-cell table:formula="of:=[.A150]-[.$A$2]" office:value-type="float" office:value="852" calcext:value-type="float">
            <text:p>852</text:p>
          </table:table-cell>
          <table:table-cell table:formula="of:=[.B150]/60" office:value-type="float" office:value="14.2" calcext:value-type="float">
            <text:p>14,2</text:p>
          </table:table-cell>
          <table:table-cell office:value-type="float" office:value="7.597" calcext:value-type="float">
            <text:p>7,597</text:p>
          </table:table-cell>
          <table:table-cell table:formula="of:=[.D150]-3.866" office:value-type="float" office:value="3.731" calcext:value-type="float">
            <text:p>3,731</text:p>
          </table:table-cell>
          <table:table-cell table:formula="of:=AVERAGE([.E127:.E150])" office:value-type="float" office:value="3.785375" calcext:value-type="float">
            <text:p>3,785375</text:p>
          </table:table-cell>
        </table:table-row>
        <table:table-row table:style-name="ro1">
          <table:table-cell office:value-type="float" office:value="1479490404" calcext:value-type="float">
            <text:p>1479490404</text:p>
          </table:table-cell>
          <table:table-cell table:formula="of:=[.A151]-[.$A$2]" office:value-type="float" office:value="858" calcext:value-type="float">
            <text:p>858</text:p>
          </table:table-cell>
          <table:table-cell table:formula="of:=[.B151]/60" office:value-type="float" office:value="14.3" calcext:value-type="float">
            <text:p>14,3</text:p>
          </table:table-cell>
          <table:table-cell office:value-type="float" office:value="7.482" calcext:value-type="float">
            <text:p>7,482</text:p>
          </table:table-cell>
          <table:table-cell table:formula="of:=[.D151]-3.866" office:value-type="float" office:value="3.616" calcext:value-type="float">
            <text:p>3,616</text:p>
          </table:table-cell>
          <table:table-cell table:formula="of:=AVERAGE([.E128:.E151])" office:value-type="float" office:value="3.785375" calcext:value-type="float">
            <text:p>3,785375</text:p>
          </table:table-cell>
        </table:table-row>
        <table:table-row table:style-name="ro1">
          <table:table-cell office:value-type="float" office:value="1479490409" calcext:value-type="float">
            <text:p>1479490409</text:p>
          </table:table-cell>
          <table:table-cell table:formula="of:=[.A152]-[.$A$2]" office:value-type="float" office:value="863" calcext:value-type="float">
            <text:p>863</text:p>
          </table:table-cell>
          <table:table-cell table:formula="of:=[.B152]/60" office:value-type="float" office:value="14.3833333333333" calcext:value-type="float">
            <text:p>14,3833333333333</text:p>
          </table:table-cell>
          <table:table-cell office:value-type="float" office:value="7.771" calcext:value-type="float">
            <text:p>7,771</text:p>
          </table:table-cell>
          <table:table-cell table:formula="of:=[.D152]-3.866" office:value-type="float" office:value="3.905" calcext:value-type="float">
            <text:p>3,905</text:p>
          </table:table-cell>
          <table:table-cell table:formula="of:=AVERAGE([.E129:.E152])" office:value-type="float" office:value="3.77408333333333" calcext:value-type="float">
            <text:p>3,77408333333333</text:p>
          </table:table-cell>
        </table:table-row>
        <table:table-row table:style-name="ro1">
          <table:table-cell office:value-type="float" office:value="1479490414" calcext:value-type="float">
            <text:p>1479490414</text:p>
          </table:table-cell>
          <table:table-cell table:formula="of:=[.A153]-[.$A$2]" office:value-type="float" office:value="868" calcext:value-type="float">
            <text:p>868</text:p>
          </table:table-cell>
          <table:table-cell table:formula="of:=[.B153]/60" office:value-type="float" office:value="14.4666666666667" calcext:value-type="float">
            <text:p>14,4666666666667</text:p>
          </table:table-cell>
          <table:table-cell office:value-type="float" office:value="7.594" calcext:value-type="float">
            <text:p>7,594</text:p>
          </table:table-cell>
          <table:table-cell table:formula="of:=[.D153]-3.866" office:value-type="float" office:value="3.728" calcext:value-type="float">
            <text:p>3,728</text:p>
          </table:table-cell>
          <table:table-cell table:formula="of:=AVERAGE([.E130:.E153])" office:value-type="float" office:value="3.77845833333333" calcext:value-type="float">
            <text:p>3,77845833333333</text:p>
          </table:table-cell>
        </table:table-row>
        <table:table-row table:style-name="ro1">
          <table:table-cell office:value-type="float" office:value="1479490419" calcext:value-type="float">
            <text:p>1479490419</text:p>
          </table:table-cell>
          <table:table-cell table:formula="of:=[.A154]-[.$A$2]" office:value-type="float" office:value="873" calcext:value-type="float">
            <text:p>873</text:p>
          </table:table-cell>
          <table:table-cell table:formula="of:=[.B154]/60" office:value-type="float" office:value="14.55" calcext:value-type="float">
            <text:p>14,55</text:p>
          </table:table-cell>
          <table:table-cell office:value-type="float" office:value="7.572" calcext:value-type="float">
            <text:p>7,572</text:p>
          </table:table-cell>
          <table:table-cell table:formula="of:=[.D154]-3.866" office:value-type="float" office:value="3.706" calcext:value-type="float">
            <text:p>3,706</text:p>
          </table:table-cell>
          <table:table-cell table:formula="of:=AVERAGE([.E131:.E154])" office:value-type="float" office:value="3.792125" calcext:value-type="float">
            <text:p>3,792125</text:p>
          </table:table-cell>
        </table:table-row>
        <table:table-row table:style-name="ro1">
          <table:table-cell office:value-type="float" office:value="1479490425" calcext:value-type="float">
            <text:p>1479490425</text:p>
          </table:table-cell>
          <table:table-cell table:formula="of:=[.A155]-[.$A$2]" office:value-type="float" office:value="879" calcext:value-type="float">
            <text:p>879</text:p>
          </table:table-cell>
          <table:table-cell table:formula="of:=[.B155]/60" office:value-type="float" office:value="14.65" calcext:value-type="float">
            <text:p>14,65</text:p>
          </table:table-cell>
          <table:table-cell office:value-type="float" office:value="7.742" calcext:value-type="float">
            <text:p>7,742</text:p>
          </table:table-cell>
          <table:table-cell table:formula="of:=[.D155]-3.866" office:value-type="float" office:value="3.876" calcext:value-type="float">
            <text:p>3,876</text:p>
          </table:table-cell>
          <table:table-cell table:formula="of:=AVERAGE([.E132:.E155])" office:value-type="float" office:value="3.76295833333333" calcext:value-type="float">
            <text:p>3,76295833333333</text:p>
          </table:table-cell>
        </table:table-row>
        <table:table-row table:style-name="ro1">
          <table:table-cell office:value-type="float" office:value="1479490430" calcext:value-type="float">
            <text:p>1479490430</text:p>
          </table:table-cell>
          <table:table-cell table:formula="of:=[.A156]-[.$A$2]" office:value-type="float" office:value="884" calcext:value-type="float">
            <text:p>884</text:p>
          </table:table-cell>
          <table:table-cell table:formula="of:=[.B156]/60" office:value-type="float" office:value="14.7333333333333" calcext:value-type="float">
            <text:p>14,7333333333333</text:p>
          </table:table-cell>
          <table:table-cell office:value-type="float" office:value="7.256" calcext:value-type="float">
            <text:p>7,256</text:p>
          </table:table-cell>
          <table:table-cell table:formula="of:=[.D156]-3.866" office:value-type="float" office:value="3.39" calcext:value-type="float">
            <text:p>3,39</text:p>
          </table:table-cell>
          <table:table-cell table:formula="of:=AVERAGE([.E133:.E156])" office:value-type="float" office:value="3.73545833333333" calcext:value-type="float">
            <text:p>3,73545833333333</text:p>
          </table:table-cell>
        </table:table-row>
        <table:table-row table:style-name="ro1">
          <table:table-cell office:value-type="float" office:value="1479490435" calcext:value-type="float">
            <text:p>1479490435</text:p>
          </table:table-cell>
          <table:table-cell table:formula="of:=[.A157]-[.$A$2]" office:value-type="float" office:value="889" calcext:value-type="float">
            <text:p>889</text:p>
          </table:table-cell>
          <table:table-cell table:formula="of:=[.B157]/60" office:value-type="float" office:value="14.8166666666667" calcext:value-type="float">
            <text:p>14,8166666666667</text:p>
          </table:table-cell>
          <table:table-cell office:value-type="float" office:value="7.606" calcext:value-type="float">
            <text:p>7,606</text:p>
          </table:table-cell>
          <table:table-cell table:formula="of:=[.D157]-3.866" office:value-type="float" office:value="3.74" calcext:value-type="float">
            <text:p>3,74</text:p>
          </table:table-cell>
          <table:table-cell table:formula="of:=AVERAGE([.E134:.E157])" office:value-type="float" office:value="3.74466666666667" calcext:value-type="float">
            <text:p>3,74466666666667</text:p>
          </table:table-cell>
        </table:table-row>
        <table:table-row table:style-name="ro1">
          <table:table-cell office:value-type="float" office:value="1479490440" calcext:value-type="float">
            <text:p>1479490440</text:p>
          </table:table-cell>
          <table:table-cell table:formula="of:=[.A158]-[.$A$2]" office:value-type="float" office:value="894" calcext:value-type="float">
            <text:p>894</text:p>
          </table:table-cell>
          <table:table-cell table:formula="of:=[.B158]/60" office:value-type="float" office:value="14.9" calcext:value-type="float">
            <text:p>14,9</text:p>
          </table:table-cell>
          <table:table-cell office:value-type="float" office:value="7.374" calcext:value-type="float">
            <text:p>7,374</text:p>
          </table:table-cell>
          <table:table-cell table:formula="of:=[.D158]-3.866" office:value-type="float" office:value="3.508" calcext:value-type="float">
            <text:p>3,508</text:p>
          </table:table-cell>
          <table:table-cell table:formula="of:=AVERAGE([.E135:.E158])" office:value-type="float" office:value="3.729" calcext:value-type="float">
            <text:p>3,729</text:p>
          </table:table-cell>
        </table:table-row>
        <table:table-row table:style-name="ro1">
          <table:table-cell office:value-type="float" office:value="1479490446" calcext:value-type="float">
            <text:p>1479490446</text:p>
          </table:table-cell>
          <table:table-cell table:formula="of:=[.A159]-[.$A$2]" office:value-type="float" office:value="900" calcext:value-type="float">
            <text:p>900</text:p>
          </table:table-cell>
          <table:table-cell table:formula="of:=[.B159]/60" office:value-type="float" office:value="15" calcext:value-type="float">
            <text:p>15</text:p>
          </table:table-cell>
          <table:table-cell office:value-type="float" office:value="7.824" calcext:value-type="float">
            <text:p>7,824</text:p>
          </table:table-cell>
          <table:table-cell table:formula="of:=[.D159]-3.866" office:value-type="float" office:value="3.958" calcext:value-type="float">
            <text:p>3,958</text:p>
          </table:table-cell>
          <table:table-cell table:formula="of:=AVERAGE([.E136:.E159])" office:value-type="float" office:value="3.74679166666667" calcext:value-type="float">
            <text:p>3,74679166666667</text:p>
          </table:table-cell>
        </table:table-row>
        <table:table-row table:style-name="ro1">
          <table:table-cell office:value-type="float" office:value="1479490451" calcext:value-type="float">
            <text:p>1479490451</text:p>
          </table:table-cell>
          <table:table-cell table:formula="of:=[.A160]-[.$A$2]" office:value-type="float" office:value="905" calcext:value-type="float">
            <text:p>905</text:p>
          </table:table-cell>
          <table:table-cell table:formula="of:=[.B160]/60" office:value-type="float" office:value="15.0833333333333" calcext:value-type="float">
            <text:p>15,0833333333333</text:p>
          </table:table-cell>
          <table:table-cell office:value-type="float" office:value="6.981" calcext:value-type="float">
            <text:p>6,981</text:p>
          </table:table-cell>
          <table:table-cell table:formula="of:=[.D160]-3.866" office:value-type="float" office:value="3.115" calcext:value-type="float">
            <text:p>3,115</text:p>
          </table:table-cell>
          <table:table-cell table:formula="of:=AVERAGE([.E137:.E160])" office:value-type="float" office:value="3.73720833333333" calcext:value-type="float">
            <text:p>3,73720833333333</text:p>
          </table:table-cell>
        </table:table-row>
        <table:table-row table:style-name="ro1">
          <table:table-cell office:value-type="float" office:value="1479490456" calcext:value-type="float">
            <text:p>1479490456</text:p>
          </table:table-cell>
          <table:table-cell table:formula="of:=[.A161]-[.$A$2]" office:value-type="float" office:value="910" calcext:value-type="float">
            <text:p>910</text:p>
          </table:table-cell>
          <table:table-cell table:formula="of:=[.B161]/60" office:value-type="float" office:value="15.1666666666667" calcext:value-type="float">
            <text:p>15,1666666666667</text:p>
          </table:table-cell>
          <table:table-cell office:value-type="float" office:value="7.503" calcext:value-type="float">
            <text:p>7,503</text:p>
          </table:table-cell>
          <table:table-cell table:formula="of:=[.D161]-3.866" office:value-type="float" office:value="3.637" calcext:value-type="float">
            <text:p>3,637</text:p>
          </table:table-cell>
          <table:table-cell table:formula="of:=AVERAGE([.E138:.E161])" office:value-type="float" office:value="3.75158333333333" calcext:value-type="float">
            <text:p>3,75158333333333</text:p>
          </table:table-cell>
        </table:table-row>
        <table:table-row table:style-name="ro1">
          <table:table-cell office:value-type="float" office:value="1479490461" calcext:value-type="float">
            <text:p>1479490461</text:p>
          </table:table-cell>
          <table:table-cell table:formula="of:=[.A162]-[.$A$2]" office:value-type="float" office:value="915" calcext:value-type="float">
            <text:p>915</text:p>
          </table:table-cell>
          <table:table-cell table:formula="of:=[.B162]/60" office:value-type="float" office:value="15.25" calcext:value-type="float">
            <text:p>15,25</text:p>
          </table:table-cell>
          <table:table-cell office:value-type="float" office:value="7.973" calcext:value-type="float">
            <text:p>7,973</text:p>
          </table:table-cell>
          <table:table-cell table:formula="of:=[.D162]-3.866" office:value-type="float" office:value="4.107" calcext:value-type="float">
            <text:p>4,107</text:p>
          </table:table-cell>
          <table:table-cell table:formula="of:=AVERAGE([.E139:.E162])" office:value-type="float" office:value="3.75216666666667" calcext:value-type="float">
            <text:p>3,75216666666667</text:p>
          </table:table-cell>
        </table:table-row>
        <table:table-row table:style-name="ro1">
          <table:table-cell office:value-type="float" office:value="1479490466" calcext:value-type="float">
            <text:p>1479490466</text:p>
          </table:table-cell>
          <table:table-cell table:formula="of:=[.A163]-[.$A$2]" office:value-type="float" office:value="920" calcext:value-type="float">
            <text:p>920</text:p>
          </table:table-cell>
          <table:table-cell table:formula="of:=[.B163]/60" office:value-type="float" office:value="15.3333333333333" calcext:value-type="float">
            <text:p>15,3333333333333</text:p>
          </table:table-cell>
          <table:table-cell office:value-type="float" office:value="7.28" calcext:value-type="float">
            <text:p>7,28</text:p>
          </table:table-cell>
          <table:table-cell table:formula="of:=[.D163]-3.866" office:value-type="float" office:value="3.414" calcext:value-type="float">
            <text:p>3,414</text:p>
          </table:table-cell>
          <table:table-cell table:formula="of:=AVERAGE([.E140:.E163])" office:value-type="float" office:value="3.72975" calcext:value-type="float">
            <text:p>3,72975</text:p>
          </table:table-cell>
        </table:table-row>
        <table:table-row table:style-name="ro1">
          <table:table-cell office:value-type="float" office:value="1479490472" calcext:value-type="float">
            <text:p>1479490472</text:p>
          </table:table-cell>
          <table:table-cell table:formula="of:=[.A164]-[.$A$2]" office:value-type="float" office:value="926" calcext:value-type="float">
            <text:p>926</text:p>
          </table:table-cell>
          <table:table-cell table:formula="of:=[.B164]/60" office:value-type="float" office:value="15.4333333333333" calcext:value-type="float">
            <text:p>15,4333333333333</text:p>
          </table:table-cell>
          <table:table-cell office:value-type="float" office:value="7.806" calcext:value-type="float">
            <text:p>7,806</text:p>
          </table:table-cell>
          <table:table-cell table:formula="of:=[.D164]-3.866" office:value-type="float" office:value="3.94" calcext:value-type="float">
            <text:p>3,94</text:p>
          </table:table-cell>
          <table:table-cell table:formula="of:=AVERAGE([.E141:.E164])" office:value-type="float" office:value="3.72508333333333" calcext:value-type="float">
            <text:p>3,72508333333333</text:p>
          </table:table-cell>
        </table:table-row>
        <table:table-row table:style-name="ro1">
          <table:table-cell office:value-type="float" office:value="1479490477" calcext:value-type="float">
            <text:p>1479490477</text:p>
          </table:table-cell>
          <table:table-cell table:formula="of:=[.A165]-[.$A$2]" office:value-type="float" office:value="931" calcext:value-type="float">
            <text:p>931</text:p>
          </table:table-cell>
          <table:table-cell table:formula="of:=[.B165]/60" office:value-type="float" office:value="15.5166666666667" calcext:value-type="float">
            <text:p>15,5166666666667</text:p>
          </table:table-cell>
          <table:table-cell office:value-type="float" office:value="7.984" calcext:value-type="float">
            <text:p>7,984</text:p>
          </table:table-cell>
          <table:table-cell table:formula="of:=[.D165]-3.866" office:value-type="float" office:value="4.118" calcext:value-type="float">
            <text:p>4,118</text:p>
          </table:table-cell>
          <table:table-cell table:formula="of:=AVERAGE([.E142:.E165])" office:value-type="float" office:value="3.725" calcext:value-type="float">
            <text:p>3,725</text:p>
          </table:table-cell>
        </table:table-row>
        <table:table-row table:style-name="ro1">
          <table:table-cell office:value-type="float" office:value="1479490482" calcext:value-type="float">
            <text:p>1479490482</text:p>
          </table:table-cell>
          <table:table-cell table:formula="of:=[.A166]-[.$A$2]" office:value-type="float" office:value="936" calcext:value-type="float">
            <text:p>936</text:p>
          </table:table-cell>
          <table:table-cell table:formula="of:=[.B166]/60" office:value-type="float" office:value="15.6" calcext:value-type="float">
            <text:p>15,6</text:p>
          </table:table-cell>
          <table:table-cell office:value-type="float" office:value="7.518" calcext:value-type="float">
            <text:p>7,518</text:p>
          </table:table-cell>
          <table:table-cell table:formula="of:=[.D166]-3.866" office:value-type="float" office:value="3.652" calcext:value-type="float">
            <text:p>3,652</text:p>
          </table:table-cell>
          <table:table-cell table:formula="of:=AVERAGE([.E143:.E166])" office:value-type="float" office:value="3.71275" calcext:value-type="float">
            <text:p>3,71275</text:p>
          </table:table-cell>
        </table:table-row>
        <table:table-row table:style-name="ro1">
          <table:table-cell office:value-type="float" office:value="1479490488" calcext:value-type="float">
            <text:p>1479490488</text:p>
          </table:table-cell>
          <table:table-cell table:formula="of:=[.A167]-[.$A$2]" office:value-type="float" office:value="942" calcext:value-type="float">
            <text:p>942</text:p>
          </table:table-cell>
          <table:table-cell table:formula="of:=[.B167]/60" office:value-type="float" office:value="15.7" calcext:value-type="float">
            <text:p>15,7</text:p>
          </table:table-cell>
          <table:table-cell office:value-type="float" office:value="7.244" calcext:value-type="float">
            <text:p>7,244</text:p>
          </table:table-cell>
          <table:table-cell table:formula="of:=[.D167]-3.866" office:value-type="float" office:value="3.378" calcext:value-type="float">
            <text:p>3,378</text:p>
          </table:table-cell>
          <table:table-cell table:formula="of:=AVERAGE([.E144:.E167])" office:value-type="float" office:value="3.71170833333333" calcext:value-type="float">
            <text:p>3,71170833333333</text:p>
          </table:table-cell>
        </table:table-row>
        <table:table-row table:style-name="ro1">
          <table:table-cell office:value-type="float" office:value="1479490493" calcext:value-type="float">
            <text:p>1479490493</text:p>
          </table:table-cell>
          <table:table-cell table:formula="of:=[.A168]-[.$A$2]" office:value-type="float" office:value="947" calcext:value-type="float">
            <text:p>947</text:p>
          </table:table-cell>
          <table:table-cell table:formula="of:=[.B168]/60" office:value-type="float" office:value="15.7833333333333" calcext:value-type="float">
            <text:p>15,7833333333333</text:p>
          </table:table-cell>
          <table:table-cell office:value-type="float" office:value="7.323" calcext:value-type="float">
            <text:p>7,323</text:p>
          </table:table-cell>
          <table:table-cell table:formula="of:=[.D168]-3.866" office:value-type="float" office:value="3.457" calcext:value-type="float">
            <text:p>3,457</text:p>
          </table:table-cell>
          <table:table-cell table:formula="of:=AVERAGE([.E145:.E168])" office:value-type="float" office:value="3.70529166666667" calcext:value-type="float">
            <text:p>3,70529166666667</text:p>
          </table:table-cell>
        </table:table-row>
        <table:table-row table:style-name="ro1">
          <table:table-cell office:value-type="float" office:value="1479490498" calcext:value-type="float">
            <text:p>1479490498</text:p>
          </table:table-cell>
          <table:table-cell table:formula="of:=[.A169]-[.$A$2]" office:value-type="float" office:value="952" calcext:value-type="float">
            <text:p>952</text:p>
          </table:table-cell>
          <table:table-cell table:formula="of:=[.B169]/60" office:value-type="float" office:value="15.8666666666667" calcext:value-type="float">
            <text:p>15,8666666666667</text:p>
          </table:table-cell>
          <table:table-cell office:value-type="float" office:value="7.373" calcext:value-type="float">
            <text:p>7,373</text:p>
          </table:table-cell>
          <table:table-cell table:formula="of:=[.D169]-3.866" office:value-type="float" office:value="3.507" calcext:value-type="float">
            <text:p>3,507</text:p>
          </table:table-cell>
          <table:table-cell table:formula="of:=AVERAGE([.E146:.E169])" office:value-type="float" office:value="3.68554166666667" calcext:value-type="float">
            <text:p>3,68554166666667</text:p>
          </table:table-cell>
        </table:table-row>
        <table:table-row table:style-name="ro1">
          <table:table-cell office:value-type="float" office:value="1479490503" calcext:value-type="float">
            <text:p>1479490503</text:p>
          </table:table-cell>
          <table:table-cell table:formula="of:=[.A170]-[.$A$2]" office:value-type="float" office:value="957" calcext:value-type="float">
            <text:p>957</text:p>
          </table:table-cell>
          <table:table-cell table:formula="of:=[.B170]/60" office:value-type="float" office:value="15.95" calcext:value-type="float">
            <text:p>15,95</text:p>
          </table:table-cell>
          <table:table-cell office:value-type="float" office:value="7.928" calcext:value-type="float">
            <text:p>7,928</text:p>
          </table:table-cell>
          <table:table-cell table:formula="of:=[.D170]-3.866" office:value-type="float" office:value="4.062" calcext:value-type="float">
            <text:p>4,062</text:p>
          </table:table-cell>
          <table:table-cell table:formula="of:=AVERAGE([.E147:.E170])" office:value-type="float" office:value="3.70533333333333" calcext:value-type="float">
            <text:p>3,70533333333333</text:p>
          </table:table-cell>
        </table:table-row>
        <table:table-row table:style-name="ro1">
          <table:table-cell office:value-type="float" office:value="1479490509" calcext:value-type="float">
            <text:p>1479490509</text:p>
          </table:table-cell>
          <table:table-cell table:formula="of:=[.A171]-[.$A$2]" office:value-type="float" office:value="963" calcext:value-type="float">
            <text:p>963</text:p>
          </table:table-cell>
          <table:table-cell table:formula="of:=[.B171]/60" office:value-type="float" office:value="16.05" calcext:value-type="float">
            <text:p>16,05</text:p>
          </table:table-cell>
          <table:table-cell office:value-type="float" office:value="8.088" calcext:value-type="float">
            <text:p>8,088</text:p>
          </table:table-cell>
          <table:table-cell table:formula="of:=[.D171]-3.866" office:value-type="float" office:value="4.222" calcext:value-type="float">
            <text:p>4,222</text:p>
          </table:table-cell>
          <table:table-cell table:formula="of:=AVERAGE([.E148:.E171])" office:value-type="float" office:value="3.736875" calcext:value-type="float">
            <text:p>3,736875</text:p>
          </table:table-cell>
        </table:table-row>
        <table:table-row table:style-name="ro1">
          <table:table-cell office:value-type="float" office:value="1479490514" calcext:value-type="float">
            <text:p>1479490514</text:p>
          </table:table-cell>
          <table:table-cell table:formula="of:=[.A172]-[.$A$2]" office:value-type="float" office:value="968" calcext:value-type="float">
            <text:p>968</text:p>
          </table:table-cell>
          <table:table-cell table:formula="of:=[.B172]/60" office:value-type="float" office:value="16.1333333333333" calcext:value-type="float">
            <text:p>16,1333333333333</text:p>
          </table:table-cell>
          <table:table-cell office:value-type="float" office:value="7.01" calcext:value-type="float">
            <text:p>7,01</text:p>
          </table:table-cell>
          <table:table-cell table:formula="of:=[.D172]-3.866" office:value-type="float" office:value="3.144" calcext:value-type="float">
            <text:p>3,144</text:p>
          </table:table-cell>
          <table:table-cell table:formula="of:=AVERAGE([.E149:.E172])" office:value-type="float" office:value="3.711" calcext:value-type="float">
            <text:p>3,711</text:p>
          </table:table-cell>
        </table:table-row>
        <table:table-row table:style-name="ro1">
          <table:table-cell office:value-type="float" office:value="1479490519" calcext:value-type="float">
            <text:p>1479490519</text:p>
          </table:table-cell>
          <table:table-cell table:formula="of:=[.A173]-[.$A$2]" office:value-type="float" office:value="973" calcext:value-type="float">
            <text:p>973</text:p>
          </table:table-cell>
          <table:table-cell table:formula="of:=[.B173]/60" office:value-type="float" office:value="16.2166666666667" calcext:value-type="float">
            <text:p>16,2166666666667</text:p>
          </table:table-cell>
          <table:table-cell office:value-type="float" office:value="7.606" calcext:value-type="float">
            <text:p>7,606</text:p>
          </table:table-cell>
          <table:table-cell table:formula="of:=[.D173]-3.866" office:value-type="float" office:value="3.74" calcext:value-type="float">
            <text:p>3,74</text:p>
          </table:table-cell>
          <table:table-cell table:formula="of:=AVERAGE([.E150:.E173])" office:value-type="float" office:value="3.69379166666667" calcext:value-type="float">
            <text:p>3,69379166666667</text:p>
          </table:table-cell>
        </table:table-row>
        <table:table-row table:style-name="ro1">
          <table:table-cell office:value-type="float" office:value="1479490524" calcext:value-type="float">
            <text:p>1479490524</text:p>
          </table:table-cell>
          <table:table-cell table:formula="of:=[.A174]-[.$A$2]" office:value-type="float" office:value="978" calcext:value-type="float">
            <text:p>978</text:p>
          </table:table-cell>
          <table:table-cell table:formula="of:=[.B174]/60" office:value-type="float" office:value="16.3" calcext:value-type="float">
            <text:p>16,3</text:p>
          </table:table-cell>
          <table:table-cell office:value-type="float" office:value="7.9" calcext:value-type="float">
            <text:p>7,9</text:p>
          </table:table-cell>
          <table:table-cell table:formula="of:=[.D174]-3.866" office:value-type="float" office:value="4.034" calcext:value-type="float">
            <text:p>4,034</text:p>
          </table:table-cell>
          <table:table-cell table:formula="of:=AVERAGE([.E151:.E174])" office:value-type="float" office:value="3.70641666666667" calcext:value-type="float">
            <text:p>3,70641666666667</text:p>
          </table:table-cell>
        </table:table-row>
        <table:table-row table:style-name="ro1">
          <table:table-cell office:value-type="float" office:value="1479490529" calcext:value-type="float">
            <text:p>1479490529</text:p>
          </table:table-cell>
          <table:table-cell table:formula="of:=[.A175]-[.$A$2]" office:value-type="float" office:value="983" calcext:value-type="float">
            <text:p>983</text:p>
          </table:table-cell>
          <table:table-cell table:formula="of:=[.B175]/60" office:value-type="float" office:value="16.3833333333333" calcext:value-type="float">
            <text:p>16,3833333333333</text:p>
          </table:table-cell>
          <table:table-cell office:value-type="float" office:value="7.015" calcext:value-type="float">
            <text:p>7,015</text:p>
          </table:table-cell>
          <table:table-cell table:formula="of:=[.D175]-3.866" office:value-type="float" office:value="3.149" calcext:value-type="float">
            <text:p>3,149</text:p>
          </table:table-cell>
          <table:table-cell table:formula="of:=AVERAGE([.E152:.E175])" office:value-type="float" office:value="3.68695833333333" calcext:value-type="float">
            <text:p>3,68695833333333</text:p>
          </table:table-cell>
        </table:table-row>
        <table:table-row table:style-name="ro1">
          <table:table-cell office:value-type="float" office:value="1479490535" calcext:value-type="float">
            <text:p>1479490535</text:p>
          </table:table-cell>
          <table:table-cell table:formula="of:=[.A176]-[.$A$2]" office:value-type="float" office:value="989" calcext:value-type="float">
            <text:p>989</text:p>
          </table:table-cell>
          <table:table-cell table:formula="of:=[.B176]/60" office:value-type="float" office:value="16.4833333333333" calcext:value-type="float">
            <text:p>16,4833333333333</text:p>
          </table:table-cell>
          <table:table-cell office:value-type="float" office:value="8.146" calcext:value-type="float">
            <text:p>8,146</text:p>
          </table:table-cell>
          <table:table-cell table:formula="of:=[.D176]-3.866" office:value-type="float" office:value="4.28" calcext:value-type="float">
            <text:p>4,28</text:p>
          </table:table-cell>
          <table:table-cell table:formula="of:=AVERAGE([.E153:.E176])" office:value-type="float" office:value="3.70258333333333" calcext:value-type="float">
            <text:p>3,70258333333333</text:p>
          </table:table-cell>
        </table:table-row>
        <table:table-row table:style-name="ro1">
          <table:table-cell office:value-type="float" office:value="1479490540" calcext:value-type="float">
            <text:p>1479490540</text:p>
          </table:table-cell>
          <table:table-cell table:formula="of:=[.A177]-[.$A$2]" office:value-type="float" office:value="994" calcext:value-type="float">
            <text:p>994</text:p>
          </table:table-cell>
          <table:table-cell table:formula="of:=[.B177]/60" office:value-type="float" office:value="16.5666666666667" calcext:value-type="float">
            <text:p>16,5666666666667</text:p>
          </table:table-cell>
          <table:table-cell office:value-type="float" office:value="7.422" calcext:value-type="float">
            <text:p>7,422</text:p>
          </table:table-cell>
          <table:table-cell table:formula="of:=[.D177]-3.866" office:value-type="float" office:value="3.556" calcext:value-type="float">
            <text:p>3,556</text:p>
          </table:table-cell>
          <table:table-cell table:formula="of:=AVERAGE([.E154:.E177])" office:value-type="float" office:value="3.69541666666667" calcext:value-type="float">
            <text:p>3,69541666666667</text:p>
          </table:table-cell>
        </table:table-row>
        <table:table-row table:style-name="ro1">
          <table:table-cell office:value-type="float" office:value="1479490545" calcext:value-type="float">
            <text:p>1479490545</text:p>
          </table:table-cell>
          <table:table-cell table:formula="of:=[.A178]-[.$A$2]" office:value-type="float" office:value="999" calcext:value-type="float">
            <text:p>999</text:p>
          </table:table-cell>
          <table:table-cell table:formula="of:=[.B178]/60" office:value-type="float" office:value="16.65" calcext:value-type="float">
            <text:p>16,65</text:p>
          </table:table-cell>
          <table:table-cell office:value-type="float" office:value="7.461" calcext:value-type="float">
            <text:p>7,461</text:p>
          </table:table-cell>
          <table:table-cell table:formula="of:=[.D178]-3.866" office:value-type="float" office:value="3.595" calcext:value-type="float">
            <text:p>3,595</text:p>
          </table:table-cell>
          <table:table-cell table:formula="of:=AVERAGE([.E155:.E178])" office:value-type="float" office:value="3.69079166666667" calcext:value-type="float">
            <text:p>3,69079166666667</text:p>
          </table:table-cell>
        </table:table-row>
        <table:table-row table:style-name="ro1">
          <table:table-cell office:value-type="float" office:value="1479490550" calcext:value-type="float">
            <text:p>1479490550</text:p>
          </table:table-cell>
          <table:table-cell table:formula="of:=[.A179]-[.$A$2]" office:value-type="float" office:value="1004" calcext:value-type="float">
            <text:p>1004</text:p>
          </table:table-cell>
          <table:table-cell table:formula="of:=[.B179]/60" office:value-type="float" office:value="16.7333333333333" calcext:value-type="float">
            <text:p>16,7333333333333</text:p>
          </table:table-cell>
          <table:table-cell office:value-type="float" office:value="8.058" calcext:value-type="float">
            <text:p>8,058</text:p>
          </table:table-cell>
          <table:table-cell table:formula="of:=[.D179]-3.866" office:value-type="float" office:value="4.192" calcext:value-type="float">
            <text:p>4,192</text:p>
          </table:table-cell>
          <table:table-cell table:formula="of:=AVERAGE([.E156:.E179])" office:value-type="float" office:value="3.70395833333333" calcext:value-type="float">
            <text:p>3,70395833333333</text:p>
          </table:table-cell>
        </table:table-row>
        <table:table-row table:style-name="ro1">
          <table:table-cell office:value-type="float" office:value="1479490556" calcext:value-type="float">
            <text:p>1479490556</text:p>
          </table:table-cell>
          <table:table-cell table:formula="of:=[.A180]-[.$A$2]" office:value-type="float" office:value="1010" calcext:value-type="float">
            <text:p>1010</text:p>
          </table:table-cell>
          <table:table-cell table:formula="of:=[.B180]/60" office:value-type="float" office:value="16.8333333333333" calcext:value-type="float">
            <text:p>16,8333333333333</text:p>
          </table:table-cell>
          <table:table-cell office:value-type="float" office:value="8.03" calcext:value-type="float">
            <text:p>8,03</text:p>
          </table:table-cell>
          <table:table-cell table:formula="of:=[.D180]-3.866" office:value-type="float" office:value="4.164" calcext:value-type="float">
            <text:p>4,164</text:p>
          </table:table-cell>
          <table:table-cell table:formula="of:=AVERAGE([.E157:.E180])" office:value-type="float" office:value="3.73620833333333" calcext:value-type="float">
            <text:p>3,73620833333333</text:p>
          </table:table-cell>
        </table:table-row>
        <table:table-row table:style-name="ro1">
          <table:table-cell office:value-type="float" office:value="1479490561" calcext:value-type="float">
            <text:p>1479490561</text:p>
          </table:table-cell>
          <table:table-cell table:formula="of:=[.A181]-[.$A$2]" office:value-type="float" office:value="1015" calcext:value-type="float">
            <text:p>1015</text:p>
          </table:table-cell>
          <table:table-cell table:formula="of:=[.B181]/60" office:value-type="float" office:value="16.9166666666667" calcext:value-type="float">
            <text:p>16,9166666666667</text:p>
          </table:table-cell>
          <table:table-cell office:value-type="float" office:value="7.905" calcext:value-type="float">
            <text:p>7,905</text:p>
          </table:table-cell>
          <table:table-cell table:formula="of:=[.D181]-3.866" office:value-type="float" office:value="4.039" calcext:value-type="float">
            <text:p>4,039</text:p>
          </table:table-cell>
          <table:table-cell table:formula="of:=AVERAGE([.E158:.E181])" office:value-type="float" office:value="3.74866666666667" calcext:value-type="float">
            <text:p>3,74866666666667</text:p>
          </table:table-cell>
        </table:table-row>
        <table:table-row table:style-name="ro1">
          <table:table-cell office:value-type="float" office:value="1479490566" calcext:value-type="float">
            <text:p>1479490566</text:p>
          </table:table-cell>
          <table:table-cell table:formula="of:=[.A182]-[.$A$2]" office:value-type="float" office:value="1020" calcext:value-type="float">
            <text:p>1020</text:p>
          </table:table-cell>
          <table:table-cell table:formula="of:=[.B182]/60" office:value-type="float" office:value="17" calcext:value-type="float">
            <text:p>17</text:p>
          </table:table-cell>
          <table:table-cell office:value-type="float" office:value="7.513" calcext:value-type="float">
            <text:p>7,513</text:p>
          </table:table-cell>
          <table:table-cell table:formula="of:=[.D182]-3.866" office:value-type="float" office:value="3.647" calcext:value-type="float">
            <text:p>3,647</text:p>
          </table:table-cell>
          <table:table-cell table:formula="of:=AVERAGE([.E159:.E182])" office:value-type="float" office:value="3.75445833333333" calcext:value-type="float">
            <text:p>3,75445833333333</text:p>
          </table:table-cell>
        </table:table-row>
        <table:table-row table:style-name="ro1">
          <table:table-cell office:value-type="float" office:value="1479490572" calcext:value-type="float">
            <text:p>1479490572</text:p>
          </table:table-cell>
          <table:table-cell table:formula="of:=[.A183]-[.$A$2]" office:value-type="float" office:value="1026" calcext:value-type="float">
            <text:p>1026</text:p>
          </table:table-cell>
          <table:table-cell table:formula="of:=[.B183]/60" office:value-type="float" office:value="17.1" calcext:value-type="float">
            <text:p>17,1</text:p>
          </table:table-cell>
          <table:table-cell office:value-type="float" office:value="8.067" calcext:value-type="float">
            <text:p>8,067</text:p>
          </table:table-cell>
          <table:table-cell table:formula="of:=[.D183]-3.866" office:value-type="float" office:value="4.201" calcext:value-type="float">
            <text:p>4,201</text:p>
          </table:table-cell>
          <table:table-cell table:formula="of:=AVERAGE([.E160:.E183])" office:value-type="float" office:value="3.76458333333333" calcext:value-type="float">
            <text:p>3,76458333333333</text:p>
          </table:table-cell>
        </table:table-row>
        <table:table-row table:style-name="ro1">
          <table:table-cell office:value-type="float" office:value="1479490577" calcext:value-type="float">
            <text:p>1479490577</text:p>
          </table:table-cell>
          <table:table-cell table:formula="of:=[.A184]-[.$A$2]" office:value-type="float" office:value="1031" calcext:value-type="float">
            <text:p>1031</text:p>
          </table:table-cell>
          <table:table-cell table:formula="of:=[.B184]/60" office:value-type="float" office:value="17.1833333333333" calcext:value-type="float">
            <text:p>17,1833333333333</text:p>
          </table:table-cell>
          <table:table-cell office:value-type="float" office:value="7.568" calcext:value-type="float">
            <text:p>7,568</text:p>
          </table:table-cell>
          <table:table-cell table:formula="of:=[.D184]-3.866" office:value-type="float" office:value="3.702" calcext:value-type="float">
            <text:p>3,702</text:p>
          </table:table-cell>
          <table:table-cell table:formula="of:=AVERAGE([.E161:.E184])" office:value-type="float" office:value="3.78904166666667" calcext:value-type="float">
            <text:p>3,78904166666667</text:p>
          </table:table-cell>
        </table:table-row>
        <table:table-row table:style-name="ro1">
          <table:table-cell office:value-type="float" office:value="1479490582" calcext:value-type="float">
            <text:p>1479490582</text:p>
          </table:table-cell>
          <table:table-cell table:formula="of:=[.A185]-[.$A$2]" office:value-type="float" office:value="1036" calcext:value-type="float">
            <text:p>1036</text:p>
          </table:table-cell>
          <table:table-cell table:formula="of:=[.B185]/60" office:value-type="float" office:value="17.2666666666667" calcext:value-type="float">
            <text:p>17,2666666666667</text:p>
          </table:table-cell>
          <table:table-cell office:value-type="float" office:value="7.795" calcext:value-type="float">
            <text:p>7,795</text:p>
          </table:table-cell>
          <table:table-cell table:formula="of:=[.D185]-3.866" office:value-type="float" office:value="3.929" calcext:value-type="float">
            <text:p>3,929</text:p>
          </table:table-cell>
          <table:table-cell table:formula="of:=AVERAGE([.E162:.E185])" office:value-type="float" office:value="3.80120833333333" calcext:value-type="float">
            <text:p>3,80120833333333</text:p>
          </table:table-cell>
        </table:table-row>
        <table:table-row table:style-name="ro1">
          <table:table-cell office:value-type="float" office:value="1479490587" calcext:value-type="float">
            <text:p>1479490587</text:p>
          </table:table-cell>
          <table:table-cell table:formula="of:=[.A186]-[.$A$2]" office:value-type="float" office:value="1041" calcext:value-type="float">
            <text:p>1041</text:p>
          </table:table-cell>
          <table:table-cell table:formula="of:=[.B186]/60" office:value-type="float" office:value="17.35" calcext:value-type="float">
            <text:p>17,35</text:p>
          </table:table-cell>
          <table:table-cell office:value-type="float" office:value="7.82" calcext:value-type="float">
            <text:p>7,82</text:p>
          </table:table-cell>
          <table:table-cell table:formula="of:=[.D186]-3.866" office:value-type="float" office:value="3.954" calcext:value-type="float">
            <text:p>3,954</text:p>
          </table:table-cell>
          <table:table-cell table:formula="of:=AVERAGE([.E163:.E186])" office:value-type="float" office:value="3.79483333333333" calcext:value-type="float">
            <text:p>3,79483333333333</text:p>
          </table:table-cell>
        </table:table-row>
        <table:table-row table:style-name="ro1">
          <table:table-cell office:value-type="float" office:value="1479490592" calcext:value-type="float">
            <text:p>1479490592</text:p>
          </table:table-cell>
          <table:table-cell table:formula="of:=[.A187]-[.$A$2]" office:value-type="float" office:value="1046" calcext:value-type="float">
            <text:p>1046</text:p>
          </table:table-cell>
          <table:table-cell table:formula="of:=[.B187]/60" office:value-type="float" office:value="17.4333333333333" calcext:value-type="float">
            <text:p>17,4333333333333</text:p>
          </table:table-cell>
          <table:table-cell office:value-type="float" office:value="7.952" calcext:value-type="float">
            <text:p>7,952</text:p>
          </table:table-cell>
          <table:table-cell table:formula="of:=[.D187]-3.866" office:value-type="float" office:value="4.086" calcext:value-type="float">
            <text:p>4,086</text:p>
          </table:table-cell>
          <table:table-cell table:formula="of:=AVERAGE([.E164:.E187])" office:value-type="float" office:value="3.82283333333333" calcext:value-type="float">
            <text:p>3,82283333333333</text:p>
          </table:table-cell>
        </table:table-row>
        <table:table-row table:style-name="ro1">
          <table:table-cell office:value-type="float" office:value="1479490598" calcext:value-type="float">
            <text:p>1479490598</text:p>
          </table:table-cell>
          <table:table-cell table:formula="of:=[.A188]-[.$A$2]" office:value-type="float" office:value="1052" calcext:value-type="float">
            <text:p>1052</text:p>
          </table:table-cell>
          <table:table-cell table:formula="of:=[.B188]/60" office:value-type="float" office:value="17.5333333333333" calcext:value-type="float">
            <text:p>17,5333333333333</text:p>
          </table:table-cell>
          <table:table-cell office:value-type="float" office:value="7.612" calcext:value-type="float">
            <text:p>7,612</text:p>
          </table:table-cell>
          <table:table-cell table:formula="of:=[.D188]-3.866" office:value-type="float" office:value="3.746" calcext:value-type="float">
            <text:p>3,746</text:p>
          </table:table-cell>
          <table:table-cell table:formula="of:=AVERAGE([.E165:.E188])" office:value-type="float" office:value="3.81475" calcext:value-type="float">
            <text:p>3,81475</text:p>
          </table:table-cell>
        </table:table-row>
        <table:table-row table:style-name="ro1">
          <table:table-cell office:value-type="float" office:value="1479490603" calcext:value-type="float">
            <text:p>1479490603</text:p>
          </table:table-cell>
          <table:table-cell table:formula="of:=[.A189]-[.$A$2]" office:value-type="float" office:value="1057" calcext:value-type="float">
            <text:p>1057</text:p>
          </table:table-cell>
          <table:table-cell table:formula="of:=[.B189]/60" office:value-type="float" office:value="17.6166666666667" calcext:value-type="float">
            <text:p>17,6166666666667</text:p>
          </table:table-cell>
          <table:table-cell office:value-type="float" office:value="7.853" calcext:value-type="float">
            <text:p>7,853</text:p>
          </table:table-cell>
          <table:table-cell table:formula="of:=[.D189]-3.866" office:value-type="float" office:value="3.987" calcext:value-type="float">
            <text:p>3,987</text:p>
          </table:table-cell>
          <table:table-cell table:formula="of:=AVERAGE([.E166:.E189])" office:value-type="float" office:value="3.80929166666667" calcext:value-type="float">
            <text:p>3,80929166666667</text:p>
          </table:table-cell>
        </table:table-row>
        <table:table-row table:style-name="ro1">
          <table:table-cell office:value-type="float" office:value="1479490608" calcext:value-type="float">
            <text:p>1479490608</text:p>
          </table:table-cell>
          <table:table-cell table:formula="of:=[.A190]-[.$A$2]" office:value-type="float" office:value="1062" calcext:value-type="float">
            <text:p>1062</text:p>
          </table:table-cell>
          <table:table-cell table:formula="of:=[.B190]/60" office:value-type="float" office:value="17.7" calcext:value-type="float">
            <text:p>17,7</text:p>
          </table:table-cell>
          <table:table-cell office:value-type="float" office:value="7.701" calcext:value-type="float">
            <text:p>7,701</text:p>
          </table:table-cell>
          <table:table-cell table:formula="of:=[.D190]-3.866" office:value-type="float" office:value="3.835" calcext:value-type="float">
            <text:p>3,835</text:p>
          </table:table-cell>
          <table:table-cell table:formula="of:=AVERAGE([.E167:.E190])" office:value-type="float" office:value="3.81691666666667" calcext:value-type="float">
            <text:p>3,81691666666667</text:p>
          </table:table-cell>
        </table:table-row>
        <table:table-row table:style-name="ro1">
          <table:table-cell office:value-type="float" office:value="1479490613" calcext:value-type="float">
            <text:p>1479490613</text:p>
          </table:table-cell>
          <table:table-cell table:formula="of:=[.A191]-[.$A$2]" office:value-type="float" office:value="1067" calcext:value-type="float">
            <text:p>1067</text:p>
          </table:table-cell>
          <table:table-cell table:formula="of:=[.B191]/60" office:value-type="float" office:value="17.7833333333333" calcext:value-type="float">
            <text:p>17,7833333333333</text:p>
          </table:table-cell>
          <table:table-cell office:value-type="float" office:value="7.77" calcext:value-type="float">
            <text:p>7,77</text:p>
          </table:table-cell>
          <table:table-cell table:formula="of:=[.D191]-3.866" office:value-type="float" office:value="3.904" calcext:value-type="float">
            <text:p>3,904</text:p>
          </table:table-cell>
          <table:table-cell table:formula="of:=AVERAGE([.E168:.E191])" office:value-type="float" office:value="3.83883333333333" calcext:value-type="float">
            <text:p>3,83883333333333</text:p>
          </table:table-cell>
        </table:table-row>
        <table:table-row table:style-name="ro1">
          <table:table-cell office:value-type="float" office:value="1479490619" calcext:value-type="float">
            <text:p>1479490619</text:p>
          </table:table-cell>
          <table:table-cell table:formula="of:=[.A192]-[.$A$2]" office:value-type="float" office:value="1073" calcext:value-type="float">
            <text:p>1073</text:p>
          </table:table-cell>
          <table:table-cell table:formula="of:=[.B192]/60" office:value-type="float" office:value="17.8833333333333" calcext:value-type="float">
            <text:p>17,8833333333333</text:p>
          </table:table-cell>
          <table:table-cell office:value-type="float" office:value="7.32" calcext:value-type="float">
            <text:p>7,32</text:p>
          </table:table-cell>
          <table:table-cell table:formula="of:=[.D192]-3.866" office:value-type="float" office:value="3.454" calcext:value-type="float">
            <text:p>3,454</text:p>
          </table:table-cell>
          <table:table-cell table:formula="of:=AVERAGE([.E169:.E192])" office:value-type="float" office:value="3.83870833333333" calcext:value-type="float">
            <text:p>3,83870833333333</text:p>
          </table:table-cell>
        </table:table-row>
        <table:table-row table:style-name="ro1">
          <table:table-cell office:value-type="float" office:value="1479490624" calcext:value-type="float">
            <text:p>1479490624</text:p>
          </table:table-cell>
          <table:table-cell table:formula="of:=[.A193]-[.$A$2]" office:value-type="float" office:value="1078" calcext:value-type="float">
            <text:p>1078</text:p>
          </table:table-cell>
          <table:table-cell table:formula="of:=[.B193]/60" office:value-type="float" office:value="17.9666666666667" calcext:value-type="float">
            <text:p>17,9666666666667</text:p>
          </table:table-cell>
          <table:table-cell office:value-type="float" office:value="7.744" calcext:value-type="float">
            <text:p>7,744</text:p>
          </table:table-cell>
          <table:table-cell table:formula="of:=[.D193]-3.866" office:value-type="float" office:value="3.878" calcext:value-type="float">
            <text:p>3,878</text:p>
          </table:table-cell>
          <table:table-cell table:formula="of:=AVERAGE([.E170:.E193])" office:value-type="float" office:value="3.85416666666667" calcext:value-type="float">
            <text:p>3,85416666666667</text:p>
          </table:table-cell>
        </table:table-row>
        <table:table-row table:style-name="ro1">
          <table:table-cell office:value-type="float" office:value="1479490629" calcext:value-type="float">
            <text:p>1479490629</text:p>
          </table:table-cell>
          <table:table-cell table:formula="of:=[.A194]-[.$A$2]" office:value-type="float" office:value="1083" calcext:value-type="float">
            <text:p>1083</text:p>
          </table:table-cell>
          <table:table-cell table:formula="of:=[.B194]/60" office:value-type="float" office:value="18.05" calcext:value-type="float">
            <text:p>18,05</text:p>
          </table:table-cell>
          <table:table-cell office:value-type="float" office:value="7.399" calcext:value-type="float">
            <text:p>7,399</text:p>
          </table:table-cell>
          <table:table-cell table:formula="of:=[.D194]-3.866" office:value-type="float" office:value="3.533" calcext:value-type="float">
            <text:p>3,533</text:p>
          </table:table-cell>
          <table:table-cell table:formula="of:=AVERAGE([.E171:.E194])" office:value-type="float" office:value="3.832125" calcext:value-type="float">
            <text:p>3,832125</text:p>
          </table:table-cell>
        </table:table-row>
        <table:table-row table:style-name="ro1">
          <table:table-cell office:value-type="float" office:value="1479490634" calcext:value-type="float">
            <text:p>1479490634</text:p>
          </table:table-cell>
          <table:table-cell table:formula="of:=[.A195]-[.$A$2]" office:value-type="float" office:value="1088" calcext:value-type="float">
            <text:p>1088</text:p>
          </table:table-cell>
          <table:table-cell table:formula="of:=[.B195]/60" office:value-type="float" office:value="18.1333333333333" calcext:value-type="float">
            <text:p>18,1333333333333</text:p>
          </table:table-cell>
          <table:table-cell office:value-type="float" office:value="7.757" calcext:value-type="float">
            <text:p>7,757</text:p>
          </table:table-cell>
          <table:table-cell table:formula="of:=[.D195]-3.866" office:value-type="float" office:value="3.891" calcext:value-type="float">
            <text:p>3,891</text:p>
          </table:table-cell>
          <table:table-cell table:formula="of:=AVERAGE([.E172:.E195])" office:value-type="float" office:value="3.81833333333333" calcext:value-type="float">
            <text:p>3,81833333333333</text:p>
          </table:table-cell>
        </table:table-row>
        <table:table-row table:style-name="ro1">
          <table:table-cell office:value-type="float" office:value="1479490640" calcext:value-type="float">
            <text:p>1479490640</text:p>
          </table:table-cell>
          <table:table-cell table:formula="of:=[.A196]-[.$A$2]" office:value-type="float" office:value="1094" calcext:value-type="float">
            <text:p>1094</text:p>
          </table:table-cell>
          <table:table-cell table:formula="of:=[.B196]/60" office:value-type="float" office:value="18.2333333333333" calcext:value-type="float">
            <text:p>18,2333333333333</text:p>
          </table:table-cell>
          <table:table-cell office:value-type="float" office:value="7.96" calcext:value-type="float">
            <text:p>7,96</text:p>
          </table:table-cell>
          <table:table-cell table:formula="of:=[.D196]-3.866" office:value-type="float" office:value="4.094" calcext:value-type="float">
            <text:p>4,094</text:p>
          </table:table-cell>
          <table:table-cell table:formula="of:=AVERAGE([.E173:.E196])" office:value-type="float" office:value="3.85791666666667" calcext:value-type="float">
            <text:p>3,85791666666667</text:p>
          </table:table-cell>
        </table:table-row>
        <table:table-row table:style-name="ro1">
          <table:table-cell office:value-type="float" office:value="1479490645" calcext:value-type="float">
            <text:p>1479490645</text:p>
          </table:table-cell>
          <table:table-cell table:formula="of:=[.A197]-[.$A$2]" office:value-type="float" office:value="1099" calcext:value-type="float">
            <text:p>1099</text:p>
          </table:table-cell>
          <table:table-cell table:formula="of:=[.B197]/60" office:value-type="float" office:value="18.3166666666667" calcext:value-type="float">
            <text:p>18,3166666666667</text:p>
          </table:table-cell>
          <table:table-cell office:value-type="float" office:value="7.038" calcext:value-type="float">
            <text:p>7,038</text:p>
          </table:table-cell>
          <table:table-cell table:formula="of:=[.D197]-3.866" office:value-type="float" office:value="3.172" calcext:value-type="float">
            <text:p>3,172</text:p>
          </table:table-cell>
          <table:table-cell table:formula="of:=AVERAGE([.E174:.E197])" office:value-type="float" office:value="3.83425" calcext:value-type="float">
            <text:p>3,83425</text:p>
          </table:table-cell>
        </table:table-row>
        <table:table-row table:style-name="ro1">
          <table:table-cell office:value-type="float" office:value="1479490650" calcext:value-type="float">
            <text:p>1479490650</text:p>
          </table:table-cell>
          <table:table-cell table:formula="of:=[.A198]-[.$A$2]" office:value-type="float" office:value="1104" calcext:value-type="float">
            <text:p>1104</text:p>
          </table:table-cell>
          <table:table-cell table:formula="of:=[.B198]/60" office:value-type="float" office:value="18.4" calcext:value-type="float">
            <text:p>18,4</text:p>
          </table:table-cell>
          <table:table-cell office:value-type="float" office:value="7.406" calcext:value-type="float">
            <text:p>7,406</text:p>
          </table:table-cell>
          <table:table-cell table:formula="of:=[.D198]-3.866" office:value-type="float" office:value="3.54" calcext:value-type="float">
            <text:p>3,54</text:p>
          </table:table-cell>
          <table:table-cell table:formula="of:=AVERAGE([.E175:.E198])" office:value-type="float" office:value="3.81366666666667" calcext:value-type="float">
            <text:p>3,81366666666667</text:p>
          </table:table-cell>
        </table:table-row>
        <table:table-row table:style-name="ro1">
          <table:table-cell office:value-type="float" office:value="1479490655" calcext:value-type="float">
            <text:p>1479490655</text:p>
          </table:table-cell>
          <table:table-cell table:formula="of:=[.A199]-[.$A$2]" office:value-type="float" office:value="1109" calcext:value-type="float">
            <text:p>1109</text:p>
          </table:table-cell>
          <table:table-cell table:formula="of:=[.B199]/60" office:value-type="float" office:value="18.4833333333333" calcext:value-type="float">
            <text:p>18,4833333333333</text:p>
          </table:table-cell>
          <table:table-cell office:value-type="float" office:value="7.296" calcext:value-type="float">
            <text:p>7,296</text:p>
          </table:table-cell>
          <table:table-cell table:formula="of:=[.D199]-3.866" office:value-type="float" office:value="3.43" calcext:value-type="float">
            <text:p>3,43</text:p>
          </table:table-cell>
          <table:table-cell table:formula="of:=AVERAGE([.E176:.E199])" office:value-type="float" office:value="3.825375" calcext:value-type="float">
            <text:p>3,825375</text:p>
          </table:table-cell>
        </table:table-row>
        <table:table-row table:style-name="ro1">
          <table:table-cell office:value-type="float" office:value="1479490661" calcext:value-type="float">
            <text:p>1479490661</text:p>
          </table:table-cell>
          <table:table-cell table:formula="of:=[.A200]-[.$A$2]" office:value-type="float" office:value="1115" calcext:value-type="float">
            <text:p>1115</text:p>
          </table:table-cell>
          <table:table-cell table:formula="of:=[.B200]/60" office:value-type="float" office:value="18.5833333333333" calcext:value-type="float">
            <text:p>18,5833333333333</text:p>
          </table:table-cell>
          <table:table-cell office:value-type="float" office:value="7.573" calcext:value-type="float">
            <text:p>7,573</text:p>
          </table:table-cell>
          <table:table-cell table:formula="of:=[.D200]-3.866" office:value-type="float" office:value="3.707" calcext:value-type="float">
            <text:p>3,707</text:p>
          </table:table-cell>
          <table:table-cell table:formula="of:=AVERAGE([.E177:.E200])" office:value-type="float" office:value="3.8015" calcext:value-type="float">
            <text:p>3,8015</text:p>
          </table:table-cell>
        </table:table-row>
        <table:table-row table:style-name="ro1">
          <table:table-cell office:value-type="float" office:value="1479490666" calcext:value-type="float">
            <text:p>1479490666</text:p>
          </table:table-cell>
          <table:table-cell table:formula="of:=[.A201]-[.$A$2]" office:value-type="float" office:value="1120" calcext:value-type="float">
            <text:p>1120</text:p>
          </table:table-cell>
          <table:table-cell table:formula="of:=[.B201]/60" office:value-type="float" office:value="18.6666666666667" calcext:value-type="float">
            <text:p>18,6666666666667</text:p>
          </table:table-cell>
          <table:table-cell office:value-type="float" office:value="7.403" calcext:value-type="float">
            <text:p>7,403</text:p>
          </table:table-cell>
          <table:table-cell table:formula="of:=[.D201]-3.866" office:value-type="float" office:value="3.537" calcext:value-type="float">
            <text:p>3,537</text:p>
          </table:table-cell>
          <table:table-cell table:formula="of:=AVERAGE([.E178:.E201])" office:value-type="float" office:value="3.80070833333333" calcext:value-type="float">
            <text:p>3,80070833333333</text:p>
          </table:table-cell>
        </table:table-row>
        <table:table-row table:style-name="ro1">
          <table:table-cell office:value-type="float" office:value="1479490671" calcext:value-type="float">
            <text:p>1479490671</text:p>
          </table:table-cell>
          <table:table-cell table:formula="of:=[.A202]-[.$A$2]" office:value-type="float" office:value="1125" calcext:value-type="float">
            <text:p>1125</text:p>
          </table:table-cell>
          <table:table-cell table:formula="of:=[.B202]/60" office:value-type="float" office:value="18.75" calcext:value-type="float">
            <text:p>18,75</text:p>
          </table:table-cell>
          <table:table-cell office:value-type="float" office:value="7.749" calcext:value-type="float">
            <text:p>7,749</text:p>
          </table:table-cell>
          <table:table-cell table:formula="of:=[.D202]-3.866" office:value-type="float" office:value="3.883" calcext:value-type="float">
            <text:p>3,883</text:p>
          </table:table-cell>
          <table:table-cell table:formula="of:=AVERAGE([.E179:.E202])" office:value-type="float" office:value="3.81270833333333" calcext:value-type="float">
            <text:p>3,81270833333333</text:p>
          </table:table-cell>
        </table:table-row>
        <table:table-row table:style-name="ro1">
          <table:table-cell office:value-type="float" office:value="1479490676" calcext:value-type="float">
            <text:p>1479490676</text:p>
          </table:table-cell>
          <table:table-cell table:formula="of:=[.A203]-[.$A$2]" office:value-type="float" office:value="1130" calcext:value-type="float">
            <text:p>1130</text:p>
          </table:table-cell>
          <table:table-cell table:formula="of:=[.B203]/60" office:value-type="float" office:value="18.8333333333333" calcext:value-type="float">
            <text:p>18,8333333333333</text:p>
          </table:table-cell>
          <table:table-cell office:value-type="float" office:value="7.508" calcext:value-type="float">
            <text:p>7,508</text:p>
          </table:table-cell>
          <table:table-cell table:formula="of:=[.D203]-3.866" office:value-type="float" office:value="3.642" calcext:value-type="float">
            <text:p>3,642</text:p>
          </table:table-cell>
          <table:table-cell table:formula="of:=AVERAGE([.E180:.E203])" office:value-type="float" office:value="3.78979166666667" calcext:value-type="float">
            <text:p>3,78979166666667</text:p>
          </table:table-cell>
        </table:table-row>
        <table:table-row table:style-name="ro1">
          <table:table-cell office:value-type="float" office:value="1479490681" calcext:value-type="float">
            <text:p>1479490681</text:p>
          </table:table-cell>
          <table:table-cell table:formula="of:=[.A204]-[.$A$2]" office:value-type="float" office:value="1135" calcext:value-type="float">
            <text:p>1135</text:p>
          </table:table-cell>
          <table:table-cell table:formula="of:=[.B204]/60" office:value-type="float" office:value="18.9166666666667" calcext:value-type="float">
            <text:p>18,9166666666667</text:p>
          </table:table-cell>
          <table:table-cell office:value-type="float" office:value="7.894" calcext:value-type="float">
            <text:p>7,894</text:p>
          </table:table-cell>
          <table:table-cell table:formula="of:=[.D204]-3.866" office:value-type="float" office:value="4.028" calcext:value-type="float">
            <text:p>4,028</text:p>
          </table:table-cell>
          <table:table-cell table:formula="of:=AVERAGE([.E181:.E204])" office:value-type="float" office:value="3.784125" calcext:value-type="float">
            <text:p>3,784125</text:p>
          </table:table-cell>
        </table:table-row>
        <table:table-row table:style-name="ro1">
          <table:table-cell office:value-type="float" office:value="1479490687" calcext:value-type="float">
            <text:p>1479490687</text:p>
          </table:table-cell>
          <table:table-cell table:formula="of:=[.A205]-[.$A$2]" office:value-type="float" office:value="1141" calcext:value-type="float">
            <text:p>1141</text:p>
          </table:table-cell>
          <table:table-cell table:formula="of:=[.B205]/60" office:value-type="float" office:value="19.0166666666667" calcext:value-type="float">
            <text:p>19,0166666666667</text:p>
          </table:table-cell>
          <table:table-cell office:value-type="float" office:value="7.322" calcext:value-type="float">
            <text:p>7,322</text:p>
          </table:table-cell>
          <table:table-cell table:formula="of:=[.D205]-3.866" office:value-type="float" office:value="3.456" calcext:value-type="float">
            <text:p>3,456</text:p>
          </table:table-cell>
          <table:table-cell table:formula="of:=AVERAGE([.E182:.E205])" office:value-type="float" office:value="3.75983333333333" calcext:value-type="float">
            <text:p>3,75983333333333</text:p>
          </table:table-cell>
        </table:table-row>
        <table:table-row table:style-name="ro1">
          <table:table-cell office:value-type="float" office:value="1479490692" calcext:value-type="float">
            <text:p>1479490692</text:p>
          </table:table-cell>
          <table:table-cell table:formula="of:=[.A206]-[.$A$2]" office:value-type="float" office:value="1146" calcext:value-type="float">
            <text:p>1146</text:p>
          </table:table-cell>
          <table:table-cell table:formula="of:=[.B206]/60" office:value-type="float" office:value="19.1" calcext:value-type="float">
            <text:p>19,1</text:p>
          </table:table-cell>
          <table:table-cell office:value-type="float" office:value="7.276" calcext:value-type="float">
            <text:p>7,276</text:p>
          </table:table-cell>
          <table:table-cell table:formula="of:=[.D206]-3.866" office:value-type="float" office:value="3.41" calcext:value-type="float">
            <text:p>3,41</text:p>
          </table:table-cell>
          <table:table-cell table:formula="of:=AVERAGE([.E183:.E206])" office:value-type="float" office:value="3.74995833333333" calcext:value-type="float">
            <text:p>3,74995833333333</text:p>
          </table:table-cell>
        </table:table-row>
        <table:table-row table:style-name="ro1">
          <table:table-cell office:value-type="float" office:value="1479490697" calcext:value-type="float">
            <text:p>1479490697</text:p>
          </table:table-cell>
          <table:table-cell table:formula="of:=[.A207]-[.$A$2]" office:value-type="float" office:value="1151" calcext:value-type="float">
            <text:p>1151</text:p>
          </table:table-cell>
          <table:table-cell table:formula="of:=[.B207]/60" office:value-type="float" office:value="19.1833333333333" calcext:value-type="float">
            <text:p>19,1833333333333</text:p>
          </table:table-cell>
          <table:table-cell office:value-type="float" office:value="7.856" calcext:value-type="float">
            <text:p>7,856</text:p>
          </table:table-cell>
          <table:table-cell table:formula="of:=[.D207]-3.866" office:value-type="float" office:value="3.99" calcext:value-type="float">
            <text:p>3,99</text:p>
          </table:table-cell>
          <table:table-cell table:formula="of:=AVERAGE([.E184:.E207])" office:value-type="float" office:value="3.74116666666667" calcext:value-type="float">
            <text:p>3,74116666666667</text:p>
          </table:table-cell>
        </table:table-row>
        <table:table-row table:style-name="ro1">
          <table:table-cell office:value-type="float" office:value="1479490702" calcext:value-type="float">
            <text:p>1479490702</text:p>
          </table:table-cell>
          <table:table-cell table:formula="of:=[.A208]-[.$A$2]" office:value-type="float" office:value="1156" calcext:value-type="float">
            <text:p>1156</text:p>
          </table:table-cell>
          <table:table-cell table:formula="of:=[.B208]/60" office:value-type="float" office:value="19.2666666666667" calcext:value-type="float">
            <text:p>19,2666666666667</text:p>
          </table:table-cell>
          <table:table-cell office:value-type="float" office:value="7.65" calcext:value-type="float">
            <text:p>7,65</text:p>
          </table:table-cell>
          <table:table-cell table:formula="of:=[.D208]-3.866" office:value-type="float" office:value="3.784" calcext:value-type="float">
            <text:p>3,784</text:p>
          </table:table-cell>
          <table:table-cell table:formula="of:=AVERAGE([.E185:.E208])" office:value-type="float" office:value="3.74458333333333" calcext:value-type="float">
            <text:p>3,74458333333333</text:p>
          </table:table-cell>
        </table:table-row>
        <table:table-row table:style-name="ro1">
          <table:table-cell office:value-type="float" office:value="1479490708" calcext:value-type="float">
            <text:p>1479490708</text:p>
          </table:table-cell>
          <table:table-cell table:formula="of:=[.A209]-[.$A$2]" office:value-type="float" office:value="1162" calcext:value-type="float">
            <text:p>1162</text:p>
          </table:table-cell>
          <table:table-cell table:formula="of:=[.B209]/60" office:value-type="float" office:value="19.3666666666667" calcext:value-type="float">
            <text:p>19,3666666666667</text:p>
          </table:table-cell>
          <table:table-cell office:value-type="float" office:value="7.666" calcext:value-type="float">
            <text:p>7,666</text:p>
          </table:table-cell>
          <table:table-cell table:formula="of:=[.D209]-3.866" office:value-type="float" office:value="3.8" calcext:value-type="float">
            <text:p>3,8</text:p>
          </table:table-cell>
          <table:table-cell table:formula="of:=AVERAGE([.E186:.E209])" office:value-type="float" office:value="3.73920833333333" calcext:value-type="float">
            <text:p>3,73920833333333</text:p>
          </table:table-cell>
        </table:table-row>
        <table:table-row table:style-name="ro1">
          <table:table-cell office:value-type="float" office:value="1479490713" calcext:value-type="float">
            <text:p>1479490713</text:p>
          </table:table-cell>
          <table:table-cell table:formula="of:=[.A210]-[.$A$2]" office:value-type="float" office:value="1167" calcext:value-type="float">
            <text:p>1167</text:p>
          </table:table-cell>
          <table:table-cell table:formula="of:=[.B210]/60" office:value-type="float" office:value="19.45" calcext:value-type="float">
            <text:p>19,45</text:p>
          </table:table-cell>
          <table:table-cell office:value-type="float" office:value="8.023" calcext:value-type="float">
            <text:p>8,023</text:p>
          </table:table-cell>
          <table:table-cell table:formula="of:=[.D210]-3.866" office:value-type="float" office:value="4.157" calcext:value-type="float">
            <text:p>4,157</text:p>
          </table:table-cell>
          <table:table-cell table:formula="of:=AVERAGE([.E187:.E210])" office:value-type="float" office:value="3.74766666666667" calcext:value-type="float">
            <text:p>3,74766666666667</text:p>
          </table:table-cell>
        </table:table-row>
        <table:table-row table:style-name="ro1">
          <table:table-cell office:value-type="float" office:value="1479490718" calcext:value-type="float">
            <text:p>1479490718</text:p>
          </table:table-cell>
          <table:table-cell table:formula="of:=[.A211]-[.$A$2]" office:value-type="float" office:value="1172" calcext:value-type="float">
            <text:p>1172</text:p>
          </table:table-cell>
          <table:table-cell table:formula="of:=[.B211]/60" office:value-type="float" office:value="19.5333333333333" calcext:value-type="float">
            <text:p>19,5333333333333</text:p>
          </table:table-cell>
          <table:table-cell office:value-type="float" office:value="7.952" calcext:value-type="float">
            <text:p>7,952</text:p>
          </table:table-cell>
          <table:table-cell table:formula="of:=[.D211]-3.866" office:value-type="float" office:value="4.086" calcext:value-type="float">
            <text:p>4,086</text:p>
          </table:table-cell>
          <table:table-cell table:formula="of:=AVERAGE([.E188:.E211])" office:value-type="float" office:value="3.74766666666667" calcext:value-type="float">
            <text:p>3,74766666666667</text:p>
          </table:table-cell>
        </table:table-row>
        <table:table-row table:style-name="ro1">
          <table:table-cell office:value-type="float" office:value="1479490723" calcext:value-type="float">
            <text:p>1479490723</text:p>
          </table:table-cell>
          <table:table-cell table:formula="of:=[.A212]-[.$A$2]" office:value-type="float" office:value="1177" calcext:value-type="float">
            <text:p>1177</text:p>
          </table:table-cell>
          <table:table-cell table:formula="of:=[.B212]/60" office:value-type="float" office:value="19.6166666666667" calcext:value-type="float">
            <text:p>19,6166666666667</text:p>
          </table:table-cell>
          <table:table-cell office:value-type="float" office:value="7.356" calcext:value-type="float">
            <text:p>7,356</text:p>
          </table:table-cell>
          <table:table-cell table:formula="of:=[.D212]-3.866" office:value-type="float" office:value="3.49" calcext:value-type="float">
            <text:p>3,49</text:p>
          </table:table-cell>
          <table:table-cell table:formula="of:=AVERAGE([.E189:.E212])" office:value-type="float" office:value="3.737" calcext:value-type="float">
            <text:p>3,737</text:p>
          </table:table-cell>
        </table:table-row>
        <table:table-row table:style-name="ro1">
          <table:table-cell office:value-type="float" office:value="1479490728" calcext:value-type="float">
            <text:p>1479490728</text:p>
          </table:table-cell>
          <table:table-cell table:formula="of:=[.A213]-[.$A$2]" office:value-type="float" office:value="1182" calcext:value-type="float">
            <text:p>1182</text:p>
          </table:table-cell>
          <table:table-cell table:formula="of:=[.B213]/60" office:value-type="float" office:value="19.7" calcext:value-type="float">
            <text:p>19,7</text:p>
          </table:table-cell>
          <table:table-cell office:value-type="float" office:value="7.696" calcext:value-type="float">
            <text:p>7,696</text:p>
          </table:table-cell>
          <table:table-cell table:formula="of:=[.D213]-3.866" office:value-type="float" office:value="3.83" calcext:value-type="float">
            <text:p>3,83</text:p>
          </table:table-cell>
          <table:table-cell table:formula="of:=AVERAGE([.E190:.E213])" office:value-type="float" office:value="3.73045833333333" calcext:value-type="float">
            <text:p>3,73045833333333</text:p>
          </table:table-cell>
        </table:table-row>
        <table:table-row table:style-name="ro1">
          <table:table-cell office:value-type="float" office:value="1479490734" calcext:value-type="float">
            <text:p>1479490734</text:p>
          </table:table-cell>
          <table:table-cell table:formula="of:=[.A214]-[.$A$2]" office:value-type="float" office:value="1188" calcext:value-type="float">
            <text:p>1188</text:p>
          </table:table-cell>
          <table:table-cell table:formula="of:=[.B214]/60" office:value-type="float" office:value="19.8" calcext:value-type="float">
            <text:p>19,8</text:p>
          </table:table-cell>
          <table:table-cell office:value-type="float" office:value="7.996" calcext:value-type="float">
            <text:p>7,996</text:p>
          </table:table-cell>
          <table:table-cell table:formula="of:=[.D214]-3.866" office:value-type="float" office:value="4.13" calcext:value-type="float">
            <text:p>4,13</text:p>
          </table:table-cell>
          <table:table-cell table:formula="of:=AVERAGE([.E191:.E214])" office:value-type="float" office:value="3.74275" calcext:value-type="float">
            <text:p>3,74275</text:p>
          </table:table-cell>
        </table:table-row>
        <table:table-row table:style-name="ro1">
          <table:table-cell office:value-type="float" office:value="1479490739" calcext:value-type="float">
            <text:p>1479490739</text:p>
          </table:table-cell>
          <table:table-cell table:formula="of:=[.A215]-[.$A$2]" office:value-type="float" office:value="1193" calcext:value-type="float">
            <text:p>1193</text:p>
          </table:table-cell>
          <table:table-cell table:formula="of:=[.B215]/60" office:value-type="float" office:value="19.8833333333333" calcext:value-type="float">
            <text:p>19,8833333333333</text:p>
          </table:table-cell>
          <table:table-cell office:value-type="float" office:value="7.255" calcext:value-type="float">
            <text:p>7,255</text:p>
          </table:table-cell>
          <table:table-cell table:formula="of:=[.D215]-3.866" office:value-type="float" office:value="3.389" calcext:value-type="float">
            <text:p>3,389</text:p>
          </table:table-cell>
          <table:table-cell table:formula="of:=AVERAGE([.E192:.E215])" office:value-type="float" office:value="3.72129166666667" calcext:value-type="float">
            <text:p>3,72129166666667</text:p>
          </table:table-cell>
        </table:table-row>
        <table:table-row table:style-name="ro1">
          <table:table-cell office:value-type="float" office:value="1479490744" calcext:value-type="float">
            <text:p>1479490744</text:p>
          </table:table-cell>
          <table:table-cell table:formula="of:=[.A216]-[.$A$2]" office:value-type="float" office:value="1198" calcext:value-type="float">
            <text:p>1198</text:p>
          </table:table-cell>
          <table:table-cell table:formula="of:=[.B216]/60" office:value-type="float" office:value="19.9666666666667" calcext:value-type="float">
            <text:p>19,9666666666667</text:p>
          </table:table-cell>
          <table:table-cell office:value-type="float" office:value="7.852" calcext:value-type="float">
            <text:p>7,852</text:p>
          </table:table-cell>
          <table:table-cell table:formula="of:=[.D216]-3.866" office:value-type="float" office:value="3.986" calcext:value-type="float">
            <text:p>3,986</text:p>
          </table:table-cell>
          <table:table-cell table:formula="of:=AVERAGE([.E193:.E216])" office:value-type="float" office:value="3.74345833333333" calcext:value-type="float">
            <text:p>3,74345833333333</text:p>
          </table:table-cell>
        </table:table-row>
        <table:table-row table:style-name="ro1">
          <table:table-cell office:value-type="float" office:value="1479490749" calcext:value-type="float">
            <text:p>1479490749</text:p>
          </table:table-cell>
          <table:table-cell table:formula="of:=[.A217]-[.$A$2]" office:value-type="float" office:value="1203" calcext:value-type="float">
            <text:p>1203</text:p>
          </table:table-cell>
          <table:table-cell table:formula="of:=[.B217]/60" office:value-type="float" office:value="20.05" calcext:value-type="float">
            <text:p>20,05</text:p>
          </table:table-cell>
          <table:table-cell office:value-type="float" office:value="7.992" calcext:value-type="float">
            <text:p>7,992</text:p>
          </table:table-cell>
          <table:table-cell table:formula="of:=[.D217]-3.866" office:value-type="float" office:value="4.126" calcext:value-type="float">
            <text:p>4,126</text:p>
          </table:table-cell>
          <table:table-cell table:formula="of:=AVERAGE([.E194:.E217])" office:value-type="float" office:value="3.75379166666667" calcext:value-type="float">
            <text:p>3,75379166666667</text:p>
          </table:table-cell>
        </table:table-row>
        <table:table-row table:style-name="ro1">
          <table:table-cell office:value-type="float" office:value="1479490755" calcext:value-type="float">
            <text:p>1479490755</text:p>
          </table:table-cell>
          <table:table-cell table:formula="of:=[.A218]-[.$A$2]" office:value-type="float" office:value="1209" calcext:value-type="float">
            <text:p>1209</text:p>
          </table:table-cell>
          <table:table-cell table:formula="of:=[.B218]/60" office:value-type="float" office:value="20.15" calcext:value-type="float">
            <text:p>20,15</text:p>
          </table:table-cell>
          <table:table-cell office:value-type="float" office:value="7.016" calcext:value-type="float">
            <text:p>7,016</text:p>
          </table:table-cell>
          <table:table-cell table:formula="of:=[.D218]-3.866" office:value-type="float" office:value="3.15" calcext:value-type="float">
            <text:p>3,15</text:p>
          </table:table-cell>
          <table:table-cell table:formula="of:=AVERAGE([.E195:.E218])" office:value-type="float" office:value="3.73783333333333" calcext:value-type="float">
            <text:p>3,73783333333333</text:p>
          </table:table-cell>
        </table:table-row>
        <table:table-row table:style-name="ro1">
          <table:table-cell office:value-type="float" office:value="1479490760" calcext:value-type="float">
            <text:p>1479490760</text:p>
          </table:table-cell>
          <table:table-cell table:formula="of:=[.A219]-[.$A$2]" office:value-type="float" office:value="1214" calcext:value-type="float">
            <text:p>1214</text:p>
          </table:table-cell>
          <table:table-cell table:formula="of:=[.B219]/60" office:value-type="float" office:value="20.2333333333333" calcext:value-type="float">
            <text:p>20,2333333333333</text:p>
          </table:table-cell>
          <table:table-cell office:value-type="float" office:value="7.695" calcext:value-type="float">
            <text:p>7,695</text:p>
          </table:table-cell>
          <table:table-cell table:formula="of:=[.D219]-3.866" office:value-type="float" office:value="3.829" calcext:value-type="float">
            <text:p>3,829</text:p>
          </table:table-cell>
          <table:table-cell table:formula="of:=AVERAGE([.E196:.E219])" office:value-type="float" office:value="3.73525" calcext:value-type="float">
            <text:p>3,73525</text:p>
          </table:table-cell>
        </table:table-row>
        <table:table-row table:style-name="ro1">
          <table:table-cell office:value-type="float" office:value="1479490765" calcext:value-type="float">
            <text:p>1479490765</text:p>
          </table:table-cell>
          <table:table-cell table:formula="of:=[.A220]-[.$A$2]" office:value-type="float" office:value="1219" calcext:value-type="float">
            <text:p>1219</text:p>
          </table:table-cell>
          <table:table-cell table:formula="of:=[.B220]/60" office:value-type="float" office:value="20.3166666666667" calcext:value-type="float">
            <text:p>20,3166666666667</text:p>
          </table:table-cell>
          <table:table-cell office:value-type="float" office:value="7.257" calcext:value-type="float">
            <text:p>7,257</text:p>
          </table:table-cell>
          <table:table-cell table:formula="of:=[.D220]-3.866" office:value-type="float" office:value="3.391" calcext:value-type="float">
            <text:p>3,391</text:p>
          </table:table-cell>
          <table:table-cell table:formula="of:=AVERAGE([.E197:.E220])" office:value-type="float" office:value="3.70595833333333" calcext:value-type="float">
            <text:p>3,70595833333333</text:p>
          </table:table-cell>
        </table:table-row>
        <table:table-row table:style-name="ro1">
          <table:table-cell office:value-type="float" office:value="1479490771" calcext:value-type="float">
            <text:p>1479490771</text:p>
          </table:table-cell>
          <table:table-cell table:formula="of:=[.A221]-[.$A$2]" office:value-type="float" office:value="1225" calcext:value-type="float">
            <text:p>1225</text:p>
          </table:table-cell>
          <table:table-cell table:formula="of:=[.B221]/60" office:value-type="float" office:value="20.4166666666667" calcext:value-type="float">
            <text:p>20,4166666666667</text:p>
          </table:table-cell>
          <table:table-cell office:value-type="float" office:value="7.155" calcext:value-type="float">
            <text:p>7,155</text:p>
          </table:table-cell>
          <table:table-cell table:formula="of:=[.D221]-3.866" office:value-type="float" office:value="3.289" calcext:value-type="float">
            <text:p>3,289</text:p>
          </table:table-cell>
          <table:table-cell table:formula="of:=AVERAGE([.E198:.E221])" office:value-type="float" office:value="3.71083333333333" calcext:value-type="float">
            <text:p>3,71083333333333</text:p>
          </table:table-cell>
        </table:table-row>
        <table:table-row table:style-name="ro1">
          <table:table-cell office:value-type="float" office:value="1479490776" calcext:value-type="float">
            <text:p>1479490776</text:p>
          </table:table-cell>
          <table:table-cell table:formula="of:=[.A222]-[.$A$2]" office:value-type="float" office:value="1230" calcext:value-type="float">
            <text:p>1230</text:p>
          </table:table-cell>
          <table:table-cell table:formula="of:=[.B222]/60" office:value-type="float" office:value="20.5" calcext:value-type="float">
            <text:p>20,5</text:p>
          </table:table-cell>
          <table:table-cell office:value-type="float" office:value="7.377" calcext:value-type="float">
            <text:p>7,377</text:p>
          </table:table-cell>
          <table:table-cell table:formula="of:=[.D222]-3.866" office:value-type="float" office:value="3.511" calcext:value-type="float">
            <text:p>3,511</text:p>
          </table:table-cell>
          <table:table-cell table:formula="of:=AVERAGE([.E199:.E222])" office:value-type="float" office:value="3.709625" calcext:value-type="float">
            <text:p>3,709625</text:p>
          </table:table-cell>
        </table:table-row>
        <table:table-row table:style-name="ro1">
          <table:table-cell office:value-type="float" office:value="1479490781" calcext:value-type="float">
            <text:p>1479490781</text:p>
          </table:table-cell>
          <table:table-cell table:formula="of:=[.A223]-[.$A$2]" office:value-type="float" office:value="1235" calcext:value-type="float">
            <text:p>1235</text:p>
          </table:table-cell>
          <table:table-cell table:formula="of:=[.B223]/60" office:value-type="float" office:value="20.5833333333333" calcext:value-type="float">
            <text:p>20,5833333333333</text:p>
          </table:table-cell>
          <table:table-cell office:value-type="float" office:value="7.403" calcext:value-type="float">
            <text:p>7,403</text:p>
          </table:table-cell>
          <table:table-cell table:formula="of:=[.D223]-3.866" office:value-type="float" office:value="3.537" calcext:value-type="float">
            <text:p>3,537</text:p>
          </table:table-cell>
          <table:table-cell table:formula="of:=AVERAGE([.E200:.E223])" office:value-type="float" office:value="3.71408333333333" calcext:value-type="float">
            <text:p>3,71408333333333</text:p>
          </table:table-cell>
        </table:table-row>
        <table:table-row table:style-name="ro1">
          <table:table-cell office:value-type="float" office:value="1479490786" calcext:value-type="float">
            <text:p>1479490786</text:p>
          </table:table-cell>
          <table:table-cell table:formula="of:=[.A224]-[.$A$2]" office:value-type="float" office:value="1240" calcext:value-type="float">
            <text:p>1240</text:p>
          </table:table-cell>
          <table:table-cell table:formula="of:=[.B224]/60" office:value-type="float" office:value="20.6666666666667" calcext:value-type="float">
            <text:p>20,6666666666667</text:p>
          </table:table-cell>
          <table:table-cell office:value-type="float" office:value="7.763" calcext:value-type="float">
            <text:p>7,763</text:p>
          </table:table-cell>
          <table:table-cell table:formula="of:=[.D224]-3.866" office:value-type="float" office:value="3.897" calcext:value-type="float">
            <text:p>3,897</text:p>
          </table:table-cell>
          <table:table-cell table:formula="of:=AVERAGE([.E201:.E224])" office:value-type="float" office:value="3.722" calcext:value-type="float">
            <text:p>3,722</text:p>
          </table:table-cell>
        </table:table-row>
        <table:table-row table:style-name="ro1">
          <table:table-cell office:value-type="float" office:value="1479490791" calcext:value-type="float">
            <text:p>1479490791</text:p>
          </table:table-cell>
          <table:table-cell table:formula="of:=[.A225]-[.$A$2]" office:value-type="float" office:value="1245" calcext:value-type="float">
            <text:p>1245</text:p>
          </table:table-cell>
          <table:table-cell table:formula="of:=[.B225]/60" office:value-type="float" office:value="20.75" calcext:value-type="float">
            <text:p>20,75</text:p>
          </table:table-cell>
          <table:table-cell office:value-type="float" office:value="7.857" calcext:value-type="float">
            <text:p>7,857</text:p>
          </table:table-cell>
          <table:table-cell table:formula="of:=[.D225]-3.866" office:value-type="float" office:value="3.991" calcext:value-type="float">
            <text:p>3,991</text:p>
          </table:table-cell>
          <table:table-cell table:formula="of:=AVERAGE([.E202:.E225])" office:value-type="float" office:value="3.74091666666667" calcext:value-type="float">
            <text:p>3,74091666666667</text:p>
          </table:table-cell>
        </table:table-row>
        <table:table-row table:style-name="ro1">
          <table:table-cell office:value-type="float" office:value="1479490797" calcext:value-type="float">
            <text:p>1479490797</text:p>
          </table:table-cell>
          <table:table-cell table:formula="of:=[.A226]-[.$A$2]" office:value-type="float" office:value="1251" calcext:value-type="float">
            <text:p>1251</text:p>
          </table:table-cell>
          <table:table-cell table:formula="of:=[.B226]/60" office:value-type="float" office:value="20.85" calcext:value-type="float">
            <text:p>20,85</text:p>
          </table:table-cell>
          <table:table-cell office:value-type="float" office:value="7.799" calcext:value-type="float">
            <text:p>7,799</text:p>
          </table:table-cell>
          <table:table-cell table:formula="of:=[.D226]-3.866" office:value-type="float" office:value="3.933" calcext:value-type="float">
            <text:p>3,933</text:p>
          </table:table-cell>
          <table:table-cell table:formula="of:=AVERAGE([.E203:.E226])" office:value-type="float" office:value="3.743" calcext:value-type="float">
            <text:p>3,743</text:p>
          </table:table-cell>
        </table:table-row>
        <table:table-row table:style-name="ro1">
          <table:table-cell office:value-type="float" office:value="1479490802" calcext:value-type="float">
            <text:p>1479490802</text:p>
          </table:table-cell>
          <table:table-cell table:formula="of:=[.A227]-[.$A$2]" office:value-type="float" office:value="1256" calcext:value-type="float">
            <text:p>1256</text:p>
          </table:table-cell>
          <table:table-cell table:formula="of:=[.B227]/60" office:value-type="float" office:value="20.9333333333333" calcext:value-type="float">
            <text:p>20,9333333333333</text:p>
          </table:table-cell>
          <table:table-cell office:value-type="float" office:value="7.213" calcext:value-type="float">
            <text:p>7,213</text:p>
          </table:table-cell>
          <table:table-cell table:formula="of:=[.D227]-3.866" office:value-type="float" office:value="3.347" calcext:value-type="float">
            <text:p>3,347</text:p>
          </table:table-cell>
          <table:table-cell table:formula="of:=AVERAGE([.E204:.E227])" office:value-type="float" office:value="3.73070833333333" calcext:value-type="float">
            <text:p>3,73070833333333</text:p>
          </table:table-cell>
        </table:table-row>
        <table:table-row table:style-name="ro1">
          <table:table-cell office:value-type="float" office:value="1479490807" calcext:value-type="float">
            <text:p>1479490807</text:p>
          </table:table-cell>
          <table:table-cell table:formula="of:=[.A228]-[.$A$2]" office:value-type="float" office:value="1261" calcext:value-type="float">
            <text:p>1261</text:p>
          </table:table-cell>
          <table:table-cell table:formula="of:=[.B228]/60" office:value-type="float" office:value="21.0166666666667" calcext:value-type="float">
            <text:p>21,0166666666667</text:p>
          </table:table-cell>
          <table:table-cell office:value-type="float" office:value="8.378" calcext:value-type="float">
            <text:p>8,378</text:p>
          </table:table-cell>
          <table:table-cell table:formula="of:=[.D228]-3.866" office:value-type="float" office:value="4.512" calcext:value-type="float">
            <text:p>4,512</text:p>
          </table:table-cell>
          <table:table-cell table:formula="of:=AVERAGE([.E205:.E228])" office:value-type="float" office:value="3.750875" calcext:value-type="float">
            <text:p>3,750875</text:p>
          </table:table-cell>
        </table:table-row>
        <table:table-row table:style-name="ro1">
          <table:table-cell office:value-type="float" office:value="1479490812" calcext:value-type="float">
            <text:p>1479490812</text:p>
          </table:table-cell>
          <table:table-cell table:formula="of:=[.A229]-[.$A$2]" office:value-type="float" office:value="1266" calcext:value-type="float">
            <text:p>1266</text:p>
          </table:table-cell>
          <table:table-cell table:formula="of:=[.B229]/60" office:value-type="float" office:value="21.1" calcext:value-type="float">
            <text:p>21,1</text:p>
          </table:table-cell>
          <table:table-cell office:value-type="float" office:value="7.436" calcext:value-type="float">
            <text:p>7,436</text:p>
          </table:table-cell>
          <table:table-cell table:formula="of:=[.D229]-3.866" office:value-type="float" office:value="3.57" calcext:value-type="float">
            <text:p>3,57</text:p>
          </table:table-cell>
          <table:table-cell table:formula="of:=AVERAGE([.E206:.E229])" office:value-type="float" office:value="3.755625" calcext:value-type="float">
            <text:p>3,755625</text:p>
          </table:table-cell>
        </table:table-row>
        <table:table-row table:style-name="ro1">
          <table:table-cell office:value-type="float" office:value="1479490818" calcext:value-type="float">
            <text:p>1479490818</text:p>
          </table:table-cell>
          <table:table-cell table:formula="of:=[.A230]-[.$A$2]" office:value-type="float" office:value="1272" calcext:value-type="float">
            <text:p>1272</text:p>
          </table:table-cell>
          <table:table-cell table:formula="of:=[.B230]/60" office:value-type="float" office:value="21.2" calcext:value-type="float">
            <text:p>21,2</text:p>
          </table:table-cell>
          <table:table-cell office:value-type="float" office:value="7.487" calcext:value-type="float">
            <text:p>7,487</text:p>
          </table:table-cell>
          <table:table-cell table:formula="of:=[.D230]-3.866" office:value-type="float" office:value="3.621" calcext:value-type="float">
            <text:p>3,621</text:p>
          </table:table-cell>
          <table:table-cell table:formula="of:=AVERAGE([.E207:.E230])" office:value-type="float" office:value="3.76441666666667" calcext:value-type="float">
            <text:p>3,76441666666667</text:p>
          </table:table-cell>
        </table:table-row>
        <table:table-row table:style-name="ro1">
          <table:table-cell office:value-type="float" office:value="1479490823" calcext:value-type="float">
            <text:p>1479490823</text:p>
          </table:table-cell>
          <table:table-cell table:formula="of:=[.A231]-[.$A$2]" office:value-type="float" office:value="1277" calcext:value-type="float">
            <text:p>1277</text:p>
          </table:table-cell>
          <table:table-cell table:formula="of:=[.B231]/60" office:value-type="float" office:value="21.2833333333333" calcext:value-type="float">
            <text:p>21,2833333333333</text:p>
          </table:table-cell>
          <table:table-cell office:value-type="float" office:value="7.939" calcext:value-type="float">
            <text:p>7,939</text:p>
          </table:table-cell>
          <table:table-cell table:formula="of:=[.D231]-3.866" office:value-type="float" office:value="4.073" calcext:value-type="float">
            <text:p>4,073</text:p>
          </table:table-cell>
          <table:table-cell table:formula="of:=AVERAGE([.E208:.E231])" office:value-type="float" office:value="3.767875" calcext:value-type="float">
            <text:p>3,767875</text:p>
          </table:table-cell>
        </table:table-row>
        <table:table-row table:style-name="ro1">
          <table:table-cell office:value-type="float" office:value="1479490828" calcext:value-type="float">
            <text:p>1479490828</text:p>
          </table:table-cell>
          <table:table-cell table:formula="of:=[.A232]-[.$A$2]" office:value-type="float" office:value="1282" calcext:value-type="float">
            <text:p>1282</text:p>
          </table:table-cell>
          <table:table-cell table:formula="of:=[.B232]/60" office:value-type="float" office:value="21.3666666666667" calcext:value-type="float">
            <text:p>21,3666666666667</text:p>
          </table:table-cell>
          <table:table-cell office:value-type="float" office:value="7.45" calcext:value-type="float">
            <text:p>7,45</text:p>
          </table:table-cell>
          <table:table-cell table:formula="of:=[.D232]-3.866" office:value-type="float" office:value="3.584" calcext:value-type="float">
            <text:p>3,584</text:p>
          </table:table-cell>
          <table:table-cell table:formula="of:=AVERAGE([.E209:.E232])" office:value-type="float" office:value="3.75954166666667" calcext:value-type="float">
            <text:p>3,75954166666667</text:p>
          </table:table-cell>
        </table:table-row>
        <table:table-row table:style-name="ro1">
          <table:table-cell office:value-type="float" office:value="1479490833" calcext:value-type="float">
            <text:p>1479490833</text:p>
          </table:table-cell>
          <table:table-cell table:formula="of:=[.A233]-[.$A$2]" office:value-type="float" office:value="1287" calcext:value-type="float">
            <text:p>1287</text:p>
          </table:table-cell>
          <table:table-cell table:formula="of:=[.B233]/60" office:value-type="float" office:value="21.45" calcext:value-type="float">
            <text:p>21,45</text:p>
          </table:table-cell>
          <table:table-cell office:value-type="float" office:value="7.832" calcext:value-type="float">
            <text:p>7,832</text:p>
          </table:table-cell>
          <table:table-cell table:formula="of:=[.D233]-3.866" office:value-type="float" office:value="3.966" calcext:value-type="float">
            <text:p>3,966</text:p>
          </table:table-cell>
          <table:table-cell table:formula="of:=AVERAGE([.E210:.E233])" office:value-type="float" office:value="3.76645833333333" calcext:value-type="float">
            <text:p>3,76645833333333</text:p>
          </table:table-cell>
        </table:table-row>
        <table:table-row table:style-name="ro1">
          <table:table-cell office:value-type="float" office:value="1479490838" calcext:value-type="float">
            <text:p>1479490838</text:p>
          </table:table-cell>
          <table:table-cell table:formula="of:=[.A234]-[.$A$2]" office:value-type="float" office:value="1292" calcext:value-type="float">
            <text:p>1292</text:p>
          </table:table-cell>
          <table:table-cell table:formula="of:=[.B234]/60" office:value-type="float" office:value="21.5333333333333" calcext:value-type="float">
            <text:p>21,5333333333333</text:p>
          </table:table-cell>
          <table:table-cell office:value-type="float" office:value="8.132" calcext:value-type="float">
            <text:p>8,132</text:p>
          </table:table-cell>
          <table:table-cell table:formula="of:=[.D234]-3.866" office:value-type="float" office:value="4.266" calcext:value-type="float">
            <text:p>4,266</text:p>
          </table:table-cell>
          <table:table-cell table:formula="of:=AVERAGE([.E211:.E234])" office:value-type="float" office:value="3.771" calcext:value-type="float">
            <text:p>3,771</text:p>
          </table:table-cell>
        </table:table-row>
        <table:table-row table:style-name="ro1">
          <table:table-cell office:value-type="float" office:value="1479490844" calcext:value-type="float">
            <text:p>1479490844</text:p>
          </table:table-cell>
          <table:table-cell table:formula="of:=[.A235]-[.$A$2]" office:value-type="float" office:value="1298" calcext:value-type="float">
            <text:p>1298</text:p>
          </table:table-cell>
          <table:table-cell table:formula="of:=[.B235]/60" office:value-type="float" office:value="21.6333333333333" calcext:value-type="float">
            <text:p>21,6333333333333</text:p>
          </table:table-cell>
          <table:table-cell office:value-type="float" office:value="8.042" calcext:value-type="float">
            <text:p>8,042</text:p>
          </table:table-cell>
          <table:table-cell table:formula="of:=[.D235]-3.866" office:value-type="float" office:value="4.176" calcext:value-type="float">
            <text:p>4,176</text:p>
          </table:table-cell>
          <table:table-cell table:formula="of:=AVERAGE([.E212:.E235])" office:value-type="float" office:value="3.77475" calcext:value-type="float">
            <text:p>3,77475</text:p>
          </table:table-cell>
        </table:table-row>
        <table:table-row table:style-name="ro1">
          <table:table-cell office:value-type="float" office:value="1479490849" calcext:value-type="float">
            <text:p>1479490849</text:p>
          </table:table-cell>
          <table:table-cell table:formula="of:=[.A236]-[.$A$2]" office:value-type="float" office:value="1303" calcext:value-type="float">
            <text:p>1303</text:p>
          </table:table-cell>
          <table:table-cell table:formula="of:=[.B236]/60" office:value-type="float" office:value="21.7166666666667" calcext:value-type="float">
            <text:p>21,7166666666667</text:p>
          </table:table-cell>
          <table:table-cell office:value-type="float" office:value="7.672" calcext:value-type="float">
            <text:p>7,672</text:p>
          </table:table-cell>
          <table:table-cell table:formula="of:=[.D236]-3.866" office:value-type="float" office:value="3.806" calcext:value-type="float">
            <text:p>3,806</text:p>
          </table:table-cell>
          <table:table-cell table:formula="of:=AVERAGE([.E213:.E236])" office:value-type="float" office:value="3.78791666666667" calcext:value-type="float">
            <text:p>3,78791666666667</text:p>
          </table:table-cell>
        </table:table-row>
        <table:table-row table:style-name="ro1">
          <table:table-cell office:value-type="float" office:value="1479490854" calcext:value-type="float">
            <text:p>1479490854</text:p>
          </table:table-cell>
          <table:table-cell table:formula="of:=[.A237]-[.$A$2]" office:value-type="float" office:value="1308" calcext:value-type="float">
            <text:p>1308</text:p>
          </table:table-cell>
          <table:table-cell table:formula="of:=[.B237]/60" office:value-type="float" office:value="21.8" calcext:value-type="float">
            <text:p>21,8</text:p>
          </table:table-cell>
          <table:table-cell office:value-type="float" office:value="7.177" calcext:value-type="float">
            <text:p>7,177</text:p>
          </table:table-cell>
          <table:table-cell table:formula="of:=[.D237]-3.866" office:value-type="float" office:value="3.311" calcext:value-type="float">
            <text:p>3,311</text:p>
          </table:table-cell>
          <table:table-cell table:formula="of:=AVERAGE([.E214:.E237])" office:value-type="float" office:value="3.76629166666667" calcext:value-type="float">
            <text:p>3,76629166666667</text:p>
          </table:table-cell>
        </table:table-row>
        <table:table-row table:style-name="ro1">
          <table:table-cell office:value-type="float" office:value="1479490859" calcext:value-type="float">
            <text:p>1479490859</text:p>
          </table:table-cell>
          <table:table-cell table:formula="of:=[.A238]-[.$A$2]" office:value-type="float" office:value="1313" calcext:value-type="float">
            <text:p>1313</text:p>
          </table:table-cell>
          <table:table-cell table:formula="of:=[.B238]/60" office:value-type="float" office:value="21.8833333333333" calcext:value-type="float">
            <text:p>21,8833333333333</text:p>
          </table:table-cell>
          <table:table-cell office:value-type="float" office:value="7.611" calcext:value-type="float">
            <text:p>7,611</text:p>
          </table:table-cell>
          <table:table-cell table:formula="of:=[.D238]-3.866" office:value-type="float" office:value="3.745" calcext:value-type="float">
            <text:p>3,745</text:p>
          </table:table-cell>
          <table:table-cell table:formula="of:=AVERAGE([.E215:.E238])" office:value-type="float" office:value="3.75025" calcext:value-type="float">
            <text:p>3,75025</text:p>
          </table:table-cell>
        </table:table-row>
        <table:table-row table:style-name="ro1">
          <table:table-cell office:value-type="float" office:value="1479490865" calcext:value-type="float">
            <text:p>1479490865</text:p>
          </table:table-cell>
          <table:table-cell table:formula="of:=[.A239]-[.$A$2]" office:value-type="float" office:value="1319" calcext:value-type="float">
            <text:p>1319</text:p>
          </table:table-cell>
          <table:table-cell table:formula="of:=[.B239]/60" office:value-type="float" office:value="21.9833333333333" calcext:value-type="float">
            <text:p>21,9833333333333</text:p>
          </table:table-cell>
          <table:table-cell office:value-type="float" office:value="7.39" calcext:value-type="float">
            <text:p>7,39</text:p>
          </table:table-cell>
          <table:table-cell table:formula="of:=[.D239]-3.866" office:value-type="float" office:value="3.524" calcext:value-type="float">
            <text:p>3,524</text:p>
          </table:table-cell>
          <table:table-cell table:formula="of:=AVERAGE([.E216:.E239])" office:value-type="float" office:value="3.755875" calcext:value-type="float">
            <text:p>3,755875</text:p>
          </table:table-cell>
        </table:table-row>
        <table:table-row table:style-name="ro1">
          <table:table-cell office:value-type="float" office:value="1479490870" calcext:value-type="float">
            <text:p>1479490870</text:p>
          </table:table-cell>
          <table:table-cell table:formula="of:=[.A240]-[.$A$2]" office:value-type="float" office:value="1324" calcext:value-type="float">
            <text:p>1324</text:p>
          </table:table-cell>
          <table:table-cell table:formula="of:=[.B240]/60" office:value-type="float" office:value="22.0666666666667" calcext:value-type="float">
            <text:p>22,0666666666667</text:p>
          </table:table-cell>
          <table:table-cell office:value-type="float" office:value="7.579" calcext:value-type="float">
            <text:p>7,579</text:p>
          </table:table-cell>
          <table:table-cell table:formula="of:=[.D240]-3.866" office:value-type="float" office:value="3.713" calcext:value-type="float">
            <text:p>3,713</text:p>
          </table:table-cell>
          <table:table-cell table:formula="of:=AVERAGE([.E217:.E240])" office:value-type="float" office:value="3.7445" calcext:value-type="float">
            <text:p>3,7445</text:p>
          </table:table-cell>
        </table:table-row>
        <table:table-row table:style-name="ro1">
          <table:table-cell office:value-type="float" office:value="1479490875" calcext:value-type="float">
            <text:p>1479490875</text:p>
          </table:table-cell>
          <table:table-cell table:formula="of:=[.A241]-[.$A$2]" office:value-type="float" office:value="1329" calcext:value-type="float">
            <text:p>1329</text:p>
          </table:table-cell>
          <table:table-cell table:formula="of:=[.B241]/60" office:value-type="float" office:value="22.15" calcext:value-type="float">
            <text:p>22,15</text:p>
          </table:table-cell>
          <table:table-cell office:value-type="float" office:value="7.701" calcext:value-type="float">
            <text:p>7,701</text:p>
          </table:table-cell>
          <table:table-cell table:formula="of:=[.D241]-3.866" office:value-type="float" office:value="3.835" calcext:value-type="float">
            <text:p>3,835</text:p>
          </table:table-cell>
          <table:table-cell table:formula="of:=AVERAGE([.E218:.E241])" office:value-type="float" office:value="3.732375" calcext:value-type="float">
            <text:p>3,732375</text:p>
          </table:table-cell>
        </table:table-row>
        <table:table-row table:style-name="ro1">
          <table:table-cell office:value-type="float" office:value="1479490881" calcext:value-type="float">
            <text:p>1479490881</text:p>
          </table:table-cell>
          <table:table-cell table:formula="of:=[.A242]-[.$A$2]" office:value-type="float" office:value="1335" calcext:value-type="float">
            <text:p>1335</text:p>
          </table:table-cell>
          <table:table-cell table:formula="of:=[.B242]/60" office:value-type="float" office:value="22.25" calcext:value-type="float">
            <text:p>22,25</text:p>
          </table:table-cell>
          <table:table-cell office:value-type="float" office:value="7.71" calcext:value-type="float">
            <text:p>7,71</text:p>
          </table:table-cell>
          <table:table-cell table:formula="of:=[.D242]-3.866" office:value-type="float" office:value="3.844" calcext:value-type="float">
            <text:p>3,844</text:p>
          </table:table-cell>
          <table:table-cell table:formula="of:=AVERAGE([.E219:.E242])" office:value-type="float" office:value="3.76129166666667" calcext:value-type="float">
            <text:p>3,76129166666667</text:p>
          </table:table-cell>
        </table:table-row>
        <table:table-row table:style-name="ro1">
          <table:table-cell office:value-type="float" office:value="1479490886" calcext:value-type="float">
            <text:p>1479490886</text:p>
          </table:table-cell>
          <table:table-cell table:formula="of:=[.A243]-[.$A$2]" office:value-type="float" office:value="1340" calcext:value-type="float">
            <text:p>1340</text:p>
          </table:table-cell>
          <table:table-cell table:formula="of:=[.B243]/60" office:value-type="float" office:value="22.3333333333333" calcext:value-type="float">
            <text:p>22,3333333333333</text:p>
          </table:table-cell>
          <table:table-cell office:value-type="float" office:value="7.874" calcext:value-type="float">
            <text:p>7,874</text:p>
          </table:table-cell>
          <table:table-cell table:formula="of:=[.D243]-3.866" office:value-type="float" office:value="4.008" calcext:value-type="float">
            <text:p>4,008</text:p>
          </table:table-cell>
          <table:table-cell table:formula="of:=AVERAGE([.E220:.E243])" office:value-type="float" office:value="3.76875" calcext:value-type="float">
            <text:p>3,76875</text:p>
          </table:table-cell>
        </table:table-row>
        <table:table-row table:style-name="ro1">
          <table:table-cell office:value-type="float" office:value="1479490891" calcext:value-type="float">
            <text:p>1479490891</text:p>
          </table:table-cell>
          <table:table-cell table:formula="of:=[.A244]-[.$A$2]" office:value-type="float" office:value="1345" calcext:value-type="float">
            <text:p>1345</text:p>
          </table:table-cell>
          <table:table-cell table:formula="of:=[.B244]/60" office:value-type="float" office:value="22.4166666666667" calcext:value-type="float">
            <text:p>22,4166666666667</text:p>
          </table:table-cell>
          <table:table-cell office:value-type="float" office:value="7.516" calcext:value-type="float">
            <text:p>7,516</text:p>
          </table:table-cell>
          <table:table-cell table:formula="of:=[.D244]-3.866" office:value-type="float" office:value="3.65" calcext:value-type="float">
            <text:p>3,65</text:p>
          </table:table-cell>
          <table:table-cell table:formula="of:=AVERAGE([.E221:.E244])" office:value-type="float" office:value="3.77954166666667" calcext:value-type="float">
            <text:p>3,77954166666667</text:p>
          </table:table-cell>
        </table:table-row>
        <table:table-row table:style-name="ro1">
          <table:table-cell office:value-type="float" office:value="1479490896" calcext:value-type="float">
            <text:p>1479490896</text:p>
          </table:table-cell>
          <table:table-cell table:formula="of:=[.A245]-[.$A$2]" office:value-type="float" office:value="1350" calcext:value-type="float">
            <text:p>1350</text:p>
          </table:table-cell>
          <table:table-cell table:formula="of:=[.B245]/60" office:value-type="float" office:value="22.5" calcext:value-type="float">
            <text:p>22,5</text:p>
          </table:table-cell>
          <table:table-cell office:value-type="float" office:value="7.917" calcext:value-type="float">
            <text:p>7,917</text:p>
          </table:table-cell>
          <table:table-cell table:formula="of:=[.D245]-3.866" office:value-type="float" office:value="4.051" calcext:value-type="float">
            <text:p>4,051</text:p>
          </table:table-cell>
          <table:table-cell table:formula="of:=AVERAGE([.E222:.E245])" office:value-type="float" office:value="3.81129166666667" calcext:value-type="float">
            <text:p>3,81129166666667</text:p>
          </table:table-cell>
        </table:table-row>
        <table:table-row table:style-name="ro1">
          <table:table-cell office:value-type="float" office:value="1479490901" calcext:value-type="float">
            <text:p>1479490901</text:p>
          </table:table-cell>
          <table:table-cell table:formula="of:=[.A246]-[.$A$2]" office:value-type="float" office:value="1355" calcext:value-type="float">
            <text:p>1355</text:p>
          </table:table-cell>
          <table:table-cell table:formula="of:=[.B246]/60" office:value-type="float" office:value="22.5833333333333" calcext:value-type="float">
            <text:p>22,5833333333333</text:p>
          </table:table-cell>
          <table:table-cell office:value-type="float" office:value="7.898" calcext:value-type="float">
            <text:p>7,898</text:p>
          </table:table-cell>
          <table:table-cell table:formula="of:=[.D246]-3.866" office:value-type="float" office:value="4.032" calcext:value-type="float">
            <text:p>4,032</text:p>
          </table:table-cell>
          <table:table-cell table:formula="of:=AVERAGE([.E223:.E246])" office:value-type="float" office:value="3.833" calcext:value-type="float">
            <text:p>3,833</text:p>
          </table:table-cell>
        </table:table-row>
        <table:table-row table:style-name="ro1">
          <table:table-cell office:value-type="float" office:value="1479490907" calcext:value-type="float">
            <text:p>1479490907</text:p>
          </table:table-cell>
          <table:table-cell table:formula="of:=[.A247]-[.$A$2]" office:value-type="float" office:value="1361" calcext:value-type="float">
            <text:p>1361</text:p>
          </table:table-cell>
          <table:table-cell table:formula="of:=[.B247]/60" office:value-type="float" office:value="22.6833333333333" calcext:value-type="float">
            <text:p>22,6833333333333</text:p>
          </table:table-cell>
          <table:table-cell office:value-type="float" office:value="7.334" calcext:value-type="float">
            <text:p>7,334</text:p>
          </table:table-cell>
          <table:table-cell table:formula="of:=[.D247]-3.866" office:value-type="float" office:value="3.468" calcext:value-type="float">
            <text:p>3,468</text:p>
          </table:table-cell>
          <table:table-cell table:formula="of:=AVERAGE([.E224:.E247])" office:value-type="float" office:value="3.830125" calcext:value-type="float">
            <text:p>3,830125</text:p>
          </table:table-cell>
        </table:table-row>
        <table:table-row table:style-name="ro1">
          <table:table-cell office:value-type="float" office:value="1479490912" calcext:value-type="float">
            <text:p>1479490912</text:p>
          </table:table-cell>
          <table:table-cell table:formula="of:=[.A248]-[.$A$2]" office:value-type="float" office:value="1366" calcext:value-type="float">
            <text:p>1366</text:p>
          </table:table-cell>
          <table:table-cell table:formula="of:=[.B248]/60" office:value-type="float" office:value="22.7666666666667" calcext:value-type="float">
            <text:p>22,7666666666667</text:p>
          </table:table-cell>
          <table:table-cell office:value-type="float" office:value="7.971" calcext:value-type="float">
            <text:p>7,971</text:p>
          </table:table-cell>
          <table:table-cell table:formula="of:=[.D248]-3.866" office:value-type="float" office:value="4.105" calcext:value-type="float">
            <text:p>4,105</text:p>
          </table:table-cell>
          <table:table-cell table:formula="of:=AVERAGE([.E225:.E248])" office:value-type="float" office:value="3.83879166666667" calcext:value-type="float">
            <text:p>3,83879166666667</text:p>
          </table:table-cell>
        </table:table-row>
        <table:table-row table:style-name="ro1">
          <table:table-cell office:value-type="float" office:value="1479490917" calcext:value-type="float">
            <text:p>1479490917</text:p>
          </table:table-cell>
          <table:table-cell table:formula="of:=[.A249]-[.$A$2]" office:value-type="float" office:value="1371" calcext:value-type="float">
            <text:p>1371</text:p>
          </table:table-cell>
          <table:table-cell table:formula="of:=[.B249]/60" office:value-type="float" office:value="22.85" calcext:value-type="float">
            <text:p>22,85</text:p>
          </table:table-cell>
          <table:table-cell office:value-type="float" office:value="7.122" calcext:value-type="float">
            <text:p>7,122</text:p>
          </table:table-cell>
          <table:table-cell table:formula="of:=[.D249]-3.866" office:value-type="float" office:value="3.256" calcext:value-type="float">
            <text:p>3,256</text:p>
          </table:table-cell>
          <table:table-cell table:formula="of:=AVERAGE([.E226:.E249])" office:value-type="float" office:value="3.80816666666667" calcext:value-type="float">
            <text:p>3,80816666666667</text:p>
          </table:table-cell>
        </table:table-row>
        <table:table-row table:style-name="ro1">
          <table:table-cell office:value-type="float" office:value="1479490922" calcext:value-type="float">
            <text:p>1479490922</text:p>
          </table:table-cell>
          <table:table-cell table:formula="of:=[.A250]-[.$A$2]" office:value-type="float" office:value="1376" calcext:value-type="float">
            <text:p>1376</text:p>
          </table:table-cell>
          <table:table-cell table:formula="of:=[.B250]/60" office:value-type="float" office:value="22.9333333333333" calcext:value-type="float">
            <text:p>22,9333333333333</text:p>
          </table:table-cell>
          <table:table-cell office:value-type="float" office:value="7.311" calcext:value-type="float">
            <text:p>7,311</text:p>
          </table:table-cell>
          <table:table-cell table:formula="of:=[.D250]-3.866" office:value-type="float" office:value="3.445" calcext:value-type="float">
            <text:p>3,445</text:p>
          </table:table-cell>
          <table:table-cell table:formula="of:=AVERAGE([.E227:.E250])" office:value-type="float" office:value="3.78783333333333" calcext:value-type="float">
            <text:p>3,78783333333333</text:p>
          </table:table-cell>
        </table:table-row>
        <table:table-row table:style-name="ro1">
          <table:table-cell office:value-type="float" office:value="1479490928" calcext:value-type="float">
            <text:p>1479490928</text:p>
          </table:table-cell>
          <table:table-cell table:formula="of:=[.A251]-[.$A$2]" office:value-type="float" office:value="1382" calcext:value-type="float">
            <text:p>1382</text:p>
          </table:table-cell>
          <table:table-cell table:formula="of:=[.B251]/60" office:value-type="float" office:value="23.0333333333333" calcext:value-type="float">
            <text:p>23,0333333333333</text:p>
          </table:table-cell>
          <table:table-cell office:value-type="float" office:value="8.123" calcext:value-type="float">
            <text:p>8,123</text:p>
          </table:table-cell>
          <table:table-cell table:formula="of:=[.D251]-3.866" office:value-type="float" office:value="4.257" calcext:value-type="float">
            <text:p>4,257</text:p>
          </table:table-cell>
          <table:table-cell table:formula="of:=AVERAGE([.E228:.E251])" office:value-type="float" office:value="3.82575" calcext:value-type="float">
            <text:p>3,82575</text:p>
          </table:table-cell>
        </table:table-row>
        <table:table-row table:style-name="ro1">
          <table:table-cell office:value-type="float" office:value="1479490933" calcext:value-type="float">
            <text:p>1479490933</text:p>
          </table:table-cell>
          <table:table-cell table:formula="of:=[.A252]-[.$A$2]" office:value-type="float" office:value="1387" calcext:value-type="float">
            <text:p>1387</text:p>
          </table:table-cell>
          <table:table-cell table:formula="of:=[.B252]/60" office:value-type="float" office:value="23.1166666666667" calcext:value-type="float">
            <text:p>23,1166666666667</text:p>
          </table:table-cell>
          <table:table-cell office:value-type="float" office:value="6.977" calcext:value-type="float">
            <text:p>6,977</text:p>
          </table:table-cell>
          <table:table-cell table:formula="of:=[.D252]-3.866" office:value-type="float" office:value="3.111" calcext:value-type="float">
            <text:p>3,111</text:p>
          </table:table-cell>
          <table:table-cell table:formula="of:=AVERAGE([.E229:.E252])" office:value-type="float" office:value="3.767375" calcext:value-type="float">
            <text:p>3,767375</text:p>
          </table:table-cell>
        </table:table-row>
        <table:table-row table:style-name="ro1">
          <table:table-cell office:value-type="float" office:value="1479490938" calcext:value-type="float">
            <text:p>1479490938</text:p>
          </table:table-cell>
          <table:table-cell table:formula="of:=[.A253]-[.$A$2]" office:value-type="float" office:value="1392" calcext:value-type="float">
            <text:p>1392</text:p>
          </table:table-cell>
          <table:table-cell table:formula="of:=[.B253]/60" office:value-type="float" office:value="23.2" calcext:value-type="float">
            <text:p>23,2</text:p>
          </table:table-cell>
          <table:table-cell office:value-type="float" office:value="7.942" calcext:value-type="float">
            <text:p>7,942</text:p>
          </table:table-cell>
          <table:table-cell table:formula="of:=[.D253]-3.866" office:value-type="float" office:value="4.076" calcext:value-type="float">
            <text:p>4,076</text:p>
          </table:table-cell>
          <table:table-cell table:formula="of:=AVERAGE([.E230:.E253])" office:value-type="float" office:value="3.78845833333333" calcext:value-type="float">
            <text:p>3,78845833333333</text:p>
          </table:table-cell>
        </table:table-row>
        <table:table-row table:style-name="ro1">
          <table:table-cell office:value-type="float" office:value="1479490943" calcext:value-type="float">
            <text:p>1479490943</text:p>
          </table:table-cell>
          <table:table-cell table:formula="of:=[.A254]-[.$A$2]" office:value-type="float" office:value="1397" calcext:value-type="float">
            <text:p>1397</text:p>
          </table:table-cell>
          <table:table-cell table:formula="of:=[.B254]/60" office:value-type="float" office:value="23.2833333333333" calcext:value-type="float">
            <text:p>23,2833333333333</text:p>
          </table:table-cell>
          <table:table-cell office:value-type="float" office:value="7.62" calcext:value-type="float">
            <text:p>7,62</text:p>
          </table:table-cell>
          <table:table-cell table:formula="of:=[.D254]-3.866" office:value-type="float" office:value="3.754" calcext:value-type="float">
            <text:p>3,754</text:p>
          </table:table-cell>
          <table:table-cell table:formula="of:=AVERAGE([.E231:.E254])" office:value-type="float" office:value="3.794" calcext:value-type="float">
            <text:p>3,794</text:p>
          </table:table-cell>
        </table:table-row>
        <table:table-row table:style-name="ro1">
          <table:table-cell office:value-type="float" office:value="1479490948" calcext:value-type="float">
            <text:p>1479490948</text:p>
          </table:table-cell>
          <table:table-cell table:formula="of:=[.A255]-[.$A$2]" office:value-type="float" office:value="1402" calcext:value-type="float">
            <text:p>1402</text:p>
          </table:table-cell>
          <table:table-cell table:formula="of:=[.B255]/60" office:value-type="float" office:value="23.3666666666667" calcext:value-type="float">
            <text:p>23,3666666666667</text:p>
          </table:table-cell>
          <table:table-cell office:value-type="float" office:value="7.603" calcext:value-type="float">
            <text:p>7,603</text:p>
          </table:table-cell>
          <table:table-cell table:formula="of:=[.D255]-3.866" office:value-type="float" office:value="3.737" calcext:value-type="float">
            <text:p>3,737</text:p>
          </table:table-cell>
          <table:table-cell table:formula="of:=AVERAGE([.E232:.E255])" office:value-type="float" office:value="3.78" calcext:value-type="float">
            <text:p>3,78</text:p>
          </table:table-cell>
        </table:table-row>
        <table:table-row table:style-name="ro1">
          <table:table-cell office:value-type="float" office:value="1479490954" calcext:value-type="float">
            <text:p>1479490954</text:p>
          </table:table-cell>
          <table:table-cell table:formula="of:=[.A256]-[.$A$2]" office:value-type="float" office:value="1408" calcext:value-type="float">
            <text:p>1408</text:p>
          </table:table-cell>
          <table:table-cell table:formula="of:=[.B256]/60" office:value-type="float" office:value="23.4666666666667" calcext:value-type="float">
            <text:p>23,4666666666667</text:p>
          </table:table-cell>
          <table:table-cell office:value-type="float" office:value="7.943" calcext:value-type="float">
            <text:p>7,943</text:p>
          </table:table-cell>
          <table:table-cell table:formula="of:=[.D256]-3.866" office:value-type="float" office:value="4.077" calcext:value-type="float">
            <text:p>4,077</text:p>
          </table:table-cell>
          <table:table-cell table:formula="of:=AVERAGE([.E233:.E256])" office:value-type="float" office:value="3.80054166666667" calcext:value-type="float">
            <text:p>3,80054166666667</text:p>
          </table:table-cell>
        </table:table-row>
        <table:table-row table:style-name="ro1">
          <table:table-cell office:value-type="float" office:value="1479490959" calcext:value-type="float">
            <text:p>1479490959</text:p>
          </table:table-cell>
          <table:table-cell table:formula="of:=[.A257]-[.$A$2]" office:value-type="float" office:value="1413" calcext:value-type="float">
            <text:p>1413</text:p>
          </table:table-cell>
          <table:table-cell table:formula="of:=[.B257]/60" office:value-type="float" office:value="23.55" calcext:value-type="float">
            <text:p>23,55</text:p>
          </table:table-cell>
          <table:table-cell office:value-type="float" office:value="7.502" calcext:value-type="float">
            <text:p>7,502</text:p>
          </table:table-cell>
          <table:table-cell table:formula="of:=[.D257]-3.866" office:value-type="float" office:value="3.636" calcext:value-type="float">
            <text:p>3,636</text:p>
          </table:table-cell>
          <table:table-cell table:formula="of:=AVERAGE([.E234:.E257])" office:value-type="float" office:value="3.78679166666667" calcext:value-type="float">
            <text:p>3,78679166666667</text:p>
          </table:table-cell>
        </table:table-row>
        <table:table-row table:style-name="ro1">
          <table:table-cell office:value-type="float" office:value="1479490964" calcext:value-type="float">
            <text:p>1479490964</text:p>
          </table:table-cell>
          <table:table-cell table:formula="of:=[.A258]-[.$A$2]" office:value-type="float" office:value="1418" calcext:value-type="float">
            <text:p>1418</text:p>
          </table:table-cell>
          <table:table-cell table:formula="of:=[.B258]/60" office:value-type="float" office:value="23.6333333333333" calcext:value-type="float">
            <text:p>23,6333333333333</text:p>
          </table:table-cell>
          <table:table-cell office:value-type="float" office:value="7.058" calcext:value-type="float">
            <text:p>7,058</text:p>
          </table:table-cell>
          <table:table-cell table:formula="of:=[.D258]-3.866" office:value-type="float" office:value="3.192" calcext:value-type="float">
            <text:p>3,192</text:p>
          </table:table-cell>
          <table:table-cell table:formula="of:=AVERAGE([.E235:.E258])" office:value-type="float" office:value="3.74204166666667" calcext:value-type="float">
            <text:p>3,74204166666667</text:p>
          </table:table-cell>
        </table:table-row>
        <table:table-row table:style-name="ro1">
          <table:table-cell office:value-type="float" office:value="1479490970" calcext:value-type="float">
            <text:p>1479490970</text:p>
          </table:table-cell>
          <table:table-cell table:formula="of:=[.A259]-[.$A$2]" office:value-type="float" office:value="1424" calcext:value-type="float">
            <text:p>1424</text:p>
          </table:table-cell>
          <table:table-cell table:formula="of:=[.B259]/60" office:value-type="float" office:value="23.7333333333333" calcext:value-type="float">
            <text:p>23,7333333333333</text:p>
          </table:table-cell>
          <table:table-cell office:value-type="float" office:value="7.919" calcext:value-type="float">
            <text:p>7,919</text:p>
          </table:table-cell>
          <table:table-cell table:formula="of:=[.D259]-3.866" office:value-type="float" office:value="4.053" calcext:value-type="float">
            <text:p>4,053</text:p>
          </table:table-cell>
          <table:table-cell table:formula="of:=AVERAGE([.E236:.E259])" office:value-type="float" office:value="3.73691666666667" calcext:value-type="float">
            <text:p>3,73691666666667</text:p>
          </table:table-cell>
        </table:table-row>
        <table:table-row table:style-name="ro1">
          <table:table-cell office:value-type="float" office:value="1479490975" calcext:value-type="float">
            <text:p>1479490975</text:p>
          </table:table-cell>
          <table:table-cell table:formula="of:=[.A260]-[.$A$2]" office:value-type="float" office:value="1429" calcext:value-type="float">
            <text:p>1429</text:p>
          </table:table-cell>
          <table:table-cell table:formula="of:=[.B260]/60" office:value-type="float" office:value="23.8166666666667" calcext:value-type="float">
            <text:p>23,8166666666667</text:p>
          </table:table-cell>
          <table:table-cell office:value-type="float" office:value="7.404" calcext:value-type="float">
            <text:p>7,404</text:p>
          </table:table-cell>
          <table:table-cell table:formula="of:=[.D260]-3.866" office:value-type="float" office:value="3.538" calcext:value-type="float">
            <text:p>3,538</text:p>
          </table:table-cell>
          <table:table-cell table:formula="of:=AVERAGE([.E237:.E260])" office:value-type="float" office:value="3.72575" calcext:value-type="float">
            <text:p>3,72575</text:p>
          </table:table-cell>
        </table:table-row>
        <table:table-row table:style-name="ro1">
          <table:table-cell office:value-type="float" office:value="1479490980" calcext:value-type="float">
            <text:p>1479490980</text:p>
          </table:table-cell>
          <table:table-cell table:formula="of:=[.A261]-[.$A$2]" office:value-type="float" office:value="1434" calcext:value-type="float">
            <text:p>1434</text:p>
          </table:table-cell>
          <table:table-cell table:formula="of:=[.B261]/60" office:value-type="float" office:value="23.9" calcext:value-type="float">
            <text:p>23,9</text:p>
          </table:table-cell>
          <table:table-cell office:value-type="float" office:value="7.71" calcext:value-type="float">
            <text:p>7,71</text:p>
          </table:table-cell>
          <table:table-cell table:formula="of:=[.D261]-3.866" office:value-type="float" office:value="3.844" calcext:value-type="float">
            <text:p>3,844</text:p>
          </table:table-cell>
          <table:table-cell table:formula="of:=AVERAGE([.E238:.E261])" office:value-type="float" office:value="3.74795833333333" calcext:value-type="float">
            <text:p>3,74795833333333</text:p>
          </table:table-cell>
        </table:table-row>
        <table:table-row table:style-name="ro1">
          <table:table-cell office:value-type="float" office:value="1479490985" calcext:value-type="float">
            <text:p>1479490985</text:p>
          </table:table-cell>
          <table:table-cell table:formula="of:=[.A262]-[.$A$2]" office:value-type="float" office:value="1439" calcext:value-type="float">
            <text:p>1439</text:p>
          </table:table-cell>
          <table:table-cell table:formula="of:=[.B262]/60" office:value-type="float" office:value="23.9833333333333" calcext:value-type="float">
            <text:p>23,9833333333333</text:p>
          </table:table-cell>
          <table:table-cell office:value-type="float" office:value="7.334" calcext:value-type="float">
            <text:p>7,334</text:p>
          </table:table-cell>
          <table:table-cell table:formula="of:=[.D262]-3.866" office:value-type="float" office:value="3.468" calcext:value-type="float">
            <text:p>3,468</text:p>
          </table:table-cell>
          <table:table-cell table:formula="of:=AVERAGE([.E239:.E262])" office:value-type="float" office:value="3.73641666666667" calcext:value-type="float">
            <text:p>3,73641666666667</text:p>
          </table:table-cell>
        </table:table-row>
        <table:table-row table:style-name="ro1">
          <table:table-cell office:value-type="float" office:value="1479490991" calcext:value-type="float">
            <text:p>1479490991</text:p>
          </table:table-cell>
          <table:table-cell table:formula="of:=[.A263]-[.$A$2]" office:value-type="float" office:value="1445" calcext:value-type="float">
            <text:p>1445</text:p>
          </table:table-cell>
          <table:table-cell table:formula="of:=[.B263]/60" office:value-type="float" office:value="24.0833333333333" calcext:value-type="float">
            <text:p>24,0833333333333</text:p>
          </table:table-cell>
          <table:table-cell office:value-type="float" office:value="7.543" calcext:value-type="float">
            <text:p>7,543</text:p>
          </table:table-cell>
          <table:table-cell table:formula="of:=[.D263]-3.866" office:value-type="float" office:value="3.677" calcext:value-type="float">
            <text:p>3,677</text:p>
          </table:table-cell>
          <table:table-cell table:formula="of:=AVERAGE([.E240:.E263])" office:value-type="float" office:value="3.74279166666667" calcext:value-type="float">
            <text:p>3,74279166666667</text:p>
          </table:table-cell>
        </table:table-row>
        <table:table-row table:style-name="ro1">
          <table:table-cell office:value-type="float" office:value="1479490996" calcext:value-type="float">
            <text:p>1479490996</text:p>
          </table:table-cell>
          <table:table-cell table:formula="of:=[.A264]-[.$A$2]" office:value-type="float" office:value="1450" calcext:value-type="float">
            <text:p>1450</text:p>
          </table:table-cell>
          <table:table-cell table:formula="of:=[.B264]/60" office:value-type="float" office:value="24.1666666666667" calcext:value-type="float">
            <text:p>24,1666666666667</text:p>
          </table:table-cell>
          <table:table-cell office:value-type="float" office:value="7.013" calcext:value-type="float">
            <text:p>7,013</text:p>
          </table:table-cell>
          <table:table-cell table:formula="of:=[.D264]-3.866" office:value-type="float" office:value="3.147" calcext:value-type="float">
            <text:p>3,147</text:p>
          </table:table-cell>
          <table:table-cell table:formula="of:=AVERAGE([.E241:.E264])" office:value-type="float" office:value="3.71920833333333" calcext:value-type="float">
            <text:p>3,71920833333333</text:p>
          </table:table-cell>
        </table:table-row>
        <table:table-row table:style-name="ro1">
          <table:table-cell office:value-type="float" office:value="1479491001" calcext:value-type="float">
            <text:p>1479491001</text:p>
          </table:table-cell>
          <table:table-cell table:formula="of:=[.A265]-[.$A$2]" office:value-type="float" office:value="1455" calcext:value-type="float">
            <text:p>1455</text:p>
          </table:table-cell>
          <table:table-cell table:formula="of:=[.B265]/60" office:value-type="float" office:value="24.25" calcext:value-type="float">
            <text:p>24,25</text:p>
          </table:table-cell>
          <table:table-cell office:value-type="float" office:value="7.441" calcext:value-type="float">
            <text:p>7,441</text:p>
          </table:table-cell>
          <table:table-cell table:formula="of:=[.D265]-3.866" office:value-type="float" office:value="3.575" calcext:value-type="float">
            <text:p>3,575</text:p>
          </table:table-cell>
          <table:table-cell table:formula="of:=AVERAGE([.E242:.E265])" office:value-type="float" office:value="3.708375" calcext:value-type="float">
            <text:p>3,708375</text:p>
          </table:table-cell>
        </table:table-row>
        <table:table-row table:style-name="ro1">
          <table:table-cell office:value-type="float" office:value="1479491006" calcext:value-type="float">
            <text:p>1479491006</text:p>
          </table:table-cell>
          <table:table-cell table:formula="of:=[.A266]-[.$A$2]" office:value-type="float" office:value="1460" calcext:value-type="float">
            <text:p>1460</text:p>
          </table:table-cell>
          <table:table-cell table:formula="of:=[.B266]/60" office:value-type="float" office:value="24.3333333333333" calcext:value-type="float">
            <text:p>24,3333333333333</text:p>
          </table:table-cell>
          <table:table-cell office:value-type="float" office:value="8.027" calcext:value-type="float">
            <text:p>8,027</text:p>
          </table:table-cell>
          <table:table-cell table:formula="of:=[.D266]-3.866" office:value-type="float" office:value="4.161" calcext:value-type="float">
            <text:p>4,161</text:p>
          </table:table-cell>
          <table:table-cell table:formula="of:=AVERAGE([.E243:.E266])" office:value-type="float" office:value="3.72158333333333" calcext:value-type="float">
            <text:p>3,72158333333333</text:p>
          </table:table-cell>
        </table:table-row>
        <table:table-row table:style-name="ro1">
          <table:table-cell office:value-type="float" office:value="1479491011" calcext:value-type="float">
            <text:p>1479491011</text:p>
          </table:table-cell>
          <table:table-cell table:formula="of:=[.A267]-[.$A$2]" office:value-type="float" office:value="1465" calcext:value-type="float">
            <text:p>1465</text:p>
          </table:table-cell>
          <table:table-cell table:formula="of:=[.B267]/60" office:value-type="float" office:value="24.4166666666667" calcext:value-type="float">
            <text:p>24,4166666666667</text:p>
          </table:table-cell>
          <table:table-cell office:value-type="float" office:value="7.329" calcext:value-type="float">
            <text:p>7,329</text:p>
          </table:table-cell>
          <table:table-cell table:formula="of:=[.D267]-3.866" office:value-type="float" office:value="3.463" calcext:value-type="float">
            <text:p>3,463</text:p>
          </table:table-cell>
          <table:table-cell table:formula="of:=AVERAGE([.E244:.E267])" office:value-type="float" office:value="3.698875" calcext:value-type="float">
            <text:p>3,698875</text:p>
          </table:table-cell>
        </table:table-row>
        <table:table-row table:style-name="ro1">
          <table:table-cell office:value-type="float" office:value="1479491017" calcext:value-type="float">
            <text:p>1479491017</text:p>
          </table:table-cell>
          <table:table-cell table:formula="of:=[.A268]-[.$A$2]" office:value-type="float" office:value="1471" calcext:value-type="float">
            <text:p>1471</text:p>
          </table:table-cell>
          <table:table-cell table:formula="of:=[.B268]/60" office:value-type="float" office:value="24.5166666666667" calcext:value-type="float">
            <text:p>24,5166666666667</text:p>
          </table:table-cell>
          <table:table-cell office:value-type="float" office:value="7.851" calcext:value-type="float">
            <text:p>7,851</text:p>
          </table:table-cell>
          <table:table-cell table:formula="of:=[.D268]-3.866" office:value-type="float" office:value="3.985" calcext:value-type="float">
            <text:p>3,985</text:p>
          </table:table-cell>
          <table:table-cell table:formula="of:=AVERAGE([.E245:.E268])" office:value-type="float" office:value="3.71283333333333" calcext:value-type="float">
            <text:p>3,71283333333333</text:p>
          </table:table-cell>
        </table:table-row>
        <table:table-row table:style-name="ro1">
          <table:table-cell office:value-type="float" office:value="1479491022" calcext:value-type="float">
            <text:p>1479491022</text:p>
          </table:table-cell>
          <table:table-cell table:formula="of:=[.A269]-[.$A$2]" office:value-type="float" office:value="1476" calcext:value-type="float">
            <text:p>1476</text:p>
          </table:table-cell>
          <table:table-cell table:formula="of:=[.B269]/60" office:value-type="float" office:value="24.6" calcext:value-type="float">
            <text:p>24,6</text:p>
          </table:table-cell>
          <table:table-cell office:value-type="float" office:value="7.86" calcext:value-type="float">
            <text:p>7,86</text:p>
          </table:table-cell>
          <table:table-cell table:formula="of:=[.D269]-3.866" office:value-type="float" office:value="3.994" calcext:value-type="float">
            <text:p>3,994</text:p>
          </table:table-cell>
          <table:table-cell table:formula="of:=AVERAGE([.E246:.E269])" office:value-type="float" office:value="3.71045833333333" calcext:value-type="float">
            <text:p>3,71045833333333</text:p>
          </table:table-cell>
        </table:table-row>
        <table:table-row table:style-name="ro1">
          <table:table-cell office:value-type="float" office:value="1479491027" calcext:value-type="float">
            <text:p>1479491027</text:p>
          </table:table-cell>
          <table:table-cell table:formula="of:=[.A270]-[.$A$2]" office:value-type="float" office:value="1481" calcext:value-type="float">
            <text:p>1481</text:p>
          </table:table-cell>
          <table:table-cell table:formula="of:=[.B270]/60" office:value-type="float" office:value="24.6833333333333" calcext:value-type="float">
            <text:p>24,6833333333333</text:p>
          </table:table-cell>
          <table:table-cell office:value-type="float" office:value="6.959" calcext:value-type="float">
            <text:p>6,959</text:p>
          </table:table-cell>
          <table:table-cell table:formula="of:=[.D270]-3.866" office:value-type="float" office:value="3.093" calcext:value-type="float">
            <text:p>3,093</text:p>
          </table:table-cell>
          <table:table-cell table:formula="of:=AVERAGE([.E247:.E270])" office:value-type="float" office:value="3.67133333333333" calcext:value-type="float">
            <text:p>3,67133333333333</text:p>
          </table:table-cell>
        </table:table-row>
        <table:table-row table:style-name="ro1">
          <table:table-cell office:value-type="float" office:value="1479491032" calcext:value-type="float">
            <text:p>1479491032</text:p>
          </table:table-cell>
          <table:table-cell table:formula="of:=[.A271]-[.$A$2]" office:value-type="float" office:value="1486" calcext:value-type="float">
            <text:p>1486</text:p>
          </table:table-cell>
          <table:table-cell table:formula="of:=[.B271]/60" office:value-type="float" office:value="24.7666666666667" calcext:value-type="float">
            <text:p>24,7666666666667</text:p>
          </table:table-cell>
          <table:table-cell office:value-type="float" office:value="7.767" calcext:value-type="float">
            <text:p>7,767</text:p>
          </table:table-cell>
          <table:table-cell table:formula="of:=[.D271]-3.866" office:value-type="float" office:value="3.901" calcext:value-type="float">
            <text:p>3,901</text:p>
          </table:table-cell>
          <table:table-cell table:formula="of:=AVERAGE([.E248:.E271])" office:value-type="float" office:value="3.689375" calcext:value-type="float">
            <text:p>3,689375</text:p>
          </table:table-cell>
        </table:table-row>
        <table:table-row table:style-name="ro1">
          <table:table-cell office:value-type="float" office:value="1479491038" calcext:value-type="float">
            <text:p>1479491038</text:p>
          </table:table-cell>
          <table:table-cell table:formula="of:=[.A272]-[.$A$2]" office:value-type="float" office:value="1492" calcext:value-type="float">
            <text:p>1492</text:p>
          </table:table-cell>
          <table:table-cell table:formula="of:=[.B272]/60" office:value-type="float" office:value="24.8666666666667" calcext:value-type="float">
            <text:p>24,8666666666667</text:p>
          </table:table-cell>
          <table:table-cell office:value-type="float" office:value="8.043" calcext:value-type="float">
            <text:p>8,043</text:p>
          </table:table-cell>
          <table:table-cell table:formula="of:=[.D272]-3.866" office:value-type="float" office:value="4.177" calcext:value-type="float">
            <text:p>4,177</text:p>
          </table:table-cell>
          <table:table-cell table:formula="of:=AVERAGE([.E249:.E272])" office:value-type="float" office:value="3.692375" calcext:value-type="float">
            <text:p>3,692375</text:p>
          </table:table-cell>
        </table:table-row>
        <table:table-row table:style-name="ro1">
          <table:table-cell office:value-type="float" office:value="1479491043" calcext:value-type="float">
            <text:p>1479491043</text:p>
          </table:table-cell>
          <table:table-cell table:formula="of:=[.A273]-[.$A$2]" office:value-type="float" office:value="1497" calcext:value-type="float">
            <text:p>1497</text:p>
          </table:table-cell>
          <table:table-cell table:formula="of:=[.B273]/60" office:value-type="float" office:value="24.95" calcext:value-type="float">
            <text:p>24,95</text:p>
          </table:table-cell>
          <table:table-cell office:value-type="float" office:value="7.554" calcext:value-type="float">
            <text:p>7,554</text:p>
          </table:table-cell>
          <table:table-cell table:formula="of:=[.D273]-3.866" office:value-type="float" office:value="3.688" calcext:value-type="float">
            <text:p>3,688</text:p>
          </table:table-cell>
          <table:table-cell table:formula="of:=AVERAGE([.E250:.E273])" office:value-type="float" office:value="3.710375" calcext:value-type="float">
            <text:p>3,710375</text:p>
          </table:table-cell>
        </table:table-row>
        <table:table-row table:style-name="ro1">
          <table:table-cell office:value-type="float" office:value="1479491048" calcext:value-type="float">
            <text:p>1479491048</text:p>
          </table:table-cell>
          <table:table-cell table:formula="of:=[.A274]-[.$A$2]" office:value-type="float" office:value="1502" calcext:value-type="float">
            <text:p>1502</text:p>
          </table:table-cell>
          <table:table-cell table:formula="of:=[.B274]/60" office:value-type="float" office:value="25.0333333333333" calcext:value-type="float">
            <text:p>25,0333333333333</text:p>
          </table:table-cell>
          <table:table-cell office:value-type="float" office:value="8.087" calcext:value-type="float">
            <text:p>8,087</text:p>
          </table:table-cell>
          <table:table-cell table:formula="of:=[.D274]-3.866" office:value-type="float" office:value="4.221" calcext:value-type="float">
            <text:p>4,221</text:p>
          </table:table-cell>
          <table:table-cell table:formula="of:=AVERAGE([.E251:.E274])" office:value-type="float" office:value="3.74270833333333" calcext:value-type="float">
            <text:p>3,74270833333333</text:p>
          </table:table-cell>
        </table:table-row>
        <table:table-row table:style-name="ro1">
          <table:table-cell office:value-type="float" office:value="1479491054" calcext:value-type="float">
            <text:p>1479491054</text:p>
          </table:table-cell>
          <table:table-cell table:formula="of:=[.A275]-[.$A$2]" office:value-type="float" office:value="1508" calcext:value-type="float">
            <text:p>1508</text:p>
          </table:table-cell>
          <table:table-cell table:formula="of:=[.B275]/60" office:value-type="float" office:value="25.1333333333333" calcext:value-type="float">
            <text:p>25,1333333333333</text:p>
          </table:table-cell>
          <table:table-cell office:value-type="float" office:value="7.553" calcext:value-type="float">
            <text:p>7,553</text:p>
          </table:table-cell>
          <table:table-cell table:formula="of:=[.D275]-3.866" office:value-type="float" office:value="3.687" calcext:value-type="float">
            <text:p>3,687</text:p>
          </table:table-cell>
          <table:table-cell table:formula="of:=AVERAGE([.E252:.E275])" office:value-type="float" office:value="3.71895833333333" calcext:value-type="float">
            <text:p>3,71895833333333</text:p>
          </table:table-cell>
        </table:table-row>
        <table:table-row table:style-name="ro1">
          <table:table-cell office:value-type="float" office:value="1479491059" calcext:value-type="float">
            <text:p>1479491059</text:p>
          </table:table-cell>
          <table:table-cell table:formula="of:=[.A276]-[.$A$2]" office:value-type="float" office:value="1513" calcext:value-type="float">
            <text:p>1513</text:p>
          </table:table-cell>
          <table:table-cell table:formula="of:=[.B276]/60" office:value-type="float" office:value="25.2166666666667" calcext:value-type="float">
            <text:p>25,2166666666667</text:p>
          </table:table-cell>
          <table:table-cell office:value-type="float" office:value="7.169" calcext:value-type="float">
            <text:p>7,169</text:p>
          </table:table-cell>
          <table:table-cell table:formula="of:=[.D276]-3.866" office:value-type="float" office:value="3.303" calcext:value-type="float">
            <text:p>3,303</text:p>
          </table:table-cell>
          <table:table-cell table:formula="of:=AVERAGE([.E253:.E276])" office:value-type="float" office:value="3.72695833333333" calcext:value-type="float">
            <text:p>3,72695833333333</text:p>
          </table:table-cell>
        </table:table-row>
        <table:table-row table:style-name="ro1">
          <table:table-cell office:value-type="float" office:value="1479491064" calcext:value-type="float">
            <text:p>1479491064</text:p>
          </table:table-cell>
          <table:table-cell table:formula="of:=[.A277]-[.$A$2]" office:value-type="float" office:value="1518" calcext:value-type="float">
            <text:p>1518</text:p>
          </table:table-cell>
          <table:table-cell table:formula="of:=[.B277]/60" office:value-type="float" office:value="25.3" calcext:value-type="float">
            <text:p>25,3</text:p>
          </table:table-cell>
          <table:table-cell office:value-type="float" office:value="7.928" calcext:value-type="float">
            <text:p>7,928</text:p>
          </table:table-cell>
          <table:table-cell table:formula="of:=[.D277]-3.866" office:value-type="float" office:value="4.062" calcext:value-type="float">
            <text:p>4,062</text:p>
          </table:table-cell>
          <table:table-cell table:formula="of:=AVERAGE([.E254:.E277])" office:value-type="float" office:value="3.726375" calcext:value-type="float">
            <text:p>3,726375</text:p>
          </table:table-cell>
        </table:table-row>
        <table:table-row table:style-name="ro1">
          <table:table-cell office:value-type="float" office:value="1479491069" calcext:value-type="float">
            <text:p>1479491069</text:p>
          </table:table-cell>
          <table:table-cell table:formula="of:=[.A278]-[.$A$2]" office:value-type="float" office:value="1523" calcext:value-type="float">
            <text:p>1523</text:p>
          </table:table-cell>
          <table:table-cell table:formula="of:=[.B278]/60" office:value-type="float" office:value="25.3833333333333" calcext:value-type="float">
            <text:p>25,3833333333333</text:p>
          </table:table-cell>
          <table:table-cell office:value-type="float" office:value="7.7" calcext:value-type="float">
            <text:p>7,7</text:p>
          </table:table-cell>
          <table:table-cell table:formula="of:=[.D278]-3.866" office:value-type="float" office:value="3.834" calcext:value-type="float">
            <text:p>3,834</text:p>
          </table:table-cell>
          <table:table-cell table:formula="of:=AVERAGE([.E255:.E278])" office:value-type="float" office:value="3.72970833333333" calcext:value-type="float">
            <text:p>3,72970833333333</text:p>
          </table:table-cell>
        </table:table-row>
        <table:table-row table:style-name="ro1">
          <table:table-cell office:value-type="float" office:value="1479491074" calcext:value-type="float">
            <text:p>1479491074</text:p>
          </table:table-cell>
          <table:table-cell table:formula="of:=[.A279]-[.$A$2]" office:value-type="float" office:value="1528" calcext:value-type="float">
            <text:p>1528</text:p>
          </table:table-cell>
          <table:table-cell table:formula="of:=[.B279]/60" office:value-type="float" office:value="25.4666666666667" calcext:value-type="float">
            <text:p>25,4666666666667</text:p>
          </table:table-cell>
          <table:table-cell office:value-type="float" office:value="6.984" calcext:value-type="float">
            <text:p>6,984</text:p>
          </table:table-cell>
          <table:table-cell table:formula="of:=[.D279]-3.866" office:value-type="float" office:value="3.118" calcext:value-type="float">
            <text:p>3,118</text:p>
          </table:table-cell>
          <table:table-cell table:formula="of:=AVERAGE([.E256:.E279])" office:value-type="float" office:value="3.70391666666667" calcext:value-type="float">
            <text:p>3,70391666666667</text:p>
          </table:table-cell>
        </table:table-row>
        <table:table-row table:style-name="ro1">
          <table:table-cell office:value-type="float" office:value="1479491080" calcext:value-type="float">
            <text:p>1479491080</text:p>
          </table:table-cell>
          <table:table-cell table:formula="of:=[.A280]-[.$A$2]" office:value-type="float" office:value="1534" calcext:value-type="float">
            <text:p>1534</text:p>
          </table:table-cell>
          <table:table-cell table:formula="of:=[.B280]/60" office:value-type="float" office:value="25.5666666666667" calcext:value-type="float">
            <text:p>25,5666666666667</text:p>
          </table:table-cell>
          <table:table-cell office:value-type="float" office:value="8.106" calcext:value-type="float">
            <text:p>8,106</text:p>
          </table:table-cell>
          <table:table-cell table:formula="of:=[.D280]-3.866" office:value-type="float" office:value="4.24" calcext:value-type="float">
            <text:p>4,24</text:p>
          </table:table-cell>
          <table:table-cell table:formula="of:=AVERAGE([.E257:.E280])" office:value-type="float" office:value="3.71070833333333" calcext:value-type="float">
            <text:p>3,71070833333333</text:p>
          </table:table-cell>
        </table:table-row>
        <table:table-row table:style-name="ro1">
          <table:table-cell office:value-type="float" office:value="1479491085" calcext:value-type="float">
            <text:p>1479491085</text:p>
          </table:table-cell>
          <table:table-cell table:formula="of:=[.A281]-[.$A$2]" office:value-type="float" office:value="1539" calcext:value-type="float">
            <text:p>1539</text:p>
          </table:table-cell>
          <table:table-cell table:formula="of:=[.B281]/60" office:value-type="float" office:value="25.65" calcext:value-type="float">
            <text:p>25,65</text:p>
          </table:table-cell>
          <table:table-cell office:value-type="float" office:value="3.881" calcext:value-type="float">
            <text:p>3,881</text:p>
          </table:table-cell>
          <table:table-cell table:formula="of:=[.D281]-3.866" office:value-type="float" office:value="0.0150000000000001" calcext:value-type="float">
            <text:p>0,015</text:p>
          </table:table-cell>
          <table:table-cell table:formula="of:=AVERAGE([.E258:.E281])" office:value-type="float" office:value="3.55983333333333" calcext:value-type="float">
            <text:p>3,55983333333333</text:p>
          </table:table-cell>
        </table:table-row>
        <table:table-row table:style-name="ro1">
          <table:table-cell office:value-type="float" office:value="1479491090" calcext:value-type="float">
            <text:p>1479491090</text:p>
          </table:table-cell>
          <table:table-cell table:formula="of:=[.A282]-[.$A$2]" office:value-type="float" office:value="1544" calcext:value-type="float">
            <text:p>1544</text:p>
          </table:table-cell>
          <table:table-cell table:formula="of:=[.B282]/60" office:value-type="float" office:value="25.7333333333333" calcext:value-type="float">
            <text:p>25,7333333333333</text:p>
          </table:table-cell>
          <table:table-cell office:value-type="float" office:value="3.867" calcext:value-type="float">
            <text:p>3,867</text:p>
          </table:table-cell>
          <table:table-cell table:formula="of:=[.D282]-3.866" office:value-type="float" office:value="0.00099999999999989" calcext:value-type="float">
            <text:p>0,001</text:p>
          </table:table-cell>
          <table:table-cell table:formula="of:=AVERAGE([.E259:.E282])" office:value-type="float" office:value="3.426875" calcext:value-type="float">
            <text:p>3,426875</text:p>
          </table:table-cell>
        </table:table-row>
        <table:table-row table:style-name="ro1">
          <table:table-cell office:value-type="float" office:value="1479491095" calcext:value-type="float">
            <text:p>1479491095</text:p>
          </table:table-cell>
          <table:table-cell table:formula="of:=[.A283]-[.$A$2]" office:value-type="float" office:value="1549" calcext:value-type="float">
            <text:p>1549</text:p>
          </table:table-cell>
          <table:table-cell table:formula="of:=[.B283]/60" office:value-type="float" office:value="25.8166666666667" calcext:value-type="float">
            <text:p>25,8166666666667</text:p>
          </table:table-cell>
          <table:table-cell office:value-type="float" office:value="7.933" calcext:value-type="float">
            <text:p>7,933</text:p>
          </table:table-cell>
          <table:table-cell table:formula="of:=[.D283]-3.866" office:value-type="float" office:value="4.067" calcext:value-type="float">
            <text:p>4,067</text:p>
          </table:table-cell>
          <table:table-cell table:formula="of:=AVERAGE([.E260:.E283])" office:value-type="float" office:value="3.42745833333333" calcext:value-type="float">
            <text:p>3,42745833333333</text:p>
          </table:table-cell>
        </table:table-row>
        <table:table-row table:style-name="ro1">
          <table:table-cell office:value-type="float" office:value="1479491101" calcext:value-type="float">
            <text:p>1479491101</text:p>
          </table:table-cell>
          <table:table-cell table:formula="of:=[.A284]-[.$A$2]" office:value-type="float" office:value="1555" calcext:value-type="float">
            <text:p>1555</text:p>
          </table:table-cell>
          <table:table-cell table:formula="of:=[.B284]/60" office:value-type="float" office:value="25.9166666666667" calcext:value-type="float">
            <text:p>25,9166666666667</text:p>
          </table:table-cell>
          <table:table-cell office:value-type="float" office:value="7.309" calcext:value-type="float">
            <text:p>7,309</text:p>
          </table:table-cell>
          <table:table-cell table:formula="of:=[.D284]-3.866" office:value-type="float" office:value="3.443" calcext:value-type="float">
            <text:p>3,443</text:p>
          </table:table-cell>
          <table:table-cell table:formula="of:=AVERAGE([.E261:.E284])" office:value-type="float" office:value="3.4235" calcext:value-type="float">
            <text:p>3,4235</text:p>
          </table:table-cell>
        </table:table-row>
        <table:table-row table:style-name="ro1">
          <table:table-cell office:value-type="float" office:value="1479491106" calcext:value-type="float">
            <text:p>1479491106</text:p>
          </table:table-cell>
          <table:table-cell table:formula="of:=[.A285]-[.$A$2]" office:value-type="float" office:value="1560" calcext:value-type="float">
            <text:p>1560</text:p>
          </table:table-cell>
          <table:table-cell table:formula="of:=[.B285]/60" office:value-type="float" office:value="26" calcext:value-type="float">
            <text:p>26</text:p>
          </table:table-cell>
          <table:table-cell office:value-type="float" office:value="8.001" calcext:value-type="float">
            <text:p>8,001</text:p>
          </table:table-cell>
          <table:table-cell table:formula="of:=[.D285]-3.866" office:value-type="float" office:value="4.135" calcext:value-type="float">
            <text:p>4,135</text:p>
          </table:table-cell>
          <table:table-cell table:formula="of:=AVERAGE([.E262:.E285])" office:value-type="float" office:value="3.435625" calcext:value-type="float">
            <text:p>3,435625</text:p>
          </table:table-cell>
        </table:table-row>
        <table:table-row table:style-name="ro1">
          <table:table-cell office:value-type="float" office:value="1479491111" calcext:value-type="float">
            <text:p>1479491111</text:p>
          </table:table-cell>
          <table:table-cell table:formula="of:=[.A286]-[.$A$2]" office:value-type="float" office:value="1565" calcext:value-type="float">
            <text:p>1565</text:p>
          </table:table-cell>
          <table:table-cell table:formula="of:=[.B286]/60" office:value-type="float" office:value="26.0833333333333" calcext:value-type="float">
            <text:p>26,0833333333333</text:p>
          </table:table-cell>
          <table:table-cell office:value-type="float" office:value="7.295" calcext:value-type="float">
            <text:p>7,295</text:p>
          </table:table-cell>
          <table:table-cell table:formula="of:=[.D286]-3.866" office:value-type="float" office:value="3.429" calcext:value-type="float">
            <text:p>3,429</text:p>
          </table:table-cell>
          <table:table-cell table:formula="of:=AVERAGE([.E263:.E286])" office:value-type="float" office:value="3.434" calcext:value-type="float">
            <text:p>3,434</text:p>
          </table:table-cell>
        </table:table-row>
        <table:table-row table:style-name="ro1">
          <table:table-cell office:value-type="float" office:value="1479491116" calcext:value-type="float">
            <text:p>1479491116</text:p>
          </table:table-cell>
          <table:table-cell table:formula="of:=[.A287]-[.$A$2]" office:value-type="float" office:value="1570" calcext:value-type="float">
            <text:p>1570</text:p>
          </table:table-cell>
          <table:table-cell table:formula="of:=[.B287]/60" office:value-type="float" office:value="26.1666666666667" calcext:value-type="float">
            <text:p>26,1666666666667</text:p>
          </table:table-cell>
          <table:table-cell office:value-type="float" office:value="7.119" calcext:value-type="float">
            <text:p>7,119</text:p>
          </table:table-cell>
          <table:table-cell table:formula="of:=[.D287]-3.866" office:value-type="float" office:value="3.253" calcext:value-type="float">
            <text:p>3,253</text:p>
          </table:table-cell>
          <table:table-cell table:formula="of:=AVERAGE([.E264:.E287])" office:value-type="float" office:value="3.41633333333333" calcext:value-type="float">
            <text:p>3,41633333333333</text:p>
          </table:table-cell>
        </table:table-row>
        <table:table-row table:style-name="ro1">
          <table:table-cell office:value-type="float" office:value="1479491121" calcext:value-type="float">
            <text:p>1479491121</text:p>
          </table:table-cell>
          <table:table-cell table:formula="of:=[.A288]-[.$A$2]" office:value-type="float" office:value="1575" calcext:value-type="float">
            <text:p>1575</text:p>
          </table:table-cell>
          <table:table-cell table:formula="of:=[.B288]/60" office:value-type="float" office:value="26.25" calcext:value-type="float">
            <text:p>26,25</text:p>
          </table:table-cell>
          <table:table-cell office:value-type="float" office:value="7.585" calcext:value-type="float">
            <text:p>7,585</text:p>
          </table:table-cell>
          <table:table-cell table:formula="of:=[.D288]-3.866" office:value-type="float" office:value="3.719" calcext:value-type="float">
            <text:p>3,719</text:p>
          </table:table-cell>
          <table:table-cell table:formula="of:=AVERAGE([.E265:.E288])" office:value-type="float" office:value="3.44016666666667" calcext:value-type="float">
            <text:p>3,44016666666667</text:p>
          </table:table-cell>
        </table:table-row>
        <table:table-row table:style-name="ro1">
          <table:table-cell office:value-type="float" office:value="1479491127" calcext:value-type="float">
            <text:p>1479491127</text:p>
          </table:table-cell>
          <table:table-cell table:formula="of:=[.A289]-[.$A$2]" office:value-type="float" office:value="1581" calcext:value-type="float">
            <text:p>1581</text:p>
          </table:table-cell>
          <table:table-cell table:formula="of:=[.B289]/60" office:value-type="float" office:value="26.35" calcext:value-type="float">
            <text:p>26,35</text:p>
          </table:table-cell>
          <table:table-cell office:value-type="float" office:value="7.274" calcext:value-type="float">
            <text:p>7,274</text:p>
          </table:table-cell>
          <table:table-cell table:formula="of:=[.D289]-3.866" office:value-type="float" office:value="3.408" calcext:value-type="float">
            <text:p>3,408</text:p>
          </table:table-cell>
          <table:table-cell table:formula="of:=AVERAGE([.E266:.E289])" office:value-type="float" office:value="3.43320833333333" calcext:value-type="float">
            <text:p>3,43320833333333</text:p>
          </table:table-cell>
        </table:table-row>
        <table:table-row table:style-name="ro1">
          <table:table-cell office:value-type="float" office:value="1479491132" calcext:value-type="float">
            <text:p>1479491132</text:p>
          </table:table-cell>
          <table:table-cell table:formula="of:=[.A290]-[.$A$2]" office:value-type="float" office:value="1586" calcext:value-type="float">
            <text:p>1586</text:p>
          </table:table-cell>
          <table:table-cell table:formula="of:=[.B290]/60" office:value-type="float" office:value="26.4333333333333" calcext:value-type="float">
            <text:p>26,4333333333333</text:p>
          </table:table-cell>
          <table:table-cell office:value-type="float" office:value="7.842" calcext:value-type="float">
            <text:p>7,842</text:p>
          </table:table-cell>
          <table:table-cell table:formula="of:=[.D290]-3.866" office:value-type="float" office:value="3.976" calcext:value-type="float">
            <text:p>3,976</text:p>
          </table:table-cell>
          <table:table-cell table:formula="of:=AVERAGE([.E267:.E290])" office:value-type="float" office:value="3.4255" calcext:value-type="float">
            <text:p>3,4255</text:p>
          </table:table-cell>
        </table:table-row>
        <table:table-row table:style-name="ro1">
          <table:table-cell office:value-type="float" office:value="1479491137" calcext:value-type="float">
            <text:p>1479491137</text:p>
          </table:table-cell>
          <table:table-cell table:formula="of:=[.A291]-[.$A$2]" office:value-type="float" office:value="1591" calcext:value-type="float">
            <text:p>1591</text:p>
          </table:table-cell>
          <table:table-cell table:formula="of:=[.B291]/60" office:value-type="float" office:value="26.5166666666667" calcext:value-type="float">
            <text:p>26,5166666666667</text:p>
          </table:table-cell>
          <table:table-cell office:value-type="float" office:value="7.444" calcext:value-type="float">
            <text:p>7,444</text:p>
          </table:table-cell>
          <table:table-cell table:formula="of:=[.D291]-3.866" office:value-type="float" office:value="3.578" calcext:value-type="float">
            <text:p>3,578</text:p>
          </table:table-cell>
          <table:table-cell table:formula="of:=AVERAGE([.E268:.E291])" office:value-type="float" office:value="3.43029166666667" calcext:value-type="float">
            <text:p>3,43029166666667</text:p>
          </table:table-cell>
        </table:table-row>
        <table:table-row table:style-name="ro1">
          <table:table-cell office:value-type="float" office:value="1479491142" calcext:value-type="float">
            <text:p>1479491142</text:p>
          </table:table-cell>
          <table:table-cell table:formula="of:=[.A292]-[.$A$2]" office:value-type="float" office:value="1596" calcext:value-type="float">
            <text:p>1596</text:p>
          </table:table-cell>
          <table:table-cell table:formula="of:=[.B292]/60" office:value-type="float" office:value="26.6" calcext:value-type="float">
            <text:p>26,6</text:p>
          </table:table-cell>
          <table:table-cell office:value-type="float" office:value="7.265" calcext:value-type="float">
            <text:p>7,265</text:p>
          </table:table-cell>
          <table:table-cell table:formula="of:=[.D292]-3.866" office:value-type="float" office:value="3.399" calcext:value-type="float">
            <text:p>3,399</text:p>
          </table:table-cell>
          <table:table-cell table:formula="of:=AVERAGE([.E269:.E292])" office:value-type="float" office:value="3.405875" calcext:value-type="float">
            <text:p>3,405875</text:p>
          </table:table-cell>
        </table:table-row>
        <table:table-row table:style-name="ro1">
          <table:table-cell office:value-type="float" office:value="1479491148" calcext:value-type="float">
            <text:p>1479491148</text:p>
          </table:table-cell>
          <table:table-cell table:formula="of:=[.A293]-[.$A$2]" office:value-type="float" office:value="1602" calcext:value-type="float">
            <text:p>1602</text:p>
          </table:table-cell>
          <table:table-cell table:formula="of:=[.B293]/60" office:value-type="float" office:value="26.7" calcext:value-type="float">
            <text:p>26,7</text:p>
          </table:table-cell>
          <table:table-cell office:value-type="float" office:value="7.767" calcext:value-type="float">
            <text:p>7,767</text:p>
          </table:table-cell>
          <table:table-cell table:formula="of:=[.D293]-3.866" office:value-type="float" office:value="3.901" calcext:value-type="float">
            <text:p>3,901</text:p>
          </table:table-cell>
          <table:table-cell table:formula="of:=AVERAGE([.E270:.E293])" office:value-type="float" office:value="3.402" calcext:value-type="float">
            <text:p>3,402</text:p>
          </table:table-cell>
        </table:table-row>
        <table:table-row table:style-name="ro1">
          <table:table-cell office:value-type="float" office:value="1479491153" calcext:value-type="float">
            <text:p>1479491153</text:p>
          </table:table-cell>
          <table:table-cell table:formula="of:=[.A294]-[.$A$2]" office:value-type="float" office:value="1607" calcext:value-type="float">
            <text:p>1607</text:p>
          </table:table-cell>
          <table:table-cell table:formula="of:=[.B294]/60" office:value-type="float" office:value="26.7833333333333" calcext:value-type="float">
            <text:p>26,7833333333333</text:p>
          </table:table-cell>
          <table:table-cell office:value-type="float" office:value="7.546" calcext:value-type="float">
            <text:p>7,546</text:p>
          </table:table-cell>
          <table:table-cell table:formula="of:=[.D294]-3.866" office:value-type="float" office:value="3.68" calcext:value-type="float">
            <text:p>3,68</text:p>
          </table:table-cell>
          <table:table-cell table:formula="of:=AVERAGE([.E271:.E294])" office:value-type="float" office:value="3.42645833333333" calcext:value-type="float">
            <text:p>3,42645833333333</text:p>
          </table:table-cell>
        </table:table-row>
        <table:table-row table:style-name="ro1">
          <table:table-cell office:value-type="float" office:value="1479491158" calcext:value-type="float">
            <text:p>1479491158</text:p>
          </table:table-cell>
          <table:table-cell table:formula="of:=[.A295]-[.$A$2]" office:value-type="float" office:value="1612" calcext:value-type="float">
            <text:p>1612</text:p>
          </table:table-cell>
          <table:table-cell table:formula="of:=[.B295]/60" office:value-type="float" office:value="26.8666666666667" calcext:value-type="float">
            <text:p>26,8666666666667</text:p>
          </table:table-cell>
          <table:table-cell office:value-type="float" office:value="8.077" calcext:value-type="float">
            <text:p>8,077</text:p>
          </table:table-cell>
          <table:table-cell table:formula="of:=[.D295]-3.866" office:value-type="float" office:value="4.211" calcext:value-type="float">
            <text:p>4,211</text:p>
          </table:table-cell>
          <table:table-cell table:formula="of:=AVERAGE([.E272:.E295])" office:value-type="float" office:value="3.439375" calcext:value-type="float">
            <text:p>3,439375</text:p>
          </table:table-cell>
        </table:table-row>
        <table:table-row table:style-name="ro1">
          <table:table-cell office:value-type="float" office:value="1479491163" calcext:value-type="float">
            <text:p>1479491163</text:p>
          </table:table-cell>
          <table:table-cell table:formula="of:=[.A296]-[.$A$2]" office:value-type="float" office:value="1617" calcext:value-type="float">
            <text:p>1617</text:p>
          </table:table-cell>
          <table:table-cell table:formula="of:=[.B296]/60" office:value-type="float" office:value="26.95" calcext:value-type="float">
            <text:p>26,95</text:p>
          </table:table-cell>
          <table:table-cell office:value-type="float" office:value="7.532" calcext:value-type="float">
            <text:p>7,532</text:p>
          </table:table-cell>
          <table:table-cell table:formula="of:=[.D296]-3.866" office:value-type="float" office:value="3.666" calcext:value-type="float">
            <text:p>3,666</text:p>
          </table:table-cell>
          <table:table-cell table:formula="of:=AVERAGE([.E273:.E296])" office:value-type="float" office:value="3.41808333333333" calcext:value-type="float">
            <text:p>3,41808333333333</text:p>
          </table:table-cell>
        </table:table-row>
        <table:table-row table:style-name="ro1">
          <table:table-cell office:value-type="float" office:value="1479491168" calcext:value-type="float">
            <text:p>1479491168</text:p>
          </table:table-cell>
          <table:table-cell table:formula="of:=[.A297]-[.$A$2]" office:value-type="float" office:value="1622" calcext:value-type="float">
            <text:p>1622</text:p>
          </table:table-cell>
          <table:table-cell table:formula="of:=[.B297]/60" office:value-type="float" office:value="27.0333333333333" calcext:value-type="float">
            <text:p>27,0333333333333</text:p>
          </table:table-cell>
          <table:table-cell office:value-type="float" office:value="7.715" calcext:value-type="float">
            <text:p>7,715</text:p>
          </table:table-cell>
          <table:table-cell table:formula="of:=[.D297]-3.866" office:value-type="float" office:value="3.849" calcext:value-type="float">
            <text:p>3,849</text:p>
          </table:table-cell>
          <table:table-cell table:formula="of:=AVERAGE([.E274:.E297])" office:value-type="float" office:value="3.42479166666667" calcext:value-type="float">
            <text:p>3,42479166666667</text:p>
          </table:table-cell>
        </table:table-row>
        <table:table-row table:style-name="ro1">
          <table:table-cell office:value-type="float" office:value="1479491174" calcext:value-type="float">
            <text:p>1479491174</text:p>
          </table:table-cell>
          <table:table-cell table:formula="of:=[.A298]-[.$A$2]" office:value-type="float" office:value="1628" calcext:value-type="float">
            <text:p>1628</text:p>
          </table:table-cell>
          <table:table-cell table:formula="of:=[.B298]/60" office:value-type="float" office:value="27.1333333333333" calcext:value-type="float">
            <text:p>27,1333333333333</text:p>
          </table:table-cell>
          <table:table-cell office:value-type="float" office:value="7.293" calcext:value-type="float">
            <text:p>7,293</text:p>
          </table:table-cell>
          <table:table-cell table:formula="of:=[.D298]-3.866" office:value-type="float" office:value="3.427" calcext:value-type="float">
            <text:p>3,427</text:p>
          </table:table-cell>
          <table:table-cell table:formula="of:=AVERAGE([.E275:.E298])" office:value-type="float" office:value="3.39170833333333" calcext:value-type="float">
            <text:p>3,39170833333333</text:p>
          </table:table-cell>
        </table:table-row>
        <table:table-row table:style-name="ro1">
          <table:table-cell office:value-type="float" office:value="1479491179" calcext:value-type="float">
            <text:p>1479491179</text:p>
          </table:table-cell>
          <table:table-cell table:formula="of:=[.A299]-[.$A$2]" office:value-type="float" office:value="1633" calcext:value-type="float">
            <text:p>1633</text:p>
          </table:table-cell>
          <table:table-cell table:formula="of:=[.B299]/60" office:value-type="float" office:value="27.2166666666667" calcext:value-type="float">
            <text:p>27,2166666666667</text:p>
          </table:table-cell>
          <table:table-cell office:value-type="float" office:value="7.803" calcext:value-type="float">
            <text:p>7,803</text:p>
          </table:table-cell>
          <table:table-cell table:formula="of:=[.D299]-3.866" office:value-type="float" office:value="3.937" calcext:value-type="float">
            <text:p>3,937</text:p>
          </table:table-cell>
          <table:table-cell table:formula="of:=AVERAGE([.E276:.E299])" office:value-type="float" office:value="3.402125" calcext:value-type="float">
            <text:p>3,402125</text:p>
          </table:table-cell>
        </table:table-row>
        <table:table-row table:style-name="ro1">
          <table:table-cell office:value-type="float" office:value="1479491184" calcext:value-type="float">
            <text:p>1479491184</text:p>
          </table:table-cell>
          <table:table-cell table:formula="of:=[.A300]-[.$A$2]" office:value-type="float" office:value="1638" calcext:value-type="float">
            <text:p>1638</text:p>
          </table:table-cell>
          <table:table-cell table:formula="of:=[.B300]/60" office:value-type="float" office:value="27.3" calcext:value-type="float">
            <text:p>27,3</text:p>
          </table:table-cell>
          <table:table-cell office:value-type="float" office:value="7.792" calcext:value-type="float">
            <text:p>7,792</text:p>
          </table:table-cell>
          <table:table-cell table:formula="of:=[.D300]-3.866" office:value-type="float" office:value="3.926" calcext:value-type="float">
            <text:p>3,926</text:p>
          </table:table-cell>
          <table:table-cell table:formula="of:=AVERAGE([.E277:.E300])" office:value-type="float" office:value="3.42808333333333" calcext:value-type="float">
            <text:p>3,42808333333333</text:p>
          </table:table-cell>
        </table:table-row>
        <table:table-row table:style-name="ro1">
          <table:table-cell office:value-type="float" office:value="1479491189" calcext:value-type="float">
            <text:p>1479491189</text:p>
          </table:table-cell>
          <table:table-cell table:formula="of:=[.A301]-[.$A$2]" office:value-type="float" office:value="1643" calcext:value-type="float">
            <text:p>1643</text:p>
          </table:table-cell>
          <table:table-cell table:formula="of:=[.B301]/60" office:value-type="float" office:value="27.3833333333333" calcext:value-type="float">
            <text:p>27,3833333333333</text:p>
          </table:table-cell>
          <table:table-cell office:value-type="float" office:value="7.349" calcext:value-type="float">
            <text:p>7,349</text:p>
          </table:table-cell>
          <table:table-cell table:formula="of:=[.D301]-3.866" office:value-type="float" office:value="3.483" calcext:value-type="float">
            <text:p>3,483</text:p>
          </table:table-cell>
          <table:table-cell table:formula="of:=AVERAGE([.E278:.E301])" office:value-type="float" office:value="3.40395833333333" calcext:value-type="float">
            <text:p>3,40395833333333</text:p>
          </table:table-cell>
        </table:table-row>
        <table:table-row table:style-name="ro1">
          <table:table-cell office:value-type="float" office:value="1479491195" calcext:value-type="float">
            <text:p>1479491195</text:p>
          </table:table-cell>
          <table:table-cell table:formula="of:=[.A302]-[.$A$2]" office:value-type="float" office:value="1649" calcext:value-type="float">
            <text:p>1649</text:p>
          </table:table-cell>
          <table:table-cell table:formula="of:=[.B302]/60" office:value-type="float" office:value="27.4833333333333" calcext:value-type="float">
            <text:p>27,4833333333333</text:p>
          </table:table-cell>
          <table:table-cell office:value-type="float" office:value="7.013" calcext:value-type="float">
            <text:p>7,013</text:p>
          </table:table-cell>
          <table:table-cell table:formula="of:=[.D302]-3.866" office:value-type="float" office:value="3.147" calcext:value-type="float">
            <text:p>3,147</text:p>
          </table:table-cell>
          <table:table-cell table:formula="of:=AVERAGE([.E279:.E302])" office:value-type="float" office:value="3.37533333333333" calcext:value-type="float">
            <text:p>3,37533333333333</text:p>
          </table:table-cell>
        </table:table-row>
        <table:table-row table:style-name="ro1">
          <table:table-cell office:value-type="float" office:value="1479491200" calcext:value-type="float">
            <text:p>1479491200</text:p>
          </table:table-cell>
          <table:table-cell table:formula="of:=[.A303]-[.$A$2]" office:value-type="float" office:value="1654" calcext:value-type="float">
            <text:p>1654</text:p>
          </table:table-cell>
          <table:table-cell table:formula="of:=[.B303]/60" office:value-type="float" office:value="27.5666666666667" calcext:value-type="float">
            <text:p>27,5666666666667</text:p>
          </table:table-cell>
          <table:table-cell office:value-type="float" office:value="7.635" calcext:value-type="float">
            <text:p>7,635</text:p>
          </table:table-cell>
          <table:table-cell table:formula="of:=[.D303]-3.866" office:value-type="float" office:value="3.769" calcext:value-type="float">
            <text:p>3,769</text:p>
          </table:table-cell>
          <table:table-cell table:formula="of:=AVERAGE([.E280:.E303])" office:value-type="float" office:value="3.40245833333333" calcext:value-type="float">
            <text:p>3,40245833333333</text:p>
          </table:table-cell>
        </table:table-row>
        <table:table-row table:style-name="ro1">
          <table:table-cell office:value-type="float" office:value="1479491205" calcext:value-type="float">
            <text:p>1479491205</text:p>
          </table:table-cell>
          <table:table-cell table:formula="of:=[.A304]-[.$A$2]" office:value-type="float" office:value="1659" calcext:value-type="float">
            <text:p>1659</text:p>
          </table:table-cell>
          <table:table-cell table:formula="of:=[.B304]/60" office:value-type="float" office:value="27.65" calcext:value-type="float">
            <text:p>27,65</text:p>
          </table:table-cell>
          <table:table-cell office:value-type="float" office:value="7.99" calcext:value-type="float">
            <text:p>7,99</text:p>
          </table:table-cell>
          <table:table-cell table:formula="of:=[.D304]-3.866" office:value-type="float" office:value="4.124" calcext:value-type="float">
            <text:p>4,124</text:p>
          </table:table-cell>
          <table:table-cell table:formula="of:=AVERAGE([.E281:.E304])" office:value-type="float" office:value="3.397625" calcext:value-type="float">
            <text:p>3,397625</text:p>
          </table:table-cell>
        </table:table-row>
        <table:table-row table:style-name="ro1">
          <table:table-cell office:value-type="float" office:value="1479491210" calcext:value-type="float">
            <text:p>1479491210</text:p>
          </table:table-cell>
          <table:table-cell table:formula="of:=[.A305]-[.$A$2]" office:value-type="float" office:value="1664" calcext:value-type="float">
            <text:p>1664</text:p>
          </table:table-cell>
          <table:table-cell table:formula="of:=[.B305]/60" office:value-type="float" office:value="27.7333333333333" calcext:value-type="float">
            <text:p>27,7333333333333</text:p>
          </table:table-cell>
          <table:table-cell office:value-type="float" office:value="7.374" calcext:value-type="float">
            <text:p>7,374</text:p>
          </table:table-cell>
          <table:table-cell table:formula="of:=[.D305]-3.866" office:value-type="float" office:value="3.508" calcext:value-type="float">
            <text:p>3,508</text:p>
          </table:table-cell>
          <table:table-cell table:formula="of:=AVERAGE([.E282:.E305])" office:value-type="float" office:value="3.54316666666667" calcext:value-type="float">
            <text:p>3,54316666666667</text:p>
          </table:table-cell>
        </table:table-row>
        <table:table-row table:style-name="ro1">
          <table:table-cell office:value-type="float" office:value="1479491216" calcext:value-type="float">
            <text:p>1479491216</text:p>
          </table:table-cell>
          <table:table-cell table:formula="of:=[.A306]-[.$A$2]" office:value-type="float" office:value="1670" calcext:value-type="float">
            <text:p>1670</text:p>
          </table:table-cell>
          <table:table-cell table:formula="of:=[.B306]/60" office:value-type="float" office:value="27.8333333333333" calcext:value-type="float">
            <text:p>27,8333333333333</text:p>
          </table:table-cell>
          <table:table-cell office:value-type="float" office:value="7.601" calcext:value-type="float">
            <text:p>7,601</text:p>
          </table:table-cell>
          <table:table-cell table:formula="of:=[.D306]-3.866" office:value-type="float" office:value="3.735" calcext:value-type="float">
            <text:p>3,735</text:p>
          </table:table-cell>
          <table:table-cell table:formula="of:=AVERAGE([.E283:.E306])" office:value-type="float" office:value="3.69875" calcext:value-type="float">
            <text:p>3,69875</text:p>
          </table:table-cell>
        </table:table-row>
        <table:table-row table:style-name="ro1">
          <table:table-cell office:value-type="float" office:value="1479491221" calcext:value-type="float">
            <text:p>1479491221</text:p>
          </table:table-cell>
          <table:table-cell table:formula="of:=[.A307]-[.$A$2]" office:value-type="float" office:value="1675" calcext:value-type="float">
            <text:p>1675</text:p>
          </table:table-cell>
          <table:table-cell table:formula="of:=[.B307]/60" office:value-type="float" office:value="27.9166666666667" calcext:value-type="float">
            <text:p>27,9166666666667</text:p>
          </table:table-cell>
          <table:table-cell office:value-type="float" office:value="7.11" calcext:value-type="float">
            <text:p>7,11</text:p>
          </table:table-cell>
          <table:table-cell table:formula="of:=[.D307]-3.866" office:value-type="float" office:value="3.244" calcext:value-type="float">
            <text:p>3,244</text:p>
          </table:table-cell>
          <table:table-cell table:formula="of:=AVERAGE([.E284:.E307])" office:value-type="float" office:value="3.66445833333333" calcext:value-type="float">
            <text:p>3,66445833333333</text:p>
          </table:table-cell>
        </table:table-row>
        <table:table-row table:style-name="ro1">
          <table:table-cell office:value-type="float" office:value="1479491226" calcext:value-type="float">
            <text:p>1479491226</text:p>
          </table:table-cell>
          <table:table-cell table:formula="of:=[.A308]-[.$A$2]" office:value-type="float" office:value="1680" calcext:value-type="float">
            <text:p>1680</text:p>
          </table:table-cell>
          <table:table-cell table:formula="of:=[.B308]/60" office:value-type="float" office:value="28" calcext:value-type="float">
            <text:p>28</text:p>
          </table:table-cell>
          <table:table-cell office:value-type="float" office:value="8.184" calcext:value-type="float">
            <text:p>8,184</text:p>
          </table:table-cell>
          <table:table-cell table:formula="of:=[.D308]-3.866" office:value-type="float" office:value="4.318" calcext:value-type="float">
            <text:p>4,318</text:p>
          </table:table-cell>
          <table:table-cell table:formula="of:=AVERAGE([.E285:.E308])" office:value-type="float" office:value="3.70091666666667" calcext:value-type="float">
            <text:p>3,70091666666667</text:p>
          </table:table-cell>
        </table:table-row>
        <table:table-row table:style-name="ro1">
          <table:table-cell office:value-type="float" office:value="1479491231" calcext:value-type="float">
            <text:p>1479491231</text:p>
          </table:table-cell>
          <table:table-cell table:formula="of:=[.A309]-[.$A$2]" office:value-type="float" office:value="1685" calcext:value-type="float">
            <text:p>1685</text:p>
          </table:table-cell>
          <table:table-cell table:formula="of:=[.B309]/60" office:value-type="float" office:value="28.0833333333333" calcext:value-type="float">
            <text:p>28,0833333333333</text:p>
          </table:table-cell>
          <table:table-cell office:value-type="float" office:value="8.084" calcext:value-type="float">
            <text:p>8,084</text:p>
          </table:table-cell>
          <table:table-cell table:formula="of:=[.D309]-3.866" office:value-type="float" office:value="4.218" calcext:value-type="float">
            <text:p>4,218</text:p>
          </table:table-cell>
          <table:table-cell table:formula="of:=AVERAGE([.E286:.E309])" office:value-type="float" office:value="3.704375" calcext:value-type="float">
            <text:p>3,704375</text:p>
          </table:table-cell>
        </table:table-row>
        <table:table-row table:style-name="ro1">
          <table:table-cell office:value-type="float" office:value="1479491237" calcext:value-type="float">
            <text:p>1479491237</text:p>
          </table:table-cell>
          <table:table-cell table:formula="of:=[.A310]-[.$A$2]" office:value-type="float" office:value="1691" calcext:value-type="float">
            <text:p>1691</text:p>
          </table:table-cell>
          <table:table-cell table:formula="of:=[.B310]/60" office:value-type="float" office:value="28.1833333333333" calcext:value-type="float">
            <text:p>28,1833333333333</text:p>
          </table:table-cell>
          <table:table-cell office:value-type="float" office:value="7.369" calcext:value-type="float">
            <text:p>7,369</text:p>
          </table:table-cell>
          <table:table-cell table:formula="of:=[.D310]-3.866" office:value-type="float" office:value="3.503" calcext:value-type="float">
            <text:p>3,503</text:p>
          </table:table-cell>
          <table:table-cell table:formula="of:=AVERAGE([.E287:.E310])" office:value-type="float" office:value="3.70745833333333" calcext:value-type="float">
            <text:p>3,70745833333333</text:p>
          </table:table-cell>
        </table:table-row>
        <table:table-row table:style-name="ro1">
          <table:table-cell office:value-type="float" office:value="1479491242" calcext:value-type="float">
            <text:p>1479491242</text:p>
          </table:table-cell>
          <table:table-cell table:formula="of:=[.A311]-[.$A$2]" office:value-type="float" office:value="1696" calcext:value-type="float">
            <text:p>1696</text:p>
          </table:table-cell>
          <table:table-cell table:formula="of:=[.B311]/60" office:value-type="float" office:value="28.2666666666667" calcext:value-type="float">
            <text:p>28,2666666666667</text:p>
          </table:table-cell>
          <table:table-cell office:value-type="float" office:value="7.62" calcext:value-type="float">
            <text:p>7,62</text:p>
          </table:table-cell>
          <table:table-cell table:formula="of:=[.D311]-3.866" office:value-type="float" office:value="3.754" calcext:value-type="float">
            <text:p>3,754</text:p>
          </table:table-cell>
          <table:table-cell table:formula="of:=AVERAGE([.E288:.E311])" office:value-type="float" office:value="3.72833333333333" calcext:value-type="float">
            <text:p>3,72833333333333</text:p>
          </table:table-cell>
        </table:table-row>
        <table:table-row table:style-name="ro1">
          <table:table-cell office:value-type="float" office:value="1479491247" calcext:value-type="float">
            <text:p>1479491247</text:p>
          </table:table-cell>
          <table:table-cell table:formula="of:=[.A312]-[.$A$2]" office:value-type="float" office:value="1701" calcext:value-type="float">
            <text:p>1701</text:p>
          </table:table-cell>
          <table:table-cell table:formula="of:=[.B312]/60" office:value-type="float" office:value="28.35" calcext:value-type="float">
            <text:p>28,35</text:p>
          </table:table-cell>
          <table:table-cell office:value-type="float" office:value="7.68" calcext:value-type="float">
            <text:p>7,68</text:p>
          </table:table-cell>
          <table:table-cell table:formula="of:=[.D312]-3.866" office:value-type="float" office:value="3.814" calcext:value-type="float">
            <text:p>3,814</text:p>
          </table:table-cell>
          <table:table-cell table:formula="of:=AVERAGE([.E289:.E312])" office:value-type="float" office:value="3.73229166666667" calcext:value-type="float">
            <text:p>3,73229166666667</text:p>
          </table:table-cell>
        </table:table-row>
        <table:table-row table:style-name="ro1">
          <table:table-cell office:value-type="float" office:value="1479491252" calcext:value-type="float">
            <text:p>1479491252</text:p>
          </table:table-cell>
          <table:table-cell table:formula="of:=[.A313]-[.$A$2]" office:value-type="float" office:value="1706" calcext:value-type="float">
            <text:p>1706</text:p>
          </table:table-cell>
          <table:table-cell table:formula="of:=[.B313]/60" office:value-type="float" office:value="28.4333333333333" calcext:value-type="float">
            <text:p>28,4333333333333</text:p>
          </table:table-cell>
          <table:table-cell office:value-type="float" office:value="8.068" calcext:value-type="float">
            <text:p>8,068</text:p>
          </table:table-cell>
          <table:table-cell table:formula="of:=[.D313]-3.866" office:value-type="float" office:value="4.202" calcext:value-type="float">
            <text:p>4,202</text:p>
          </table:table-cell>
          <table:table-cell table:formula="of:=AVERAGE([.E290:.E313])" office:value-type="float" office:value="3.765375" calcext:value-type="float">
            <text:p>3,765375</text:p>
          </table:table-cell>
        </table:table-row>
        <table:table-row table:style-name="ro1">
          <table:table-cell office:value-type="float" office:value="1479491257" calcext:value-type="float">
            <text:p>1479491257</text:p>
          </table:table-cell>
          <table:table-cell table:formula="of:=[.A314]-[.$A$2]" office:value-type="float" office:value="1711" calcext:value-type="float">
            <text:p>1711</text:p>
          </table:table-cell>
          <table:table-cell table:formula="of:=[.B314]/60" office:value-type="float" office:value="28.5166666666667" calcext:value-type="float">
            <text:p>28,5166666666667</text:p>
          </table:table-cell>
          <table:table-cell office:value-type="float" office:value="7.651" calcext:value-type="float">
            <text:p>7,651</text:p>
          </table:table-cell>
          <table:table-cell table:formula="of:=[.D314]-3.866" office:value-type="float" office:value="3.785" calcext:value-type="float">
            <text:p>3,785</text:p>
          </table:table-cell>
          <table:table-cell table:formula="of:=AVERAGE([.E291:.E314])" office:value-type="float" office:value="3.75741666666667" calcext:value-type="float">
            <text:p>3,75741666666667</text:p>
          </table:table-cell>
        </table:table-row>
        <table:table-row table:style-name="ro1">
          <table:table-cell office:value-type="float" office:value="1479491263" calcext:value-type="float">
            <text:p>1479491263</text:p>
          </table:table-cell>
          <table:table-cell table:formula="of:=[.A315]-[.$A$2]" office:value-type="float" office:value="1717" calcext:value-type="float">
            <text:p>1717</text:p>
          </table:table-cell>
          <table:table-cell table:formula="of:=[.B315]/60" office:value-type="float" office:value="28.6166666666667" calcext:value-type="float">
            <text:p>28,6166666666667</text:p>
          </table:table-cell>
          <table:table-cell office:value-type="float" office:value="7.488" calcext:value-type="float">
            <text:p>7,488</text:p>
          </table:table-cell>
          <table:table-cell table:formula="of:=[.D315]-3.866" office:value-type="float" office:value="3.622" calcext:value-type="float">
            <text:p>3,622</text:p>
          </table:table-cell>
          <table:table-cell table:formula="of:=AVERAGE([.E292:.E315])" office:value-type="float" office:value="3.75925" calcext:value-type="float">
            <text:p>3,75925</text:p>
          </table:table-cell>
        </table:table-row>
        <table:table-row table:style-name="ro1">
          <table:table-cell office:value-type="float" office:value="1479491268" calcext:value-type="float">
            <text:p>1479491268</text:p>
          </table:table-cell>
          <table:table-cell table:formula="of:=[.A316]-[.$A$2]" office:value-type="float" office:value="1722" calcext:value-type="float">
            <text:p>1722</text:p>
          </table:table-cell>
          <table:table-cell table:formula="of:=[.B316]/60" office:value-type="float" office:value="28.7" calcext:value-type="float">
            <text:p>28,7</text:p>
          </table:table-cell>
          <table:table-cell office:value-type="float" office:value="7.759" calcext:value-type="float">
            <text:p>7,759</text:p>
          </table:table-cell>
          <table:table-cell table:formula="of:=[.D316]-3.866" office:value-type="float" office:value="3.893" calcext:value-type="float">
            <text:p>3,893</text:p>
          </table:table-cell>
          <table:table-cell table:formula="of:=AVERAGE([.E293:.E316])" office:value-type="float" office:value="3.77983333333333" calcext:value-type="float">
            <text:p>3,77983333333333</text:p>
          </table:table-cell>
        </table:table-row>
        <table:table-row table:style-name="ro1">
          <table:table-cell office:value-type="float" office:value="1479491273" calcext:value-type="float">
            <text:p>1479491273</text:p>
          </table:table-cell>
          <table:table-cell table:formula="of:=[.A317]-[.$A$2]" office:value-type="float" office:value="1727" calcext:value-type="float">
            <text:p>1727</text:p>
          </table:table-cell>
          <table:table-cell table:formula="of:=[.B317]/60" office:value-type="float" office:value="28.7833333333333" calcext:value-type="float">
            <text:p>28,7833333333333</text:p>
          </table:table-cell>
          <table:table-cell office:value-type="float" office:value="3.867" calcext:value-type="float">
            <text:p>3,867</text:p>
          </table:table-cell>
          <table:table-cell table:formula="of:=[.D317]-3.866" office:value-type="float" office:value="0.00099999999999989" calcext:value-type="float">
            <text:p>0,001</text:p>
          </table:table-cell>
          <table:table-cell table:formula="of:=AVERAGE([.E294:.E317])" office:value-type="float" office:value="3.61733333333333" calcext:value-type="float">
            <text:p>3,61733333333333</text:p>
          </table:table-cell>
        </table:table-row>
        <table:table-row table:style-name="ro1">
          <table:table-cell office:value-type="float" office:value="1479491278" calcext:value-type="float">
            <text:p>1479491278</text:p>
          </table:table-cell>
          <table:table-cell table:formula="of:=[.A318]-[.$A$2]" office:value-type="float" office:value="1732" calcext:value-type="float">
            <text:p>1732</text:p>
          </table:table-cell>
          <table:table-cell table:formula="of:=[.B318]/60" office:value-type="float" office:value="28.8666666666667" calcext:value-type="float">
            <text:p>28,8666666666667</text:p>
          </table:table-cell>
          <table:table-cell office:value-type="float" office:value="3.89" calcext:value-type="float">
            <text:p>3,89</text:p>
          </table:table-cell>
          <table:table-cell table:formula="of:=[.D318]-3.866" office:value-type="float" office:value="0.024" calcext:value-type="float">
            <text:p>0,024</text:p>
          </table:table-cell>
          <table:table-cell table:formula="of:=AVERAGE([.E295:.E318])" office:value-type="float" office:value="3.465" calcext:value-type="float">
            <text:p>3,465</text:p>
          </table:table-cell>
        </table:table-row>
        <table:table-row table:style-name="ro1">
          <table:table-cell office:value-type="float" office:value="1479491284" calcext:value-type="float">
            <text:p>1479491284</text:p>
          </table:table-cell>
          <table:table-cell table:formula="of:=[.A319]-[.$A$2]" office:value-type="float" office:value="1738" calcext:value-type="float">
            <text:p>1738</text:p>
          </table:table-cell>
          <table:table-cell table:formula="of:=[.B319]/60" office:value-type="float" office:value="28.9666666666667" calcext:value-type="float">
            <text:p>28,9666666666667</text:p>
          </table:table-cell>
          <table:table-cell office:value-type="float" office:value="3.899" calcext:value-type="float">
            <text:p>3,899</text:p>
          </table:table-cell>
          <table:table-cell table:formula="of:=[.D319]-3.866" office:value-type="float" office:value="0.0329999999999999" calcext:value-type="float">
            <text:p>0,033</text:p>
          </table:table-cell>
          <table:table-cell table:formula="of:=AVERAGE([.E296:.E319])" office:value-type="float" office:value="3.29091666666667" calcext:value-type="float">
            <text:p>3,29091666666667</text:p>
          </table:table-cell>
        </table:table-row>
        <table:table-row table:style-name="ro1">
          <table:table-cell office:value-type="float" office:value="1479491289" calcext:value-type="float">
            <text:p>1479491289</text:p>
          </table:table-cell>
          <table:table-cell table:formula="of:=[.A320]-[.$A$2]" office:value-type="float" office:value="1743" calcext:value-type="float">
            <text:p>1743</text:p>
          </table:table-cell>
          <table:table-cell table:formula="of:=[.B320]/60" office:value-type="float" office:value="29.05" calcext:value-type="float">
            <text:p>29,05</text:p>
          </table:table-cell>
          <table:table-cell office:value-type="float" office:value="3.885" calcext:value-type="float">
            <text:p>3,885</text:p>
          </table:table-cell>
          <table:table-cell table:formula="of:=[.D320]-3.866" office:value-type="float" office:value="0.0189999999999997" calcext:value-type="float">
            <text:p>0,019</text:p>
          </table:table-cell>
          <table:table-cell table:formula="of:=AVERAGE([.E297:.E320])" office:value-type="float" office:value="3.13895833333333" calcext:value-type="float">
            <text:p>3,13895833333333</text:p>
          </table:table-cell>
        </table:table-row>
        <table:table-row table:style-name="ro1">
          <table:table-cell office:value-type="float" office:value="1479491294" calcext:value-type="float">
            <text:p>1479491294</text:p>
          </table:table-cell>
          <table:table-cell table:formula="of:=[.A321]-[.$A$2]" office:value-type="float" office:value="1748" calcext:value-type="float">
            <text:p>1748</text:p>
          </table:table-cell>
          <table:table-cell table:formula="of:=[.B321]/60" office:value-type="float" office:value="29.1333333333333" calcext:value-type="float">
            <text:p>29,1333333333333</text:p>
          </table:table-cell>
          <table:table-cell office:value-type="float" office:value="3.908" calcext:value-type="float">
            <text:p>3,908</text:p>
          </table:table-cell>
          <table:table-cell table:formula="of:=[.D321]-3.866" office:value-type="float" office:value="0.0419999999999998" calcext:value-type="float">
            <text:p>0,042</text:p>
          </table:table-cell>
          <table:table-cell table:formula="of:=AVERAGE([.E298:.E321])" office:value-type="float" office:value="2.98033333333333" calcext:value-type="float">
            <text:p>2,98033333333333</text:p>
          </table:table-cell>
        </table:table-row>
        <table:table-row table:style-name="ro1">
          <table:table-cell office:value-type="float" office:value="1479491300" calcext:value-type="float">
            <text:p>1479491300</text:p>
          </table:table-cell>
          <table:table-cell table:formula="of:=[.A322]-[.$A$2]" office:value-type="float" office:value="1754" calcext:value-type="float">
            <text:p>1754</text:p>
          </table:table-cell>
          <table:table-cell table:formula="of:=[.B322]/60" office:value-type="float" office:value="29.2333333333333" calcext:value-type="float">
            <text:p>29,2333333333333</text:p>
          </table:table-cell>
          <table:table-cell office:value-type="float" office:value="3.867" calcext:value-type="float">
            <text:p>3,867</text:p>
          </table:table-cell>
          <table:table-cell table:formula="of:=[.D322]-3.866" office:value-type="float" office:value="0.00099999999999989" calcext:value-type="float">
            <text:p>0,001</text:p>
          </table:table-cell>
          <table:table-cell table:formula="of:=AVERAGE([.E299:.E322])" office:value-type="float" office:value="2.83758333333333" calcext:value-type="float">
            <text:p>2,83758333333333</text:p>
          </table:table-cell>
        </table:table-row>
        <table:table-row table:style-name="ro1">
          <table:table-cell office:value-type="float" office:value="1479491305" calcext:value-type="float">
            <text:p>1479491305</text:p>
          </table:table-cell>
          <table:table-cell table:formula="of:=[.A323]-[.$A$2]" office:value-type="float" office:value="1759" calcext:value-type="float">
            <text:p>1759</text:p>
          </table:table-cell>
          <table:table-cell table:formula="of:=[.B323]/60" office:value-type="float" office:value="29.3166666666667" calcext:value-type="float">
            <text:p>29,3166666666667</text:p>
          </table:table-cell>
          <table:table-cell office:value-type="float" office:value="3.907" calcext:value-type="float">
            <text:p>3,907</text:p>
          </table:table-cell>
          <table:table-cell table:formula="of:=[.D323]-3.866" office:value-type="float" office:value="0.0409999999999999" calcext:value-type="float">
            <text:p>0,041</text:p>
          </table:table-cell>
          <table:table-cell table:formula="of:=AVERAGE([.E300:.E323])" office:value-type="float" office:value="2.67525" calcext:value-type="float">
            <text:p>2,67525</text:p>
          </table:table-cell>
        </table:table-row>
        <table:table-row table:style-name="ro1">
          <table:table-cell office:value-type="float" office:value="1479491310" calcext:value-type="float">
            <text:p>1479491310</text:p>
          </table:table-cell>
          <table:table-cell table:formula="of:=[.A324]-[.$A$2]" office:value-type="float" office:value="1764" calcext:value-type="float">
            <text:p>1764</text:p>
          </table:table-cell>
          <table:table-cell table:formula="of:=[.B324]/60" office:value-type="float" office:value="29.4" calcext:value-type="float">
            <text:p>29,4</text:p>
          </table:table-cell>
          <table:table-cell office:value-type="float" office:value="3.895" calcext:value-type="float">
            <text:p>3,895</text:p>
          </table:table-cell>
          <table:table-cell table:formula="of:=[.D324]-3.866" office:value-type="float" office:value="0.0289999999999999" calcext:value-type="float">
            <text:p>0,029</text:p>
          </table:table-cell>
          <table:table-cell table:formula="of:=AVERAGE([.E301:.E324])" office:value-type="float" office:value="2.512875" calcext:value-type="float">
            <text:p>2,512875</text:p>
          </table:table-cell>
        </table:table-row>
        <table:table-row table:style-name="ro1">
          <table:table-cell office:value-type="float" office:value="1479491315" calcext:value-type="float">
            <text:p>1479491315</text:p>
          </table:table-cell>
          <table:table-cell table:formula="of:=[.A325]-[.$A$2]" office:value-type="float" office:value="1769" calcext:value-type="float">
            <text:p>1769</text:p>
          </table:table-cell>
          <table:table-cell table:formula="of:=[.B325]/60" office:value-type="float" office:value="29.4833333333333" calcext:value-type="float">
            <text:p>29,4833333333333</text:p>
          </table:table-cell>
          <table:table-cell office:value-type="float" office:value="3.897" calcext:value-type="float">
            <text:p>3,897</text:p>
          </table:table-cell>
          <table:table-cell table:formula="of:=[.D325]-3.866" office:value-type="float" office:value="0.0310000000000001" calcext:value-type="float">
            <text:p>0,031</text:p>
          </table:table-cell>
          <table:table-cell table:formula="of:=AVERAGE([.E302:.E325])" office:value-type="float" office:value="2.36904166666667" calcext:value-type="float">
            <text:p>2,36904166666667</text:p>
          </table:table-cell>
        </table:table-row>
        <table:table-row table:style-name="ro1">
          <table:table-cell office:value-type="float" office:value="1479491320" calcext:value-type="float">
            <text:p>1479491320</text:p>
          </table:table-cell>
          <table:table-cell table:formula="of:=[.A326]-[.$A$2]" office:value-type="float" office:value="1774" calcext:value-type="float">
            <text:p>1774</text:p>
          </table:table-cell>
          <table:table-cell table:formula="of:=[.B326]/60" office:value-type="float" office:value="29.5666666666667" calcext:value-type="float">
            <text:p>29,5666666666667</text:p>
          </table:table-cell>
          <table:table-cell office:value-type="float" office:value="3.912" calcext:value-type="float">
            <text:p>3,912</text:p>
          </table:table-cell>
          <table:table-cell table:formula="of:=[.D326]-3.866" office:value-type="float" office:value="0.0459999999999998" calcext:value-type="float">
            <text:p>0,046</text:p>
          </table:table-cell>
          <table:table-cell table:formula="of:=AVERAGE([.E303:.E326])" office:value-type="float" office:value="2.23983333333333" calcext:value-type="float">
            <text:p>2,23983333333333</text:p>
          </table:table-cell>
        </table:table-row>
        <table:table-row table:style-name="ro1">
          <table:table-cell office:value-type="float" office:value="1479491326" calcext:value-type="float">
            <text:p>1479491326</text:p>
          </table:table-cell>
          <table:table-cell table:formula="of:=[.A327]-[.$A$2]" office:value-type="float" office:value="1780" calcext:value-type="float">
            <text:p>1780</text:p>
          </table:table-cell>
          <table:table-cell table:formula="of:=[.B327]/60" office:value-type="float" office:value="29.6666666666667" calcext:value-type="float">
            <text:p>29,6666666666667</text:p>
          </table:table-cell>
          <table:table-cell office:value-type="float" office:value="3.867" calcext:value-type="float">
            <text:p>3,867</text:p>
          </table:table-cell>
          <table:table-cell table:formula="of:=[.D327]-3.866" office:value-type="float" office:value="0.00099999999999989" calcext:value-type="float">
            <text:p>0,001</text:p>
          </table:table-cell>
          <table:table-cell table:formula="of:=AVERAGE([.E304:.E327])" office:value-type="float" office:value="2.08283333333333" calcext:value-type="float">
            <text:p>2,08283333333333</text:p>
          </table:table-cell>
        </table:table-row>
        <table:table-row table:style-name="ro1">
          <table:table-cell office:value-type="float" office:value="1479491331" calcext:value-type="float">
            <text:p>1479491331</text:p>
          </table:table-cell>
          <table:table-cell table:formula="of:=[.A328]-[.$A$2]" office:value-type="float" office:value="1785" calcext:value-type="float">
            <text:p>1785</text:p>
          </table:table-cell>
          <table:table-cell table:formula="of:=[.B328]/60" office:value-type="float" office:value="29.75" calcext:value-type="float">
            <text:p>29,75</text:p>
          </table:table-cell>
          <table:table-cell office:value-type="float" office:value="3.918" calcext:value-type="float">
            <text:p>3,918</text:p>
          </table:table-cell>
          <table:table-cell table:formula="of:=[.D328]-3.866" office:value-type="float" office:value="0.052" calcext:value-type="float">
            <text:p>0,052</text:p>
          </table:table-cell>
          <table:table-cell table:formula="of:=AVERAGE([.E305:.E328])" office:value-type="float" office:value="1.91316666666667" calcext:value-type="float">
            <text:p>1,91316666666667</text:p>
          </table:table-cell>
        </table:table-row>
        <table:table-row table:style-name="ro1">
          <table:table-cell office:value-type="float" office:value="1479491336" calcext:value-type="float">
            <text:p>1479491336</text:p>
          </table:table-cell>
          <table:table-cell table:formula="of:=[.A329]-[.$A$2]" office:value-type="float" office:value="1790" calcext:value-type="float">
            <text:p>1790</text:p>
          </table:table-cell>
          <table:table-cell table:formula="of:=[.B329]/60" office:value-type="float" office:value="29.8333333333333" calcext:value-type="float">
            <text:p>29,8333333333333</text:p>
          </table:table-cell>
          <table:table-cell office:value-type="float" office:value="3.892" calcext:value-type="float">
            <text:p>3,892</text:p>
          </table:table-cell>
          <table:table-cell table:formula="of:=[.D329]-3.866" office:value-type="float" office:value="0.0259999999999998" calcext:value-type="float">
            <text:p>0,026</text:p>
          </table:table-cell>
          <table:table-cell table:formula="of:=AVERAGE([.E306:.E329])" office:value-type="float" office:value="1.76808333333333" calcext:value-type="float">
            <text:p>1,76808333333333</text:p>
          </table:table-cell>
        </table:table-row>
        <table:table-row table:style-name="ro1">
          <table:table-cell office:value-type="float" office:value="1479491342" calcext:value-type="float">
            <text:p>1479491342</text:p>
          </table:table-cell>
          <table:table-cell table:formula="of:=[.A330]-[.$A$2]" office:value-type="float" office:value="1796" calcext:value-type="float">
            <text:p>1796</text:p>
          </table:table-cell>
          <table:table-cell table:formula="of:=[.B330]/60" office:value-type="float" office:value="29.9333333333333" calcext:value-type="float">
            <text:p>29,9333333333333</text:p>
          </table:table-cell>
          <table:table-cell office:value-type="float" office:value="3.902" calcext:value-type="float">
            <text:p>3,902</text:p>
          </table:table-cell>
          <table:table-cell table:formula="of:=[.D330]-3.866" office:value-type="float" office:value="0.036" calcext:value-type="float">
            <text:p>0,036</text:p>
          </table:table-cell>
          <table:table-cell table:formula="of:=AVERAGE([.E307:.E330])" office:value-type="float" office:value="1.61395833333333" calcext:value-type="float">
            <text:p>1,61395833333333</text:p>
          </table:table-cell>
        </table:table-row>
        <table:table-row table:style-name="ro1">
          <table:table-cell office:value-type="float" office:value="1479491347" calcext:value-type="float">
            <text:p>1479491347</text:p>
          </table:table-cell>
          <table:table-cell table:formula="of:=[.A331]-[.$A$2]" office:value-type="float" office:value="1801" calcext:value-type="float">
            <text:p>1801</text:p>
          </table:table-cell>
          <table:table-cell table:formula="of:=[.B331]/60" office:value-type="float" office:value="30.0166666666667" calcext:value-type="float">
            <text:p>30,0166666666667</text:p>
          </table:table-cell>
          <table:table-cell office:value-type="float" office:value="3.897" calcext:value-type="float">
            <text:p>3,897</text:p>
          </table:table-cell>
          <table:table-cell table:formula="of:=[.D331]-3.866" office:value-type="float" office:value="0.0310000000000001" calcext:value-type="float">
            <text:p>0,031</text:p>
          </table:table-cell>
          <table:table-cell table:formula="of:=AVERAGE([.E308:.E331])" office:value-type="float" office:value="1.48008333333333" calcext:value-type="float">
            <text:p>1,48008333333333</text:p>
          </table:table-cell>
        </table:table-row>
        <table:table-row table:style-name="ro1">
          <table:table-cell office:value-type="float" office:value="1479491352" calcext:value-type="float">
            <text:p>1479491352</text:p>
          </table:table-cell>
          <table:table-cell table:formula="of:=[.A332]-[.$A$2]" office:value-type="float" office:value="1806" calcext:value-type="float">
            <text:p>1806</text:p>
          </table:table-cell>
          <table:table-cell table:formula="of:=[.B332]/60" office:value-type="float" office:value="30.1" calcext:value-type="float">
            <text:p>30,1</text:p>
          </table:table-cell>
          <table:table-cell office:value-type="float" office:value="3.867" calcext:value-type="float">
            <text:p>3,867</text:p>
          </table:table-cell>
          <table:table-cell table:formula="of:=[.D332]-3.866" office:value-type="float" office:value="0.00099999999999989" calcext:value-type="float">
            <text:p>0,001</text:p>
          </table:table-cell>
          <table:table-cell table:formula="of:=AVERAGE([.E309:.E332])" office:value-type="float" office:value="1.30020833333333" calcext:value-type="float">
            <text:p>1,30020833333333</text:p>
          </table:table-cell>
        </table:table-row>
        <table:table-row table:style-name="ro1">
          <table:table-cell office:value-type="float" office:value="1479491357" calcext:value-type="float">
            <text:p>1479491357</text:p>
          </table:table-cell>
          <table:table-cell table:formula="of:=[.A333]-[.$A$2]" office:value-type="float" office:value="1811" calcext:value-type="float">
            <text:p>1811</text:p>
          </table:table-cell>
          <table:table-cell table:formula="of:=[.B333]/60" office:value-type="float" office:value="30.1833333333333" calcext:value-type="float">
            <text:p>30,1833333333333</text:p>
          </table:table-cell>
          <table:table-cell office:value-type="float" office:value="3.888" calcext:value-type="float">
            <text:p>3,888</text:p>
          </table:table-cell>
          <table:table-cell table:formula="of:=[.D333]-3.866" office:value-type="float" office:value="0.0219999999999998" calcext:value-type="float">
            <text:p>0,022</text:p>
          </table:table-cell>
          <table:table-cell table:formula="of:=AVERAGE([.E310:.E333])" office:value-type="float" office:value="1.125375" calcext:value-type="float">
            <text:p>1,125375</text:p>
          </table:table-cell>
        </table:table-row>
        <table:table-row table:style-name="ro1">
          <table:table-cell office:value-type="float" office:value="1479491363" calcext:value-type="float">
            <text:p>1479491363</text:p>
          </table:table-cell>
          <table:table-cell table:formula="of:=[.A334]-[.$A$2]" office:value-type="float" office:value="1817" calcext:value-type="float">
            <text:p>1817</text:p>
          </table:table-cell>
          <table:table-cell table:formula="of:=[.B334]/60" office:value-type="float" office:value="30.2833333333333" calcext:value-type="float">
            <text:p>30,2833333333333</text:p>
          </table:table-cell>
          <table:table-cell office:value-type="float" office:value="3.901" calcext:value-type="float">
            <text:p>3,901</text:p>
          </table:table-cell>
          <table:table-cell table:formula="of:=[.D334]-3.866" office:value-type="float" office:value="0.0349999999999997" calcext:value-type="float">
            <text:p>0,035</text:p>
          </table:table-cell>
          <table:table-cell table:formula="of:=AVERAGE([.E311:.E334])" office:value-type="float" office:value="0.980875" calcext:value-type="float">
            <text:p>0,980875</text:p>
          </table:table-cell>
        </table:table-row>
        <table:table-row table:style-name="ro1">
          <table:table-cell office:value-type="float" office:value="1479491368" calcext:value-type="float">
            <text:p>1479491368</text:p>
          </table:table-cell>
          <table:table-cell table:formula="of:=[.A335]-[.$A$2]" office:value-type="float" office:value="1822" calcext:value-type="float">
            <text:p>1822</text:p>
          </table:table-cell>
          <table:table-cell table:formula="of:=[.B335]/60" office:value-type="float" office:value="30.3666666666667" calcext:value-type="float">
            <text:p>30,3666666666667</text:p>
          </table:table-cell>
          <table:table-cell office:value-type="float" office:value="3.895" calcext:value-type="float">
            <text:p>3,895</text:p>
          </table:table-cell>
          <table:table-cell table:formula="of:=[.D335]-3.866" office:value-type="float" office:value="0.0289999999999999" calcext:value-type="float">
            <text:p>0,029</text:p>
          </table:table-cell>
          <table:table-cell table:formula="of:=AVERAGE([.E312:.E335])" office:value-type="float" office:value="0.825666666666667" calcext:value-type="float">
            <text:p>0,825666666666667</text:p>
          </table:table-cell>
        </table:table-row>
        <table:table-row table:style-name="ro1">
          <table:table-cell office:value-type="float" office:value="1479491373" calcext:value-type="float">
            <text:p>1479491373</text:p>
          </table:table-cell>
          <table:table-cell table:formula="of:=[.A336]-[.$A$2]" office:value-type="float" office:value="1827" calcext:value-type="float">
            <text:p>1827</text:p>
          </table:table-cell>
          <table:table-cell table:formula="of:=[.B336]/60" office:value-type="float" office:value="30.45" calcext:value-type="float">
            <text:p>30,45</text:p>
          </table:table-cell>
          <table:table-cell office:value-type="float" office:value="7.75" calcext:value-type="float">
            <text:p>7,75</text:p>
          </table:table-cell>
          <table:table-cell table:formula="of:=[.D336]-3.866" office:value-type="float" office:value="3.884" calcext:value-type="float">
            <text:p>3,884</text:p>
          </table:table-cell>
          <table:table-cell table:formula="of:=AVERAGE([.E313:.E336])" office:value-type="float" office:value="0.828583333333333" calcext:value-type="float">
            <text:p>0,828583333333333</text:p>
          </table:table-cell>
        </table:table-row>
        <table:table-row table:style-name="ro1">
          <table:table-cell office:value-type="float" office:value="1479491378" calcext:value-type="float">
            <text:p>1479491378</text:p>
          </table:table-cell>
          <table:table-cell table:formula="of:=[.A337]-[.$A$2]" office:value-type="float" office:value="1832" calcext:value-type="float">
            <text:p>1832</text:p>
          </table:table-cell>
          <table:table-cell table:formula="of:=[.B337]/60" office:value-type="float" office:value="30.5333333333333" calcext:value-type="float">
            <text:p>30,5333333333333</text:p>
          </table:table-cell>
          <table:table-cell office:value-type="float" office:value="7.645" calcext:value-type="float">
            <text:p>7,645</text:p>
          </table:table-cell>
          <table:table-cell table:formula="of:=[.D337]-3.866" office:value-type="float" office:value="3.779" calcext:value-type="float">
            <text:p>3,779</text:p>
          </table:table-cell>
          <table:table-cell table:formula="of:=AVERAGE([.E314:.E337])" office:value-type="float" office:value="0.810958333333333" calcext:value-type="float">
            <text:p>0,810958333333333</text:p>
          </table:table-cell>
        </table:table-row>
        <table:table-row table:style-name="ro1">
          <table:table-cell office:value-type="float" office:value="1479491383" calcext:value-type="float">
            <text:p>1479491383</text:p>
          </table:table-cell>
          <table:table-cell table:formula="of:=[.A338]-[.$A$2]" office:value-type="float" office:value="1837" calcext:value-type="float">
            <text:p>1837</text:p>
          </table:table-cell>
          <table:table-cell table:formula="of:=[.B338]/60" office:value-type="float" office:value="30.6166666666667" calcext:value-type="float">
            <text:p>30,6166666666667</text:p>
          </table:table-cell>
          <table:table-cell office:value-type="float" office:value="7.436" calcext:value-type="float">
            <text:p>7,436</text:p>
          </table:table-cell>
          <table:table-cell table:formula="of:=[.D338]-3.866" office:value-type="float" office:value="3.57" calcext:value-type="float">
            <text:p>3,57</text:p>
          </table:table-cell>
          <table:table-cell table:formula="of:=AVERAGE([.E315:.E338])" office:value-type="float" office:value="0.802" calcext:value-type="float">
            <text:p>0,802</text:p>
          </table:table-cell>
        </table:table-row>
        <table:table-row table:style-name="ro1">
          <table:table-cell office:value-type="float" office:value="1479491389" calcext:value-type="float">
            <text:p>1479491389</text:p>
          </table:table-cell>
          <table:table-cell table:formula="of:=[.A339]-[.$A$2]" office:value-type="float" office:value="1843" calcext:value-type="float">
            <text:p>1843</text:p>
          </table:table-cell>
          <table:table-cell table:formula="of:=[.B339]/60" office:value-type="float" office:value="30.7166666666667" calcext:value-type="float">
            <text:p>30,7166666666667</text:p>
          </table:table-cell>
          <table:table-cell office:value-type="float" office:value="7.794" calcext:value-type="float">
            <text:p>7,794</text:p>
          </table:table-cell>
          <table:table-cell table:formula="of:=[.D339]-3.866" office:value-type="float" office:value="3.928" calcext:value-type="float">
            <text:p>3,928</text:p>
          </table:table-cell>
          <table:table-cell table:formula="of:=AVERAGE([.E316:.E339])" office:value-type="float" office:value="0.81475" calcext:value-type="float">
            <text:p>0,81475</text:p>
          </table:table-cell>
        </table:table-row>
        <table:table-row table:style-name="ro1">
          <table:table-cell office:value-type="float" office:value="1479491394" calcext:value-type="float">
            <text:p>1479491394</text:p>
          </table:table-cell>
          <table:table-cell table:formula="of:=[.A340]-[.$A$2]" office:value-type="float" office:value="1848" calcext:value-type="float">
            <text:p>1848</text:p>
          </table:table-cell>
          <table:table-cell table:formula="of:=[.B340]/60" office:value-type="float" office:value="30.8" calcext:value-type="float">
            <text:p>30,8</text:p>
          </table:table-cell>
          <table:table-cell office:value-type="float" office:value="8.081" calcext:value-type="float">
            <text:p>8,081</text:p>
          </table:table-cell>
          <table:table-cell table:formula="of:=[.D340]-3.866" office:value-type="float" office:value="4.215" calcext:value-type="float">
            <text:p>4,215</text:p>
          </table:table-cell>
          <table:table-cell table:formula="of:=AVERAGE([.E317:.E340])" office:value-type="float" office:value="0.828166666666667" calcext:value-type="float">
            <text:p>0,828166666666667</text:p>
          </table:table-cell>
        </table:table-row>
        <table:table-row table:style-name="ro1">
          <table:table-cell office:value-type="float" office:value="1479491399" calcext:value-type="float">
            <text:p>1479491399</text:p>
          </table:table-cell>
          <table:table-cell table:formula="of:=[.A341]-[.$A$2]" office:value-type="float" office:value="1853" calcext:value-type="float">
            <text:p>1853</text:p>
          </table:table-cell>
          <table:table-cell table:formula="of:=[.B341]/60" office:value-type="float" office:value="30.8833333333333" calcext:value-type="float">
            <text:p>30,8833333333333</text:p>
          </table:table-cell>
          <table:table-cell office:value-type="float" office:value="7.441" calcext:value-type="float">
            <text:p>7,441</text:p>
          </table:table-cell>
          <table:table-cell table:formula="of:=[.D341]-3.866" office:value-type="float" office:value="3.575" calcext:value-type="float">
            <text:p>3,575</text:p>
          </table:table-cell>
          <table:table-cell table:formula="of:=AVERAGE([.E318:.E341])" office:value-type="float" office:value="0.977083333333333" calcext:value-type="float">
            <text:p>0,977083333333333</text:p>
          </table:table-cell>
        </table:table-row>
        <table:table-row table:style-name="ro1">
          <table:table-cell office:value-type="float" office:value="1479491405" calcext:value-type="float">
            <text:p>1479491405</text:p>
          </table:table-cell>
          <table:table-cell table:formula="of:=[.A342]-[.$A$2]" office:value-type="float" office:value="1859" calcext:value-type="float">
            <text:p>1859</text:p>
          </table:table-cell>
          <table:table-cell table:formula="of:=[.B342]/60" office:value-type="float" office:value="30.9833333333333" calcext:value-type="float">
            <text:p>30,9833333333333</text:p>
          </table:table-cell>
          <table:table-cell office:value-type="float" office:value="3.871" calcext:value-type="float">
            <text:p>3,871</text:p>
          </table:table-cell>
          <table:table-cell table:formula="of:=[.D342]-3.866" office:value-type="float" office:value="0.00499999999999989" calcext:value-type="float">
            <text:p>0,005</text:p>
          </table:table-cell>
          <table:table-cell table:formula="of:=AVERAGE([.E319:.E342])" office:value-type="float" office:value="0.976291666666667" calcext:value-type="float">
            <text:p>0,976291666666667</text:p>
          </table:table-cell>
        </table:table-row>
        <table:table-row table:style-name="ro1">
          <table:table-cell office:value-type="float" office:value="1479491410" calcext:value-type="float">
            <text:p>1479491410</text:p>
          </table:table-cell>
          <table:table-cell table:formula="of:=[.A343]-[.$A$2]" office:value-type="float" office:value="1864" calcext:value-type="float">
            <text:p>1864</text:p>
          </table:table-cell>
          <table:table-cell table:formula="of:=[.B343]/60" office:value-type="float" office:value="31.0666666666667" calcext:value-type="float">
            <text:p>31,0666666666667</text:p>
          </table:table-cell>
          <table:table-cell office:value-type="float" office:value="3.896" calcext:value-type="float">
            <text:p>3,896</text:p>
          </table:table-cell>
          <table:table-cell table:formula="of:=[.D343]-3.866" office:value-type="float" office:value="0.0299999999999998" calcext:value-type="float">
            <text:p>0,03</text:p>
          </table:table-cell>
          <table:table-cell table:formula="of:=AVERAGE([.E320:.E343])" office:value-type="float" office:value="0.976166666666667" calcext:value-type="float">
            <text:p>0,976166666666667</text:p>
          </table:table-cell>
        </table:table-row>
        <table:table-row table:style-name="ro1">
          <table:table-cell office:value-type="float" office:value="1479491415" calcext:value-type="float">
            <text:p>1479491415</text:p>
          </table:table-cell>
          <table:table-cell table:formula="of:=[.A344]-[.$A$2]" office:value-type="float" office:value="1869" calcext:value-type="float">
            <text:p>1869</text:p>
          </table:table-cell>
          <table:table-cell table:formula="of:=[.B344]/60" office:value-type="float" office:value="31.15" calcext:value-type="float">
            <text:p>31,15</text:p>
          </table:table-cell>
          <table:table-cell office:value-type="float" office:value="3.894" calcext:value-type="float">
            <text:p>3,894</text:p>
          </table:table-cell>
          <table:table-cell table:formula="of:=[.D344]-3.866" office:value-type="float" office:value="0.028" calcext:value-type="float">
            <text:p>0,028</text:p>
          </table:table-cell>
          <table:table-cell table:formula="of:=AVERAGE([.E321:.E344])" office:value-type="float" office:value="0.976541666666667" calcext:value-type="float">
            <text:p>0,976541666666667</text:p>
          </table:table-cell>
        </table:table-row>
        <table:table-row table:style-name="ro1">
          <table:table-cell office:value-type="float" office:value="1479491420" calcext:value-type="float">
            <text:p>1479491420</text:p>
          </table:table-cell>
          <table:table-cell table:formula="of:=[.A345]-[.$A$2]" office:value-type="float" office:value="1874" calcext:value-type="float">
            <text:p>1874</text:p>
          </table:table-cell>
          <table:table-cell table:formula="of:=[.B345]/60" office:value-type="float" office:value="31.2333333333333" calcext:value-type="float">
            <text:p>31,2333333333333</text:p>
          </table:table-cell>
          <table:table-cell office:value-type="float" office:value="3.891" calcext:value-type="float">
            <text:p>3,891</text:p>
          </table:table-cell>
          <table:table-cell table:formula="of:=[.D345]-3.866" office:value-type="float" office:value="0.0249999999999999" calcext:value-type="float">
            <text:p>0,025</text:p>
          </table:table-cell>
          <table:table-cell table:formula="of:=AVERAGE([.E322:.E345])" office:value-type="float" office:value="0.975833333333333" calcext:value-type="float">
            <text:p>0,975833333333333</text:p>
          </table:table-cell>
        </table:table-row>
        <table:table-row table:style-name="ro1">
          <table:table-cell office:value-type="float" office:value="1479491426" calcext:value-type="float">
            <text:p>1479491426</text:p>
          </table:table-cell>
          <table:table-cell table:formula="of:=[.A346]-[.$A$2]" office:value-type="float" office:value="1880" calcext:value-type="float">
            <text:p>1880</text:p>
          </table:table-cell>
          <table:table-cell table:formula="of:=[.B346]/60" office:value-type="float" office:value="31.3333333333333" calcext:value-type="float">
            <text:p>31,3333333333333</text:p>
          </table:table-cell>
          <table:table-cell office:value-type="float" office:value="3.909" calcext:value-type="float">
            <text:p>3,909</text:p>
          </table:table-cell>
          <table:table-cell table:formula="of:=[.D346]-3.866" office:value-type="float" office:value="0.0429999999999997" calcext:value-type="float">
            <text:p>0,043</text:p>
          </table:table-cell>
          <table:table-cell table:formula="of:=AVERAGE([.E323:.E346])" office:value-type="float" office:value="0.977583333333333" calcext:value-type="float">
            <text:p>0,977583333333333</text:p>
          </table:table-cell>
        </table:table-row>
        <table:table-row table:style-name="ro1">
          <table:table-cell office:value-type="float" office:value="1479491431" calcext:value-type="float">
            <text:p>1479491431</text:p>
          </table:table-cell>
          <table:table-cell table:formula="of:=[.A347]-[.$A$2]" office:value-type="float" office:value="1885" calcext:value-type="float">
            <text:p>1885</text:p>
          </table:table-cell>
          <table:table-cell table:formula="of:=[.B347]/60" office:value-type="float" office:value="31.4166666666667" calcext:value-type="float">
            <text:p>31,4166666666667</text:p>
          </table:table-cell>
          <table:table-cell office:value-type="float" office:value="3.876" calcext:value-type="float">
            <text:p>3,876</text:p>
          </table:table-cell>
          <table:table-cell table:formula="of:=[.D347]-3.866" office:value-type="float" office:value="0.00999999999999979" calcext:value-type="float">
            <text:p>0,01</text:p>
          </table:table-cell>
          <table:table-cell table:formula="of:=AVERAGE([.E324:.E347])" office:value-type="float" office:value="0.976291666666666" calcext:value-type="float">
            <text:p>0,976291666666666</text:p>
          </table:table-cell>
        </table:table-row>
        <table:table-row table:style-name="ro1">
          <table:table-cell office:value-type="float" office:value="1479491436" calcext:value-type="float">
            <text:p>1479491436</text:p>
          </table:table-cell>
          <table:table-cell table:formula="of:=[.A348]-[.$A$2]" office:value-type="float" office:value="1890" calcext:value-type="float">
            <text:p>1890</text:p>
          </table:table-cell>
          <table:table-cell table:formula="of:=[.B348]/60" office:value-type="float" office:value="31.5" calcext:value-type="float">
            <text:p>31,5</text:p>
          </table:table-cell>
          <table:table-cell office:value-type="float" office:value="3.891" calcext:value-type="float">
            <text:p>3,891</text:p>
          </table:table-cell>
          <table:table-cell table:formula="of:=[.D348]-3.866" office:value-type="float" office:value="0.0249999999999999" calcext:value-type="float">
            <text:p>0,025</text:p>
          </table:table-cell>
          <table:table-cell table:formula="of:=AVERAGE([.E325:.E348])" office:value-type="float" office:value="0.976125" calcext:value-type="float">
            <text:p>0,976125</text:p>
          </table:table-cell>
        </table:table-row>
        <table:table-row table:style-name="ro1">
          <table:table-cell office:value-type="float" office:value="1479491441" calcext:value-type="float">
            <text:p>1479491441</text:p>
          </table:table-cell>
          <table:table-cell table:formula="of:=[.A349]-[.$A$2]" office:value-type="float" office:value="1895" calcext:value-type="float">
            <text:p>1895</text:p>
          </table:table-cell>
          <table:table-cell table:formula="of:=[.B349]/60" office:value-type="float" office:value="31.5833333333333" calcext:value-type="float">
            <text:p>31,5833333333333</text:p>
          </table:table-cell>
          <table:table-cell office:value-type="float" office:value="3.907" calcext:value-type="float">
            <text:p>3,907</text:p>
          </table:table-cell>
          <table:table-cell table:formula="of:=[.D349]-3.866" office:value-type="float" office:value="0.0409999999999999" calcext:value-type="float">
            <text:p>0,041</text:p>
          </table:table-cell>
          <table:table-cell table:formula="of:=AVERAGE([.E326:.E349])" office:value-type="float" office:value="0.976541666666666" calcext:value-type="float">
            <text:p>0,976541666666666</text:p>
          </table:table-cell>
        </table:table-row>
        <table:table-row table:style-name="ro1">
          <table:table-cell office:value-type="float" office:value="1479491446" calcext:value-type="float">
            <text:p>1479491446</text:p>
          </table:table-cell>
          <table:table-cell table:formula="of:=[.A350]-[.$A$2]" office:value-type="float" office:value="1900" calcext:value-type="float">
            <text:p>1900</text:p>
          </table:table-cell>
          <table:table-cell table:formula="of:=[.B350]/60" office:value-type="float" office:value="31.6666666666667" calcext:value-type="float">
            <text:p>31,6666666666667</text:p>
          </table:table-cell>
          <table:table-cell office:value-type="float" office:value="3.91" calcext:value-type="float">
            <text:p>3,91</text:p>
          </table:table-cell>
          <table:table-cell table:formula="of:=[.D350]-3.866" office:value-type="float" office:value="0.044" calcext:value-type="float">
            <text:p>0,044</text:p>
          </table:table-cell>
          <table:table-cell table:formula="of:=AVERAGE([.E327:.E350])" office:value-type="float" office:value="0.976458333333333" calcext:value-type="float">
            <text:p>0,976458333333333</text:p>
          </table:table-cell>
        </table:table-row>
        <table:table-row table:style-name="ro1">
          <table:table-cell office:value-type="float" office:value="1479491452" calcext:value-type="float">
            <text:p>1479491452</text:p>
          </table:table-cell>
          <table:table-cell table:formula="of:=[.A351]-[.$A$2]" office:value-type="float" office:value="1906" calcext:value-type="float">
            <text:p>1906</text:p>
          </table:table-cell>
          <table:table-cell table:formula="of:=[.B351]/60" office:value-type="float" office:value="31.7666666666667" calcext:value-type="float">
            <text:p>31,7666666666667</text:p>
          </table:table-cell>
          <table:table-cell office:value-type="float" office:value="3.9" calcext:value-type="float">
            <text:p>3,9</text:p>
          </table:table-cell>
          <table:table-cell table:formula="of:=[.D351]-3.866" office:value-type="float" office:value="0.0339999999999998" calcext:value-type="float">
            <text:p>0,034</text:p>
          </table:table-cell>
          <table:table-cell table:formula="of:=AVERAGE([.E328:.E351])" office:value-type="float" office:value="0.977833333333333" calcext:value-type="float">
            <text:p>0,977833333333333</text:p>
          </table:table-cell>
        </table:table-row>
        <table:table-row table:style-name="ro1">
          <table:table-cell office:value-type="float" office:value="1479491457" calcext:value-type="float">
            <text:p>1479491457</text:p>
          </table:table-cell>
          <table:table-cell table:formula="of:=[.A352]-[.$A$2]" office:value-type="float" office:value="1911" calcext:value-type="float">
            <text:p>1911</text:p>
          </table:table-cell>
          <table:table-cell table:formula="of:=[.B352]/60" office:value-type="float" office:value="31.85" calcext:value-type="float">
            <text:p>31,85</text:p>
          </table:table-cell>
          <table:table-cell office:value-type="float" office:value="3.923" calcext:value-type="float">
            <text:p>3,923</text:p>
          </table:table-cell>
          <table:table-cell table:formula="of:=[.D352]-3.866" office:value-type="float" office:value="0.0569999999999999" calcext:value-type="float">
            <text:p>0,057</text:p>
          </table:table-cell>
          <table:table-cell table:formula="of:=AVERAGE([.E329:.E352])" office:value-type="float" office:value="0.978041666666666" calcext:value-type="float">
            <text:p>0,978041666666666</text:p>
          </table:table-cell>
        </table:table-row>
        <table:table-row table:style-name="ro1">
          <table:table-cell office:value-type="float" office:value="1479491462" calcext:value-type="float">
            <text:p>1479491462</text:p>
          </table:table-cell>
          <table:table-cell table:formula="of:=[.A353]-[.$A$2]" office:value-type="float" office:value="1916" calcext:value-type="float">
            <text:p>1916</text:p>
          </table:table-cell>
          <table:table-cell table:formula="of:=[.B353]/60" office:value-type="float" office:value="31.9333333333333" calcext:value-type="float">
            <text:p>31,9333333333333</text:p>
          </table:table-cell>
          <table:table-cell office:value-type="float" office:value="3.904" calcext:value-type="float">
            <text:p>3,904</text:p>
          </table:table-cell>
          <table:table-cell table:formula="of:=[.D353]-3.866" office:value-type="float" office:value="0.0379999999999998" calcext:value-type="float">
            <text:p>0,038</text:p>
          </table:table-cell>
          <table:table-cell table:formula="of:=AVERAGE([.E330:.E353])" office:value-type="float" office:value="0.978541666666666" calcext:value-type="float">
            <text:p>0,978541666666666</text:p>
          </table:table-cell>
        </table:table-row>
        <table:table-row table:style-name="ro1">
          <table:table-cell office:value-type="float" office:value="1479491468" calcext:value-type="float">
            <text:p>1479491468</text:p>
          </table:table-cell>
          <table:table-cell table:formula="of:=[.A354]-[.$A$2]" office:value-type="float" office:value="1922" calcext:value-type="float">
            <text:p>1922</text:p>
          </table:table-cell>
          <table:table-cell table:formula="of:=[.B354]/60" office:value-type="float" office:value="32.0333333333333" calcext:value-type="float">
            <text:p>32,0333333333333</text:p>
          </table:table-cell>
          <table:table-cell office:value-type="float" office:value="3.896" calcext:value-type="float">
            <text:p>3,896</text:p>
          </table:table-cell>
          <table:table-cell table:formula="of:=[.D354]-3.866" office:value-type="float" office:value="0.0299999999999998" calcext:value-type="float">
            <text:p>0,03</text:p>
          </table:table-cell>
          <table:table-cell table:formula="of:=AVERAGE([.E331:.E354])" office:value-type="float" office:value="0.978291666666666" calcext:value-type="float">
            <text:p>0,978291666666666</text:p>
          </table:table-cell>
        </table:table-row>
        <table:table-row table:style-name="ro1">
          <table:table-cell office:value-type="float" office:value="1479491473" calcext:value-type="float">
            <text:p>1479491473</text:p>
          </table:table-cell>
          <table:table-cell table:formula="of:=[.A355]-[.$A$2]" office:value-type="float" office:value="1927" calcext:value-type="float">
            <text:p>1927</text:p>
          </table:table-cell>
          <table:table-cell table:formula="of:=[.B355]/60" office:value-type="float" office:value="32.1166666666667" calcext:value-type="float">
            <text:p>32,1166666666667</text:p>
          </table:table-cell>
          <table:table-cell office:value-type="float" office:value="3.898" calcext:value-type="float">
            <text:p>3,898</text:p>
          </table:table-cell>
          <table:table-cell table:formula="of:=[.D355]-3.866" office:value-type="float" office:value="0.032" calcext:value-type="float">
            <text:p>0,032</text:p>
          </table:table-cell>
          <table:table-cell table:formula="of:=AVERAGE([.E332:.E355])" office:value-type="float" office:value="0.978333333333333" calcext:value-type="float">
            <text:p>0,978333333333333</text:p>
          </table:table-cell>
        </table:table-row>
        <table:table-row table:style-name="ro1">
          <table:table-cell office:value-type="float" office:value="1479491478" calcext:value-type="float">
            <text:p>1479491478</text:p>
          </table:table-cell>
          <table:table-cell table:formula="of:=[.A356]-[.$A$2]" office:value-type="float" office:value="1932" calcext:value-type="float">
            <text:p>1932</text:p>
          </table:table-cell>
          <table:table-cell table:formula="of:=[.B356]/60" office:value-type="float" office:value="32.2" calcext:value-type="float">
            <text:p>32,2</text:p>
          </table:table-cell>
          <table:table-cell office:value-type="float" office:value="3.867" calcext:value-type="float">
            <text:p>3,867</text:p>
          </table:table-cell>
          <table:table-cell table:formula="of:=[.D356]-3.866" office:value-type="float" office:value="0.00099999999999989" calcext:value-type="float">
            <text:p>0,001</text:p>
          </table:table-cell>
          <table:table-cell table:formula="of:=AVERAGE([.E333:.E356])" office:value-type="float" office:value="0.978333333333333" calcext:value-type="float">
            <text:p>0,978333333333333</text:p>
          </table:table-cell>
        </table:table-row>
        <table:table-row table:style-name="ro1">
          <table:table-cell office:value-type="float" office:value="1479491483" calcext:value-type="float">
            <text:p>1479491483</text:p>
          </table:table-cell>
          <table:table-cell table:formula="of:=[.A357]-[.$A$2]" office:value-type="float" office:value="1937" calcext:value-type="float">
            <text:p>1937</text:p>
          </table:table-cell>
          <table:table-cell table:formula="of:=[.B357]/60" office:value-type="float" office:value="32.2833333333333" calcext:value-type="float">
            <text:p>32,2833333333333</text:p>
          </table:table-cell>
          <table:table-cell office:value-type="float" office:value="3.912" calcext:value-type="float">
            <text:p>3,912</text:p>
          </table:table-cell>
          <table:table-cell table:formula="of:=[.D357]-3.866" office:value-type="float" office:value="0.0459999999999998" calcext:value-type="float">
            <text:p>0,046</text:p>
          </table:table-cell>
          <table:table-cell table:formula="of:=AVERAGE([.E334:.E357])" office:value-type="float" office:value="0.979333333333333" calcext:value-type="float">
            <text:p>0,979333333333333</text:p>
          </table:table-cell>
        </table:table-row>
        <table:table-row table:style-name="ro1">
          <table:table-cell office:value-type="float" office:value="1479491489" calcext:value-type="float">
            <text:p>1479491489</text:p>
          </table:table-cell>
          <table:table-cell table:formula="of:=[.A358]-[.$A$2]" office:value-type="float" office:value="1943" calcext:value-type="float">
            <text:p>1943</text:p>
          </table:table-cell>
          <table:table-cell table:formula="of:=[.B358]/60" office:value-type="float" office:value="32.3833333333333" calcext:value-type="float">
            <text:p>32,3833333333333</text:p>
          </table:table-cell>
          <table:table-cell office:value-type="float" office:value="3.901" calcext:value-type="float">
            <text:p>3,901</text:p>
          </table:table-cell>
          <table:table-cell table:formula="of:=[.D358]-3.866" office:value-type="float" office:value="0.0349999999999997" calcext:value-type="float">
            <text:p>0,035</text:p>
          </table:table-cell>
          <table:table-cell table:formula="of:=AVERAGE([.E335:.E358])" office:value-type="float" office:value="0.979333333333333" calcext:value-type="float">
            <text:p>0,979333333333333</text:p>
          </table:table-cell>
        </table:table-row>
        <table:table-row table:style-name="ro1">
          <table:table-cell office:value-type="float" office:value="1479491494" calcext:value-type="float">
            <text:p>1479491494</text:p>
          </table:table-cell>
          <table:table-cell table:formula="of:=[.A359]-[.$A$2]" office:value-type="float" office:value="1948" calcext:value-type="float">
            <text:p>1948</text:p>
          </table:table-cell>
          <table:table-cell table:formula="of:=[.B359]/60" office:value-type="float" office:value="32.4666666666667" calcext:value-type="float">
            <text:p>32,4666666666667</text:p>
          </table:table-cell>
          <table:table-cell office:value-type="float" office:value="3.909" calcext:value-type="float">
            <text:p>3,909</text:p>
          </table:table-cell>
          <table:table-cell table:formula="of:=[.D359]-3.866" office:value-type="float" office:value="0.0429999999999997" calcext:value-type="float">
            <text:p>0,043</text:p>
          </table:table-cell>
          <table:table-cell table:formula="of:=AVERAGE([.E336:.E359])" office:value-type="float" office:value="0.979916666666666" calcext:value-type="float">
            <text:p>0,979916666666666</text:p>
          </table:table-cell>
        </table:table-row>
        <table:table-row table:style-name="ro1">
          <table:table-cell office:value-type="float" office:value="1479491499" calcext:value-type="float">
            <text:p>1479491499</text:p>
          </table:table-cell>
          <table:table-cell table:formula="of:=[.A360]-[.$A$2]" office:value-type="float" office:value="1953" calcext:value-type="float">
            <text:p>1953</text:p>
          </table:table-cell>
          <table:table-cell table:formula="of:=[.B360]/60" office:value-type="float" office:value="32.55" calcext:value-type="float">
            <text:p>32,55</text:p>
          </table:table-cell>
          <table:table-cell office:value-type="float" office:value="3.901" calcext:value-type="float">
            <text:p>3,901</text:p>
          </table:table-cell>
          <table:table-cell table:formula="of:=[.D360]-3.866" office:value-type="float" office:value="0.0349999999999997" calcext:value-type="float">
            <text:p>0,035</text:p>
          </table:table-cell>
          <table:table-cell table:formula="of:=AVERAGE([.E337:.E360])" office:value-type="float" office:value="0.819541666666667" calcext:value-type="float">
            <text:p>0,819541666666667</text:p>
          </table:table-cell>
        </table:table-row>
        <table:table-row table:style-name="ro1">
          <table:table-cell office:value-type="float" office:value="1479491504" calcext:value-type="float">
            <text:p>1479491504</text:p>
          </table:table-cell>
          <table:table-cell table:formula="of:=[.A361]-[.$A$2]" office:value-type="float" office:value="1958" calcext:value-type="float">
            <text:p>1958</text:p>
          </table:table-cell>
          <table:table-cell table:formula="of:=[.B361]/60" office:value-type="float" office:value="32.6333333333333" calcext:value-type="float">
            <text:p>32,6333333333333</text:p>
          </table:table-cell>
          <table:table-cell office:value-type="float" office:value="3.867" calcext:value-type="float">
            <text:p>3,867</text:p>
          </table:table-cell>
          <table:table-cell table:formula="of:=[.D361]-3.866" office:value-type="float" office:value="0.00099999999999989" calcext:value-type="float">
            <text:p>0,001</text:p>
          </table:table-cell>
          <table:table-cell table:formula="of:=AVERAGE([.E338:.E361])" office:value-type="float" office:value="0.662125" calcext:value-type="float">
            <text:p>0,662125</text:p>
          </table:table-cell>
        </table:table-row>
        <table:table-row table:style-name="ro1">
          <table:table-cell office:value-type="float" office:value="1479491509" calcext:value-type="float">
            <text:p>1479491509</text:p>
          </table:table-cell>
          <table:table-cell table:formula="of:=[.A362]-[.$A$2]" office:value-type="float" office:value="1963" calcext:value-type="float">
            <text:p>1963</text:p>
          </table:table-cell>
          <table:table-cell table:formula="of:=[.B362]/60" office:value-type="float" office:value="32.7166666666667" calcext:value-type="float">
            <text:p>32,7166666666667</text:p>
          </table:table-cell>
          <table:table-cell office:value-type="float" office:value="3.903" calcext:value-type="float">
            <text:p>3,903</text:p>
          </table:table-cell>
          <table:table-cell table:formula="of:=[.D362]-3.866" office:value-type="float" office:value="0.0369999999999999" calcext:value-type="float">
            <text:p>0,037</text:p>
          </table:table-cell>
          <table:table-cell table:formula="of:=AVERAGE([.E339:.E362])" office:value-type="float" office:value="0.514916666666667" calcext:value-type="float">
            <text:p>0,514916666666667</text:p>
          </table:table-cell>
        </table:table-row>
        <table:table-row table:style-name="ro1">
          <table:table-cell office:value-type="float" office:value="1479491515" calcext:value-type="float">
            <text:p>1479491515</text:p>
          </table:table-cell>
          <table:table-cell table:formula="of:=[.A363]-[.$A$2]" office:value-type="float" office:value="1969" calcext:value-type="float">
            <text:p>1969</text:p>
          </table:table-cell>
          <table:table-cell table:formula="of:=[.B363]/60" office:value-type="float" office:value="32.8166666666667" calcext:value-type="float">
            <text:p>32,8166666666667</text:p>
          </table:table-cell>
          <table:table-cell office:value-type="float" office:value="3.9" calcext:value-type="float">
            <text:p>3,9</text:p>
          </table:table-cell>
          <table:table-cell table:formula="of:=[.D363]-3.866" office:value-type="float" office:value="0.0339999999999998" calcext:value-type="float">
            <text:p>0,034</text:p>
          </table:table-cell>
          <table:table-cell table:formula="of:=AVERAGE([.E340:.E363])" office:value-type="float" office:value="0.352666666666666" calcext:value-type="float">
            <text:p>0,352666666666666</text:p>
          </table:table-cell>
        </table:table-row>
        <table:table-row table:style-name="ro1">
          <table:table-cell office:value-type="float" office:value="1479491520" calcext:value-type="float">
            <text:p>1479491520</text:p>
          </table:table-cell>
          <table:table-cell table:formula="of:=[.A364]-[.$A$2]" office:value-type="float" office:value="1974" calcext:value-type="float">
            <text:p>1974</text:p>
          </table:table-cell>
          <table:table-cell table:formula="of:=[.B364]/60" office:value-type="float" office:value="32.9" calcext:value-type="float">
            <text:p>32,9</text:p>
          </table:table-cell>
          <table:table-cell office:value-type="float" office:value="3.897" calcext:value-type="float">
            <text:p>3,897</text:p>
          </table:table-cell>
          <table:table-cell table:formula="of:=[.D364]-3.866" office:value-type="float" office:value="0.0310000000000001" calcext:value-type="float">
            <text:p>0,031</text:p>
          </table:table-cell>
          <table:table-cell table:formula="of:=AVERAGE([.E341:.E364])" office:value-type="float" office:value="0.178333333333333" calcext:value-type="float">
            <text:p>0,178333333333333</text:p>
          </table:table-cell>
        </table:table-row>
        <table:table-row table:style-name="ro1">
          <table:table-cell office:value-type="float" office:value="1479491525" calcext:value-type="float">
            <text:p>1479491525</text:p>
          </table:table-cell>
          <table:table-cell table:formula="of:=[.A365]-[.$A$2]" office:value-type="float" office:value="1979" calcext:value-type="float">
            <text:p>1979</text:p>
          </table:table-cell>
          <table:table-cell table:formula="of:=[.B365]/60" office:value-type="float" office:value="32.9833333333333" calcext:value-type="float">
            <text:p>32,9833333333333</text:p>
          </table:table-cell>
          <table:table-cell office:value-type="float" office:value="3.907" calcext:value-type="float">
            <text:p>3,907</text:p>
          </table:table-cell>
          <table:table-cell table:formula="of:=[.D365]-3.866" office:value-type="float" office:value="0.0409999999999999" calcext:value-type="float">
            <text:p>0,041</text:p>
          </table:table-cell>
          <table:table-cell table:formula="of:=AVERAGE([.E342:.E365])" office:value-type="float" office:value="0.0310833333333332" calcext:value-type="float">
            <text:p>0,031083333333333</text:p>
          </table:table-cell>
        </table:table-row>
        <table:table-row table:style-name="ro1">
          <table:table-cell office:value-type="float" office:value="1479491531" calcext:value-type="float">
            <text:p>1479491531</text:p>
          </table:table-cell>
          <table:table-cell table:formula="of:=[.A366]-[.$A$2]" office:value-type="float" office:value="1985" calcext:value-type="float">
            <text:p>1985</text:p>
          </table:table-cell>
          <table:table-cell table:formula="of:=[.B366]/60" office:value-type="float" office:value="33.0833333333333" calcext:value-type="float">
            <text:p>33,0833333333333</text:p>
          </table:table-cell>
          <table:table-cell office:value-type="float" office:value="3.867" calcext:value-type="float">
            <text:p>3,867</text:p>
          </table:table-cell>
          <table:table-cell table:formula="of:=[.D366]-3.866" office:value-type="float" office:value="0.00099999999999989" calcext:value-type="float">
            <text:p>0,001</text:p>
          </table:table-cell>
          <table:table-cell table:formula="of:=AVERAGE([.E343:.E366])" office:value-type="float" office:value="0.0309166666666665" calcext:value-type="float">
            <text:p>0,030916666666667</text:p>
          </table:table-cell>
        </table:table-row>
        <table:table-row table:style-name="ro1">
          <table:table-cell office:value-type="float" office:value="1479491536" calcext:value-type="float">
            <text:p>1479491536</text:p>
          </table:table-cell>
          <table:table-cell table:formula="of:=[.A367]-[.$A$2]" office:value-type="float" office:value="1990" calcext:value-type="float">
            <text:p>1990</text:p>
          </table:table-cell>
          <table:table-cell table:formula="of:=[.B367]/60" office:value-type="float" office:value="33.1666666666667" calcext:value-type="float">
            <text:p>33,1666666666667</text:p>
          </table:table-cell>
          <table:table-cell office:value-type="float" office:value="3.956" calcext:value-type="float">
            <text:p>3,956</text:p>
          </table:table-cell>
          <table:table-cell table:formula="of:=[.D367]-3.866" office:value-type="float" office:value="0.0899999999999999" calcext:value-type="float">
            <text:p>0,09</text:p>
          </table:table-cell>
          <table:table-cell table:formula="of:=AVERAGE([.E344:.E367])" office:value-type="float" office:value="0.0334166666666665" calcext:value-type="float">
            <text:p>0,033416666666667</text:p>
          </table:table-cell>
        </table:table-row>
        <table:table-row table:style-name="ro1">
          <table:table-cell office:value-type="float" office:value="1479491541" calcext:value-type="float">
            <text:p>1479491541</text:p>
          </table:table-cell>
          <table:table-cell table:formula="of:=[.A368]-[.$A$2]" office:value-type="float" office:value="1995" calcext:value-type="float">
            <text:p>1995</text:p>
          </table:table-cell>
          <table:table-cell table:formula="of:=[.B368]/60" office:value-type="float" office:value="33.25" calcext:value-type="float">
            <text:p>33,25</text:p>
          </table:table-cell>
          <table:table-cell office:value-type="float" office:value="3.898" calcext:value-type="float">
            <text:p>3,898</text:p>
          </table:table-cell>
          <table:table-cell table:formula="of:=[.D368]-3.866" office:value-type="float" office:value="0.032" calcext:value-type="float">
            <text:p>0,032</text:p>
          </table:table-cell>
          <table:table-cell table:formula="of:=AVERAGE([.E345:.E368])" office:value-type="float" office:value="0.0335833333333332" calcext:value-type="float">
            <text:p>0,033583333333333</text:p>
          </table:table-cell>
        </table:table-row>
        <table:table-row table:style-name="ro1">
          <table:table-cell office:value-type="float" office:value="1479491546" calcext:value-type="float">
            <text:p>1479491546</text:p>
          </table:table-cell>
          <table:table-cell table:formula="of:=[.A369]-[.$A$2]" office:value-type="float" office:value="2000" calcext:value-type="float">
            <text:p>2000</text:p>
          </table:table-cell>
          <table:table-cell table:formula="of:=[.B369]/60" office:value-type="float" office:value="33.3333333333333" calcext:value-type="float">
            <text:p>33,3333333333333</text:p>
          </table:table-cell>
          <table:table-cell office:value-type="float" office:value="3.903" calcext:value-type="float">
            <text:p>3,903</text:p>
          </table:table-cell>
          <table:table-cell table:formula="of:=[.D369]-3.866" office:value-type="float" office:value="0.0369999999999999" calcext:value-type="float">
            <text:p>0,037</text:p>
          </table:table-cell>
          <table:table-cell table:formula="of:=AVERAGE([.E346:.E369])" office:value-type="float" office:value="0.0340833333333332" calcext:value-type="float">
            <text:p>0,034083333333333</text:p>
          </table:table-cell>
        </table:table-row>
        <table:table-row table:style-name="ro1">
          <table:table-cell office:value-type="float" office:value="1479491551" calcext:value-type="float">
            <text:p>1479491551</text:p>
          </table:table-cell>
          <table:table-cell table:formula="of:=[.A370]-[.$A$2]" office:value-type="float" office:value="2005" calcext:value-type="float">
            <text:p>2005</text:p>
          </table:table-cell>
          <table:table-cell table:formula="of:=[.B370]/60" office:value-type="float" office:value="33.4166666666667" calcext:value-type="float">
            <text:p>33,4166666666667</text:p>
          </table:table-cell>
          <table:table-cell office:value-type="float" office:value="3.903" calcext:value-type="float">
            <text:p>3,903</text:p>
          </table:table-cell>
          <table:table-cell table:formula="of:=[.D370]-3.866" office:value-type="float" office:value="0.0369999999999999" calcext:value-type="float">
            <text:p>0,037</text:p>
          </table:table-cell>
          <table:table-cell table:formula="of:=AVERAGE([.E347:.E370])" office:value-type="float" office:value="0.0338333333333332" calcext:value-type="float">
            <text:p>0,033833333333333</text:p>
          </table:table-cell>
        </table:table-row>
        <table:table-row table:style-name="ro1">
          <table:table-cell office:value-type="float" office:value="1479491557" calcext:value-type="float">
            <text:p>1479491557</text:p>
          </table:table-cell>
          <table:table-cell table:formula="of:=[.A371]-[.$A$2]" office:value-type="float" office:value="2011" calcext:value-type="float">
            <text:p>2011</text:p>
          </table:table-cell>
          <table:table-cell table:formula="of:=[.B371]/60" office:value-type="float" office:value="33.5166666666667" calcext:value-type="float">
            <text:p>33,5166666666667</text:p>
          </table:table-cell>
          <table:table-cell office:value-type="float" office:value="3.867" calcext:value-type="float">
            <text:p>3,867</text:p>
          </table:table-cell>
          <table:table-cell table:formula="of:=[.D371]-3.866" office:value-type="float" office:value="0.00099999999999989" calcext:value-type="float">
            <text:p>0,001</text:p>
          </table:table-cell>
          <table:table-cell table:formula="of:=AVERAGE([.E348:.E371])" office:value-type="float" office:value="0.0334583333333332" calcext:value-type="float">
            <text:p>0,033458333333333</text:p>
          </table:table-cell>
        </table:table-row>
        <table:table-row table:style-name="ro1">
          <table:table-cell office:value-type="float" office:value="1479491562" calcext:value-type="float">
            <text:p>1479491562</text:p>
          </table:table-cell>
          <table:table-cell table:formula="of:=[.A372]-[.$A$2]" office:value-type="float" office:value="2016" calcext:value-type="float">
            <text:p>2016</text:p>
          </table:table-cell>
          <table:table-cell table:formula="of:=[.B372]/60" office:value-type="float" office:value="33.6" calcext:value-type="float">
            <text:p>33,6</text:p>
          </table:table-cell>
          <table:table-cell office:value-type="float" office:value="3.961" calcext:value-type="float">
            <text:p>3,961</text:p>
          </table:table-cell>
          <table:table-cell table:formula="of:=[.D372]-3.866" office:value-type="float" office:value="0.0949999999999998" calcext:value-type="float">
            <text:p>0,095</text:p>
          </table:table-cell>
          <table:table-cell table:formula="of:=AVERAGE([.E349:.E372])" office:value-type="float" office:value="0.0363749999999999" calcext:value-type="float">
            <text:p>0,036375</text:p>
          </table:table-cell>
        </table:table-row>
        <table:table-row table:style-name="ro1">
          <table:table-cell office:value-type="float" office:value="1479491567" calcext:value-type="float">
            <text:p>1479491567</text:p>
          </table:table-cell>
          <table:table-cell table:formula="of:=[.A373]-[.$A$2]" office:value-type="float" office:value="2021" calcext:value-type="float">
            <text:p>2021</text:p>
          </table:table-cell>
          <table:table-cell table:formula="of:=[.B373]/60" office:value-type="float" office:value="33.6833333333333" calcext:value-type="float">
            <text:p>33,6833333333333</text:p>
          </table:table-cell>
          <table:table-cell office:value-type="float" office:value="3.907" calcext:value-type="float">
            <text:p>3,907</text:p>
          </table:table-cell>
          <table:table-cell table:formula="of:=[.D373]-3.866" office:value-type="float" office:value="0.0409999999999999" calcext:value-type="float">
            <text:p>0,041</text:p>
          </table:table-cell>
          <table:table-cell table:formula="of:=AVERAGE([.E350:.E373])" office:value-type="float" office:value="0.0363749999999999" calcext:value-type="float">
            <text:p>0,036375</text:p>
          </table:table-cell>
        </table:table-row>
        <table:table-row table:style-name="ro1">
          <table:table-cell office:value-type="float" office:value="1479491572" calcext:value-type="float">
            <text:p>1479491572</text:p>
          </table:table-cell>
          <table:table-cell table:formula="of:=[.A374]-[.$A$2]" office:value-type="float" office:value="2026" calcext:value-type="float">
            <text:p>2026</text:p>
          </table:table-cell>
          <table:table-cell table:formula="of:=[.B374]/60" office:value-type="float" office:value="33.7666666666667" calcext:value-type="float">
            <text:p>33,7666666666667</text:p>
          </table:table-cell>
          <table:table-cell office:value-type="float" office:value="3.903" calcext:value-type="float">
            <text:p>3,903</text:p>
          </table:table-cell>
          <table:table-cell table:formula="of:=[.D374]-3.866" office:value-type="float" office:value="0.0369999999999999" calcext:value-type="float">
            <text:p>0,037</text:p>
          </table:table-cell>
          <table:table-cell table:formula="of:=AVERAGE([.E351:.E374])" office:value-type="float" office:value="0.0360833333333332" calcext:value-type="float">
            <text:p>0,036083333333333</text:p>
          </table:table-cell>
        </table:table-row>
        <table:table-row table:style-name="ro1">
          <table:table-cell office:value-type="float" office:value="1479491578" calcext:value-type="float">
            <text:p>1479491578</text:p>
          </table:table-cell>
          <table:table-cell table:formula="of:=[.A375]-[.$A$2]" office:value-type="float" office:value="2032" calcext:value-type="float">
            <text:p>2032</text:p>
          </table:table-cell>
          <table:table-cell table:formula="of:=[.B375]/60" office:value-type="float" office:value="33.8666666666667" calcext:value-type="float">
            <text:p>33,8666666666667</text:p>
          </table:table-cell>
          <table:table-cell office:value-type="float" office:value="3.901" calcext:value-type="float">
            <text:p>3,901</text:p>
          </table:table-cell>
          <table:table-cell table:formula="of:=[.D375]-3.866" office:value-type="float" office:value="0.0349999999999997" calcext:value-type="float">
            <text:p>0,035</text:p>
          </table:table-cell>
          <table:table-cell table:formula="of:=AVERAGE([.E352:.E375])" office:value-type="float" office:value="0.0361249999999999" calcext:value-type="float">
            <text:p>0,036125</text:p>
          </table:table-cell>
        </table:table-row>
        <table:table-row table:style-name="ro1">
          <table:table-cell office:value-type="float" office:value="1479491583" calcext:value-type="float">
            <text:p>1479491583</text:p>
          </table:table-cell>
          <table:table-cell table:formula="of:=[.A376]-[.$A$2]" office:value-type="float" office:value="2037" calcext:value-type="float">
            <text:p>2037</text:p>
          </table:table-cell>
          <table:table-cell table:formula="of:=[.B376]/60" office:value-type="float" office:value="33.95" calcext:value-type="float">
            <text:p>33,95</text:p>
          </table:table-cell>
          <table:table-cell office:value-type="float" office:value="3.867" calcext:value-type="float">
            <text:p>3,867</text:p>
          </table:table-cell>
          <table:table-cell table:formula="of:=[.D376]-3.866" office:value-type="float" office:value="0.00099999999999989" calcext:value-type="float">
            <text:p>0,001</text:p>
          </table:table-cell>
          <table:table-cell table:formula="of:=AVERAGE([.E353:.E376])" office:value-type="float" office:value="0.0337916666666665" calcext:value-type="float">
            <text:p>0,033791666666667</text:p>
          </table:table-cell>
        </table:table-row>
        <table:table-row table:style-name="ro1">
          <table:table-cell office:value-type="float" office:value="1479491588" calcext:value-type="float">
            <text:p>1479491588</text:p>
          </table:table-cell>
          <table:table-cell table:formula="of:=[.A377]-[.$A$2]" office:value-type="float" office:value="2042" calcext:value-type="float">
            <text:p>2042</text:p>
          </table:table-cell>
          <table:table-cell table:formula="of:=[.B377]/60" office:value-type="float" office:value="34.0333333333333" calcext:value-type="float">
            <text:p>34,0333333333333</text:p>
          </table:table-cell>
          <table:table-cell office:value-type="float" office:value="3.962" calcext:value-type="float">
            <text:p>3,962</text:p>
          </table:table-cell>
          <table:table-cell table:formula="of:=[.D377]-3.866" office:value-type="float" office:value="0.0959999999999996" calcext:value-type="float">
            <text:p>0,096</text:p>
          </table:table-cell>
          <table:table-cell table:formula="of:=AVERAGE([.E354:.E377])" office:value-type="float" office:value="0.0362083333333332" calcext:value-type="float">
            <text:p>0,036208333333333</text:p>
          </table:table-cell>
        </table:table-row>
        <table:table-row table:style-name="ro1">
          <table:table-cell office:value-type="float" office:value="1479491593" calcext:value-type="float">
            <text:p>1479491593</text:p>
          </table:table-cell>
          <table:table-cell table:formula="of:=[.A378]-[.$A$2]" office:value-type="float" office:value="2047" calcext:value-type="float">
            <text:p>2047</text:p>
          </table:table-cell>
          <table:table-cell table:formula="of:=[.B378]/60" office:value-type="float" office:value="34.1166666666667" calcext:value-type="float">
            <text:p>34,1166666666667</text:p>
          </table:table-cell>
          <table:table-cell office:value-type="float" office:value="3.892" calcext:value-type="float">
            <text:p>3,892</text:p>
          </table:table-cell>
          <table:table-cell table:formula="of:=[.D378]-3.866" office:value-type="float" office:value="0.0259999999999998" calcext:value-type="float">
            <text:p>0,026</text:p>
          </table:table-cell>
          <table:table-cell table:formula="of:=AVERAGE([.E355:.E378])" office:value-type="float" office:value="0.0360416666666665" calcext:value-type="float">
            <text:p>0,036041666666667</text:p>
          </table:table-cell>
        </table:table-row>
        <table:table-row table:style-name="ro1">
          <table:table-cell office:value-type="float" office:value="1479491598" calcext:value-type="float">
            <text:p>1479491598</text:p>
          </table:table-cell>
          <table:table-cell table:formula="of:=[.A379]-[.$A$2]" office:value-type="float" office:value="2052" calcext:value-type="float">
            <text:p>2052</text:p>
          </table:table-cell>
          <table:table-cell table:formula="of:=[.B379]/60" office:value-type="float" office:value="34.2" calcext:value-type="float">
            <text:p>34,2</text:p>
          </table:table-cell>
          <table:table-cell office:value-type="float" office:value="3.898" calcext:value-type="float">
            <text:p>3,898</text:p>
          </table:table-cell>
          <table:table-cell table:formula="of:=[.D379]-3.866" office:value-type="float" office:value="0.032" calcext:value-type="float">
            <text:p>0,032</text:p>
          </table:table-cell>
          <table:table-cell table:formula="of:=AVERAGE([.E356:.E379])" office:value-type="float" office:value="0.0360416666666665" calcext:value-type="float">
            <text:p>0,036041666666667</text:p>
          </table:table-cell>
        </table:table-row>
        <table:table-row table:style-name="ro1">
          <table:table-cell office:value-type="float" office:value="1479491604" calcext:value-type="float">
            <text:p>1479491604</text:p>
          </table:table-cell>
          <table:table-cell table:formula="of:=[.A380]-[.$A$2]" office:value-type="float" office:value="2058" calcext:value-type="float">
            <text:p>2058</text:p>
          </table:table-cell>
          <table:table-cell table:formula="of:=[.B380]/60" office:value-type="float" office:value="34.3" calcext:value-type="float">
            <text:p>34,3</text:p>
          </table:table-cell>
          <table:table-cell office:value-type="float" office:value="3.892" calcext:value-type="float">
            <text:p>3,892</text:p>
          </table:table-cell>
          <table:table-cell table:formula="of:=[.D380]-3.866" office:value-type="float" office:value="0.0259999999999998" calcext:value-type="float">
            <text:p>0,026</text:p>
          </table:table-cell>
          <table:table-cell table:formula="of:=AVERAGE([.E357:.E380])" office:value-type="float" office:value="0.0370833333333332" calcext:value-type="float">
            <text:p>0,037083333333333</text:p>
          </table:table-cell>
        </table:table-row>
        <table:table-row table:style-name="ro1">
          <table:table-cell office:value-type="float" office:value="1479491614" calcext:value-type="float">
            <text:p>1479491614</text:p>
          </table:table-cell>
          <table:table-cell table:formula="of:=[.A381]-[.$A$2]" office:value-type="float" office:value="2068" calcext:value-type="float">
            <text:p>2068</text:p>
          </table:table-cell>
          <table:table-cell table:formula="of:=[.B381]/60" office:value-type="float" office:value="34.4666666666667" calcext:value-type="float">
            <text:p>34,4666666666667</text:p>
          </table:table-cell>
          <table:table-cell office:value-type="float" office:value="3.885" calcext:value-type="float">
            <text:p>3,885</text:p>
          </table:table-cell>
          <table:table-cell table:formula="of:=[.D381]-3.866" office:value-type="float" office:value="0.0189999999999997" calcext:value-type="float">
            <text:p>0,019</text:p>
          </table:table-cell>
          <table:table-cell table:formula="of:=AVERAGE([.E358:.E381])" office:value-type="float" office:value="0.0359583333333332" calcext:value-type="float">
            <text:p>0,035958333333333</text:p>
          </table:table-cell>
        </table:table-row>
        <table:table-row table:style-name="ro1">
          <table:table-cell office:value-type="float" office:value="1479491620" calcext:value-type="float">
            <text:p>1479491620</text:p>
          </table:table-cell>
          <table:table-cell table:formula="of:=[.A382]-[.$A$2]" office:value-type="float" office:value="2074" calcext:value-type="float">
            <text:p>2074</text:p>
          </table:table-cell>
          <table:table-cell table:formula="of:=[.B382]/60" office:value-type="float" office:value="34.5666666666667" calcext:value-type="float">
            <text:p>34,5666666666667</text:p>
          </table:table-cell>
          <table:table-cell office:value-type="float" office:value="3.89" calcext:value-type="float">
            <text:p>3,89</text:p>
          </table:table-cell>
          <table:table-cell table:formula="of:=[.D382]-3.866" office:value-type="float" office:value="0.024" calcext:value-type="float">
            <text:p>0,024</text:p>
          </table:table-cell>
          <table:table-cell table:formula="of:=AVERAGE([.E359:.E382])" office:value-type="float" office:value="0.0354999999999999" calcext:value-type="float">
            <text:p>0,0355</text:p>
          </table:table-cell>
        </table:table-row>
        <table:table-row table:style-name="ro1">
          <table:table-cell office:value-type="float" office:value="1479491625" calcext:value-type="float">
            <text:p>1479491625</text:p>
          </table:table-cell>
          <table:table-cell table:formula="of:=[.A383]-[.$A$2]" office:value-type="float" office:value="2079" calcext:value-type="float">
            <text:p>2079</text:p>
          </table:table-cell>
          <table:table-cell table:formula="of:=[.B383]/60" office:value-type="float" office:value="34.65" calcext:value-type="float">
            <text:p>34,65</text:p>
          </table:table-cell>
          <table:table-cell office:value-type="float" office:value="3.899" calcext:value-type="float">
            <text:p>3,899</text:p>
          </table:table-cell>
          <table:table-cell table:formula="of:=[.D383]-3.866" office:value-type="float" office:value="0.0329999999999999" calcext:value-type="float">
            <text:p>0,033</text:p>
          </table:table-cell>
          <table:table-cell table:formula="of:=AVERAGE([.E360:.E383])" office:value-type="float" office:value="0.0350833333333332" calcext:value-type="float">
            <text:p>0,035083333333333</text:p>
          </table:table-cell>
        </table:table-row>
        <table:table-row table:style-name="ro1">
          <table:table-cell office:value-type="float" office:value="1479491630" calcext:value-type="float">
            <text:p>1479491630</text:p>
          </table:table-cell>
          <table:table-cell table:formula="of:=[.A384]-[.$A$2]" office:value-type="float" office:value="2084" calcext:value-type="float">
            <text:p>2084</text:p>
          </table:table-cell>
          <table:table-cell table:formula="of:=[.B384]/60" office:value-type="float" office:value="34.7333333333333" calcext:value-type="float">
            <text:p>34,7333333333333</text:p>
          </table:table-cell>
          <table:table-cell office:value-type="float" office:value="3.895" calcext:value-type="float">
            <text:p>3,895</text:p>
          </table:table-cell>
          <table:table-cell table:formula="of:=[.D384]-3.866" office:value-type="float" office:value="0.0289999999999999" calcext:value-type="float">
            <text:p>0,029</text:p>
          </table:table-cell>
          <table:table-cell table:formula="of:=AVERAGE([.E361:.E384])" office:value-type="float" office:value="0.0348333333333332" calcext:value-type="float">
            <text:p>0,034833333333333</text:p>
          </table:table-cell>
        </table:table-row>
        <table:table-row table:style-name="ro1">
          <table:table-cell office:value-type="float" office:value="1479491635" calcext:value-type="float">
            <text:p>1479491635</text:p>
          </table:table-cell>
          <table:table-cell table:formula="of:=[.A385]-[.$A$2]" office:value-type="float" office:value="2089" calcext:value-type="float">
            <text:p>2089</text:p>
          </table:table-cell>
          <table:table-cell table:formula="of:=[.B385]/60" office:value-type="float" office:value="34.8166666666667" calcext:value-type="float">
            <text:p>34,8166666666667</text:p>
          </table:table-cell>
          <table:table-cell office:value-type="float" office:value="3.867" calcext:value-type="float">
            <text:p>3,867</text:p>
          </table:table-cell>
          <table:table-cell table:formula="of:=[.D385]-3.866" office:value-type="float" office:value="0.00099999999999989" calcext:value-type="float">
            <text:p>0,001</text:p>
          </table:table-cell>
          <table:table-cell table:formula="of:=AVERAGE([.E362:.E385])" office:value-type="float" office:value="0.0348333333333332" calcext:value-type="float">
            <text:p>0,034833333333333</text:p>
          </table:table-cell>
        </table:table-row>
        <table:table-row table:style-name="ro1">
          <table:table-cell office:value-type="float" office:value="1479491724" calcext:value-type="float">
            <text:p>1479491724</text:p>
          </table:table-cell>
          <table:table-cell table:formula="of:=[.A386]-[.$A$2]" office:value-type="float" office:value="2178" calcext:value-type="float">
            <text:p>2178</text:p>
          </table:table-cell>
          <table:table-cell table:formula="of:=[.B386]/60" office:value-type="float" office:value="36.3" calcext:value-type="float">
            <text:p>36,3</text:p>
          </table:table-cell>
          <table:table-cell office:value-type="float" office:value="3.905022" calcext:value-type="float">
            <text:p>3,905022</text:p>
          </table:table-cell>
          <table:table-cell table:formula="of:=[.D386]-3.866" office:value-type="float" office:value="0.0390219999999997" calcext:value-type="float">
            <text:p>0,039022</text:p>
          </table:table-cell>
          <table:table-cell table:formula="of:=AVERAGE([.E363:.E386])" office:value-type="float" office:value="0.0349175833333332" calcext:value-type="float">
            <text:p>0,034917583333333</text:p>
          </table:table-cell>
        </table:table-row>
        <table:table-row table:style-name="ro1">
          <table:table-cell office:value-type="float" office:value="1479491729" calcext:value-type="float">
            <text:p>1479491729</text:p>
          </table:table-cell>
          <table:table-cell table:formula="of:=[.A387]-[.$A$2]" office:value-type="float" office:value="2183" calcext:value-type="float">
            <text:p>2183</text:p>
          </table:table-cell>
          <table:table-cell table:formula="of:=[.B387]/60" office:value-type="float" office:value="36.3833333333333" calcext:value-type="float">
            <text:p>36,3833333333333</text:p>
          </table:table-cell>
          <table:table-cell office:value-type="float" office:value="3.893438" calcext:value-type="float">
            <text:p>3,893438</text:p>
          </table:table-cell>
          <table:table-cell table:formula="of:=[.D387]-3.866" office:value-type="float" office:value="0.0274379999999996" calcext:value-type="float">
            <text:p>0,027438</text:p>
          </table:table-cell>
          <table:table-cell table:formula="of:=AVERAGE([.E364:.E387])" office:value-type="float" office:value="0.0346441666666665" calcext:value-type="float">
            <text:p>0,034644166666667</text:p>
          </table:table-cell>
        </table:table-row>
        <table:table-row table:style-name="ro1">
          <table:table-cell office:value-type="float" office:value="1479491739" calcext:value-type="float">
            <text:p>1479491739</text:p>
          </table:table-cell>
          <table:table-cell table:formula="of:=[.A388]-[.$A$2]" office:value-type="float" office:value="2193" calcext:value-type="float">
            <text:p>2193</text:p>
          </table:table-cell>
          <table:table-cell table:formula="of:=[.B388]/60" office:value-type="float" office:value="36.55" calcext:value-type="float">
            <text:p>36,55</text:p>
          </table:table-cell>
          <table:table-cell office:value-type="float" office:value="3.867605" calcext:value-type="float">
            <text:p>3,867605</text:p>
          </table:table-cell>
          <table:table-cell table:formula="of:=[.D388]-3.866" office:value-type="float" office:value="0.00160500000000008" calcext:value-type="float">
            <text:p>0,001605</text:p>
          </table:table-cell>
          <table:table-cell table:formula="of:=AVERAGE([.E365:.E388])" office:value-type="float" office:value="0.0334193749999999" calcext:value-type="float">
            <text:p>0,033419375</text:p>
          </table:table-cell>
        </table:table-row>
        <table:table-row table:style-name="ro1">
          <table:table-cell office:value-type="float" office:value="1479491744" calcext:value-type="float">
            <text:p>1479491744</text:p>
          </table:table-cell>
          <table:table-cell table:formula="of:=[.A389]-[.$A$2]" office:value-type="float" office:value="2198" calcext:value-type="float">
            <text:p>2198</text:p>
          </table:table-cell>
          <table:table-cell table:formula="of:=[.B389]/60" office:value-type="float" office:value="36.6333333333333" calcext:value-type="float">
            <text:p>36,6333333333333</text:p>
          </table:table-cell>
          <table:table-cell office:value-type="float" office:value="3.891202" calcext:value-type="float">
            <text:p>3,891202</text:p>
          </table:table-cell>
          <table:table-cell table:formula="of:=[.D389]-3.866" office:value-type="float" office:value="0.0252019999999997" calcext:value-type="float">
            <text:p>0,025202</text:p>
          </table:table-cell>
          <table:table-cell table:formula="of:=AVERAGE([.E366:.E389])" office:value-type="float" office:value="0.0327611249999999" calcext:value-type="float">
            <text:p>0,032761125</text:p>
          </table:table-cell>
        </table:table-row>
        <table:table-row table:style-name="ro1">
          <table:table-cell office:value-type="float" office:value="1479491749" calcext:value-type="float">
            <text:p>1479491749</text:p>
          </table:table-cell>
          <table:table-cell table:formula="of:=[.A390]-[.$A$2]" office:value-type="float" office:value="2203" calcext:value-type="float">
            <text:p>2203</text:p>
          </table:table-cell>
          <table:table-cell table:formula="of:=[.B390]/60" office:value-type="float" office:value="36.7166666666667" calcext:value-type="float">
            <text:p>36,7166666666667</text:p>
          </table:table-cell>
          <table:table-cell office:value-type="float" office:value="3.90362" calcext:value-type="float">
            <text:p>3,90362</text:p>
          </table:table-cell>
          <table:table-cell table:formula="of:=[.D390]-3.866" office:value-type="float" office:value="0.03762" calcext:value-type="float">
            <text:p>0,03762</text:p>
          </table:table-cell>
          <table:table-cell table:formula="of:=AVERAGE([.E367:.E390])" office:value-type="float" office:value="0.0342869583333332" calcext:value-type="float">
            <text:p>0,034286958333333</text:p>
          </table:table-cell>
        </table:table-row>
        <table:table-row table:style-name="ro1">
          <table:table-cell office:value-type="float" office:value="1479491755" calcext:value-type="float">
            <text:p>1479491755</text:p>
          </table:table-cell>
          <table:table-cell table:formula="of:=[.A391]-[.$A$2]" office:value-type="float" office:value="2209" calcext:value-type="float">
            <text:p>2209</text:p>
          </table:table-cell>
          <table:table-cell table:formula="of:=[.B391]/60" office:value-type="float" office:value="36.8166666666667" calcext:value-type="float">
            <text:p>36,8166666666667</text:p>
          </table:table-cell>
          <table:table-cell office:value-type="float" office:value="3.902105" calcext:value-type="float">
            <text:p>3,902105</text:p>
          </table:table-cell>
          <table:table-cell table:formula="of:=[.D391]-3.866" office:value-type="float" office:value="0.0361049999999996" calcext:value-type="float">
            <text:p>0,036105</text:p>
          </table:table-cell>
          <table:table-cell table:formula="of:=AVERAGE([.E368:.E391])" office:value-type="float" office:value="0.0320413333333332" calcext:value-type="float">
            <text:p>0,032041333333333</text:p>
          </table:table-cell>
        </table:table-row>
        <table:table-row table:style-name="ro1">
          <table:table-cell office:value-type="float" office:value="1479491760" calcext:value-type="float">
            <text:p>1479491760</text:p>
          </table:table-cell>
          <table:table-cell table:formula="of:=[.A392]-[.$A$2]" office:value-type="float" office:value="2214" calcext:value-type="float">
            <text:p>2214</text:p>
          </table:table-cell>
          <table:table-cell table:formula="of:=[.B392]/60" office:value-type="float" office:value="36.9" calcext:value-type="float">
            <text:p>36,9</text:p>
          </table:table-cell>
          <table:table-cell office:value-type="float" office:value="3.906452" calcext:value-type="float">
            <text:p>3,906452</text:p>
          </table:table-cell>
          <table:table-cell table:formula="of:=[.D392]-3.866" office:value-type="float" office:value="0.0404519999999997" calcext:value-type="float">
            <text:p>0,040452</text:p>
          </table:table-cell>
          <table:table-cell table:formula="of:=AVERAGE([.E369:.E392])" office:value-type="float" office:value="0.0323934999999998" calcext:value-type="float">
            <text:p>0,0323935</text:p>
          </table:table-cell>
        </table:table-row>
        <table:table-row table:style-name="ro1">
          <table:table-cell office:value-type="float" office:value="1479491765" calcext:value-type="float">
            <text:p>1479491765</text:p>
          </table:table-cell>
          <table:table-cell table:formula="of:=[.A393]-[.$A$2]" office:value-type="float" office:value="2219" calcext:value-type="float">
            <text:p>2219</text:p>
          </table:table-cell>
          <table:table-cell table:formula="of:=[.B393]/60" office:value-type="float" office:value="36.9833333333333" calcext:value-type="float">
            <text:p>36,9833333333333</text:p>
          </table:table-cell>
          <table:table-cell office:value-type="float" office:value="3.867604" calcext:value-type="float">
            <text:p>3,867604</text:p>
          </table:table-cell>
          <table:table-cell table:formula="of:=[.D393]-3.866" office:value-type="float" office:value="0.00160399999999994" calcext:value-type="float">
            <text:p>0,001604</text:p>
          </table:table-cell>
          <table:table-cell table:formula="of:=AVERAGE([.E370:.E393])" office:value-type="float" office:value="0.0309186666666665" calcext:value-type="float">
            <text:p>0,030918666666667</text:p>
          </table:table-cell>
        </table:table-row>
        <table:table-row table:style-name="ro1">
          <table:table-cell office:value-type="float" office:value="1479491770" calcext:value-type="float">
            <text:p>1479491770</text:p>
          </table:table-cell>
          <table:table-cell table:formula="of:=[.A394]-[.$A$2]" office:value-type="float" office:value="2224" calcext:value-type="float">
            <text:p>2224</text:p>
          </table:table-cell>
          <table:table-cell table:formula="of:=[.B394]/60" office:value-type="float" office:value="37.0666666666667" calcext:value-type="float">
            <text:p>37,0666666666667</text:p>
          </table:table-cell>
          <table:table-cell office:value-type="float" office:value="3.885733" calcext:value-type="float">
            <text:p>3,885733</text:p>
          </table:table-cell>
          <table:table-cell table:formula="of:=[.D394]-3.866" office:value-type="float" office:value="0.019733" calcext:value-type="float">
            <text:p>0,019733</text:p>
          </table:table-cell>
          <table:table-cell table:formula="of:=AVERAGE([.E371:.E394])" office:value-type="float" office:value="0.0301992083333332" calcext:value-type="float">
            <text:p>0,030199208333333</text:p>
          </table:table-cell>
        </table:table-row>
        <table:table-row table:style-name="ro1">
          <table:table-cell office:value-type="float" office:value="1479491775" calcext:value-type="float">
            <text:p>1479491775</text:p>
          </table:table-cell>
          <table:table-cell table:formula="of:=[.A395]-[.$A$2]" office:value-type="float" office:value="2229" calcext:value-type="float">
            <text:p>2229</text:p>
          </table:table-cell>
          <table:table-cell table:formula="of:=[.B395]/60" office:value-type="float" office:value="37.15" calcext:value-type="float">
            <text:p>37,15</text:p>
          </table:table-cell>
          <table:table-cell office:value-type="float" office:value="3.904584" calcext:value-type="float">
            <text:p>3,904584</text:p>
          </table:table-cell>
          <table:table-cell table:formula="of:=[.D395]-3.866" office:value-type="float" office:value="0.0385839999999997" calcext:value-type="float">
            <text:p>0,038584</text:p>
          </table:table-cell>
          <table:table-cell table:formula="of:=AVERAGE([.E372:.E395])" office:value-type="float" office:value="0.0317652083333332" calcext:value-type="float">
            <text:p>0,031765208333333</text:p>
          </table:table-cell>
        </table:table-row>
        <table:table-row table:style-name="ro1">
          <table:table-cell office:value-type="float" office:value="1479491781" calcext:value-type="float">
            <text:p>1479491781</text:p>
          </table:table-cell>
          <table:table-cell table:formula="of:=[.A396]-[.$A$2]" office:value-type="float" office:value="2235" calcext:value-type="float">
            <text:p>2235</text:p>
          </table:table-cell>
          <table:table-cell table:formula="of:=[.B396]/60" office:value-type="float" office:value="37.25" calcext:value-type="float">
            <text:p>37,25</text:p>
          </table:table-cell>
          <table:table-cell office:value-type="float" office:value="3.892276" calcext:value-type="float">
            <text:p>3,892276</text:p>
          </table:table-cell>
          <table:table-cell table:formula="of:=[.D396]-3.866" office:value-type="float" office:value="0.0262759999999997" calcext:value-type="float">
            <text:p>0,026276</text:p>
          </table:table-cell>
          <table:table-cell table:formula="of:=AVERAGE([.E373:.E396])" office:value-type="float" office:value="0.0289017083333332" calcext:value-type="float">
            <text:p>0,028901708333333</text:p>
          </table:table-cell>
        </table:table-row>
        <table:table-row table:style-name="ro1">
          <table:table-cell office:value-type="float" office:value="1479491791" calcext:value-type="float">
            <text:p>1479491791</text:p>
          </table:table-cell>
          <table:table-cell table:formula="of:=[.A397]-[.$A$2]" office:value-type="float" office:value="2245" calcext:value-type="float">
            <text:p>2245</text:p>
          </table:table-cell>
          <table:table-cell table:formula="of:=[.B397]/60" office:value-type="float" office:value="37.4166666666667" calcext:value-type="float">
            <text:p>37,4166666666667</text:p>
          </table:table-cell>
          <table:table-cell office:value-type="float" office:value="3.867552" calcext:value-type="float">
            <text:p>3,867552</text:p>
          </table:table-cell>
          <table:table-cell table:formula="of:=[.D397]-3.866" office:value-type="float" office:value="0.00155199999999978" calcext:value-type="float">
            <text:p>0,001552</text:p>
          </table:table-cell>
          <table:table-cell table:formula="of:=AVERAGE([.E374:.E397])" office:value-type="float" office:value="0.0272580416666665" calcext:value-type="float">
            <text:p>0,027258041666667</text:p>
          </table:table-cell>
        </table:table-row>
        <table:table-row table:style-name="ro1">
          <table:table-cell office:value-type="float" office:value="1479491796" calcext:value-type="float">
            <text:p>1479491796</text:p>
          </table:table-cell>
          <table:table-cell table:formula="of:=[.A398]-[.$A$2]" office:value-type="float" office:value="2250" calcext:value-type="float">
            <text:p>2250</text:p>
          </table:table-cell>
          <table:table-cell table:formula="of:=[.B398]/60" office:value-type="float" office:value="37.5" calcext:value-type="float">
            <text:p>37,5</text:p>
          </table:table-cell>
          <table:table-cell office:value-type="float" office:value="3.911852" calcext:value-type="float">
            <text:p>3,911852</text:p>
          </table:table-cell>
          <table:table-cell table:formula="of:=[.D398]-3.866" office:value-type="float" office:value="0.045852" calcext:value-type="float">
            <text:p>0,045852</text:p>
          </table:table-cell>
          <table:table-cell table:formula="of:=AVERAGE([.E375:.E398])" office:value-type="float" office:value="0.0276268749999998" calcext:value-type="float">
            <text:p>0,027626875</text:p>
          </table:table-cell>
        </table:table-row>
        <table:table-row table:style-name="ro1">
          <table:table-cell office:value-type="float" office:value="1479491802" calcext:value-type="float">
            <text:p>1479491802</text:p>
          </table:table-cell>
          <table:table-cell table:formula="of:=[.A399]-[.$A$2]" office:value-type="float" office:value="2256" calcext:value-type="float">
            <text:p>2256</text:p>
          </table:table-cell>
          <table:table-cell table:formula="of:=[.B399]/60" office:value-type="float" office:value="37.6" calcext:value-type="float">
            <text:p>37,6</text:p>
          </table:table-cell>
          <table:table-cell office:value-type="float" office:value="3.894399" calcext:value-type="float">
            <text:p>3,894399</text:p>
          </table:table-cell>
          <table:table-cell table:formula="of:=[.D399]-3.866" office:value-type="float" office:value="0.0283989999999998" calcext:value-type="float">
            <text:p>0,028399</text:p>
          </table:table-cell>
          <table:table-cell table:formula="of:=AVERAGE([.E376:.E399])" office:value-type="float" office:value="0.0273518333333332" calcext:value-type="float">
            <text:p>0,027351833333333</text:p>
          </table:table-cell>
        </table:table-row>
        <table:table-row table:style-name="ro1">
          <table:table-cell office:value-type="float" office:value="1479491807" calcext:value-type="float">
            <text:p>1479491807</text:p>
          </table:table-cell>
          <table:table-cell table:formula="of:=[.A400]-[.$A$2]" office:value-type="float" office:value="2261" calcext:value-type="float">
            <text:p>2261</text:p>
          </table:table-cell>
          <table:table-cell table:formula="of:=[.B400]/60" office:value-type="float" office:value="37.6833333333333" calcext:value-type="float">
            <text:p>37,6833333333333</text:p>
          </table:table-cell>
          <table:table-cell office:value-type="float" office:value="3.898537" calcext:value-type="float">
            <text:p>3,898537</text:p>
          </table:table-cell>
          <table:table-cell table:formula="of:=[.D400]-3.866" office:value-type="float" office:value="0.032537" calcext:value-type="float">
            <text:p>0,032537</text:p>
          </table:table-cell>
          <table:table-cell table:formula="of:=AVERAGE([.E377:.E400])" office:value-type="float" office:value="0.0286658749999998" calcext:value-type="float">
            <text:p>0,028665875</text:p>
          </table:table-cell>
        </table:table-row>
        <table:table-row table:style-name="ro1">
          <table:table-cell office:value-type="float" office:value="1479491812" calcext:value-type="float">
            <text:p>1479491812</text:p>
          </table:table-cell>
          <table:table-cell table:formula="of:=[.A401]-[.$A$2]" office:value-type="float" office:value="2266" calcext:value-type="float">
            <text:p>2266</text:p>
          </table:table-cell>
          <table:table-cell table:formula="of:=[.B401]/60" office:value-type="float" office:value="37.7666666666667" calcext:value-type="float">
            <text:p>37,7666666666667</text:p>
          </table:table-cell>
          <table:table-cell office:value-type="float" office:value="3.901108" calcext:value-type="float">
            <text:p>3,901108</text:p>
          </table:table-cell>
          <table:table-cell table:formula="of:=[.D401]-3.866" office:value-type="float" office:value="0.0351079999999997" calcext:value-type="float">
            <text:p>0,035108</text:p>
          </table:table-cell>
          <table:table-cell table:formula="of:=AVERAGE([.E378:.E401])" office:value-type="float" office:value="0.0261287083333332" calcext:value-type="float">
            <text:p>0,026128708333333</text:p>
          </table:table-cell>
        </table:table-row>
        <table:table-row table:style-name="ro1">
          <table:table-cell office:value-type="float" office:value="1479491817" calcext:value-type="float">
            <text:p>1479491817</text:p>
          </table:table-cell>
          <table:table-cell table:formula="of:=[.A402]-[.$A$2]" office:value-type="float" office:value="2271" calcext:value-type="float">
            <text:p>2271</text:p>
          </table:table-cell>
          <table:table-cell table:formula="of:=[.B402]/60" office:value-type="float" office:value="37.85" calcext:value-type="float">
            <text:p>37,85</text:p>
          </table:table-cell>
          <table:table-cell office:value-type="float" office:value="3.867464" calcext:value-type="float">
            <text:p>3,867464</text:p>
          </table:table-cell>
          <table:table-cell table:formula="of:=[.D402]-3.866" office:value-type="float" office:value="0.00146399999999991" calcext:value-type="float">
            <text:p>0,001464</text:p>
          </table:table-cell>
          <table:table-cell table:formula="of:=AVERAGE([.E379:.E402])" office:value-type="float" office:value="0.0251063749999998" calcext:value-type="float">
            <text:p>0,025106375</text:p>
          </table:table-cell>
        </table:table-row>
        <table:table-row table:style-name="ro1">
          <table:table-cell office:value-type="float" office:value="1479491822" calcext:value-type="float">
            <text:p>1479491822</text:p>
          </table:table-cell>
          <table:table-cell table:formula="of:=[.A403]-[.$A$2]" office:value-type="float" office:value="2276" calcext:value-type="float">
            <text:p>2276</text:p>
          </table:table-cell>
          <table:table-cell table:formula="of:=[.B403]/60" office:value-type="float" office:value="37.9333333333333" calcext:value-type="float">
            <text:p>37,9333333333333</text:p>
          </table:table-cell>
          <table:table-cell office:value-type="float" office:value="3.88771" calcext:value-type="float">
            <text:p>3,88771</text:p>
          </table:table-cell>
          <table:table-cell table:formula="of:=[.D403]-3.866" office:value-type="float" office:value="0.0217100000000001" calcext:value-type="float">
            <text:p>0,02171</text:p>
          </table:table-cell>
          <table:table-cell table:formula="of:=AVERAGE([.E380:.E403])" office:value-type="float" office:value="0.0246776249999998" calcext:value-type="float">
            <text:p>0,024677625</text:p>
          </table:table-cell>
        </table:table-row>
        <table:table-row table:style-name="ro1">
          <table:table-cell office:value-type="float" office:value="1479491828" calcext:value-type="float">
            <text:p>1479491828</text:p>
          </table:table-cell>
          <table:table-cell table:formula="of:=[.A404]-[.$A$2]" office:value-type="float" office:value="2282" calcext:value-type="float">
            <text:p>2282</text:p>
          </table:table-cell>
          <table:table-cell table:formula="of:=[.B404]/60" office:value-type="float" office:value="38.0333333333333" calcext:value-type="float">
            <text:p>38,0333333333333</text:p>
          </table:table-cell>
          <table:table-cell office:value-type="float" office:value="3.902707" calcext:value-type="float">
            <text:p>3,902707</text:p>
          </table:table-cell>
          <table:table-cell table:formula="of:=[.D404]-3.866" office:value-type="float" office:value="0.0367069999999998" calcext:value-type="float">
            <text:p>0,036707</text:p>
          </table:table-cell>
          <table:table-cell table:formula="of:=AVERAGE([.E381:.E404])" office:value-type="float" office:value="0.0251237499999998" calcext:value-type="float">
            <text:p>0,02512375</text:p>
          </table:table-cell>
        </table:table-row>
        <table:table-row table:style-name="ro1">
          <table:table-cell office:value-type="float" office:value="1479491833" calcext:value-type="float">
            <text:p>1479491833</text:p>
          </table:table-cell>
          <table:table-cell table:formula="of:=[.A405]-[.$A$2]" office:value-type="float" office:value="2287" calcext:value-type="float">
            <text:p>2287</text:p>
          </table:table-cell>
          <table:table-cell table:formula="of:=[.B405]/60" office:value-type="float" office:value="38.1166666666667" calcext:value-type="float">
            <text:p>38,1166666666667</text:p>
          </table:table-cell>
          <table:table-cell office:value-type="float" office:value="3.901919" calcext:value-type="float">
            <text:p>3,901919</text:p>
          </table:table-cell>
          <table:table-cell table:formula="of:=[.D405]-3.866" office:value-type="float" office:value="0.0359189999999998" calcext:value-type="float">
            <text:p>0,035919</text:p>
          </table:table-cell>
          <table:table-cell table:formula="of:=AVERAGE([.E382:.E405])" office:value-type="float" office:value="0.0258287083333332" calcext:value-type="float">
            <text:p>0,025828708333333</text:p>
          </table:table-cell>
        </table:table-row>
        <table:table-row table:style-name="ro1">
          <table:table-cell office:value-type="float" office:value="1479491838" calcext:value-type="float">
            <text:p>1479491838</text:p>
          </table:table-cell>
          <table:table-cell table:formula="of:=[.A406]-[.$A$2]" office:value-type="float" office:value="2292" calcext:value-type="float">
            <text:p>2292</text:p>
          </table:table-cell>
          <table:table-cell table:formula="of:=[.B406]/60" office:value-type="float" office:value="38.2" calcext:value-type="float">
            <text:p>38,2</text:p>
          </table:table-cell>
          <table:table-cell office:value-type="float" office:value="3.897697" calcext:value-type="float">
            <text:p>3,897697</text:p>
          </table:table-cell>
          <table:table-cell table:formula="of:=[.D406]-3.866" office:value-type="float" office:value="0.0316969999999999" calcext:value-type="float">
            <text:p>0,031697</text:p>
          </table:table-cell>
          <table:table-cell table:formula="of:=AVERAGE([.E383:.E406])" office:value-type="float" office:value="0.0261494166666665" calcext:value-type="float">
            <text:p>0,026149416666667</text:p>
          </table:table-cell>
        </table:table-row>
        <table:table-row table:style-name="ro1">
          <table:table-cell office:value-type="float" office:value="1479491843" calcext:value-type="float">
            <text:p>1479491843</text:p>
          </table:table-cell>
          <table:table-cell table:formula="of:=[.A407]-[.$A$2]" office:value-type="float" office:value="2297" calcext:value-type="float">
            <text:p>2297</text:p>
          </table:table-cell>
          <table:table-cell table:formula="of:=[.B407]/60" office:value-type="float" office:value="38.2833333333333" calcext:value-type="float">
            <text:p>38,2833333333333</text:p>
          </table:table-cell>
          <table:table-cell office:value-type="float" office:value="3.867472" calcext:value-type="float">
            <text:p>3,867472</text:p>
          </table:table-cell>
          <table:table-cell table:formula="of:=[.D407]-3.866" office:value-type="float" office:value="0.0014719999999997" calcext:value-type="float">
            <text:p>0,001472</text:p>
          </table:table-cell>
          <table:table-cell table:formula="of:=AVERAGE([.E384:.E407])" office:value-type="float" office:value="0.0248357499999998" calcext:value-type="float">
            <text:p>0,02483575</text:p>
          </table:table-cell>
        </table:table-row>
        <table:table-row table:style-name="ro1">
          <table:table-cell office:value-type="float" office:value="1479491849" calcext:value-type="float">
            <text:p>1479491849</text:p>
          </table:table-cell>
          <table:table-cell table:formula="of:=[.A408]-[.$A$2]" office:value-type="float" office:value="2303" calcext:value-type="float">
            <text:p>2303</text:p>
          </table:table-cell>
          <table:table-cell table:formula="of:=[.B408]/60" office:value-type="float" office:value="38.3833333333333" calcext:value-type="float">
            <text:p>38,3833333333333</text:p>
          </table:table-cell>
          <table:table-cell office:value-type="float" office:value="3.902854" calcext:value-type="float">
            <text:p>3,902854</text:p>
          </table:table-cell>
          <table:table-cell table:formula="of:=[.D408]-3.866" office:value-type="float" office:value="0.0368539999999999" calcext:value-type="float">
            <text:p>0,036854</text:p>
          </table:table-cell>
          <table:table-cell table:formula="of:=AVERAGE([.E385:.E408])" office:value-type="float" office:value="0.0251629999999998" calcext:value-type="float">
            <text:p>0,025163</text:p>
          </table:table-cell>
        </table:table-row>
        <table:table-row table:style-name="ro1">
          <table:table-cell office:value-type="float" office:value="1479491854" calcext:value-type="float">
            <text:p>1479491854</text:p>
          </table:table-cell>
          <table:table-cell table:formula="of:=[.A409]-[.$A$2]" office:value-type="float" office:value="2308" calcext:value-type="float">
            <text:p>2308</text:p>
          </table:table-cell>
          <table:table-cell table:formula="of:=[.B409]/60" office:value-type="float" office:value="38.4666666666667" calcext:value-type="float">
            <text:p>38,4666666666667</text:p>
          </table:table-cell>
          <table:table-cell office:value-type="float" office:value="3.901898" calcext:value-type="float">
            <text:p>3,901898</text:p>
          </table:table-cell>
          <table:table-cell table:formula="of:=[.D409]-3.866" office:value-type="float" office:value="0.035898" calcext:value-type="float">
            <text:p>0,035898</text:p>
          </table:table-cell>
          <table:table-cell table:formula="of:=AVERAGE([.E386:.E409])" office:value-type="float" office:value="0.0266170833333332" calcext:value-type="float">
            <text:p>0,026617083333333</text:p>
          </table:table-cell>
        </table:table-row>
        <table:table-row table:style-name="ro1">
          <table:table-cell office:value-type="float" office:value="1479491859" calcext:value-type="float">
            <text:p>1479491859</text:p>
          </table:table-cell>
          <table:table-cell table:formula="of:=[.A410]-[.$A$2]" office:value-type="float" office:value="2313" calcext:value-type="float">
            <text:p>2313</text:p>
          </table:table-cell>
          <table:table-cell table:formula="of:=[.B410]/60" office:value-type="float" office:value="38.55" calcext:value-type="float">
            <text:p>38,55</text:p>
          </table:table-cell>
          <table:table-cell office:value-type="float" office:value="3.901188" calcext:value-type="float">
            <text:p>3,901188</text:p>
          </table:table-cell>
          <table:table-cell table:formula="of:=[.D410]-3.866" office:value-type="float" office:value="0.0351879999999998" calcext:value-type="float">
            <text:p>0,035188</text:p>
          </table:table-cell>
          <table:table-cell table:formula="of:=AVERAGE([.E387:.E410])" office:value-type="float" office:value="0.0264573333333332" calcext:value-type="float">
            <text:p>0,026457333333333</text:p>
          </table:table-cell>
        </table:table-row>
        <table:table-row table:style-name="ro1">
          <table:table-cell office:value-type="float" office:value="1479491864" calcext:value-type="float">
            <text:p>1479491864</text:p>
          </table:table-cell>
          <table:table-cell table:formula="of:=[.A411]-[.$A$2]" office:value-type="float" office:value="2318" calcext:value-type="float">
            <text:p>2318</text:p>
          </table:table-cell>
          <table:table-cell table:formula="of:=[.B411]/60" office:value-type="float" office:value="38.6333333333333" calcext:value-type="float">
            <text:p>38,6333333333333</text:p>
          </table:table-cell>
          <table:table-cell office:value-type="float" office:value="3.908155" calcext:value-type="float">
            <text:p>3,908155</text:p>
          </table:table-cell>
          <table:table-cell table:formula="of:=[.D411]-3.866" office:value-type="float" office:value="0.0421549999999997" calcext:value-type="float">
            <text:p>0,042155</text:p>
          </table:table-cell>
          <table:table-cell table:formula="of:=AVERAGE([.E388:.E411])" office:value-type="float" office:value="0.0270705416666665" calcext:value-type="float">
            <text:p>0,027070541666667</text:p>
          </table:table-cell>
        </table:table-row>
        <table:table-row table:style-name="ro1">
          <table:table-cell office:value-type="float" office:value="1479491875" calcext:value-type="float">
            <text:p>1479491875</text:p>
          </table:table-cell>
          <table:table-cell table:formula="of:=[.A412]-[.$A$2]" office:value-type="float" office:value="2329" calcext:value-type="float">
            <text:p>2329</text:p>
          </table:table-cell>
          <table:table-cell table:formula="of:=[.B412]/60" office:value-type="float" office:value="38.8166666666667" calcext:value-type="float">
            <text:p>38,8166666666667</text:p>
          </table:table-cell>
          <table:table-cell office:value-type="float" office:value="3.901763" calcext:value-type="float">
            <text:p>3,901763</text:p>
          </table:table-cell>
          <table:table-cell table:formula="of:=[.D412]-3.866" office:value-type="float" office:value="0.0357629999999998" calcext:value-type="float">
            <text:p>0,035763</text:p>
          </table:table-cell>
          <table:table-cell table:formula="of:=AVERAGE([.E389:.E412])" office:value-type="float" office:value="0.0284937916666665" calcext:value-type="float">
            <text:p>0,028493791666667</text:p>
          </table:table-cell>
        </table:table-row>
        <table:table-row table:style-name="ro1">
          <table:table-cell office:value-type="float" office:value="1479491880" calcext:value-type="float">
            <text:p>1479491880</text:p>
          </table:table-cell>
          <table:table-cell table:formula="of:=[.A413]-[.$A$2]" office:value-type="float" office:value="2334" calcext:value-type="float">
            <text:p>2334</text:p>
          </table:table-cell>
          <table:table-cell table:formula="of:=[.B413]/60" office:value-type="float" office:value="38.9" calcext:value-type="float">
            <text:p>38,9</text:p>
          </table:table-cell>
          <table:table-cell office:value-type="float" office:value="3.896799" calcext:value-type="float">
            <text:p>3,896799</text:p>
          </table:table-cell>
          <table:table-cell table:formula="of:=[.D413]-3.866" office:value-type="float" office:value="0.030799" calcext:value-type="float">
            <text:p>0,030799</text:p>
          </table:table-cell>
          <table:table-cell table:formula="of:=AVERAGE([.E390:.E413])" office:value-type="float" office:value="0.0287269999999999" calcext:value-type="float">
            <text:p>0,028727</text:p>
          </table:table-cell>
        </table:table-row>
        <table:table-row table:style-name="ro1">
          <table:table-cell office:value-type="float" office:value="1479491885" calcext:value-type="float">
            <text:p>1479491885</text:p>
          </table:table-cell>
          <table:table-cell table:formula="of:=[.A414]-[.$A$2]" office:value-type="float" office:value="2339" calcext:value-type="float">
            <text:p>2339</text:p>
          </table:table-cell>
          <table:table-cell table:formula="of:=[.B414]/60" office:value-type="float" office:value="38.9833333333333" calcext:value-type="float">
            <text:p>38,9833333333333</text:p>
          </table:table-cell>
          <table:table-cell office:value-type="float" office:value="3.896964" calcext:value-type="float">
            <text:p>3,896964</text:p>
          </table:table-cell>
          <table:table-cell table:formula="of:=[.D414]-3.866" office:value-type="float" office:value="0.030964" calcext:value-type="float">
            <text:p>0,030964</text:p>
          </table:table-cell>
          <table:table-cell table:formula="of:=AVERAGE([.E391:.E414])" office:value-type="float" office:value="0.0284496666666665" calcext:value-type="float">
            <text:p>0,028449666666667</text:p>
          </table:table-cell>
        </table:table-row>
        <table:table-row table:style-name="ro1">
          <table:table-cell office:value-type="float" office:value="1479491891" calcext:value-type="float">
            <text:p>1479491891</text:p>
          </table:table-cell>
          <table:table-cell table:formula="of:=[.A415]-[.$A$2]" office:value-type="float" office:value="2345" calcext:value-type="float">
            <text:p>2345</text:p>
          </table:table-cell>
          <table:table-cell table:formula="of:=[.B415]/60" office:value-type="float" office:value="39.0833333333333" calcext:value-type="float">
            <text:p>39,0833333333333</text:p>
          </table:table-cell>
          <table:table-cell office:value-type="float" office:value="3.909163" calcext:value-type="float">
            <text:p>3,909163</text:p>
          </table:table-cell>
          <table:table-cell table:formula="of:=[.D415]-3.866" office:value-type="float" office:value="0.0431629999999998" calcext:value-type="float">
            <text:p>0,043163</text:p>
          </table:table-cell>
          <table:table-cell table:formula="of:=AVERAGE([.E392:.E415])" office:value-type="float" office:value="0.0287437499999999" calcext:value-type="float">
            <text:p>0,02874375</text:p>
          </table:table-cell>
        </table:table-row>
        <table:table-row table:style-name="ro1">
          <table:table-cell office:value-type="float" office:value="1479491896" calcext:value-type="float">
            <text:p>1479491896</text:p>
          </table:table-cell>
          <table:table-cell table:formula="of:=[.A416]-[.$A$2]" office:value-type="float" office:value="2350" calcext:value-type="float">
            <text:p>2350</text:p>
          </table:table-cell>
          <table:table-cell table:formula="of:=[.B416]/60" office:value-type="float" office:value="39.1666666666667" calcext:value-type="float">
            <text:p>39,1666666666667</text:p>
          </table:table-cell>
          <table:table-cell office:value-type="float" office:value="3.871944" calcext:value-type="float">
            <text:p>3,871944</text:p>
          </table:table-cell>
          <table:table-cell table:formula="of:=[.D416]-3.866" office:value-type="float" office:value="0.00594399999999995" calcext:value-type="float">
            <text:p>0,005944</text:p>
          </table:table-cell>
          <table:table-cell table:formula="of:=AVERAGE([.E393:.E416])" office:value-type="float" office:value="0.0273059166666665" calcext:value-type="float">
            <text:p>0,027305916666667</text:p>
          </table:table-cell>
        </table:table-row>
        <table:table-row table:style-name="ro1">
          <table:table-cell office:value-type="float" office:value="1479491901" calcext:value-type="float">
            <text:p>1479491901</text:p>
          </table:table-cell>
          <table:table-cell table:formula="of:=[.A417]-[.$A$2]" office:value-type="float" office:value="2355" calcext:value-type="float">
            <text:p>2355</text:p>
          </table:table-cell>
          <table:table-cell table:formula="of:=[.B417]/60" office:value-type="float" office:value="39.25" calcext:value-type="float">
            <text:p>39,25</text:p>
          </table:table-cell>
          <table:table-cell office:value-type="float" office:value="3.906756" calcext:value-type="float">
            <text:p>3,906756</text:p>
          </table:table-cell>
          <table:table-cell table:formula="of:=[.D417]-3.866" office:value-type="float" office:value="0.040756" calcext:value-type="float">
            <text:p>0,040756</text:p>
          </table:table-cell>
          <table:table-cell table:formula="of:=AVERAGE([.E394:.E417])" office:value-type="float" office:value="0.0289372499999999" calcext:value-type="float">
            <text:p>0,02893725</text:p>
          </table:table-cell>
        </table:table-row>
        <table:table-row table:style-name="ro1">
          <table:table-cell office:value-type="float" office:value="1479491906" calcext:value-type="float">
            <text:p>1479491906</text:p>
          </table:table-cell>
          <table:table-cell table:formula="of:=[.A418]-[.$A$2]" office:value-type="float" office:value="2360" calcext:value-type="float">
            <text:p>2360</text:p>
          </table:table-cell>
          <table:table-cell table:formula="of:=[.B418]/60" office:value-type="float" office:value="39.3333333333333" calcext:value-type="float">
            <text:p>39,3333333333333</text:p>
          </table:table-cell>
          <table:table-cell office:value-type="float" office:value="3.909074" calcext:value-type="float">
            <text:p>3,909074</text:p>
          </table:table-cell>
          <table:table-cell table:formula="of:=[.D418]-3.866" office:value-type="float" office:value="0.0430739999999998" calcext:value-type="float">
            <text:p>0,043074</text:p>
          </table:table-cell>
          <table:table-cell table:formula="of:=AVERAGE([.E395:.E418])" office:value-type="float" office:value="0.0299097916666665" calcext:value-type="float">
            <text:p>0,029909791666667</text:p>
          </table:table-cell>
        </table:table-row>
        <table:table-row table:style-name="ro1">
          <table:table-cell office:value-type="float" office:value="1479491912" calcext:value-type="float">
            <text:p>1479491912</text:p>
          </table:table-cell>
          <table:table-cell table:formula="of:=[.A419]-[.$A$2]" office:value-type="float" office:value="2366" calcext:value-type="float">
            <text:p>2366</text:p>
          </table:table-cell>
          <table:table-cell table:formula="of:=[.B419]/60" office:value-type="float" office:value="39.4333333333333" calcext:value-type="float">
            <text:p>39,4333333333333</text:p>
          </table:table-cell>
          <table:table-cell office:value-type="float" office:value="3.902814" calcext:value-type="float">
            <text:p>3,902814</text:p>
          </table:table-cell>
          <table:table-cell table:formula="of:=[.D419]-3.866" office:value-type="float" office:value="0.0368140000000001" calcext:value-type="float">
            <text:p>0,036814</text:p>
          </table:table-cell>
          <table:table-cell table:formula="of:=AVERAGE([.E396:.E419])" office:value-type="float" office:value="0.0298360416666666" calcext:value-type="float">
            <text:p>0,029836041666667</text:p>
          </table:table-cell>
        </table:table-row>
        <table:table-row table:style-name="ro1">
          <table:table-cell office:value-type="float" office:value="1479491917" calcext:value-type="float">
            <text:p>1479491917</text:p>
          </table:table-cell>
          <table:table-cell table:formula="of:=[.A420]-[.$A$2]" office:value-type="float" office:value="2371" calcext:value-type="float">
            <text:p>2371</text:p>
          </table:table-cell>
          <table:table-cell table:formula="of:=[.B420]/60" office:value-type="float" office:value="39.5166666666667" calcext:value-type="float">
            <text:p>39,5166666666667</text:p>
          </table:table-cell>
          <table:table-cell office:value-type="float" office:value="3.896487" calcext:value-type="float">
            <text:p>3,896487</text:p>
          </table:table-cell>
          <table:table-cell table:formula="of:=[.D420]-3.866" office:value-type="float" office:value="0.0304869999999999" calcext:value-type="float">
            <text:p>0,030487</text:p>
          </table:table-cell>
          <table:table-cell table:formula="of:=AVERAGE([.E397:.E420])" office:value-type="float" office:value="0.0300114999999999" calcext:value-type="float">
            <text:p>0,0300115</text:p>
          </table:table-cell>
        </table:table-row>
        <table:table-row table:style-name="ro1">
          <table:table-cell office:value-type="float" office:value="1479491922" calcext:value-type="float">
            <text:p>1479491922</text:p>
          </table:table-cell>
          <table:table-cell table:formula="of:=[.A421]-[.$A$2]" office:value-type="float" office:value="2376" calcext:value-type="float">
            <text:p>2376</text:p>
          </table:table-cell>
          <table:table-cell table:formula="of:=[.B421]/60" office:value-type="float" office:value="39.6" calcext:value-type="float">
            <text:p>39,6</text:p>
          </table:table-cell>
          <table:table-cell office:value-type="float" office:value="3.872898" calcext:value-type="float">
            <text:p>3,872898</text:p>
          </table:table-cell>
          <table:table-cell table:formula="of:=[.D421]-3.866" office:value-type="float" office:value="0.00689800000000007" calcext:value-type="float">
            <text:p>0,006898</text:p>
          </table:table-cell>
          <table:table-cell table:formula="of:=AVERAGE([.E398:.E421])" office:value-type="float" office:value="0.0302342499999999" calcext:value-type="float">
            <text:p>0,03023425</text:p>
          </table:table-cell>
        </table:table-row>
        <table:table-row table:style-name="ro1">
          <table:table-cell office:value-type="float" office:value="1479491927" calcext:value-type="float">
            <text:p>1479491927</text:p>
          </table:table-cell>
          <table:table-cell table:formula="of:=[.A422]-[.$A$2]" office:value-type="float" office:value="2381" calcext:value-type="float">
            <text:p>2381</text:p>
          </table:table-cell>
          <table:table-cell table:formula="of:=[.B422]/60" office:value-type="float" office:value="39.6833333333333" calcext:value-type="float">
            <text:p>39,6833333333333</text:p>
          </table:table-cell>
          <table:table-cell office:value-type="float" office:value="3.892626" calcext:value-type="float">
            <text:p>3,892626</text:p>
          </table:table-cell>
          <table:table-cell table:formula="of:=[.D422]-3.866" office:value-type="float" office:value="0.0266259999999998" calcext:value-type="float">
            <text:p>0,026626</text:p>
          </table:table-cell>
          <table:table-cell table:formula="of:=AVERAGE([.E399:.E422])" office:value-type="float" office:value="0.0294331666666666" calcext:value-type="float">
            <text:p>0,029433166666667</text:p>
          </table:table-cell>
        </table:table-row>
        <table:table-row table:style-name="ro1">
          <table:table-cell office:value-type="float" office:value="1479491932" calcext:value-type="float">
            <text:p>1479491932</text:p>
          </table:table-cell>
          <table:table-cell table:formula="of:=[.A423]-[.$A$2]" office:value-type="float" office:value="2386" calcext:value-type="float">
            <text:p>2386</text:p>
          </table:table-cell>
          <table:table-cell table:formula="of:=[.B423]/60" office:value-type="float" office:value="39.7666666666667" calcext:value-type="float">
            <text:p>39,7666666666667</text:p>
          </table:table-cell>
          <table:table-cell office:value-type="float" office:value="3.898066" calcext:value-type="float">
            <text:p>3,898066</text:p>
          </table:table-cell>
          <table:table-cell table:formula="of:=[.D423]-3.866" office:value-type="float" office:value="0.0320659999999999" calcext:value-type="float">
            <text:p>0,032066</text:p>
          </table:table-cell>
          <table:table-cell table:formula="of:=AVERAGE([.E400:.E423])" office:value-type="float" office:value="0.0295859583333332" calcext:value-type="float">
            <text:p>0,029585958333333</text:p>
          </table:table-cell>
        </table:table-row>
        <table:table-row table:style-name="ro1">
          <table:table-cell office:value-type="float" office:value="1479491938" calcext:value-type="float">
            <text:p>1479491938</text:p>
          </table:table-cell>
          <table:table-cell table:formula="of:=[.A424]-[.$A$2]" office:value-type="float" office:value="2392" calcext:value-type="float">
            <text:p>2392</text:p>
          </table:table-cell>
          <table:table-cell table:formula="of:=[.B424]/60" office:value-type="float" office:value="39.8666666666667" calcext:value-type="float">
            <text:p>39,8666666666667</text:p>
          </table:table-cell>
          <table:table-cell office:value-type="float" office:value="3.896463" calcext:value-type="float">
            <text:p>3,896463</text:p>
          </table:table-cell>
          <table:table-cell table:formula="of:=[.D424]-3.866" office:value-type="float" office:value="0.0304629999999997" calcext:value-type="float">
            <text:p>0,030463</text:p>
          </table:table-cell>
          <table:table-cell table:formula="of:=AVERAGE([.E401:.E424])" office:value-type="float" office:value="0.0294995416666666" calcext:value-type="float">
            <text:p>0,029499541666667</text:p>
          </table:table-cell>
        </table:table-row>
        <table:table-row table:style-name="ro1">
          <table:table-cell office:value-type="float" office:value="1479491943" calcext:value-type="float">
            <text:p>1479491943</text:p>
          </table:table-cell>
          <table:table-cell table:formula="of:=[.A425]-[.$A$2]" office:value-type="float" office:value="2397" calcext:value-type="float">
            <text:p>2397</text:p>
          </table:table-cell>
          <table:table-cell table:formula="of:=[.B425]/60" office:value-type="float" office:value="39.95" calcext:value-type="float">
            <text:p>39,95</text:p>
          </table:table-cell>
          <table:table-cell office:value-type="float" office:value="3.902147" calcext:value-type="float">
            <text:p>3,902147</text:p>
          </table:table-cell>
          <table:table-cell table:formula="of:=[.D425]-3.866" office:value-type="float" office:value="0.0361469999999997" calcext:value-type="float">
            <text:p>0,036147</text:p>
          </table:table-cell>
          <table:table-cell table:formula="of:=AVERAGE([.E402:.E425])" office:value-type="float" office:value="0.0295428333333332" calcext:value-type="float">
            <text:p>0,029542833333333</text:p>
          </table:table-cell>
        </table:table-row>
        <table:table-row table:style-name="ro1">
          <table:table-cell office:value-type="float" office:value="1479491948" calcext:value-type="float">
            <text:p>1479491948</text:p>
          </table:table-cell>
          <table:table-cell table:formula="of:=[.A426]-[.$A$2]" office:value-type="float" office:value="2402" calcext:value-type="float">
            <text:p>2402</text:p>
          </table:table-cell>
          <table:table-cell table:formula="of:=[.B426]/60" office:value-type="float" office:value="40.0333333333333" calcext:value-type="float">
            <text:p>40,0333333333333</text:p>
          </table:table-cell>
          <table:table-cell office:value-type="float" office:value="3.880418" calcext:value-type="float">
            <text:p>3,880418</text:p>
          </table:table-cell>
          <table:table-cell table:formula="of:=[.D426]-3.866" office:value-type="float" office:value="0.0144179999999996" calcext:value-type="float">
            <text:p>0,014418</text:p>
          </table:table-cell>
          <table:table-cell table:formula="of:=AVERAGE([.E403:.E426])" office:value-type="float" office:value="0.0300825833333332" calcext:value-type="float">
            <text:p>0,030082583333333</text:p>
          </table:table-cell>
        </table:table-row>
        <table:table-row table:style-name="ro1">
          <table:table-cell office:value-type="float" office:value="1479491953" calcext:value-type="float">
            <text:p>1479491953</text:p>
          </table:table-cell>
          <table:table-cell table:formula="of:=[.A427]-[.$A$2]" office:value-type="float" office:value="2407" calcext:value-type="float">
            <text:p>2407</text:p>
          </table:table-cell>
          <table:table-cell table:formula="of:=[.B427]/60" office:value-type="float" office:value="40.1166666666667" calcext:value-type="float">
            <text:p>40,1166666666667</text:p>
          </table:table-cell>
          <table:table-cell office:value-type="float" office:value="3.899105" calcext:value-type="float">
            <text:p>3,899105</text:p>
          </table:table-cell>
          <table:table-cell table:formula="of:=[.D427]-3.866" office:value-type="float" office:value="0.0331049999999999" calcext:value-type="float">
            <text:p>0,033105</text:p>
          </table:table-cell>
          <table:table-cell table:formula="of:=AVERAGE([.E404:.E427])" office:value-type="float" office:value="0.0305573749999999" calcext:value-type="float">
            <text:p>0,030557375</text:p>
          </table:table-cell>
        </table:table-row>
        <table:table-row table:style-name="ro1">
          <table:table-cell office:value-type="float" office:value="1479491959" calcext:value-type="float">
            <text:p>1479491959</text:p>
          </table:table-cell>
          <table:table-cell table:formula="of:=[.A428]-[.$A$2]" office:value-type="float" office:value="2413" calcext:value-type="float">
            <text:p>2413</text:p>
          </table:table-cell>
          <table:table-cell table:formula="of:=[.B428]/60" office:value-type="float" office:value="40.2166666666667" calcext:value-type="float">
            <text:p>40,2166666666667</text:p>
          </table:table-cell>
          <table:table-cell office:value-type="float" office:value="3.905089" calcext:value-type="float">
            <text:p>3,905089</text:p>
          </table:table-cell>
          <table:table-cell table:formula="of:=[.D428]-3.866" office:value-type="float" office:value="0.0390889999999997" calcext:value-type="float">
            <text:p>0,039089</text:p>
          </table:table-cell>
          <table:table-cell table:formula="of:=AVERAGE([.E405:.E428])" office:value-type="float" office:value="0.0306566249999999" calcext:value-type="float">
            <text:p>0,030656625</text:p>
          </table:table-cell>
        </table:table-row>
        <table:table-row table:style-name="ro1">
          <table:table-cell office:value-type="float" office:value="1479491964" calcext:value-type="float">
            <text:p>1479491964</text:p>
          </table:table-cell>
          <table:table-cell table:formula="of:=[.A429]-[.$A$2]" office:value-type="float" office:value="2418" calcext:value-type="float">
            <text:p>2418</text:p>
          </table:table-cell>
          <table:table-cell table:formula="of:=[.B429]/60" office:value-type="float" office:value="40.3" calcext:value-type="float">
            <text:p>40,3</text:p>
          </table:table-cell>
          <table:table-cell office:value-type="float" office:value="3.897241" calcext:value-type="float">
            <text:p>3,897241</text:p>
          </table:table-cell>
          <table:table-cell table:formula="of:=[.D429]-3.866" office:value-type="float" office:value="0.0312410000000001" calcext:value-type="float">
            <text:p>0,031241</text:p>
          </table:table-cell>
          <table:table-cell table:formula="of:=AVERAGE([.E406:.E429])" office:value-type="float" office:value="0.0304617083333332" calcext:value-type="float">
            <text:p>0,030461708333333</text:p>
          </table:table-cell>
        </table:table-row>
        <table:table-row table:style-name="ro1">
          <table:table-cell office:value-type="float" office:value="1479491969" calcext:value-type="float">
            <text:p>1479491969</text:p>
          </table:table-cell>
          <table:table-cell table:formula="of:=[.A430]-[.$A$2]" office:value-type="float" office:value="2423" calcext:value-type="float">
            <text:p>2423</text:p>
          </table:table-cell>
          <table:table-cell table:formula="of:=[.B430]/60" office:value-type="float" office:value="40.3833333333333" calcext:value-type="float">
            <text:p>40,3833333333333</text:p>
          </table:table-cell>
          <table:table-cell office:value-type="float" office:value="3.89486" calcext:value-type="float">
            <text:p>3,89486</text:p>
          </table:table-cell>
          <table:table-cell table:formula="of:=[.D430]-3.866" office:value-type="float" office:value="0.0288599999999999" calcext:value-type="float">
            <text:p>0,02886</text:p>
          </table:table-cell>
          <table:table-cell table:formula="of:=AVERAGE([.E407:.E430])" office:value-type="float" office:value="0.0303434999999999" calcext:value-type="float">
            <text:p>0,0303435</text:p>
          </table:table-cell>
        </table:table-row>
        <table:table-row table:style-name="ro1">
          <table:table-cell office:value-type="float" office:value="1479491974" calcext:value-type="float">
            <text:p>1479491974</text:p>
          </table:table-cell>
          <table:table-cell table:formula="of:=[.A431]-[.$A$2]" office:value-type="float" office:value="2428" calcext:value-type="float">
            <text:p>2428</text:p>
          </table:table-cell>
          <table:table-cell table:formula="of:=[.B431]/60" office:value-type="float" office:value="40.4666666666667" calcext:value-type="float">
            <text:p>40,4666666666667</text:p>
          </table:table-cell>
          <table:table-cell office:value-type="float" office:value="3.880617" calcext:value-type="float">
            <text:p>3,880617</text:p>
          </table:table-cell>
          <table:table-cell table:formula="of:=[.D431]-3.866" office:value-type="float" office:value="0.0146169999999999" calcext:value-type="float">
            <text:p>0,014617</text:p>
          </table:table-cell>
          <table:table-cell table:formula="of:=AVERAGE([.E408:.E431])" office:value-type="float" office:value="0.0308912083333332" calcext:value-type="float">
            <text:p>0,030891208333333</text:p>
          </table:table-cell>
        </table:table-row>
        <table:table-row table:style-name="ro1">
          <table:table-cell office:value-type="float" office:value="1479491979" calcext:value-type="float">
            <text:p>1479491979</text:p>
          </table:table-cell>
          <table:table-cell table:formula="of:=[.A432]-[.$A$2]" office:value-type="float" office:value="2433" calcext:value-type="float">
            <text:p>2433</text:p>
          </table:table-cell>
          <table:table-cell table:formula="of:=[.B432]/60" office:value-type="float" office:value="40.55" calcext:value-type="float">
            <text:p>40,55</text:p>
          </table:table-cell>
          <table:table-cell office:value-type="float" office:value="3.889993" calcext:value-type="float">
            <text:p>3,889993</text:p>
          </table:table-cell>
          <table:table-cell table:formula="of:=[.D432]-3.866" office:value-type="float" office:value="0.0239929999999999" calcext:value-type="float">
            <text:p>0,023993</text:p>
          </table:table-cell>
          <table:table-cell table:formula="of:=AVERAGE([.E409:.E432])" office:value-type="float" office:value="0.0303553333333332" calcext:value-type="float">
            <text:p>0,030355333333333</text:p>
          </table:table-cell>
        </table:table-row>
        <table:table-row table:style-name="ro1">
          <table:table-cell office:value-type="float" office:value="1479491985" calcext:value-type="float">
            <text:p>1479491985</text:p>
          </table:table-cell>
          <table:table-cell table:formula="of:=[.A433]-[.$A$2]" office:value-type="float" office:value="2439" calcext:value-type="float">
            <text:p>2439</text:p>
          </table:table-cell>
          <table:table-cell table:formula="of:=[.B433]/60" office:value-type="float" office:value="40.65" calcext:value-type="float">
            <text:p>40,65</text:p>
          </table:table-cell>
          <table:table-cell office:value-type="float" office:value="3.905321" calcext:value-type="float">
            <text:p>3,905321</text:p>
          </table:table-cell>
          <table:table-cell table:formula="of:=[.D433]-3.866" office:value-type="float" office:value="0.0393209999999997" calcext:value-type="float">
            <text:p>0,039321</text:p>
          </table:table-cell>
          <table:table-cell table:formula="of:=AVERAGE([.E410:.E433])" office:value-type="float" office:value="0.0304979583333332" calcext:value-type="float">
            <text:p>0,030497958333333</text:p>
          </table:table-cell>
        </table:table-row>
        <table:table-row table:style-name="ro1">
          <table:table-cell office:value-type="float" office:value="1479491990" calcext:value-type="float">
            <text:p>1479491990</text:p>
          </table:table-cell>
          <table:table-cell table:formula="of:=[.A434]-[.$A$2]" office:value-type="float" office:value="2444" calcext:value-type="float">
            <text:p>2444</text:p>
          </table:table-cell>
          <table:table-cell table:formula="of:=[.B434]/60" office:value-type="float" office:value="40.7333333333333" calcext:value-type="float">
            <text:p>40,7333333333333</text:p>
          </table:table-cell>
          <table:table-cell office:value-type="float" office:value="3.892956" calcext:value-type="float">
            <text:p>3,892956</text:p>
          </table:table-cell>
          <table:table-cell table:formula="of:=[.D434]-3.866" office:value-type="float" office:value="0.0269559999999998" calcext:value-type="float">
            <text:p>0,026956</text:p>
          </table:table-cell>
          <table:table-cell table:formula="of:=AVERAGE([.E411:.E434])" office:value-type="float" office:value="0.0301549583333332" calcext:value-type="float">
            <text:p>0,030154958333333</text:p>
          </table:table-cell>
        </table:table-row>
        <table:table-row table:style-name="ro1">
          <table:table-cell office:value-type="float" office:value="1479491995" calcext:value-type="float">
            <text:p>1479491995</text:p>
          </table:table-cell>
          <table:table-cell table:formula="of:=[.A435]-[.$A$2]" office:value-type="float" office:value="2449" calcext:value-type="float">
            <text:p>2449</text:p>
          </table:table-cell>
          <table:table-cell table:formula="of:=[.B435]/60" office:value-type="float" office:value="40.8166666666667" calcext:value-type="float">
            <text:p>40,8166666666667</text:p>
          </table:table-cell>
          <table:table-cell office:value-type="float" office:value="3.898008" calcext:value-type="float">
            <text:p>3,898008</text:p>
          </table:table-cell>
          <table:table-cell table:formula="of:=[.D435]-3.866" office:value-type="float" office:value="0.0320079999999998" calcext:value-type="float">
            <text:p>0,032008</text:p>
          </table:table-cell>
          <table:table-cell table:formula="of:=AVERAGE([.E412:.E435])" office:value-type="float" office:value="0.0297321666666665" calcext:value-type="float">
            <text:p>0,029732166666667</text:p>
          </table:table-cell>
        </table:table-row>
        <table:table-row table:style-name="ro1">
          <table:table-cell office:value-type="float" office:value="1479492000" calcext:value-type="float">
            <text:p>1479492000</text:p>
          </table:table-cell>
          <table:table-cell table:formula="of:=[.A436]-[.$A$2]" office:value-type="float" office:value="2454" calcext:value-type="float">
            <text:p>2454</text:p>
          </table:table-cell>
          <table:table-cell table:formula="of:=[.B436]/60" office:value-type="float" office:value="40.9" calcext:value-type="float">
            <text:p>40,9</text:p>
          </table:table-cell>
          <table:table-cell office:value-type="float" office:value="3.896434" calcext:value-type="float">
            <text:p>3,896434</text:p>
          </table:table-cell>
          <table:table-cell table:formula="of:=[.D436]-3.866" office:value-type="float" office:value="0.0304340000000001" calcext:value-type="float">
            <text:p>0,030434</text:p>
          </table:table-cell>
          <table:table-cell table:formula="of:=AVERAGE([.E413:.E436])" office:value-type="float" office:value="0.0295101249999999" calcext:value-type="float">
            <text:p>0,029510125</text:p>
          </table:table-cell>
        </table:table-row>
        <table:table-row table:style-name="ro1">
          <table:table-cell office:value-type="float" office:value="1479492006" calcext:value-type="float">
            <text:p>1479492006</text:p>
          </table:table-cell>
          <table:table-cell table:formula="of:=[.A437]-[.$A$2]" office:value-type="float" office:value="2460" calcext:value-type="float">
            <text:p>2460</text:p>
          </table:table-cell>
          <table:table-cell table:formula="of:=[.B437]/60" office:value-type="float" office:value="41" calcext:value-type="float">
            <text:p>41</text:p>
          </table:table-cell>
          <table:table-cell office:value-type="float" office:value="3.889442" calcext:value-type="float">
            <text:p>3,889442</text:p>
          </table:table-cell>
          <table:table-cell table:formula="of:=[.D437]-3.866" office:value-type="float" office:value="0.0234419999999997" calcext:value-type="float">
            <text:p>0,023442</text:p>
          </table:table-cell>
          <table:table-cell table:formula="of:=AVERAGE([.E414:.E437])" office:value-type="float" office:value="0.0292035833333332" calcext:value-type="float">
            <text:p>0,029203583333333</text:p>
          </table:table-cell>
        </table:table-row>
        <table:table-row table:style-name="ro1">
          <table:table-cell office:value-type="float" office:value="1479492011" calcext:value-type="float">
            <text:p>1479492011</text:p>
          </table:table-cell>
          <table:table-cell table:formula="of:=[.A438]-[.$A$2]" office:value-type="float" office:value="2465" calcext:value-type="float">
            <text:p>2465</text:p>
          </table:table-cell>
          <table:table-cell table:formula="of:=[.B438]/60" office:value-type="float" office:value="41.0833333333333" calcext:value-type="float">
            <text:p>41,0833333333333</text:p>
          </table:table-cell>
          <table:table-cell office:value-type="float" office:value="3.896723" calcext:value-type="float">
            <text:p>3,896723</text:p>
          </table:table-cell>
          <table:table-cell table:formula="of:=[.D438]-3.866" office:value-type="float" office:value="0.0307229999999996" calcext:value-type="float">
            <text:p>0,030723</text:p>
          </table:table-cell>
          <table:table-cell table:formula="of:=AVERAGE([.E415:.E438])" office:value-type="float" office:value="0.0291935416666665" calcext:value-type="float">
            <text:p>0,029193541666667</text:p>
          </table:table-cell>
        </table:table-row>
        <table:table-row table:style-name="ro1">
          <table:table-cell office:value-type="float" office:value="1479492016" calcext:value-type="float">
            <text:p>1479492016</text:p>
          </table:table-cell>
          <table:table-cell table:formula="of:=[.A439]-[.$A$2]" office:value-type="float" office:value="2470" calcext:value-type="float">
            <text:p>2470</text:p>
          </table:table-cell>
          <table:table-cell table:formula="of:=[.B439]/60" office:value-type="float" office:value="41.1666666666667" calcext:value-type="float">
            <text:p>41,1666666666667</text:p>
          </table:table-cell>
          <table:table-cell office:value-type="float" office:value="3.916742" calcext:value-type="float">
            <text:p>3,916742</text:p>
          </table:table-cell>
          <table:table-cell table:formula="of:=[.D439]-3.866" office:value-type="float" office:value="0.0507420000000001" calcext:value-type="float">
            <text:p>0,050742</text:p>
          </table:table-cell>
          <table:table-cell table:formula="of:=AVERAGE([.E416:.E439])" office:value-type="float" office:value="0.0295093333333332" calcext:value-type="float">
            <text:p>0,029509333333333</text:p>
          </table:table-cell>
        </table:table-row>
        <table:table-row table:style-name="ro1">
          <table:table-cell office:value-type="float" office:value="1479492021" calcext:value-type="float">
            <text:p>1479492021</text:p>
          </table:table-cell>
          <table:table-cell table:formula="of:=[.A440]-[.$A$2]" office:value-type="float" office:value="2475" calcext:value-type="float">
            <text:p>2475</text:p>
          </table:table-cell>
          <table:table-cell table:formula="of:=[.B440]/60" office:value-type="float" office:value="41.25" calcext:value-type="float">
            <text:p>41,25</text:p>
          </table:table-cell>
          <table:table-cell office:value-type="float" office:value="3.878454" calcext:value-type="float">
            <text:p>3,878454</text:p>
          </table:table-cell>
          <table:table-cell table:formula="of:=[.D440]-3.866" office:value-type="float" office:value="0.012454" calcext:value-type="float">
            <text:p>0,012454</text:p>
          </table:table-cell>
          <table:table-cell table:formula="of:=AVERAGE([.E417:.E440])" office:value-type="float" office:value="0.0297805833333332" calcext:value-type="float">
            <text:p>0,029780583333333</text:p>
          </table:table-cell>
        </table:table-row>
        <table:table-row table:style-name="ro1">
          <table:table-cell office:value-type="float" office:value="1479492027" calcext:value-type="float">
            <text:p>1479492027</text:p>
          </table:table-cell>
          <table:table-cell table:formula="of:=[.A441]-[.$A$2]" office:value-type="float" office:value="2481" calcext:value-type="float">
            <text:p>2481</text:p>
          </table:table-cell>
          <table:table-cell table:formula="of:=[.B441]/60" office:value-type="float" office:value="41.35" calcext:value-type="float">
            <text:p>41,35</text:p>
          </table:table-cell>
          <table:table-cell office:value-type="float" office:value="3.882033" calcext:value-type="float">
            <text:p>3,882033</text:p>
          </table:table-cell>
          <table:table-cell table:formula="of:=[.D441]-3.866" office:value-type="float" office:value="0.0160329999999997" calcext:value-type="float">
            <text:p>0,016033</text:p>
          </table:table-cell>
          <table:table-cell table:formula="of:=AVERAGE([.E418:.E441])" office:value-type="float" office:value="0.0287504583333332" calcext:value-type="float">
            <text:p>0,028750458333333</text:p>
          </table:table-cell>
        </table:table-row>
        <table:table-row table:style-name="ro1">
          <table:table-cell office:value-type="float" office:value="1479492032" calcext:value-type="float">
            <text:p>1479492032</text:p>
          </table:table-cell>
          <table:table-cell table:formula="of:=[.A442]-[.$A$2]" office:value-type="float" office:value="2486" calcext:value-type="float">
            <text:p>2486</text:p>
          </table:table-cell>
          <table:table-cell table:formula="of:=[.B442]/60" office:value-type="float" office:value="41.4333333333333" calcext:value-type="float">
            <text:p>41,4333333333333</text:p>
          </table:table-cell>
          <table:table-cell office:value-type="float" office:value="3.889988" calcext:value-type="float">
            <text:p>3,889988</text:p>
          </table:table-cell>
          <table:table-cell table:formula="of:=[.D442]-3.866" office:value-type="float" office:value="0.0239879999999997" calcext:value-type="float">
            <text:p>0,023988</text:p>
          </table:table-cell>
          <table:table-cell table:formula="of:=AVERAGE([.E419:.E442])" office:value-type="float" office:value="0.0279552083333332" calcext:value-type="float">
            <text:p>0,027955208333333</text:p>
          </table:table-cell>
        </table:table-row>
        <table:table-row table:style-name="ro1">
          <table:table-cell office:value-type="float" office:value="1479492037" calcext:value-type="float">
            <text:p>1479492037</text:p>
          </table:table-cell>
          <table:table-cell table:formula="of:=[.A443]-[.$A$2]" office:value-type="float" office:value="2491" calcext:value-type="float">
            <text:p>2491</text:p>
          </table:table-cell>
          <table:table-cell table:formula="of:=[.B443]/60" office:value-type="float" office:value="41.5166666666667" calcext:value-type="float">
            <text:p>41,5166666666667</text:p>
          </table:table-cell>
          <table:table-cell office:value-type="float" office:value="3.891092" calcext:value-type="float">
            <text:p>3,891092</text:p>
          </table:table-cell>
          <table:table-cell table:formula="of:=[.D443]-3.866" office:value-type="float" office:value="0.0250919999999999" calcext:value-type="float">
            <text:p>0,025092</text:p>
          </table:table-cell>
          <table:table-cell table:formula="of:=AVERAGE([.E420:.E443])" office:value-type="float" office:value="0.0274667916666665" calcext:value-type="float">
            <text:p>0,027466791666667</text:p>
          </table:table-cell>
        </table:table-row>
        <table:table-row table:style-name="ro1">
          <table:table-cell office:value-type="float" office:value="1479492042" calcext:value-type="float">
            <text:p>1479492042</text:p>
          </table:table-cell>
          <table:table-cell table:formula="of:=[.A444]-[.$A$2]" office:value-type="float" office:value="2496" calcext:value-type="float">
            <text:p>2496</text:p>
          </table:table-cell>
          <table:table-cell table:formula="of:=[.B444]/60" office:value-type="float" office:value="41.6" calcext:value-type="float">
            <text:p>41,6</text:p>
          </table:table-cell>
          <table:table-cell office:value-type="float" office:value="3.893554" calcext:value-type="float">
            <text:p>3,893554</text:p>
          </table:table-cell>
          <table:table-cell table:formula="of:=[.D444]-3.866" office:value-type="float" office:value="0.0275539999999999" calcext:value-type="float">
            <text:p>0,027554</text:p>
          </table:table-cell>
          <table:table-cell table:formula="of:=AVERAGE([.E421:.E444])" office:value-type="float" office:value="0.0273445833333332" calcext:value-type="float">
            <text:p>0,027344583333333</text:p>
          </table:table-cell>
        </table:table-row>
        <table:table-row table:style-name="ro1">
          <table:table-cell office:value-type="float" office:value="1479492048" calcext:value-type="float">
            <text:p>1479492048</text:p>
          </table:table-cell>
          <table:table-cell table:formula="of:=[.A445]-[.$A$2]" office:value-type="float" office:value="2502" calcext:value-type="float">
            <text:p>2502</text:p>
          </table:table-cell>
          <table:table-cell table:formula="of:=[.B445]/60" office:value-type="float" office:value="41.7" calcext:value-type="float">
            <text:p>41,7</text:p>
          </table:table-cell>
          <table:table-cell office:value-type="float" office:value="3.885493" calcext:value-type="float">
            <text:p>3,885493</text:p>
          </table:table-cell>
          <table:table-cell table:formula="of:=[.D445]-3.866" office:value-type="float" office:value="0.0194929999999998" calcext:value-type="float">
            <text:p>0,019493</text:p>
          </table:table-cell>
          <table:table-cell table:formula="of:=AVERAGE([.E422:.E445])" office:value-type="float" office:value="0.0278693749999998" calcext:value-type="float">
            <text:p>0,027869375</text:p>
          </table:table-cell>
        </table:table-row>
        <table:table-row table:style-name="ro1">
          <table:table-cell office:value-type="float" office:value="1479492053" calcext:value-type="float">
            <text:p>1479492053</text:p>
          </table:table-cell>
          <table:table-cell table:formula="of:=[.A446]-[.$A$2]" office:value-type="float" office:value="2507" calcext:value-type="float">
            <text:p>2507</text:p>
          </table:table-cell>
          <table:table-cell table:formula="of:=[.B446]/60" office:value-type="float" office:value="41.7833333333333" calcext:value-type="float">
            <text:p>41,7833333333333</text:p>
          </table:table-cell>
          <table:table-cell office:value-type="float" office:value="3.881676" calcext:value-type="float">
            <text:p>3,881676</text:p>
          </table:table-cell>
          <table:table-cell table:formula="of:=[.D446]-3.866" office:value-type="float" office:value="0.015676" calcext:value-type="float">
            <text:p>0,015676</text:p>
          </table:table-cell>
          <table:table-cell table:formula="of:=AVERAGE([.E423:.E446])" office:value-type="float" office:value="0.0274131249999998" calcext:value-type="float">
            <text:p>0,027413125</text:p>
          </table:table-cell>
        </table:table-row>
        <table:table-row table:style-name="ro1">
          <table:table-cell office:value-type="float" office:value="1479492058" calcext:value-type="float">
            <text:p>1479492058</text:p>
          </table:table-cell>
          <table:table-cell table:formula="of:=[.A447]-[.$A$2]" office:value-type="float" office:value="2512" calcext:value-type="float">
            <text:p>2512</text:p>
          </table:table-cell>
          <table:table-cell table:formula="of:=[.B447]/60" office:value-type="float" office:value="41.8666666666667" calcext:value-type="float">
            <text:p>41,8666666666667</text:p>
          </table:table-cell>
          <table:table-cell office:value-type="float" office:value="3.899159" calcext:value-type="float">
            <text:p>3,899159</text:p>
          </table:table-cell>
          <table:table-cell table:formula="of:=[.D447]-3.866" office:value-type="float" office:value="0.0331589999999999" calcext:value-type="float">
            <text:p>0,033159</text:p>
          </table:table-cell>
          <table:table-cell table:formula="of:=AVERAGE([.E424:.E447])" office:value-type="float" office:value="0.0274586666666665" calcext:value-type="float">
            <text:p>0,027458666666667</text:p>
          </table:table-cell>
        </table:table-row>
        <table:table-row table:style-name="ro1">
          <table:table-cell office:value-type="float" office:value="1479492063" calcext:value-type="float">
            <text:p>1479492063</text:p>
          </table:table-cell>
          <table:table-cell table:formula="of:=[.A448]-[.$A$2]" office:value-type="float" office:value="2517" calcext:value-type="float">
            <text:p>2517</text:p>
          </table:table-cell>
          <table:table-cell table:formula="of:=[.B448]/60" office:value-type="float" office:value="41.95" calcext:value-type="float">
            <text:p>41,95</text:p>
          </table:table-cell>
          <table:table-cell office:value-type="float" office:value="3.900454" calcext:value-type="float">
            <text:p>3,900454</text:p>
          </table:table-cell>
          <table:table-cell table:formula="of:=[.D448]-3.866" office:value-type="float" office:value="0.0344539999999998" calcext:value-type="float">
            <text:p>0,034454</text:p>
          </table:table-cell>
          <table:table-cell table:formula="of:=AVERAGE([.E425:.E448])" office:value-type="float" office:value="0.0276249583333332" calcext:value-type="float">
            <text:p>0,027624958333333</text:p>
          </table:table-cell>
        </table:table-row>
        <table:table-row table:style-name="ro1">
          <table:table-cell office:value-type="float" office:value="1479492069" calcext:value-type="float">
            <text:p>1479492069</text:p>
          </table:table-cell>
          <table:table-cell table:formula="of:=[.A449]-[.$A$2]" office:value-type="float" office:value="2523" calcext:value-type="float">
            <text:p>2523</text:p>
          </table:table-cell>
          <table:table-cell table:formula="of:=[.B449]/60" office:value-type="float" office:value="42.05" calcext:value-type="float">
            <text:p>42,05</text:p>
          </table:table-cell>
          <table:table-cell office:value-type="float" office:value="3.896499" calcext:value-type="float">
            <text:p>3,896499</text:p>
          </table:table-cell>
          <table:table-cell table:formula="of:=[.D449]-3.866" office:value-type="float" office:value="0.0304989999999998" calcext:value-type="float">
            <text:p>0,030499</text:p>
          </table:table-cell>
          <table:table-cell table:formula="of:=AVERAGE([.E426:.E449])" office:value-type="float" office:value="0.0273896249999998" calcext:value-type="float">
            <text:p>0,027389625</text:p>
          </table:table-cell>
        </table:table-row>
        <table:table-row table:style-name="ro1">
          <table:table-cell office:value-type="float" office:value="1479492074" calcext:value-type="float">
            <text:p>1479492074</text:p>
          </table:table-cell>
          <table:table-cell table:formula="of:=[.A450]-[.$A$2]" office:value-type="float" office:value="2528" calcext:value-type="float">
            <text:p>2528</text:p>
          </table:table-cell>
          <table:table-cell table:formula="of:=[.B450]/60" office:value-type="float" office:value="42.1333333333333" calcext:value-type="float">
            <text:p>42,1333333333333</text:p>
          </table:table-cell>
          <table:table-cell office:value-type="float" office:value="3.881858" calcext:value-type="float">
            <text:p>3,881858</text:p>
          </table:table-cell>
          <table:table-cell table:formula="of:=[.D450]-3.866" office:value-type="float" office:value="0.0158579999999997" calcext:value-type="float">
            <text:p>0,015858</text:p>
          </table:table-cell>
          <table:table-cell table:formula="of:=AVERAGE([.E427:.E450])" office:value-type="float" office:value="0.0274496249999998" calcext:value-type="float">
            <text:p>0,027449625</text:p>
          </table:table-cell>
        </table:table-row>
        <table:table-row table:style-name="ro1">
          <table:table-cell office:value-type="float" office:value="1479492079" calcext:value-type="float">
            <text:p>1479492079</text:p>
          </table:table-cell>
          <table:table-cell table:formula="of:=[.A451]-[.$A$2]" office:value-type="float" office:value="2533" calcext:value-type="float">
            <text:p>2533</text:p>
          </table:table-cell>
          <table:table-cell table:formula="of:=[.B451]/60" office:value-type="float" office:value="42.2166666666667" calcext:value-type="float">
            <text:p>42,2166666666667</text:p>
          </table:table-cell>
          <table:table-cell office:value-type="float" office:value="3.940897" calcext:value-type="float">
            <text:p>3,940897</text:p>
          </table:table-cell>
          <table:table-cell table:formula="of:=[.D451]-3.866" office:value-type="float" office:value="0.074897" calcext:value-type="float">
            <text:p>0,074897</text:p>
          </table:table-cell>
          <table:table-cell table:formula="of:=AVERAGE([.E428:.E451])" office:value-type="float" office:value="0.0291909583333332" calcext:value-type="float">
            <text:p>0,029190958333333</text:p>
          </table:table-cell>
        </table:table-row>
        <table:table-row table:style-name="ro1">
          <table:table-cell office:value-type="float" office:value="1479492084" calcext:value-type="float">
            <text:p>1479492084</text:p>
          </table:table-cell>
          <table:table-cell table:formula="of:=[.A452]-[.$A$2]" office:value-type="float" office:value="2538" calcext:value-type="float">
            <text:p>2538</text:p>
          </table:table-cell>
          <table:table-cell table:formula="of:=[.B452]/60" office:value-type="float" office:value="42.3" calcext:value-type="float">
            <text:p>42,3</text:p>
          </table:table-cell>
          <table:table-cell office:value-type="float" office:value="3.902051" calcext:value-type="float">
            <text:p>3,902051</text:p>
          </table:table-cell>
          <table:table-cell table:formula="of:=[.D452]-3.866" office:value-type="float" office:value="0.0360510000000001" calcext:value-type="float">
            <text:p>0,036051</text:p>
          </table:table-cell>
          <table:table-cell table:formula="of:=AVERAGE([.E429:.E452])" office:value-type="float" office:value="0.0290643749999999" calcext:value-type="float">
            <text:p>0,029064375</text:p>
          </table:table-cell>
        </table:table-row>
        <table:table-row table:style-name="ro1">
          <table:table-cell office:value-type="float" office:value="1479492089" calcext:value-type="float">
            <text:p>1479492089</text:p>
          </table:table-cell>
          <table:table-cell table:formula="of:=[.A453]-[.$A$2]" office:value-type="float" office:value="2543" calcext:value-type="float">
            <text:p>2543</text:p>
          </table:table-cell>
          <table:table-cell table:formula="of:=[.B453]/60" office:value-type="float" office:value="42.3833333333333" calcext:value-type="float">
            <text:p>42,3833333333333</text:p>
          </table:table-cell>
          <table:table-cell office:value-type="float" office:value="3.896265" calcext:value-type="float">
            <text:p>3,896265</text:p>
          </table:table-cell>
          <table:table-cell table:formula="of:=[.D453]-3.866" office:value-type="float" office:value="0.030265" calcext:value-type="float">
            <text:p>0,030265</text:p>
          </table:table-cell>
          <table:table-cell table:formula="of:=AVERAGE([.E430:.E453])" office:value-type="float" office:value="0.0290237083333332" calcext:value-type="float">
            <text:p>0,029023708333333</text:p>
          </table:table-cell>
        </table:table-row>
        <table:table-row table:style-name="ro1">
          <table:table-cell office:value-type="float" office:value="1479492095" calcext:value-type="float">
            <text:p>1479492095</text:p>
          </table:table-cell>
          <table:table-cell table:formula="of:=[.A454]-[.$A$2]" office:value-type="float" office:value="2549" calcext:value-type="float">
            <text:p>2549</text:p>
          </table:table-cell>
          <table:table-cell table:formula="of:=[.B454]/60" office:value-type="float" office:value="42.4833333333333" calcext:value-type="float">
            <text:p>42,4833333333333</text:p>
          </table:table-cell>
          <table:table-cell office:value-type="float" office:value="3.906271" calcext:value-type="float">
            <text:p>3,906271</text:p>
          </table:table-cell>
          <table:table-cell table:formula="of:=[.D454]-3.866" office:value-type="float" office:value="0.0402709999999997" calcext:value-type="float">
            <text:p>0,040271</text:p>
          </table:table-cell>
          <table:table-cell table:formula="of:=AVERAGE([.E431:.E454])" office:value-type="float" office:value="0.0294991666666665" calcext:value-type="float">
            <text:p>0,029499166666667</text:p>
          </table:table-cell>
        </table:table-row>
        <table:table-row table:style-name="ro1">
          <table:table-cell office:value-type="float" office:value="1479492100" calcext:value-type="float">
            <text:p>1479492100</text:p>
          </table:table-cell>
          <table:table-cell table:formula="of:=[.A455]-[.$A$2]" office:value-type="float" office:value="2554" calcext:value-type="float">
            <text:p>2554</text:p>
          </table:table-cell>
          <table:table-cell table:formula="of:=[.B455]/60" office:value-type="float" office:value="42.5666666666667" calcext:value-type="float">
            <text:p>42,5666666666667</text:p>
          </table:table-cell>
          <table:table-cell office:value-type="float" office:value="3.867508" calcext:value-type="float">
            <text:p>3,867508</text:p>
          </table:table-cell>
          <table:table-cell table:formula="of:=[.D455]-3.866" office:value-type="float" office:value="0.00150799999999984" calcext:value-type="float">
            <text:p>0,001508</text:p>
          </table:table-cell>
          <table:table-cell table:formula="of:=AVERAGE([.E432:.E455])" office:value-type="float" office:value="0.0289529583333332" calcext:value-type="float">
            <text:p>0,028952958333333</text:p>
          </table:table-cell>
        </table:table-row>
        <table:table-row table:style-name="ro1">
          <table:table-cell office:value-type="float" office:value="1479492105" calcext:value-type="float">
            <text:p>1479492105</text:p>
          </table:table-cell>
          <table:table-cell table:formula="of:=[.A456]-[.$A$2]" office:value-type="float" office:value="2559" calcext:value-type="float">
            <text:p>2559</text:p>
          </table:table-cell>
          <table:table-cell table:formula="of:=[.B456]/60" office:value-type="float" office:value="42.65" calcext:value-type="float">
            <text:p>42,65</text:p>
          </table:table-cell>
          <table:table-cell office:value-type="float" office:value="3.892852" calcext:value-type="float">
            <text:p>3,892852</text:p>
          </table:table-cell>
          <table:table-cell table:formula="of:=[.D456]-3.866" office:value-type="float" office:value="0.0268519999999999" calcext:value-type="float">
            <text:p>0,026852</text:p>
          </table:table-cell>
          <table:table-cell table:formula="of:=AVERAGE([.E433:.E456])" office:value-type="float" office:value="0.0290720833333332" calcext:value-type="float">
            <text:p>0,029072083333333</text:p>
          </table:table-cell>
        </table:table-row>
        <table:table-row table:style-name="ro1">
          <table:table-cell office:value-type="float" office:value="1479492116" calcext:value-type="float">
            <text:p>1479492116</text:p>
          </table:table-cell>
          <table:table-cell table:formula="of:=[.A457]-[.$A$2]" office:value-type="float" office:value="2570" calcext:value-type="float">
            <text:p>2570</text:p>
          </table:table-cell>
          <table:table-cell table:formula="of:=[.B457]/60" office:value-type="float" office:value="42.8333333333333" calcext:value-type="float">
            <text:p>42,8333333333333</text:p>
          </table:table-cell>
          <table:table-cell office:value-type="float" office:value="3.90205" calcext:value-type="float">
            <text:p>3,90205</text:p>
          </table:table-cell>
          <table:table-cell table:formula="of:=[.D457]-3.866" office:value-type="float" office:value="0.0360499999999999" calcext:value-type="float">
            <text:p>0,03605</text:p>
          </table:table-cell>
          <table:table-cell table:formula="of:=AVERAGE([.E434:.E457])" office:value-type="float" office:value="0.0289357916666665" calcext:value-type="float">
            <text:p>0,028935791666667</text:p>
          </table:table-cell>
        </table:table-row>
        <table:table-row table:style-name="ro1">
          <table:table-cell office:value-type="float" office:value="1479492121" calcext:value-type="float">
            <text:p>1479492121</text:p>
          </table:table-cell>
          <table:table-cell table:formula="of:=[.A458]-[.$A$2]" office:value-type="float" office:value="2575" calcext:value-type="float">
            <text:p>2575</text:p>
          </table:table-cell>
          <table:table-cell table:formula="of:=[.B458]/60" office:value-type="float" office:value="42.9166666666667" calcext:value-type="float">
            <text:p>42,9166666666667</text:p>
          </table:table-cell>
          <table:table-cell office:value-type="float" office:value="3.902474" calcext:value-type="float">
            <text:p>3,902474</text:p>
          </table:table-cell>
          <table:table-cell table:formula="of:=[.D458]-3.866" office:value-type="float" office:value="0.0364739999999997" calcext:value-type="float">
            <text:p>0,036474</text:p>
          </table:table-cell>
          <table:table-cell table:formula="of:=AVERAGE([.E435:.E458])" office:value-type="float" office:value="0.0293323749999999" calcext:value-type="float">
            <text:p>0,029332375</text:p>
          </table:table-cell>
        </table:table-row>
        <table:table-row table:style-name="ro1">
          <table:table-cell office:value-type="float" office:value="1479492126" calcext:value-type="float">
            <text:p>1479492126</text:p>
          </table:table-cell>
          <table:table-cell table:formula="of:=[.A459]-[.$A$2]" office:value-type="float" office:value="2580" calcext:value-type="float">
            <text:p>2580</text:p>
          </table:table-cell>
          <table:table-cell table:formula="of:=[.B459]/60" office:value-type="float" office:value="43" calcext:value-type="float">
            <text:p>43</text:p>
          </table:table-cell>
          <table:table-cell office:value-type="float" office:value="3.867561" calcext:value-type="float">
            <text:p>3,867561</text:p>
          </table:table-cell>
          <table:table-cell table:formula="of:=[.D459]-3.866" office:value-type="float" office:value="0.0015609999999997" calcext:value-type="float">
            <text:p>0,001561</text:p>
          </table:table-cell>
          <table:table-cell table:formula="of:=AVERAGE([.E436:.E459])" office:value-type="float" office:value="0.0280637499999998" calcext:value-type="float">
            <text:p>0,02806375</text:p>
          </table:table-cell>
        </table:table-row>
        <table:table-row table:style-name="ro1">
          <table:table-cell office:value-type="float" office:value="1479492131" calcext:value-type="float">
            <text:p>1479492131</text:p>
          </table:table-cell>
          <table:table-cell table:formula="of:=[.A460]-[.$A$2]" office:value-type="float" office:value="2585" calcext:value-type="float">
            <text:p>2585</text:p>
          </table:table-cell>
          <table:table-cell table:formula="of:=[.B460]/60" office:value-type="float" office:value="43.0833333333333" calcext:value-type="float">
            <text:p>43,0833333333333</text:p>
          </table:table-cell>
          <table:table-cell office:value-type="float" office:value="3.903842" calcext:value-type="float">
            <text:p>3,903842</text:p>
          </table:table-cell>
          <table:table-cell table:formula="of:=[.D460]-3.866" office:value-type="float" office:value="0.0378419999999999" calcext:value-type="float">
            <text:p>0,037842</text:p>
          </table:table-cell>
          <table:table-cell table:formula="of:=AVERAGE([.E437:.E460])" office:value-type="float" office:value="0.0283724166666665" calcext:value-type="float">
            <text:p>0,028372416666667</text:p>
          </table:table-cell>
        </table:table-row>
        <table:table-row table:style-name="ro1">
          <table:table-cell office:value-type="float" office:value="1479492136" calcext:value-type="float">
            <text:p>1479492136</text:p>
          </table:table-cell>
          <table:table-cell table:formula="of:=[.A461]-[.$A$2]" office:value-type="float" office:value="2590" calcext:value-type="float">
            <text:p>2590</text:p>
          </table:table-cell>
          <table:table-cell table:formula="of:=[.B461]/60" office:value-type="float" office:value="43.1666666666667" calcext:value-type="float">
            <text:p>43,1666666666667</text:p>
          </table:table-cell>
          <table:table-cell office:value-type="float" office:value="3.903639" calcext:value-type="float">
            <text:p>3,903639</text:p>
          </table:table-cell>
          <table:table-cell table:formula="of:=[.D461]-3.866" office:value-type="float" office:value="0.037639" calcext:value-type="float">
            <text:p>0,037639</text:p>
          </table:table-cell>
          <table:table-cell table:formula="of:=AVERAGE([.E438:.E461])" office:value-type="float" office:value="0.0289639583333332" calcext:value-type="float">
            <text:p>0,028963958333333</text:p>
          </table:table-cell>
        </table:table-row>
        <table:table-row table:style-name="ro1">
          <table:table-cell office:value-type="float" office:value="1479492142" calcext:value-type="float">
            <text:p>1479492142</text:p>
          </table:table-cell>
          <table:table-cell table:formula="of:=[.A462]-[.$A$2]" office:value-type="float" office:value="2596" calcext:value-type="float">
            <text:p>2596</text:p>
          </table:table-cell>
          <table:table-cell table:formula="of:=[.B462]/60" office:value-type="float" office:value="43.2666666666667" calcext:value-type="float">
            <text:p>43,2666666666667</text:p>
          </table:table-cell>
          <table:table-cell office:value-type="float" office:value="3.894252" calcext:value-type="float">
            <text:p>3,894252</text:p>
          </table:table-cell>
          <table:table-cell table:formula="of:=[.D462]-3.866" office:value-type="float" office:value="0.0282519999999997" calcext:value-type="float">
            <text:p>0,028252</text:p>
          </table:table-cell>
          <table:table-cell table:formula="of:=AVERAGE([.E439:.E462])" office:value-type="float" office:value="0.0288609999999999" calcext:value-type="float">
            <text:p>0,028861</text:p>
          </table:table-cell>
        </table:table-row>
        <table:table-row table:style-name="ro1">
          <table:table-cell office:value-type="float" office:value="1479492147" calcext:value-type="float">
            <text:p>1479492147</text:p>
          </table:table-cell>
          <table:table-cell table:formula="of:=[.A463]-[.$A$2]" office:value-type="float" office:value="2601" calcext:value-type="float">
            <text:p>2601</text:p>
          </table:table-cell>
          <table:table-cell table:formula="of:=[.B463]/60" office:value-type="float" office:value="43.35" calcext:value-type="float">
            <text:p>43,35</text:p>
          </table:table-cell>
          <table:table-cell office:value-type="float" office:value="3.894194" calcext:value-type="float">
            <text:p>3,894194</text:p>
          </table:table-cell>
          <table:table-cell table:formula="of:=[.D463]-3.866" office:value-type="float" office:value="0.0281939999999996" calcext:value-type="float">
            <text:p>0,028194</text:p>
          </table:table-cell>
          <table:table-cell table:formula="of:=AVERAGE([.E440:.E463])" office:value-type="float" office:value="0.0279214999999998" calcext:value-type="float">
            <text:p>0,0279215</text:p>
          </table:table-cell>
        </table:table-row>
        <table:table-row table:style-name="ro1">
          <table:table-cell office:value-type="float" office:value="1479492152" calcext:value-type="float">
            <text:p>1479492152</text:p>
          </table:table-cell>
          <table:table-cell table:formula="of:=[.A464]-[.$A$2]" office:value-type="float" office:value="2606" calcext:value-type="float">
            <text:p>2606</text:p>
          </table:table-cell>
          <table:table-cell table:formula="of:=[.B464]/60" office:value-type="float" office:value="43.4333333333333" calcext:value-type="float">
            <text:p>43,4333333333333</text:p>
          </table:table-cell>
          <table:table-cell office:value-type="float" office:value="3.867553" calcext:value-type="float">
            <text:p>3,867553</text:p>
          </table:table-cell>
          <table:table-cell table:formula="of:=[.D464]-3.866" office:value-type="float" office:value="0.00155299999999992" calcext:value-type="float">
            <text:p>0,001553</text:p>
          </table:table-cell>
          <table:table-cell table:formula="of:=AVERAGE([.E441:.E464])" office:value-type="float" office:value="0.0274672916666665" calcext:value-type="float">
            <text:p>0,027467291666667</text:p>
          </table:table-cell>
        </table:table-row>
        <table:table-row table:style-name="ro1">
          <table:table-cell office:value-type="float" office:value="1479492158" calcext:value-type="float">
            <text:p>1479492158</text:p>
          </table:table-cell>
          <table:table-cell table:formula="of:=[.A465]-[.$A$2]" office:value-type="float" office:value="2612" calcext:value-type="float">
            <text:p>2612</text:p>
          </table:table-cell>
          <table:table-cell table:formula="of:=[.B465]/60" office:value-type="float" office:value="43.5333333333333" calcext:value-type="float">
            <text:p>43,5333333333333</text:p>
          </table:table-cell>
          <table:table-cell office:value-type="float" office:value="3.895342" calcext:value-type="float">
            <text:p>3,895342</text:p>
          </table:table-cell>
          <table:table-cell table:formula="of:=[.D465]-3.866" office:value-type="float" office:value="0.0293419999999998" calcext:value-type="float">
            <text:p>0,029342</text:p>
          </table:table-cell>
          <table:table-cell table:formula="of:=AVERAGE([.E442:.E465])" office:value-type="float" office:value="0.0280218333333332" calcext:value-type="float">
            <text:p>0,028021833333333</text:p>
          </table:table-cell>
        </table:table-row>
        <table:table-row table:style-name="ro1">
          <table:table-cell office:value-type="float" office:value="1479492163" calcext:value-type="float">
            <text:p>1479492163</text:p>
          </table:table-cell>
          <table:table-cell table:formula="of:=[.A466]-[.$A$2]" office:value-type="float" office:value="2617" calcext:value-type="float">
            <text:p>2617</text:p>
          </table:table-cell>
          <table:table-cell table:formula="of:=[.B466]/60" office:value-type="float" office:value="43.6166666666667" calcext:value-type="float">
            <text:p>43,6166666666667</text:p>
          </table:table-cell>
          <table:table-cell office:value-type="float" office:value="3.910117" calcext:value-type="float">
            <text:p>3,910117</text:p>
          </table:table-cell>
          <table:table-cell table:formula="of:=[.D466]-3.866" office:value-type="float" office:value="0.044117" calcext:value-type="float">
            <text:p>0,044117</text:p>
          </table:table-cell>
          <table:table-cell table:formula="of:=AVERAGE([.E443:.E466])" office:value-type="float" office:value="0.0288605416666665" calcext:value-type="float">
            <text:p>0,028860541666667</text:p>
          </table:table-cell>
        </table:table-row>
        <table:table-row table:style-name="ro1">
          <table:table-cell office:value-type="float" office:value="1479492168" calcext:value-type="float">
            <text:p>1479492168</text:p>
          </table:table-cell>
          <table:table-cell table:formula="of:=[.A467]-[.$A$2]" office:value-type="float" office:value="2622" calcext:value-type="float">
            <text:p>2622</text:p>
          </table:table-cell>
          <table:table-cell table:formula="of:=[.B467]/60" office:value-type="float" office:value="43.7" calcext:value-type="float">
            <text:p>43,7</text:p>
          </table:table-cell>
          <table:table-cell office:value-type="float" office:value="3.90278" calcext:value-type="float">
            <text:p>3,90278</text:p>
          </table:table-cell>
          <table:table-cell table:formula="of:=[.D467]-3.866" office:value-type="float" office:value="0.0367799999999998" calcext:value-type="float">
            <text:p>0,03678</text:p>
          </table:table-cell>
          <table:table-cell table:formula="of:=AVERAGE([.E444:.E467])" office:value-type="float" office:value="0.0293475416666665" calcext:value-type="float">
            <text:p>0,029347541666667</text:p>
          </table:table-cell>
        </table:table-row>
        <table:table-row table:style-name="ro1">
          <table:table-cell office:value-type="float" office:value="1479492173" calcext:value-type="float">
            <text:p>1479492173</text:p>
          </table:table-cell>
          <table:table-cell table:formula="of:=[.A468]-[.$A$2]" office:value-type="float" office:value="2627" calcext:value-type="float">
            <text:p>2627</text:p>
          </table:table-cell>
          <table:table-cell table:formula="of:=[.B468]/60" office:value-type="float" office:value="43.7833333333333" calcext:value-type="float">
            <text:p>43,7833333333333</text:p>
          </table:table-cell>
          <table:table-cell office:value-type="float" office:value="3.905891" calcext:value-type="float">
            <text:p>3,905891</text:p>
          </table:table-cell>
          <table:table-cell table:formula="of:=[.D468]-3.866" office:value-type="float" office:value="0.0398909999999999" calcext:value-type="float">
            <text:p>0,039891</text:p>
          </table:table-cell>
          <table:table-cell table:formula="of:=AVERAGE([.E445:.E468])" office:value-type="float" office:value="0.0298615833333332" calcext:value-type="float">
            <text:p>0,029861583333333</text:p>
          </table:table-cell>
        </table:table-row>
        <table:table-row table:style-name="ro1">
          <table:table-cell office:value-type="float" office:value="1479492178" calcext:value-type="float">
            <text:p>1479492178</text:p>
          </table:table-cell>
          <table:table-cell table:formula="of:=[.A469]-[.$A$2]" office:value-type="float" office:value="2632" calcext:value-type="float">
            <text:p>2632</text:p>
          </table:table-cell>
          <table:table-cell table:formula="of:=[.B469]/60" office:value-type="float" office:value="43.8666666666667" calcext:value-type="float">
            <text:p>43,8666666666667</text:p>
          </table:table-cell>
          <table:table-cell office:value-type="float" office:value="3.867589" calcext:value-type="float">
            <text:p>3,867589</text:p>
          </table:table-cell>
          <table:table-cell table:formula="of:=[.D469]-3.866" office:value-type="float" office:value="0.00158899999999962" calcext:value-type="float">
            <text:p>0,001589</text:p>
          </table:table-cell>
          <table:table-cell table:formula="of:=AVERAGE([.E446:.E469])" office:value-type="float" office:value="0.0291155833333332" calcext:value-type="float">
            <text:p>0,029115583333333</text:p>
          </table:table-cell>
        </table:table-row>
        <table:table-row table:style-name="ro1">
          <table:table-cell office:value-type="float" office:value="1479492184" calcext:value-type="float">
            <text:p>1479492184</text:p>
          </table:table-cell>
          <table:table-cell table:formula="of:=[.A470]-[.$A$2]" office:value-type="float" office:value="2638" calcext:value-type="float">
            <text:p>2638</text:p>
          </table:table-cell>
          <table:table-cell table:formula="of:=[.B470]/60" office:value-type="float" office:value="43.9666666666667" calcext:value-type="float">
            <text:p>43,9666666666667</text:p>
          </table:table-cell>
          <table:table-cell office:value-type="float" office:value="3.908584" calcext:value-type="float">
            <text:p>3,908584</text:p>
          </table:table-cell>
          <table:table-cell table:formula="of:=[.D470]-3.866" office:value-type="float" office:value="0.0425839999999997" calcext:value-type="float">
            <text:p>0,042584</text:p>
          </table:table-cell>
          <table:table-cell table:formula="of:=AVERAGE([.E447:.E470])" office:value-type="float" office:value="0.0302367499999998" calcext:value-type="float">
            <text:p>0,03023675</text:p>
          </table:table-cell>
        </table:table-row>
        <table:table-row table:style-name="ro1">
          <table:table-cell office:value-type="float" office:value="1479492189" calcext:value-type="float">
            <text:p>1479492189</text:p>
          </table:table-cell>
          <table:table-cell table:formula="of:=[.A471]-[.$A$2]" office:value-type="float" office:value="2643" calcext:value-type="float">
            <text:p>2643</text:p>
          </table:table-cell>
          <table:table-cell table:formula="of:=[.B471]/60" office:value-type="float" office:value="44.05" calcext:value-type="float">
            <text:p>44,05</text:p>
          </table:table-cell>
          <table:table-cell office:value-type="float" office:value="3.910471" calcext:value-type="float">
            <text:p>3,910471</text:p>
          </table:table-cell>
          <table:table-cell table:formula="of:=[.D471]-3.866" office:value-type="float" office:value="0.0444709999999997" calcext:value-type="float">
            <text:p>0,044471</text:p>
          </table:table-cell>
          <table:table-cell table:formula="of:=AVERAGE([.E448:.E471])" office:value-type="float" office:value="0.0307080833333332" calcext:value-type="float">
            <text:p>0,030708083333333</text:p>
          </table:table-cell>
        </table:table-row>
        <table:table-row table:style-name="ro1">
          <table:table-cell office:value-type="float" office:value="1479492194" calcext:value-type="float">
            <text:p>1479492194</text:p>
          </table:table-cell>
          <table:table-cell table:formula="of:=[.A472]-[.$A$2]" office:value-type="float" office:value="2648" calcext:value-type="float">
            <text:p>2648</text:p>
          </table:table-cell>
          <table:table-cell table:formula="of:=[.B472]/60" office:value-type="float" office:value="44.1333333333333" calcext:value-type="float">
            <text:p>44,1333333333333</text:p>
          </table:table-cell>
          <table:table-cell office:value-type="float" office:value="3.895405" calcext:value-type="float">
            <text:p>3,895405</text:p>
          </table:table-cell>
          <table:table-cell table:formula="of:=[.D472]-3.866" office:value-type="float" office:value="0.0294050000000001" calcext:value-type="float">
            <text:p>0,029405</text:p>
          </table:table-cell>
          <table:table-cell table:formula="of:=AVERAGE([.E449:.E472])" office:value-type="float" office:value="0.0304977083333332" calcext:value-type="float">
            <text:p>0,030497708333333</text:p>
          </table:table-cell>
        </table:table-row>
        <table:table-row table:style-name="ro1">
          <table:table-cell office:value-type="float" office:value="1479492199" calcext:value-type="float">
            <text:p>1479492199</text:p>
          </table:table-cell>
          <table:table-cell table:formula="of:=[.A473]-[.$A$2]" office:value-type="float" office:value="2653" calcext:value-type="float">
            <text:p>2653</text:p>
          </table:table-cell>
          <table:table-cell table:formula="of:=[.B473]/60" office:value-type="float" office:value="44.2166666666667" calcext:value-type="float">
            <text:p>44,2166666666667</text:p>
          </table:table-cell>
          <table:table-cell office:value-type="float" office:value="3.890253" calcext:value-type="float">
            <text:p>3,890253</text:p>
          </table:table-cell>
          <table:table-cell table:formula="of:=[.D473]-3.866" office:value-type="float" office:value="0.0242529999999999" calcext:value-type="float">
            <text:p>0,024253</text:p>
          </table:table-cell>
          <table:table-cell table:formula="of:=AVERAGE([.E450:.E473])" office:value-type="float" office:value="0.0302374583333332" calcext:value-type="float">
            <text:p>0,030237458333333</text:p>
          </table:table-cell>
        </table:table-row>
        <table:table-row table:style-name="ro1">
          <table:table-cell office:value-type="float" office:value="1479492205" calcext:value-type="float">
            <text:p>1479492205</text:p>
          </table:table-cell>
          <table:table-cell table:formula="of:=[.A474]-[.$A$2]" office:value-type="float" office:value="2659" calcext:value-type="float">
            <text:p>2659</text:p>
          </table:table-cell>
          <table:table-cell table:formula="of:=[.B474]/60" office:value-type="float" office:value="44.3166666666667" calcext:value-type="float">
            <text:p>44,3166666666667</text:p>
          </table:table-cell>
          <table:table-cell office:value-type="float" office:value="3.867672" calcext:value-type="float">
            <text:p>3,867672</text:p>
          </table:table-cell>
          <table:table-cell table:formula="of:=[.D474]-3.866" office:value-type="float" office:value="0.00167199999999967" calcext:value-type="float">
            <text:p>0,001672</text:p>
          </table:table-cell>
          <table:table-cell table:formula="of:=AVERAGE([.E451:.E474])" office:value-type="float" office:value="0.0296463749999998" calcext:value-type="float">
            <text:p>0,029646375</text:p>
          </table:table-cell>
        </table:table-row>
        <table:table-row table:style-name="ro1">
          <table:table-cell office:value-type="float" office:value="1479492210" calcext:value-type="float">
            <text:p>1479492210</text:p>
          </table:table-cell>
          <table:table-cell table:formula="of:=[.A475]-[.$A$2]" office:value-type="float" office:value="2664" calcext:value-type="float">
            <text:p>2664</text:p>
          </table:table-cell>
          <table:table-cell table:formula="of:=[.B475]/60" office:value-type="float" office:value="44.4" calcext:value-type="float">
            <text:p>44,4</text:p>
          </table:table-cell>
          <table:table-cell office:value-type="float" office:value="3.902526" calcext:value-type="float">
            <text:p>3,902526</text:p>
          </table:table-cell>
          <table:table-cell table:formula="of:=[.D475]-3.866" office:value-type="float" office:value="0.0365259999999998" calcext:value-type="float">
            <text:p>0,036526</text:p>
          </table:table-cell>
          <table:table-cell table:formula="of:=AVERAGE([.E452:.E475])" office:value-type="float" office:value="0.0280475833333332" calcext:value-type="float">
            <text:p>0,028047583333333</text:p>
          </table:table-cell>
        </table:table-row>
        <table:table-row table:style-name="ro1">
          <table:table-cell office:value-type="float" office:value="1479492215" calcext:value-type="float">
            <text:p>1479492215</text:p>
          </table:table-cell>
          <table:table-cell table:formula="of:=[.A476]-[.$A$2]" office:value-type="float" office:value="2669" calcext:value-type="float">
            <text:p>2669</text:p>
          </table:table-cell>
          <table:table-cell table:formula="of:=[.B476]/60" office:value-type="float" office:value="44.4833333333333" calcext:value-type="float">
            <text:p>44,4833333333333</text:p>
          </table:table-cell>
          <table:table-cell office:value-type="float" office:value="3.91686" calcext:value-type="float">
            <text:p>3,91686</text:p>
          </table:table-cell>
          <table:table-cell table:formula="of:=[.D476]-3.866" office:value-type="float" office:value="0.0508600000000001" calcext:value-type="float">
            <text:p>0,05086</text:p>
          </table:table-cell>
          <table:table-cell table:formula="of:=AVERAGE([.E453:.E476])" office:value-type="float" office:value="0.0286646249999998" calcext:value-type="float">
            <text:p>0,028664625</text:p>
          </table:table-cell>
        </table:table-row>
        <table:table-row table:style-name="ro1">
          <table:table-cell office:value-type="float" office:value="1479492220" calcext:value-type="float">
            <text:p>1479492220</text:p>
          </table:table-cell>
          <table:table-cell table:formula="of:=[.A477]-[.$A$2]" office:value-type="float" office:value="2674" calcext:value-type="float">
            <text:p>2674</text:p>
          </table:table-cell>
          <table:table-cell table:formula="of:=[.B477]/60" office:value-type="float" office:value="44.5666666666667" calcext:value-type="float">
            <text:p>44,5666666666667</text:p>
          </table:table-cell>
          <table:table-cell office:value-type="float" office:value="3.898939" calcext:value-type="float">
            <text:p>3,898939</text:p>
          </table:table-cell>
          <table:table-cell table:formula="of:=[.D477]-3.866" office:value-type="float" office:value="0.0329389999999998" calcext:value-type="float">
            <text:p>0,032939</text:p>
          </table:table-cell>
          <table:table-cell table:formula="of:=AVERAGE([.E454:.E477])" office:value-type="float" office:value="0.0287760416666665" calcext:value-type="float">
            <text:p>0,028776041666667</text:p>
          </table:table-cell>
        </table:table-row>
        <table:table-row table:style-name="ro1">
          <table:table-cell office:value-type="float" office:value="1479492225" calcext:value-type="float">
            <text:p>1479492225</text:p>
          </table:table-cell>
          <table:table-cell table:formula="of:=[.A478]-[.$A$2]" office:value-type="float" office:value="2679" calcext:value-type="float">
            <text:p>2679</text:p>
          </table:table-cell>
          <table:table-cell table:formula="of:=[.B478]/60" office:value-type="float" office:value="44.65" calcext:value-type="float">
            <text:p>44,65</text:p>
          </table:table-cell>
          <table:table-cell office:value-type="float" office:value="3.893533" calcext:value-type="float">
            <text:p>3,893533</text:p>
          </table:table-cell>
          <table:table-cell table:formula="of:=[.D478]-3.866" office:value-type="float" office:value="0.0275329999999996" calcext:value-type="float">
            <text:p>0,027533</text:p>
          </table:table-cell>
          <table:table-cell table:formula="of:=AVERAGE([.E455:.E478])" office:value-type="float" office:value="0.0282452916666665" calcext:value-type="float">
            <text:p>0,028245291666667</text:p>
          </table:table-cell>
        </table:table-row>
        <table:table-row table:style-name="ro1">
          <table:table-cell office:value-type="float" office:value="1479492231" calcext:value-type="float">
            <text:p>1479492231</text:p>
          </table:table-cell>
          <table:table-cell table:formula="of:=[.A479]-[.$A$2]" office:value-type="float" office:value="2685" calcext:value-type="float">
            <text:p>2685</text:p>
          </table:table-cell>
          <table:table-cell table:formula="of:=[.B479]/60" office:value-type="float" office:value="44.75" calcext:value-type="float">
            <text:p>44,75</text:p>
          </table:table-cell>
          <table:table-cell office:value-type="float" office:value="3.872798" calcext:value-type="float">
            <text:p>3,872798</text:p>
          </table:table-cell>
          <table:table-cell table:formula="of:=[.D479]-3.866" office:value-type="float" office:value="0.00679799999999986" calcext:value-type="float">
            <text:p>0,006798</text:p>
          </table:table-cell>
          <table:table-cell table:formula="of:=AVERAGE([.E456:.E479])" office:value-type="float" office:value="0.0284657083333332" calcext:value-type="float">
            <text:p>0,028465708333333</text:p>
          </table:table-cell>
        </table:table-row>
        <table:table-row table:style-name="ro1">
          <table:table-cell office:value-type="float" office:value="1479492236" calcext:value-type="float">
            <text:p>1479492236</text:p>
          </table:table-cell>
          <table:table-cell table:formula="of:=[.A480]-[.$A$2]" office:value-type="float" office:value="2690" calcext:value-type="float">
            <text:p>2690</text:p>
          </table:table-cell>
          <table:table-cell table:formula="of:=[.B480]/60" office:value-type="float" office:value="44.8333333333333" calcext:value-type="float">
            <text:p>44,8333333333333</text:p>
          </table:table-cell>
          <table:table-cell office:value-type="float" office:value="3.901861" calcext:value-type="float">
            <text:p>3,901861</text:p>
          </table:table-cell>
          <table:table-cell table:formula="of:=[.D480]-3.866" office:value-type="float" office:value="0.0358609999999997" calcext:value-type="float">
            <text:p>0,035861</text:p>
          </table:table-cell>
          <table:table-cell table:formula="of:=AVERAGE([.E457:.E480])" office:value-type="float" office:value="0.0288410833333331" calcext:value-type="float">
            <text:p>0,028841083333333</text:p>
          </table:table-cell>
        </table:table-row>
        <table:table-row table:style-name="ro1">
          <table:table-cell office:value-type="float" office:value="1479492241" calcext:value-type="float">
            <text:p>1479492241</text:p>
          </table:table-cell>
          <table:table-cell table:formula="of:=[.A481]-[.$A$2]" office:value-type="float" office:value="2695" calcext:value-type="float">
            <text:p>2695</text:p>
          </table:table-cell>
          <table:table-cell table:formula="of:=[.B481]/60" office:value-type="float" office:value="44.9166666666667" calcext:value-type="float">
            <text:p>44,9166666666667</text:p>
          </table:table-cell>
          <table:table-cell office:value-type="float" office:value="3.900126" calcext:value-type="float">
            <text:p>3,900126</text:p>
          </table:table-cell>
          <table:table-cell table:formula="of:=[.D481]-3.866" office:value-type="float" office:value="0.0341260000000001" calcext:value-type="float">
            <text:p>0,034126</text:p>
          </table:table-cell>
          <table:table-cell table:formula="of:=AVERAGE([.E458:.E481])" office:value-type="float" office:value="0.0287609166666665" calcext:value-type="float">
            <text:p>0,028760916666667</text:p>
          </table:table-cell>
        </table:table-row>
        <table:table-row table:style-name="ro1">
          <table:table-cell office:value-type="float" office:value="1479492246" calcext:value-type="float">
            <text:p>1479492246</text:p>
          </table:table-cell>
          <table:table-cell table:formula="of:=[.A482]-[.$A$2]" office:value-type="float" office:value="2700" calcext:value-type="float">
            <text:p>2700</text:p>
          </table:table-cell>
          <table:table-cell table:formula="of:=[.B482]/60" office:value-type="float" office:value="45" calcext:value-type="float">
            <text:p>45</text:p>
          </table:table-cell>
          <table:table-cell office:value-type="float" office:value="3.902171" calcext:value-type="float">
            <text:p>3,902171</text:p>
          </table:table-cell>
          <table:table-cell table:formula="of:=[.D482]-3.866" office:value-type="float" office:value="0.036171" calcext:value-type="float">
            <text:p>0,036171</text:p>
          </table:table-cell>
          <table:table-cell table:formula="of:=AVERAGE([.E459:.E482])" office:value-type="float" office:value="0.0287482916666665" calcext:value-type="float">
            <text:p>0,028748291666667</text:p>
          </table:table-cell>
        </table:table-row>
        <table:table-row table:style-name="ro1">
          <table:table-cell office:value-type="float" office:value="1479492252" calcext:value-type="float">
            <text:p>1479492252</text:p>
          </table:table-cell>
          <table:table-cell table:formula="of:=[.A483]-[.$A$2]" office:value-type="float" office:value="2706" calcext:value-type="float">
            <text:p>2706</text:p>
          </table:table-cell>
          <table:table-cell table:formula="of:=[.B483]/60" office:value-type="float" office:value="45.1" calcext:value-type="float">
            <text:p>45,1</text:p>
          </table:table-cell>
          <table:table-cell office:value-type="float" office:value="3.896097" calcext:value-type="float">
            <text:p>3,896097</text:p>
          </table:table-cell>
          <table:table-cell table:formula="of:=[.D483]-3.866" office:value-type="float" office:value="0.030097" calcext:value-type="float">
            <text:p>0,030097</text:p>
          </table:table-cell>
          <table:table-cell table:formula="of:=AVERAGE([.E460:.E483])" office:value-type="float" office:value="0.0299372916666665" calcext:value-type="float">
            <text:p>0,029937291666667</text:p>
          </table:table-cell>
        </table:table-row>
        <table:table-row table:style-name="ro1">
          <table:table-cell office:value-type="float" office:value="1479492257" calcext:value-type="float">
            <text:p>1479492257</text:p>
          </table:table-cell>
          <table:table-cell table:formula="of:=[.A484]-[.$A$2]" office:value-type="float" office:value="2711" calcext:value-type="float">
            <text:p>2711</text:p>
          </table:table-cell>
          <table:table-cell table:formula="of:=[.B484]/60" office:value-type="float" office:value="45.1833333333333" calcext:value-type="float">
            <text:p>45,1833333333333</text:p>
          </table:table-cell>
          <table:table-cell office:value-type="float" office:value="3.869163" calcext:value-type="float">
            <text:p>3,869163</text:p>
          </table:table-cell>
          <table:table-cell table:formula="of:=[.D484]-3.866" office:value-type="float" office:value="0.0031629999999998" calcext:value-type="float">
            <text:p>0,003163</text:p>
          </table:table-cell>
          <table:table-cell table:formula="of:=AVERAGE([.E461:.E484])" office:value-type="float" office:value="0.0284923333333332" calcext:value-type="float">
            <text:p>0,028492333333333</text:p>
          </table:table-cell>
        </table:table-row>
        <table:table-row table:style-name="ro1">
          <table:table-cell office:value-type="float" office:value="1479492262" calcext:value-type="float">
            <text:p>1479492262</text:p>
          </table:table-cell>
          <table:table-cell table:formula="of:=[.A485]-[.$A$2]" office:value-type="float" office:value="2716" calcext:value-type="float">
            <text:p>2716</text:p>
          </table:table-cell>
          <table:table-cell table:formula="of:=[.B485]/60" office:value-type="float" office:value="45.2666666666667" calcext:value-type="float">
            <text:p>45,2666666666667</text:p>
          </table:table-cell>
          <table:table-cell office:value-type="float" office:value="3.897644" calcext:value-type="float">
            <text:p>3,897644</text:p>
          </table:table-cell>
          <table:table-cell table:formula="of:=[.D485]-3.866" office:value-type="float" office:value="0.031644" calcext:value-type="float">
            <text:p>0,031644</text:p>
          </table:table-cell>
          <table:table-cell table:formula="of:=AVERAGE([.E462:.E485])" office:value-type="float" office:value="0.0282425416666665" calcext:value-type="float">
            <text:p>0,028242541666667</text:p>
          </table:table-cell>
        </table:table-row>
        <table:table-row table:style-name="ro1">
          <table:table-cell office:value-type="float" office:value="1479492267" calcext:value-type="float">
            <text:p>1479492267</text:p>
          </table:table-cell>
          <table:table-cell table:formula="of:=[.A486]-[.$A$2]" office:value-type="float" office:value="2721" calcext:value-type="float">
            <text:p>2721</text:p>
          </table:table-cell>
          <table:table-cell table:formula="of:=[.B486]/60" office:value-type="float" office:value="45.35" calcext:value-type="float">
            <text:p>45,35</text:p>
          </table:table-cell>
          <table:table-cell office:value-type="float" office:value="3.907761" calcext:value-type="float">
            <text:p>3,907761</text:p>
          </table:table-cell>
          <table:table-cell table:formula="of:=[.D486]-3.866" office:value-type="float" office:value="0.0417609999999997" calcext:value-type="float">
            <text:p>0,041761</text:p>
          </table:table-cell>
          <table:table-cell table:formula="of:=AVERAGE([.E463:.E486])" office:value-type="float" office:value="0.0288054166666665" calcext:value-type="float">
            <text:p>0,028805416666667</text:p>
          </table:table-cell>
        </table:table-row>
        <table:table-row table:style-name="ro1">
          <table:table-cell office:value-type="float" office:value="1479492272" calcext:value-type="float">
            <text:p>1479492272</text:p>
          </table:table-cell>
          <table:table-cell table:formula="of:=[.A487]-[.$A$2]" office:value-type="float" office:value="2726" calcext:value-type="float">
            <text:p>2726</text:p>
          </table:table-cell>
          <table:table-cell table:formula="of:=[.B487]/60" office:value-type="float" office:value="45.4333333333333" calcext:value-type="float">
            <text:p>45,4333333333333</text:p>
          </table:table-cell>
          <table:table-cell office:value-type="float" office:value="3.898923" calcext:value-type="float">
            <text:p>3,898923</text:p>
          </table:table-cell>
          <table:table-cell table:formula="of:=[.D487]-3.866" office:value-type="float" office:value="0.0329229999999998" calcext:value-type="float">
            <text:p>0,032923</text:p>
          </table:table-cell>
          <table:table-cell table:formula="of:=AVERAGE([.E464:.E487])" office:value-type="float" office:value="0.0290024583333332" calcext:value-type="float">
            <text:p>0,029002458333333</text:p>
          </table:table-cell>
        </table:table-row>
        <table:table-row table:style-name="ro1">
          <table:table-cell office:value-type="float" office:value="1479492278" calcext:value-type="float">
            <text:p>1479492278</text:p>
          </table:table-cell>
          <table:table-cell table:formula="of:=[.A488]-[.$A$2]" office:value-type="float" office:value="2732" calcext:value-type="float">
            <text:p>2732</text:p>
          </table:table-cell>
          <table:table-cell table:formula="of:=[.B488]/60" office:value-type="float" office:value="45.5333333333333" calcext:value-type="float">
            <text:p>45,5333333333333</text:p>
          </table:table-cell>
          <table:table-cell office:value-type="float" office:value="3.894907" calcext:value-type="float">
            <text:p>3,894907</text:p>
          </table:table-cell>
          <table:table-cell table:formula="of:=[.D488]-3.866" office:value-type="float" office:value="0.0289069999999998" calcext:value-type="float">
            <text:p>0,028907</text:p>
          </table:table-cell>
          <table:table-cell table:formula="of:=AVERAGE([.E465:.E488])" office:value-type="float" office:value="0.0301422083333332" calcext:value-type="float">
            <text:p>0,030142208333333</text:p>
          </table:table-cell>
        </table:table-row>
        <table:table-row table:style-name="ro1">
          <table:table-cell office:value-type="float" office:value="1479492283" calcext:value-type="float">
            <text:p>1479492283</text:p>
          </table:table-cell>
          <table:table-cell table:formula="of:=[.A489]-[.$A$2]" office:value-type="float" office:value="2737" calcext:value-type="float">
            <text:p>2737</text:p>
          </table:table-cell>
          <table:table-cell table:formula="of:=[.B489]/60" office:value-type="float" office:value="45.6166666666667" calcext:value-type="float">
            <text:p>45,6166666666667</text:p>
          </table:table-cell>
          <table:table-cell office:value-type="float" office:value="3.880585" calcext:value-type="float">
            <text:p>3,880585</text:p>
          </table:table-cell>
          <table:table-cell table:formula="of:=[.D489]-3.866" office:value-type="float" office:value="0.0145849999999998" calcext:value-type="float">
            <text:p>0,014585</text:p>
          </table:table-cell>
          <table:table-cell table:formula="of:=AVERAGE([.E466:.E489])" office:value-type="float" office:value="0.0295273333333332" calcext:value-type="float">
            <text:p>0,029527333333333</text:p>
          </table:table-cell>
        </table:table-row>
        <table:table-row table:style-name="ro1">
          <table:table-cell office:value-type="float" office:value="1479492288" calcext:value-type="float">
            <text:p>1479492288</text:p>
          </table:table-cell>
          <table:table-cell table:formula="of:=[.A490]-[.$A$2]" office:value-type="float" office:value="2742" calcext:value-type="float">
            <text:p>2742</text:p>
          </table:table-cell>
          <table:table-cell table:formula="of:=[.B490]/60" office:value-type="float" office:value="45.7" calcext:value-type="float">
            <text:p>45,7</text:p>
          </table:table-cell>
          <table:table-cell office:value-type="float" office:value="3.909604" calcext:value-type="float">
            <text:p>3,909604</text:p>
          </table:table-cell>
          <table:table-cell table:formula="of:=[.D490]-3.866" office:value-type="float" office:value="0.0436039999999998" calcext:value-type="float">
            <text:p>0,043604</text:p>
          </table:table-cell>
          <table:table-cell table:formula="of:=AVERAGE([.E467:.E490])" office:value-type="float" office:value="0.0295059583333332" calcext:value-type="float">
            <text:p>0,029505958333333</text:p>
          </table:table-cell>
        </table:table-row>
        <table:table-row table:style-name="ro1">
          <table:table-cell office:value-type="float" office:value="1479492294" calcext:value-type="float">
            <text:p>1479492294</text:p>
          </table:table-cell>
          <table:table-cell table:formula="of:=[.A491]-[.$A$2]" office:value-type="float" office:value="2748" calcext:value-type="float">
            <text:p>2748</text:p>
          </table:table-cell>
          <table:table-cell table:formula="of:=[.B491]/60" office:value-type="float" office:value="45.8" calcext:value-type="float">
            <text:p>45,8</text:p>
          </table:table-cell>
          <table:table-cell office:value-type="float" office:value="3.908353" calcext:value-type="float">
            <text:p>3,908353</text:p>
          </table:table-cell>
          <table:table-cell table:formula="of:=[.D491]-3.866" office:value-type="float" office:value="0.0423529999999999" calcext:value-type="float">
            <text:p>0,042353</text:p>
          </table:table-cell>
          <table:table-cell table:formula="of:=AVERAGE([.E468:.E491])" office:value-type="float" office:value="0.0297381666666665" calcext:value-type="float">
            <text:p>0,029738166666667</text:p>
          </table:table-cell>
        </table:table-row>
        <table:table-row table:style-name="ro1">
          <table:table-cell office:value-type="float" office:value="1479492299" calcext:value-type="float">
            <text:p>1479492299</text:p>
          </table:table-cell>
          <table:table-cell table:formula="of:=[.A492]-[.$A$2]" office:value-type="float" office:value="2753" calcext:value-type="float">
            <text:p>2753</text:p>
          </table:table-cell>
          <table:table-cell table:formula="of:=[.B492]/60" office:value-type="float" office:value="45.8833333333333" calcext:value-type="float">
            <text:p>45,8833333333333</text:p>
          </table:table-cell>
          <table:table-cell office:value-type="float" office:value="3.904463" calcext:value-type="float">
            <text:p>3,904463</text:p>
          </table:table-cell>
          <table:table-cell table:formula="of:=[.D492]-3.866" office:value-type="float" office:value="0.0384629999999997" calcext:value-type="float">
            <text:p>0,038463</text:p>
          </table:table-cell>
          <table:table-cell table:formula="of:=AVERAGE([.E469:.E492])" office:value-type="float" office:value="0.0296786666666665" calcext:value-type="float">
            <text:p>0,029678666666667</text:p>
          </table:table-cell>
        </table:table-row>
        <table:table-row table:style-name="ro1">
          <table:table-cell office:value-type="float" office:value="1479492304" calcext:value-type="float">
            <text:p>1479492304</text:p>
          </table:table-cell>
          <table:table-cell table:formula="of:=[.A493]-[.$A$2]" office:value-type="float" office:value="2758" calcext:value-type="float">
            <text:p>2758</text:p>
          </table:table-cell>
          <table:table-cell table:formula="of:=[.B493]/60" office:value-type="float" office:value="45.9666666666667" calcext:value-type="float">
            <text:p>45,9666666666667</text:p>
          </table:table-cell>
          <table:table-cell office:value-type="float" office:value="3.898358" calcext:value-type="float">
            <text:p>3,898358</text:p>
          </table:table-cell>
          <table:table-cell table:formula="of:=[.D493]-3.866" office:value-type="float" office:value="0.0323579999999999" calcext:value-type="float">
            <text:p>0,032358</text:p>
          </table:table-cell>
          <table:table-cell table:formula="of:=AVERAGE([.E470:.E493])" office:value-type="float" office:value="0.0309607083333332" calcext:value-type="float">
            <text:p>0,030960708333333</text:p>
          </table:table-cell>
        </table:table-row>
        <table:table-row table:style-name="ro1">
          <table:table-cell office:value-type="float" office:value="1479492309" calcext:value-type="float">
            <text:p>1479492309</text:p>
          </table:table-cell>
          <table:table-cell table:formula="of:=[.A494]-[.$A$2]" office:value-type="float" office:value="2763" calcext:value-type="float">
            <text:p>2763</text:p>
          </table:table-cell>
          <table:table-cell table:formula="of:=[.B494]/60" office:value-type="float" office:value="46.05" calcext:value-type="float">
            <text:p>46,05</text:p>
          </table:table-cell>
          <table:table-cell office:value-type="float" office:value="3.880576" calcext:value-type="float">
            <text:p>3,880576</text:p>
          </table:table-cell>
          <table:table-cell table:formula="of:=[.D494]-3.866" office:value-type="float" office:value="0.0145759999999999" calcext:value-type="float">
            <text:p>0,014576</text:p>
          </table:table-cell>
          <table:table-cell table:formula="of:=AVERAGE([.E471:.E494])" office:value-type="float" office:value="0.0297937083333332" calcext:value-type="float">
            <text:p>0,029793708333333</text:p>
          </table:table-cell>
        </table:table-row>
        <table:table-row table:style-name="ro1">
          <table:table-cell office:value-type="float" office:value="1479492315" calcext:value-type="float">
            <text:p>1479492315</text:p>
          </table:table-cell>
          <table:table-cell table:formula="of:=[.A495]-[.$A$2]" office:value-type="float" office:value="2769" calcext:value-type="float">
            <text:p>2769</text:p>
          </table:table-cell>
          <table:table-cell table:formula="of:=[.B495]/60" office:value-type="float" office:value="46.15" calcext:value-type="float">
            <text:p>46,15</text:p>
          </table:table-cell>
          <table:table-cell office:value-type="float" office:value="3.895033" calcext:value-type="float">
            <text:p>3,895033</text:p>
          </table:table-cell>
          <table:table-cell table:formula="of:=[.D495]-3.866" office:value-type="float" office:value="0.0290329999999996" calcext:value-type="float">
            <text:p>0,029033</text:p>
          </table:table-cell>
          <table:table-cell table:formula="of:=AVERAGE([.E472:.E495])" office:value-type="float" office:value="0.0291504583333332" calcext:value-type="float">
            <text:p>0,029150458333333</text:p>
          </table:table-cell>
        </table:table-row>
        <table:table-row table:style-name="ro1">
          <table:table-cell office:value-type="float" office:value="1479492320" calcext:value-type="float">
            <text:p>1479492320</text:p>
          </table:table-cell>
          <table:table-cell table:formula="of:=[.A496]-[.$A$2]" office:value-type="float" office:value="2774" calcext:value-type="float">
            <text:p>2774</text:p>
          </table:table-cell>
          <table:table-cell table:formula="of:=[.B496]/60" office:value-type="float" office:value="46.2333333333333" calcext:value-type="float">
            <text:p>46,2333333333333</text:p>
          </table:table-cell>
          <table:table-cell office:value-type="float" office:value="3.906326" calcext:value-type="float">
            <text:p>3,906326</text:p>
          </table:table-cell>
          <table:table-cell table:formula="of:=[.D496]-3.866" office:value-type="float" office:value="0.0403259999999999" calcext:value-type="float">
            <text:p>0,040326</text:p>
          </table:table-cell>
          <table:table-cell table:formula="of:=AVERAGE([.E473:.E496])" office:value-type="float" office:value="0.0296054999999998" calcext:value-type="float">
            <text:p>0,0296055</text:p>
          </table:table-cell>
        </table:table-row>
        <table:table-row table:style-name="ro1">
          <table:table-cell office:value-type="float" office:value="1479492325" calcext:value-type="float">
            <text:p>1479492325</text:p>
          </table:table-cell>
          <table:table-cell table:formula="of:=[.A497]-[.$A$2]" office:value-type="float" office:value="2779" calcext:value-type="float">
            <text:p>2779</text:p>
          </table:table-cell>
          <table:table-cell table:formula="of:=[.B497]/60" office:value-type="float" office:value="46.3166666666667" calcext:value-type="float">
            <text:p>46,3166666666667</text:p>
          </table:table-cell>
          <table:table-cell office:value-type="float" office:value="3.906618" calcext:value-type="float">
            <text:p>3,906618</text:p>
          </table:table-cell>
          <table:table-cell table:formula="of:=[.D497]-3.866" office:value-type="float" office:value="0.0406179999999998" calcext:value-type="float">
            <text:p>0,040618</text:p>
          </table:table-cell>
          <table:table-cell table:formula="of:=AVERAGE([.E474:.E497])" office:value-type="float" office:value="0.0302873749999998" calcext:value-type="float">
            <text:p>0,030287375</text:p>
          </table:table-cell>
        </table:table-row>
        <table:table-row table:style-name="ro1">
          <table:table-cell office:value-type="float" office:value="1479492330" calcext:value-type="float">
            <text:p>1479492330</text:p>
          </table:table-cell>
          <table:table-cell table:formula="of:=[.A498]-[.$A$2]" office:value-type="float" office:value="2784" calcext:value-type="float">
            <text:p>2784</text:p>
          </table:table-cell>
          <table:table-cell table:formula="of:=[.B498]/60" office:value-type="float" office:value="46.4" calcext:value-type="float">
            <text:p>46,4</text:p>
          </table:table-cell>
          <table:table-cell office:value-type="float" office:value="3.897915" calcext:value-type="float">
            <text:p>3,897915</text:p>
          </table:table-cell>
          <table:table-cell table:formula="of:=[.D498]-3.866" office:value-type="float" office:value="0.0319149999999997" calcext:value-type="float">
            <text:p>0,031915</text:p>
          </table:table-cell>
          <table:table-cell table:formula="of:=AVERAGE([.E475:.E498])" office:value-type="float" office:value="0.0315474999999998" calcext:value-type="float">
            <text:p>0,0315475</text:p>
          </table:table-cell>
        </table:table-row>
        <table:table-row table:style-name="ro1">
          <table:table-cell office:value-type="float" office:value="1479492335" calcext:value-type="float">
            <text:p>1479492335</text:p>
          </table:table-cell>
          <table:table-cell table:formula="of:=[.A499]-[.$A$2]" office:value-type="float" office:value="2789" calcext:value-type="float">
            <text:p>2789</text:p>
          </table:table-cell>
          <table:table-cell table:formula="of:=[.B499]/60" office:value-type="float" office:value="46.4833333333333" calcext:value-type="float">
            <text:p>46,4833333333333</text:p>
          </table:table-cell>
          <table:table-cell office:value-type="float" office:value="3.873493" calcext:value-type="float">
            <text:p>3,873493</text:p>
          </table:table-cell>
          <table:table-cell table:formula="of:=[.D499]-3.866" office:value-type="float" office:value="0.00749299999999975" calcext:value-type="float">
            <text:p>0,007493</text:p>
          </table:table-cell>
          <table:table-cell table:formula="of:=AVERAGE([.E476:.E499])" office:value-type="float" office:value="0.0303377916666665" calcext:value-type="float">
            <text:p>0,030337791666667</text:p>
          </table:table-cell>
        </table:table-row>
        <table:table-row table:style-name="ro1">
          <table:table-cell office:value-type="float" office:value="1479492341" calcext:value-type="float">
            <text:p>1479492341</text:p>
          </table:table-cell>
          <table:table-cell table:formula="of:=[.A500]-[.$A$2]" office:value-type="float" office:value="2795" calcext:value-type="float">
            <text:p>2795</text:p>
          </table:table-cell>
          <table:table-cell table:formula="of:=[.B500]/60" office:value-type="float" office:value="46.5833333333333" calcext:value-type="float">
            <text:p>46,5833333333333</text:p>
          </table:table-cell>
          <table:table-cell office:value-type="float" office:value="3.897401" calcext:value-type="float">
            <text:p>3,897401</text:p>
          </table:table-cell>
          <table:table-cell table:formula="of:=[.D500]-3.866" office:value-type="float" office:value="0.0314009999999998" calcext:value-type="float">
            <text:p>0,031401</text:p>
          </table:table-cell>
          <table:table-cell table:formula="of:=AVERAGE([.E477:.E500])" office:value-type="float" office:value="0.0295269999999998" calcext:value-type="float">
            <text:p>0,029527</text:p>
          </table:table-cell>
        </table:table-row>
        <table:table-row table:style-name="ro1">
          <table:table-cell office:value-type="float" office:value="1479492346" calcext:value-type="float">
            <text:p>1479492346</text:p>
          </table:table-cell>
          <table:table-cell table:formula="of:=[.A501]-[.$A$2]" office:value-type="float" office:value="2800" calcext:value-type="float">
            <text:p>2800</text:p>
          </table:table-cell>
          <table:table-cell table:formula="of:=[.B501]/60" office:value-type="float" office:value="46.6666666666667" calcext:value-type="float">
            <text:p>46,6666666666667</text:p>
          </table:table-cell>
          <table:table-cell office:value-type="float" office:value="3.903544" calcext:value-type="float">
            <text:p>3,903544</text:p>
          </table:table-cell>
          <table:table-cell table:formula="of:=[.D501]-3.866" office:value-type="float" office:value="0.037544" calcext:value-type="float">
            <text:p>0,037544</text:p>
          </table:table-cell>
          <table:table-cell table:formula="of:=AVERAGE([.E478:.E501])" office:value-type="float" office:value="0.0297188749999998" calcext:value-type="float">
            <text:p>0,029718875</text:p>
          </table:table-cell>
        </table:table-row>
        <table:table-row table:style-name="ro1">
          <table:table-cell office:value-type="float" office:value="1479492356" calcext:value-type="float">
            <text:p>1479492356</text:p>
          </table:table-cell>
          <table:table-cell table:formula="of:=[.A502]-[.$A$2]" office:value-type="float" office:value="2810" calcext:value-type="float">
            <text:p>2810</text:p>
          </table:table-cell>
          <table:table-cell table:formula="of:=[.B502]/60" office:value-type="float" office:value="46.8333333333333" calcext:value-type="float">
            <text:p>46,8333333333333</text:p>
          </table:table-cell>
          <table:table-cell office:value-type="float" office:value="3.890113" calcext:value-type="float">
            <text:p>3,890113</text:p>
          </table:table-cell>
          <table:table-cell table:formula="of:=[.D502]-3.866" office:value-type="float" office:value="0.0241129999999998" calcext:value-type="float">
            <text:p>0,024113</text:p>
          </table:table-cell>
          <table:table-cell table:formula="of:=AVERAGE([.E479:.E502])" office:value-type="float" office:value="0.0295763749999998" calcext:value-type="float">
            <text:p>0,029576375</text:p>
          </table:table-cell>
        </table:table-row>
        <table:table-row table:style-name="ro1">
          <table:table-cell office:value-type="float" office:value="1479492362" calcext:value-type="float">
            <text:p>1479492362</text:p>
          </table:table-cell>
          <table:table-cell table:formula="of:=[.A503]-[.$A$2]" office:value-type="float" office:value="2816" calcext:value-type="float">
            <text:p>2816</text:p>
          </table:table-cell>
          <table:table-cell table:formula="of:=[.B503]/60" office:value-type="float" office:value="46.9333333333333" calcext:value-type="float">
            <text:p>46,9333333333333</text:p>
          </table:table-cell>
          <table:table-cell office:value-type="float" office:value="3.873653" calcext:value-type="float">
            <text:p>3,873653</text:p>
          </table:table-cell>
          <table:table-cell table:formula="of:=[.D503]-3.866" office:value-type="float" office:value="0.00765299999999991" calcext:value-type="float">
            <text:p>0,007653</text:p>
          </table:table-cell>
          <table:table-cell table:formula="of:=AVERAGE([.E480:.E503])" office:value-type="float" office:value="0.0296119999999998" calcext:value-type="float">
            <text:p>0,029612</text:p>
          </table:table-cell>
        </table:table-row>
        <table:table-row table:style-name="ro1">
          <table:table-cell office:value-type="float" office:value="1479492367" calcext:value-type="float">
            <text:p>1479492367</text:p>
          </table:table-cell>
          <table:table-cell table:formula="of:=[.A504]-[.$A$2]" office:value-type="float" office:value="2821" calcext:value-type="float">
            <text:p>2821</text:p>
          </table:table-cell>
          <table:table-cell table:formula="of:=[.B504]/60" office:value-type="float" office:value="47.0166666666667" calcext:value-type="float">
            <text:p>47,0166666666667</text:p>
          </table:table-cell>
          <table:table-cell office:value-type="float" office:value="3.908113" calcext:value-type="float">
            <text:p>3,908113</text:p>
          </table:table-cell>
          <table:table-cell table:formula="of:=[.D504]-3.866" office:value-type="float" office:value="0.0421130000000001" calcext:value-type="float">
            <text:p>0,042113</text:p>
          </table:table-cell>
          <table:table-cell table:formula="of:=AVERAGE([.E481:.E504])" office:value-type="float" office:value="0.0298724999999999" calcext:value-type="float">
            <text:p>0,0298725</text:p>
          </table:table-cell>
        </table:table-row>
        <table:table-row table:style-name="ro1">
          <table:table-cell office:value-type="float" office:value="1479492372" calcext:value-type="float">
            <text:p>1479492372</text:p>
          </table:table-cell>
          <table:table-cell table:formula="of:=[.A505]-[.$A$2]" office:value-type="float" office:value="2826" calcext:value-type="float">
            <text:p>2826</text:p>
          </table:table-cell>
          <table:table-cell table:formula="of:=[.B505]/60" office:value-type="float" office:value="47.1" calcext:value-type="float">
            <text:p>47,1</text:p>
          </table:table-cell>
          <table:table-cell office:value-type="float" office:value="3.902308" calcext:value-type="float">
            <text:p>3,902308</text:p>
          </table:table-cell>
          <table:table-cell table:formula="of:=[.D505]-3.866" office:value-type="float" office:value="0.036308" calcext:value-type="float">
            <text:p>0,036308</text:p>
          </table:table-cell>
          <table:table-cell table:formula="of:=AVERAGE([.E482:.E505])" office:value-type="float" office:value="0.0299634166666665" calcext:value-type="float">
            <text:p>0,029963416666667</text:p>
          </table:table-cell>
        </table:table-row>
        <table:table-row table:style-name="ro1">
          <table:table-cell office:value-type="float" office:value="1479492377" calcext:value-type="float">
            <text:p>1479492377</text:p>
          </table:table-cell>
          <table:table-cell table:formula="of:=[.A506]-[.$A$2]" office:value-type="float" office:value="2831" calcext:value-type="float">
            <text:p>2831</text:p>
          </table:table-cell>
          <table:table-cell table:formula="of:=[.B506]/60" office:value-type="float" office:value="47.1833333333333" calcext:value-type="float">
            <text:p>47,1833333333333</text:p>
          </table:table-cell>
          <table:table-cell office:value-type="float" office:value="3.897577" calcext:value-type="float">
            <text:p>3,897577</text:p>
          </table:table-cell>
          <table:table-cell table:formula="of:=[.D506]-3.866" office:value-type="float" office:value="0.031577" calcext:value-type="float">
            <text:p>0,031577</text:p>
          </table:table-cell>
          <table:table-cell table:formula="of:=AVERAGE([.E483:.E506])" office:value-type="float" office:value="0.0297719999999999" calcext:value-type="float">
            <text:p>0,029772</text:p>
          </table:table-cell>
        </table:table-row>
        <table:table-row table:style-name="ro1">
          <table:table-cell office:value-type="float" office:value="1479492382" calcext:value-type="float">
            <text:p>1479492382</text:p>
          </table:table-cell>
          <table:table-cell table:formula="of:=[.A507]-[.$A$2]" office:value-type="float" office:value="2836" calcext:value-type="float">
            <text:p>2836</text:p>
          </table:table-cell>
          <table:table-cell table:formula="of:=[.B507]/60" office:value-type="float" office:value="47.2666666666667" calcext:value-type="float">
            <text:p>47,2666666666667</text:p>
          </table:table-cell>
          <table:table-cell office:value-type="float" office:value="3.902593" calcext:value-type="float">
            <text:p>3,902593</text:p>
          </table:table-cell>
          <table:table-cell table:formula="of:=[.D507]-3.866" office:value-type="float" office:value="0.0365929999999999" calcext:value-type="float">
            <text:p>0,036593</text:p>
          </table:table-cell>
          <table:table-cell table:formula="of:=AVERAGE([.E484:.E507])" office:value-type="float" office:value="0.0300426666666665" calcext:value-type="float">
            <text:p>0,030042666666667</text:p>
          </table:table-cell>
        </table:table-row>
        <table:table-row table:style-name="ro1">
          <table:table-cell office:value-type="float" office:value="1479492388" calcext:value-type="float">
            <text:p>1479492388</text:p>
          </table:table-cell>
          <table:table-cell table:formula="of:=[.A508]-[.$A$2]" office:value-type="float" office:value="2842" calcext:value-type="float">
            <text:p>2842</text:p>
          </table:table-cell>
          <table:table-cell table:formula="of:=[.B508]/60" office:value-type="float" office:value="47.3666666666667" calcext:value-type="float">
            <text:p>47,3666666666667</text:p>
          </table:table-cell>
          <table:table-cell office:value-type="float" office:value="3.927712" calcext:value-type="float">
            <text:p>3,927712</text:p>
          </table:table-cell>
          <table:table-cell table:formula="of:=[.D508]-3.866" office:value-type="float" office:value="0.061712" calcext:value-type="float">
            <text:p>0,061712</text:p>
          </table:table-cell>
          <table:table-cell table:formula="of:=AVERAGE([.E485:.E508])" office:value-type="float" office:value="0.0324822083333332" calcext:value-type="float">
            <text:p>0,032482208333333</text:p>
          </table:table-cell>
        </table:table-row>
        <table:table-row table:style-name="ro1">
          <table:table-cell office:value-type="float" office:value="1479492393" calcext:value-type="float">
            <text:p>1479492393</text:p>
          </table:table-cell>
          <table:table-cell table:formula="of:=[.A509]-[.$A$2]" office:value-type="float" office:value="2847" calcext:value-type="float">
            <text:p>2847</text:p>
          </table:table-cell>
          <table:table-cell table:formula="of:=[.B509]/60" office:value-type="float" office:value="47.45" calcext:value-type="float">
            <text:p>47,45</text:p>
          </table:table-cell>
          <table:table-cell office:value-type="float" office:value="3.896868" calcext:value-type="float">
            <text:p>3,896868</text:p>
          </table:table-cell>
          <table:table-cell table:formula="of:=[.D509]-3.866" office:value-type="float" office:value="0.0308679999999999" calcext:value-type="float">
            <text:p>0,030868</text:p>
          </table:table-cell>
          <table:table-cell table:formula="of:=AVERAGE([.E486:.E509])" office:value-type="float" office:value="0.0324498749999998" calcext:value-type="float">
            <text:p>0,032449875</text:p>
          </table:table-cell>
        </table:table-row>
        <table:table-row table:style-name="ro1">
          <table:table-cell office:value-type="float" office:value="1479492398" calcext:value-type="float">
            <text:p>1479492398</text:p>
          </table:table-cell>
          <table:table-cell table:formula="of:=[.A510]-[.$A$2]" office:value-type="float" office:value="2852" calcext:value-type="float">
            <text:p>2852</text:p>
          </table:table-cell>
          <table:table-cell table:formula="of:=[.B510]/60" office:value-type="float" office:value="47.5333333333333" calcext:value-type="float">
            <text:p>47,5333333333333</text:p>
          </table:table-cell>
          <table:table-cell office:value-type="float" office:value="3.898857" calcext:value-type="float">
            <text:p>3,898857</text:p>
          </table:table-cell>
          <table:table-cell table:formula="of:=[.D510]-3.866" office:value-type="float" office:value="0.0328569999999999" calcext:value-type="float">
            <text:p>0,032857</text:p>
          </table:table-cell>
          <table:table-cell table:formula="of:=AVERAGE([.E487:.E510])" office:value-type="float" office:value="0.0320788749999999" calcext:value-type="float">
            <text:p>0,032078875</text:p>
          </table:table-cell>
        </table:table-row>
        <table:table-row table:style-name="ro1">
          <table:table-cell office:value-type="float" office:value="1479492403" calcext:value-type="float">
            <text:p>1479492403</text:p>
          </table:table-cell>
          <table:table-cell table:formula="of:=[.A511]-[.$A$2]" office:value-type="float" office:value="2857" calcext:value-type="float">
            <text:p>2857</text:p>
          </table:table-cell>
          <table:table-cell table:formula="of:=[.B511]/60" office:value-type="float" office:value="47.6166666666667" calcext:value-type="float">
            <text:p>47,6166666666667</text:p>
          </table:table-cell>
          <table:table-cell office:value-type="float" office:value="3.91192" calcext:value-type="float">
            <text:p>3,91192</text:p>
          </table:table-cell>
          <table:table-cell table:formula="of:=[.D511]-3.866" office:value-type="float" office:value="0.0459200000000002" calcext:value-type="float">
            <text:p>0,04592</text:p>
          </table:table-cell>
          <table:table-cell table:formula="of:=AVERAGE([.E488:.E511])" office:value-type="float" office:value="0.0326204166666665" calcext:value-type="float">
            <text:p>0,032620416666667</text:p>
          </table:table-cell>
        </table:table-row>
        <table:table-row table:style-name="ro1">
          <table:table-cell office:value-type="float" office:value="1479492409" calcext:value-type="float">
            <text:p>1479492409</text:p>
          </table:table-cell>
          <table:table-cell table:formula="of:=[.A512]-[.$A$2]" office:value-type="float" office:value="2863" calcext:value-type="float">
            <text:p>2863</text:p>
          </table:table-cell>
          <table:table-cell table:formula="of:=[.B512]/60" office:value-type="float" office:value="47.7166666666667" calcext:value-type="float">
            <text:p>47,7166666666667</text:p>
          </table:table-cell>
          <table:table-cell office:value-type="float" office:value="3.867584" calcext:value-type="float">
            <text:p>3,867584</text:p>
          </table:table-cell>
          <table:table-cell table:formula="of:=[.D512]-3.866" office:value-type="float" office:value="0.00158399999999981" calcext:value-type="float">
            <text:p>0,001584</text:p>
          </table:table-cell>
          <table:table-cell table:formula="of:=AVERAGE([.E489:.E512])" office:value-type="float" office:value="0.0314819583333332" calcext:value-type="float">
            <text:p>0,031481958333333</text:p>
          </table:table-cell>
        </table:table-row>
        <table:table-row table:style-name="ro1">
          <table:table-cell office:value-type="float" office:value="1479492414" calcext:value-type="float">
            <text:p>1479492414</text:p>
          </table:table-cell>
          <table:table-cell table:formula="of:=[.A513]-[.$A$2]" office:value-type="float" office:value="2868" calcext:value-type="float">
            <text:p>2868</text:p>
          </table:table-cell>
          <table:table-cell table:formula="of:=[.B513]/60" office:value-type="float" office:value="47.8" calcext:value-type="float">
            <text:p>47,8</text:p>
          </table:table-cell>
          <table:table-cell office:value-type="float" office:value="3.909888" calcext:value-type="float">
            <text:p>3,909888</text:p>
          </table:table-cell>
          <table:table-cell table:formula="of:=[.D513]-3.866" office:value-type="float" office:value="0.0438879999999999" calcext:value-type="float">
            <text:p>0,043888</text:p>
          </table:table-cell>
          <table:table-cell table:formula="of:=AVERAGE([.E490:.E513])" office:value-type="float" office:value="0.0327029166666665" calcext:value-type="float">
            <text:p>0,032702916666667</text:p>
          </table:table-cell>
        </table:table-row>
        <table:table-row table:style-name="ro1">
          <table:table-cell office:value-type="float" office:value="1479492419" calcext:value-type="float">
            <text:p>1479492419</text:p>
          </table:table-cell>
          <table:table-cell table:formula="of:=[.A514]-[.$A$2]" office:value-type="float" office:value="2873" calcext:value-type="float">
            <text:p>2873</text:p>
          </table:table-cell>
          <table:table-cell table:formula="of:=[.B514]/60" office:value-type="float" office:value="47.8833333333333" calcext:value-type="float">
            <text:p>47,8833333333333</text:p>
          </table:table-cell>
          <table:table-cell office:value-type="float" office:value="3.89744" calcext:value-type="float">
            <text:p>3,89744</text:p>
          </table:table-cell>
          <table:table-cell table:formula="of:=[.D514]-3.866" office:value-type="float" office:value="0.0314399999999999" calcext:value-type="float">
            <text:p>0,03144</text:p>
          </table:table-cell>
          <table:table-cell table:formula="of:=AVERAGE([.E491:.E514])" office:value-type="float" office:value="0.0321960833333332" calcext:value-type="float">
            <text:p>0,032196083333333</text:p>
          </table:table-cell>
        </table:table-row>
        <table:table-row table:style-name="ro1">
          <table:table-cell office:value-type="float" office:value="1479492424" calcext:value-type="float">
            <text:p>1479492424</text:p>
          </table:table-cell>
          <table:table-cell table:formula="of:=[.A515]-[.$A$2]" office:value-type="float" office:value="2878" calcext:value-type="float">
            <text:p>2878</text:p>
          </table:table-cell>
          <table:table-cell table:formula="of:=[.B515]/60" office:value-type="float" office:value="47.9666666666667" calcext:value-type="float">
            <text:p>47,9666666666667</text:p>
          </table:table-cell>
          <table:table-cell office:value-type="float" office:value="3.908828" calcext:value-type="float">
            <text:p>3,908828</text:p>
          </table:table-cell>
          <table:table-cell table:formula="of:=[.D515]-3.866" office:value-type="float" office:value="0.0428279999999996" calcext:value-type="float">
            <text:p>0,042828</text:p>
          </table:table-cell>
          <table:table-cell table:formula="of:=AVERAGE([.E492:.E515])" office:value-type="float" office:value="0.0322158749999999" calcext:value-type="float">
            <text:p>0,032215875</text:p>
          </table:table-cell>
        </table:table-row>
        <table:table-row table:style-name="ro1">
          <table:table-cell office:value-type="float" office:value="1479492429" calcext:value-type="float">
            <text:p>1479492429</text:p>
          </table:table-cell>
          <table:table-cell table:formula="of:=[.A516]-[.$A$2]" office:value-type="float" office:value="2883" calcext:value-type="float">
            <text:p>2883</text:p>
          </table:table-cell>
          <table:table-cell table:formula="of:=[.B516]/60" office:value-type="float" office:value="48.05" calcext:value-type="float">
            <text:p>48,05</text:p>
          </table:table-cell>
          <table:table-cell office:value-type="float" office:value="3.897493" calcext:value-type="float">
            <text:p>3,897493</text:p>
          </table:table-cell>
          <table:table-cell table:formula="of:=[.D516]-3.866" office:value-type="float" office:value="0.0314929999999998" calcext:value-type="float">
            <text:p>0,031493</text:p>
          </table:table-cell>
          <table:table-cell table:formula="of:=AVERAGE([.E493:.E516])" office:value-type="float" office:value="0.0319254583333332" calcext:value-type="float">
            <text:p>0,031925458333333</text:p>
          </table:table-cell>
        </table:table-row>
        <table:table-row table:style-name="ro1">
          <table:table-cell office:value-type="float" office:value="1479492435" calcext:value-type="float">
            <text:p>1479492435</text:p>
          </table:table-cell>
          <table:table-cell table:formula="of:=[.A517]-[.$A$2]" office:value-type="float" office:value="2889" calcext:value-type="float">
            <text:p>2889</text:p>
          </table:table-cell>
          <table:table-cell table:formula="of:=[.B517]/60" office:value-type="float" office:value="48.15" calcext:value-type="float">
            <text:p>48,15</text:p>
          </table:table-cell>
          <table:table-cell office:value-type="float" office:value="3.867701" calcext:value-type="float">
            <text:p>3,867701</text:p>
          </table:table-cell>
          <table:table-cell table:formula="of:=[.D517]-3.866" office:value-type="float" office:value="0.00170099999999973" calcext:value-type="float">
            <text:p>0,001701</text:p>
          </table:table-cell>
          <table:table-cell table:formula="of:=AVERAGE([.E494:.E517])" office:value-type="float" office:value="0.0306480833333332" calcext:value-type="float">
            <text:p>0,030648083333333</text:p>
          </table:table-cell>
        </table:table-row>
        <table:table-row table:style-name="ro1">
          <table:table-cell office:value-type="float" office:value="1479492440" calcext:value-type="float">
            <text:p>1479492440</text:p>
          </table:table-cell>
          <table:table-cell table:formula="of:=[.A518]-[.$A$2]" office:value-type="float" office:value="2894" calcext:value-type="float">
            <text:p>2894</text:p>
          </table:table-cell>
          <table:table-cell table:formula="of:=[.B518]/60" office:value-type="float" office:value="48.2333333333333" calcext:value-type="float">
            <text:p>48,2333333333333</text:p>
          </table:table-cell>
          <table:table-cell office:value-type="float" office:value="3.937429" calcext:value-type="float">
            <text:p>3,937429</text:p>
          </table:table-cell>
          <table:table-cell table:formula="of:=[.D518]-3.866" office:value-type="float" office:value="0.0714289999999997" calcext:value-type="float">
            <text:p>0,071429</text:p>
          </table:table-cell>
          <table:table-cell table:formula="of:=AVERAGE([.E495:.E518])" office:value-type="float" office:value="0.0330169583333332" calcext:value-type="float">
            <text:p>0,033016958333333</text:p>
          </table:table-cell>
        </table:table-row>
        <table:table-row table:style-name="ro1">
          <table:table-cell office:value-type="float" office:value="1479492445" calcext:value-type="float">
            <text:p>1479492445</text:p>
          </table:table-cell>
          <table:table-cell table:formula="of:=[.A519]-[.$A$2]" office:value-type="float" office:value="2899" calcext:value-type="float">
            <text:p>2899</text:p>
          </table:table-cell>
          <table:table-cell table:formula="of:=[.B519]/60" office:value-type="float" office:value="48.3166666666667" calcext:value-type="float">
            <text:p>48,3166666666667</text:p>
          </table:table-cell>
          <table:table-cell office:value-type="float" office:value="3.902925" calcext:value-type="float">
            <text:p>3,902925</text:p>
          </table:table-cell>
          <table:table-cell table:formula="of:=[.D519]-3.866" office:value-type="float" office:value="0.0369249999999997" calcext:value-type="float">
            <text:p>0,036925</text:p>
          </table:table-cell>
          <table:table-cell table:formula="of:=AVERAGE([.E496:.E519])" office:value-type="float" office:value="0.0333457916666665" calcext:value-type="float">
            <text:p>0,033345791666667</text:p>
          </table:table-cell>
        </table:table-row>
        <table:table-row table:style-name="ro1">
          <table:table-cell office:value-type="float" office:value="1479492451" calcext:value-type="float">
            <text:p>1479492451</text:p>
          </table:table-cell>
          <table:table-cell table:formula="of:=[.A520]-[.$A$2]" office:value-type="float" office:value="2905" calcext:value-type="float">
            <text:p>2905</text:p>
          </table:table-cell>
          <table:table-cell table:formula="of:=[.B520]/60" office:value-type="float" office:value="48.4166666666667" calcext:value-type="float">
            <text:p>48,4166666666667</text:p>
          </table:table-cell>
          <table:table-cell office:value-type="float" office:value="3.895387" calcext:value-type="float">
            <text:p>3,895387</text:p>
          </table:table-cell>
          <table:table-cell table:formula="of:=[.D520]-3.866" office:value-type="float" office:value="0.0293869999999998" calcext:value-type="float">
            <text:p>0,029387</text:p>
          </table:table-cell>
          <table:table-cell table:formula="of:=AVERAGE([.E497:.E520])" office:value-type="float" office:value="0.0328899999999999" calcext:value-type="float">
            <text:p>0,03289</text:p>
          </table:table-cell>
        </table:table-row>
        <table:table-row table:style-name="ro1">
          <table:table-cell office:value-type="float" office:value="1479492456" calcext:value-type="float">
            <text:p>1479492456</text:p>
          </table:table-cell>
          <table:table-cell table:formula="of:=[.A521]-[.$A$2]" office:value-type="float" office:value="2910" calcext:value-type="float">
            <text:p>2910</text:p>
          </table:table-cell>
          <table:table-cell table:formula="of:=[.B521]/60" office:value-type="float" office:value="48.5" calcext:value-type="float">
            <text:p>48,5</text:p>
          </table:table-cell>
          <table:table-cell office:value-type="float" office:value="3.9186" calcext:value-type="float">
            <text:p>3,9186</text:p>
          </table:table-cell>
          <table:table-cell table:formula="of:=[.D521]-3.866" office:value-type="float" office:value="0.0526" calcext:value-type="float">
            <text:p>0,0526</text:p>
          </table:table-cell>
          <table:table-cell table:formula="of:=AVERAGE([.E498:.E521])" office:value-type="float" office:value="0.0333892499999999" calcext:value-type="float">
            <text:p>0,03338925</text:p>
          </table:table-cell>
        </table:table-row>
        <table:table-row table:style-name="ro1">
          <table:table-cell office:value-type="float" office:value="1479492461" calcext:value-type="float">
            <text:p>1479492461</text:p>
          </table:table-cell>
          <table:table-cell table:formula="of:=[.A522]-[.$A$2]" office:value-type="float" office:value="2915" calcext:value-type="float">
            <text:p>2915</text:p>
          </table:table-cell>
          <table:table-cell table:formula="of:=[.B522]/60" office:value-type="float" office:value="48.5833333333333" calcext:value-type="float">
            <text:p>48,5833333333333</text:p>
          </table:table-cell>
          <table:table-cell office:value-type="float" office:value="3.867552" calcext:value-type="float">
            <text:p>3,867552</text:p>
          </table:table-cell>
          <table:table-cell table:formula="of:=[.D522]-3.866" office:value-type="float" office:value="0.00155199999999978" calcext:value-type="float">
            <text:p>0,001552</text:p>
          </table:table-cell>
          <table:table-cell table:formula="of:=AVERAGE([.E499:.E522])" office:value-type="float" office:value="0.0321241249999999" calcext:value-type="float">
            <text:p>0,032124125</text:p>
          </table:table-cell>
        </table:table-row>
        <table:table-row table:style-name="ro1">
          <table:table-cell office:value-type="float" office:value="1479492466" calcext:value-type="float">
            <text:p>1479492466</text:p>
          </table:table-cell>
          <table:table-cell table:formula="of:=[.A523]-[.$A$2]" office:value-type="float" office:value="2920" calcext:value-type="float">
            <text:p>2920</text:p>
          </table:table-cell>
          <table:table-cell table:formula="of:=[.B523]/60" office:value-type="float" office:value="48.6666666666667" calcext:value-type="float">
            <text:p>48,6666666666667</text:p>
          </table:table-cell>
          <table:table-cell office:value-type="float" office:value="3.971061" calcext:value-type="float">
            <text:p>3,971061</text:p>
          </table:table-cell>
          <table:table-cell table:formula="of:=[.D523]-3.866" office:value-type="float" office:value="0.105061" calcext:value-type="float">
            <text:p>0,105061</text:p>
          </table:table-cell>
          <table:table-cell table:formula="of:=AVERAGE([.E500:.E523])" office:value-type="float" office:value="0.0361894583333332" calcext:value-type="float">
            <text:p>0,036189458333333</text:p>
          </table:table-cell>
        </table:table-row>
        <table:table-row table:style-name="ro1">
          <table:table-cell office:value-type="float" office:value="1479492472" calcext:value-type="float">
            <text:p>1479492472</text:p>
          </table:table-cell>
          <table:table-cell table:formula="of:=[.A524]-[.$A$2]" office:value-type="float" office:value="2926" calcext:value-type="float">
            <text:p>2926</text:p>
          </table:table-cell>
          <table:table-cell table:formula="of:=[.B524]/60" office:value-type="float" office:value="48.7666666666667" calcext:value-type="float">
            <text:p>48,7666666666667</text:p>
          </table:table-cell>
          <table:table-cell office:value-type="float" office:value="3.901126" calcext:value-type="float">
            <text:p>3,901126</text:p>
          </table:table-cell>
          <table:table-cell table:formula="of:=[.D524]-3.866" office:value-type="float" office:value="0.035126" calcext:value-type="float">
            <text:p>0,035126</text:p>
          </table:table-cell>
          <table:table-cell table:formula="of:=AVERAGE([.E501:.E524])" office:value-type="float" office:value="0.0363446666666665" calcext:value-type="float">
            <text:p>0,036344666666667</text:p>
          </table:table-cell>
        </table:table-row>
        <table:table-row table:style-name="ro1">
          <table:table-cell office:value-type="float" office:value="1479492477" calcext:value-type="float">
            <text:p>1479492477</text:p>
          </table:table-cell>
          <table:table-cell table:formula="of:=[.A525]-[.$A$2]" office:value-type="float" office:value="2931" calcext:value-type="float">
            <text:p>2931</text:p>
          </table:table-cell>
          <table:table-cell table:formula="of:=[.B525]/60" office:value-type="float" office:value="48.85" calcext:value-type="float">
            <text:p>48,85</text:p>
          </table:table-cell>
          <table:table-cell office:value-type="float" office:value="3.896722" calcext:value-type="float">
            <text:p>3,896722</text:p>
          </table:table-cell>
          <table:table-cell table:formula="of:=[.D525]-3.866" office:value-type="float" office:value="0.0307219999999999" calcext:value-type="float">
            <text:p>0,030722</text:p>
          </table:table-cell>
          <table:table-cell table:formula="of:=AVERAGE([.E502:.E525])" office:value-type="float" office:value="0.0360604166666665" calcext:value-type="float">
            <text:p>0,036060416666667</text:p>
          </table:table-cell>
        </table:table-row>
        <table:table-row table:style-name="ro1">
          <table:table-cell office:value-type="float" office:value="1479492482" calcext:value-type="float">
            <text:p>1479492482</text:p>
          </table:table-cell>
          <table:table-cell table:formula="of:=[.A526]-[.$A$2]" office:value-type="float" office:value="2936" calcext:value-type="float">
            <text:p>2936</text:p>
          </table:table-cell>
          <table:table-cell table:formula="of:=[.B526]/60" office:value-type="float" office:value="48.9333333333333" calcext:value-type="float">
            <text:p>48,9333333333333</text:p>
          </table:table-cell>
          <table:table-cell office:value-type="float" office:value="3.894857" calcext:value-type="float">
            <text:p>3,894857</text:p>
          </table:table-cell>
          <table:table-cell table:formula="of:=[.D526]-3.866" office:value-type="float" office:value="0.0288569999999999" calcext:value-type="float">
            <text:p>0,028857</text:p>
          </table:table-cell>
          <table:table-cell table:formula="of:=AVERAGE([.E503:.E526])" office:value-type="float" office:value="0.0362580833333332" calcext:value-type="float">
            <text:p>0,036258083333333</text:p>
          </table:table-cell>
        </table:table-row>
        <table:table-row table:style-name="ro1">
          <table:table-cell office:value-type="float" office:value="1479492487" calcext:value-type="float">
            <text:p>1479492487</text:p>
          </table:table-cell>
          <table:table-cell table:formula="of:=[.A527]-[.$A$2]" office:value-type="float" office:value="2941" calcext:value-type="float">
            <text:p>2941</text:p>
          </table:table-cell>
          <table:table-cell table:formula="of:=[.B527]/60" office:value-type="float" office:value="49.0166666666667" calcext:value-type="float">
            <text:p>49,0166666666667</text:p>
          </table:table-cell>
          <table:table-cell office:value-type="float" office:value="3.86754" calcext:value-type="float">
            <text:p>3,86754</text:p>
          </table:table-cell>
          <table:table-cell table:formula="of:=[.D527]-3.866" office:value-type="float" office:value="0.00153999999999987" calcext:value-type="float">
            <text:p>0,00154</text:p>
          </table:table-cell>
          <table:table-cell table:formula="of:=AVERAGE([.E504:.E527])" office:value-type="float" office:value="0.0360033749999999" calcext:value-type="float">
            <text:p>0,036003375</text:p>
          </table:table-cell>
        </table:table-row>
        <table:table-row table:style-name="ro1">
          <table:table-cell office:value-type="float" office:value="1479492492" calcext:value-type="float">
            <text:p>1479492492</text:p>
          </table:table-cell>
          <table:table-cell table:formula="of:=[.A528]-[.$A$2]" office:value-type="float" office:value="2946" calcext:value-type="float">
            <text:p>2946</text:p>
          </table:table-cell>
          <table:table-cell table:formula="of:=[.B528]/60" office:value-type="float" office:value="49.1" calcext:value-type="float">
            <text:p>49,1</text:p>
          </table:table-cell>
          <table:table-cell office:value-type="float" office:value="3.892721" calcext:value-type="float">
            <text:p>3,892721</text:p>
          </table:table-cell>
          <table:table-cell table:formula="of:=[.D528]-3.866" office:value-type="float" office:value="0.0267209999999998" calcext:value-type="float">
            <text:p>0,026721</text:p>
          </table:table-cell>
          <table:table-cell table:formula="of:=AVERAGE([.E505:.E528])" office:value-type="float" office:value="0.0353620416666665" calcext:value-type="float">
            <text:p>0,035362041666667</text:p>
          </table:table-cell>
        </table:table-row>
        <table:table-row table:style-name="ro1">
          <table:table-cell office:value-type="float" office:value="1479492498" calcext:value-type="float">
            <text:p>1479492498</text:p>
          </table:table-cell>
          <table:table-cell table:formula="of:=[.A529]-[.$A$2]" office:value-type="float" office:value="2952" calcext:value-type="float">
            <text:p>2952</text:p>
          </table:table-cell>
          <table:table-cell table:formula="of:=[.B529]/60" office:value-type="float" office:value="49.2" calcext:value-type="float">
            <text:p>49,2</text:p>
          </table:table-cell>
          <table:table-cell office:value-type="float" office:value="3.894939" calcext:value-type="float">
            <text:p>3,894939</text:p>
          </table:table-cell>
          <table:table-cell table:formula="of:=[.D529]-3.866" office:value-type="float" office:value="0.0289389999999998" calcext:value-type="float">
            <text:p>0,028939</text:p>
          </table:table-cell>
          <table:table-cell table:formula="of:=AVERAGE([.E506:.E529])" office:value-type="float" office:value="0.0350549999999999" calcext:value-type="float">
            <text:p>0,035055</text:p>
          </table:table-cell>
        </table:table-row>
        <table:table-row table:style-name="ro1">
          <table:table-cell office:value-type="float" office:value="1479492503" calcext:value-type="float">
            <text:p>1479492503</text:p>
          </table:table-cell>
          <table:table-cell table:formula="of:=[.A530]-[.$A$2]" office:value-type="float" office:value="2957" calcext:value-type="float">
            <text:p>2957</text:p>
          </table:table-cell>
          <table:table-cell table:formula="of:=[.B530]/60" office:value-type="float" office:value="49.2833333333333" calcext:value-type="float">
            <text:p>49,2833333333333</text:p>
          </table:table-cell>
          <table:table-cell office:value-type="float" office:value="3.888711" calcext:value-type="float">
            <text:p>3,888711</text:p>
          </table:table-cell>
          <table:table-cell table:formula="of:=[.D530]-3.866" office:value-type="float" office:value="0.0227109999999997" calcext:value-type="float">
            <text:p>0,022711</text:p>
          </table:table-cell>
          <table:table-cell table:formula="of:=AVERAGE([.E507:.E530])" office:value-type="float" office:value="0.0346855833333332" calcext:value-type="float">
            <text:p>0,034685583333333</text:p>
          </table:table-cell>
        </table:table-row>
        <table:table-row table:style-name="ro1">
          <table:table-cell office:value-type="float" office:value="1479492508" calcext:value-type="float">
            <text:p>1479492508</text:p>
          </table:table-cell>
          <table:table-cell table:formula="of:=[.A531]-[.$A$2]" office:value-type="float" office:value="2962" calcext:value-type="float">
            <text:p>2962</text:p>
          </table:table-cell>
          <table:table-cell table:formula="of:=[.B531]/60" office:value-type="float" office:value="49.3666666666667" calcext:value-type="float">
            <text:p>49,3666666666667</text:p>
          </table:table-cell>
          <table:table-cell office:value-type="float" office:value="3.913158" calcext:value-type="float">
            <text:p>3,913158</text:p>
          </table:table-cell>
          <table:table-cell table:formula="of:=[.D531]-3.866" office:value-type="float" office:value="0.047158" calcext:value-type="float">
            <text:p>0,047158</text:p>
          </table:table-cell>
          <table:table-cell table:formula="of:=AVERAGE([.E508:.E531])" office:value-type="float" office:value="0.0351257916666665" calcext:value-type="float">
            <text:p>0,035125791666667</text:p>
          </table:table-cell>
        </table:table-row>
        <table:table-row table:style-name="ro1">
          <table:table-cell office:value-type="float" office:value="1479492513" calcext:value-type="float">
            <text:p>1479492513</text:p>
          </table:table-cell>
          <table:table-cell table:formula="of:=[.A532]-[.$A$2]" office:value-type="float" office:value="2967" calcext:value-type="float">
            <text:p>2967</text:p>
          </table:table-cell>
          <table:table-cell table:formula="of:=[.B532]/60" office:value-type="float" office:value="49.45" calcext:value-type="float">
            <text:p>49,45</text:p>
          </table:table-cell>
          <table:table-cell office:value-type="float" office:value="3.867599" calcext:value-type="float">
            <text:p>3,867599</text:p>
          </table:table-cell>
          <table:table-cell table:formula="of:=[.D532]-3.866" office:value-type="float" office:value="0.00159900000000013" calcext:value-type="float">
            <text:p>0,001599</text:p>
          </table:table-cell>
          <table:table-cell table:formula="of:=AVERAGE([.E509:.E532])" office:value-type="float" office:value="0.0326210833333332" calcext:value-type="float">
            <text:p>0,032621083333333</text:p>
          </table:table-cell>
        </table:table-row>
        <table:table-row table:style-name="ro1">
          <table:table-cell office:value-type="float" office:value="1479492519" calcext:value-type="float">
            <text:p>1479492519</text:p>
          </table:table-cell>
          <table:table-cell table:formula="of:=[.A533]-[.$A$2]" office:value-type="float" office:value="2973" calcext:value-type="float">
            <text:p>2973</text:p>
          </table:table-cell>
          <table:table-cell table:formula="of:=[.B533]/60" office:value-type="float" office:value="49.55" calcext:value-type="float">
            <text:p>49,55</text:p>
          </table:table-cell>
          <table:table-cell office:value-type="float" office:value="3.89822" calcext:value-type="float">
            <text:p>3,89822</text:p>
          </table:table-cell>
          <table:table-cell table:formula="of:=[.D533]-3.866" office:value-type="float" office:value="0.0322200000000001" calcext:value-type="float">
            <text:p>0,03222</text:p>
          </table:table-cell>
          <table:table-cell table:formula="of:=AVERAGE([.E510:.E533])" office:value-type="float" office:value="0.0326774166666665" calcext:value-type="float">
            <text:p>0,032677416666667</text:p>
          </table:table-cell>
        </table:table-row>
        <table:table-row table:style-name="ro1">
          <table:table-cell office:value-type="float" office:value="1479492524" calcext:value-type="float">
            <text:p>1479492524</text:p>
          </table:table-cell>
          <table:table-cell table:formula="of:=[.A534]-[.$A$2]" office:value-type="float" office:value="2978" calcext:value-type="float">
            <text:p>2978</text:p>
          </table:table-cell>
          <table:table-cell table:formula="of:=[.B534]/60" office:value-type="float" office:value="49.6333333333333" calcext:value-type="float">
            <text:p>49,6333333333333</text:p>
          </table:table-cell>
          <table:table-cell office:value-type="float" office:value="3.901336" calcext:value-type="float">
            <text:p>3,901336</text:p>
          </table:table-cell>
          <table:table-cell table:formula="of:=[.D534]-3.866" office:value-type="float" office:value="0.0353359999999996" calcext:value-type="float">
            <text:p>0,035336</text:p>
          </table:table-cell>
          <table:table-cell table:formula="of:=AVERAGE([.E511:.E534])" office:value-type="float" office:value="0.0327807083333332" calcext:value-type="float">
            <text:p>0,032780708333333</text:p>
          </table:table-cell>
        </table:table-row>
        <table:table-row table:style-name="ro1">
          <table:table-cell office:value-type="float" office:value="1479492529" calcext:value-type="float">
            <text:p>1479492529</text:p>
          </table:table-cell>
          <table:table-cell table:formula="of:=[.A535]-[.$A$2]" office:value-type="float" office:value="2983" calcext:value-type="float">
            <text:p>2983</text:p>
          </table:table-cell>
          <table:table-cell table:formula="of:=[.B535]/60" office:value-type="float" office:value="49.7166666666667" calcext:value-type="float">
            <text:p>49,7166666666667</text:p>
          </table:table-cell>
          <table:table-cell office:value-type="float" office:value="3.901353" calcext:value-type="float">
            <text:p>3,901353</text:p>
          </table:table-cell>
          <table:table-cell table:formula="of:=[.D535]-3.866" office:value-type="float" office:value="0.0353529999999997" calcext:value-type="float">
            <text:p>0,035353</text:p>
          </table:table-cell>
          <table:table-cell table:formula="of:=AVERAGE([.E512:.E535])" office:value-type="float" office:value="0.0323404166666665" calcext:value-type="float">
            <text:p>0,032340416666667</text:p>
          </table:table-cell>
        </table:table-row>
        <table:table-row table:style-name="ro1">
          <table:table-cell office:value-type="float" office:value="1479492539" calcext:value-type="float">
            <text:p>1479492539</text:p>
          </table:table-cell>
          <table:table-cell table:formula="of:=[.A536]-[.$A$2]" office:value-type="float" office:value="2993" calcext:value-type="float">
            <text:p>2993</text:p>
          </table:table-cell>
          <table:table-cell table:formula="of:=[.B536]/60" office:value-type="float" office:value="49.8833333333333" calcext:value-type="float">
            <text:p>49,8833333333333</text:p>
          </table:table-cell>
          <table:table-cell office:value-type="float" office:value="3.867476" calcext:value-type="float">
            <text:p>3,867476</text:p>
          </table:table-cell>
          <table:table-cell table:formula="of:=[.D536]-3.866" office:value-type="float" office:value="0.00147599999999981" calcext:value-type="float">
            <text:p>0,001476</text:p>
          </table:table-cell>
          <table:table-cell table:formula="of:=AVERAGE([.E513:.E536])" office:value-type="float" office:value="0.0323359166666665" calcext:value-type="float">
            <text:p>0,032335916666667</text:p>
          </table:table-cell>
        </table:table-row>
        <table:table-row table:style-name="ro1">
          <table:table-cell office:value-type="float" office:value="1479492545" calcext:value-type="float">
            <text:p>1479492545</text:p>
          </table:table-cell>
          <table:table-cell table:formula="of:=[.A537]-[.$A$2]" office:value-type="float" office:value="2999" calcext:value-type="float">
            <text:p>2999</text:p>
          </table:table-cell>
          <table:table-cell table:formula="of:=[.B537]/60" office:value-type="float" office:value="49.9833333333333" calcext:value-type="float">
            <text:p>49,9833333333333</text:p>
          </table:table-cell>
          <table:table-cell office:value-type="float" office:value="3.896256" calcext:value-type="float">
            <text:p>3,896256</text:p>
          </table:table-cell>
          <table:table-cell table:formula="of:=[.D537]-3.866" office:value-type="float" office:value="0.0302560000000001" calcext:value-type="float">
            <text:p>0,030256</text:p>
          </table:table-cell>
          <table:table-cell table:formula="of:=AVERAGE([.E514:.E537])" office:value-type="float" office:value="0.0317679166666665" calcext:value-type="float">
            <text:p>0,031767916666667</text:p>
          </table:table-cell>
        </table:table-row>
        <table:table-row table:style-name="ro1">
          <table:table-cell office:value-type="float" office:value="1479492550" calcext:value-type="float">
            <text:p>1479492550</text:p>
          </table:table-cell>
          <table:table-cell table:formula="of:=[.A538]-[.$A$2]" office:value-type="float" office:value="3004" calcext:value-type="float">
            <text:p>3004</text:p>
          </table:table-cell>
          <table:table-cell table:formula="of:=[.B538]/60" office:value-type="float" office:value="50.0666666666667" calcext:value-type="float">
            <text:p>50,0666666666667</text:p>
          </table:table-cell>
          <table:table-cell office:value-type="float" office:value="3.897293" calcext:value-type="float">
            <text:p>3,897293</text:p>
          </table:table-cell>
          <table:table-cell table:formula="of:=[.D538]-3.866" office:value-type="float" office:value="0.0312929999999998" calcext:value-type="float">
            <text:p>0,031293</text:p>
          </table:table-cell>
          <table:table-cell table:formula="of:=AVERAGE([.E515:.E538])" office:value-type="float" office:value="0.0317617916666665" calcext:value-type="float">
            <text:p>0,031761791666667</text:p>
          </table:table-cell>
        </table:table-row>
        <table:table-row table:style-name="ro1">
          <table:table-cell office:value-type="float" office:value="1479492555" calcext:value-type="float">
            <text:p>1479492555</text:p>
          </table:table-cell>
          <table:table-cell table:formula="of:=[.A539]-[.$A$2]" office:value-type="float" office:value="3009" calcext:value-type="float">
            <text:p>3009</text:p>
          </table:table-cell>
          <table:table-cell table:formula="of:=[.B539]/60" office:value-type="float" office:value="50.15" calcext:value-type="float">
            <text:p>50,15</text:p>
          </table:table-cell>
          <table:table-cell office:value-type="float" office:value="3.89753" calcext:value-type="float">
            <text:p>3,89753</text:p>
          </table:table-cell>
          <table:table-cell table:formula="of:=[.D539]-3.866" office:value-type="float" office:value="0.0315300000000001" calcext:value-type="float">
            <text:p>0,03153</text:p>
          </table:table-cell>
          <table:table-cell table:formula="of:=AVERAGE([.E516:.E539])" office:value-type="float" office:value="0.0312910416666665" calcext:value-type="float">
            <text:p>0,031291041666667</text:p>
          </table:table-cell>
        </table:table-row>
        <table:table-row table:style-name="ro1">
          <table:table-cell office:value-type="float" office:value="1479492560" calcext:value-type="float">
            <text:p>1479492560</text:p>
          </table:table-cell>
          <table:table-cell table:formula="of:=[.A540]-[.$A$2]" office:value-type="float" office:value="3014" calcext:value-type="float">
            <text:p>3014</text:p>
          </table:table-cell>
          <table:table-cell table:formula="of:=[.B540]/60" office:value-type="float" office:value="50.2333333333333" calcext:value-type="float">
            <text:p>50,2333333333333</text:p>
          </table:table-cell>
          <table:table-cell office:value-type="float" office:value="3.893161" calcext:value-type="float">
            <text:p>3,893161</text:p>
          </table:table-cell>
          <table:table-cell table:formula="of:=[.D540]-3.866" office:value-type="float" office:value="0.027161" calcext:value-type="float">
            <text:p>0,027161</text:p>
          </table:table-cell>
          <table:table-cell table:formula="of:=AVERAGE([.E517:.E540])" office:value-type="float" office:value="0.0311105416666665" calcext:value-type="float">
            <text:p>0,031110541666667</text:p>
          </table:table-cell>
        </table:table-row>
        <table:table-row table:style-name="ro1">
          <table:table-cell office:value-type="float" office:value="1479492566" calcext:value-type="float">
            <text:p>1479492566</text:p>
          </table:table-cell>
          <table:table-cell table:formula="of:=[.A541]-[.$A$2]" office:value-type="float" office:value="3020" calcext:value-type="float">
            <text:p>3020</text:p>
          </table:table-cell>
          <table:table-cell table:formula="of:=[.B541]/60" office:value-type="float" office:value="50.3333333333333" calcext:value-type="float">
            <text:p>50,3333333333333</text:p>
          </table:table-cell>
          <table:table-cell office:value-type="float" office:value="3.867648" calcext:value-type="float">
            <text:p>3,867648</text:p>
          </table:table-cell>
          <table:table-cell table:formula="of:=[.D541]-3.866" office:value-type="float" office:value="0.00164799999999987" calcext:value-type="float">
            <text:p>0,001648</text:p>
          </table:table-cell>
          <table:table-cell table:formula="of:=AVERAGE([.E518:.E541])" office:value-type="float" office:value="0.0311083333333332" calcext:value-type="float">
            <text:p>0,031108333333333</text:p>
          </table:table-cell>
        </table:table-row>
        <table:table-row table:style-name="ro1">
          <table:table-cell office:value-type="float" office:value="1479492571" calcext:value-type="float">
            <text:p>1479492571</text:p>
          </table:table-cell>
          <table:table-cell table:formula="of:=[.A542]-[.$A$2]" office:value-type="float" office:value="3025" calcext:value-type="float">
            <text:p>3025</text:p>
          </table:table-cell>
          <table:table-cell table:formula="of:=[.B542]/60" office:value-type="float" office:value="50.4166666666667" calcext:value-type="float">
            <text:p>50,4166666666667</text:p>
          </table:table-cell>
          <table:table-cell office:value-type="float" office:value="3.899169" calcext:value-type="float">
            <text:p>3,899169</text:p>
          </table:table-cell>
          <table:table-cell table:formula="of:=[.D542]-3.866" office:value-type="float" office:value="0.033169" calcext:value-type="float">
            <text:p>0,033169</text:p>
          </table:table-cell>
          <table:table-cell table:formula="of:=AVERAGE([.E519:.E542])" office:value-type="float" office:value="0.0295141666666665" calcext:value-type="float">
            <text:p>0,029514166666667</text:p>
          </table:table-cell>
        </table:table-row>
        <table:table-row table:style-name="ro1">
          <table:table-cell office:value-type="float" office:value="1479492576" calcext:value-type="float">
            <text:p>1479492576</text:p>
          </table:table-cell>
          <table:table-cell table:formula="of:=[.A543]-[.$A$2]" office:value-type="float" office:value="3030" calcext:value-type="float">
            <text:p>3030</text:p>
          </table:table-cell>
          <table:table-cell table:formula="of:=[.B543]/60" office:value-type="float" office:value="50.5" calcext:value-type="float">
            <text:p>50,5</text:p>
          </table:table-cell>
          <table:table-cell office:value-type="float" office:value="3.900618" calcext:value-type="float">
            <text:p>3,900618</text:p>
          </table:table-cell>
          <table:table-cell table:formula="of:=[.D543]-3.866" office:value-type="float" office:value="0.0346179999999996" calcext:value-type="float">
            <text:p>0,034618</text:p>
          </table:table-cell>
          <table:table-cell table:formula="of:=AVERAGE([.E520:.E543])" office:value-type="float" office:value="0.0294180416666665" calcext:value-type="float">
            <text:p>0,029418041666667</text:p>
          </table:table-cell>
        </table:table-row>
        <table:table-row table:style-name="ro1">
          <table:table-cell office:value-type="float" office:value="1479492581" calcext:value-type="float">
            <text:p>1479492581</text:p>
          </table:table-cell>
          <table:table-cell table:formula="of:=[.A544]-[.$A$2]" office:value-type="float" office:value="3035" calcext:value-type="float">
            <text:p>3035</text:p>
          </table:table-cell>
          <table:table-cell table:formula="of:=[.B544]/60" office:value-type="float" office:value="50.5833333333333" calcext:value-type="float">
            <text:p>50,5833333333333</text:p>
          </table:table-cell>
          <table:table-cell office:value-type="float" office:value="3.894792" calcext:value-type="float">
            <text:p>3,894792</text:p>
          </table:table-cell>
          <table:table-cell table:formula="of:=[.D544]-3.866" office:value-type="float" office:value="0.0287919999999997" calcext:value-type="float">
            <text:p>0,028792</text:p>
          </table:table-cell>
          <table:table-cell table:formula="of:=AVERAGE([.E521:.E544])" office:value-type="float" office:value="0.0293932499999999" calcext:value-type="float">
            <text:p>0,02939325</text:p>
          </table:table-cell>
        </table:table-row>
        <table:table-row table:style-name="ro1">
          <table:table-cell office:value-type="float" office:value="1479492586" calcext:value-type="float">
            <text:p>1479492586</text:p>
          </table:table-cell>
          <table:table-cell table:formula="of:=[.A545]-[.$A$2]" office:value-type="float" office:value="3040" calcext:value-type="float">
            <text:p>3040</text:p>
          </table:table-cell>
          <table:table-cell table:formula="of:=[.B545]/60" office:value-type="float" office:value="50.6666666666667" calcext:value-type="float">
            <text:p>50,6666666666667</text:p>
          </table:table-cell>
          <table:table-cell office:value-type="float" office:value="3.89752" calcext:value-type="float">
            <text:p>3,89752</text:p>
          </table:table-cell>
          <table:table-cell table:formula="of:=[.D545]-3.866" office:value-type="float" office:value="0.03152" calcext:value-type="float">
            <text:p>0,03152</text:p>
          </table:table-cell>
          <table:table-cell table:formula="of:=AVERAGE([.E522:.E545])" office:value-type="float" office:value="0.0285149166666665" calcext:value-type="float">
            <text:p>0,028514916666667</text:p>
          </table:table-cell>
        </table:table-row>
        <table:table-row table:style-name="ro1">
          <table:table-cell office:value-type="float" office:value="1479492597" calcext:value-type="float">
            <text:p>1479492597</text:p>
          </table:table-cell>
          <table:table-cell table:formula="of:=[.A546]-[.$A$2]" office:value-type="float" office:value="3051" calcext:value-type="float">
            <text:p>3051</text:p>
          </table:table-cell>
          <table:table-cell table:formula="of:=[.B546]/60" office:value-type="float" office:value="50.85" calcext:value-type="float">
            <text:p>50,85</text:p>
          </table:table-cell>
          <table:table-cell office:value-type="float" office:value="3.902461" calcext:value-type="float">
            <text:p>3,902461</text:p>
          </table:table-cell>
          <table:table-cell table:formula="of:=[.D546]-3.866" office:value-type="float" office:value="0.0364609999999996" calcext:value-type="float">
            <text:p>0,036461</text:p>
          </table:table-cell>
          <table:table-cell table:formula="of:=AVERAGE([.E523:.E546])" office:value-type="float" office:value="0.0299694583333332" calcext:value-type="float">
            <text:p>0,029969458333333</text:p>
          </table:table-cell>
        </table:table-row>
        <table:table-row table:style-name="ro1">
          <table:table-cell office:value-type="float" office:value="1479492602" calcext:value-type="float">
            <text:p>1479492602</text:p>
          </table:table-cell>
          <table:table-cell table:formula="of:=[.A547]-[.$A$2]" office:value-type="float" office:value="3056" calcext:value-type="float">
            <text:p>3056</text:p>
          </table:table-cell>
          <table:table-cell table:formula="of:=[.B547]/60" office:value-type="float" office:value="50.9333333333333" calcext:value-type="float">
            <text:p>50,9333333333333</text:p>
          </table:table-cell>
          <table:table-cell office:value-type="float" office:value="3.89384" calcext:value-type="float">
            <text:p>3,89384</text:p>
          </table:table-cell>
          <table:table-cell table:formula="of:=[.D547]-3.866" office:value-type="float" office:value="0.0278399999999999" calcext:value-type="float">
            <text:p>0,02784</text:p>
          </table:table-cell>
          <table:table-cell table:formula="of:=AVERAGE([.E524:.E547])" office:value-type="float" office:value="0.0267519166666665" calcext:value-type="float">
            <text:p>0,026751916666667</text:p>
          </table:table-cell>
        </table:table-row>
        <table:table-row table:style-name="ro1">
          <table:table-cell office:value-type="float" office:value="1479492608" calcext:value-type="float">
            <text:p>1479492608</text:p>
          </table:table-cell>
          <table:table-cell table:formula="of:=[.A548]-[.$A$2]" office:value-type="float" office:value="3062" calcext:value-type="float">
            <text:p>3062</text:p>
          </table:table-cell>
          <table:table-cell table:formula="of:=[.B548]/60" office:value-type="float" office:value="51.0333333333333" calcext:value-type="float">
            <text:p>51,0333333333333</text:p>
          </table:table-cell>
          <table:table-cell office:value-type="float" office:value="3.89673" calcext:value-type="float">
            <text:p>3,89673</text:p>
          </table:table-cell>
          <table:table-cell table:formula="of:=[.D548]-3.866" office:value-type="float" office:value="0.0307299999999997" calcext:value-type="float">
            <text:p>0,03073</text:p>
          </table:table-cell>
          <table:table-cell table:formula="of:=AVERAGE([.E525:.E548])" office:value-type="float" office:value="0.0265687499999999" calcext:value-type="float">
            <text:p>0,02656875</text:p>
          </table:table-cell>
        </table:table-row>
        <table:table-row table:style-name="ro1">
          <table:table-cell office:value-type="float" office:value="1479492613" calcext:value-type="float">
            <text:p>1479492613</text:p>
          </table:table-cell>
          <table:table-cell table:formula="of:=[.A549]-[.$A$2]" office:value-type="float" office:value="3067" calcext:value-type="float">
            <text:p>3067</text:p>
          </table:table-cell>
          <table:table-cell table:formula="of:=[.B549]/60" office:value-type="float" office:value="51.1166666666667" calcext:value-type="float">
            <text:p>51,1166666666667</text:p>
          </table:table-cell>
          <table:table-cell office:value-type="float" office:value="3.907643" calcext:value-type="float">
            <text:p>3,907643</text:p>
          </table:table-cell>
          <table:table-cell table:formula="of:=[.D549]-3.866" office:value-type="float" office:value="0.0416430000000001" calcext:value-type="float">
            <text:p>0,041643</text:p>
          </table:table-cell>
          <table:table-cell table:formula="of:=AVERAGE([.E526:.E549])" office:value-type="float" office:value="0.0270237916666665" calcext:value-type="float">
            <text:p>0,027023791666667</text:p>
          </table:table-cell>
        </table:table-row>
        <table:table-row table:style-name="ro1">
          <table:table-cell office:value-type="float" office:value="1479492618" calcext:value-type="float">
            <text:p>1479492618</text:p>
          </table:table-cell>
          <table:table-cell table:formula="of:=[.A550]-[.$A$2]" office:value-type="float" office:value="3072" calcext:value-type="float">
            <text:p>3072</text:p>
          </table:table-cell>
          <table:table-cell table:formula="of:=[.B550]/60" office:value-type="float" office:value="51.2" calcext:value-type="float">
            <text:p>51,2</text:p>
          </table:table-cell>
          <table:table-cell office:value-type="float" office:value="3.867686" calcext:value-type="float">
            <text:p>3,867686</text:p>
          </table:table-cell>
          <table:table-cell table:formula="of:=[.D550]-3.866" office:value-type="float" office:value="0.00168599999999985" calcext:value-type="float">
            <text:p>0,001686</text:p>
          </table:table-cell>
          <table:table-cell table:formula="of:=AVERAGE([.E527:.E550])" office:value-type="float" office:value="0.0258916666666665" calcext:value-type="float">
            <text:p>0,025891666666667</text:p>
          </table:table-cell>
        </table:table-row>
        <table:table-row table:style-name="ro1">
          <table:table-cell office:value-type="float" office:value="1479492623" calcext:value-type="float">
            <text:p>1479492623</text:p>
          </table:table-cell>
          <table:table-cell table:formula="of:=[.A551]-[.$A$2]" office:value-type="float" office:value="3077" calcext:value-type="float">
            <text:p>3077</text:p>
          </table:table-cell>
          <table:table-cell table:formula="of:=[.B551]/60" office:value-type="float" office:value="51.2833333333333" calcext:value-type="float">
            <text:p>51,2833333333333</text:p>
          </table:table-cell>
          <table:table-cell office:value-type="float" office:value="3.897552" calcext:value-type="float">
            <text:p>3,897552</text:p>
          </table:table-cell>
          <table:table-cell table:formula="of:=[.D551]-3.866" office:value-type="float" office:value="0.031552" calcext:value-type="float">
            <text:p>0,031552</text:p>
          </table:table-cell>
          <table:table-cell table:formula="of:=AVERAGE([.E528:.E551])" office:value-type="float" office:value="0.0271421666666665" calcext:value-type="float">
            <text:p>0,027142166666667</text:p>
          </table:table-cell>
        </table:table-row>
        <table:table-row table:style-name="ro1">
          <table:table-cell office:value-type="float" office:value="1479492629" calcext:value-type="float">
            <text:p>1479492629</text:p>
          </table:table-cell>
          <table:table-cell table:formula="of:=[.A552]-[.$A$2]" office:value-type="float" office:value="3083" calcext:value-type="float">
            <text:p>3083</text:p>
          </table:table-cell>
          <table:table-cell table:formula="of:=[.B552]/60" office:value-type="float" office:value="51.3833333333333" calcext:value-type="float">
            <text:p>51,3833333333333</text:p>
          </table:table-cell>
          <table:table-cell office:value-type="float" office:value="3.901052" calcext:value-type="float">
            <text:p>3,901052</text:p>
          </table:table-cell>
          <table:table-cell table:formula="of:=[.D552]-3.866" office:value-type="float" office:value="0.0350519999999999" calcext:value-type="float">
            <text:p>0,035052</text:p>
          </table:table-cell>
          <table:table-cell table:formula="of:=AVERAGE([.E529:.E552])" office:value-type="float" office:value="0.0274892916666665" calcext:value-type="float">
            <text:p>0,027489291666667</text:p>
          </table:table-cell>
        </table:table-row>
        <table:table-row table:style-name="ro1">
          <table:table-cell office:value-type="float" office:value="1479492634" calcext:value-type="float">
            <text:p>1479492634</text:p>
          </table:table-cell>
          <table:table-cell table:formula="of:=[.A553]-[.$A$2]" office:value-type="float" office:value="3088" calcext:value-type="float">
            <text:p>3088</text:p>
          </table:table-cell>
          <table:table-cell table:formula="of:=[.B553]/60" office:value-type="float" office:value="51.4666666666667" calcext:value-type="float">
            <text:p>51,4666666666667</text:p>
          </table:table-cell>
          <table:table-cell office:value-type="float" office:value="3.895413" calcext:value-type="float">
            <text:p>3,895413</text:p>
          </table:table-cell>
          <table:table-cell table:formula="of:=[.D553]-3.866" office:value-type="float" office:value="0.0294129999999999" calcext:value-type="float">
            <text:p>0,029413</text:p>
          </table:table-cell>
          <table:table-cell table:formula="of:=AVERAGE([.E530:.E553])" office:value-type="float" office:value="0.0275090416666665" calcext:value-type="float">
            <text:p>0,027509041666667</text:p>
          </table:table-cell>
        </table:table-row>
        <table:table-row table:style-name="ro1">
          <table:table-cell office:value-type="float" office:value="1479492639" calcext:value-type="float">
            <text:p>1479492639</text:p>
          </table:table-cell>
          <table:table-cell table:formula="of:=[.A554]-[.$A$2]" office:value-type="float" office:value="3093" calcext:value-type="float">
            <text:p>3093</text:p>
          </table:table-cell>
          <table:table-cell table:formula="of:=[.B554]/60" office:value-type="float" office:value="51.55" calcext:value-type="float">
            <text:p>51,55</text:p>
          </table:table-cell>
          <table:table-cell office:value-type="float" office:value="3.90968" calcext:value-type="float">
            <text:p>3,90968</text:p>
          </table:table-cell>
          <table:table-cell table:formula="of:=[.D554]-3.866" office:value-type="float" office:value="0.0436799999999997" calcext:value-type="float">
            <text:p>0,04368</text:p>
          </table:table-cell>
          <table:table-cell table:formula="of:=AVERAGE([.E531:.E554])" office:value-type="float" office:value="0.0283827499999999" calcext:value-type="float">
            <text:p>0,02838275</text:p>
          </table:table-cell>
        </table:table-row>
        <table:table-row table:style-name="ro1">
          <table:table-cell office:value-type="float" office:value="1479492644" calcext:value-type="float">
            <text:p>1479492644</text:p>
          </table:table-cell>
          <table:table-cell table:formula="of:=[.A555]-[.$A$2]" office:value-type="float" office:value="3098" calcext:value-type="float">
            <text:p>3098</text:p>
          </table:table-cell>
          <table:table-cell table:formula="of:=[.B555]/60" office:value-type="float" office:value="51.6333333333333" calcext:value-type="float">
            <text:p>51,6333333333333</text:p>
          </table:table-cell>
          <table:table-cell office:value-type="float" office:value="3.867474" calcext:value-type="float">
            <text:p>3,867474</text:p>
          </table:table-cell>
          <table:table-cell table:formula="of:=[.D555]-3.866" office:value-type="float" office:value="0.00147399999999998" calcext:value-type="float">
            <text:p>0,001474</text:p>
          </table:table-cell>
          <table:table-cell table:formula="of:=AVERAGE([.E532:.E555])" office:value-type="float" office:value="0.0264792499999999" calcext:value-type="float">
            <text:p>0,02647925</text:p>
          </table:table-cell>
        </table:table-row>
        <table:table-row table:style-name="ro1">
          <table:table-cell office:value-type="float" office:value="1479492649" calcext:value-type="float">
            <text:p>1479492649</text:p>
          </table:table-cell>
          <table:table-cell table:formula="of:=[.A556]-[.$A$2]" office:value-type="float" office:value="3103" calcext:value-type="float">
            <text:p>3103</text:p>
          </table:table-cell>
          <table:table-cell table:formula="of:=[.B556]/60" office:value-type="float" office:value="51.7166666666667" calcext:value-type="float">
            <text:p>51,7166666666667</text:p>
          </table:table-cell>
          <table:table-cell office:value-type="float" office:value="3.903231" calcext:value-type="float">
            <text:p>3,903231</text:p>
          </table:table-cell>
          <table:table-cell table:formula="of:=[.D556]-3.866" office:value-type="float" office:value="0.0372309999999998" calcext:value-type="float">
            <text:p>0,037231</text:p>
          </table:table-cell>
          <table:table-cell table:formula="of:=AVERAGE([.E533:.E556])" office:value-type="float" office:value="0.0279639166666665" calcext:value-type="float">
            <text:p>0,027963916666667</text:p>
          </table:table-cell>
        </table:table-row>
        <table:table-row table:style-name="ro1">
          <table:table-cell office:value-type="float" office:value="1479492655" calcext:value-type="float">
            <text:p>1479492655</text:p>
          </table:table-cell>
          <table:table-cell table:formula="of:=[.A557]-[.$A$2]" office:value-type="float" office:value="3109" calcext:value-type="float">
            <text:p>3109</text:p>
          </table:table-cell>
          <table:table-cell table:formula="of:=[.B557]/60" office:value-type="float" office:value="51.8166666666667" calcext:value-type="float">
            <text:p>51,8166666666667</text:p>
          </table:table-cell>
          <table:table-cell office:value-type="float" office:value="3.911964" calcext:value-type="float">
            <text:p>3,911964</text:p>
          </table:table-cell>
          <table:table-cell table:formula="of:=[.D557]-3.866" office:value-type="float" office:value="0.0459640000000001" calcext:value-type="float">
            <text:p>0,045964</text:p>
          </table:table-cell>
          <table:table-cell table:formula="of:=AVERAGE([.E534:.E557])" office:value-type="float" office:value="0.0285365833333332" calcext:value-type="float">
            <text:p>0,028536583333333</text:p>
          </table:table-cell>
        </table:table-row>
        <table:table-row table:style-name="ro1">
          <table:table-cell office:value-type="float" office:value="1479492660" calcext:value-type="float">
            <text:p>1479492660</text:p>
          </table:table-cell>
          <table:table-cell table:formula="of:=[.A558]-[.$A$2]" office:value-type="float" office:value="3114" calcext:value-type="float">
            <text:p>3114</text:p>
          </table:table-cell>
          <table:table-cell table:formula="of:=[.B558]/60" office:value-type="float" office:value="51.9" calcext:value-type="float">
            <text:p>51,9</text:p>
          </table:table-cell>
          <table:table-cell office:value-type="float" office:value="3.905311" calcext:value-type="float">
            <text:p>3,905311</text:p>
          </table:table-cell>
          <table:table-cell table:formula="of:=[.D558]-3.866" office:value-type="float" office:value="0.0393110000000001" calcext:value-type="float">
            <text:p>0,039311</text:p>
          </table:table-cell>
          <table:table-cell table:formula="of:=AVERAGE([.E535:.E558])" office:value-type="float" office:value="0.0287022083333332" calcext:value-type="float">
            <text:p>0,028702208333333</text:p>
          </table:table-cell>
        </table:table-row>
        <table:table-row table:style-name="ro1">
          <table:table-cell office:value-type="float" office:value="1479492665" calcext:value-type="float">
            <text:p>1479492665</text:p>
          </table:table-cell>
          <table:table-cell table:formula="of:=[.A559]-[.$A$2]" office:value-type="float" office:value="3119" calcext:value-type="float">
            <text:p>3119</text:p>
          </table:table-cell>
          <table:table-cell table:formula="of:=[.B559]/60" office:value-type="float" office:value="51.9833333333333" calcext:value-type="float">
            <text:p>51,9833333333333</text:p>
          </table:table-cell>
          <table:table-cell office:value-type="float" office:value="3.906319" calcext:value-type="float">
            <text:p>3,906319</text:p>
          </table:table-cell>
          <table:table-cell table:formula="of:=[.D559]-3.866" office:value-type="float" office:value="0.0403189999999998" calcext:value-type="float">
            <text:p>0,040319</text:p>
          </table:table-cell>
          <table:table-cell table:formula="of:=AVERAGE([.E536:.E559])" office:value-type="float" office:value="0.0289091249999999" calcext:value-type="float">
            <text:p>0,028909125</text:p>
          </table:table-cell>
        </table:table-row>
        <table:table-row table:style-name="ro1">
          <table:table-cell office:value-type="float" office:value="1479492670" calcext:value-type="float">
            <text:p>1479492670</text:p>
          </table:table-cell>
          <table:table-cell table:formula="of:=[.A560]-[.$A$2]" office:value-type="float" office:value="3124" calcext:value-type="float">
            <text:p>3124</text:p>
          </table:table-cell>
          <table:table-cell table:formula="of:=[.B560]/60" office:value-type="float" office:value="52.0666666666667" calcext:value-type="float">
            <text:p>52,0666666666667</text:p>
          </table:table-cell>
          <table:table-cell office:value-type="float" office:value="3.873279" calcext:value-type="float">
            <text:p>3,873279</text:p>
          </table:table-cell>
          <table:table-cell table:formula="of:=[.D560]-3.866" office:value-type="float" office:value="0.00727900000000004" calcext:value-type="float">
            <text:p>0,007279</text:p>
          </table:table-cell>
          <table:table-cell table:formula="of:=AVERAGE([.E537:.E560])" office:value-type="float" office:value="0.0291509166666666" calcext:value-type="float">
            <text:p>0,029150916666667</text:p>
          </table:table-cell>
        </table:table-row>
        <table:table-row table:style-name="ro1">
          <table:table-cell office:value-type="float" office:value="1479492676" calcext:value-type="float">
            <text:p>1479492676</text:p>
          </table:table-cell>
          <table:table-cell table:formula="of:=[.A561]-[.$A$2]" office:value-type="float" office:value="3130" calcext:value-type="float">
            <text:p>3130</text:p>
          </table:table-cell>
          <table:table-cell table:formula="of:=[.B561]/60" office:value-type="float" office:value="52.1666666666667" calcext:value-type="float">
            <text:p>52,1666666666667</text:p>
          </table:table-cell>
          <table:table-cell office:value-type="float" office:value="3.901922" calcext:value-type="float">
            <text:p>3,901922</text:p>
          </table:table-cell>
          <table:table-cell table:formula="of:=[.D561]-3.866" office:value-type="float" office:value="0.0359219999999998" calcext:value-type="float">
            <text:p>0,035922</text:p>
          </table:table-cell>
          <table:table-cell table:formula="of:=AVERAGE([.E538:.E561])" office:value-type="float" office:value="0.0293869999999999" calcext:value-type="float">
            <text:p>0,029387</text:p>
          </table:table-cell>
        </table:table-row>
        <table:table-row table:style-name="ro1">
          <table:table-cell office:value-type="float" office:value="1479492681" calcext:value-type="float">
            <text:p>1479492681</text:p>
          </table:table-cell>
          <table:table-cell table:formula="of:=[.A562]-[.$A$2]" office:value-type="float" office:value="3135" calcext:value-type="float">
            <text:p>3135</text:p>
          </table:table-cell>
          <table:table-cell table:formula="of:=[.B562]/60" office:value-type="float" office:value="52.25" calcext:value-type="float">
            <text:p>52,25</text:p>
          </table:table-cell>
          <table:table-cell office:value-type="float" office:value="3.899021" calcext:value-type="float">
            <text:p>3,899021</text:p>
          </table:table-cell>
          <table:table-cell table:formula="of:=[.D562]-3.866" office:value-type="float" office:value="0.0330209999999997" calcext:value-type="float">
            <text:p>0,033021</text:p>
          </table:table-cell>
          <table:table-cell table:formula="of:=AVERAGE([.E539:.E562])" office:value-type="float" office:value="0.0294589999999999" calcext:value-type="float">
            <text:p>0,029459</text:p>
          </table:table-cell>
        </table:table-row>
        <table:table-row table:style-name="ro1">
          <table:table-cell office:value-type="float" office:value="1479492686" calcext:value-type="float">
            <text:p>1479492686</text:p>
          </table:table-cell>
          <table:table-cell table:formula="of:=[.A563]-[.$A$2]" office:value-type="float" office:value="3140" calcext:value-type="float">
            <text:p>3140</text:p>
          </table:table-cell>
          <table:table-cell table:formula="of:=[.B563]/60" office:value-type="float" office:value="52.3333333333333" calcext:value-type="float">
            <text:p>52,3333333333333</text:p>
          </table:table-cell>
          <table:table-cell office:value-type="float" office:value="3.907043" calcext:value-type="float">
            <text:p>3,907043</text:p>
          </table:table-cell>
          <table:table-cell table:formula="of:=[.D563]-3.866" office:value-type="float" office:value="0.0410429999999997" calcext:value-type="float">
            <text:p>0,041043</text:p>
          </table:table-cell>
          <table:table-cell table:formula="of:=AVERAGE([.E540:.E563])" office:value-type="float" office:value="0.0298553749999999" calcext:value-type="float">
            <text:p>0,029855375</text:p>
          </table:table-cell>
        </table:table-row>
        <table:table-row table:style-name="ro1">
          <table:table-cell office:value-type="float" office:value="1479492691" calcext:value-type="float">
            <text:p>1479492691</text:p>
          </table:table-cell>
          <table:table-cell table:formula="of:=[.A564]-[.$A$2]" office:value-type="float" office:value="3145" calcext:value-type="float">
            <text:p>3145</text:p>
          </table:table-cell>
          <table:table-cell table:formula="of:=[.B564]/60" office:value-type="float" office:value="52.4166666666667" calcext:value-type="float">
            <text:p>52,4166666666667</text:p>
          </table:table-cell>
          <table:table-cell office:value-type="float" office:value="3.897126" calcext:value-type="float">
            <text:p>3,897126</text:p>
          </table:table-cell>
          <table:table-cell table:formula="of:=[.D564]-3.866" office:value-type="float" office:value="0.031126" calcext:value-type="float">
            <text:p>0,031126</text:p>
          </table:table-cell>
          <table:table-cell table:formula="of:=AVERAGE([.E541:.E564])" office:value-type="float" office:value="0.0300205833333332" calcext:value-type="float">
            <text:p>0,030020583333333</text:p>
          </table:table-cell>
        </table:table-row>
        <table:table-row table:style-name="ro1">
          <table:table-cell office:value-type="float" office:value="1479492696" calcext:value-type="float">
            <text:p>1479492696</text:p>
          </table:table-cell>
          <table:table-cell table:formula="of:=[.A565]-[.$A$2]" office:value-type="float" office:value="3150" calcext:value-type="float">
            <text:p>3150</text:p>
          </table:table-cell>
          <table:table-cell table:formula="of:=[.B565]/60" office:value-type="float" office:value="52.5" calcext:value-type="float">
            <text:p>52,5</text:p>
          </table:table-cell>
          <table:table-cell office:value-type="float" office:value="3.872224" calcext:value-type="float">
            <text:p>3,872224</text:p>
          </table:table-cell>
          <table:table-cell table:formula="of:=[.D565]-3.866" office:value-type="float" office:value="0.00622400000000001" calcext:value-type="float">
            <text:p>0,006224</text:p>
          </table:table-cell>
          <table:table-cell table:formula="of:=AVERAGE([.E542:.E565])" office:value-type="float" office:value="0.0302112499999999" calcext:value-type="float">
            <text:p>0,03021125</text:p>
          </table:table-cell>
        </table:table-row>
        <table:table-row table:style-name="ro1">
          <table:table-cell office:value-type="float" office:value="1479492702" calcext:value-type="float">
            <text:p>1479492702</text:p>
          </table:table-cell>
          <table:table-cell table:formula="of:=[.A566]-[.$A$2]" office:value-type="float" office:value="3156" calcext:value-type="float">
            <text:p>3156</text:p>
          </table:table-cell>
          <table:table-cell table:formula="of:=[.B566]/60" office:value-type="float" office:value="52.6" calcext:value-type="float">
            <text:p>52,6</text:p>
          </table:table-cell>
          <table:table-cell office:value-type="float" office:value="3.89775" calcext:value-type="float">
            <text:p>3,89775</text:p>
          </table:table-cell>
          <table:table-cell table:formula="of:=[.D566]-3.866" office:value-type="float" office:value="0.0317500000000002" calcext:value-type="float">
            <text:p>0,03175</text:p>
          </table:table-cell>
          <table:table-cell table:formula="of:=AVERAGE([.E543:.E566])" office:value-type="float" office:value="0.0301521249999999" calcext:value-type="float">
            <text:p>0,030152125</text:p>
          </table:table-cell>
        </table:table-row>
        <table:table-row table:style-name="ro1">
          <table:table-cell office:value-type="float" office:value="1479492707" calcext:value-type="float">
            <text:p>1479492707</text:p>
          </table:table-cell>
          <table:table-cell table:formula="of:=[.A567]-[.$A$2]" office:value-type="float" office:value="3161" calcext:value-type="float">
            <text:p>3161</text:p>
          </table:table-cell>
          <table:table-cell table:formula="of:=[.B567]/60" office:value-type="float" office:value="52.6833333333333" calcext:value-type="float">
            <text:p>52,6833333333333</text:p>
          </table:table-cell>
          <table:table-cell office:value-type="float" office:value="3.895737" calcext:value-type="float">
            <text:p>3,895737</text:p>
          </table:table-cell>
          <table:table-cell table:formula="of:=[.D567]-3.866" office:value-type="float" office:value="0.0297369999999999" calcext:value-type="float">
            <text:p>0,029737</text:p>
          </table:table-cell>
          <table:table-cell table:formula="of:=AVERAGE([.E544:.E567])" office:value-type="float" office:value="0.0299487499999999" calcext:value-type="float">
            <text:p>0,02994875</text:p>
          </table:table-cell>
        </table:table-row>
        <table:table-row table:style-name="ro1">
          <table:table-cell office:value-type="float" office:value="1479492712" calcext:value-type="float">
            <text:p>1479492712</text:p>
          </table:table-cell>
          <table:table-cell table:formula="of:=[.A568]-[.$A$2]" office:value-type="float" office:value="3166" calcext:value-type="float">
            <text:p>3166</text:p>
          </table:table-cell>
          <table:table-cell table:formula="of:=[.B568]/60" office:value-type="float" office:value="52.7666666666667" calcext:value-type="float">
            <text:p>52,7666666666667</text:p>
          </table:table-cell>
          <table:table-cell office:value-type="float" office:value="3.899303" calcext:value-type="float">
            <text:p>3,899303</text:p>
          </table:table-cell>
          <table:table-cell table:formula="of:=[.D568]-3.866" office:value-type="float" office:value="0.0333029999999996" calcext:value-type="float">
            <text:p>0,033303</text:p>
          </table:table-cell>
          <table:table-cell table:formula="of:=AVERAGE([.E545:.E568])" office:value-type="float" office:value="0.0301367083333332" calcext:value-type="float">
            <text:p>0,030136708333333</text:p>
          </table:table-cell>
        </table:table-row>
        <table:table-row table:style-name="ro1">
          <table:table-cell office:value-type="float" office:value="1479492717" calcext:value-type="float">
            <text:p>1479492717</text:p>
          </table:table-cell>
          <table:table-cell table:formula="of:=[.A569]-[.$A$2]" office:value-type="float" office:value="3171" calcext:value-type="float">
            <text:p>3171</text:p>
          </table:table-cell>
          <table:table-cell table:formula="of:=[.B569]/60" office:value-type="float" office:value="52.85" calcext:value-type="float">
            <text:p>52,85</text:p>
          </table:table-cell>
          <table:table-cell office:value-type="float" office:value="3.898344" calcext:value-type="float">
            <text:p>3,898344</text:p>
          </table:table-cell>
          <table:table-cell table:formula="of:=[.D569]-3.866" office:value-type="float" office:value="0.0323439999999997" calcext:value-type="float">
            <text:p>0,032344</text:p>
          </table:table-cell>
          <table:table-cell table:formula="of:=AVERAGE([.E546:.E569])" office:value-type="float" office:value="0.0301710416666665" calcext:value-type="float">
            <text:p>0,030171041666667</text:p>
          </table:table-cell>
        </table:table-row>
        <table:table-row table:style-name="ro1">
          <table:table-cell office:value-type="float" office:value="1479492723" calcext:value-type="float">
            <text:p>1479492723</text:p>
          </table:table-cell>
          <table:table-cell table:formula="of:=[.A570]-[.$A$2]" office:value-type="float" office:value="3177" calcext:value-type="float">
            <text:p>3177</text:p>
          </table:table-cell>
          <table:table-cell table:formula="of:=[.B570]/60" office:value-type="float" office:value="52.95" calcext:value-type="float">
            <text:p>52,95</text:p>
          </table:table-cell>
          <table:table-cell office:value-type="float" office:value="3.868253" calcext:value-type="float">
            <text:p>3,868253</text:p>
          </table:table-cell>
          <table:table-cell table:formula="of:=[.D570]-3.866" office:value-type="float" office:value="0.00225300000000006" calcext:value-type="float">
            <text:p>0,002253</text:p>
          </table:table-cell>
          <table:table-cell table:formula="of:=AVERAGE([.E547:.E570])" office:value-type="float" office:value="0.0287457083333332" calcext:value-type="float">
            <text:p>0,028745708333333</text:p>
          </table:table-cell>
        </table:table-row>
        <table:table-row table:style-name="ro1">
          <table:table-cell office:value-type="float" office:value="1479492728" calcext:value-type="float">
            <text:p>1479492728</text:p>
          </table:table-cell>
          <table:table-cell table:formula="of:=[.A571]-[.$A$2]" office:value-type="float" office:value="3182" calcext:value-type="float">
            <text:p>3182</text:p>
          </table:table-cell>
          <table:table-cell table:formula="of:=[.B571]/60" office:value-type="float" office:value="53.0333333333333" calcext:value-type="float">
            <text:p>53,0333333333333</text:p>
          </table:table-cell>
          <table:table-cell office:value-type="float" office:value="3.893033" calcext:value-type="float">
            <text:p>3,893033</text:p>
          </table:table-cell>
          <table:table-cell table:formula="of:=[.D571]-3.866" office:value-type="float" office:value="0.0270329999999999" calcext:value-type="float">
            <text:p>0,027033</text:p>
          </table:table-cell>
          <table:table-cell table:formula="of:=AVERAGE([.E548:.E571])" office:value-type="float" office:value="0.0287120833333332" calcext:value-type="float">
            <text:p>0,028712083333333</text:p>
          </table:table-cell>
        </table:table-row>
        <table:table-row table:style-name="ro1">
          <table:table-cell office:value-type="float" office:value="1479492733" calcext:value-type="float">
            <text:p>1479492733</text:p>
          </table:table-cell>
          <table:table-cell table:formula="of:=[.A572]-[.$A$2]" office:value-type="float" office:value="3187" calcext:value-type="float">
            <text:p>3187</text:p>
          </table:table-cell>
          <table:table-cell table:formula="of:=[.B572]/60" office:value-type="float" office:value="53.1166666666667" calcext:value-type="float">
            <text:p>53,1166666666667</text:p>
          </table:table-cell>
          <table:table-cell office:value-type="float" office:value="3.903148" calcext:value-type="float">
            <text:p>3,903148</text:p>
          </table:table-cell>
          <table:table-cell table:formula="of:=[.D572]-3.866" office:value-type="float" office:value="0.0371479999999997" calcext:value-type="float">
            <text:p>0,037148</text:p>
          </table:table-cell>
          <table:table-cell table:formula="of:=AVERAGE([.E549:.E572])" office:value-type="float" office:value="0.0289794999999999" calcext:value-type="float">
            <text:p>0,0289795</text:p>
          </table:table-cell>
        </table:table-row>
        <table:table-row table:style-name="ro1">
          <table:table-cell office:value-type="float" office:value="1479492739" calcext:value-type="float">
            <text:p>1479492739</text:p>
          </table:table-cell>
          <table:table-cell table:formula="of:=[.A573]-[.$A$2]" office:value-type="float" office:value="3193" calcext:value-type="float">
            <text:p>3193</text:p>
          </table:table-cell>
          <table:table-cell table:formula="of:=[.B573]/60" office:value-type="float" office:value="53.2166666666667" calcext:value-type="float">
            <text:p>53,2166666666667</text:p>
          </table:table-cell>
          <table:table-cell office:value-type="float" office:value="3.90073" calcext:value-type="float">
            <text:p>3,90073</text:p>
          </table:table-cell>
          <table:table-cell table:formula="of:=[.D573]-3.866" office:value-type="float" office:value="0.0347300000000001" calcext:value-type="float">
            <text:p>0,03473</text:p>
          </table:table-cell>
          <table:table-cell table:formula="of:=AVERAGE([.E550:.E573])" office:value-type="float" office:value="0.0286914583333332" calcext:value-type="float">
            <text:p>0,028691458333333</text:p>
          </table:table-cell>
        </table:table-row>
        <table:table-row table:style-name="ro1">
          <table:table-cell office:value-type="float" office:value="1479492744" calcext:value-type="float">
            <text:p>1479492744</text:p>
          </table:table-cell>
          <table:table-cell table:formula="of:=[.A574]-[.$A$2]" office:value-type="float" office:value="3198" calcext:value-type="float">
            <text:p>3198</text:p>
          </table:table-cell>
          <table:table-cell table:formula="of:=[.B574]/60" office:value-type="float" office:value="53.3" calcext:value-type="float">
            <text:p>53,3</text:p>
          </table:table-cell>
          <table:table-cell office:value-type="float" office:value="3.904446" calcext:value-type="float">
            <text:p>3,904446</text:p>
          </table:table-cell>
          <table:table-cell table:formula="of:=[.D574]-3.866" office:value-type="float" office:value="0.038446" calcext:value-type="float">
            <text:p>0,038446</text:p>
          </table:table-cell>
          <table:table-cell table:formula="of:=AVERAGE([.E551:.E574])" office:value-type="float" office:value="0.0302231249999999" calcext:value-type="float">
            <text:p>0,030223125</text:p>
          </table:table-cell>
        </table:table-row>
        <table:table-row table:style-name="ro1">
          <table:table-cell office:value-type="float" office:value="1479492749" calcext:value-type="float">
            <text:p>1479492749</text:p>
          </table:table-cell>
          <table:table-cell table:formula="of:=[.A575]-[.$A$2]" office:value-type="float" office:value="3203" calcext:value-type="float">
            <text:p>3203</text:p>
          </table:table-cell>
          <table:table-cell table:formula="of:=[.B575]/60" office:value-type="float" office:value="53.3833333333333" calcext:value-type="float">
            <text:p>53,3833333333333</text:p>
          </table:table-cell>
          <table:table-cell office:value-type="float" office:value="3.87889" calcext:value-type="float">
            <text:p>3,87889</text:p>
          </table:table-cell>
          <table:table-cell table:formula="of:=[.D575]-3.866" office:value-type="float" office:value="0.0128900000000001" calcext:value-type="float">
            <text:p>0,01289</text:p>
          </table:table-cell>
          <table:table-cell table:formula="of:=AVERAGE([.E552:.E575])" office:value-type="float" office:value="0.0294455416666666" calcext:value-type="float">
            <text:p>0,029445541666667</text:p>
          </table:table-cell>
        </table:table-row>
        <table:table-row table:style-name="ro1">
          <table:table-cell office:value-type="float" office:value="1479492754" calcext:value-type="float">
            <text:p>1479492754</text:p>
          </table:table-cell>
          <table:table-cell table:formula="of:=[.A576]-[.$A$2]" office:value-type="float" office:value="3208" calcext:value-type="float">
            <text:p>3208</text:p>
          </table:table-cell>
          <table:table-cell table:formula="of:=[.B576]/60" office:value-type="float" office:value="53.4666666666667" calcext:value-type="float">
            <text:p>53,4666666666667</text:p>
          </table:table-cell>
          <table:table-cell office:value-type="float" office:value="3.896878" calcext:value-type="float">
            <text:p>3,896878</text:p>
          </table:table-cell>
          <table:table-cell table:formula="of:=[.D576]-3.866" office:value-type="float" office:value="0.030878" calcext:value-type="float">
            <text:p>0,030878</text:p>
          </table:table-cell>
          <table:table-cell table:formula="of:=AVERAGE([.E553:.E576])" office:value-type="float" office:value="0.0292716249999999" calcext:value-type="float">
            <text:p>0,029271625</text:p>
          </table:table-cell>
        </table:table-row>
        <table:table-row table:style-name="ro1">
          <table:table-cell office:value-type="float" office:value="1479492759" calcext:value-type="float">
            <text:p>1479492759</text:p>
          </table:table-cell>
          <table:table-cell table:formula="of:=[.A577]-[.$A$2]" office:value-type="float" office:value="3213" calcext:value-type="float">
            <text:p>3213</text:p>
          </table:table-cell>
          <table:table-cell table:formula="of:=[.B577]/60" office:value-type="float" office:value="53.55" calcext:value-type="float">
            <text:p>53,55</text:p>
          </table:table-cell>
          <table:table-cell office:value-type="float" office:value="3.890799" calcext:value-type="float">
            <text:p>3,890799</text:p>
          </table:table-cell>
          <table:table-cell table:formula="of:=[.D577]-3.866" office:value-type="float" office:value="0.0247989999999998" calcext:value-type="float">
            <text:p>0,024799</text:p>
          </table:table-cell>
          <table:table-cell table:formula="of:=AVERAGE([.E554:.E577])" office:value-type="float" office:value="0.0290793749999999" calcext:value-type="float">
            <text:p>0,029079375</text:p>
          </table:table-cell>
        </table:table-row>
        <table:table-row table:style-name="ro1">
          <table:table-cell office:value-type="float" office:value="1479492765" calcext:value-type="float">
            <text:p>1479492765</text:p>
          </table:table-cell>
          <table:table-cell table:formula="of:=[.A578]-[.$A$2]" office:value-type="float" office:value="3219" calcext:value-type="float">
            <text:p>3219</text:p>
          </table:table-cell>
          <table:table-cell table:formula="of:=[.B578]/60" office:value-type="float" office:value="53.65" calcext:value-type="float">
            <text:p>53,65</text:p>
          </table:table-cell>
          <table:table-cell office:value-type="float" office:value="3.902273" calcext:value-type="float">
            <text:p>3,902273</text:p>
          </table:table-cell>
          <table:table-cell table:formula="of:=[.D578]-3.866" office:value-type="float" office:value="0.036273" calcext:value-type="float">
            <text:p>0,036273</text:p>
          </table:table-cell>
          <table:table-cell table:formula="of:=AVERAGE([.E555:.E578])" office:value-type="float" office:value="0.0287707499999999" calcext:value-type="float">
            <text:p>0,02877075</text:p>
          </table:table-cell>
        </table:table-row>
        <table:table-row table:style-name="ro1">
          <table:table-cell office:value-type="float" office:value="1479492770" calcext:value-type="float">
            <text:p>1479492770</text:p>
          </table:table-cell>
          <table:table-cell table:formula="of:=[.A579]-[.$A$2]" office:value-type="float" office:value="3224" calcext:value-type="float">
            <text:p>3224</text:p>
          </table:table-cell>
          <table:table-cell table:formula="of:=[.B579]/60" office:value-type="float" office:value="53.7333333333333" calcext:value-type="float">
            <text:p>53,7333333333333</text:p>
          </table:table-cell>
          <table:table-cell office:value-type="float" office:value="3.893119" calcext:value-type="float">
            <text:p>3,893119</text:p>
          </table:table-cell>
          <table:table-cell table:formula="of:=[.D579]-3.866" office:value-type="float" office:value="0.0271189999999999" calcext:value-type="float">
            <text:p>0,027119</text:p>
          </table:table-cell>
          <table:table-cell table:formula="of:=AVERAGE([.E556:.E579])" office:value-type="float" office:value="0.0298392916666666" calcext:value-type="float">
            <text:p>0,029839291666667</text:p>
          </table:table-cell>
        </table:table-row>
        <table:table-row table:style-name="ro1">
          <table:table-cell office:value-type="float" office:value="1479492775" calcext:value-type="float">
            <text:p>1479492775</text:p>
          </table:table-cell>
          <table:table-cell table:formula="of:=[.A580]-[.$A$2]" office:value-type="float" office:value="3229" calcext:value-type="float">
            <text:p>3229</text:p>
          </table:table-cell>
          <table:table-cell table:formula="of:=[.B580]/60" office:value-type="float" office:value="53.8166666666667" calcext:value-type="float">
            <text:p>53,8166666666667</text:p>
          </table:table-cell>
          <table:table-cell office:value-type="float" office:value="3.884208" calcext:value-type="float">
            <text:p>3,884208</text:p>
          </table:table-cell>
          <table:table-cell table:formula="of:=[.D580]-3.866" office:value-type="float" office:value="0.018208" calcext:value-type="float">
            <text:p>0,018208</text:p>
          </table:table-cell>
          <table:table-cell table:formula="of:=AVERAGE([.E557:.E580])" office:value-type="float" office:value="0.0290466666666666" calcext:value-type="float">
            <text:p>0,029046666666667</text:p>
          </table:table-cell>
        </table:table-row>
        <table:table-row table:style-name="ro1">
          <table:table-cell office:value-type="float" office:value="1479492780" calcext:value-type="float">
            <text:p>1479492780</text:p>
          </table:table-cell>
          <table:table-cell table:formula="of:=[.A581]-[.$A$2]" office:value-type="float" office:value="3234" calcext:value-type="float">
            <text:p>3234</text:p>
          </table:table-cell>
          <table:table-cell table:formula="of:=[.B581]/60" office:value-type="float" office:value="53.9" calcext:value-type="float">
            <text:p>53,9</text:p>
          </table:table-cell>
          <table:table-cell office:value-type="float" office:value="3.906015" calcext:value-type="float">
            <text:p>3,906015</text:p>
          </table:table-cell>
          <table:table-cell table:formula="of:=[.D581]-3.866" office:value-type="float" office:value="0.0400149999999999" calcext:value-type="float">
            <text:p>0,040015</text:p>
          </table:table-cell>
          <table:table-cell table:formula="of:=AVERAGE([.E558:.E581])" office:value-type="float" office:value="0.0287987916666666" calcext:value-type="float">
            <text:p>0,028798791666667</text:p>
          </table:table-cell>
        </table:table-row>
        <table:table-row table:style-name="ro1">
          <table:table-cell office:value-type="float" office:value="1479492786" calcext:value-type="float">
            <text:p>1479492786</text:p>
          </table:table-cell>
          <table:table-cell table:formula="of:=[.A582]-[.$A$2]" office:value-type="float" office:value="3240" calcext:value-type="float">
            <text:p>3240</text:p>
          </table:table-cell>
          <table:table-cell table:formula="of:=[.B582]/60" office:value-type="float" office:value="54" calcext:value-type="float">
            <text:p>54</text:p>
          </table:table-cell>
          <table:table-cell office:value-type="float" office:value="3.893821" calcext:value-type="float">
            <text:p>3,893821</text:p>
          </table:table-cell>
          <table:table-cell table:formula="of:=[.D582]-3.866" office:value-type="float" office:value="0.0278209999999999" calcext:value-type="float">
            <text:p>0,027821</text:p>
          </table:table-cell>
          <table:table-cell table:formula="of:=AVERAGE([.E559:.E582])" office:value-type="float" office:value="0.0283200416666666" calcext:value-type="float">
            <text:p>0,028320041666667</text:p>
          </table:table-cell>
        </table:table-row>
        <table:table-row table:style-name="ro1">
          <table:table-cell office:value-type="float" office:value="1479492791" calcext:value-type="float">
            <text:p>1479492791</text:p>
          </table:table-cell>
          <table:table-cell table:formula="of:=[.A583]-[.$A$2]" office:value-type="float" office:value="3245" calcext:value-type="float">
            <text:p>3245</text:p>
          </table:table-cell>
          <table:table-cell table:formula="of:=[.B583]/60" office:value-type="float" office:value="54.0833333333333" calcext:value-type="float">
            <text:p>54,0833333333333</text:p>
          </table:table-cell>
          <table:table-cell office:value-type="float" office:value="3.902468" calcext:value-type="float">
            <text:p>3,902468</text:p>
          </table:table-cell>
          <table:table-cell table:formula="of:=[.D583]-3.866" office:value-type="float" office:value="0.0364679999999997" calcext:value-type="float">
            <text:p>0,036468</text:p>
          </table:table-cell>
          <table:table-cell table:formula="of:=AVERAGE([.E560:.E583])" office:value-type="float" office:value="0.0281595833333332" calcext:value-type="float">
            <text:p>0,028159583333333</text:p>
          </table:table-cell>
        </table:table-row>
        <table:table-row table:style-name="ro1">
          <table:table-cell office:value-type="float" office:value="1479492796" calcext:value-type="float">
            <text:p>1479492796</text:p>
          </table:table-cell>
          <table:table-cell table:formula="of:=[.A584]-[.$A$2]" office:value-type="float" office:value="3250" calcext:value-type="float">
            <text:p>3250</text:p>
          </table:table-cell>
          <table:table-cell table:formula="of:=[.B584]/60" office:value-type="float" office:value="54.1666666666667" calcext:value-type="float">
            <text:p>54,1666666666667</text:p>
          </table:table-cell>
          <table:table-cell office:value-type="float" office:value="3.877695" calcext:value-type="float">
            <text:p>3,877695</text:p>
          </table:table-cell>
          <table:table-cell table:formula="of:=[.D584]-3.866" office:value-type="float" office:value="0.011695" calcext:value-type="float">
            <text:p>0,011695</text:p>
          </table:table-cell>
          <table:table-cell table:formula="of:=AVERAGE([.E561:.E584])" office:value-type="float" office:value="0.0283435833333332" calcext:value-type="float">
            <text:p>0,028343583333333</text:p>
          </table:table-cell>
        </table:table-row>
        <table:table-row table:style-name="ro1">
          <table:table-cell office:value-type="float" office:value="1479492801" calcext:value-type="float">
            <text:p>1479492801</text:p>
          </table:table-cell>
          <table:table-cell table:formula="of:=[.A585]-[.$A$2]" office:value-type="float" office:value="3255" calcext:value-type="float">
            <text:p>3255</text:p>
          </table:table-cell>
          <table:table-cell table:formula="of:=[.B585]/60" office:value-type="float" office:value="54.25" calcext:value-type="float">
            <text:p>54,25</text:p>
          </table:table-cell>
          <table:table-cell office:value-type="float" office:value="3.88069" calcext:value-type="float">
            <text:p>3,88069</text:p>
          </table:table-cell>
          <table:table-cell table:formula="of:=[.D585]-3.866" office:value-type="float" office:value="0.0146899999999999" calcext:value-type="float">
            <text:p>0,01469</text:p>
          </table:table-cell>
          <table:table-cell table:formula="of:=AVERAGE([.E562:.E585])" office:value-type="float" office:value="0.0274589166666666" calcext:value-type="float">
            <text:p>0,027458916666667</text:p>
          </table:table-cell>
        </table:table-row>
        <table:table-row table:style-name="ro1">
          <table:table-cell office:value-type="float" office:value="1479492806" calcext:value-type="float">
            <text:p>1479492806</text:p>
          </table:table-cell>
          <table:table-cell table:formula="of:=[.A586]-[.$A$2]" office:value-type="float" office:value="3260" calcext:value-type="float">
            <text:p>3260</text:p>
          </table:table-cell>
          <table:table-cell table:formula="of:=[.B586]/60" office:value-type="float" office:value="54.3333333333333" calcext:value-type="float">
            <text:p>54,3333333333333</text:p>
          </table:table-cell>
          <table:table-cell office:value-type="float" office:value="3.906202" calcext:value-type="float">
            <text:p>3,906202</text:p>
          </table:table-cell>
          <table:table-cell table:formula="of:=[.D586]-3.866" office:value-type="float" office:value="0.0402019999999999" calcext:value-type="float">
            <text:p>0,040202</text:p>
          </table:table-cell>
          <table:table-cell table:formula="of:=AVERAGE([.E563:.E586])" office:value-type="float" office:value="0.0277581249999999" calcext:value-type="float">
            <text:p>0,027758125</text:p>
          </table:table-cell>
        </table:table-row>
        <table:table-row table:style-name="ro1">
          <table:table-cell office:value-type="float" office:value="1479492812" calcext:value-type="float">
            <text:p>1479492812</text:p>
          </table:table-cell>
          <table:table-cell table:formula="of:=[.A587]-[.$A$2]" office:value-type="float" office:value="3266" calcext:value-type="float">
            <text:p>3266</text:p>
          </table:table-cell>
          <table:table-cell table:formula="of:=[.B587]/60" office:value-type="float" office:value="54.4333333333333" calcext:value-type="float">
            <text:p>54,4333333333333</text:p>
          </table:table-cell>
          <table:table-cell office:value-type="float" office:value="3.900145" calcext:value-type="float">
            <text:p>3,900145</text:p>
          </table:table-cell>
          <table:table-cell table:formula="of:=[.D587]-3.866" office:value-type="float" office:value="0.0341450000000001" calcext:value-type="float">
            <text:p>0,034145</text:p>
          </table:table-cell>
          <table:table-cell table:formula="of:=AVERAGE([.E564:.E587])" office:value-type="float" office:value="0.0274707083333333" calcext:value-type="float">
            <text:p>0,027470708333333</text:p>
          </table:table-cell>
        </table:table-row>
        <table:table-row table:style-name="ro1">
          <table:table-cell office:value-type="float" office:value="1479492817" calcext:value-type="float">
            <text:p>1479492817</text:p>
          </table:table-cell>
          <table:table-cell table:formula="of:=[.A588]-[.$A$2]" office:value-type="float" office:value="3271" calcext:value-type="float">
            <text:p>3271</text:p>
          </table:table-cell>
          <table:table-cell table:formula="of:=[.B588]/60" office:value-type="float" office:value="54.5166666666667" calcext:value-type="float">
            <text:p>54,5166666666667</text:p>
          </table:table-cell>
          <table:table-cell office:value-type="float" office:value="3.90015" calcext:value-type="float">
            <text:p>3,90015</text:p>
          </table:table-cell>
          <table:table-cell table:formula="of:=[.D588]-3.866" office:value-type="float" office:value="0.0341499999999999" calcext:value-type="float">
            <text:p>0,03415</text:p>
          </table:table-cell>
          <table:table-cell table:formula="of:=AVERAGE([.E565:.E588])" office:value-type="float" office:value="0.0275967083333333" calcext:value-type="float">
            <text:p>0,027596708333333</text:p>
          </table:table-cell>
        </table:table-row>
        <table:table-row table:style-name="ro1">
          <table:table-cell office:value-type="float" office:value="1479492822" calcext:value-type="float">
            <text:p>1479492822</text:p>
          </table:table-cell>
          <table:table-cell table:formula="of:=[.A589]-[.$A$2]" office:value-type="float" office:value="3276" calcext:value-type="float">
            <text:p>3276</text:p>
          </table:table-cell>
          <table:table-cell table:formula="of:=[.B589]/60" office:value-type="float" office:value="54.6" calcext:value-type="float">
            <text:p>54,6</text:p>
          </table:table-cell>
          <table:table-cell office:value-type="float" office:value="3.882643" calcext:value-type="float">
            <text:p>3,882643</text:p>
          </table:table-cell>
          <table:table-cell table:formula="of:=[.D589]-3.866" office:value-type="float" office:value="0.0166429999999997" calcext:value-type="float">
            <text:p>0,016643</text:p>
          </table:table-cell>
          <table:table-cell table:formula="of:=AVERAGE([.E566:.E589])" office:value-type="float" office:value="0.0280308333333332" calcext:value-type="float">
            <text:p>0,028030833333333</text:p>
          </table:table-cell>
        </table:table-row>
        <table:table-row table:style-name="ro1">
          <table:table-cell office:value-type="float" office:value="1479492827" calcext:value-type="float">
            <text:p>1479492827</text:p>
          </table:table-cell>
          <table:table-cell table:formula="of:=[.A590]-[.$A$2]" office:value-type="float" office:value="3281" calcext:value-type="float">
            <text:p>3281</text:p>
          </table:table-cell>
          <table:table-cell table:formula="of:=[.B590]/60" office:value-type="float" office:value="54.6833333333333" calcext:value-type="float">
            <text:p>54,6833333333333</text:p>
          </table:table-cell>
          <table:table-cell office:value-type="float" office:value="3.873591" calcext:value-type="float">
            <text:p>3,873591</text:p>
          </table:table-cell>
          <table:table-cell table:formula="of:=[.D590]-3.866" office:value-type="float" office:value="0.00759100000000013" calcext:value-type="float">
            <text:p>0,007591</text:p>
          </table:table-cell>
          <table:table-cell table:formula="of:=AVERAGE([.E567:.E590])" office:value-type="float" office:value="0.0270242083333332" calcext:value-type="float">
            <text:p>0,027024208333333</text:p>
          </table:table-cell>
        </table:table-row>
        <table:table-row table:style-name="ro1">
          <table:table-cell office:value-type="float" office:value="1479492833" calcext:value-type="float">
            <text:p>1479492833</text:p>
          </table:table-cell>
          <table:table-cell table:formula="of:=[.A591]-[.$A$2]" office:value-type="float" office:value="3287" calcext:value-type="float">
            <text:p>3287</text:p>
          </table:table-cell>
          <table:table-cell table:formula="of:=[.B591]/60" office:value-type="float" office:value="54.7833333333333" calcext:value-type="float">
            <text:p>54,7833333333333</text:p>
          </table:table-cell>
          <table:table-cell office:value-type="float" office:value="3.887876" calcext:value-type="float">
            <text:p>3,887876</text:p>
          </table:table-cell>
          <table:table-cell table:formula="of:=[.D591]-3.866" office:value-type="float" office:value="0.0218759999999998" calcext:value-type="float">
            <text:p>0,021876</text:p>
          </table:table-cell>
          <table:table-cell table:formula="of:=AVERAGE([.E568:.E591])" office:value-type="float" office:value="0.0266966666666666" calcext:value-type="float">
            <text:p>0,026696666666667</text:p>
          </table:table-cell>
        </table:table-row>
        <table:table-row table:style-name="ro1">
          <table:table-cell office:value-type="float" office:value="1479492838" calcext:value-type="float">
            <text:p>1479492838</text:p>
          </table:table-cell>
          <table:table-cell table:formula="of:=[.A592]-[.$A$2]" office:value-type="float" office:value="3292" calcext:value-type="float">
            <text:p>3292</text:p>
          </table:table-cell>
          <table:table-cell table:formula="of:=[.B592]/60" office:value-type="float" office:value="54.8666666666667" calcext:value-type="float">
            <text:p>54,8666666666667</text:p>
          </table:table-cell>
          <table:table-cell office:value-type="float" office:value="3.903428" calcext:value-type="float">
            <text:p>3,903428</text:p>
          </table:table-cell>
          <table:table-cell table:formula="of:=[.D592]-3.866" office:value-type="float" office:value="0.0374279999999998" calcext:value-type="float">
            <text:p>0,037428</text:p>
          </table:table-cell>
          <table:table-cell table:formula="of:=AVERAGE([.E569:.E592])" office:value-type="float" office:value="0.0268685416666666" calcext:value-type="float">
            <text:p>0,026868541666667</text:p>
          </table:table-cell>
        </table:table-row>
        <table:table-row table:style-name="ro1">
          <table:table-cell office:value-type="float" office:value="1479492843" calcext:value-type="float">
            <text:p>1479492843</text:p>
          </table:table-cell>
          <table:table-cell table:formula="of:=[.A593]-[.$A$2]" office:value-type="float" office:value="3297" calcext:value-type="float">
            <text:p>3297</text:p>
          </table:table-cell>
          <table:table-cell table:formula="of:=[.B593]/60" office:value-type="float" office:value="54.95" calcext:value-type="float">
            <text:p>54,95</text:p>
          </table:table-cell>
          <table:table-cell office:value-type="float" office:value="3.905862" calcext:value-type="float">
            <text:p>3,905862</text:p>
          </table:table-cell>
          <table:table-cell table:formula="of:=[.D593]-3.866" office:value-type="float" office:value="0.0398619999999998" calcext:value-type="float">
            <text:p>0,039862</text:p>
          </table:table-cell>
          <table:table-cell table:formula="of:=AVERAGE([.E570:.E593])" office:value-type="float" office:value="0.0271817916666666" calcext:value-type="float">
            <text:p>0,027181791666667</text:p>
          </table:table-cell>
        </table:table-row>
        <table:table-row table:style-name="ro1">
          <table:table-cell office:value-type="float" office:value="1479492848" calcext:value-type="float">
            <text:p>1479492848</text:p>
          </table:table-cell>
          <table:table-cell table:formula="of:=[.A594]-[.$A$2]" office:value-type="float" office:value="3302" calcext:value-type="float">
            <text:p>3302</text:p>
          </table:table-cell>
          <table:table-cell table:formula="of:=[.B594]/60" office:value-type="float" office:value="55.0333333333333" calcext:value-type="float">
            <text:p>55,0333333333333</text:p>
          </table:table-cell>
          <table:table-cell office:value-type="float" office:value="3.90352" calcext:value-type="float">
            <text:p>3,90352</text:p>
          </table:table-cell>
          <table:table-cell table:formula="of:=[.D594]-3.866" office:value-type="float" office:value="0.0375200000000002" calcext:value-type="float">
            <text:p>0,03752</text:p>
          </table:table-cell>
          <table:table-cell table:formula="of:=AVERAGE([.E571:.E594])" office:value-type="float" office:value="0.0286512499999999" calcext:value-type="float">
            <text:p>0,02865125</text:p>
          </table:table-cell>
        </table:table-row>
        <table:table-row table:style-name="ro1">
          <table:table-cell office:value-type="float" office:value="1479492853" calcext:value-type="float">
            <text:p>1479492853</text:p>
          </table:table-cell>
          <table:table-cell table:formula="of:=[.A595]-[.$A$2]" office:value-type="float" office:value="3307" calcext:value-type="float">
            <text:p>3307</text:p>
          </table:table-cell>
          <table:table-cell table:formula="of:=[.B595]/60" office:value-type="float" office:value="55.1166666666667" calcext:value-type="float">
            <text:p>55,1166666666667</text:p>
          </table:table-cell>
          <table:table-cell office:value-type="float" office:value="3.932485" calcext:value-type="float">
            <text:p>3,932485</text:p>
          </table:table-cell>
          <table:table-cell table:formula="of:=[.D595]-3.866" office:value-type="float" office:value="0.0664849999999997" calcext:value-type="float">
            <text:p>0,066485</text:p>
          </table:table-cell>
          <table:table-cell table:formula="of:=AVERAGE([.E572:.E595])" office:value-type="float" office:value="0.0302950833333332" calcext:value-type="float">
            <text:p>0,030295083333333</text:p>
          </table:table-cell>
        </table:table-row>
        <table:table-row table:style-name="ro1">
          <table:table-cell office:value-type="float" office:value="1479492859" calcext:value-type="float">
            <text:p>1479492859</text:p>
          </table:table-cell>
          <table:table-cell table:formula="of:=[.A596]-[.$A$2]" office:value-type="float" office:value="3313" calcext:value-type="float">
            <text:p>3313</text:p>
          </table:table-cell>
          <table:table-cell table:formula="of:=[.B596]/60" office:value-type="float" office:value="55.2166666666667" calcext:value-type="float">
            <text:p>55,2166666666667</text:p>
          </table:table-cell>
          <table:table-cell office:value-type="float" office:value="3.884259" calcext:value-type="float">
            <text:p>3,884259</text:p>
          </table:table-cell>
          <table:table-cell table:formula="of:=[.D596]-3.866" office:value-type="float" office:value="0.018259" calcext:value-type="float">
            <text:p>0,018259</text:p>
          </table:table-cell>
          <table:table-cell table:formula="of:=AVERAGE([.E573:.E596])" office:value-type="float" office:value="0.0295080416666666" calcext:value-type="float">
            <text:p>0,029508041666667</text:p>
          </table:table-cell>
        </table:table-row>
        <table:table-row table:style-name="ro1">
          <table:table-cell office:value-type="float" office:value="1479492864" calcext:value-type="float">
            <text:p>1479492864</text:p>
          </table:table-cell>
          <table:table-cell table:formula="of:=[.A597]-[.$A$2]" office:value-type="float" office:value="3318" calcext:value-type="float">
            <text:p>3318</text:p>
          </table:table-cell>
          <table:table-cell table:formula="of:=[.B597]/60" office:value-type="float" office:value="55.3" calcext:value-type="float">
            <text:p>55,3</text:p>
          </table:table-cell>
          <table:table-cell office:value-type="float" office:value="3.894906" calcext:value-type="float">
            <text:p>3,894906</text:p>
          </table:table-cell>
          <table:table-cell table:formula="of:=[.D597]-3.866" office:value-type="float" office:value="0.0289059999999997" calcext:value-type="float">
            <text:p>0,028906</text:p>
          </table:table-cell>
          <table:table-cell table:formula="of:=AVERAGE([.E574:.E597])" office:value-type="float" office:value="0.0292653749999999" calcext:value-type="float">
            <text:p>0,029265375</text:p>
          </table:table-cell>
        </table:table-row>
        <table:table-row table:style-name="ro1">
          <table:table-cell office:value-type="float" office:value="1479492869" calcext:value-type="float">
            <text:p>1479492869</text:p>
          </table:table-cell>
          <table:table-cell table:formula="of:=[.A598]-[.$A$2]" office:value-type="float" office:value="3323" calcext:value-type="float">
            <text:p>3323</text:p>
          </table:table-cell>
          <table:table-cell table:formula="of:=[.B598]/60" office:value-type="float" office:value="55.3833333333333" calcext:value-type="float">
            <text:p>55,3833333333333</text:p>
          </table:table-cell>
          <table:table-cell office:value-type="float" office:value="3.891008" calcext:value-type="float">
            <text:p>3,891008</text:p>
          </table:table-cell>
          <table:table-cell table:formula="of:=[.D598]-3.866" office:value-type="float" office:value="0.0250079999999997" calcext:value-type="float">
            <text:p>0,025008</text:p>
          </table:table-cell>
          <table:table-cell table:formula="of:=AVERAGE([.E575:.E598])" office:value-type="float" office:value="0.0287054583333332" calcext:value-type="float">
            <text:p>0,028705458333333</text:p>
          </table:table-cell>
        </table:table-row>
        <table:table-row table:style-name="ro1">
          <table:table-cell office:value-type="float" office:value="1479492875" calcext:value-type="float">
            <text:p>1479492875</text:p>
          </table:table-cell>
          <table:table-cell table:formula="of:=[.A599]-[.$A$2]" office:value-type="float" office:value="3329" calcext:value-type="float">
            <text:p>3329</text:p>
          </table:table-cell>
          <table:table-cell table:formula="of:=[.B599]/60" office:value-type="float" office:value="55.4833333333333" calcext:value-type="float">
            <text:p>55,4833333333333</text:p>
          </table:table-cell>
          <table:table-cell office:value-type="float" office:value="3.867495" calcext:value-type="float">
            <text:p>3,867495</text:p>
          </table:table-cell>
          <table:table-cell table:formula="of:=[.D599]-3.866" office:value-type="float" office:value="0.0014949999999998" calcext:value-type="float">
            <text:p>0,001495</text:p>
          </table:table-cell>
          <table:table-cell table:formula="of:=AVERAGE([.E576:.E599])" office:value-type="float" office:value="0.0282306666666666" calcext:value-type="float">
            <text:p>0,028230666666667</text:p>
          </table:table-cell>
        </table:table-row>
        <table:table-row table:style-name="ro1">
          <table:table-cell office:value-type="float" office:value="1479492880" calcext:value-type="float">
            <text:p>1479492880</text:p>
          </table:table-cell>
          <table:table-cell table:formula="of:=[.A600]-[.$A$2]" office:value-type="float" office:value="3334" calcext:value-type="float">
            <text:p>3334</text:p>
          </table:table-cell>
          <table:table-cell table:formula="of:=[.B600]/60" office:value-type="float" office:value="55.5666666666667" calcext:value-type="float">
            <text:p>55,5666666666667</text:p>
          </table:table-cell>
          <table:table-cell office:value-type="float" office:value="3.935904" calcext:value-type="float">
            <text:p>3,935904</text:p>
          </table:table-cell>
          <table:table-cell table:formula="of:=[.D600]-3.866" office:value-type="float" office:value="0.0699039999999997" calcext:value-type="float">
            <text:p>0,069904</text:p>
          </table:table-cell>
          <table:table-cell table:formula="of:=AVERAGE([.E577:.E600])" office:value-type="float" office:value="0.0298567499999999" calcext:value-type="float">
            <text:p>0,02985675</text:p>
          </table:table-cell>
        </table:table-row>
        <table:table-row table:style-name="ro1">
          <table:table-cell office:value-type="float" office:value="1479492885" calcext:value-type="float">
            <text:p>1479492885</text:p>
          </table:table-cell>
          <table:table-cell table:formula="of:=[.A601]-[.$A$2]" office:value-type="float" office:value="3339" calcext:value-type="float">
            <text:p>3339</text:p>
          </table:table-cell>
          <table:table-cell table:formula="of:=[.B601]/60" office:value-type="float" office:value="55.65" calcext:value-type="float">
            <text:p>55,65</text:p>
          </table:table-cell>
          <table:table-cell office:value-type="float" office:value="3.89553" calcext:value-type="float">
            <text:p>3,89553</text:p>
          </table:table-cell>
          <table:table-cell table:formula="of:=[.D601]-3.866" office:value-type="float" office:value="0.0295299999999998" calcext:value-type="float">
            <text:p>0,02953</text:p>
          </table:table-cell>
          <table:table-cell table:formula="of:=AVERAGE([.E578:.E601])" office:value-type="float" office:value="0.0300538749999999" calcext:value-type="float">
            <text:p>0,030053875</text:p>
          </table:table-cell>
        </table:table-row>
        <table:table-row table:style-name="ro1">
          <table:table-cell office:value-type="float" office:value="1479492890" calcext:value-type="float">
            <text:p>1479492890</text:p>
          </table:table-cell>
          <table:table-cell table:formula="of:=[.A602]-[.$A$2]" office:value-type="float" office:value="3344" calcext:value-type="float">
            <text:p>3344</text:p>
          </table:table-cell>
          <table:table-cell table:formula="of:=[.B602]/60" office:value-type="float" office:value="55.7333333333333" calcext:value-type="float">
            <text:p>55,7333333333333</text:p>
          </table:table-cell>
          <table:table-cell office:value-type="float" office:value="3.90165" calcext:value-type="float">
            <text:p>3,90165</text:p>
          </table:table-cell>
          <table:table-cell table:formula="of:=[.D602]-3.866" office:value-type="float" office:value="0.03565" calcext:value-type="float">
            <text:p>0,03565</text:p>
          </table:table-cell>
          <table:table-cell table:formula="of:=AVERAGE([.E579:.E602])" office:value-type="float" office:value="0.0300279166666665" calcext:value-type="float">
            <text:p>0,030027916666667</text:p>
          </table:table-cell>
        </table:table-row>
        <table:table-row table:style-name="ro1">
          <table:table-cell office:value-type="float" office:value="1479492895" calcext:value-type="float">
            <text:p>1479492895</text:p>
          </table:table-cell>
          <table:table-cell table:formula="of:=[.A603]-[.$A$2]" office:value-type="float" office:value="3349" calcext:value-type="float">
            <text:p>3349</text:p>
          </table:table-cell>
          <table:table-cell table:formula="of:=[.B603]/60" office:value-type="float" office:value="55.8166666666667" calcext:value-type="float">
            <text:p>55,8166666666667</text:p>
          </table:table-cell>
          <table:table-cell office:value-type="float" office:value="3.902672" calcext:value-type="float">
            <text:p>3,902672</text:p>
          </table:table-cell>
          <table:table-cell table:formula="of:=[.D603]-3.866" office:value-type="float" office:value="0.0366719999999998" calcext:value-type="float">
            <text:p>0,036672</text:p>
          </table:table-cell>
          <table:table-cell table:formula="of:=AVERAGE([.E580:.E603])" office:value-type="float" office:value="0.0304259583333332" calcext:value-type="float">
            <text:p>0,030425958333333</text:p>
          </table:table-cell>
        </table:table-row>
        <table:table-row table:style-name="ro1">
          <table:table-cell office:value-type="float" office:value="1479492901" calcext:value-type="float">
            <text:p>1479492901</text:p>
          </table:table-cell>
          <table:table-cell table:formula="of:=[.A604]-[.$A$2]" office:value-type="float" office:value="3355" calcext:value-type="float">
            <text:p>3355</text:p>
          </table:table-cell>
          <table:table-cell table:formula="of:=[.B604]/60" office:value-type="float" office:value="55.9166666666667" calcext:value-type="float">
            <text:p>55,9166666666667</text:p>
          </table:table-cell>
          <table:table-cell office:value-type="float" office:value="3.867502" calcext:value-type="float">
            <text:p>3,867502</text:p>
          </table:table-cell>
          <table:table-cell table:formula="of:=[.D604]-3.866" office:value-type="float" office:value="0.00150199999999989" calcext:value-type="float">
            <text:p>0,001502</text:p>
          </table:table-cell>
          <table:table-cell table:formula="of:=AVERAGE([.E581:.E604])" office:value-type="float" office:value="0.0297298749999999" calcext:value-type="float">
            <text:p>0,029729875</text:p>
          </table:table-cell>
        </table:table-row>
        <table:table-row table:style-name="ro1">
          <table:table-cell office:value-type="float" office:value="1479492906" calcext:value-type="float">
            <text:p>1479492906</text:p>
          </table:table-cell>
          <table:table-cell table:formula="of:=[.A605]-[.$A$2]" office:value-type="float" office:value="3360" calcext:value-type="float">
            <text:p>3360</text:p>
          </table:table-cell>
          <table:table-cell table:formula="of:=[.B605]/60" office:value-type="float" office:value="56" calcext:value-type="float">
            <text:p>56</text:p>
          </table:table-cell>
          <table:table-cell office:value-type="float" office:value="3.917879" calcext:value-type="float">
            <text:p>3,917879</text:p>
          </table:table-cell>
          <table:table-cell table:formula="of:=[.D605]-3.866" office:value-type="float" office:value="0.051879" calcext:value-type="float">
            <text:p>0,051879</text:p>
          </table:table-cell>
          <table:table-cell table:formula="of:=AVERAGE([.E582:.E605])" office:value-type="float" office:value="0.0302242083333332" calcext:value-type="float">
            <text:p>0,030224208333333</text:p>
          </table:table-cell>
        </table:table-row>
        <table:table-row table:style-name="ro1">
          <table:table-cell office:value-type="float" office:value="1479492911" calcext:value-type="float">
            <text:p>1479492911</text:p>
          </table:table-cell>
          <table:table-cell table:formula="of:=[.A606]-[.$A$2]" office:value-type="float" office:value="3365" calcext:value-type="float">
            <text:p>3365</text:p>
          </table:table-cell>
          <table:table-cell table:formula="of:=[.B606]/60" office:value-type="float" office:value="56.0833333333333" calcext:value-type="float">
            <text:p>56,0833333333333</text:p>
          </table:table-cell>
          <table:table-cell office:value-type="float" office:value="3.904071" calcext:value-type="float">
            <text:p>3,904071</text:p>
          </table:table-cell>
          <table:table-cell table:formula="of:=[.D606]-3.866" office:value-type="float" office:value="0.038071" calcext:value-type="float">
            <text:p>0,038071</text:p>
          </table:table-cell>
          <table:table-cell table:formula="of:=AVERAGE([.E583:.E606])" office:value-type="float" office:value="0.0306512916666665" calcext:value-type="float">
            <text:p>0,030651291666667</text:p>
          </table:table-cell>
        </table:table-row>
        <table:table-row table:style-name="ro1">
          <table:table-cell office:value-type="float" office:value="1479492916" calcext:value-type="float">
            <text:p>1479492916</text:p>
          </table:table-cell>
          <table:table-cell table:formula="of:=[.A607]-[.$A$2]" office:value-type="float" office:value="3370" calcext:value-type="float">
            <text:p>3370</text:p>
          </table:table-cell>
          <table:table-cell table:formula="of:=[.B607]/60" office:value-type="float" office:value="56.1666666666667" calcext:value-type="float">
            <text:p>56,1666666666667</text:p>
          </table:table-cell>
          <table:table-cell office:value-type="float" office:value="3.906017" calcext:value-type="float">
            <text:p>3,906017</text:p>
          </table:table-cell>
          <table:table-cell table:formula="of:=[.D607]-3.866" office:value-type="float" office:value="0.0400169999999998" calcext:value-type="float">
            <text:p>0,040017</text:p>
          </table:table-cell>
          <table:table-cell table:formula="of:=AVERAGE([.E584:.E607])" office:value-type="float" office:value="0.0307991666666665" calcext:value-type="float">
            <text:p>0,030799166666667</text:p>
          </table:table-cell>
        </table:table-row>
        <table:table-row table:style-name="ro1">
          <table:table-cell office:value-type="float" office:value="1479492922" calcext:value-type="float">
            <text:p>1479492922</text:p>
          </table:table-cell>
          <table:table-cell table:formula="of:=[.A608]-[.$A$2]" office:value-type="float" office:value="3376" calcext:value-type="float">
            <text:p>3376</text:p>
          </table:table-cell>
          <table:table-cell table:formula="of:=[.B608]/60" office:value-type="float" office:value="56.2666666666667" calcext:value-type="float">
            <text:p>56,2666666666667</text:p>
          </table:table-cell>
          <table:table-cell office:value-type="float" office:value="3.903144" calcext:value-type="float">
            <text:p>3,903144</text:p>
          </table:table-cell>
          <table:table-cell table:formula="of:=[.D608]-3.866" office:value-type="float" office:value="0.0371440000000001" calcext:value-type="float">
            <text:p>0,037144</text:p>
          </table:table-cell>
          <table:table-cell table:formula="of:=AVERAGE([.E585:.E608])" office:value-type="float" office:value="0.0318595416666665" calcext:value-type="float">
            <text:p>0,031859541666667</text:p>
          </table:table-cell>
        </table:table-row>
        <table:table-row table:style-name="ro1">
          <table:table-cell office:value-type="float" office:value="1479492927" calcext:value-type="float">
            <text:p>1479492927</text:p>
          </table:table-cell>
          <table:table-cell table:formula="of:=[.A609]-[.$A$2]" office:value-type="float" office:value="3381" calcext:value-type="float">
            <text:p>3381</text:p>
          </table:table-cell>
          <table:table-cell table:formula="of:=[.B609]/60" office:value-type="float" office:value="56.35" calcext:value-type="float">
            <text:p>56,35</text:p>
          </table:table-cell>
          <table:table-cell office:value-type="float" office:value="3.868035" calcext:value-type="float">
            <text:p>3,868035</text:p>
          </table:table-cell>
          <table:table-cell table:formula="of:=[.D609]-3.866" office:value-type="float" office:value="0.00203499999999979" calcext:value-type="float">
            <text:p>0,002035</text:p>
          </table:table-cell>
          <table:table-cell table:formula="of:=AVERAGE([.E586:.E609])" office:value-type="float" office:value="0.0313322499999999" calcext:value-type="float">
            <text:p>0,03133225</text:p>
          </table:table-cell>
        </table:table-row>
        <table:table-row table:style-name="ro1">
          <table:table-cell office:value-type="float" office:value="1479492932" calcext:value-type="float">
            <text:p>1479492932</text:p>
          </table:table-cell>
          <table:table-cell table:formula="of:=[.A610]-[.$A$2]" office:value-type="float" office:value="3386" calcext:value-type="float">
            <text:p>3386</text:p>
          </table:table-cell>
          <table:table-cell table:formula="of:=[.B610]/60" office:value-type="float" office:value="56.4333333333333" calcext:value-type="float">
            <text:p>56,4333333333333</text:p>
          </table:table-cell>
          <table:table-cell office:value-type="float" office:value="3.886739" calcext:value-type="float">
            <text:p>3,886739</text:p>
          </table:table-cell>
          <table:table-cell table:formula="of:=[.D610]-3.866" office:value-type="float" office:value="0.0207389999999998" calcext:value-type="float">
            <text:p>0,020739</text:p>
          </table:table-cell>
          <table:table-cell table:formula="of:=AVERAGE([.E587:.E610])" office:value-type="float" office:value="0.0305212916666665" calcext:value-type="float">
            <text:p>0,030521291666667</text:p>
          </table:table-cell>
        </table:table-row>
        <table:table-row table:style-name="ro1">
          <table:table-cell office:value-type="float" office:value="1479492937" calcext:value-type="float">
            <text:p>1479492937</text:p>
          </table:table-cell>
          <table:table-cell table:formula="of:=[.A611]-[.$A$2]" office:value-type="float" office:value="3391" calcext:value-type="float">
            <text:p>3391</text:p>
          </table:table-cell>
          <table:table-cell table:formula="of:=[.B611]/60" office:value-type="float" office:value="56.5166666666667" calcext:value-type="float">
            <text:p>56,5166666666667</text:p>
          </table:table-cell>
          <table:table-cell office:value-type="float" office:value="3.914896" calcext:value-type="float">
            <text:p>3,914896</text:p>
          </table:table-cell>
          <table:table-cell table:formula="of:=[.D611]-3.866" office:value-type="float" office:value="0.0488959999999996" calcext:value-type="float">
            <text:p>0,048896</text:p>
          </table:table-cell>
          <table:table-cell table:formula="of:=AVERAGE([.E588:.E611])" office:value-type="float" office:value="0.0311359166666665" calcext:value-type="float">
            <text:p>0,031135916666667</text:p>
          </table:table-cell>
        </table:table-row>
        <table:table-row table:style-name="ro1">
          <table:table-cell office:value-type="float" office:value="1479492942" calcext:value-type="float">
            <text:p>1479492942</text:p>
          </table:table-cell>
          <table:table-cell table:formula="of:=[.A612]-[.$A$2]" office:value-type="float" office:value="3396" calcext:value-type="float">
            <text:p>3396</text:p>
          </table:table-cell>
          <table:table-cell table:formula="of:=[.B612]/60" office:value-type="float" office:value="56.6" calcext:value-type="float">
            <text:p>56,6</text:p>
          </table:table-cell>
          <table:table-cell office:value-type="float" office:value="3.898431" calcext:value-type="float">
            <text:p>3,898431</text:p>
          </table:table-cell>
          <table:table-cell table:formula="of:=[.D612]-3.866" office:value-type="float" office:value="0.0324309999999999" calcext:value-type="float">
            <text:p>0,032431</text:p>
          </table:table-cell>
          <table:table-cell table:formula="of:=AVERAGE([.E589:.E612])" office:value-type="float" office:value="0.0310642916666665" calcext:value-type="float">
            <text:p>0,031064291666667</text:p>
          </table:table-cell>
        </table:table-row>
        <table:table-row table:style-name="ro1">
          <table:table-cell office:value-type="float" office:value="1479492948" calcext:value-type="float">
            <text:p>1479492948</text:p>
          </table:table-cell>
          <table:table-cell table:formula="of:=[.A613]-[.$A$2]" office:value-type="float" office:value="3402" calcext:value-type="float">
            <text:p>3402</text:p>
          </table:table-cell>
          <table:table-cell table:formula="of:=[.B613]/60" office:value-type="float" office:value="56.7" calcext:value-type="float">
            <text:p>56,7</text:p>
          </table:table-cell>
          <table:table-cell office:value-type="float" office:value="3.909423" calcext:value-type="float">
            <text:p>3,909423</text:p>
          </table:table-cell>
          <table:table-cell table:formula="of:=[.D613]-3.866" office:value-type="float" office:value="0.0434229999999998" calcext:value-type="float">
            <text:p>0,043423</text:p>
          </table:table-cell>
          <table:table-cell table:formula="of:=AVERAGE([.E590:.E613])" office:value-type="float" office:value="0.0321801249999999" calcext:value-type="float">
            <text:p>0,032180125</text:p>
          </table:table-cell>
        </table:table-row>
        <table:table-row table:style-name="ro1">
          <table:table-cell office:value-type="float" office:value="1479492953" calcext:value-type="float">
            <text:p>1479492953</text:p>
          </table:table-cell>
          <table:table-cell table:formula="of:=[.A614]-[.$A$2]" office:value-type="float" office:value="3407" calcext:value-type="float">
            <text:p>3407</text:p>
          </table:table-cell>
          <table:table-cell table:formula="of:=[.B614]/60" office:value-type="float" office:value="56.7833333333333" calcext:value-type="float">
            <text:p>56,7833333333333</text:p>
          </table:table-cell>
          <table:table-cell office:value-type="float" office:value="3.871375" calcext:value-type="float">
            <text:p>3,871375</text:p>
          </table:table-cell>
          <table:table-cell table:formula="of:=[.D614]-3.866" office:value-type="float" office:value="0.00537499999999991" calcext:value-type="float">
            <text:p>0,005375</text:p>
          </table:table-cell>
          <table:table-cell table:formula="of:=AVERAGE([.E591:.E614])" office:value-type="float" office:value="0.0320877916666665" calcext:value-type="float">
            <text:p>0,032087791666667</text:p>
          </table:table-cell>
        </table:table-row>
        <table:table-row table:style-name="ro1">
          <table:table-cell office:value-type="float" office:value="1479492958" calcext:value-type="float">
            <text:p>1479492958</text:p>
          </table:table-cell>
          <table:table-cell table:formula="of:=[.A615]-[.$A$2]" office:value-type="float" office:value="3412" calcext:value-type="float">
            <text:p>3412</text:p>
          </table:table-cell>
          <table:table-cell table:formula="of:=[.B615]/60" office:value-type="float" office:value="56.8666666666667" calcext:value-type="float">
            <text:p>56,8666666666667</text:p>
          </table:table-cell>
          <table:table-cell office:value-type="float" office:value="3.947372" calcext:value-type="float">
            <text:p>3,947372</text:p>
          </table:table-cell>
          <table:table-cell table:formula="of:=[.D615]-3.866" office:value-type="float" office:value="0.081372" calcext:value-type="float">
            <text:p>0,081372</text:p>
          </table:table-cell>
          <table:table-cell table:formula="of:=AVERAGE([.E592:.E615])" office:value-type="float" office:value="0.0345667916666665" calcext:value-type="float">
            <text:p>0,034566791666667</text:p>
          </table:table-cell>
        </table:table-row>
        <table:table-row table:style-name="ro1">
          <table:table-cell office:value-type="float" office:value="1479492963" calcext:value-type="float">
            <text:p>1479492963</text:p>
          </table:table-cell>
          <table:table-cell table:formula="of:=[.A616]-[.$A$2]" office:value-type="float" office:value="3417" calcext:value-type="float">
            <text:p>3417</text:p>
          </table:table-cell>
          <table:table-cell table:formula="of:=[.B616]/60" office:value-type="float" office:value="56.95" calcext:value-type="float">
            <text:p>56,95</text:p>
          </table:table-cell>
          <table:table-cell office:value-type="float" office:value="3.910308" calcext:value-type="float">
            <text:p>3,910308</text:p>
          </table:table-cell>
          <table:table-cell table:formula="of:=[.D616]-3.866" office:value-type="float" office:value="0.044308" calcext:value-type="float">
            <text:p>0,044308</text:p>
          </table:table-cell>
          <table:table-cell table:formula="of:=AVERAGE([.E593:.E616])" office:value-type="float" office:value="0.0348534583333332" calcext:value-type="float">
            <text:p>0,034853458333333</text:p>
          </table:table-cell>
        </table:table-row>
        <table:table-row table:style-name="ro1">
          <table:table-cell office:value-type="float" office:value="1479492969" calcext:value-type="float">
            <text:p>1479492969</text:p>
          </table:table-cell>
          <table:table-cell table:formula="of:=[.A617]-[.$A$2]" office:value-type="float" office:value="3423" calcext:value-type="float">
            <text:p>3423</text:p>
          </table:table-cell>
          <table:table-cell table:formula="of:=[.B617]/60" office:value-type="float" office:value="57.05" calcext:value-type="float">
            <text:p>57,05</text:p>
          </table:table-cell>
          <table:table-cell office:value-type="float" office:value="3.898338" calcext:value-type="float">
            <text:p>3,898338</text:p>
          </table:table-cell>
          <table:table-cell table:formula="of:=[.D617]-3.866" office:value-type="float" office:value="0.0323379999999998" calcext:value-type="float">
            <text:p>0,032338</text:p>
          </table:table-cell>
          <table:table-cell table:formula="of:=AVERAGE([.E594:.E617])" office:value-type="float" office:value="0.0345399583333332" calcext:value-type="float">
            <text:p>0,034539958333333</text:p>
          </table:table-cell>
        </table:table-row>
        <table:table-row table:style-name="ro1">
          <table:table-cell office:value-type="float" office:value="1479492974" calcext:value-type="float">
            <text:p>1479492974</text:p>
          </table:table-cell>
          <table:table-cell table:formula="of:=[.A618]-[.$A$2]" office:value-type="float" office:value="3428" calcext:value-type="float">
            <text:p>3428</text:p>
          </table:table-cell>
          <table:table-cell table:formula="of:=[.B618]/60" office:value-type="float" office:value="57.1333333333333" calcext:value-type="float">
            <text:p>57,1333333333333</text:p>
          </table:table-cell>
          <table:table-cell office:value-type="float" office:value="3.909346" calcext:value-type="float">
            <text:p>3,909346</text:p>
          </table:table-cell>
          <table:table-cell table:formula="of:=[.D618]-3.866" office:value-type="float" office:value="0.0433460000000001" calcext:value-type="float">
            <text:p>0,043346</text:p>
          </table:table-cell>
          <table:table-cell table:formula="of:=AVERAGE([.E595:.E618])" office:value-type="float" office:value="0.0347827083333332" calcext:value-type="float">
            <text:p>0,034782708333333</text:p>
          </table:table-cell>
        </table:table-row>
        <table:table-row table:style-name="ro1">
          <table:table-cell office:value-type="float" office:value="1479492979" calcext:value-type="float">
            <text:p>1479492979</text:p>
          </table:table-cell>
          <table:table-cell table:formula="of:=[.A619]-[.$A$2]" office:value-type="float" office:value="3433" calcext:value-type="float">
            <text:p>3433</text:p>
          </table:table-cell>
          <table:table-cell table:formula="of:=[.B619]/60" office:value-type="float" office:value="57.2166666666667" calcext:value-type="float">
            <text:p>57,2166666666667</text:p>
          </table:table-cell>
          <table:table-cell office:value-type="float" office:value="3.867525" calcext:value-type="float">
            <text:p>3,867525</text:p>
          </table:table-cell>
          <table:table-cell table:formula="of:=[.D619]-3.866" office:value-type="float" office:value="0.001525" calcext:value-type="float">
            <text:p>0,001525</text:p>
          </table:table-cell>
          <table:table-cell table:formula="of:=AVERAGE([.E596:.E619])" office:value-type="float" office:value="0.0320760416666665" calcext:value-type="float">
            <text:p>0,032076041666667</text:p>
          </table:table-cell>
        </table:table-row>
        <table:table-row table:style-name="ro1">
          <table:table-cell office:value-type="float" office:value="1479492984" calcext:value-type="float">
            <text:p>1479492984</text:p>
          </table:table-cell>
          <table:table-cell table:formula="of:=[.A620]-[.$A$2]" office:value-type="float" office:value="3438" calcext:value-type="float">
            <text:p>3438</text:p>
          </table:table-cell>
          <table:table-cell table:formula="of:=[.B620]/60" office:value-type="float" office:value="57.3" calcext:value-type="float">
            <text:p>57,3</text:p>
          </table:table-cell>
          <table:table-cell office:value-type="float" office:value="3.895931" calcext:value-type="float">
            <text:p>3,895931</text:p>
          </table:table-cell>
          <table:table-cell table:formula="of:=[.D620]-3.866" office:value-type="float" office:value="0.0299309999999999" calcext:value-type="float">
            <text:p>0,029931</text:p>
          </table:table-cell>
          <table:table-cell table:formula="of:=AVERAGE([.E597:.E620])" office:value-type="float" office:value="0.0325623749999999" calcext:value-type="float">
            <text:p>0,032562375</text:p>
          </table:table-cell>
        </table:table-row>
        <table:table-row table:style-name="ro1">
          <table:table-cell office:value-type="float" office:value="1479492989" calcext:value-type="float">
            <text:p>1479492989</text:p>
          </table:table-cell>
          <table:table-cell table:formula="of:=[.A621]-[.$A$2]" office:value-type="float" office:value="3443" calcext:value-type="float">
            <text:p>3443</text:p>
          </table:table-cell>
          <table:table-cell table:formula="of:=[.B621]/60" office:value-type="float" office:value="57.3833333333333" calcext:value-type="float">
            <text:p>57,3833333333333</text:p>
          </table:table-cell>
          <table:table-cell office:value-type="float" office:value="3.893721" calcext:value-type="float">
            <text:p>3,893721</text:p>
          </table:table-cell>
          <table:table-cell table:formula="of:=[.D621]-3.866" office:value-type="float" office:value="0.0277210000000001" calcext:value-type="float">
            <text:p>0,027721</text:p>
          </table:table-cell>
          <table:table-cell table:formula="of:=AVERAGE([.E598:.E621])" office:value-type="float" office:value="0.0325129999999999" calcext:value-type="float">
            <text:p>0,032513</text:p>
          </table:table-cell>
        </table:table-row>
        <table:table-row table:style-name="ro1">
          <table:table-cell office:value-type="float" office:value="1479492995" calcext:value-type="float">
            <text:p>1479492995</text:p>
          </table:table-cell>
          <table:table-cell table:formula="of:=[.A622]-[.$A$2]" office:value-type="float" office:value="3449" calcext:value-type="float">
            <text:p>3449</text:p>
          </table:table-cell>
          <table:table-cell table:formula="of:=[.B622]/60" office:value-type="float" office:value="57.4833333333333" calcext:value-type="float">
            <text:p>57,4833333333333</text:p>
          </table:table-cell>
          <table:table-cell office:value-type="float" office:value="3.90699" calcext:value-type="float">
            <text:p>3,90699</text:p>
          </table:table-cell>
          <table:table-cell table:formula="of:=[.D622]-3.866" office:value-type="float" office:value="0.0409899999999999" calcext:value-type="float">
            <text:p>0,04099</text:p>
          </table:table-cell>
          <table:table-cell table:formula="of:=AVERAGE([.E599:.E622])" office:value-type="float" office:value="0.0331789166666666" calcext:value-type="float">
            <text:p>0,033178916666667</text:p>
          </table:table-cell>
        </table:table-row>
        <table:table-row table:style-name="ro1">
          <table:table-cell office:value-type="float" office:value="1479493000" calcext:value-type="float">
            <text:p>1479493000</text:p>
          </table:table-cell>
          <table:table-cell table:formula="of:=[.A623]-[.$A$2]" office:value-type="float" office:value="3454" calcext:value-type="float">
            <text:p>3454</text:p>
          </table:table-cell>
          <table:table-cell table:formula="of:=[.B623]/60" office:value-type="float" office:value="57.5666666666667" calcext:value-type="float">
            <text:p>57,5666666666667</text:p>
          </table:table-cell>
          <table:table-cell office:value-type="float" office:value="3.904397" calcext:value-type="float">
            <text:p>3,904397</text:p>
          </table:table-cell>
          <table:table-cell table:formula="of:=[.D623]-3.866" office:value-type="float" office:value="0.0383969999999998" calcext:value-type="float">
            <text:p>0,038397</text:p>
          </table:table-cell>
          <table:table-cell table:formula="of:=AVERAGE([.E600:.E623])" office:value-type="float" office:value="0.0347164999999999" calcext:value-type="float">
            <text:p>0,0347165</text:p>
          </table:table-cell>
        </table:table-row>
        <table:table-row table:style-name="ro1">
          <table:table-cell office:value-type="float" office:value="1479493005" calcext:value-type="float">
            <text:p>1479493005</text:p>
          </table:table-cell>
          <table:table-cell table:formula="of:=[.A624]-[.$A$2]" office:value-type="float" office:value="3459" calcext:value-type="float">
            <text:p>3459</text:p>
          </table:table-cell>
          <table:table-cell table:formula="of:=[.B624]/60" office:value-type="float" office:value="57.65" calcext:value-type="float">
            <text:p>57,65</text:p>
          </table:table-cell>
          <table:table-cell office:value-type="float" office:value="3.86759" calcext:value-type="float">
            <text:p>3,86759</text:p>
          </table:table-cell>
          <table:table-cell table:formula="of:=[.D624]-3.866" office:value-type="float" office:value="0.00158999999999976" calcext:value-type="float">
            <text:p>0,00159</text:p>
          </table:table-cell>
          <table:table-cell table:formula="of:=AVERAGE([.E601:.E624])" office:value-type="float" office:value="0.0318700833333332" calcext:value-type="float">
            <text:p>0,031870083333333</text:p>
          </table:table-cell>
        </table:table-row>
        <table:table-row table:style-name="ro1">
          <table:table-cell office:value-type="float" office:value="1479493011" calcext:value-type="float">
            <text:p>1479493011</text:p>
          </table:table-cell>
          <table:table-cell table:formula="of:=[.A625]-[.$A$2]" office:value-type="float" office:value="3465" calcext:value-type="float">
            <text:p>3465</text:p>
          </table:table-cell>
          <table:table-cell table:formula="of:=[.B625]/60" office:value-type="float" office:value="57.75" calcext:value-type="float">
            <text:p>57,75</text:p>
          </table:table-cell>
          <table:table-cell office:value-type="float" office:value="3.899454" calcext:value-type="float">
            <text:p>3,899454</text:p>
          </table:table-cell>
          <table:table-cell table:formula="of:=[.D625]-3.866" office:value-type="float" office:value="0.0334539999999999" calcext:value-type="float">
            <text:p>0,033454</text:p>
          </table:table-cell>
          <table:table-cell table:formula="of:=AVERAGE([.E602:.E625])" office:value-type="float" office:value="0.0320335833333332" calcext:value-type="float">
            <text:p>0,032033583333333</text:p>
          </table:table-cell>
        </table:table-row>
        <table:table-row table:style-name="ro1">
          <table:table-cell office:value-type="float" office:value="1479493016" calcext:value-type="float">
            <text:p>1479493016</text:p>
          </table:table-cell>
          <table:table-cell table:formula="of:=[.A626]-[.$A$2]" office:value-type="float" office:value="3470" calcext:value-type="float">
            <text:p>3470</text:p>
          </table:table-cell>
          <table:table-cell table:formula="of:=[.B626]/60" office:value-type="float" office:value="57.8333333333333" calcext:value-type="float">
            <text:p>57,8333333333333</text:p>
          </table:table-cell>
          <table:table-cell office:value-type="float" office:value="3.912772" calcext:value-type="float">
            <text:p>3,912772</text:p>
          </table:table-cell>
          <table:table-cell table:formula="of:=[.D626]-3.866" office:value-type="float" office:value="0.0467719999999998" calcext:value-type="float">
            <text:p>0,046772</text:p>
          </table:table-cell>
          <table:table-cell table:formula="of:=AVERAGE([.E603:.E626])" office:value-type="float" office:value="0.0324969999999999" calcext:value-type="float">
            <text:p>0,032497</text:p>
          </table:table-cell>
        </table:table-row>
        <table:table-row table:style-name="ro1">
          <table:table-cell office:value-type="float" office:value="1479493021" calcext:value-type="float">
            <text:p>1479493021</text:p>
          </table:table-cell>
          <table:table-cell table:formula="of:=[.A627]-[.$A$2]" office:value-type="float" office:value="3475" calcext:value-type="float">
            <text:p>3475</text:p>
          </table:table-cell>
          <table:table-cell table:formula="of:=[.B627]/60" office:value-type="float" office:value="57.9166666666667" calcext:value-type="float">
            <text:p>57,9166666666667</text:p>
          </table:table-cell>
          <table:table-cell office:value-type="float" office:value="3.897241" calcext:value-type="float">
            <text:p>3,897241</text:p>
          </table:table-cell>
          <table:table-cell table:formula="of:=[.D627]-3.866" office:value-type="float" office:value="0.0312410000000001" calcext:value-type="float">
            <text:p>0,031241</text:p>
          </table:table-cell>
          <table:table-cell table:formula="of:=AVERAGE([.E604:.E627])" office:value-type="float" office:value="0.0322707083333332" calcext:value-type="float">
            <text:p>0,032270708333333</text:p>
          </table:table-cell>
        </table:table-row>
        <table:table-row table:style-name="ro1">
          <table:table-cell office:value-type="float" office:value="1479493026" calcext:value-type="float">
            <text:p>1479493026</text:p>
          </table:table-cell>
          <table:table-cell table:formula="of:=[.A628]-[.$A$2]" office:value-type="float" office:value="3480" calcext:value-type="float">
            <text:p>3480</text:p>
          </table:table-cell>
          <table:table-cell table:formula="of:=[.B628]/60" office:value-type="float" office:value="58" calcext:value-type="float">
            <text:p>58</text:p>
          </table:table-cell>
          <table:table-cell office:value-type="float" office:value="3.894851" calcext:value-type="float">
            <text:p>3,894851</text:p>
          </table:table-cell>
          <table:table-cell table:formula="of:=[.D628]-3.866" office:value-type="float" office:value="0.028851" calcext:value-type="float">
            <text:p>0,028851</text:p>
          </table:table-cell>
          <table:table-cell table:formula="of:=AVERAGE([.E605:.E628])" office:value-type="float" office:value="0.0334102499999999" calcext:value-type="float">
            <text:p>0,03341025</text:p>
          </table:table-cell>
        </table:table-row>
        <table:table-row table:style-name="ro1">
          <table:table-cell office:value-type="float" office:value="1479493032" calcext:value-type="float">
            <text:p>1479493032</text:p>
          </table:table-cell>
          <table:table-cell table:formula="of:=[.A629]-[.$A$2]" office:value-type="float" office:value="3486" calcext:value-type="float">
            <text:p>3486</text:p>
          </table:table-cell>
          <table:table-cell table:formula="of:=[.B629]/60" office:value-type="float" office:value="58.1" calcext:value-type="float">
            <text:p>58,1</text:p>
          </table:table-cell>
          <table:table-cell office:value-type="float" office:value="3.867554" calcext:value-type="float">
            <text:p>3,867554</text:p>
          </table:table-cell>
          <table:table-cell table:formula="of:=[.D629]-3.866" office:value-type="float" office:value="0.00155400000000006" calcext:value-type="float">
            <text:p>0,001554</text:p>
          </table:table-cell>
          <table:table-cell table:formula="of:=AVERAGE([.E606:.E629])" office:value-type="float" office:value="0.0313133749999999" calcext:value-type="float">
            <text:p>0,031313375</text:p>
          </table:table-cell>
        </table:table-row>
        <table:table-row table:style-name="ro1">
          <table:table-cell office:value-type="float" office:value="1479493037" calcext:value-type="float">
            <text:p>1479493037</text:p>
          </table:table-cell>
          <table:table-cell table:formula="of:=[.A630]-[.$A$2]" office:value-type="float" office:value="3491" calcext:value-type="float">
            <text:p>3491</text:p>
          </table:table-cell>
          <table:table-cell table:formula="of:=[.B630]/60" office:value-type="float" office:value="58.1833333333333" calcext:value-type="float">
            <text:p>58,1833333333333</text:p>
          </table:table-cell>
          <table:table-cell office:value-type="float" office:value="3.879745" calcext:value-type="float">
            <text:p>3,879745</text:p>
          </table:table-cell>
          <table:table-cell table:formula="of:=[.D630]-3.866" office:value-type="float" office:value="0.0137449999999997" calcext:value-type="float">
            <text:p>0,013745</text:p>
          </table:table-cell>
          <table:table-cell table:formula="of:=AVERAGE([.E607:.E630])" office:value-type="float" office:value="0.0302997916666666" calcext:value-type="float">
            <text:p>0,030299791666667</text:p>
          </table:table-cell>
        </table:table-row>
        <table:table-row table:style-name="ro1">
          <table:table-cell office:value-type="float" office:value="1479493042" calcext:value-type="float">
            <text:p>1479493042</text:p>
          </table:table-cell>
          <table:table-cell table:formula="of:=[.A631]-[.$A$2]" office:value-type="float" office:value="3496" calcext:value-type="float">
            <text:p>3496</text:p>
          </table:table-cell>
          <table:table-cell table:formula="of:=[.B631]/60" office:value-type="float" office:value="58.2666666666667" calcext:value-type="float">
            <text:p>58,2666666666667</text:p>
          </table:table-cell>
          <table:table-cell office:value-type="float" office:value="3.895378" calcext:value-type="float">
            <text:p>3,895378</text:p>
          </table:table-cell>
          <table:table-cell table:formula="of:=[.D631]-3.866" office:value-type="float" office:value="0.0293779999999999" calcext:value-type="float">
            <text:p>0,029378</text:p>
          </table:table-cell>
          <table:table-cell table:formula="of:=AVERAGE([.E608:.E631])" office:value-type="float" office:value="0.0298564999999999" calcext:value-type="float">
            <text:p>0,0298565</text:p>
          </table:table-cell>
        </table:table-row>
        <table:table-row table:style-name="ro1">
          <table:table-cell office:value-type="float" office:value="1479493047" calcext:value-type="float">
            <text:p>1479493047</text:p>
          </table:table-cell>
          <table:table-cell table:formula="of:=[.A632]-[.$A$2]" office:value-type="float" office:value="3501" calcext:value-type="float">
            <text:p>3501</text:p>
          </table:table-cell>
          <table:table-cell table:formula="of:=[.B632]/60" office:value-type="float" office:value="58.35" calcext:value-type="float">
            <text:p>58,35</text:p>
          </table:table-cell>
          <table:table-cell office:value-type="float" office:value="3.905668" calcext:value-type="float">
            <text:p>3,905668</text:p>
          </table:table-cell>
          <table:table-cell table:formula="of:=[.D632]-3.866" office:value-type="float" office:value="0.0396679999999998" calcext:value-type="float">
            <text:p>0,039668</text:p>
          </table:table-cell>
          <table:table-cell table:formula="of:=AVERAGE([.E609:.E632])" office:value-type="float" office:value="0.0299616666666666" calcext:value-type="float">
            <text:p>0,029961666666667</text:p>
          </table:table-cell>
        </table:table-row>
        <table:table-row table:style-name="ro1">
          <table:table-cell office:value-type="float" office:value="1479493052" calcext:value-type="float">
            <text:p>1479493052</text:p>
          </table:table-cell>
          <table:table-cell table:formula="of:=[.A633]-[.$A$2]" office:value-type="float" office:value="3506" calcext:value-type="float">
            <text:p>3506</text:p>
          </table:table-cell>
          <table:table-cell table:formula="of:=[.B633]/60" office:value-type="float" office:value="58.4333333333333" calcext:value-type="float">
            <text:p>58,4333333333333</text:p>
          </table:table-cell>
          <table:table-cell office:value-type="float" office:value="3.897433" calcext:value-type="float">
            <text:p>3,897433</text:p>
          </table:table-cell>
          <table:table-cell table:formula="of:=[.D633]-3.866" office:value-type="float" office:value="0.0314329999999998" calcext:value-type="float">
            <text:p>0,031433</text:p>
          </table:table-cell>
          <table:table-cell table:formula="of:=AVERAGE([.E610:.E633])" office:value-type="float" office:value="0.0311865833333332" calcext:value-type="float">
            <text:p>0,031186583333333</text:p>
          </table:table-cell>
        </table:table-row>
        <table:table-row table:style-name="ro1">
          <table:table-cell office:value-type="float" office:value="1479493058" calcext:value-type="float">
            <text:p>1479493058</text:p>
          </table:table-cell>
          <table:table-cell table:formula="of:=[.A634]-[.$A$2]" office:value-type="float" office:value="3512" calcext:value-type="float">
            <text:p>3512</text:p>
          </table:table-cell>
          <table:table-cell table:formula="of:=[.B634]/60" office:value-type="float" office:value="58.5333333333333" calcext:value-type="float">
            <text:p>58,5333333333333</text:p>
          </table:table-cell>
          <table:table-cell office:value-type="float" office:value="3.867467" calcext:value-type="float">
            <text:p>3,867467</text:p>
          </table:table-cell>
          <table:table-cell table:formula="of:=[.D634]-3.866" office:value-type="float" office:value="0.00146699999999989" calcext:value-type="float">
            <text:p>0,001467</text:p>
          </table:table-cell>
          <table:table-cell table:formula="of:=AVERAGE([.E611:.E634])" office:value-type="float" office:value="0.0303835833333332" calcext:value-type="float">
            <text:p>0,030383583333333</text:p>
          </table:table-cell>
        </table:table-row>
        <table:table-row table:style-name="ro1">
          <table:table-cell office:value-type="float" office:value="1479493063" calcext:value-type="float">
            <text:p>1479493063</text:p>
          </table:table-cell>
          <table:table-cell table:formula="of:=[.A635]-[.$A$2]" office:value-type="float" office:value="3517" calcext:value-type="float">
            <text:p>3517</text:p>
          </table:table-cell>
          <table:table-cell table:formula="of:=[.B635]/60" office:value-type="float" office:value="58.6166666666667" calcext:value-type="float">
            <text:p>58,6166666666667</text:p>
          </table:table-cell>
          <table:table-cell office:value-type="float" office:value="3.903653" calcext:value-type="float">
            <text:p>3,903653</text:p>
          </table:table-cell>
          <table:table-cell table:formula="of:=[.D635]-3.866" office:value-type="float" office:value="0.0376529999999997" calcext:value-type="float">
            <text:p>0,037653</text:p>
          </table:table-cell>
          <table:table-cell table:formula="of:=AVERAGE([.E612:.E635])" office:value-type="float" office:value="0.0299151249999999" calcext:value-type="float">
            <text:p>0,029915125</text:p>
          </table:table-cell>
        </table:table-row>
        <table:table-row table:style-name="ro1">
          <table:table-cell office:value-type="float" office:value="1479493068" calcext:value-type="float">
            <text:p>1479493068</text:p>
          </table:table-cell>
          <table:table-cell table:formula="of:=[.A636]-[.$A$2]" office:value-type="float" office:value="3522" calcext:value-type="float">
            <text:p>3522</text:p>
          </table:table-cell>
          <table:table-cell table:formula="of:=[.B636]/60" office:value-type="float" office:value="58.7" calcext:value-type="float">
            <text:p>58,7</text:p>
          </table:table-cell>
          <table:table-cell office:value-type="float" office:value="3.899589" calcext:value-type="float">
            <text:p>3,899589</text:p>
          </table:table-cell>
          <table:table-cell table:formula="of:=[.D636]-3.866" office:value-type="float" office:value="0.0335889999999996" calcext:value-type="float">
            <text:p>0,033589</text:p>
          </table:table-cell>
          <table:table-cell table:formula="of:=AVERAGE([.E613:.E636])" office:value-type="float" office:value="0.0299633749999999" calcext:value-type="float">
            <text:p>0,029963375</text:p>
          </table:table-cell>
        </table:table-row>
        <table:table-row table:style-name="ro1">
          <table:table-cell office:value-type="float" office:value="1479493073" calcext:value-type="float">
            <text:p>1479493073</text:p>
          </table:table-cell>
          <table:table-cell table:formula="of:=[.A637]-[.$A$2]" office:value-type="float" office:value="3527" calcext:value-type="float">
            <text:p>3527</text:p>
          </table:table-cell>
          <table:table-cell table:formula="of:=[.B637]/60" office:value-type="float" office:value="58.7833333333333" calcext:value-type="float">
            <text:p>58,7833333333333</text:p>
          </table:table-cell>
          <table:table-cell office:value-type="float" office:value="3.899207" calcext:value-type="float">
            <text:p>3,899207</text:p>
          </table:table-cell>
          <table:table-cell table:formula="of:=[.D637]-3.866" office:value-type="float" office:value="0.033207" calcext:value-type="float">
            <text:p>0,033207</text:p>
          </table:table-cell>
          <table:table-cell table:formula="of:=AVERAGE([.E614:.E637])" office:value-type="float" office:value="0.0295377083333332" calcext:value-type="float">
            <text:p>0,029537708333333</text:p>
          </table:table-cell>
        </table:table-row>
        <table:table-row table:style-name="ro1">
          <table:table-cell office:value-type="float" office:value="1479493079" calcext:value-type="float">
            <text:p>1479493079</text:p>
          </table:table-cell>
          <table:table-cell table:formula="of:=[.A638]-[.$A$2]" office:value-type="float" office:value="3533" calcext:value-type="float">
            <text:p>3533</text:p>
          </table:table-cell>
          <table:table-cell table:formula="of:=[.B638]/60" office:value-type="float" office:value="58.8833333333333" calcext:value-type="float">
            <text:p>58,8833333333333</text:p>
          </table:table-cell>
          <table:table-cell office:value-type="float" office:value="3.899557" calcext:value-type="float">
            <text:p>3,899557</text:p>
          </table:table-cell>
          <table:table-cell table:formula="of:=[.D638]-3.866" office:value-type="float" office:value="0.0335569999999996" calcext:value-type="float">
            <text:p>0,033557</text:p>
          </table:table-cell>
          <table:table-cell table:formula="of:=AVERAGE([.E615:.E638])" office:value-type="float" office:value="0.0307119583333332" calcext:value-type="float">
            <text:p>0,030711958333333</text:p>
          </table:table-cell>
        </table:table-row>
        <table:table-row table:style-name="ro1">
          <table:table-cell office:value-type="float" office:value="1479493084" calcext:value-type="float">
            <text:p>1479493084</text:p>
          </table:table-cell>
          <table:table-cell table:formula="of:=[.A639]-[.$A$2]" office:value-type="float" office:value="3538" calcext:value-type="float">
            <text:p>3538</text:p>
          </table:table-cell>
          <table:table-cell table:formula="of:=[.B639]/60" office:value-type="float" office:value="58.9666666666667" calcext:value-type="float">
            <text:p>58,9666666666667</text:p>
          </table:table-cell>
          <table:table-cell office:value-type="float" office:value="3.867627" calcext:value-type="float">
            <text:p>3,867627</text:p>
          </table:table-cell>
          <table:table-cell table:formula="of:=[.D639]-3.866" office:value-type="float" office:value="0.0016269999999996" calcext:value-type="float">
            <text:p>0,001627</text:p>
          </table:table-cell>
          <table:table-cell table:formula="of:=AVERAGE([.E616:.E639])" office:value-type="float" office:value="0.0273892499999999" calcext:value-type="float">
            <text:p>0,02738925</text:p>
          </table:table-cell>
        </table:table-row>
        <table:table-row table:style-name="ro1">
          <table:table-cell office:value-type="float" office:value="1479493089" calcext:value-type="float">
            <text:p>1479493089</text:p>
          </table:table-cell>
          <table:table-cell table:formula="of:=[.A640]-[.$A$2]" office:value-type="float" office:value="3543" calcext:value-type="float">
            <text:p>3543</text:p>
          </table:table-cell>
          <table:table-cell table:formula="of:=[.B640]/60" office:value-type="float" office:value="59.05" calcext:value-type="float">
            <text:p>59,05</text:p>
          </table:table-cell>
          <table:table-cell office:value-type="float" office:value="3.897248" calcext:value-type="float">
            <text:p>3,897248</text:p>
          </table:table-cell>
          <table:table-cell table:formula="of:=[.D640]-3.866" office:value-type="float" office:value="0.0312479999999997" calcext:value-type="float">
            <text:p>0,031248</text:p>
          </table:table-cell>
          <table:table-cell table:formula="of:=AVERAGE([.E617:.E640])" office:value-type="float" office:value="0.0268450833333332" calcext:value-type="float">
            <text:p>0,026845083333333</text:p>
          </table:table-cell>
        </table:table-row>
        <table:table-row table:style-name="ro1">
          <table:table-cell office:value-type="float" office:value="1479493094" calcext:value-type="float">
            <text:p>1479493094</text:p>
          </table:table-cell>
          <table:table-cell table:formula="of:=[.A641]-[.$A$2]" office:value-type="float" office:value="3548" calcext:value-type="float">
            <text:p>3548</text:p>
          </table:table-cell>
          <table:table-cell table:formula="of:=[.B641]/60" office:value-type="float" office:value="59.1333333333333" calcext:value-type="float">
            <text:p>59,1333333333333</text:p>
          </table:table-cell>
          <table:table-cell office:value-type="float" office:value="3.893553" calcext:value-type="float">
            <text:p>3,893553</text:p>
          </table:table-cell>
          <table:table-cell table:formula="of:=[.D641]-3.866" office:value-type="float" office:value="0.0275529999999997" calcext:value-type="float">
            <text:p>0,027553</text:p>
          </table:table-cell>
          <table:table-cell table:formula="of:=AVERAGE([.E618:.E641])" office:value-type="float" office:value="0.0266457083333332" calcext:value-type="float">
            <text:p>0,026645708333333</text:p>
          </table:table-cell>
        </table:table-row>
        <table:table-row table:style-name="ro1">
          <table:table-cell office:value-type="float" office:value="1479493099" calcext:value-type="float">
            <text:p>1479493099</text:p>
          </table:table-cell>
          <table:table-cell table:formula="of:=[.A642]-[.$A$2]" office:value-type="float" office:value="3553" calcext:value-type="float">
            <text:p>3553</text:p>
          </table:table-cell>
          <table:table-cell table:formula="of:=[.B642]/60" office:value-type="float" office:value="59.2166666666667" calcext:value-type="float">
            <text:p>59,2166666666667</text:p>
          </table:table-cell>
          <table:table-cell office:value-type="float" office:value="3.90024" calcext:value-type="float">
            <text:p>3,90024</text:p>
          </table:table-cell>
          <table:table-cell table:formula="of:=[.D642]-3.866" office:value-type="float" office:value="0.03424" calcext:value-type="float">
            <text:p>0,03424</text:p>
          </table:table-cell>
          <table:table-cell table:formula="of:=AVERAGE([.E619:.E642])" office:value-type="float" office:value="0.0262662916666665" calcext:value-type="float">
            <text:p>0,026266291666667</text:p>
          </table:table-cell>
        </table:table-row>
        <table:table-row table:style-name="ro1">
          <table:table-cell office:value-type="float" office:value="1479493105" calcext:value-type="float">
            <text:p>1479493105</text:p>
          </table:table-cell>
          <table:table-cell table:formula="of:=[.A643]-[.$A$2]" office:value-type="float" office:value="3559" calcext:value-type="float">
            <text:p>3559</text:p>
          </table:table-cell>
          <table:table-cell table:formula="of:=[.B643]/60" office:value-type="float" office:value="59.3166666666667" calcext:value-type="float">
            <text:p>59,3166666666667</text:p>
          </table:table-cell>
          <table:table-cell office:value-type="float" office:value="3.905315" calcext:value-type="float">
            <text:p>3,905315</text:p>
          </table:table-cell>
          <table:table-cell table:formula="of:=[.D643]-3.866" office:value-type="float" office:value="0.0393149999999998" calcext:value-type="float">
            <text:p>0,039315</text:p>
          </table:table-cell>
          <table:table-cell table:formula="of:=AVERAGE([.E620:.E643])" office:value-type="float" office:value="0.0278408749999998" calcext:value-type="float">
            <text:p>0,027840875</text:p>
          </table:table-cell>
        </table:table-row>
        <table:table-row table:style-name="ro1">
          <table:table-cell office:value-type="float" office:value="1479493110" calcext:value-type="float">
            <text:p>1479493110</text:p>
          </table:table-cell>
          <table:table-cell table:formula="of:=[.A644]-[.$A$2]" office:value-type="float" office:value="3564" calcext:value-type="float">
            <text:p>3564</text:p>
          </table:table-cell>
          <table:table-cell table:formula="of:=[.B644]/60" office:value-type="float" office:value="59.4" calcext:value-type="float">
            <text:p>59,4</text:p>
          </table:table-cell>
          <table:table-cell office:value-type="float" office:value="3.867661" calcext:value-type="float">
            <text:p>3,867661</text:p>
          </table:table-cell>
          <table:table-cell table:formula="of:=[.D644]-3.866" office:value-type="float" office:value="0.00166099999999991" calcext:value-type="float">
            <text:p>0,001661</text:p>
          </table:table-cell>
          <table:table-cell table:formula="of:=AVERAGE([.E621:.E644])" office:value-type="float" office:value="0.0266629583333332" calcext:value-type="float">
            <text:p>0,026662958333333</text:p>
          </table:table-cell>
        </table:table-row>
        <table:table-row table:style-name="ro1">
          <table:table-cell office:value-type="float" office:value="1479493115" calcext:value-type="float">
            <text:p>1479493115</text:p>
          </table:table-cell>
          <table:table-cell table:formula="of:=[.A645]-[.$A$2]" office:value-type="float" office:value="3569" calcext:value-type="float">
            <text:p>3569</text:p>
          </table:table-cell>
          <table:table-cell table:formula="of:=[.B645]/60" office:value-type="float" office:value="59.4833333333333" calcext:value-type="float">
            <text:p>59,4833333333333</text:p>
          </table:table-cell>
          <table:table-cell office:value-type="float" office:value="3.911483" calcext:value-type="float">
            <text:p>3,911483</text:p>
          </table:table-cell>
          <table:table-cell table:formula="of:=[.D645]-3.866" office:value-type="float" office:value="0.0454829999999999" calcext:value-type="float">
            <text:p>0,045483</text:p>
          </table:table-cell>
          <table:table-cell table:formula="of:=AVERAGE([.E622:.E645])" office:value-type="float" office:value="0.0274030416666665" calcext:value-type="float">
            <text:p>0,027403041666667</text:p>
          </table:table-cell>
        </table:table-row>
        <table:table-row table:style-name="ro1">
          <table:table-cell office:value-type="float" office:value="1479493120" calcext:value-type="float">
            <text:p>1479493120</text:p>
          </table:table-cell>
          <table:table-cell table:formula="of:=[.A646]-[.$A$2]" office:value-type="float" office:value="3574" calcext:value-type="float">
            <text:p>3574</text:p>
          </table:table-cell>
          <table:table-cell table:formula="of:=[.B646]/60" office:value-type="float" office:value="59.5666666666667" calcext:value-type="float">
            <text:p>59,5666666666667</text:p>
          </table:table-cell>
          <table:table-cell office:value-type="float" office:value="3.906995" calcext:value-type="float">
            <text:p>3,906995</text:p>
          </table:table-cell>
          <table:table-cell table:formula="of:=[.D646]-3.866" office:value-type="float" office:value="0.0409950000000001" calcext:value-type="float">
            <text:p>0,040995</text:p>
          </table:table-cell>
          <table:table-cell table:formula="of:=AVERAGE([.E623:.E646])" office:value-type="float" office:value="0.0274032499999998" calcext:value-type="float">
            <text:p>0,02740325</text:p>
          </table:table-cell>
        </table:table-row>
        <table:table-row table:style-name="ro1">
          <table:table-cell office:value-type="float" office:value="1479493126" calcext:value-type="float">
            <text:p>1479493126</text:p>
          </table:table-cell>
          <table:table-cell table:formula="of:=[.A647]-[.$A$2]" office:value-type="float" office:value="3580" calcext:value-type="float">
            <text:p>3580</text:p>
          </table:table-cell>
          <table:table-cell table:formula="of:=[.B647]/60" office:value-type="float" office:value="59.6666666666667" calcext:value-type="float">
            <text:p>59,6666666666667</text:p>
          </table:table-cell>
          <table:table-cell office:value-type="float" office:value="3.914509" calcext:value-type="float">
            <text:p>3,914509</text:p>
          </table:table-cell>
          <table:table-cell table:formula="of:=[.D647]-3.866" office:value-type="float" office:value="0.0485089999999997" calcext:value-type="float">
            <text:p>0,048509</text:p>
          </table:table-cell>
          <table:table-cell table:formula="of:=AVERAGE([.E624:.E647])" office:value-type="float" office:value="0.0278245833333332" calcext:value-type="float">
            <text:p>0,027824583333333</text:p>
          </table:table-cell>
        </table:table-row>
        <table:table-row table:style-name="ro1">
          <table:table-cell office:value-type="float" office:value="1479493131" calcext:value-type="float">
            <text:p>1479493131</text:p>
          </table:table-cell>
          <table:table-cell table:formula="of:=[.A648]-[.$A$2]" office:value-type="float" office:value="3585" calcext:value-type="float">
            <text:p>3585</text:p>
          </table:table-cell>
          <table:table-cell table:formula="of:=[.B648]/60" office:value-type="float" office:value="59.75" calcext:value-type="float">
            <text:p>59,75</text:p>
          </table:table-cell>
          <table:table-cell office:value-type="float" office:value="3.906877" calcext:value-type="float">
            <text:p>3,906877</text:p>
          </table:table-cell>
          <table:table-cell table:formula="of:=[.D648]-3.866" office:value-type="float" office:value="0.0408769999999996" calcext:value-type="float">
            <text:p>0,040877</text:p>
          </table:table-cell>
          <table:table-cell table:formula="of:=AVERAGE([.E625:.E648])" office:value-type="float" office:value="0.0294615416666665" calcext:value-type="float">
            <text:p>0,029461541666667</text:p>
          </table:table-cell>
        </table:table-row>
        <table:table-row table:style-name="ro1">
          <table:table-cell office:value-type="float" office:value="1479493136" calcext:value-type="float">
            <text:p>1479493136</text:p>
          </table:table-cell>
          <table:table-cell table:formula="of:=[.A649]-[.$A$2]" office:value-type="float" office:value="3590" calcext:value-type="float">
            <text:p>3590</text:p>
          </table:table-cell>
          <table:table-cell table:formula="of:=[.B649]/60" office:value-type="float" office:value="59.8333333333333" calcext:value-type="float">
            <text:p>59,8333333333333</text:p>
          </table:table-cell>
          <table:table-cell office:value-type="float" office:value="3.872355" calcext:value-type="float">
            <text:p>3,872355</text:p>
          </table:table-cell>
          <table:table-cell table:formula="of:=[.D649]-3.866" office:value-type="float" office:value="0.00635499999999967" calcext:value-type="float">
            <text:p>0,006355</text:p>
          </table:table-cell>
          <table:table-cell table:formula="of:=AVERAGE([.E626:.E649])" office:value-type="float" office:value="0.0283324166666665" calcext:value-type="float">
            <text:p>0,028332416666667</text:p>
          </table:table-cell>
        </table:table-row>
        <table:table-row table:style-name="ro1">
          <table:table-cell office:value-type="float" office:value="1479493142" calcext:value-type="float">
            <text:p>1479493142</text:p>
          </table:table-cell>
          <table:table-cell table:formula="of:=[.A650]-[.$A$2]" office:value-type="float" office:value="3596" calcext:value-type="float">
            <text:p>3596</text:p>
          </table:table-cell>
          <table:table-cell table:formula="of:=[.B650]/60" office:value-type="float" office:value="59.9333333333333" calcext:value-type="float">
            <text:p>59,9333333333333</text:p>
          </table:table-cell>
          <table:table-cell office:value-type="float" office:value="3.893463" calcext:value-type="float">
            <text:p>3,893463</text:p>
          </table:table-cell>
          <table:table-cell table:formula="of:=[.D650]-3.866" office:value-type="float" office:value="0.027463" calcext:value-type="float">
            <text:p>0,027463</text:p>
          </table:table-cell>
          <table:table-cell table:formula="of:=AVERAGE([.E627:.E650])" office:value-type="float" office:value="0.0275278749999998" calcext:value-type="float">
            <text:p>0,027527875</text:p>
          </table:table-cell>
        </table:table-row>
        <table:table-row table:style-name="ro1">
          <table:table-cell office:value-type="float" office:value="1479493147" calcext:value-type="float">
            <text:p>1479493147</text:p>
          </table:table-cell>
          <table:table-cell table:formula="of:=[.A651]-[.$A$2]" office:value-type="float" office:value="3601" calcext:value-type="float">
            <text:p>3601</text:p>
          </table:table-cell>
          <table:table-cell table:formula="of:=[.B651]/60" office:value-type="float" office:value="60.0166666666667" calcext:value-type="float">
            <text:p>60,0166666666667</text:p>
          </table:table-cell>
          <table:table-cell office:value-type="float" office:value="3.893405" calcext:value-type="float">
            <text:p>3,893405</text:p>
          </table:table-cell>
          <table:table-cell table:formula="of:=[.D651]-3.866" office:value-type="float" office:value="0.0274049999999999" calcext:value-type="float">
            <text:p>0,027405</text:p>
          </table:table-cell>
          <table:table-cell table:formula="of:=AVERAGE([.E628:.E651])" office:value-type="float" office:value="0.0273680416666665" calcext:value-type="float">
            <text:p>0,027368041666667</text:p>
          </table:table-cell>
        </table:table-row>
        <table:table-row table:style-name="ro1">
          <table:table-cell office:value-type="float" office:value="1479493152" calcext:value-type="float">
            <text:p>1479493152</text:p>
          </table:table-cell>
          <table:table-cell table:formula="of:=[.A652]-[.$A$2]" office:value-type="float" office:value="3606" calcext:value-type="float">
            <text:p>3606</text:p>
          </table:table-cell>
          <table:table-cell table:formula="of:=[.B652]/60" office:value-type="float" office:value="60.1" calcext:value-type="float">
            <text:p>60,1</text:p>
          </table:table-cell>
          <table:table-cell office:value-type="float" office:value="3.899978" calcext:value-type="float">
            <text:p>3,899978</text:p>
          </table:table-cell>
          <table:table-cell table:formula="of:=[.D652]-3.866" office:value-type="float" office:value="0.0339779999999998" calcext:value-type="float">
            <text:p>0,033978</text:p>
          </table:table-cell>
          <table:table-cell table:formula="of:=AVERAGE([.E629:.E652])" office:value-type="float" office:value="0.0275816666666665" calcext:value-type="float">
            <text:p>0,027581666666667</text:p>
          </table:table-cell>
        </table:table-row>
        <table:table-row table:style-name="ro1">
          <table:table-cell office:value-type="float" office:value="1479493157" calcext:value-type="float">
            <text:p>1479493157</text:p>
          </table:table-cell>
          <table:table-cell table:formula="of:=[.A653]-[.$A$2]" office:value-type="float" office:value="3611" calcext:value-type="float">
            <text:p>3611</text:p>
          </table:table-cell>
          <table:table-cell table:formula="of:=[.B653]/60" office:value-type="float" office:value="60.1833333333333" calcext:value-type="float">
            <text:p>60,1833333333333</text:p>
          </table:table-cell>
          <table:table-cell office:value-type="float" office:value="3.921027" calcext:value-type="float">
            <text:p>3,921027</text:p>
          </table:table-cell>
          <table:table-cell table:formula="of:=[.D653]-3.866" office:value-type="float" office:value="0.0550269999999999" calcext:value-type="float">
            <text:p>0,055027</text:p>
          </table:table-cell>
          <table:table-cell table:formula="of:=AVERAGE([.E630:.E653])" office:value-type="float" office:value="0.0298097083333331" calcext:value-type="float">
            <text:p>0,029809708333333</text:p>
          </table:table-cell>
        </table:table-row>
        <table:table-row table:style-name="ro1">
          <table:table-cell office:value-type="float" office:value="1479493162" calcext:value-type="float">
            <text:p>1479493162</text:p>
          </table:table-cell>
          <table:table-cell table:formula="of:=[.A654]-[.$A$2]" office:value-type="float" office:value="3616" calcext:value-type="float">
            <text:p>3616</text:p>
          </table:table-cell>
          <table:table-cell table:formula="of:=[.B654]/60" office:value-type="float" office:value="60.2666666666667" calcext:value-type="float">
            <text:p>60,2666666666667</text:p>
          </table:table-cell>
          <table:table-cell office:value-type="float" office:value="3.881288" calcext:value-type="float">
            <text:p>3,881288</text:p>
          </table:table-cell>
          <table:table-cell table:formula="of:=[.D654]-3.866" office:value-type="float" office:value="0.015288" calcext:value-type="float">
            <text:p>0,015288</text:p>
          </table:table-cell>
          <table:table-cell table:formula="of:=AVERAGE([.E631:.E654])" office:value-type="float" office:value="0.0298739999999998" calcext:value-type="float">
            <text:p>0,029874</text:p>
          </table:table-cell>
        </table:table-row>
        <table:table-row table:style-name="ro1">
          <table:table-cell office:value-type="float" office:value="1479493168" calcext:value-type="float">
            <text:p>1479493168</text:p>
          </table:table-cell>
          <table:table-cell table:formula="of:=[.A655]-[.$A$2]" office:value-type="float" office:value="3622" calcext:value-type="float">
            <text:p>3622</text:p>
          </table:table-cell>
          <table:table-cell table:formula="of:=[.B655]/60" office:value-type="float" office:value="60.3666666666667" calcext:value-type="float">
            <text:p>60,3666666666667</text:p>
          </table:table-cell>
          <table:table-cell office:value-type="float" office:value="3.906096" calcext:value-type="float">
            <text:p>3,906096</text:p>
          </table:table-cell>
          <table:table-cell table:formula="of:=[.D655]-3.866" office:value-type="float" office:value="0.0400959999999997" calcext:value-type="float">
            <text:p>0,040096</text:p>
          </table:table-cell>
          <table:table-cell table:formula="of:=AVERAGE([.E632:.E655])" office:value-type="float" office:value="0.0303205833333331" calcext:value-type="float">
            <text:p>0,030320583333333</text:p>
          </table:table-cell>
        </table:table-row>
        <table:table-row table:style-name="ro1">
          <table:table-cell office:value-type="float" office:value="1479493173" calcext:value-type="float">
            <text:p>1479493173</text:p>
          </table:table-cell>
          <table:table-cell table:formula="of:=[.A656]-[.$A$2]" office:value-type="float" office:value="3627" calcext:value-type="float">
            <text:p>3627</text:p>
          </table:table-cell>
          <table:table-cell table:formula="of:=[.B656]/60" office:value-type="float" office:value="60.45" calcext:value-type="float">
            <text:p>60,45</text:p>
          </table:table-cell>
          <table:table-cell office:value-type="float" office:value="3.901986" calcext:value-type="float">
            <text:p>3,901986</text:p>
          </table:table-cell>
          <table:table-cell table:formula="of:=[.D656]-3.866" office:value-type="float" office:value="0.0359859999999999" calcext:value-type="float">
            <text:p>0,035986</text:p>
          </table:table-cell>
          <table:table-cell table:formula="of:=AVERAGE([.E633:.E656])" office:value-type="float" office:value="0.0301671666666665" calcext:value-type="float">
            <text:p>0,030167166666667</text:p>
          </table:table-cell>
        </table:table-row>
        <table:table-row table:style-name="ro1">
          <table:table-cell office:value-type="float" office:value="1479493178" calcext:value-type="float">
            <text:p>1479493178</text:p>
          </table:table-cell>
          <table:table-cell table:formula="of:=[.A657]-[.$A$2]" office:value-type="float" office:value="3632" calcext:value-type="float">
            <text:p>3632</text:p>
          </table:table-cell>
          <table:table-cell table:formula="of:=[.B657]/60" office:value-type="float" office:value="60.5333333333333" calcext:value-type="float">
            <text:p>60,5333333333333</text:p>
          </table:table-cell>
          <table:table-cell office:value-type="float" office:value="3.890078" calcext:value-type="float">
            <text:p>3,890078</text:p>
          </table:table-cell>
          <table:table-cell table:formula="of:=[.D657]-3.866" office:value-type="float" office:value="0.0240779999999998" calcext:value-type="float">
            <text:p>0,024078</text:p>
          </table:table-cell>
          <table:table-cell table:formula="of:=AVERAGE([.E634:.E657])" office:value-type="float" office:value="0.0298607083333331" calcext:value-type="float">
            <text:p>0,029860708333333</text:p>
          </table:table-cell>
        </table:table-row>
        <table:table-row table:style-name="ro1">
          <table:table-cell office:value-type="float" office:value="1479493183" calcext:value-type="float">
            <text:p>1479493183</text:p>
          </table:table-cell>
          <table:table-cell table:formula="of:=[.A658]-[.$A$2]" office:value-type="float" office:value="3637" calcext:value-type="float">
            <text:p>3637</text:p>
          </table:table-cell>
          <table:table-cell table:formula="of:=[.B658]/60" office:value-type="float" office:value="60.6166666666667" calcext:value-type="float">
            <text:p>60,6166666666667</text:p>
          </table:table-cell>
          <table:table-cell office:value-type="float" office:value="3.900972" calcext:value-type="float">
            <text:p>3,900972</text:p>
          </table:table-cell>
          <table:table-cell table:formula="of:=[.D658]-3.866" office:value-type="float" office:value="0.0349719999999998" calcext:value-type="float">
            <text:p>0,034972</text:p>
          </table:table-cell>
          <table:table-cell table:formula="of:=AVERAGE([.E635:.E658])" office:value-type="float" office:value="0.0312567499999998" calcext:value-type="float">
            <text:p>0,03125675</text:p>
          </table:table-cell>
        </table:table-row>
        <table:table-row table:style-name="ro1">
          <table:table-cell office:value-type="float" office:value="1479493189" calcext:value-type="float">
            <text:p>1479493189</text:p>
          </table:table-cell>
          <table:table-cell table:formula="of:=[.A659]-[.$A$2]" office:value-type="float" office:value="3643" calcext:value-type="float">
            <text:p>3643</text:p>
          </table:table-cell>
          <table:table-cell table:formula="of:=[.B659]/60" office:value-type="float" office:value="60.7166666666667" calcext:value-type="float">
            <text:p>60,7166666666667</text:p>
          </table:table-cell>
          <table:table-cell office:value-type="float" office:value="3.881121" calcext:value-type="float">
            <text:p>3,881121</text:p>
          </table:table-cell>
          <table:table-cell table:formula="of:=[.D659]-3.866" office:value-type="float" office:value="0.0151209999999997" calcext:value-type="float">
            <text:p>0,015121</text:p>
          </table:table-cell>
          <table:table-cell table:formula="of:=AVERAGE([.E636:.E659])" office:value-type="float" office:value="0.0303179166666665" calcext:value-type="float">
            <text:p>0,030317916666667</text:p>
          </table:table-cell>
        </table:table-row>
        <table:table-row table:style-name="ro1">
          <table:table-cell office:value-type="float" office:value="1479493194" calcext:value-type="float">
            <text:p>1479493194</text:p>
          </table:table-cell>
          <table:table-cell table:formula="of:=[.A660]-[.$A$2]" office:value-type="float" office:value="3648" calcext:value-type="float">
            <text:p>3648</text:p>
          </table:table-cell>
          <table:table-cell table:formula="of:=[.B660]/60" office:value-type="float" office:value="60.8" calcext:value-type="float">
            <text:p>60,8</text:p>
          </table:table-cell>
          <table:table-cell office:value-type="float" office:value="3.910706" calcext:value-type="float">
            <text:p>3,910706</text:p>
          </table:table-cell>
          <table:table-cell table:formula="of:=[.D660]-3.866" office:value-type="float" office:value="0.0447059999999997" calcext:value-type="float">
            <text:p>0,044706</text:p>
          </table:table-cell>
          <table:table-cell table:formula="of:=AVERAGE([.E637:.E660])" office:value-type="float" office:value="0.0307811249999998" calcext:value-type="float">
            <text:p>0,030781125</text:p>
          </table:table-cell>
        </table:table-row>
        <table:table-row table:style-name="ro1">
          <table:table-cell office:value-type="float" office:value="1479493199" calcext:value-type="float">
            <text:p>1479493199</text:p>
          </table:table-cell>
          <table:table-cell table:formula="of:=[.A661]-[.$A$2]" office:value-type="float" office:value="3653" calcext:value-type="float">
            <text:p>3653</text:p>
          </table:table-cell>
          <table:table-cell table:formula="of:=[.B661]/60" office:value-type="float" office:value="60.8833333333333" calcext:value-type="float">
            <text:p>60,8833333333333</text:p>
          </table:table-cell>
          <table:table-cell office:value-type="float" office:value="3.910807" calcext:value-type="float">
            <text:p>3,910807</text:p>
          </table:table-cell>
          <table:table-cell table:formula="of:=[.D661]-3.866" office:value-type="float" office:value="0.044807" calcext:value-type="float">
            <text:p>0,044807</text:p>
          </table:table-cell>
          <table:table-cell table:formula="of:=AVERAGE([.E638:.E661])" office:value-type="float" office:value="0.0312644583333332" calcext:value-type="float">
            <text:p>0,031264458333333</text:p>
          </table:table-cell>
        </table:table-row>
        <table:table-row table:style-name="ro1">
          <table:table-cell office:value-type="float" office:value="1479493204" calcext:value-type="float">
            <text:p>1479493204</text:p>
          </table:table-cell>
          <table:table-cell table:formula="of:=[.A662]-[.$A$2]" office:value-type="float" office:value="3658" calcext:value-type="float">
            <text:p>3658</text:p>
          </table:table-cell>
          <table:table-cell table:formula="of:=[.B662]/60" office:value-type="float" office:value="60.9666666666667" calcext:value-type="float">
            <text:p>60,9666666666667</text:p>
          </table:table-cell>
          <table:table-cell office:value-type="float" office:value="3.904158" calcext:value-type="float">
            <text:p>3,904158</text:p>
          </table:table-cell>
          <table:table-cell table:formula="of:=[.D662]-3.866" office:value-type="float" office:value="0.0381579999999997" calcext:value-type="float">
            <text:p>0,038158</text:p>
          </table:table-cell>
          <table:table-cell table:formula="of:=AVERAGE([.E639:.E662])" office:value-type="float" office:value="0.0314561666666665" calcext:value-type="float">
            <text:p>0,031456166666667</text:p>
          </table:table-cell>
        </table:table-row>
        <table:table-row table:style-name="ro1">
          <table:table-cell office:value-type="float" office:value="1479493209" calcext:value-type="float">
            <text:p>1479493209</text:p>
          </table:table-cell>
          <table:table-cell table:formula="of:=[.A663]-[.$A$2]" office:value-type="float" office:value="3663" calcext:value-type="float">
            <text:p>3663</text:p>
          </table:table-cell>
          <table:table-cell table:formula="of:=[.B663]/60" office:value-type="float" office:value="61.05" calcext:value-type="float">
            <text:p>61,05</text:p>
          </table:table-cell>
          <table:table-cell office:value-type="float" office:value="3.907848" calcext:value-type="float">
            <text:p>3,907848</text:p>
          </table:table-cell>
          <table:table-cell table:formula="of:=[.D663]-3.866" office:value-type="float" office:value="0.0418479999999999" calcext:value-type="float">
            <text:p>0,041848</text:p>
          </table:table-cell>
          <table:table-cell table:formula="of:=AVERAGE([.E640:.E663])" office:value-type="float" office:value="0.0331320416666665" calcext:value-type="float">
            <text:p>0,033132041666667</text:p>
          </table:table-cell>
        </table:table-row>
        <table:table-row table:style-name="ro1">
          <table:table-cell office:value-type="float" office:value="1479493215" calcext:value-type="float">
            <text:p>1479493215</text:p>
          </table:table-cell>
          <table:table-cell table:formula="of:=[.A664]-[.$A$2]" office:value-type="float" office:value="3669" calcext:value-type="float">
            <text:p>3669</text:p>
          </table:table-cell>
          <table:table-cell table:formula="of:=[.B664]/60" office:value-type="float" office:value="61.15" calcext:value-type="float">
            <text:p>61,15</text:p>
          </table:table-cell>
          <table:table-cell office:value-type="float" office:value="3.883015" calcext:value-type="float">
            <text:p>3,883015</text:p>
          </table:table-cell>
          <table:table-cell table:formula="of:=[.D664]-3.866" office:value-type="float" office:value="0.0170149999999998" calcext:value-type="float">
            <text:p>0,017015</text:p>
          </table:table-cell>
          <table:table-cell table:formula="of:=AVERAGE([.E641:.E664])" office:value-type="float" office:value="0.0325389999999998" calcext:value-type="float">
            <text:p>0,032539</text:p>
          </table:table-cell>
        </table:table-row>
        <table:table-row table:style-name="ro1">
          <table:table-cell office:value-type="float" office:value="1479493220" calcext:value-type="float">
            <text:p>1479493220</text:p>
          </table:table-cell>
          <table:table-cell table:formula="of:=[.A665]-[.$A$2]" office:value-type="float" office:value="3674" calcext:value-type="float">
            <text:p>3674</text:p>
          </table:table-cell>
          <table:table-cell table:formula="of:=[.B665]/60" office:value-type="float" office:value="61.2333333333333" calcext:value-type="float">
            <text:p>61,2333333333333</text:p>
          </table:table-cell>
          <table:table-cell office:value-type="float" office:value="3.893633" calcext:value-type="float">
            <text:p>3,893633</text:p>
          </table:table-cell>
          <table:table-cell table:formula="of:=[.D665]-3.866" office:value-type="float" office:value="0.0276329999999998" calcext:value-type="float">
            <text:p>0,027633</text:p>
          </table:table-cell>
          <table:table-cell table:formula="of:=AVERAGE([.E642:.E665])" office:value-type="float" office:value="0.0325423333333332" calcext:value-type="float">
            <text:p>0,032542333333333</text:p>
          </table:table-cell>
        </table:table-row>
        <table:table-row table:style-name="ro1">
          <table:table-cell office:value-type="float" office:value="1479493225" calcext:value-type="float">
            <text:p>1479493225</text:p>
          </table:table-cell>
          <table:table-cell table:formula="of:=[.A666]-[.$A$2]" office:value-type="float" office:value="3679" calcext:value-type="float">
            <text:p>3679</text:p>
          </table:table-cell>
          <table:table-cell table:formula="of:=[.B666]/60" office:value-type="float" office:value="61.3166666666667" calcext:value-type="float">
            <text:p>61,3166666666667</text:p>
          </table:table-cell>
          <table:table-cell office:value-type="float" office:value="3.905259" calcext:value-type="float">
            <text:p>3,905259</text:p>
          </table:table-cell>
          <table:table-cell table:formula="of:=[.D666]-3.866" office:value-type="float" office:value="0.0392589999999999" calcext:value-type="float">
            <text:p>0,039259</text:p>
          </table:table-cell>
          <table:table-cell table:formula="of:=AVERAGE([.E643:.E666])" office:value-type="float" office:value="0.0327514583333332" calcext:value-type="float">
            <text:p>0,032751458333333</text:p>
          </table:table-cell>
        </table:table-row>
        <table:table-row table:style-name="ro1">
          <table:table-cell office:value-type="float" office:value="1479493236" calcext:value-type="float">
            <text:p>1479493236</text:p>
          </table:table-cell>
          <table:table-cell table:formula="of:=[.A667]-[.$A$2]" office:value-type="float" office:value="3690" calcext:value-type="float">
            <text:p>3690</text:p>
          </table:table-cell>
          <table:table-cell table:formula="of:=[.B667]/60" office:value-type="float" office:value="61.5" calcext:value-type="float">
            <text:p>61,5</text:p>
          </table:table-cell>
          <table:table-cell office:value-type="float" office:value="3.883946" calcext:value-type="float">
            <text:p>3,883946</text:p>
          </table:table-cell>
          <table:table-cell table:formula="of:=[.D667]-3.866" office:value-type="float" office:value="0.0179459999999998" calcext:value-type="float">
            <text:p>0,017946</text:p>
          </table:table-cell>
          <table:table-cell table:formula="of:=AVERAGE([.E644:.E667])" office:value-type="float" office:value="0.0318610833333332" calcext:value-type="float">
            <text:p>0,031861083333333</text:p>
          </table:table-cell>
        </table:table-row>
        <table:table-row table:style-name="ro1">
          <table:table-cell office:value-type="float" office:value="1479493241" calcext:value-type="float">
            <text:p>1479493241</text:p>
          </table:table-cell>
          <table:table-cell table:formula="of:=[.A668]-[.$A$2]" office:value-type="float" office:value="3695" calcext:value-type="float">
            <text:p>3695</text:p>
          </table:table-cell>
          <table:table-cell table:formula="of:=[.B668]/60" office:value-type="float" office:value="61.5833333333333" calcext:value-type="float">
            <text:p>61,5833333333333</text:p>
          </table:table-cell>
          <table:table-cell office:value-type="float" office:value="3.876252" calcext:value-type="float">
            <text:p>3,876252</text:p>
          </table:table-cell>
          <table:table-cell table:formula="of:=[.D668]-3.866" office:value-type="float" office:value="0.0102519999999999" calcext:value-type="float">
            <text:p>0,010252</text:p>
          </table:table-cell>
          <table:table-cell table:formula="of:=AVERAGE([.E645:.E668])" office:value-type="float" office:value="0.0322190416666665" calcext:value-type="float">
            <text:p>0,032219041666667</text:p>
          </table:table-cell>
        </table:table-row>
        <table:table-row table:style-name="ro1">
          <table:table-cell office:value-type="float" office:value="1479493246" calcext:value-type="float">
            <text:p>1479493246</text:p>
          </table:table-cell>
          <table:table-cell table:formula="of:=[.A669]-[.$A$2]" office:value-type="float" office:value="3700" calcext:value-type="float">
            <text:p>3700</text:p>
          </table:table-cell>
          <table:table-cell table:formula="of:=[.B669]/60" office:value-type="float" office:value="61.6666666666667" calcext:value-type="float">
            <text:p>61,6666666666667</text:p>
          </table:table-cell>
          <table:table-cell office:value-type="float" office:value="3.909652" calcext:value-type="float">
            <text:p>3,909652</text:p>
          </table:table-cell>
          <table:table-cell table:formula="of:=[.D669]-3.866" office:value-type="float" office:value="0.0436519999999998" calcext:value-type="float">
            <text:p>0,043652</text:p>
          </table:table-cell>
          <table:table-cell table:formula="of:=AVERAGE([.E646:.E669])" office:value-type="float" office:value="0.0321427499999998" calcext:value-type="float">
            <text:p>0,03214275</text:p>
          </table:table-cell>
        </table:table-row>
        <table:table-row table:style-name="ro1">
          <table:table-cell office:value-type="float" office:value="1479493251" calcext:value-type="float">
            <text:p>1479493251</text:p>
          </table:table-cell>
          <table:table-cell table:formula="of:=[.A670]-[.$A$2]" office:value-type="float" office:value="3705" calcext:value-type="float">
            <text:p>3705</text:p>
          </table:table-cell>
          <table:table-cell table:formula="of:=[.B670]/60" office:value-type="float" office:value="61.75" calcext:value-type="float">
            <text:p>61,75</text:p>
          </table:table-cell>
          <table:table-cell office:value-type="float" office:value="3.906198" calcext:value-type="float">
            <text:p>3,906198</text:p>
          </table:table-cell>
          <table:table-cell table:formula="of:=[.D670]-3.866" office:value-type="float" office:value="0.0401979999999997" calcext:value-type="float">
            <text:p>0,040198</text:p>
          </table:table-cell>
          <table:table-cell table:formula="of:=AVERAGE([.E647:.E670])" office:value-type="float" office:value="0.0321095416666665" calcext:value-type="float">
            <text:p>0,032109541666667</text:p>
          </table:table-cell>
        </table:table-row>
        <table:table-row table:style-name="ro1">
          <table:table-cell office:value-type="float" office:value="1479493256" calcext:value-type="float">
            <text:p>1479493256</text:p>
          </table:table-cell>
          <table:table-cell table:formula="of:=[.A671]-[.$A$2]" office:value-type="float" office:value="3710" calcext:value-type="float">
            <text:p>3710</text:p>
          </table:table-cell>
          <table:table-cell table:formula="of:=[.B671]/60" office:value-type="float" office:value="61.8333333333333" calcext:value-type="float">
            <text:p>61,8333333333333</text:p>
          </table:table-cell>
          <table:table-cell office:value-type="float" office:value="3.9073" calcext:value-type="float">
            <text:p>3,9073</text:p>
          </table:table-cell>
          <table:table-cell table:formula="of:=[.D671]-3.866" office:value-type="float" office:value="0.0413000000000001" calcext:value-type="float">
            <text:p>0,0413</text:p>
          </table:table-cell>
          <table:table-cell table:formula="of:=AVERAGE([.E648:.E671])" office:value-type="float" office:value="0.0318091666666665" calcext:value-type="float">
            <text:p>0,031809166666667</text:p>
          </table:table-cell>
        </table:table-row>
        <table:table-row table:style-name="ro1">
          <table:table-cell office:value-type="float" office:value="1479493262" calcext:value-type="float">
            <text:p>1479493262</text:p>
          </table:table-cell>
          <table:table-cell table:formula="of:=[.A672]-[.$A$2]" office:value-type="float" office:value="3716" calcext:value-type="float">
            <text:p>3716</text:p>
          </table:table-cell>
          <table:table-cell table:formula="of:=[.B672]/60" office:value-type="float" office:value="61.9333333333333" calcext:value-type="float">
            <text:p>61,9333333333333</text:p>
          </table:table-cell>
          <table:table-cell office:value-type="float" office:value="3.888862" calcext:value-type="float">
            <text:p>3,888862</text:p>
          </table:table-cell>
          <table:table-cell table:formula="of:=[.D672]-3.866" office:value-type="float" office:value="0.0228619999999999" calcext:value-type="float">
            <text:p>0,022862</text:p>
          </table:table-cell>
          <table:table-cell table:formula="of:=AVERAGE([.E649:.E672])" office:value-type="float" office:value="0.0310585416666665" calcext:value-type="float">
            <text:p>0,031058541666667</text:p>
          </table:table-cell>
        </table:table-row>
        <table:table-row table:style-name="ro1">
          <table:table-cell office:value-type="float" office:value="1479493267" calcext:value-type="float">
            <text:p>1479493267</text:p>
          </table:table-cell>
          <table:table-cell table:formula="of:=[.A673]-[.$A$2]" office:value-type="float" office:value="3721" calcext:value-type="float">
            <text:p>3721</text:p>
          </table:table-cell>
          <table:table-cell table:formula="of:=[.B673]/60" office:value-type="float" office:value="62.0166666666667" calcext:value-type="float">
            <text:p>62,0166666666667</text:p>
          </table:table-cell>
          <table:table-cell office:value-type="float" office:value="3.931166" calcext:value-type="float">
            <text:p>3,931166</text:p>
          </table:table-cell>
          <table:table-cell table:formula="of:=[.D673]-3.866" office:value-type="float" office:value="0.0651660000000001" calcext:value-type="float">
            <text:p>0,065166</text:p>
          </table:table-cell>
          <table:table-cell table:formula="of:=AVERAGE([.E650:.E673])" office:value-type="float" office:value="0.0335089999999999" calcext:value-type="float">
            <text:p>0,033509</text:p>
          </table:table-cell>
        </table:table-row>
        <table:table-row table:style-name="ro1">
          <table:table-cell office:value-type="float" office:value="1479493272" calcext:value-type="float">
            <text:p>1479493272</text:p>
          </table:table-cell>
          <table:table-cell table:formula="of:=[.A674]-[.$A$2]" office:value-type="float" office:value="3726" calcext:value-type="float">
            <text:p>3726</text:p>
          </table:table-cell>
          <table:table-cell table:formula="of:=[.B674]/60" office:value-type="float" office:value="62.1" calcext:value-type="float">
            <text:p>62,1</text:p>
          </table:table-cell>
          <table:table-cell office:value-type="float" office:value="3.900408" calcext:value-type="float">
            <text:p>3,900408</text:p>
          </table:table-cell>
          <table:table-cell table:formula="of:=[.D674]-3.866" office:value-type="float" office:value="0.034408" calcext:value-type="float">
            <text:p>0,034408</text:p>
          </table:table-cell>
          <table:table-cell table:formula="of:=AVERAGE([.E651:.E674])" office:value-type="float" office:value="0.0337983749999999" calcext:value-type="float">
            <text:p>0,033798375</text:p>
          </table:table-cell>
        </table:table-row>
        <table:table-row table:style-name="ro1">
          <table:table-cell office:value-type="float" office:value="1479493278" calcext:value-type="float">
            <text:p>1479493278</text:p>
          </table:table-cell>
          <table:table-cell table:formula="of:=[.A675]-[.$A$2]" office:value-type="float" office:value="3732" calcext:value-type="float">
            <text:p>3732</text:p>
          </table:table-cell>
          <table:table-cell table:formula="of:=[.B675]/60" office:value-type="float" office:value="62.2" calcext:value-type="float">
            <text:p>62,2</text:p>
          </table:table-cell>
          <table:table-cell office:value-type="float" office:value="3.889573" calcext:value-type="float">
            <text:p>3,889573</text:p>
          </table:table-cell>
          <table:table-cell table:formula="of:=[.D675]-3.866" office:value-type="float" office:value="0.0235729999999998" calcext:value-type="float">
            <text:p>0,023573</text:p>
          </table:table-cell>
          <table:table-cell table:formula="of:=AVERAGE([.E652:.E675])" office:value-type="float" office:value="0.0336387083333332" calcext:value-type="float">
            <text:p>0,033638708333333</text:p>
          </table:table-cell>
        </table:table-row>
        <table:table-row table:style-name="ro1">
          <table:table-cell office:value-type="float" office:value="1479493283" calcext:value-type="float">
            <text:p>1479493283</text:p>
          </table:table-cell>
          <table:table-cell table:formula="of:=[.A676]-[.$A$2]" office:value-type="float" office:value="3737" calcext:value-type="float">
            <text:p>3737</text:p>
          </table:table-cell>
          <table:table-cell table:formula="of:=[.B676]/60" office:value-type="float" office:value="62.2833333333333" calcext:value-type="float">
            <text:p>62,2833333333333</text:p>
          </table:table-cell>
          <table:table-cell office:value-type="float" office:value="3.896118" calcext:value-type="float">
            <text:p>3,896118</text:p>
          </table:table-cell>
          <table:table-cell table:formula="of:=[.D676]-3.866" office:value-type="float" office:value="0.0301179999999999" calcext:value-type="float">
            <text:p>0,030118</text:p>
          </table:table-cell>
          <table:table-cell table:formula="of:=AVERAGE([.E653:.E676])" office:value-type="float" office:value="0.0334778749999999" calcext:value-type="float">
            <text:p>0,033477875</text:p>
          </table:table-cell>
        </table:table-row>
        <table:table-row table:style-name="ro1">
          <table:table-cell office:value-type="float" office:value="1479493288" calcext:value-type="float">
            <text:p>1479493288</text:p>
          </table:table-cell>
          <table:table-cell table:formula="of:=[.A677]-[.$A$2]" office:value-type="float" office:value="3742" calcext:value-type="float">
            <text:p>3742</text:p>
          </table:table-cell>
          <table:table-cell table:formula="of:=[.B677]/60" office:value-type="float" office:value="62.3666666666667" calcext:value-type="float">
            <text:p>62,3666666666667</text:p>
          </table:table-cell>
          <table:table-cell office:value-type="float" office:value="3.867475" calcext:value-type="float">
            <text:p>3,867475</text:p>
          </table:table-cell>
          <table:table-cell table:formula="of:=[.D677]-3.866" office:value-type="float" office:value="0.00147499999999967" calcext:value-type="float">
            <text:p>0,001475</text:p>
          </table:table-cell>
          <table:table-cell table:formula="of:=AVERAGE([.E654:.E677])" office:value-type="float" office:value="0.0312465416666665" calcext:value-type="float">
            <text:p>0,031246541666667</text:p>
          </table:table-cell>
        </table:table-row>
        <table:table-row table:style-name="ro1">
          <table:table-cell office:value-type="float" office:value="1479493293" calcext:value-type="float">
            <text:p>1479493293</text:p>
          </table:table-cell>
          <table:table-cell table:formula="of:=[.A678]-[.$A$2]" office:value-type="float" office:value="3747" calcext:value-type="float">
            <text:p>3747</text:p>
          </table:table-cell>
          <table:table-cell table:formula="of:=[.B678]/60" office:value-type="float" office:value="62.45" calcext:value-type="float">
            <text:p>62,45</text:p>
          </table:table-cell>
          <table:table-cell office:value-type="float" office:value="3.909925" calcext:value-type="float">
            <text:p>3,909925</text:p>
          </table:table-cell>
          <table:table-cell table:formula="of:=[.D678]-3.866" office:value-type="float" office:value="0.0439249999999998" calcext:value-type="float">
            <text:p>0,043925</text:p>
          </table:table-cell>
          <table:table-cell table:formula="of:=AVERAGE([.E655:.E678])" office:value-type="float" office:value="0.0324397499999998" calcext:value-type="float">
            <text:p>0,03243975</text:p>
          </table:table-cell>
        </table:table-row>
        <table:table-row table:style-name="ro1">
          <table:table-cell office:value-type="float" office:value="1479493299" calcext:value-type="float">
            <text:p>1479493299</text:p>
          </table:table-cell>
          <table:table-cell table:formula="of:=[.A679]-[.$A$2]" office:value-type="float" office:value="3753" calcext:value-type="float">
            <text:p>3753</text:p>
          </table:table-cell>
          <table:table-cell table:formula="of:=[.B679]/60" office:value-type="float" office:value="62.55" calcext:value-type="float">
            <text:p>62,55</text:p>
          </table:table-cell>
          <table:table-cell office:value-type="float" office:value="3.892314" calcext:value-type="float">
            <text:p>3,892314</text:p>
          </table:table-cell>
          <table:table-cell table:formula="of:=[.D679]-3.866" office:value-type="float" office:value="0.0263139999999997" calcext:value-type="float">
            <text:p>0,026314</text:p>
          </table:table-cell>
          <table:table-cell table:formula="of:=AVERAGE([.E656:.E679])" office:value-type="float" office:value="0.0318654999999998" calcext:value-type="float">
            <text:p>0,0318655</text:p>
          </table:table-cell>
        </table:table-row>
        <table:table-row table:style-name="ro1">
          <table:table-cell office:value-type="float" office:value="1479493304" calcext:value-type="float">
            <text:p>1479493304</text:p>
          </table:table-cell>
          <table:table-cell table:formula="of:=[.A680]-[.$A$2]" office:value-type="float" office:value="3758" calcext:value-type="float">
            <text:p>3758</text:p>
          </table:table-cell>
          <table:table-cell table:formula="of:=[.B680]/60" office:value-type="float" office:value="62.6333333333333" calcext:value-type="float">
            <text:p>62,6333333333333</text:p>
          </table:table-cell>
          <table:table-cell office:value-type="float" office:value="3.903146" calcext:value-type="float">
            <text:p>3,903146</text:p>
          </table:table-cell>
          <table:table-cell table:formula="of:=[.D680]-3.866" office:value-type="float" office:value="0.0371459999999999" calcext:value-type="float">
            <text:p>0,037146</text:p>
          </table:table-cell>
          <table:table-cell table:formula="of:=AVERAGE([.E657:.E680])" office:value-type="float" office:value="0.0319138333333332" calcext:value-type="float">
            <text:p>0,031913833333333</text:p>
          </table:table-cell>
        </table:table-row>
        <table:table-row table:style-name="ro1">
          <table:table-cell office:value-type="float" office:value="1479493309" calcext:value-type="float">
            <text:p>1479493309</text:p>
          </table:table-cell>
          <table:table-cell table:formula="of:=[.A681]-[.$A$2]" office:value-type="float" office:value="3763" calcext:value-type="float">
            <text:p>3763</text:p>
          </table:table-cell>
          <table:table-cell table:formula="of:=[.B681]/60" office:value-type="float" office:value="62.7166666666667" calcext:value-type="float">
            <text:p>62,7166666666667</text:p>
          </table:table-cell>
          <table:table-cell office:value-type="float" office:value="3.901063" calcext:value-type="float">
            <text:p>3,901063</text:p>
          </table:table-cell>
          <table:table-cell table:formula="of:=[.D681]-3.866" office:value-type="float" office:value="0.0350629999999996" calcext:value-type="float">
            <text:p>0,035063</text:p>
          </table:table-cell>
          <table:table-cell table:formula="of:=AVERAGE([.E658:.E681])" office:value-type="float" office:value="0.0323715416666665" calcext:value-type="float">
            <text:p>0,032371541666667</text:p>
          </table:table-cell>
        </table:table-row>
        <table:table-row table:style-name="ro1">
          <table:table-cell office:value-type="float" office:value="1479493314" calcext:value-type="float">
            <text:p>1479493314</text:p>
          </table:table-cell>
          <table:table-cell table:formula="of:=[.A682]-[.$A$2]" office:value-type="float" office:value="3768" calcext:value-type="float">
            <text:p>3768</text:p>
          </table:table-cell>
          <table:table-cell table:formula="of:=[.B682]/60" office:value-type="float" office:value="62.8" calcext:value-type="float">
            <text:p>62,8</text:p>
          </table:table-cell>
          <table:table-cell office:value-type="float" office:value="3.867523" calcext:value-type="float">
            <text:p>3,867523</text:p>
          </table:table-cell>
          <table:table-cell table:formula="of:=[.D682]-3.866" office:value-type="float" office:value="0.00152299999999972" calcext:value-type="float">
            <text:p>0,001523</text:p>
          </table:table-cell>
          <table:table-cell table:formula="of:=AVERAGE([.E659:.E682])" office:value-type="float" office:value="0.0309778333333332" calcext:value-type="float">
            <text:p>0,030977833333333</text:p>
          </table:table-cell>
        </table:table-row>
        <table:table-row table:style-name="ro1">
          <table:table-cell office:value-type="float" office:value="1479493319" calcext:value-type="float">
            <text:p>1479493319</text:p>
          </table:table-cell>
          <table:table-cell table:formula="of:=[.A683]-[.$A$2]" office:value-type="float" office:value="3773" calcext:value-type="float">
            <text:p>3773</text:p>
          </table:table-cell>
          <table:table-cell table:formula="of:=[.B683]/60" office:value-type="float" office:value="62.8833333333333" calcext:value-type="float">
            <text:p>62,8833333333333</text:p>
          </table:table-cell>
          <table:table-cell office:value-type="float" office:value="3.904589" calcext:value-type="float">
            <text:p>3,904589</text:p>
          </table:table-cell>
          <table:table-cell table:formula="of:=[.D683]-3.866" office:value-type="float" office:value="0.038589" calcext:value-type="float">
            <text:p>0,038589</text:p>
          </table:table-cell>
          <table:table-cell table:formula="of:=AVERAGE([.E660:.E683])" office:value-type="float" office:value="0.0319556666666665" calcext:value-type="float">
            <text:p>0,031955666666667</text:p>
          </table:table-cell>
        </table:table-row>
        <table:table-row table:style-name="ro1">
          <table:table-cell office:value-type="float" office:value="1479493325" calcext:value-type="float">
            <text:p>1479493325</text:p>
          </table:table-cell>
          <table:table-cell table:formula="of:=[.A684]-[.$A$2]" office:value-type="float" office:value="3779" calcext:value-type="float">
            <text:p>3779</text:p>
          </table:table-cell>
          <table:table-cell table:formula="of:=[.B684]/60" office:value-type="float" office:value="62.9833333333333" calcext:value-type="float">
            <text:p>62,9833333333333</text:p>
          </table:table-cell>
          <table:table-cell office:value-type="float" office:value="3.902256" calcext:value-type="float">
            <text:p>3,902256</text:p>
          </table:table-cell>
          <table:table-cell table:formula="of:=[.D684]-3.866" office:value-type="float" office:value="0.0362559999999998" calcext:value-type="float">
            <text:p>0,036256</text:p>
          </table:table-cell>
          <table:table-cell table:formula="of:=AVERAGE([.E661:.E684])" office:value-type="float" office:value="0.0316035833333332" calcext:value-type="float">
            <text:p>0,031603583333333</text:p>
          </table:table-cell>
        </table:table-row>
        <table:table-row table:style-name="ro1">
          <table:table-cell office:value-type="float" office:value="1479493330" calcext:value-type="float">
            <text:p>1479493330</text:p>
          </table:table-cell>
          <table:table-cell table:formula="of:=[.A685]-[.$A$2]" office:value-type="float" office:value="3784" calcext:value-type="float">
            <text:p>3784</text:p>
          </table:table-cell>
          <table:table-cell table:formula="of:=[.B685]/60" office:value-type="float" office:value="63.0666666666667" calcext:value-type="float">
            <text:p>63,0666666666667</text:p>
          </table:table-cell>
          <table:table-cell office:value-type="float" office:value="3.896246" calcext:value-type="float">
            <text:p>3,896246</text:p>
          </table:table-cell>
          <table:table-cell table:formula="of:=[.D685]-3.866" office:value-type="float" office:value="0.030246" calcext:value-type="float">
            <text:p>0,030246</text:p>
          </table:table-cell>
          <table:table-cell table:formula="of:=AVERAGE([.E662:.E685])" office:value-type="float" office:value="0.0309968749999998" calcext:value-type="float">
            <text:p>0,030996875</text:p>
          </table:table-cell>
        </table:table-row>
        <table:table-row table:style-name="ro1">
          <table:table-cell office:value-type="float" office:value="1479493335" calcext:value-type="float">
            <text:p>1479493335</text:p>
          </table:table-cell>
          <table:table-cell table:formula="of:=[.A686]-[.$A$2]" office:value-type="float" office:value="3789" calcext:value-type="float">
            <text:p>3789</text:p>
          </table:table-cell>
          <table:table-cell table:formula="of:=[.B686]/60" office:value-type="float" office:value="63.15" calcext:value-type="float">
            <text:p>63,15</text:p>
          </table:table-cell>
          <table:table-cell office:value-type="float" office:value="3.903515" calcext:value-type="float">
            <text:p>3,903515</text:p>
          </table:table-cell>
          <table:table-cell table:formula="of:=[.D686]-3.866" office:value-type="float" office:value="0.037515" calcext:value-type="float">
            <text:p>0,037515</text:p>
          </table:table-cell>
          <table:table-cell table:formula="of:=AVERAGE([.E663:.E686])" office:value-type="float" office:value="0.0309700833333332" calcext:value-type="float">
            <text:p>0,030970083333333</text:p>
          </table:table-cell>
        </table:table-row>
        <table:table-row table:style-name="ro1">
          <table:table-cell office:value-type="float" office:value="1479493340" calcext:value-type="float">
            <text:p>1479493340</text:p>
          </table:table-cell>
          <table:table-cell table:formula="of:=[.A687]-[.$A$2]" office:value-type="float" office:value="3794" calcext:value-type="float">
            <text:p>3794</text:p>
          </table:table-cell>
          <table:table-cell table:formula="of:=[.B687]/60" office:value-type="float" office:value="63.2333333333333" calcext:value-type="float">
            <text:p>63,2333333333333</text:p>
          </table:table-cell>
          <table:table-cell office:value-type="float" office:value="3.867572" calcext:value-type="float">
            <text:p>3,867572</text:p>
          </table:table-cell>
          <table:table-cell table:formula="of:=[.D687]-3.866" office:value-type="float" office:value="0.00157199999999991" calcext:value-type="float">
            <text:p>0,001572</text:p>
          </table:table-cell>
          <table:table-cell table:formula="of:=AVERAGE([.E664:.E687])" office:value-type="float" office:value="0.0292919166666665" calcext:value-type="float">
            <text:p>0,029291916666667</text:p>
          </table:table-cell>
        </table:table-row>
        <table:table-row table:style-name="ro1">
          <table:table-cell office:value-type="float" office:value="1479493346" calcext:value-type="float">
            <text:p>1479493346</text:p>
          </table:table-cell>
          <table:table-cell table:formula="of:=[.A688]-[.$A$2]" office:value-type="float" office:value="3800" calcext:value-type="float">
            <text:p>3800</text:p>
          </table:table-cell>
          <table:table-cell table:formula="of:=[.B688]/60" office:value-type="float" office:value="63.3333333333333" calcext:value-type="float">
            <text:p>63,3333333333333</text:p>
          </table:table-cell>
          <table:table-cell office:value-type="float" office:value="3.895142" calcext:value-type="float">
            <text:p>3,895142</text:p>
          </table:table-cell>
          <table:table-cell table:formula="of:=[.D688]-3.866" office:value-type="float" office:value="0.0291419999999998" calcext:value-type="float">
            <text:p>0,029142</text:p>
          </table:table-cell>
          <table:table-cell table:formula="of:=AVERAGE([.E665:.E688])" office:value-type="float" office:value="0.0297972083333332" calcext:value-type="float">
            <text:p>0,029797208333333</text:p>
          </table:table-cell>
        </table:table-row>
        <table:table-row table:style-name="ro1">
          <table:table-cell office:value-type="float" office:value="1479493351" calcext:value-type="float">
            <text:p>1479493351</text:p>
          </table:table-cell>
          <table:table-cell table:formula="of:=[.A689]-[.$A$2]" office:value-type="float" office:value="3805" calcext:value-type="float">
            <text:p>3805</text:p>
          </table:table-cell>
          <table:table-cell table:formula="of:=[.B689]/60" office:value-type="float" office:value="63.4166666666667" calcext:value-type="float">
            <text:p>63,4166666666667</text:p>
          </table:table-cell>
          <table:table-cell office:value-type="float" office:value="3.9028" calcext:value-type="float">
            <text:p>3,9028</text:p>
          </table:table-cell>
          <table:table-cell table:formula="of:=[.D689]-3.866" office:value-type="float" office:value="0.0367999999999999" calcext:value-type="float">
            <text:p>0,0368</text:p>
          </table:table-cell>
          <table:table-cell table:formula="of:=AVERAGE([.E666:.E689])" office:value-type="float" office:value="0.0301791666666665" calcext:value-type="float">
            <text:p>0,030179166666667</text:p>
          </table:table-cell>
        </table:table-row>
        <table:table-row table:style-name="ro1">
          <table:table-cell office:value-type="float" office:value="1479493356" calcext:value-type="float">
            <text:p>1479493356</text:p>
          </table:table-cell>
          <table:table-cell table:formula="of:=[.A690]-[.$A$2]" office:value-type="float" office:value="3810" calcext:value-type="float">
            <text:p>3810</text:p>
          </table:table-cell>
          <table:table-cell table:formula="of:=[.B690]/60" office:value-type="float" office:value="63.5" calcext:value-type="float">
            <text:p>63,5</text:p>
          </table:table-cell>
          <table:table-cell office:value-type="float" office:value="3.91275" calcext:value-type="float">
            <text:p>3,91275</text:p>
          </table:table-cell>
          <table:table-cell table:formula="of:=[.D690]-3.866" office:value-type="float" office:value="0.0467499999999999" calcext:value-type="float">
            <text:p>0,04675</text:p>
          </table:table-cell>
          <table:table-cell table:formula="of:=AVERAGE([.E667:.E690])" office:value-type="float" office:value="0.0304912916666665" calcext:value-type="float">
            <text:p>0,030491291666667</text:p>
          </table:table-cell>
        </table:table-row>
        <table:table-row table:style-name="ro1">
          <table:table-cell office:value-type="float" office:value="1479493361" calcext:value-type="float">
            <text:p>1479493361</text:p>
          </table:table-cell>
          <table:table-cell table:formula="of:=[.A691]-[.$A$2]" office:value-type="float" office:value="3815" calcext:value-type="float">
            <text:p>3815</text:p>
          </table:table-cell>
          <table:table-cell table:formula="of:=[.B691]/60" office:value-type="float" office:value="63.5833333333333" calcext:value-type="float">
            <text:p>63,5833333333333</text:p>
          </table:table-cell>
          <table:table-cell office:value-type="float" office:value="3.89366" calcext:value-type="float">
            <text:p>3,89366</text:p>
          </table:table-cell>
          <table:table-cell table:formula="of:=[.D691]-3.866" office:value-type="float" office:value="0.02766" calcext:value-type="float">
            <text:p>0,02766</text:p>
          </table:table-cell>
          <table:table-cell table:formula="of:=AVERAGE([.E668:.E691])" office:value-type="float" office:value="0.0308960416666665" calcext:value-type="float">
            <text:p>0,030896041666667</text:p>
          </table:table-cell>
        </table:table-row>
        <table:table-row table:style-name="ro1">
          <table:table-cell office:value-type="float" office:value="1479493366" calcext:value-type="float">
            <text:p>1479493366</text:p>
          </table:table-cell>
          <table:table-cell table:formula="of:=[.A692]-[.$A$2]" office:value-type="float" office:value="3820" calcext:value-type="float">
            <text:p>3820</text:p>
          </table:table-cell>
          <table:table-cell table:formula="of:=[.B692]/60" office:value-type="float" office:value="63.6666666666667" calcext:value-type="float">
            <text:p>63,6666666666667</text:p>
          </table:table-cell>
          <table:table-cell office:value-type="float" office:value="3.867522" calcext:value-type="float">
            <text:p>3,867522</text:p>
          </table:table-cell>
          <table:table-cell table:formula="of:=[.D692]-3.866" office:value-type="float" office:value="0.00152200000000002" calcext:value-type="float">
            <text:p>0,001522</text:p>
          </table:table-cell>
          <table:table-cell table:formula="of:=AVERAGE([.E669:.E692])" office:value-type="float" office:value="0.0305322916666665" calcext:value-type="float">
            <text:p>0,030532291666667</text:p>
          </table:table-cell>
        </table:table-row>
        <table:table-row table:style-name="ro1">
          <table:table-cell office:value-type="float" office:value="1479493372" calcext:value-type="float">
            <text:p>1479493372</text:p>
          </table:table-cell>
          <table:table-cell table:formula="of:=[.A693]-[.$A$2]" office:value-type="float" office:value="3826" calcext:value-type="float">
            <text:p>3826</text:p>
          </table:table-cell>
          <table:table-cell table:formula="of:=[.B693]/60" office:value-type="float" office:value="63.7666666666667" calcext:value-type="float">
            <text:p>63,7666666666667</text:p>
          </table:table-cell>
          <table:table-cell office:value-type="float" office:value="3.914868" calcext:value-type="float">
            <text:p>3,914868</text:p>
          </table:table-cell>
          <table:table-cell table:formula="of:=[.D693]-3.866" office:value-type="float" office:value="0.0488679999999997" calcext:value-type="float">
            <text:p>0,048868</text:p>
          </table:table-cell>
          <table:table-cell table:formula="of:=AVERAGE([.E670:.E693])" office:value-type="float" office:value="0.0307496249999999" calcext:value-type="float">
            <text:p>0,030749625</text:p>
          </table:table-cell>
        </table:table-row>
        <table:table-row table:style-name="ro1">
          <table:table-cell office:value-type="float" office:value="1479493377" calcext:value-type="float">
            <text:p>1479493377</text:p>
          </table:table-cell>
          <table:table-cell table:formula="of:=[.A694]-[.$A$2]" office:value-type="float" office:value="3831" calcext:value-type="float">
            <text:p>3831</text:p>
          </table:table-cell>
          <table:table-cell table:formula="of:=[.B694]/60" office:value-type="float" office:value="63.85" calcext:value-type="float">
            <text:p>63,85</text:p>
          </table:table-cell>
          <table:table-cell office:value-type="float" office:value="3.893387" calcext:value-type="float">
            <text:p>3,893387</text:p>
          </table:table-cell>
          <table:table-cell table:formula="of:=[.D694]-3.866" office:value-type="float" office:value="0.0273869999999996" calcext:value-type="float">
            <text:p>0,027387</text:p>
          </table:table-cell>
          <table:table-cell table:formula="of:=AVERAGE([.E671:.E694])" office:value-type="float" office:value="0.0302158333333332" calcext:value-type="float">
            <text:p>0,030215833333333</text:p>
          </table:table-cell>
        </table:table-row>
        <table:table-row table:style-name="ro1">
          <table:table-cell office:value-type="float" office:value="1479493382" calcext:value-type="float">
            <text:p>1479493382</text:p>
          </table:table-cell>
          <table:table-cell table:formula="of:=[.A695]-[.$A$2]" office:value-type="float" office:value="3836" calcext:value-type="float">
            <text:p>3836</text:p>
          </table:table-cell>
          <table:table-cell table:formula="of:=[.B695]/60" office:value-type="float" office:value="63.9333333333333" calcext:value-type="float">
            <text:p>63,9333333333333</text:p>
          </table:table-cell>
          <table:table-cell office:value-type="float" office:value="3.897552" calcext:value-type="float">
            <text:p>3,897552</text:p>
          </table:table-cell>
          <table:table-cell table:formula="of:=[.D695]-3.866" office:value-type="float" office:value="0.031552" calcext:value-type="float">
            <text:p>0,031552</text:p>
          </table:table-cell>
          <table:table-cell table:formula="of:=AVERAGE([.E672:.E695])" office:value-type="float" office:value="0.0298096666666665" calcext:value-type="float">
            <text:p>0,029809666666667</text:p>
          </table:table-cell>
        </table:table-row>
        <table:table-row table:style-name="ro1">
          <table:table-cell office:value-type="float" office:value="1479493387" calcext:value-type="float">
            <text:p>1479493387</text:p>
          </table:table-cell>
          <table:table-cell table:formula="of:=[.A696]-[.$A$2]" office:value-type="float" office:value="3841" calcext:value-type="float">
            <text:p>3841</text:p>
          </table:table-cell>
          <table:table-cell table:formula="of:=[.B696]/60" office:value-type="float" office:value="64.0166666666667" calcext:value-type="float">
            <text:p>64,0166666666667</text:p>
          </table:table-cell>
          <table:table-cell office:value-type="float" office:value="3.895557" calcext:value-type="float">
            <text:p>3,895557</text:p>
          </table:table-cell>
          <table:table-cell table:formula="of:=[.D696]-3.866" office:value-type="float" office:value="0.0295570000000001" calcext:value-type="float">
            <text:p>0,029557</text:p>
          </table:table-cell>
          <table:table-cell table:formula="of:=AVERAGE([.E673:.E696])" office:value-type="float" office:value="0.0300886249999999" calcext:value-type="float">
            <text:p>0,030088625</text:p>
          </table:table-cell>
        </table:table-row>
        <table:table-row table:style-name="ro1">
          <table:table-cell office:value-type="float" office:value="1479493393" calcext:value-type="float">
            <text:p>1479493393</text:p>
          </table:table-cell>
          <table:table-cell table:formula="of:=[.A697]-[.$A$2]" office:value-type="float" office:value="3847" calcext:value-type="float">
            <text:p>3847</text:p>
          </table:table-cell>
          <table:table-cell table:formula="of:=[.B697]/60" office:value-type="float" office:value="64.1166666666667" calcext:value-type="float">
            <text:p>64,1166666666667</text:p>
          </table:table-cell>
          <table:table-cell office:value-type="float" office:value="3.86765" calcext:value-type="float">
            <text:p>3,86765</text:p>
          </table:table-cell>
          <table:table-cell table:formula="of:=[.D697]-3.866" office:value-type="float" office:value="0.00165000000000015" calcext:value-type="float">
            <text:p>0,00165</text:p>
          </table:table-cell>
          <table:table-cell table:formula="of:=AVERAGE([.E674:.E697])" office:value-type="float" office:value="0.0274421249999999" calcext:value-type="float">
            <text:p>0,027442125</text:p>
          </table:table-cell>
        </table:table-row>
        <table:table-row table:style-name="ro1">
          <table:table-cell office:value-type="float" office:value="1479493398" calcext:value-type="float">
            <text:p>1479493398</text:p>
          </table:table-cell>
          <table:table-cell table:formula="of:=[.A698]-[.$A$2]" office:value-type="float" office:value="3852" calcext:value-type="float">
            <text:p>3852</text:p>
          </table:table-cell>
          <table:table-cell table:formula="of:=[.B698]/60" office:value-type="float" office:value="64.2" calcext:value-type="float">
            <text:p>64,2</text:p>
          </table:table-cell>
          <table:table-cell office:value-type="float" office:value="3.905737" calcext:value-type="float">
            <text:p>3,905737</text:p>
          </table:table-cell>
          <table:table-cell table:formula="of:=[.D698]-3.866" office:value-type="float" office:value="0.0397370000000001" calcext:value-type="float">
            <text:p>0,039737</text:p>
          </table:table-cell>
          <table:table-cell table:formula="of:=AVERAGE([.E675:.E698])" office:value-type="float" office:value="0.0276641666666665" calcext:value-type="float">
            <text:p>0,027664166666667</text:p>
          </table:table-cell>
        </table:table-row>
        <table:table-row table:style-name="ro1">
          <table:table-cell office:value-type="float" office:value="1479493403" calcext:value-type="float">
            <text:p>1479493403</text:p>
          </table:table-cell>
          <table:table-cell table:formula="of:=[.A699]-[.$A$2]" office:value-type="float" office:value="3857" calcext:value-type="float">
            <text:p>3857</text:p>
          </table:table-cell>
          <table:table-cell table:formula="of:=[.B699]/60" office:value-type="float" office:value="64.2833333333333" calcext:value-type="float">
            <text:p>64,2833333333333</text:p>
          </table:table-cell>
          <table:table-cell office:value-type="float" office:value="3.90831" calcext:value-type="float">
            <text:p>3,90831</text:p>
          </table:table-cell>
          <table:table-cell table:formula="of:=[.D699]-3.866" office:value-type="float" office:value="0.0423100000000001" calcext:value-type="float">
            <text:p>0,04231</text:p>
          </table:table-cell>
          <table:table-cell table:formula="of:=AVERAGE([.E676:.E699])" office:value-type="float" office:value="0.0284448749999999" calcext:value-type="float">
            <text:p>0,028444875</text:p>
          </table:table-cell>
        </table:table-row>
        <table:table-row table:style-name="ro1">
          <table:table-cell office:value-type="float" office:value="1479493409" calcext:value-type="float">
            <text:p>1479493409</text:p>
          </table:table-cell>
          <table:table-cell table:formula="of:=[.A700]-[.$A$2]" office:value-type="float" office:value="3863" calcext:value-type="float">
            <text:p>3863</text:p>
          </table:table-cell>
          <table:table-cell table:formula="of:=[.B700]/60" office:value-type="float" office:value="64.3833333333333" calcext:value-type="float">
            <text:p>64,3833333333333</text:p>
          </table:table-cell>
          <table:table-cell office:value-type="float" office:value="3.901383" calcext:value-type="float">
            <text:p>3,901383</text:p>
          </table:table-cell>
          <table:table-cell table:formula="of:=[.D700]-3.866" office:value-type="float" office:value="0.0353829999999999" calcext:value-type="float">
            <text:p>0,035383</text:p>
          </table:table-cell>
          <table:table-cell table:formula="of:=AVERAGE([.E677:.E700])" office:value-type="float" office:value="0.0286642499999999" calcext:value-type="float">
            <text:p>0,02866425</text:p>
          </table:table-cell>
        </table:table-row>
        <table:table-row table:style-name="ro1">
          <table:table-cell office:value-type="float" office:value="1479493414" calcext:value-type="float">
            <text:p>1479493414</text:p>
          </table:table-cell>
          <table:table-cell table:formula="of:=[.A701]-[.$A$2]" office:value-type="float" office:value="3868" calcext:value-type="float">
            <text:p>3868</text:p>
          </table:table-cell>
          <table:table-cell table:formula="of:=[.B701]/60" office:value-type="float" office:value="64.4666666666667" calcext:value-type="float">
            <text:p>64,4666666666667</text:p>
          </table:table-cell>
          <table:table-cell office:value-type="float" office:value="3.89886" calcext:value-type="float">
            <text:p>3,89886</text:p>
          </table:table-cell>
          <table:table-cell table:formula="of:=[.D701]-3.866" office:value-type="float" office:value="0.0328599999999999" calcext:value-type="float">
            <text:p>0,03286</text:p>
          </table:table-cell>
          <table:table-cell table:formula="of:=AVERAGE([.E678:.E701])" office:value-type="float" office:value="0.0299719583333332" calcext:value-type="float">
            <text:p>0,029971958333333</text:p>
          </table:table-cell>
        </table:table-row>
        <table:table-row table:style-name="ro1">
          <table:table-cell office:value-type="float" office:value="1479493419" calcext:value-type="float">
            <text:p>1479493419</text:p>
          </table:table-cell>
          <table:table-cell table:formula="of:=[.A702]-[.$A$2]" office:value-type="float" office:value="3873" calcext:value-type="float">
            <text:p>3873</text:p>
          </table:table-cell>
          <table:table-cell table:formula="of:=[.B702]/60" office:value-type="float" office:value="64.55" calcext:value-type="float">
            <text:p>64,55</text:p>
          </table:table-cell>
          <table:table-cell office:value-type="float" office:value="3.867446" calcext:value-type="float">
            <text:p>3,867446</text:p>
          </table:table-cell>
          <table:table-cell table:formula="of:=[.D702]-3.866" office:value-type="float" office:value="0.00144600000000006" calcext:value-type="float">
            <text:p>0,001446</text:p>
          </table:table-cell>
          <table:table-cell table:formula="of:=AVERAGE([.E679:.E702])" office:value-type="float" office:value="0.0282019999999999" calcext:value-type="float">
            <text:p>0,028202</text:p>
          </table:table-cell>
        </table:table-row>
        <table:table-row table:style-name="ro1">
          <table:table-cell office:value-type="float" office:value="1479493424" calcext:value-type="float">
            <text:p>1479493424</text:p>
          </table:table-cell>
          <table:table-cell table:formula="of:=[.A703]-[.$A$2]" office:value-type="float" office:value="3878" calcext:value-type="float">
            <text:p>3878</text:p>
          </table:table-cell>
          <table:table-cell table:formula="of:=[.B703]/60" office:value-type="float" office:value="64.6333333333333" calcext:value-type="float">
            <text:p>64,6333333333333</text:p>
          </table:table-cell>
          <table:table-cell office:value-type="float" office:value="3.900068" calcext:value-type="float">
            <text:p>3,900068</text:p>
          </table:table-cell>
          <table:table-cell table:formula="of:=[.D703]-3.866" office:value-type="float" office:value="0.034068" calcext:value-type="float">
            <text:p>0,034068</text:p>
          </table:table-cell>
          <table:table-cell table:formula="of:=AVERAGE([.E680:.E703])" office:value-type="float" office:value="0.0285250833333333" calcext:value-type="float">
            <text:p>0,028525083333333</text:p>
          </table:table-cell>
        </table:table-row>
        <table:table-row table:style-name="ro1">
          <table:table-cell office:value-type="float" office:value="1479493429" calcext:value-type="float">
            <text:p>1479493429</text:p>
          </table:table-cell>
          <table:table-cell table:formula="of:=[.A704]-[.$A$2]" office:value-type="float" office:value="3883" calcext:value-type="float">
            <text:p>3883</text:p>
          </table:table-cell>
          <table:table-cell table:formula="of:=[.B704]/60" office:value-type="float" office:value="64.7166666666667" calcext:value-type="float">
            <text:p>64,7166666666667</text:p>
          </table:table-cell>
          <table:table-cell office:value-type="float" office:value="3.888228" calcext:value-type="float">
            <text:p>3,888228</text:p>
          </table:table-cell>
          <table:table-cell table:formula="of:=[.D704]-3.866" office:value-type="float" office:value="0.0222279999999997" calcext:value-type="float">
            <text:p>0,022228</text:p>
          </table:table-cell>
          <table:table-cell table:formula="of:=AVERAGE([.E681:.E704])" office:value-type="float" office:value="0.0279034999999999" calcext:value-type="float">
            <text:p>0,0279035</text:p>
          </table:table-cell>
        </table:table-row>
        <table:table-row table:style-name="ro1">
          <table:table-cell office:value-type="float" office:value="1479493435" calcext:value-type="float">
            <text:p>1479493435</text:p>
          </table:table-cell>
          <table:table-cell table:formula="of:=[.A705]-[.$A$2]" office:value-type="float" office:value="3889" calcext:value-type="float">
            <text:p>3889</text:p>
          </table:table-cell>
          <table:table-cell table:formula="of:=[.B705]/60" office:value-type="float" office:value="64.8166666666667" calcext:value-type="float">
            <text:p>64,8166666666667</text:p>
          </table:table-cell>
          <table:table-cell office:value-type="float" office:value="3.913556" calcext:value-type="float">
            <text:p>3,913556</text:p>
          </table:table-cell>
          <table:table-cell table:formula="of:=[.D705]-3.866" office:value-type="float" office:value="0.0475559999999997" calcext:value-type="float">
            <text:p>0,047556</text:p>
          </table:table-cell>
          <table:table-cell table:formula="of:=AVERAGE([.E682:.E705])" office:value-type="float" office:value="0.0284240416666666" calcext:value-type="float">
            <text:p>0,028424041666667</text:p>
          </table:table-cell>
        </table:table-row>
        <table:table-row table:style-name="ro1">
          <table:table-cell office:value-type="float" office:value="1479493440" calcext:value-type="float">
            <text:p>1479493440</text:p>
          </table:table-cell>
          <table:table-cell table:formula="of:=[.A706]-[.$A$2]" office:value-type="float" office:value="3894" calcext:value-type="float">
            <text:p>3894</text:p>
          </table:table-cell>
          <table:table-cell table:formula="of:=[.B706]/60" office:value-type="float" office:value="64.9" calcext:value-type="float">
            <text:p>64,9</text:p>
          </table:table-cell>
          <table:table-cell office:value-type="float" office:value="3.911341" calcext:value-type="float">
            <text:p>3,911341</text:p>
          </table:table-cell>
          <table:table-cell table:formula="of:=[.D706]-3.866" office:value-type="float" office:value="0.0453410000000001" calcext:value-type="float">
            <text:p>0,045341</text:p>
          </table:table-cell>
          <table:table-cell table:formula="of:=AVERAGE([.E683:.E706])" office:value-type="float" office:value="0.0302497916666666" calcext:value-type="float">
            <text:p>0,030249791666667</text:p>
          </table:table-cell>
        </table:table-row>
        <table:table-row table:style-name="ro1">
          <table:table-cell office:value-type="float" office:value="1479493445" calcext:value-type="float">
            <text:p>1479493445</text:p>
          </table:table-cell>
          <table:table-cell table:formula="of:=[.A707]-[.$A$2]" office:value-type="float" office:value="3899" calcext:value-type="float">
            <text:p>3899</text:p>
          </table:table-cell>
          <table:table-cell table:formula="of:=[.B707]/60" office:value-type="float" office:value="64.9833333333333" calcext:value-type="float">
            <text:p>64,9833333333333</text:p>
          </table:table-cell>
          <table:table-cell office:value-type="float" office:value="3.87312" calcext:value-type="float">
            <text:p>3,87312</text:p>
          </table:table-cell>
          <table:table-cell table:formula="of:=[.D707]-3.866" office:value-type="float" office:value="0.00712000000000002" calcext:value-type="float">
            <text:p>0,00712</text:p>
          </table:table-cell>
          <table:table-cell table:formula="of:=AVERAGE([.E684:.E707])" office:value-type="float" office:value="0.0289385833333333" calcext:value-type="float">
            <text:p>0,028938583333333</text:p>
          </table:table-cell>
        </table:table-row>
        <table:table-row table:style-name="ro1">
          <table:table-cell office:value-type="float" office:value="1479493450" calcext:value-type="float">
            <text:p>1479493450</text:p>
          </table:table-cell>
          <table:table-cell table:formula="of:=[.A708]-[.$A$2]" office:value-type="float" office:value="3904" calcext:value-type="float">
            <text:p>3904</text:p>
          </table:table-cell>
          <table:table-cell table:formula="of:=[.B708]/60" office:value-type="float" office:value="65.0666666666667" calcext:value-type="float">
            <text:p>65,0666666666667</text:p>
          </table:table-cell>
          <table:table-cell office:value-type="float" office:value="3.900133" calcext:value-type="float">
            <text:p>3,900133</text:p>
          </table:table-cell>
          <table:table-cell table:formula="of:=[.D708]-3.866" office:value-type="float" office:value="0.0341329999999997" calcext:value-type="float">
            <text:p>0,034133</text:p>
          </table:table-cell>
          <table:table-cell table:formula="of:=AVERAGE([.E685:.E708])" office:value-type="float" office:value="0.0288501249999999" calcext:value-type="float">
            <text:p>0,028850125</text:p>
          </table:table-cell>
        </table:table-row>
        <table:table-row table:style-name="ro1">
          <table:table-cell office:value-type="float" office:value="1479493456" calcext:value-type="float">
            <text:p>1479493456</text:p>
          </table:table-cell>
          <table:table-cell table:formula="of:=[.A709]-[.$A$2]" office:value-type="float" office:value="3910" calcext:value-type="float">
            <text:p>3910</text:p>
          </table:table-cell>
          <table:table-cell table:formula="of:=[.B709]/60" office:value-type="float" office:value="65.1666666666667" calcext:value-type="float">
            <text:p>65,1666666666667</text:p>
          </table:table-cell>
          <table:table-cell office:value-type="float" office:value="3.897549" calcext:value-type="float">
            <text:p>3,897549</text:p>
          </table:table-cell>
          <table:table-cell table:formula="of:=[.D709]-3.866" office:value-type="float" office:value="0.0315489999999996" calcext:value-type="float">
            <text:p>0,031549</text:p>
          </table:table-cell>
          <table:table-cell table:formula="of:=AVERAGE([.E686:.E709])" office:value-type="float" office:value="0.0289044166666666" calcext:value-type="float">
            <text:p>0,028904416666667</text:p>
          </table:table-cell>
        </table:table-row>
        <table:table-row table:style-name="ro1">
          <table:table-cell office:value-type="float" office:value="1479493461" calcext:value-type="float">
            <text:p>1479493461</text:p>
          </table:table-cell>
          <table:table-cell table:formula="of:=[.A710]-[.$A$2]" office:value-type="float" office:value="3915" calcext:value-type="float">
            <text:p>3915</text:p>
          </table:table-cell>
          <table:table-cell table:formula="of:=[.B710]/60" office:value-type="float" office:value="65.25" calcext:value-type="float">
            <text:p>65,25</text:p>
          </table:table-cell>
          <table:table-cell office:value-type="float" office:value="3.926048" calcext:value-type="float">
            <text:p>3,926048</text:p>
          </table:table-cell>
          <table:table-cell table:formula="of:=[.D710]-3.866" office:value-type="float" office:value="0.0600479999999997" calcext:value-type="float">
            <text:p>0,060048</text:p>
          </table:table-cell>
          <table:table-cell table:formula="of:=AVERAGE([.E687:.E710])" office:value-type="float" office:value="0.0298432916666666" calcext:value-type="float">
            <text:p>0,029843291666667</text:p>
          </table:table-cell>
        </table:table-row>
        <table:table-row table:style-name="ro1">
          <table:table-cell office:value-type="float" office:value="1479493466" calcext:value-type="float">
            <text:p>1479493466</text:p>
          </table:table-cell>
          <table:table-cell table:formula="of:=[.A711]-[.$A$2]" office:value-type="float" office:value="3920" calcext:value-type="float">
            <text:p>3920</text:p>
          </table:table-cell>
          <table:table-cell table:formula="of:=[.B711]/60" office:value-type="float" office:value="65.3333333333333" calcext:value-type="float">
            <text:p>65,3333333333333</text:p>
          </table:table-cell>
          <table:table-cell office:value-type="float" office:value="3.911043" calcext:value-type="float">
            <text:p>3,911043</text:p>
          </table:table-cell>
          <table:table-cell table:formula="of:=[.D711]-3.866" office:value-type="float" office:value="0.0450429999999997" calcext:value-type="float">
            <text:p>0,045043</text:p>
          </table:table-cell>
          <table:table-cell table:formula="of:=AVERAGE([.E688:.E711])" office:value-type="float" office:value="0.0316545833333332" calcext:value-type="float">
            <text:p>0,031654583333333</text:p>
          </table:table-cell>
        </table:table-row>
        <table:table-row table:style-name="ro1">
          <table:table-cell office:value-type="float" office:value="1479493471" calcext:value-type="float">
            <text:p>1479493471</text:p>
          </table:table-cell>
          <table:table-cell table:formula="of:=[.A712]-[.$A$2]" office:value-type="float" office:value="3925" calcext:value-type="float">
            <text:p>3925</text:p>
          </table:table-cell>
          <table:table-cell table:formula="of:=[.B712]/60" office:value-type="float" office:value="65.4166666666667" calcext:value-type="float">
            <text:p>65,4166666666667</text:p>
          </table:table-cell>
          <table:table-cell office:value-type="float" office:value="3.867674" calcext:value-type="float">
            <text:p>3,867674</text:p>
          </table:table-cell>
          <table:table-cell table:formula="of:=[.D712]-3.866" office:value-type="float" office:value="0.00167399999999995" calcext:value-type="float">
            <text:p>0,001674</text:p>
          </table:table-cell>
          <table:table-cell table:formula="of:=AVERAGE([.E689:.E712])" office:value-type="float" office:value="0.0305100833333332" calcext:value-type="float">
            <text:p>0,030510083333333</text:p>
          </table:table-cell>
        </table:table-row>
        <table:table-row table:style-name="ro1">
          <table:table-cell office:value-type="float" office:value="1479493476" calcext:value-type="float">
            <text:p>1479493476</text:p>
          </table:table-cell>
          <table:table-cell table:formula="of:=[.A713]-[.$A$2]" office:value-type="float" office:value="3930" calcext:value-type="float">
            <text:p>3930</text:p>
          </table:table-cell>
          <table:table-cell table:formula="of:=[.B713]/60" office:value-type="float" office:value="65.5" calcext:value-type="float">
            <text:p>65,5</text:p>
          </table:table-cell>
          <table:table-cell office:value-type="float" office:value="3.891947" calcext:value-type="float">
            <text:p>3,891947</text:p>
          </table:table-cell>
          <table:table-cell table:formula="of:=[.D713]-3.866" office:value-type="float" office:value="0.0259469999999999" calcext:value-type="float">
            <text:p>0,025947</text:p>
          </table:table-cell>
          <table:table-cell table:formula="of:=AVERAGE([.E690:.E713])" office:value-type="float" office:value="0.0300578749999999" calcext:value-type="float">
            <text:p>0,030057875</text:p>
          </table:table-cell>
        </table:table-row>
        <table:table-row table:style-name="ro1">
          <table:table-cell office:value-type="float" office:value="1479493482" calcext:value-type="float">
            <text:p>1479493482</text:p>
          </table:table-cell>
          <table:table-cell table:formula="of:=[.A714]-[.$A$2]" office:value-type="float" office:value="3936" calcext:value-type="float">
            <text:p>3936</text:p>
          </table:table-cell>
          <table:table-cell table:formula="of:=[.B714]/60" office:value-type="float" office:value="65.6" calcext:value-type="float">
            <text:p>65,6</text:p>
          </table:table-cell>
          <table:table-cell office:value-type="float" office:value="3.909895" calcext:value-type="float">
            <text:p>3,909895</text:p>
          </table:table-cell>
          <table:table-cell table:formula="of:=[.D714]-3.866" office:value-type="float" office:value="0.043895" calcext:value-type="float">
            <text:p>0,043895</text:p>
          </table:table-cell>
          <table:table-cell table:formula="of:=AVERAGE([.E691:.E714])" office:value-type="float" office:value="0.0299389166666666" calcext:value-type="float">
            <text:p>0,029938916666667</text:p>
          </table:table-cell>
        </table:table-row>
        <table:table-row table:style-name="ro1">
          <table:table-cell office:value-type="float" office:value="1479493487" calcext:value-type="float">
            <text:p>1479493487</text:p>
          </table:table-cell>
          <table:table-cell table:formula="of:=[.A715]-[.$A$2]" office:value-type="float" office:value="3941" calcext:value-type="float">
            <text:p>3941</text:p>
          </table:table-cell>
          <table:table-cell table:formula="of:=[.B715]/60" office:value-type="float" office:value="65.6833333333333" calcext:value-type="float">
            <text:p>65,6833333333333</text:p>
          </table:table-cell>
          <table:table-cell office:value-type="float" office:value="3.904966" calcext:value-type="float">
            <text:p>3,904966</text:p>
          </table:table-cell>
          <table:table-cell table:formula="of:=[.D715]-3.866" office:value-type="float" office:value="0.0389659999999998" calcext:value-type="float">
            <text:p>0,038966</text:p>
          </table:table-cell>
          <table:table-cell table:formula="of:=AVERAGE([.E692:.E715])" office:value-type="float" office:value="0.0304099999999999" calcext:value-type="float">
            <text:p>0,03041</text:p>
          </table:table-cell>
        </table:table-row>
        <table:table-row table:style-name="ro1">
          <table:table-cell office:value-type="float" office:value="1479493492" calcext:value-type="float">
            <text:p>1479493492</text:p>
          </table:table-cell>
          <table:table-cell table:formula="of:=[.A716]-[.$A$2]" office:value-type="float" office:value="3946" calcext:value-type="float">
            <text:p>3946</text:p>
          </table:table-cell>
          <table:table-cell table:formula="of:=[.B716]/60" office:value-type="float" office:value="65.7666666666667" calcext:value-type="float">
            <text:p>65,7666666666667</text:p>
          </table:table-cell>
          <table:table-cell office:value-type="float" office:value="3.899976" calcext:value-type="float">
            <text:p>3,899976</text:p>
          </table:table-cell>
          <table:table-cell table:formula="of:=[.D716]-3.866" office:value-type="float" office:value="0.033976" calcext:value-type="float">
            <text:p>0,033976</text:p>
          </table:table-cell>
          <table:table-cell table:formula="of:=AVERAGE([.E693:.E716])" office:value-type="float" office:value="0.0317622499999999" calcext:value-type="float">
            <text:p>0,03176225</text:p>
          </table:table-cell>
        </table:table-row>
        <table:table-row table:style-name="ro1">
          <table:table-cell office:value-type="float" office:value="1479493497" calcext:value-type="float">
            <text:p>1479493497</text:p>
          </table:table-cell>
          <table:table-cell table:formula="of:=[.A717]-[.$A$2]" office:value-type="float" office:value="3951" calcext:value-type="float">
            <text:p>3951</text:p>
          </table:table-cell>
          <table:table-cell table:formula="of:=[.B717]/60" office:value-type="float" office:value="65.85" calcext:value-type="float">
            <text:p>65,85</text:p>
          </table:table-cell>
          <table:table-cell office:value-type="float" office:value="3.867529" calcext:value-type="float">
            <text:p>3,867529</text:p>
          </table:table-cell>
          <table:table-cell table:formula="of:=[.D717]-3.866" office:value-type="float" office:value="0.00152900000000011" calcext:value-type="float">
            <text:p>0,001529</text:p>
          </table:table-cell>
          <table:table-cell table:formula="of:=AVERAGE([.E694:.E717])" office:value-type="float" office:value="0.0297897916666666" calcext:value-type="float">
            <text:p>0,029789791666667</text:p>
          </table:table-cell>
        </table:table-row>
        <table:table-row table:style-name="ro1">
          <table:table-cell office:value-type="float" office:value="1479493503" calcext:value-type="float">
            <text:p>1479493503</text:p>
          </table:table-cell>
          <table:table-cell table:formula="of:=[.A718]-[.$A$2]" office:value-type="float" office:value="3957" calcext:value-type="float">
            <text:p>3957</text:p>
          </table:table-cell>
          <table:table-cell table:formula="of:=[.B718]/60" office:value-type="float" office:value="65.95" calcext:value-type="float">
            <text:p>65,95</text:p>
          </table:table-cell>
          <table:table-cell office:value-type="float" office:value="3.901624" calcext:value-type="float">
            <text:p>3,901624</text:p>
          </table:table-cell>
          <table:table-cell table:formula="of:=[.D718]-3.866" office:value-type="float" office:value="0.0356239999999999" calcext:value-type="float">
            <text:p>0,035624</text:p>
          </table:table-cell>
          <table:table-cell table:formula="of:=AVERAGE([.E695:.E718])" office:value-type="float" office:value="0.0301329999999999" calcext:value-type="float">
            <text:p>0,030133</text:p>
          </table:table-cell>
        </table:table-row>
        <table:table-row table:style-name="ro1">
          <table:table-cell office:value-type="float" office:value="1479493508" calcext:value-type="float">
            <text:p>1479493508</text:p>
          </table:table-cell>
          <table:table-cell table:formula="of:=[.A719]-[.$A$2]" office:value-type="float" office:value="3962" calcext:value-type="float">
            <text:p>3962</text:p>
          </table:table-cell>
          <table:table-cell table:formula="of:=[.B719]/60" office:value-type="float" office:value="66.0333333333333" calcext:value-type="float">
            <text:p>66,0333333333333</text:p>
          </table:table-cell>
          <table:table-cell office:value-type="float" office:value="3.898232" calcext:value-type="float">
            <text:p>3,898232</text:p>
          </table:table-cell>
          <table:table-cell table:formula="of:=[.D719]-3.866" office:value-type="float" office:value="0.032232" calcext:value-type="float">
            <text:p>0,032232</text:p>
          </table:table-cell>
          <table:table-cell table:formula="of:=AVERAGE([.E696:.E719])" office:value-type="float" office:value="0.0301613333333333" calcext:value-type="float">
            <text:p>0,030161333333333</text:p>
          </table:table-cell>
        </table:table-row>
        <table:table-row table:style-name="ro1">
          <table:table-cell office:value-type="float" office:value="1479493513" calcext:value-type="float">
            <text:p>1479493513</text:p>
          </table:table-cell>
          <table:table-cell table:formula="of:=[.A720]-[.$A$2]" office:value-type="float" office:value="3967" calcext:value-type="float">
            <text:p>3967</text:p>
          </table:table-cell>
          <table:table-cell table:formula="of:=[.B720]/60" office:value-type="float" office:value="66.1166666666667" calcext:value-type="float">
            <text:p>66,1166666666667</text:p>
          </table:table-cell>
          <table:table-cell office:value-type="float" office:value="3.899128" calcext:value-type="float">
            <text:p>3,899128</text:p>
          </table:table-cell>
          <table:table-cell table:formula="of:=[.D720]-3.866" office:value-type="float" office:value="0.033128" calcext:value-type="float">
            <text:p>0,033128</text:p>
          </table:table-cell>
          <table:table-cell table:formula="of:=AVERAGE([.E697:.E720])" office:value-type="float" office:value="0.0303101249999999" calcext:value-type="float">
            <text:p>0,030310125</text:p>
          </table:table-cell>
        </table:table-row>
        <table:table-row table:style-name="ro1">
          <table:table-cell office:value-type="float" office:value="1479493518" calcext:value-type="float">
            <text:p>1479493518</text:p>
          </table:table-cell>
          <table:table-cell table:formula="of:=[.A721]-[.$A$2]" office:value-type="float" office:value="3972" calcext:value-type="float">
            <text:p>3972</text:p>
          </table:table-cell>
          <table:table-cell table:formula="of:=[.B721]/60" office:value-type="float" office:value="66.2" calcext:value-type="float">
            <text:p>66,2</text:p>
          </table:table-cell>
          <table:table-cell office:value-type="float" office:value="3.907023" calcext:value-type="float">
            <text:p>3,907023</text:p>
          </table:table-cell>
          <table:table-cell table:formula="of:=[.D721]-3.866" office:value-type="float" office:value="0.0410229999999996" calcext:value-type="float">
            <text:p>0,041023</text:p>
          </table:table-cell>
          <table:table-cell table:formula="of:=AVERAGE([.E698:.E721])" office:value-type="float" office:value="0.0319506666666666" calcext:value-type="float">
            <text:p>0,031950666666667</text:p>
          </table:table-cell>
        </table:table-row>
        <table:table-row table:style-name="ro1">
          <table:table-cell office:value-type="float" office:value="1479493523" calcext:value-type="float">
            <text:p>1479493523</text:p>
          </table:table-cell>
          <table:table-cell table:formula="of:=[.A722]-[.$A$2]" office:value-type="float" office:value="3977" calcext:value-type="float">
            <text:p>3977</text:p>
          </table:table-cell>
          <table:table-cell table:formula="of:=[.B722]/60" office:value-type="float" office:value="66.2833333333333" calcext:value-type="float">
            <text:p>66,2833333333333</text:p>
          </table:table-cell>
          <table:table-cell office:value-type="float" office:value="3.867683" calcext:value-type="float">
            <text:p>3,867683</text:p>
          </table:table-cell>
          <table:table-cell table:formula="of:=[.D722]-3.866" office:value-type="float" office:value="0.00168299999999988" calcext:value-type="float">
            <text:p>0,001683</text:p>
          </table:table-cell>
          <table:table-cell table:formula="of:=AVERAGE([.E699:.E722])" office:value-type="float" office:value="0.0303650833333332" calcext:value-type="float">
            <text:p>0,030365083333333</text:p>
          </table:table-cell>
        </table:table-row>
        <table:table-row table:style-name="ro1">
          <table:table-cell office:value-type="float" office:value="1479493529" calcext:value-type="float">
            <text:p>1479493529</text:p>
          </table:table-cell>
          <table:table-cell table:formula="of:=[.A723]-[.$A$2]" office:value-type="float" office:value="3983" calcext:value-type="float">
            <text:p>3983</text:p>
          </table:table-cell>
          <table:table-cell table:formula="of:=[.B723]/60" office:value-type="float" office:value="66.3833333333333" calcext:value-type="float">
            <text:p>66,3833333333333</text:p>
          </table:table-cell>
          <table:table-cell office:value-type="float" office:value="3.909099" calcext:value-type="float">
            <text:p>3,909099</text:p>
          </table:table-cell>
          <table:table-cell table:formula="of:=[.D723]-3.866" office:value-type="float" office:value="0.0430989999999998" calcext:value-type="float">
            <text:p>0,043099</text:p>
          </table:table-cell>
          <table:table-cell table:formula="of:=AVERAGE([.E700:.E723])" office:value-type="float" office:value="0.0303979583333332" calcext:value-type="float">
            <text:p>0,030397958333333</text:p>
          </table:table-cell>
        </table:table-row>
        <table:table-row table:style-name="ro1">
          <table:table-cell office:value-type="float" office:value="1479493534" calcext:value-type="float">
            <text:p>1479493534</text:p>
          </table:table-cell>
          <table:table-cell table:formula="of:=[.A724]-[.$A$2]" office:value-type="float" office:value="3988" calcext:value-type="float">
            <text:p>3988</text:p>
          </table:table-cell>
          <table:table-cell table:formula="of:=[.B724]/60" office:value-type="float" office:value="66.4666666666667" calcext:value-type="float">
            <text:p>66,4666666666667</text:p>
          </table:table-cell>
          <table:table-cell office:value-type="float" office:value="3.898622" calcext:value-type="float">
            <text:p>3,898622</text:p>
          </table:table-cell>
          <table:table-cell table:formula="of:=[.D724]-3.866" office:value-type="float" office:value="0.0326219999999999" calcext:value-type="float">
            <text:p>0,032622</text:p>
          </table:table-cell>
          <table:table-cell table:formula="of:=AVERAGE([.E701:.E724])" office:value-type="float" office:value="0.0302829166666665" calcext:value-type="float">
            <text:p>0,030282916666667</text:p>
          </table:table-cell>
        </table:table-row>
        <table:table-row table:style-name="ro1">
          <table:table-cell office:value-type="float" office:value="1479493539" calcext:value-type="float">
            <text:p>1479493539</text:p>
          </table:table-cell>
          <table:table-cell table:formula="of:=[.A725]-[.$A$2]" office:value-type="float" office:value="3993" calcext:value-type="float">
            <text:p>3993</text:p>
          </table:table-cell>
          <table:table-cell table:formula="of:=[.B725]/60" office:value-type="float" office:value="66.55" calcext:value-type="float">
            <text:p>66,55</text:p>
          </table:table-cell>
          <table:table-cell office:value-type="float" office:value="3.898583" calcext:value-type="float">
            <text:p>3,898583</text:p>
          </table:table-cell>
          <table:table-cell table:formula="of:=[.D725]-3.866" office:value-type="float" office:value="0.0325829999999998" calcext:value-type="float">
            <text:p>0,032583</text:p>
          </table:table-cell>
          <table:table-cell table:formula="of:=AVERAGE([.E702:.E725])" office:value-type="float" office:value="0.0302713749999999" calcext:value-type="float">
            <text:p>0,030271375</text:p>
          </table:table-cell>
        </table:table-row>
        <table:table-row table:style-name="ro1">
          <table:table-cell office:value-type="float" office:value="1479493545" calcext:value-type="float">
            <text:p>1479493545</text:p>
          </table:table-cell>
          <table:table-cell table:formula="of:=[.A726]-[.$A$2]" office:value-type="float" office:value="3999" calcext:value-type="float">
            <text:p>3999</text:p>
          </table:table-cell>
          <table:table-cell table:formula="of:=[.B726]/60" office:value-type="float" office:value="66.65" calcext:value-type="float">
            <text:p>66,65</text:p>
          </table:table-cell>
          <table:table-cell office:value-type="float" office:value="3.891055" calcext:value-type="float">
            <text:p>3,891055</text:p>
          </table:table-cell>
          <table:table-cell table:formula="of:=[.D726]-3.866" office:value-type="float" office:value="0.0250549999999996" calcext:value-type="float">
            <text:p>0,025055</text:p>
          </table:table-cell>
          <table:table-cell table:formula="of:=AVERAGE([.E703:.E726])" office:value-type="float" office:value="0.0312550833333332" calcext:value-type="float">
            <text:p>0,031255083333333</text:p>
          </table:table-cell>
        </table:table-row>
        <table:table-row table:style-name="ro1">
          <table:table-cell office:value-type="float" office:value="1479493550" calcext:value-type="float">
            <text:p>1479493550</text:p>
          </table:table-cell>
          <table:table-cell table:formula="of:=[.A727]-[.$A$2]" office:value-type="float" office:value="4004" calcext:value-type="float">
            <text:p>4004</text:p>
          </table:table-cell>
          <table:table-cell table:formula="of:=[.B727]/60" office:value-type="float" office:value="66.7333333333333" calcext:value-type="float">
            <text:p>66,7333333333333</text:p>
          </table:table-cell>
          <table:table-cell office:value-type="float" office:value="3.879506" calcext:value-type="float">
            <text:p>3,879506</text:p>
          </table:table-cell>
          <table:table-cell table:formula="of:=[.D727]-3.866" office:value-type="float" office:value="0.013506" calcext:value-type="float">
            <text:p>0,013506</text:p>
          </table:table-cell>
          <table:table-cell table:formula="of:=AVERAGE([.E704:.E727])" office:value-type="float" office:value="0.0303983333333332" calcext:value-type="float">
            <text:p>0,030398333333333</text:p>
          </table:table-cell>
        </table:table-row>
        <table:table-row table:style-name="ro1">
          <table:table-cell office:value-type="float" office:value="1479493555" calcext:value-type="float">
            <text:p>1479493555</text:p>
          </table:table-cell>
          <table:table-cell table:formula="of:=[.A728]-[.$A$2]" office:value-type="float" office:value="4009" calcext:value-type="float">
            <text:p>4009</text:p>
          </table:table-cell>
          <table:table-cell table:formula="of:=[.B728]/60" office:value-type="float" office:value="66.8166666666667" calcext:value-type="float">
            <text:p>66,8166666666667</text:p>
          </table:table-cell>
          <table:table-cell office:value-type="float" office:value="3.90079" calcext:value-type="float">
            <text:p>3,90079</text:p>
          </table:table-cell>
          <table:table-cell table:formula="of:=[.D728]-3.866" office:value-type="float" office:value="0.0347900000000001" calcext:value-type="float">
            <text:p>0,03479</text:p>
          </table:table-cell>
          <table:table-cell table:formula="of:=AVERAGE([.E705:.E728])" office:value-type="float" office:value="0.0309217499999999" calcext:value-type="float">
            <text:p>0,03092175</text:p>
          </table:table-cell>
        </table:table-row>
        <table:table-row table:style-name="ro1">
          <table:table-cell office:value-type="float" office:value="1479493560" calcext:value-type="float">
            <text:p>1479493560</text:p>
          </table:table-cell>
          <table:table-cell table:formula="of:=[.A729]-[.$A$2]" office:value-type="float" office:value="4014" calcext:value-type="float">
            <text:p>4014</text:p>
          </table:table-cell>
          <table:table-cell table:formula="of:=[.B729]/60" office:value-type="float" office:value="66.9" calcext:value-type="float">
            <text:p>66,9</text:p>
          </table:table-cell>
          <table:table-cell office:value-type="float" office:value="3.904922" calcext:value-type="float">
            <text:p>3,904922</text:p>
          </table:table-cell>
          <table:table-cell table:formula="of:=[.D729]-3.866" office:value-type="float" office:value="0.0389219999999999" calcext:value-type="float">
            <text:p>0,038922</text:p>
          </table:table-cell>
          <table:table-cell table:formula="of:=AVERAGE([.E706:.E729])" office:value-type="float" office:value="0.0305619999999999" calcext:value-type="float">
            <text:p>0,030562</text:p>
          </table:table-cell>
        </table:table-row>
        <table:table-row table:style-name="ro1">
          <table:table-cell office:value-type="float" office:value="1479493565" calcext:value-type="float">
            <text:p>1479493565</text:p>
          </table:table-cell>
          <table:table-cell table:formula="of:=[.A730]-[.$A$2]" office:value-type="float" office:value="4019" calcext:value-type="float">
            <text:p>4019</text:p>
          </table:table-cell>
          <table:table-cell table:formula="of:=[.B730]/60" office:value-type="float" office:value="66.9833333333333" calcext:value-type="float">
            <text:p>66,9833333333333</text:p>
          </table:table-cell>
          <table:table-cell office:value-type="float" office:value="3.910448" calcext:value-type="float">
            <text:p>3,910448</text:p>
          </table:table-cell>
          <table:table-cell table:formula="of:=[.D730]-3.866" office:value-type="float" office:value="0.0444479999999996" calcext:value-type="float">
            <text:p>0,044448</text:p>
          </table:table-cell>
          <table:table-cell table:formula="of:=AVERAGE([.E707:.E730])" office:value-type="float" office:value="0.0305247916666665" calcext:value-type="float">
            <text:p>0,030524791666667</text:p>
          </table:table-cell>
        </table:table-row>
        <table:table-row table:style-name="ro1">
          <table:table-cell office:value-type="float" office:value="1479493571" calcext:value-type="float">
            <text:p>1479493571</text:p>
          </table:table-cell>
          <table:table-cell table:formula="of:=[.A731]-[.$A$2]" office:value-type="float" office:value="4025" calcext:value-type="float">
            <text:p>4025</text:p>
          </table:table-cell>
          <table:table-cell table:formula="of:=[.B731]/60" office:value-type="float" office:value="67.0833333333333" calcext:value-type="float">
            <text:p>67,0833333333333</text:p>
          </table:table-cell>
          <table:table-cell office:value-type="float" office:value="3.887415" calcext:value-type="float">
            <text:p>3,887415</text:p>
          </table:table-cell>
          <table:table-cell table:formula="of:=[.D731]-3.866" office:value-type="float" office:value="0.0214149999999997" calcext:value-type="float">
            <text:p>0,021415</text:p>
          </table:table-cell>
          <table:table-cell table:formula="of:=AVERAGE([.E708:.E731])" office:value-type="float" office:value="0.0311204166666665" calcext:value-type="float">
            <text:p>0,031120416666667</text:p>
          </table:table-cell>
        </table:table-row>
        <table:table-row table:style-name="ro1">
          <table:table-cell office:value-type="float" office:value="1479493576" calcext:value-type="float">
            <text:p>1479493576</text:p>
          </table:table-cell>
          <table:table-cell table:formula="of:=[.A732]-[.$A$2]" office:value-type="float" office:value="4030" calcext:value-type="float">
            <text:p>4030</text:p>
          </table:table-cell>
          <table:table-cell table:formula="of:=[.B732]/60" office:value-type="float" office:value="67.1666666666667" calcext:value-type="float">
            <text:p>67,1666666666667</text:p>
          </table:table-cell>
          <table:table-cell office:value-type="float" office:value="3.875146" calcext:value-type="float">
            <text:p>3,875146</text:p>
          </table:table-cell>
          <table:table-cell table:formula="of:=[.D732]-3.866" office:value-type="float" office:value="0.00914599999999988" calcext:value-type="float">
            <text:p>0,009146</text:p>
          </table:table-cell>
          <table:table-cell table:formula="of:=AVERAGE([.E709:.E732])" office:value-type="float" office:value="0.0300792916666665" calcext:value-type="float">
            <text:p>0,030079291666667</text:p>
          </table:table-cell>
        </table:table-row>
        <table:table-row table:style-name="ro1">
          <table:table-cell office:value-type="float" office:value="1479493581" calcext:value-type="float">
            <text:p>1479493581</text:p>
          </table:table-cell>
          <table:table-cell table:formula="of:=[.A733]-[.$A$2]" office:value-type="float" office:value="4035" calcext:value-type="float">
            <text:p>4035</text:p>
          </table:table-cell>
          <table:table-cell table:formula="of:=[.B733]/60" office:value-type="float" office:value="67.25" calcext:value-type="float">
            <text:p>67,25</text:p>
          </table:table-cell>
          <table:table-cell office:value-type="float" office:value="3.889355" calcext:value-type="float">
            <text:p>3,889355</text:p>
          </table:table-cell>
          <table:table-cell table:formula="of:=[.D733]-3.866" office:value-type="float" office:value="0.023355" calcext:value-type="float">
            <text:p>0,023355</text:p>
          </table:table-cell>
          <table:table-cell table:formula="of:=AVERAGE([.E710:.E733])" office:value-type="float" office:value="0.0297378749999999" calcext:value-type="float">
            <text:p>0,029737875</text:p>
          </table:table-cell>
        </table:table-row>
        <table:table-row table:style-name="ro1">
          <table:table-cell office:value-type="float" office:value="1479493586" calcext:value-type="float">
            <text:p>1479493586</text:p>
          </table:table-cell>
          <table:table-cell table:formula="of:=[.A734]-[.$A$2]" office:value-type="float" office:value="4040" calcext:value-type="float">
            <text:p>4040</text:p>
          </table:table-cell>
          <table:table-cell table:formula="of:=[.B734]/60" office:value-type="float" office:value="67.3333333333333" calcext:value-type="float">
            <text:p>67,3333333333333</text:p>
          </table:table-cell>
          <table:table-cell office:value-type="float" office:value="3.902261" calcext:value-type="float">
            <text:p>3,902261</text:p>
          </table:table-cell>
          <table:table-cell table:formula="of:=[.D734]-3.866" office:value-type="float" office:value="0.0362610000000001" calcext:value-type="float">
            <text:p>0,036261</text:p>
          </table:table-cell>
          <table:table-cell table:formula="of:=AVERAGE([.E711:.E734])" office:value-type="float" office:value="0.0287467499999999" calcext:value-type="float">
            <text:p>0,02874675</text:p>
          </table:table-cell>
        </table:table-row>
        <table:table-row table:style-name="ro1">
          <table:table-cell office:value-type="float" office:value="1479493592" calcext:value-type="float">
            <text:p>1479493592</text:p>
          </table:table-cell>
          <table:table-cell table:formula="of:=[.A735]-[.$A$2]" office:value-type="float" office:value="4046" calcext:value-type="float">
            <text:p>4046</text:p>
          </table:table-cell>
          <table:table-cell table:formula="of:=[.B735]/60" office:value-type="float" office:value="67.4333333333333" calcext:value-type="float">
            <text:p>67,4333333333333</text:p>
          </table:table-cell>
          <table:table-cell office:value-type="float" office:value="3.888877" calcext:value-type="float">
            <text:p>3,888877</text:p>
          </table:table-cell>
          <table:table-cell table:formula="of:=[.D735]-3.866" office:value-type="float" office:value="0.0228769999999998" calcext:value-type="float">
            <text:p>0,022877</text:p>
          </table:table-cell>
          <table:table-cell table:formula="of:=AVERAGE([.E712:.E735])" office:value-type="float" office:value="0.0278231666666666" calcext:value-type="float">
            <text:p>0,027823166666667</text:p>
          </table:table-cell>
        </table:table-row>
        <table:table-row table:style-name="ro1">
          <table:table-cell office:value-type="float" office:value="1479493597" calcext:value-type="float">
            <text:p>1479493597</text:p>
          </table:table-cell>
          <table:table-cell table:formula="of:=[.A736]-[.$A$2]" office:value-type="float" office:value="4051" calcext:value-type="float">
            <text:p>4051</text:p>
          </table:table-cell>
          <table:table-cell table:formula="of:=[.B736]/60" office:value-type="float" office:value="67.5166666666667" calcext:value-type="float">
            <text:p>67,5166666666667</text:p>
          </table:table-cell>
          <table:table-cell office:value-type="float" office:value="3.90429" calcext:value-type="float">
            <text:p>3,90429</text:p>
          </table:table-cell>
          <table:table-cell table:formula="of:=[.D736]-3.866" office:value-type="float" office:value="0.0382899999999999" calcext:value-type="float">
            <text:p>0,03829</text:p>
          </table:table-cell>
          <table:table-cell table:formula="of:=AVERAGE([.E713:.E736])" office:value-type="float" office:value="0.0293488333333332" calcext:value-type="float">
            <text:p>0,029348833333333</text:p>
          </table:table-cell>
        </table:table-row>
        <table:table-row table:style-name="ro1">
          <table:table-cell office:value-type="float" office:value="1479493602" calcext:value-type="float">
            <text:p>1479493602</text:p>
          </table:table-cell>
          <table:table-cell table:formula="of:=[.A737]-[.$A$2]" office:value-type="float" office:value="4056" calcext:value-type="float">
            <text:p>4056</text:p>
          </table:table-cell>
          <table:table-cell table:formula="of:=[.B737]/60" office:value-type="float" office:value="67.6" calcext:value-type="float">
            <text:p>67,6</text:p>
          </table:table-cell>
          <table:table-cell office:value-type="float" office:value="3.874962" calcext:value-type="float">
            <text:p>3,874962</text:p>
          </table:table-cell>
          <table:table-cell table:formula="of:=[.D737]-3.866" office:value-type="float" office:value="0.00896199999999991" calcext:value-type="float">
            <text:p>0,008962</text:p>
          </table:table-cell>
          <table:table-cell table:formula="of:=AVERAGE([.E714:.E737])" office:value-type="float" office:value="0.0286411249999999" calcext:value-type="float">
            <text:p>0,028641125</text:p>
          </table:table-cell>
        </table:table-row>
        <table:table-row table:style-name="ro1">
          <table:table-cell office:value-type="float" office:value="1479493607" calcext:value-type="float">
            <text:p>1479493607</text:p>
          </table:table-cell>
          <table:table-cell table:formula="of:=[.A738]-[.$A$2]" office:value-type="float" office:value="4061" calcext:value-type="float">
            <text:p>4061</text:p>
          </table:table-cell>
          <table:table-cell table:formula="of:=[.B738]/60" office:value-type="float" office:value="67.6833333333333" calcext:value-type="float">
            <text:p>67,6833333333333</text:p>
          </table:table-cell>
          <table:table-cell office:value-type="float" office:value="3.899715" calcext:value-type="float">
            <text:p>3,899715</text:p>
          </table:table-cell>
          <table:table-cell table:formula="of:=[.D738]-3.866" office:value-type="float" office:value="0.0337149999999999" calcext:value-type="float">
            <text:p>0,033715</text:p>
          </table:table-cell>
          <table:table-cell table:formula="of:=AVERAGE([.E715:.E738])" office:value-type="float" office:value="0.0282169583333332" calcext:value-type="float">
            <text:p>0,028216958333333</text:p>
          </table:table-cell>
        </table:table-row>
        <table:table-row table:style-name="ro1">
          <table:table-cell office:value-type="float" office:value="1479493612" calcext:value-type="float">
            <text:p>1479493612</text:p>
          </table:table-cell>
          <table:table-cell table:formula="of:=[.A739]-[.$A$2]" office:value-type="float" office:value="4066" calcext:value-type="float">
            <text:p>4066</text:p>
          </table:table-cell>
          <table:table-cell table:formula="of:=[.B739]/60" office:value-type="float" office:value="67.7666666666667" calcext:value-type="float">
            <text:p>67,7666666666667</text:p>
          </table:table-cell>
          <table:table-cell office:value-type="float" office:value="3.90313" calcext:value-type="float">
            <text:p>3,90313</text:p>
          </table:table-cell>
          <table:table-cell table:formula="of:=[.D739]-3.866" office:value-type="float" office:value="0.0371299999999999" calcext:value-type="float">
            <text:p>0,03713</text:p>
          </table:table-cell>
          <table:table-cell table:formula="of:=AVERAGE([.E716:.E739])" office:value-type="float" office:value="0.0281404583333332" calcext:value-type="float">
            <text:p>0,028140458333333</text:p>
          </table:table-cell>
        </table:table-row>
        <table:table-row table:style-name="ro1">
          <table:table-cell office:value-type="float" office:value="1479493618" calcext:value-type="float">
            <text:p>1479493618</text:p>
          </table:table-cell>
          <table:table-cell table:formula="of:=[.A740]-[.$A$2]" office:value-type="float" office:value="4072" calcext:value-type="float">
            <text:p>4072</text:p>
          </table:table-cell>
          <table:table-cell table:formula="of:=[.B740]/60" office:value-type="float" office:value="67.8666666666667" calcext:value-type="float">
            <text:p>67,8666666666667</text:p>
          </table:table-cell>
          <table:table-cell office:value-type="float" office:value="3.897652" calcext:value-type="float">
            <text:p>3,897652</text:p>
          </table:table-cell>
          <table:table-cell table:formula="of:=[.D740]-3.866" office:value-type="float" office:value="0.0316519999999998" calcext:value-type="float">
            <text:p>0,031652</text:p>
          </table:table-cell>
          <table:table-cell table:formula="of:=AVERAGE([.E717:.E740])" office:value-type="float" office:value="0.0280436249999999" calcext:value-type="float">
            <text:p>0,028043625</text:p>
          </table:table-cell>
        </table:table-row>
        <table:table-row table:style-name="ro1">
          <table:table-cell office:value-type="float" office:value="1479493623" calcext:value-type="float">
            <text:p>1479493623</text:p>
          </table:table-cell>
          <table:table-cell table:formula="of:=[.A741]-[.$A$2]" office:value-type="float" office:value="4077" calcext:value-type="float">
            <text:p>4077</text:p>
          </table:table-cell>
          <table:table-cell table:formula="of:=[.B741]/60" office:value-type="float" office:value="67.95" calcext:value-type="float">
            <text:p>67,95</text:p>
          </table:table-cell>
          <table:table-cell office:value-type="float" office:value="3.9005" calcext:value-type="float">
            <text:p>3,9005</text:p>
          </table:table-cell>
          <table:table-cell table:formula="of:=[.D741]-3.866" office:value-type="float" office:value="0.0345" calcext:value-type="float">
            <text:p>0,0345</text:p>
          </table:table-cell>
          <table:table-cell table:formula="of:=AVERAGE([.E718:.E741])" office:value-type="float" office:value="0.0294174166666665" calcext:value-type="float">
            <text:p>0,029417416666667</text:p>
          </table:table-cell>
        </table:table-row>
        <table:table-row table:style-name="ro1">
          <table:table-cell office:value-type="float" office:value="1479493628" calcext:value-type="float">
            <text:p>1479493628</text:p>
          </table:table-cell>
          <table:table-cell table:formula="of:=[.A742]-[.$A$2]" office:value-type="float" office:value="4082" calcext:value-type="float">
            <text:p>4082</text:p>
          </table:table-cell>
          <table:table-cell table:formula="of:=[.B742]/60" office:value-type="float" office:value="68.0333333333333" calcext:value-type="float">
            <text:p>68,0333333333333</text:p>
          </table:table-cell>
          <table:table-cell office:value-type="float" office:value="3.872" calcext:value-type="float">
            <text:p>3,872</text:p>
          </table:table-cell>
          <table:table-cell table:formula="of:=[.D742]-3.866" office:value-type="float" office:value="0.00599999999999978" calcext:value-type="float">
            <text:p>0,006</text:p>
          </table:table-cell>
          <table:table-cell table:formula="of:=AVERAGE([.E719:.E742])" office:value-type="float" office:value="0.0281830833333332" calcext:value-type="float">
            <text:p>0,028183083333333</text:p>
          </table:table-cell>
        </table:table-row>
        <table:table-row table:style-name="ro1">
          <table:table-cell office:value-type="float" office:value="1479493633" calcext:value-type="float">
            <text:p>1479493633</text:p>
          </table:table-cell>
          <table:table-cell table:formula="of:=[.A743]-[.$A$2]" office:value-type="float" office:value="4087" calcext:value-type="float">
            <text:p>4087</text:p>
          </table:table-cell>
          <table:table-cell table:formula="of:=[.B743]/60" office:value-type="float" office:value="68.1166666666667" calcext:value-type="float">
            <text:p>68,1166666666667</text:p>
          </table:table-cell>
          <table:table-cell office:value-type="float" office:value="3.901576" calcext:value-type="float">
            <text:p>3,901576</text:p>
          </table:table-cell>
          <table:table-cell table:formula="of:=[.D743]-3.866" office:value-type="float" office:value="0.0355759999999998" calcext:value-type="float">
            <text:p>0,035576</text:p>
          </table:table-cell>
          <table:table-cell table:formula="of:=AVERAGE([.E720:.E743])" office:value-type="float" office:value="0.0283224166666665" calcext:value-type="float">
            <text:p>0,028322416666667</text:p>
          </table:table-cell>
        </table:table-row>
        <table:table-row table:style-name="ro1">
          <table:table-cell office:value-type="float" office:value="1479493639" calcext:value-type="float">
            <text:p>1479493639</text:p>
          </table:table-cell>
          <table:table-cell table:formula="of:=[.A744]-[.$A$2]" office:value-type="float" office:value="4093" calcext:value-type="float">
            <text:p>4093</text:p>
          </table:table-cell>
          <table:table-cell table:formula="of:=[.B744]/60" office:value-type="float" office:value="68.2166666666667" calcext:value-type="float">
            <text:p>68,2166666666667</text:p>
          </table:table-cell>
          <table:table-cell office:value-type="float" office:value="3.907388" calcext:value-type="float">
            <text:p>3,907388</text:p>
          </table:table-cell>
          <table:table-cell table:formula="of:=[.D744]-3.866" office:value-type="float" office:value="0.041388" calcext:value-type="float">
            <text:p>0,041388</text:p>
          </table:table-cell>
          <table:table-cell table:formula="of:=AVERAGE([.E721:.E744])" office:value-type="float" office:value="0.0286665833333332" calcext:value-type="float">
            <text:p>0,028666583333333</text:p>
          </table:table-cell>
        </table:table-row>
        <table:table-row table:style-name="ro1">
          <table:table-cell office:value-type="float" office:value="1479493644" calcext:value-type="float">
            <text:p>1479493644</text:p>
          </table:table-cell>
          <table:table-cell table:formula="of:=[.A745]-[.$A$2]" office:value-type="float" office:value="4098" calcext:value-type="float">
            <text:p>4098</text:p>
          </table:table-cell>
          <table:table-cell table:formula="of:=[.B745]/60" office:value-type="float" office:value="68.3" calcext:value-type="float">
            <text:p>68,3</text:p>
          </table:table-cell>
          <table:table-cell office:value-type="float" office:value="3.898866" calcext:value-type="float">
            <text:p>3,898866</text:p>
          </table:table-cell>
          <table:table-cell table:formula="of:=[.D745]-3.866" office:value-type="float" office:value="0.0328659999999998" calcext:value-type="float">
            <text:p>0,032866</text:p>
          </table:table-cell>
          <table:table-cell table:formula="of:=AVERAGE([.E722:.E745])" office:value-type="float" office:value="0.0283267083333332" calcext:value-type="float">
            <text:p>0,028326708333333</text:p>
          </table:table-cell>
        </table:table-row>
        <table:table-row table:style-name="ro1">
          <table:table-cell office:value-type="float" office:value="1479493649" calcext:value-type="float">
            <text:p>1479493649</text:p>
          </table:table-cell>
          <table:table-cell table:formula="of:=[.A746]-[.$A$2]" office:value-type="float" office:value="4103" calcext:value-type="float">
            <text:p>4103</text:p>
          </table:table-cell>
          <table:table-cell table:formula="of:=[.B746]/60" office:value-type="float" office:value="68.3833333333333" calcext:value-type="float">
            <text:p>68,3833333333333</text:p>
          </table:table-cell>
          <table:table-cell office:value-type="float" office:value="3.895624" calcext:value-type="float">
            <text:p>3,895624</text:p>
          </table:table-cell>
          <table:table-cell table:formula="of:=[.D746]-3.866" office:value-type="float" office:value="0.0296239999999997" calcext:value-type="float">
            <text:p>0,029624</text:p>
          </table:table-cell>
          <table:table-cell table:formula="of:=AVERAGE([.E723:.E746])" office:value-type="float" office:value="0.0294909166666665" calcext:value-type="float">
            <text:p>0,029490916666667</text:p>
          </table:table-cell>
        </table:table-row>
        <table:table-row table:style-name="ro1">
          <table:table-cell office:value-type="float" office:value="1479493655" calcext:value-type="float">
            <text:p>1479493655</text:p>
          </table:table-cell>
          <table:table-cell table:formula="of:=[.A747]-[.$A$2]" office:value-type="float" office:value="4109" calcext:value-type="float">
            <text:p>4109</text:p>
          </table:table-cell>
          <table:table-cell table:formula="of:=[.B747]/60" office:value-type="float" office:value="68.4833333333333" calcext:value-type="float">
            <text:p>68,4833333333333</text:p>
          </table:table-cell>
          <table:table-cell office:value-type="float" office:value="3.877611" calcext:value-type="float">
            <text:p>3,877611</text:p>
          </table:table-cell>
          <table:table-cell table:formula="of:=[.D747]-3.866" office:value-type="float" office:value="0.0116109999999998" calcext:value-type="float">
            <text:p>0,011611</text:p>
          </table:table-cell>
          <table:table-cell table:formula="of:=AVERAGE([.E724:.E747])" office:value-type="float" office:value="0.0281789166666665" calcext:value-type="float">
            <text:p>0,028178916666667</text:p>
          </table:table-cell>
        </table:table-row>
        <table:table-row table:style-name="ro1">
          <table:table-cell office:value-type="float" office:value="1479493660" calcext:value-type="float">
            <text:p>1479493660</text:p>
          </table:table-cell>
          <table:table-cell table:formula="of:=[.A748]-[.$A$2]" office:value-type="float" office:value="4114" calcext:value-type="float">
            <text:p>4114</text:p>
          </table:table-cell>
          <table:table-cell table:formula="of:=[.B748]/60" office:value-type="float" office:value="68.5666666666667" calcext:value-type="float">
            <text:p>68,5666666666667</text:p>
          </table:table-cell>
          <table:table-cell office:value-type="float" office:value="3.908068" calcext:value-type="float">
            <text:p>3,908068</text:p>
          </table:table-cell>
          <table:table-cell table:formula="of:=[.D748]-3.866" office:value-type="float" office:value="0.042068" calcext:value-type="float">
            <text:p>0,042068</text:p>
          </table:table-cell>
          <table:table-cell table:formula="of:=AVERAGE([.E725:.E748])" office:value-type="float" office:value="0.0285724999999999" calcext:value-type="float">
            <text:p>0,0285725</text:p>
          </table:table-cell>
        </table:table-row>
        <table:table-row table:style-name="ro1">
          <table:table-cell office:value-type="float" office:value="1479493665" calcext:value-type="float">
            <text:p>1479493665</text:p>
          </table:table-cell>
          <table:table-cell table:formula="of:=[.A749]-[.$A$2]" office:value-type="float" office:value="4119" calcext:value-type="float">
            <text:p>4119</text:p>
          </table:table-cell>
          <table:table-cell table:formula="of:=[.B749]/60" office:value-type="float" office:value="68.65" calcext:value-type="float">
            <text:p>68,65</text:p>
          </table:table-cell>
          <table:table-cell office:value-type="float" office:value="3.910334" calcext:value-type="float">
            <text:p>3,910334</text:p>
          </table:table-cell>
          <table:table-cell table:formula="of:=[.D749]-3.866" office:value-type="float" office:value="0.0443339999999997" calcext:value-type="float">
            <text:p>0,044334</text:p>
          </table:table-cell>
          <table:table-cell table:formula="of:=AVERAGE([.E726:.E749])" office:value-type="float" office:value="0.0290621249999999" calcext:value-type="float">
            <text:p>0,029062125</text:p>
          </table:table-cell>
        </table:table-row>
        <table:table-row table:style-name="ro1">
          <table:table-cell office:value-type="float" office:value="1479493675" calcext:value-type="float">
            <text:p>1479493675</text:p>
          </table:table-cell>
          <table:table-cell table:formula="of:=[.A750]-[.$A$2]" office:value-type="float" office:value="4129" calcext:value-type="float">
            <text:p>4129</text:p>
          </table:table-cell>
          <table:table-cell table:formula="of:=[.B750]/60" office:value-type="float" office:value="68.8166666666667" calcext:value-type="float">
            <text:p>68,8166666666667</text:p>
          </table:table-cell>
          <table:table-cell office:value-type="float" office:value="3.892738" calcext:value-type="float">
            <text:p>3,892738</text:p>
          </table:table-cell>
          <table:table-cell table:formula="of:=[.D750]-3.866" office:value-type="float" office:value="0.0267379999999999" calcext:value-type="float">
            <text:p>0,026738</text:p>
          </table:table-cell>
          <table:table-cell table:formula="of:=AVERAGE([.E727:.E750])" office:value-type="float" office:value="0.0291322499999999" calcext:value-type="float">
            <text:p>0,02913225</text:p>
          </table:table-cell>
        </table:table-row>
        <table:table-row table:style-name="ro1">
          <table:table-cell office:value-type="float" office:value="1479493681" calcext:value-type="float">
            <text:p>1479493681</text:p>
          </table:table-cell>
          <table:table-cell table:formula="of:=[.A751]-[.$A$2]" office:value-type="float" office:value="4135" calcext:value-type="float">
            <text:p>4135</text:p>
          </table:table-cell>
          <table:table-cell table:formula="of:=[.B751]/60" office:value-type="float" office:value="68.9166666666667" calcext:value-type="float">
            <text:p>68,9166666666667</text:p>
          </table:table-cell>
          <table:table-cell office:value-type="float" office:value="3.916946" calcext:value-type="float">
            <text:p>3,916946</text:p>
          </table:table-cell>
          <table:table-cell table:formula="of:=[.D751]-3.866" office:value-type="float" office:value="0.0509459999999997" calcext:value-type="float">
            <text:p>0,050946</text:p>
          </table:table-cell>
          <table:table-cell table:formula="of:=AVERAGE([.E728:.E751])" office:value-type="float" office:value="0.0306922499999999" calcext:value-type="float">
            <text:p>0,03069225</text:p>
          </table:table-cell>
        </table:table-row>
        <table:table-row table:style-name="ro1">
          <table:table-cell office:value-type="float" office:value="1479493686" calcext:value-type="float">
            <text:p>1479493686</text:p>
          </table:table-cell>
          <table:table-cell table:formula="of:=[.A752]-[.$A$2]" office:value-type="float" office:value="4140" calcext:value-type="float">
            <text:p>4140</text:p>
          </table:table-cell>
          <table:table-cell table:formula="of:=[.B752]/60" office:value-type="float" office:value="69" calcext:value-type="float">
            <text:p>69</text:p>
          </table:table-cell>
          <table:table-cell office:value-type="float" office:value="3.901069" calcext:value-type="float">
            <text:p>3,901069</text:p>
          </table:table-cell>
          <table:table-cell table:formula="of:=[.D752]-3.866" office:value-type="float" office:value="0.035069" calcext:value-type="float">
            <text:p>0,035069</text:p>
          </table:table-cell>
          <table:table-cell table:formula="of:=AVERAGE([.E729:.E752])" office:value-type="float" office:value="0.0307038749999999" calcext:value-type="float">
            <text:p>0,030703875</text:p>
          </table:table-cell>
        </table:table-row>
        <table:table-row table:style-name="ro1">
          <table:table-cell office:value-type="float" office:value="1479493691" calcext:value-type="float">
            <text:p>1479493691</text:p>
          </table:table-cell>
          <table:table-cell table:formula="of:=[.A753]-[.$A$2]" office:value-type="float" office:value="4145" calcext:value-type="float">
            <text:p>4145</text:p>
          </table:table-cell>
          <table:table-cell table:formula="of:=[.B753]/60" office:value-type="float" office:value="69.0833333333333" calcext:value-type="float">
            <text:p>69,0833333333333</text:p>
          </table:table-cell>
          <table:table-cell office:value-type="float" office:value="3.920653" calcext:value-type="float">
            <text:p>3,920653</text:p>
          </table:table-cell>
          <table:table-cell table:formula="of:=[.D753]-3.866" office:value-type="float" office:value="0.0546529999999996" calcext:value-type="float">
            <text:p>0,054653</text:p>
          </table:table-cell>
          <table:table-cell table:formula="of:=AVERAGE([.E730:.E753])" office:value-type="float" office:value="0.0313593333333332" calcext:value-type="float">
            <text:p>0,031359333333333</text:p>
          </table:table-cell>
        </table:table-row>
        <table:table-row table:style-name="ro1">
          <table:table-cell office:value-type="float" office:value="1479493696" calcext:value-type="float">
            <text:p>1479493696</text:p>
          </table:table-cell>
          <table:table-cell table:formula="of:=[.A754]-[.$A$2]" office:value-type="float" office:value="4150" calcext:value-type="float">
            <text:p>4150</text:p>
          </table:table-cell>
          <table:table-cell table:formula="of:=[.B754]/60" office:value-type="float" office:value="69.1666666666667" calcext:value-type="float">
            <text:p>69,1666666666667</text:p>
          </table:table-cell>
          <table:table-cell office:value-type="float" office:value="3.897231" calcext:value-type="float">
            <text:p>3,897231</text:p>
          </table:table-cell>
          <table:table-cell table:formula="of:=[.D754]-3.866" office:value-type="float" office:value="0.031231" calcext:value-type="float">
            <text:p>0,031231</text:p>
          </table:table-cell>
          <table:table-cell table:formula="of:=AVERAGE([.E731:.E754])" office:value-type="float" office:value="0.0308086249999999" calcext:value-type="float">
            <text:p>0,030808625</text:p>
          </table:table-cell>
        </table:table-row>
        <table:table-row table:style-name="ro1">
          <table:table-cell office:value-type="float" office:value="1479493702" calcext:value-type="float">
            <text:p>1479493702</text:p>
          </table:table-cell>
          <table:table-cell table:formula="of:=[.A755]-[.$A$2]" office:value-type="float" office:value="4156" calcext:value-type="float">
            <text:p>4156</text:p>
          </table:table-cell>
          <table:table-cell table:formula="of:=[.B755]/60" office:value-type="float" office:value="69.2666666666667" calcext:value-type="float">
            <text:p>69,2666666666667</text:p>
          </table:table-cell>
          <table:table-cell office:value-type="float" office:value="3.867521" calcext:value-type="float">
            <text:p>3,867521</text:p>
          </table:table-cell>
          <table:table-cell table:formula="of:=[.D755]-3.866" office:value-type="float" office:value="0.00152099999999988" calcext:value-type="float">
            <text:p>0,001521</text:p>
          </table:table-cell>
          <table:table-cell table:formula="of:=AVERAGE([.E732:.E755])" office:value-type="float" office:value="0.0299797083333332" calcext:value-type="float">
            <text:p>0,029979708333333</text:p>
          </table:table-cell>
        </table:table-row>
        <table:table-row table:style-name="ro1">
          <table:table-cell office:value-type="float" office:value="1479493707" calcext:value-type="float">
            <text:p>1479493707</text:p>
          </table:table-cell>
          <table:table-cell table:formula="of:=[.A756]-[.$A$2]" office:value-type="float" office:value="4161" calcext:value-type="float">
            <text:p>4161</text:p>
          </table:table-cell>
          <table:table-cell table:formula="of:=[.B756]/60" office:value-type="float" office:value="69.35" calcext:value-type="float">
            <text:p>69,35</text:p>
          </table:table-cell>
          <table:table-cell office:value-type="float" office:value="3.904345" calcext:value-type="float">
            <text:p>3,904345</text:p>
          </table:table-cell>
          <table:table-cell table:formula="of:=[.D756]-3.866" office:value-type="float" office:value="0.0383450000000001" calcext:value-type="float">
            <text:p>0,038345</text:p>
          </table:table-cell>
          <table:table-cell table:formula="of:=AVERAGE([.E733:.E756])" office:value-type="float" office:value="0.0311963333333332" calcext:value-type="float">
            <text:p>0,031196333333333</text:p>
          </table:table-cell>
        </table:table-row>
        <table:table-row table:style-name="ro1">
          <table:table-cell office:value-type="float" office:value="1479493712" calcext:value-type="float">
            <text:p>1479493712</text:p>
          </table:table-cell>
          <table:table-cell table:formula="of:=[.A757]-[.$A$2]" office:value-type="float" office:value="4166" calcext:value-type="float">
            <text:p>4166</text:p>
          </table:table-cell>
          <table:table-cell table:formula="of:=[.B757]/60" office:value-type="float" office:value="69.4333333333333" calcext:value-type="float">
            <text:p>69,4333333333333</text:p>
          </table:table-cell>
          <table:table-cell office:value-type="float" office:value="3.894551" calcext:value-type="float">
            <text:p>3,894551</text:p>
          </table:table-cell>
          <table:table-cell table:formula="of:=[.D757]-3.866" office:value-type="float" office:value="0.0285509999999998" calcext:value-type="float">
            <text:p>0,028551</text:p>
          </table:table-cell>
          <table:table-cell table:formula="of:=AVERAGE([.E734:.E757])" office:value-type="float" office:value="0.0314128333333332" calcext:value-type="float">
            <text:p>0,031412833333333</text:p>
          </table:table-cell>
        </table:table-row>
        <table:table-row table:style-name="ro1">
          <table:table-cell office:value-type="float" office:value="1479493717" calcext:value-type="float">
            <text:p>1479493717</text:p>
          </table:table-cell>
          <table:table-cell table:formula="of:=[.A758]-[.$A$2]" office:value-type="float" office:value="4171" calcext:value-type="float">
            <text:p>4171</text:p>
          </table:table-cell>
          <table:table-cell table:formula="of:=[.B758]/60" office:value-type="float" office:value="69.5166666666667" calcext:value-type="float">
            <text:p>69,5166666666667</text:p>
          </table:table-cell>
          <table:table-cell office:value-type="float" office:value="3.899216" calcext:value-type="float">
            <text:p>3,899216</text:p>
          </table:table-cell>
          <table:table-cell table:formula="of:=[.D758]-3.866" office:value-type="float" office:value="0.0332159999999999" calcext:value-type="float">
            <text:p>0,033216</text:p>
          </table:table-cell>
          <table:table-cell table:formula="of:=AVERAGE([.E735:.E758])" office:value-type="float" office:value="0.0312859583333332" calcext:value-type="float">
            <text:p>0,031285958333333</text:p>
          </table:table-cell>
        </table:table-row>
        <table:table-row table:style-name="ro1">
          <table:table-cell office:value-type="float" office:value="1479493722" calcext:value-type="float">
            <text:p>1479493722</text:p>
          </table:table-cell>
          <table:table-cell table:formula="of:=[.A759]-[.$A$2]" office:value-type="float" office:value="4176" calcext:value-type="float">
            <text:p>4176</text:p>
          </table:table-cell>
          <table:table-cell table:formula="of:=[.B759]/60" office:value-type="float" office:value="69.6" calcext:value-type="float">
            <text:p>69,6</text:p>
          </table:table-cell>
          <table:table-cell office:value-type="float" office:value="3.898633" calcext:value-type="float">
            <text:p>3,898633</text:p>
          </table:table-cell>
          <table:table-cell table:formula="of:=[.D759]-3.866" office:value-type="float" office:value="0.0326329999999997" calcext:value-type="float">
            <text:p>0,032633</text:p>
          </table:table-cell>
          <table:table-cell table:formula="of:=AVERAGE([.E736:.E759])" office:value-type="float" office:value="0.0316924583333332" calcext:value-type="float">
            <text:p>0,031692458333333</text:p>
          </table:table-cell>
        </table:table-row>
        <table:table-row table:style-name="ro1">
          <table:table-cell office:value-type="float" office:value="1479493728" calcext:value-type="float">
            <text:p>1479493728</text:p>
          </table:table-cell>
          <table:table-cell table:formula="of:=[.A760]-[.$A$2]" office:value-type="float" office:value="4182" calcext:value-type="float">
            <text:p>4182</text:p>
          </table:table-cell>
          <table:table-cell table:formula="of:=[.B760]/60" office:value-type="float" office:value="69.7" calcext:value-type="float">
            <text:p>69,7</text:p>
          </table:table-cell>
          <table:table-cell office:value-type="float" office:value="3.868222" calcext:value-type="float">
            <text:p>3,868222</text:p>
          </table:table-cell>
          <table:table-cell table:formula="of:=[.D760]-3.866" office:value-type="float" office:value="0.00222199999999972" calcext:value-type="float">
            <text:p>0,002222</text:p>
          </table:table-cell>
          <table:table-cell table:formula="of:=AVERAGE([.E737:.E760])" office:value-type="float" office:value="0.0301896249999998" calcext:value-type="float">
            <text:p>0,030189625</text:p>
          </table:table-cell>
        </table:table-row>
        <table:table-row table:style-name="ro1">
          <table:table-cell office:value-type="float" office:value="1479493733" calcext:value-type="float">
            <text:p>1479493733</text:p>
          </table:table-cell>
          <table:table-cell table:formula="of:=[.A761]-[.$A$2]" office:value-type="float" office:value="4187" calcext:value-type="float">
            <text:p>4187</text:p>
          </table:table-cell>
          <table:table-cell table:formula="of:=[.B761]/60" office:value-type="float" office:value="69.7833333333333" calcext:value-type="float">
            <text:p>69,7833333333333</text:p>
          </table:table-cell>
          <table:table-cell office:value-type="float" office:value="3.952177" calcext:value-type="float">
            <text:p>3,952177</text:p>
          </table:table-cell>
          <table:table-cell table:formula="of:=[.D761]-3.866" office:value-type="float" office:value="0.0861769999999997" calcext:value-type="float">
            <text:p>0,086177</text:p>
          </table:table-cell>
          <table:table-cell table:formula="of:=AVERAGE([.E738:.E761])" office:value-type="float" office:value="0.0334069166666665" calcext:value-type="float">
            <text:p>0,033406916666667</text:p>
          </table:table-cell>
        </table:table-row>
        <table:table-row table:style-name="ro1">
          <table:table-cell office:value-type="float" office:value="1479493738" calcext:value-type="float">
            <text:p>1479493738</text:p>
          </table:table-cell>
          <table:table-cell table:formula="of:=[.A762]-[.$A$2]" office:value-type="float" office:value="4192" calcext:value-type="float">
            <text:p>4192</text:p>
          </table:table-cell>
          <table:table-cell table:formula="of:=[.B762]/60" office:value-type="float" office:value="69.8666666666667" calcext:value-type="float">
            <text:p>69,8666666666667</text:p>
          </table:table-cell>
          <table:table-cell office:value-type="float" office:value="3.904489" calcext:value-type="float">
            <text:p>3,904489</text:p>
          </table:table-cell>
          <table:table-cell table:formula="of:=[.D762]-3.866" office:value-type="float" office:value="0.0384889999999998" calcext:value-type="float">
            <text:p>0,038489</text:p>
          </table:table-cell>
          <table:table-cell table:formula="of:=AVERAGE([.E739:.E762])" office:value-type="float" office:value="0.0336058333333332" calcext:value-type="float">
            <text:p>0,033605833333333</text:p>
          </table:table-cell>
        </table:table-row>
        <table:table-row table:style-name="ro1">
          <table:table-cell office:value-type="float" office:value="1479493743" calcext:value-type="float">
            <text:p>1479493743</text:p>
          </table:table-cell>
          <table:table-cell table:formula="of:=[.A763]-[.$A$2]" office:value-type="float" office:value="4197" calcext:value-type="float">
            <text:p>4197</text:p>
          </table:table-cell>
          <table:table-cell table:formula="of:=[.B763]/60" office:value-type="float" office:value="69.95" calcext:value-type="float">
            <text:p>69,95</text:p>
          </table:table-cell>
          <table:table-cell office:value-type="float" office:value="3.900896" calcext:value-type="float">
            <text:p>3,900896</text:p>
          </table:table-cell>
          <table:table-cell table:formula="of:=[.D763]-3.866" office:value-type="float" office:value="0.0348959999999998" calcext:value-type="float">
            <text:p>0,034896</text:p>
          </table:table-cell>
          <table:table-cell table:formula="of:=AVERAGE([.E740:.E763])" office:value-type="float" office:value="0.0335127499999998" calcext:value-type="float">
            <text:p>0,03351275</text:p>
          </table:table-cell>
        </table:table-row>
        <table:table-row table:style-name="ro1">
          <table:table-cell office:value-type="float" office:value="1479493749" calcext:value-type="float">
            <text:p>1479493749</text:p>
          </table:table-cell>
          <table:table-cell table:formula="of:=[.A764]-[.$A$2]" office:value-type="float" office:value="4203" calcext:value-type="float">
            <text:p>4203</text:p>
          </table:table-cell>
          <table:table-cell table:formula="of:=[.B764]/60" office:value-type="float" office:value="70.05" calcext:value-type="float">
            <text:p>70,05</text:p>
          </table:table-cell>
          <table:table-cell office:value-type="float" office:value="3.903045" calcext:value-type="float">
            <text:p>3,903045</text:p>
          </table:table-cell>
          <table:table-cell table:formula="of:=[.D764]-3.866" office:value-type="float" office:value="0.037045" calcext:value-type="float">
            <text:p>0,037045</text:p>
          </table:table-cell>
          <table:table-cell table:formula="of:=AVERAGE([.E741:.E764])" office:value-type="float" office:value="0.0337374583333332" calcext:value-type="float">
            <text:p>0,033737458333333</text:p>
          </table:table-cell>
        </table:table-row>
        <table:table-row table:style-name="ro1">
          <table:table-cell office:value-type="float" office:value="1479493754" calcext:value-type="float">
            <text:p>1479493754</text:p>
          </table:table-cell>
          <table:table-cell table:formula="of:=[.A765]-[.$A$2]" office:value-type="float" office:value="4208" calcext:value-type="float">
            <text:p>4208</text:p>
          </table:table-cell>
          <table:table-cell table:formula="of:=[.B765]/60" office:value-type="float" office:value="70.1333333333333" calcext:value-type="float">
            <text:p>70,1333333333333</text:p>
          </table:table-cell>
          <table:table-cell office:value-type="float" office:value="3.867528" calcext:value-type="float">
            <text:p>3,867528</text:p>
          </table:table-cell>
          <table:table-cell table:formula="of:=[.D765]-3.866" office:value-type="float" office:value="0.00152799999999997" calcext:value-type="float">
            <text:p>0,001528</text:p>
          </table:table-cell>
          <table:table-cell table:formula="of:=AVERAGE([.E742:.E765])" office:value-type="float" office:value="0.0323636249999998" calcext:value-type="float">
            <text:p>0,032363625</text:p>
          </table:table-cell>
        </table:table-row>
        <table:table-row table:style-name="ro1">
          <table:table-cell office:value-type="float" office:value="1479493759" calcext:value-type="float">
            <text:p>1479493759</text:p>
          </table:table-cell>
          <table:table-cell table:formula="of:=[.A766]-[.$A$2]" office:value-type="float" office:value="4213" calcext:value-type="float">
            <text:p>4213</text:p>
          </table:table-cell>
          <table:table-cell table:formula="of:=[.B766]/60" office:value-type="float" office:value="70.2166666666667" calcext:value-type="float">
            <text:p>70,2166666666667</text:p>
          </table:table-cell>
          <table:table-cell office:value-type="float" office:value="3.955933" calcext:value-type="float">
            <text:p>3,955933</text:p>
          </table:table-cell>
          <table:table-cell table:formula="of:=[.D766]-3.866" office:value-type="float" office:value="0.0899329999999998" calcext:value-type="float">
            <text:p>0,089933</text:p>
          </table:table-cell>
          <table:table-cell table:formula="of:=AVERAGE([.E743:.E766])" office:value-type="float" office:value="0.0358608333333332" calcext:value-type="float">
            <text:p>0,035860833333333</text:p>
          </table:table-cell>
        </table:table-row>
        <table:table-row table:style-name="ro1">
          <table:table-cell office:value-type="float" office:value="1479493764" calcext:value-type="float">
            <text:p>1479493764</text:p>
          </table:table-cell>
          <table:table-cell table:formula="of:=[.A767]-[.$A$2]" office:value-type="float" office:value="4218" calcext:value-type="float">
            <text:p>4218</text:p>
          </table:table-cell>
          <table:table-cell table:formula="of:=[.B767]/60" office:value-type="float" office:value="70.3" calcext:value-type="float">
            <text:p>70,3</text:p>
          </table:table-cell>
          <table:table-cell office:value-type="float" office:value="3.900839" calcext:value-type="float">
            <text:p>3,900839</text:p>
          </table:table-cell>
          <table:table-cell table:formula="of:=[.D767]-3.866" office:value-type="float" office:value="0.0348389999999998" calcext:value-type="float">
            <text:p>0,034839</text:p>
          </table:table-cell>
          <table:table-cell table:formula="of:=AVERAGE([.E744:.E767])" office:value-type="float" office:value="0.0358301249999998" calcext:value-type="float">
            <text:p>0,035830125</text:p>
          </table:table-cell>
        </table:table-row>
        <table:table-row table:style-name="ro1">
          <table:table-cell office:value-type="float" office:value="1479493769" calcext:value-type="float">
            <text:p>1479493769</text:p>
          </table:table-cell>
          <table:table-cell table:formula="of:=[.A768]-[.$A$2]" office:value-type="float" office:value="4223" calcext:value-type="float">
            <text:p>4223</text:p>
          </table:table-cell>
          <table:table-cell table:formula="of:=[.B768]/60" office:value-type="float" office:value="70.3833333333333" calcext:value-type="float">
            <text:p>70,3833333333333</text:p>
          </table:table-cell>
          <table:table-cell office:value-type="float" office:value="3.911261" calcext:value-type="float">
            <text:p>3,911261</text:p>
          </table:table-cell>
          <table:table-cell table:formula="of:=[.D768]-3.866" office:value-type="float" office:value="0.045261" calcext:value-type="float">
            <text:p>0,045261</text:p>
          </table:table-cell>
          <table:table-cell table:formula="of:=AVERAGE([.E745:.E768])" office:value-type="float" office:value="0.0359914999999998" calcext:value-type="float">
            <text:p>0,0359915</text:p>
          </table:table-cell>
        </table:table-row>
        <table:table-row table:style-name="ro1">
          <table:table-cell office:value-type="float" office:value="1479493775" calcext:value-type="float">
            <text:p>1479493775</text:p>
          </table:table-cell>
          <table:table-cell table:formula="of:=[.A769]-[.$A$2]" office:value-type="float" office:value="4229" calcext:value-type="float">
            <text:p>4229</text:p>
          </table:table-cell>
          <table:table-cell table:formula="of:=[.B769]/60" office:value-type="float" office:value="70.4833333333333" calcext:value-type="float">
            <text:p>70,4833333333333</text:p>
          </table:table-cell>
          <table:table-cell office:value-type="float" office:value="3.90202" calcext:value-type="float">
            <text:p>3,90202</text:p>
          </table:table-cell>
          <table:table-cell table:formula="of:=[.D769]-3.866" office:value-type="float" office:value="0.0360200000000002" calcext:value-type="float">
            <text:p>0,03602</text:p>
          </table:table-cell>
          <table:table-cell table:formula="of:=AVERAGE([.E746:.E769])" office:value-type="float" office:value="0.0361229166666665" calcext:value-type="float">
            <text:p>0,036122916666667</text:p>
          </table:table-cell>
        </table:table-row>
        <table:table-row table:style-name="ro1">
          <table:table-cell office:value-type="float" office:value="1479493780" calcext:value-type="float">
            <text:p>1479493780</text:p>
          </table:table-cell>
          <table:table-cell table:formula="of:=[.A770]-[.$A$2]" office:value-type="float" office:value="4234" calcext:value-type="float">
            <text:p>4234</text:p>
          </table:table-cell>
          <table:table-cell table:formula="of:=[.B770]/60" office:value-type="float" office:value="70.5666666666667" calcext:value-type="float">
            <text:p>70,5666666666667</text:p>
          </table:table-cell>
          <table:table-cell office:value-type="float" office:value="3.86766" calcext:value-type="float">
            <text:p>3,86766</text:p>
          </table:table-cell>
          <table:table-cell table:formula="of:=[.D770]-3.866" office:value-type="float" office:value="0.00165999999999977" calcext:value-type="float">
            <text:p>0,00166</text:p>
          </table:table-cell>
          <table:table-cell table:formula="of:=AVERAGE([.E747:.E770])" office:value-type="float" office:value="0.0349577499999999" calcext:value-type="float">
            <text:p>0,03495775</text:p>
          </table:table-cell>
        </table:table-row>
        <table:table-row table:style-name="ro1">
          <table:table-cell office:value-type="float" office:value="1479493785" calcext:value-type="float">
            <text:p>1479493785</text:p>
          </table:table-cell>
          <table:table-cell table:formula="of:=[.A771]-[.$A$2]" office:value-type="float" office:value="4239" calcext:value-type="float">
            <text:p>4239</text:p>
          </table:table-cell>
          <table:table-cell table:formula="of:=[.B771]/60" office:value-type="float" office:value="70.65" calcext:value-type="float">
            <text:p>70,65</text:p>
          </table:table-cell>
          <table:table-cell office:value-type="float" office:value="3.971541" calcext:value-type="float">
            <text:p>3,971541</text:p>
          </table:table-cell>
          <table:table-cell table:formula="of:=[.D771]-3.866" office:value-type="float" office:value="0.105541" calcext:value-type="float">
            <text:p>0,105541</text:p>
          </table:table-cell>
          <table:table-cell table:formula="of:=AVERAGE([.E748:.E771])" office:value-type="float" office:value="0.0388714999999999" calcext:value-type="float">
            <text:p>0,0388715</text:p>
          </table:table-cell>
        </table:table-row>
        <table:table-row table:style-name="ro1">
          <table:table-cell office:value-type="float" office:value="1479493791" calcext:value-type="float">
            <text:p>1479493791</text:p>
          </table:table-cell>
          <table:table-cell table:formula="of:=[.A772]-[.$A$2]" office:value-type="float" office:value="4245" calcext:value-type="float">
            <text:p>4245</text:p>
          </table:table-cell>
          <table:table-cell table:formula="of:=[.B772]/60" office:value-type="float" office:value="70.75" calcext:value-type="float">
            <text:p>70,75</text:p>
          </table:table-cell>
          <table:table-cell office:value-type="float" office:value="3.892115" calcext:value-type="float">
            <text:p>3,892115</text:p>
          </table:table-cell>
          <table:table-cell table:formula="of:=[.D772]-3.866" office:value-type="float" office:value="0.0261149999999999" calcext:value-type="float">
            <text:p>0,026115</text:p>
          </table:table-cell>
          <table:table-cell table:formula="of:=AVERAGE([.E749:.E772])" office:value-type="float" office:value="0.0382067916666665" calcext:value-type="float">
            <text:p>0,038206791666667</text:p>
          </table:table-cell>
        </table:table-row>
        <table:table-row table:style-name="ro1">
          <table:table-cell office:value-type="float" office:value="1479493796" calcext:value-type="float">
            <text:p>1479493796</text:p>
          </table:table-cell>
          <table:table-cell table:formula="of:=[.A773]-[.$A$2]" office:value-type="float" office:value="4250" calcext:value-type="float">
            <text:p>4250</text:p>
          </table:table-cell>
          <table:table-cell table:formula="of:=[.B773]/60" office:value-type="float" office:value="70.8333333333333" calcext:value-type="float">
            <text:p>70,8333333333333</text:p>
          </table:table-cell>
          <table:table-cell office:value-type="float" office:value="3.894512" calcext:value-type="float">
            <text:p>3,894512</text:p>
          </table:table-cell>
          <table:table-cell table:formula="of:=[.D773]-3.866" office:value-type="float" office:value="0.0285119999999996" calcext:value-type="float">
            <text:p>0,028512</text:p>
          </table:table-cell>
          <table:table-cell table:formula="of:=AVERAGE([.E750:.E773])" office:value-type="float" office:value="0.0375475416666665" calcext:value-type="float">
            <text:p>0,037547541666667</text:p>
          </table:table-cell>
        </table:table-row>
        <table:table-row table:style-name="ro1">
          <table:table-cell office:value-type="float" office:value="1479493801" calcext:value-type="float">
            <text:p>1479493801</text:p>
          </table:table-cell>
          <table:table-cell table:formula="of:=[.A774]-[.$A$2]" office:value-type="float" office:value="4255" calcext:value-type="float">
            <text:p>4255</text:p>
          </table:table-cell>
          <table:table-cell table:formula="of:=[.B774]/60" office:value-type="float" office:value="70.9166666666667" calcext:value-type="float">
            <text:p>70,9166666666667</text:p>
          </table:table-cell>
          <table:table-cell office:value-type="float" office:value="3.906386" calcext:value-type="float">
            <text:p>3,906386</text:p>
          </table:table-cell>
          <table:table-cell table:formula="of:=[.D774]-3.866" office:value-type="float" office:value="0.0403859999999998" calcext:value-type="float">
            <text:p>0,040386</text:p>
          </table:table-cell>
          <table:table-cell table:formula="of:=AVERAGE([.E751:.E774])" office:value-type="float" office:value="0.0381162083333332" calcext:value-type="float">
            <text:p>0,038116208333333</text:p>
          </table:table-cell>
        </table:table-row>
        <table:table-row table:style-name="ro1">
          <table:table-cell office:value-type="float" office:value="1479493806" calcext:value-type="float">
            <text:p>1479493806</text:p>
          </table:table-cell>
          <table:table-cell table:formula="of:=[.A775]-[.$A$2]" office:value-type="float" office:value="4260" calcext:value-type="float">
            <text:p>4260</text:p>
          </table:table-cell>
          <table:table-cell table:formula="of:=[.B775]/60" office:value-type="float" office:value="71" calcext:value-type="float">
            <text:p>71</text:p>
          </table:table-cell>
          <table:table-cell office:value-type="float" office:value="3.867536" calcext:value-type="float">
            <text:p>3,867536</text:p>
          </table:table-cell>
          <table:table-cell table:formula="of:=[.D775]-3.866" office:value-type="float" office:value="0.00153599999999976" calcext:value-type="float">
            <text:p>0,001536</text:p>
          </table:table-cell>
          <table:table-cell table:formula="of:=AVERAGE([.E752:.E775])" office:value-type="float" office:value="0.0360574583333332" calcext:value-type="float">
            <text:p>0,036057458333333</text:p>
          </table:table-cell>
        </table:table-row>
        <table:table-row table:style-name="ro1">
          <table:table-cell office:value-type="float" office:value="1479493812" calcext:value-type="float">
            <text:p>1479493812</text:p>
          </table:table-cell>
          <table:table-cell table:formula="of:=[.A776]-[.$A$2]" office:value-type="float" office:value="4266" calcext:value-type="float">
            <text:p>4266</text:p>
          </table:table-cell>
          <table:table-cell table:formula="of:=[.B776]/60" office:value-type="float" office:value="71.1" calcext:value-type="float">
            <text:p>71,1</text:p>
          </table:table-cell>
          <table:table-cell office:value-type="float" office:value="3.917328" calcext:value-type="float">
            <text:p>3,917328</text:p>
          </table:table-cell>
          <table:table-cell table:formula="of:=[.D776]-3.866" office:value-type="float" office:value="0.0513279999999998" calcext:value-type="float">
            <text:p>0,051328</text:p>
          </table:table-cell>
          <table:table-cell table:formula="of:=AVERAGE([.E753:.E776])" office:value-type="float" office:value="0.0367349166666665" calcext:value-type="float">
            <text:p>0,036734916666667</text:p>
          </table:table-cell>
        </table:table-row>
        <table:table-row table:style-name="ro1">
          <table:table-cell office:value-type="float" office:value="1479493817" calcext:value-type="float">
            <text:p>1479493817</text:p>
          </table:table-cell>
          <table:table-cell table:formula="of:=[.A777]-[.$A$2]" office:value-type="float" office:value="4271" calcext:value-type="float">
            <text:p>4271</text:p>
          </table:table-cell>
          <table:table-cell table:formula="of:=[.B777]/60" office:value-type="float" office:value="71.1833333333333" calcext:value-type="float">
            <text:p>71,1833333333333</text:p>
          </table:table-cell>
          <table:table-cell office:value-type="float" office:value="3.898405" calcext:value-type="float">
            <text:p>3,898405</text:p>
          </table:table-cell>
          <table:table-cell table:formula="of:=[.D777]-3.866" office:value-type="float" office:value="0.0324049999999998" calcext:value-type="float">
            <text:p>0,032405</text:p>
          </table:table-cell>
          <table:table-cell table:formula="of:=AVERAGE([.E754:.E777])" office:value-type="float" office:value="0.0358079166666665" calcext:value-type="float">
            <text:p>0,035807916666667</text:p>
          </table:table-cell>
        </table:table-row>
        <table:table-row table:style-name="ro1">
          <table:table-cell office:value-type="float" office:value="1479493822" calcext:value-type="float">
            <text:p>1479493822</text:p>
          </table:table-cell>
          <table:table-cell table:formula="of:=[.A778]-[.$A$2]" office:value-type="float" office:value="4276" calcext:value-type="float">
            <text:p>4276</text:p>
          </table:table-cell>
          <table:table-cell table:formula="of:=[.B778]/60" office:value-type="float" office:value="71.2666666666667" calcext:value-type="float">
            <text:p>71,2666666666667</text:p>
          </table:table-cell>
          <table:table-cell office:value-type="float" office:value="3.899164" calcext:value-type="float">
            <text:p>3,899164</text:p>
          </table:table-cell>
          <table:table-cell table:formula="of:=[.D778]-3.866" office:value-type="float" office:value="0.0331639999999997" calcext:value-type="float">
            <text:p>0,033164</text:p>
          </table:table-cell>
          <table:table-cell table:formula="of:=AVERAGE([.E755:.E778])" office:value-type="float" office:value="0.0358884583333332" calcext:value-type="float">
            <text:p>0,035888458333333</text:p>
          </table:table-cell>
        </table:table-row>
        <table:table-row table:style-name="ro1">
          <table:table-cell office:value-type="float" office:value="1479493827" calcext:value-type="float">
            <text:p>1479493827</text:p>
          </table:table-cell>
          <table:table-cell table:formula="of:=[.A779]-[.$A$2]" office:value-type="float" office:value="4281" calcext:value-type="float">
            <text:p>4281</text:p>
          </table:table-cell>
          <table:table-cell table:formula="of:=[.B779]/60" office:value-type="float" office:value="71.35" calcext:value-type="float">
            <text:p>71,35</text:p>
          </table:table-cell>
          <table:table-cell office:value-type="float" office:value="3.896771" calcext:value-type="float">
            <text:p>3,896771</text:p>
          </table:table-cell>
          <table:table-cell table:formula="of:=[.D779]-3.866" office:value-type="float" office:value="0.0307710000000001" calcext:value-type="float">
            <text:p>0,030771</text:p>
          </table:table-cell>
          <table:table-cell table:formula="of:=AVERAGE([.E756:.E779])" office:value-type="float" office:value="0.0371072083333332" calcext:value-type="float">
            <text:p>0,037107208333333</text:p>
          </table:table-cell>
        </table:table-row>
        <table:table-row table:style-name="ro1">
          <table:table-cell office:value-type="float" office:value="1479493832" calcext:value-type="float">
            <text:p>1479493832</text:p>
          </table:table-cell>
          <table:table-cell table:formula="of:=[.A780]-[.$A$2]" office:value-type="float" office:value="4286" calcext:value-type="float">
            <text:p>4286</text:p>
          </table:table-cell>
          <table:table-cell table:formula="of:=[.B780]/60" office:value-type="float" office:value="71.4333333333333" calcext:value-type="float">
            <text:p>71,4333333333333</text:p>
          </table:table-cell>
          <table:table-cell office:value-type="float" office:value="3.867518" calcext:value-type="float">
            <text:p>3,867518</text:p>
          </table:table-cell>
          <table:table-cell table:formula="of:=[.D780]-3.866" office:value-type="float" office:value="0.00151799999999991" calcext:value-type="float">
            <text:p>0,001518</text:p>
          </table:table-cell>
          <table:table-cell table:formula="of:=AVERAGE([.E757:.E780])" office:value-type="float" office:value="0.0355727499999999" calcext:value-type="float">
            <text:p>0,03557275</text:p>
          </table:table-cell>
        </table:table-row>
        <table:table-row table:style-name="ro1">
          <table:table-cell office:value-type="float" office:value="1479493838" calcext:value-type="float">
            <text:p>1479493838</text:p>
          </table:table-cell>
          <table:table-cell table:formula="of:=[.A781]-[.$A$2]" office:value-type="float" office:value="4292" calcext:value-type="float">
            <text:p>4292</text:p>
          </table:table-cell>
          <table:table-cell table:formula="of:=[.B781]/60" office:value-type="float" office:value="71.5333333333333" calcext:value-type="float">
            <text:p>71,5333333333333</text:p>
          </table:table-cell>
          <table:table-cell office:value-type="float" office:value="3.936313" calcext:value-type="float">
            <text:p>3,936313</text:p>
          </table:table-cell>
          <table:table-cell table:formula="of:=[.D781]-3.866" office:value-type="float" office:value="0.0703130000000001" calcext:value-type="float">
            <text:p>0,070313</text:p>
          </table:table-cell>
          <table:table-cell table:formula="of:=AVERAGE([.E758:.E781])" office:value-type="float" office:value="0.0373128333333332" calcext:value-type="float">
            <text:p>0,037312833333333</text:p>
          </table:table-cell>
        </table:table-row>
        <table:table-row table:style-name="ro1">
          <table:table-cell office:value-type="float" office:value="1479493843" calcext:value-type="float">
            <text:p>1479493843</text:p>
          </table:table-cell>
          <table:table-cell table:formula="of:=[.A782]-[.$A$2]" office:value-type="float" office:value="4297" calcext:value-type="float">
            <text:p>4297</text:p>
          </table:table-cell>
          <table:table-cell table:formula="of:=[.B782]/60" office:value-type="float" office:value="71.6166666666667" calcext:value-type="float">
            <text:p>71,6166666666667</text:p>
          </table:table-cell>
          <table:table-cell office:value-type="float" office:value="3.906416" calcext:value-type="float">
            <text:p>3,906416</text:p>
          </table:table-cell>
          <table:table-cell table:formula="of:=[.D782]-3.866" office:value-type="float" office:value="0.040416" calcext:value-type="float">
            <text:p>0,040416</text:p>
          </table:table-cell>
          <table:table-cell table:formula="of:=AVERAGE([.E759:.E782])" office:value-type="float" office:value="0.0376128333333332" calcext:value-type="float">
            <text:p>0,037612833333333</text:p>
          </table:table-cell>
        </table:table-row>
        <table:table-row table:style-name="ro1">
          <table:table-cell office:value-type="float" office:value="1479493848" calcext:value-type="float">
            <text:p>1479493848</text:p>
          </table:table-cell>
          <table:table-cell table:formula="of:=[.A783]-[.$A$2]" office:value-type="float" office:value="4302" calcext:value-type="float">
            <text:p>4302</text:p>
          </table:table-cell>
          <table:table-cell table:formula="of:=[.B783]/60" office:value-type="float" office:value="71.7" calcext:value-type="float">
            <text:p>71,7</text:p>
          </table:table-cell>
          <table:table-cell office:value-type="float" office:value="3.897135" calcext:value-type="float">
            <text:p>3,897135</text:p>
          </table:table-cell>
          <table:table-cell table:formula="of:=[.D783]-3.866" office:value-type="float" office:value="0.0311349999999999" calcext:value-type="float">
            <text:p>0,031135</text:p>
          </table:table-cell>
          <table:table-cell table:formula="of:=AVERAGE([.E760:.E783])" office:value-type="float" office:value="0.0375504166666665" calcext:value-type="float">
            <text:p>0,037550416666667</text:p>
          </table:table-cell>
        </table:table-row>
        <table:table-row table:style-name="ro1">
          <table:table-cell office:value-type="float" office:value="1479493853" calcext:value-type="float">
            <text:p>1479493853</text:p>
          </table:table-cell>
          <table:table-cell table:formula="of:=[.A784]-[.$A$2]" office:value-type="float" office:value="4307" calcext:value-type="float">
            <text:p>4307</text:p>
          </table:table-cell>
          <table:table-cell table:formula="of:=[.B784]/60" office:value-type="float" office:value="71.7833333333333" calcext:value-type="float">
            <text:p>71,7833333333333</text:p>
          </table:table-cell>
          <table:table-cell office:value-type="float" office:value="3.90742" calcext:value-type="float">
            <text:p>3,90742</text:p>
          </table:table-cell>
          <table:table-cell table:formula="of:=[.D784]-3.866" office:value-type="float" office:value="0.04142" calcext:value-type="float">
            <text:p>0,04142</text:p>
          </table:table-cell>
          <table:table-cell table:formula="of:=AVERAGE([.E761:.E784])" office:value-type="float" office:value="0.0391836666666666" calcext:value-type="float">
            <text:p>0,039183666666667</text:p>
          </table:table-cell>
        </table:table-row>
        <table:table-row table:style-name="ro1">
          <table:table-cell office:value-type="float" office:value="1479493859" calcext:value-type="float">
            <text:p>1479493859</text:p>
          </table:table-cell>
          <table:table-cell table:formula="of:=[.A785]-[.$A$2]" office:value-type="float" office:value="4313" calcext:value-type="float">
            <text:p>4313</text:p>
          </table:table-cell>
          <table:table-cell table:formula="of:=[.B785]/60" office:value-type="float" office:value="71.8833333333333" calcext:value-type="float">
            <text:p>71,8833333333333</text:p>
          </table:table-cell>
          <table:table-cell office:value-type="float" office:value="3.867693" calcext:value-type="float">
            <text:p>3,867693</text:p>
          </table:table-cell>
          <table:table-cell table:formula="of:=[.D785]-3.866" office:value-type="float" office:value="0.00169299999999994" calcext:value-type="float">
            <text:p>0,001693</text:p>
          </table:table-cell>
          <table:table-cell table:formula="of:=AVERAGE([.E762:.E785])" office:value-type="float" office:value="0.0356634999999999" calcext:value-type="float">
            <text:p>0,0356635</text:p>
          </table:table-cell>
        </table:table-row>
        <table:table-row table:style-name="ro1">
          <table:table-cell office:value-type="float" office:value="1479493864" calcext:value-type="float">
            <text:p>1479493864</text:p>
          </table:table-cell>
          <table:table-cell table:formula="of:=[.A786]-[.$A$2]" office:value-type="float" office:value="4318" calcext:value-type="float">
            <text:p>4318</text:p>
          </table:table-cell>
          <table:table-cell table:formula="of:=[.B786]/60" office:value-type="float" office:value="71.9666666666667" calcext:value-type="float">
            <text:p>71,9666666666667</text:p>
          </table:table-cell>
          <table:table-cell office:value-type="float" office:value="3.888511" calcext:value-type="float">
            <text:p>3,888511</text:p>
          </table:table-cell>
          <table:table-cell table:formula="of:=[.D786]-3.866" office:value-type="float" office:value="0.0225109999999997" calcext:value-type="float">
            <text:p>0,022511</text:p>
          </table:table-cell>
          <table:table-cell table:formula="of:=AVERAGE([.E763:.E786])" office:value-type="float" office:value="0.0349977499999999" calcext:value-type="float">
            <text:p>0,03499775</text:p>
          </table:table-cell>
        </table:table-row>
        <table:table-row table:style-name="ro1">
          <table:table-cell office:value-type="float" office:value="1479493869" calcext:value-type="float">
            <text:p>1479493869</text:p>
          </table:table-cell>
          <table:table-cell table:formula="of:=[.A787]-[.$A$2]" office:value-type="float" office:value="4323" calcext:value-type="float">
            <text:p>4323</text:p>
          </table:table-cell>
          <table:table-cell table:formula="of:=[.B787]/60" office:value-type="float" office:value="72.05" calcext:value-type="float">
            <text:p>72,05</text:p>
          </table:table-cell>
          <table:table-cell office:value-type="float" office:value="3.90204" calcext:value-type="float">
            <text:p>3,90204</text:p>
          </table:table-cell>
          <table:table-cell table:formula="of:=[.D787]-3.866" office:value-type="float" office:value="0.0360399999999998" calcext:value-type="float">
            <text:p>0,03604</text:p>
          </table:table-cell>
          <table:table-cell table:formula="of:=AVERAGE([.E764:.E787])" office:value-type="float" office:value="0.0350454166666666" calcext:value-type="float">
            <text:p>0,035045416666667</text:p>
          </table:table-cell>
        </table:table-row>
        <table:table-row table:style-name="ro1">
          <table:table-cell office:value-type="float" office:value="1479493874" calcext:value-type="float">
            <text:p>1479493874</text:p>
          </table:table-cell>
          <table:table-cell table:formula="of:=[.A788]-[.$A$2]" office:value-type="float" office:value="4328" calcext:value-type="float">
            <text:p>4328</text:p>
          </table:table-cell>
          <table:table-cell table:formula="of:=[.B788]/60" office:value-type="float" office:value="72.1333333333333" calcext:value-type="float">
            <text:p>72,1333333333333</text:p>
          </table:table-cell>
          <table:table-cell office:value-type="float" office:value="3.920393" calcext:value-type="float">
            <text:p>3,920393</text:p>
          </table:table-cell>
          <table:table-cell table:formula="of:=[.D788]-3.866" office:value-type="float" office:value="0.0543929999999997" calcext:value-type="float">
            <text:p>0,054393</text:p>
          </table:table-cell>
          <table:table-cell table:formula="of:=AVERAGE([.E765:.E788])" office:value-type="float" office:value="0.0357682499999999" calcext:value-type="float">
            <text:p>0,03576825</text:p>
          </table:table-cell>
        </table:table-row>
        <table:table-row table:style-name="ro1">
          <table:table-cell office:value-type="float" office:value="1479493879" calcext:value-type="float">
            <text:p>1479493879</text:p>
          </table:table-cell>
          <table:table-cell table:formula="of:=[.A789]-[.$A$2]" office:value-type="float" office:value="4333" calcext:value-type="float">
            <text:p>4333</text:p>
          </table:table-cell>
          <table:table-cell table:formula="of:=[.B789]/60" office:value-type="float" office:value="72.2166666666667" calcext:value-type="float">
            <text:p>72,2166666666667</text:p>
          </table:table-cell>
          <table:table-cell office:value-type="float" office:value="3.897069" calcext:value-type="float">
            <text:p>3,897069</text:p>
          </table:table-cell>
          <table:table-cell table:formula="of:=[.D789]-3.866" office:value-type="float" office:value="0.031069" calcext:value-type="float">
            <text:p>0,031069</text:p>
          </table:table-cell>
          <table:table-cell table:formula="of:=AVERAGE([.E766:.E789])" office:value-type="float" office:value="0.0369991249999999" calcext:value-type="float">
            <text:p>0,036999125</text:p>
          </table:table-cell>
        </table:table-row>
        <table:table-row table:style-name="ro1">
          <table:table-cell office:value-type="float" office:value="1479493885" calcext:value-type="float">
            <text:p>1479493885</text:p>
          </table:table-cell>
          <table:table-cell table:formula="of:=[.A790]-[.$A$2]" office:value-type="float" office:value="4339" calcext:value-type="float">
            <text:p>4339</text:p>
          </table:table-cell>
          <table:table-cell table:formula="of:=[.B790]/60" office:value-type="float" office:value="72.3166666666667" calcext:value-type="float">
            <text:p>72,3166666666667</text:p>
          </table:table-cell>
          <table:table-cell office:value-type="float" office:value="3.867522" calcext:value-type="float">
            <text:p>3,867522</text:p>
          </table:table-cell>
          <table:table-cell table:formula="of:=[.D790]-3.866" office:value-type="float" office:value="0.00152200000000002" calcext:value-type="float">
            <text:p>0,001522</text:p>
          </table:table-cell>
          <table:table-cell table:formula="of:=AVERAGE([.E767:.E790])" office:value-type="float" office:value="0.0333153333333332" calcext:value-type="float">
            <text:p>0,033315333333333</text:p>
          </table:table-cell>
        </table:table-row>
        <table:table-row table:style-name="ro1">
          <table:table-cell office:value-type="float" office:value="1479493890" calcext:value-type="float">
            <text:p>1479493890</text:p>
          </table:table-cell>
          <table:table-cell table:formula="of:=[.A791]-[.$A$2]" office:value-type="float" office:value="4344" calcext:value-type="float">
            <text:p>4344</text:p>
          </table:table-cell>
          <table:table-cell table:formula="of:=[.B791]/60" office:value-type="float" office:value="72.4" calcext:value-type="float">
            <text:p>72,4</text:p>
          </table:table-cell>
          <table:table-cell office:value-type="float" office:value="3.882671" calcext:value-type="float">
            <text:p>3,882671</text:p>
          </table:table-cell>
          <table:table-cell table:formula="of:=[.D791]-3.866" office:value-type="float" office:value="0.0166710000000001" calcext:value-type="float">
            <text:p>0,016671</text:p>
          </table:table-cell>
          <table:table-cell table:formula="of:=AVERAGE([.E768:.E791])" office:value-type="float" office:value="0.0325583333333332" calcext:value-type="float">
            <text:p>0,032558333333333</text:p>
          </table:table-cell>
        </table:table-row>
        <table:table-row table:style-name="ro1">
          <table:table-cell office:value-type="float" office:value="1479493895" calcext:value-type="float">
            <text:p>1479493895</text:p>
          </table:table-cell>
          <table:table-cell table:formula="of:=[.A792]-[.$A$2]" office:value-type="float" office:value="4349" calcext:value-type="float">
            <text:p>4349</text:p>
          </table:table-cell>
          <table:table-cell table:formula="of:=[.B792]/60" office:value-type="float" office:value="72.4833333333333" calcext:value-type="float">
            <text:p>72,4833333333333</text:p>
          </table:table-cell>
          <table:table-cell office:value-type="float" office:value="3.895047" calcext:value-type="float">
            <text:p>3,895047</text:p>
          </table:table-cell>
          <table:table-cell table:formula="of:=[.D792]-3.866" office:value-type="float" office:value="0.0290469999999998" calcext:value-type="float">
            <text:p>0,029047</text:p>
          </table:table-cell>
          <table:table-cell table:formula="of:=AVERAGE([.E769:.E792])" office:value-type="float" office:value="0.0318827499999999" calcext:value-type="float">
            <text:p>0,03188275</text:p>
          </table:table-cell>
        </table:table-row>
        <table:table-row table:style-name="ro1">
          <table:table-cell office:value-type="float" office:value="1479493900" calcext:value-type="float">
            <text:p>1479493900</text:p>
          </table:table-cell>
          <table:table-cell table:formula="of:=[.A793]-[.$A$2]" office:value-type="float" office:value="4354" calcext:value-type="float">
            <text:p>4354</text:p>
          </table:table-cell>
          <table:table-cell table:formula="of:=[.B793]/60" office:value-type="float" office:value="72.5666666666667" calcext:value-type="float">
            <text:p>72,5666666666667</text:p>
          </table:table-cell>
          <table:table-cell office:value-type="float" office:value="3.920154" calcext:value-type="float">
            <text:p>3,920154</text:p>
          </table:table-cell>
          <table:table-cell table:formula="of:=[.D793]-3.866" office:value-type="float" office:value="0.054154" calcext:value-type="float">
            <text:p>0,054154</text:p>
          </table:table-cell>
          <table:table-cell table:formula="of:=AVERAGE([.E770:.E793])" office:value-type="float" office:value="0.0326383333333332" calcext:value-type="float">
            <text:p>0,032638333333333</text:p>
          </table:table-cell>
        </table:table-row>
        <table:table-row table:style-name="ro1">
          <table:table-cell office:value-type="float" office:value="1479493906" calcext:value-type="float">
            <text:p>1479493906</text:p>
          </table:table-cell>
          <table:table-cell table:formula="of:=[.A794]-[.$A$2]" office:value-type="float" office:value="4360" calcext:value-type="float">
            <text:p>4360</text:p>
          </table:table-cell>
          <table:table-cell table:formula="of:=[.B794]/60" office:value-type="float" office:value="72.6666666666667" calcext:value-type="float">
            <text:p>72,6666666666667</text:p>
          </table:table-cell>
          <table:table-cell office:value-type="float" office:value="3.901867" calcext:value-type="float">
            <text:p>3,901867</text:p>
          </table:table-cell>
          <table:table-cell table:formula="of:=[.D794]-3.866" office:value-type="float" office:value="0.0358670000000001" calcext:value-type="float">
            <text:p>0,035867</text:p>
          </table:table-cell>
          <table:table-cell table:formula="of:=AVERAGE([.E771:.E794])" office:value-type="float" office:value="0.0340636249999999" calcext:value-type="float">
            <text:p>0,034063625</text:p>
          </table:table-cell>
        </table:table-row>
        <table:table-row table:style-name="ro1">
          <table:table-cell office:value-type="float" office:value="1479493916" calcext:value-type="float">
            <text:p>1479493916</text:p>
          </table:table-cell>
          <table:table-cell table:formula="of:=[.A795]-[.$A$2]" office:value-type="float" office:value="4370" calcext:value-type="float">
            <text:p>4370</text:p>
          </table:table-cell>
          <table:table-cell table:formula="of:=[.B795]/60" office:value-type="float" office:value="72.8333333333333" calcext:value-type="float">
            <text:p>72,8333333333333</text:p>
          </table:table-cell>
          <table:table-cell office:value-type="float" office:value="3.905594" calcext:value-type="float">
            <text:p>3,905594</text:p>
          </table:table-cell>
          <table:table-cell table:formula="of:=[.D795]-3.866" office:value-type="float" office:value="0.0395939999999997" calcext:value-type="float">
            <text:p>0,039594</text:p>
          </table:table-cell>
          <table:table-cell table:formula="of:=AVERAGE([.E772:.E795])" office:value-type="float" office:value="0.0313158333333332" calcext:value-type="float">
            <text:p>0,031315833333333</text:p>
          </table:table-cell>
        </table:table-row>
        <table:table-row table:style-name="ro1">
          <table:table-cell office:value-type="float" office:value="1479493921" calcext:value-type="float">
            <text:p>1479493921</text:p>
          </table:table-cell>
          <table:table-cell table:formula="of:=[.A796]-[.$A$2]" office:value-type="float" office:value="4375" calcext:value-type="float">
            <text:p>4375</text:p>
          </table:table-cell>
          <table:table-cell table:formula="of:=[.B796]/60" office:value-type="float" office:value="72.9166666666667" calcext:value-type="float">
            <text:p>72,9166666666667</text:p>
          </table:table-cell>
          <table:table-cell office:value-type="float" office:value="3.897023" calcext:value-type="float">
            <text:p>3,897023</text:p>
          </table:table-cell>
          <table:table-cell table:formula="of:=[.D796]-3.866" office:value-type="float" office:value="0.0310229999999998" calcext:value-type="float">
            <text:p>0,031023</text:p>
          </table:table-cell>
          <table:table-cell table:formula="of:=AVERAGE([.E773:.E796])" office:value-type="float" office:value="0.0315203333333332" calcext:value-type="float">
            <text:p>0,031520333333333</text:p>
          </table:table-cell>
        </table:table-row>
        <table:table-row table:style-name="ro1">
          <table:table-cell office:value-type="float" office:value="1479493926" calcext:value-type="float">
            <text:p>1479493926</text:p>
          </table:table-cell>
          <table:table-cell table:formula="of:=[.A797]-[.$A$2]" office:value-type="float" office:value="4380" calcext:value-type="float">
            <text:p>4380</text:p>
          </table:table-cell>
          <table:table-cell table:formula="of:=[.B797]/60" office:value-type="float" office:value="73" calcext:value-type="float">
            <text:p>73</text:p>
          </table:table-cell>
          <table:table-cell office:value-type="float" office:value="3.904845" calcext:value-type="float">
            <text:p>3,904845</text:p>
          </table:table-cell>
          <table:table-cell table:formula="of:=[.D797]-3.866" office:value-type="float" office:value="0.0388449999999998" calcext:value-type="float">
            <text:p>0,038845</text:p>
          </table:table-cell>
          <table:table-cell table:formula="of:=AVERAGE([.E774:.E797])" office:value-type="float" office:value="0.0319508749999999" calcext:value-type="float">
            <text:p>0,031950875</text:p>
          </table:table-cell>
        </table:table-row>
        <table:table-row table:style-name="ro1">
          <table:table-cell office:value-type="float" office:value="1479493932" calcext:value-type="float">
            <text:p>1479493932</text:p>
          </table:table-cell>
          <table:table-cell table:formula="of:=[.A798]-[.$A$2]" office:value-type="float" office:value="4386" calcext:value-type="float">
            <text:p>4386</text:p>
          </table:table-cell>
          <table:table-cell table:formula="of:=[.B798]/60" office:value-type="float" office:value="73.1" calcext:value-type="float">
            <text:p>73,1</text:p>
          </table:table-cell>
          <table:table-cell office:value-type="float" office:value="3.90805" calcext:value-type="float">
            <text:p>3,90805</text:p>
          </table:table-cell>
          <table:table-cell table:formula="of:=[.D798]-3.866" office:value-type="float" office:value="0.0420500000000001" calcext:value-type="float">
            <text:p>0,04205</text:p>
          </table:table-cell>
          <table:table-cell table:formula="of:=AVERAGE([.E775:.E798])" office:value-type="float" office:value="0.0320202083333332" calcext:value-type="float">
            <text:p>0,032020208333333</text:p>
          </table:table-cell>
        </table:table-row>
        <table:table-row table:style-name="ro1">
          <table:table-cell office:value-type="float" office:value="1479493937" calcext:value-type="float">
            <text:p>1479493937</text:p>
          </table:table-cell>
          <table:table-cell table:formula="of:=[.A799]-[.$A$2]" office:value-type="float" office:value="4391" calcext:value-type="float">
            <text:p>4391</text:p>
          </table:table-cell>
          <table:table-cell table:formula="of:=[.B799]/60" office:value-type="float" office:value="73.1833333333333" calcext:value-type="float">
            <text:p>73,1833333333333</text:p>
          </table:table-cell>
          <table:table-cell office:value-type="float" office:value="3.867477" calcext:value-type="float">
            <text:p>3,867477</text:p>
          </table:table-cell>
          <table:table-cell table:formula="of:=[.D799]-3.866" office:value-type="float" office:value="0.00147699999999995" calcext:value-type="float">
            <text:p>0,001477</text:p>
          </table:table-cell>
          <table:table-cell table:formula="of:=AVERAGE([.E776:.E799])" office:value-type="float" office:value="0.0320177499999999" calcext:value-type="float">
            <text:p>0,03201775</text:p>
          </table:table-cell>
        </table:table-row>
        <table:table-row table:style-name="ro1">
          <table:table-cell office:value-type="float" office:value="1479493942" calcext:value-type="float">
            <text:p>1479493942</text:p>
          </table:table-cell>
          <table:table-cell table:formula="of:=[.A800]-[.$A$2]" office:value-type="float" office:value="4396" calcext:value-type="float">
            <text:p>4396</text:p>
          </table:table-cell>
          <table:table-cell table:formula="of:=[.B800]/60" office:value-type="float" office:value="73.2666666666667" calcext:value-type="float">
            <text:p>73,2666666666667</text:p>
          </table:table-cell>
          <table:table-cell office:value-type="float" office:value="3.905686" calcext:value-type="float">
            <text:p>3,905686</text:p>
          </table:table-cell>
          <table:table-cell table:formula="of:=[.D800]-3.866" office:value-type="float" office:value="0.0396860000000001" calcext:value-type="float">
            <text:p>0,039686</text:p>
          </table:table-cell>
          <table:table-cell table:formula="of:=AVERAGE([.E777:.E800])" office:value-type="float" office:value="0.0315326666666666" calcext:value-type="float">
            <text:p>0,031532666666667</text:p>
          </table:table-cell>
        </table:table-row>
        <table:table-row table:style-name="ro1">
          <table:table-cell office:value-type="float" office:value="1479493948" calcext:value-type="float">
            <text:p>1479493948</text:p>
          </table:table-cell>
          <table:table-cell table:formula="of:=[.A801]-[.$A$2]" office:value-type="float" office:value="4402" calcext:value-type="float">
            <text:p>4402</text:p>
          </table:table-cell>
          <table:table-cell table:formula="of:=[.B801]/60" office:value-type="float" office:value="73.3666666666667" calcext:value-type="float">
            <text:p>73,3666666666667</text:p>
          </table:table-cell>
          <table:table-cell office:value-type="float" office:value="3.9121" calcext:value-type="float">
            <text:p>3,9121</text:p>
          </table:table-cell>
          <table:table-cell table:formula="of:=[.D801]-3.866" office:value-type="float" office:value="0.0461" calcext:value-type="float">
            <text:p>0,0461</text:p>
          </table:table-cell>
          <table:table-cell table:formula="of:=AVERAGE([.E778:.E801])" office:value-type="float" office:value="0.0321032916666666" calcext:value-type="float">
            <text:p>0,032103291666667</text:p>
          </table:table-cell>
        </table:table-row>
        <table:table-row table:style-name="ro1">
          <table:table-cell office:value-type="float" office:value="1479493953" calcext:value-type="float">
            <text:p>1479493953</text:p>
          </table:table-cell>
          <table:table-cell table:formula="of:=[.A802]-[.$A$2]" office:value-type="float" office:value="4407" calcext:value-type="float">
            <text:p>4407</text:p>
          </table:table-cell>
          <table:table-cell table:formula="of:=[.B802]/60" office:value-type="float" office:value="73.45" calcext:value-type="float">
            <text:p>73,45</text:p>
          </table:table-cell>
          <table:table-cell office:value-type="float" office:value="3.892522" calcext:value-type="float">
            <text:p>3,892522</text:p>
          </table:table-cell>
          <table:table-cell table:formula="of:=[.D802]-3.866" office:value-type="float" office:value="0.0265219999999999" calcext:value-type="float">
            <text:p>0,026522</text:p>
          </table:table-cell>
          <table:table-cell table:formula="of:=AVERAGE([.E779:.E802])" office:value-type="float" office:value="0.0318265416666666" calcext:value-type="float">
            <text:p>0,031826541666667</text:p>
          </table:table-cell>
        </table:table-row>
        <table:table-row table:style-name="ro1">
          <table:table-cell office:value-type="float" office:value="1479493958" calcext:value-type="float">
            <text:p>1479493958</text:p>
          </table:table-cell>
          <table:table-cell table:formula="of:=[.A803]-[.$A$2]" office:value-type="float" office:value="4412" calcext:value-type="float">
            <text:p>4412</text:p>
          </table:table-cell>
          <table:table-cell table:formula="of:=[.B803]/60" office:value-type="float" office:value="73.5333333333333" calcext:value-type="float">
            <text:p>73,5333333333333</text:p>
          </table:table-cell>
          <table:table-cell office:value-type="float" office:value="3.893692" calcext:value-type="float">
            <text:p>3,893692</text:p>
          </table:table-cell>
          <table:table-cell table:formula="of:=[.D803]-3.866" office:value-type="float" office:value="0.0276919999999996" calcext:value-type="float">
            <text:p>0,027692</text:p>
          </table:table-cell>
          <table:table-cell table:formula="of:=AVERAGE([.E780:.E803])" office:value-type="float" office:value="0.0316982499999999" calcext:value-type="float">
            <text:p>0,03169825</text:p>
          </table:table-cell>
        </table:table-row>
        <table:table-row table:style-name="ro1">
          <table:table-cell office:value-type="float" office:value="1479493963" calcext:value-type="float">
            <text:p>1479493963</text:p>
          </table:table-cell>
          <table:table-cell table:formula="of:=[.A804]-[.$A$2]" office:value-type="float" office:value="4417" calcext:value-type="float">
            <text:p>4417</text:p>
          </table:table-cell>
          <table:table-cell table:formula="of:=[.B804]/60" office:value-type="float" office:value="73.6166666666667" calcext:value-type="float">
            <text:p>73,6166666666667</text:p>
          </table:table-cell>
          <table:table-cell office:value-type="float" office:value="3.867679" calcext:value-type="float">
            <text:p>3,867679</text:p>
          </table:table-cell>
          <table:table-cell table:formula="of:=[.D804]-3.866" office:value-type="float" office:value="0.00167899999999976" calcext:value-type="float">
            <text:p>0,001679</text:p>
          </table:table-cell>
          <table:table-cell table:formula="of:=AVERAGE([.E781:.E804])" office:value-type="float" office:value="0.0317049583333333" calcext:value-type="float">
            <text:p>0,031704958333333</text:p>
          </table:table-cell>
        </table:table-row>
        <table:table-row table:style-name="ro1">
          <table:table-cell office:value-type="float" office:value="1479493969" calcext:value-type="float">
            <text:p>1479493969</text:p>
          </table:table-cell>
          <table:table-cell table:formula="of:=[.A805]-[.$A$2]" office:value-type="float" office:value="4423" calcext:value-type="float">
            <text:p>4423</text:p>
          </table:table-cell>
          <table:table-cell table:formula="of:=[.B805]/60" office:value-type="float" office:value="73.7166666666667" calcext:value-type="float">
            <text:p>73,7166666666667</text:p>
          </table:table-cell>
          <table:table-cell office:value-type="float" office:value="3.899486" calcext:value-type="float">
            <text:p>3,899486</text:p>
          </table:table-cell>
          <table:table-cell table:formula="of:=[.D805]-3.866" office:value-type="float" office:value="0.0334859999999999" calcext:value-type="float">
            <text:p>0,033486</text:p>
          </table:table-cell>
          <table:table-cell table:formula="of:=AVERAGE([.E782:.E805])" office:value-type="float" office:value="0.0301704999999999" calcext:value-type="float">
            <text:p>0,0301705</text:p>
          </table:table-cell>
        </table:table-row>
        <table:table-row table:style-name="ro1">
          <table:table-cell office:value-type="float" office:value="1479493974" calcext:value-type="float">
            <text:p>1479493974</text:p>
          </table:table-cell>
          <table:table-cell table:formula="of:=[.A806]-[.$A$2]" office:value-type="float" office:value="4428" calcext:value-type="float">
            <text:p>4428</text:p>
          </table:table-cell>
          <table:table-cell table:formula="of:=[.B806]/60" office:value-type="float" office:value="73.8" calcext:value-type="float">
            <text:p>73,8</text:p>
          </table:table-cell>
          <table:table-cell office:value-type="float" office:value="3.902358" calcext:value-type="float">
            <text:p>3,902358</text:p>
          </table:table-cell>
          <table:table-cell table:formula="of:=[.D806]-3.866" office:value-type="float" office:value="0.0363579999999999" calcext:value-type="float">
            <text:p>0,036358</text:p>
          </table:table-cell>
          <table:table-cell table:formula="of:=AVERAGE([.E783:.E806])" office:value-type="float" office:value="0.0300014166666666" calcext:value-type="float">
            <text:p>0,030001416666667</text:p>
          </table:table-cell>
        </table:table-row>
        <table:table-row table:style-name="ro1">
          <table:table-cell office:value-type="float" office:value="1479493979" calcext:value-type="float">
            <text:p>1479493979</text:p>
          </table:table-cell>
          <table:table-cell table:formula="of:=[.A807]-[.$A$2]" office:value-type="float" office:value="4433" calcext:value-type="float">
            <text:p>4433</text:p>
          </table:table-cell>
          <table:table-cell table:formula="of:=[.B807]/60" office:value-type="float" office:value="73.8833333333333" calcext:value-type="float">
            <text:p>73,8833333333333</text:p>
          </table:table-cell>
          <table:table-cell office:value-type="float" office:value="3.892758" calcext:value-type="float">
            <text:p>3,892758</text:p>
          </table:table-cell>
          <table:table-cell table:formula="of:=[.D807]-3.866" office:value-type="float" office:value="0.0267579999999996" calcext:value-type="float">
            <text:p>0,026758</text:p>
          </table:table-cell>
          <table:table-cell table:formula="of:=AVERAGE([.E784:.E807])" office:value-type="float" office:value="0.0298190416666666" calcext:value-type="float">
            <text:p>0,029819041666667</text:p>
          </table:table-cell>
        </table:table-row>
        <table:table-row table:style-name="ro1">
          <table:table-cell office:value-type="float" office:value="1479493984" calcext:value-type="float">
            <text:p>1479493984</text:p>
          </table:table-cell>
          <table:table-cell table:formula="of:=[.A808]-[.$A$2]" office:value-type="float" office:value="4438" calcext:value-type="float">
            <text:p>4438</text:p>
          </table:table-cell>
          <table:table-cell table:formula="of:=[.B808]/60" office:value-type="float" office:value="73.9666666666667" calcext:value-type="float">
            <text:p>73,9666666666667</text:p>
          </table:table-cell>
          <table:table-cell office:value-type="float" office:value="3.918952" calcext:value-type="float">
            <text:p>3,918952</text:p>
          </table:table-cell>
          <table:table-cell table:formula="of:=[.D808]-3.866" office:value-type="float" office:value="0.0529519999999999" calcext:value-type="float">
            <text:p>0,052952</text:p>
          </table:table-cell>
          <table:table-cell table:formula="of:=AVERAGE([.E785:.E808])" office:value-type="float" office:value="0.0302995416666666" calcext:value-type="float">
            <text:p>0,030299541666667</text:p>
          </table:table-cell>
        </table:table-row>
        <table:table-row table:style-name="ro1">
          <table:table-cell office:value-type="float" office:value="1479493989" calcext:value-type="float">
            <text:p>1479493989</text:p>
          </table:table-cell>
          <table:table-cell table:formula="of:=[.A809]-[.$A$2]" office:value-type="float" office:value="4443" calcext:value-type="float">
            <text:p>4443</text:p>
          </table:table-cell>
          <table:table-cell table:formula="of:=[.B809]/60" office:value-type="float" office:value="74.05" calcext:value-type="float">
            <text:p>74,05</text:p>
          </table:table-cell>
          <table:table-cell office:value-type="float" office:value="3.86805" calcext:value-type="float">
            <text:p>3,86805</text:p>
          </table:table-cell>
          <table:table-cell table:formula="of:=[.D809]-3.866" office:value-type="float" office:value="0.00205000000000011" calcext:value-type="float">
            <text:p>0,00205</text:p>
          </table:table-cell>
          <table:table-cell table:formula="of:=AVERAGE([.E786:.E809])" office:value-type="float" office:value="0.0303144166666666" calcext:value-type="float">
            <text:p>0,030314416666667</text:p>
          </table:table-cell>
        </table:table-row>
        <table:table-row table:style-name="ro1">
          <table:table-cell office:value-type="float" office:value="1479493995" calcext:value-type="float">
            <text:p>1479493995</text:p>
          </table:table-cell>
          <table:table-cell table:formula="of:=[.A810]-[.$A$2]" office:value-type="float" office:value="4449" calcext:value-type="float">
            <text:p>4449</text:p>
          </table:table-cell>
          <table:table-cell table:formula="of:=[.B810]/60" office:value-type="float" office:value="74.15" calcext:value-type="float">
            <text:p>74,15</text:p>
          </table:table-cell>
          <table:table-cell office:value-type="float" office:value="3.895809" calcext:value-type="float">
            <text:p>3,895809</text:p>
          </table:table-cell>
          <table:table-cell table:formula="of:=[.D810]-3.866" office:value-type="float" office:value="0.0298089999999998" calcext:value-type="float">
            <text:p>0,029809</text:p>
          </table:table-cell>
          <table:table-cell table:formula="of:=AVERAGE([.E787:.E810])" office:value-type="float" office:value="0.0306184999999999" calcext:value-type="float">
            <text:p>0,0306185</text:p>
          </table:table-cell>
        </table:table-row>
        <table:table-row table:style-name="ro1">
          <table:table-cell office:value-type="float" office:value="1479494000" calcext:value-type="float">
            <text:p>1479494000</text:p>
          </table:table-cell>
          <table:table-cell table:formula="of:=[.A811]-[.$A$2]" office:value-type="float" office:value="4454" calcext:value-type="float">
            <text:p>4454</text:p>
          </table:table-cell>
          <table:table-cell table:formula="of:=[.B811]/60" office:value-type="float" office:value="74.2333333333333" calcext:value-type="float">
            <text:p>74,2333333333333</text:p>
          </table:table-cell>
          <table:table-cell office:value-type="float" office:value="3.905416" calcext:value-type="float">
            <text:p>3,905416</text:p>
          </table:table-cell>
          <table:table-cell table:formula="of:=[.D811]-3.866" office:value-type="float" office:value="0.0394159999999997" calcext:value-type="float">
            <text:p>0,039416</text:p>
          </table:table-cell>
          <table:table-cell table:formula="of:=AVERAGE([.E788:.E811])" office:value-type="float" office:value="0.0307591666666666" calcext:value-type="float">
            <text:p>0,030759166666667</text:p>
          </table:table-cell>
        </table:table-row>
        <table:table-row table:style-name="ro1">
          <table:table-cell office:value-type="float" office:value="1479494005" calcext:value-type="float">
            <text:p>1479494005</text:p>
          </table:table-cell>
          <table:table-cell table:formula="of:=[.A812]-[.$A$2]" office:value-type="float" office:value="4459" calcext:value-type="float">
            <text:p>4459</text:p>
          </table:table-cell>
          <table:table-cell table:formula="of:=[.B812]/60" office:value-type="float" office:value="74.3166666666667" calcext:value-type="float">
            <text:p>74,3166666666667</text:p>
          </table:table-cell>
          <table:table-cell office:value-type="float" office:value="3.908263" calcext:value-type="float">
            <text:p>3,908263</text:p>
          </table:table-cell>
          <table:table-cell table:formula="of:=[.D812]-3.866" office:value-type="float" office:value="0.0422629999999997" calcext:value-type="float">
            <text:p>0,042263</text:p>
          </table:table-cell>
          <table:table-cell table:formula="of:=AVERAGE([.E789:.E812])" office:value-type="float" office:value="0.0302537499999999" calcext:value-type="float">
            <text:p>0,03025375</text:p>
          </table:table-cell>
        </table:table-row>
        <table:table-row table:style-name="ro1">
          <table:table-cell office:value-type="float" office:value="1479494010" calcext:value-type="float">
            <text:p>1479494010</text:p>
          </table:table-cell>
          <table:table-cell table:formula="of:=[.A813]-[.$A$2]" office:value-type="float" office:value="4464" calcext:value-type="float">
            <text:p>4464</text:p>
          </table:table-cell>
          <table:table-cell table:formula="of:=[.B813]/60" office:value-type="float" office:value="74.4" calcext:value-type="float">
            <text:p>74,4</text:p>
          </table:table-cell>
          <table:table-cell office:value-type="float" office:value="3.908855" calcext:value-type="float">
            <text:p>3,908855</text:p>
          </table:table-cell>
          <table:table-cell table:formula="of:=[.D813]-3.866" office:value-type="float" office:value="0.0428549999999999" calcext:value-type="float">
            <text:p>0,042855</text:p>
          </table:table-cell>
          <table:table-cell table:formula="of:=AVERAGE([.E790:.E813])" office:value-type="float" office:value="0.0307448333333332" calcext:value-type="float">
            <text:p>0,030744833333333</text:p>
          </table:table-cell>
        </table:table-row>
        <table:table-row table:style-name="ro1">
          <table:table-cell office:value-type="float" office:value="1479494016" calcext:value-type="float">
            <text:p>1479494016</text:p>
          </table:table-cell>
          <table:table-cell table:formula="of:=[.A814]-[.$A$2]" office:value-type="float" office:value="4470" calcext:value-type="float">
            <text:p>4470</text:p>
          </table:table-cell>
          <table:table-cell table:formula="of:=[.B814]/60" office:value-type="float" office:value="74.5" calcext:value-type="float">
            <text:p>74,5</text:p>
          </table:table-cell>
          <table:table-cell office:value-type="float" office:value="3.878493" calcext:value-type="float">
            <text:p>3,878493</text:p>
          </table:table-cell>
          <table:table-cell table:formula="of:=[.D814]-3.866" office:value-type="float" office:value="0.0124929999999996" calcext:value-type="float">
            <text:p>0,012493</text:p>
          </table:table-cell>
          <table:table-cell table:formula="of:=AVERAGE([.E791:.E814])" office:value-type="float" office:value="0.0312019583333332" calcext:value-type="float">
            <text:p>0,031201958333333</text:p>
          </table:table-cell>
        </table:table-row>
        <table:table-row table:style-name="ro1">
          <table:table-cell office:value-type="float" office:value="1479494021" calcext:value-type="float">
            <text:p>1479494021</text:p>
          </table:table-cell>
          <table:table-cell table:formula="of:=[.A815]-[.$A$2]" office:value-type="float" office:value="4475" calcext:value-type="float">
            <text:p>4475</text:p>
          </table:table-cell>
          <table:table-cell table:formula="of:=[.B815]/60" office:value-type="float" office:value="74.5833333333333" calcext:value-type="float">
            <text:p>74,5833333333333</text:p>
          </table:table-cell>
          <table:table-cell office:value-type="float" office:value="3.901037" calcext:value-type="float">
            <text:p>3,901037</text:p>
          </table:table-cell>
          <table:table-cell table:formula="of:=[.D815]-3.866" office:value-type="float" office:value="0.035037" calcext:value-type="float">
            <text:p>0,035037</text:p>
          </table:table-cell>
          <table:table-cell table:formula="of:=AVERAGE([.E792:.E815])" office:value-type="float" office:value="0.0319672083333332" calcext:value-type="float">
            <text:p>0,031967208333333</text:p>
          </table:table-cell>
        </table:table-row>
        <table:table-row table:style-name="ro1">
          <table:table-cell office:value-type="float" office:value="1479494026" calcext:value-type="float">
            <text:p>1479494026</text:p>
          </table:table-cell>
          <table:table-cell table:formula="of:=[.A816]-[.$A$2]" office:value-type="float" office:value="4480" calcext:value-type="float">
            <text:p>4480</text:p>
          </table:table-cell>
          <table:table-cell table:formula="of:=[.B816]/60" office:value-type="float" office:value="74.6666666666667" calcext:value-type="float">
            <text:p>74,6666666666667</text:p>
          </table:table-cell>
          <table:table-cell office:value-type="float" office:value="3.89649" calcext:value-type="float">
            <text:p>3,89649</text:p>
          </table:table-cell>
          <table:table-cell table:formula="of:=[.D816]-3.866" office:value-type="float" office:value="0.0304899999999999" calcext:value-type="float">
            <text:p>0,03049</text:p>
          </table:table-cell>
          <table:table-cell table:formula="of:=AVERAGE([.E793:.E816])" office:value-type="float" office:value="0.0320273333333332" calcext:value-type="float">
            <text:p>0,032027333333333</text:p>
          </table:table-cell>
        </table:table-row>
        <table:table-row table:style-name="ro1">
          <table:table-cell office:value-type="float" office:value="1479494031" calcext:value-type="float">
            <text:p>1479494031</text:p>
          </table:table-cell>
          <table:table-cell table:formula="of:=[.A817]-[.$A$2]" office:value-type="float" office:value="4485" calcext:value-type="float">
            <text:p>4485</text:p>
          </table:table-cell>
          <table:table-cell table:formula="of:=[.B817]/60" office:value-type="float" office:value="74.75" calcext:value-type="float">
            <text:p>74,75</text:p>
          </table:table-cell>
          <table:table-cell office:value-type="float" office:value="3.89491" calcext:value-type="float">
            <text:p>3,89491</text:p>
          </table:table-cell>
          <table:table-cell table:formula="of:=[.D817]-3.866" office:value-type="float" office:value="0.0289100000000002" calcext:value-type="float">
            <text:p>0,02891</text:p>
          </table:table-cell>
          <table:table-cell table:formula="of:=AVERAGE([.E794:.E817])" office:value-type="float" office:value="0.0309754999999999" calcext:value-type="float">
            <text:p>0,0309755</text:p>
          </table:table-cell>
        </table:table-row>
        <table:table-row table:style-name="ro1">
          <table:table-cell office:value-type="float" office:value="1479494036" calcext:value-type="float">
            <text:p>1479494036</text:p>
          </table:table-cell>
          <table:table-cell table:formula="of:=[.A818]-[.$A$2]" office:value-type="float" office:value="4490" calcext:value-type="float">
            <text:p>4490</text:p>
          </table:table-cell>
          <table:table-cell table:formula="of:=[.B818]/60" office:value-type="float" office:value="74.8333333333333" calcext:value-type="float">
            <text:p>74,8333333333333</text:p>
          </table:table-cell>
          <table:table-cell office:value-type="float" office:value="3.90572" calcext:value-type="float">
            <text:p>3,90572</text:p>
          </table:table-cell>
          <table:table-cell table:formula="of:=[.D818]-3.866" office:value-type="float" office:value="0.03972" calcext:value-type="float">
            <text:p>0,03972</text:p>
          </table:table-cell>
          <table:table-cell table:formula="of:=AVERAGE([.E795:.E818])" office:value-type="float" office:value="0.0311360416666665" calcext:value-type="float">
            <text:p>0,031136041666667</text:p>
          </table:table-cell>
        </table:table-row>
        <table:table-row table:style-name="ro1">
          <table:table-cell office:value-type="float" office:value="1479494042" calcext:value-type="float">
            <text:p>1479494042</text:p>
          </table:table-cell>
          <table:table-cell table:formula="of:=[.A819]-[.$A$2]" office:value-type="float" office:value="4496" calcext:value-type="float">
            <text:p>4496</text:p>
          </table:table-cell>
          <table:table-cell table:formula="of:=[.B819]/60" office:value-type="float" office:value="74.9333333333333" calcext:value-type="float">
            <text:p>74,9333333333333</text:p>
          </table:table-cell>
          <table:table-cell office:value-type="float" office:value="3.879058" calcext:value-type="float">
            <text:p>3,879058</text:p>
          </table:table-cell>
          <table:table-cell table:formula="of:=[.D819]-3.866" office:value-type="float" office:value="0.013058" calcext:value-type="float">
            <text:p>0,013058</text:p>
          </table:table-cell>
          <table:table-cell table:formula="of:=AVERAGE([.E796:.E819])" office:value-type="float" office:value="0.0300303749999999" calcext:value-type="float">
            <text:p>0,030030375</text:p>
          </table:table-cell>
        </table:table-row>
        <table:table-row table:style-name="ro1">
          <table:table-cell office:value-type="float" office:value="1479494047" calcext:value-type="float">
            <text:p>1479494047</text:p>
          </table:table-cell>
          <table:table-cell table:formula="of:=[.A820]-[.$A$2]" office:value-type="float" office:value="4501" calcext:value-type="float">
            <text:p>4501</text:p>
          </table:table-cell>
          <table:table-cell table:formula="of:=[.B820]/60" office:value-type="float" office:value="75.0166666666667" calcext:value-type="float">
            <text:p>75,0166666666667</text:p>
          </table:table-cell>
          <table:table-cell office:value-type="float" office:value="3.902073" calcext:value-type="float">
            <text:p>3,902073</text:p>
          </table:table-cell>
          <table:table-cell table:formula="of:=[.D820]-3.866" office:value-type="float" office:value="0.036073" calcext:value-type="float">
            <text:p>0,036073</text:p>
          </table:table-cell>
          <table:table-cell table:formula="of:=AVERAGE([.E797:.E820])" office:value-type="float" office:value="0.0302407916666666" calcext:value-type="float">
            <text:p>0,030240791666667</text:p>
          </table:table-cell>
        </table:table-row>
        <table:table-row table:style-name="ro1">
          <table:table-cell office:value-type="float" office:value="1479494052" calcext:value-type="float">
            <text:p>1479494052</text:p>
          </table:table-cell>
          <table:table-cell table:formula="of:=[.A821]-[.$A$2]" office:value-type="float" office:value="4506" calcext:value-type="float">
            <text:p>4506</text:p>
          </table:table-cell>
          <table:table-cell table:formula="of:=[.B821]/60" office:value-type="float" office:value="75.1" calcext:value-type="float">
            <text:p>75,1</text:p>
          </table:table-cell>
          <table:table-cell office:value-type="float" office:value="3.902192" calcext:value-type="float">
            <text:p>3,902192</text:p>
          </table:table-cell>
          <table:table-cell table:formula="of:=[.D821]-3.866" office:value-type="float" office:value="0.0361919999999998" calcext:value-type="float">
            <text:p>0,036192</text:p>
          </table:table-cell>
          <table:table-cell table:formula="of:=AVERAGE([.E798:.E821])" office:value-type="float" office:value="0.0301302499999999" calcext:value-type="float">
            <text:p>0,03013025</text:p>
          </table:table-cell>
        </table:table-row>
        <table:table-row table:style-name="ro1">
          <table:table-cell office:value-type="float" office:value="1479494057" calcext:value-type="float">
            <text:p>1479494057</text:p>
          </table:table-cell>
          <table:table-cell table:formula="of:=[.A822]-[.$A$2]" office:value-type="float" office:value="4511" calcext:value-type="float">
            <text:p>4511</text:p>
          </table:table-cell>
          <table:table-cell table:formula="of:=[.B822]/60" office:value-type="float" office:value="75.1833333333333" calcext:value-type="float">
            <text:p>75,1833333333333</text:p>
          </table:table-cell>
          <table:table-cell office:value-type="float" office:value="3.913769" calcext:value-type="float">
            <text:p>3,913769</text:p>
          </table:table-cell>
          <table:table-cell table:formula="of:=[.D822]-3.866" office:value-type="float" office:value="0.0477689999999997" calcext:value-type="float">
            <text:p>0,047769</text:p>
          </table:table-cell>
          <table:table-cell table:formula="of:=AVERAGE([.E799:.E822])" office:value-type="float" office:value="0.0303685416666665" calcext:value-type="float">
            <text:p>0,030368541666667</text:p>
          </table:table-cell>
        </table:table-row>
        <table:table-row table:style-name="ro1">
          <table:table-cell office:value-type="float" office:value="1479494063" calcext:value-type="float">
            <text:p>1479494063</text:p>
          </table:table-cell>
          <table:table-cell table:formula="of:=[.A823]-[.$A$2]" office:value-type="float" office:value="4517" calcext:value-type="float">
            <text:p>4517</text:p>
          </table:table-cell>
          <table:table-cell table:formula="of:=[.B823]/60" office:value-type="float" office:value="75.2833333333333" calcext:value-type="float">
            <text:p>75,2833333333333</text:p>
          </table:table-cell>
          <table:table-cell office:value-type="float" office:value="3.897168" calcext:value-type="float">
            <text:p>3,897168</text:p>
          </table:table-cell>
          <table:table-cell table:formula="of:=[.D823]-3.866" office:value-type="float" office:value="0.0311679999999996" calcext:value-type="float">
            <text:p>0,031168</text:p>
          </table:table-cell>
          <table:table-cell table:formula="of:=AVERAGE([.E800:.E823])" office:value-type="float" office:value="0.0316056666666665" calcext:value-type="float">
            <text:p>0,031605666666667</text:p>
          </table:table-cell>
        </table:table-row>
        <table:table-row table:style-name="ro1">
          <table:table-cell office:value-type="float" office:value="1479494068" calcext:value-type="float">
            <text:p>1479494068</text:p>
          </table:table-cell>
          <table:table-cell table:formula="of:=[.A824]-[.$A$2]" office:value-type="float" office:value="4522" calcext:value-type="float">
            <text:p>4522</text:p>
          </table:table-cell>
          <table:table-cell table:formula="of:=[.B824]/60" office:value-type="float" office:value="75.3666666666667" calcext:value-type="float">
            <text:p>75,3666666666667</text:p>
          </table:table-cell>
          <table:table-cell office:value-type="float" office:value="3.873105" calcext:value-type="float">
            <text:p>3,873105</text:p>
          </table:table-cell>
          <table:table-cell table:formula="of:=[.D824]-3.866" office:value-type="float" office:value="0.0071049999999997" calcext:value-type="float">
            <text:p>0,007105</text:p>
          </table:table-cell>
          <table:table-cell table:formula="of:=AVERAGE([.E801:.E824])" office:value-type="float" office:value="0.0302481249999998" calcext:value-type="float">
            <text:p>0,030248125</text:p>
          </table:table-cell>
        </table:table-row>
        <table:table-row table:style-name="ro1">
          <table:table-cell office:value-type="float" office:value="1479494073" calcext:value-type="float">
            <text:p>1479494073</text:p>
          </table:table-cell>
          <table:table-cell table:formula="of:=[.A825]-[.$A$2]" office:value-type="float" office:value="4527" calcext:value-type="float">
            <text:p>4527</text:p>
          </table:table-cell>
          <table:table-cell table:formula="of:=[.B825]/60" office:value-type="float" office:value="75.45" calcext:value-type="float">
            <text:p>75,45</text:p>
          </table:table-cell>
          <table:table-cell office:value-type="float" office:value="3.892679" calcext:value-type="float">
            <text:p>3,892679</text:p>
          </table:table-cell>
          <table:table-cell table:formula="of:=[.D825]-3.866" office:value-type="float" office:value="0.0266790000000001" calcext:value-type="float">
            <text:p>0,026679</text:p>
          </table:table-cell>
          <table:table-cell table:formula="of:=AVERAGE([.E802:.E825])" office:value-type="float" office:value="0.0294389166666665" calcext:value-type="float">
            <text:p>0,029438916666667</text:p>
          </table:table-cell>
        </table:table-row>
        <table:table-row table:style-name="ro1">
          <table:table-cell office:value-type="float" office:value="1479494079" calcext:value-type="float">
            <text:p>1479494079</text:p>
          </table:table-cell>
          <table:table-cell table:formula="of:=[.A826]-[.$A$2]" office:value-type="float" office:value="4533" calcext:value-type="float">
            <text:p>4533</text:p>
          </table:table-cell>
          <table:table-cell table:formula="of:=[.B826]/60" office:value-type="float" office:value="75.55" calcext:value-type="float">
            <text:p>75,55</text:p>
          </table:table-cell>
          <table:table-cell office:value-type="float" office:value="3.868688" calcext:value-type="float">
            <text:p>3,868688</text:p>
          </table:table-cell>
          <table:table-cell table:formula="of:=[.D826]-3.866" office:value-type="float" office:value="0.00268800000000002" calcext:value-type="float">
            <text:p>0,002688</text:p>
          </table:table-cell>
          <table:table-cell table:formula="of:=AVERAGE([.E803:.E826])" office:value-type="float" office:value="0.0284458333333332" calcext:value-type="float">
            <text:p>0,028445833333333</text:p>
          </table:table-cell>
        </table:table-row>
        <table:table-row table:style-name="ro1">
          <table:table-cell office:value-type="float" office:value="1479494084" calcext:value-type="float">
            <text:p>1479494084</text:p>
          </table:table-cell>
          <table:table-cell table:formula="of:=[.A827]-[.$A$2]" office:value-type="float" office:value="4538" calcext:value-type="float">
            <text:p>4538</text:p>
          </table:table-cell>
          <table:table-cell table:formula="of:=[.B827]/60" office:value-type="float" office:value="75.6333333333333" calcext:value-type="float">
            <text:p>75,6333333333333</text:p>
          </table:table-cell>
          <table:table-cell office:value-type="float" office:value="3.869377" calcext:value-type="float">
            <text:p>3,869377</text:p>
          </table:table-cell>
          <table:table-cell table:formula="of:=[.D827]-3.866" office:value-type="float" office:value="0.00337699999999996" calcext:value-type="float">
            <text:p>0,003377</text:p>
          </table:table-cell>
          <table:table-cell table:formula="of:=AVERAGE([.E804:.E827])" office:value-type="float" office:value="0.0274327083333332" calcext:value-type="float">
            <text:p>0,027432708333333</text:p>
          </table:table-cell>
        </table:table-row>
        <table:table-row table:style-name="ro1">
          <table:table-cell office:value-type="float" office:value="1479494089" calcext:value-type="float">
            <text:p>1479494089</text:p>
          </table:table-cell>
          <table:table-cell table:formula="of:=[.A828]-[.$A$2]" office:value-type="float" office:value="4543" calcext:value-type="float">
            <text:p>4543</text:p>
          </table:table-cell>
          <table:table-cell table:formula="of:=[.B828]/60" office:value-type="float" office:value="75.7166666666667" calcext:value-type="float">
            <text:p>75,7166666666667</text:p>
          </table:table-cell>
          <table:table-cell office:value-type="float" office:value="3.869201" calcext:value-type="float">
            <text:p>3,869201</text:p>
          </table:table-cell>
          <table:table-cell table:formula="of:=[.D828]-3.866" office:value-type="float" office:value="0.00320099999999979" calcext:value-type="float">
            <text:p>0,003201</text:p>
          </table:table-cell>
          <table:table-cell table:formula="of:=AVERAGE([.E805:.E828])" office:value-type="float" office:value="0.0274961249999999" calcext:value-type="float">
            <text:p>0,027496125</text:p>
          </table:table-cell>
        </table:table-row>
        <table:table-row table:style-name="ro1">
          <table:table-cell office:value-type="float" office:value="1479494094" calcext:value-type="float">
            <text:p>1479494094</text:p>
          </table:table-cell>
          <table:table-cell table:formula="of:=[.A829]-[.$A$2]" office:value-type="float" office:value="4548" calcext:value-type="float">
            <text:p>4548</text:p>
          </table:table-cell>
          <table:table-cell table:formula="of:=[.B829]/60" office:value-type="float" office:value="75.8" calcext:value-type="float">
            <text:p>75,8</text:p>
          </table:table-cell>
          <table:table-cell office:value-type="float" office:value="3.869752" calcext:value-type="float">
            <text:p>3,869752</text:p>
          </table:table-cell>
          <table:table-cell table:formula="of:=[.D829]-3.866" office:value-type="float" office:value="0.00375199999999998" calcext:value-type="float">
            <text:p>0,003752</text:p>
          </table:table-cell>
          <table:table-cell table:formula="of:=AVERAGE([.E806:.E829])" office:value-type="float" office:value="0.0262572083333332" calcext:value-type="float">
            <text:p>0,026257208333333</text:p>
          </table:table-cell>
        </table:table-row>
        <table:table-row table:style-name="ro1">
          <table:table-cell office:value-type="float" office:value="1479494099" calcext:value-type="float">
            <text:p>1479494099</text:p>
          </table:table-cell>
          <table:table-cell table:formula="of:=[.A830]-[.$A$2]" office:value-type="float" office:value="4553" calcext:value-type="float">
            <text:p>4553</text:p>
          </table:table-cell>
          <table:table-cell table:formula="of:=[.B830]/60" office:value-type="float" office:value="75.8833333333333" calcext:value-type="float">
            <text:p>75,8833333333333</text:p>
          </table:table-cell>
          <table:table-cell office:value-type="float" office:value="3.869279" calcext:value-type="float">
            <text:p>3,869279</text:p>
          </table:table-cell>
          <table:table-cell table:formula="of:=[.D830]-3.866" office:value-type="float" office:value="0.00327899999999959" calcext:value-type="float">
            <text:p>0,003279</text:p>
          </table:table-cell>
          <table:table-cell table:formula="of:=AVERAGE([.E807:.E830])" office:value-type="float" office:value="0.0248789166666665" calcext:value-type="float">
            <text:p>0,024878916666667</text:p>
          </table:table-cell>
        </table:table-row>
        <table:table-row table:style-name="ro1">
          <table:table-cell office:value-type="float" office:value="1479494105" calcext:value-type="float">
            <text:p>1479494105</text:p>
          </table:table-cell>
          <table:table-cell table:formula="of:=[.A831]-[.$A$2]" office:value-type="float" office:value="4559" calcext:value-type="float">
            <text:p>4559</text:p>
          </table:table-cell>
          <table:table-cell table:formula="of:=[.B831]/60" office:value-type="float" office:value="75.9833333333333" calcext:value-type="float">
            <text:p>75,9833333333333</text:p>
          </table:table-cell>
          <table:table-cell office:value-type="float" office:value="3.869078" calcext:value-type="float">
            <text:p>3,869078</text:p>
          </table:table-cell>
          <table:table-cell table:formula="of:=[.D831]-3.866" office:value-type="float" office:value="0.00307799999999991" calcext:value-type="float">
            <text:p>0,003078</text:p>
          </table:table-cell>
          <table:table-cell table:formula="of:=AVERAGE([.E808:.E831])" office:value-type="float" office:value="0.0238922499999999" calcext:value-type="float">
            <text:p>0,02389225</text:p>
          </table:table-cell>
        </table:table-row>
        <table:table-row table:style-name="ro1">
          <table:table-cell office:value-type="float" office:value="1479494110" calcext:value-type="float">
            <text:p>1479494110</text:p>
          </table:table-cell>
          <table:table-cell table:formula="of:=[.A832]-[.$A$2]" office:value-type="float" office:value="4564" calcext:value-type="float">
            <text:p>4564</text:p>
          </table:table-cell>
          <table:table-cell table:formula="of:=[.B832]/60" office:value-type="float" office:value="76.0666666666667" calcext:value-type="float">
            <text:p>76,0666666666667</text:p>
          </table:table-cell>
          <table:table-cell office:value-type="float" office:value="3.868767" calcext:value-type="float">
            <text:p>3,868767</text:p>
          </table:table-cell>
          <table:table-cell table:formula="of:=[.D832]-3.866" office:value-type="float" office:value="0.00276699999999996" calcext:value-type="float">
            <text:p>0,002767</text:p>
          </table:table-cell>
          <table:table-cell table:formula="of:=AVERAGE([.E809:.E832])" office:value-type="float" office:value="0.0218012083333332" calcext:value-type="float">
            <text:p>0,021801208333333</text:p>
          </table:table-cell>
        </table:table-row>
        <table:table-row table:style-name="ro1">
          <table:table-cell office:value-type="float" office:value="1479494115" calcext:value-type="float">
            <text:p>1479494115</text:p>
          </table:table-cell>
          <table:table-cell table:formula="of:=[.A833]-[.$A$2]" office:value-type="float" office:value="4569" calcext:value-type="float">
            <text:p>4569</text:p>
          </table:table-cell>
          <table:table-cell table:formula="of:=[.B833]/60" office:value-type="float" office:value="76.15" calcext:value-type="float">
            <text:p>76,15</text:p>
          </table:table-cell>
          <table:table-cell office:value-type="float" office:value="3.868702" calcext:value-type="float">
            <text:p>3,868702</text:p>
          </table:table-cell>
          <table:table-cell table:formula="of:=[.D833]-3.866" office:value-type="float" office:value="0.00270199999999976" calcext:value-type="float">
            <text:p>0,002702</text:p>
          </table:table-cell>
          <table:table-cell table:formula="of:=AVERAGE([.E810:.E833])" office:value-type="float" office:value="0.0218283749999999" calcext:value-type="float">
            <text:p>0,021828375</text:p>
          </table:table-cell>
        </table:table-row>
        <table:table-row table:style-name="ro1">
          <table:table-cell office:value-type="float" office:value="1479494120" calcext:value-type="float">
            <text:p>1479494120</text:p>
          </table:table-cell>
          <table:table-cell table:formula="of:=[.A834]-[.$A$2]" office:value-type="float" office:value="4574" calcext:value-type="float">
            <text:p>4574</text:p>
          </table:table-cell>
          <table:table-cell table:formula="of:=[.B834]/60" office:value-type="float" office:value="76.2333333333333" calcext:value-type="float">
            <text:p>76,2333333333333</text:p>
          </table:table-cell>
          <table:table-cell office:value-type="float" office:value="3.869428" calcext:value-type="float">
            <text:p>3,869428</text:p>
          </table:table-cell>
          <table:table-cell table:formula="of:=[.D834]-3.866" office:value-type="float" office:value="0.00342799999999999" calcext:value-type="float">
            <text:p>0,003428</text:p>
          </table:table-cell>
          <table:table-cell table:formula="of:=AVERAGE([.E811:.E834])" office:value-type="float" office:value="0.0207291666666665" calcext:value-type="float">
            <text:p>0,020729166666667</text:p>
          </table:table-cell>
        </table:table-row>
        <table:table-row table:style-name="ro1">
          <table:table-cell office:value-type="float" office:value="1479494126" calcext:value-type="float">
            <text:p>1479494126</text:p>
          </table:table-cell>
          <table:table-cell table:formula="of:=[.A835]-[.$A$2]" office:value-type="float" office:value="4580" calcext:value-type="float">
            <text:p>4580</text:p>
          </table:table-cell>
          <table:table-cell table:formula="of:=[.B835]/60" office:value-type="float" office:value="76.3333333333333" calcext:value-type="float">
            <text:p>76,3333333333333</text:p>
          </table:table-cell>
          <table:table-cell office:value-type="float" office:value="3.889895" calcext:value-type="float">
            <text:p>3,889895</text:p>
          </table:table-cell>
          <table:table-cell table:formula="of:=[.D835]-3.866" office:value-type="float" office:value="0.023895" calcext:value-type="float">
            <text:p>0,023895</text:p>
          </table:table-cell>
          <table:table-cell table:formula="of:=AVERAGE([.E812:.E835])" office:value-type="float" office:value="0.0200824583333332" calcext:value-type="float">
            <text:p>0,020082458333333</text:p>
          </table:table-cell>
        </table:table-row>
        <table:table-row table:style-name="ro1">
          <table:table-cell office:value-type="float" office:value="1479494131" calcext:value-type="float">
            <text:p>1479494131</text:p>
          </table:table-cell>
          <table:table-cell table:formula="of:=[.A836]-[.$A$2]" office:value-type="float" office:value="4585" calcext:value-type="float">
            <text:p>4585</text:p>
          </table:table-cell>
          <table:table-cell table:formula="of:=[.B836]/60" office:value-type="float" office:value="76.4166666666667" calcext:value-type="float">
            <text:p>76,4166666666667</text:p>
          </table:table-cell>
          <table:table-cell office:value-type="float" office:value="3.899234" calcext:value-type="float">
            <text:p>3,899234</text:p>
          </table:table-cell>
          <table:table-cell table:formula="of:=[.D836]-3.866" office:value-type="float" office:value="0.0332339999999998" calcext:value-type="float">
            <text:p>0,033234</text:p>
          </table:table-cell>
          <table:table-cell table:formula="of:=AVERAGE([.E813:.E836])" office:value-type="float" office:value="0.0197062499999999" calcext:value-type="float">
            <text:p>0,01970625</text:p>
          </table:table-cell>
        </table:table-row>
        <table:table-row table:style-name="ro1">
          <table:table-cell office:value-type="float" office:value="1479494136" calcext:value-type="float">
            <text:p>1479494136</text:p>
          </table:table-cell>
          <table:table-cell table:formula="of:=[.A837]-[.$A$2]" office:value-type="float" office:value="4590" calcext:value-type="float">
            <text:p>4590</text:p>
          </table:table-cell>
          <table:table-cell table:formula="of:=[.B837]/60" office:value-type="float" office:value="76.5" calcext:value-type="float">
            <text:p>76,5</text:p>
          </table:table-cell>
          <table:table-cell office:value-type="float" office:value="3.87904" calcext:value-type="float">
            <text:p>3,87904</text:p>
          </table:table-cell>
          <table:table-cell table:formula="of:=[.D837]-3.866" office:value-type="float" office:value="0.0130399999999997" calcext:value-type="float">
            <text:p>0,01304</text:p>
          </table:table-cell>
          <table:table-cell table:formula="of:=AVERAGE([.E814:.E837])" office:value-type="float" office:value="0.0184639583333332" calcext:value-type="float">
            <text:p>0,018463958333333</text:p>
          </table:table-cell>
        </table:table-row>
        <table:table-row table:style-name="ro1">
          <table:table-cell office:value-type="float" office:value="1479494141" calcext:value-type="float">
            <text:p>1479494141</text:p>
          </table:table-cell>
          <table:table-cell table:formula="of:=[.A838]-[.$A$2]" office:value-type="float" office:value="4595" calcext:value-type="float">
            <text:p>4595</text:p>
          </table:table-cell>
          <table:table-cell table:formula="of:=[.B838]/60" office:value-type="float" office:value="76.5833333333333" calcext:value-type="float">
            <text:p>76,5833333333333</text:p>
          </table:table-cell>
          <table:table-cell office:value-type="float" office:value="3.875389" calcext:value-type="float">
            <text:p>3,875389</text:p>
          </table:table-cell>
          <table:table-cell table:formula="of:=[.D838]-3.866" office:value-type="float" office:value="0.00938900000000009" calcext:value-type="float">
            <text:p>0,009389</text:p>
          </table:table-cell>
          <table:table-cell table:formula="of:=AVERAGE([.E815:.E838])" office:value-type="float" office:value="0.0183346249999999" calcext:value-type="float">
            <text:p>0,018334625</text:p>
          </table:table-cell>
        </table:table-row>
        <table:table-row table:style-name="ro1">
          <table:table-cell office:value-type="float" office:value="1479494146" calcext:value-type="float">
            <text:p>1479494146</text:p>
          </table:table-cell>
          <table:table-cell table:formula="of:=[.A839]-[.$A$2]" office:value-type="float" office:value="4600" calcext:value-type="float">
            <text:p>4600</text:p>
          </table:table-cell>
          <table:table-cell table:formula="of:=[.B839]/60" office:value-type="float" office:value="76.6666666666667" calcext:value-type="float">
            <text:p>76,6666666666667</text:p>
          </table:table-cell>
          <table:table-cell office:value-type="float" office:value="3.897901" calcext:value-type="float">
            <text:p>3,897901</text:p>
          </table:table-cell>
          <table:table-cell table:formula="of:=[.D839]-3.866" office:value-type="float" office:value="0.031901" calcext:value-type="float">
            <text:p>0,031901</text:p>
          </table:table-cell>
          <table:table-cell table:formula="of:=AVERAGE([.E816:.E839])" office:value-type="float" office:value="0.0182039583333332" calcext:value-type="float">
            <text:p>0,018203958333333</text:p>
          </table:table-cell>
        </table:table-row>
        <table:table-row table:style-name="ro1">
          <table:table-cell office:value-type="float" office:value="1479494157" calcext:value-type="float">
            <text:p>1479494157</text:p>
          </table:table-cell>
          <table:table-cell table:formula="of:=[.A840]-[.$A$2]" office:value-type="float" office:value="4611" calcext:value-type="float">
            <text:p>4611</text:p>
          </table:table-cell>
          <table:table-cell table:formula="of:=[.B840]/60" office:value-type="float" office:value="76.85" calcext:value-type="float">
            <text:p>76,85</text:p>
          </table:table-cell>
          <table:table-cell office:value-type="float" office:value="3.884233" calcext:value-type="float">
            <text:p>3,884233</text:p>
          </table:table-cell>
          <table:table-cell table:formula="of:=[.D840]-3.866" office:value-type="float" office:value="0.0182329999999999" calcext:value-type="float">
            <text:p>0,018233</text:p>
          </table:table-cell>
          <table:table-cell table:formula="of:=AVERAGE([.E817:.E840])" office:value-type="float" office:value="0.0176932499999999" calcext:value-type="float">
            <text:p>0,01769325</text:p>
          </table:table-cell>
        </table:table-row>
        <table:table-row table:style-name="ro1">
          <table:table-cell office:value-type="float" office:value="1479494162" calcext:value-type="float">
            <text:p>1479494162</text:p>
          </table:table-cell>
          <table:table-cell table:formula="of:=[.A841]-[.$A$2]" office:value-type="float" office:value="4616" calcext:value-type="float">
            <text:p>4616</text:p>
          </table:table-cell>
          <table:table-cell table:formula="of:=[.B841]/60" office:value-type="float" office:value="76.9333333333333" calcext:value-type="float">
            <text:p>76,9333333333333</text:p>
          </table:table-cell>
          <table:table-cell office:value-type="float" office:value="3.878529" calcext:value-type="float">
            <text:p>3,878529</text:p>
          </table:table-cell>
          <table:table-cell table:formula="of:=[.D841]-3.866" office:value-type="float" office:value="0.0125289999999998" calcext:value-type="float">
            <text:p>0,012529</text:p>
          </table:table-cell>
          <table:table-cell table:formula="of:=AVERAGE([.E818:.E841])" office:value-type="float" office:value="0.0170107083333332" calcext:value-type="float">
            <text:p>0,017010708333333</text:p>
          </table:table-cell>
        </table:table-row>
        <table:table-row table:style-name="ro1">
          <table:table-cell office:value-type="float" office:value="1479494167" calcext:value-type="float">
            <text:p>1479494167</text:p>
          </table:table-cell>
          <table:table-cell table:formula="of:=[.A842]-[.$A$2]" office:value-type="float" office:value="4621" calcext:value-type="float">
            <text:p>4621</text:p>
          </table:table-cell>
          <table:table-cell table:formula="of:=[.B842]/60" office:value-type="float" office:value="77.0166666666667" calcext:value-type="float">
            <text:p>77,0166666666667</text:p>
          </table:table-cell>
          <table:table-cell office:value-type="float" office:value="3.895781" calcext:value-type="float">
            <text:p>3,895781</text:p>
          </table:table-cell>
          <table:table-cell table:formula="of:=[.D842]-3.866" office:value-type="float" office:value="0.0297809999999998" calcext:value-type="float">
            <text:p>0,029781</text:p>
          </table:table-cell>
          <table:table-cell table:formula="of:=AVERAGE([.E819:.E842])" office:value-type="float" office:value="0.0165965833333332" calcext:value-type="float">
            <text:p>0,016596583333333</text:p>
          </table:table-cell>
        </table:table-row>
        <table:table-row table:style-name="ro1">
          <table:table-cell office:value-type="float" office:value="1479494173" calcext:value-type="float">
            <text:p>1479494173</text:p>
          </table:table-cell>
          <table:table-cell table:formula="of:=[.A843]-[.$A$2]" office:value-type="float" office:value="4627" calcext:value-type="float">
            <text:p>4627</text:p>
          </table:table-cell>
          <table:table-cell table:formula="of:=[.B843]/60" office:value-type="float" office:value="77.1166666666667" calcext:value-type="float">
            <text:p>77,1166666666667</text:p>
          </table:table-cell>
          <table:table-cell office:value-type="float" office:value="3.907651" calcext:value-type="float">
            <text:p>3,907651</text:p>
          </table:table-cell>
          <table:table-cell table:formula="of:=[.D843]-3.866" office:value-type="float" office:value="0.0416509999999999" calcext:value-type="float">
            <text:p>0,041651</text:p>
          </table:table-cell>
          <table:table-cell table:formula="of:=AVERAGE([.E820:.E843])" office:value-type="float" office:value="0.0177879583333332" calcext:value-type="float">
            <text:p>0,017787958333333</text:p>
          </table:table-cell>
        </table:table-row>
        <table:table-row table:style-name="ro1">
          <table:table-cell office:value-type="float" office:value="1479494178" calcext:value-type="float">
            <text:p>1479494178</text:p>
          </table:table-cell>
          <table:table-cell table:formula="of:=[.A844]-[.$A$2]" office:value-type="float" office:value="4632" calcext:value-type="float">
            <text:p>4632</text:p>
          </table:table-cell>
          <table:table-cell table:formula="of:=[.B844]/60" office:value-type="float" office:value="77.2" calcext:value-type="float">
            <text:p>77,2</text:p>
          </table:table-cell>
          <table:table-cell office:value-type="float" office:value="3.874163" calcext:value-type="float">
            <text:p>3,874163</text:p>
          </table:table-cell>
          <table:table-cell table:formula="of:=[.D844]-3.866" office:value-type="float" office:value="0.0081629999999997" calcext:value-type="float">
            <text:p>0,008163</text:p>
          </table:table-cell>
          <table:table-cell table:formula="of:=AVERAGE([.E821:.E844])" office:value-type="float" office:value="0.0166250416666665" calcext:value-type="float">
            <text:p>0,016625041666667</text:p>
          </table:table-cell>
        </table:table-row>
        <table:table-row table:style-name="ro1">
          <table:table-cell office:value-type="float" office:value="1479494183" calcext:value-type="float">
            <text:p>1479494183</text:p>
          </table:table-cell>
          <table:table-cell table:formula="of:=[.A845]-[.$A$2]" office:value-type="float" office:value="4637" calcext:value-type="float">
            <text:p>4637</text:p>
          </table:table-cell>
          <table:table-cell table:formula="of:=[.B845]/60" office:value-type="float" office:value="77.2833333333333" calcext:value-type="float">
            <text:p>77,2833333333333</text:p>
          </table:table-cell>
          <table:table-cell office:value-type="float" office:value="3.866955" calcext:value-type="float">
            <text:p>3,866955</text:p>
          </table:table-cell>
          <table:table-cell table:formula="of:=[.D845]-3.866" office:value-type="float" office:value="0.000954999999999817" calcext:value-type="float">
            <text:p>0,000955</text:p>
          </table:table-cell>
          <table:table-cell table:formula="of:=AVERAGE([.E822:.E845])" office:value-type="float" office:value="0.0151568333333332" calcext:value-type="float">
            <text:p>0,015156833333333</text:p>
          </table:table-cell>
        </table:table-row>
        <table:table-row table:style-name="ro1">
          <table:table-cell office:value-type="float" office:value="1479494188" calcext:value-type="float">
            <text:p>1479494188</text:p>
          </table:table-cell>
          <table:table-cell table:formula="of:=[.A846]-[.$A$2]" office:value-type="float" office:value="4642" calcext:value-type="float">
            <text:p>4642</text:p>
          </table:table-cell>
          <table:table-cell table:formula="of:=[.B846]/60" office:value-type="float" office:value="77.3666666666667" calcext:value-type="float">
            <text:p>77,3666666666667</text:p>
          </table:table-cell>
          <table:table-cell office:value-type="float" office:value="3.898975" calcext:value-type="float">
            <text:p>3,898975</text:p>
          </table:table-cell>
          <table:table-cell table:formula="of:=[.D846]-3.866" office:value-type="float" office:value="0.032975" calcext:value-type="float">
            <text:p>0,032975</text:p>
          </table:table-cell>
          <table:table-cell table:formula="of:=AVERAGE([.E823:.E846])" office:value-type="float" office:value="0.0145404166666665" calcext:value-type="float">
            <text:p>0,014540416666667</text:p>
          </table:table-cell>
        </table:table-row>
        <table:table-row table:style-name="ro1">
          <table:table-cell office:value-type="float" office:value="1479494194" calcext:value-type="float">
            <text:p>1479494194</text:p>
          </table:table-cell>
          <table:table-cell table:formula="of:=[.A847]-[.$A$2]" office:value-type="float" office:value="4648" calcext:value-type="float">
            <text:p>4648</text:p>
          </table:table-cell>
          <table:table-cell table:formula="of:=[.B847]/60" office:value-type="float" office:value="77.4666666666667" calcext:value-type="float">
            <text:p>77,4666666666667</text:p>
          </table:table-cell>
          <table:table-cell office:value-type="float" office:value="3.89095" calcext:value-type="float">
            <text:p>3,89095</text:p>
          </table:table-cell>
          <table:table-cell table:formula="of:=[.D847]-3.866" office:value-type="float" office:value="0.02495" calcext:value-type="float">
            <text:p>0,02495</text:p>
          </table:table-cell>
          <table:table-cell table:formula="of:=AVERAGE([.E824:.E847])" office:value-type="float" office:value="0.0142813333333332" calcext:value-type="float">
            <text:p>0,014281333333333</text:p>
          </table:table-cell>
        </table:table-row>
        <table:table-row table:style-name="ro1">
          <table:table-cell office:value-type="float" office:value="1479494199" calcext:value-type="float">
            <text:p>1479494199</text:p>
          </table:table-cell>
          <table:table-cell table:formula="of:=[.A848]-[.$A$2]" office:value-type="float" office:value="4653" calcext:value-type="float">
            <text:p>4653</text:p>
          </table:table-cell>
          <table:table-cell table:formula="of:=[.B848]/60" office:value-type="float" office:value="77.55" calcext:value-type="float">
            <text:p>77,55</text:p>
          </table:table-cell>
          <table:table-cell office:value-type="float" office:value="3.868977" calcext:value-type="float">
            <text:p>3,868977</text:p>
          </table:table-cell>
          <table:table-cell table:formula="of:=[.D848]-3.866" office:value-type="float" office:value="0.00297700000000001" calcext:value-type="float">
            <text:p>0,002977</text:p>
          </table:table-cell>
          <table:table-cell table:formula="of:=AVERAGE([.E825:.E848])" office:value-type="float" office:value="0.0141093333333332" calcext:value-type="float">
            <text:p>0,014109333333333</text:p>
          </table:table-cell>
        </table:table-row>
        <table:table-row table:style-name="ro1">
          <table:table-cell office:value-type="float" office:value="1479494204" calcext:value-type="float">
            <text:p>1479494204</text:p>
          </table:table-cell>
          <table:table-cell table:formula="of:=[.A849]-[.$A$2]" office:value-type="float" office:value="4658" calcext:value-type="float">
            <text:p>4658</text:p>
          </table:table-cell>
          <table:table-cell table:formula="of:=[.B849]/60" office:value-type="float" office:value="77.6333333333333" calcext:value-type="float">
            <text:p>77,6333333333333</text:p>
          </table:table-cell>
          <table:table-cell office:value-type="float" office:value="3.872789" calcext:value-type="float">
            <text:p>3,872789</text:p>
          </table:table-cell>
          <table:table-cell table:formula="of:=[.D849]-3.866" office:value-type="float" office:value="0.00678899999999993" calcext:value-type="float">
            <text:p>0,006789</text:p>
          </table:table-cell>
          <table:table-cell table:formula="of:=AVERAGE([.E826:.E849])" office:value-type="float" office:value="0.0132805833333332" calcext:value-type="float">
            <text:p>0,013280583333333</text:p>
          </table:table-cell>
        </table:table-row>
        <table:table-row table:style-name="ro1">
          <table:table-cell office:value-type="float" office:value="1479494209" calcext:value-type="float">
            <text:p>1479494209</text:p>
          </table:table-cell>
          <table:table-cell table:formula="of:=[.A850]-[.$A$2]" office:value-type="float" office:value="4663" calcext:value-type="float">
            <text:p>4663</text:p>
          </table:table-cell>
          <table:table-cell table:formula="of:=[.B850]/60" office:value-type="float" office:value="77.7166666666667" calcext:value-type="float">
            <text:p>77,7166666666667</text:p>
          </table:table-cell>
          <table:table-cell office:value-type="float" office:value="3.874575" calcext:value-type="float">
            <text:p>3,874575</text:p>
          </table:table-cell>
          <table:table-cell table:formula="of:=[.D850]-3.866" office:value-type="float" office:value="0.008575" calcext:value-type="float">
            <text:p>0,008575</text:p>
          </table:table-cell>
          <table:table-cell table:formula="of:=AVERAGE([.E827:.E850])" office:value-type="float" office:value="0.0135258749999999" calcext:value-type="float">
            <text:p>0,013525875</text:p>
          </table:table-cell>
        </table:table-row>
        <table:table-row table:style-name="ro1">
          <table:table-cell office:value-type="float" office:value="1479494215" calcext:value-type="float">
            <text:p>1479494215</text:p>
          </table:table-cell>
          <table:table-cell table:formula="of:=[.A851]-[.$A$2]" office:value-type="float" office:value="4669" calcext:value-type="float">
            <text:p>4669</text:p>
          </table:table-cell>
          <table:table-cell table:formula="of:=[.B851]/60" office:value-type="float" office:value="77.8166666666667" calcext:value-type="float">
            <text:p>77,8166666666667</text:p>
          </table:table-cell>
          <table:table-cell office:value-type="float" office:value="3.879881" calcext:value-type="float">
            <text:p>3,879881</text:p>
          </table:table-cell>
          <table:table-cell table:formula="of:=[.D851]-3.866" office:value-type="float" office:value="0.013881" calcext:value-type="float">
            <text:p>0,013881</text:p>
          </table:table-cell>
          <table:table-cell table:formula="of:=AVERAGE([.E828:.E851])" office:value-type="float" office:value="0.0139635416666666" calcext:value-type="float">
            <text:p>0,013963541666667</text:p>
          </table:table-cell>
        </table:table-row>
        <table:table-row table:style-name="ro1">
          <table:table-cell office:value-type="float" office:value="1479494220" calcext:value-type="float">
            <text:p>1479494220</text:p>
          </table:table-cell>
          <table:table-cell table:formula="of:=[.A852]-[.$A$2]" office:value-type="float" office:value="4674" calcext:value-type="float">
            <text:p>4674</text:p>
          </table:table-cell>
          <table:table-cell table:formula="of:=[.B852]/60" office:value-type="float" office:value="77.9" calcext:value-type="float">
            <text:p>77,9</text:p>
          </table:table-cell>
          <table:table-cell office:value-type="float" office:value="3.889105" calcext:value-type="float">
            <text:p>3,889105</text:p>
          </table:table-cell>
          <table:table-cell table:formula="of:=[.D852]-3.866" office:value-type="float" office:value="0.0231049999999997" calcext:value-type="float">
            <text:p>0,023105</text:p>
          </table:table-cell>
          <table:table-cell table:formula="of:=AVERAGE([.E829:.E852])" office:value-type="float" office:value="0.0147928749999999" calcext:value-type="float">
            <text:p>0,014792875</text:p>
          </table:table-cell>
        </table:table-row>
        <table:table-row table:style-name="ro1">
          <table:table-cell office:value-type="float" office:value="1479494225" calcext:value-type="float">
            <text:p>1479494225</text:p>
          </table:table-cell>
          <table:table-cell table:formula="of:=[.A853]-[.$A$2]" office:value-type="float" office:value="4679" calcext:value-type="float">
            <text:p>4679</text:p>
          </table:table-cell>
          <table:table-cell table:formula="of:=[.B853]/60" office:value-type="float" office:value="77.9833333333333" calcext:value-type="float">
            <text:p>77,9833333333333</text:p>
          </table:table-cell>
          <table:table-cell office:value-type="float" office:value="3.88299" calcext:value-type="float">
            <text:p>3,88299</text:p>
          </table:table-cell>
          <table:table-cell table:formula="of:=[.D853]-3.866" office:value-type="float" office:value="0.0169899999999998" calcext:value-type="float">
            <text:p>0,01699</text:p>
          </table:table-cell>
          <table:table-cell table:formula="of:=AVERAGE([.E830:.E853])" office:value-type="float" office:value="0.0153444583333332" calcext:value-type="float">
            <text:p>0,015344458333333</text:p>
          </table:table-cell>
        </table:table-row>
        <table:table-row table:style-name="ro1">
          <table:table-cell office:value-type="float" office:value="1479494230" calcext:value-type="float">
            <text:p>1479494230</text:p>
          </table:table-cell>
          <table:table-cell table:formula="of:=[.A854]-[.$A$2]" office:value-type="float" office:value="4684" calcext:value-type="float">
            <text:p>4684</text:p>
          </table:table-cell>
          <table:table-cell table:formula="of:=[.B854]/60" office:value-type="float" office:value="78.0666666666667" calcext:value-type="float">
            <text:p>78,0666666666667</text:p>
          </table:table-cell>
          <table:table-cell office:value-type="float" office:value="3.882064" calcext:value-type="float">
            <text:p>3,882064</text:p>
          </table:table-cell>
          <table:table-cell table:formula="of:=[.D854]-3.866" office:value-type="float" office:value="0.0160639999999996" calcext:value-type="float">
            <text:p>0,016064</text:p>
          </table:table-cell>
          <table:table-cell table:formula="of:=AVERAGE([.E831:.E854])" office:value-type="float" office:value="0.0158771666666666" calcext:value-type="float">
            <text:p>0,015877166666667</text:p>
          </table:table-cell>
        </table:table-row>
        <table:table-row table:style-name="ro1">
          <table:table-cell office:value-type="float" office:value="1479494235" calcext:value-type="float">
            <text:p>1479494235</text:p>
          </table:table-cell>
          <table:table-cell table:formula="of:=[.A855]-[.$A$2]" office:value-type="float" office:value="4689" calcext:value-type="float">
            <text:p>4689</text:p>
          </table:table-cell>
          <table:table-cell table:formula="of:=[.B855]/60" office:value-type="float" office:value="78.15" calcext:value-type="float">
            <text:p>78,15</text:p>
          </table:table-cell>
          <table:table-cell office:value-type="float" office:value="3.881174" calcext:value-type="float">
            <text:p>3,881174</text:p>
          </table:table-cell>
          <table:table-cell table:formula="of:=[.D855]-3.866" office:value-type="float" office:value="0.015174" calcext:value-type="float">
            <text:p>0,015174</text:p>
          </table:table-cell>
          <table:table-cell table:formula="of:=AVERAGE([.E832:.E855])" office:value-type="float" office:value="0.0163811666666666" calcext:value-type="float">
            <text:p>0,016381166666667</text:p>
          </table:table-cell>
        </table:table-row>
        <table:table-row table:style-name="ro1">
          <table:table-cell office:value-type="float" office:value="1479494241" calcext:value-type="float">
            <text:p>1479494241</text:p>
          </table:table-cell>
          <table:table-cell table:formula="of:=[.A856]-[.$A$2]" office:value-type="float" office:value="4695" calcext:value-type="float">
            <text:p>4695</text:p>
          </table:table-cell>
          <table:table-cell table:formula="of:=[.B856]/60" office:value-type="float" office:value="78.25" calcext:value-type="float">
            <text:p>78,25</text:p>
          </table:table-cell>
          <table:table-cell office:value-type="float" office:value="3.879551" calcext:value-type="float">
            <text:p>3,879551</text:p>
          </table:table-cell>
          <table:table-cell table:formula="of:=[.D856]-3.866" office:value-type="float" office:value="0.0135510000000001" calcext:value-type="float">
            <text:p>0,013551</text:p>
          </table:table-cell>
          <table:table-cell table:formula="of:=AVERAGE([.E833:.E856])" office:value-type="float" office:value="0.0168304999999999" calcext:value-type="float">
            <text:p>0,0168305</text:p>
          </table:table-cell>
        </table:table-row>
        <table:table-row table:style-name="ro1">
          <table:table-cell office:value-type="float" office:value="1479494246" calcext:value-type="float">
            <text:p>1479494246</text:p>
          </table:table-cell>
          <table:table-cell table:formula="of:=[.A857]-[.$A$2]" office:value-type="float" office:value="4700" calcext:value-type="float">
            <text:p>4700</text:p>
          </table:table-cell>
          <table:table-cell table:formula="of:=[.B857]/60" office:value-type="float" office:value="78.3333333333333" calcext:value-type="float">
            <text:p>78,3333333333333</text:p>
          </table:table-cell>
          <table:table-cell office:value-type="float" office:value="3.896982" calcext:value-type="float">
            <text:p>3,896982</text:p>
          </table:table-cell>
          <table:table-cell table:formula="of:=[.D857]-3.866" office:value-type="float" office:value="0.0309819999999998" calcext:value-type="float">
            <text:p>0,030982</text:p>
          </table:table-cell>
          <table:table-cell table:formula="of:=AVERAGE([.E834:.E857])" office:value-type="float" office:value="0.0180088333333332" calcext:value-type="float">
            <text:p>0,018008833333333</text:p>
          </table:table-cell>
        </table:table-row>
        <table:table-row table:style-name="ro1">
          <table:table-cell office:value-type="float" office:value="1479494251" calcext:value-type="float">
            <text:p>1479494251</text:p>
          </table:table-cell>
          <table:table-cell table:formula="of:=[.A858]-[.$A$2]" office:value-type="float" office:value="4705" calcext:value-type="float">
            <text:p>4705</text:p>
          </table:table-cell>
          <table:table-cell table:formula="of:=[.B858]/60" office:value-type="float" office:value="78.4166666666667" calcext:value-type="float">
            <text:p>78,4166666666667</text:p>
          </table:table-cell>
          <table:table-cell office:value-type="float" office:value="3.919509" calcext:value-type="float">
            <text:p>3,919509</text:p>
          </table:table-cell>
          <table:table-cell table:formula="of:=[.D858]-3.866" office:value-type="float" office:value="0.0535089999999996" calcext:value-type="float">
            <text:p>0,053509</text:p>
          </table:table-cell>
          <table:table-cell table:formula="of:=AVERAGE([.E835:.E858])" office:value-type="float" office:value="0.0200955416666665" calcext:value-type="float">
            <text:p>0,020095541666667</text:p>
          </table:table-cell>
        </table:table-row>
        <table:table-row table:style-name="ro1">
          <table:table-cell office:value-type="float" office:value="1479494256" calcext:value-type="float">
            <text:p>1479494256</text:p>
          </table:table-cell>
          <table:table-cell table:formula="of:=[.A859]-[.$A$2]" office:value-type="float" office:value="4710" calcext:value-type="float">
            <text:p>4710</text:p>
          </table:table-cell>
          <table:table-cell table:formula="of:=[.B859]/60" office:value-type="float" office:value="78.5" calcext:value-type="float">
            <text:p>78,5</text:p>
          </table:table-cell>
          <table:table-cell office:value-type="float" office:value="3.924451" calcext:value-type="float">
            <text:p>3,924451</text:p>
          </table:table-cell>
          <table:table-cell table:formula="of:=[.D859]-3.866" office:value-type="float" office:value="0.0584509999999998" calcext:value-type="float">
            <text:p>0,058451</text:p>
          </table:table-cell>
          <table:table-cell table:formula="of:=AVERAGE([.E836:.E859])" office:value-type="float" office:value="0.0215353749999999" calcext:value-type="float">
            <text:p>0,021535375</text:p>
          </table:table-cell>
        </table:table-row>
        <table:table-row table:style-name="ro1">
          <table:table-cell office:value-type="float" office:value="1479494262" calcext:value-type="float">
            <text:p>1479494262</text:p>
          </table:table-cell>
          <table:table-cell table:formula="of:=[.A860]-[.$A$2]" office:value-type="float" office:value="4716" calcext:value-type="float">
            <text:p>4716</text:p>
          </table:table-cell>
          <table:table-cell table:formula="of:=[.B860]/60" office:value-type="float" office:value="78.6" calcext:value-type="float">
            <text:p>78,6</text:p>
          </table:table-cell>
          <table:table-cell office:value-type="float" office:value="3.937732" calcext:value-type="float">
            <text:p>3,937732</text:p>
          </table:table-cell>
          <table:table-cell table:formula="of:=[.D860]-3.866" office:value-type="float" office:value="0.0717319999999999" calcext:value-type="float">
            <text:p>0,071732</text:p>
          </table:table-cell>
          <table:table-cell table:formula="of:=AVERAGE([.E837:.E860])" office:value-type="float" office:value="0.0231394583333332" calcext:value-type="float">
            <text:p>0,023139458333333</text:p>
          </table:table-cell>
        </table:table-row>
        <table:table-row table:style-name="ro1">
          <table:table-cell office:value-type="float" office:value="1479494267" calcext:value-type="float">
            <text:p>1479494267</text:p>
          </table:table-cell>
          <table:table-cell table:formula="of:=[.A861]-[.$A$2]" office:value-type="float" office:value="4721" calcext:value-type="float">
            <text:p>4721</text:p>
          </table:table-cell>
          <table:table-cell table:formula="of:=[.B861]/60" office:value-type="float" office:value="78.6833333333333" calcext:value-type="float">
            <text:p>78,6833333333333</text:p>
          </table:table-cell>
          <table:table-cell office:value-type="float" office:value="3.919214" calcext:value-type="float">
            <text:p>3,919214</text:p>
          </table:table-cell>
          <table:table-cell table:formula="of:=[.D861]-3.866" office:value-type="float" office:value="0.0532140000000001" calcext:value-type="float">
            <text:p>0,053214</text:p>
          </table:table-cell>
          <table:table-cell table:formula="of:=AVERAGE([.E838:.E861])" office:value-type="float" office:value="0.0248133749999999" calcext:value-type="float">
            <text:p>0,024813375</text:p>
          </table:table-cell>
        </table:table-row>
        <table:table-row table:style-name="ro1">
          <table:table-cell office:value-type="float" office:value="1479494272" calcext:value-type="float">
            <text:p>1479494272</text:p>
          </table:table-cell>
          <table:table-cell table:formula="of:=[.A862]-[.$A$2]" office:value-type="float" office:value="4726" calcext:value-type="float">
            <text:p>4726</text:p>
          </table:table-cell>
          <table:table-cell table:formula="of:=[.B862]/60" office:value-type="float" office:value="78.7666666666667" calcext:value-type="float">
            <text:p>78,7666666666667</text:p>
          </table:table-cell>
          <table:table-cell office:value-type="float" office:value="3.922746" calcext:value-type="float">
            <text:p>3,922746</text:p>
          </table:table-cell>
          <table:table-cell table:formula="of:=[.D862]-3.866" office:value-type="float" office:value="0.056746" calcext:value-type="float">
            <text:p>0,056746</text:p>
          </table:table-cell>
          <table:table-cell table:formula="of:=AVERAGE([.E839:.E862])" office:value-type="float" office:value="0.0267865833333332" calcext:value-type="float">
            <text:p>0,026786583333333</text:p>
          </table:table-cell>
        </table:table-row>
        <table:table-row table:style-name="ro1">
          <table:table-cell office:value-type="float" office:value="1479494277" calcext:value-type="float">
            <text:p>1479494277</text:p>
          </table:table-cell>
          <table:table-cell table:formula="of:=[.A863]-[.$A$2]" office:value-type="float" office:value="4731" calcext:value-type="float">
            <text:p>4731</text:p>
          </table:table-cell>
          <table:table-cell table:formula="of:=[.B863]/60" office:value-type="float" office:value="78.85" calcext:value-type="float">
            <text:p>78,85</text:p>
          </table:table-cell>
          <table:table-cell office:value-type="float" office:value="3.868766" calcext:value-type="float">
            <text:p>3,868766</text:p>
          </table:table-cell>
          <table:table-cell table:formula="of:=[.D863]-3.866" office:value-type="float" office:value="0.00276599999999982" calcext:value-type="float">
            <text:p>0,002766</text:p>
          </table:table-cell>
          <table:table-cell table:formula="of:=AVERAGE([.E840:.E863])" office:value-type="float" office:value="0.0255726249999999" calcext:value-type="float">
            <text:p>0,025572625</text:p>
          </table:table-cell>
        </table:table-row>
        <table:table-row table:style-name="ro1">
          <table:table-cell office:value-type="float" office:value="1479494282" calcext:value-type="float">
            <text:p>1479494282</text:p>
          </table:table-cell>
          <table:table-cell table:formula="of:=[.A864]-[.$A$2]" office:value-type="float" office:value="4736" calcext:value-type="float">
            <text:p>4736</text:p>
          </table:table-cell>
          <table:table-cell table:formula="of:=[.B864]/60" office:value-type="float" office:value="78.9333333333333" calcext:value-type="float">
            <text:p>78,9333333333333</text:p>
          </table:table-cell>
          <table:table-cell office:value-type="float" office:value="3.879034" calcext:value-type="float">
            <text:p>3,879034</text:p>
          </table:table-cell>
          <table:table-cell table:formula="of:=[.D864]-3.866" office:value-type="float" office:value="0.0130339999999998" calcext:value-type="float">
            <text:p>0,013034</text:p>
          </table:table-cell>
          <table:table-cell table:formula="of:=AVERAGE([.E841:.E864])" office:value-type="float" office:value="0.0253559999999999" calcext:value-type="float">
            <text:p>0,025356</text:p>
          </table:table-cell>
        </table:table-row>
        <table:table-row table:style-name="ro1">
          <table:table-cell office:value-type="float" office:value="1479494288" calcext:value-type="float">
            <text:p>1479494288</text:p>
          </table:table-cell>
          <table:table-cell table:formula="of:=[.A865]-[.$A$2]" office:value-type="float" office:value="4742" calcext:value-type="float">
            <text:p>4742</text:p>
          </table:table-cell>
          <table:table-cell table:formula="of:=[.B865]/60" office:value-type="float" office:value="79.0333333333333" calcext:value-type="float">
            <text:p>79,0333333333333</text:p>
          </table:table-cell>
          <table:table-cell office:value-type="float" office:value="3.878948" calcext:value-type="float">
            <text:p>3,878948</text:p>
          </table:table-cell>
          <table:table-cell table:formula="of:=[.D865]-3.866" office:value-type="float" office:value="0.0129479999999997" calcext:value-type="float">
            <text:p>0,012948</text:p>
          </table:table-cell>
          <table:table-cell table:formula="of:=AVERAGE([.E842:.E865])" office:value-type="float" office:value="0.0253734583333332" calcext:value-type="float">
            <text:p>0,025373458333333</text:p>
          </table:table-cell>
        </table:table-row>
        <table:table-row table:style-name="ro1">
          <table:table-cell office:value-type="float" office:value="1479494293" calcext:value-type="float">
            <text:p>1479494293</text:p>
          </table:table-cell>
          <table:table-cell table:formula="of:=[.A866]-[.$A$2]" office:value-type="float" office:value="4747" calcext:value-type="float">
            <text:p>4747</text:p>
          </table:table-cell>
          <table:table-cell table:formula="of:=[.B866]/60" office:value-type="float" office:value="79.1166666666667" calcext:value-type="float">
            <text:p>79,1166666666667</text:p>
          </table:table-cell>
          <table:table-cell office:value-type="float" office:value="3.873833" calcext:value-type="float">
            <text:p>3,873833</text:p>
          </table:table-cell>
          <table:table-cell table:formula="of:=[.D866]-3.866" office:value-type="float" office:value="0.00783299999999976" calcext:value-type="float">
            <text:p>0,007833</text:p>
          </table:table-cell>
          <table:table-cell table:formula="of:=AVERAGE([.E843:.E866])" office:value-type="float" office:value="0.0244589583333332" calcext:value-type="float">
            <text:p>0,024458958333333</text:p>
          </table:table-cell>
        </table:table-row>
        <table:table-row table:style-name="ro1">
          <table:table-cell office:value-type="float" office:value="1479494298" calcext:value-type="float">
            <text:p>1479494298</text:p>
          </table:table-cell>
          <table:table-cell table:formula="of:=[.A867]-[.$A$2]" office:value-type="float" office:value="4752" calcext:value-type="float">
            <text:p>4752</text:p>
          </table:table-cell>
          <table:table-cell table:formula="of:=[.B867]/60" office:value-type="float" office:value="79.2" calcext:value-type="float">
            <text:p>79,2</text:p>
          </table:table-cell>
          <table:table-cell office:value-type="float" office:value="3.872195" calcext:value-type="float">
            <text:p>3,872195</text:p>
          </table:table-cell>
          <table:table-cell table:formula="of:=[.D867]-3.866" office:value-type="float" office:value="0.00619499999999995" calcext:value-type="float">
            <text:p>0,006195</text:p>
          </table:table-cell>
          <table:table-cell table:formula="of:=AVERAGE([.E844:.E867])" office:value-type="float" office:value="0.0229816249999999" calcext:value-type="float">
            <text:p>0,022981625</text:p>
          </table:table-cell>
        </table:table-row>
        <table:table-row table:style-name="ro1">
          <table:table-cell office:value-type="float" office:value="1479494303" calcext:value-type="float">
            <text:p>1479494303</text:p>
          </table:table-cell>
          <table:table-cell table:formula="of:=[.A868]-[.$A$2]" office:value-type="float" office:value="4757" calcext:value-type="float">
            <text:p>4757</text:p>
          </table:table-cell>
          <table:table-cell table:formula="of:=[.B868]/60" office:value-type="float" office:value="79.2833333333333" calcext:value-type="float">
            <text:p>79,2833333333333</text:p>
          </table:table-cell>
          <table:table-cell office:value-type="float" office:value="3.884739" calcext:value-type="float">
            <text:p>3,884739</text:p>
          </table:table-cell>
          <table:table-cell table:formula="of:=[.D868]-3.866" office:value-type="float" office:value="0.0187389999999996" calcext:value-type="float">
            <text:p>0,018739</text:p>
          </table:table-cell>
          <table:table-cell table:formula="of:=AVERAGE([.E845:.E868])" office:value-type="float" office:value="0.0234222916666665" calcext:value-type="float">
            <text:p>0,023422291666667</text:p>
          </table:table-cell>
        </table:table-row>
        <table:table-row table:style-name="ro1">
          <table:table-cell office:value-type="float" office:value="1479494309" calcext:value-type="float">
            <text:p>1479494309</text:p>
          </table:table-cell>
          <table:table-cell table:formula="of:=[.A869]-[.$A$2]" office:value-type="float" office:value="4763" calcext:value-type="float">
            <text:p>4763</text:p>
          </table:table-cell>
          <table:table-cell table:formula="of:=[.B869]/60" office:value-type="float" office:value="79.3833333333333" calcext:value-type="float">
            <text:p>79,3833333333333</text:p>
          </table:table-cell>
          <table:table-cell office:value-type="float" office:value="3.907186" calcext:value-type="float">
            <text:p>3,907186</text:p>
          </table:table-cell>
          <table:table-cell table:formula="of:=[.D869]-3.866" office:value-type="float" office:value="0.0411859999999997" calcext:value-type="float">
            <text:p>0,041186</text:p>
          </table:table-cell>
          <table:table-cell table:formula="of:=AVERAGE([.E846:.E869])" office:value-type="float" office:value="0.0250985833333332" calcext:value-type="float">
            <text:p>0,025098583333333</text:p>
          </table:table-cell>
        </table:table-row>
        <table:table-row table:style-name="ro1">
          <table:table-cell office:value-type="float" office:value="1479494314" calcext:value-type="float">
            <text:p>1479494314</text:p>
          </table:table-cell>
          <table:table-cell table:formula="of:=[.A870]-[.$A$2]" office:value-type="float" office:value="4768" calcext:value-type="float">
            <text:p>4768</text:p>
          </table:table-cell>
          <table:table-cell table:formula="of:=[.B870]/60" office:value-type="float" office:value="79.4666666666667" calcext:value-type="float">
            <text:p>79,4666666666667</text:p>
          </table:table-cell>
          <table:table-cell office:value-type="float" office:value="3.930546" calcext:value-type="float">
            <text:p>3,930546</text:p>
          </table:table-cell>
          <table:table-cell table:formula="of:=[.D870]-3.866" office:value-type="float" office:value="0.064546" calcext:value-type="float">
            <text:p>0,064546</text:p>
          </table:table-cell>
          <table:table-cell table:formula="of:=AVERAGE([.E847:.E870])" office:value-type="float" office:value="0.0264140416666665" calcext:value-type="float">
            <text:p>0,026414041666667</text:p>
          </table:table-cell>
        </table:table-row>
        <table:table-row table:style-name="ro1">
          <table:table-cell office:value-type="float" office:value="1479494319" calcext:value-type="float">
            <text:p>1479494319</text:p>
          </table:table-cell>
          <table:table-cell table:formula="of:=[.A871]-[.$A$2]" office:value-type="float" office:value="4773" calcext:value-type="float">
            <text:p>4773</text:p>
          </table:table-cell>
          <table:table-cell table:formula="of:=[.B871]/60" office:value-type="float" office:value="79.55" calcext:value-type="float">
            <text:p>79,55</text:p>
          </table:table-cell>
          <table:table-cell office:value-type="float" office:value="4.026104" calcext:value-type="float">
            <text:p>4,026104</text:p>
          </table:table-cell>
          <table:table-cell table:formula="of:=[.D871]-3.866" office:value-type="float" office:value="0.160104" calcext:value-type="float">
            <text:p>0,160104</text:p>
          </table:table-cell>
          <table:table-cell table:formula="of:=AVERAGE([.E848:.E871])" office:value-type="float" office:value="0.0320454583333332" calcext:value-type="float">
            <text:p>0,032045458333333</text:p>
          </table:table-cell>
        </table:table-row>
        <table:table-row table:style-name="ro1">
          <table:table-cell office:value-type="float" office:value="1479494324" calcext:value-type="float">
            <text:p>1479494324</text:p>
          </table:table-cell>
          <table:table-cell table:formula="of:=[.A872]-[.$A$2]" office:value-type="float" office:value="4778" calcext:value-type="float">
            <text:p>4778</text:p>
          </table:table-cell>
          <table:table-cell table:formula="of:=[.B872]/60" office:value-type="float" office:value="79.6333333333333" calcext:value-type="float">
            <text:p>79,6333333333333</text:p>
          </table:table-cell>
          <table:table-cell office:value-type="float" office:value="3.925412" calcext:value-type="float">
            <text:p>3,925412</text:p>
          </table:table-cell>
          <table:table-cell table:formula="of:=[.D872]-3.866" office:value-type="float" office:value="0.059412" calcext:value-type="float">
            <text:p>0,059412</text:p>
          </table:table-cell>
          <table:table-cell table:formula="of:=AVERAGE([.E849:.E872])" office:value-type="float" office:value="0.0343969166666665" calcext:value-type="float">
            <text:p>0,034396916666667</text:p>
          </table:table-cell>
        </table:table-row>
        <table:table-row table:style-name="ro1">
          <table:table-cell office:value-type="float" office:value="1479494330" calcext:value-type="float">
            <text:p>1479494330</text:p>
          </table:table-cell>
          <table:table-cell table:formula="of:=[.A873]-[.$A$2]" office:value-type="float" office:value="4784" calcext:value-type="float">
            <text:p>4784</text:p>
          </table:table-cell>
          <table:table-cell table:formula="of:=[.B873]/60" office:value-type="float" office:value="79.7333333333333" calcext:value-type="float">
            <text:p>79,7333333333333</text:p>
          </table:table-cell>
          <table:table-cell office:value-type="float" office:value="3.954109" calcext:value-type="float">
            <text:p>3,954109</text:p>
          </table:table-cell>
          <table:table-cell table:formula="of:=[.D873]-3.866" office:value-type="float" office:value="0.0881089999999998" calcext:value-type="float">
            <text:p>0,088109</text:p>
          </table:table-cell>
          <table:table-cell table:formula="of:=AVERAGE([.E850:.E873])" office:value-type="float" office:value="0.0377852499999999" calcext:value-type="float">
            <text:p>0,03778525</text:p>
          </table:table-cell>
        </table:table-row>
        <table:table-row table:style-name="ro1">
          <table:table-cell office:value-type="float" office:value="1479494335" calcext:value-type="float">
            <text:p>1479494335</text:p>
          </table:table-cell>
          <table:table-cell table:formula="of:=[.A874]-[.$A$2]" office:value-type="float" office:value="4789" calcext:value-type="float">
            <text:p>4789</text:p>
          </table:table-cell>
          <table:table-cell table:formula="of:=[.B874]/60" office:value-type="float" office:value="79.8166666666667" calcext:value-type="float">
            <text:p>79,8166666666667</text:p>
          </table:table-cell>
          <table:table-cell office:value-type="float" office:value="3.947051" calcext:value-type="float">
            <text:p>3,947051</text:p>
          </table:table-cell>
          <table:table-cell table:formula="of:=[.D874]-3.866" office:value-type="float" office:value="0.081051" calcext:value-type="float">
            <text:p>0,081051</text:p>
          </table:table-cell>
          <table:table-cell table:formula="of:=AVERAGE([.E851:.E874])" office:value-type="float" office:value="0.0408050833333332" calcext:value-type="float">
            <text:p>0,040805083333333</text:p>
          </table:table-cell>
        </table:table-row>
        <table:table-row table:style-name="ro1">
          <table:table-cell office:value-type="float" office:value="1479494340" calcext:value-type="float">
            <text:p>1479494340</text:p>
          </table:table-cell>
          <table:table-cell table:formula="of:=[.A875]-[.$A$2]" office:value-type="float" office:value="4794" calcext:value-type="float">
            <text:p>4794</text:p>
          </table:table-cell>
          <table:table-cell table:formula="of:=[.B875]/60" office:value-type="float" office:value="79.9" calcext:value-type="float">
            <text:p>79,9</text:p>
          </table:table-cell>
          <table:table-cell office:value-type="float" office:value="3.956327" calcext:value-type="float">
            <text:p>3,956327</text:p>
          </table:table-cell>
          <table:table-cell table:formula="of:=[.D875]-3.866" office:value-type="float" office:value="0.0903269999999998" calcext:value-type="float">
            <text:p>0,090327</text:p>
          </table:table-cell>
          <table:table-cell table:formula="of:=AVERAGE([.E852:.E875])" office:value-type="float" office:value="0.0439903333333332" calcext:value-type="float">
            <text:p>0,043990333333333</text:p>
          </table:table-cell>
        </table:table-row>
        <table:table-row table:style-name="ro1">
          <table:table-cell office:value-type="float" office:value="1479494345" calcext:value-type="float">
            <text:p>1479494345</text:p>
          </table:table-cell>
          <table:table-cell table:formula="of:=[.A876]-[.$A$2]" office:value-type="float" office:value="4799" calcext:value-type="float">
            <text:p>4799</text:p>
          </table:table-cell>
          <table:table-cell table:formula="of:=[.B876]/60" office:value-type="float" office:value="79.9833333333333" calcext:value-type="float">
            <text:p>79,9833333333333</text:p>
          </table:table-cell>
          <table:table-cell office:value-type="float" office:value="3.959398" calcext:value-type="float">
            <text:p>3,959398</text:p>
          </table:table-cell>
          <table:table-cell table:formula="of:=[.D876]-3.866" office:value-type="float" office:value="0.0933980000000001" calcext:value-type="float">
            <text:p>0,093398</text:p>
          </table:table-cell>
          <table:table-cell table:formula="of:=AVERAGE([.E853:.E876])" office:value-type="float" office:value="0.0469192083333332" calcext:value-type="float">
            <text:p>0,046919208333333</text:p>
          </table:table-cell>
        </table:table-row>
        <table:table-row table:style-name="ro1">
          <table:table-cell office:value-type="float" office:value="1479494351" calcext:value-type="float">
            <text:p>1479494351</text:p>
          </table:table-cell>
          <table:table-cell table:formula="of:=[.A877]-[.$A$2]" office:value-type="float" office:value="4805" calcext:value-type="float">
            <text:p>4805</text:p>
          </table:table-cell>
          <table:table-cell table:formula="of:=[.B877]/60" office:value-type="float" office:value="80.0833333333333" calcext:value-type="float">
            <text:p>80,0833333333333</text:p>
          </table:table-cell>
          <table:table-cell office:value-type="float" office:value="3.972804" calcext:value-type="float">
            <text:p>3,972804</text:p>
          </table:table-cell>
          <table:table-cell table:formula="of:=[.D877]-3.866" office:value-type="float" office:value="0.106804" calcext:value-type="float">
            <text:p>0,106804</text:p>
          </table:table-cell>
          <table:table-cell table:formula="of:=AVERAGE([.E854:.E877])" office:value-type="float" office:value="0.0506614583333332" calcext:value-type="float">
            <text:p>0,050661458333333</text:p>
          </table:table-cell>
        </table:table-row>
        <table:table-row table:style-name="ro1">
          <table:table-cell office:value-type="float" office:value="1479494356" calcext:value-type="float">
            <text:p>1479494356</text:p>
          </table:table-cell>
          <table:table-cell table:formula="of:=[.A878]-[.$A$2]" office:value-type="float" office:value="4810" calcext:value-type="float">
            <text:p>4810</text:p>
          </table:table-cell>
          <table:table-cell table:formula="of:=[.B878]/60" office:value-type="float" office:value="80.1666666666667" calcext:value-type="float">
            <text:p>80,1666666666667</text:p>
          </table:table-cell>
          <table:table-cell office:value-type="float" office:value="3.921132" calcext:value-type="float">
            <text:p>3,921132</text:p>
          </table:table-cell>
          <table:table-cell table:formula="of:=[.D878]-3.866" office:value-type="float" office:value="0.055132" calcext:value-type="float">
            <text:p>0,055132</text:p>
          </table:table-cell>
          <table:table-cell table:formula="of:=AVERAGE([.E855:.E878])" office:value-type="float" office:value="0.0522892916666665" calcext:value-type="float">
            <text:p>0,052289291666667</text:p>
          </table:table-cell>
        </table:table-row>
        <table:table-row table:style-name="ro1">
          <table:table-cell office:value-type="float" office:value="1479494361" calcext:value-type="float">
            <text:p>1479494361</text:p>
          </table:table-cell>
          <table:table-cell table:formula="of:=[.A879]-[.$A$2]" office:value-type="float" office:value="4815" calcext:value-type="float">
            <text:p>4815</text:p>
          </table:table-cell>
          <table:table-cell table:formula="of:=[.B879]/60" office:value-type="float" office:value="80.25" calcext:value-type="float">
            <text:p>80,25</text:p>
          </table:table-cell>
          <table:table-cell office:value-type="float" office:value="3.966634" calcext:value-type="float">
            <text:p>3,966634</text:p>
          </table:table-cell>
          <table:table-cell table:formula="of:=[.D879]-3.866" office:value-type="float" office:value="0.100634" calcext:value-type="float">
            <text:p>0,100634</text:p>
          </table:table-cell>
          <table:table-cell table:formula="of:=AVERAGE([.E856:.E879])" office:value-type="float" office:value="0.0558501249999999" calcext:value-type="float">
            <text:p>0,055850125</text:p>
          </table:table-cell>
        </table:table-row>
        <table:table-row table:style-name="ro1">
          <table:table-cell office:value-type="float" office:value="1479494366" calcext:value-type="float">
            <text:p>1479494366</text:p>
          </table:table-cell>
          <table:table-cell table:formula="of:=[.A880]-[.$A$2]" office:value-type="float" office:value="4820" calcext:value-type="float">
            <text:p>4820</text:p>
          </table:table-cell>
          <table:table-cell table:formula="of:=[.B880]/60" office:value-type="float" office:value="80.3333333333333" calcext:value-type="float">
            <text:p>80,3333333333333</text:p>
          </table:table-cell>
          <table:table-cell office:value-type="float" office:value="4.000747" calcext:value-type="float">
            <text:p>4,000747</text:p>
          </table:table-cell>
          <table:table-cell table:formula="of:=[.D880]-3.866" office:value-type="float" office:value="0.134747" calcext:value-type="float">
            <text:p>0,134747</text:p>
          </table:table-cell>
          <table:table-cell table:formula="of:=AVERAGE([.E857:.E880])" office:value-type="float" office:value="0.0608999583333332" calcext:value-type="float">
            <text:p>0,060899958333333</text:p>
          </table:table-cell>
        </table:table-row>
        <table:table-row table:style-name="ro1">
          <table:table-cell office:value-type="float" office:value="1479494372" calcext:value-type="float">
            <text:p>1479494372</text:p>
          </table:table-cell>
          <table:table-cell table:formula="of:=[.A881]-[.$A$2]" office:value-type="float" office:value="4826" calcext:value-type="float">
            <text:p>4826</text:p>
          </table:table-cell>
          <table:table-cell table:formula="of:=[.B881]/60" office:value-type="float" office:value="80.4333333333333" calcext:value-type="float">
            <text:p>80,4333333333333</text:p>
          </table:table-cell>
          <table:table-cell office:value-type="float" office:value="3.979725" calcext:value-type="float">
            <text:p>3,979725</text:p>
          </table:table-cell>
          <table:table-cell table:formula="of:=[.D881]-3.866" office:value-type="float" office:value="0.113725" calcext:value-type="float">
            <text:p>0,113725</text:p>
          </table:table-cell>
          <table:table-cell table:formula="of:=AVERAGE([.E858:.E881])" office:value-type="float" office:value="0.0643475833333332" calcext:value-type="float">
            <text:p>0,064347583333333</text:p>
          </table:table-cell>
        </table:table-row>
        <table:table-row table:style-name="ro1">
          <table:table-cell office:value-type="float" office:value="1479494377" calcext:value-type="float">
            <text:p>1479494377</text:p>
          </table:table-cell>
          <table:table-cell table:formula="of:=[.A882]-[.$A$2]" office:value-type="float" office:value="4831" calcext:value-type="float">
            <text:p>4831</text:p>
          </table:table-cell>
          <table:table-cell table:formula="of:=[.B882]/60" office:value-type="float" office:value="80.5166666666667" calcext:value-type="float">
            <text:p>80,5166666666667</text:p>
          </table:table-cell>
          <table:table-cell office:value-type="float" office:value="3.989804" calcext:value-type="float">
            <text:p>3,989804</text:p>
          </table:table-cell>
          <table:table-cell table:formula="of:=[.D882]-3.866" office:value-type="float" office:value="0.123804" calcext:value-type="float">
            <text:p>0,123804</text:p>
          </table:table-cell>
          <table:table-cell table:formula="of:=AVERAGE([.E859:.E882])" office:value-type="float" office:value="0.0672765416666665" calcext:value-type="float">
            <text:p>0,067276541666667</text:p>
          </table:table-cell>
        </table:table-row>
        <table:table-row table:style-name="ro1">
          <table:table-cell office:value-type="float" office:value="1479494382" calcext:value-type="float">
            <text:p>1479494382</text:p>
          </table:table-cell>
          <table:table-cell table:formula="of:=[.A883]-[.$A$2]" office:value-type="float" office:value="4836" calcext:value-type="float">
            <text:p>4836</text:p>
          </table:table-cell>
          <table:table-cell table:formula="of:=[.B883]/60" office:value-type="float" office:value="80.6" calcext:value-type="float">
            <text:p>80,6</text:p>
          </table:table-cell>
          <table:table-cell office:value-type="float" office:value="3.996559" calcext:value-type="float">
            <text:p>3,996559</text:p>
          </table:table-cell>
          <table:table-cell table:formula="of:=[.D883]-3.866" office:value-type="float" office:value="0.130559" calcext:value-type="float">
            <text:p>0,130559</text:p>
          </table:table-cell>
          <table:table-cell table:formula="of:=AVERAGE([.E860:.E883])" office:value-type="float" office:value="0.0702810416666665" calcext:value-type="float">
            <text:p>0,070281041666667</text:p>
          </table:table-cell>
        </table:table-row>
        <table:table-row table:style-name="ro1">
          <table:table-cell office:value-type="float" office:value="1479494387" calcext:value-type="float">
            <text:p>1479494387</text:p>
          </table:table-cell>
          <table:table-cell table:formula="of:=[.A884]-[.$A$2]" office:value-type="float" office:value="4841" calcext:value-type="float">
            <text:p>4841</text:p>
          </table:table-cell>
          <table:table-cell table:formula="of:=[.B884]/60" office:value-type="float" office:value="80.6833333333333" calcext:value-type="float">
            <text:p>80,6833333333333</text:p>
          </table:table-cell>
          <table:table-cell office:value-type="float" office:value="3.992344" calcext:value-type="float">
            <text:p>3,992344</text:p>
          </table:table-cell>
          <table:table-cell table:formula="of:=[.D884]-3.866" office:value-type="float" office:value="0.126344" calcext:value-type="float">
            <text:p>0,126344</text:p>
          </table:table-cell>
          <table:table-cell table:formula="of:=AVERAGE([.E861:.E884])" office:value-type="float" office:value="0.0725565416666665" calcext:value-type="float">
            <text:p>0,072556541666667</text:p>
          </table:table-cell>
        </table:table-row>
        <table:table-row table:style-name="ro1">
          <table:table-cell office:value-type="float" office:value="1479494392" calcext:value-type="float">
            <text:p>1479494392</text:p>
          </table:table-cell>
          <table:table-cell table:formula="of:=[.A885]-[.$A$2]" office:value-type="float" office:value="4846" calcext:value-type="float">
            <text:p>4846</text:p>
          </table:table-cell>
          <table:table-cell table:formula="of:=[.B885]/60" office:value-type="float" office:value="80.7666666666667" calcext:value-type="float">
            <text:p>80,7666666666667</text:p>
          </table:table-cell>
          <table:table-cell office:value-type="float" office:value="3.972028" calcext:value-type="float">
            <text:p>3,972028</text:p>
          </table:table-cell>
          <table:table-cell table:formula="of:=[.D885]-3.866" office:value-type="float" office:value="0.106028" calcext:value-type="float">
            <text:p>0,106028</text:p>
          </table:table-cell>
          <table:table-cell table:formula="of:=AVERAGE([.E862:.E885])" office:value-type="float" office:value="0.0747571249999999" calcext:value-type="float">
            <text:p>0,074757125</text:p>
          </table:table-cell>
        </table:table-row>
        <table:table-row table:style-name="ro1">
          <table:table-cell office:value-type="float" office:value="1479494398" calcext:value-type="float">
            <text:p>1479494398</text:p>
          </table:table-cell>
          <table:table-cell table:formula="of:=[.A886]-[.$A$2]" office:value-type="float" office:value="4852" calcext:value-type="float">
            <text:p>4852</text:p>
          </table:table-cell>
          <table:table-cell table:formula="of:=[.B886]/60" office:value-type="float" office:value="80.8666666666667" calcext:value-type="float">
            <text:p>80,8666666666667</text:p>
          </table:table-cell>
          <table:table-cell office:value-type="float" office:value="3.994485" calcext:value-type="float">
            <text:p>3,994485</text:p>
          </table:table-cell>
          <table:table-cell table:formula="of:=[.D886]-3.866" office:value-type="float" office:value="0.128485" calcext:value-type="float">
            <text:p>0,128485</text:p>
          </table:table-cell>
          <table:table-cell table:formula="of:=AVERAGE([.E863:.E886])" office:value-type="float" office:value="0.0777462499999999" calcext:value-type="float">
            <text:p>0,07774625</text:p>
          </table:table-cell>
        </table:table-row>
        <table:table-row table:style-name="ro1">
          <table:table-cell office:value-type="float" office:value="1479494403" calcext:value-type="float">
            <text:p>1479494403</text:p>
          </table:table-cell>
          <table:table-cell table:formula="of:=[.A887]-[.$A$2]" office:value-type="float" office:value="4857" calcext:value-type="float">
            <text:p>4857</text:p>
          </table:table-cell>
          <table:table-cell table:formula="of:=[.B887]/60" office:value-type="float" office:value="80.95" calcext:value-type="float">
            <text:p>80,95</text:p>
          </table:table-cell>
          <table:table-cell office:value-type="float" office:value="3.982243" calcext:value-type="float">
            <text:p>3,982243</text:p>
          </table:table-cell>
          <table:table-cell table:formula="of:=[.D887]-3.866" office:value-type="float" office:value="0.116243" calcext:value-type="float">
            <text:p>0,116243</text:p>
          </table:table-cell>
          <table:table-cell table:formula="of:=AVERAGE([.E864:.E887])" office:value-type="float" office:value="0.0824744583333332" calcext:value-type="float">
            <text:p>0,082474458333333</text:p>
          </table:table-cell>
        </table:table-row>
        <table:table-row table:style-name="ro1">
          <table:table-cell office:value-type="float" office:value="1479494408" calcext:value-type="float">
            <text:p>1479494408</text:p>
          </table:table-cell>
          <table:table-cell table:formula="of:=[.A888]-[.$A$2]" office:value-type="float" office:value="4862" calcext:value-type="float">
            <text:p>4862</text:p>
          </table:table-cell>
          <table:table-cell table:formula="of:=[.B888]/60" office:value-type="float" office:value="81.0333333333333" calcext:value-type="float">
            <text:p>81,0333333333333</text:p>
          </table:table-cell>
          <table:table-cell office:value-type="float" office:value="3.979816" calcext:value-type="float">
            <text:p>3,979816</text:p>
          </table:table-cell>
          <table:table-cell table:formula="of:=[.D888]-3.866" office:value-type="float" office:value="0.113816" calcext:value-type="float">
            <text:p>0,113816</text:p>
          </table:table-cell>
          <table:table-cell table:formula="of:=AVERAGE([.E865:.E888])" office:value-type="float" office:value="0.0866737083333332" calcext:value-type="float">
            <text:p>0,086673708333333</text:p>
          </table:table-cell>
        </table:table-row>
        <table:table-row table:style-name="ro1">
          <table:table-cell office:value-type="float" office:value="1479494413" calcext:value-type="float">
            <text:p>1479494413</text:p>
          </table:table-cell>
          <table:table-cell table:formula="of:=[.A889]-[.$A$2]" office:value-type="float" office:value="4867" calcext:value-type="float">
            <text:p>4867</text:p>
          </table:table-cell>
          <table:table-cell table:formula="of:=[.B889]/60" office:value-type="float" office:value="81.1166666666667" calcext:value-type="float">
            <text:p>81,1166666666667</text:p>
          </table:table-cell>
          <table:table-cell office:value-type="float" office:value="3.972157" calcext:value-type="float">
            <text:p>3,972157</text:p>
          </table:table-cell>
          <table:table-cell table:formula="of:=[.D889]-3.866" office:value-type="float" office:value="0.106157" calcext:value-type="float">
            <text:p>0,106157</text:p>
          </table:table-cell>
          <table:table-cell table:formula="of:=AVERAGE([.E866:.E889])" office:value-type="float" office:value="0.0905574166666666" calcext:value-type="float">
            <text:p>0,090557416666667</text:p>
          </table:table-cell>
        </table:table-row>
        <table:table-row table:style-name="ro1">
          <table:table-cell office:value-type="float" office:value="1479494419" calcext:value-type="float">
            <text:p>1479494419</text:p>
          </table:table-cell>
          <table:table-cell table:formula="of:=[.A890]-[.$A$2]" office:value-type="float" office:value="4873" calcext:value-type="float">
            <text:p>4873</text:p>
          </table:table-cell>
          <table:table-cell table:formula="of:=[.B890]/60" office:value-type="float" office:value="81.2166666666667" calcext:value-type="float">
            <text:p>81,2166666666667</text:p>
          </table:table-cell>
          <table:table-cell office:value-type="float" office:value="3.977895" calcext:value-type="float">
            <text:p>3,977895</text:p>
          </table:table-cell>
          <table:table-cell table:formula="of:=[.D890]-3.866" office:value-type="float" office:value="0.111895" calcext:value-type="float">
            <text:p>0,111895</text:p>
          </table:table-cell>
          <table:table-cell table:formula="of:=AVERAGE([.E867:.E890])" office:value-type="float" office:value="0.0948933333333332" calcext:value-type="float">
            <text:p>0,094893333333333</text:p>
          </table:table-cell>
        </table:table-row>
        <table:table-row table:style-name="ro1">
          <table:table-cell office:value-type="float" office:value="1479494424" calcext:value-type="float">
            <text:p>1479494424</text:p>
          </table:table-cell>
          <table:table-cell table:formula="of:=[.A891]-[.$A$2]" office:value-type="float" office:value="4878" calcext:value-type="float">
            <text:p>4878</text:p>
          </table:table-cell>
          <table:table-cell table:formula="of:=[.B891]/60" office:value-type="float" office:value="81.3" calcext:value-type="float">
            <text:p>81,3</text:p>
          </table:table-cell>
          <table:table-cell office:value-type="float" office:value="3.981429" calcext:value-type="float">
            <text:p>3,981429</text:p>
          </table:table-cell>
          <table:table-cell table:formula="of:=[.D891]-3.866" office:value-type="float" office:value="0.115429" calcext:value-type="float">
            <text:p>0,115429</text:p>
          </table:table-cell>
          <table:table-cell table:formula="of:=AVERAGE([.E868:.E891])" office:value-type="float" office:value="0.0994447499999999" calcext:value-type="float">
            <text:p>0,09944475</text:p>
          </table:table-cell>
        </table:table-row>
        <table:table-row table:style-name="ro1">
          <table:table-cell office:value-type="float" office:value="1479494429" calcext:value-type="float">
            <text:p>1479494429</text:p>
          </table:table-cell>
          <table:table-cell table:formula="of:=[.A892]-[.$A$2]" office:value-type="float" office:value="4883" calcext:value-type="float">
            <text:p>4883</text:p>
          </table:table-cell>
          <table:table-cell table:formula="of:=[.B892]/60" office:value-type="float" office:value="81.3833333333333" calcext:value-type="float">
            <text:p>81,3833333333333</text:p>
          </table:table-cell>
          <table:table-cell office:value-type="float" office:value="3.965063" calcext:value-type="float">
            <text:p>3,965063</text:p>
          </table:table-cell>
          <table:table-cell table:formula="of:=[.D892]-3.866" office:value-type="float" office:value="0.0990629999999997" calcext:value-type="float">
            <text:p>0,099063</text:p>
          </table:table-cell>
          <table:table-cell table:formula="of:=AVERAGE([.E869:.E892])" office:value-type="float" office:value="0.102791583333333" calcext:value-type="float">
            <text:p>0,102791583333333</text:p>
          </table:table-cell>
        </table:table-row>
        <table:table-row table:style-name="ro1">
          <table:table-cell office:value-type="float" office:value="1479494434" calcext:value-type="float">
            <text:p>1479494434</text:p>
          </table:table-cell>
          <table:table-cell table:formula="of:=[.A893]-[.$A$2]" office:value-type="float" office:value="4888" calcext:value-type="float">
            <text:p>4888</text:p>
          </table:table-cell>
          <table:table-cell table:formula="of:=[.B893]/60" office:value-type="float" office:value="81.4666666666667" calcext:value-type="float">
            <text:p>81,4666666666667</text:p>
          </table:table-cell>
          <table:table-cell office:value-type="float" office:value="3.984625" calcext:value-type="float">
            <text:p>3,984625</text:p>
          </table:table-cell>
          <table:table-cell table:formula="of:=[.D893]-3.866" office:value-type="float" office:value="0.118625" calcext:value-type="float">
            <text:p>0,118625</text:p>
          </table:table-cell>
          <table:table-cell table:formula="of:=AVERAGE([.E870:.E893])" office:value-type="float" office:value="0.106018208333333" calcext:value-type="float">
            <text:p>0,106018208333333</text:p>
          </table:table-cell>
        </table:table-row>
        <table:table-row table:style-name="ro1">
          <table:table-cell office:value-type="float" office:value="1479494439" calcext:value-type="float">
            <text:p>1479494439</text:p>
          </table:table-cell>
          <table:table-cell table:formula="of:=[.A894]-[.$A$2]" office:value-type="float" office:value="4893" calcext:value-type="float">
            <text:p>4893</text:p>
          </table:table-cell>
          <table:table-cell table:formula="of:=[.B894]/60" office:value-type="float" office:value="81.55" calcext:value-type="float">
            <text:p>81,55</text:p>
          </table:table-cell>
          <table:table-cell office:value-type="float" office:value="3.869315" calcext:value-type="float">
            <text:p>3,869315</text:p>
          </table:table-cell>
          <table:table-cell table:formula="of:=[.D894]-3.866" office:value-type="float" office:value="0.00331499999999973" calcext:value-type="float">
            <text:p>0,003315</text:p>
          </table:table-cell>
          <table:table-cell table:formula="of:=AVERAGE([.E871:.E894])" office:value-type="float" office:value="0.103466916666667" calcext:value-type="float">
            <text:p>0,103466916666667</text:p>
          </table:table-cell>
        </table:table-row>
        <table:table-row table:style-name="ro1">
          <table:table-cell office:value-type="float" office:value="1479494445" calcext:value-type="float">
            <text:p>1479494445</text:p>
          </table:table-cell>
          <table:table-cell table:formula="of:=[.A895]-[.$A$2]" office:value-type="float" office:value="4899" calcext:value-type="float">
            <text:p>4899</text:p>
          </table:table-cell>
          <table:table-cell table:formula="of:=[.B895]/60" office:value-type="float" office:value="81.65" calcext:value-type="float">
            <text:p>81,65</text:p>
          </table:table-cell>
          <table:table-cell office:value-type="float" office:value="3.869218" calcext:value-type="float">
            <text:p>3,869218</text:p>
          </table:table-cell>
          <table:table-cell table:formula="of:=[.D895]-3.866" office:value-type="float" office:value="0.00321799999999994" calcext:value-type="float">
            <text:p>0,003218</text:p>
          </table:table-cell>
          <table:table-cell table:formula="of:=AVERAGE([.E872:.E895])" office:value-type="float" office:value="0.0969299999999999" calcext:value-type="float">
            <text:p>0,09693</text:p>
          </table:table-cell>
        </table:table-row>
        <table:table-row table:style-name="ro1">
          <table:table-cell office:value-type="float" office:value="1479494450" calcext:value-type="float">
            <text:p>1479494450</text:p>
          </table:table-cell>
          <table:table-cell table:formula="of:=[.A896]-[.$A$2]" office:value-type="float" office:value="4904" calcext:value-type="float">
            <text:p>4904</text:p>
          </table:table-cell>
          <table:table-cell table:formula="of:=[.B896]/60" office:value-type="float" office:value="81.7333333333333" calcext:value-type="float">
            <text:p>81,7333333333333</text:p>
          </table:table-cell>
          <table:table-cell office:value-type="float" office:value="3.869079" calcext:value-type="float">
            <text:p>3,869079</text:p>
          </table:table-cell>
          <table:table-cell table:formula="of:=[.D896]-3.866" office:value-type="float" office:value="0.00307900000000005" calcext:value-type="float">
            <text:p>0,003079</text:p>
          </table:table-cell>
          <table:table-cell table:formula="of:=AVERAGE([.E873:.E896])" office:value-type="float" office:value="0.0945827916666666" calcext:value-type="float">
            <text:p>0,094582791666667</text:p>
          </table:table-cell>
        </table:table-row>
        <table:table-row table:style-name="ro1">
          <table:table-cell office:value-type="float" office:value="1479494455" calcext:value-type="float">
            <text:p>1479494455</text:p>
          </table:table-cell>
          <table:table-cell table:formula="of:=[.A897]-[.$A$2]" office:value-type="float" office:value="4909" calcext:value-type="float">
            <text:p>4909</text:p>
          </table:table-cell>
          <table:table-cell table:formula="of:=[.B897]/60" office:value-type="float" office:value="81.8166666666667" calcext:value-type="float">
            <text:p>81,8166666666667</text:p>
          </table:table-cell>
          <table:table-cell office:value-type="float" office:value="3.869172" calcext:value-type="float">
            <text:p>3,869172</text:p>
          </table:table-cell>
          <table:table-cell table:formula="of:=[.D897]-3.866" office:value-type="float" office:value="0.00317199999999973" calcext:value-type="float">
            <text:p>0,003172</text:p>
          </table:table-cell>
          <table:table-cell table:formula="of:=AVERAGE([.E874:.E897])" office:value-type="float" office:value="0.0910437499999999" calcext:value-type="float">
            <text:p>0,09104375</text:p>
          </table:table-cell>
        </table:table-row>
        <table:table-row table:style-name="ro1">
          <table:table-cell office:value-type="float" office:value="1479494460" calcext:value-type="float">
            <text:p>1479494460</text:p>
          </table:table-cell>
          <table:table-cell table:formula="of:=[.A898]-[.$A$2]" office:value-type="float" office:value="4914" calcext:value-type="float">
            <text:p>4914</text:p>
          </table:table-cell>
          <table:table-cell table:formula="of:=[.B898]/60" office:value-type="float" office:value="81.9" calcext:value-type="float">
            <text:p>81,9</text:p>
          </table:table-cell>
          <table:table-cell office:value-type="float" office:value="3.869323" calcext:value-type="float">
            <text:p>3,869323</text:p>
          </table:table-cell>
          <table:table-cell table:formula="of:=[.D898]-3.866" office:value-type="float" office:value="0.00332299999999996" calcext:value-type="float">
            <text:p>0,003323</text:p>
          </table:table-cell>
          <table:table-cell table:formula="of:=AVERAGE([.E875:.E898])" office:value-type="float" office:value="0.0878050833333332" calcext:value-type="float">
            <text:p>0,087805083333333</text:p>
          </table:table-cell>
        </table:table-row>
        <table:table-row table:style-name="ro1">
          <table:table-cell office:value-type="float" office:value="1479494466" calcext:value-type="float">
            <text:p>1479494466</text:p>
          </table:table-cell>
          <table:table-cell table:formula="of:=[.A899]-[.$A$2]" office:value-type="float" office:value="4920" calcext:value-type="float">
            <text:p>4920</text:p>
          </table:table-cell>
          <table:table-cell table:formula="of:=[.B899]/60" office:value-type="float" office:value="82" calcext:value-type="float">
            <text:p>82</text:p>
          </table:table-cell>
          <table:table-cell office:value-type="float" office:value="3.868785" calcext:value-type="float">
            <text:p>3,868785</text:p>
          </table:table-cell>
          <table:table-cell table:formula="of:=[.D899]-3.866" office:value-type="float" office:value="0.00278499999999982" calcext:value-type="float">
            <text:p>0,002785</text:p>
          </table:table-cell>
          <table:table-cell table:formula="of:=AVERAGE([.E876:.E899])" office:value-type="float" office:value="0.0841574999999999" calcext:value-type="float">
            <text:p>0,0841575</text:p>
          </table:table-cell>
        </table:table-row>
        <table:table-row table:style-name="ro1">
          <table:table-cell office:value-type="float" office:value="1479494471" calcext:value-type="float">
            <text:p>1479494471</text:p>
          </table:table-cell>
          <table:table-cell table:formula="of:=[.A900]-[.$A$2]" office:value-type="float" office:value="4925" calcext:value-type="float">
            <text:p>4925</text:p>
          </table:table-cell>
          <table:table-cell table:formula="of:=[.B900]/60" office:value-type="float" office:value="82.0833333333333" calcext:value-type="float">
            <text:p>82,0833333333333</text:p>
          </table:table-cell>
          <table:table-cell office:value-type="float" office:value="3.869312" calcext:value-type="float">
            <text:p>3,869312</text:p>
          </table:table-cell>
          <table:table-cell table:formula="of:=[.D900]-3.866" office:value-type="float" office:value="0.00331199999999976" calcext:value-type="float">
            <text:p>0,003312</text:p>
          </table:table-cell>
          <table:table-cell table:formula="of:=AVERAGE([.E877:.E900])" office:value-type="float" office:value="0.0804039166666665" calcext:value-type="float">
            <text:p>0,080403916666667</text:p>
          </table:table-cell>
        </table:table-row>
        <table:table-row table:style-name="ro1">
          <table:table-cell office:value-type="float" office:value="1479494476" calcext:value-type="float">
            <text:p>1479494476</text:p>
          </table:table-cell>
          <table:table-cell table:formula="of:=[.A901]-[.$A$2]" office:value-type="float" office:value="4930" calcext:value-type="float">
            <text:p>4930</text:p>
          </table:table-cell>
          <table:table-cell table:formula="of:=[.B901]/60" office:value-type="float" office:value="82.1666666666667" calcext:value-type="float">
            <text:p>82,1666666666667</text:p>
          </table:table-cell>
          <table:table-cell office:value-type="float" office:value="3.868854" calcext:value-type="float">
            <text:p>3,868854</text:p>
          </table:table-cell>
          <table:table-cell table:formula="of:=[.D901]-3.866" office:value-type="float" office:value="0.00285399999999969" calcext:value-type="float">
            <text:p>0,002854</text:p>
          </table:table-cell>
          <table:table-cell table:formula="of:=AVERAGE([.E878:.E901])" office:value-type="float" office:value="0.0760726666666665" calcext:value-type="float">
            <text:p>0,076072666666667</text:p>
          </table:table-cell>
        </table:table-row>
        <table:table-row table:style-name="ro1">
          <table:table-cell office:value-type="float" office:value="1479494481" calcext:value-type="float">
            <text:p>1479494481</text:p>
          </table:table-cell>
          <table:table-cell table:formula="of:=[.A902]-[.$A$2]" office:value-type="float" office:value="4935" calcext:value-type="float">
            <text:p>4935</text:p>
          </table:table-cell>
          <table:table-cell table:formula="of:=[.B902]/60" office:value-type="float" office:value="82.25" calcext:value-type="float">
            <text:p>82,25</text:p>
          </table:table-cell>
          <table:table-cell office:value-type="float" office:value="3.868545" calcext:value-type="float">
            <text:p>3,868545</text:p>
          </table:table-cell>
          <table:table-cell table:formula="of:=[.D902]-3.866" office:value-type="float" office:value="0.00254500000000002" calcext:value-type="float">
            <text:p>0,002545</text:p>
          </table:table-cell>
          <table:table-cell table:formula="of:=AVERAGE([.E879:.E902])" office:value-type="float" office:value="0.0738815416666665" calcext:value-type="float">
            <text:p>0,073881541666667</text:p>
          </table:table-cell>
        </table:table-row>
        <table:table-row table:style-name="ro1">
          <table:table-cell office:value-type="float" office:value="1479494486" calcext:value-type="float">
            <text:p>1479494486</text:p>
          </table:table-cell>
          <table:table-cell table:formula="of:=[.A903]-[.$A$2]" office:value-type="float" office:value="4940" calcext:value-type="float">
            <text:p>4940</text:p>
          </table:table-cell>
          <table:table-cell table:formula="of:=[.B903]/60" office:value-type="float" office:value="82.3333333333333" calcext:value-type="float">
            <text:p>82,3333333333333</text:p>
          </table:table-cell>
          <table:table-cell office:value-type="float" office:value="3.866999" calcext:value-type="float">
            <text:p>3,866999</text:p>
          </table:table-cell>
          <table:table-cell table:formula="of:=[.D903]-3.866" office:value-type="float" office:value="0.00099899999999975" calcext:value-type="float">
            <text:p>0,000999</text:p>
          </table:table-cell>
          <table:table-cell table:formula="of:=AVERAGE([.E880:.E903])" office:value-type="float" office:value="0.0697300833333332" calcext:value-type="float">
            <text:p>0,069730083333333</text:p>
          </table:table-cell>
        </table:table-row>
        <table:table-row table:style-name="ro1">
          <table:table-cell office:value-type="float" office:value="1479494492" calcext:value-type="float">
            <text:p>1479494492</text:p>
          </table:table-cell>
          <table:table-cell table:formula="of:=[.A904]-[.$A$2]" office:value-type="float" office:value="4946" calcext:value-type="float">
            <text:p>4946</text:p>
          </table:table-cell>
          <table:table-cell table:formula="of:=[.B904]/60" office:value-type="float" office:value="82.4333333333333" calcext:value-type="float">
            <text:p>82,4333333333333</text:p>
          </table:table-cell>
          <table:table-cell office:value-type="float" office:value="3.869365" calcext:value-type="float">
            <text:p>3,869365</text:p>
          </table:table-cell>
          <table:table-cell table:formula="of:=[.D904]-3.866" office:value-type="float" office:value="0.00336500000000006" calcext:value-type="float">
            <text:p>0,003365</text:p>
          </table:table-cell>
          <table:table-cell table:formula="of:=AVERAGE([.E881:.E904])" office:value-type="float" office:value="0.0642558333333332" calcext:value-type="float">
            <text:p>0,064255833333333</text:p>
          </table:table-cell>
        </table:table-row>
        <table:table-row table:style-name="ro1">
          <table:table-cell office:value-type="float" office:value="1479494497" calcext:value-type="float">
            <text:p>1479494497</text:p>
          </table:table-cell>
          <table:table-cell table:formula="of:=[.A905]-[.$A$2]" office:value-type="float" office:value="4951" calcext:value-type="float">
            <text:p>4951</text:p>
          </table:table-cell>
          <table:table-cell table:formula="of:=[.B905]/60" office:value-type="float" office:value="82.5166666666667" calcext:value-type="float">
            <text:p>82,5166666666667</text:p>
          </table:table-cell>
          <table:table-cell office:value-type="float" office:value="3.869341" calcext:value-type="float">
            <text:p>3,869341</text:p>
          </table:table-cell>
          <table:table-cell table:formula="of:=[.D905]-3.866" office:value-type="float" office:value="0.00334099999999982" calcext:value-type="float">
            <text:p>0,003341</text:p>
          </table:table-cell>
          <table:table-cell table:formula="of:=AVERAGE([.E882:.E905])" office:value-type="float" office:value="0.0596564999999999" calcext:value-type="float">
            <text:p>0,0596565</text:p>
          </table:table-cell>
        </table:table-row>
        <table:table-row table:style-name="ro1">
          <table:table-cell office:value-type="float" office:value="1479494502" calcext:value-type="float">
            <text:p>1479494502</text:p>
          </table:table-cell>
          <table:table-cell table:formula="of:=[.A906]-[.$A$2]" office:value-type="float" office:value="4956" calcext:value-type="float">
            <text:p>4956</text:p>
          </table:table-cell>
          <table:table-cell table:formula="of:=[.B906]/60" office:value-type="float" office:value="82.6" calcext:value-type="float">
            <text:p>82,6</text:p>
          </table:table-cell>
          <table:table-cell office:value-type="float" office:value="3.869209" calcext:value-type="float">
            <text:p>3,869209</text:p>
          </table:table-cell>
          <table:table-cell table:formula="of:=[.D906]-3.866" office:value-type="float" office:value="0.00320900000000002" calcext:value-type="float">
            <text:p>0,003209</text:p>
          </table:table-cell>
          <table:table-cell table:formula="of:=AVERAGE([.E883:.E906])" office:value-type="float" office:value="0.0546317083333332" calcext:value-type="float">
            <text:p>0,054631708333333</text:p>
          </table:table-cell>
        </table:table-row>
        <table:table-row table:style-name="ro1">
          <table:table-cell office:value-type="float" office:value="1479494508" calcext:value-type="float">
            <text:p>1479494508</text:p>
          </table:table-cell>
          <table:table-cell table:formula="of:=[.A907]-[.$A$2]" office:value-type="float" office:value="4962" calcext:value-type="float">
            <text:p>4962</text:p>
          </table:table-cell>
          <table:table-cell table:formula="of:=[.B907]/60" office:value-type="float" office:value="82.7" calcext:value-type="float">
            <text:p>82,7</text:p>
          </table:table-cell>
          <table:table-cell office:value-type="float" office:value="3.868811" calcext:value-type="float">
            <text:p>3,868811</text:p>
          </table:table-cell>
          <table:table-cell table:formula="of:=[.D907]-3.866" office:value-type="float" office:value="0.0028109999999999" calcext:value-type="float">
            <text:p>0,002811</text:p>
          </table:table-cell>
          <table:table-cell table:formula="of:=AVERAGE([.E884:.E907])" office:value-type="float" office:value="0.0493088749999999" calcext:value-type="float">
            <text:p>0,049308875</text:p>
          </table:table-cell>
        </table:table-row>
        <table:table-row table:style-name="ro1">
          <table:table-cell office:value-type="float" office:value="1479494513" calcext:value-type="float">
            <text:p>1479494513</text:p>
          </table:table-cell>
          <table:table-cell table:formula="of:=[.A908]-[.$A$2]" office:value-type="float" office:value="4967" calcext:value-type="float">
            <text:p>4967</text:p>
          </table:table-cell>
          <table:table-cell table:formula="of:=[.B908]/60" office:value-type="float" office:value="82.7833333333333" calcext:value-type="float">
            <text:p>82,7833333333333</text:p>
          </table:table-cell>
          <table:table-cell office:value-type="float" office:value="3.866936" calcext:value-type="float">
            <text:p>3,866936</text:p>
          </table:table-cell>
          <table:table-cell table:formula="of:=[.D908]-3.866" office:value-type="float" office:value="0.000935999999999826" calcext:value-type="float">
            <text:p>0,000936</text:p>
          </table:table-cell>
          <table:table-cell table:formula="of:=AVERAGE([.E885:.E908])" office:value-type="float" office:value="0.0440835416666665" calcext:value-type="float">
            <text:p>0,044083541666667</text:p>
          </table:table-cell>
        </table:table-row>
        <table:table-row table:style-name="ro1">
          <table:table-cell office:value-type="float" office:value="1479494518" calcext:value-type="float">
            <text:p>1479494518</text:p>
          </table:table-cell>
          <table:table-cell table:formula="of:=[.A909]-[.$A$2]" office:value-type="float" office:value="4972" calcext:value-type="float">
            <text:p>4972</text:p>
          </table:table-cell>
          <table:table-cell table:formula="of:=[.B909]/60" office:value-type="float" office:value="82.8666666666667" calcext:value-type="float">
            <text:p>82,8666666666667</text:p>
          </table:table-cell>
          <table:table-cell office:value-type="float" office:value="3.867" calcext:value-type="float">
            <text:p>3,867</text:p>
          </table:table-cell>
          <table:table-cell table:formula="of:=[.D909]-3.866" office:value-type="float" office:value="0.00099999999999989" calcext:value-type="float">
            <text:p>0,001</text:p>
          </table:table-cell>
          <table:table-cell table:formula="of:=AVERAGE([.E886:.E909])" office:value-type="float" office:value="0.0397073749999999" calcext:value-type="float">
            <text:p>0,039707375</text:p>
          </table:table-cell>
        </table:table-row>
        <table:table-row table:style-name="ro1">
          <table:table-cell office:value-type="float" office:value="1479494523" calcext:value-type="float">
            <text:p>1479494523</text:p>
          </table:table-cell>
          <table:table-cell table:formula="of:=[.A910]-[.$A$2]" office:value-type="float" office:value="4977" calcext:value-type="float">
            <text:p>4977</text:p>
          </table:table-cell>
          <table:table-cell table:formula="of:=[.B910]/60" office:value-type="float" office:value="82.95" calcext:value-type="float">
            <text:p>82,95</text:p>
          </table:table-cell>
          <table:table-cell office:value-type="float" office:value="3.881357" calcext:value-type="float">
            <text:p>3,881357</text:p>
          </table:table-cell>
          <table:table-cell table:formula="of:=[.D910]-3.866" office:value-type="float" office:value="0.0153569999999998" calcext:value-type="float">
            <text:p>0,015357</text:p>
          </table:table-cell>
          <table:table-cell table:formula="of:=AVERAGE([.E887:.E910])" office:value-type="float" office:value="0.0349937083333332" calcext:value-type="float">
            <text:p>0,034993708333333</text:p>
          </table:table-cell>
        </table:table-row>
        <table:table-row table:style-name="ro1">
          <table:table-cell office:value-type="float" office:value="1479494529" calcext:value-type="float">
            <text:p>1479494529</text:p>
          </table:table-cell>
          <table:table-cell table:formula="of:=[.A911]-[.$A$2]" office:value-type="float" office:value="4983" calcext:value-type="float">
            <text:p>4983</text:p>
          </table:table-cell>
          <table:table-cell table:formula="of:=[.B911]/60" office:value-type="float" office:value="83.05" calcext:value-type="float">
            <text:p>83,05</text:p>
          </table:table-cell>
          <table:table-cell office:value-type="float" office:value="3.885844" calcext:value-type="float">
            <text:p>3,885844</text:p>
          </table:table-cell>
          <table:table-cell table:formula="of:=[.D911]-3.866" office:value-type="float" office:value="0.019844" calcext:value-type="float">
            <text:p>0,019844</text:p>
          </table:table-cell>
          <table:table-cell table:formula="of:=AVERAGE([.E888:.E911])" office:value-type="float" office:value="0.0309770833333332" calcext:value-type="float">
            <text:p>0,030977083333333</text:p>
          </table:table-cell>
        </table:table-row>
        <table:table-row table:style-name="ro1">
          <table:table-cell office:value-type="float" office:value="1479494534" calcext:value-type="float">
            <text:p>1479494534</text:p>
          </table:table-cell>
          <table:table-cell table:formula="of:=[.A912]-[.$A$2]" office:value-type="float" office:value="4988" calcext:value-type="float">
            <text:p>4988</text:p>
          </table:table-cell>
          <table:table-cell table:formula="of:=[.B912]/60" office:value-type="float" office:value="83.1333333333333" calcext:value-type="float">
            <text:p>83,1333333333333</text:p>
          </table:table-cell>
          <table:table-cell office:value-type="float" office:value="3.878516" calcext:value-type="float">
            <text:p>3,878516</text:p>
          </table:table-cell>
          <table:table-cell table:formula="of:=[.D912]-3.866" office:value-type="float" office:value="0.0125159999999998" calcext:value-type="float">
            <text:p>0,012516</text:p>
          </table:table-cell>
          <table:table-cell table:formula="of:=AVERAGE([.E889:.E912])" office:value-type="float" office:value="0.0267562499999999" calcext:value-type="float">
            <text:p>0,02675625</text:p>
          </table:table-cell>
        </table:table-row>
        <table:table-row table:style-name="ro1">
          <table:table-cell office:value-type="float" office:value="1479494539" calcext:value-type="float">
            <text:p>1479494539</text:p>
          </table:table-cell>
          <table:table-cell table:formula="of:=[.A913]-[.$A$2]" office:value-type="float" office:value="4993" calcext:value-type="float">
            <text:p>4993</text:p>
          </table:table-cell>
          <table:table-cell table:formula="of:=[.B913]/60" office:value-type="float" office:value="83.2166666666667" calcext:value-type="float">
            <text:p>83,2166666666667</text:p>
          </table:table-cell>
          <table:table-cell office:value-type="float" office:value="3.875879" calcext:value-type="float">
            <text:p>3,875879</text:p>
          </table:table-cell>
          <table:table-cell table:formula="of:=[.D913]-3.866" office:value-type="float" office:value="0.00987899999999975" calcext:value-type="float">
            <text:p>0,009879</text:p>
          </table:table-cell>
          <table:table-cell table:formula="of:=AVERAGE([.E890:.E913])" office:value-type="float" office:value="0.0227446666666665" calcext:value-type="float">
            <text:p>0,022744666666667</text:p>
          </table:table-cell>
        </table:table-row>
        <table:table-row table:style-name="ro1">
          <table:table-cell office:value-type="float" office:value="1479494544" calcext:value-type="float">
            <text:p>1479494544</text:p>
          </table:table-cell>
          <table:table-cell table:formula="of:=[.A914]-[.$A$2]" office:value-type="float" office:value="4998" calcext:value-type="float">
            <text:p>4998</text:p>
          </table:table-cell>
          <table:table-cell table:formula="of:=[.B914]/60" office:value-type="float" office:value="83.3" calcext:value-type="float">
            <text:p>83,3</text:p>
          </table:table-cell>
          <table:table-cell office:value-type="float" office:value="3.878389" calcext:value-type="float">
            <text:p>3,878389</text:p>
          </table:table-cell>
          <table:table-cell table:formula="of:=[.D914]-3.866" office:value-type="float" office:value="0.0123889999999998" calcext:value-type="float">
            <text:p>0,012389</text:p>
          </table:table-cell>
          <table:table-cell table:formula="of:=AVERAGE([.E891:.E914])" office:value-type="float" office:value="0.0185985833333332" calcext:value-type="float">
            <text:p>0,018598583333333</text:p>
          </table:table-cell>
        </table:table-row>
        <table:table-row table:style-name="ro1">
          <table:table-cell office:value-type="float" office:value="1479494549" calcext:value-type="float">
            <text:p>1479494549</text:p>
          </table:table-cell>
          <table:table-cell table:formula="of:=[.A915]-[.$A$2]" office:value-type="float" office:value="5003" calcext:value-type="float">
            <text:p>5003</text:p>
          </table:table-cell>
          <table:table-cell table:formula="of:=[.B915]/60" office:value-type="float" office:value="83.3833333333334" calcext:value-type="float">
            <text:p>83,3833333333334</text:p>
          </table:table-cell>
          <table:table-cell office:value-type="float" office:value="3.880467" calcext:value-type="float">
            <text:p>3,880467</text:p>
          </table:table-cell>
          <table:table-cell table:formula="of:=[.D915]-3.866" office:value-type="float" office:value="0.0144669999999998" calcext:value-type="float">
            <text:p>0,014467</text:p>
          </table:table-cell>
          <table:table-cell table:formula="of:=AVERAGE([.E892:.E915])" office:value-type="float" office:value="0.0143918333333332" calcext:value-type="float">
            <text:p>0,014391833333333</text:p>
          </table:table-cell>
        </table:table-row>
        <table:table-row table:style-name="ro1">
          <table:table-cell office:value-type="float" office:value="1479494555" calcext:value-type="float">
            <text:p>1479494555</text:p>
          </table:table-cell>
          <table:table-cell table:formula="of:=[.A916]-[.$A$2]" office:value-type="float" office:value="5009" calcext:value-type="float">
            <text:p>5009</text:p>
          </table:table-cell>
          <table:table-cell table:formula="of:=[.B916]/60" office:value-type="float" office:value="83.4833333333333" calcext:value-type="float">
            <text:p>83,4833333333333</text:p>
          </table:table-cell>
          <table:table-cell office:value-type="float" office:value="3.873446" calcext:value-type="float">
            <text:p>3,873446</text:p>
          </table:table-cell>
          <table:table-cell table:formula="of:=[.D916]-3.866" office:value-type="float" office:value="0.00744599999999984" calcext:value-type="float">
            <text:p>0,007446</text:p>
          </table:table-cell>
          <table:table-cell table:formula="of:=AVERAGE([.E893:.E916])" office:value-type="float" office:value="0.0105744583333332" calcext:value-type="float">
            <text:p>0,010574458333333</text:p>
          </table:table-cell>
        </table:table-row>
        <table:table-row table:style-name="ro1">
          <table:table-cell office:value-type="float" office:value="1479494560" calcext:value-type="float">
            <text:p>1479494560</text:p>
          </table:table-cell>
          <table:table-cell table:formula="of:=[.A917]-[.$A$2]" office:value-type="float" office:value="5014" calcext:value-type="float">
            <text:p>5014</text:p>
          </table:table-cell>
          <table:table-cell table:formula="of:=[.B917]/60" office:value-type="float" office:value="83.5666666666667" calcext:value-type="float">
            <text:p>83,5666666666667</text:p>
          </table:table-cell>
          <table:table-cell office:value-type="float" office:value="3.883617" calcext:value-type="float">
            <text:p>3,883617</text:p>
          </table:table-cell>
          <table:table-cell table:formula="of:=[.D917]-3.866" office:value-type="float" office:value="0.017617" calcext:value-type="float">
            <text:p>0,017617</text:p>
          </table:table-cell>
          <table:table-cell table:formula="of:=AVERAGE([.E894:.E917])" office:value-type="float" office:value="0.00636579166666653" calcext:value-type="float">
            <text:p>0,006365791666667</text:p>
          </table:table-cell>
        </table:table-row>
        <table:table-row table:style-name="ro1">
          <table:table-cell office:value-type="float" office:value="1479494565" calcext:value-type="float">
            <text:p>1479494565</text:p>
          </table:table-cell>
          <table:table-cell table:formula="of:=[.A918]-[.$A$2]" office:value-type="float" office:value="5019" calcext:value-type="float">
            <text:p>5019</text:p>
          </table:table-cell>
          <table:table-cell table:formula="of:=[.B918]/60" office:value-type="float" office:value="83.65" calcext:value-type="float">
            <text:p>83,65</text:p>
          </table:table-cell>
          <table:table-cell office:value-type="float" office:value="3.883074" calcext:value-type="float">
            <text:p>3,883074</text:p>
          </table:table-cell>
          <table:table-cell table:formula="of:=[.D918]-3.866" office:value-type="float" office:value="0.0170739999999996" calcext:value-type="float">
            <text:p>0,017074</text:p>
          </table:table-cell>
          <table:table-cell table:formula="of:=AVERAGE([.E895:.E918])" office:value-type="float" office:value="0.00693908333333319" calcext:value-type="float">
            <text:p>0,006939083333333</text:p>
          </table:table-cell>
        </table:table-row>
        <table:table-row table:style-name="ro1">
          <table:table-cell office:value-type="float" office:value="1479494570" calcext:value-type="float">
            <text:p>1479494570</text:p>
          </table:table-cell>
          <table:table-cell table:formula="of:=[.A919]-[.$A$2]" office:value-type="float" office:value="5024" calcext:value-type="float">
            <text:p>5024</text:p>
          </table:table-cell>
          <table:table-cell table:formula="of:=[.B919]/60" office:value-type="float" office:value="83.7333333333333" calcext:value-type="float">
            <text:p>83,7333333333333</text:p>
          </table:table-cell>
          <table:table-cell office:value-type="float" office:value="3.870824" calcext:value-type="float">
            <text:p>3,870824</text:p>
          </table:table-cell>
          <table:table-cell table:formula="of:=[.D919]-3.866" office:value-type="float" office:value="0.00482399999999972" calcext:value-type="float">
            <text:p>0,004824</text:p>
          </table:table-cell>
          <table:table-cell table:formula="of:=AVERAGE([.E896:.E919])" office:value-type="float" office:value="0.00700599999999985" calcext:value-type="float">
            <text:p>0,007006</text:p>
          </table:table-cell>
        </table:table-row>
        <table:table-row table:style-name="ro1">
          <table:table-cell office:value-type="float" office:value="1479494576" calcext:value-type="float">
            <text:p>1479494576</text:p>
          </table:table-cell>
          <table:table-cell table:formula="of:=[.A920]-[.$A$2]" office:value-type="float" office:value="5030" calcext:value-type="float">
            <text:p>5030</text:p>
          </table:table-cell>
          <table:table-cell table:formula="of:=[.B920]/60" office:value-type="float" office:value="83.8333333333333" calcext:value-type="float">
            <text:p>83,8333333333333</text:p>
          </table:table-cell>
          <table:table-cell office:value-type="float" office:value="3.888766" calcext:value-type="float">
            <text:p>3,888766</text:p>
          </table:table-cell>
          <table:table-cell table:formula="of:=[.D920]-3.866" office:value-type="float" office:value="0.0227659999999998" calcext:value-type="float">
            <text:p>0,022766</text:p>
          </table:table-cell>
          <table:table-cell table:formula="of:=AVERAGE([.E897:.E920])" office:value-type="float" office:value="0.0078262916666665" calcext:value-type="float">
            <text:p>0,007826291666667</text:p>
          </table:table-cell>
        </table:table-row>
        <table:table-row table:style-name="ro1">
          <table:table-cell office:value-type="float" office:value="1479494581" calcext:value-type="float">
            <text:p>1479494581</text:p>
          </table:table-cell>
          <table:table-cell table:formula="of:=[.A921]-[.$A$2]" office:value-type="float" office:value="5035" calcext:value-type="float">
            <text:p>5035</text:p>
          </table:table-cell>
          <table:table-cell table:formula="of:=[.B921]/60" office:value-type="float" office:value="83.9166666666667" calcext:value-type="float">
            <text:p>83,9166666666667</text:p>
          </table:table-cell>
          <table:table-cell office:value-type="float" office:value="3.897787" calcext:value-type="float">
            <text:p>3,897787</text:p>
          </table:table-cell>
          <table:table-cell table:formula="of:=[.D921]-3.866" office:value-type="float" office:value="0.031787" calcext:value-type="float">
            <text:p>0,031787</text:p>
          </table:table-cell>
          <table:table-cell table:formula="of:=AVERAGE([.E898:.E921])" office:value-type="float" office:value="0.00901858333333318" calcext:value-type="float">
            <text:p>0,009018583333333</text:p>
          </table:table-cell>
        </table:table-row>
        <table:table-row table:style-name="ro1">
          <table:table-cell office:value-type="float" office:value="1479494586" calcext:value-type="float">
            <text:p>1479494586</text:p>
          </table:table-cell>
          <table:table-cell table:formula="of:=[.A922]-[.$A$2]" office:value-type="float" office:value="5040" calcext:value-type="float">
            <text:p>5040</text:p>
          </table:table-cell>
          <table:table-cell table:formula="of:=[.B922]/60" office:value-type="float" office:value="84" calcext:value-type="float">
            <text:p>84</text:p>
          </table:table-cell>
          <table:table-cell office:value-type="float" office:value="3.868336" calcext:value-type="float">
            <text:p>3,868336</text:p>
          </table:table-cell>
          <table:table-cell table:formula="of:=[.D922]-3.866" office:value-type="float" office:value="0.00233600000000012" calcext:value-type="float">
            <text:p>0,002336</text:p>
          </table:table-cell>
          <table:table-cell table:formula="of:=AVERAGE([.E899:.E922])" office:value-type="float" office:value="0.00897745833333319" calcext:value-type="float">
            <text:p>0,008977458333333</text:p>
          </table:table-cell>
        </table:table-row>
        <table:table-row table:style-name="ro1">
          <table:table-cell office:value-type="float" office:value="1479494591" calcext:value-type="float">
            <text:p>1479494591</text:p>
          </table:table-cell>
          <table:table-cell table:formula="of:=[.A923]-[.$A$2]" office:value-type="float" office:value="5045" calcext:value-type="float">
            <text:p>5045</text:p>
          </table:table-cell>
          <table:table-cell table:formula="of:=[.B923]/60" office:value-type="float" office:value="84.0833333333333" calcext:value-type="float">
            <text:p>84,0833333333333</text:p>
          </table:table-cell>
          <table:table-cell office:value-type="float" office:value="3.886937" calcext:value-type="float">
            <text:p>3,886937</text:p>
          </table:table-cell>
          <table:table-cell table:formula="of:=[.D923]-3.866" office:value-type="float" office:value="0.020937" calcext:value-type="float">
            <text:p>0,020937</text:p>
          </table:table-cell>
          <table:table-cell table:formula="of:=AVERAGE([.E900:.E923])" office:value-type="float" office:value="0.00973379166666653" calcext:value-type="float">
            <text:p>0,009733791666667</text:p>
          </table:table-cell>
        </table:table-row>
        <table:table-row table:style-name="ro1">
          <table:table-cell office:value-type="float" office:value="1479494596" calcext:value-type="float">
            <text:p>1479494596</text:p>
          </table:table-cell>
          <table:table-cell table:formula="of:=[.A924]-[.$A$2]" office:value-type="float" office:value="5050" calcext:value-type="float">
            <text:p>5050</text:p>
          </table:table-cell>
          <table:table-cell table:formula="of:=[.B924]/60" office:value-type="float" office:value="84.1666666666667" calcext:value-type="float">
            <text:p>84,1666666666667</text:p>
          </table:table-cell>
          <table:table-cell office:value-type="float" office:value="3.891616" calcext:value-type="float">
            <text:p>3,891616</text:p>
          </table:table-cell>
          <table:table-cell table:formula="of:=[.D924]-3.866" office:value-type="float" office:value="0.0256159999999999" calcext:value-type="float">
            <text:p>0,025616</text:p>
          </table:table-cell>
          <table:table-cell table:formula="of:=AVERAGE([.E901:.E924])" office:value-type="float" office:value="0.0106631249999999" calcext:value-type="float">
            <text:p>0,010663125</text:p>
          </table:table-cell>
        </table:table-row>
        <table:table-row table:style-name="ro1">
          <table:table-cell office:value-type="float" office:value="1479494602" calcext:value-type="float">
            <text:p>1479494602</text:p>
          </table:table-cell>
          <table:table-cell table:formula="of:=[.A925]-[.$A$2]" office:value-type="float" office:value="5056" calcext:value-type="float">
            <text:p>5056</text:p>
          </table:table-cell>
          <table:table-cell table:formula="of:=[.B925]/60" office:value-type="float" office:value="84.2666666666667" calcext:value-type="float">
            <text:p>84,2666666666667</text:p>
          </table:table-cell>
          <table:table-cell office:value-type="float" office:value="3.868101" calcext:value-type="float">
            <text:p>3,868101</text:p>
          </table:table-cell>
          <table:table-cell table:formula="of:=[.D925]-3.866" office:value-type="float" office:value="0.00210100000000013" calcext:value-type="float">
            <text:p>0,002101</text:p>
          </table:table-cell>
          <table:table-cell table:formula="of:=AVERAGE([.E902:.E925])" office:value-type="float" office:value="0.0106317499999999" calcext:value-type="float">
            <text:p>0,01063175</text:p>
          </table:table-cell>
        </table:table-row>
        <table:table-row table:style-name="ro1">
          <table:table-cell office:value-type="float" office:value="1479494607" calcext:value-type="float">
            <text:p>1479494607</text:p>
          </table:table-cell>
          <table:table-cell table:formula="of:=[.A926]-[.$A$2]" office:value-type="float" office:value="5061" calcext:value-type="float">
            <text:p>5061</text:p>
          </table:table-cell>
          <table:table-cell table:formula="of:=[.B926]/60" office:value-type="float" office:value="84.35" calcext:value-type="float">
            <text:p>84,35</text:p>
          </table:table-cell>
          <table:table-cell office:value-type="float" office:value="3.894824" calcext:value-type="float">
            <text:p>3,894824</text:p>
          </table:table-cell>
          <table:table-cell table:formula="of:=[.D926]-3.866" office:value-type="float" office:value="0.0288239999999997" calcext:value-type="float">
            <text:p>0,028824</text:p>
          </table:table-cell>
          <table:table-cell table:formula="of:=AVERAGE([.E903:.E926])" office:value-type="float" office:value="0.0117267083333332" calcext:value-type="float">
            <text:p>0,011726708333333</text:p>
          </table:table-cell>
        </table:table-row>
        <table:table-row table:style-name="ro1">
          <table:table-cell office:value-type="float" office:value="1479494612" calcext:value-type="float">
            <text:p>1479494612</text:p>
          </table:table-cell>
          <table:table-cell table:formula="of:=[.A927]-[.$A$2]" office:value-type="float" office:value="5066" calcext:value-type="float">
            <text:p>5066</text:p>
          </table:table-cell>
          <table:table-cell table:formula="of:=[.B927]/60" office:value-type="float" office:value="84.4333333333333" calcext:value-type="float">
            <text:p>84,4333333333333</text:p>
          </table:table-cell>
          <table:table-cell office:value-type="float" office:value="3.898275" calcext:value-type="float">
            <text:p>3,898275</text:p>
          </table:table-cell>
          <table:table-cell table:formula="of:=[.D927]-3.866" office:value-type="float" office:value="0.0322749999999998" calcext:value-type="float">
            <text:p>0,032275</text:p>
          </table:table-cell>
          <table:table-cell table:formula="of:=AVERAGE([.E904:.E927])" office:value-type="float" office:value="0.0130298749999999" calcext:value-type="float">
            <text:p>0,013029875</text:p>
          </table:table-cell>
        </table:table-row>
        <table:table-row table:style-name="ro1">
          <table:table-cell office:value-type="float" office:value="1479494617" calcext:value-type="float">
            <text:p>1479494617</text:p>
          </table:table-cell>
          <table:table-cell table:formula="of:=[.A928]-[.$A$2]" office:value-type="float" office:value="5071" calcext:value-type="float">
            <text:p>5071</text:p>
          </table:table-cell>
          <table:table-cell table:formula="of:=[.B928]/60" office:value-type="float" office:value="84.5166666666667" calcext:value-type="float">
            <text:p>84,5166666666667</text:p>
          </table:table-cell>
          <table:table-cell office:value-type="float" office:value="3.868092" calcext:value-type="float">
            <text:p>3,868092</text:p>
          </table:table-cell>
          <table:table-cell table:formula="of:=[.D928]-3.866" office:value-type="float" office:value="0.00209199999999976" calcext:value-type="float">
            <text:p>0,002092</text:p>
          </table:table-cell>
          <table:table-cell table:formula="of:=AVERAGE([.E905:.E928])" office:value-type="float" office:value="0.0129768333333332" calcext:value-type="float">
            <text:p>0,012976833333333</text:p>
          </table:table-cell>
        </table:table-row>
        <table:table-row table:style-name="ro1">
          <table:table-cell office:value-type="float" office:value="1479494623" calcext:value-type="float">
            <text:p>1479494623</text:p>
          </table:table-cell>
          <table:table-cell table:formula="of:=[.A929]-[.$A$2]" office:value-type="float" office:value="5077" calcext:value-type="float">
            <text:p>5077</text:p>
          </table:table-cell>
          <table:table-cell table:formula="of:=[.B929]/60" office:value-type="float" office:value="84.6166666666667" calcext:value-type="float">
            <text:p>84,6166666666667</text:p>
          </table:table-cell>
          <table:table-cell office:value-type="float" office:value="3.884443" calcext:value-type="float">
            <text:p>3,884443</text:p>
          </table:table-cell>
          <table:table-cell table:formula="of:=[.D929]-3.866" office:value-type="float" office:value="0.018443" calcext:value-type="float">
            <text:p>0,018443</text:p>
          </table:table-cell>
          <table:table-cell table:formula="of:=AVERAGE([.E906:.E929])" office:value-type="float" office:value="0.0136060833333332" calcext:value-type="float">
            <text:p>0,013606083333333</text:p>
          </table:table-cell>
        </table:table-row>
        <table:table-row table:style-name="ro1">
          <table:table-cell office:value-type="float" office:value="1479494628" calcext:value-type="float">
            <text:p>1479494628</text:p>
          </table:table-cell>
          <table:table-cell table:formula="of:=[.A930]-[.$A$2]" office:value-type="float" office:value="5082" calcext:value-type="float">
            <text:p>5082</text:p>
          </table:table-cell>
          <table:table-cell table:formula="of:=[.B930]/60" office:value-type="float" office:value="84.7" calcext:value-type="float">
            <text:p>84,7</text:p>
          </table:table-cell>
          <table:table-cell office:value-type="float" office:value="3.913743" calcext:value-type="float">
            <text:p>3,913743</text:p>
          </table:table-cell>
          <table:table-cell table:formula="of:=[.D930]-3.866" office:value-type="float" office:value="0.0477430000000001" calcext:value-type="float">
            <text:p>0,047743</text:p>
          </table:table-cell>
          <table:table-cell table:formula="of:=AVERAGE([.E907:.E930])" office:value-type="float" office:value="0.0154616666666665" calcext:value-type="float">
            <text:p>0,015461666666667</text:p>
          </table:table-cell>
        </table:table-row>
        <table:table-row table:style-name="ro1">
          <table:table-cell office:value-type="float" office:value="1479494633" calcext:value-type="float">
            <text:p>1479494633</text:p>
          </table:table-cell>
          <table:table-cell table:formula="of:=[.A931]-[.$A$2]" office:value-type="float" office:value="5087" calcext:value-type="float">
            <text:p>5087</text:p>
          </table:table-cell>
          <table:table-cell table:formula="of:=[.B931]/60" office:value-type="float" office:value="84.7833333333333" calcext:value-type="float">
            <text:p>84,7833333333333</text:p>
          </table:table-cell>
          <table:table-cell office:value-type="float" office:value="3.868136" calcext:value-type="float">
            <text:p>3,868136</text:p>
          </table:table-cell>
          <table:table-cell table:formula="of:=[.D931]-3.866" office:value-type="float" office:value="0.00213599999999969" calcext:value-type="float">
            <text:p>0,002136</text:p>
          </table:table-cell>
          <table:table-cell table:formula="of:=AVERAGE([.E908:.E931])" office:value-type="float" office:value="0.0154335416666665" calcext:value-type="float">
            <text:p>0,015433541666667</text:p>
          </table:table-cell>
        </table:table-row>
        <table:table-row table:style-name="ro1">
          <table:table-cell office:value-type="float" office:value="1479494638" calcext:value-type="float">
            <text:p>1479494638</text:p>
          </table:table-cell>
          <table:table-cell table:formula="of:=[.A932]-[.$A$2]" office:value-type="float" office:value="5092" calcext:value-type="float">
            <text:p>5092</text:p>
          </table:table-cell>
          <table:table-cell table:formula="of:=[.B932]/60" office:value-type="float" office:value="84.8666666666667" calcext:value-type="float">
            <text:p>84,8666666666667</text:p>
          </table:table-cell>
          <table:table-cell office:value-type="float" office:value="3.905781" calcext:value-type="float">
            <text:p>3,905781</text:p>
          </table:table-cell>
          <table:table-cell table:formula="of:=[.D932]-3.866" office:value-type="float" office:value="0.0397810000000001" calcext:value-type="float">
            <text:p>0,039781</text:p>
          </table:table-cell>
          <table:table-cell table:formula="of:=AVERAGE([.E909:.E932])" office:value-type="float" office:value="0.0170520833333332" calcext:value-type="float">
            <text:p>0,017052083333333</text:p>
          </table:table-cell>
        </table:table-row>
        <table:table-row table:style-name="ro1">
          <table:table-cell office:value-type="float" office:value="1479494643" calcext:value-type="float">
            <text:p>1479494643</text:p>
          </table:table-cell>
          <table:table-cell table:formula="of:=[.A933]-[.$A$2]" office:value-type="float" office:value="5097" calcext:value-type="float">
            <text:p>5097</text:p>
          </table:table-cell>
          <table:table-cell table:formula="of:=[.B933]/60" office:value-type="float" office:value="84.95" calcext:value-type="float">
            <text:p>84,95</text:p>
          </table:table-cell>
          <table:table-cell office:value-type="float" office:value="3.896072" calcext:value-type="float">
            <text:p>3,896072</text:p>
          </table:table-cell>
          <table:table-cell table:formula="of:=[.D933]-3.866" office:value-type="float" office:value="0.0300720000000001" calcext:value-type="float">
            <text:p>0,030072</text:p>
          </table:table-cell>
          <table:table-cell table:formula="of:=AVERAGE([.E910:.E933])" office:value-type="float" office:value="0.0182634166666666" calcext:value-type="float">
            <text:p>0,018263416666667</text:p>
          </table:table-cell>
        </table:table-row>
        <table:table-row table:style-name="ro1">
          <table:table-cell office:value-type="float" office:value="1479494649" calcext:value-type="float">
            <text:p>1479494649</text:p>
          </table:table-cell>
          <table:table-cell table:formula="of:=[.A934]-[.$A$2]" office:value-type="float" office:value="5103" calcext:value-type="float">
            <text:p>5103</text:p>
          </table:table-cell>
          <table:table-cell table:formula="of:=[.B934]/60" office:value-type="float" office:value="85.05" calcext:value-type="float">
            <text:p>85,05</text:p>
          </table:table-cell>
          <table:table-cell office:value-type="float" office:value="3.867543" calcext:value-type="float">
            <text:p>3,867543</text:p>
          </table:table-cell>
          <table:table-cell table:formula="of:=[.D934]-3.866" office:value-type="float" office:value="0.00154299999999985" calcext:value-type="float">
            <text:p>0,001543</text:p>
          </table:table-cell>
          <table:table-cell table:formula="of:=AVERAGE([.E911:.E934])" office:value-type="float" office:value="0.0176878333333332" calcext:value-type="float">
            <text:p>0,017687833333333</text:p>
          </table:table-cell>
        </table:table-row>
        <table:table-row table:style-name="ro1">
          <table:table-cell office:value-type="float" office:value="1479494654" calcext:value-type="float">
            <text:p>1479494654</text:p>
          </table:table-cell>
          <table:table-cell table:formula="of:=[.A935]-[.$A$2]" office:value-type="float" office:value="5108" calcext:value-type="float">
            <text:p>5108</text:p>
          </table:table-cell>
          <table:table-cell table:formula="of:=[.B935]/60" office:value-type="float" office:value="85.1333333333333" calcext:value-type="float">
            <text:p>85,1333333333333</text:p>
          </table:table-cell>
          <table:table-cell office:value-type="float" office:value="3.900401" calcext:value-type="float">
            <text:p>3,900401</text:p>
          </table:table-cell>
          <table:table-cell table:formula="of:=[.D935]-3.866" office:value-type="float" office:value="0.0344009999999999" calcext:value-type="float">
            <text:p>0,034401</text:p>
          </table:table-cell>
          <table:table-cell table:formula="of:=AVERAGE([.E912:.E935])" office:value-type="float" office:value="0.0182943749999999" calcext:value-type="float">
            <text:p>0,018294375</text:p>
          </table:table-cell>
        </table:table-row>
        <table:table-row table:style-name="ro1">
          <table:table-cell office:value-type="float" office:value="1479494659" calcext:value-type="float">
            <text:p>1479494659</text:p>
          </table:table-cell>
          <table:table-cell table:formula="of:=[.A936]-[.$A$2]" office:value-type="float" office:value="5113" calcext:value-type="float">
            <text:p>5113</text:p>
          </table:table-cell>
          <table:table-cell table:formula="of:=[.B936]/60" office:value-type="float" office:value="85.2166666666667" calcext:value-type="float">
            <text:p>85,2166666666667</text:p>
          </table:table-cell>
          <table:table-cell office:value-type="float" office:value="3.902731" calcext:value-type="float">
            <text:p>3,902731</text:p>
          </table:table-cell>
          <table:table-cell table:formula="of:=[.D936]-3.866" office:value-type="float" office:value="0.0367310000000001" calcext:value-type="float">
            <text:p>0,036731</text:p>
          </table:table-cell>
          <table:table-cell table:formula="of:=AVERAGE([.E913:.E936])" office:value-type="float" office:value="0.0193033333333332" calcext:value-type="float">
            <text:p>0,019303333333333</text:p>
          </table:table-cell>
        </table:table-row>
        <table:table-row table:style-name="ro1">
          <table:table-cell office:value-type="float" office:value="1479494665" calcext:value-type="float">
            <text:p>1479494665</text:p>
          </table:table-cell>
          <table:table-cell table:formula="of:=[.A937]-[.$A$2]" office:value-type="float" office:value="5119" calcext:value-type="float">
            <text:p>5119</text:p>
          </table:table-cell>
          <table:table-cell table:formula="of:=[.B937]/60" office:value-type="float" office:value="85.3166666666667" calcext:value-type="float">
            <text:p>85,3166666666667</text:p>
          </table:table-cell>
          <table:table-cell office:value-type="float" office:value="3.867484" calcext:value-type="float">
            <text:p>3,867484</text:p>
          </table:table-cell>
          <table:table-cell table:formula="of:=[.D937]-3.866" office:value-type="float" office:value="0.00148400000000004" calcext:value-type="float">
            <text:p>0,001484</text:p>
          </table:table-cell>
          <table:table-cell table:formula="of:=AVERAGE([.E914:.E937])" office:value-type="float" office:value="0.0189535416666666" calcext:value-type="float">
            <text:p>0,018953541666667</text:p>
          </table:table-cell>
        </table:table-row>
        <table:table-row table:style-name="ro1">
          <table:table-cell office:value-type="float" office:value="1479494670" calcext:value-type="float">
            <text:p>1479494670</text:p>
          </table:table-cell>
          <table:table-cell table:formula="of:=[.A938]-[.$A$2]" office:value-type="float" office:value="5124" calcext:value-type="float">
            <text:p>5124</text:p>
          </table:table-cell>
          <table:table-cell table:formula="of:=[.B938]/60" office:value-type="float" office:value="85.4" calcext:value-type="float">
            <text:p>85,4</text:p>
          </table:table-cell>
          <table:table-cell office:value-type="float" office:value="3.968321" calcext:value-type="float">
            <text:p>3,968321</text:p>
          </table:table-cell>
          <table:table-cell table:formula="of:=[.D938]-3.866" office:value-type="float" office:value="0.102321" calcext:value-type="float">
            <text:p>0,102321</text:p>
          </table:table-cell>
          <table:table-cell table:formula="of:=AVERAGE([.E915:.E938])" office:value-type="float" office:value="0.0227007083333332" calcext:value-type="float">
            <text:p>0,022700708333333</text:p>
          </table:table-cell>
        </table:table-row>
        <table:table-row table:style-name="ro1">
          <table:table-cell office:value-type="float" office:value="1479494675" calcext:value-type="float">
            <text:p>1479494675</text:p>
          </table:table-cell>
          <table:table-cell table:formula="of:=[.A939]-[.$A$2]" office:value-type="float" office:value="5129" calcext:value-type="float">
            <text:p>5129</text:p>
          </table:table-cell>
          <table:table-cell table:formula="of:=[.B939]/60" office:value-type="float" office:value="85.4833333333333" calcext:value-type="float">
            <text:p>85,4833333333333</text:p>
          </table:table-cell>
          <table:table-cell office:value-type="float" office:value="3.909" calcext:value-type="float">
            <text:p>3,909</text:p>
          </table:table-cell>
          <table:table-cell table:formula="of:=[.D939]-3.866" office:value-type="float" office:value="0.0429999999999997" calcext:value-type="float">
            <text:p>0,043</text:p>
          </table:table-cell>
          <table:table-cell table:formula="of:=AVERAGE([.E916:.E939])" office:value-type="float" office:value="0.0238895833333332" calcext:value-type="float">
            <text:p>0,023889583333333</text:p>
          </table:table-cell>
        </table:table-row>
        <table:table-row table:style-name="ro1">
          <table:table-cell office:value-type="float" office:value="1479494680" calcext:value-type="float">
            <text:p>1479494680</text:p>
          </table:table-cell>
          <table:table-cell table:formula="of:=[.A940]-[.$A$2]" office:value-type="float" office:value="5134" calcext:value-type="float">
            <text:p>5134</text:p>
          </table:table-cell>
          <table:table-cell table:formula="of:=[.B940]/60" office:value-type="float" office:value="85.5666666666667" calcext:value-type="float">
            <text:p>85,5666666666667</text:p>
          </table:table-cell>
          <table:table-cell office:value-type="float" office:value="3.867682" calcext:value-type="float">
            <text:p>3,867682</text:p>
          </table:table-cell>
          <table:table-cell table:formula="of:=[.D940]-3.866" office:value-type="float" office:value="0.00168199999999974" calcext:value-type="float">
            <text:p>0,001682</text:p>
          </table:table-cell>
          <table:table-cell table:formula="of:=AVERAGE([.E917:.E940])" office:value-type="float" office:value="0.0236494166666666" calcext:value-type="float">
            <text:p>0,023649416666667</text:p>
          </table:table-cell>
        </table:table-row>
        <table:table-row table:style-name="ro1">
          <table:table-cell office:value-type="float" office:value="1479494686" calcext:value-type="float">
            <text:p>1479494686</text:p>
          </table:table-cell>
          <table:table-cell table:formula="of:=[.A941]-[.$A$2]" office:value-type="float" office:value="5140" calcext:value-type="float">
            <text:p>5140</text:p>
          </table:table-cell>
          <table:table-cell table:formula="of:=[.B941]/60" office:value-type="float" office:value="85.6666666666667" calcext:value-type="float">
            <text:p>85,6666666666667</text:p>
          </table:table-cell>
          <table:table-cell office:value-type="float" office:value="3.916273" calcext:value-type="float">
            <text:p>3,916273</text:p>
          </table:table-cell>
          <table:table-cell table:formula="of:=[.D941]-3.866" office:value-type="float" office:value="0.0502729999999998" calcext:value-type="float">
            <text:p>0,050273</text:p>
          </table:table-cell>
          <table:table-cell table:formula="of:=AVERAGE([.E918:.E941])" office:value-type="float" office:value="0.0250100833333332" calcext:value-type="float">
            <text:p>0,025010083333333</text:p>
          </table:table-cell>
        </table:table-row>
        <table:table-row table:style-name="ro1">
          <table:table-cell office:value-type="float" office:value="1479494691" calcext:value-type="float">
            <text:p>1479494691</text:p>
          </table:table-cell>
          <table:table-cell table:formula="of:=[.A942]-[.$A$2]" office:value-type="float" office:value="5145" calcext:value-type="float">
            <text:p>5145</text:p>
          </table:table-cell>
          <table:table-cell table:formula="of:=[.B942]/60" office:value-type="float" office:value="85.75" calcext:value-type="float">
            <text:p>85,75</text:p>
          </table:table-cell>
          <table:table-cell office:value-type="float" office:value="3.909307" calcext:value-type="float">
            <text:p>3,909307</text:p>
          </table:table-cell>
          <table:table-cell table:formula="of:=[.D942]-3.866" office:value-type="float" office:value="0.043307" calcext:value-type="float">
            <text:p>0,043307</text:p>
          </table:table-cell>
          <table:table-cell table:formula="of:=AVERAGE([.E919:.E942])" office:value-type="float" office:value="0.0261031249999999" calcext:value-type="float">
            <text:p>0,026103125</text:p>
          </table:table-cell>
        </table:table-row>
        <table:table-row table:style-name="ro1">
          <table:table-cell office:value-type="float" office:value="1479494696" calcext:value-type="float">
            <text:p>1479494696</text:p>
          </table:table-cell>
          <table:table-cell table:formula="of:=[.A943]-[.$A$2]" office:value-type="float" office:value="5150" calcext:value-type="float">
            <text:p>5150</text:p>
          </table:table-cell>
          <table:table-cell table:formula="of:=[.B943]/60" office:value-type="float" office:value="85.8333333333333" calcext:value-type="float">
            <text:p>85,8333333333333</text:p>
          </table:table-cell>
          <table:table-cell office:value-type="float" office:value="3.891368" calcext:value-type="float">
            <text:p>3,891368</text:p>
          </table:table-cell>
          <table:table-cell table:formula="of:=[.D943]-3.866" office:value-type="float" office:value="0.0253679999999998" calcext:value-type="float">
            <text:p>0,025368</text:p>
          </table:table-cell>
          <table:table-cell table:formula="of:=AVERAGE([.E920:.E943])" office:value-type="float" office:value="0.0269591249999999" calcext:value-type="float">
            <text:p>0,026959125</text:p>
          </table:table-cell>
        </table:table-row>
        <table:table-row table:style-name="ro1">
          <table:table-cell office:value-type="float" office:value="1479494701" calcext:value-type="float">
            <text:p>1479494701</text:p>
          </table:table-cell>
          <table:table-cell table:formula="of:=[.A944]-[.$A$2]" office:value-type="float" office:value="5155" calcext:value-type="float">
            <text:p>5155</text:p>
          </table:table-cell>
          <table:table-cell table:formula="of:=[.B944]/60" office:value-type="float" office:value="85.9166666666667" calcext:value-type="float">
            <text:p>85,9166666666667</text:p>
          </table:table-cell>
          <table:table-cell office:value-type="float" office:value="3.949671" calcext:value-type="float">
            <text:p>3,949671</text:p>
          </table:table-cell>
          <table:table-cell table:formula="of:=[.D944]-3.866" office:value-type="float" office:value="0.0836709999999998" calcext:value-type="float">
            <text:p>0,083671</text:p>
          </table:table-cell>
          <table:table-cell table:formula="of:=AVERAGE([.E921:.E944])" office:value-type="float" office:value="0.0294968333333332" calcext:value-type="float">
            <text:p>0,029496833333333</text:p>
          </table:table-cell>
        </table:table-row>
        <table:table-row table:style-name="ro1">
          <table:table-cell office:value-type="float" office:value="1479494706" calcext:value-type="float">
            <text:p>1479494706</text:p>
          </table:table-cell>
          <table:table-cell table:formula="of:=[.A945]-[.$A$2]" office:value-type="float" office:value="5160" calcext:value-type="float">
            <text:p>5160</text:p>
          </table:table-cell>
          <table:table-cell table:formula="of:=[.B945]/60" office:value-type="float" office:value="86" calcext:value-type="float">
            <text:p>86</text:p>
          </table:table-cell>
          <table:table-cell office:value-type="float" office:value="3.917571" calcext:value-type="float">
            <text:p>3,917571</text:p>
          </table:table-cell>
          <table:table-cell table:formula="of:=[.D945]-3.866" office:value-type="float" office:value="0.0515709999999996" calcext:value-type="float">
            <text:p>0,051571</text:p>
          </table:table-cell>
          <table:table-cell table:formula="of:=AVERAGE([.E922:.E945])" office:value-type="float" office:value="0.0303211666666666" calcext:value-type="float">
            <text:p>0,030321166666667</text:p>
          </table:table-cell>
        </table:table-row>
        <table:table-row table:style-name="ro1">
          <table:table-cell office:value-type="float" office:value="1479494712" calcext:value-type="float">
            <text:p>1479494712</text:p>
          </table:table-cell>
          <table:table-cell table:formula="of:=[.A946]-[.$A$2]" office:value-type="float" office:value="5166" calcext:value-type="float">
            <text:p>5166</text:p>
          </table:table-cell>
          <table:table-cell table:formula="of:=[.B946]/60" office:value-type="float" office:value="86.1" calcext:value-type="float">
            <text:p>86,1</text:p>
          </table:table-cell>
          <table:table-cell office:value-type="float" office:value="3.881233" calcext:value-type="float">
            <text:p>3,881233</text:p>
          </table:table-cell>
          <table:table-cell table:formula="of:=[.D946]-3.866" office:value-type="float" office:value="0.0152329999999998" calcext:value-type="float">
            <text:p>0,015233</text:p>
          </table:table-cell>
          <table:table-cell table:formula="of:=AVERAGE([.E923:.E946])" office:value-type="float" office:value="0.0308585416666666" calcext:value-type="float">
            <text:p>0,030858541666667</text:p>
          </table:table-cell>
        </table:table-row>
        <table:table-row table:style-name="ro1">
          <table:table-cell office:value-type="float" office:value="1479494717" calcext:value-type="float">
            <text:p>1479494717</text:p>
          </table:table-cell>
          <table:table-cell table:formula="of:=[.A947]-[.$A$2]" office:value-type="float" office:value="5171" calcext:value-type="float">
            <text:p>5171</text:p>
          </table:table-cell>
          <table:table-cell table:formula="of:=[.B947]/60" office:value-type="float" office:value="86.1833333333333" calcext:value-type="float">
            <text:p>86,1833333333333</text:p>
          </table:table-cell>
          <table:table-cell office:value-type="float" office:value="3.879645" calcext:value-type="float">
            <text:p>3,879645</text:p>
          </table:table-cell>
          <table:table-cell table:formula="of:=[.D947]-3.866" office:value-type="float" office:value="0.0136449999999999" calcext:value-type="float">
            <text:p>0,013645</text:p>
          </table:table-cell>
          <table:table-cell table:formula="of:=AVERAGE([.E924:.E947])" office:value-type="float" office:value="0.0305547083333332" calcext:value-type="float">
            <text:p>0,030554708333333</text:p>
          </table:table-cell>
        </table:table-row>
        <table:table-row table:style-name="ro1">
          <table:table-cell office:value-type="float" office:value="1479494722" calcext:value-type="float">
            <text:p>1479494722</text:p>
          </table:table-cell>
          <table:table-cell table:formula="of:=[.A948]-[.$A$2]" office:value-type="float" office:value="5176" calcext:value-type="float">
            <text:p>5176</text:p>
          </table:table-cell>
          <table:table-cell table:formula="of:=[.B948]/60" office:value-type="float" office:value="86.2666666666667" calcext:value-type="float">
            <text:p>86,2666666666667</text:p>
          </table:table-cell>
          <table:table-cell office:value-type="float" office:value="3.906264" calcext:value-type="float">
            <text:p>3,906264</text:p>
          </table:table-cell>
          <table:table-cell table:formula="of:=[.D948]-3.866" office:value-type="float" office:value="0.0402640000000001" calcext:value-type="float">
            <text:p>0,040264</text:p>
          </table:table-cell>
          <table:table-cell table:formula="of:=AVERAGE([.E925:.E948])" office:value-type="float" office:value="0.0311650416666666" calcext:value-type="float">
            <text:p>0,031165041666667</text:p>
          </table:table-cell>
        </table:table-row>
        <table:table-row table:style-name="ro1">
          <table:table-cell office:value-type="float" office:value="1479494727" calcext:value-type="float">
            <text:p>1479494727</text:p>
          </table:table-cell>
          <table:table-cell table:formula="of:=[.A949]-[.$A$2]" office:value-type="float" office:value="5181" calcext:value-type="float">
            <text:p>5181</text:p>
          </table:table-cell>
          <table:table-cell table:formula="of:=[.B949]/60" office:value-type="float" office:value="86.35" calcext:value-type="float">
            <text:p>86,35</text:p>
          </table:table-cell>
          <table:table-cell office:value-type="float" office:value="3.904901" calcext:value-type="float">
            <text:p>3,904901</text:p>
          </table:table-cell>
          <table:table-cell table:formula="of:=[.D949]-3.866" office:value-type="float" office:value="0.0389009999999996" calcext:value-type="float">
            <text:p>0,038901</text:p>
          </table:table-cell>
          <table:table-cell table:formula="of:=AVERAGE([.E926:.E949])" office:value-type="float" office:value="0.0326983749999999" calcext:value-type="float">
            <text:p>0,032698375</text:p>
          </table:table-cell>
        </table:table-row>
        <table:table-row table:style-name="ro1">
          <table:table-cell office:value-type="float" office:value="1479494733" calcext:value-type="float">
            <text:p>1479494733</text:p>
          </table:table-cell>
          <table:table-cell table:formula="of:=[.A950]-[.$A$2]" office:value-type="float" office:value="5187" calcext:value-type="float">
            <text:p>5187</text:p>
          </table:table-cell>
          <table:table-cell table:formula="of:=[.B950]/60" office:value-type="float" office:value="86.45" calcext:value-type="float">
            <text:p>86,45</text:p>
          </table:table-cell>
          <table:table-cell office:value-type="float" office:value="3.905891" calcext:value-type="float">
            <text:p>3,905891</text:p>
          </table:table-cell>
          <table:table-cell table:formula="of:=[.D950]-3.866" office:value-type="float" office:value="0.0398909999999999" calcext:value-type="float">
            <text:p>0,039891</text:p>
          </table:table-cell>
          <table:table-cell table:formula="of:=AVERAGE([.E927:.E950])" office:value-type="float" office:value="0.0331594999999999" calcext:value-type="float">
            <text:p>0,0331595</text:p>
          </table:table-cell>
        </table:table-row>
        <table:table-row table:style-name="ro1">
          <table:table-cell office:value-type="float" office:value="1479494738" calcext:value-type="float">
            <text:p>1479494738</text:p>
          </table:table-cell>
          <table:table-cell table:formula="of:=[.A951]-[.$A$2]" office:value-type="float" office:value="5192" calcext:value-type="float">
            <text:p>5192</text:p>
          </table:table-cell>
          <table:table-cell table:formula="of:=[.B951]/60" office:value-type="float" office:value="86.5333333333333" calcext:value-type="float">
            <text:p>86,5333333333333</text:p>
          </table:table-cell>
          <table:table-cell office:value-type="float" office:value="3.908412" calcext:value-type="float">
            <text:p>3,908412</text:p>
          </table:table-cell>
          <table:table-cell table:formula="of:=[.D951]-3.866" office:value-type="float" office:value="0.0424120000000001" calcext:value-type="float">
            <text:p>0,042412</text:p>
          </table:table-cell>
          <table:table-cell table:formula="of:=AVERAGE([.E928:.E951])" office:value-type="float" office:value="0.0335818749999999" calcext:value-type="float">
            <text:p>0,033581875</text:p>
          </table:table-cell>
        </table:table-row>
        <table:table-row table:style-name="ro1">
          <table:table-cell office:value-type="float" office:value="1479494743" calcext:value-type="float">
            <text:p>1479494743</text:p>
          </table:table-cell>
          <table:table-cell table:formula="of:=[.A952]-[.$A$2]" office:value-type="float" office:value="5197" calcext:value-type="float">
            <text:p>5197</text:p>
          </table:table-cell>
          <table:table-cell table:formula="of:=[.B952]/60" office:value-type="float" office:value="86.6166666666667" calcext:value-type="float">
            <text:p>86,6166666666667</text:p>
          </table:table-cell>
          <table:table-cell office:value-type="float" office:value="3.907648" calcext:value-type="float">
            <text:p>3,907648</text:p>
          </table:table-cell>
          <table:table-cell table:formula="of:=[.D952]-3.866" office:value-type="float" office:value="0.0416479999999999" calcext:value-type="float">
            <text:p>0,041648</text:p>
          </table:table-cell>
          <table:table-cell table:formula="of:=AVERAGE([.E929:.E952])" office:value-type="float" office:value="0.0352300416666666" calcext:value-type="float">
            <text:p>0,035230041666667</text:p>
          </table:table-cell>
        </table:table-row>
        <table:table-row table:style-name="ro1">
          <table:table-cell office:value-type="float" office:value="1479494748" calcext:value-type="float">
            <text:p>1479494748</text:p>
          </table:table-cell>
          <table:table-cell table:formula="of:=[.A953]-[.$A$2]" office:value-type="float" office:value="5202" calcext:value-type="float">
            <text:p>5202</text:p>
          </table:table-cell>
          <table:table-cell table:formula="of:=[.B953]/60" office:value-type="float" office:value="86.7" calcext:value-type="float">
            <text:p>86,7</text:p>
          </table:table-cell>
          <table:table-cell office:value-type="float" office:value="3.882719" calcext:value-type="float">
            <text:p>3,882719</text:p>
          </table:table-cell>
          <table:table-cell table:formula="of:=[.D953]-3.866" office:value-type="float" office:value="0.0167189999999997" calcext:value-type="float">
            <text:p>0,016719</text:p>
          </table:table-cell>
          <table:table-cell table:formula="of:=AVERAGE([.E930:.E953])" office:value-type="float" office:value="0.0351582083333332" calcext:value-type="float">
            <text:p>0,035158208333333</text:p>
          </table:table-cell>
        </table:table-row>
        <table:table-row table:style-name="ro1">
          <table:table-cell office:value-type="float" office:value="1479494753" calcext:value-type="float">
            <text:p>1479494753</text:p>
          </table:table-cell>
          <table:table-cell table:formula="of:=[.A954]-[.$A$2]" office:value-type="float" office:value="5207" calcext:value-type="float">
            <text:p>5207</text:p>
          </table:table-cell>
          <table:table-cell table:formula="of:=[.B954]/60" office:value-type="float" office:value="86.7833333333333" calcext:value-type="float">
            <text:p>86,7833333333333</text:p>
          </table:table-cell>
          <table:table-cell office:value-type="float" office:value="3.904799" calcext:value-type="float">
            <text:p>3,904799</text:p>
          </table:table-cell>
          <table:table-cell table:formula="of:=[.D954]-3.866" office:value-type="float" office:value="0.0387989999999996" calcext:value-type="float">
            <text:p>0,038799</text:p>
          </table:table-cell>
          <table:table-cell table:formula="of:=AVERAGE([.E931:.E954])" office:value-type="float" office:value="0.0347855416666665" calcext:value-type="float">
            <text:p>0,034785541666667</text:p>
          </table:table-cell>
        </table:table-row>
        <table:table-row table:style-name="ro1">
          <table:table-cell office:value-type="float" office:value="1479494759" calcext:value-type="float">
            <text:p>1479494759</text:p>
          </table:table-cell>
          <table:table-cell table:formula="of:=[.A955]-[.$A$2]" office:value-type="float" office:value="5213" calcext:value-type="float">
            <text:p>5213</text:p>
          </table:table-cell>
          <table:table-cell table:formula="of:=[.B955]/60" office:value-type="float" office:value="86.8833333333333" calcext:value-type="float">
            <text:p>86,8833333333333</text:p>
          </table:table-cell>
          <table:table-cell office:value-type="float" office:value="3.910275" calcext:value-type="float">
            <text:p>3,910275</text:p>
          </table:table-cell>
          <table:table-cell table:formula="of:=[.D955]-3.866" office:value-type="float" office:value="0.0442749999999998" calcext:value-type="float">
            <text:p>0,044275</text:p>
          </table:table-cell>
          <table:table-cell table:formula="of:=AVERAGE([.E932:.E955])" office:value-type="float" office:value="0.0365413333333332" calcext:value-type="float">
            <text:p>0,036541333333333</text:p>
          </table:table-cell>
        </table:table-row>
        <table:table-row table:style-name="ro1">
          <table:table-cell office:value-type="float" office:value="1479494764" calcext:value-type="float">
            <text:p>1479494764</text:p>
          </table:table-cell>
          <table:table-cell table:formula="of:=[.A956]-[.$A$2]" office:value-type="float" office:value="5218" calcext:value-type="float">
            <text:p>5218</text:p>
          </table:table-cell>
          <table:table-cell table:formula="of:=[.B956]/60" office:value-type="float" office:value="86.9666666666667" calcext:value-type="float">
            <text:p>86,9666666666667</text:p>
          </table:table-cell>
          <table:table-cell office:value-type="float" office:value="3.874433" calcext:value-type="float">
            <text:p>3,874433</text:p>
          </table:table-cell>
          <table:table-cell table:formula="of:=[.D956]-3.866" office:value-type="float" office:value="0.00843299999999969" calcext:value-type="float">
            <text:p>0,008433</text:p>
          </table:table-cell>
          <table:table-cell table:formula="of:=AVERAGE([.E933:.E956])" office:value-type="float" office:value="0.0352351666666665" calcext:value-type="float">
            <text:p>0,035235166666667</text:p>
          </table:table-cell>
        </table:table-row>
        <table:table-row table:style-name="ro1">
          <table:table-cell office:value-type="float" office:value="1479494769" calcext:value-type="float">
            <text:p>1479494769</text:p>
          </table:table-cell>
          <table:table-cell table:formula="of:=[.A957]-[.$A$2]" office:value-type="float" office:value="5223" calcext:value-type="float">
            <text:p>5223</text:p>
          </table:table-cell>
          <table:table-cell table:formula="of:=[.B957]/60" office:value-type="float" office:value="87.05" calcext:value-type="float">
            <text:p>87,05</text:p>
          </table:table-cell>
          <table:table-cell office:value-type="float" office:value="3.911105" calcext:value-type="float">
            <text:p>3,911105</text:p>
          </table:table-cell>
          <table:table-cell table:formula="of:=[.D957]-3.866" office:value-type="float" office:value="0.045105" calcext:value-type="float">
            <text:p>0,045105</text:p>
          </table:table-cell>
          <table:table-cell table:formula="of:=AVERAGE([.E934:.E957])" office:value-type="float" office:value="0.0358615416666665" calcext:value-type="float">
            <text:p>0,035861541666667</text:p>
          </table:table-cell>
        </table:table-row>
        <table:table-row table:style-name="ro1">
          <table:table-cell office:value-type="float" office:value="1479494774" calcext:value-type="float">
            <text:p>1479494774</text:p>
          </table:table-cell>
          <table:table-cell table:formula="of:=[.A958]-[.$A$2]" office:value-type="float" office:value="5228" calcext:value-type="float">
            <text:p>5228</text:p>
          </table:table-cell>
          <table:table-cell table:formula="of:=[.B958]/60" office:value-type="float" office:value="87.1333333333334" calcext:value-type="float">
            <text:p>87,1333333333334</text:p>
          </table:table-cell>
          <table:table-cell office:value-type="float" office:value="3.915439" calcext:value-type="float">
            <text:p>3,915439</text:p>
          </table:table-cell>
          <table:table-cell table:formula="of:=[.D958]-3.866" office:value-type="float" office:value="0.049439" calcext:value-type="float">
            <text:p>0,049439</text:p>
          </table:table-cell>
          <table:table-cell table:formula="of:=AVERAGE([.E935:.E958])" office:value-type="float" office:value="0.0378572083333332" calcext:value-type="float">
            <text:p>0,037857208333333</text:p>
          </table:table-cell>
        </table:table-row>
        <table:table-row table:style-name="ro1">
          <table:table-cell office:value-type="float" office:value="1479494780" calcext:value-type="float">
            <text:p>1479494780</text:p>
          </table:table-cell>
          <table:table-cell table:formula="of:=[.A959]-[.$A$2]" office:value-type="float" office:value="5234" calcext:value-type="float">
            <text:p>5234</text:p>
          </table:table-cell>
          <table:table-cell table:formula="of:=[.B959]/60" office:value-type="float" office:value="87.2333333333333" calcext:value-type="float">
            <text:p>87,2333333333333</text:p>
          </table:table-cell>
          <table:table-cell office:value-type="float" office:value="3.876115" calcext:value-type="float">
            <text:p>3,876115</text:p>
          </table:table-cell>
          <table:table-cell table:formula="of:=[.D959]-3.866" office:value-type="float" office:value="0.0101149999999999" calcext:value-type="float">
            <text:p>0,010115</text:p>
          </table:table-cell>
          <table:table-cell table:formula="of:=AVERAGE([.E936:.E959])" office:value-type="float" office:value="0.0368452916666665" calcext:value-type="float">
            <text:p>0,036845291666667</text:p>
          </table:table-cell>
        </table:table-row>
        <table:table-row table:style-name="ro1">
          <table:table-cell office:value-type="float" office:value="1479494785" calcext:value-type="float">
            <text:p>1479494785</text:p>
          </table:table-cell>
          <table:table-cell table:formula="of:=[.A960]-[.$A$2]" office:value-type="float" office:value="5239" calcext:value-type="float">
            <text:p>5239</text:p>
          </table:table-cell>
          <table:table-cell table:formula="of:=[.B960]/60" office:value-type="float" office:value="87.3166666666667" calcext:value-type="float">
            <text:p>87,3166666666667</text:p>
          </table:table-cell>
          <table:table-cell office:value-type="float" office:value="3.901714" calcext:value-type="float">
            <text:p>3,901714</text:p>
          </table:table-cell>
          <table:table-cell table:formula="of:=[.D960]-3.866" office:value-type="float" office:value="0.035714" calcext:value-type="float">
            <text:p>0,035714</text:p>
          </table:table-cell>
          <table:table-cell table:formula="of:=AVERAGE([.E937:.E960])" office:value-type="float" office:value="0.0368029166666665" calcext:value-type="float">
            <text:p>0,036802916666667</text:p>
          </table:table-cell>
        </table:table-row>
        <table:table-row table:style-name="ro1">
          <table:table-cell office:value-type="float" office:value="1479494790" calcext:value-type="float">
            <text:p>1479494790</text:p>
          </table:table-cell>
          <table:table-cell table:formula="of:=[.A961]-[.$A$2]" office:value-type="float" office:value="5244" calcext:value-type="float">
            <text:p>5244</text:p>
          </table:table-cell>
          <table:table-cell table:formula="of:=[.B961]/60" office:value-type="float" office:value="87.4" calcext:value-type="float">
            <text:p>87,4</text:p>
          </table:table-cell>
          <table:table-cell office:value-type="float" office:value="3.919324" calcext:value-type="float">
            <text:p>3,919324</text:p>
          </table:table-cell>
          <table:table-cell table:formula="of:=[.D961]-3.866" office:value-type="float" office:value="0.0533239999999999" calcext:value-type="float">
            <text:p>0,053324</text:p>
          </table:table-cell>
          <table:table-cell table:formula="of:=AVERAGE([.E938:.E961])" office:value-type="float" office:value="0.0389629166666665" calcext:value-type="float">
            <text:p>0,038962916666667</text:p>
          </table:table-cell>
        </table:table-row>
        <table:table-row table:style-name="ro1">
          <table:table-cell office:value-type="float" office:value="1479494796" calcext:value-type="float">
            <text:p>1479494796</text:p>
          </table:table-cell>
          <table:table-cell table:formula="of:=[.A962]-[.$A$2]" office:value-type="float" office:value="5250" calcext:value-type="float">
            <text:p>5250</text:p>
          </table:table-cell>
          <table:table-cell table:formula="of:=[.B962]/60" office:value-type="float" office:value="87.5" calcext:value-type="float">
            <text:p>87,5</text:p>
          </table:table-cell>
          <table:table-cell office:value-type="float" office:value="3.881776" calcext:value-type="float">
            <text:p>3,881776</text:p>
          </table:table-cell>
          <table:table-cell table:formula="of:=[.D962]-3.866" office:value-type="float" office:value="0.0157759999999998" calcext:value-type="float">
            <text:p>0,015776</text:p>
          </table:table-cell>
          <table:table-cell table:formula="of:=AVERAGE([.E939:.E962])" office:value-type="float" office:value="0.0353568749999998" calcext:value-type="float">
            <text:p>0,035356875</text:p>
          </table:table-cell>
        </table:table-row>
        <table:table-row table:style-name="ro1">
          <table:table-cell office:value-type="float" office:value="1479494801" calcext:value-type="float">
            <text:p>1479494801</text:p>
          </table:table-cell>
          <table:table-cell table:formula="of:=[.A963]-[.$A$2]" office:value-type="float" office:value="5255" calcext:value-type="float">
            <text:p>5255</text:p>
          </table:table-cell>
          <table:table-cell table:formula="of:=[.B963]/60" office:value-type="float" office:value="87.5833333333333" calcext:value-type="float">
            <text:p>87,5833333333333</text:p>
          </table:table-cell>
          <table:table-cell office:value-type="float" office:value="3.912222" calcext:value-type="float">
            <text:p>3,912222</text:p>
          </table:table-cell>
          <table:table-cell table:formula="of:=[.D963]-3.866" office:value-type="float" office:value="0.0462219999999998" calcext:value-type="float">
            <text:p>0,046222</text:p>
          </table:table-cell>
          <table:table-cell table:formula="of:=AVERAGE([.E940:.E963])" office:value-type="float" office:value="0.0354911249999998" calcext:value-type="float">
            <text:p>0,035491125</text:p>
          </table:table-cell>
        </table:table-row>
        <table:table-row table:style-name="ro1">
          <table:table-cell office:value-type="float" office:value="1479494806" calcext:value-type="float">
            <text:p>1479494806</text:p>
          </table:table-cell>
          <table:table-cell table:formula="of:=[.A964]-[.$A$2]" office:value-type="float" office:value="5260" calcext:value-type="float">
            <text:p>5260</text:p>
          </table:table-cell>
          <table:table-cell table:formula="of:=[.B964]/60" office:value-type="float" office:value="87.6666666666667" calcext:value-type="float">
            <text:p>87,6666666666667</text:p>
          </table:table-cell>
          <table:table-cell office:value-type="float" office:value="3.903473" calcext:value-type="float">
            <text:p>3,903473</text:p>
          </table:table-cell>
          <table:table-cell table:formula="of:=[.D964]-3.866" office:value-type="float" office:value="0.0374729999999999" calcext:value-type="float">
            <text:p>0,037473</text:p>
          </table:table-cell>
          <table:table-cell table:formula="of:=AVERAGE([.E941:.E964])" office:value-type="float" office:value="0.0369824166666665" calcext:value-type="float">
            <text:p>0,036982416666667</text:p>
          </table:table-cell>
        </table:table-row>
        <table:table-row table:style-name="ro1">
          <table:table-cell office:value-type="float" office:value="1479494811" calcext:value-type="float">
            <text:p>1479494811</text:p>
          </table:table-cell>
          <table:table-cell table:formula="of:=[.A965]-[.$A$2]" office:value-type="float" office:value="5265" calcext:value-type="float">
            <text:p>5265</text:p>
          </table:table-cell>
          <table:table-cell table:formula="of:=[.B965]/60" office:value-type="float" office:value="87.75" calcext:value-type="float">
            <text:p>87,75</text:p>
          </table:table-cell>
          <table:table-cell office:value-type="float" office:value="3.870167" calcext:value-type="float">
            <text:p>3,870167</text:p>
          </table:table-cell>
          <table:table-cell table:formula="of:=[.D965]-3.866" office:value-type="float" office:value="0.00416699999999981" calcext:value-type="float">
            <text:p>0,004167</text:p>
          </table:table-cell>
          <table:table-cell table:formula="of:=AVERAGE([.E942:.E965])" office:value-type="float" office:value="0.0350613333333332" calcext:value-type="float">
            <text:p>0,035061333333333</text:p>
          </table:table-cell>
        </table:table-row>
        <table:table-row table:style-name="ro1">
          <table:table-cell office:value-type="float" office:value="1479494816" calcext:value-type="float">
            <text:p>1479494816</text:p>
          </table:table-cell>
          <table:table-cell table:formula="of:=[.A966]-[.$A$2]" office:value-type="float" office:value="5270" calcext:value-type="float">
            <text:p>5270</text:p>
          </table:table-cell>
          <table:table-cell table:formula="of:=[.B966]/60" office:value-type="float" office:value="87.8333333333333" calcext:value-type="float">
            <text:p>87,8333333333333</text:p>
          </table:table-cell>
          <table:table-cell office:value-type="float" office:value="3.901312" calcext:value-type="float">
            <text:p>3,901312</text:p>
          </table:table-cell>
          <table:table-cell table:formula="of:=[.D966]-3.866" office:value-type="float" office:value="0.0353119999999998" calcext:value-type="float">
            <text:p>0,035312</text:p>
          </table:table-cell>
          <table:table-cell table:formula="of:=AVERAGE([.E943:.E966])" office:value-type="float" office:value="0.0347282083333332" calcext:value-type="float">
            <text:p>0,034728208333333</text:p>
          </table:table-cell>
        </table:table-row>
        <table:table-row table:style-name="ro1">
          <table:table-cell office:value-type="float" office:value="1479494822" calcext:value-type="float">
            <text:p>1479494822</text:p>
          </table:table-cell>
          <table:table-cell table:formula="of:=[.A967]-[.$A$2]" office:value-type="float" office:value="5276" calcext:value-type="float">
            <text:p>5276</text:p>
          </table:table-cell>
          <table:table-cell table:formula="of:=[.B967]/60" office:value-type="float" office:value="87.9333333333333" calcext:value-type="float">
            <text:p>87,9333333333333</text:p>
          </table:table-cell>
          <table:table-cell office:value-type="float" office:value="3.898935" calcext:value-type="float">
            <text:p>3,898935</text:p>
          </table:table-cell>
          <table:table-cell table:formula="of:=[.D967]-3.866" office:value-type="float" office:value="0.0329349999999997" calcext:value-type="float">
            <text:p>0,032935</text:p>
          </table:table-cell>
          <table:table-cell table:formula="of:=AVERAGE([.E944:.E967])" office:value-type="float" office:value="0.0350434999999998" calcext:value-type="float">
            <text:p>0,0350435</text:p>
          </table:table-cell>
        </table:table-row>
        <table:table-row table:style-name="ro1">
          <table:table-cell office:value-type="float" office:value="1479494827" calcext:value-type="float">
            <text:p>1479494827</text:p>
          </table:table-cell>
          <table:table-cell table:formula="of:=[.A968]-[.$A$2]" office:value-type="float" office:value="5281" calcext:value-type="float">
            <text:p>5281</text:p>
          </table:table-cell>
          <table:table-cell table:formula="of:=[.B968]/60" office:value-type="float" office:value="88.0166666666667" calcext:value-type="float">
            <text:p>88,0166666666667</text:p>
          </table:table-cell>
          <table:table-cell office:value-type="float" office:value="3.86768" calcext:value-type="float">
            <text:p>3,86768</text:p>
          </table:table-cell>
          <table:table-cell table:formula="of:=[.D968]-3.866" office:value-type="float" office:value="0.0016799999999999" calcext:value-type="float">
            <text:p>0,00168</text:p>
          </table:table-cell>
          <table:table-cell table:formula="of:=AVERAGE([.E945:.E968])" office:value-type="float" office:value="0.0316272083333332" calcext:value-type="float">
            <text:p>0,031627208333333</text:p>
          </table:table-cell>
        </table:table-row>
        <table:table-row table:style-name="ro1">
          <table:table-cell office:value-type="float" office:value="1479494832" calcext:value-type="float">
            <text:p>1479494832</text:p>
          </table:table-cell>
          <table:table-cell table:formula="of:=[.A969]-[.$A$2]" office:value-type="float" office:value="5286" calcext:value-type="float">
            <text:p>5286</text:p>
          </table:table-cell>
          <table:table-cell table:formula="of:=[.B969]/60" office:value-type="float" office:value="88.1" calcext:value-type="float">
            <text:p>88,1</text:p>
          </table:table-cell>
          <table:table-cell office:value-type="float" office:value="3.899253" calcext:value-type="float">
            <text:p>3,899253</text:p>
          </table:table-cell>
          <table:table-cell table:formula="of:=[.D969]-3.866" office:value-type="float" office:value="0.0332529999999998" calcext:value-type="float">
            <text:p>0,033253</text:p>
          </table:table-cell>
          <table:table-cell table:formula="of:=AVERAGE([.E946:.E969])" office:value-type="float" office:value="0.0308639583333332" calcext:value-type="float">
            <text:p>0,030863958333333</text:p>
          </table:table-cell>
        </table:table-row>
        <table:table-row table:style-name="ro1">
          <table:table-cell office:value-type="float" office:value="1479494837" calcext:value-type="float">
            <text:p>1479494837</text:p>
          </table:table-cell>
          <table:table-cell table:formula="of:=[.A970]-[.$A$2]" office:value-type="float" office:value="5291" calcext:value-type="float">
            <text:p>5291</text:p>
          </table:table-cell>
          <table:table-cell table:formula="of:=[.B970]/60" office:value-type="float" office:value="88.1833333333333" calcext:value-type="float">
            <text:p>88,1833333333333</text:p>
          </table:table-cell>
          <table:table-cell office:value-type="float" office:value="3.896189" calcext:value-type="float">
            <text:p>3,896189</text:p>
          </table:table-cell>
          <table:table-cell table:formula="of:=[.D970]-3.866" office:value-type="float" office:value="0.030189" calcext:value-type="float">
            <text:p>0,030189</text:p>
          </table:table-cell>
          <table:table-cell table:formula="of:=AVERAGE([.E947:.E970])" office:value-type="float" office:value="0.0314871249999999" calcext:value-type="float">
            <text:p>0,031487125</text:p>
          </table:table-cell>
        </table:table-row>
        <table:table-row table:style-name="ro1">
          <table:table-cell office:value-type="float" office:value="1479494843" calcext:value-type="float">
            <text:p>1479494843</text:p>
          </table:table-cell>
          <table:table-cell table:formula="of:=[.A971]-[.$A$2]" office:value-type="float" office:value="5297" calcext:value-type="float">
            <text:p>5297</text:p>
          </table:table-cell>
          <table:table-cell table:formula="of:=[.B971]/60" office:value-type="float" office:value="88.2833333333333" calcext:value-type="float">
            <text:p>88,2833333333333</text:p>
          </table:table-cell>
          <table:table-cell office:value-type="float" office:value="3.867626" calcext:value-type="float">
            <text:p>3,867626</text:p>
          </table:table-cell>
          <table:table-cell table:formula="of:=[.D971]-3.866" office:value-type="float" office:value="0.00162599999999991" calcext:value-type="float">
            <text:p>0,001626</text:p>
          </table:table-cell>
          <table:table-cell table:formula="of:=AVERAGE([.E948:.E971])" office:value-type="float" office:value="0.0309863333333332" calcext:value-type="float">
            <text:p>0,030986333333333</text:p>
          </table:table-cell>
        </table:table-row>
        <table:table-row table:style-name="ro1">
          <table:table-cell office:value-type="float" office:value="1479494848" calcext:value-type="float">
            <text:p>1479494848</text:p>
          </table:table-cell>
          <table:table-cell table:formula="of:=[.A972]-[.$A$2]" office:value-type="float" office:value="5302" calcext:value-type="float">
            <text:p>5302</text:p>
          </table:table-cell>
          <table:table-cell table:formula="of:=[.B972]/60" office:value-type="float" office:value="88.3666666666667" calcext:value-type="float">
            <text:p>88,3666666666667</text:p>
          </table:table-cell>
          <table:table-cell office:value-type="float" office:value="3.898567" calcext:value-type="float">
            <text:p>3,898567</text:p>
          </table:table-cell>
          <table:table-cell table:formula="of:=[.D972]-3.866" office:value-type="float" office:value="0.0325669999999998" calcext:value-type="float">
            <text:p>0,032567</text:p>
          </table:table-cell>
          <table:table-cell table:formula="of:=AVERAGE([.E949:.E972])" office:value-type="float" office:value="0.0306656249999998" calcext:value-type="float">
            <text:p>0,030665625</text:p>
          </table:table-cell>
        </table:table-row>
        <table:table-row table:style-name="ro1">
          <table:table-cell office:value-type="float" office:value="1479494853" calcext:value-type="float">
            <text:p>1479494853</text:p>
          </table:table-cell>
          <table:table-cell table:formula="of:=[.A973]-[.$A$2]" office:value-type="float" office:value="5307" calcext:value-type="float">
            <text:p>5307</text:p>
          </table:table-cell>
          <table:table-cell table:formula="of:=[.B973]/60" office:value-type="float" office:value="88.45" calcext:value-type="float">
            <text:p>88,45</text:p>
          </table:table-cell>
          <table:table-cell office:value-type="float" office:value="3.905978" calcext:value-type="float">
            <text:p>3,905978</text:p>
          </table:table-cell>
          <table:table-cell table:formula="of:=[.D973]-3.866" office:value-type="float" office:value="0.0399780000000001" calcext:value-type="float">
            <text:p>0,039978</text:p>
          </table:table-cell>
          <table:table-cell table:formula="of:=AVERAGE([.E950:.E973])" office:value-type="float" office:value="0.0307104999999999" calcext:value-type="float">
            <text:p>0,0307105</text:p>
          </table:table-cell>
        </table:table-row>
        <table:table-row table:style-name="ro1">
          <table:table-cell office:value-type="float" office:value="1479494858" calcext:value-type="float">
            <text:p>1479494858</text:p>
          </table:table-cell>
          <table:table-cell table:formula="of:=[.A974]-[.$A$2]" office:value-type="float" office:value="5312" calcext:value-type="float">
            <text:p>5312</text:p>
          </table:table-cell>
          <table:table-cell table:formula="of:=[.B974]/60" office:value-type="float" office:value="88.5333333333333" calcext:value-type="float">
            <text:p>88,5333333333333</text:p>
          </table:table-cell>
          <table:table-cell office:value-type="float" office:value="3.867476" calcext:value-type="float">
            <text:p>3,867476</text:p>
          </table:table-cell>
          <table:table-cell table:formula="of:=[.D974]-3.866" office:value-type="float" office:value="0.00147599999999981" calcext:value-type="float">
            <text:p>0,001476</text:p>
          </table:table-cell>
          <table:table-cell table:formula="of:=AVERAGE([.E951:.E974])" office:value-type="float" office:value="0.0291098749999999" calcext:value-type="float">
            <text:p>0,029109875</text:p>
          </table:table-cell>
        </table:table-row>
        <table:table-row table:style-name="ro1">
          <table:table-cell office:value-type="float" office:value="1479494863" calcext:value-type="float">
            <text:p>1479494863</text:p>
          </table:table-cell>
          <table:table-cell table:formula="of:=[.A975]-[.$A$2]" office:value-type="float" office:value="5317" calcext:value-type="float">
            <text:p>5317</text:p>
          </table:table-cell>
          <table:table-cell table:formula="of:=[.B975]/60" office:value-type="float" office:value="88.6166666666667" calcext:value-type="float">
            <text:p>88,6166666666667</text:p>
          </table:table-cell>
          <table:table-cell office:value-type="float" office:value="3.901129" calcext:value-type="float">
            <text:p>3,901129</text:p>
          </table:table-cell>
          <table:table-cell table:formula="of:=[.D975]-3.866" office:value-type="float" office:value="0.035129" calcext:value-type="float">
            <text:p>0,035129</text:p>
          </table:table-cell>
          <table:table-cell table:formula="of:=AVERAGE([.E952:.E975])" office:value-type="float" office:value="0.0288064166666665" calcext:value-type="float">
            <text:p>0,028806416666667</text:p>
          </table:table-cell>
        </table:table-row>
        <table:table-row table:style-name="ro1">
          <table:table-cell office:value-type="float" office:value="1479494869" calcext:value-type="float">
            <text:p>1479494869</text:p>
          </table:table-cell>
          <table:table-cell table:formula="of:=[.A976]-[.$A$2]" office:value-type="float" office:value="5323" calcext:value-type="float">
            <text:p>5323</text:p>
          </table:table-cell>
          <table:table-cell table:formula="of:=[.B976]/60" office:value-type="float" office:value="88.7166666666667" calcext:value-type="float">
            <text:p>88,7166666666667</text:p>
          </table:table-cell>
          <table:table-cell office:value-type="float" office:value="3.903645" calcext:value-type="float">
            <text:p>3,903645</text:p>
          </table:table-cell>
          <table:table-cell table:formula="of:=[.D976]-3.866" office:value-type="float" office:value="0.0376449999999999" calcext:value-type="float">
            <text:p>0,037645</text:p>
          </table:table-cell>
          <table:table-cell table:formula="of:=AVERAGE([.E953:.E976])" office:value-type="float" office:value="0.0286396249999999" calcext:value-type="float">
            <text:p>0,028639625</text:p>
          </table:table-cell>
        </table:table-row>
        <table:table-row table:style-name="ro1">
          <table:table-cell office:value-type="float" office:value="1479494874" calcext:value-type="float">
            <text:p>1479494874</text:p>
          </table:table-cell>
          <table:table-cell table:formula="of:=[.A977]-[.$A$2]" office:value-type="float" office:value="5328" calcext:value-type="float">
            <text:p>5328</text:p>
          </table:table-cell>
          <table:table-cell table:formula="of:=[.B977]/60" office:value-type="float" office:value="88.8" calcext:value-type="float">
            <text:p>88,8</text:p>
          </table:table-cell>
          <table:table-cell office:value-type="float" office:value="3.867612" calcext:value-type="float">
            <text:p>3,867612</text:p>
          </table:table-cell>
          <table:table-cell table:formula="of:=[.D977]-3.866" office:value-type="float" office:value="0.00161199999999972" calcext:value-type="float">
            <text:p>0,001612</text:p>
          </table:table-cell>
          <table:table-cell table:formula="of:=AVERAGE([.E954:.E977])" office:value-type="float" office:value="0.0280101666666665" calcext:value-type="float">
            <text:p>0,028010166666667</text:p>
          </table:table-cell>
        </table:table-row>
        <table:table-row table:style-name="ro1">
          <table:table-cell office:value-type="float" office:value="1479494879" calcext:value-type="float">
            <text:p>1479494879</text:p>
          </table:table-cell>
          <table:table-cell table:formula="of:=[.A978]-[.$A$2]" office:value-type="float" office:value="5333" calcext:value-type="float">
            <text:p>5333</text:p>
          </table:table-cell>
          <table:table-cell table:formula="of:=[.B978]/60" office:value-type="float" office:value="88.8833333333333" calcext:value-type="float">
            <text:p>88,8833333333333</text:p>
          </table:table-cell>
          <table:table-cell office:value-type="float" office:value="3.891868" calcext:value-type="float">
            <text:p>3,891868</text:p>
          </table:table-cell>
          <table:table-cell table:formula="of:=[.D978]-3.866" office:value-type="float" office:value="0.025868" calcext:value-type="float">
            <text:p>0,025868</text:p>
          </table:table-cell>
          <table:table-cell table:formula="of:=AVERAGE([.E955:.E978])" office:value-type="float" office:value="0.0274713749999999" calcext:value-type="float">
            <text:p>0,027471375</text:p>
          </table:table-cell>
        </table:table-row>
        <table:table-row table:style-name="ro1">
          <table:table-cell office:value-type="float" office:value="1479494884" calcext:value-type="float">
            <text:p>1479494884</text:p>
          </table:table-cell>
          <table:table-cell table:formula="of:=[.A979]-[.$A$2]" office:value-type="float" office:value="5338" calcext:value-type="float">
            <text:p>5338</text:p>
          </table:table-cell>
          <table:table-cell table:formula="of:=[.B979]/60" office:value-type="float" office:value="88.9666666666667" calcext:value-type="float">
            <text:p>88,9666666666667</text:p>
          </table:table-cell>
          <table:table-cell office:value-type="float" office:value="3.904111" calcext:value-type="float">
            <text:p>3,904111</text:p>
          </table:table-cell>
          <table:table-cell table:formula="of:=[.D979]-3.866" office:value-type="float" office:value="0.0381109999999998" calcext:value-type="float">
            <text:p>0,038111</text:p>
          </table:table-cell>
          <table:table-cell table:formula="of:=AVERAGE([.E956:.E979])" office:value-type="float" office:value="0.0272145416666665" calcext:value-type="float">
            <text:p>0,027214541666667</text:p>
          </table:table-cell>
        </table:table-row>
        <table:table-row table:style-name="ro1">
          <table:table-cell office:value-type="float" office:value="1479494890" calcext:value-type="float">
            <text:p>1479494890</text:p>
          </table:table-cell>
          <table:table-cell table:formula="of:=[.A980]-[.$A$2]" office:value-type="float" office:value="5344" calcext:value-type="float">
            <text:p>5344</text:p>
          </table:table-cell>
          <table:table-cell table:formula="of:=[.B980]/60" office:value-type="float" office:value="89.0666666666667" calcext:value-type="float">
            <text:p>89,0666666666667</text:p>
          </table:table-cell>
          <table:table-cell office:value-type="float" office:value="3.867728" calcext:value-type="float">
            <text:p>3,867728</text:p>
          </table:table-cell>
          <table:table-cell table:formula="of:=[.D980]-3.866" office:value-type="float" office:value="0.00172799999999995" calcext:value-type="float">
            <text:p>0,001728</text:p>
          </table:table-cell>
          <table:table-cell table:formula="of:=AVERAGE([.E957:.E980])" office:value-type="float" office:value="0.0269351666666665" calcext:value-type="float">
            <text:p>0,026935166666667</text:p>
          </table:table-cell>
        </table:table-row>
        <table:table-row table:style-name="ro1">
          <table:table-cell office:value-type="float" office:value="1479494895" calcext:value-type="float">
            <text:p>1479494895</text:p>
          </table:table-cell>
          <table:table-cell table:formula="of:=[.A981]-[.$A$2]" office:value-type="float" office:value="5349" calcext:value-type="float">
            <text:p>5349</text:p>
          </table:table-cell>
          <table:table-cell table:formula="of:=[.B981]/60" office:value-type="float" office:value="89.15" calcext:value-type="float">
            <text:p>89,15</text:p>
          </table:table-cell>
          <table:table-cell office:value-type="float" office:value="3.910439" calcext:value-type="float">
            <text:p>3,910439</text:p>
          </table:table-cell>
          <table:table-cell table:formula="of:=[.D981]-3.866" office:value-type="float" office:value="0.0444390000000001" calcext:value-type="float">
            <text:p>0,044439</text:p>
          </table:table-cell>
          <table:table-cell table:formula="of:=AVERAGE([.E958:.E981])" office:value-type="float" office:value="0.0269074166666666" calcext:value-type="float">
            <text:p>0,026907416666667</text:p>
          </table:table-cell>
        </table:table-row>
        <table:table-row table:style-name="ro1">
          <table:table-cell office:value-type="float" office:value="1479494900" calcext:value-type="float">
            <text:p>1479494900</text:p>
          </table:table-cell>
          <table:table-cell table:formula="of:=[.A982]-[.$A$2]" office:value-type="float" office:value="5354" calcext:value-type="float">
            <text:p>5354</text:p>
          </table:table-cell>
          <table:table-cell table:formula="of:=[.B982]/60" office:value-type="float" office:value="89.2333333333333" calcext:value-type="float">
            <text:p>89,2333333333333</text:p>
          </table:table-cell>
          <table:table-cell office:value-type="float" office:value="3.91621" calcext:value-type="float">
            <text:p>3,91621</text:p>
          </table:table-cell>
          <table:table-cell table:formula="of:=[.D982]-3.866" office:value-type="float" office:value="0.0502099999999999" calcext:value-type="float">
            <text:p>0,05021</text:p>
          </table:table-cell>
          <table:table-cell table:formula="of:=AVERAGE([.E959:.E982])" office:value-type="float" office:value="0.0269395416666665" calcext:value-type="float">
            <text:p>0,026939541666667</text:p>
          </table:table-cell>
        </table:table-row>
        <table:table-row table:style-name="ro1">
          <table:table-cell office:value-type="float" office:value="1479494905" calcext:value-type="float">
            <text:p>1479494905</text:p>
          </table:table-cell>
          <table:table-cell table:formula="of:=[.A983]-[.$A$2]" office:value-type="float" office:value="5359" calcext:value-type="float">
            <text:p>5359</text:p>
          </table:table-cell>
          <table:table-cell table:formula="of:=[.B983]/60" office:value-type="float" office:value="89.3166666666667" calcext:value-type="float">
            <text:p>89,3166666666667</text:p>
          </table:table-cell>
          <table:table-cell office:value-type="float" office:value="3.867595" calcext:value-type="float">
            <text:p>3,867595</text:p>
          </table:table-cell>
          <table:table-cell table:formula="of:=[.D983]-3.866" office:value-type="float" office:value="0.00159500000000001" calcext:value-type="float">
            <text:p>0,001595</text:p>
          </table:table-cell>
          <table:table-cell table:formula="of:=AVERAGE([.E960:.E983])" office:value-type="float" office:value="0.0265845416666666" calcext:value-type="float">
            <text:p>0,026584541666667</text:p>
          </table:table-cell>
        </table:table-row>
        <table:table-row table:style-name="ro1">
          <table:table-cell office:value-type="float" office:value="1479494910" calcext:value-type="float">
            <text:p>1479494910</text:p>
          </table:table-cell>
          <table:table-cell table:formula="of:=[.A984]-[.$A$2]" office:value-type="float" office:value="5364" calcext:value-type="float">
            <text:p>5364</text:p>
          </table:table-cell>
          <table:table-cell table:formula="of:=[.B984]/60" office:value-type="float" office:value="89.4" calcext:value-type="float">
            <text:p>89,4</text:p>
          </table:table-cell>
          <table:table-cell office:value-type="float" office:value="3.885824" calcext:value-type="float">
            <text:p>3,885824</text:p>
          </table:table-cell>
          <table:table-cell table:formula="of:=[.D984]-3.866" office:value-type="float" office:value="0.0198239999999998" calcext:value-type="float">
            <text:p>0,019824</text:p>
          </table:table-cell>
          <table:table-cell table:formula="of:=AVERAGE([.E961:.E984])" office:value-type="float" office:value="0.0259224583333332" calcext:value-type="float">
            <text:p>0,025922458333333</text:p>
          </table:table-cell>
        </table:table-row>
        <table:table-row table:style-name="ro1">
          <table:table-cell office:value-type="float" office:value="1479494916" calcext:value-type="float">
            <text:p>1479494916</text:p>
          </table:table-cell>
          <table:table-cell table:formula="of:=[.A985]-[.$A$2]" office:value-type="float" office:value="5370" calcext:value-type="float">
            <text:p>5370</text:p>
          </table:table-cell>
          <table:table-cell table:formula="of:=[.B985]/60" office:value-type="float" office:value="89.5" calcext:value-type="float">
            <text:p>89,5</text:p>
          </table:table-cell>
          <table:table-cell office:value-type="float" office:value="3.912316" calcext:value-type="float">
            <text:p>3,912316</text:p>
          </table:table-cell>
          <table:table-cell table:formula="of:=[.D985]-3.866" office:value-type="float" office:value="0.0463159999999996" calcext:value-type="float">
            <text:p>0,046316</text:p>
          </table:table-cell>
          <table:table-cell table:formula="of:=AVERAGE([.E962:.E985])" office:value-type="float" office:value="0.0256304583333332" calcext:value-type="float">
            <text:p>0,025630458333333</text:p>
          </table:table-cell>
        </table:table-row>
        <table:table-row table:style-name="ro1">
          <table:table-cell office:value-type="float" office:value="1479494921" calcext:value-type="float">
            <text:p>1479494921</text:p>
          </table:table-cell>
          <table:table-cell table:formula="of:=[.A986]-[.$A$2]" office:value-type="float" office:value="5375" calcext:value-type="float">
            <text:p>5375</text:p>
          </table:table-cell>
          <table:table-cell table:formula="of:=[.B986]/60" office:value-type="float" office:value="89.5833333333333" calcext:value-type="float">
            <text:p>89,5833333333333</text:p>
          </table:table-cell>
          <table:table-cell office:value-type="float" office:value="3.867614" calcext:value-type="float">
            <text:p>3,867614</text:p>
          </table:table-cell>
          <table:table-cell table:formula="of:=[.D986]-3.866" office:value-type="float" office:value="0.001614" calcext:value-type="float">
            <text:p>0,001614</text:p>
          </table:table-cell>
          <table:table-cell table:formula="of:=AVERAGE([.E963:.E986])" office:value-type="float" office:value="0.0250403749999999" calcext:value-type="float">
            <text:p>0,025040375</text:p>
          </table:table-cell>
        </table:table-row>
        <table:table-row table:style-name="ro1">
          <table:table-cell office:value-type="float" office:value="1479494926" calcext:value-type="float">
            <text:p>1479494926</text:p>
          </table:table-cell>
          <table:table-cell table:formula="of:=[.A987]-[.$A$2]" office:value-type="float" office:value="5380" calcext:value-type="float">
            <text:p>5380</text:p>
          </table:table-cell>
          <table:table-cell table:formula="of:=[.B987]/60" office:value-type="float" office:value="89.6666666666667" calcext:value-type="float">
            <text:p>89,6666666666667</text:p>
          </table:table-cell>
          <table:table-cell office:value-type="float" office:value="3.937522" calcext:value-type="float">
            <text:p>3,937522</text:p>
          </table:table-cell>
          <table:table-cell table:formula="of:=[.D987]-3.866" office:value-type="float" office:value="0.0715219999999999" calcext:value-type="float">
            <text:p>0,071522</text:p>
          </table:table-cell>
          <table:table-cell table:formula="of:=AVERAGE([.E964:.E987])" office:value-type="float" office:value="0.0260945416666665" calcext:value-type="float">
            <text:p>0,026094541666667</text:p>
          </table:table-cell>
        </table:table-row>
        <table:table-row table:style-name="ro1">
          <table:table-cell office:value-type="float" office:value="1479494932" calcext:value-type="float">
            <text:p>1479494932</text:p>
          </table:table-cell>
          <table:table-cell table:formula="of:=[.A988]-[.$A$2]" office:value-type="float" office:value="5386" calcext:value-type="float">
            <text:p>5386</text:p>
          </table:table-cell>
          <table:table-cell table:formula="of:=[.B988]/60" office:value-type="float" office:value="89.7666666666667" calcext:value-type="float">
            <text:p>89,7666666666667</text:p>
          </table:table-cell>
          <table:table-cell office:value-type="float" office:value="3.908345" calcext:value-type="float">
            <text:p>3,908345</text:p>
          </table:table-cell>
          <table:table-cell table:formula="of:=[.D988]-3.866" office:value-type="float" office:value="0.0423449999999996" calcext:value-type="float">
            <text:p>0,042345</text:p>
          </table:table-cell>
          <table:table-cell table:formula="of:=AVERAGE([.E965:.E988])" office:value-type="float" office:value="0.0262975416666665" calcext:value-type="float">
            <text:p>0,026297541666667</text:p>
          </table:table-cell>
        </table:table-row>
        <table:table-row table:style-name="ro1">
          <table:table-cell office:value-type="float" office:value="1479494937" calcext:value-type="float">
            <text:p>1479494937</text:p>
          </table:table-cell>
          <table:table-cell table:formula="of:=[.A989]-[.$A$2]" office:value-type="float" office:value="5391" calcext:value-type="float">
            <text:p>5391</text:p>
          </table:table-cell>
          <table:table-cell table:formula="of:=[.B989]/60" office:value-type="float" office:value="89.85" calcext:value-type="float">
            <text:p>89,85</text:p>
          </table:table-cell>
          <table:table-cell office:value-type="float" office:value="3.867668" calcext:value-type="float">
            <text:p>3,867668</text:p>
          </table:table-cell>
          <table:table-cell table:formula="of:=[.D989]-3.866" office:value-type="float" office:value="0.001668" calcext:value-type="float">
            <text:p>0,001668</text:p>
          </table:table-cell>
          <table:table-cell table:formula="of:=AVERAGE([.E966:.E989])" office:value-type="float" office:value="0.0261934166666665" calcext:value-type="float">
            <text:p>0,026193416666667</text:p>
          </table:table-cell>
        </table:table-row>
        <table:table-row table:style-name="ro1">
          <table:table-cell office:value-type="float" office:value="1479494942" calcext:value-type="float">
            <text:p>1479494942</text:p>
          </table:table-cell>
          <table:table-cell table:formula="of:=[.A990]-[.$A$2]" office:value-type="float" office:value="5396" calcext:value-type="float">
            <text:p>5396</text:p>
          </table:table-cell>
          <table:table-cell table:formula="of:=[.B990]/60" office:value-type="float" office:value="89.9333333333333" calcext:value-type="float">
            <text:p>89,9333333333333</text:p>
          </table:table-cell>
          <table:table-cell office:value-type="float" office:value="3.922993" calcext:value-type="float">
            <text:p>3,922993</text:p>
          </table:table-cell>
          <table:table-cell table:formula="of:=[.D990]-3.866" office:value-type="float" office:value="0.0569929999999999" calcext:value-type="float">
            <text:p>0,056993</text:p>
          </table:table-cell>
          <table:table-cell table:formula="of:=AVERAGE([.E967:.E990])" office:value-type="float" office:value="0.0270967916666665" calcext:value-type="float">
            <text:p>0,027096791666667</text:p>
          </table:table-cell>
        </table:table-row>
        <table:table-row table:style-name="ro1">
          <table:table-cell office:value-type="float" office:value="1479494947" calcext:value-type="float">
            <text:p>1479494947</text:p>
          </table:table-cell>
          <table:table-cell table:formula="of:=[.A991]-[.$A$2]" office:value-type="float" office:value="5401" calcext:value-type="float">
            <text:p>5401</text:p>
          </table:table-cell>
          <table:table-cell table:formula="of:=[.B991]/60" office:value-type="float" office:value="90.0166666666667" calcext:value-type="float">
            <text:p>90,0166666666667</text:p>
          </table:table-cell>
          <table:table-cell office:value-type="float" office:value="3.905587" calcext:value-type="float">
            <text:p>3,905587</text:p>
          </table:table-cell>
          <table:table-cell table:formula="of:=[.D991]-3.866" office:value-type="float" office:value="0.0395869999999996" calcext:value-type="float">
            <text:p>0,039587</text:p>
          </table:table-cell>
          <table:table-cell table:formula="of:=AVERAGE([.E968:.E991])" office:value-type="float" office:value="0.0273739583333332" calcext:value-type="float">
            <text:p>0,027373958333333</text:p>
          </table:table-cell>
        </table:table-row>
        <table:table-row table:style-name="ro1">
          <table:table-cell office:value-type="float" office:value="1479494953" calcext:value-type="float">
            <text:p>1479494953</text:p>
          </table:table-cell>
          <table:table-cell table:formula="of:=[.A992]-[.$A$2]" office:value-type="float" office:value="5407" calcext:value-type="float">
            <text:p>5407</text:p>
          </table:table-cell>
          <table:table-cell table:formula="of:=[.B992]/60" office:value-type="float" office:value="90.1166666666667" calcext:value-type="float">
            <text:p>90,1166666666667</text:p>
          </table:table-cell>
          <table:table-cell office:value-type="float" office:value="3.867678" calcext:value-type="float">
            <text:p>3,867678</text:p>
          </table:table-cell>
          <table:table-cell table:formula="of:=[.D992]-3.866" office:value-type="float" office:value="0.00167799999999962" calcext:value-type="float">
            <text:p>0,001678</text:p>
          </table:table-cell>
          <table:table-cell table:formula="of:=AVERAGE([.E969:.E992])" office:value-type="float" office:value="0.0273738749999999" calcext:value-type="float">
            <text:p>0,027373875</text:p>
          </table:table-cell>
        </table:table-row>
        <table:table-row table:style-name="ro1">
          <table:table-cell office:value-type="float" office:value="1479494958" calcext:value-type="float">
            <text:p>1479494958</text:p>
          </table:table-cell>
          <table:table-cell table:formula="of:=[.A993]-[.$A$2]" office:value-type="float" office:value="5412" calcext:value-type="float">
            <text:p>5412</text:p>
          </table:table-cell>
          <table:table-cell table:formula="of:=[.B993]/60" office:value-type="float" office:value="90.2" calcext:value-type="float">
            <text:p>90,2</text:p>
          </table:table-cell>
          <table:table-cell office:value-type="float" office:value="4.015372" calcext:value-type="float">
            <text:p>4,015372</text:p>
          </table:table-cell>
          <table:table-cell table:formula="of:=[.D993]-3.866" office:value-type="float" office:value="0.149372" calcext:value-type="float">
            <text:p>0,149372</text:p>
          </table:table-cell>
          <table:table-cell table:formula="of:=AVERAGE([.E970:.E993])" office:value-type="float" office:value="0.0322121666666665" calcext:value-type="float">
            <text:p>0,032212166666667</text:p>
          </table:table-cell>
        </table:table-row>
        <table:table-row table:style-name="ro1">
          <table:table-cell office:value-type="float" office:value="1479494963" calcext:value-type="float">
            <text:p>1479494963</text:p>
          </table:table-cell>
          <table:table-cell table:formula="of:=[.A994]-[.$A$2]" office:value-type="float" office:value="5417" calcext:value-type="float">
            <text:p>5417</text:p>
          </table:table-cell>
          <table:table-cell table:formula="of:=[.B994]/60" office:value-type="float" office:value="90.2833333333333" calcext:value-type="float">
            <text:p>90,2833333333333</text:p>
          </table:table-cell>
          <table:table-cell office:value-type="float" office:value="3.900373" calcext:value-type="float">
            <text:p>3,900373</text:p>
          </table:table-cell>
          <table:table-cell table:formula="of:=[.D994]-3.866" office:value-type="float" office:value="0.034373" calcext:value-type="float">
            <text:p>0,034373</text:p>
          </table:table-cell>
          <table:table-cell table:formula="of:=AVERAGE([.E971:.E994])" office:value-type="float" office:value="0.0323864999999999" calcext:value-type="float">
            <text:p>0,0323865</text:p>
          </table:table-cell>
        </table:table-row>
        <table:table-row table:style-name="ro1">
          <table:table-cell office:value-type="float" office:value="1479494968" calcext:value-type="float">
            <text:p>1479494968</text:p>
          </table:table-cell>
          <table:table-cell table:formula="of:=[.A995]-[.$A$2]" office:value-type="float" office:value="5422" calcext:value-type="float">
            <text:p>5422</text:p>
          </table:table-cell>
          <table:table-cell table:formula="of:=[.B995]/60" office:value-type="float" office:value="90.3666666666667" calcext:value-type="float">
            <text:p>90,3666666666667</text:p>
          </table:table-cell>
          <table:table-cell office:value-type="float" office:value="3.867516" calcext:value-type="float">
            <text:p>3,867516</text:p>
          </table:table-cell>
          <table:table-cell table:formula="of:=[.D995]-3.866" office:value-type="float" office:value="0.00151600000000007" calcext:value-type="float">
            <text:p>0,001516</text:p>
          </table:table-cell>
          <table:table-cell table:formula="of:=AVERAGE([.E972:.E995])" office:value-type="float" office:value="0.0323819166666665" calcext:value-type="float">
            <text:p>0,032381916666667</text:p>
          </table:table-cell>
        </table:table-row>
        <table:table-row table:style-name="ro1">
          <table:table-cell office:value-type="float" office:value="1479494973" calcext:value-type="float">
            <text:p>1479494973</text:p>
          </table:table-cell>
          <table:table-cell table:formula="of:=[.A996]-[.$A$2]" office:value-type="float" office:value="5427" calcext:value-type="float">
            <text:p>5427</text:p>
          </table:table-cell>
          <table:table-cell table:formula="of:=[.B996]/60" office:value-type="float" office:value="90.45" calcext:value-type="float">
            <text:p>90,45</text:p>
          </table:table-cell>
          <table:table-cell office:value-type="float" office:value="3.910528" calcext:value-type="float">
            <text:p>3,910528</text:p>
          </table:table-cell>
          <table:table-cell table:formula="of:=[.D996]-3.866" office:value-type="float" office:value="0.0445280000000001" calcext:value-type="float">
            <text:p>0,044528</text:p>
          </table:table-cell>
          <table:table-cell table:formula="of:=AVERAGE([.E973:.E996])" office:value-type="float" office:value="0.0328802916666666" calcext:value-type="float">
            <text:p>0,032880291666667</text:p>
          </table:table-cell>
        </table:table-row>
        <table:table-row table:style-name="ro1">
          <table:table-cell office:value-type="float" office:value="1479494979" calcext:value-type="float">
            <text:p>1479494979</text:p>
          </table:table-cell>
          <table:table-cell table:formula="of:=[.A997]-[.$A$2]" office:value-type="float" office:value="5433" calcext:value-type="float">
            <text:p>5433</text:p>
          </table:table-cell>
          <table:table-cell table:formula="of:=[.B997]/60" office:value-type="float" office:value="90.55" calcext:value-type="float">
            <text:p>90,55</text:p>
          </table:table-cell>
          <table:table-cell office:value-type="float" office:value="3.903885" calcext:value-type="float">
            <text:p>3,903885</text:p>
          </table:table-cell>
          <table:table-cell table:formula="of:=[.D997]-3.866" office:value-type="float" office:value="0.0378849999999997" calcext:value-type="float">
            <text:p>0,037885</text:p>
          </table:table-cell>
          <table:table-cell table:formula="of:=AVERAGE([.E974:.E997])" office:value-type="float" office:value="0.0327930833333332" calcext:value-type="float">
            <text:p>0,032793083333333</text:p>
          </table:table-cell>
        </table:table-row>
        <table:table-row table:style-name="ro1">
          <table:table-cell office:value-type="float" office:value="1479494984" calcext:value-type="float">
            <text:p>1479494984</text:p>
          </table:table-cell>
          <table:table-cell table:formula="of:=[.A998]-[.$A$2]" office:value-type="float" office:value="5438" calcext:value-type="float">
            <text:p>5438</text:p>
          </table:table-cell>
          <table:table-cell table:formula="of:=[.B998]/60" office:value-type="float" office:value="90.6333333333333" calcext:value-type="float">
            <text:p>90,6333333333333</text:p>
          </table:table-cell>
          <table:table-cell office:value-type="float" office:value="3.911482" calcext:value-type="float">
            <text:p>3,911482</text:p>
          </table:table-cell>
          <table:table-cell table:formula="of:=[.D998]-3.866" office:value-type="float" office:value="0.0454819999999998" calcext:value-type="float">
            <text:p>0,045482</text:p>
          </table:table-cell>
          <table:table-cell table:formula="of:=AVERAGE([.E975:.E998])" office:value-type="float" office:value="0.0346266666666665" calcext:value-type="float">
            <text:p>0,034626666666667</text:p>
          </table:table-cell>
        </table:table-row>
        <table:table-row table:style-name="ro1">
          <table:table-cell office:value-type="float" office:value="1479494989" calcext:value-type="float">
            <text:p>1479494989</text:p>
          </table:table-cell>
          <table:table-cell table:formula="of:=[.A999]-[.$A$2]" office:value-type="float" office:value="5443" calcext:value-type="float">
            <text:p>5443</text:p>
          </table:table-cell>
          <table:table-cell table:formula="of:=[.B999]/60" office:value-type="float" office:value="90.7166666666667" calcext:value-type="float">
            <text:p>90,7166666666667</text:p>
          </table:table-cell>
          <table:table-cell office:value-type="float" office:value="3.878562" calcext:value-type="float">
            <text:p>3,878562</text:p>
          </table:table-cell>
          <table:table-cell table:formula="of:=[.D999]-3.866" office:value-type="float" office:value="0.012562" calcext:value-type="float">
            <text:p>0,012562</text:p>
          </table:table-cell>
          <table:table-cell table:formula="of:=AVERAGE([.E976:.E999])" office:value-type="float" office:value="0.0336863749999999" calcext:value-type="float">
            <text:p>0,033686375</text:p>
          </table:table-cell>
        </table:table-row>
        <table:table-row table:style-name="ro1">
          <table:table-cell office:value-type="float" office:value="1479494994" calcext:value-type="float">
            <text:p>1479494994</text:p>
          </table:table-cell>
          <table:table-cell table:formula="of:=[.A1000]-[.$A$2]" office:value-type="float" office:value="5448" calcext:value-type="float">
            <text:p>5448</text:p>
          </table:table-cell>
          <table:table-cell table:formula="of:=[.B1000]/60" office:value-type="float" office:value="90.8" calcext:value-type="float">
            <text:p>90,8</text:p>
          </table:table-cell>
          <table:table-cell office:value-type="float" office:value="3.886019" calcext:value-type="float">
            <text:p>3,886019</text:p>
          </table:table-cell>
          <table:table-cell table:formula="of:=[.D1000]-3.866" office:value-type="float" office:value="0.020019" calcext:value-type="float">
            <text:p>0,020019</text:p>
          </table:table-cell>
          <table:table-cell table:formula="of:=AVERAGE([.E977:.E1000])" office:value-type="float" office:value="0.0329519583333332" calcext:value-type="float">
            <text:p>0,032951958333333</text:p>
          </table:table-cell>
        </table:table-row>
        <table:table-row table:style-name="ro1">
          <table:table-cell office:value-type="float" office:value="1479495000" calcext:value-type="float">
            <text:p>1479495000</text:p>
          </table:table-cell>
          <table:table-cell table:formula="of:=[.A1001]-[.$A$2]" office:value-type="float" office:value="5454" calcext:value-type="float">
            <text:p>5454</text:p>
          </table:table-cell>
          <table:table-cell table:formula="of:=[.B1001]/60" office:value-type="float" office:value="90.9" calcext:value-type="float">
            <text:p>90,9</text:p>
          </table:table-cell>
          <table:table-cell office:value-type="float" office:value="3.869279" calcext:value-type="float">
            <text:p>3,869279</text:p>
          </table:table-cell>
          <table:table-cell table:formula="of:=[.D1001]-3.866" office:value-type="float" office:value="0.00327899999999959" calcext:value-type="float">
            <text:p>0,003279</text:p>
          </table:table-cell>
          <table:table-cell table:formula="of:=AVERAGE([.E978:.E1001])" office:value-type="float" office:value="0.0330214166666665" calcext:value-type="float">
            <text:p>0,033021416666667</text:p>
          </table:table-cell>
        </table:table-row>
        <table:table-row table:style-name="ro1">
          <table:table-cell office:value-type="float" office:value="1479495005" calcext:value-type="float">
            <text:p>1479495005</text:p>
          </table:table-cell>
          <table:table-cell table:formula="of:=[.A1002]-[.$A$2]" office:value-type="float" office:value="5459" calcext:value-type="float">
            <text:p>5459</text:p>
          </table:table-cell>
          <table:table-cell table:formula="of:=[.B1002]/60" office:value-type="float" office:value="90.9833333333333" calcext:value-type="float">
            <text:p>90,9833333333333</text:p>
          </table:table-cell>
          <table:table-cell office:value-type="float" office:value="3.869527" calcext:value-type="float">
            <text:p>3,869527</text:p>
          </table:table-cell>
          <table:table-cell table:formula="of:=[.D1002]-3.866" office:value-type="float" office:value="0.00352699999999961" calcext:value-type="float">
            <text:p>0,003527</text:p>
          </table:table-cell>
          <table:table-cell table:formula="of:=AVERAGE([.E979:.E1002])" office:value-type="float" office:value="0.0320905416666665" calcext:value-type="float">
            <text:p>0,032090541666667</text:p>
          </table:table-cell>
        </table:table-row>
        <table:table-row table:style-name="ro1">
          <table:table-cell office:value-type="float" office:value="1479495010" calcext:value-type="float">
            <text:p>1479495010</text:p>
          </table:table-cell>
          <table:table-cell table:formula="of:=[.A1003]-[.$A$2]" office:value-type="float" office:value="5464" calcext:value-type="float">
            <text:p>5464</text:p>
          </table:table-cell>
          <table:table-cell table:formula="of:=[.B1003]/60" office:value-type="float" office:value="91.0666666666667" calcext:value-type="float">
            <text:p>91,0666666666667</text:p>
          </table:table-cell>
          <table:table-cell office:value-type="float" office:value="3.869508" calcext:value-type="float">
            <text:p>3,869508</text:p>
          </table:table-cell>
          <table:table-cell table:formula="of:=[.D1003]-3.866" office:value-type="float" office:value="0.00350799999999962" calcext:value-type="float">
            <text:p>0,003508</text:p>
          </table:table-cell>
          <table:table-cell table:formula="of:=AVERAGE([.E980:.E1003])" office:value-type="float" office:value="0.0306487499999999" calcext:value-type="float">
            <text:p>0,03064875</text:p>
          </table:table-cell>
        </table:table-row>
        <table:table-row table:style-name="ro1">
          <table:table-cell office:value-type="float" office:value="1479495015" calcext:value-type="float">
            <text:p>1479495015</text:p>
          </table:table-cell>
          <table:table-cell table:formula="of:=[.A1004]-[.$A$2]" office:value-type="float" office:value="5469" calcext:value-type="float">
            <text:p>5469</text:p>
          </table:table-cell>
          <table:table-cell table:formula="of:=[.B1004]/60" office:value-type="float" office:value="91.15" calcext:value-type="float">
            <text:p>91,15</text:p>
          </table:table-cell>
          <table:table-cell office:value-type="float" office:value="3.869395" calcext:value-type="float">
            <text:p>3,869395</text:p>
          </table:table-cell>
          <table:table-cell table:formula="of:=[.D1004]-3.866" office:value-type="float" office:value="0.00339499999999981" calcext:value-type="float">
            <text:p>0,003395</text:p>
          </table:table-cell>
          <table:table-cell table:formula="of:=AVERAGE([.E981:.E1004])" office:value-type="float" office:value="0.0307182083333332" calcext:value-type="float">
            <text:p>0,030718208333333</text:p>
          </table:table-cell>
        </table:table-row>
        <table:table-row table:style-name="ro1">
          <table:table-cell office:value-type="float" office:value="1479495020" calcext:value-type="float">
            <text:p>1479495020</text:p>
          </table:table-cell>
          <table:table-cell table:formula="of:=[.A1005]-[.$A$2]" office:value-type="float" office:value="5474" calcext:value-type="float">
            <text:p>5474</text:p>
          </table:table-cell>
          <table:table-cell table:formula="of:=[.B1005]/60" office:value-type="float" office:value="91.2333333333333" calcext:value-type="float">
            <text:p>91,2333333333333</text:p>
          </table:table-cell>
          <table:table-cell office:value-type="float" office:value="3.869175" calcext:value-type="float">
            <text:p>3,869175</text:p>
          </table:table-cell>
          <table:table-cell table:formula="of:=[.D1005]-3.866" office:value-type="float" office:value="0.00317499999999971" calcext:value-type="float">
            <text:p>0,003175</text:p>
          </table:table-cell>
          <table:table-cell table:formula="of:=AVERAGE([.E982:.E1005])" office:value-type="float" office:value="0.0289988749999998" calcext:value-type="float">
            <text:p>0,028998875</text:p>
          </table:table-cell>
        </table:table-row>
        <table:table-row table:style-name="ro1">
          <table:table-cell office:value-type="float" office:value="1479495026" calcext:value-type="float">
            <text:p>1479495026</text:p>
          </table:table-cell>
          <table:table-cell table:formula="of:=[.A1006]-[.$A$2]" office:value-type="float" office:value="5480" calcext:value-type="float">
            <text:p>5480</text:p>
          </table:table-cell>
          <table:table-cell table:formula="of:=[.B1006]/60" office:value-type="float" office:value="91.3333333333333" calcext:value-type="float">
            <text:p>91,3333333333333</text:p>
          </table:table-cell>
          <table:table-cell office:value-type="float" office:value="3.868826" calcext:value-type="float">
            <text:p>3,868826</text:p>
          </table:table-cell>
          <table:table-cell table:formula="of:=[.D1006]-3.866" office:value-type="float" office:value="0.00282599999999977" calcext:value-type="float">
            <text:p>0,002826</text:p>
          </table:table-cell>
          <table:table-cell table:formula="of:=AVERAGE([.E983:.E1006])" office:value-type="float" office:value="0.0270245416666665" calcext:value-type="float">
            <text:p>0,027024541666667</text:p>
          </table:table-cell>
        </table:table-row>
        <table:table-row table:style-name="ro1">
          <table:table-cell office:value-type="float" office:value="1479495031" calcext:value-type="float">
            <text:p>1479495031</text:p>
          </table:table-cell>
          <table:table-cell table:formula="of:=[.A1007]-[.$A$2]" office:value-type="float" office:value="5485" calcext:value-type="float">
            <text:p>5485</text:p>
          </table:table-cell>
          <table:table-cell table:formula="of:=[.B1007]/60" office:value-type="float" office:value="91.4166666666667" calcext:value-type="float">
            <text:p>91,4166666666667</text:p>
          </table:table-cell>
          <table:table-cell office:value-type="float" office:value="3.868949" calcext:value-type="float">
            <text:p>3,868949</text:p>
          </table:table-cell>
          <table:table-cell table:formula="of:=[.D1007]-3.866" office:value-type="float" office:value="0.00294899999999965" calcext:value-type="float">
            <text:p>0,002949</text:p>
          </table:table-cell>
          <table:table-cell table:formula="of:=AVERAGE([.E984:.E1007])" office:value-type="float" office:value="0.0270809583333331" calcext:value-type="float">
            <text:p>0,027080958333333</text:p>
          </table:table-cell>
        </table:table-row>
        <table:table-row table:style-name="ro1">
          <table:table-cell office:value-type="float" office:value="1479495036" calcext:value-type="float">
            <text:p>1479495036</text:p>
          </table:table-cell>
          <table:table-cell table:formula="of:=[.A1008]-[.$A$2]" office:value-type="float" office:value="5490" calcext:value-type="float">
            <text:p>5490</text:p>
          </table:table-cell>
          <table:table-cell table:formula="of:=[.B1008]/60" office:value-type="float" office:value="91.5" calcext:value-type="float">
            <text:p>91,5</text:p>
          </table:table-cell>
          <table:table-cell office:value-type="float" office:value="3.890219" calcext:value-type="float">
            <text:p>3,890219</text:p>
          </table:table-cell>
          <table:table-cell table:formula="of:=[.D1008]-3.866" office:value-type="float" office:value="0.024219" calcext:value-type="float">
            <text:p>0,024219</text:p>
          </table:table-cell>
          <table:table-cell table:formula="of:=AVERAGE([.E985:.E1008])" office:value-type="float" office:value="0.0272640833333331" calcext:value-type="float">
            <text:p>0,027264083333333</text:p>
          </table:table-cell>
        </table:table-row>
        <table:table-row table:style-name="ro1">
          <table:table-cell office:value-type="float" office:value="1479495041" calcext:value-type="float">
            <text:p>1479495041</text:p>
          </table:table-cell>
          <table:table-cell table:formula="of:=[.A1009]-[.$A$2]" office:value-type="float" office:value="5495" calcext:value-type="float">
            <text:p>5495</text:p>
          </table:table-cell>
          <table:table-cell table:formula="of:=[.B1009]/60" office:value-type="float" office:value="91.5833333333333" calcext:value-type="float">
            <text:p>91,5833333333333</text:p>
          </table:table-cell>
          <table:table-cell office:value-type="float" office:value="3.897972" calcext:value-type="float">
            <text:p>3,897972</text:p>
          </table:table-cell>
          <table:table-cell table:formula="of:=[.D1009]-3.866" office:value-type="float" office:value="0.0319720000000001" calcext:value-type="float">
            <text:p>0,031972</text:p>
          </table:table-cell>
          <table:table-cell table:formula="of:=AVERAGE([.E986:.E1009])" office:value-type="float" office:value="0.0266664166666665" calcext:value-type="float">
            <text:p>0,026666416666667</text:p>
          </table:table-cell>
        </table:table-row>
        <table:table-row table:style-name="ro1">
          <table:table-cell office:value-type="float" office:value="1479495047" calcext:value-type="float">
            <text:p>1479495047</text:p>
          </table:table-cell>
          <table:table-cell table:formula="of:=[.A1010]-[.$A$2]" office:value-type="float" office:value="5501" calcext:value-type="float">
            <text:p>5501</text:p>
          </table:table-cell>
          <table:table-cell table:formula="of:=[.B1010]/60" office:value-type="float" office:value="91.6833333333333" calcext:value-type="float">
            <text:p>91,6833333333333</text:p>
          </table:table-cell>
          <table:table-cell office:value-type="float" office:value="3.882518" calcext:value-type="float">
            <text:p>3,882518</text:p>
          </table:table-cell>
          <table:table-cell table:formula="of:=[.D1010]-3.866" office:value-type="float" office:value="0.016518" calcext:value-type="float">
            <text:p>0,016518</text:p>
          </table:table-cell>
          <table:table-cell table:formula="of:=AVERAGE([.E987:.E1010])" office:value-type="float" office:value="0.0272874166666665" calcext:value-type="float">
            <text:p>0,027287416666667</text:p>
          </table:table-cell>
        </table:table-row>
        <table:table-row table:style-name="ro1">
          <table:table-cell office:value-type="float" office:value="1479495052" calcext:value-type="float">
            <text:p>1479495052</text:p>
          </table:table-cell>
          <table:table-cell table:formula="of:=[.A1011]-[.$A$2]" office:value-type="float" office:value="5506" calcext:value-type="float">
            <text:p>5506</text:p>
          </table:table-cell>
          <table:table-cell table:formula="of:=[.B1011]/60" office:value-type="float" office:value="91.7666666666667" calcext:value-type="float">
            <text:p>91,7666666666667</text:p>
          </table:table-cell>
          <table:table-cell office:value-type="float" office:value="3.888436" calcext:value-type="float">
            <text:p>3,888436</text:p>
          </table:table-cell>
          <table:table-cell table:formula="of:=[.D1011]-3.866" office:value-type="float" office:value="0.0224359999999999" calcext:value-type="float">
            <text:p>0,022436</text:p>
          </table:table-cell>
          <table:table-cell table:formula="of:=AVERAGE([.E988:.E1011])" office:value-type="float" office:value="0.0252421666666665" calcext:value-type="float">
            <text:p>0,025242166666667</text:p>
          </table:table-cell>
        </table:table-row>
        <table:table-row table:style-name="ro1">
          <table:table-cell office:value-type="float" office:value="1479495057" calcext:value-type="float">
            <text:p>1479495057</text:p>
          </table:table-cell>
          <table:table-cell table:formula="of:=[.A1012]-[.$A$2]" office:value-type="float" office:value="5511" calcext:value-type="float">
            <text:p>5511</text:p>
          </table:table-cell>
          <table:table-cell table:formula="of:=[.B1012]/60" office:value-type="float" office:value="91.85" calcext:value-type="float">
            <text:p>91,85</text:p>
          </table:table-cell>
          <table:table-cell office:value-type="float" office:value="3.880148" calcext:value-type="float">
            <text:p>3,880148</text:p>
          </table:table-cell>
          <table:table-cell table:formula="of:=[.D1012]-3.866" office:value-type="float" office:value="0.0141480000000001" calcext:value-type="float">
            <text:p>0,014148</text:p>
          </table:table-cell>
          <table:table-cell table:formula="of:=AVERAGE([.E989:.E1012])" office:value-type="float" office:value="0.0240672916666665" calcext:value-type="float">
            <text:p>0,024067291666667</text:p>
          </table:table-cell>
        </table:table-row>
        <table:table-row table:style-name="ro1">
          <table:table-cell office:value-type="float" office:value="1479495062" calcext:value-type="float">
            <text:p>1479495062</text:p>
          </table:table-cell>
          <table:table-cell table:formula="of:=[.A1013]-[.$A$2]" office:value-type="float" office:value="5516" calcext:value-type="float">
            <text:p>5516</text:p>
          </table:table-cell>
          <table:table-cell table:formula="of:=[.B1013]/60" office:value-type="float" office:value="91.9333333333333" calcext:value-type="float">
            <text:p>91,9333333333333</text:p>
          </table:table-cell>
          <table:table-cell office:value-type="float" office:value="3.880742" calcext:value-type="float">
            <text:p>3,880742</text:p>
          </table:table-cell>
          <table:table-cell table:formula="of:=[.D1013]-3.866" office:value-type="float" office:value="0.0147419999999996" calcext:value-type="float">
            <text:p>0,014742</text:p>
          </table:table-cell>
          <table:table-cell table:formula="of:=AVERAGE([.E990:.E1013])" office:value-type="float" office:value="0.0246120416666665" calcext:value-type="float">
            <text:p>0,024612041666667</text:p>
          </table:table-cell>
        </table:table-row>
        <table:table-row table:style-name="ro1">
          <table:table-cell office:value-type="float" office:value="1479495068" calcext:value-type="float">
            <text:p>1479495068</text:p>
          </table:table-cell>
          <table:table-cell table:formula="of:=[.A1014]-[.$A$2]" office:value-type="float" office:value="5522" calcext:value-type="float">
            <text:p>5522</text:p>
          </table:table-cell>
          <table:table-cell table:formula="of:=[.B1014]/60" office:value-type="float" office:value="92.0333333333333" calcext:value-type="float">
            <text:p>92,0333333333333</text:p>
          </table:table-cell>
          <table:table-cell office:value-type="float" office:value="3.882364" calcext:value-type="float">
            <text:p>3,882364</text:p>
          </table:table-cell>
          <table:table-cell table:formula="of:=[.D1014]-3.866" office:value-type="float" office:value="0.0163639999999998" calcext:value-type="float">
            <text:p>0,016364</text:p>
          </table:table-cell>
          <table:table-cell table:formula="of:=AVERAGE([.E991:.E1014])" office:value-type="float" office:value="0.0229191666666665" calcext:value-type="float">
            <text:p>0,022919166666667</text:p>
          </table:table-cell>
        </table:table-row>
        <table:table-row table:style-name="ro1">
          <table:table-cell office:value-type="float" office:value="1479495073" calcext:value-type="float">
            <text:p>1479495073</text:p>
          </table:table-cell>
          <table:table-cell table:formula="of:=[.A1015]-[.$A$2]" office:value-type="float" office:value="5527" calcext:value-type="float">
            <text:p>5527</text:p>
          </table:table-cell>
          <table:table-cell table:formula="of:=[.B1015]/60" office:value-type="float" office:value="92.1166666666667" calcext:value-type="float">
            <text:p>92,1166666666667</text:p>
          </table:table-cell>
          <table:table-cell office:value-type="float" office:value="3.886491" calcext:value-type="float">
            <text:p>3,886491</text:p>
          </table:table-cell>
          <table:table-cell table:formula="of:=[.D1015]-3.866" office:value-type="float" office:value="0.0204909999999998" calcext:value-type="float">
            <text:p>0,020491</text:p>
          </table:table-cell>
          <table:table-cell table:formula="of:=AVERAGE([.E992:.E1015])" office:value-type="float" office:value="0.0221234999999999" calcext:value-type="float">
            <text:p>0,0221235</text:p>
          </table:table-cell>
        </table:table-row>
        <table:table-row table:style-name="ro1">
          <table:table-cell office:value-type="float" office:value="1479495078" calcext:value-type="float">
            <text:p>1479495078</text:p>
          </table:table-cell>
          <table:table-cell table:formula="of:=[.A1016]-[.$A$2]" office:value-type="float" office:value="5532" calcext:value-type="float">
            <text:p>5532</text:p>
          </table:table-cell>
          <table:table-cell table:formula="of:=[.B1016]/60" office:value-type="float" office:value="92.2" calcext:value-type="float">
            <text:p>92,2</text:p>
          </table:table-cell>
          <table:table-cell office:value-type="float" office:value="3.879821" calcext:value-type="float">
            <text:p>3,879821</text:p>
          </table:table-cell>
          <table:table-cell table:formula="of:=[.D1016]-3.866" office:value-type="float" office:value="0.0138209999999996" calcext:value-type="float">
            <text:p>0,013821</text:p>
          </table:table-cell>
          <table:table-cell table:formula="of:=AVERAGE([.E993:.E1016])" office:value-type="float" office:value="0.0226294583333332" calcext:value-type="float">
            <text:p>0,022629458333333</text:p>
          </table:table-cell>
        </table:table-row>
        <table:table-row table:style-name="ro1">
          <table:table-cell office:value-type="float" office:value="1479495083" calcext:value-type="float">
            <text:p>1479495083</text:p>
          </table:table-cell>
          <table:table-cell table:formula="of:=[.A1017]-[.$A$2]" office:value-type="float" office:value="5537" calcext:value-type="float">
            <text:p>5537</text:p>
          </table:table-cell>
          <table:table-cell table:formula="of:=[.B1017]/60" office:value-type="float" office:value="92.2833333333333" calcext:value-type="float">
            <text:p>92,2833333333333</text:p>
          </table:table-cell>
          <table:table-cell office:value-type="float" office:value="3.888206" calcext:value-type="float">
            <text:p>3,888206</text:p>
          </table:table-cell>
          <table:table-cell table:formula="of:=[.D1017]-3.866" office:value-type="float" office:value="0.0222059999999997" calcext:value-type="float">
            <text:p>0,022206</text:p>
          </table:table-cell>
          <table:table-cell table:formula="of:=AVERAGE([.E994:.E1017])" office:value-type="float" office:value="0.0173308749999998" calcext:value-type="float">
            <text:p>0,017330875</text:p>
          </table:table-cell>
        </table:table-row>
        <table:table-row table:style-name="ro1">
          <table:table-cell office:value-type="float" office:value="1479495089" calcext:value-type="float">
            <text:p>1479495089</text:p>
          </table:table-cell>
          <table:table-cell table:formula="of:=[.A1018]-[.$A$2]" office:value-type="float" office:value="5543" calcext:value-type="float">
            <text:p>5543</text:p>
          </table:table-cell>
          <table:table-cell table:formula="of:=[.B1018]/60" office:value-type="float" office:value="92.3833333333333" calcext:value-type="float">
            <text:p>92,3833333333333</text:p>
          </table:table-cell>
          <table:table-cell office:value-type="float" office:value="3.8862" calcext:value-type="float">
            <text:p>3,8862</text:p>
          </table:table-cell>
          <table:table-cell table:formula="of:=[.D1018]-3.866" office:value-type="float" office:value="0.0202" calcext:value-type="float">
            <text:p>0,0202</text:p>
          </table:table-cell>
          <table:table-cell table:formula="of:=AVERAGE([.E995:.E1018])" office:value-type="float" office:value="0.0167403333333332" calcext:value-type="float">
            <text:p>0,016740333333333</text:p>
          </table:table-cell>
        </table:table-row>
        <table:table-row table:style-name="ro1">
          <table:table-cell office:value-type="float" office:value="1479495094" calcext:value-type="float">
            <text:p>1479495094</text:p>
          </table:table-cell>
          <table:table-cell table:formula="of:=[.A1019]-[.$A$2]" office:value-type="float" office:value="5548" calcext:value-type="float">
            <text:p>5548</text:p>
          </table:table-cell>
          <table:table-cell table:formula="of:=[.B1019]/60" office:value-type="float" office:value="92.4666666666667" calcext:value-type="float">
            <text:p>92,4666666666667</text:p>
          </table:table-cell>
          <table:table-cell office:value-type="float" office:value="3.884207" calcext:value-type="float">
            <text:p>3,884207</text:p>
          </table:table-cell>
          <table:table-cell table:formula="of:=[.D1019]-3.866" office:value-type="float" office:value="0.0182069999999999" calcext:value-type="float">
            <text:p>0,018207</text:p>
          </table:table-cell>
          <table:table-cell table:formula="of:=AVERAGE([.E996:.E1019])" office:value-type="float" office:value="0.0174357916666665" calcext:value-type="float">
            <text:p>0,017435791666667</text:p>
          </table:table-cell>
        </table:table-row>
        <table:table-row table:style-name="ro1">
          <table:table-cell office:value-type="float" office:value="1479495099" calcext:value-type="float">
            <text:p>1479495099</text:p>
          </table:table-cell>
          <table:table-cell table:formula="of:=[.A1020]-[.$A$2]" office:value-type="float" office:value="5553" calcext:value-type="float">
            <text:p>5553</text:p>
          </table:table-cell>
          <table:table-cell table:formula="of:=[.B1020]/60" office:value-type="float" office:value="92.55" calcext:value-type="float">
            <text:p>92,55</text:p>
          </table:table-cell>
          <table:table-cell office:value-type="float" office:value="3.8782" calcext:value-type="float">
            <text:p>3,8782</text:p>
          </table:table-cell>
          <table:table-cell table:formula="of:=[.D1020]-3.866" office:value-type="float" office:value="0.0122" calcext:value-type="float">
            <text:p>0,0122</text:p>
          </table:table-cell>
          <table:table-cell table:formula="of:=AVERAGE([.E997:.E1020])" office:value-type="float" office:value="0.0160887916666665" calcext:value-type="float">
            <text:p>0,016088791666667</text:p>
          </table:table-cell>
        </table:table-row>
        <table:table-row table:style-name="ro1">
          <table:table-cell office:value-type="float" office:value="1479495104" calcext:value-type="float">
            <text:p>1479495104</text:p>
          </table:table-cell>
          <table:table-cell table:formula="of:=[.A1021]-[.$A$2]" office:value-type="float" office:value="5558" calcext:value-type="float">
            <text:p>5558</text:p>
          </table:table-cell>
          <table:table-cell table:formula="of:=[.B1021]/60" office:value-type="float" office:value="92.6333333333333" calcext:value-type="float">
            <text:p>92,6333333333333</text:p>
          </table:table-cell>
          <table:table-cell office:value-type="float" office:value="3.86693" calcext:value-type="float">
            <text:p>3,86693</text:p>
          </table:table-cell>
          <table:table-cell table:formula="of:=[.D1021]-3.866" office:value-type="float" office:value="0.000929999999999875" calcext:value-type="float">
            <text:p>0,00093</text:p>
          </table:table-cell>
          <table:table-cell table:formula="of:=AVERAGE([.E998:.E1021])" office:value-type="float" office:value="0.0145489999999998" calcext:value-type="float">
            <text:p>0,014549</text:p>
          </table:table-cell>
        </table:table-row>
        <table:table-row table:style-name="ro1">
          <table:table-cell office:value-type="float" office:value="1479495109" calcext:value-type="float">
            <text:p>1479495109</text:p>
          </table:table-cell>
          <table:table-cell table:formula="of:=[.A1022]-[.$A$2]" office:value-type="float" office:value="5563" calcext:value-type="float">
            <text:p>5563</text:p>
          </table:table-cell>
          <table:table-cell table:formula="of:=[.B1022]/60" office:value-type="float" office:value="92.7166666666667" calcext:value-type="float">
            <text:p>92,7166666666667</text:p>
          </table:table-cell>
          <table:table-cell office:value-type="float" office:value="3.877512" calcext:value-type="float">
            <text:p>3,877512</text:p>
          </table:table-cell>
          <table:table-cell table:formula="of:=[.D1022]-3.866" office:value-type="float" office:value="0.0115119999999997" calcext:value-type="float">
            <text:p>0,011512</text:p>
          </table:table-cell>
          <table:table-cell table:formula="of:=AVERAGE([.E999:.E1022])" office:value-type="float" office:value="0.0131335833333332" calcext:value-type="float">
            <text:p>0,013133583333333</text:p>
          </table:table-cell>
        </table:table-row>
        <table:table-row table:style-name="ro1">
          <table:table-cell office:value-type="float" office:value="1479495115" calcext:value-type="float">
            <text:p>1479495115</text:p>
          </table:table-cell>
          <table:table-cell table:formula="of:=[.A1023]-[.$A$2]" office:value-type="float" office:value="5569" calcext:value-type="float">
            <text:p>5569</text:p>
          </table:table-cell>
          <table:table-cell table:formula="of:=[.B1023]/60" office:value-type="float" office:value="92.8166666666667" calcext:value-type="float">
            <text:p>92,8166666666667</text:p>
          </table:table-cell>
          <table:table-cell office:value-type="float" office:value="3.873492" calcext:value-type="float">
            <text:p>3,873492</text:p>
          </table:table-cell>
          <table:table-cell table:formula="of:=[.D1023]-3.866" office:value-type="float" office:value="0.00749199999999961" calcext:value-type="float">
            <text:p>0,007492</text:p>
          </table:table-cell>
          <table:table-cell table:formula="of:=AVERAGE([.E1000:.E1023])" office:value-type="float" office:value="0.0129223333333331" calcext:value-type="float">
            <text:p>0,012922333333333</text:p>
          </table:table-cell>
        </table:table-row>
        <table:table-row table:style-name="ro1">
          <table:table-cell office:value-type="float" office:value="1479495120" calcext:value-type="float">
            <text:p>1479495120</text:p>
          </table:table-cell>
          <table:table-cell table:formula="of:=[.A1024]-[.$A$2]" office:value-type="float" office:value="5574" calcext:value-type="float">
            <text:p>5574</text:p>
          </table:table-cell>
          <table:table-cell table:formula="of:=[.B1024]/60" office:value-type="float" office:value="92.9" calcext:value-type="float">
            <text:p>92,9</text:p>
          </table:table-cell>
          <table:table-cell office:value-type="float" office:value="3.869635" calcext:value-type="float">
            <text:p>3,869635</text:p>
          </table:table-cell>
          <table:table-cell table:formula="of:=[.D1024]-3.866" office:value-type="float" office:value="0.00363499999999961" calcext:value-type="float">
            <text:p>0,003635</text:p>
          </table:table-cell>
          <table:table-cell table:formula="of:=AVERAGE([.E1001:.E1024])" office:value-type="float" office:value="0.0122396666666665" calcext:value-type="float">
            <text:p>0,012239666666667</text:p>
          </table:table-cell>
        </table:table-row>
        <table:table-row table:style-name="ro1">
          <table:table-cell office:value-type="float" office:value="1479495125" calcext:value-type="float">
            <text:p>1479495125</text:p>
          </table:table-cell>
          <table:table-cell table:formula="of:=[.A1025]-[.$A$2]" office:value-type="float" office:value="5579" calcext:value-type="float">
            <text:p>5579</text:p>
          </table:table-cell>
          <table:table-cell table:formula="of:=[.B1025]/60" office:value-type="float" office:value="92.9833333333333" calcext:value-type="float">
            <text:p>92,9833333333333</text:p>
          </table:table-cell>
          <table:table-cell office:value-type="float" office:value="3.869236" calcext:value-type="float">
            <text:p>3,869236</text:p>
          </table:table-cell>
          <table:table-cell table:formula="of:=[.D1025]-3.866" office:value-type="float" office:value="0.00323599999999979" calcext:value-type="float">
            <text:p>0,003236</text:p>
          </table:table-cell>
          <table:table-cell table:formula="of:=AVERAGE([.E1002:.E1025])" office:value-type="float" office:value="0.0122378749999998" calcext:value-type="float">
            <text:p>0,012237875</text:p>
          </table:table-cell>
        </table:table-row>
        <table:table-row table:style-name="ro1">
          <table:table-cell office:value-type="float" office:value="1479495130" calcext:value-type="float">
            <text:p>1479495130</text:p>
          </table:table-cell>
          <table:table-cell table:formula="of:=[.A1026]-[.$A$2]" office:value-type="float" office:value="5584" calcext:value-type="float">
            <text:p>5584</text:p>
          </table:table-cell>
          <table:table-cell table:formula="of:=[.B1026]/60" office:value-type="float" office:value="93.0666666666667" calcext:value-type="float">
            <text:p>93,0666666666667</text:p>
          </table:table-cell>
          <table:table-cell office:value-type="float" office:value="3.868673" calcext:value-type="float">
            <text:p>3,868673</text:p>
          </table:table-cell>
          <table:table-cell table:formula="of:=[.D1026]-3.866" office:value-type="float" office:value="0.0026729999999997" calcext:value-type="float">
            <text:p>0,002673</text:p>
          </table:table-cell>
          <table:table-cell table:formula="of:=AVERAGE([.E1003:.E1026])" office:value-type="float" office:value="0.0122022916666665" calcext:value-type="float">
            <text:p>0,012202291666667</text:p>
          </table:table-cell>
        </table:table-row>
        <table:table-row table:style-name="ro1">
          <table:table-cell office:value-type="float" office:value="1479495136" calcext:value-type="float">
            <text:p>1479495136</text:p>
          </table:table-cell>
          <table:table-cell table:formula="of:=[.A1027]-[.$A$2]" office:value-type="float" office:value="5590" calcext:value-type="float">
            <text:p>5590</text:p>
          </table:table-cell>
          <table:table-cell table:formula="of:=[.B1027]/60" office:value-type="float" office:value="93.1666666666667" calcext:value-type="float">
            <text:p>93,1666666666667</text:p>
          </table:table-cell>
          <table:table-cell office:value-type="float" office:value="3.886279" calcext:value-type="float">
            <text:p>3,886279</text:p>
          </table:table-cell>
          <table:table-cell table:formula="of:=[.D1027]-3.866" office:value-type="float" office:value="0.0202789999999999" calcext:value-type="float">
            <text:p>0,020279</text:p>
          </table:table-cell>
          <table:table-cell table:formula="of:=AVERAGE([.E1004:.E1027])" office:value-type="float" office:value="0.0129010833333332" calcext:value-type="float">
            <text:p>0,012901083333333</text:p>
          </table:table-cell>
        </table:table-row>
        <table:table-row table:style-name="ro1">
          <table:table-cell office:value-type="float" office:value="1479495141" calcext:value-type="float">
            <text:p>1479495141</text:p>
          </table:table-cell>
          <table:table-cell table:formula="of:=[.A1028]-[.$A$2]" office:value-type="float" office:value="5595" calcext:value-type="float">
            <text:p>5595</text:p>
          </table:table-cell>
          <table:table-cell table:formula="of:=[.B1028]/60" office:value-type="float" office:value="93.25" calcext:value-type="float">
            <text:p>93,25</text:p>
          </table:table-cell>
          <table:table-cell office:value-type="float" office:value="3.880955" calcext:value-type="float">
            <text:p>3,880955</text:p>
          </table:table-cell>
          <table:table-cell table:formula="of:=[.D1028]-3.866" office:value-type="float" office:value="0.0149550000000001" calcext:value-type="float">
            <text:p>0,014955</text:p>
          </table:table-cell>
          <table:table-cell table:formula="of:=AVERAGE([.E1005:.E1028])" office:value-type="float" office:value="0.0133827499999998" calcext:value-type="float">
            <text:p>0,01338275</text:p>
          </table:table-cell>
        </table:table-row>
        <table:table-row table:style-name="ro1">
          <table:table-cell office:value-type="float" office:value="1479495146" calcext:value-type="float">
            <text:p>1479495146</text:p>
          </table:table-cell>
          <table:table-cell table:formula="of:=[.A1029]-[.$A$2]" office:value-type="float" office:value="5600" calcext:value-type="float">
            <text:p>5600</text:p>
          </table:table-cell>
          <table:table-cell table:formula="of:=[.B1029]/60" office:value-type="float" office:value="93.3333333333333" calcext:value-type="float">
            <text:p>93,3333333333333</text:p>
          </table:table-cell>
          <table:table-cell office:value-type="float" office:value="3.866961" calcext:value-type="float">
            <text:p>3,866961</text:p>
          </table:table-cell>
          <table:table-cell table:formula="of:=[.D1029]-3.866" office:value-type="float" office:value="0.000960999999999768" calcext:value-type="float">
            <text:p>0,000961</text:p>
          </table:table-cell>
          <table:table-cell table:formula="of:=AVERAGE([.E1006:.E1029])" office:value-type="float" office:value="0.0132904999999998" calcext:value-type="float">
            <text:p>0,0132905</text:p>
          </table:table-cell>
        </table:table-row>
        <table:table-row table:style-name="ro1">
          <table:table-cell office:value-type="float" office:value="1479495151" calcext:value-type="float">
            <text:p>1479495151</text:p>
          </table:table-cell>
          <table:table-cell table:formula="of:=[.A1030]-[.$A$2]" office:value-type="float" office:value="5605" calcext:value-type="float">
            <text:p>5605</text:p>
          </table:table-cell>
          <table:table-cell table:formula="of:=[.B1030]/60" office:value-type="float" office:value="93.4166666666667" calcext:value-type="float">
            <text:p>93,4166666666667</text:p>
          </table:table-cell>
          <table:table-cell office:value-type="float" office:value="3.876774" calcext:value-type="float">
            <text:p>3,876774</text:p>
          </table:table-cell>
          <table:table-cell table:formula="of:=[.D1030]-3.866" office:value-type="float" office:value="0.0107740000000001" calcext:value-type="float">
            <text:p>0,010774</text:p>
          </table:table-cell>
          <table:table-cell table:formula="of:=AVERAGE([.E1007:.E1030])" office:value-type="float" office:value="0.0136216666666665" calcext:value-type="float">
            <text:p>0,013621666666667</text:p>
          </table:table-cell>
        </table:table-row>
        <table:table-row table:style-name="ro1">
          <table:table-cell office:value-type="float" office:value="1479495156" calcext:value-type="float">
            <text:p>1479495156</text:p>
          </table:table-cell>
          <table:table-cell table:formula="of:=[.A1031]-[.$A$2]" office:value-type="float" office:value="5610" calcext:value-type="float">
            <text:p>5610</text:p>
          </table:table-cell>
          <table:table-cell table:formula="of:=[.B1031]/60" office:value-type="float" office:value="93.5" calcext:value-type="float">
            <text:p>93,5</text:p>
          </table:table-cell>
          <table:table-cell office:value-type="float" office:value="3.878037" calcext:value-type="float">
            <text:p>3,878037</text:p>
          </table:table-cell>
          <table:table-cell table:formula="of:=[.D1031]-3.866" office:value-type="float" office:value="0.0120369999999999" calcext:value-type="float">
            <text:p>0,012037</text:p>
          </table:table-cell>
          <table:table-cell table:formula="of:=AVERAGE([.E1008:.E1031])" office:value-type="float" office:value="0.0140003333333332" calcext:value-type="float">
            <text:p>0,014000333333333</text:p>
          </table:table-cell>
        </table:table-row>
        <table:table-row table:style-name="ro1">
          <table:table-cell office:value-type="float" office:value="1479495162" calcext:value-type="float">
            <text:p>1479495162</text:p>
          </table:table-cell>
          <table:table-cell table:formula="of:=[.A1032]-[.$A$2]" office:value-type="float" office:value="5616" calcext:value-type="float">
            <text:p>5616</text:p>
          </table:table-cell>
          <table:table-cell table:formula="of:=[.B1032]/60" office:value-type="float" office:value="93.6" calcext:value-type="float">
            <text:p>93,6</text:p>
          </table:table-cell>
          <table:table-cell office:value-type="float" office:value="3.87512" calcext:value-type="float">
            <text:p>3,87512</text:p>
          </table:table-cell>
          <table:table-cell table:formula="of:=[.D1032]-3.866" office:value-type="float" office:value="0.0091199999999998" calcext:value-type="float">
            <text:p>0,00912</text:p>
          </table:table-cell>
          <table:table-cell table:formula="of:=AVERAGE([.E1009:.E1032])" office:value-type="float" office:value="0.0133712083333332" calcext:value-type="float">
            <text:p>0,013371208333333</text:p>
          </table:table-cell>
        </table:table-row>
        <table:table-row table:style-name="ro1">
          <table:table-cell office:value-type="float" office:value="1479495167" calcext:value-type="float">
            <text:p>1479495167</text:p>
          </table:table-cell>
          <table:table-cell table:formula="of:=[.A1033]-[.$A$2]" office:value-type="float" office:value="5621" calcext:value-type="float">
            <text:p>5621</text:p>
          </table:table-cell>
          <table:table-cell table:formula="of:=[.B1033]/60" office:value-type="float" office:value="93.6833333333333" calcext:value-type="float">
            <text:p>93,6833333333333</text:p>
          </table:table-cell>
          <table:table-cell office:value-type="float" office:value="3.877508" calcext:value-type="float">
            <text:p>3,877508</text:p>
          </table:table-cell>
          <table:table-cell table:formula="of:=[.D1033]-3.866" office:value-type="float" office:value="0.0115079999999996" calcext:value-type="float">
            <text:p>0,011508</text:p>
          </table:table-cell>
          <table:table-cell table:formula="of:=AVERAGE([.E1010:.E1033])" office:value-type="float" office:value="0.0125185416666665" calcext:value-type="float">
            <text:p>0,012518541666667</text:p>
          </table:table-cell>
        </table:table-row>
        <table:table-row table:style-name="ro1">
          <table:table-cell office:value-type="float" office:value="1479495172" calcext:value-type="float">
            <text:p>1479495172</text:p>
          </table:table-cell>
          <table:table-cell table:formula="of:=[.A1034]-[.$A$2]" office:value-type="float" office:value="5626" calcext:value-type="float">
            <text:p>5626</text:p>
          </table:table-cell>
          <table:table-cell table:formula="of:=[.B1034]/60" office:value-type="float" office:value="93.7666666666667" calcext:value-type="float">
            <text:p>93,7666666666667</text:p>
          </table:table-cell>
          <table:table-cell office:value-type="float" office:value="3.929235" calcext:value-type="float">
            <text:p>3,929235</text:p>
          </table:table-cell>
          <table:table-cell table:formula="of:=[.D1034]-3.866" office:value-type="float" office:value="0.0632349999999997" calcext:value-type="float">
            <text:p>0,063235</text:p>
          </table:table-cell>
          <table:table-cell table:formula="of:=AVERAGE([.E1011:.E1034])" office:value-type="float" office:value="0.0144650833333331" calcext:value-type="float">
            <text:p>0,014465083333333</text:p>
          </table:table-cell>
        </table:table-row>
        <table:table-row table:style-name="ro1">
          <table:table-cell office:value-type="float" office:value="1479495177" calcext:value-type="float">
            <text:p>1479495177</text:p>
          </table:table-cell>
          <table:table-cell table:formula="of:=[.A1035]-[.$A$2]" office:value-type="float" office:value="5631" calcext:value-type="float">
            <text:p>5631</text:p>
          </table:table-cell>
          <table:table-cell table:formula="of:=[.B1035]/60" office:value-type="float" office:value="93.85" calcext:value-type="float">
            <text:p>93,85</text:p>
          </table:table-cell>
          <table:table-cell office:value-type="float" office:value="3.880187" calcext:value-type="float">
            <text:p>3,880187</text:p>
          </table:table-cell>
          <table:table-cell table:formula="of:=[.D1035]-3.866" office:value-type="float" office:value="0.0141869999999997" calcext:value-type="float">
            <text:p>0,014187</text:p>
          </table:table-cell>
          <table:table-cell table:formula="of:=AVERAGE([.E1012:.E1035])" office:value-type="float" office:value="0.0141213749999998" calcext:value-type="float">
            <text:p>0,014121375</text:p>
          </table:table-cell>
        </table:table-row>
        <table:table-row table:style-name="ro1">
          <table:table-cell office:value-type="float" office:value="1479495183" calcext:value-type="float">
            <text:p>1479495183</text:p>
          </table:table-cell>
          <table:table-cell table:formula="of:=[.A1036]-[.$A$2]" office:value-type="float" office:value="5637" calcext:value-type="float">
            <text:p>5637</text:p>
          </table:table-cell>
          <table:table-cell table:formula="of:=[.B1036]/60" office:value-type="float" office:value="93.95" calcext:value-type="float">
            <text:p>93,95</text:p>
          </table:table-cell>
          <table:table-cell office:value-type="float" office:value="3.870567" calcext:value-type="float">
            <text:p>3,870567</text:p>
          </table:table-cell>
          <table:table-cell table:formula="of:=[.D1036]-3.866" office:value-type="float" office:value="0.00456699999999977" calcext:value-type="float">
            <text:p>0,004567</text:p>
          </table:table-cell>
          <table:table-cell table:formula="of:=AVERAGE([.E1013:.E1036])" office:value-type="float" office:value="0.0137221666666665" calcext:value-type="float">
            <text:p>0,013722166666667</text:p>
          </table:table-cell>
        </table:table-row>
        <table:table-row table:style-name="ro1">
          <table:table-cell office:value-type="float" office:value="1479495188" calcext:value-type="float">
            <text:p>1479495188</text:p>
          </table:table-cell>
          <table:table-cell table:formula="of:=[.A1037]-[.$A$2]" office:value-type="float" office:value="5642" calcext:value-type="float">
            <text:p>5642</text:p>
          </table:table-cell>
          <table:table-cell table:formula="of:=[.B1037]/60" office:value-type="float" office:value="94.0333333333333" calcext:value-type="float">
            <text:p>94,0333333333333</text:p>
          </table:table-cell>
          <table:table-cell office:value-type="float" office:value="3.901201" calcext:value-type="float">
            <text:p>3,901201</text:p>
          </table:table-cell>
          <table:table-cell table:formula="of:=[.D1037]-3.866" office:value-type="float" office:value="0.0352009999999998" calcext:value-type="float">
            <text:p>0,035201</text:p>
          </table:table-cell>
          <table:table-cell table:formula="of:=AVERAGE([.E1014:.E1037])" office:value-type="float" office:value="0.0145746249999998" calcext:value-type="float">
            <text:p>0,014574625</text:p>
          </table:table-cell>
        </table:table-row>
        <table:table-row table:style-name="ro1">
          <table:table-cell office:value-type="float" office:value="1479495193" calcext:value-type="float">
            <text:p>1479495193</text:p>
          </table:table-cell>
          <table:table-cell table:formula="of:=[.A1038]-[.$A$2]" office:value-type="float" office:value="5647" calcext:value-type="float">
            <text:p>5647</text:p>
          </table:table-cell>
          <table:table-cell table:formula="of:=[.B1038]/60" office:value-type="float" office:value="94.1166666666667" calcext:value-type="float">
            <text:p>94,1166666666667</text:p>
          </table:table-cell>
          <table:table-cell office:value-type="float" office:value="3.872514" calcext:value-type="float">
            <text:p>3,872514</text:p>
          </table:table-cell>
          <table:table-cell table:formula="of:=[.D1038]-3.866" office:value-type="float" office:value="0.00651399999999969" calcext:value-type="float">
            <text:p>0,006514</text:p>
          </table:table-cell>
          <table:table-cell table:formula="of:=AVERAGE([.E1015:.E1038])" office:value-type="float" office:value="0.0141642083333331" calcext:value-type="float">
            <text:p>0,014164208333333</text:p>
          </table:table-cell>
        </table:table-row>
        <table:table-row table:style-name="ro1">
          <table:table-cell office:value-type="float" office:value="1479495198" calcext:value-type="float">
            <text:p>1479495198</text:p>
          </table:table-cell>
          <table:table-cell table:formula="of:=[.A1039]-[.$A$2]" office:value-type="float" office:value="5652" calcext:value-type="float">
            <text:p>5652</text:p>
          </table:table-cell>
          <table:table-cell table:formula="of:=[.B1039]/60" office:value-type="float" office:value="94.2" calcext:value-type="float">
            <text:p>94,2</text:p>
          </table:table-cell>
          <table:table-cell office:value-type="float" office:value="3.872837" calcext:value-type="float">
            <text:p>3,872837</text:p>
          </table:table-cell>
          <table:table-cell table:formula="of:=[.D1039]-3.866" office:value-type="float" office:value="0.00683699999999998" calcext:value-type="float">
            <text:p>0,006837</text:p>
          </table:table-cell>
          <table:table-cell table:formula="of:=AVERAGE([.E1016:.E1039])" office:value-type="float" office:value="0.0135952916666665" calcext:value-type="float">
            <text:p>0,013595291666667</text:p>
          </table:table-cell>
        </table:table-row>
        <table:table-row table:style-name="ro1">
          <table:table-cell office:value-type="float" office:value="1479495203" calcext:value-type="float">
            <text:p>1479495203</text:p>
          </table:table-cell>
          <table:table-cell table:formula="of:=[.A1040]-[.$A$2]" office:value-type="float" office:value="5657" calcext:value-type="float">
            <text:p>5657</text:p>
          </table:table-cell>
          <table:table-cell table:formula="of:=[.B1040]/60" office:value-type="float" office:value="94.2833333333333" calcext:value-type="float">
            <text:p>94,2833333333333</text:p>
          </table:table-cell>
          <table:table-cell office:value-type="float" office:value="3.873486" calcext:value-type="float">
            <text:p>3,873486</text:p>
          </table:table-cell>
          <table:table-cell table:formula="of:=[.D1040]-3.866" office:value-type="float" office:value="0.00748599999999966" calcext:value-type="float">
            <text:p>0,007486</text:p>
          </table:table-cell>
          <table:table-cell table:formula="of:=AVERAGE([.E1017:.E1040])" office:value-type="float" office:value="0.0133313333333331" calcext:value-type="float">
            <text:p>0,013331333333333</text:p>
          </table:table-cell>
        </table:table-row>
        <table:table-row table:style-name="ro1">
          <table:table-cell office:value-type="float" office:value="1479495209" calcext:value-type="float">
            <text:p>1479495209</text:p>
          </table:table-cell>
          <table:table-cell table:formula="of:=[.A1041]-[.$A$2]" office:value-type="float" office:value="5663" calcext:value-type="float">
            <text:p>5663</text:p>
          </table:table-cell>
          <table:table-cell table:formula="of:=[.B1041]/60" office:value-type="float" office:value="94.3833333333333" calcext:value-type="float">
            <text:p>94,3833333333333</text:p>
          </table:table-cell>
          <table:table-cell office:value-type="float" office:value="3.890976" calcext:value-type="float">
            <text:p>3,890976</text:p>
          </table:table-cell>
          <table:table-cell table:formula="of:=[.D1041]-3.866" office:value-type="float" office:value="0.0249760000000001" calcext:value-type="float">
            <text:p>0,024976</text:p>
          </table:table-cell>
          <table:table-cell table:formula="of:=AVERAGE([.E1018:.E1041])" office:value-type="float" office:value="0.0134467499999998" calcext:value-type="float">
            <text:p>0,01344675</text:p>
          </table:table-cell>
        </table:table-row>
        <table:table-row table:style-name="ro1">
          <table:table-cell office:value-type="float" office:value="1479495214" calcext:value-type="float">
            <text:p>1479495214</text:p>
          </table:table-cell>
          <table:table-cell table:formula="of:=[.A1042]-[.$A$2]" office:value-type="float" office:value="5668" calcext:value-type="float">
            <text:p>5668</text:p>
          </table:table-cell>
          <table:table-cell table:formula="of:=[.B1042]/60" office:value-type="float" office:value="94.4666666666667" calcext:value-type="float">
            <text:p>94,4666666666667</text:p>
          </table:table-cell>
          <table:table-cell office:value-type="float" office:value="3.906542" calcext:value-type="float">
            <text:p>3,906542</text:p>
          </table:table-cell>
          <table:table-cell table:formula="of:=[.D1042]-3.866" office:value-type="float" office:value="0.0405419999999999" calcext:value-type="float">
            <text:p>0,040542</text:p>
          </table:table-cell>
          <table:table-cell table:formula="of:=AVERAGE([.E1019:.E1042])" office:value-type="float" office:value="0.0142943333333332" calcext:value-type="float">
            <text:p>0,014294333333333</text:p>
          </table:table-cell>
        </table:table-row>
        <table:table-row table:style-name="ro1">
          <table:table-cell office:value-type="float" office:value="1479495219" calcext:value-type="float">
            <text:p>1479495219</text:p>
          </table:table-cell>
          <table:table-cell table:formula="of:=[.A1043]-[.$A$2]" office:value-type="float" office:value="5673" calcext:value-type="float">
            <text:p>5673</text:p>
          </table:table-cell>
          <table:table-cell table:formula="of:=[.B1043]/60" office:value-type="float" office:value="94.55" calcext:value-type="float">
            <text:p>94,55</text:p>
          </table:table-cell>
          <table:table-cell office:value-type="float" office:value="3.901288" calcext:value-type="float">
            <text:p>3,901288</text:p>
          </table:table-cell>
          <table:table-cell table:formula="of:=[.D1043]-3.866" office:value-type="float" office:value="0.035288" calcext:value-type="float">
            <text:p>0,035288</text:p>
          </table:table-cell>
          <table:table-cell table:formula="of:=AVERAGE([.E1020:.E1043])" office:value-type="float" office:value="0.0150060416666665" calcext:value-type="float">
            <text:p>0,015006041666667</text:p>
          </table:table-cell>
        </table:table-row>
        <table:table-row table:style-name="ro1">
          <table:table-cell office:value-type="float" office:value="1479495225" calcext:value-type="float">
            <text:p>1479495225</text:p>
          </table:table-cell>
          <table:table-cell table:formula="of:=[.A1044]-[.$A$2]" office:value-type="float" office:value="5679" calcext:value-type="float">
            <text:p>5679</text:p>
          </table:table-cell>
          <table:table-cell table:formula="of:=[.B1044]/60" office:value-type="float" office:value="94.65" calcext:value-type="float">
            <text:p>94,65</text:p>
          </table:table-cell>
          <table:table-cell office:value-type="float" office:value="3.913061" calcext:value-type="float">
            <text:p>3,913061</text:p>
          </table:table-cell>
          <table:table-cell table:formula="of:=[.D1044]-3.866" office:value-type="float" office:value="0.0470609999999998" calcext:value-type="float">
            <text:p>0,047061</text:p>
          </table:table-cell>
          <table:table-cell table:formula="of:=AVERAGE([.E1021:.E1044])" office:value-type="float" office:value="0.0164585833333331" calcext:value-type="float">
            <text:p>0,016458583333333</text:p>
          </table:table-cell>
        </table:table-row>
        <table:table-row table:style-name="ro1">
          <table:table-cell office:value-type="float" office:value="1479495230" calcext:value-type="float">
            <text:p>1479495230</text:p>
          </table:table-cell>
          <table:table-cell table:formula="of:=[.A1045]-[.$A$2]" office:value-type="float" office:value="5684" calcext:value-type="float">
            <text:p>5684</text:p>
          </table:table-cell>
          <table:table-cell table:formula="of:=[.B1045]/60" office:value-type="float" office:value="94.7333333333333" calcext:value-type="float">
            <text:p>94,7333333333333</text:p>
          </table:table-cell>
          <table:table-cell office:value-type="float" office:value="3.904283" calcext:value-type="float">
            <text:p>3,904283</text:p>
          </table:table-cell>
          <table:table-cell table:formula="of:=[.D1045]-3.866" office:value-type="float" office:value="0.0382829999999998" calcext:value-type="float">
            <text:p>0,038283</text:p>
          </table:table-cell>
          <table:table-cell table:formula="of:=AVERAGE([.E1022:.E1045])" office:value-type="float" office:value="0.0180149583333331" calcext:value-type="float">
            <text:p>0,018014958333333</text:p>
          </table:table-cell>
        </table:table-row>
        <table:table-row table:style-name="ro1">
          <table:table-cell office:value-type="float" office:value="1479495235" calcext:value-type="float">
            <text:p>1479495235</text:p>
          </table:table-cell>
          <table:table-cell table:formula="of:=[.A1046]-[.$A$2]" office:value-type="float" office:value="5689" calcext:value-type="float">
            <text:p>5689</text:p>
          </table:table-cell>
          <table:table-cell table:formula="of:=[.B1046]/60" office:value-type="float" office:value="94.8166666666667" calcext:value-type="float">
            <text:p>94,8166666666667</text:p>
          </table:table-cell>
          <table:table-cell office:value-type="float" office:value="3.910114" calcext:value-type="float">
            <text:p>3,910114</text:p>
          </table:table-cell>
          <table:table-cell table:formula="of:=[.D1046]-3.866" office:value-type="float" office:value="0.044114" calcext:value-type="float">
            <text:p>0,044114</text:p>
          </table:table-cell>
          <table:table-cell table:formula="of:=AVERAGE([.E1023:.E1046])" office:value-type="float" office:value="0.0193733749999998" calcext:value-type="float">
            <text:p>0,019373375</text:p>
          </table:table-cell>
        </table:table-row>
        <table:table-row table:style-name="ro1">
          <table:table-cell office:value-type="float" office:value="1479495240" calcext:value-type="float">
            <text:p>1479495240</text:p>
          </table:table-cell>
          <table:table-cell table:formula="of:=[.A1047]-[.$A$2]" office:value-type="float" office:value="5694" calcext:value-type="float">
            <text:p>5694</text:p>
          </table:table-cell>
          <table:table-cell table:formula="of:=[.B1047]/60" office:value-type="float" office:value="94.9" calcext:value-type="float">
            <text:p>94,9</text:p>
          </table:table-cell>
          <table:table-cell office:value-type="float" office:value="3.869242" calcext:value-type="float">
            <text:p>3,869242</text:p>
          </table:table-cell>
          <table:table-cell table:formula="of:=[.D1047]-3.866" office:value-type="float" office:value="0.00324199999999974" calcext:value-type="float">
            <text:p>0,003242</text:p>
          </table:table-cell>
          <table:table-cell table:formula="of:=AVERAGE([.E1024:.E1047])" office:value-type="float" office:value="0.0191962916666665" calcext:value-type="float">
            <text:p>0,019196291666667</text:p>
          </table:table-cell>
        </table:table-row>
        <table:table-row table:style-name="ro1">
          <table:table-cell office:value-type="float" office:value="1479495246" calcext:value-type="float">
            <text:p>1479495246</text:p>
          </table:table-cell>
          <table:table-cell table:formula="of:=[.A1048]-[.$A$2]" office:value-type="float" office:value="5700" calcext:value-type="float">
            <text:p>5700</text:p>
          </table:table-cell>
          <table:table-cell table:formula="of:=[.B1048]/60" office:value-type="float" office:value="95" calcext:value-type="float">
            <text:p>95</text:p>
          </table:table-cell>
          <table:table-cell office:value-type="float" office:value="3.873275" calcext:value-type="float">
            <text:p>3,873275</text:p>
          </table:table-cell>
          <table:table-cell table:formula="of:=[.D1048]-3.866" office:value-type="float" office:value="0.00727499999999992" calcext:value-type="float">
            <text:p>0,007275</text:p>
          </table:table-cell>
          <table:table-cell table:formula="of:=AVERAGE([.E1025:.E1048])" office:value-type="float" office:value="0.0193479583333332" calcext:value-type="float">
            <text:p>0,019347958333333</text:p>
          </table:table-cell>
        </table:table-row>
        <table:table-row table:style-name="ro1">
          <table:table-cell office:value-type="float" office:value="1479495251" calcext:value-type="float">
            <text:p>1479495251</text:p>
          </table:table-cell>
          <table:table-cell table:formula="of:=[.A1049]-[.$A$2]" office:value-type="float" office:value="5705" calcext:value-type="float">
            <text:p>5705</text:p>
          </table:table-cell>
          <table:table-cell table:formula="of:=[.B1049]/60" office:value-type="float" office:value="95.0833333333333" calcext:value-type="float">
            <text:p>95,0833333333333</text:p>
          </table:table-cell>
          <table:table-cell office:value-type="float" office:value="3.876103" calcext:value-type="float">
            <text:p>3,876103</text:p>
          </table:table-cell>
          <table:table-cell table:formula="of:=[.D1049]-3.866" office:value-type="float" office:value="0.010103" calcext:value-type="float">
            <text:p>0,010103</text:p>
          </table:table-cell>
          <table:table-cell table:formula="of:=AVERAGE([.E1026:.E1049])" office:value-type="float" office:value="0.0196340833333332" calcext:value-type="float">
            <text:p>0,019634083333333</text:p>
          </table:table-cell>
        </table:table-row>
        <table:table-row table:style-name="ro1">
          <table:table-cell office:value-type="float" office:value="1479495256" calcext:value-type="float">
            <text:p>1479495256</text:p>
          </table:table-cell>
          <table:table-cell table:formula="of:=[.A1050]-[.$A$2]" office:value-type="float" office:value="5710" calcext:value-type="float">
            <text:p>5710</text:p>
          </table:table-cell>
          <table:table-cell table:formula="of:=[.B1050]/60" office:value-type="float" office:value="95.1666666666667" calcext:value-type="float">
            <text:p>95,1666666666667</text:p>
          </table:table-cell>
          <table:table-cell office:value-type="float" office:value="3.871333" calcext:value-type="float">
            <text:p>3,871333</text:p>
          </table:table-cell>
          <table:table-cell table:formula="of:=[.D1050]-3.866" office:value-type="float" office:value="0.00533299999999981" calcext:value-type="float">
            <text:p>0,005333</text:p>
          </table:table-cell>
          <table:table-cell table:formula="of:=AVERAGE([.E1027:.E1050])" office:value-type="float" office:value="0.0197449166666665" calcext:value-type="float">
            <text:p>0,019744916666667</text:p>
          </table:table-cell>
        </table:table-row>
        <table:table-row table:style-name="ro1">
          <table:table-cell office:value-type="float" office:value="1479495261" calcext:value-type="float">
            <text:p>1479495261</text:p>
          </table:table-cell>
          <table:table-cell table:formula="of:=[.A1051]-[.$A$2]" office:value-type="float" office:value="5715" calcext:value-type="float">
            <text:p>5715</text:p>
          </table:table-cell>
          <table:table-cell table:formula="of:=[.B1051]/60" office:value-type="float" office:value="95.25" calcext:value-type="float">
            <text:p>95,25</text:p>
          </table:table-cell>
          <table:table-cell office:value-type="float" office:value="3.876024" calcext:value-type="float">
            <text:p>3,876024</text:p>
          </table:table-cell>
          <table:table-cell table:formula="of:=[.D1051]-3.866" office:value-type="float" office:value="0.010024" calcext:value-type="float">
            <text:p>0,010024</text:p>
          </table:table-cell>
          <table:table-cell table:formula="of:=AVERAGE([.E1028:.E1051])" office:value-type="float" office:value="0.0193176249999999" calcext:value-type="float">
            <text:p>0,019317625</text:p>
          </table:table-cell>
        </table:table-row>
        <table:table-row table:style-name="ro1">
          <table:table-cell office:value-type="float" office:value="1479495266" calcext:value-type="float">
            <text:p>1479495266</text:p>
          </table:table-cell>
          <table:table-cell table:formula="of:=[.A1052]-[.$A$2]" office:value-type="float" office:value="5720" calcext:value-type="float">
            <text:p>5720</text:p>
          </table:table-cell>
          <table:table-cell table:formula="of:=[.B1052]/60" office:value-type="float" office:value="95.3333333333333" calcext:value-type="float">
            <text:p>95,3333333333333</text:p>
          </table:table-cell>
          <table:table-cell office:value-type="float" office:value="3.884488" calcext:value-type="float">
            <text:p>3,884488</text:p>
          </table:table-cell>
          <table:table-cell table:formula="of:=[.D1052]-3.866" office:value-type="float" office:value="0.0184880000000001" calcext:value-type="float">
            <text:p>0,018488</text:p>
          </table:table-cell>
          <table:table-cell table:formula="of:=AVERAGE([.E1029:.E1052])" office:value-type="float" office:value="0.0194648333333332" calcext:value-type="float">
            <text:p>0,019464833333333</text:p>
          </table:table-cell>
        </table:table-row>
        <table:table-row table:style-name="ro1">
          <table:table-cell office:value-type="float" office:value="1479495272" calcext:value-type="float">
            <text:p>1479495272</text:p>
          </table:table-cell>
          <table:table-cell table:formula="of:=[.A1053]-[.$A$2]" office:value-type="float" office:value="5726" calcext:value-type="float">
            <text:p>5726</text:p>
          </table:table-cell>
          <table:table-cell table:formula="of:=[.B1053]/60" office:value-type="float" office:value="95.4333333333333" calcext:value-type="float">
            <text:p>95,4333333333333</text:p>
          </table:table-cell>
          <table:table-cell office:value-type="float" office:value="3.895592" calcext:value-type="float">
            <text:p>3,895592</text:p>
          </table:table-cell>
          <table:table-cell table:formula="of:=[.D1053]-3.866" office:value-type="float" office:value="0.0295919999999996" calcext:value-type="float">
            <text:p>0,029592</text:p>
          </table:table-cell>
          <table:table-cell table:formula="of:=AVERAGE([.E1030:.E1053])" office:value-type="float" office:value="0.0206577916666665" calcext:value-type="float">
            <text:p>0,020657791666667</text:p>
          </table:table-cell>
        </table:table-row>
        <table:table-row table:style-name="ro1">
          <table:table-cell office:value-type="float" office:value="1479495277" calcext:value-type="float">
            <text:p>1479495277</text:p>
          </table:table-cell>
          <table:table-cell table:formula="of:=[.A1054]-[.$A$2]" office:value-type="float" office:value="5731" calcext:value-type="float">
            <text:p>5731</text:p>
          </table:table-cell>
          <table:table-cell table:formula="of:=[.B1054]/60" office:value-type="float" office:value="95.5166666666667" calcext:value-type="float">
            <text:p>95,5166666666667</text:p>
          </table:table-cell>
          <table:table-cell office:value-type="float" office:value="3.914574" calcext:value-type="float">
            <text:p>3,914574</text:p>
          </table:table-cell>
          <table:table-cell table:formula="of:=[.D1054]-3.866" office:value-type="float" office:value="0.0485739999999999" calcext:value-type="float">
            <text:p>0,048574</text:p>
          </table:table-cell>
          <table:table-cell table:formula="of:=AVERAGE([.E1031:.E1054])" office:value-type="float" office:value="0.0222327916666665" calcext:value-type="float">
            <text:p>0,022232791666667</text:p>
          </table:table-cell>
        </table:table-row>
        <table:table-row table:style-name="ro1">
          <table:table-cell office:value-type="float" office:value="1479495282" calcext:value-type="float">
            <text:p>1479495282</text:p>
          </table:table-cell>
          <table:table-cell table:formula="of:=[.A1055]-[.$A$2]" office:value-type="float" office:value="5736" calcext:value-type="float">
            <text:p>5736</text:p>
          </table:table-cell>
          <table:table-cell table:formula="of:=[.B1055]/60" office:value-type="float" office:value="95.6" calcext:value-type="float">
            <text:p>95,6</text:p>
          </table:table-cell>
          <table:table-cell office:value-type="float" office:value="3.976954" calcext:value-type="float">
            <text:p>3,976954</text:p>
          </table:table-cell>
          <table:table-cell table:formula="of:=[.D1055]-3.866" office:value-type="float" office:value="0.110954" calcext:value-type="float">
            <text:p>0,110954</text:p>
          </table:table-cell>
          <table:table-cell table:formula="of:=AVERAGE([.E1032:.E1055])" office:value-type="float" office:value="0.0263543333333332" calcext:value-type="float">
            <text:p>0,026354333333333</text:p>
          </table:table-cell>
        </table:table-row>
        <table:table-row table:style-name="ro1">
          <table:table-cell office:value-type="float" office:value="1479495287" calcext:value-type="float">
            <text:p>1479495287</text:p>
          </table:table-cell>
          <table:table-cell table:formula="of:=[.A1056]-[.$A$2]" office:value-type="float" office:value="5741" calcext:value-type="float">
            <text:p>5741</text:p>
          </table:table-cell>
          <table:table-cell table:formula="of:=[.B1056]/60" office:value-type="float" office:value="95.6833333333333" calcext:value-type="float">
            <text:p>95,6833333333333</text:p>
          </table:table-cell>
          <table:table-cell office:value-type="float" office:value="3.910128" calcext:value-type="float">
            <text:p>3,910128</text:p>
          </table:table-cell>
          <table:table-cell table:formula="of:=[.D1056]-3.866" office:value-type="float" office:value="0.0441279999999997" calcext:value-type="float">
            <text:p>0,044128</text:p>
          </table:table-cell>
          <table:table-cell table:formula="of:=AVERAGE([.E1033:.E1056])" office:value-type="float" office:value="0.0278129999999998" calcext:value-type="float">
            <text:p>0,027813</text:p>
          </table:table-cell>
        </table:table-row>
        <table:table-row table:style-name="ro1">
          <table:table-cell office:value-type="float" office:value="1479495293" calcext:value-type="float">
            <text:p>1479495293</text:p>
          </table:table-cell>
          <table:table-cell table:formula="of:=[.A1057]-[.$A$2]" office:value-type="float" office:value="5747" calcext:value-type="float">
            <text:p>5747</text:p>
          </table:table-cell>
          <table:table-cell table:formula="of:=[.B1057]/60" office:value-type="float" office:value="95.7833333333333" calcext:value-type="float">
            <text:p>95,7833333333333</text:p>
          </table:table-cell>
          <table:table-cell office:value-type="float" office:value="3.924511" calcext:value-type="float">
            <text:p>3,924511</text:p>
          </table:table-cell>
          <table:table-cell table:formula="of:=[.D1057]-3.866" office:value-type="float" office:value="0.0585109999999998" calcext:value-type="float">
            <text:p>0,058511</text:p>
          </table:table-cell>
          <table:table-cell table:formula="of:=AVERAGE([.E1034:.E1057])" office:value-type="float" office:value="0.0297714583333332" calcext:value-type="float">
            <text:p>0,029771458333333</text:p>
          </table:table-cell>
        </table:table-row>
        <table:table-row table:style-name="ro1">
          <table:table-cell office:value-type="float" office:value="1479495298" calcext:value-type="float">
            <text:p>1479495298</text:p>
          </table:table-cell>
          <table:table-cell table:formula="of:=[.A1058]-[.$A$2]" office:value-type="float" office:value="5752" calcext:value-type="float">
            <text:p>5752</text:p>
          </table:table-cell>
          <table:table-cell table:formula="of:=[.B1058]/60" office:value-type="float" office:value="95.8666666666667" calcext:value-type="float">
            <text:p>95,8666666666667</text:p>
          </table:table-cell>
          <table:table-cell office:value-type="float" office:value="3.929117" calcext:value-type="float">
            <text:p>3,929117</text:p>
          </table:table-cell>
          <table:table-cell table:formula="of:=[.D1058]-3.866" office:value-type="float" office:value="0.0631169999999996" calcext:value-type="float">
            <text:p>0,063117</text:p>
          </table:table-cell>
          <table:table-cell table:formula="of:=AVERAGE([.E1035:.E1058])" office:value-type="float" office:value="0.0297665416666665" calcext:value-type="float">
            <text:p>0,029766541666667</text:p>
          </table:table-cell>
        </table:table-row>
        <table:table-row table:style-name="ro1">
          <table:table-cell office:value-type="float" office:value="1479495303" calcext:value-type="float">
            <text:p>1479495303</text:p>
          </table:table-cell>
          <table:table-cell table:formula="of:=[.A1059]-[.$A$2]" office:value-type="float" office:value="5757" calcext:value-type="float">
            <text:p>5757</text:p>
          </table:table-cell>
          <table:table-cell table:formula="of:=[.B1059]/60" office:value-type="float" office:value="95.95" calcext:value-type="float">
            <text:p>95,95</text:p>
          </table:table-cell>
          <table:table-cell office:value-type="float" office:value="3.926601" calcext:value-type="float">
            <text:p>3,926601</text:p>
          </table:table-cell>
          <table:table-cell table:formula="of:=[.D1059]-3.866" office:value-type="float" office:value="0.0606009999999997" calcext:value-type="float">
            <text:p>0,060601</text:p>
          </table:table-cell>
          <table:table-cell table:formula="of:=AVERAGE([.E1036:.E1059])" office:value-type="float" office:value="0.0317004583333332" calcext:value-type="float">
            <text:p>0,031700458333333</text:p>
          </table:table-cell>
        </table:table-row>
        <table:table-row table:style-name="ro1">
          <table:table-cell office:value-type="float" office:value="1479495308" calcext:value-type="float">
            <text:p>1479495308</text:p>
          </table:table-cell>
          <table:table-cell table:formula="of:=[.A1060]-[.$A$2]" office:value-type="float" office:value="5762" calcext:value-type="float">
            <text:p>5762</text:p>
          </table:table-cell>
          <table:table-cell table:formula="of:=[.B1060]/60" office:value-type="float" office:value="96.0333333333333" calcext:value-type="float">
            <text:p>96,0333333333333</text:p>
          </table:table-cell>
          <table:table-cell office:value-type="float" office:value="3.933473" calcext:value-type="float">
            <text:p>3,933473</text:p>
          </table:table-cell>
          <table:table-cell table:formula="of:=[.D1060]-3.866" office:value-type="float" office:value="0.0674730000000001" calcext:value-type="float">
            <text:p>0,067473</text:p>
          </table:table-cell>
          <table:table-cell table:formula="of:=AVERAGE([.E1037:.E1060])" office:value-type="float" office:value="0.0343215416666665" calcext:value-type="float">
            <text:p>0,034321541666667</text:p>
          </table:table-cell>
        </table:table-row>
        <table:table-row table:style-name="ro1">
          <table:table-cell office:value-type="float" office:value="1479495313" calcext:value-type="float">
            <text:p>1479495313</text:p>
          </table:table-cell>
          <table:table-cell table:formula="of:=[.A1061]-[.$A$2]" office:value-type="float" office:value="5767" calcext:value-type="float">
            <text:p>5767</text:p>
          </table:table-cell>
          <table:table-cell table:formula="of:=[.B1061]/60" office:value-type="float" office:value="96.1166666666667" calcext:value-type="float">
            <text:p>96,1166666666667</text:p>
          </table:table-cell>
          <table:table-cell office:value-type="float" office:value="3.942708" calcext:value-type="float">
            <text:p>3,942708</text:p>
          </table:table-cell>
          <table:table-cell table:formula="of:=[.D1061]-3.866" office:value-type="float" office:value="0.076708" calcext:value-type="float">
            <text:p>0,076708</text:p>
          </table:table-cell>
          <table:table-cell table:formula="of:=AVERAGE([.E1038:.E1061])" office:value-type="float" office:value="0.0360509999999999" calcext:value-type="float">
            <text:p>0,036051</text:p>
          </table:table-cell>
        </table:table-row>
        <table:table-row table:style-name="ro1">
          <table:table-cell office:value-type="float" office:value="1479495319" calcext:value-type="float">
            <text:p>1479495319</text:p>
          </table:table-cell>
          <table:table-cell table:formula="of:=[.A1062]-[.$A$2]" office:value-type="float" office:value="5773" calcext:value-type="float">
            <text:p>5773</text:p>
          </table:table-cell>
          <table:table-cell table:formula="of:=[.B1062]/60" office:value-type="float" office:value="96.2166666666667" calcext:value-type="float">
            <text:p>96,2166666666667</text:p>
          </table:table-cell>
          <table:table-cell office:value-type="float" office:value="3.944339" calcext:value-type="float">
            <text:p>3,944339</text:p>
          </table:table-cell>
          <table:table-cell table:formula="of:=[.D1062]-3.866" office:value-type="float" office:value="0.0783389999999997" calcext:value-type="float">
            <text:p>0,078339</text:p>
          </table:table-cell>
          <table:table-cell table:formula="of:=AVERAGE([.E1039:.E1062])" office:value-type="float" office:value="0.0390437083333332" calcext:value-type="float">
            <text:p>0,039043708333333</text:p>
          </table:table-cell>
        </table:table-row>
        <table:table-row table:style-name="ro1">
          <table:table-cell office:value-type="float" office:value="1479495324" calcext:value-type="float">
            <text:p>1479495324</text:p>
          </table:table-cell>
          <table:table-cell table:formula="of:=[.A1063]-[.$A$2]" office:value-type="float" office:value="5778" calcext:value-type="float">
            <text:p>5778</text:p>
          </table:table-cell>
          <table:table-cell table:formula="of:=[.B1063]/60" office:value-type="float" office:value="96.3" calcext:value-type="float">
            <text:p>96,3</text:p>
          </table:table-cell>
          <table:table-cell office:value-type="float" office:value="5.198156" calcext:value-type="float">
            <text:p>5,198156</text:p>
          </table:table-cell>
          <table:table-cell table:formula="of:=[.D1063]-3.866" office:value-type="float" office:value="1.332156" calcext:value-type="float">
            <text:p>1,332156</text:p>
          </table:table-cell>
          <table:table-cell table:formula="of:=AVERAGE([.E1040:.E1063])" office:value-type="float" office:value="0.0942653333333332" calcext:value-type="float">
            <text:p>0,094265333333333</text:p>
          </table:table-cell>
        </table:table-row>
        <table:table-row table:style-name="ro1">
          <table:table-cell office:value-type="float" office:value="1479495329" calcext:value-type="float">
            <text:p>1479495329</text:p>
          </table:table-cell>
          <table:table-cell table:formula="of:=[.A1064]-[.$A$2]" office:value-type="float" office:value="5783" calcext:value-type="float">
            <text:p>5783</text:p>
          </table:table-cell>
          <table:table-cell table:formula="of:=[.B1064]/60" office:value-type="float" office:value="96.3833333333333" calcext:value-type="float">
            <text:p>96,3833333333333</text:p>
          </table:table-cell>
          <table:table-cell office:value-type="float" office:value="3.967836" calcext:value-type="float">
            <text:p>3,967836</text:p>
          </table:table-cell>
          <table:table-cell table:formula="of:=[.D1064]-3.866" office:value-type="float" office:value="0.101836" calcext:value-type="float">
            <text:p>0,101836</text:p>
          </table:table-cell>
          <table:table-cell table:formula="of:=AVERAGE([.E1041:.E1064])" office:value-type="float" office:value="0.0981965833333332" calcext:value-type="float">
            <text:p>0,098196583333333</text:p>
          </table:table-cell>
        </table:table-row>
        <table:table-row table:style-name="ro1">
          <table:table-cell office:value-type="float" office:value="1479495334" calcext:value-type="float">
            <text:p>1479495334</text:p>
          </table:table-cell>
          <table:table-cell table:formula="of:=[.A1065]-[.$A$2]" office:value-type="float" office:value="5788" calcext:value-type="float">
            <text:p>5788</text:p>
          </table:table-cell>
          <table:table-cell table:formula="of:=[.B1065]/60" office:value-type="float" office:value="96.4666666666667" calcext:value-type="float">
            <text:p>96,4666666666667</text:p>
          </table:table-cell>
          <table:table-cell office:value-type="float" office:value="3.977278" calcext:value-type="float">
            <text:p>3,977278</text:p>
          </table:table-cell>
          <table:table-cell table:formula="of:=[.D1065]-3.866" office:value-type="float" office:value="0.111278" calcext:value-type="float">
            <text:p>0,111278</text:p>
          </table:table-cell>
          <table:table-cell table:formula="of:=AVERAGE([.E1042:.E1065])" office:value-type="float" office:value="0.1017925" calcext:value-type="float">
            <text:p>0,1017925</text:p>
          </table:table-cell>
        </table:table-row>
        <table:table-row table:style-name="ro1">
          <table:table-cell office:value-type="float" office:value="1479495340" calcext:value-type="float">
            <text:p>1479495340</text:p>
          </table:table-cell>
          <table:table-cell table:formula="of:=[.A1066]-[.$A$2]" office:value-type="float" office:value="5794" calcext:value-type="float">
            <text:p>5794</text:p>
          </table:table-cell>
          <table:table-cell table:formula="of:=[.B1066]/60" office:value-type="float" office:value="96.5666666666667" calcext:value-type="float">
            <text:p>96,5666666666667</text:p>
          </table:table-cell>
          <table:table-cell office:value-type="float" office:value="3.973111" calcext:value-type="float">
            <text:p>3,973111</text:p>
          </table:table-cell>
          <table:table-cell table:formula="of:=[.D1066]-3.866" office:value-type="float" office:value="0.107111" calcext:value-type="float">
            <text:p>0,107111</text:p>
          </table:table-cell>
          <table:table-cell table:formula="of:=AVERAGE([.E1043:.E1066])" office:value-type="float" office:value="0.104566208333333" calcext:value-type="float">
            <text:p>0,104566208333333</text:p>
          </table:table-cell>
        </table:table-row>
        <table:table-row table:style-name="ro1">
          <table:table-cell office:value-type="float" office:value="1479495345" calcext:value-type="float">
            <text:p>1479495345</text:p>
          </table:table-cell>
          <table:table-cell table:formula="of:=[.A1067]-[.$A$2]" office:value-type="float" office:value="5799" calcext:value-type="float">
            <text:p>5799</text:p>
          </table:table-cell>
          <table:table-cell table:formula="of:=[.B1067]/60" office:value-type="float" office:value="96.65" calcext:value-type="float">
            <text:p>96,65</text:p>
          </table:table-cell>
          <table:table-cell office:value-type="float" office:value="3.954521" calcext:value-type="float">
            <text:p>3,954521</text:p>
          </table:table-cell>
          <table:table-cell table:formula="of:=[.D1067]-3.866" office:value-type="float" office:value="0.0885209999999996" calcext:value-type="float">
            <text:p>0,088521</text:p>
          </table:table-cell>
          <table:table-cell table:formula="of:=AVERAGE([.E1044:.E1067])" office:value-type="float" office:value="0.10678425" calcext:value-type="float">
            <text:p>0,10678425</text:p>
          </table:table-cell>
        </table:table-row>
        <table:table-row table:style-name="ro1">
          <table:table-cell office:value-type="float" office:value="1479495350" calcext:value-type="float">
            <text:p>1479495350</text:p>
          </table:table-cell>
          <table:table-cell table:formula="of:=[.A1068]-[.$A$2]" office:value-type="float" office:value="5804" calcext:value-type="float">
            <text:p>5804</text:p>
          </table:table-cell>
          <table:table-cell table:formula="of:=[.B1068]/60" office:value-type="float" office:value="96.7333333333333" calcext:value-type="float">
            <text:p>96,7333333333333</text:p>
          </table:table-cell>
          <table:table-cell office:value-type="float" office:value="3.965038" calcext:value-type="float">
            <text:p>3,965038</text:p>
          </table:table-cell>
          <table:table-cell table:formula="of:=[.D1068]-3.866" office:value-type="float" office:value="0.0990379999999997" calcext:value-type="float">
            <text:p>0,099038</text:p>
          </table:table-cell>
          <table:table-cell table:formula="of:=AVERAGE([.E1045:.E1068])" office:value-type="float" office:value="0.108949958333333" calcext:value-type="float">
            <text:p>0,108949958333333</text:p>
          </table:table-cell>
        </table:table-row>
        <table:table-row table:style-name="ro1">
          <table:table-cell office:value-type="float" office:value="1479495356" calcext:value-type="float">
            <text:p>1479495356</text:p>
          </table:table-cell>
          <table:table-cell table:formula="of:=[.A1069]-[.$A$2]" office:value-type="float" office:value="5810" calcext:value-type="float">
            <text:p>5810</text:p>
          </table:table-cell>
          <table:table-cell table:formula="of:=[.B1069]/60" office:value-type="float" office:value="96.8333333333333" calcext:value-type="float">
            <text:p>96,8333333333333</text:p>
          </table:table-cell>
          <table:table-cell office:value-type="float" office:value="3.955941" calcext:value-type="float">
            <text:p>3,955941</text:p>
          </table:table-cell>
          <table:table-cell table:formula="of:=[.D1069]-3.866" office:value-type="float" office:value="0.0899410000000001" calcext:value-type="float">
            <text:p>0,089941</text:p>
          </table:table-cell>
          <table:table-cell table:formula="of:=AVERAGE([.E1046:.E1069])" office:value-type="float" office:value="0.111102375" calcext:value-type="float">
            <text:p>0,111102375</text:p>
          </table:table-cell>
        </table:table-row>
        <table:table-row table:style-name="ro1">
          <table:table-cell office:value-type="float" office:value="1479495361" calcext:value-type="float">
            <text:p>1479495361</text:p>
          </table:table-cell>
          <table:table-cell table:formula="of:=[.A1070]-[.$A$2]" office:value-type="float" office:value="5815" calcext:value-type="float">
            <text:p>5815</text:p>
          </table:table-cell>
          <table:table-cell table:formula="of:=[.B1070]/60" office:value-type="float" office:value="96.9166666666667" calcext:value-type="float">
            <text:p>96,9166666666667</text:p>
          </table:table-cell>
          <table:table-cell office:value-type="float" office:value="3.949234" calcext:value-type="float">
            <text:p>3,949234</text:p>
          </table:table-cell>
          <table:table-cell table:formula="of:=[.D1070]-3.866" office:value-type="float" office:value="0.0832339999999996" calcext:value-type="float">
            <text:p>0,083234</text:p>
          </table:table-cell>
          <table:table-cell table:formula="of:=AVERAGE([.E1047:.E1070])" office:value-type="float" office:value="0.112732375" calcext:value-type="float">
            <text:p>0,112732375</text:p>
          </table:table-cell>
        </table:table-row>
        <table:table-row table:style-name="ro1">
          <table:table-cell office:value-type="float" office:value="1479495366" calcext:value-type="float">
            <text:p>1479495366</text:p>
          </table:table-cell>
          <table:table-cell table:formula="of:=[.A1071]-[.$A$2]" office:value-type="float" office:value="5820" calcext:value-type="float">
            <text:p>5820</text:p>
          </table:table-cell>
          <table:table-cell table:formula="of:=[.B1071]/60" office:value-type="float" office:value="97" calcext:value-type="float">
            <text:p>97</text:p>
          </table:table-cell>
          <table:table-cell office:value-type="float" office:value="3.95544" calcext:value-type="float">
            <text:p>3,95544</text:p>
          </table:table-cell>
          <table:table-cell table:formula="of:=[.D1071]-3.866" office:value-type="float" office:value="0.0894400000000002" calcext:value-type="float">
            <text:p>0,08944</text:p>
          </table:table-cell>
          <table:table-cell table:formula="of:=AVERAGE([.E1048:.E1071])" office:value-type="float" office:value="0.116323958333333" calcext:value-type="float">
            <text:p>0,116323958333333</text:p>
          </table:table-cell>
        </table:table-row>
        <table:table-row table:style-name="ro1">
          <table:table-cell office:value-type="float" office:value="1479495371" calcext:value-type="float">
            <text:p>1479495371</text:p>
          </table:table-cell>
          <table:table-cell table:formula="of:=[.A1072]-[.$A$2]" office:value-type="float" office:value="5825" calcext:value-type="float">
            <text:p>5825</text:p>
          </table:table-cell>
          <table:table-cell table:formula="of:=[.B1072]/60" office:value-type="float" office:value="97.0833333333333" calcext:value-type="float">
            <text:p>97,0833333333333</text:p>
          </table:table-cell>
          <table:table-cell office:value-type="float" office:value="3.956784" calcext:value-type="float">
            <text:p>3,956784</text:p>
          </table:table-cell>
          <table:table-cell table:formula="of:=[.D1072]-3.866" office:value-type="float" office:value="0.0907839999999998" calcext:value-type="float">
            <text:p>0,090784</text:p>
          </table:table-cell>
          <table:table-cell table:formula="of:=AVERAGE([.E1049:.E1072])" office:value-type="float" office:value="0.1198035" calcext:value-type="float">
            <text:p>0,1198035</text:p>
          </table:table-cell>
        </table:table-row>
        <table:table-row table:style-name="ro1">
          <table:table-cell office:value-type="float" office:value="1479495376" calcext:value-type="float">
            <text:p>1479495376</text:p>
          </table:table-cell>
          <table:table-cell table:formula="of:=[.A1073]-[.$A$2]" office:value-type="float" office:value="5830" calcext:value-type="float">
            <text:p>5830</text:p>
          </table:table-cell>
          <table:table-cell table:formula="of:=[.B1073]/60" office:value-type="float" office:value="97.1666666666667" calcext:value-type="float">
            <text:p>97,1666666666667</text:p>
          </table:table-cell>
          <table:table-cell office:value-type="float" office:value="3.961536" calcext:value-type="float">
            <text:p>3,961536</text:p>
          </table:table-cell>
          <table:table-cell table:formula="of:=[.D1073]-3.866" office:value-type="float" office:value="0.0955359999999996" calcext:value-type="float">
            <text:p>0,095536</text:p>
          </table:table-cell>
          <table:table-cell table:formula="of:=AVERAGE([.E1050:.E1073])" office:value-type="float" office:value="0.123363208333333" calcext:value-type="float">
            <text:p>0,123363208333333</text:p>
          </table:table-cell>
        </table:table-row>
        <table:table-row table:style-name="ro1">
          <table:table-cell office:value-type="float" office:value="1479495382" calcext:value-type="float">
            <text:p>1479495382</text:p>
          </table:table-cell>
          <table:table-cell table:formula="of:=[.A1074]-[.$A$2]" office:value-type="float" office:value="5836" calcext:value-type="float">
            <text:p>5836</text:p>
          </table:table-cell>
          <table:table-cell table:formula="of:=[.B1074]/60" office:value-type="float" office:value="97.2666666666667" calcext:value-type="float">
            <text:p>97,2666666666667</text:p>
          </table:table-cell>
          <table:table-cell office:value-type="float" office:value="3.960869" calcext:value-type="float">
            <text:p>3,960869</text:p>
          </table:table-cell>
          <table:table-cell table:formula="of:=[.D1074]-3.866" office:value-type="float" office:value="0.0948689999999997" calcext:value-type="float">
            <text:p>0,094869</text:p>
          </table:table-cell>
          <table:table-cell table:formula="of:=AVERAGE([.E1051:.E1074])" office:value-type="float" office:value="0.127093875" calcext:value-type="float">
            <text:p>0,127093875</text:p>
          </table:table-cell>
        </table:table-row>
        <table:table-row table:style-name="ro1">
          <table:table-cell office:value-type="float" office:value="1479495387" calcext:value-type="float">
            <text:p>1479495387</text:p>
          </table:table-cell>
          <table:table-cell table:formula="of:=[.A1075]-[.$A$2]" office:value-type="float" office:value="5841" calcext:value-type="float">
            <text:p>5841</text:p>
          </table:table-cell>
          <table:table-cell table:formula="of:=[.B1075]/60" office:value-type="float" office:value="97.35" calcext:value-type="float">
            <text:p>97,35</text:p>
          </table:table-cell>
          <table:table-cell office:value-type="float" office:value="3.952576" calcext:value-type="float">
            <text:p>3,952576</text:p>
          </table:table-cell>
          <table:table-cell table:formula="of:=[.D1075]-3.866" office:value-type="float" office:value="0.086576" calcext:value-type="float">
            <text:p>0,086576</text:p>
          </table:table-cell>
          <table:table-cell table:formula="of:=AVERAGE([.E1052:.E1075])" office:value-type="float" office:value="0.130283541666667" calcext:value-type="float">
            <text:p>0,130283541666667</text:p>
          </table:table-cell>
        </table:table-row>
        <table:table-row table:style-name="ro1">
          <table:table-cell office:value-type="float" office:value="1479495392" calcext:value-type="float">
            <text:p>1479495392</text:p>
          </table:table-cell>
          <table:table-cell table:formula="of:=[.A1076]-[.$A$2]" office:value-type="float" office:value="5846" calcext:value-type="float">
            <text:p>5846</text:p>
          </table:table-cell>
          <table:table-cell table:formula="of:=[.B1076]/60" office:value-type="float" office:value="97.4333333333333" calcext:value-type="float">
            <text:p>97,4333333333333</text:p>
          </table:table-cell>
          <table:table-cell office:value-type="float" office:value="3.960251" calcext:value-type="float">
            <text:p>3,960251</text:p>
          </table:table-cell>
          <table:table-cell table:formula="of:=[.D1076]-3.866" office:value-type="float" office:value="0.0942509999999999" calcext:value-type="float">
            <text:p>0,094251</text:p>
          </table:table-cell>
          <table:table-cell table:formula="of:=AVERAGE([.E1053:.E1076])" office:value-type="float" office:value="0.133440333333333" calcext:value-type="float">
            <text:p>0,133440333333333</text:p>
          </table:table-cell>
        </table:table-row>
        <table:table-row table:style-name="ro1">
          <table:table-cell office:value-type="float" office:value="1479495397" calcext:value-type="float">
            <text:p>1479495397</text:p>
          </table:table-cell>
          <table:table-cell table:formula="of:=[.A1077]-[.$A$2]" office:value-type="float" office:value="5851" calcext:value-type="float">
            <text:p>5851</text:p>
          </table:table-cell>
          <table:table-cell table:formula="of:=[.B1077]/60" office:value-type="float" office:value="97.5166666666667" calcext:value-type="float">
            <text:p>97,5166666666667</text:p>
          </table:table-cell>
          <table:table-cell office:value-type="float" office:value="3.956151" calcext:value-type="float">
            <text:p>3,956151</text:p>
          </table:table-cell>
          <table:table-cell table:formula="of:=[.D1077]-3.866" office:value-type="float" office:value="0.0901510000000001" calcext:value-type="float">
            <text:p>0,090151</text:p>
          </table:table-cell>
          <table:table-cell table:formula="of:=AVERAGE([.E1054:.E1077])" office:value-type="float" office:value="0.135963625" calcext:value-type="float">
            <text:p>0,135963625</text:p>
          </table:table-cell>
        </table:table-row>
        <table:table-row table:style-name="ro1">
          <table:table-cell office:value-type="float" office:value="1479495403" calcext:value-type="float">
            <text:p>1479495403</text:p>
          </table:table-cell>
          <table:table-cell table:formula="of:=[.A1078]-[.$A$2]" office:value-type="float" office:value="5857" calcext:value-type="float">
            <text:p>5857</text:p>
          </table:table-cell>
          <table:table-cell table:formula="of:=[.B1078]/60" office:value-type="float" office:value="97.6166666666667" calcext:value-type="float">
            <text:p>97,6166666666667</text:p>
          </table:table-cell>
          <table:table-cell office:value-type="float" office:value="3.869186" calcext:value-type="float">
            <text:p>3,869186</text:p>
          </table:table-cell>
          <table:table-cell table:formula="of:=[.D1078]-3.866" office:value-type="float" office:value="0.00318599999999991" calcext:value-type="float">
            <text:p>0,003186</text:p>
          </table:table-cell>
          <table:table-cell table:formula="of:=AVERAGE([.E1055:.E1078])" office:value-type="float" office:value="0.134072458333333" calcext:value-type="float">
            <text:p>0,134072458333333</text:p>
          </table:table-cell>
        </table:table-row>
        <table:table-row table:style-name="ro1">
          <table:table-cell office:value-type="float" office:value="1479495408" calcext:value-type="float">
            <text:p>1479495408</text:p>
          </table:table-cell>
          <table:table-cell table:formula="of:=[.A1079]-[.$A$2]" office:value-type="float" office:value="5862" calcext:value-type="float">
            <text:p>5862</text:p>
          </table:table-cell>
          <table:table-cell table:formula="of:=[.B1079]/60" office:value-type="float" office:value="97.7" calcext:value-type="float">
            <text:p>97,7</text:p>
          </table:table-cell>
          <table:table-cell office:value-type="float" office:value="3.869219" calcext:value-type="float">
            <text:p>3,869219</text:p>
          </table:table-cell>
          <table:table-cell table:formula="of:=[.D1079]-3.866" office:value-type="float" office:value="0.00321900000000008" calcext:value-type="float">
            <text:p>0,003219</text:p>
          </table:table-cell>
          <table:table-cell table:formula="of:=AVERAGE([.E1056:.E1079])" office:value-type="float" office:value="0.1295835" calcext:value-type="float">
            <text:p>0,1295835</text:p>
          </table:table-cell>
        </table:table-row>
        <table:table-row table:style-name="ro1">
          <table:table-cell office:value-type="float" office:value="1479495413" calcext:value-type="float">
            <text:p>1479495413</text:p>
          </table:table-cell>
          <table:table-cell table:formula="of:=[.A1080]-[.$A$2]" office:value-type="float" office:value="5867" calcext:value-type="float">
            <text:p>5867</text:p>
          </table:table-cell>
          <table:table-cell table:formula="of:=[.B1080]/60" office:value-type="float" office:value="97.7833333333333" calcext:value-type="float">
            <text:p>97,7833333333333</text:p>
          </table:table-cell>
          <table:table-cell office:value-type="float" office:value="3.869112" calcext:value-type="float">
            <text:p>3,869112</text:p>
          </table:table-cell>
          <table:table-cell table:formula="of:=[.D1080]-3.866" office:value-type="float" office:value="0.00311199999999978" calcext:value-type="float">
            <text:p>0,003112</text:p>
          </table:table-cell>
          <table:table-cell table:formula="of:=AVERAGE([.E1057:.E1080])" office:value-type="float" office:value="0.1278745" calcext:value-type="float">
            <text:p>0,1278745</text:p>
          </table:table-cell>
        </table:table-row>
        <table:table-row table:style-name="ro1">
          <table:table-cell office:value-type="float" office:value="1479495418" calcext:value-type="float">
            <text:p>1479495418</text:p>
          </table:table-cell>
          <table:table-cell table:formula="of:=[.A1081]-[.$A$2]" office:value-type="float" office:value="5872" calcext:value-type="float">
            <text:p>5872</text:p>
          </table:table-cell>
          <table:table-cell table:formula="of:=[.B1081]/60" office:value-type="float" office:value="97.8666666666667" calcext:value-type="float">
            <text:p>97,8666666666667</text:p>
          </table:table-cell>
          <table:table-cell office:value-type="float" office:value="3.868849" calcext:value-type="float">
            <text:p>3,868849</text:p>
          </table:table-cell>
          <table:table-cell table:formula="of:=[.D1081]-3.866" office:value-type="float" office:value="0.00284899999999988" calcext:value-type="float">
            <text:p>0,002849</text:p>
          </table:table-cell>
          <table:table-cell table:formula="of:=AVERAGE([.E1058:.E1081])" office:value-type="float" office:value="0.12555525" calcext:value-type="float">
            <text:p>0,12555525</text:p>
          </table:table-cell>
        </table:table-row>
        <table:table-row table:style-name="ro1">
          <table:table-cell office:value-type="float" office:value="1479495423" calcext:value-type="float">
            <text:p>1479495423</text:p>
          </table:table-cell>
          <table:table-cell table:formula="of:=[.A1082]-[.$A$2]" office:value-type="float" office:value="5877" calcext:value-type="float">
            <text:p>5877</text:p>
          </table:table-cell>
          <table:table-cell table:formula="of:=[.B1082]/60" office:value-type="float" office:value="97.95" calcext:value-type="float">
            <text:p>97,95</text:p>
          </table:table-cell>
          <table:table-cell office:value-type="float" office:value="3.868682" calcext:value-type="float">
            <text:p>3,868682</text:p>
          </table:table-cell>
          <table:table-cell table:formula="of:=[.D1082]-3.866" office:value-type="float" office:value="0.00268199999999963" calcext:value-type="float">
            <text:p>0,002682</text:p>
          </table:table-cell>
          <table:table-cell table:formula="of:=AVERAGE([.E1059:.E1082])" office:value-type="float" office:value="0.123037125" calcext:value-type="float">
            <text:p>0,123037125</text:p>
          </table:table-cell>
        </table:table-row>
        <table:table-row table:style-name="ro1">
          <table:table-cell office:value-type="float" office:value="1479495429" calcext:value-type="float">
            <text:p>1479495429</text:p>
          </table:table-cell>
          <table:table-cell table:formula="of:=[.A1083]-[.$A$2]" office:value-type="float" office:value="5883" calcext:value-type="float">
            <text:p>5883</text:p>
          </table:table-cell>
          <table:table-cell table:formula="of:=[.B1083]/60" office:value-type="float" office:value="98.05" calcext:value-type="float">
            <text:p>98,05</text:p>
          </table:table-cell>
          <table:table-cell office:value-type="float" office:value="3.869245" calcext:value-type="float">
            <text:p>3,869245</text:p>
          </table:table-cell>
          <table:table-cell table:formula="of:=[.D1083]-3.866" office:value-type="float" office:value="0.00324499999999972" calcext:value-type="float">
            <text:p>0,003245</text:p>
          </table:table-cell>
          <table:table-cell table:formula="of:=AVERAGE([.E1060:.E1083])" office:value-type="float" office:value="0.120647291666667" calcext:value-type="float">
            <text:p>0,120647291666667</text:p>
          </table:table-cell>
        </table:table-row>
        <table:table-row table:style-name="ro1">
          <table:table-cell office:value-type="float" office:value="1479495434" calcext:value-type="float">
            <text:p>1479495434</text:p>
          </table:table-cell>
          <table:table-cell table:formula="of:=[.A1084]-[.$A$2]" office:value-type="float" office:value="5888" calcext:value-type="float">
            <text:p>5888</text:p>
          </table:table-cell>
          <table:table-cell table:formula="of:=[.B1084]/60" office:value-type="float" office:value="98.1333333333333" calcext:value-type="float">
            <text:p>98,1333333333333</text:p>
          </table:table-cell>
          <table:table-cell office:value-type="float" office:value="3.869253" calcext:value-type="float">
            <text:p>3,869253</text:p>
          </table:table-cell>
          <table:table-cell table:formula="of:=[.D1084]-3.866" office:value-type="float" office:value="0.00325299999999995" calcext:value-type="float">
            <text:p>0,003253</text:p>
          </table:table-cell>
          <table:table-cell table:formula="of:=AVERAGE([.E1061:.E1084])" office:value-type="float" office:value="0.117971458333333" calcext:value-type="float">
            <text:p>0,117971458333333</text:p>
          </table:table-cell>
        </table:table-row>
        <table:table-row table:style-name="ro1">
          <table:table-cell office:value-type="float" office:value="1479495439" calcext:value-type="float">
            <text:p>1479495439</text:p>
          </table:table-cell>
          <table:table-cell table:formula="of:=[.A1085]-[.$A$2]" office:value-type="float" office:value="5893" calcext:value-type="float">
            <text:p>5893</text:p>
          </table:table-cell>
          <table:table-cell table:formula="of:=[.B1085]/60" office:value-type="float" office:value="98.2166666666667" calcext:value-type="float">
            <text:p>98,2166666666667</text:p>
          </table:table-cell>
          <table:table-cell office:value-type="float" office:value="3.868677" calcext:value-type="float">
            <text:p>3,868677</text:p>
          </table:table-cell>
          <table:table-cell table:formula="of:=[.D1085]-3.866" office:value-type="float" office:value="0.00267699999999982" calcext:value-type="float">
            <text:p>0,002677</text:p>
          </table:table-cell>
          <table:table-cell table:formula="of:=AVERAGE([.E1062:.E1085])" office:value-type="float" office:value="0.114886833333333" calcext:value-type="float">
            <text:p>0,114886833333333</text:p>
          </table:table-cell>
        </table:table-row>
        <table:table-row table:style-name="ro1">
          <table:table-cell office:value-type="float" office:value="1479495444" calcext:value-type="float">
            <text:p>1479495444</text:p>
          </table:table-cell>
          <table:table-cell table:formula="of:=[.A1086]-[.$A$2]" office:value-type="float" office:value="5898" calcext:value-type="float">
            <text:p>5898</text:p>
          </table:table-cell>
          <table:table-cell table:formula="of:=[.B1086]/60" office:value-type="float" office:value="98.3" calcext:value-type="float">
            <text:p>98,3</text:p>
          </table:table-cell>
          <table:table-cell office:value-type="float" office:value="3.869072" calcext:value-type="float">
            <text:p>3,869072</text:p>
          </table:table-cell>
          <table:table-cell table:formula="of:=[.D1086]-3.866" office:value-type="float" office:value="0.00307199999999996" calcext:value-type="float">
            <text:p>0,003072</text:p>
          </table:table-cell>
          <table:table-cell table:formula="of:=AVERAGE([.E1063:.E1086])" office:value-type="float" office:value="0.111750708333333" calcext:value-type="float">
            <text:p>0,111750708333333</text:p>
          </table:table-cell>
        </table:table-row>
        <table:table-row table:style-name="ro1">
          <table:table-cell office:value-type="float" office:value="1479495450" calcext:value-type="float">
            <text:p>1479495450</text:p>
          </table:table-cell>
          <table:table-cell table:formula="of:=[.A1087]-[.$A$2]" office:value-type="float" office:value="5904" calcext:value-type="float">
            <text:p>5904</text:p>
          </table:table-cell>
          <table:table-cell table:formula="of:=[.B1087]/60" office:value-type="float" office:value="98.4" calcext:value-type="float">
            <text:p>98,4</text:p>
          </table:table-cell>
          <table:table-cell office:value-type="float" office:value="3.869159" calcext:value-type="float">
            <text:p>3,869159</text:p>
          </table:table-cell>
          <table:table-cell table:formula="of:=[.D1087]-3.866" office:value-type="float" office:value="0.00315899999999969" calcext:value-type="float">
            <text:p>0,003159</text:p>
          </table:table-cell>
          <table:table-cell table:formula="of:=AVERAGE([.E1064:.E1087])" office:value-type="float" office:value="0.0563758333333332" calcext:value-type="float">
            <text:p>0,056375833333333</text:p>
          </table:table-cell>
        </table:table-row>
        <table:table-row table:style-name="ro1">
          <table:table-cell office:value-type="float" office:value="1479495455" calcext:value-type="float">
            <text:p>1479495455</text:p>
          </table:table-cell>
          <table:table-cell table:formula="of:=[.A1088]-[.$A$2]" office:value-type="float" office:value="5909" calcext:value-type="float">
            <text:p>5909</text:p>
          </table:table-cell>
          <table:table-cell table:formula="of:=[.B1088]/60" office:value-type="float" office:value="98.4833333333333" calcext:value-type="float">
            <text:p>98,4833333333333</text:p>
          </table:table-cell>
          <table:table-cell office:value-type="float" office:value="3.866999" calcext:value-type="float">
            <text:p>3,866999</text:p>
          </table:table-cell>
          <table:table-cell table:formula="of:=[.D1088]-3.866" office:value-type="float" office:value="0.00099899999999975" calcext:value-type="float">
            <text:p>0,000999</text:p>
          </table:table-cell>
          <table:table-cell table:formula="of:=AVERAGE([.E1065:.E1088])" office:value-type="float" office:value="0.0521742916666665" calcext:value-type="float">
            <text:p>0,052174291666667</text:p>
          </table:table-cell>
        </table:table-row>
        <table:table-row table:style-name="ro1">
          <table:table-cell office:value-type="float" office:value="1479495460" calcext:value-type="float">
            <text:p>1479495460</text:p>
          </table:table-cell>
          <table:table-cell table:formula="of:=[.A1089]-[.$A$2]" office:value-type="float" office:value="5914" calcext:value-type="float">
            <text:p>5914</text:p>
          </table:table-cell>
          <table:table-cell table:formula="of:=[.B1089]/60" office:value-type="float" office:value="98.5666666666667" calcext:value-type="float">
            <text:p>98,5666666666667</text:p>
          </table:table-cell>
          <table:table-cell office:value-type="float" office:value="3.867204" calcext:value-type="float">
            <text:p>3,867204</text:p>
          </table:table-cell>
          <table:table-cell table:formula="of:=[.D1089]-3.866" office:value-type="float" office:value="0.00120399999999998" calcext:value-type="float">
            <text:p>0,001204</text:p>
          </table:table-cell>
          <table:table-cell table:formula="of:=AVERAGE([.E1066:.E1089])" office:value-type="float" office:value="0.0475878749999998" calcext:value-type="float">
            <text:p>0,047587875</text:p>
          </table:table-cell>
        </table:table-row>
        <table:table-row table:style-name="ro1">
          <table:table-cell office:value-type="float" office:value="1479495466" calcext:value-type="float">
            <text:p>1479495466</text:p>
          </table:table-cell>
          <table:table-cell table:formula="of:=[.A1090]-[.$A$2]" office:value-type="float" office:value="5920" calcext:value-type="float">
            <text:p>5920</text:p>
          </table:table-cell>
          <table:table-cell table:formula="of:=[.B1090]/60" office:value-type="float" office:value="98.6666666666667" calcext:value-type="float">
            <text:p>98,6666666666667</text:p>
          </table:table-cell>
          <table:table-cell office:value-type="float" office:value="3.884127" calcext:value-type="float">
            <text:p>3,884127</text:p>
          </table:table-cell>
          <table:table-cell table:formula="of:=[.D1090]-3.866" office:value-type="float" office:value="0.0181269999999998" calcext:value-type="float">
            <text:p>0,018127</text:p>
          </table:table-cell>
          <table:table-cell table:formula="of:=AVERAGE([.E1067:.E1090])" office:value-type="float" office:value="0.0438802083333332" calcext:value-type="float">
            <text:p>0,043880208333333</text:p>
          </table:table-cell>
        </table:table-row>
        <table:table-row table:style-name="ro1">
          <table:table-cell office:value-type="float" office:value="1479495471" calcext:value-type="float">
            <text:p>1479495471</text:p>
          </table:table-cell>
          <table:table-cell table:formula="of:=[.A1091]-[.$A$2]" office:value-type="float" office:value="5925" calcext:value-type="float">
            <text:p>5925</text:p>
          </table:table-cell>
          <table:table-cell table:formula="of:=[.B1091]/60" office:value-type="float" office:value="98.75" calcext:value-type="float">
            <text:p>98,75</text:p>
          </table:table-cell>
          <table:table-cell office:value-type="float" office:value="3.873808" calcext:value-type="float">
            <text:p>3,873808</text:p>
          </table:table-cell>
          <table:table-cell table:formula="of:=[.D1091]-3.866" office:value-type="float" office:value="0.00780799999999982" calcext:value-type="float">
            <text:p>0,007808</text:p>
          </table:table-cell>
          <table:table-cell table:formula="of:=AVERAGE([.E1068:.E1091])" office:value-type="float" office:value="0.0405171666666665" calcext:value-type="float">
            <text:p>0,040517166666667</text:p>
          </table:table-cell>
        </table:table-row>
        <table:table-row table:style-name="ro1">
          <table:table-cell office:value-type="float" office:value="1479495476" calcext:value-type="float">
            <text:p>1479495476</text:p>
          </table:table-cell>
          <table:table-cell table:formula="of:=[.A1092]-[.$A$2]" office:value-type="float" office:value="5930" calcext:value-type="float">
            <text:p>5930</text:p>
          </table:table-cell>
          <table:table-cell table:formula="of:=[.B1092]/60" office:value-type="float" office:value="98.8333333333333" calcext:value-type="float">
            <text:p>98,8333333333333</text:p>
          </table:table-cell>
          <table:table-cell office:value-type="float" office:value="3.882695" calcext:value-type="float">
            <text:p>3,882695</text:p>
          </table:table-cell>
          <table:table-cell table:formula="of:=[.D1092]-3.866" office:value-type="float" office:value="0.0166949999999999" calcext:value-type="float">
            <text:p>0,016695</text:p>
          </table:table-cell>
          <table:table-cell table:formula="of:=AVERAGE([.E1069:.E1092])" office:value-type="float" office:value="0.0370862083333332" calcext:value-type="float">
            <text:p>0,037086208333333</text:p>
          </table:table-cell>
        </table:table-row>
        <table:table-row table:style-name="ro1">
          <table:table-cell office:value-type="float" office:value="1479495481" calcext:value-type="float">
            <text:p>1479495481</text:p>
          </table:table-cell>
          <table:table-cell table:formula="of:=[.A1093]-[.$A$2]" office:value-type="float" office:value="5935" calcext:value-type="float">
            <text:p>5935</text:p>
          </table:table-cell>
          <table:table-cell table:formula="of:=[.B1093]/60" office:value-type="float" office:value="98.9166666666667" calcext:value-type="float">
            <text:p>98,9166666666667</text:p>
          </table:table-cell>
          <table:table-cell office:value-type="float" office:value="3.872321" calcext:value-type="float">
            <text:p>3,872321</text:p>
          </table:table-cell>
          <table:table-cell table:formula="of:=[.D1093]-3.866" office:value-type="float" office:value="0.0063209999999998" calcext:value-type="float">
            <text:p>0,006321</text:p>
          </table:table-cell>
          <table:table-cell table:formula="of:=AVERAGE([.E1070:.E1093])" office:value-type="float" office:value="0.0336020416666665" calcext:value-type="float">
            <text:p>0,033602041666667</text:p>
          </table:table-cell>
        </table:table-row>
        <table:table-row table:style-name="ro1">
          <table:table-cell office:value-type="float" office:value="1479495486" calcext:value-type="float">
            <text:p>1479495486</text:p>
          </table:table-cell>
          <table:table-cell table:formula="of:=[.A1094]-[.$A$2]" office:value-type="float" office:value="5940" calcext:value-type="float">
            <text:p>5940</text:p>
          </table:table-cell>
          <table:table-cell table:formula="of:=[.B1094]/60" office:value-type="float" office:value="99" calcext:value-type="float">
            <text:p>99</text:p>
          </table:table-cell>
          <table:table-cell office:value-type="float" office:value="3.880126" calcext:value-type="float">
            <text:p>3,880126</text:p>
          </table:table-cell>
          <table:table-cell table:formula="of:=[.D1094]-3.866" office:value-type="float" office:value="0.0141259999999996" calcext:value-type="float">
            <text:p>0,014126</text:p>
          </table:table-cell>
          <table:table-cell table:formula="of:=AVERAGE([.E1071:.E1094])" office:value-type="float" office:value="0.0307225416666665" calcext:value-type="float">
            <text:p>0,030722541666667</text:p>
          </table:table-cell>
        </table:table-row>
        <table:table-row table:style-name="ro1">
          <table:table-cell office:value-type="float" office:value="1479495492" calcext:value-type="float">
            <text:p>1479495492</text:p>
          </table:table-cell>
          <table:table-cell table:formula="of:=[.A1095]-[.$A$2]" office:value-type="float" office:value="5946" calcext:value-type="float">
            <text:p>5946</text:p>
          </table:table-cell>
          <table:table-cell table:formula="of:=[.B1095]/60" office:value-type="float" office:value="99.1" calcext:value-type="float">
            <text:p>99,1</text:p>
          </table:table-cell>
          <table:table-cell office:value-type="float" office:value="3.880875" calcext:value-type="float">
            <text:p>3,880875</text:p>
          </table:table-cell>
          <table:table-cell table:formula="of:=[.D1095]-3.866" office:value-type="float" office:value="0.014875" calcext:value-type="float">
            <text:p>0,014875</text:p>
          </table:table-cell>
          <table:table-cell table:formula="of:=AVERAGE([.E1072:.E1095])" office:value-type="float" office:value="0.0276156666666665" calcext:value-type="float">
            <text:p>0,027615666666667</text:p>
          </table:table-cell>
        </table:table-row>
        <table:table-row table:style-name="ro1">
          <table:table-cell office:value-type="float" office:value="1479495497" calcext:value-type="float">
            <text:p>1479495497</text:p>
          </table:table-cell>
          <table:table-cell table:formula="of:=[.A1096]-[.$A$2]" office:value-type="float" office:value="5951" calcext:value-type="float">
            <text:p>5951</text:p>
          </table:table-cell>
          <table:table-cell table:formula="of:=[.B1096]/60" office:value-type="float" office:value="99.1833333333333" calcext:value-type="float">
            <text:p>99,1833333333333</text:p>
          </table:table-cell>
          <table:table-cell office:value-type="float" office:value="3.872141" calcext:value-type="float">
            <text:p>3,872141</text:p>
          </table:table-cell>
          <table:table-cell table:formula="of:=[.D1096]-3.866" office:value-type="float" office:value="0.00614099999999995" calcext:value-type="float">
            <text:p>0,006141</text:p>
          </table:table-cell>
          <table:table-cell table:formula="of:=AVERAGE([.E1073:.E1096])" office:value-type="float" office:value="0.0240888749999998" calcext:value-type="float">
            <text:p>0,024088875</text:p>
          </table:table-cell>
        </table:table-row>
        <table:table-row table:style-name="ro1">
          <table:table-cell office:value-type="float" office:value="1479495502" calcext:value-type="float">
            <text:p>1479495502</text:p>
          </table:table-cell>
          <table:table-cell table:formula="of:=[.A1097]-[.$A$2]" office:value-type="float" office:value="5956" calcext:value-type="float">
            <text:p>5956</text:p>
          </table:table-cell>
          <table:table-cell table:formula="of:=[.B1097]/60" office:value-type="float" office:value="99.2666666666667" calcext:value-type="float">
            <text:p>99,2666666666667</text:p>
          </table:table-cell>
          <table:table-cell office:value-type="float" office:value="3.881026" calcext:value-type="float">
            <text:p>3,881026</text:p>
          </table:table-cell>
          <table:table-cell table:formula="of:=[.D1097]-3.866" office:value-type="float" office:value="0.0150259999999998" calcext:value-type="float">
            <text:p>0,015026</text:p>
          </table:table-cell>
          <table:table-cell table:formula="of:=AVERAGE([.E1074:.E1097])" office:value-type="float" office:value="0.0207342916666665" calcext:value-type="float">
            <text:p>0,020734291666667</text:p>
          </table:table-cell>
        </table:table-row>
        <table:table-row table:style-name="ro1">
          <table:table-cell office:value-type="float" office:value="1479495507" calcext:value-type="float">
            <text:p>1479495507</text:p>
          </table:table-cell>
          <table:table-cell table:formula="of:=[.A1098]-[.$A$2]" office:value-type="float" office:value="5961" calcext:value-type="float">
            <text:p>5961</text:p>
          </table:table-cell>
          <table:table-cell table:formula="of:=[.B1098]/60" office:value-type="float" office:value="99.35" calcext:value-type="float">
            <text:p>99,35</text:p>
          </table:table-cell>
          <table:table-cell office:value-type="float" office:value="3.866934" calcext:value-type="float">
            <text:p>3,866934</text:p>
          </table:table-cell>
          <table:table-cell table:formula="of:=[.D1098]-3.866" office:value-type="float" office:value="0.00093399999999999" calcext:value-type="float">
            <text:p>0,000934</text:p>
          </table:table-cell>
          <table:table-cell table:formula="of:=AVERAGE([.E1075:.E1098])" office:value-type="float" office:value="0.0168203333333332" calcext:value-type="float">
            <text:p>0,016820333333333</text:p>
          </table:table-cell>
        </table:table-row>
        <table:table-row table:style-name="ro1">
          <table:table-cell office:value-type="float" office:value="1479495513" calcext:value-type="float">
            <text:p>1479495513</text:p>
          </table:table-cell>
          <table:table-cell table:formula="of:=[.A1099]-[.$A$2]" office:value-type="float" office:value="5967" calcext:value-type="float">
            <text:p>5967</text:p>
          </table:table-cell>
          <table:table-cell table:formula="of:=[.B1099]/60" office:value-type="float" office:value="99.45" calcext:value-type="float">
            <text:p>99,45</text:p>
          </table:table-cell>
          <table:table-cell office:value-type="float" office:value="3.867234" calcext:value-type="float">
            <text:p>3,867234</text:p>
          </table:table-cell>
          <table:table-cell table:formula="of:=[.D1099]-3.866" office:value-type="float" office:value="0.00123399999999974" calcext:value-type="float">
            <text:p>0,001234</text:p>
          </table:table-cell>
          <table:table-cell table:formula="of:=AVERAGE([.E1076:.E1099])" office:value-type="float" office:value="0.0132644166666665" calcext:value-type="float">
            <text:p>0,013264416666667</text:p>
          </table:table-cell>
        </table:table-row>
        <table:table-row table:style-name="ro1">
          <table:table-cell office:value-type="float" office:value="1479495518" calcext:value-type="float">
            <text:p>1479495518</text:p>
          </table:table-cell>
          <table:table-cell table:formula="of:=[.A1100]-[.$A$2]" office:value-type="float" office:value="5972" calcext:value-type="float">
            <text:p>5972</text:p>
          </table:table-cell>
          <table:table-cell table:formula="of:=[.B1100]/60" office:value-type="float" office:value="99.5333333333333" calcext:value-type="float">
            <text:p>99,5333333333333</text:p>
          </table:table-cell>
          <table:table-cell office:value-type="float" office:value="3.867295" calcext:value-type="float">
            <text:p>3,867295</text:p>
          </table:table-cell>
          <table:table-cell table:formula="of:=[.D1100]-3.866" office:value-type="float" office:value="0.00129499999999982" calcext:value-type="float">
            <text:p>0,001295</text:p>
          </table:table-cell>
          <table:table-cell table:formula="of:=AVERAGE([.E1077:.E1100])" office:value-type="float" office:value="0.00939124999999985" calcext:value-type="float">
            <text:p>0,00939125</text:p>
          </table:table-cell>
        </table:table-row>
        <table:table-row table:style-name="ro1">
          <table:table-cell office:value-type="float" office:value="1479495523" calcext:value-type="float">
            <text:p>1479495523</text:p>
          </table:table-cell>
          <table:table-cell table:formula="of:=[.A1101]-[.$A$2]" office:value-type="float" office:value="5977" calcext:value-type="float">
            <text:p>5977</text:p>
          </table:table-cell>
          <table:table-cell table:formula="of:=[.B1101]/60" office:value-type="float" office:value="99.6166666666667" calcext:value-type="float">
            <text:p>99,6166666666667</text:p>
          </table:table-cell>
          <table:table-cell office:value-type="float" office:value="3.86699" calcext:value-type="float">
            <text:p>3,86699</text:p>
          </table:table-cell>
          <table:table-cell table:formula="of:=[.D1101]-3.866" office:value-type="float" office:value="0.000989999999999824" calcext:value-type="float">
            <text:p>0,00099</text:p>
          </table:table-cell>
          <table:table-cell table:formula="of:=AVERAGE([.E1078:.E1101])" office:value-type="float" office:value="0.00567620833333317" calcext:value-type="float">
            <text:p>0,005676208333333</text:p>
          </table:table-cell>
        </table:table-row>
        <table:table-row table:style-name="ro1">
          <table:table-cell office:value-type="float" office:value="1479495529" calcext:value-type="float">
            <text:p>1479495529</text:p>
          </table:table-cell>
          <table:table-cell table:formula="of:=[.A1102]-[.$A$2]" office:value-type="float" office:value="5983" calcext:value-type="float">
            <text:p>5983</text:p>
          </table:table-cell>
          <table:table-cell table:formula="of:=[.B1102]/60" office:value-type="float" office:value="99.7166666666667" calcext:value-type="float">
            <text:p>99,7166666666667</text:p>
          </table:table-cell>
          <table:table-cell office:value-type="float" office:value="3.867455" calcext:value-type="float">
            <text:p>3,867455</text:p>
          </table:table-cell>
          <table:table-cell table:formula="of:=[.D1102]-3.866" office:value-type="float" office:value="0.00145499999999998" calcext:value-type="float">
            <text:p>0,001455</text:p>
          </table:table-cell>
          <table:table-cell table:formula="of:=AVERAGE([.E1079:.E1102])" office:value-type="float" office:value="0.00560408333333318" calcext:value-type="float">
            <text:p>0,005604083333333</text:p>
          </table:table-cell>
        </table:table-row>
        <table:table-row table:style-name="ro1">
          <table:table-cell office:value-type="float" office:value="1479495534" calcext:value-type="float">
            <text:p>1479495534</text:p>
          </table:table-cell>
          <table:table-cell table:formula="of:=[.A1103]-[.$A$2]" office:value-type="float" office:value="5988" calcext:value-type="float">
            <text:p>5988</text:p>
          </table:table-cell>
          <table:table-cell table:formula="of:=[.B1103]/60" office:value-type="float" office:value="99.8" calcext:value-type="float">
            <text:p>99,8</text:p>
          </table:table-cell>
          <table:table-cell office:value-type="float" office:value="3.871538" calcext:value-type="float">
            <text:p>3,871538</text:p>
          </table:table-cell>
          <table:table-cell table:formula="of:=[.D1103]-3.866" office:value-type="float" office:value="0.00553800000000004" calcext:value-type="float">
            <text:p>0,005538</text:p>
          </table:table-cell>
          <table:table-cell table:formula="of:=AVERAGE([.E1080:.E1103])" office:value-type="float" office:value="0.00570070833333318" calcext:value-type="float">
            <text:p>0,005700708333333</text:p>
          </table:table-cell>
        </table:table-row>
        <table:table-row table:style-name="ro1">
          <table:table-cell office:value-type="float" office:value="1479495539" calcext:value-type="float">
            <text:p>1479495539</text:p>
          </table:table-cell>
          <table:table-cell table:formula="of:=[.A1104]-[.$A$2]" office:value-type="float" office:value="5993" calcext:value-type="float">
            <text:p>5993</text:p>
          </table:table-cell>
          <table:table-cell table:formula="of:=[.B1104]/60" office:value-type="float" office:value="99.8833333333333" calcext:value-type="float">
            <text:p>99,8833333333333</text:p>
          </table:table-cell>
          <table:table-cell office:value-type="float" office:value="3.866959" calcext:value-type="float">
            <text:p>3,866959</text:p>
          </table:table-cell>
          <table:table-cell table:formula="of:=[.D1104]-3.866" office:value-type="float" office:value="0.000958999999999932" calcext:value-type="float">
            <text:p>0,000959</text:p>
          </table:table-cell>
          <table:table-cell table:formula="of:=AVERAGE([.E1081:.E1104])" office:value-type="float" office:value="0.00561099999999985" calcext:value-type="float">
            <text:p>0,005611</text:p>
          </table:table-cell>
        </table:table-row>
        <table:table-row table:style-name="ro1">
          <table:table-cell office:value-type="float" office:value="1479495544" calcext:value-type="float">
            <text:p>1479495544</text:p>
          </table:table-cell>
          <table:table-cell table:formula="of:=[.A1105]-[.$A$2]" office:value-type="float" office:value="5998" calcext:value-type="float">
            <text:p>5998</text:p>
          </table:table-cell>
          <table:table-cell table:formula="of:=[.B1105]/60" office:value-type="float" office:value="99.9666666666667" calcext:value-type="float">
            <text:p>99,9666666666667</text:p>
          </table:table-cell>
          <table:table-cell office:value-type="float" office:value="3.866929" calcext:value-type="float">
            <text:p>3,866929</text:p>
          </table:table-cell>
          <table:table-cell table:formula="of:=[.D1105]-3.866" office:value-type="float" office:value="0.000928999999999736" calcext:value-type="float">
            <text:p>0,000929</text:p>
          </table:table-cell>
          <table:table-cell table:formula="of:=AVERAGE([.E1082:.E1105])" office:value-type="float" office:value="0.00553099999999984" calcext:value-type="float">
            <text:p>0,005531</text:p>
          </table:table-cell>
        </table:table-row>
        <table:table-row table:style-name="ro1">
          <table:table-cell office:value-type="float" office:value="1479495549" calcext:value-type="float">
            <text:p>1479495549</text:p>
          </table:table-cell>
          <table:table-cell table:formula="of:=[.A1106]-[.$A$2]" office:value-type="float" office:value="6003" calcext:value-type="float">
            <text:p>6003</text:p>
          </table:table-cell>
          <table:table-cell table:formula="of:=[.B1106]/60" office:value-type="float" office:value="100.05" calcext:value-type="float">
            <text:p>100,05</text:p>
          </table:table-cell>
          <table:table-cell office:value-type="float" office:value="3.880828" calcext:value-type="float">
            <text:p>3,880828</text:p>
          </table:table-cell>
          <table:table-cell table:formula="of:=[.D1106]-3.866" office:value-type="float" office:value="0.0148280000000001" calcext:value-type="float">
            <text:p>0,014828</text:p>
          </table:table-cell>
          <table:table-cell table:formula="of:=AVERAGE([.E1083:.E1106])" office:value-type="float" office:value="0.00603708333333319" calcext:value-type="float">
            <text:p>0,006037083333333</text:p>
          </table:table-cell>
        </table:table-row>
        <table:table-row table:style-name="ro1">
          <table:table-cell office:value-type="float" office:value="1479495555" calcext:value-type="float">
            <text:p>1479495555</text:p>
          </table:table-cell>
          <table:table-cell table:formula="of:=[.A1107]-[.$A$2]" office:value-type="float" office:value="6009" calcext:value-type="float">
            <text:p>6009</text:p>
          </table:table-cell>
          <table:table-cell table:formula="of:=[.B1107]/60" office:value-type="float" office:value="100.15" calcext:value-type="float">
            <text:p>100,15</text:p>
          </table:table-cell>
          <table:table-cell office:value-type="float" office:value="3.908963" calcext:value-type="float">
            <text:p>3,908963</text:p>
          </table:table-cell>
          <table:table-cell table:formula="of:=[.D1107]-3.866" office:value-type="float" office:value="0.0429629999999999" calcext:value-type="float">
            <text:p>0,042963</text:p>
          </table:table-cell>
          <table:table-cell table:formula="of:=AVERAGE([.E1084:.E1107])" office:value-type="float" office:value="0.00769199999999987" calcext:value-type="float">
            <text:p>0,007692</text:p>
          </table:table-cell>
        </table:table-row>
        <table:table-row table:style-name="ro1">
          <table:table-cell office:value-type="float" office:value="1479495560" calcext:value-type="float">
            <text:p>1479495560</text:p>
          </table:table-cell>
          <table:table-cell table:formula="of:=[.A1108]-[.$A$2]" office:value-type="float" office:value="6014" calcext:value-type="float">
            <text:p>6014</text:p>
          </table:table-cell>
          <table:table-cell table:formula="of:=[.B1108]/60" office:value-type="float" office:value="100.233333333333" calcext:value-type="float">
            <text:p>100,233333333333</text:p>
          </table:table-cell>
          <table:table-cell office:value-type="float" office:value="3.895278" calcext:value-type="float">
            <text:p>3,895278</text:p>
          </table:table-cell>
          <table:table-cell table:formula="of:=[.D1108]-3.866" office:value-type="float" office:value="0.0292779999999997" calcext:value-type="float">
            <text:p>0,029278</text:p>
          </table:table-cell>
          <table:table-cell table:formula="of:=AVERAGE([.E1085:.E1108])" office:value-type="float" office:value="0.00877637499999986" calcext:value-type="float">
            <text:p>0,008776375</text:p>
          </table:table-cell>
        </table:table-row>
        <table:table-row table:style-name="ro1">
          <table:table-cell office:value-type="float" office:value="1479495565" calcext:value-type="float">
            <text:p>1479495565</text:p>
          </table:table-cell>
          <table:table-cell table:formula="of:=[.A1109]-[.$A$2]" office:value-type="float" office:value="6019" calcext:value-type="float">
            <text:p>6019</text:p>
          </table:table-cell>
          <table:table-cell table:formula="of:=[.B1109]/60" office:value-type="float" office:value="100.316666666667" calcext:value-type="float">
            <text:p>100,316666666667</text:p>
          </table:table-cell>
          <table:table-cell office:value-type="float" office:value="3.885235" calcext:value-type="float">
            <text:p>3,885235</text:p>
          </table:table-cell>
          <table:table-cell table:formula="of:=[.D1109]-3.866" office:value-type="float" office:value="0.0192349999999997" calcext:value-type="float">
            <text:p>0,019235</text:p>
          </table:table-cell>
          <table:table-cell table:formula="of:=AVERAGE([.E1086:.E1109])" office:value-type="float" office:value="0.00946629166666652" calcext:value-type="float">
            <text:p>0,009466291666667</text:p>
          </table:table-cell>
        </table:table-row>
        <table:table-row table:style-name="ro1">
          <table:table-cell office:value-type="float" office:value="1479495570" calcext:value-type="float">
            <text:p>1479495570</text:p>
          </table:table-cell>
          <table:table-cell table:formula="of:=[.A1110]-[.$A$2]" office:value-type="float" office:value="6024" calcext:value-type="float">
            <text:p>6024</text:p>
          </table:table-cell>
          <table:table-cell table:formula="of:=[.B1110]/60" office:value-type="float" office:value="100.4" calcext:value-type="float">
            <text:p>100,4</text:p>
          </table:table-cell>
          <table:table-cell office:value-type="float" office:value="3.877222" calcext:value-type="float">
            <text:p>3,877222</text:p>
          </table:table-cell>
          <table:table-cell table:formula="of:=[.D1110]-3.866" office:value-type="float" office:value="0.0112219999999996" calcext:value-type="float">
            <text:p>0,011222</text:p>
          </table:table-cell>
          <table:table-cell table:formula="of:=AVERAGE([.E1087:.E1110])" office:value-type="float" office:value="0.00980587499999983" calcext:value-type="float">
            <text:p>0,009805875</text:p>
          </table:table-cell>
        </table:table-row>
        <table:table-row table:style-name="ro1">
          <table:table-cell office:value-type="float" office:value="1479495576" calcext:value-type="float">
            <text:p>1479495576</text:p>
          </table:table-cell>
          <table:table-cell table:formula="of:=[.A1111]-[.$A$2]" office:value-type="float" office:value="6030" calcext:value-type="float">
            <text:p>6030</text:p>
          </table:table-cell>
          <table:table-cell table:formula="of:=[.B1111]/60" office:value-type="float" office:value="100.5" calcext:value-type="float">
            <text:p>100,5</text:p>
          </table:table-cell>
          <table:table-cell office:value-type="float" office:value="3.886727" calcext:value-type="float">
            <text:p>3,886727</text:p>
          </table:table-cell>
          <table:table-cell table:formula="of:=[.D1111]-3.866" office:value-type="float" office:value="0.0207269999999999" calcext:value-type="float">
            <text:p>0,020727</text:p>
          </table:table-cell>
          <table:table-cell table:formula="of:=AVERAGE([.E1088:.E1111])" office:value-type="float" office:value="0.0105378749999998" calcext:value-type="float">
            <text:p>0,010537875</text:p>
          </table:table-cell>
        </table:table-row>
        <table:table-row table:style-name="ro1">
          <table:table-cell office:value-type="float" office:value="1479495581" calcext:value-type="float">
            <text:p>1479495581</text:p>
          </table:table-cell>
          <table:table-cell table:formula="of:=[.A1112]-[.$A$2]" office:value-type="float" office:value="6035" calcext:value-type="float">
            <text:p>6035</text:p>
          </table:table-cell>
          <table:table-cell table:formula="of:=[.B1112]/60" office:value-type="float" office:value="100.583333333333" calcext:value-type="float">
            <text:p>100,583333333333</text:p>
          </table:table-cell>
          <table:table-cell office:value-type="float" office:value="3.890463" calcext:value-type="float">
            <text:p>3,890463</text:p>
          </table:table-cell>
          <table:table-cell table:formula="of:=[.D1112]-3.866" office:value-type="float" office:value="0.0244629999999999" calcext:value-type="float">
            <text:p>0,024463</text:p>
          </table:table-cell>
          <table:table-cell table:formula="of:=AVERAGE([.E1089:.E1112])" office:value-type="float" office:value="0.0115155416666665" calcext:value-type="float">
            <text:p>0,011515541666667</text:p>
          </table:table-cell>
        </table:table-row>
        <table:table-row table:style-name="ro1">
          <table:table-cell office:value-type="float" office:value="1479495586" calcext:value-type="float">
            <text:p>1479495586</text:p>
          </table:table-cell>
          <table:table-cell table:formula="of:=[.A1113]-[.$A$2]" office:value-type="float" office:value="6040" calcext:value-type="float">
            <text:p>6040</text:p>
          </table:table-cell>
          <table:table-cell table:formula="of:=[.B1113]/60" office:value-type="float" office:value="100.666666666667" calcext:value-type="float">
            <text:p>100,666666666667</text:p>
          </table:table-cell>
          <table:table-cell office:value-type="float" office:value="3.878419" calcext:value-type="float">
            <text:p>3,878419</text:p>
          </table:table-cell>
          <table:table-cell table:formula="of:=[.D1113]-3.866" office:value-type="float" office:value="0.012419" calcext:value-type="float">
            <text:p>0,012419</text:p>
          </table:table-cell>
          <table:table-cell table:formula="of:=AVERAGE([.E1090:.E1113])" office:value-type="float" office:value="0.0119828333333332" calcext:value-type="float">
            <text:p>0,011982833333333</text:p>
          </table:table-cell>
        </table:table-row>
        <table:table-row table:style-name="ro1">
          <table:table-cell office:value-type="float" office:value="1479495591" calcext:value-type="float">
            <text:p>1479495591</text:p>
          </table:table-cell>
          <table:table-cell table:formula="of:=[.A1114]-[.$A$2]" office:value-type="float" office:value="6045" calcext:value-type="float">
            <text:p>6045</text:p>
          </table:table-cell>
          <table:table-cell table:formula="of:=[.B1114]/60" office:value-type="float" office:value="100.75" calcext:value-type="float">
            <text:p>100,75</text:p>
          </table:table-cell>
          <table:table-cell office:value-type="float" office:value="3.89968" calcext:value-type="float">
            <text:p>3,89968</text:p>
          </table:table-cell>
          <table:table-cell table:formula="of:=[.D1114]-3.866" office:value-type="float" office:value="0.0336799999999999" calcext:value-type="float">
            <text:p>0,03368</text:p>
          </table:table-cell>
          <table:table-cell table:formula="of:=AVERAGE([.E1091:.E1114])" office:value-type="float" office:value="0.0126308749999999" calcext:value-type="float">
            <text:p>0,012630875</text:p>
          </table:table-cell>
        </table:table-row>
        <table:table-row table:style-name="ro1">
          <table:table-cell office:value-type="float" office:value="1479495597" calcext:value-type="float">
            <text:p>1479495597</text:p>
          </table:table-cell>
          <table:table-cell table:formula="of:=[.A1115]-[.$A$2]" office:value-type="float" office:value="6051" calcext:value-type="float">
            <text:p>6051</text:p>
          </table:table-cell>
          <table:table-cell table:formula="of:=[.B1115]/60" office:value-type="float" office:value="100.85" calcext:value-type="float">
            <text:p>100,85</text:p>
          </table:table-cell>
          <table:table-cell office:value-type="float" office:value="3.921754" calcext:value-type="float">
            <text:p>3,921754</text:p>
          </table:table-cell>
          <table:table-cell table:formula="of:=[.D1115]-3.866" office:value-type="float" office:value="0.0557539999999999" calcext:value-type="float">
            <text:p>0,055754</text:p>
          </table:table-cell>
          <table:table-cell table:formula="of:=AVERAGE([.E1092:.E1115])" office:value-type="float" office:value="0.0146286249999999" calcext:value-type="float">
            <text:p>0,014628625</text:p>
          </table:table-cell>
        </table:table-row>
        <table:table-row table:style-name="ro1">
          <table:table-cell office:value-type="float" office:value="1479495602" calcext:value-type="float">
            <text:p>1479495602</text:p>
          </table:table-cell>
          <table:table-cell table:formula="of:=[.A1116]-[.$A$2]" office:value-type="float" office:value="6056" calcext:value-type="float">
            <text:p>6056</text:p>
          </table:table-cell>
          <table:table-cell table:formula="of:=[.B1116]/60" office:value-type="float" office:value="100.933333333333" calcext:value-type="float">
            <text:p>100,933333333333</text:p>
          </table:table-cell>
          <table:table-cell office:value-type="float" office:value="3.869379" calcext:value-type="float">
            <text:p>3,869379</text:p>
          </table:table-cell>
          <table:table-cell table:formula="of:=[.D1116]-3.866" office:value-type="float" office:value="0.0033789999999998" calcext:value-type="float">
            <text:p>0,003379</text:p>
          </table:table-cell>
          <table:table-cell table:formula="of:=AVERAGE([.E1093:.E1116])" office:value-type="float" office:value="0.0140737916666665" calcext:value-type="float">
            <text:p>0,014073791666667</text:p>
          </table:table-cell>
        </table:table-row>
        <table:table-row table:style-name="ro1">
          <table:table-cell office:value-type="float" office:value="1479495607" calcext:value-type="float">
            <text:p>1479495607</text:p>
          </table:table-cell>
          <table:table-cell table:formula="of:=[.A1117]-[.$A$2]" office:value-type="float" office:value="6061" calcext:value-type="float">
            <text:p>6061</text:p>
          </table:table-cell>
          <table:table-cell table:formula="of:=[.B1117]/60" office:value-type="float" office:value="101.016666666667" calcext:value-type="float">
            <text:p>101,016666666667</text:p>
          </table:table-cell>
          <table:table-cell office:value-type="float" office:value="3.905549" calcext:value-type="float">
            <text:p>3,905549</text:p>
          </table:table-cell>
          <table:table-cell table:formula="of:=[.D1117]-3.866" office:value-type="float" office:value="0.0395489999999996" calcext:value-type="float">
            <text:p>0,039549</text:p>
          </table:table-cell>
          <table:table-cell table:formula="of:=AVERAGE([.E1094:.E1117])" office:value-type="float" office:value="0.0154582916666665" calcext:value-type="float">
            <text:p>0,015458291666667</text:p>
          </table:table-cell>
        </table:table-row>
        <table:table-row table:style-name="ro1">
          <table:table-cell office:value-type="float" office:value="1479495612" calcext:value-type="float">
            <text:p>1479495612</text:p>
          </table:table-cell>
          <table:table-cell table:formula="of:=[.A1118]-[.$A$2]" office:value-type="float" office:value="6066" calcext:value-type="float">
            <text:p>6066</text:p>
          </table:table-cell>
          <table:table-cell table:formula="of:=[.B1118]/60" office:value-type="float" office:value="101.1" calcext:value-type="float">
            <text:p>101,1</text:p>
          </table:table-cell>
          <table:table-cell office:value-type="float" office:value="3.913431" calcext:value-type="float">
            <text:p>3,913431</text:p>
          </table:table-cell>
          <table:table-cell table:formula="of:=[.D1118]-3.866" office:value-type="float" office:value="0.047431" calcext:value-type="float">
            <text:p>0,047431</text:p>
          </table:table-cell>
          <table:table-cell table:formula="of:=AVERAGE([.E1095:.E1118])" office:value-type="float" office:value="0.0168459999999999" calcext:value-type="float">
            <text:p>0,016846</text:p>
          </table:table-cell>
        </table:table-row>
        <table:table-row table:style-name="ro1">
          <table:table-cell office:value-type="float" office:value="1479495618" calcext:value-type="float">
            <text:p>1479495618</text:p>
          </table:table-cell>
          <table:table-cell table:formula="of:=[.A1119]-[.$A$2]" office:value-type="float" office:value="6072" calcext:value-type="float">
            <text:p>6072</text:p>
          </table:table-cell>
          <table:table-cell table:formula="of:=[.B1119]/60" office:value-type="float" office:value="101.2" calcext:value-type="float">
            <text:p>101,2</text:p>
          </table:table-cell>
          <table:table-cell office:value-type="float" office:value="3.874642" calcext:value-type="float">
            <text:p>3,874642</text:p>
          </table:table-cell>
          <table:table-cell table:formula="of:=[.D1119]-3.866" office:value-type="float" office:value="0.00864199999999959" calcext:value-type="float">
            <text:p>0,008642</text:p>
          </table:table-cell>
          <table:table-cell table:formula="of:=AVERAGE([.E1096:.E1119])" office:value-type="float" office:value="0.0165862916666665" calcext:value-type="float">
            <text:p>0,016586291666667</text:p>
          </table:table-cell>
        </table:table-row>
        <table:table-row table:style-name="ro1">
          <table:table-cell office:value-type="float" office:value="1479495623" calcext:value-type="float">
            <text:p>1479495623</text:p>
          </table:table-cell>
          <table:table-cell table:formula="of:=[.A1120]-[.$A$2]" office:value-type="float" office:value="6077" calcext:value-type="float">
            <text:p>6077</text:p>
          </table:table-cell>
          <table:table-cell table:formula="of:=[.B1120]/60" office:value-type="float" office:value="101.283333333333" calcext:value-type="float">
            <text:p>101,283333333333</text:p>
          </table:table-cell>
          <table:table-cell office:value-type="float" office:value="3.920622" calcext:value-type="float">
            <text:p>3,920622</text:p>
          </table:table-cell>
          <table:table-cell table:formula="of:=[.D1120]-3.866" office:value-type="float" office:value="0.0546219999999997" calcext:value-type="float">
            <text:p>0,054622</text:p>
          </table:table-cell>
          <table:table-cell table:formula="of:=AVERAGE([.E1097:.E1120])" office:value-type="float" office:value="0.0186063333333332" calcext:value-type="float">
            <text:p>0,018606333333333</text:p>
          </table:table-cell>
        </table:table-row>
        <table:table-row table:style-name="ro1">
          <table:table-cell office:value-type="float" office:value="1479495628" calcext:value-type="float">
            <text:p>1479495628</text:p>
          </table:table-cell>
          <table:table-cell table:formula="of:=[.A1121]-[.$A$2]" office:value-type="float" office:value="6082" calcext:value-type="float">
            <text:p>6082</text:p>
          </table:table-cell>
          <table:table-cell table:formula="of:=[.B1121]/60" office:value-type="float" office:value="101.366666666667" calcext:value-type="float">
            <text:p>101,366666666667</text:p>
          </table:table-cell>
          <table:table-cell office:value-type="float" office:value="3.866966" calcext:value-type="float">
            <text:p>3,866966</text:p>
          </table:table-cell>
          <table:table-cell table:formula="of:=[.D1121]-3.866" office:value-type="float" office:value="0.000966000000000022" calcext:value-type="float">
            <text:p>0,000966</text:p>
          </table:table-cell>
          <table:table-cell table:formula="of:=AVERAGE([.E1098:.E1121])" office:value-type="float" office:value="0.0180204999999998" calcext:value-type="float">
            <text:p>0,0180205</text:p>
          </table:table-cell>
        </table:table-row>
        <table:table-row table:style-name="ro1">
          <table:table-cell office:value-type="float" office:value="1479495633" calcext:value-type="float">
            <text:p>1479495633</text:p>
          </table:table-cell>
          <table:table-cell table:formula="of:=[.A1122]-[.$A$2]" office:value-type="float" office:value="6087" calcext:value-type="float">
            <text:p>6087</text:p>
          </table:table-cell>
          <table:table-cell table:formula="of:=[.B1122]/60" office:value-type="float" office:value="101.45" calcext:value-type="float">
            <text:p>101,45</text:p>
          </table:table-cell>
          <table:table-cell office:value-type="float" office:value="3.878725" calcext:value-type="float">
            <text:p>3,878725</text:p>
          </table:table-cell>
          <table:table-cell table:formula="of:=[.D1122]-3.866" office:value-type="float" office:value="0.0127250000000001" calcext:value-type="float">
            <text:p>0,012725</text:p>
          </table:table-cell>
          <table:table-cell table:formula="of:=AVERAGE([.E1099:.E1122])" office:value-type="float" office:value="0.0185117916666665" calcext:value-type="float">
            <text:p>0,018511791666667</text:p>
          </table:table-cell>
        </table:table-row>
        <table:table-row table:style-name="ro1">
          <table:table-cell office:value-type="float" office:value="1479495639" calcext:value-type="float">
            <text:p>1479495639</text:p>
          </table:table-cell>
          <table:table-cell table:formula="of:=[.A1123]-[.$A$2]" office:value-type="float" office:value="6093" calcext:value-type="float">
            <text:p>6093</text:p>
          </table:table-cell>
          <table:table-cell table:formula="of:=[.B1123]/60" office:value-type="float" office:value="101.55" calcext:value-type="float">
            <text:p>101,55</text:p>
          </table:table-cell>
          <table:table-cell office:value-type="float" office:value="3.899662" calcext:value-type="float">
            <text:p>3,899662</text:p>
          </table:table-cell>
          <table:table-cell table:formula="of:=[.D1123]-3.866" office:value-type="float" office:value="0.0336620000000001" calcext:value-type="float">
            <text:p>0,033662</text:p>
          </table:table-cell>
          <table:table-cell table:formula="of:=AVERAGE([.E1100:.E1123])" office:value-type="float" office:value="0.0198629583333332" calcext:value-type="float">
            <text:p>0,019862958333333</text:p>
          </table:table-cell>
        </table:table-row>
        <table:table-row table:style-name="ro1">
          <table:table-cell office:value-type="float" office:value="1479495644" calcext:value-type="float">
            <text:p>1479495644</text:p>
          </table:table-cell>
          <table:table-cell table:formula="of:=[.A1124]-[.$A$2]" office:value-type="float" office:value="6098" calcext:value-type="float">
            <text:p>6098</text:p>
          </table:table-cell>
          <table:table-cell table:formula="of:=[.B1124]/60" office:value-type="float" office:value="101.633333333333" calcext:value-type="float">
            <text:p>101,633333333333</text:p>
          </table:table-cell>
          <table:table-cell office:value-type="float" office:value="3.925551" calcext:value-type="float">
            <text:p>3,925551</text:p>
          </table:table-cell>
          <table:table-cell table:formula="of:=[.D1124]-3.866" office:value-type="float" office:value="0.0595509999999999" calcext:value-type="float">
            <text:p>0,059551</text:p>
          </table:table-cell>
          <table:table-cell table:formula="of:=AVERAGE([.E1101:.E1124])" office:value-type="float" office:value="0.0222902916666665" calcext:value-type="float">
            <text:p>0,022290291666667</text:p>
          </table:table-cell>
        </table:table-row>
        <table:table-row table:style-name="ro1">
          <table:table-cell office:value-type="float" office:value="1479495649" calcext:value-type="float">
            <text:p>1479495649</text:p>
          </table:table-cell>
          <table:table-cell table:formula="of:=[.A1125]-[.$A$2]" office:value-type="float" office:value="6103" calcext:value-type="float">
            <text:p>6103</text:p>
          </table:table-cell>
          <table:table-cell table:formula="of:=[.B1125]/60" office:value-type="float" office:value="101.716666666667" calcext:value-type="float">
            <text:p>101,716666666667</text:p>
          </table:table-cell>
          <table:table-cell office:value-type="float" office:value="3.87307" calcext:value-type="float">
            <text:p>3,87307</text:p>
          </table:table-cell>
          <table:table-cell table:formula="of:=[.D1125]-3.866" office:value-type="float" office:value="0.00707000000000013" calcext:value-type="float">
            <text:p>0,00707</text:p>
          </table:table-cell>
          <table:table-cell table:formula="of:=AVERAGE([.E1102:.E1125])" office:value-type="float" office:value="0.0225436249999999" calcext:value-type="float">
            <text:p>0,022543625</text:p>
          </table:table-cell>
        </table:table-row>
        <table:table-row table:style-name="ro1">
          <table:table-cell office:value-type="float" office:value="1479495654" calcext:value-type="float">
            <text:p>1479495654</text:p>
          </table:table-cell>
          <table:table-cell table:formula="of:=[.A1126]-[.$A$2]" office:value-type="float" office:value="6108" calcext:value-type="float">
            <text:p>6108</text:p>
          </table:table-cell>
          <table:table-cell table:formula="of:=[.B1126]/60" office:value-type="float" office:value="101.8" calcext:value-type="float">
            <text:p>101,8</text:p>
          </table:table-cell>
          <table:table-cell office:value-type="float" office:value="3.905056" calcext:value-type="float">
            <text:p>3,905056</text:p>
          </table:table-cell>
          <table:table-cell table:formula="of:=[.D1126]-3.866" office:value-type="float" office:value="0.039056" calcext:value-type="float">
            <text:p>0,039056</text:p>
          </table:table-cell>
          <table:table-cell table:formula="of:=AVERAGE([.E1103:.E1126])" office:value-type="float" office:value="0.0241103333333332" calcext:value-type="float">
            <text:p>0,024110333333333</text:p>
          </table:table-cell>
        </table:table-row>
        <table:table-row table:style-name="ro1">
          <table:table-cell office:value-type="float" office:value="1479495660" calcext:value-type="float">
            <text:p>1479495660</text:p>
          </table:table-cell>
          <table:table-cell table:formula="of:=[.A1127]-[.$A$2]" office:value-type="float" office:value="6114" calcext:value-type="float">
            <text:p>6114</text:p>
          </table:table-cell>
          <table:table-cell table:formula="of:=[.B1127]/60" office:value-type="float" office:value="101.9" calcext:value-type="float">
            <text:p>101,9</text:p>
          </table:table-cell>
          <table:table-cell office:value-type="float" office:value="3.900291" calcext:value-type="float">
            <text:p>3,900291</text:p>
          </table:table-cell>
          <table:table-cell table:formula="of:=[.D1127]-3.866" office:value-type="float" office:value="0.0342910000000001" calcext:value-type="float">
            <text:p>0,034291</text:p>
          </table:table-cell>
          <table:table-cell table:formula="of:=AVERAGE([.E1104:.E1127])" office:value-type="float" office:value="0.0253083749999999" calcext:value-type="float">
            <text:p>0,025308375</text:p>
          </table:table-cell>
        </table:table-row>
        <table:table-row table:style-name="ro1">
          <table:table-cell office:value-type="float" office:value="1479495665" calcext:value-type="float">
            <text:p>1479495665</text:p>
          </table:table-cell>
          <table:table-cell table:formula="of:=[.A1128]-[.$A$2]" office:value-type="float" office:value="6119" calcext:value-type="float">
            <text:p>6119</text:p>
          </table:table-cell>
          <table:table-cell table:formula="of:=[.B1128]/60" office:value-type="float" office:value="101.983333333333" calcext:value-type="float">
            <text:p>101,983333333333</text:p>
          </table:table-cell>
          <table:table-cell office:value-type="float" office:value="3.884815" calcext:value-type="float">
            <text:p>3,884815</text:p>
          </table:table-cell>
          <table:table-cell table:formula="of:=[.D1128]-3.866" office:value-type="float" office:value="0.0188149999999996" calcext:value-type="float">
            <text:p>0,018815</text:p>
          </table:table-cell>
          <table:table-cell table:formula="of:=AVERAGE([.E1105:.E1128])" office:value-type="float" office:value="0.0260523749999999" calcext:value-type="float">
            <text:p>0,026052375</text:p>
          </table:table-cell>
        </table:table-row>
        <table:table-row table:style-name="ro1">
          <table:table-cell office:value-type="float" office:value="1479495670" calcext:value-type="float">
            <text:p>1479495670</text:p>
          </table:table-cell>
          <table:table-cell table:formula="of:=[.A1129]-[.$A$2]" office:value-type="float" office:value="6124" calcext:value-type="float">
            <text:p>6124</text:p>
          </table:table-cell>
          <table:table-cell table:formula="of:=[.B1129]/60" office:value-type="float" office:value="102.066666666667" calcext:value-type="float">
            <text:p>102,066666666667</text:p>
          </table:table-cell>
          <table:table-cell office:value-type="float" office:value="3.910409" calcext:value-type="float">
            <text:p>3,910409</text:p>
          </table:table-cell>
          <table:table-cell table:formula="of:=[.D1129]-3.866" office:value-type="float" office:value="0.0444089999999999" calcext:value-type="float">
            <text:p>0,044409</text:p>
          </table:table-cell>
          <table:table-cell table:formula="of:=AVERAGE([.E1106:.E1129])" office:value-type="float" office:value="0.0278640416666665" calcext:value-type="float">
            <text:p>0,027864041666667</text:p>
          </table:table-cell>
        </table:table-row>
        <table:table-row table:style-name="ro1">
          <table:table-cell office:value-type="float" office:value="1479495681" calcext:value-type="float">
            <text:p>1479495681</text:p>
          </table:table-cell>
          <table:table-cell table:formula="of:=[.A1130]-[.$A$2]" office:value-type="float" office:value="6135" calcext:value-type="float">
            <text:p>6135</text:p>
          </table:table-cell>
          <table:table-cell table:formula="of:=[.B1130]/60" office:value-type="float" office:value="102.25" calcext:value-type="float">
            <text:p>102,25</text:p>
          </table:table-cell>
          <table:table-cell office:value-type="float" office:value="3.869579" calcext:value-type="float">
            <text:p>3,869579</text:p>
          </table:table-cell>
          <table:table-cell table:formula="of:=[.D1130]-3.866" office:value-type="float" office:value="0.00357899999999978" calcext:value-type="float">
            <text:p>0,003579</text:p>
          </table:table-cell>
          <table:table-cell table:formula="of:=AVERAGE([.E1107:.E1130])" office:value-type="float" office:value="0.0273953333333332" calcext:value-type="float">
            <text:p>0,027395333333333</text:p>
          </table:table-cell>
        </table:table-row>
        <table:table-row table:style-name="ro1">
          <table:table-cell office:value-type="float" office:value="1479495686" calcext:value-type="float">
            <text:p>1479495686</text:p>
          </table:table-cell>
          <table:table-cell table:formula="of:=[.A1131]-[.$A$2]" office:value-type="float" office:value="6140" calcext:value-type="float">
            <text:p>6140</text:p>
          </table:table-cell>
          <table:table-cell table:formula="of:=[.B1131]/60" office:value-type="float" office:value="102.333333333333" calcext:value-type="float">
            <text:p>102,333333333333</text:p>
          </table:table-cell>
          <table:table-cell office:value-type="float" office:value="3.90157" calcext:value-type="float">
            <text:p>3,90157</text:p>
          </table:table-cell>
          <table:table-cell table:formula="of:=[.D1131]-3.866" office:value-type="float" office:value="0.0355699999999999" calcext:value-type="float">
            <text:p>0,03557</text:p>
          </table:table-cell>
          <table:table-cell table:formula="of:=AVERAGE([.E1108:.E1131])" office:value-type="float" office:value="0.0270872916666665" calcext:value-type="float">
            <text:p>0,027087291666667</text:p>
          </table:table-cell>
        </table:table-row>
        <table:table-row table:style-name="ro1">
          <table:table-cell office:value-type="float" office:value="1479495691" calcext:value-type="float">
            <text:p>1479495691</text:p>
          </table:table-cell>
          <table:table-cell table:formula="of:=[.A1132]-[.$A$2]" office:value-type="float" office:value="6145" calcext:value-type="float">
            <text:p>6145</text:p>
          </table:table-cell>
          <table:table-cell table:formula="of:=[.B1132]/60" office:value-type="float" office:value="102.416666666667" calcext:value-type="float">
            <text:p>102,416666666667</text:p>
          </table:table-cell>
          <table:table-cell office:value-type="float" office:value="3.910732" calcext:value-type="float">
            <text:p>3,910732</text:p>
          </table:table-cell>
          <table:table-cell table:formula="of:=[.D1132]-3.866" office:value-type="float" office:value="0.0447319999999998" calcext:value-type="float">
            <text:p>0,044732</text:p>
          </table:table-cell>
          <table:table-cell table:formula="of:=AVERAGE([.E1109:.E1132])" office:value-type="float" office:value="0.0277312083333332" calcext:value-type="float">
            <text:p>0,027731208333333</text:p>
          </table:table-cell>
        </table:table-row>
        <table:table-row table:style-name="ro1">
          <table:table-cell office:value-type="float" office:value="1479495697" calcext:value-type="float">
            <text:p>1479495697</text:p>
          </table:table-cell>
          <table:table-cell table:formula="of:=[.A1133]-[.$A$2]" office:value-type="float" office:value="6151" calcext:value-type="float">
            <text:p>6151</text:p>
          </table:table-cell>
          <table:table-cell table:formula="of:=[.B1133]/60" office:value-type="float" office:value="102.516666666667" calcext:value-type="float">
            <text:p>102,516666666667</text:p>
          </table:table-cell>
          <table:table-cell office:value-type="float" office:value="3.873139" calcext:value-type="float">
            <text:p>3,873139</text:p>
          </table:table-cell>
          <table:table-cell table:formula="of:=[.D1133]-3.866" office:value-type="float" office:value="0.00713900000000001" calcext:value-type="float">
            <text:p>0,007139</text:p>
          </table:table-cell>
          <table:table-cell table:formula="of:=AVERAGE([.E1110:.E1133])" office:value-type="float" office:value="0.0272272083333332" calcext:value-type="float">
            <text:p>0,027227208333333</text:p>
          </table:table-cell>
        </table:table-row>
        <table:table-row table:style-name="ro1">
          <table:table-cell office:value-type="float" office:value="1479495702" calcext:value-type="float">
            <text:p>1479495702</text:p>
          </table:table-cell>
          <table:table-cell table:formula="of:=[.A1134]-[.$A$2]" office:value-type="float" office:value="6156" calcext:value-type="float">
            <text:p>6156</text:p>
          </table:table-cell>
          <table:table-cell table:formula="of:=[.B1134]/60" office:value-type="float" office:value="102.6" calcext:value-type="float">
            <text:p>102,6</text:p>
          </table:table-cell>
          <table:table-cell office:value-type="float" office:value="3.916065" calcext:value-type="float">
            <text:p>3,916065</text:p>
          </table:table-cell>
          <table:table-cell table:formula="of:=[.D1134]-3.866" office:value-type="float" office:value="0.0500649999999996" calcext:value-type="float">
            <text:p>0,050065</text:p>
          </table:table-cell>
          <table:table-cell table:formula="of:=AVERAGE([.E1111:.E1134])" office:value-type="float" office:value="0.0288456666666665" calcext:value-type="float">
            <text:p>0,028845666666667</text:p>
          </table:table-cell>
        </table:table-row>
        <table:table-row table:style-name="ro1">
          <table:table-cell office:value-type="float" office:value="1479495707" calcext:value-type="float">
            <text:p>1479495707</text:p>
          </table:table-cell>
          <table:table-cell table:formula="of:=[.A1135]-[.$A$2]" office:value-type="float" office:value="6161" calcext:value-type="float">
            <text:p>6161</text:p>
          </table:table-cell>
          <table:table-cell table:formula="of:=[.B1135]/60" office:value-type="float" office:value="102.683333333333" calcext:value-type="float">
            <text:p>102,683333333333</text:p>
          </table:table-cell>
          <table:table-cell office:value-type="float" office:value="3.911988" calcext:value-type="float">
            <text:p>3,911988</text:p>
          </table:table-cell>
          <table:table-cell table:formula="of:=[.D1135]-3.866" office:value-type="float" office:value="0.0459879999999999" calcext:value-type="float">
            <text:p>0,045988</text:p>
          </table:table-cell>
          <table:table-cell table:formula="of:=AVERAGE([.E1112:.E1135])" office:value-type="float" office:value="0.0298982083333332" calcext:value-type="float">
            <text:p>0,029898208333333</text:p>
          </table:table-cell>
        </table:table-row>
        <table:table-row table:style-name="ro1">
          <table:table-cell office:value-type="float" office:value="1479495712" calcext:value-type="float">
            <text:p>1479495712</text:p>
          </table:table-cell>
          <table:table-cell table:formula="of:=[.A1136]-[.$A$2]" office:value-type="float" office:value="6166" calcext:value-type="float">
            <text:p>6166</text:p>
          </table:table-cell>
          <table:table-cell table:formula="of:=[.B1136]/60" office:value-type="float" office:value="102.766666666667" calcext:value-type="float">
            <text:p>102,766666666667</text:p>
          </table:table-cell>
          <table:table-cell office:value-type="float" office:value="3.86763" calcext:value-type="float">
            <text:p>3,86763</text:p>
          </table:table-cell>
          <table:table-cell table:formula="of:=[.D1136]-3.866" office:value-type="float" office:value="0.00163000000000002" calcext:value-type="float">
            <text:p>0,00163</text:p>
          </table:table-cell>
          <table:table-cell table:formula="of:=AVERAGE([.E1113:.E1136])" office:value-type="float" office:value="0.0289468333333332" calcext:value-type="float">
            <text:p>0,028946833333333</text:p>
          </table:table-cell>
        </table:table-row>
        <table:table-row table:style-name="ro1">
          <table:table-cell office:value-type="float" office:value="1479495718" calcext:value-type="float">
            <text:p>1479495718</text:p>
          </table:table-cell>
          <table:table-cell table:formula="of:=[.A1137]-[.$A$2]" office:value-type="float" office:value="6172" calcext:value-type="float">
            <text:p>6172</text:p>
          </table:table-cell>
          <table:table-cell table:formula="of:=[.B1137]/60" office:value-type="float" office:value="102.866666666667" calcext:value-type="float">
            <text:p>102,866666666667</text:p>
          </table:table-cell>
          <table:table-cell office:value-type="float" office:value="3.910284" calcext:value-type="float">
            <text:p>3,910284</text:p>
          </table:table-cell>
          <table:table-cell table:formula="of:=[.D1137]-3.866" office:value-type="float" office:value="0.0442839999999998" calcext:value-type="float">
            <text:p>0,044284</text:p>
          </table:table-cell>
          <table:table-cell table:formula="of:=AVERAGE([.E1114:.E1137])" office:value-type="float" office:value="0.0302745416666665" calcext:value-type="float">
            <text:p>0,030274541666667</text:p>
          </table:table-cell>
        </table:table-row>
        <table:table-row table:style-name="ro1">
          <table:table-cell office:value-type="float" office:value="1479495723" calcext:value-type="float">
            <text:p>1479495723</text:p>
          </table:table-cell>
          <table:table-cell table:formula="of:=[.A1138]-[.$A$2]" office:value-type="float" office:value="6177" calcext:value-type="float">
            <text:p>6177</text:p>
          </table:table-cell>
          <table:table-cell table:formula="of:=[.B1138]/60" office:value-type="float" office:value="102.95" calcext:value-type="float">
            <text:p>102,95</text:p>
          </table:table-cell>
          <table:table-cell office:value-type="float" office:value="3.91536" calcext:value-type="float">
            <text:p>3,91536</text:p>
          </table:table-cell>
          <table:table-cell table:formula="of:=[.D1138]-3.866" office:value-type="float" office:value="0.0493600000000001" calcext:value-type="float">
            <text:p>0,04936</text:p>
          </table:table-cell>
          <table:table-cell table:formula="of:=AVERAGE([.E1115:.E1138])" office:value-type="float" office:value="0.0309278749999999" calcext:value-type="float">
            <text:p>0,030927875</text:p>
          </table:table-cell>
        </table:table-row>
        <table:table-row table:style-name="ro1">
          <table:table-cell office:value-type="float" office:value="1479495728" calcext:value-type="float">
            <text:p>1479495728</text:p>
          </table:table-cell>
          <table:table-cell table:formula="of:=[.A1139]-[.$A$2]" office:value-type="float" office:value="6182" calcext:value-type="float">
            <text:p>6182</text:p>
          </table:table-cell>
          <table:table-cell table:formula="of:=[.B1139]/60" office:value-type="float" office:value="103.033333333333" calcext:value-type="float">
            <text:p>103,033333333333</text:p>
          </table:table-cell>
          <table:table-cell office:value-type="float" office:value="3.867682" calcext:value-type="float">
            <text:p>3,867682</text:p>
          </table:table-cell>
          <table:table-cell table:formula="of:=[.D1139]-3.866" office:value-type="float" office:value="0.00168199999999974" calcext:value-type="float">
            <text:p>0,001682</text:p>
          </table:table-cell>
          <table:table-cell table:formula="of:=AVERAGE([.E1116:.E1139])" office:value-type="float" office:value="0.0286748749999999" calcext:value-type="float">
            <text:p>0,028674875</text:p>
          </table:table-cell>
        </table:table-row>
        <table:table-row table:style-name="ro1">
          <table:table-cell office:value-type="float" office:value="1479495733" calcext:value-type="float">
            <text:p>1479495733</text:p>
          </table:table-cell>
          <table:table-cell table:formula="of:=[.A1140]-[.$A$2]" office:value-type="float" office:value="6187" calcext:value-type="float">
            <text:p>6187</text:p>
          </table:table-cell>
          <table:table-cell table:formula="of:=[.B1140]/60" office:value-type="float" office:value="103.116666666667" calcext:value-type="float">
            <text:p>103,116666666667</text:p>
          </table:table-cell>
          <table:table-cell office:value-type="float" office:value="3.930317" calcext:value-type="float">
            <text:p>3,930317</text:p>
          </table:table-cell>
          <table:table-cell table:formula="of:=[.D1140]-3.866" office:value-type="float" office:value="0.064317" calcext:value-type="float">
            <text:p>0,064317</text:p>
          </table:table-cell>
          <table:table-cell table:formula="of:=AVERAGE([.E1117:.E1140])" office:value-type="float" office:value="0.0312139583333332" calcext:value-type="float">
            <text:p>0,031213958333333</text:p>
          </table:table-cell>
        </table:table-row>
        <table:table-row table:style-name="ro1">
          <table:table-cell office:value-type="float" office:value="1479495738" calcext:value-type="float">
            <text:p>1479495738</text:p>
          </table:table-cell>
          <table:table-cell table:formula="of:=[.A1141]-[.$A$2]" office:value-type="float" office:value="6192" calcext:value-type="float">
            <text:p>6192</text:p>
          </table:table-cell>
          <table:table-cell table:formula="of:=[.B1141]/60" office:value-type="float" office:value="103.2" calcext:value-type="float">
            <text:p>103,2</text:p>
          </table:table-cell>
          <table:table-cell office:value-type="float" office:value="3.926287" calcext:value-type="float">
            <text:p>3,926287</text:p>
          </table:table-cell>
          <table:table-cell table:formula="of:=[.D1141]-3.866" office:value-type="float" office:value="0.0602869999999998" calcext:value-type="float">
            <text:p>0,060287</text:p>
          </table:table-cell>
          <table:table-cell table:formula="of:=AVERAGE([.E1118:.E1141])" office:value-type="float" office:value="0.0320780416666666" calcext:value-type="float">
            <text:p>0,032078041666667</text:p>
          </table:table-cell>
        </table:table-row>
        <table:table-row table:style-name="ro1">
          <table:table-cell office:value-type="float" office:value="1479495744" calcext:value-type="float">
            <text:p>1479495744</text:p>
          </table:table-cell>
          <table:table-cell table:formula="of:=[.A1142]-[.$A$2]" office:value-type="float" office:value="6198" calcext:value-type="float">
            <text:p>6198</text:p>
          </table:table-cell>
          <table:table-cell table:formula="of:=[.B1142]/60" office:value-type="float" office:value="103.3" calcext:value-type="float">
            <text:p>103,3</text:p>
          </table:table-cell>
          <table:table-cell office:value-type="float" office:value="3.867466" calcext:value-type="float">
            <text:p>3,867466</text:p>
          </table:table-cell>
          <table:table-cell table:formula="of:=[.D1142]-3.866" office:value-type="float" office:value="0.00146599999999975" calcext:value-type="float">
            <text:p>0,001466</text:p>
          </table:table-cell>
          <table:table-cell table:formula="of:=AVERAGE([.E1119:.E1142])" office:value-type="float" office:value="0.0301628333333332" calcext:value-type="float">
            <text:p>0,030162833333333</text:p>
          </table:table-cell>
        </table:table-row>
        <table:table-row table:style-name="ro1">
          <table:table-cell office:value-type="float" office:value="1479495749" calcext:value-type="float">
            <text:p>1479495749</text:p>
          </table:table-cell>
          <table:table-cell table:formula="of:=[.A1143]-[.$A$2]" office:value-type="float" office:value="6203" calcext:value-type="float">
            <text:p>6203</text:p>
          </table:table-cell>
          <table:table-cell table:formula="of:=[.B1143]/60" office:value-type="float" office:value="103.383333333333" calcext:value-type="float">
            <text:p>103,383333333333</text:p>
          </table:table-cell>
          <table:table-cell office:value-type="float" office:value="3.908931" calcext:value-type="float">
            <text:p>3,908931</text:p>
          </table:table-cell>
          <table:table-cell table:formula="of:=[.D1143]-3.866" office:value-type="float" office:value="0.0429309999999998" calcext:value-type="float">
            <text:p>0,042931</text:p>
          </table:table-cell>
          <table:table-cell table:formula="of:=AVERAGE([.E1120:.E1143])" office:value-type="float" office:value="0.0315915416666666" calcext:value-type="float">
            <text:p>0,031591541666667</text:p>
          </table:table-cell>
        </table:table-row>
        <table:table-row table:style-name="ro1">
          <table:table-cell office:value-type="float" office:value="1479495754" calcext:value-type="float">
            <text:p>1479495754</text:p>
          </table:table-cell>
          <table:table-cell table:formula="of:=[.A1144]-[.$A$2]" office:value-type="float" office:value="6208" calcext:value-type="float">
            <text:p>6208</text:p>
          </table:table-cell>
          <table:table-cell table:formula="of:=[.B1144]/60" office:value-type="float" office:value="103.466666666667" calcext:value-type="float">
            <text:p>103,466666666667</text:p>
          </table:table-cell>
          <table:table-cell office:value-type="float" office:value="3.920275" calcext:value-type="float">
            <text:p>3,920275</text:p>
          </table:table-cell>
          <table:table-cell table:formula="of:=[.D1144]-3.866" office:value-type="float" office:value="0.0542750000000001" calcext:value-type="float">
            <text:p>0,054275</text:p>
          </table:table-cell>
          <table:table-cell table:formula="of:=AVERAGE([.E1121:.E1144])" office:value-type="float" office:value="0.0315770833333332" calcext:value-type="float">
            <text:p>0,031577083333333</text:p>
          </table:table-cell>
        </table:table-row>
        <table:table-row table:style-name="ro1">
          <table:table-cell office:value-type="float" office:value="1479495759" calcext:value-type="float">
            <text:p>1479495759</text:p>
          </table:table-cell>
          <table:table-cell table:formula="of:=[.A1145]-[.$A$2]" office:value-type="float" office:value="6213" calcext:value-type="float">
            <text:p>6213</text:p>
          </table:table-cell>
          <table:table-cell table:formula="of:=[.B1145]/60" office:value-type="float" office:value="103.55" calcext:value-type="float">
            <text:p>103,55</text:p>
          </table:table-cell>
          <table:table-cell office:value-type="float" office:value="3.867538" calcext:value-type="float">
            <text:p>3,867538</text:p>
          </table:table-cell>
          <table:table-cell table:formula="of:=[.D1145]-3.866" office:value-type="float" office:value="0.0015379999999996" calcext:value-type="float">
            <text:p>0,001538</text:p>
          </table:table-cell>
          <table:table-cell table:formula="of:=AVERAGE([.E1122:.E1145])" office:value-type="float" office:value="0.0316009166666666" calcext:value-type="float">
            <text:p>0,031600916666667</text:p>
          </table:table-cell>
        </table:table-row>
        <table:table-row table:style-name="ro1">
          <table:table-cell office:value-type="float" office:value="1479495764" calcext:value-type="float">
            <text:p>1479495764</text:p>
          </table:table-cell>
          <table:table-cell table:formula="of:=[.A1146]-[.$A$2]" office:value-type="float" office:value="6218" calcext:value-type="float">
            <text:p>6218</text:p>
          </table:table-cell>
          <table:table-cell table:formula="of:=[.B1146]/60" office:value-type="float" office:value="103.633333333333" calcext:value-type="float">
            <text:p>103,633333333333</text:p>
          </table:table-cell>
          <table:table-cell office:value-type="float" office:value="3.906411" calcext:value-type="float">
            <text:p>3,906411</text:p>
          </table:table-cell>
          <table:table-cell table:formula="of:=[.D1146]-3.866" office:value-type="float" office:value="0.0404109999999998" calcext:value-type="float">
            <text:p>0,040411</text:p>
          </table:table-cell>
          <table:table-cell table:formula="of:=AVERAGE([.E1123:.E1146])" office:value-type="float" office:value="0.0327544999999999" calcext:value-type="float">
            <text:p>0,0327545</text:p>
          </table:table-cell>
        </table:table-row>
        <table:table-row table:style-name="ro1">
          <table:table-cell office:value-type="float" office:value="1479495770" calcext:value-type="float">
            <text:p>1479495770</text:p>
          </table:table-cell>
          <table:table-cell table:formula="of:=[.A1147]-[.$A$2]" office:value-type="float" office:value="6224" calcext:value-type="float">
            <text:p>6224</text:p>
          </table:table-cell>
          <table:table-cell table:formula="of:=[.B1147]/60" office:value-type="float" office:value="103.733333333333" calcext:value-type="float">
            <text:p>103,733333333333</text:p>
          </table:table-cell>
          <table:table-cell office:value-type="float" office:value="3.915408" calcext:value-type="float">
            <text:p>3,915408</text:p>
          </table:table-cell>
          <table:table-cell table:formula="of:=[.D1147]-3.866" office:value-type="float" office:value="0.0494080000000001" calcext:value-type="float">
            <text:p>0,049408</text:p>
          </table:table-cell>
          <table:table-cell table:formula="of:=AVERAGE([.E1124:.E1147])" office:value-type="float" office:value="0.0334105833333332" calcext:value-type="float">
            <text:p>0,033410583333333</text:p>
          </table:table-cell>
        </table:table-row>
        <table:table-row table:style-name="ro1">
          <table:table-cell office:value-type="float" office:value="1479495775" calcext:value-type="float">
            <text:p>1479495775</text:p>
          </table:table-cell>
          <table:table-cell table:formula="of:=[.A1148]-[.$A$2]" office:value-type="float" office:value="6229" calcext:value-type="float">
            <text:p>6229</text:p>
          </table:table-cell>
          <table:table-cell table:formula="of:=[.B1148]/60" office:value-type="float" office:value="103.816666666667" calcext:value-type="float">
            <text:p>103,816666666667</text:p>
          </table:table-cell>
          <table:table-cell office:value-type="float" office:value="3.86746" calcext:value-type="float">
            <text:p>3,86746</text:p>
          </table:table-cell>
          <table:table-cell table:formula="of:=[.D1148]-3.866" office:value-type="float" office:value="0.00146000000000024" calcext:value-type="float">
            <text:p>0,00146</text:p>
          </table:table-cell>
          <table:table-cell table:formula="of:=AVERAGE([.E1125:.E1148])" office:value-type="float" office:value="0.0309901249999999" calcext:value-type="float">
            <text:p>0,030990125</text:p>
          </table:table-cell>
        </table:table-row>
        <table:table-row table:style-name="ro1">
          <table:table-cell office:value-type="float" office:value="1479495780" calcext:value-type="float">
            <text:p>1479495780</text:p>
          </table:table-cell>
          <table:table-cell table:formula="of:=[.A1149]-[.$A$2]" office:value-type="float" office:value="6234" calcext:value-type="float">
            <text:p>6234</text:p>
          </table:table-cell>
          <table:table-cell table:formula="of:=[.B1149]/60" office:value-type="float" office:value="103.9" calcext:value-type="float">
            <text:p>103,9</text:p>
          </table:table-cell>
          <table:table-cell office:value-type="float" office:value="3.907155" calcext:value-type="float">
            <text:p>3,907155</text:p>
          </table:table-cell>
          <table:table-cell table:formula="of:=[.D1149]-3.866" office:value-type="float" office:value="0.0411549999999998" calcext:value-type="float">
            <text:p>0,041155</text:p>
          </table:table-cell>
          <table:table-cell table:formula="of:=AVERAGE([.E1126:.E1149])" office:value-type="float" office:value="0.0324103333333332" calcext:value-type="float">
            <text:p>0,032410333333333</text:p>
          </table:table-cell>
        </table:table-row>
        <table:table-row table:style-name="ro1">
          <table:table-cell office:value-type="float" office:value="1479495786" calcext:value-type="float">
            <text:p>1479495786</text:p>
          </table:table-cell>
          <table:table-cell table:formula="of:=[.A1150]-[.$A$2]" office:value-type="float" office:value="6240" calcext:value-type="float">
            <text:p>6240</text:p>
          </table:table-cell>
          <table:table-cell table:formula="of:=[.B1150]/60" office:value-type="float" office:value="104" calcext:value-type="float">
            <text:p>104</text:p>
          </table:table-cell>
          <table:table-cell office:value-type="float" office:value="3.915437" calcext:value-type="float">
            <text:p>3,915437</text:p>
          </table:table-cell>
          <table:table-cell table:formula="of:=[.D1150]-3.866" office:value-type="float" office:value="0.0494369999999997" calcext:value-type="float">
            <text:p>0,049437</text:p>
          </table:table-cell>
          <table:table-cell table:formula="of:=AVERAGE([.E1127:.E1150])" office:value-type="float" office:value="0.0328428749999999" calcext:value-type="float">
            <text:p>0,032842875</text:p>
          </table:table-cell>
        </table:table-row>
        <table:table-row table:style-name="ro1">
          <table:table-cell office:value-type="float" office:value="1479495791" calcext:value-type="float">
            <text:p>1479495791</text:p>
          </table:table-cell>
          <table:table-cell table:formula="of:=[.A1151]-[.$A$2]" office:value-type="float" office:value="6245" calcext:value-type="float">
            <text:p>6245</text:p>
          </table:table-cell>
          <table:table-cell table:formula="of:=[.B1151]/60" office:value-type="float" office:value="104.083333333333" calcext:value-type="float">
            <text:p>104,083333333333</text:p>
          </table:table-cell>
          <table:table-cell office:value-type="float" office:value="3.867666" calcext:value-type="float">
            <text:p>3,867666</text:p>
          </table:table-cell>
          <table:table-cell table:formula="of:=[.D1151]-3.866" office:value-type="float" office:value="0.00166599999999972" calcext:value-type="float">
            <text:p>0,001666</text:p>
          </table:table-cell>
          <table:table-cell table:formula="of:=AVERAGE([.E1128:.E1151])" office:value-type="float" office:value="0.0314834999999998" calcext:value-type="float">
            <text:p>0,0314835</text:p>
          </table:table-cell>
        </table:table-row>
        <table:table-row table:style-name="ro1">
          <table:table-cell office:value-type="float" office:value="1479495796" calcext:value-type="float">
            <text:p>1479495796</text:p>
          </table:table-cell>
          <table:table-cell table:formula="of:=[.A1152]-[.$A$2]" office:value-type="float" office:value="6250" calcext:value-type="float">
            <text:p>6250</text:p>
          </table:table-cell>
          <table:table-cell table:formula="of:=[.B1152]/60" office:value-type="float" office:value="104.166666666667" calcext:value-type="float">
            <text:p>104,166666666667</text:p>
          </table:table-cell>
          <table:table-cell office:value-type="float" office:value="3.920353" calcext:value-type="float">
            <text:p>3,920353</text:p>
          </table:table-cell>
          <table:table-cell table:formula="of:=[.D1152]-3.866" office:value-type="float" office:value="0.0543529999999999" calcext:value-type="float">
            <text:p>0,054353</text:p>
          </table:table-cell>
          <table:table-cell table:formula="of:=AVERAGE([.E1129:.E1152])" office:value-type="float" office:value="0.0329642499999999" calcext:value-type="float">
            <text:p>0,03296425</text:p>
          </table:table-cell>
        </table:table-row>
        <table:table-row table:style-name="ro1">
          <table:table-cell office:value-type="float" office:value="1479495801" calcext:value-type="float">
            <text:p>1479495801</text:p>
          </table:table-cell>
          <table:table-cell table:formula="of:=[.A1153]-[.$A$2]" office:value-type="float" office:value="6255" calcext:value-type="float">
            <text:p>6255</text:p>
          </table:table-cell>
          <table:table-cell table:formula="of:=[.B1153]/60" office:value-type="float" office:value="104.25" calcext:value-type="float">
            <text:p>104,25</text:p>
          </table:table-cell>
          <table:table-cell office:value-type="float" office:value="3.926817" calcext:value-type="float">
            <text:p>3,926817</text:p>
          </table:table-cell>
          <table:table-cell table:formula="of:=[.D1153]-3.866" office:value-type="float" office:value="0.0608169999999997" calcext:value-type="float">
            <text:p>0,060817</text:p>
          </table:table-cell>
          <table:table-cell table:formula="of:=AVERAGE([.E1130:.E1153])" office:value-type="float" office:value="0.0336479166666665" calcext:value-type="float">
            <text:p>0,033647916666667</text:p>
          </table:table-cell>
        </table:table-row>
        <table:table-row table:style-name="ro1">
          <table:table-cell office:value-type="float" office:value="1479495807" calcext:value-type="float">
            <text:p>1479495807</text:p>
          </table:table-cell>
          <table:table-cell table:formula="of:=[.A1154]-[.$A$2]" office:value-type="float" office:value="6261" calcext:value-type="float">
            <text:p>6261</text:p>
          </table:table-cell>
          <table:table-cell table:formula="of:=[.B1154]/60" office:value-type="float" office:value="104.35" calcext:value-type="float">
            <text:p>104,35</text:p>
          </table:table-cell>
          <table:table-cell office:value-type="float" office:value="3.867486" calcext:value-type="float">
            <text:p>3,867486</text:p>
          </table:table-cell>
          <table:table-cell table:formula="of:=[.D1154]-3.866" office:value-type="float" office:value="0.00148599999999988" calcext:value-type="float">
            <text:p>0,001486</text:p>
          </table:table-cell>
          <table:table-cell table:formula="of:=AVERAGE([.E1131:.E1154])" office:value-type="float" office:value="0.0335607083333332" calcext:value-type="float">
            <text:p>0,033560708333333</text:p>
          </table:table-cell>
        </table:table-row>
        <table:table-row table:style-name="ro1">
          <table:table-cell office:value-type="float" office:value="1479495812" calcext:value-type="float">
            <text:p>1479495812</text:p>
          </table:table-cell>
          <table:table-cell table:formula="of:=[.A1155]-[.$A$2]" office:value-type="float" office:value="6266" calcext:value-type="float">
            <text:p>6266</text:p>
          </table:table-cell>
          <table:table-cell table:formula="of:=[.B1155]/60" office:value-type="float" office:value="104.433333333333" calcext:value-type="float">
            <text:p>104,433333333333</text:p>
          </table:table-cell>
          <table:table-cell office:value-type="float" office:value="3.923273" calcext:value-type="float">
            <text:p>3,923273</text:p>
          </table:table-cell>
          <table:table-cell table:formula="of:=[.D1155]-3.866" office:value-type="float" office:value="0.0572729999999999" calcext:value-type="float">
            <text:p>0,057273</text:p>
          </table:table-cell>
          <table:table-cell table:formula="of:=AVERAGE([.E1132:.E1155])" office:value-type="float" office:value="0.0344649999999999" calcext:value-type="float">
            <text:p>0,034465</text:p>
          </table:table-cell>
        </table:table-row>
        <table:table-row table:style-name="ro1">
          <table:table-cell office:value-type="float" office:value="1479495817" calcext:value-type="float">
            <text:p>1479495817</text:p>
          </table:table-cell>
          <table:table-cell table:formula="of:=[.A1156]-[.$A$2]" office:value-type="float" office:value="6271" calcext:value-type="float">
            <text:p>6271</text:p>
          </table:table-cell>
          <table:table-cell table:formula="of:=[.B1156]/60" office:value-type="float" office:value="104.516666666667" calcext:value-type="float">
            <text:p>104,516666666667</text:p>
          </table:table-cell>
          <table:table-cell office:value-type="float" office:value="3.925323" calcext:value-type="float">
            <text:p>3,925323</text:p>
          </table:table-cell>
          <table:table-cell table:formula="of:=[.D1156]-3.866" office:value-type="float" office:value="0.059323" calcext:value-type="float">
            <text:p>0,059323</text:p>
          </table:table-cell>
          <table:table-cell table:formula="of:=AVERAGE([.E1133:.E1156])" office:value-type="float" office:value="0.0350729583333332" calcext:value-type="float">
            <text:p>0,035072958333333</text:p>
          </table:table-cell>
        </table:table-row>
        <table:table-row table:style-name="ro1">
          <table:table-cell office:value-type="float" office:value="1479495822" calcext:value-type="float">
            <text:p>1479495822</text:p>
          </table:table-cell>
          <table:table-cell table:formula="of:=[.A1157]-[.$A$2]" office:value-type="float" office:value="6276" calcext:value-type="float">
            <text:p>6276</text:p>
          </table:table-cell>
          <table:table-cell table:formula="of:=[.B1157]/60" office:value-type="float" office:value="104.6" calcext:value-type="float">
            <text:p>104,6</text:p>
          </table:table-cell>
          <table:table-cell office:value-type="float" office:value="3.867682" calcext:value-type="float">
            <text:p>3,867682</text:p>
          </table:table-cell>
          <table:table-cell table:formula="of:=[.D1157]-3.866" office:value-type="float" office:value="0.00168199999999974" calcext:value-type="float">
            <text:p>0,001682</text:p>
          </table:table-cell>
          <table:table-cell table:formula="of:=AVERAGE([.E1134:.E1157])" office:value-type="float" office:value="0.0348455833333332" calcext:value-type="float">
            <text:p>0,034845583333333</text:p>
          </table:table-cell>
        </table:table-row>
        <table:table-row table:style-name="ro1">
          <table:table-cell office:value-type="float" office:value="1479495827" calcext:value-type="float">
            <text:p>1479495827</text:p>
          </table:table-cell>
          <table:table-cell table:formula="of:=[.A1158]-[.$A$2]" office:value-type="float" office:value="6281" calcext:value-type="float">
            <text:p>6281</text:p>
          </table:table-cell>
          <table:table-cell table:formula="of:=[.B1158]/60" office:value-type="float" office:value="104.683333333333" calcext:value-type="float">
            <text:p>104,683333333333</text:p>
          </table:table-cell>
          <table:table-cell office:value-type="float" office:value="4.006354" calcext:value-type="float">
            <text:p>4,006354</text:p>
          </table:table-cell>
          <table:table-cell table:formula="of:=[.D1158]-3.866" office:value-type="float" office:value="0.140354" calcext:value-type="float">
            <text:p>0,140354</text:p>
          </table:table-cell>
          <table:table-cell table:formula="of:=AVERAGE([.E1135:.E1158])" office:value-type="float" office:value="0.0386076249999999" calcext:value-type="float">
            <text:p>0,038607625</text:p>
          </table:table-cell>
        </table:table-row>
        <table:table-row table:style-name="ro1">
          <table:table-cell office:value-type="float" office:value="1479495833" calcext:value-type="float">
            <text:p>1479495833</text:p>
          </table:table-cell>
          <table:table-cell table:formula="of:=[.A1159]-[.$A$2]" office:value-type="float" office:value="6287" calcext:value-type="float">
            <text:p>6287</text:p>
          </table:table-cell>
          <table:table-cell table:formula="of:=[.B1159]/60" office:value-type="float" office:value="104.783333333333" calcext:value-type="float">
            <text:p>104,783333333333</text:p>
          </table:table-cell>
          <table:table-cell office:value-type="float" office:value="3.922456" calcext:value-type="float">
            <text:p>3,922456</text:p>
          </table:table-cell>
          <table:table-cell table:formula="of:=[.D1159]-3.866" office:value-type="float" office:value="0.0564559999999998" calcext:value-type="float">
            <text:p>0,056456</text:p>
          </table:table-cell>
          <table:table-cell table:formula="of:=AVERAGE([.E1136:.E1159])" office:value-type="float" office:value="0.0390437916666665" calcext:value-type="float">
            <text:p>0,039043791666667</text:p>
          </table:table-cell>
        </table:table-row>
        <table:table-row table:style-name="ro1">
          <table:table-cell office:value-type="float" office:value="1479495838" calcext:value-type="float">
            <text:p>1479495838</text:p>
          </table:table-cell>
          <table:table-cell table:formula="of:=[.A1160]-[.$A$2]" office:value-type="float" office:value="6292" calcext:value-type="float">
            <text:p>6292</text:p>
          </table:table-cell>
          <table:table-cell table:formula="of:=[.B1160]/60" office:value-type="float" office:value="104.866666666667" calcext:value-type="float">
            <text:p>104,866666666667</text:p>
          </table:table-cell>
          <table:table-cell office:value-type="float" office:value="3.867663" calcext:value-type="float">
            <text:p>3,867663</text:p>
          </table:table-cell>
          <table:table-cell table:formula="of:=[.D1160]-3.866" office:value-type="float" office:value="0.00166299999999975" calcext:value-type="float">
            <text:p>0,001663</text:p>
          </table:table-cell>
          <table:table-cell table:formula="of:=AVERAGE([.E1137:.E1160])" office:value-type="float" office:value="0.0390451666666665" calcext:value-type="float">
            <text:p>0,039045166666667</text:p>
          </table:table-cell>
        </table:table-row>
        <table:table-row table:style-name="ro1">
          <table:table-cell office:value-type="float" office:value="1479495843" calcext:value-type="float">
            <text:p>1479495843</text:p>
          </table:table-cell>
          <table:table-cell table:formula="of:=[.A1161]-[.$A$2]" office:value-type="float" office:value="6297" calcext:value-type="float">
            <text:p>6297</text:p>
          </table:table-cell>
          <table:table-cell table:formula="of:=[.B1161]/60" office:value-type="float" office:value="104.95" calcext:value-type="float">
            <text:p>104,95</text:p>
          </table:table-cell>
          <table:table-cell office:value-type="float" office:value="3.934014" calcext:value-type="float">
            <text:p>3,934014</text:p>
          </table:table-cell>
          <table:table-cell table:formula="of:=[.D1161]-3.866" office:value-type="float" office:value="0.0680139999999998" calcext:value-type="float">
            <text:p>0,068014</text:p>
          </table:table-cell>
          <table:table-cell table:formula="of:=AVERAGE([.E1138:.E1161])" office:value-type="float" office:value="0.0400339166666665" calcext:value-type="float">
            <text:p>0,040033916666667</text:p>
          </table:table-cell>
        </table:table-row>
        <table:table-row table:style-name="ro1">
          <table:table-cell office:value-type="float" office:value="1479495849" calcext:value-type="float">
            <text:p>1479495849</text:p>
          </table:table-cell>
          <table:table-cell table:formula="of:=[.A1162]-[.$A$2]" office:value-type="float" office:value="6303" calcext:value-type="float">
            <text:p>6303</text:p>
          </table:table-cell>
          <table:table-cell table:formula="of:=[.B1162]/60" office:value-type="float" office:value="105.05" calcext:value-type="float">
            <text:p>105,05</text:p>
          </table:table-cell>
          <table:table-cell office:value-type="float" office:value="3.920645" calcext:value-type="float">
            <text:p>3,920645</text:p>
          </table:table-cell>
          <table:table-cell table:formula="of:=[.D1162]-3.866" office:value-type="float" office:value="0.0546449999999998" calcext:value-type="float">
            <text:p>0,054645</text:p>
          </table:table-cell>
          <table:table-cell table:formula="of:=AVERAGE([.E1139:.E1162])" office:value-type="float" office:value="0.0402541249999998" calcext:value-type="float">
            <text:p>0,040254125</text:p>
          </table:table-cell>
        </table:table-row>
        <table:table-row table:style-name="ro1">
          <table:table-cell office:value-type="float" office:value="1479495854" calcext:value-type="float">
            <text:p>1479495854</text:p>
          </table:table-cell>
          <table:table-cell table:formula="of:=[.A1163]-[.$A$2]" office:value-type="float" office:value="6308" calcext:value-type="float">
            <text:p>6308</text:p>
          </table:table-cell>
          <table:table-cell table:formula="of:=[.B1163]/60" office:value-type="float" office:value="105.133333333333" calcext:value-type="float">
            <text:p>105,133333333333</text:p>
          </table:table-cell>
          <table:table-cell office:value-type="float" office:value="3.919709" calcext:value-type="float">
            <text:p>3,919709</text:p>
          </table:table-cell>
          <table:table-cell table:formula="of:=[.D1163]-3.866" office:value-type="float" office:value="0.053709" calcext:value-type="float">
            <text:p>0,053709</text:p>
          </table:table-cell>
          <table:table-cell table:formula="of:=AVERAGE([.E1140:.E1163])" office:value-type="float" office:value="0.0424219166666665" calcext:value-type="float">
            <text:p>0,042421916666667</text:p>
          </table:table-cell>
        </table:table-row>
        <table:table-row table:style-name="ro1">
          <table:table-cell office:value-type="float" office:value="1479495859" calcext:value-type="float">
            <text:p>1479495859</text:p>
          </table:table-cell>
          <table:table-cell table:formula="of:=[.A1164]-[.$A$2]" office:value-type="float" office:value="6313" calcext:value-type="float">
            <text:p>6313</text:p>
          </table:table-cell>
          <table:table-cell table:formula="of:=[.B1164]/60" office:value-type="float" office:value="105.216666666667" calcext:value-type="float">
            <text:p>105,216666666667</text:p>
          </table:table-cell>
          <table:table-cell office:value-type="float" office:value="3.87467" calcext:value-type="float">
            <text:p>3,87467</text:p>
          </table:table-cell>
          <table:table-cell table:formula="of:=[.D1164]-3.866" office:value-type="float" office:value="0.00866999999999996" calcext:value-type="float">
            <text:p>0,00867</text:p>
          </table:table-cell>
          <table:table-cell table:formula="of:=AVERAGE([.E1141:.E1164])" office:value-type="float" office:value="0.0401032916666665" calcext:value-type="float">
            <text:p>0,040103291666667</text:p>
          </table:table-cell>
        </table:table-row>
        <table:table-row table:style-name="ro1">
          <table:table-cell office:value-type="float" office:value="1479495864" calcext:value-type="float">
            <text:p>1479495864</text:p>
          </table:table-cell>
          <table:table-cell table:formula="of:=[.A1165]-[.$A$2]" office:value-type="float" office:value="6318" calcext:value-type="float">
            <text:p>6318</text:p>
          </table:table-cell>
          <table:table-cell table:formula="of:=[.B1165]/60" office:value-type="float" office:value="105.3" calcext:value-type="float">
            <text:p>105,3</text:p>
          </table:table-cell>
          <table:table-cell office:value-type="float" office:value="3.936705" calcext:value-type="float">
            <text:p>3,936705</text:p>
          </table:table-cell>
          <table:table-cell table:formula="of:=[.D1165]-3.866" office:value-type="float" office:value="0.0707049999999998" calcext:value-type="float">
            <text:p>0,070705</text:p>
          </table:table-cell>
          <table:table-cell table:formula="of:=AVERAGE([.E1142:.E1165])" office:value-type="float" office:value="0.0405373749999999" calcext:value-type="float">
            <text:p>0,040537375</text:p>
          </table:table-cell>
        </table:table-row>
        <table:table-row table:style-name="ro1">
          <table:table-cell office:value-type="float" office:value="1479495870" calcext:value-type="float">
            <text:p>1479495870</text:p>
          </table:table-cell>
          <table:table-cell table:formula="of:=[.A1166]-[.$A$2]" office:value-type="float" office:value="6324" calcext:value-type="float">
            <text:p>6324</text:p>
          </table:table-cell>
          <table:table-cell table:formula="of:=[.B1166]/60" office:value-type="float" office:value="105.4" calcext:value-type="float">
            <text:p>105,4</text:p>
          </table:table-cell>
          <table:table-cell office:value-type="float" office:value="3.910423" calcext:value-type="float">
            <text:p>3,910423</text:p>
          </table:table-cell>
          <table:table-cell table:formula="of:=[.D1166]-3.866" office:value-type="float" office:value="0.0444229999999997" calcext:value-type="float">
            <text:p>0,044423</text:p>
          </table:table-cell>
          <table:table-cell table:formula="of:=AVERAGE([.E1143:.E1166])" office:value-type="float" office:value="0.0423272499999999" calcext:value-type="float">
            <text:p>0,04232725</text:p>
          </table:table-cell>
        </table:table-row>
        <table:table-row table:style-name="ro1">
          <table:table-cell office:value-type="float" office:value="1479495875" calcext:value-type="float">
            <text:p>1479495875</text:p>
          </table:table-cell>
          <table:table-cell table:formula="of:=[.A1167]-[.$A$2]" office:value-type="float" office:value="6329" calcext:value-type="float">
            <text:p>6329</text:p>
          </table:table-cell>
          <table:table-cell table:formula="of:=[.B1167]/60" office:value-type="float" office:value="105.483333333333" calcext:value-type="float">
            <text:p>105,483333333333</text:p>
          </table:table-cell>
          <table:table-cell office:value-type="float" office:value="3.880033" calcext:value-type="float">
            <text:p>3,880033</text:p>
          </table:table-cell>
          <table:table-cell table:formula="of:=[.D1167]-3.866" office:value-type="float" office:value="0.014033" calcext:value-type="float">
            <text:p>0,014033</text:p>
          </table:table-cell>
          <table:table-cell table:formula="of:=AVERAGE([.E1144:.E1167])" office:value-type="float" office:value="0.0411231666666665" calcext:value-type="float">
            <text:p>0,041123166666667</text:p>
          </table:table-cell>
        </table:table-row>
        <table:table-row table:style-name="ro1">
          <table:table-cell office:value-type="float" office:value="1479495880" calcext:value-type="float">
            <text:p>1479495880</text:p>
          </table:table-cell>
          <table:table-cell table:formula="of:=[.A1168]-[.$A$2]" office:value-type="float" office:value="6334" calcext:value-type="float">
            <text:p>6334</text:p>
          </table:table-cell>
          <table:table-cell table:formula="of:=[.B1168]/60" office:value-type="float" office:value="105.566666666667" calcext:value-type="float">
            <text:p>105,566666666667</text:p>
          </table:table-cell>
          <table:table-cell office:value-type="float" office:value="3.913109" calcext:value-type="float">
            <text:p>3,913109</text:p>
          </table:table-cell>
          <table:table-cell table:formula="of:=[.D1168]-3.866" office:value-type="float" office:value="0.0471089999999998" calcext:value-type="float">
            <text:p>0,047109</text:p>
          </table:table-cell>
          <table:table-cell table:formula="of:=AVERAGE([.E1145:.E1168])" office:value-type="float" office:value="0.0408245833333332" calcext:value-type="float">
            <text:p>0,040824583333333</text:p>
          </table:table-cell>
        </table:table-row>
        <table:table-row table:style-name="ro1">
          <table:table-cell office:value-type="float" office:value="1479495885" calcext:value-type="float">
            <text:p>1479495885</text:p>
          </table:table-cell>
          <table:table-cell table:formula="of:=[.A1169]-[.$A$2]" office:value-type="float" office:value="6339" calcext:value-type="float">
            <text:p>6339</text:p>
          </table:table-cell>
          <table:table-cell table:formula="of:=[.B1169]/60" office:value-type="float" office:value="105.65" calcext:value-type="float">
            <text:p>105,65</text:p>
          </table:table-cell>
          <table:table-cell office:value-type="float" office:value="3.919496" calcext:value-type="float">
            <text:p>3,919496</text:p>
          </table:table-cell>
          <table:table-cell table:formula="of:=[.D1169]-3.866" office:value-type="float" office:value="0.053496" calcext:value-type="float">
            <text:p>0,053496</text:p>
          </table:table-cell>
          <table:table-cell table:formula="of:=AVERAGE([.E1146:.E1169])" office:value-type="float" office:value="0.0429894999999999" calcext:value-type="float">
            <text:p>0,0429895</text:p>
          </table:table-cell>
        </table:table-row>
        <table:table-row table:style-name="ro1">
          <table:table-cell office:value-type="float" office:value="1479495890" calcext:value-type="float">
            <text:p>1479495890</text:p>
          </table:table-cell>
          <table:table-cell table:formula="of:=[.A1170]-[.$A$2]" office:value-type="float" office:value="6344" calcext:value-type="float">
            <text:p>6344</text:p>
          </table:table-cell>
          <table:table-cell table:formula="of:=[.B1170]/60" office:value-type="float" office:value="105.733333333333" calcext:value-type="float">
            <text:p>105,733333333333</text:p>
          </table:table-cell>
          <table:table-cell office:value-type="float" office:value="3.882815" calcext:value-type="float">
            <text:p>3,882815</text:p>
          </table:table-cell>
          <table:table-cell table:formula="of:=[.D1170]-3.866" office:value-type="float" office:value="0.0168149999999998" calcext:value-type="float">
            <text:p>0,016815</text:p>
          </table:table-cell>
          <table:table-cell table:formula="of:=AVERAGE([.E1147:.E1170])" office:value-type="float" office:value="0.0420063333333332" calcext:value-type="float">
            <text:p>0,042006333333333</text:p>
          </table:table-cell>
        </table:table-row>
        <table:table-row table:style-name="ro1">
          <table:table-cell office:value-type="float" office:value="1479495896" calcext:value-type="float">
            <text:p>1479495896</text:p>
          </table:table-cell>
          <table:table-cell table:formula="of:=[.A1171]-[.$A$2]" office:value-type="float" office:value="6350" calcext:value-type="float">
            <text:p>6350</text:p>
          </table:table-cell>
          <table:table-cell table:formula="of:=[.B1171]/60" office:value-type="float" office:value="105.833333333333" calcext:value-type="float">
            <text:p>105,833333333333</text:p>
          </table:table-cell>
          <table:table-cell office:value-type="float" office:value="3.923204" calcext:value-type="float">
            <text:p>3,923204</text:p>
          </table:table-cell>
          <table:table-cell table:formula="of:=[.D1171]-3.866" office:value-type="float" office:value="0.057204" calcext:value-type="float">
            <text:p>0,057204</text:p>
          </table:table-cell>
          <table:table-cell table:formula="of:=AVERAGE([.E1148:.E1171])" office:value-type="float" office:value="0.0423311666666665" calcext:value-type="float">
            <text:p>0,042331166666667</text:p>
          </table:table-cell>
        </table:table-row>
        <table:table-row table:style-name="ro1">
          <table:table-cell office:value-type="float" office:value="1479495901" calcext:value-type="float">
            <text:p>1479495901</text:p>
          </table:table-cell>
          <table:table-cell table:formula="of:=[.A1172]-[.$A$2]" office:value-type="float" office:value="6355" calcext:value-type="float">
            <text:p>6355</text:p>
          </table:table-cell>
          <table:table-cell table:formula="of:=[.B1172]/60" office:value-type="float" office:value="105.916666666667" calcext:value-type="float">
            <text:p>105,916666666667</text:p>
          </table:table-cell>
          <table:table-cell office:value-type="float" office:value="3.930917" calcext:value-type="float">
            <text:p>3,930917</text:p>
          </table:table-cell>
          <table:table-cell table:formula="of:=[.D1172]-3.866" office:value-type="float" office:value="0.0649169999999999" calcext:value-type="float">
            <text:p>0,064917</text:p>
          </table:table-cell>
          <table:table-cell table:formula="of:=AVERAGE([.E1149:.E1172])" office:value-type="float" office:value="0.0449752083333332" calcext:value-type="float">
            <text:p>0,044975208333333</text:p>
          </table:table-cell>
        </table:table-row>
        <table:table-row table:style-name="ro1">
          <table:table-cell office:value-type="float" office:value="1479495906" calcext:value-type="float">
            <text:p>1479495906</text:p>
          </table:table-cell>
          <table:table-cell table:formula="of:=[.A1173]-[.$A$2]" office:value-type="float" office:value="6360" calcext:value-type="float">
            <text:p>6360</text:p>
          </table:table-cell>
          <table:table-cell table:formula="of:=[.B1173]/60" office:value-type="float" office:value="106" calcext:value-type="float">
            <text:p>106</text:p>
          </table:table-cell>
          <table:table-cell office:value-type="float" office:value="3.882273" calcext:value-type="float">
            <text:p>3,882273</text:p>
          </table:table-cell>
          <table:table-cell table:formula="of:=[.D1173]-3.866" office:value-type="float" office:value="0.016273" calcext:value-type="float">
            <text:p>0,016273</text:p>
          </table:table-cell>
          <table:table-cell table:formula="of:=AVERAGE([.E1150:.E1173])" office:value-type="float" office:value="0.0439384583333332" calcext:value-type="float">
            <text:p>0,043938458333333</text:p>
          </table:table-cell>
        </table:table-row>
        <table:table-row table:style-name="ro1">
          <table:table-cell office:value-type="float" office:value="1479495911" calcext:value-type="float">
            <text:p>1479495911</text:p>
          </table:table-cell>
          <table:table-cell table:formula="of:=[.A1174]-[.$A$2]" office:value-type="float" office:value="6365" calcext:value-type="float">
            <text:p>6365</text:p>
          </table:table-cell>
          <table:table-cell table:formula="of:=[.B1174]/60" office:value-type="float" office:value="106.083333333333" calcext:value-type="float">
            <text:p>106,083333333333</text:p>
          </table:table-cell>
          <table:table-cell office:value-type="float" office:value="3.918614" calcext:value-type="float">
            <text:p>3,918614</text:p>
          </table:table-cell>
          <table:table-cell table:formula="of:=[.D1174]-3.866" office:value-type="float" office:value="0.0526139999999997" calcext:value-type="float">
            <text:p>0,052614</text:p>
          </table:table-cell>
          <table:table-cell table:formula="of:=AVERAGE([.E1151:.E1174])" office:value-type="float" office:value="0.0440708333333332" calcext:value-type="float">
            <text:p>0,044070833333333</text:p>
          </table:table-cell>
        </table:table-row>
        <table:table-row table:style-name="ro1">
          <table:table-cell office:value-type="float" office:value="1479495917" calcext:value-type="float">
            <text:p>1479495917</text:p>
          </table:table-cell>
          <table:table-cell table:formula="of:=[.A1175]-[.$A$2]" office:value-type="float" office:value="6371" calcext:value-type="float">
            <text:p>6371</text:p>
          </table:table-cell>
          <table:table-cell table:formula="of:=[.B1175]/60" office:value-type="float" office:value="106.183333333333" calcext:value-type="float">
            <text:p>106,183333333333</text:p>
          </table:table-cell>
          <table:table-cell office:value-type="float" office:value="3.914578" calcext:value-type="float">
            <text:p>3,914578</text:p>
          </table:table-cell>
          <table:table-cell table:formula="of:=[.D1175]-3.866" office:value-type="float" office:value="0.048578" calcext:value-type="float">
            <text:p>0,048578</text:p>
          </table:table-cell>
          <table:table-cell table:formula="of:=AVERAGE([.E1152:.E1175])" office:value-type="float" office:value="0.0460254999999999" calcext:value-type="float">
            <text:p>0,0460255</text:p>
          </table:table-cell>
        </table:table-row>
        <table:table-row table:style-name="ro1">
          <table:table-cell office:value-type="float" office:value="1479495922" calcext:value-type="float">
            <text:p>1479495922</text:p>
          </table:table-cell>
          <table:table-cell table:formula="of:=[.A1176]-[.$A$2]" office:value-type="float" office:value="6376" calcext:value-type="float">
            <text:p>6376</text:p>
          </table:table-cell>
          <table:table-cell table:formula="of:=[.B1176]/60" office:value-type="float" office:value="106.266666666667" calcext:value-type="float">
            <text:p>106,266666666667</text:p>
          </table:table-cell>
          <table:table-cell office:value-type="float" office:value="3.876411" calcext:value-type="float">
            <text:p>3,876411</text:p>
          </table:table-cell>
          <table:table-cell table:formula="of:=[.D1176]-3.866" office:value-type="float" office:value="0.0104109999999999" calcext:value-type="float">
            <text:p>0,010411</text:p>
          </table:table-cell>
          <table:table-cell table:formula="of:=AVERAGE([.E1153:.E1176])" office:value-type="float" office:value="0.0441945833333332" calcext:value-type="float">
            <text:p>0,044194583333333</text:p>
          </table:table-cell>
        </table:table-row>
        <table:table-row table:style-name="ro1">
          <table:table-cell office:value-type="float" office:value="1479495927" calcext:value-type="float">
            <text:p>1479495927</text:p>
          </table:table-cell>
          <table:table-cell table:formula="of:=[.A1177]-[.$A$2]" office:value-type="float" office:value="6381" calcext:value-type="float">
            <text:p>6381</text:p>
          </table:table-cell>
          <table:table-cell table:formula="of:=[.B1177]/60" office:value-type="float" office:value="106.35" calcext:value-type="float">
            <text:p>106,35</text:p>
          </table:table-cell>
          <table:table-cell office:value-type="float" office:value="3.929841" calcext:value-type="float">
            <text:p>3,929841</text:p>
          </table:table-cell>
          <table:table-cell table:formula="of:=[.D1177]-3.866" office:value-type="float" office:value="0.0638409999999996" calcext:value-type="float">
            <text:p>0,063841</text:p>
          </table:table-cell>
          <table:table-cell table:formula="of:=AVERAGE([.E1154:.E1177])" office:value-type="float" office:value="0.0443205833333332" calcext:value-type="float">
            <text:p>0,044320583333333</text:p>
          </table:table-cell>
        </table:table-row>
        <table:table-row table:style-name="ro1">
          <table:table-cell office:value-type="float" office:value="1479495932" calcext:value-type="float">
            <text:p>1479495932</text:p>
          </table:table-cell>
          <table:table-cell table:formula="of:=[.A1178]-[.$A$2]" office:value-type="float" office:value="6386" calcext:value-type="float">
            <text:p>6386</text:p>
          </table:table-cell>
          <table:table-cell table:formula="of:=[.B1178]/60" office:value-type="float" office:value="106.433333333333" calcext:value-type="float">
            <text:p>106,433333333333</text:p>
          </table:table-cell>
          <table:table-cell office:value-type="float" office:value="3.906417" calcext:value-type="float">
            <text:p>3,906417</text:p>
          </table:table-cell>
          <table:table-cell table:formula="of:=[.D1178]-3.866" office:value-type="float" office:value="0.0404169999999997" calcext:value-type="float">
            <text:p>0,040417</text:p>
          </table:table-cell>
          <table:table-cell table:formula="of:=AVERAGE([.E1155:.E1178])" office:value-type="float" office:value="0.0459427083333332" calcext:value-type="float">
            <text:p>0,045942708333333</text:p>
          </table:table-cell>
        </table:table-row>
        <table:table-row table:style-name="ro1">
          <table:table-cell office:value-type="float" office:value="1479495937" calcext:value-type="float">
            <text:p>1479495937</text:p>
          </table:table-cell>
          <table:table-cell table:formula="of:=[.A1179]-[.$A$2]" office:value-type="float" office:value="6391" calcext:value-type="float">
            <text:p>6391</text:p>
          </table:table-cell>
          <table:table-cell table:formula="of:=[.B1179]/60" office:value-type="float" office:value="106.516666666667" calcext:value-type="float">
            <text:p>106,516666666667</text:p>
          </table:table-cell>
          <table:table-cell office:value-type="float" office:value="3.882751" calcext:value-type="float">
            <text:p>3,882751</text:p>
          </table:table-cell>
          <table:table-cell table:formula="of:=[.D1179]-3.866" office:value-type="float" office:value="0.0167509999999997" calcext:value-type="float">
            <text:p>0,016751</text:p>
          </table:table-cell>
          <table:table-cell table:formula="of:=AVERAGE([.E1156:.E1179])" office:value-type="float" office:value="0.0442542916666665" calcext:value-type="float">
            <text:p>0,044254291666667</text:p>
          </table:table-cell>
        </table:table-row>
        <table:table-row table:style-name="ro1">
          <table:table-cell office:value-type="float" office:value="1479495943" calcext:value-type="float">
            <text:p>1479495943</text:p>
          </table:table-cell>
          <table:table-cell table:formula="of:=[.A1180]-[.$A$2]" office:value-type="float" office:value="6397" calcext:value-type="float">
            <text:p>6397</text:p>
          </table:table-cell>
          <table:table-cell table:formula="of:=[.B1180]/60" office:value-type="float" office:value="106.616666666667" calcext:value-type="float">
            <text:p>106,616666666667</text:p>
          </table:table-cell>
          <table:table-cell office:value-type="float" office:value="3.923478" calcext:value-type="float">
            <text:p>3,923478</text:p>
          </table:table-cell>
          <table:table-cell table:formula="of:=[.D1180]-3.866" office:value-type="float" office:value="0.0574779999999997" calcext:value-type="float">
            <text:p>0,057478</text:p>
          </table:table-cell>
          <table:table-cell table:formula="of:=AVERAGE([.E1157:.E1180])" office:value-type="float" office:value="0.0441774166666665" calcext:value-type="float">
            <text:p>0,044177416666667</text:p>
          </table:table-cell>
        </table:table-row>
        <table:table-row table:style-name="ro1">
          <table:table-cell office:value-type="float" office:value="1479495948" calcext:value-type="float">
            <text:p>1479495948</text:p>
          </table:table-cell>
          <table:table-cell table:formula="of:=[.A1181]-[.$A$2]" office:value-type="float" office:value="6402" calcext:value-type="float">
            <text:p>6402</text:p>
          </table:table-cell>
          <table:table-cell table:formula="of:=[.B1181]/60" office:value-type="float" office:value="106.7" calcext:value-type="float">
            <text:p>106,7</text:p>
          </table:table-cell>
          <table:table-cell office:value-type="float" office:value="3.899592" calcext:value-type="float">
            <text:p>3,899592</text:p>
          </table:table-cell>
          <table:table-cell table:formula="of:=[.D1181]-3.866" office:value-type="float" office:value="0.0335920000000001" calcext:value-type="float">
            <text:p>0,033592</text:p>
          </table:table-cell>
          <table:table-cell table:formula="of:=AVERAGE([.E1158:.E1181])" office:value-type="float" office:value="0.0455069999999999" calcext:value-type="float">
            <text:p>0,045507</text:p>
          </table:table-cell>
        </table:table-row>
        <table:table-row table:style-name="ro1">
          <table:table-cell office:value-type="float" office:value="1479495958" calcext:value-type="float">
            <text:p>1479495958</text:p>
          </table:table-cell>
          <table:table-cell table:formula="of:=[.A1182]-[.$A$2]" office:value-type="float" office:value="6412" calcext:value-type="float">
            <text:p>6412</text:p>
          </table:table-cell>
          <table:table-cell table:formula="of:=[.B1182]/60" office:value-type="float" office:value="106.866666666667" calcext:value-type="float">
            <text:p>106,866666666667</text:p>
          </table:table-cell>
          <table:table-cell office:value-type="float" office:value="3.906528" calcext:value-type="float">
            <text:p>3,906528</text:p>
          </table:table-cell>
          <table:table-cell table:formula="of:=[.D1182]-3.866" office:value-type="float" office:value="0.0405279999999997" calcext:value-type="float">
            <text:p>0,040528</text:p>
          </table:table-cell>
          <table:table-cell table:formula="of:=AVERAGE([.E1159:.E1182])" office:value-type="float" office:value="0.0413475833333332" calcext:value-type="float">
            <text:p>0,041347583333333</text:p>
          </table:table-cell>
        </table:table-row>
        <table:table-row table:style-name="ro1">
          <table:table-cell office:value-type="float" office:value="1479495964" calcext:value-type="float">
            <text:p>1479495964</text:p>
          </table:table-cell>
          <table:table-cell table:formula="of:=[.A1183]-[.$A$2]" office:value-type="float" office:value="6418" calcext:value-type="float">
            <text:p>6418</text:p>
          </table:table-cell>
          <table:table-cell table:formula="of:=[.B1183]/60" office:value-type="float" office:value="106.966666666667" calcext:value-type="float">
            <text:p>106,966666666667</text:p>
          </table:table-cell>
          <table:table-cell office:value-type="float" office:value="3.913011" calcext:value-type="float">
            <text:p>3,913011</text:p>
          </table:table-cell>
          <table:table-cell table:formula="of:=[.D1183]-3.866" office:value-type="float" office:value="0.0470109999999999" calcext:value-type="float">
            <text:p>0,047011</text:p>
          </table:table-cell>
          <table:table-cell table:formula="of:=AVERAGE([.E1160:.E1183])" office:value-type="float" office:value="0.0409540416666665" calcext:value-type="float">
            <text:p>0,040954041666667</text:p>
          </table:table-cell>
        </table:table-row>
        <table:table-row table:style-name="ro1">
          <table:table-cell office:value-type="float" office:value="1479495969" calcext:value-type="float">
            <text:p>1479495969</text:p>
          </table:table-cell>
          <table:table-cell table:formula="of:=[.A1184]-[.$A$2]" office:value-type="float" office:value="6423" calcext:value-type="float">
            <text:p>6423</text:p>
          </table:table-cell>
          <table:table-cell table:formula="of:=[.B1184]/60" office:value-type="float" office:value="107.05" calcext:value-type="float">
            <text:p>107,05</text:p>
          </table:table-cell>
          <table:table-cell office:value-type="float" office:value="3.874223" calcext:value-type="float">
            <text:p>3,874223</text:p>
          </table:table-cell>
          <table:table-cell table:formula="of:=[.D1184]-3.866" office:value-type="float" office:value="0.00822299999999965" calcext:value-type="float">
            <text:p>0,008223</text:p>
          </table:table-cell>
          <table:table-cell table:formula="of:=AVERAGE([.E1161:.E1184])" office:value-type="float" office:value="0.0412273749999998" calcext:value-type="float">
            <text:p>0,041227375</text:p>
          </table:table-cell>
        </table:table-row>
        <table:table-row table:style-name="ro1">
          <table:table-cell office:value-type="float" office:value="1479495974" calcext:value-type="float">
            <text:p>1479495974</text:p>
          </table:table-cell>
          <table:table-cell table:formula="of:=[.A1185]-[.$A$2]" office:value-type="float" office:value="6428" calcext:value-type="float">
            <text:p>6428</text:p>
          </table:table-cell>
          <table:table-cell table:formula="of:=[.B1185]/60" office:value-type="float" office:value="107.133333333333" calcext:value-type="float">
            <text:p>107,133333333333</text:p>
          </table:table-cell>
          <table:table-cell office:value-type="float" office:value="3.93199" calcext:value-type="float">
            <text:p>3,93199</text:p>
          </table:table-cell>
          <table:table-cell table:formula="of:=[.D1185]-3.866" office:value-type="float" office:value="0.0659899999999998" calcext:value-type="float">
            <text:p>0,06599</text:p>
          </table:table-cell>
          <table:table-cell table:formula="of:=AVERAGE([.E1162:.E1185])" office:value-type="float" office:value="0.0411430416666665" calcext:value-type="float">
            <text:p>0,041143041666667</text:p>
          </table:table-cell>
        </table:table-row>
        <table:table-row table:style-name="ro1">
          <table:table-cell office:value-type="float" office:value="1479495979" calcext:value-type="float">
            <text:p>1479495979</text:p>
          </table:table-cell>
          <table:table-cell table:formula="of:=[.A1186]-[.$A$2]" office:value-type="float" office:value="6433" calcext:value-type="float">
            <text:p>6433</text:p>
          </table:table-cell>
          <table:table-cell table:formula="of:=[.B1186]/60" office:value-type="float" office:value="107.216666666667" calcext:value-type="float">
            <text:p>107,216666666667</text:p>
          </table:table-cell>
          <table:table-cell office:value-type="float" office:value="3.909691" calcext:value-type="float">
            <text:p>3,909691</text:p>
          </table:table-cell>
          <table:table-cell table:formula="of:=[.D1186]-3.866" office:value-type="float" office:value="0.0436909999999999" calcext:value-type="float">
            <text:p>0,043691</text:p>
          </table:table-cell>
          <table:table-cell table:formula="of:=AVERAGE([.E1163:.E1186])" office:value-type="float" office:value="0.0406866249999998" calcext:value-type="float">
            <text:p>0,040686625</text:p>
          </table:table-cell>
        </table:table-row>
        <table:table-row table:style-name="ro1">
          <table:table-cell office:value-type="float" office:value="1479495985" calcext:value-type="float">
            <text:p>1479495985</text:p>
          </table:table-cell>
          <table:table-cell table:formula="of:=[.A1187]-[.$A$2]" office:value-type="float" office:value="6439" calcext:value-type="float">
            <text:p>6439</text:p>
          </table:table-cell>
          <table:table-cell table:formula="of:=[.B1187]/60" office:value-type="float" office:value="107.316666666667" calcext:value-type="float">
            <text:p>107,316666666667</text:p>
          </table:table-cell>
          <table:table-cell office:value-type="float" office:value="3.867561" calcext:value-type="float">
            <text:p>3,867561</text:p>
          </table:table-cell>
          <table:table-cell table:formula="of:=[.D1187]-3.866" office:value-type="float" office:value="0.0015609999999997" calcext:value-type="float">
            <text:p>0,001561</text:p>
          </table:table-cell>
          <table:table-cell table:formula="of:=AVERAGE([.E1164:.E1187])" office:value-type="float" office:value="0.0385137916666665" calcext:value-type="float">
            <text:p>0,038513791666667</text:p>
          </table:table-cell>
        </table:table-row>
        <table:table-row table:style-name="ro1">
          <table:table-cell office:value-type="float" office:value="1479495990" calcext:value-type="float">
            <text:p>1479495990</text:p>
          </table:table-cell>
          <table:table-cell table:formula="of:=[.A1188]-[.$A$2]" office:value-type="float" office:value="6444" calcext:value-type="float">
            <text:p>6444</text:p>
          </table:table-cell>
          <table:table-cell table:formula="of:=[.B1188]/60" office:value-type="float" office:value="107.4" calcext:value-type="float">
            <text:p>107,4</text:p>
          </table:table-cell>
          <table:table-cell office:value-type="float" office:value="3.866971" calcext:value-type="float">
            <text:p>3,866971</text:p>
          </table:table-cell>
          <table:table-cell table:formula="of:=[.D1188]-3.866" office:value-type="float" office:value="0.000970999999999833" calcext:value-type="float">
            <text:p>0,000971</text:p>
          </table:table-cell>
          <table:table-cell table:formula="of:=AVERAGE([.E1165:.E1188])" office:value-type="float" office:value="0.0381929999999998" calcext:value-type="float">
            <text:p>0,038193</text:p>
          </table:table-cell>
        </table:table-row>
        <table:table-row table:style-name="ro1">
          <table:table-cell office:value-type="float" office:value="1479495995" calcext:value-type="float">
            <text:p>1479495995</text:p>
          </table:table-cell>
          <table:table-cell table:formula="of:=[.A1189]-[.$A$2]" office:value-type="float" office:value="6449" calcext:value-type="float">
            <text:p>6449</text:p>
          </table:table-cell>
          <table:table-cell table:formula="of:=[.B1189]/60" office:value-type="float" office:value="107.483333333333" calcext:value-type="float">
            <text:p>107,483333333333</text:p>
          </table:table-cell>
          <table:table-cell office:value-type="float" office:value="3.869976" calcext:value-type="float">
            <text:p>3,869976</text:p>
          </table:table-cell>
          <table:table-cell table:formula="of:=[.D1189]-3.866" office:value-type="float" office:value="0.00397599999999976" calcext:value-type="float">
            <text:p>0,003976</text:p>
          </table:table-cell>
          <table:table-cell table:formula="of:=AVERAGE([.E1166:.E1189])" office:value-type="float" office:value="0.0354126249999998" calcext:value-type="float">
            <text:p>0,035412625</text:p>
          </table:table-cell>
        </table:table-row>
        <table:table-row table:style-name="ro1">
          <table:table-cell office:value-type="float" office:value="1479496000" calcext:value-type="float">
            <text:p>1479496000</text:p>
          </table:table-cell>
          <table:table-cell table:formula="of:=[.A1190]-[.$A$2]" office:value-type="float" office:value="6454" calcext:value-type="float">
            <text:p>6454</text:p>
          </table:table-cell>
          <table:table-cell table:formula="of:=[.B1190]/60" office:value-type="float" office:value="107.566666666667" calcext:value-type="float">
            <text:p>107,566666666667</text:p>
          </table:table-cell>
          <table:table-cell office:value-type="float" office:value="3.869246" calcext:value-type="float">
            <text:p>3,869246</text:p>
          </table:table-cell>
          <table:table-cell table:formula="of:=[.D1190]-3.866" office:value-type="float" office:value="0.00324599999999986" calcext:value-type="float">
            <text:p>0,003246</text:p>
          </table:table-cell>
          <table:table-cell table:formula="of:=AVERAGE([.E1167:.E1190])" office:value-type="float" office:value="0.0336969166666665" calcext:value-type="float">
            <text:p>0,033696916666667</text:p>
          </table:table-cell>
        </table:table-row>
        <table:table-row table:style-name="ro1">
          <table:table-cell office:value-type="float" office:value="1479496006" calcext:value-type="float">
            <text:p>1479496006</text:p>
          </table:table-cell>
          <table:table-cell table:formula="of:=[.A1191]-[.$A$2]" office:value-type="float" office:value="6460" calcext:value-type="float">
            <text:p>6460</text:p>
          </table:table-cell>
          <table:table-cell table:formula="of:=[.B1191]/60" office:value-type="float" office:value="107.666666666667" calcext:value-type="float">
            <text:p>107,666666666667</text:p>
          </table:table-cell>
          <table:table-cell office:value-type="float" office:value="3.869441" calcext:value-type="float">
            <text:p>3,869441</text:p>
          </table:table-cell>
          <table:table-cell table:formula="of:=[.D1191]-3.866" office:value-type="float" office:value="0.00344100000000003" calcext:value-type="float">
            <text:p>0,003441</text:p>
          </table:table-cell>
          <table:table-cell table:formula="of:=AVERAGE([.E1168:.E1191])" office:value-type="float" office:value="0.0332555833333332" calcext:value-type="float">
            <text:p>0,033255583333333</text:p>
          </table:table-cell>
        </table:table-row>
        <table:table-row table:style-name="ro1">
          <table:table-cell office:value-type="float" office:value="1479496011" calcext:value-type="float">
            <text:p>1479496011</text:p>
          </table:table-cell>
          <table:table-cell table:formula="of:=[.A1192]-[.$A$2]" office:value-type="float" office:value="6465" calcext:value-type="float">
            <text:p>6465</text:p>
          </table:table-cell>
          <table:table-cell table:formula="of:=[.B1192]/60" office:value-type="float" office:value="107.75" calcext:value-type="float">
            <text:p>107,75</text:p>
          </table:table-cell>
          <table:table-cell office:value-type="float" office:value="3.869891" calcext:value-type="float">
            <text:p>3,869891</text:p>
          </table:table-cell>
          <table:table-cell table:formula="of:=[.D1192]-3.866" office:value-type="float" office:value="0.00389099999999987" calcext:value-type="float">
            <text:p>0,003891</text:p>
          </table:table-cell>
          <table:table-cell table:formula="of:=AVERAGE([.E1169:.E1192])" office:value-type="float" office:value="0.0314548333333332" calcext:value-type="float">
            <text:p>0,031454833333333</text:p>
          </table:table-cell>
        </table:table-row>
        <table:table-row table:style-name="ro1">
          <table:table-cell office:value-type="float" office:value="1479496016" calcext:value-type="float">
            <text:p>1479496016</text:p>
          </table:table-cell>
          <table:table-cell table:formula="of:=[.A1193]-[.$A$2]" office:value-type="float" office:value="6470" calcext:value-type="float">
            <text:p>6470</text:p>
          </table:table-cell>
          <table:table-cell table:formula="of:=[.B1193]/60" office:value-type="float" office:value="107.833333333333" calcext:value-type="float">
            <text:p>107,833333333333</text:p>
          </table:table-cell>
          <table:table-cell office:value-type="float" office:value="3.869291" calcext:value-type="float">
            <text:p>3,869291</text:p>
          </table:table-cell>
          <table:table-cell table:formula="of:=[.D1193]-3.866" office:value-type="float" office:value="0.00329099999999993" calcext:value-type="float">
            <text:p>0,003291</text:p>
          </table:table-cell>
          <table:table-cell table:formula="of:=AVERAGE([.E1170:.E1193])" office:value-type="float" office:value="0.0293629583333332" calcext:value-type="float">
            <text:p>0,029362958333333</text:p>
          </table:table-cell>
        </table:table-row>
        <table:table-row table:style-name="ro1">
          <table:table-cell office:value-type="float" office:value="1479496021" calcext:value-type="float">
            <text:p>1479496021</text:p>
          </table:table-cell>
          <table:table-cell table:formula="of:=[.A1194]-[.$A$2]" office:value-type="float" office:value="6475" calcext:value-type="float">
            <text:p>6475</text:p>
          </table:table-cell>
          <table:table-cell table:formula="of:=[.B1194]/60" office:value-type="float" office:value="107.916666666667" calcext:value-type="float">
            <text:p>107,916666666667</text:p>
          </table:table-cell>
          <table:table-cell office:value-type="float" office:value="3.868926" calcext:value-type="float">
            <text:p>3,868926</text:p>
          </table:table-cell>
          <table:table-cell table:formula="of:=[.D1194]-3.866" office:value-type="float" office:value="0.00292599999999998" calcext:value-type="float">
            <text:p>0,002926</text:p>
          </table:table-cell>
          <table:table-cell table:formula="of:=AVERAGE([.E1171:.E1194])" office:value-type="float" office:value="0.0287842499999998" calcext:value-type="float">
            <text:p>0,02878425</text:p>
          </table:table-cell>
        </table:table-row>
        <table:table-row table:style-name="ro1">
          <table:table-cell office:value-type="float" office:value="1479496026" calcext:value-type="float">
            <text:p>1479496026</text:p>
          </table:table-cell>
          <table:table-cell table:formula="of:=[.A1195]-[.$A$2]" office:value-type="float" office:value="6480" calcext:value-type="float">
            <text:p>6480</text:p>
          </table:table-cell>
          <table:table-cell table:formula="of:=[.B1195]/60" office:value-type="float" office:value="108" calcext:value-type="float">
            <text:p>108</text:p>
          </table:table-cell>
          <table:table-cell office:value-type="float" office:value="3.869265" calcext:value-type="float">
            <text:p>3,869265</text:p>
          </table:table-cell>
          <table:table-cell table:formula="of:=[.D1195]-3.866" office:value-type="float" office:value="0.00326499999999985" calcext:value-type="float">
            <text:p>0,003265</text:p>
          </table:table-cell>
          <table:table-cell table:formula="of:=AVERAGE([.E1172:.E1195])" office:value-type="float" office:value="0.0265367916666665" calcext:value-type="float">
            <text:p>0,026536791666667</text:p>
          </table:table-cell>
        </table:table-row>
        <table:table-row table:style-name="ro1">
          <table:table-cell office:value-type="float" office:value="1479496032" calcext:value-type="float">
            <text:p>1479496032</text:p>
          </table:table-cell>
          <table:table-cell table:formula="of:=[.A1196]-[.$A$2]" office:value-type="float" office:value="6486" calcext:value-type="float">
            <text:p>6486</text:p>
          </table:table-cell>
          <table:table-cell table:formula="of:=[.B1196]/60" office:value-type="float" office:value="108.1" calcext:value-type="float">
            <text:p>108,1</text:p>
          </table:table-cell>
          <table:table-cell office:value-type="float" office:value="3.868739" calcext:value-type="float">
            <text:p>3,868739</text:p>
          </table:table-cell>
          <table:table-cell table:formula="of:=[.D1196]-3.866" office:value-type="float" office:value="0.0027389999999996" calcext:value-type="float">
            <text:p>0,002739</text:p>
          </table:table-cell>
          <table:table-cell table:formula="of:=AVERAGE([.E1173:.E1196])" office:value-type="float" office:value="0.0239460416666665" calcext:value-type="float">
            <text:p>0,023946041666667</text:p>
          </table:table-cell>
        </table:table-row>
        <table:table-row table:style-name="ro1">
          <table:table-cell office:value-type="float" office:value="1479496037" calcext:value-type="float">
            <text:p>1479496037</text:p>
          </table:table-cell>
          <table:table-cell table:formula="of:=[.A1197]-[.$A$2]" office:value-type="float" office:value="6491" calcext:value-type="float">
            <text:p>6491</text:p>
          </table:table-cell>
          <table:table-cell table:formula="of:=[.B1197]/60" office:value-type="float" office:value="108.183333333333" calcext:value-type="float">
            <text:p>108,183333333333</text:p>
          </table:table-cell>
          <table:table-cell office:value-type="float" office:value="3.869318" calcext:value-type="float">
            <text:p>3,869318</text:p>
          </table:table-cell>
          <table:table-cell table:formula="of:=[.D1197]-3.866" office:value-type="float" office:value="0.00331799999999971" calcext:value-type="float">
            <text:p>0,003318</text:p>
          </table:table-cell>
          <table:table-cell table:formula="of:=AVERAGE([.E1174:.E1197])" office:value-type="float" office:value="0.0234062499999998" calcext:value-type="float">
            <text:p>0,02340625</text:p>
          </table:table-cell>
        </table:table-row>
        <table:table-row table:style-name="ro1">
          <table:table-cell office:value-type="float" office:value="1479496042" calcext:value-type="float">
            <text:p>1479496042</text:p>
          </table:table-cell>
          <table:table-cell table:formula="of:=[.A1198]-[.$A$2]" office:value-type="float" office:value="6496" calcext:value-type="float">
            <text:p>6496</text:p>
          </table:table-cell>
          <table:table-cell table:formula="of:=[.B1198]/60" office:value-type="float" office:value="108.266666666667" calcext:value-type="float">
            <text:p>108,266666666667</text:p>
          </table:table-cell>
          <table:table-cell office:value-type="float" office:value="3.880945" calcext:value-type="float">
            <text:p>3,880945</text:p>
          </table:table-cell>
          <table:table-cell table:formula="of:=[.D1198]-3.866" office:value-type="float" office:value="0.014945" calcext:value-type="float">
            <text:p>0,014945</text:p>
          </table:table-cell>
          <table:table-cell table:formula="of:=AVERAGE([.E1175:.E1198])" office:value-type="float" office:value="0.0218367083333332" calcext:value-type="float">
            <text:p>0,021836708333333</text:p>
          </table:table-cell>
        </table:table-row>
        <table:table-row table:style-name="ro1">
          <table:table-cell office:value-type="float" office:value="1479496048" calcext:value-type="float">
            <text:p>1479496048</text:p>
          </table:table-cell>
          <table:table-cell table:formula="of:=[.A1199]-[.$A$2]" office:value-type="float" office:value="6502" calcext:value-type="float">
            <text:p>6502</text:p>
          </table:table-cell>
          <table:table-cell table:formula="of:=[.B1199]/60" office:value-type="float" office:value="108.366666666667" calcext:value-type="float">
            <text:p>108,366666666667</text:p>
          </table:table-cell>
          <table:table-cell office:value-type="float" office:value="3.891856" calcext:value-type="float">
            <text:p>3,891856</text:p>
          </table:table-cell>
          <table:table-cell table:formula="of:=[.D1199]-3.866" office:value-type="float" office:value="0.0258559999999997" calcext:value-type="float">
            <text:p>0,025856</text:p>
          </table:table-cell>
          <table:table-cell table:formula="of:=AVERAGE([.E1176:.E1199])" office:value-type="float" office:value="0.0208899583333331" calcext:value-type="float">
            <text:p>0,020889958333333</text:p>
          </table:table-cell>
        </table:table-row>
        <table:table-row table:style-name="ro1">
          <table:table-cell office:value-type="float" office:value="1479496053" calcext:value-type="float">
            <text:p>1479496053</text:p>
          </table:table-cell>
          <table:table-cell table:formula="of:=[.A1200]-[.$A$2]" office:value-type="float" office:value="6507" calcext:value-type="float">
            <text:p>6507</text:p>
          </table:table-cell>
          <table:table-cell table:formula="of:=[.B1200]/60" office:value-type="float" office:value="108.45" calcext:value-type="float">
            <text:p>108,45</text:p>
          </table:table-cell>
          <table:table-cell office:value-type="float" office:value="3.880837" calcext:value-type="float">
            <text:p>3,880837</text:p>
          </table:table-cell>
          <table:table-cell table:formula="of:=[.D1200]-3.866" office:value-type="float" office:value="0.014837" calcext:value-type="float">
            <text:p>0,014837</text:p>
          </table:table-cell>
          <table:table-cell table:formula="of:=AVERAGE([.E1177:.E1200])" office:value-type="float" office:value="0.0210743749999998" calcext:value-type="float">
            <text:p>0,021074375</text:p>
          </table:table-cell>
        </table:table-row>
        <table:table-row table:style-name="ro1">
          <table:table-cell office:value-type="float" office:value="1479496058" calcext:value-type="float">
            <text:p>1479496058</text:p>
          </table:table-cell>
          <table:table-cell table:formula="of:=[.A1201]-[.$A$2]" office:value-type="float" office:value="6512" calcext:value-type="float">
            <text:p>6512</text:p>
          </table:table-cell>
          <table:table-cell table:formula="of:=[.B1201]/60" office:value-type="float" office:value="108.533333333333" calcext:value-type="float">
            <text:p>108,533333333333</text:p>
          </table:table-cell>
          <table:table-cell office:value-type="float" office:value="3.906107" calcext:value-type="float">
            <text:p>3,906107</text:p>
          </table:table-cell>
          <table:table-cell table:formula="of:=[.D1201]-3.866" office:value-type="float" office:value="0.0401069999999999" calcext:value-type="float">
            <text:p>0,040107</text:p>
          </table:table-cell>
          <table:table-cell table:formula="of:=AVERAGE([.E1178:.E1201])" office:value-type="float" office:value="0.0200854583333332" calcext:value-type="float">
            <text:p>0,020085458333333</text:p>
          </table:table-cell>
        </table:table-row>
        <table:table-row table:style-name="ro1">
          <table:table-cell office:value-type="float" office:value="1479496063" calcext:value-type="float">
            <text:p>1479496063</text:p>
          </table:table-cell>
          <table:table-cell table:formula="of:=[.A1202]-[.$A$2]" office:value-type="float" office:value="6517" calcext:value-type="float">
            <text:p>6517</text:p>
          </table:table-cell>
          <table:table-cell table:formula="of:=[.B1202]/60" office:value-type="float" office:value="108.616666666667" calcext:value-type="float">
            <text:p>108,616666666667</text:p>
          </table:table-cell>
          <table:table-cell office:value-type="float" office:value="3.881636" calcext:value-type="float">
            <text:p>3,881636</text:p>
          </table:table-cell>
          <table:table-cell table:formula="of:=[.D1202]-3.866" office:value-type="float" office:value="0.0156359999999998" calcext:value-type="float">
            <text:p>0,015636</text:p>
          </table:table-cell>
          <table:table-cell table:formula="of:=AVERAGE([.E1179:.E1202])" office:value-type="float" office:value="0.0190529166666665" calcext:value-type="float">
            <text:p>0,019052916666667</text:p>
          </table:table-cell>
        </table:table-row>
        <table:table-row table:style-name="ro1">
          <table:table-cell office:value-type="float" office:value="1479496069" calcext:value-type="float">
            <text:p>1479496069</text:p>
          </table:table-cell>
          <table:table-cell table:formula="of:=[.A1203]-[.$A$2]" office:value-type="float" office:value="6523" calcext:value-type="float">
            <text:p>6523</text:p>
          </table:table-cell>
          <table:table-cell table:formula="of:=[.B1203]/60" office:value-type="float" office:value="108.716666666667" calcext:value-type="float">
            <text:p>108,716666666667</text:p>
          </table:table-cell>
          <table:table-cell office:value-type="float" office:value="3.87544" calcext:value-type="float">
            <text:p>3,87544</text:p>
          </table:table-cell>
          <table:table-cell table:formula="of:=[.D1203]-3.866" office:value-type="float" office:value="0.00944000000000012" calcext:value-type="float">
            <text:p>0,00944</text:p>
          </table:table-cell>
          <table:table-cell table:formula="of:=AVERAGE([.E1180:.E1203])" office:value-type="float" office:value="0.0187482916666665" calcext:value-type="float">
            <text:p>0,018748291666667</text:p>
          </table:table-cell>
        </table:table-row>
        <table:table-row table:style-name="ro1">
          <table:table-cell office:value-type="float" office:value="1479496074" calcext:value-type="float">
            <text:p>1479496074</text:p>
          </table:table-cell>
          <table:table-cell table:formula="of:=[.A1204]-[.$A$2]" office:value-type="float" office:value="6528" calcext:value-type="float">
            <text:p>6528</text:p>
          </table:table-cell>
          <table:table-cell table:formula="of:=[.B1204]/60" office:value-type="float" office:value="108.8" calcext:value-type="float">
            <text:p>108,8</text:p>
          </table:table-cell>
          <table:table-cell office:value-type="float" office:value="3.87961" calcext:value-type="float">
            <text:p>3,87961</text:p>
          </table:table-cell>
          <table:table-cell table:formula="of:=[.D1204]-3.866" office:value-type="float" office:value="0.0136099999999999" calcext:value-type="float">
            <text:p>0,01361</text:p>
          </table:table-cell>
          <table:table-cell table:formula="of:=AVERAGE([.E1181:.E1204])" office:value-type="float" office:value="0.0169204583333332" calcext:value-type="float">
            <text:p>0,016920458333333</text:p>
          </table:table-cell>
        </table:table-row>
        <table:table-row table:style-name="ro1">
          <table:table-cell office:value-type="float" office:value="1479496079" calcext:value-type="float">
            <text:p>1479496079</text:p>
          </table:table-cell>
          <table:table-cell table:formula="of:=[.A1205]-[.$A$2]" office:value-type="float" office:value="6533" calcext:value-type="float">
            <text:p>6533</text:p>
          </table:table-cell>
          <table:table-cell table:formula="of:=[.B1205]/60" office:value-type="float" office:value="108.883333333333" calcext:value-type="float">
            <text:p>108,883333333333</text:p>
          </table:table-cell>
          <table:table-cell office:value-type="float" office:value="3.889723" calcext:value-type="float">
            <text:p>3,889723</text:p>
          </table:table-cell>
          <table:table-cell table:formula="of:=[.D1205]-3.866" office:value-type="float" office:value="0.0237229999999999" calcext:value-type="float">
            <text:p>0,023723</text:p>
          </table:table-cell>
          <table:table-cell table:formula="of:=AVERAGE([.E1182:.E1205])" office:value-type="float" office:value="0.0165092499999998" calcext:value-type="float">
            <text:p>0,01650925</text:p>
          </table:table-cell>
        </table:table-row>
        <table:table-row table:style-name="ro1">
          <table:table-cell office:value-type="float" office:value="1479496085" calcext:value-type="float">
            <text:p>1479496085</text:p>
          </table:table-cell>
          <table:table-cell table:formula="of:=[.A1206]-[.$A$2]" office:value-type="float" office:value="6539" calcext:value-type="float">
            <text:p>6539</text:p>
          </table:table-cell>
          <table:table-cell table:formula="of:=[.B1206]/60" office:value-type="float" office:value="108.983333333333" calcext:value-type="float">
            <text:p>108,983333333333</text:p>
          </table:table-cell>
          <table:table-cell office:value-type="float" office:value="3.875668" calcext:value-type="float">
            <text:p>3,875668</text:p>
          </table:table-cell>
          <table:table-cell table:formula="of:=[.D1206]-3.866" office:value-type="float" office:value="0.00966800000000001" calcext:value-type="float">
            <text:p>0,009668</text:p>
          </table:table-cell>
          <table:table-cell table:formula="of:=AVERAGE([.E1183:.E1206])" office:value-type="float" office:value="0.0152234166666665" calcext:value-type="float">
            <text:p>0,015223416666667</text:p>
          </table:table-cell>
        </table:table-row>
        <table:table-row table:style-name="ro1">
          <table:table-cell office:value-type="float" office:value="1479496090" calcext:value-type="float">
            <text:p>1479496090</text:p>
          </table:table-cell>
          <table:table-cell table:formula="of:=[.A1207]-[.$A$2]" office:value-type="float" office:value="6544" calcext:value-type="float">
            <text:p>6544</text:p>
          </table:table-cell>
          <table:table-cell table:formula="of:=[.B1207]/60" office:value-type="float" office:value="109.066666666667" calcext:value-type="float">
            <text:p>109,066666666667</text:p>
          </table:table-cell>
          <table:table-cell office:value-type="float" office:value="3.880695" calcext:value-type="float">
            <text:p>3,880695</text:p>
          </table:table-cell>
          <table:table-cell table:formula="of:=[.D1207]-3.866" office:value-type="float" office:value="0.0146950000000001" calcext:value-type="float">
            <text:p>0,014695</text:p>
          </table:table-cell>
          <table:table-cell table:formula="of:=AVERAGE([.E1184:.E1207])" office:value-type="float" office:value="0.0138769166666665" calcext:value-type="float">
            <text:p>0,013876916666667</text:p>
          </table:table-cell>
        </table:table-row>
        <table:table-row table:style-name="ro1">
          <table:table-cell office:value-type="float" office:value="1479496095" calcext:value-type="float">
            <text:p>1479496095</text:p>
          </table:table-cell>
          <table:table-cell table:formula="of:=[.A1208]-[.$A$2]" office:value-type="float" office:value="6549" calcext:value-type="float">
            <text:p>6549</text:p>
          </table:table-cell>
          <table:table-cell table:formula="of:=[.B1208]/60" office:value-type="float" office:value="109.15" calcext:value-type="float">
            <text:p>109,15</text:p>
          </table:table-cell>
          <table:table-cell office:value-type="float" office:value="3.884154" calcext:value-type="float">
            <text:p>3,884154</text:p>
          </table:table-cell>
          <table:table-cell table:formula="of:=[.D1208]-3.866" office:value-type="float" office:value="0.018154" calcext:value-type="float">
            <text:p>0,018154</text:p>
          </table:table-cell>
          <table:table-cell table:formula="of:=AVERAGE([.E1185:.E1208])" office:value-type="float" office:value="0.0142907083333332" calcext:value-type="float">
            <text:p>0,014290708333333</text:p>
          </table:table-cell>
        </table:table-row>
        <table:table-row table:style-name="ro1">
          <table:table-cell office:value-type="float" office:value="1479496100" calcext:value-type="float">
            <text:p>1479496100</text:p>
          </table:table-cell>
          <table:table-cell table:formula="of:=[.A1209]-[.$A$2]" office:value-type="float" office:value="6554" calcext:value-type="float">
            <text:p>6554</text:p>
          </table:table-cell>
          <table:table-cell table:formula="of:=[.B1209]/60" office:value-type="float" office:value="109.233333333333" calcext:value-type="float">
            <text:p>109,233333333333</text:p>
          </table:table-cell>
          <table:table-cell office:value-type="float" office:value="3.892717" calcext:value-type="float">
            <text:p>3,892717</text:p>
          </table:table-cell>
          <table:table-cell table:formula="of:=[.D1209]-3.866" office:value-type="float" office:value="0.0267170000000001" calcext:value-type="float">
            <text:p>0,026717</text:p>
          </table:table-cell>
          <table:table-cell table:formula="of:=AVERAGE([.E1186:.E1209])" office:value-type="float" office:value="0.0126543333333332" calcext:value-type="float">
            <text:p>0,012654333333333</text:p>
          </table:table-cell>
        </table:table-row>
        <table:table-row table:style-name="ro1">
          <table:table-cell office:value-type="float" office:value="1479496105" calcext:value-type="float">
            <text:p>1479496105</text:p>
          </table:table-cell>
          <table:table-cell table:formula="of:=[.A1210]-[.$A$2]" office:value-type="float" office:value="6559" calcext:value-type="float">
            <text:p>6559</text:p>
          </table:table-cell>
          <table:table-cell table:formula="of:=[.B1210]/60" office:value-type="float" office:value="109.316666666667" calcext:value-type="float">
            <text:p>109,316666666667</text:p>
          </table:table-cell>
          <table:table-cell office:value-type="float" office:value="3.914314" calcext:value-type="float">
            <text:p>3,914314</text:p>
          </table:table-cell>
          <table:table-cell table:formula="of:=[.D1210]-3.866" office:value-type="float" office:value="0.048314" calcext:value-type="float">
            <text:p>0,048314</text:p>
          </table:table-cell>
          <table:table-cell table:formula="of:=AVERAGE([.E1187:.E1210])" office:value-type="float" office:value="0.0128469583333332" calcext:value-type="float">
            <text:p>0,012846958333333</text:p>
          </table:table-cell>
        </table:table-row>
        <table:table-row table:style-name="ro1">
          <table:table-cell office:value-type="float" office:value="1479496111" calcext:value-type="float">
            <text:p>1479496111</text:p>
          </table:table-cell>
          <table:table-cell table:formula="of:=[.A1211]-[.$A$2]" office:value-type="float" office:value="6565" calcext:value-type="float">
            <text:p>6565</text:p>
          </table:table-cell>
          <table:table-cell table:formula="of:=[.B1211]/60" office:value-type="float" office:value="109.416666666667" calcext:value-type="float">
            <text:p>109,416666666667</text:p>
          </table:table-cell>
          <table:table-cell office:value-type="float" office:value="3.877355" calcext:value-type="float">
            <text:p>3,877355</text:p>
          </table:table-cell>
          <table:table-cell table:formula="of:=[.D1211]-3.866" office:value-type="float" office:value="0.011355" calcext:value-type="float">
            <text:p>0,011355</text:p>
          </table:table-cell>
          <table:table-cell table:formula="of:=AVERAGE([.E1188:.E1211])" office:value-type="float" office:value="0.0132550416666666" calcext:value-type="float">
            <text:p>0,013255041666667</text:p>
          </table:table-cell>
        </table:table-row>
        <table:table-row table:style-name="ro1">
          <table:table-cell office:value-type="float" office:value="1479496116" calcext:value-type="float">
            <text:p>1479496116</text:p>
          </table:table-cell>
          <table:table-cell table:formula="of:=[.A1212]-[.$A$2]" office:value-type="float" office:value="6570" calcext:value-type="float">
            <text:p>6570</text:p>
          </table:table-cell>
          <table:table-cell table:formula="of:=[.B1212]/60" office:value-type="float" office:value="109.5" calcext:value-type="float">
            <text:p>109,5</text:p>
          </table:table-cell>
          <table:table-cell office:value-type="float" office:value="3.901614" calcext:value-type="float">
            <text:p>3,901614</text:p>
          </table:table-cell>
          <table:table-cell table:formula="of:=[.D1212]-3.866" office:value-type="float" office:value="0.0356139999999998" calcext:value-type="float">
            <text:p>0,035614</text:p>
          </table:table-cell>
          <table:table-cell table:formula="of:=AVERAGE([.E1189:.E1212])" office:value-type="float" office:value="0.0146984999999999" calcext:value-type="float">
            <text:p>0,0146985</text:p>
          </table:table-cell>
        </table:table-row>
        <table:table-row table:style-name="ro1">
          <table:table-cell office:value-type="float" office:value="1479496121" calcext:value-type="float">
            <text:p>1479496121</text:p>
          </table:table-cell>
          <table:table-cell table:formula="of:=[.A1213]-[.$A$2]" office:value-type="float" office:value="6575" calcext:value-type="float">
            <text:p>6575</text:p>
          </table:table-cell>
          <table:table-cell table:formula="of:=[.B1213]/60" office:value-type="float" office:value="109.583333333333" calcext:value-type="float">
            <text:p>109,583333333333</text:p>
          </table:table-cell>
          <table:table-cell office:value-type="float" office:value="3.898872" calcext:value-type="float">
            <text:p>3,898872</text:p>
          </table:table-cell>
          <table:table-cell table:formula="of:=[.D1213]-3.866" office:value-type="float" office:value="0.0328719999999998" calcext:value-type="float">
            <text:p>0,032872</text:p>
          </table:table-cell>
          <table:table-cell table:formula="of:=AVERAGE([.E1190:.E1213])" office:value-type="float" office:value="0.0159024999999999" calcext:value-type="float">
            <text:p>0,0159025</text:p>
          </table:table-cell>
        </table:table-row>
        <table:table-row table:style-name="ro1">
          <table:table-cell office:value-type="float" office:value="1479496126" calcext:value-type="float">
            <text:p>1479496126</text:p>
          </table:table-cell>
          <table:table-cell table:formula="of:=[.A1214]-[.$A$2]" office:value-type="float" office:value="6580" calcext:value-type="float">
            <text:p>6580</text:p>
          </table:table-cell>
          <table:table-cell table:formula="of:=[.B1214]/60" office:value-type="float" office:value="109.666666666667" calcext:value-type="float">
            <text:p>109,666666666667</text:p>
          </table:table-cell>
          <table:table-cell office:value-type="float" office:value="3.871545" calcext:value-type="float">
            <text:p>3,871545</text:p>
          </table:table-cell>
          <table:table-cell table:formula="of:=[.D1214]-3.866" office:value-type="float" office:value="0.00554500000000013" calcext:value-type="float">
            <text:p>0,005545</text:p>
          </table:table-cell>
          <table:table-cell table:formula="of:=AVERAGE([.E1191:.E1214])" office:value-type="float" office:value="0.0159982916666666" calcext:value-type="float">
            <text:p>0,015998291666667</text:p>
          </table:table-cell>
        </table:table-row>
        <table:table-row table:style-name="ro1">
          <table:table-cell office:value-type="float" office:value="1479496132" calcext:value-type="float">
            <text:p>1479496132</text:p>
          </table:table-cell>
          <table:table-cell table:formula="of:=[.A1215]-[.$A$2]" office:value-type="float" office:value="6586" calcext:value-type="float">
            <text:p>6586</text:p>
          </table:table-cell>
          <table:table-cell table:formula="of:=[.B1215]/60" office:value-type="float" office:value="109.766666666667" calcext:value-type="float">
            <text:p>109,766666666667</text:p>
          </table:table-cell>
          <table:table-cell office:value-type="float" office:value="3.869388" calcext:value-type="float">
            <text:p>3,869388</text:p>
          </table:table-cell>
          <table:table-cell table:formula="of:=[.D1215]-3.866" office:value-type="float" office:value="0.00338799999999972" calcext:value-type="float">
            <text:p>0,003388</text:p>
          </table:table-cell>
          <table:table-cell table:formula="of:=AVERAGE([.E1192:.E1215])" office:value-type="float" office:value="0.0159960833333332" calcext:value-type="float">
            <text:p>0,015996083333333</text:p>
          </table:table-cell>
        </table:table-row>
        <table:table-row table:style-name="ro1">
          <table:table-cell office:value-type="float" office:value="1479496137" calcext:value-type="float">
            <text:p>1479496137</text:p>
          </table:table-cell>
          <table:table-cell table:formula="of:=[.A1216]-[.$A$2]" office:value-type="float" office:value="6591" calcext:value-type="float">
            <text:p>6591</text:p>
          </table:table-cell>
          <table:table-cell table:formula="of:=[.B1216]/60" office:value-type="float" office:value="109.85" calcext:value-type="float">
            <text:p>109,85</text:p>
          </table:table-cell>
          <table:table-cell office:value-type="float" office:value="3.880744" calcext:value-type="float">
            <text:p>3,880744</text:p>
          </table:table-cell>
          <table:table-cell table:formula="of:=[.D1216]-3.866" office:value-type="float" office:value="0.0147439999999999" calcext:value-type="float">
            <text:p>0,014744</text:p>
          </table:table-cell>
          <table:table-cell table:formula="of:=AVERAGE([.E1193:.E1216])" office:value-type="float" office:value="0.0164482916666666" calcext:value-type="float">
            <text:p>0,016448291666667</text:p>
          </table:table-cell>
        </table:table-row>
        <table:table-row table:style-name="ro1">
          <table:table-cell office:value-type="float" office:value="1479496142" calcext:value-type="float">
            <text:p>1479496142</text:p>
          </table:table-cell>
          <table:table-cell table:formula="of:=[.A1217]-[.$A$2]" office:value-type="float" office:value="6596" calcext:value-type="float">
            <text:p>6596</text:p>
          </table:table-cell>
          <table:table-cell table:formula="of:=[.B1217]/60" office:value-type="float" office:value="109.933333333333" calcext:value-type="float">
            <text:p>109,933333333333</text:p>
          </table:table-cell>
          <table:table-cell office:value-type="float" office:value="3.875246" calcext:value-type="float">
            <text:p>3,875246</text:p>
          </table:table-cell>
          <table:table-cell table:formula="of:=[.D1217]-3.866" office:value-type="float" office:value="0.00924599999999964" calcext:value-type="float">
            <text:p>0,009246</text:p>
          </table:table-cell>
          <table:table-cell table:formula="of:=AVERAGE([.E1194:.E1217])" office:value-type="float" office:value="0.0166964166666666" calcext:value-type="float">
            <text:p>0,016696416666667</text:p>
          </table:table-cell>
        </table:table-row>
        <table:table-row table:style-name="ro1">
          <table:table-cell office:value-type="float" office:value="1479496148" calcext:value-type="float">
            <text:p>1479496148</text:p>
          </table:table-cell>
          <table:table-cell table:formula="of:=[.A1218]-[.$A$2]" office:value-type="float" office:value="6602" calcext:value-type="float">
            <text:p>6602</text:p>
          </table:table-cell>
          <table:table-cell table:formula="of:=[.B1218]/60" office:value-type="float" office:value="110.033333333333" calcext:value-type="float">
            <text:p>110,033333333333</text:p>
          </table:table-cell>
          <table:table-cell office:value-type="float" office:value="3.873156" calcext:value-type="float">
            <text:p>3,873156</text:p>
          </table:table-cell>
          <table:table-cell table:formula="of:=[.D1218]-3.866" office:value-type="float" office:value="0.00715599999999972" calcext:value-type="float">
            <text:p>0,007156</text:p>
          </table:table-cell>
          <table:table-cell table:formula="of:=AVERAGE([.E1195:.E1218])" office:value-type="float" office:value="0.0168726666666666" calcext:value-type="float">
            <text:p>0,016872666666667</text:p>
          </table:table-cell>
        </table:table-row>
        <table:table-row table:style-name="ro1">
          <table:table-cell office:value-type="float" office:value="1479496153" calcext:value-type="float">
            <text:p>1479496153</text:p>
          </table:table-cell>
          <table:table-cell table:formula="of:=[.A1219]-[.$A$2]" office:value-type="float" office:value="6607" calcext:value-type="float">
            <text:p>6607</text:p>
          </table:table-cell>
          <table:table-cell table:formula="of:=[.B1219]/60" office:value-type="float" office:value="110.116666666667" calcext:value-type="float">
            <text:p>110,116666666667</text:p>
          </table:table-cell>
          <table:table-cell office:value-type="float" office:value="3.873191" calcext:value-type="float">
            <text:p>3,873191</text:p>
          </table:table-cell>
          <table:table-cell table:formula="of:=[.D1219]-3.866" office:value-type="float" office:value="0.00719099999999973" calcext:value-type="float">
            <text:p>0,007191</text:p>
          </table:table-cell>
          <table:table-cell table:formula="of:=AVERAGE([.E1196:.E1219])" office:value-type="float" office:value="0.0170362499999999" calcext:value-type="float">
            <text:p>0,01703625</text:p>
          </table:table-cell>
        </table:table-row>
        <table:table-row table:style-name="ro1">
          <table:table-cell office:value-type="float" office:value="1479496158" calcext:value-type="float">
            <text:p>1479496158</text:p>
          </table:table-cell>
          <table:table-cell table:formula="of:=[.A1220]-[.$A$2]" office:value-type="float" office:value="6612" calcext:value-type="float">
            <text:p>6612</text:p>
          </table:table-cell>
          <table:table-cell table:formula="of:=[.B1220]/60" office:value-type="float" office:value="110.2" calcext:value-type="float">
            <text:p>110,2</text:p>
          </table:table-cell>
          <table:table-cell office:value-type="float" office:value="3.887109" calcext:value-type="float">
            <text:p>3,887109</text:p>
          </table:table-cell>
          <table:table-cell table:formula="of:=[.D1220]-3.866" office:value-type="float" office:value="0.0211089999999996" calcext:value-type="float">
            <text:p>0,021109</text:p>
          </table:table-cell>
          <table:table-cell table:formula="of:=AVERAGE([.E1197:.E1220])" office:value-type="float" office:value="0.0178016666666666" calcext:value-type="float">
            <text:p>0,017801666666667</text:p>
          </table:table-cell>
        </table:table-row>
        <table:table-row table:style-name="ro1">
          <table:table-cell office:value-type="float" office:value="1479496163" calcext:value-type="float">
            <text:p>1479496163</text:p>
          </table:table-cell>
          <table:table-cell table:formula="of:=[.A1221]-[.$A$2]" office:value-type="float" office:value="6617" calcext:value-type="float">
            <text:p>6617</text:p>
          </table:table-cell>
          <table:table-cell table:formula="of:=[.B1221]/60" office:value-type="float" office:value="110.283333333333" calcext:value-type="float">
            <text:p>110,283333333333</text:p>
          </table:table-cell>
          <table:table-cell office:value-type="float" office:value="3.894687" calcext:value-type="float">
            <text:p>3,894687</text:p>
          </table:table-cell>
          <table:table-cell table:formula="of:=[.D1221]-3.866" office:value-type="float" office:value="0.0286870000000001" calcext:value-type="float">
            <text:p>0,028687</text:p>
          </table:table-cell>
          <table:table-cell table:formula="of:=AVERAGE([.E1198:.E1221])" office:value-type="float" office:value="0.0188587083333332" calcext:value-type="float">
            <text:p>0,018858708333333</text:p>
          </table:table-cell>
        </table:table-row>
        <table:table-row table:style-name="ro1">
          <table:table-cell office:value-type="float" office:value="1479496168" calcext:value-type="float">
            <text:p>1479496168</text:p>
          </table:table-cell>
          <table:table-cell table:formula="of:=[.A1222]-[.$A$2]" office:value-type="float" office:value="6622" calcext:value-type="float">
            <text:p>6622</text:p>
          </table:table-cell>
          <table:table-cell table:formula="of:=[.B1222]/60" office:value-type="float" office:value="110.366666666667" calcext:value-type="float">
            <text:p>110,366666666667</text:p>
          </table:table-cell>
          <table:table-cell office:value-type="float" office:value="3.888914" calcext:value-type="float">
            <text:p>3,888914</text:p>
          </table:table-cell>
          <table:table-cell table:formula="of:=[.D1222]-3.866" office:value-type="float" office:value="0.0229139999999997" calcext:value-type="float">
            <text:p>0,022914</text:p>
          </table:table-cell>
          <table:table-cell table:formula="of:=AVERAGE([.E1199:.E1222])" office:value-type="float" office:value="0.0191907499999999" calcext:value-type="float">
            <text:p>0,01919075</text:p>
          </table:table-cell>
        </table:table-row>
        <table:table-row table:style-name="ro1">
          <table:table-cell office:value-type="float" office:value="1479496174" calcext:value-type="float">
            <text:p>1479496174</text:p>
          </table:table-cell>
          <table:table-cell table:formula="of:=[.A1223]-[.$A$2]" office:value-type="float" office:value="6628" calcext:value-type="float">
            <text:p>6628</text:p>
          </table:table-cell>
          <table:table-cell table:formula="of:=[.B1223]/60" office:value-type="float" office:value="110.466666666667" calcext:value-type="float">
            <text:p>110,466666666667</text:p>
          </table:table-cell>
          <table:table-cell office:value-type="float" office:value="4.457757" calcext:value-type="float">
            <text:p>4,457757</text:p>
          </table:table-cell>
          <table:table-cell table:formula="of:=[.D1223]-3.866" office:value-type="float" office:value="0.591757" calcext:value-type="float">
            <text:p>0,591757</text:p>
          </table:table-cell>
          <table:table-cell table:formula="of:=AVERAGE([.E1200:.E1223])" office:value-type="float" office:value="0.0427699583333332" calcext:value-type="float">
            <text:p>0,042769958333333</text:p>
          </table:table-cell>
        </table:table-row>
        <table:table-row table:style-name="ro1">
          <table:table-cell office:value-type="float" office:value="1479496179" calcext:value-type="float">
            <text:p>1479496179</text:p>
          </table:table-cell>
          <table:table-cell table:formula="of:=[.A1224]-[.$A$2]" office:value-type="float" office:value="6633" calcext:value-type="float">
            <text:p>6633</text:p>
          </table:table-cell>
          <table:table-cell table:formula="of:=[.B1224]/60" office:value-type="float" office:value="110.55" calcext:value-type="float">
            <text:p>110,55</text:p>
          </table:table-cell>
          <table:table-cell office:value-type="float" office:value="4.670924" calcext:value-type="float">
            <text:p>4,670924</text:p>
          </table:table-cell>
          <table:table-cell table:formula="of:=[.D1224]-3.866" office:value-type="float" office:value="0.804924" calcext:value-type="float">
            <text:p>0,804924</text:p>
          </table:table-cell>
          <table:table-cell table:formula="of:=AVERAGE([.E1201:.E1224])" office:value-type="float" office:value="0.0756902499999999" calcext:value-type="float">
            <text:p>0,07569025</text:p>
          </table:table-cell>
        </table:table-row>
        <table:table-row table:style-name="ro1">
          <table:table-cell office:value-type="float" office:value="1479496184" calcext:value-type="float">
            <text:p>1479496184</text:p>
          </table:table-cell>
          <table:table-cell table:formula="of:=[.A1225]-[.$A$2]" office:value-type="float" office:value="6638" calcext:value-type="float">
            <text:p>6638</text:p>
          </table:table-cell>
          <table:table-cell table:formula="of:=[.B1225]/60" office:value-type="float" office:value="110.633333333333" calcext:value-type="float">
            <text:p>110,633333333333</text:p>
          </table:table-cell>
          <table:table-cell office:value-type="float" office:value="4.152466" calcext:value-type="float">
            <text:p>4,152466</text:p>
          </table:table-cell>
          <table:table-cell table:formula="of:=[.D1225]-3.866" office:value-type="float" office:value="0.286466" calcext:value-type="float">
            <text:p>0,286466</text:p>
          </table:table-cell>
          <table:table-cell table:formula="of:=AVERAGE([.E1202:.E1225])" office:value-type="float" office:value="0.0859552083333332" calcext:value-type="float">
            <text:p>0,085955208333333</text:p>
          </table:table-cell>
        </table:table-row>
        <table:table-row table:style-name="ro1">
          <table:table-cell office:value-type="float" office:value="1479496189" calcext:value-type="float">
            <text:p>1479496189</text:p>
          </table:table-cell>
          <table:table-cell table:formula="of:=[.A1226]-[.$A$2]" office:value-type="float" office:value="6643" calcext:value-type="float">
            <text:p>6643</text:p>
          </table:table-cell>
          <table:table-cell table:formula="of:=[.B1226]/60" office:value-type="float" office:value="110.716666666667" calcext:value-type="float">
            <text:p>110,716666666667</text:p>
          </table:table-cell>
          <table:table-cell office:value-type="float" office:value="4.16671" calcext:value-type="float">
            <text:p>4,16671</text:p>
          </table:table-cell>
          <table:table-cell table:formula="of:=[.D1226]-3.866" office:value-type="float" office:value="0.30071" calcext:value-type="float">
            <text:p>0,30071</text:p>
          </table:table-cell>
          <table:table-cell table:formula="of:=AVERAGE([.E1203:.E1226])" office:value-type="float" office:value="0.0978332916666666" calcext:value-type="float">
            <text:p>0,097833291666667</text:p>
          </table:table-cell>
        </table:table-row>
        <table:table-row table:style-name="ro1">
          <table:table-cell office:value-type="float" office:value="1479496195" calcext:value-type="float">
            <text:p>1479496195</text:p>
          </table:table-cell>
          <table:table-cell table:formula="of:=[.A1227]-[.$A$2]" office:value-type="float" office:value="6649" calcext:value-type="float">
            <text:p>6649</text:p>
          </table:table-cell>
          <table:table-cell table:formula="of:=[.B1227]/60" office:value-type="float" office:value="110.816666666667" calcext:value-type="float">
            <text:p>110,816666666667</text:p>
          </table:table-cell>
          <table:table-cell office:value-type="float" office:value="4.278524" calcext:value-type="float">
            <text:p>4,278524</text:p>
          </table:table-cell>
          <table:table-cell table:formula="of:=[.D1227]-3.866" office:value-type="float" office:value="0.412524" calcext:value-type="float">
            <text:p>0,412524</text:p>
          </table:table-cell>
          <table:table-cell table:formula="of:=AVERAGE([.E1204:.E1227])" office:value-type="float" office:value="0.114628458333333" calcext:value-type="float">
            <text:p>0,114628458333333</text:p>
          </table:table-cell>
        </table:table-row>
        <table:table-row table:style-name="ro1">
          <table:table-cell office:value-type="float" office:value="1479496200" calcext:value-type="float">
            <text:p>1479496200</text:p>
          </table:table-cell>
          <table:table-cell table:formula="of:=[.A1228]-[.$A$2]" office:value-type="float" office:value="6654" calcext:value-type="float">
            <text:p>6654</text:p>
          </table:table-cell>
          <table:table-cell table:formula="of:=[.B1228]/60" office:value-type="float" office:value="110.9" calcext:value-type="float">
            <text:p>110,9</text:p>
          </table:table-cell>
          <table:table-cell office:value-type="float" office:value="3.992005" calcext:value-type="float">
            <text:p>3,992005</text:p>
          </table:table-cell>
          <table:table-cell table:formula="of:=[.D1228]-3.866" office:value-type="float" office:value="0.126005" calcext:value-type="float">
            <text:p>0,126005</text:p>
          </table:table-cell>
          <table:table-cell table:formula="of:=AVERAGE([.E1205:.E1228])" office:value-type="float" office:value="0.119311583333333" calcext:value-type="float">
            <text:p>0,119311583333333</text:p>
          </table:table-cell>
        </table:table-row>
        <table:table-row table:style-name="ro1">
          <table:table-cell office:value-type="float" office:value="1479496205" calcext:value-type="float">
            <text:p>1479496205</text:p>
          </table:table-cell>
          <table:table-cell table:formula="of:=[.A1229]-[.$A$2]" office:value-type="float" office:value="6659" calcext:value-type="float">
            <text:p>6659</text:p>
          </table:table-cell>
          <table:table-cell table:formula="of:=[.B1229]/60" office:value-type="float" office:value="110.983333333333" calcext:value-type="float">
            <text:p>110,983333333333</text:p>
          </table:table-cell>
          <table:table-cell office:value-type="float" office:value="3.991181" calcext:value-type="float">
            <text:p>3,991181</text:p>
          </table:table-cell>
          <table:table-cell table:formula="of:=[.D1229]-3.866" office:value-type="float" office:value="0.125181" calcext:value-type="float">
            <text:p>0,125181</text:p>
          </table:table-cell>
          <table:table-cell table:formula="of:=AVERAGE([.E1206:.E1229])" office:value-type="float" office:value="0.123539" calcext:value-type="float">
            <text:p>0,123539</text:p>
          </table:table-cell>
        </table:table-row>
        <table:table-row table:style-name="ro1">
          <table:table-cell office:value-type="float" office:value="1479496210" calcext:value-type="float">
            <text:p>1479496210</text:p>
          </table:table-cell>
          <table:table-cell table:formula="of:=[.A1230]-[.$A$2]" office:value-type="float" office:value="6664" calcext:value-type="float">
            <text:p>6664</text:p>
          </table:table-cell>
          <table:table-cell table:formula="of:=[.B1230]/60" office:value-type="float" office:value="111.066666666667" calcext:value-type="float">
            <text:p>111,066666666667</text:p>
          </table:table-cell>
          <table:table-cell office:value-type="float" office:value="3.9917" calcext:value-type="float">
            <text:p>3,9917</text:p>
          </table:table-cell>
          <table:table-cell table:formula="of:=[.D1230]-3.866" office:value-type="float" office:value="0.1257" calcext:value-type="float">
            <text:p>0,1257</text:p>
          </table:table-cell>
          <table:table-cell table:formula="of:=AVERAGE([.E1207:.E1230])" office:value-type="float" office:value="0.128373666666667" calcext:value-type="float">
            <text:p>0,128373666666667</text:p>
          </table:table-cell>
        </table:table-row>
        <table:table-row table:style-name="ro1">
          <table:table-cell office:value-type="float" office:value="1479496215" calcext:value-type="float">
            <text:p>1479496215</text:p>
          </table:table-cell>
          <table:table-cell table:formula="of:=[.A1231]-[.$A$2]" office:value-type="float" office:value="6669" calcext:value-type="float">
            <text:p>6669</text:p>
          </table:table-cell>
          <table:table-cell table:formula="of:=[.B1231]/60" office:value-type="float" office:value="111.15" calcext:value-type="float">
            <text:p>111,15</text:p>
          </table:table-cell>
          <table:table-cell office:value-type="float" office:value="3.998957" calcext:value-type="float">
            <text:p>3,998957</text:p>
          </table:table-cell>
          <table:table-cell table:formula="of:=[.D1231]-3.866" office:value-type="float" office:value="0.132957" calcext:value-type="float">
            <text:p>0,132957</text:p>
          </table:table-cell>
          <table:table-cell table:formula="of:=AVERAGE([.E1208:.E1231])" office:value-type="float" office:value="0.13330125" calcext:value-type="float">
            <text:p>0,13330125</text:p>
          </table:table-cell>
        </table:table-row>
        <table:table-row table:style-name="ro1">
          <table:table-cell office:value-type="float" office:value="1479496221" calcext:value-type="float">
            <text:p>1479496221</text:p>
          </table:table-cell>
          <table:table-cell table:formula="of:=[.A1232]-[.$A$2]" office:value-type="float" office:value="6675" calcext:value-type="float">
            <text:p>6675</text:p>
          </table:table-cell>
          <table:table-cell table:formula="of:=[.B1232]/60" office:value-type="float" office:value="111.25" calcext:value-type="float">
            <text:p>111,25</text:p>
          </table:table-cell>
          <table:table-cell office:value-type="float" office:value="3.980278" calcext:value-type="float">
            <text:p>3,980278</text:p>
          </table:table-cell>
          <table:table-cell table:formula="of:=[.D1232]-3.866" office:value-type="float" office:value="0.114278" calcext:value-type="float">
            <text:p>0,114278</text:p>
          </table:table-cell>
          <table:table-cell table:formula="of:=AVERAGE([.E1209:.E1232])" office:value-type="float" office:value="0.137306416666667" calcext:value-type="float">
            <text:p>0,137306416666667</text:p>
          </table:table-cell>
        </table:table-row>
        <table:table-row table:style-name="ro1">
          <table:table-cell office:value-type="float" office:value="1479496226" calcext:value-type="float">
            <text:p>1479496226</text:p>
          </table:table-cell>
          <table:table-cell table:formula="of:=[.A1233]-[.$A$2]" office:value-type="float" office:value="6680" calcext:value-type="float">
            <text:p>6680</text:p>
          </table:table-cell>
          <table:table-cell table:formula="of:=[.B1233]/60" office:value-type="float" office:value="111.333333333333" calcext:value-type="float">
            <text:p>111,333333333333</text:p>
          </table:table-cell>
          <table:table-cell office:value-type="float" office:value="3.980319" calcext:value-type="float">
            <text:p>3,980319</text:p>
          </table:table-cell>
          <table:table-cell table:formula="of:=[.D1233]-3.866" office:value-type="float" office:value="0.114319" calcext:value-type="float">
            <text:p>0,114319</text:p>
          </table:table-cell>
          <table:table-cell table:formula="of:=AVERAGE([.E1210:.E1233])" office:value-type="float" office:value="0.1409565" calcext:value-type="float">
            <text:p>0,1409565</text:p>
          </table:table-cell>
        </table:table-row>
        <table:table-row table:style-name="ro1">
          <table:table-cell office:value-type="float" office:value="1479496231" calcext:value-type="float">
            <text:p>1479496231</text:p>
          </table:table-cell>
          <table:table-cell table:formula="of:=[.A1234]-[.$A$2]" office:value-type="float" office:value="6685" calcext:value-type="float">
            <text:p>6685</text:p>
          </table:table-cell>
          <table:table-cell table:formula="of:=[.B1234]/60" office:value-type="float" office:value="111.416666666667" calcext:value-type="float">
            <text:p>111,416666666667</text:p>
          </table:table-cell>
          <table:table-cell office:value-type="float" office:value="3.992766" calcext:value-type="float">
            <text:p>3,992766</text:p>
          </table:table-cell>
          <table:table-cell table:formula="of:=[.D1234]-3.866" office:value-type="float" office:value="0.126766" calcext:value-type="float">
            <text:p>0,126766</text:p>
          </table:table-cell>
          <table:table-cell table:formula="of:=AVERAGE([.E1211:.E1234])" office:value-type="float" office:value="0.144225333333333" calcext:value-type="float">
            <text:p>0,144225333333333</text:p>
          </table:table-cell>
        </table:table-row>
        <table:table-row table:style-name="ro1">
          <table:table-cell office:value-type="float" office:value="1479496237" calcext:value-type="float">
            <text:p>1479496237</text:p>
          </table:table-cell>
          <table:table-cell table:formula="of:=[.A1235]-[.$A$2]" office:value-type="float" office:value="6691" calcext:value-type="float">
            <text:p>6691</text:p>
          </table:table-cell>
          <table:table-cell table:formula="of:=[.B1235]/60" office:value-type="float" office:value="111.516666666667" calcext:value-type="float">
            <text:p>111,516666666667</text:p>
          </table:table-cell>
          <table:table-cell office:value-type="float" office:value="3.971839" calcext:value-type="float">
            <text:p>3,971839</text:p>
          </table:table-cell>
          <table:table-cell table:formula="of:=[.D1235]-3.866" office:value-type="float" office:value="0.105839" calcext:value-type="float">
            <text:p>0,105839</text:p>
          </table:table-cell>
          <table:table-cell table:formula="of:=AVERAGE([.E1212:.E1235])" office:value-type="float" office:value="0.148162166666667" calcext:value-type="float">
            <text:p>0,148162166666667</text:p>
          </table:table-cell>
        </table:table-row>
        <table:table-row table:style-name="ro1">
          <table:table-cell office:value-type="float" office:value="1479496242" calcext:value-type="float">
            <text:p>1479496242</text:p>
          </table:table-cell>
          <table:table-cell table:formula="of:=[.A1236]-[.$A$2]" office:value-type="float" office:value="6696" calcext:value-type="float">
            <text:p>6696</text:p>
          </table:table-cell>
          <table:table-cell table:formula="of:=[.B1236]/60" office:value-type="float" office:value="111.6" calcext:value-type="float">
            <text:p>111,6</text:p>
          </table:table-cell>
          <table:table-cell office:value-type="float" office:value="3.9862" calcext:value-type="float">
            <text:p>3,9862</text:p>
          </table:table-cell>
          <table:table-cell table:formula="of:=[.D1236]-3.866" office:value-type="float" office:value="0.1202" calcext:value-type="float">
            <text:p>0,1202</text:p>
          </table:table-cell>
          <table:table-cell table:formula="of:=AVERAGE([.E1213:.E1236])" office:value-type="float" office:value="0.151686583333333" calcext:value-type="float">
            <text:p>0,151686583333333</text:p>
          </table:table-cell>
        </table:table-row>
        <table:table-row table:style-name="ro1">
          <table:table-cell office:value-type="float" office:value="1479496247" calcext:value-type="float">
            <text:p>1479496247</text:p>
          </table:table-cell>
          <table:table-cell table:formula="of:=[.A1237]-[.$A$2]" office:value-type="float" office:value="6701" calcext:value-type="float">
            <text:p>6701</text:p>
          </table:table-cell>
          <table:table-cell table:formula="of:=[.B1237]/60" office:value-type="float" office:value="111.683333333333" calcext:value-type="float">
            <text:p>111,683333333333</text:p>
          </table:table-cell>
          <table:table-cell office:value-type="float" office:value="3.973585" calcext:value-type="float">
            <text:p>3,973585</text:p>
          </table:table-cell>
          <table:table-cell table:formula="of:=[.D1237]-3.866" office:value-type="float" office:value="0.107585" calcext:value-type="float">
            <text:p>0,107585</text:p>
          </table:table-cell>
          <table:table-cell table:formula="of:=AVERAGE([.E1214:.E1237])" office:value-type="float" office:value="0.154799625" calcext:value-type="float">
            <text:p>0,154799625</text:p>
          </table:table-cell>
        </table:table-row>
        <table:table-row table:style-name="ro1">
          <table:table-cell office:value-type="float" office:value="1479496252" calcext:value-type="float">
            <text:p>1479496252</text:p>
          </table:table-cell>
          <table:table-cell table:formula="of:=[.A1238]-[.$A$2]" office:value-type="float" office:value="6706" calcext:value-type="float">
            <text:p>6706</text:p>
          </table:table-cell>
          <table:table-cell table:formula="of:=[.B1238]/60" office:value-type="float" office:value="111.766666666667" calcext:value-type="float">
            <text:p>111,766666666667</text:p>
          </table:table-cell>
          <table:table-cell office:value-type="float" office:value="3.975243" calcext:value-type="float">
            <text:p>3,975243</text:p>
          </table:table-cell>
          <table:table-cell table:formula="of:=[.D1238]-3.866" office:value-type="float" office:value="0.109243" calcext:value-type="float">
            <text:p>0,109243</text:p>
          </table:table-cell>
          <table:table-cell table:formula="of:=AVERAGE([.E1215:.E1238])" office:value-type="float" office:value="0.159120375" calcext:value-type="float">
            <text:p>0,159120375</text:p>
          </table:table-cell>
        </table:table-row>
        <table:table-row table:style-name="ro1">
          <table:table-cell office:value-type="float" office:value="1479496257" calcext:value-type="float">
            <text:p>1479496257</text:p>
          </table:table-cell>
          <table:table-cell table:formula="of:=[.A1239]-[.$A$2]" office:value-type="float" office:value="6711" calcext:value-type="float">
            <text:p>6711</text:p>
          </table:table-cell>
          <table:table-cell table:formula="of:=[.B1239]/60" office:value-type="float" office:value="111.85" calcext:value-type="float">
            <text:p>111,85</text:p>
          </table:table-cell>
          <table:table-cell office:value-type="float" office:value="3.989511" calcext:value-type="float">
            <text:p>3,989511</text:p>
          </table:table-cell>
          <table:table-cell table:formula="of:=[.D1239]-3.866" office:value-type="float" office:value="0.123511" calcext:value-type="float">
            <text:p>0,123511</text:p>
          </table:table-cell>
          <table:table-cell table:formula="of:=AVERAGE([.E1216:.E1239])" office:value-type="float" office:value="0.1641255" calcext:value-type="float">
            <text:p>0,1641255</text:p>
          </table:table-cell>
        </table:table-row>
        <table:table-row table:style-name="ro1">
          <table:table-cell office:value-type="float" office:value="1479496263" calcext:value-type="float">
            <text:p>1479496263</text:p>
          </table:table-cell>
          <table:table-cell table:formula="of:=[.A1240]-[.$A$2]" office:value-type="float" office:value="6717" calcext:value-type="float">
            <text:p>6717</text:p>
          </table:table-cell>
          <table:table-cell table:formula="of:=[.B1240]/60" office:value-type="float" office:value="111.95" calcext:value-type="float">
            <text:p>111,95</text:p>
          </table:table-cell>
          <table:table-cell office:value-type="float" office:value="3.977964" calcext:value-type="float">
            <text:p>3,977964</text:p>
          </table:table-cell>
          <table:table-cell table:formula="of:=[.D1240]-3.866" office:value-type="float" office:value="0.111964" calcext:value-type="float">
            <text:p>0,111964</text:p>
          </table:table-cell>
          <table:table-cell table:formula="of:=AVERAGE([.E1217:.E1240])" office:value-type="float" office:value="0.168176333333333" calcext:value-type="float">
            <text:p>0,168176333333333</text:p>
          </table:table-cell>
        </table:table-row>
        <table:table-row table:style-name="ro1">
          <table:table-cell office:value-type="float" office:value="1479496268" calcext:value-type="float">
            <text:p>1479496268</text:p>
          </table:table-cell>
          <table:table-cell table:formula="of:=[.A1241]-[.$A$2]" office:value-type="float" office:value="6722" calcext:value-type="float">
            <text:p>6722</text:p>
          </table:table-cell>
          <table:table-cell table:formula="of:=[.B1241]/60" office:value-type="float" office:value="112.033333333333" calcext:value-type="float">
            <text:p>112,033333333333</text:p>
          </table:table-cell>
          <table:table-cell office:value-type="float" office:value="3.984476" calcext:value-type="float">
            <text:p>3,984476</text:p>
          </table:table-cell>
          <table:table-cell table:formula="of:=[.D1241]-3.866" office:value-type="float" office:value="0.118476" calcext:value-type="float">
            <text:p>0,118476</text:p>
          </table:table-cell>
          <table:table-cell table:formula="of:=AVERAGE([.E1218:.E1241])" office:value-type="float" office:value="0.172727583333333" calcext:value-type="float">
            <text:p>0,172727583333333</text:p>
          </table:table-cell>
        </table:table-row>
        <table:table-row table:style-name="ro1">
          <table:table-cell office:value-type="float" office:value="1479496273" calcext:value-type="float">
            <text:p>1479496273</text:p>
          </table:table-cell>
          <table:table-cell table:formula="of:=[.A1242]-[.$A$2]" office:value-type="float" office:value="6727" calcext:value-type="float">
            <text:p>6727</text:p>
          </table:table-cell>
          <table:table-cell table:formula="of:=[.B1242]/60" office:value-type="float" office:value="112.116666666667" calcext:value-type="float">
            <text:p>112,116666666667</text:p>
          </table:table-cell>
          <table:table-cell office:value-type="float" office:value="3.964322" calcext:value-type="float">
            <text:p>3,964322</text:p>
          </table:table-cell>
          <table:table-cell table:formula="of:=[.D1242]-3.866" office:value-type="float" office:value="0.098322" calcext:value-type="float">
            <text:p>0,098322</text:p>
          </table:table-cell>
          <table:table-cell table:formula="of:=AVERAGE([.E1219:.E1242])" office:value-type="float" office:value="0.176526166666667" calcext:value-type="float">
            <text:p>0,176526166666667</text:p>
          </table:table-cell>
        </table:table-row>
        <table:table-row table:style-name="ro1">
          <table:table-cell office:value-type="float" office:value="1479496278" calcext:value-type="float">
            <text:p>1479496278</text:p>
          </table:table-cell>
          <table:table-cell table:formula="of:=[.A1243]-[.$A$2]" office:value-type="float" office:value="6732" calcext:value-type="float">
            <text:p>6732</text:p>
          </table:table-cell>
          <table:table-cell table:formula="of:=[.B1243]/60" office:value-type="float" office:value="112.2" calcext:value-type="float">
            <text:p>112,2</text:p>
          </table:table-cell>
          <table:table-cell office:value-type="float" office:value="3.986959" calcext:value-type="float">
            <text:p>3,986959</text:p>
          </table:table-cell>
          <table:table-cell table:formula="of:=[.D1243]-3.866" office:value-type="float" office:value="0.120959" calcext:value-type="float">
            <text:p>0,120959</text:p>
          </table:table-cell>
          <table:table-cell table:formula="of:=AVERAGE([.E1220:.E1243])" office:value-type="float" office:value="0.1812665" calcext:value-type="float">
            <text:p>0,1812665</text:p>
          </table:table-cell>
        </table:table-row>
        <table:table-row table:style-name="ro1">
          <table:table-cell office:value-type="float" office:value="1479496284" calcext:value-type="float">
            <text:p>1479496284</text:p>
          </table:table-cell>
          <table:table-cell table:formula="of:=[.A1244]-[.$A$2]" office:value-type="float" office:value="6738" calcext:value-type="float">
            <text:p>6738</text:p>
          </table:table-cell>
          <table:table-cell table:formula="of:=[.B1244]/60" office:value-type="float" office:value="112.3" calcext:value-type="float">
            <text:p>112,3</text:p>
          </table:table-cell>
          <table:table-cell office:value-type="float" office:value="3.986276" calcext:value-type="float">
            <text:p>3,986276</text:p>
          </table:table-cell>
          <table:table-cell table:formula="of:=[.D1244]-3.866" office:value-type="float" office:value="0.120276" calcext:value-type="float">
            <text:p>0,120276</text:p>
          </table:table-cell>
          <table:table-cell table:formula="of:=AVERAGE([.E1221:.E1244])" office:value-type="float" office:value="0.185398458333333" calcext:value-type="float">
            <text:p>0,185398458333333</text:p>
          </table:table-cell>
        </table:table-row>
        <table:table-row table:style-name="ro1">
          <table:table-cell office:value-type="float" office:value="1479496289" calcext:value-type="float">
            <text:p>1479496289</text:p>
          </table:table-cell>
          <table:table-cell table:formula="of:=[.A1245]-[.$A$2]" office:value-type="float" office:value="6743" calcext:value-type="float">
            <text:p>6743</text:p>
          </table:table-cell>
          <table:table-cell table:formula="of:=[.B1245]/60" office:value-type="float" office:value="112.383333333333" calcext:value-type="float">
            <text:p>112,383333333333</text:p>
          </table:table-cell>
          <table:table-cell office:value-type="float" office:value="3.983771" calcext:value-type="float">
            <text:p>3,983771</text:p>
          </table:table-cell>
          <table:table-cell table:formula="of:=[.D1245]-3.866" office:value-type="float" office:value="0.117771" calcext:value-type="float">
            <text:p>0,117771</text:p>
          </table:table-cell>
          <table:table-cell table:formula="of:=AVERAGE([.E1222:.E1245])" office:value-type="float" office:value="0.189110291666667" calcext:value-type="float">
            <text:p>0,189110291666667</text:p>
          </table:table-cell>
        </table:table-row>
        <table:table-row table:style-name="ro1">
          <table:table-cell office:value-type="float" office:value="1479496294" calcext:value-type="float">
            <text:p>1479496294</text:p>
          </table:table-cell>
          <table:table-cell table:formula="of:=[.A1246]-[.$A$2]" office:value-type="float" office:value="6748" calcext:value-type="float">
            <text:p>6748</text:p>
          </table:table-cell>
          <table:table-cell table:formula="of:=[.B1246]/60" office:value-type="float" office:value="112.466666666667" calcext:value-type="float">
            <text:p>112,466666666667</text:p>
          </table:table-cell>
          <table:table-cell office:value-type="float" office:value="3.982538" calcext:value-type="float">
            <text:p>3,982538</text:p>
          </table:table-cell>
          <table:table-cell table:formula="of:=[.D1246]-3.866" office:value-type="float" office:value="0.116538" calcext:value-type="float">
            <text:p>0,116538</text:p>
          </table:table-cell>
          <table:table-cell table:formula="of:=AVERAGE([.E1223:.E1246])" office:value-type="float" office:value="0.193011291666667" calcext:value-type="float">
            <text:p>0,193011291666667</text:p>
          </table:table-cell>
        </table:table-row>
        <table:table-row table:style-name="ro1">
          <table:table-cell office:value-type="float" office:value="1479496299" calcext:value-type="float">
            <text:p>1479496299</text:p>
          </table:table-cell>
          <table:table-cell table:formula="of:=[.A1247]-[.$A$2]" office:value-type="float" office:value="6753" calcext:value-type="float">
            <text:p>6753</text:p>
          </table:table-cell>
          <table:table-cell table:formula="of:=[.B1247]/60" office:value-type="float" office:value="112.55" calcext:value-type="float">
            <text:p>112,55</text:p>
          </table:table-cell>
          <table:table-cell office:value-type="float" office:value="3.966797" calcext:value-type="float">
            <text:p>3,966797</text:p>
          </table:table-cell>
          <table:table-cell table:formula="of:=[.D1247]-3.866" office:value-type="float" office:value="0.100797" calcext:value-type="float">
            <text:p>0,100797</text:p>
          </table:table-cell>
          <table:table-cell table:formula="of:=AVERAGE([.E1224:.E1247])" office:value-type="float" office:value="0.172554625" calcext:value-type="float">
            <text:p>0,172554625</text:p>
          </table:table-cell>
        </table:table-row>
        <table:table-row table:style-name="ro1">
          <table:table-cell office:value-type="float" office:value="1479496305" calcext:value-type="float">
            <text:p>1479496305</text:p>
          </table:table-cell>
          <table:table-cell table:formula="of:=[.A1248]-[.$A$2]" office:value-type="float" office:value="6759" calcext:value-type="float">
            <text:p>6759</text:p>
          </table:table-cell>
          <table:table-cell table:formula="of:=[.B1248]/60" office:value-type="float" office:value="112.65" calcext:value-type="float">
            <text:p>112,65</text:p>
          </table:table-cell>
          <table:table-cell office:value-type="float" office:value="3.989262" calcext:value-type="float">
            <text:p>3,989262</text:p>
          </table:table-cell>
          <table:table-cell table:formula="of:=[.D1248]-3.866" office:value-type="float" office:value="0.123262" calcext:value-type="float">
            <text:p>0,123262</text:p>
          </table:table-cell>
          <table:table-cell table:formula="of:=AVERAGE([.E1225:.E1248])" office:value-type="float" office:value="0.144152041666667" calcext:value-type="float">
            <text:p>0,144152041666667</text:p>
          </table:table-cell>
        </table:table-row>
        <table:table-row table:style-name="ro1">
          <table:table-cell office:value-type="float" office:value="1479496310" calcext:value-type="float">
            <text:p>1479496310</text:p>
          </table:table-cell>
          <table:table-cell table:formula="of:=[.A1249]-[.$A$2]" office:value-type="float" office:value="6764" calcext:value-type="float">
            <text:p>6764</text:p>
          </table:table-cell>
          <table:table-cell table:formula="of:=[.B1249]/60" office:value-type="float" office:value="112.733333333333" calcext:value-type="float">
            <text:p>112,733333333333</text:p>
          </table:table-cell>
          <table:table-cell office:value-type="float" office:value="3.974237" calcext:value-type="float">
            <text:p>3,974237</text:p>
          </table:table-cell>
          <table:table-cell table:formula="of:=[.D1249]-3.866" office:value-type="float" office:value="0.108237" calcext:value-type="float">
            <text:p>0,108237</text:p>
          </table:table-cell>
          <table:table-cell table:formula="of:=AVERAGE([.E1226:.E1249])" office:value-type="float" office:value="0.136725833333333" calcext:value-type="float">
            <text:p>0,136725833333333</text:p>
          </table:table-cell>
        </table:table-row>
        <table:table-row table:style-name="ro1">
          <table:table-cell office:value-type="float" office:value="1479496315" calcext:value-type="float">
            <text:p>1479496315</text:p>
          </table:table-cell>
          <table:table-cell table:formula="of:=[.A1250]-[.$A$2]" office:value-type="float" office:value="6769" calcext:value-type="float">
            <text:p>6769</text:p>
          </table:table-cell>
          <table:table-cell table:formula="of:=[.B1250]/60" office:value-type="float" office:value="112.816666666667" calcext:value-type="float">
            <text:p>112,816666666667</text:p>
          </table:table-cell>
          <table:table-cell office:value-type="float" office:value="3.973886" calcext:value-type="float">
            <text:p>3,973886</text:p>
          </table:table-cell>
          <table:table-cell table:formula="of:=[.D1250]-3.866" office:value-type="float" office:value="0.107886" calcext:value-type="float">
            <text:p>0,107886</text:p>
          </table:table-cell>
          <table:table-cell table:formula="of:=AVERAGE([.E1227:.E1250])" office:value-type="float" office:value="0.1286915" calcext:value-type="float">
            <text:p>0,1286915</text:p>
          </table:table-cell>
        </table:table-row>
        <table:table-row table:style-name="ro1">
          <table:table-cell office:value-type="float" office:value="1479496320" calcext:value-type="float">
            <text:p>1479496320</text:p>
          </table:table-cell>
          <table:table-cell table:formula="of:=[.A1251]-[.$A$2]" office:value-type="float" office:value="6774" calcext:value-type="float">
            <text:p>6774</text:p>
          </table:table-cell>
          <table:table-cell table:formula="of:=[.B1251]/60" office:value-type="float" office:value="112.9" calcext:value-type="float">
            <text:p>112,9</text:p>
          </table:table-cell>
          <table:table-cell office:value-type="float" office:value="3.969841" calcext:value-type="float">
            <text:p>3,969841</text:p>
          </table:table-cell>
          <table:table-cell table:formula="of:=[.D1251]-3.866" office:value-type="float" office:value="0.103841" calcext:value-type="float">
            <text:p>0,103841</text:p>
          </table:table-cell>
          <table:table-cell table:formula="of:=AVERAGE([.E1228:.E1251])" office:value-type="float" office:value="0.115829708333333" calcext:value-type="float">
            <text:p>0,115829708333333</text:p>
          </table:table-cell>
        </table:table-row>
        <table:table-row table:style-name="ro1">
          <table:table-cell office:value-type="float" office:value="1479496326" calcext:value-type="float">
            <text:p>1479496326</text:p>
          </table:table-cell>
          <table:table-cell table:formula="of:=[.A1252]-[.$A$2]" office:value-type="float" office:value="6780" calcext:value-type="float">
            <text:p>6780</text:p>
          </table:table-cell>
          <table:table-cell table:formula="of:=[.B1252]/60" office:value-type="float" office:value="113" calcext:value-type="float">
            <text:p>113</text:p>
          </table:table-cell>
          <table:table-cell office:value-type="float" office:value="3.966199" calcext:value-type="float">
            <text:p>3,966199</text:p>
          </table:table-cell>
          <table:table-cell table:formula="of:=[.D1252]-3.866" office:value-type="float" office:value="0.100199" calcext:value-type="float">
            <text:p>0,100199</text:p>
          </table:table-cell>
          <table:table-cell table:formula="of:=AVERAGE([.E1229:.E1252])" office:value-type="float" office:value="0.114754458333333" calcext:value-type="float">
            <text:p>0,114754458333333</text:p>
          </table:table-cell>
        </table:table-row>
        <table:table-row table:style-name="ro1">
          <table:table-cell office:value-type="float" office:value="1479496331" calcext:value-type="float">
            <text:p>1479496331</text:p>
          </table:table-cell>
          <table:table-cell table:formula="of:=[.A1253]-[.$A$2]" office:value-type="float" office:value="6785" calcext:value-type="float">
            <text:p>6785</text:p>
          </table:table-cell>
          <table:table-cell table:formula="of:=[.B1253]/60" office:value-type="float" office:value="113.083333333333" calcext:value-type="float">
            <text:p>113,083333333333</text:p>
          </table:table-cell>
          <table:table-cell office:value-type="float" office:value="3.981938" calcext:value-type="float">
            <text:p>3,981938</text:p>
          </table:table-cell>
          <table:table-cell table:formula="of:=[.D1253]-3.866" office:value-type="float" office:value="0.115938" calcext:value-type="float">
            <text:p>0,115938</text:p>
          </table:table-cell>
          <table:table-cell table:formula="of:=AVERAGE([.E1230:.E1253])" office:value-type="float" office:value="0.114369333333333" calcext:value-type="float">
            <text:p>0,114369333333333</text:p>
          </table:table-cell>
        </table:table-row>
        <table:table-row table:style-name="ro1">
          <table:table-cell office:value-type="float" office:value="1479496336" calcext:value-type="float">
            <text:p>1479496336</text:p>
          </table:table-cell>
          <table:table-cell table:formula="of:=[.A1254]-[.$A$2]" office:value-type="float" office:value="6790" calcext:value-type="float">
            <text:p>6790</text:p>
          </table:table-cell>
          <table:table-cell table:formula="of:=[.B1254]/60" office:value-type="float" office:value="113.166666666667" calcext:value-type="float">
            <text:p>113,166666666667</text:p>
          </table:table-cell>
          <table:table-cell office:value-type="float" office:value="3.968056" calcext:value-type="float">
            <text:p>3,968056</text:p>
          </table:table-cell>
          <table:table-cell table:formula="of:=[.D1254]-3.866" office:value-type="float" office:value="0.102056" calcext:value-type="float">
            <text:p>0,102056</text:p>
          </table:table-cell>
          <table:table-cell table:formula="of:=AVERAGE([.E1231:.E1254])" office:value-type="float" office:value="0.113384166666667" calcext:value-type="float">
            <text:p>0,113384166666667</text:p>
          </table:table-cell>
        </table:table-row>
        <table:table-row table:style-name="ro1">
          <table:table-cell office:value-type="float" office:value="1479496341" calcext:value-type="float">
            <text:p>1479496341</text:p>
          </table:table-cell>
          <table:table-cell table:formula="of:=[.A1255]-[.$A$2]" office:value-type="float" office:value="6795" calcext:value-type="float">
            <text:p>6795</text:p>
          </table:table-cell>
          <table:table-cell table:formula="of:=[.B1255]/60" office:value-type="float" office:value="113.25" calcext:value-type="float">
            <text:p>113,25</text:p>
          </table:table-cell>
          <table:table-cell office:value-type="float" office:value="3.98615" calcext:value-type="float">
            <text:p>3,98615</text:p>
          </table:table-cell>
          <table:table-cell table:formula="of:=[.D1255]-3.866" office:value-type="float" office:value="0.12015" calcext:value-type="float">
            <text:p>0,12015</text:p>
          </table:table-cell>
          <table:table-cell table:formula="of:=AVERAGE([.E1232:.E1255])" office:value-type="float" office:value="0.112850541666667" calcext:value-type="float">
            <text:p>0,112850541666667</text:p>
          </table:table-cell>
        </table:table-row>
        <table:table-row table:style-name="ro1">
          <table:table-cell office:value-type="float" office:value="1479496347" calcext:value-type="float">
            <text:p>1479496347</text:p>
          </table:table-cell>
          <table:table-cell table:formula="of:=[.A1256]-[.$A$2]" office:value-type="float" office:value="6801" calcext:value-type="float">
            <text:p>6801</text:p>
          </table:table-cell>
          <table:table-cell table:formula="of:=[.B1256]/60" office:value-type="float" office:value="113.35" calcext:value-type="float">
            <text:p>113,35</text:p>
          </table:table-cell>
          <table:table-cell office:value-type="float" office:value="3.973549" calcext:value-type="float">
            <text:p>3,973549</text:p>
          </table:table-cell>
          <table:table-cell table:formula="of:=[.D1256]-3.866" office:value-type="float" office:value="0.107549" calcext:value-type="float">
            <text:p>0,107549</text:p>
          </table:table-cell>
          <table:table-cell table:formula="of:=AVERAGE([.E1233:.E1256])" office:value-type="float" office:value="0.112570166666667" calcext:value-type="float">
            <text:p>0,112570166666667</text:p>
          </table:table-cell>
        </table:table-row>
        <table:table-row table:style-name="ro1">
          <table:table-cell office:value-type="float" office:value="1479496352" calcext:value-type="float">
            <text:p>1479496352</text:p>
          </table:table-cell>
          <table:table-cell table:formula="of:=[.A1257]-[.$A$2]" office:value-type="float" office:value="6806" calcext:value-type="float">
            <text:p>6806</text:p>
          </table:table-cell>
          <table:table-cell table:formula="of:=[.B1257]/60" office:value-type="float" office:value="113.433333333333" calcext:value-type="float">
            <text:p>113,433333333333</text:p>
          </table:table-cell>
          <table:table-cell office:value-type="float" office:value="3.976893" calcext:value-type="float">
            <text:p>3,976893</text:p>
          </table:table-cell>
          <table:table-cell table:formula="of:=[.D1257]-3.866" office:value-type="float" office:value="0.110893" calcext:value-type="float">
            <text:p>0,110893</text:p>
          </table:table-cell>
          <table:table-cell table:formula="of:=AVERAGE([.E1234:.E1257])" office:value-type="float" office:value="0.112427416666667" calcext:value-type="float">
            <text:p>0,112427416666667</text:p>
          </table:table-cell>
        </table:table-row>
        <table:table-row table:style-name="ro1">
          <table:table-cell office:value-type="float" office:value="1479496357" calcext:value-type="float">
            <text:p>1479496357</text:p>
          </table:table-cell>
          <table:table-cell table:formula="of:=[.A1258]-[.$A$2]" office:value-type="float" office:value="6811" calcext:value-type="float">
            <text:p>6811</text:p>
          </table:table-cell>
          <table:table-cell table:formula="of:=[.B1258]/60" office:value-type="float" office:value="113.516666666667" calcext:value-type="float">
            <text:p>113,516666666667</text:p>
          </table:table-cell>
          <table:table-cell office:value-type="float" office:value="3.961478" calcext:value-type="float">
            <text:p>3,961478</text:p>
          </table:table-cell>
          <table:table-cell table:formula="of:=[.D1258]-3.866" office:value-type="float" office:value="0.095478" calcext:value-type="float">
            <text:p>0,095478</text:p>
          </table:table-cell>
          <table:table-cell table:formula="of:=AVERAGE([.E1235:.E1258])" office:value-type="float" office:value="0.11112375" calcext:value-type="float">
            <text:p>0,11112375</text:p>
          </table:table-cell>
        </table:table-row>
        <table:table-row table:style-name="ro1">
          <table:table-cell office:value-type="float" office:value="1479496362" calcext:value-type="float">
            <text:p>1479496362</text:p>
          </table:table-cell>
          <table:table-cell table:formula="of:=[.A1259]-[.$A$2]" office:value-type="float" office:value="6816" calcext:value-type="float">
            <text:p>6816</text:p>
          </table:table-cell>
          <table:table-cell table:formula="of:=[.B1259]/60" office:value-type="float" office:value="113.6" calcext:value-type="float">
            <text:p>113,6</text:p>
          </table:table-cell>
          <table:table-cell office:value-type="float" office:value="3.967735" calcext:value-type="float">
            <text:p>3,967735</text:p>
          </table:table-cell>
          <table:table-cell table:formula="of:=[.D1259]-3.866" office:value-type="float" office:value="0.101735" calcext:value-type="float">
            <text:p>0,101735</text:p>
          </table:table-cell>
          <table:table-cell table:formula="of:=AVERAGE([.E1236:.E1259])" office:value-type="float" office:value="0.11095275" calcext:value-type="float">
            <text:p>0,11095275</text:p>
          </table:table-cell>
        </table:table-row>
        <table:table-row table:style-name="ro1">
          <table:table-cell office:value-type="float" office:value="1479496367" calcext:value-type="float">
            <text:p>1479496367</text:p>
          </table:table-cell>
          <table:table-cell table:formula="of:=[.A1260]-[.$A$2]" office:value-type="float" office:value="6821" calcext:value-type="float">
            <text:p>6821</text:p>
          </table:table-cell>
          <table:table-cell table:formula="of:=[.B1260]/60" office:value-type="float" office:value="113.683333333333" calcext:value-type="float">
            <text:p>113,683333333333</text:p>
          </table:table-cell>
          <table:table-cell office:value-type="float" office:value="3.984811" calcext:value-type="float">
            <text:p>3,984811</text:p>
          </table:table-cell>
          <table:table-cell table:formula="of:=[.D1260]-3.866" office:value-type="float" office:value="0.118811" calcext:value-type="float">
            <text:p>0,118811</text:p>
          </table:table-cell>
          <table:table-cell table:formula="of:=AVERAGE([.E1237:.E1260])" office:value-type="float" office:value="0.110894875" calcext:value-type="float">
            <text:p>0,110894875</text:p>
          </table:table-cell>
        </table:table-row>
        <table:table-row table:style-name="ro1">
          <table:table-cell office:value-type="float" office:value="1479496373" calcext:value-type="float">
            <text:p>1479496373</text:p>
          </table:table-cell>
          <table:table-cell table:formula="of:=[.A1261]-[.$A$2]" office:value-type="float" office:value="6827" calcext:value-type="float">
            <text:p>6827</text:p>
          </table:table-cell>
          <table:table-cell table:formula="of:=[.B1261]/60" office:value-type="float" office:value="113.783333333333" calcext:value-type="float">
            <text:p>113,783333333333</text:p>
          </table:table-cell>
          <table:table-cell office:value-type="float" office:value="3.968274" calcext:value-type="float">
            <text:p>3,968274</text:p>
          </table:table-cell>
          <table:table-cell table:formula="of:=[.D1261]-3.866" office:value-type="float" office:value="0.102274" calcext:value-type="float">
            <text:p>0,102274</text:p>
          </table:table-cell>
          <table:table-cell table:formula="of:=AVERAGE([.E1238:.E1261])" office:value-type="float" office:value="0.110673583333333" calcext:value-type="float">
            <text:p>0,110673583333333</text:p>
          </table:table-cell>
        </table:table-row>
        <table:table-row table:style-name="ro1">
          <table:table-cell office:value-type="float" office:value="1479496378" calcext:value-type="float">
            <text:p>1479496378</text:p>
          </table:table-cell>
          <table:table-cell table:formula="of:=[.A1262]-[.$A$2]" office:value-type="float" office:value="6832" calcext:value-type="float">
            <text:p>6832</text:p>
          </table:table-cell>
          <table:table-cell table:formula="of:=[.B1262]/60" office:value-type="float" office:value="113.866666666667" calcext:value-type="float">
            <text:p>113,866666666667</text:p>
          </table:table-cell>
          <table:table-cell office:value-type="float" office:value="3.973079" calcext:value-type="float">
            <text:p>3,973079</text:p>
          </table:table-cell>
          <table:table-cell table:formula="of:=[.D1262]-3.866" office:value-type="float" office:value="0.107079" calcext:value-type="float">
            <text:p>0,107079</text:p>
          </table:table-cell>
          <table:table-cell table:formula="of:=AVERAGE([.E1239:.E1262])" office:value-type="float" office:value="0.110583416666667" calcext:value-type="float">
            <text:p>0,110583416666667</text:p>
          </table:table-cell>
        </table:table-row>
        <table:table-row table:style-name="ro1">
          <table:table-cell office:value-type="float" office:value="1479496383" calcext:value-type="float">
            <text:p>1479496383</text:p>
          </table:table-cell>
          <table:table-cell table:formula="of:=[.A1263]-[.$A$2]" office:value-type="float" office:value="6837" calcext:value-type="float">
            <text:p>6837</text:p>
          </table:table-cell>
          <table:table-cell table:formula="of:=[.B1263]/60" office:value-type="float" office:value="113.95" calcext:value-type="float">
            <text:p>113,95</text:p>
          </table:table-cell>
          <table:table-cell office:value-type="float" office:value="3.973832" calcext:value-type="float">
            <text:p>3,973832</text:p>
          </table:table-cell>
          <table:table-cell table:formula="of:=[.D1263]-3.866" office:value-type="float" office:value="0.107832" calcext:value-type="float">
            <text:p>0,107832</text:p>
          </table:table-cell>
          <table:table-cell table:formula="of:=AVERAGE([.E1240:.E1263])" office:value-type="float" office:value="0.109930125" calcext:value-type="float">
            <text:p>0,109930125</text:p>
          </table:table-cell>
        </table:table-row>
        <table:table-row table:style-name="ro1">
          <table:table-cell office:value-type="float" office:value="1479496389" calcext:value-type="float">
            <text:p>1479496389</text:p>
          </table:table-cell>
          <table:table-cell table:formula="of:=[.A1264]-[.$A$2]" office:value-type="float" office:value="6843" calcext:value-type="float">
            <text:p>6843</text:p>
          </table:table-cell>
          <table:table-cell table:formula="of:=[.B1264]/60" office:value-type="float" office:value="114.05" calcext:value-type="float">
            <text:p>114,05</text:p>
          </table:table-cell>
          <table:table-cell office:value-type="float" office:value="3.979479" calcext:value-type="float">
            <text:p>3,979479</text:p>
          </table:table-cell>
          <table:table-cell table:formula="of:=[.D1264]-3.866" office:value-type="float" office:value="0.113479" calcext:value-type="float">
            <text:p>0,113479</text:p>
          </table:table-cell>
          <table:table-cell table:formula="of:=AVERAGE([.E1241:.E1264])" office:value-type="float" office:value="0.10999325" calcext:value-type="float">
            <text:p>0,10999325</text:p>
          </table:table-cell>
        </table:table-row>
        <table:table-row table:style-name="ro1">
          <table:table-cell office:value-type="float" office:value="1479496394" calcext:value-type="float">
            <text:p>1479496394</text:p>
          </table:table-cell>
          <table:table-cell table:formula="of:=[.A1265]-[.$A$2]" office:value-type="float" office:value="6848" calcext:value-type="float">
            <text:p>6848</text:p>
          </table:table-cell>
          <table:table-cell table:formula="of:=[.B1265]/60" office:value-type="float" office:value="114.133333333333" calcext:value-type="float">
            <text:p>114,133333333333</text:p>
          </table:table-cell>
          <table:table-cell office:value-type="float" office:value="3.967574" calcext:value-type="float">
            <text:p>3,967574</text:p>
          </table:table-cell>
          <table:table-cell table:formula="of:=[.D1265]-3.866" office:value-type="float" office:value="0.101574" calcext:value-type="float">
            <text:p>0,101574</text:p>
          </table:table-cell>
          <table:table-cell table:formula="of:=AVERAGE([.E1242:.E1265])" office:value-type="float" office:value="0.109289" calcext:value-type="float">
            <text:p>0,109289</text:p>
          </table:table-cell>
        </table:table-row>
        <table:table-row table:style-name="ro1">
          <table:table-cell office:value-type="float" office:value="1479496399" calcext:value-type="float">
            <text:p>1479496399</text:p>
          </table:table-cell>
          <table:table-cell table:formula="of:=[.A1266]-[.$A$2]" office:value-type="float" office:value="6853" calcext:value-type="float">
            <text:p>6853</text:p>
          </table:table-cell>
          <table:table-cell table:formula="of:=[.B1266]/60" office:value-type="float" office:value="114.216666666667" calcext:value-type="float">
            <text:p>114,216666666667</text:p>
          </table:table-cell>
          <table:table-cell office:value-type="float" office:value="3.968158" calcext:value-type="float">
            <text:p>3,968158</text:p>
          </table:table-cell>
          <table:table-cell table:formula="of:=[.D1266]-3.866" office:value-type="float" office:value="0.102158" calcext:value-type="float">
            <text:p>0,102158</text:p>
          </table:table-cell>
          <table:table-cell table:formula="of:=AVERAGE([.E1243:.E1266])" office:value-type="float" office:value="0.109448833333333" calcext:value-type="float">
            <text:p>0,109448833333333</text:p>
          </table:table-cell>
        </table:table-row>
        <table:table-row table:style-name="ro1">
          <table:table-cell office:value-type="float" office:value="1479496404" calcext:value-type="float">
            <text:p>1479496404</text:p>
          </table:table-cell>
          <table:table-cell table:formula="of:=[.A1267]-[.$A$2]" office:value-type="float" office:value="6858" calcext:value-type="float">
            <text:p>6858</text:p>
          </table:table-cell>
          <table:table-cell table:formula="of:=[.B1267]/60" office:value-type="float" office:value="114.3" calcext:value-type="float">
            <text:p>114,3</text:p>
          </table:table-cell>
          <table:table-cell office:value-type="float" office:value="3.969731" calcext:value-type="float">
            <text:p>3,969731</text:p>
          </table:table-cell>
          <table:table-cell table:formula="of:=[.D1267]-3.866" office:value-type="float" office:value="0.103731" calcext:value-type="float">
            <text:p>0,103731</text:p>
          </table:table-cell>
          <table:table-cell table:formula="of:=AVERAGE([.E1244:.E1267])" office:value-type="float" office:value="0.108731" calcext:value-type="float">
            <text:p>0,108731</text:p>
          </table:table-cell>
        </table:table-row>
        <table:table-row table:style-name="ro1">
          <table:table-cell office:value-type="float" office:value="1479496410" calcext:value-type="float">
            <text:p>1479496410</text:p>
          </table:table-cell>
          <table:table-cell table:formula="of:=[.A1268]-[.$A$2]" office:value-type="float" office:value="6864" calcext:value-type="float">
            <text:p>6864</text:p>
          </table:table-cell>
          <table:table-cell table:formula="of:=[.B1268]/60" office:value-type="float" office:value="114.4" calcext:value-type="float">
            <text:p>114,4</text:p>
          </table:table-cell>
          <table:table-cell office:value-type="float" office:value="3.966156" calcext:value-type="float">
            <text:p>3,966156</text:p>
          </table:table-cell>
          <table:table-cell table:formula="of:=[.D1268]-3.866" office:value-type="float" office:value="0.100156" calcext:value-type="float">
            <text:p>0,100156</text:p>
          </table:table-cell>
          <table:table-cell table:formula="of:=AVERAGE([.E1245:.E1268])" office:value-type="float" office:value="0.107892666666667" calcext:value-type="float">
            <text:p>0,107892666666667</text:p>
          </table:table-cell>
        </table:table-row>
        <table:table-row table:style-name="ro1">
          <table:table-cell office:value-type="float" office:value="1479496415" calcext:value-type="float">
            <text:p>1479496415</text:p>
          </table:table-cell>
          <table:table-cell table:formula="of:=[.A1269]-[.$A$2]" office:value-type="float" office:value="6869" calcext:value-type="float">
            <text:p>6869</text:p>
          </table:table-cell>
          <table:table-cell table:formula="of:=[.B1269]/60" office:value-type="float" office:value="114.483333333333" calcext:value-type="float">
            <text:p>114,483333333333</text:p>
          </table:table-cell>
          <table:table-cell office:value-type="float" office:value="3.982696" calcext:value-type="float">
            <text:p>3,982696</text:p>
          </table:table-cell>
          <table:table-cell table:formula="of:=[.D1269]-3.866" office:value-type="float" office:value="0.116696" calcext:value-type="float">
            <text:p>0,116696</text:p>
          </table:table-cell>
          <table:table-cell table:formula="of:=AVERAGE([.E1246:.E1269])" office:value-type="float" office:value="0.107847875" calcext:value-type="float">
            <text:p>0,107847875</text:p>
          </table:table-cell>
        </table:table-row>
        <table:table-row table:style-name="ro1">
          <table:table-cell office:value-type="float" office:value="1479496420" calcext:value-type="float">
            <text:p>1479496420</text:p>
          </table:table-cell>
          <table:table-cell table:formula="of:=[.A1270]-[.$A$2]" office:value-type="float" office:value="6874" calcext:value-type="float">
            <text:p>6874</text:p>
          </table:table-cell>
          <table:table-cell table:formula="of:=[.B1270]/60" office:value-type="float" office:value="114.566666666667" calcext:value-type="float">
            <text:p>114,566666666667</text:p>
          </table:table-cell>
          <table:table-cell office:value-type="float" office:value="3.972461" calcext:value-type="float">
            <text:p>3,972461</text:p>
          </table:table-cell>
          <table:table-cell table:formula="of:=[.D1270]-3.866" office:value-type="float" office:value="0.106461" calcext:value-type="float">
            <text:p>0,106461</text:p>
          </table:table-cell>
          <table:table-cell table:formula="of:=AVERAGE([.E1247:.E1270])" office:value-type="float" office:value="0.107428" calcext:value-type="float">
            <text:p>0,107428</text:p>
          </table:table-cell>
        </table:table-row>
        <table:table-row table:style-name="ro1">
          <table:table-cell office:value-type="float" office:value="1479496425" calcext:value-type="float">
            <text:p>1479496425</text:p>
          </table:table-cell>
          <table:table-cell table:formula="of:=[.A1271]-[.$A$2]" office:value-type="float" office:value="6879" calcext:value-type="float">
            <text:p>6879</text:p>
          </table:table-cell>
          <table:table-cell table:formula="of:=[.B1271]/60" office:value-type="float" office:value="114.65" calcext:value-type="float">
            <text:p>114,65</text:p>
          </table:table-cell>
          <table:table-cell office:value-type="float" office:value="3.97606" calcext:value-type="float">
            <text:p>3,97606</text:p>
          </table:table-cell>
          <table:table-cell table:formula="of:=[.D1271]-3.866" office:value-type="float" office:value="0.11006" calcext:value-type="float">
            <text:p>0,11006</text:p>
          </table:table-cell>
          <table:table-cell table:formula="of:=AVERAGE([.E1248:.E1271])" office:value-type="float" office:value="0.107813958333333" calcext:value-type="float">
            <text:p>0,107813958333333</text:p>
          </table:table-cell>
        </table:table-row>
        <table:table-row table:style-name="ro1">
          <table:table-cell office:value-type="float" office:value="1479496430" calcext:value-type="float">
            <text:p>1479496430</text:p>
          </table:table-cell>
          <table:table-cell table:formula="of:=[.A1272]-[.$A$2]" office:value-type="float" office:value="6884" calcext:value-type="float">
            <text:p>6884</text:p>
          </table:table-cell>
          <table:table-cell table:formula="of:=[.B1272]/60" office:value-type="float" office:value="114.733333333333" calcext:value-type="float">
            <text:p>114,733333333333</text:p>
          </table:table-cell>
          <table:table-cell office:value-type="float" office:value="3.964322" calcext:value-type="float">
            <text:p>3,964322</text:p>
          </table:table-cell>
          <table:table-cell table:formula="of:=[.D1272]-3.866" office:value-type="float" office:value="0.098322" calcext:value-type="float">
            <text:p>0,098322</text:p>
          </table:table-cell>
          <table:table-cell table:formula="of:=AVERAGE([.E1249:.E1272])" office:value-type="float" office:value="0.106774791666667" calcext:value-type="float">
            <text:p>0,106774791666667</text:p>
          </table:table-cell>
        </table:table-row>
        <table:table-row table:style-name="ro1">
          <table:table-cell office:value-type="float" office:value="1479496436" calcext:value-type="float">
            <text:p>1479496436</text:p>
          </table:table-cell>
          <table:table-cell table:formula="of:=[.A1273]-[.$A$2]" office:value-type="float" office:value="6890" calcext:value-type="float">
            <text:p>6890</text:p>
          </table:table-cell>
          <table:table-cell table:formula="of:=[.B1273]/60" office:value-type="float" office:value="114.833333333333" calcext:value-type="float">
            <text:p>114,833333333333</text:p>
          </table:table-cell>
          <table:table-cell office:value-type="float" office:value="3.969743" calcext:value-type="float">
            <text:p>3,969743</text:p>
          </table:table-cell>
          <table:table-cell table:formula="of:=[.D1273]-3.866" office:value-type="float" office:value="0.103743" calcext:value-type="float">
            <text:p>0,103743</text:p>
          </table:table-cell>
          <table:table-cell table:formula="of:=AVERAGE([.E1250:.E1273])" office:value-type="float" office:value="0.106587541666667" calcext:value-type="float">
            <text:p>0,106587541666667</text:p>
          </table:table-cell>
        </table:table-row>
        <table:table-row table:style-name="ro1">
          <table:table-cell office:value-type="float" office:value="1479496441" calcext:value-type="float">
            <text:p>1479496441</text:p>
          </table:table-cell>
          <table:table-cell table:formula="of:=[.A1274]-[.$A$2]" office:value-type="float" office:value="6895" calcext:value-type="float">
            <text:p>6895</text:p>
          </table:table-cell>
          <table:table-cell table:formula="of:=[.B1274]/60" office:value-type="float" office:value="114.916666666667" calcext:value-type="float">
            <text:p>114,916666666667</text:p>
          </table:table-cell>
          <table:table-cell office:value-type="float" office:value="3.976814" calcext:value-type="float">
            <text:p>3,976814</text:p>
          </table:table-cell>
          <table:table-cell table:formula="of:=[.D1274]-3.866" office:value-type="float" office:value="0.110814" calcext:value-type="float">
            <text:p>0,110814</text:p>
          </table:table-cell>
          <table:table-cell table:formula="of:=AVERAGE([.E1251:.E1274])" office:value-type="float" office:value="0.106709541666667" calcext:value-type="float">
            <text:p>0,106709541666667</text:p>
          </table:table-cell>
        </table:table-row>
        <table:table-row table:style-name="ro1">
          <table:table-cell office:value-type="float" office:value="1479496446" calcext:value-type="float">
            <text:p>1479496446</text:p>
          </table:table-cell>
          <table:table-cell table:formula="of:=[.A1275]-[.$A$2]" office:value-type="float" office:value="6900" calcext:value-type="float">
            <text:p>6900</text:p>
          </table:table-cell>
          <table:table-cell table:formula="of:=[.B1275]/60" office:value-type="float" office:value="115" calcext:value-type="float">
            <text:p>115</text:p>
          </table:table-cell>
          <table:table-cell office:value-type="float" office:value="3.981589" calcext:value-type="float">
            <text:p>3,981589</text:p>
          </table:table-cell>
          <table:table-cell table:formula="of:=[.D1275]-3.866" office:value-type="float" office:value="0.115589" calcext:value-type="float">
            <text:p>0,115589</text:p>
          </table:table-cell>
          <table:table-cell table:formula="of:=AVERAGE([.E1252:.E1275])" office:value-type="float" office:value="0.107199041666667" calcext:value-type="float">
            <text:p>0,107199041666667</text:p>
          </table:table-cell>
        </table:table-row>
        <table:table-row table:style-name="ro1">
          <table:table-cell office:value-type="float" office:value="1479496451" calcext:value-type="float">
            <text:p>1479496451</text:p>
          </table:table-cell>
          <table:table-cell table:formula="of:=[.A1276]-[.$A$2]" office:value-type="float" office:value="6905" calcext:value-type="float">
            <text:p>6905</text:p>
          </table:table-cell>
          <table:table-cell table:formula="of:=[.B1276]/60" office:value-type="float" office:value="115.083333333333" calcext:value-type="float">
            <text:p>115,083333333333</text:p>
          </table:table-cell>
          <table:table-cell office:value-type="float" office:value="3.964542" calcext:value-type="float">
            <text:p>3,964542</text:p>
          </table:table-cell>
          <table:table-cell table:formula="of:=[.D1276]-3.866" office:value-type="float" office:value="0.0985419999999997" calcext:value-type="float">
            <text:p>0,098542</text:p>
          </table:table-cell>
          <table:table-cell table:formula="of:=AVERAGE([.E1253:.E1276])" office:value-type="float" office:value="0.10713" calcext:value-type="float">
            <text:p>0,10713</text:p>
          </table:table-cell>
        </table:table-row>
        <table:table-row table:style-name="ro1">
          <table:table-cell office:value-type="float" office:value="1479496457" calcext:value-type="float">
            <text:p>1479496457</text:p>
          </table:table-cell>
          <table:table-cell table:formula="of:=[.A1277]-[.$A$2]" office:value-type="float" office:value="6911" calcext:value-type="float">
            <text:p>6911</text:p>
          </table:table-cell>
          <table:table-cell table:formula="of:=[.B1277]/60" office:value-type="float" office:value="115.183333333333" calcext:value-type="float">
            <text:p>115,183333333333</text:p>
          </table:table-cell>
          <table:table-cell office:value-type="float" office:value="3.96996" calcext:value-type="float">
            <text:p>3,96996</text:p>
          </table:table-cell>
          <table:table-cell table:formula="of:=[.D1277]-3.866" office:value-type="float" office:value="0.10396" calcext:value-type="float">
            <text:p>0,10396</text:p>
          </table:table-cell>
          <table:table-cell table:formula="of:=AVERAGE([.E1254:.E1277])" office:value-type="float" office:value="0.106630916666667" calcext:value-type="float">
            <text:p>0,106630916666667</text:p>
          </table:table-cell>
        </table:table-row>
        <table:table-row table:style-name="ro1">
          <table:table-cell office:value-type="float" office:value="1479496462" calcext:value-type="float">
            <text:p>1479496462</text:p>
          </table:table-cell>
          <table:table-cell table:formula="of:=[.A1278]-[.$A$2]" office:value-type="float" office:value="6916" calcext:value-type="float">
            <text:p>6916</text:p>
          </table:table-cell>
          <table:table-cell table:formula="of:=[.B1278]/60" office:value-type="float" office:value="115.266666666667" calcext:value-type="float">
            <text:p>115,266666666667</text:p>
          </table:table-cell>
          <table:table-cell office:value-type="float" office:value="3.968431" calcext:value-type="float">
            <text:p>3,968431</text:p>
          </table:table-cell>
          <table:table-cell table:formula="of:=[.D1278]-3.866" office:value-type="float" office:value="0.102431" calcext:value-type="float">
            <text:p>0,102431</text:p>
          </table:table-cell>
          <table:table-cell table:formula="of:=AVERAGE([.E1255:.E1278])" office:value-type="float" office:value="0.106646541666667" calcext:value-type="float">
            <text:p>0,106646541666667</text:p>
          </table:table-cell>
        </table:table-row>
        <table:table-row table:style-name="ro1">
          <table:table-cell office:value-type="float" office:value="1479496467" calcext:value-type="float">
            <text:p>1479496467</text:p>
          </table:table-cell>
          <table:table-cell table:formula="of:=[.A1279]-[.$A$2]" office:value-type="float" office:value="6921" calcext:value-type="float">
            <text:p>6921</text:p>
          </table:table-cell>
          <table:table-cell table:formula="of:=[.B1279]/60" office:value-type="float" office:value="115.35" calcext:value-type="float">
            <text:p>115,35</text:p>
          </table:table-cell>
          <table:table-cell office:value-type="float" office:value="3.967601" calcext:value-type="float">
            <text:p>3,967601</text:p>
          </table:table-cell>
          <table:table-cell table:formula="of:=[.D1279]-3.866" office:value-type="float" office:value="0.101601" calcext:value-type="float">
            <text:p>0,101601</text:p>
          </table:table-cell>
          <table:table-cell table:formula="of:=AVERAGE([.E1256:.E1279])" office:value-type="float" office:value="0.105873666666667" calcext:value-type="float">
            <text:p>0,105873666666667</text:p>
          </table:table-cell>
        </table:table-row>
        <table:table-row table:style-name="ro1">
          <table:table-cell office:value-type="float" office:value="1479496473" calcext:value-type="float">
            <text:p>1479496473</text:p>
          </table:table-cell>
          <table:table-cell table:formula="of:=[.A1280]-[.$A$2]" office:value-type="float" office:value="6927" calcext:value-type="float">
            <text:p>6927</text:p>
          </table:table-cell>
          <table:table-cell table:formula="of:=[.B1280]/60" office:value-type="float" office:value="115.45" calcext:value-type="float">
            <text:p>115,45</text:p>
          </table:table-cell>
          <table:table-cell office:value-type="float" office:value="3.972687" calcext:value-type="float">
            <text:p>3,972687</text:p>
          </table:table-cell>
          <table:table-cell table:formula="of:=[.D1280]-3.866" office:value-type="float" office:value="0.106687" calcext:value-type="float">
            <text:p>0,106687</text:p>
          </table:table-cell>
          <table:table-cell table:formula="of:=AVERAGE([.E1257:.E1280])" office:value-type="float" office:value="0.10583775" calcext:value-type="float">
            <text:p>0,10583775</text:p>
          </table:table-cell>
        </table:table-row>
        <table:table-row table:style-name="ro1">
          <table:table-cell office:value-type="float" office:value="1479496478" calcext:value-type="float">
            <text:p>1479496478</text:p>
          </table:table-cell>
          <table:table-cell table:formula="of:=[.A1281]-[.$A$2]" office:value-type="float" office:value="6932" calcext:value-type="float">
            <text:p>6932</text:p>
          </table:table-cell>
          <table:table-cell table:formula="of:=[.B1281]/60" office:value-type="float" office:value="115.533333333333" calcext:value-type="float">
            <text:p>115,533333333333</text:p>
          </table:table-cell>
          <table:table-cell office:value-type="float" office:value="3.983742" calcext:value-type="float">
            <text:p>3,983742</text:p>
          </table:table-cell>
          <table:table-cell table:formula="of:=[.D1281]-3.866" office:value-type="float" office:value="0.117742" calcext:value-type="float">
            <text:p>0,117742</text:p>
          </table:table-cell>
          <table:table-cell table:formula="of:=AVERAGE([.E1258:.E1281])" office:value-type="float" office:value="0.106123125" calcext:value-type="float">
            <text:p>0,106123125</text:p>
          </table:table-cell>
        </table:table-row>
        <table:table-row table:style-name="ro1">
          <table:table-cell office:value-type="float" office:value="1479496483" calcext:value-type="float">
            <text:p>1479496483</text:p>
          </table:table-cell>
          <table:table-cell table:formula="of:=[.A1282]-[.$A$2]" office:value-type="float" office:value="6937" calcext:value-type="float">
            <text:p>6937</text:p>
          </table:table-cell>
          <table:table-cell table:formula="of:=[.B1282]/60" office:value-type="float" office:value="115.616666666667" calcext:value-type="float">
            <text:p>115,616666666667</text:p>
          </table:table-cell>
          <table:table-cell office:value-type="float" office:value="3.969585" calcext:value-type="float">
            <text:p>3,969585</text:p>
          </table:table-cell>
          <table:table-cell table:formula="of:=[.D1282]-3.866" office:value-type="float" office:value="0.103585" calcext:value-type="float">
            <text:p>0,103585</text:p>
          </table:table-cell>
          <table:table-cell table:formula="of:=AVERAGE([.E1259:.E1282])" office:value-type="float" office:value="0.106460916666667" calcext:value-type="float">
            <text:p>0,106460916666667</text:p>
          </table:table-cell>
        </table:table-row>
        <table:table-row table:style-name="ro1">
          <table:table-cell office:value-type="float" office:value="1479496493" calcext:value-type="float">
            <text:p>1479496493</text:p>
          </table:table-cell>
          <table:table-cell table:formula="of:=[.A1283]-[.$A$2]" office:value-type="float" office:value="6947" calcext:value-type="float">
            <text:p>6947</text:p>
          </table:table-cell>
          <table:table-cell table:formula="of:=[.B1283]/60" office:value-type="float" office:value="115.783333333333" calcext:value-type="float">
            <text:p>115,783333333333</text:p>
          </table:table-cell>
          <table:table-cell office:value-type="float" office:value="3.963433" calcext:value-type="float">
            <text:p>3,963433</text:p>
          </table:table-cell>
          <table:table-cell table:formula="of:=[.D1283]-3.866" office:value-type="float" office:value="0.0974330000000001" calcext:value-type="float">
            <text:p>0,097433</text:p>
          </table:table-cell>
          <table:table-cell table:formula="of:=AVERAGE([.E1260:.E1283])" office:value-type="float" office:value="0.106281666666667" calcext:value-type="float">
            <text:p>0,106281666666667</text:p>
          </table:table-cell>
        </table:table-row>
        <table:table-row table:style-name="ro1">
          <table:table-cell office:value-type="float" office:value="1479496499" calcext:value-type="float">
            <text:p>1479496499</text:p>
          </table:table-cell>
          <table:table-cell table:formula="of:=[.A1284]-[.$A$2]" office:value-type="float" office:value="6953" calcext:value-type="float">
            <text:p>6953</text:p>
          </table:table-cell>
          <table:table-cell table:formula="of:=[.B1284]/60" office:value-type="float" office:value="115.883333333333" calcext:value-type="float">
            <text:p>115,883333333333</text:p>
          </table:table-cell>
          <table:table-cell office:value-type="float" office:value="3.983759" calcext:value-type="float">
            <text:p>3,983759</text:p>
          </table:table-cell>
          <table:table-cell table:formula="of:=[.D1284]-3.866" office:value-type="float" office:value="0.117759" calcext:value-type="float">
            <text:p>0,117759</text:p>
          </table:table-cell>
          <table:table-cell table:formula="of:=AVERAGE([.E1261:.E1284])" office:value-type="float" office:value="0.106237833333333" calcext:value-type="float">
            <text:p>0,106237833333333</text:p>
          </table:table-cell>
        </table:table-row>
        <table:table-row table:style-name="ro1">
          <table:table-cell office:value-type="float" office:value="1479496504" calcext:value-type="float">
            <text:p>1479496504</text:p>
          </table:table-cell>
          <table:table-cell table:formula="of:=[.A1285]-[.$A$2]" office:value-type="float" office:value="6958" calcext:value-type="float">
            <text:p>6958</text:p>
          </table:table-cell>
          <table:table-cell table:formula="of:=[.B1285]/60" office:value-type="float" office:value="115.966666666667" calcext:value-type="float">
            <text:p>115,966666666667</text:p>
          </table:table-cell>
          <table:table-cell office:value-type="float" office:value="3.975581" calcext:value-type="float">
            <text:p>3,975581</text:p>
          </table:table-cell>
          <table:table-cell table:formula="of:=[.D1285]-3.866" office:value-type="float" office:value="0.109581" calcext:value-type="float">
            <text:p>0,109581</text:p>
          </table:table-cell>
          <table:table-cell table:formula="of:=AVERAGE([.E1262:.E1285])" office:value-type="float" office:value="0.106542291666667" calcext:value-type="float">
            <text:p>0,106542291666667</text:p>
          </table:table-cell>
        </table:table-row>
        <table:table-row table:style-name="ro1">
          <table:table-cell office:value-type="float" office:value="1479496509" calcext:value-type="float">
            <text:p>1479496509</text:p>
          </table:table-cell>
          <table:table-cell table:formula="of:=[.A1286]-[.$A$2]" office:value-type="float" office:value="6963" calcext:value-type="float">
            <text:p>6963</text:p>
          </table:table-cell>
          <table:table-cell table:formula="of:=[.B1286]/60" office:value-type="float" office:value="116.05" calcext:value-type="float">
            <text:p>116,05</text:p>
          </table:table-cell>
          <table:table-cell office:value-type="float" office:value="3.972827" calcext:value-type="float">
            <text:p>3,972827</text:p>
          </table:table-cell>
          <table:table-cell table:formula="of:=[.D1286]-3.866" office:value-type="float" office:value="0.106827" calcext:value-type="float">
            <text:p>0,106827</text:p>
          </table:table-cell>
          <table:table-cell table:formula="of:=AVERAGE([.E1263:.E1286])" office:value-type="float" office:value="0.106531791666667" calcext:value-type="float">
            <text:p>0,106531791666667</text:p>
          </table:table-cell>
        </table:table-row>
        <table:table-row table:style-name="ro1">
          <table:table-cell office:value-type="float" office:value="1479496514" calcext:value-type="float">
            <text:p>1479496514</text:p>
          </table:table-cell>
          <table:table-cell table:formula="of:=[.A1287]-[.$A$2]" office:value-type="float" office:value="6968" calcext:value-type="float">
            <text:p>6968</text:p>
          </table:table-cell>
          <table:table-cell table:formula="of:=[.B1287]/60" office:value-type="float" office:value="116.133333333333" calcext:value-type="float">
            <text:p>116,133333333333</text:p>
          </table:table-cell>
          <table:table-cell office:value-type="float" office:value="3.979046" calcext:value-type="float">
            <text:p>3,979046</text:p>
          </table:table-cell>
          <table:table-cell table:formula="of:=[.D1287]-3.866" office:value-type="float" office:value="0.113046" calcext:value-type="float">
            <text:p>0,113046</text:p>
          </table:table-cell>
          <table:table-cell table:formula="of:=AVERAGE([.E1264:.E1287])" office:value-type="float" office:value="0.106749041666667" calcext:value-type="float">
            <text:p>0,106749041666667</text:p>
          </table:table-cell>
        </table:table-row>
        <table:table-row table:style-name="ro1">
          <table:table-cell office:value-type="float" office:value="1479496525" calcext:value-type="float">
            <text:p>1479496525</text:p>
          </table:table-cell>
          <table:table-cell table:formula="of:=[.A1288]-[.$A$2]" office:value-type="float" office:value="6979" calcext:value-type="float">
            <text:p>6979</text:p>
          </table:table-cell>
          <table:table-cell table:formula="of:=[.B1288]/60" office:value-type="float" office:value="116.316666666667" calcext:value-type="float">
            <text:p>116,316666666667</text:p>
          </table:table-cell>
          <table:table-cell office:value-type="float" office:value="3.968534" calcext:value-type="float">
            <text:p>3,968534</text:p>
          </table:table-cell>
          <table:table-cell table:formula="of:=[.D1288]-3.866" office:value-type="float" office:value="0.102534" calcext:value-type="float">
            <text:p>0,102534</text:p>
          </table:table-cell>
          <table:table-cell table:formula="of:=AVERAGE([.E1265:.E1288])" office:value-type="float" office:value="0.106293" calcext:value-type="float">
            <text:p>0,106293</text:p>
          </table:table-cell>
        </table:table-row>
        <table:table-row table:style-name="ro1">
          <table:table-cell office:value-type="float" office:value="1479496530" calcext:value-type="float">
            <text:p>1479496530</text:p>
          </table:table-cell>
          <table:table-cell table:formula="of:=[.A1289]-[.$A$2]" office:value-type="float" office:value="6984" calcext:value-type="float">
            <text:p>6984</text:p>
          </table:table-cell>
          <table:table-cell table:formula="of:=[.B1289]/60" office:value-type="float" office:value="116.4" calcext:value-type="float">
            <text:p>116,4</text:p>
          </table:table-cell>
          <table:table-cell office:value-type="float" office:value="3.973242" calcext:value-type="float">
            <text:p>3,973242</text:p>
          </table:table-cell>
          <table:table-cell table:formula="of:=[.D1289]-3.866" office:value-type="float" office:value="0.107242" calcext:value-type="float">
            <text:p>0,107242</text:p>
          </table:table-cell>
          <table:table-cell table:formula="of:=AVERAGE([.E1266:.E1289])" office:value-type="float" office:value="0.106529166666667" calcext:value-type="float">
            <text:p>0,106529166666667</text:p>
          </table:table-cell>
        </table:table-row>
        <table:table-row table:style-name="ro1">
          <table:table-cell office:value-type="float" office:value="1479496535" calcext:value-type="float">
            <text:p>1479496535</text:p>
          </table:table-cell>
          <table:table-cell table:formula="of:=[.A1290]-[.$A$2]" office:value-type="float" office:value="6989" calcext:value-type="float">
            <text:p>6989</text:p>
          </table:table-cell>
          <table:table-cell table:formula="of:=[.B1290]/60" office:value-type="float" office:value="116.483333333333" calcext:value-type="float">
            <text:p>116,483333333333</text:p>
          </table:table-cell>
          <table:table-cell office:value-type="float" office:value="3.964109" calcext:value-type="float">
            <text:p>3,964109</text:p>
          </table:table-cell>
          <table:table-cell table:formula="of:=[.D1290]-3.866" office:value-type="float" office:value="0.098109" calcext:value-type="float">
            <text:p>0,098109</text:p>
          </table:table-cell>
          <table:table-cell table:formula="of:=AVERAGE([.E1267:.E1290])" office:value-type="float" office:value="0.106360458333333" calcext:value-type="float">
            <text:p>0,106360458333333</text:p>
          </table:table-cell>
        </table:table-row>
        <table:table-row table:style-name="ro1">
          <table:table-cell office:value-type="float" office:value="1479496540" calcext:value-type="float">
            <text:p>1479496540</text:p>
          </table:table-cell>
          <table:table-cell table:formula="of:=[.A1291]-[.$A$2]" office:value-type="float" office:value="6994" calcext:value-type="float">
            <text:p>6994</text:p>
          </table:table-cell>
          <table:table-cell table:formula="of:=[.B1291]/60" office:value-type="float" office:value="116.566666666667" calcext:value-type="float">
            <text:p>116,566666666667</text:p>
          </table:table-cell>
          <table:table-cell office:value-type="float" office:value="3.965773" calcext:value-type="float">
            <text:p>3,965773</text:p>
          </table:table-cell>
          <table:table-cell table:formula="of:=[.D1291]-3.866" office:value-type="float" office:value="0.0997729999999999" calcext:value-type="float">
            <text:p>0,099773</text:p>
          </table:table-cell>
          <table:table-cell table:formula="of:=AVERAGE([.E1268:.E1291])" office:value-type="float" office:value="0.106195541666667" calcext:value-type="float">
            <text:p>0,106195541666667</text:p>
          </table:table-cell>
        </table:table-row>
        <table:table-row table:style-name="ro1">
          <table:table-cell office:value-type="float" office:value="1479496546" calcext:value-type="float">
            <text:p>1479496546</text:p>
          </table:table-cell>
          <table:table-cell table:formula="of:=[.A1292]-[.$A$2]" office:value-type="float" office:value="7000" calcext:value-type="float">
            <text:p>7000</text:p>
          </table:table-cell>
          <table:table-cell table:formula="of:=[.B1292]/60" office:value-type="float" office:value="116.666666666667" calcext:value-type="float">
            <text:p>116,666666666667</text:p>
          </table:table-cell>
          <table:table-cell office:value-type="float" office:value="3.961404" calcext:value-type="float">
            <text:p>3,961404</text:p>
          </table:table-cell>
          <table:table-cell table:formula="of:=[.D1292]-3.866" office:value-type="float" office:value="0.0954039999999998" calcext:value-type="float">
            <text:p>0,095404</text:p>
          </table:table-cell>
          <table:table-cell table:formula="of:=AVERAGE([.E1269:.E1292])" office:value-type="float" office:value="0.105997541666667" calcext:value-type="float">
            <text:p>0,105997541666667</text:p>
          </table:table-cell>
        </table:table-row>
        <table:table-row table:style-name="ro1">
          <table:table-cell office:value-type="float" office:value="1479496551" calcext:value-type="float">
            <text:p>1479496551</text:p>
          </table:table-cell>
          <table:table-cell table:formula="of:=[.A1293]-[.$A$2]" office:value-type="float" office:value="7005" calcext:value-type="float">
            <text:p>7005</text:p>
          </table:table-cell>
          <table:table-cell table:formula="of:=[.B1293]/60" office:value-type="float" office:value="116.75" calcext:value-type="float">
            <text:p>116,75</text:p>
          </table:table-cell>
          <table:table-cell office:value-type="float" office:value="3.983523" calcext:value-type="float">
            <text:p>3,983523</text:p>
          </table:table-cell>
          <table:table-cell table:formula="of:=[.D1293]-3.866" office:value-type="float" office:value="0.117523" calcext:value-type="float">
            <text:p>0,117523</text:p>
          </table:table-cell>
          <table:table-cell table:formula="of:=AVERAGE([.E1270:.E1293])" office:value-type="float" office:value="0.106032" calcext:value-type="float">
            <text:p>0,106032</text:p>
          </table:table-cell>
        </table:table-row>
        <table:table-row table:style-name="ro1">
          <table:table-cell office:value-type="float" office:value="1479496556" calcext:value-type="float">
            <text:p>1479496556</text:p>
          </table:table-cell>
          <table:table-cell table:formula="of:=[.A1294]-[.$A$2]" office:value-type="float" office:value="7010" calcext:value-type="float">
            <text:p>7010</text:p>
          </table:table-cell>
          <table:table-cell table:formula="of:=[.B1294]/60" office:value-type="float" office:value="116.833333333333" calcext:value-type="float">
            <text:p>116,833333333333</text:p>
          </table:table-cell>
          <table:table-cell office:value-type="float" office:value="3.977307" calcext:value-type="float">
            <text:p>3,977307</text:p>
          </table:table-cell>
          <table:table-cell table:formula="of:=[.D1294]-3.866" office:value-type="float" office:value="0.111307" calcext:value-type="float">
            <text:p>0,111307</text:p>
          </table:table-cell>
          <table:table-cell table:formula="of:=AVERAGE([.E1271:.E1294])" office:value-type="float" office:value="0.106233916666667" calcext:value-type="float">
            <text:p>0,106233916666667</text:p>
          </table:table-cell>
        </table:table-row>
        <table:table-row table:style-name="ro1">
          <table:table-cell office:value-type="float" office:value="1479496562" calcext:value-type="float">
            <text:p>1479496562</text:p>
          </table:table-cell>
          <table:table-cell table:formula="of:=[.A1295]-[.$A$2]" office:value-type="float" office:value="7016" calcext:value-type="float">
            <text:p>7016</text:p>
          </table:table-cell>
          <table:table-cell table:formula="of:=[.B1295]/60" office:value-type="float" office:value="116.933333333333" calcext:value-type="float">
            <text:p>116,933333333333</text:p>
          </table:table-cell>
          <table:table-cell office:value-type="float" office:value="3.980375" calcext:value-type="float">
            <text:p>3,980375</text:p>
          </table:table-cell>
          <table:table-cell table:formula="of:=[.D1295]-3.866" office:value-type="float" office:value="0.114375" calcext:value-type="float">
            <text:p>0,114375</text:p>
          </table:table-cell>
          <table:table-cell table:formula="of:=AVERAGE([.E1272:.E1295])" office:value-type="float" office:value="0.106413708333333" calcext:value-type="float">
            <text:p>0,106413708333333</text:p>
          </table:table-cell>
        </table:table-row>
        <table:table-row table:style-name="ro1">
          <table:table-cell office:value-type="float" office:value="1479496567" calcext:value-type="float">
            <text:p>1479496567</text:p>
          </table:table-cell>
          <table:table-cell table:formula="of:=[.A1296]-[.$A$2]" office:value-type="float" office:value="7021" calcext:value-type="float">
            <text:p>7021</text:p>
          </table:table-cell>
          <table:table-cell table:formula="of:=[.B1296]/60" office:value-type="float" office:value="117.016666666667" calcext:value-type="float">
            <text:p>117,016666666667</text:p>
          </table:table-cell>
          <table:table-cell office:value-type="float" office:value="3.977824" calcext:value-type="float">
            <text:p>3,977824</text:p>
          </table:table-cell>
          <table:table-cell table:formula="of:=[.D1296]-3.866" office:value-type="float" office:value="0.111824" calcext:value-type="float">
            <text:p>0,111824</text:p>
          </table:table-cell>
          <table:table-cell table:formula="of:=AVERAGE([.E1273:.E1296])" office:value-type="float" office:value="0.106976291666667" calcext:value-type="float">
            <text:p>0,106976291666667</text:p>
          </table:table-cell>
        </table:table-row>
        <table:table-row table:style-name="ro1">
          <table:table-cell office:value-type="float" office:value="1479496572" calcext:value-type="float">
            <text:p>1479496572</text:p>
          </table:table-cell>
          <table:table-cell table:formula="of:=[.A1297]-[.$A$2]" office:value-type="float" office:value="7026" calcext:value-type="float">
            <text:p>7026</text:p>
          </table:table-cell>
          <table:table-cell table:formula="of:=[.B1297]/60" office:value-type="float" office:value="117.1" calcext:value-type="float">
            <text:p>117,1</text:p>
          </table:table-cell>
          <table:table-cell office:value-type="float" office:value="3.964994" calcext:value-type="float">
            <text:p>3,964994</text:p>
          </table:table-cell>
          <table:table-cell table:formula="of:=[.D1297]-3.866" office:value-type="float" office:value="0.0989939999999998" calcext:value-type="float">
            <text:p>0,098994</text:p>
          </table:table-cell>
          <table:table-cell table:formula="of:=AVERAGE([.E1274:.E1297])" office:value-type="float" office:value="0.106778416666667" calcext:value-type="float">
            <text:p>0,106778416666667</text:p>
          </table:table-cell>
        </table:table-row>
        <table:table-row table:style-name="ro1">
          <table:table-cell office:value-type="float" office:value="1479496577" calcext:value-type="float">
            <text:p>1479496577</text:p>
          </table:table-cell>
          <table:table-cell table:formula="of:=[.A1298]-[.$A$2]" office:value-type="float" office:value="7031" calcext:value-type="float">
            <text:p>7031</text:p>
          </table:table-cell>
          <table:table-cell table:formula="of:=[.B1298]/60" office:value-type="float" office:value="117.183333333333" calcext:value-type="float">
            <text:p>117,183333333333</text:p>
          </table:table-cell>
          <table:table-cell office:value-type="float" office:value="3.973166" calcext:value-type="float">
            <text:p>3,973166</text:p>
          </table:table-cell>
          <table:table-cell table:formula="of:=[.D1298]-3.866" office:value-type="float" office:value="0.107166" calcext:value-type="float">
            <text:p>0,107166</text:p>
          </table:table-cell>
          <table:table-cell table:formula="of:=AVERAGE([.E1275:.E1298])" office:value-type="float" office:value="0.106626416666667" calcext:value-type="float">
            <text:p>0,106626416666667</text:p>
          </table:table-cell>
        </table:table-row>
        <table:table-row table:style-name="ro1">
          <table:table-cell office:value-type="float" office:value="1479496583" calcext:value-type="float">
            <text:p>1479496583</text:p>
          </table:table-cell>
          <table:table-cell table:formula="of:=[.A1299]-[.$A$2]" office:value-type="float" office:value="7037" calcext:value-type="float">
            <text:p>7037</text:p>
          </table:table-cell>
          <table:table-cell table:formula="of:=[.B1299]/60" office:value-type="float" office:value="117.283333333333" calcext:value-type="float">
            <text:p>117,283333333333</text:p>
          </table:table-cell>
          <table:table-cell office:value-type="float" office:value="3.979891" calcext:value-type="float">
            <text:p>3,979891</text:p>
          </table:table-cell>
          <table:table-cell table:formula="of:=[.D1299]-3.866" office:value-type="float" office:value="0.113891" calcext:value-type="float">
            <text:p>0,113891</text:p>
          </table:table-cell>
          <table:table-cell table:formula="of:=AVERAGE([.E1276:.E1299])" office:value-type="float" office:value="0.106555666666667" calcext:value-type="float">
            <text:p>0,106555666666667</text:p>
          </table:table-cell>
        </table:table-row>
        <table:table-row table:style-name="ro1">
          <table:table-cell office:value-type="float" office:value="1479496588" calcext:value-type="float">
            <text:p>1479496588</text:p>
          </table:table-cell>
          <table:table-cell table:formula="of:=[.A1300]-[.$A$2]" office:value-type="float" office:value="7042" calcext:value-type="float">
            <text:p>7042</text:p>
          </table:table-cell>
          <table:table-cell table:formula="of:=[.B1300]/60" office:value-type="float" office:value="117.366666666667" calcext:value-type="float">
            <text:p>117,366666666667</text:p>
          </table:table-cell>
          <table:table-cell office:value-type="float" office:value="3.958883" calcext:value-type="float">
            <text:p>3,958883</text:p>
          </table:table-cell>
          <table:table-cell table:formula="of:=[.D1300]-3.866" office:value-type="float" office:value="0.0928830000000001" calcext:value-type="float">
            <text:p>0,092883</text:p>
          </table:table-cell>
          <table:table-cell table:formula="of:=AVERAGE([.E1277:.E1300])" office:value-type="float" office:value="0.106319875" calcext:value-type="float">
            <text:p>0,106319875</text:p>
          </table:table-cell>
        </table:table-row>
        <table:table-row table:style-name="ro1">
          <table:table-cell office:value-type="float" office:value="1479496593" calcext:value-type="float">
            <text:p>1479496593</text:p>
          </table:table-cell>
          <table:table-cell table:formula="of:=[.A1301]-[.$A$2]" office:value-type="float" office:value="7047" calcext:value-type="float">
            <text:p>7047</text:p>
          </table:table-cell>
          <table:table-cell table:formula="of:=[.B1301]/60" office:value-type="float" office:value="117.45" calcext:value-type="float">
            <text:p>117,45</text:p>
          </table:table-cell>
          <table:table-cell office:value-type="float" office:value="3.975517" calcext:value-type="float">
            <text:p>3,975517</text:p>
          </table:table-cell>
          <table:table-cell table:formula="of:=[.D1301]-3.866" office:value-type="float" office:value="0.109517" calcext:value-type="float">
            <text:p>0,109517</text:p>
          </table:table-cell>
          <table:table-cell table:formula="of:=AVERAGE([.E1278:.E1301])" office:value-type="float" office:value="0.106551416666667" calcext:value-type="float">
            <text:p>0,106551416666667</text:p>
          </table:table-cell>
        </table:table-row>
        <table:table-row table:style-name="ro1">
          <table:table-cell office:value-type="float" office:value="1479496598" calcext:value-type="float">
            <text:p>1479496598</text:p>
          </table:table-cell>
          <table:table-cell table:formula="of:=[.A1302]-[.$A$2]" office:value-type="float" office:value="7052" calcext:value-type="float">
            <text:p>7052</text:p>
          </table:table-cell>
          <table:table-cell table:formula="of:=[.B1302]/60" office:value-type="float" office:value="117.533333333333" calcext:value-type="float">
            <text:p>117,533333333333</text:p>
          </table:table-cell>
          <table:table-cell office:value-type="float" office:value="3.868789" calcext:value-type="float">
            <text:p>3,868789</text:p>
          </table:table-cell>
          <table:table-cell table:formula="of:=[.D1302]-3.866" office:value-type="float" office:value="0.00278899999999993" calcext:value-type="float">
            <text:p>0,002789</text:p>
          </table:table-cell>
          <table:table-cell table:formula="of:=AVERAGE([.E1279:.E1302])" office:value-type="float" office:value="0.102399666666667" calcext:value-type="float">
            <text:p>0,102399666666667</text:p>
          </table:table-cell>
        </table:table-row>
        <table:table-row table:style-name="ro1">
          <table:table-cell office:value-type="float" office:value="1479496603" calcext:value-type="float">
            <text:p>1479496603</text:p>
          </table:table-cell>
          <table:table-cell table:formula="of:=[.A1303]-[.$A$2]" office:value-type="float" office:value="7057" calcext:value-type="float">
            <text:p>7057</text:p>
          </table:table-cell>
          <table:table-cell table:formula="of:=[.B1303]/60" office:value-type="float" office:value="117.616666666667" calcext:value-type="float">
            <text:p>117,616666666667</text:p>
          </table:table-cell>
          <table:table-cell office:value-type="float" office:value="3.869321" calcext:value-type="float">
            <text:p>3,869321</text:p>
          </table:table-cell>
          <table:table-cell table:formula="of:=[.D1303]-3.866" office:value-type="float" office:value="0.00332100000000013" calcext:value-type="float">
            <text:p>0,003321</text:p>
          </table:table-cell>
          <table:table-cell table:formula="of:=AVERAGE([.E1280:.E1303])" office:value-type="float" office:value="0.0983046666666666" calcext:value-type="float">
            <text:p>0,098304666666667</text:p>
          </table:table-cell>
        </table:table-row>
        <table:table-row table:style-name="ro1">
          <table:table-cell office:value-type="float" office:value="1479496609" calcext:value-type="float">
            <text:p>1479496609</text:p>
          </table:table-cell>
          <table:table-cell table:formula="of:=[.A1304]-[.$A$2]" office:value-type="float" office:value="7063" calcext:value-type="float">
            <text:p>7063</text:p>
          </table:table-cell>
          <table:table-cell table:formula="of:=[.B1304]/60" office:value-type="float" office:value="117.716666666667" calcext:value-type="float">
            <text:p>117,716666666667</text:p>
          </table:table-cell>
          <table:table-cell office:value-type="float" office:value="3.868877" calcext:value-type="float">
            <text:p>3,868877</text:p>
          </table:table-cell>
          <table:table-cell table:formula="of:=[.D1304]-3.866" office:value-type="float" office:value="0.0028769999999998" calcext:value-type="float">
            <text:p>0,002877</text:p>
          </table:table-cell>
          <table:table-cell table:formula="of:=AVERAGE([.E1281:.E1304])" office:value-type="float" office:value="0.0939792499999999" calcext:value-type="float">
            <text:p>0,09397925</text:p>
          </table:table-cell>
        </table:table-row>
        <table:table-row table:style-name="ro1">
          <table:table-cell office:value-type="float" office:value="1479496614" calcext:value-type="float">
            <text:p>1479496614</text:p>
          </table:table-cell>
          <table:table-cell table:formula="of:=[.A1305]-[.$A$2]" office:value-type="float" office:value="7068" calcext:value-type="float">
            <text:p>7068</text:p>
          </table:table-cell>
          <table:table-cell table:formula="of:=[.B1305]/60" office:value-type="float" office:value="117.8" calcext:value-type="float">
            <text:p>117,8</text:p>
          </table:table-cell>
          <table:table-cell office:value-type="float" office:value="3.8694" calcext:value-type="float">
            <text:p>3,8694</text:p>
          </table:table-cell>
          <table:table-cell table:formula="of:=[.D1305]-3.866" office:value-type="float" office:value="0.00340000000000007" calcext:value-type="float">
            <text:p>0,0034</text:p>
          </table:table-cell>
          <table:table-cell table:formula="of:=AVERAGE([.E1282:.E1305])" office:value-type="float" office:value="0.0892149999999999" calcext:value-type="float">
            <text:p>0,089215</text:p>
          </table:table-cell>
        </table:table-row>
        <table:table-row table:style-name="ro1">
          <table:table-cell office:value-type="float" office:value="1479496619" calcext:value-type="float">
            <text:p>1479496619</text:p>
          </table:table-cell>
          <table:table-cell table:formula="of:=[.A1306]-[.$A$2]" office:value-type="float" office:value="7073" calcext:value-type="float">
            <text:p>7073</text:p>
          </table:table-cell>
          <table:table-cell table:formula="of:=[.B1306]/60" office:value-type="float" office:value="117.883333333333" calcext:value-type="float">
            <text:p>117,883333333333</text:p>
          </table:table-cell>
          <table:table-cell office:value-type="float" office:value="3.869407" calcext:value-type="float">
            <text:p>3,869407</text:p>
          </table:table-cell>
          <table:table-cell table:formula="of:=[.D1306]-3.866" office:value-type="float" office:value="0.00340699999999972" calcext:value-type="float">
            <text:p>0,003407</text:p>
          </table:table-cell>
          <table:table-cell table:formula="of:=AVERAGE([.E1283:.E1306])" office:value-type="float" office:value="0.0850409166666666" calcext:value-type="float">
            <text:p>0,085040916666667</text:p>
          </table:table-cell>
        </table:table-row>
        <table:table-row table:style-name="ro1">
          <table:table-cell office:value-type="float" office:value="1479496624" calcext:value-type="float">
            <text:p>1479496624</text:p>
          </table:table-cell>
          <table:table-cell table:formula="of:=[.A1307]-[.$A$2]" office:value-type="float" office:value="7078" calcext:value-type="float">
            <text:p>7078</text:p>
          </table:table-cell>
          <table:table-cell table:formula="of:=[.B1307]/60" office:value-type="float" office:value="117.966666666667" calcext:value-type="float">
            <text:p>117,966666666667</text:p>
          </table:table-cell>
          <table:table-cell office:value-type="float" office:value="3.869223" calcext:value-type="float">
            <text:p>3,869223</text:p>
          </table:table-cell>
          <table:table-cell table:formula="of:=[.D1307]-3.866" office:value-type="float" office:value="0.00322299999999975" calcext:value-type="float">
            <text:p>0,003223</text:p>
          </table:table-cell>
          <table:table-cell table:formula="of:=AVERAGE([.E1284:.E1307])" office:value-type="float" office:value="0.0811154999999999" calcext:value-type="float">
            <text:p>0,0811155</text:p>
          </table:table-cell>
        </table:table-row>
        <table:table-row table:style-name="ro1">
          <table:table-cell office:value-type="float" office:value="1479496630" calcext:value-type="float">
            <text:p>1479496630</text:p>
          </table:table-cell>
          <table:table-cell table:formula="of:=[.A1308]-[.$A$2]" office:value-type="float" office:value="7084" calcext:value-type="float">
            <text:p>7084</text:p>
          </table:table-cell>
          <table:table-cell table:formula="of:=[.B1308]/60" office:value-type="float" office:value="118.066666666667" calcext:value-type="float">
            <text:p>118,066666666667</text:p>
          </table:table-cell>
          <table:table-cell office:value-type="float" office:value="3.868928" calcext:value-type="float">
            <text:p>3,868928</text:p>
          </table:table-cell>
          <table:table-cell table:formula="of:=[.D1308]-3.866" office:value-type="float" office:value="0.00292799999999982" calcext:value-type="float">
            <text:p>0,002928</text:p>
          </table:table-cell>
          <table:table-cell table:formula="of:=AVERAGE([.E1285:.E1308])" office:value-type="float" office:value="0.0763308749999999" calcext:value-type="float">
            <text:p>0,076330875</text:p>
          </table:table-cell>
        </table:table-row>
        <table:table-row table:style-name="ro1">
          <table:table-cell office:value-type="float" office:value="1479496635" calcext:value-type="float">
            <text:p>1479496635</text:p>
          </table:table-cell>
          <table:table-cell table:formula="of:=[.A1309]-[.$A$2]" office:value-type="float" office:value="7089" calcext:value-type="float">
            <text:p>7089</text:p>
          </table:table-cell>
          <table:table-cell table:formula="of:=[.B1309]/60" office:value-type="float" office:value="118.15" calcext:value-type="float">
            <text:p>118,15</text:p>
          </table:table-cell>
          <table:table-cell office:value-type="float" office:value="3.869203" calcext:value-type="float">
            <text:p>3,869203</text:p>
          </table:table-cell>
          <table:table-cell table:formula="of:=[.D1309]-3.866" office:value-type="float" office:value="0.00320299999999962" calcext:value-type="float">
            <text:p>0,003203</text:p>
          </table:table-cell>
          <table:table-cell table:formula="of:=AVERAGE([.E1286:.E1309])" office:value-type="float" office:value="0.0718984583333332" calcext:value-type="float">
            <text:p>0,071898458333333</text:p>
          </table:table-cell>
        </table:table-row>
        <table:table-row table:style-name="ro1">
          <table:table-cell office:value-type="float" office:value="1479496640" calcext:value-type="float">
            <text:p>1479496640</text:p>
          </table:table-cell>
          <table:table-cell table:formula="of:=[.A1310]-[.$A$2]" office:value-type="float" office:value="7094" calcext:value-type="float">
            <text:p>7094</text:p>
          </table:table-cell>
          <table:table-cell table:formula="of:=[.B1310]/60" office:value-type="float" office:value="118.233333333333" calcext:value-type="float">
            <text:p>118,233333333333</text:p>
          </table:table-cell>
          <table:table-cell office:value-type="float" office:value="3.866951" calcext:value-type="float">
            <text:p>3,866951</text:p>
          </table:table-cell>
          <table:table-cell table:formula="of:=[.D1310]-3.866" office:value-type="float" office:value="0.000950999999999702" calcext:value-type="float">
            <text:p>0,000951</text:p>
          </table:table-cell>
          <table:table-cell table:formula="of:=AVERAGE([.E1287:.E1310])" office:value-type="float" office:value="0.0674869583333332" calcext:value-type="float">
            <text:p>0,067486958333333</text:p>
          </table:table-cell>
        </table:table-row>
        <table:table-row table:style-name="ro1">
          <table:table-cell office:value-type="float" office:value="1479496645" calcext:value-type="float">
            <text:p>1479496645</text:p>
          </table:table-cell>
          <table:table-cell table:formula="of:=[.A1311]-[.$A$2]" office:value-type="float" office:value="7099" calcext:value-type="float">
            <text:p>7099</text:p>
          </table:table-cell>
          <table:table-cell table:formula="of:=[.B1311]/60" office:value-type="float" office:value="118.316666666667" calcext:value-type="float">
            <text:p>118,316666666667</text:p>
          </table:table-cell>
          <table:table-cell office:value-type="float" office:value="3.866932" calcext:value-type="float">
            <text:p>3,866932</text:p>
          </table:table-cell>
          <table:table-cell table:formula="of:=[.D1311]-3.866" office:value-type="float" office:value="0.000931999999999711" calcext:value-type="float">
            <text:p>0,000932</text:p>
          </table:table-cell>
          <table:table-cell table:formula="of:=AVERAGE([.E1288:.E1311])" office:value-type="float" office:value="0.0628155416666665" calcext:value-type="float">
            <text:p>0,062815541666667</text:p>
          </table:table-cell>
        </table:table-row>
        <table:table-row table:style-name="ro1">
          <table:table-cell office:value-type="float" office:value="1479496651" calcext:value-type="float">
            <text:p>1479496651</text:p>
          </table:table-cell>
          <table:table-cell table:formula="of:=[.A1312]-[.$A$2]" office:value-type="float" office:value="7105" calcext:value-type="float">
            <text:p>7105</text:p>
          </table:table-cell>
          <table:table-cell table:formula="of:=[.B1312]/60" office:value-type="float" office:value="118.416666666667" calcext:value-type="float">
            <text:p>118,416666666667</text:p>
          </table:table-cell>
          <table:table-cell office:value-type="float" office:value="3.866956" calcext:value-type="float">
            <text:p>3,866956</text:p>
          </table:table-cell>
          <table:table-cell table:formula="of:=[.D1312]-3.866" office:value-type="float" office:value="0.000955999999999957" calcext:value-type="float">
            <text:p>0,000956</text:p>
          </table:table-cell>
          <table:table-cell table:formula="of:=AVERAGE([.E1289:.E1312])" office:value-type="float" office:value="0.0585831249999998" calcext:value-type="float">
            <text:p>0,058583125</text:p>
          </table:table-cell>
        </table:table-row>
        <table:table-row table:style-name="ro1">
          <table:table-cell office:value-type="float" office:value="1479496656" calcext:value-type="float">
            <text:p>1479496656</text:p>
          </table:table-cell>
          <table:table-cell table:formula="of:=[.A1313]-[.$A$2]" office:value-type="float" office:value="7110" calcext:value-type="float">
            <text:p>7110</text:p>
          </table:table-cell>
          <table:table-cell table:formula="of:=[.B1313]/60" office:value-type="float" office:value="118.5" calcext:value-type="float">
            <text:p>118,5</text:p>
          </table:table-cell>
          <table:table-cell office:value-type="float" office:value="3.872306" calcext:value-type="float">
            <text:p>3,872306</text:p>
          </table:table-cell>
          <table:table-cell table:formula="of:=[.D1313]-3.866" office:value-type="float" office:value="0.00630599999999992" calcext:value-type="float">
            <text:p>0,006306</text:p>
          </table:table-cell>
          <table:table-cell table:formula="of:=AVERAGE([.E1290:.E1313])" office:value-type="float" office:value="0.0543774583333332" calcext:value-type="float">
            <text:p>0,054377458333333</text:p>
          </table:table-cell>
        </table:table-row>
        <table:table-row table:style-name="ro1">
          <table:table-cell office:value-type="float" office:value="1479496661" calcext:value-type="float">
            <text:p>1479496661</text:p>
          </table:table-cell>
          <table:table-cell table:formula="of:=[.A1314]-[.$A$2]" office:value-type="float" office:value="7115" calcext:value-type="float">
            <text:p>7115</text:p>
          </table:table-cell>
          <table:table-cell table:formula="of:=[.B1314]/60" office:value-type="float" office:value="118.583333333333" calcext:value-type="float">
            <text:p>118,583333333333</text:p>
          </table:table-cell>
          <table:table-cell office:value-type="float" office:value="3.866931" calcext:value-type="float">
            <text:p>3,866931</text:p>
          </table:table-cell>
          <table:table-cell table:formula="of:=[.D1314]-3.866" office:value-type="float" office:value="0.000931000000000015" calcext:value-type="float">
            <text:p>0,000931</text:p>
          </table:table-cell>
          <table:table-cell table:formula="of:=AVERAGE([.E1291:.E1314])" office:value-type="float" office:value="0.0503283749999999" calcext:value-type="float">
            <text:p>0,050328375</text:p>
          </table:table-cell>
        </table:table-row>
        <table:table-row table:style-name="ro1">
          <table:table-cell office:value-type="float" office:value="1479496666" calcext:value-type="float">
            <text:p>1479496666</text:p>
          </table:table-cell>
          <table:table-cell table:formula="of:=[.A1315]-[.$A$2]" office:value-type="float" office:value="7120" calcext:value-type="float">
            <text:p>7120</text:p>
          </table:table-cell>
          <table:table-cell table:formula="of:=[.B1315]/60" office:value-type="float" office:value="118.666666666667" calcext:value-type="float">
            <text:p>118,666666666667</text:p>
          </table:table-cell>
          <table:table-cell office:value-type="float" office:value="3.86698" calcext:value-type="float">
            <text:p>3,86698</text:p>
          </table:table-cell>
          <table:table-cell table:formula="of:=[.D1315]-3.866" office:value-type="float" office:value="0.000979999999999759" calcext:value-type="float">
            <text:p>0,00098</text:p>
          </table:table-cell>
          <table:table-cell table:formula="of:=AVERAGE([.E1292:.E1315])" office:value-type="float" office:value="0.0462119999999998" calcext:value-type="float">
            <text:p>0,046212</text:p>
          </table:table-cell>
        </table:table-row>
        <table:table-row table:style-name="ro1">
          <table:table-cell office:value-type="float" office:value="1479496677" calcext:value-type="float">
            <text:p>1479496677</text:p>
          </table:table-cell>
          <table:table-cell table:formula="of:=[.A1316]-[.$A$2]" office:value-type="float" office:value="7131" calcext:value-type="float">
            <text:p>7131</text:p>
          </table:table-cell>
          <table:table-cell table:formula="of:=[.B1316]/60" office:value-type="float" office:value="118.85" calcext:value-type="float">
            <text:p>118,85</text:p>
          </table:table-cell>
          <table:table-cell office:value-type="float" office:value="3.870998" calcext:value-type="float">
            <text:p>3,870998</text:p>
          </table:table-cell>
          <table:table-cell table:formula="of:=[.D1316]-3.866" office:value-type="float" office:value="0.00499800000000006" calcext:value-type="float">
            <text:p>0,004998</text:p>
          </table:table-cell>
          <table:table-cell table:formula="of:=AVERAGE([.E1293:.E1316])" office:value-type="float" office:value="0.0424450833333332" calcext:value-type="float">
            <text:p>0,042445083333333</text:p>
          </table:table-cell>
        </table:table-row>
        <table:table-row table:style-name="ro1">
          <table:table-cell office:value-type="float" office:value="1479496682" calcext:value-type="float">
            <text:p>1479496682</text:p>
          </table:table-cell>
          <table:table-cell table:formula="of:=[.A1317]-[.$A$2]" office:value-type="float" office:value="7136" calcext:value-type="float">
            <text:p>7136</text:p>
          </table:table-cell>
          <table:table-cell table:formula="of:=[.B1317]/60" office:value-type="float" office:value="118.933333333333" calcext:value-type="float">
            <text:p>118,933333333333</text:p>
          </table:table-cell>
          <table:table-cell office:value-type="float" office:value="3.866944" calcext:value-type="float">
            <text:p>3,866944</text:p>
          </table:table-cell>
          <table:table-cell table:formula="of:=[.D1317]-3.866" office:value-type="float" office:value="0.000944000000000056" calcext:value-type="float">
            <text:p>0,000944</text:p>
          </table:table-cell>
          <table:table-cell table:formula="of:=AVERAGE([.E1294:.E1317])" office:value-type="float" office:value="0.0375876249999999" calcext:value-type="float">
            <text:p>0,037587625</text:p>
          </table:table-cell>
        </table:table-row>
        <table:table-row table:style-name="ro1">
          <table:table-cell office:value-type="float" office:value="1479496687" calcext:value-type="float">
            <text:p>1479496687</text:p>
          </table:table-cell>
          <table:table-cell table:formula="of:=[.A1318]-[.$A$2]" office:value-type="float" office:value="7141" calcext:value-type="float">
            <text:p>7141</text:p>
          </table:table-cell>
          <table:table-cell table:formula="of:=[.B1318]/60" office:value-type="float" office:value="119.016666666667" calcext:value-type="float">
            <text:p>119,016666666667</text:p>
          </table:table-cell>
          <table:table-cell office:value-type="float" office:value="3.866995" calcext:value-type="float">
            <text:p>3,866995</text:p>
          </table:table-cell>
          <table:table-cell table:formula="of:=[.D1318]-3.866" office:value-type="float" office:value="0.000995000000000079" calcext:value-type="float">
            <text:p>0,000995</text:p>
          </table:table-cell>
          <table:table-cell table:formula="of:=AVERAGE([.E1295:.E1318])" office:value-type="float" office:value="0.0329912916666666" calcext:value-type="float">
            <text:p>0,032991291666667</text:p>
          </table:table-cell>
        </table:table-row>
        <table:table-row table:style-name="ro1">
          <table:table-cell office:value-type="float" office:value="1479496692" calcext:value-type="float">
            <text:p>1479496692</text:p>
          </table:table-cell>
          <table:table-cell table:formula="of:=[.A1319]-[.$A$2]" office:value-type="float" office:value="7146" calcext:value-type="float">
            <text:p>7146</text:p>
          </table:table-cell>
          <table:table-cell table:formula="of:=[.B1319]/60" office:value-type="float" office:value="119.1" calcext:value-type="float">
            <text:p>119,1</text:p>
          </table:table-cell>
          <table:table-cell office:value-type="float" office:value="3.870087" calcext:value-type="float">
            <text:p>3,870087</text:p>
          </table:table-cell>
          <table:table-cell table:formula="of:=[.D1319]-3.866" office:value-type="float" office:value="0.00408699999999973" calcext:value-type="float">
            <text:p>0,004087</text:p>
          </table:table-cell>
          <table:table-cell table:formula="of:=AVERAGE([.E1296:.E1319])" office:value-type="float" office:value="0.0283959583333332" calcext:value-type="float">
            <text:p>0,028395958333333</text:p>
          </table:table-cell>
        </table:table-row>
        <table:table-row table:style-name="ro1">
          <table:table-cell office:value-type="float" office:value="1479496698" calcext:value-type="float">
            <text:p>1479496698</text:p>
          </table:table-cell>
          <table:table-cell table:formula="of:=[.A1320]-[.$A$2]" office:value-type="float" office:value="7152" calcext:value-type="float">
            <text:p>7152</text:p>
          </table:table-cell>
          <table:table-cell table:formula="of:=[.B1320]/60" office:value-type="float" office:value="119.2" calcext:value-type="float">
            <text:p>119,2</text:p>
          </table:table-cell>
          <table:table-cell office:value-type="float" office:value="3.86692" calcext:value-type="float">
            <text:p>3,86692</text:p>
          </table:table-cell>
          <table:table-cell table:formula="of:=[.D1320]-3.866" office:value-type="float" office:value="0.00091999999999981" calcext:value-type="float">
            <text:p>0,00092</text:p>
          </table:table-cell>
          <table:table-cell table:formula="of:=AVERAGE([.E1297:.E1320])" office:value-type="float" office:value="0.0237749583333332" calcext:value-type="float">
            <text:p>0,023774958333333</text:p>
          </table:table-cell>
        </table:table-row>
        <table:table-row table:style-name="ro1">
          <table:table-cell office:value-type="float" office:value="1479496703" calcext:value-type="float">
            <text:p>1479496703</text:p>
          </table:table-cell>
          <table:table-cell table:formula="of:=[.A1321]-[.$A$2]" office:value-type="float" office:value="7157" calcext:value-type="float">
            <text:p>7157</text:p>
          </table:table-cell>
          <table:table-cell table:formula="of:=[.B1321]/60" office:value-type="float" office:value="119.283333333333" calcext:value-type="float">
            <text:p>119,283333333333</text:p>
          </table:table-cell>
          <table:table-cell office:value-type="float" office:value="3.866955" calcext:value-type="float">
            <text:p>3,866955</text:p>
          </table:table-cell>
          <table:table-cell table:formula="of:=[.D1321]-3.866" office:value-type="float" office:value="0.000954999999999817" calcext:value-type="float">
            <text:p>0,000955</text:p>
          </table:table-cell>
          <table:table-cell table:formula="of:=AVERAGE([.E1298:.E1321])" office:value-type="float" office:value="0.0196899999999999" calcext:value-type="float">
            <text:p>0,01969</text:p>
          </table:table-cell>
        </table:table-row>
        <table:table-row table:style-name="ro1">
          <table:table-cell office:value-type="float" office:value="1479496708" calcext:value-type="float">
            <text:p>1479496708</text:p>
          </table:table-cell>
          <table:table-cell table:formula="of:=[.A1322]-[.$A$2]" office:value-type="float" office:value="7162" calcext:value-type="float">
            <text:p>7162</text:p>
          </table:table-cell>
          <table:table-cell table:formula="of:=[.B1322]/60" office:value-type="float" office:value="119.366666666667" calcext:value-type="float">
            <text:p>119,366666666667</text:p>
          </table:table-cell>
          <table:table-cell office:value-type="float" office:value="3.866941" calcext:value-type="float">
            <text:p>3,866941</text:p>
          </table:table-cell>
          <table:table-cell table:formula="of:=[.D1322]-3.866" office:value-type="float" office:value="0.000940999999999637" calcext:value-type="float">
            <text:p>0,000941</text:p>
          </table:table-cell>
          <table:table-cell table:formula="of:=AVERAGE([.E1299:.E1322])" office:value-type="float" office:value="0.0152639583333332" calcext:value-type="float">
            <text:p>0,015263958333333</text:p>
          </table:table-cell>
        </table:table-row>
        <table:table-row table:style-name="ro1">
          <table:table-cell office:value-type="float" office:value="1479496714" calcext:value-type="float">
            <text:p>1479496714</text:p>
          </table:table-cell>
          <table:table-cell table:formula="of:=[.A1323]-[.$A$2]" office:value-type="float" office:value="7168" calcext:value-type="float">
            <text:p>7168</text:p>
          </table:table-cell>
          <table:table-cell table:formula="of:=[.B1323]/60" office:value-type="float" office:value="119.466666666667" calcext:value-type="float">
            <text:p>119,466666666667</text:p>
          </table:table-cell>
          <table:table-cell office:value-type="float" office:value="3.866933" calcext:value-type="float">
            <text:p>3,866933</text:p>
          </table:table-cell>
          <table:table-cell table:formula="of:=[.D1323]-3.866" office:value-type="float" office:value="0.000932999999999851" calcext:value-type="float">
            <text:p>0,000933</text:p>
          </table:table-cell>
          <table:table-cell table:formula="of:=AVERAGE([.E1300:.E1323])" office:value-type="float" office:value="0.0105573749999999" calcext:value-type="float">
            <text:p>0,010557375</text:p>
          </table:table-cell>
        </table:table-row>
        <table:table-row table:style-name="ro1">
          <table:table-cell office:value-type="float" office:value="1479496719" calcext:value-type="float">
            <text:p>1479496719</text:p>
          </table:table-cell>
          <table:table-cell table:formula="of:=[.A1324]-[.$A$2]" office:value-type="float" office:value="7173" calcext:value-type="float">
            <text:p>7173</text:p>
          </table:table-cell>
          <table:table-cell table:formula="of:=[.B1324]/60" office:value-type="float" office:value="119.55" calcext:value-type="float">
            <text:p>119,55</text:p>
          </table:table-cell>
          <table:table-cell office:value-type="float" office:value="3.866935" calcext:value-type="float">
            <text:p>3,866935</text:p>
          </table:table-cell>
          <table:table-cell table:formula="of:=[.D1324]-3.866" office:value-type="float" office:value="0.000934999999999686" calcext:value-type="float">
            <text:p>0,000935</text:p>
          </table:table-cell>
          <table:table-cell table:formula="of:=AVERAGE([.E1301:.E1324])" office:value-type="float" office:value="0.00672620833333319" calcext:value-type="float">
            <text:p>0,006726208333333</text:p>
          </table:table-cell>
        </table:table-row>
        <table:table-row table:style-name="ro1">
          <table:table-cell office:value-type="float" office:value="1479496724" calcext:value-type="float">
            <text:p>1479496724</text:p>
          </table:table-cell>
          <table:table-cell table:formula="of:=[.A1325]-[.$A$2]" office:value-type="float" office:value="7178" calcext:value-type="float">
            <text:p>7178</text:p>
          </table:table-cell>
          <table:table-cell table:formula="of:=[.B1325]/60" office:value-type="float" office:value="119.633333333333" calcext:value-type="float">
            <text:p>119,633333333333</text:p>
          </table:table-cell>
          <table:table-cell office:value-type="float" office:value="3.866959" calcext:value-type="float">
            <text:p>3,866959</text:p>
          </table:table-cell>
          <table:table-cell table:formula="of:=[.D1325]-3.866" office:value-type="float" office:value="0.000958999999999932" calcext:value-type="float">
            <text:p>0,000959</text:p>
          </table:table-cell>
          <table:table-cell table:formula="of:=AVERAGE([.E1302:.E1325])" office:value-type="float" office:value="0.00220295833333319" calcext:value-type="float">
            <text:p>0,002202958333333</text:p>
          </table:table-cell>
        </table:table-row>
        <table:table-row table:style-name="ro1">
          <table:table-cell office:value-type="float" office:value="1479496729" calcext:value-type="float">
            <text:p>1479496729</text:p>
          </table:table-cell>
          <table:table-cell table:formula="of:=[.A1326]-[.$A$2]" office:value-type="float" office:value="7183" calcext:value-type="float">
            <text:p>7183</text:p>
          </table:table-cell>
          <table:table-cell table:formula="of:=[.B1326]/60" office:value-type="float" office:value="119.716666666667" calcext:value-type="float">
            <text:p>119,716666666667</text:p>
          </table:table-cell>
          <table:table-cell office:value-type="float" office:value="3.8669" calcext:value-type="float">
            <text:p>3,8669</text:p>
          </table:table-cell>
          <table:table-cell table:formula="of:=[.D1326]-3.866" office:value-type="float" office:value="0.000900000000000123" calcext:value-type="float">
            <text:p>0,0009</text:p>
          </table:table-cell>
          <table:table-cell table:formula="of:=AVERAGE([.E1303:.E1326])" office:value-type="float" office:value="0.00212424999999986" calcext:value-type="float">
            <text:p>0,00212425</text:p>
          </table:table-cell>
        </table:table-row>
        <table:table-row table:style-name="ro1">
          <table:table-cell office:value-type="float" office:value="1479496735" calcext:value-type="float">
            <text:p>1479496735</text:p>
          </table:table-cell>
          <table:table-cell table:formula="of:=[.A1327]-[.$A$2]" office:value-type="float" office:value="7189" calcext:value-type="float">
            <text:p>7189</text:p>
          </table:table-cell>
          <table:table-cell table:formula="of:=[.B1327]/60" office:value-type="float" office:value="119.816666666667" calcext:value-type="float">
            <text:p>119,816666666667</text:p>
          </table:table-cell>
          <table:table-cell office:value-type="float" office:value="3.86691" calcext:value-type="float">
            <text:p>3,86691</text:p>
          </table:table-cell>
          <table:table-cell table:formula="of:=[.D1327]-3.866" office:value-type="float" office:value="0.000909999999999744" calcext:value-type="float">
            <text:p>0,00091</text:p>
          </table:table-cell>
          <table:table-cell table:formula="of:=AVERAGE([.E1304:.E1327])" office:value-type="float" office:value="0.00202379166666652" calcext:value-type="float">
            <text:p>0,002023791666667</text:p>
          </table:table-cell>
        </table:table-row>
        <table:table-row table:style-name="ro1">
          <table:table-cell office:value-type="float" office:value="1479496740" calcext:value-type="float">
            <text:p>1479496740</text:p>
          </table:table-cell>
          <table:table-cell table:formula="of:=[.A1328]-[.$A$2]" office:value-type="float" office:value="7194" calcext:value-type="float">
            <text:p>7194</text:p>
          </table:table-cell>
          <table:table-cell table:formula="of:=[.B1328]/60" office:value-type="float" office:value="119.9" calcext:value-type="float">
            <text:p>119,9</text:p>
          </table:table-cell>
          <table:table-cell office:value-type="float" office:value="3.866946" calcext:value-type="float">
            <text:p>3,866946</text:p>
          </table:table-cell>
          <table:table-cell table:formula="of:=[.D1328]-3.866" office:value-type="float" office:value="0.000945999999999891" calcext:value-type="float">
            <text:p>0,000946</text:p>
          </table:table-cell>
          <table:table-cell table:formula="of:=AVERAGE([.E1305:.E1328])" office:value-type="float" office:value="0.00194333333333319" calcext:value-type="float">
            <text:p>0,001943333333333</text:p>
          </table:table-cell>
        </table:table-row>
        <table:table-row table:style-name="ro1">
          <table:table-cell office:value-type="float" office:value="1479496745" calcext:value-type="float">
            <text:p>1479496745</text:p>
          </table:table-cell>
          <table:table-cell table:formula="of:=[.A1329]-[.$A$2]" office:value-type="float" office:value="7199" calcext:value-type="float">
            <text:p>7199</text:p>
          </table:table-cell>
          <table:table-cell table:formula="of:=[.B1329]/60" office:value-type="float" office:value="119.983333333333" calcext:value-type="float">
            <text:p>119,983333333333</text:p>
          </table:table-cell>
          <table:table-cell office:value-type="float" office:value="3.866904" calcext:value-type="float">
            <text:p>3,866904</text:p>
          </table:table-cell>
          <table:table-cell table:formula="of:=[.D1329]-3.866" office:value-type="float" office:value="0.000903999999999794" calcext:value-type="float">
            <text:p>0,000904</text:p>
          </table:table-cell>
          <table:table-cell table:formula="of:=AVERAGE([.E1306:.E1329])" office:value-type="float" office:value="0.00183933333333317" calcext:value-type="float">
            <text:p>0,001839333333333</text:p>
          </table:table-cell>
        </table:table-row>
        <table:table-row table:style-name="ro1">
          <table:table-cell office:value-type="float" office:value="1479496750" calcext:value-type="float">
            <text:p>1479496750</text:p>
          </table:table-cell>
          <table:table-cell table:formula="of:=[.A1330]-[.$A$2]" office:value-type="float" office:value="7204" calcext:value-type="float">
            <text:p>7204</text:p>
          </table:table-cell>
          <table:table-cell table:formula="of:=[.B1330]/60" office:value-type="float" office:value="120.066666666667" calcext:value-type="float">
            <text:p>120,066666666667</text:p>
          </table:table-cell>
          <table:table-cell office:value-type="float" office:value="3.866906" calcext:value-type="float">
            <text:p>3,866906</text:p>
          </table:table-cell>
          <table:table-cell table:formula="of:=[.D1330]-3.866" office:value-type="float" office:value="0.000906000000000073" calcext:value-type="float">
            <text:p>0,000906</text:p>
          </table:table-cell>
          <table:table-cell table:formula="of:=AVERAGE([.E1307:.E1330])" office:value-type="float" office:value="0.00173512499999986" calcext:value-type="float">
            <text:p>0,001735125</text:p>
          </table:table-cell>
        </table:table-row>
        <table:table-row table:style-name="ro1">
          <table:table-cell office:value-type="float" office:value="1479496755" calcext:value-type="float">
            <text:p>1479496755</text:p>
          </table:table-cell>
          <table:table-cell table:formula="of:=[.A1331]-[.$A$2]" office:value-type="float" office:value="7209" calcext:value-type="float">
            <text:p>7209</text:p>
          </table:table-cell>
          <table:table-cell table:formula="of:=[.B1331]/60" office:value-type="float" office:value="120.15" calcext:value-type="float">
            <text:p>120,15</text:p>
          </table:table-cell>
          <table:table-cell office:value-type="float" office:value="3.866915" calcext:value-type="float">
            <text:p>3,866915</text:p>
          </table:table-cell>
          <table:table-cell table:formula="of:=[.D1331]-3.866" office:value-type="float" office:value="0.000914999999999999" calcext:value-type="float">
            <text:p>0,000915</text:p>
          </table:table-cell>
          <table:table-cell table:formula="of:=AVERAGE([.E1308:.E1331])" office:value-type="float" office:value="0.0016389583333332" calcext:value-type="float">
            <text:p>0,001638958333333</text:p>
          </table:table-cell>
        </table:table-row>
        <table:table-row table:style-name="ro1">
          <table:table-cell office:value-type="float" office:value="1479496761" calcext:value-type="float">
            <text:p>1479496761</text:p>
          </table:table-cell>
          <table:table-cell table:formula="of:=[.A1332]-[.$A$2]" office:value-type="float" office:value="7215" calcext:value-type="float">
            <text:p>7215</text:p>
          </table:table-cell>
          <table:table-cell table:formula="of:=[.B1332]/60" office:value-type="float" office:value="120.25" calcext:value-type="float">
            <text:p>120,25</text:p>
          </table:table-cell>
          <table:table-cell office:value-type="float" office:value="3.866936" calcext:value-type="float">
            <text:p>3,866936</text:p>
          </table:table-cell>
          <table:table-cell table:formula="of:=[.D1332]-3.866" office:value-type="float" office:value="0.000935999999999826" calcext:value-type="float">
            <text:p>0,000936</text:p>
          </table:table-cell>
          <table:table-cell table:formula="of:=AVERAGE([.E1309:.E1332])" office:value-type="float" office:value="0.0015559583333332" calcext:value-type="float">
            <text:p>0,001555958333333</text:p>
          </table:table-cell>
        </table:table-row>
        <table:table-row table:style-name="ro1">
          <table:table-cell office:value-type="float" office:value="1479496766" calcext:value-type="float">
            <text:p>1479496766</text:p>
          </table:table-cell>
          <table:table-cell table:formula="of:=[.A1333]-[.$A$2]" office:value-type="float" office:value="7220" calcext:value-type="float">
            <text:p>7220</text:p>
          </table:table-cell>
          <table:table-cell table:formula="of:=[.B1333]/60" office:value-type="float" office:value="120.333333333333" calcext:value-type="float">
            <text:p>120,333333333333</text:p>
          </table:table-cell>
          <table:table-cell office:value-type="float" office:value="3.866966" calcext:value-type="float">
            <text:p>3,866966</text:p>
          </table:table-cell>
          <table:table-cell table:formula="of:=[.D1333]-3.866" office:value-type="float" office:value="0.000966000000000022" calcext:value-type="float">
            <text:p>0,000966</text:p>
          </table:table-cell>
          <table:table-cell table:formula="of:=AVERAGE([.E1310:.E1333])" office:value-type="float" office:value="0.00146274999999988" calcext:value-type="float">
            <text:p>0,00146275</text:p>
          </table:table-cell>
        </table:table-row>
        <table:table-row table:style-name="ro1">
          <table:table-cell office:value-type="float" office:value="1479496771" calcext:value-type="float">
            <text:p>1479496771</text:p>
          </table:table-cell>
          <table:table-cell table:formula="of:=[.A1334]-[.$A$2]" office:value-type="float" office:value="7225" calcext:value-type="float">
            <text:p>7225</text:p>
          </table:table-cell>
          <table:table-cell table:formula="of:=[.B1334]/60" office:value-type="float" office:value="120.416666666667" calcext:value-type="float">
            <text:p>120,416666666667</text:p>
          </table:table-cell>
          <table:table-cell office:value-type="float" office:value="3.866922" calcext:value-type="float">
            <text:p>3,866922</text:p>
          </table:table-cell>
          <table:table-cell table:formula="of:=[.D1334]-3.866" office:value-type="float" office:value="0.000921999999999645" calcext:value-type="float">
            <text:p>0,000922</text:p>
          </table:table-cell>
          <table:table-cell table:formula="of:=AVERAGE([.E1311:.E1334])" office:value-type="float" office:value="0.00146154166666655" calcext:value-type="float">
            <text:p>0,001461541666667</text:p>
          </table:table-cell>
        </table:table-row>
        <table:table-row table:style-name="ro1">
          <table:table-cell office:value-type="float" office:value="1479496776" calcext:value-type="float">
            <text:p>1479496776</text:p>
          </table:table-cell>
          <table:table-cell table:formula="of:=[.A1335]-[.$A$2]" office:value-type="float" office:value="7230" calcext:value-type="float">
            <text:p>7230</text:p>
          </table:table-cell>
          <table:table-cell table:formula="of:=[.B1335]/60" office:value-type="float" office:value="120.5" calcext:value-type="float">
            <text:p>120,5</text:p>
          </table:table-cell>
          <table:table-cell office:value-type="float" office:value="3.866914" calcext:value-type="float">
            <text:p>3,866914</text:p>
          </table:table-cell>
          <table:table-cell table:formula="of:=[.D1335]-3.866" office:value-type="float" office:value="0.000913999999999859" calcext:value-type="float">
            <text:p>0,000914</text:p>
          </table:table-cell>
          <table:table-cell table:formula="of:=AVERAGE([.E1312:.E1335])" office:value-type="float" office:value="0.00146079166666655" calcext:value-type="float">
            <text:p>0,001460791666667</text:p>
          </table:table-cell>
        </table:table-row>
        <table:table-row table:style-name="ro1">
          <table:table-cell office:value-type="float" office:value="1479496782" calcext:value-type="float">
            <text:p>1479496782</text:p>
          </table:table-cell>
          <table:table-cell table:formula="of:=[.A1336]-[.$A$2]" office:value-type="float" office:value="7236" calcext:value-type="float">
            <text:p>7236</text:p>
          </table:table-cell>
          <table:table-cell table:formula="of:=[.B1336]/60" office:value-type="float" office:value="120.6" calcext:value-type="float">
            <text:p>120,6</text:p>
          </table:table-cell>
          <table:table-cell office:value-type="float" office:value="3.866963" calcext:value-type="float">
            <text:p>3,866963</text:p>
          </table:table-cell>
          <table:table-cell table:formula="of:=[.D1336]-3.866" office:value-type="float" office:value="0.000963000000000047" calcext:value-type="float">
            <text:p>0,000963</text:p>
          </table:table-cell>
          <table:table-cell table:formula="of:=AVERAGE([.E1313:.E1336])" office:value-type="float" office:value="0.00146108333333322" calcext:value-type="float">
            <text:p>0,001461083333333</text:p>
          </table:table-cell>
        </table:table-row>
        <table:table-row table:style-name="ro1">
          <table:table-cell office:value-type="float" office:value="1479496787" calcext:value-type="float">
            <text:p>1479496787</text:p>
          </table:table-cell>
          <table:table-cell table:formula="of:=[.A1337]-[.$A$2]" office:value-type="float" office:value="7241" calcext:value-type="float">
            <text:p>7241</text:p>
          </table:table-cell>
          <table:table-cell table:formula="of:=[.B1337]/60" office:value-type="float" office:value="120.683333333333" calcext:value-type="float">
            <text:p>120,683333333333</text:p>
          </table:table-cell>
          <table:table-cell office:value-type="float" office:value="3.866951" calcext:value-type="float">
            <text:p>3,866951</text:p>
          </table:table-cell>
          <table:table-cell table:formula="of:=[.D1337]-3.866" office:value-type="float" office:value="0.000950999999999702" calcext:value-type="float">
            <text:p>0,000951</text:p>
          </table:table-cell>
          <table:table-cell table:formula="of:=AVERAGE([.E1314:.E1337])" office:value-type="float" office:value="0.00123795833333322" calcext:value-type="float">
            <text:p>0,001237958333333</text:p>
          </table:table-cell>
        </table:table-row>
        <table:table-row table:style-name="ro1">
          <table:table-cell office:value-type="float" office:value="1479496792" calcext:value-type="float">
            <text:p>1479496792</text:p>
          </table:table-cell>
          <table:table-cell table:formula="of:=[.A1338]-[.$A$2]" office:value-type="float" office:value="7246" calcext:value-type="float">
            <text:p>7246</text:p>
          </table:table-cell>
          <table:table-cell table:formula="of:=[.B1338]/60" office:value-type="float" office:value="120.766666666667" calcext:value-type="float">
            <text:p>120,766666666667</text:p>
          </table:table-cell>
          <table:table-cell office:value-type="float" office:value="3.866958" calcext:value-type="float">
            <text:p>3,866958</text:p>
          </table:table-cell>
          <table:table-cell table:formula="of:=[.D1338]-3.866" office:value-type="float" office:value="0.000957999999999792" calcext:value-type="float">
            <text:p>0,000958</text:p>
          </table:table-cell>
          <table:table-cell table:formula="of:=AVERAGE([.E1315:.E1338])" office:value-type="float" office:value="0.00123908333333321" calcext:value-type="float">
            <text:p>0,001239083333333</text:p>
          </table:table-cell>
        </table:table-row>
        <table:table-row table:style-name="ro1">
          <table:table-cell office:value-type="float" office:value="1479496798" calcext:value-type="float">
            <text:p>1479496798</text:p>
          </table:table-cell>
          <table:table-cell table:formula="of:=[.A1339]-[.$A$2]" office:value-type="float" office:value="7252" calcext:value-type="float">
            <text:p>7252</text:p>
          </table:table-cell>
          <table:table-cell table:formula="of:=[.B1339]/60" office:value-type="float" office:value="120.866666666667" calcext:value-type="float">
            <text:p>120,866666666667</text:p>
          </table:table-cell>
          <table:table-cell office:value-type="float" office:value="3.866948" calcext:value-type="float">
            <text:p>3,866948</text:p>
          </table:table-cell>
          <table:table-cell table:formula="of:=[.D1339]-3.866" office:value-type="float" office:value="0.000947999999999727" calcext:value-type="float">
            <text:p>0,000948</text:p>
          </table:table-cell>
          <table:table-cell table:formula="of:=AVERAGE([.E1316:.E1339])" office:value-type="float" office:value="0.00123774999999987" calcext:value-type="float">
            <text:p>0,00123775</text:p>
          </table:table-cell>
        </table:table-row>
        <table:table-row table:style-name="ro1">
          <table:table-cell office:value-type="float" office:value="1479496803" calcext:value-type="float">
            <text:p>1479496803</text:p>
          </table:table-cell>
          <table:table-cell table:formula="of:=[.A1340]-[.$A$2]" office:value-type="float" office:value="7257" calcext:value-type="float">
            <text:p>7257</text:p>
          </table:table-cell>
          <table:table-cell table:formula="of:=[.B1340]/60" office:value-type="float" office:value="120.95" calcext:value-type="float">
            <text:p>120,95</text:p>
          </table:table-cell>
          <table:table-cell office:value-type="float" office:value="3.866936" calcext:value-type="float">
            <text:p>3,866936</text:p>
          </table:table-cell>
          <table:table-cell table:formula="of:=[.D1340]-3.866" office:value-type="float" office:value="0.000935999999999826" calcext:value-type="float">
            <text:p>0,000936</text:p>
          </table:table-cell>
          <table:table-cell table:formula="of:=AVERAGE([.E1317:.E1340])" office:value-type="float" office:value="0.00106849999999986" calcext:value-type="float">
            <text:p>0,0010685</text:p>
          </table:table-cell>
        </table:table-row>
        <table:table-row table:style-name="ro1">
          <table:table-cell office:value-type="float" office:value="1479496808" calcext:value-type="float">
            <text:p>1479496808</text:p>
          </table:table-cell>
          <table:table-cell table:formula="of:=[.A1341]-[.$A$2]" office:value-type="float" office:value="7262" calcext:value-type="float">
            <text:p>7262</text:p>
          </table:table-cell>
          <table:table-cell table:formula="of:=[.B1341]/60" office:value-type="float" office:value="121.033333333333" calcext:value-type="float">
            <text:p>121,033333333333</text:p>
          </table:table-cell>
          <table:table-cell office:value-type="float" office:value="3.866915" calcext:value-type="float">
            <text:p>3,866915</text:p>
          </table:table-cell>
          <table:table-cell table:formula="of:=[.D1341]-3.866" office:value-type="float" office:value="0.000914999999999999" calcext:value-type="float">
            <text:p>0,000915</text:p>
          </table:table-cell>
          <table:table-cell table:formula="of:=AVERAGE([.E1318:.E1341])" office:value-type="float" office:value="0.00106729166666653" calcext:value-type="float">
            <text:p>0,001067291666667</text:p>
          </table:table-cell>
        </table:table-row>
        <table:table-row table:style-name="ro1">
          <table:table-cell office:value-type="float" office:value="1479496813" calcext:value-type="float">
            <text:p>1479496813</text:p>
          </table:table-cell>
          <table:table-cell table:formula="of:=[.A1342]-[.$A$2]" office:value-type="float" office:value="7267" calcext:value-type="float">
            <text:p>7267</text:p>
          </table:table-cell>
          <table:table-cell table:formula="of:=[.B1342]/60" office:value-type="float" office:value="121.116666666667" calcext:value-type="float">
            <text:p>121,116666666667</text:p>
          </table:table-cell>
          <table:table-cell office:value-type="float" office:value="3.866911" calcext:value-type="float">
            <text:p>3,866911</text:p>
          </table:table-cell>
          <table:table-cell table:formula="of:=[.D1342]-3.866" office:value-type="float" office:value="0.000910999999999884" calcext:value-type="float">
            <text:p>0,000911</text:p>
          </table:table-cell>
          <table:table-cell table:formula="of:=AVERAGE([.E1319:.E1342])" office:value-type="float" office:value="0.00106379166666652" calcext:value-type="float">
            <text:p>0,001063791666667</text:p>
          </table:table-cell>
        </table:table-row>
        <table:table-row table:style-name="ro1">
          <table:table-cell office:value-type="float" office:value="1479496818" calcext:value-type="float">
            <text:p>1479496818</text:p>
          </table:table-cell>
          <table:table-cell table:formula="of:=[.A1343]-[.$A$2]" office:value-type="float" office:value="7272" calcext:value-type="float">
            <text:p>7272</text:p>
          </table:table-cell>
          <table:table-cell table:formula="of:=[.B1343]/60" office:value-type="float" office:value="121.2" calcext:value-type="float">
            <text:p>121,2</text:p>
          </table:table-cell>
          <table:table-cell office:value-type="float" office:value="3.866942" calcext:value-type="float">
            <text:p>3,866942</text:p>
          </table:table-cell>
          <table:table-cell table:formula="of:=[.D1343]-3.866" office:value-type="float" office:value="0.000941999999999776" calcext:value-type="float">
            <text:p>0,000942</text:p>
          </table:table-cell>
          <table:table-cell table:formula="of:=AVERAGE([.E1320:.E1343])" office:value-type="float" office:value="0.000932749999999853" calcext:value-type="float">
            <text:p>0,00093275</text:p>
          </table:table-cell>
        </table:table-row>
        <table:table-row table:style-name="ro1">
          <table:table-cell office:value-type="float" office:value="1479496824" calcext:value-type="float">
            <text:p>1479496824</text:p>
          </table:table-cell>
          <table:table-cell table:formula="of:=[.A1344]-[.$A$2]" office:value-type="float" office:value="7278" calcext:value-type="float">
            <text:p>7278</text:p>
          </table:table-cell>
          <table:table-cell table:formula="of:=[.B1344]/60" office:value-type="float" office:value="121.3" calcext:value-type="float">
            <text:p>121,3</text:p>
          </table:table-cell>
          <table:table-cell office:value-type="float" office:value="3.866913" calcext:value-type="float">
            <text:p>3,866913</text:p>
          </table:table-cell>
          <table:table-cell table:formula="of:=[.D1344]-3.866" office:value-type="float" office:value="0.00091299999999972" calcext:value-type="float">
            <text:p>0,000913</text:p>
          </table:table-cell>
          <table:table-cell table:formula="of:=AVERAGE([.E1321:.E1344])" office:value-type="float" office:value="0.000932458333333182" calcext:value-type="float">
            <text:p>0,000932458333333</text:p>
          </table:table-cell>
        </table:table-row>
        <table:table-row table:style-name="ro1">
          <table:table-cell office:value-type="float" office:value="1479496829" calcext:value-type="float">
            <text:p>1479496829</text:p>
          </table:table-cell>
          <table:table-cell table:formula="of:=[.A1345]-[.$A$2]" office:value-type="float" office:value="7283" calcext:value-type="float">
            <text:p>7283</text:p>
          </table:table-cell>
          <table:table-cell table:formula="of:=[.B1345]/60" office:value-type="float" office:value="121.383333333333" calcext:value-type="float">
            <text:p>121,383333333333</text:p>
          </table:table-cell>
          <table:table-cell office:value-type="float" office:value="3.866906" calcext:value-type="float">
            <text:p>3,866906</text:p>
          </table:table-cell>
          <table:table-cell table:formula="of:=[.D1345]-3.866" office:value-type="float" office:value="0.000906000000000073" calcext:value-type="float">
            <text:p>0,000906</text:p>
          </table:table-cell>
          <table:table-cell table:formula="of:=AVERAGE([.E1322:.E1345])" office:value-type="float" office:value="0.000930416666666526" calcext:value-type="float">
            <text:p>0,000930416666667</text:p>
          </table:table-cell>
        </table:table-row>
        <table:table-row table:style-name="ro1">
          <table:table-cell office:value-type="float" office:value="1479496834" calcext:value-type="float">
            <text:p>1479496834</text:p>
          </table:table-cell>
          <table:table-cell table:formula="of:=[.A1346]-[.$A$2]" office:value-type="float" office:value="7288" calcext:value-type="float">
            <text:p>7288</text:p>
          </table:table-cell>
          <table:table-cell table:formula="of:=[.B1346]/60" office:value-type="float" office:value="121.466666666667" calcext:value-type="float">
            <text:p>121,466666666667</text:p>
          </table:table-cell>
          <table:table-cell office:value-type="float" office:value="3.866942" calcext:value-type="float">
            <text:p>3,866942</text:p>
          </table:table-cell>
          <table:table-cell table:formula="of:=[.D1346]-3.866" office:value-type="float" office:value="0.000941999999999776" calcext:value-type="float">
            <text:p>0,000942</text:p>
          </table:table-cell>
          <table:table-cell table:formula="of:=AVERAGE([.E1323:.E1346])" office:value-type="float" office:value="0.000930458333333199" calcext:value-type="float">
            <text:p>0,000930458333333</text:p>
          </table:table-cell>
        </table:table-row>
        <table:table-row table:style-name="ro1">
          <table:table-cell office:value-type="float" office:value="1479496839" calcext:value-type="float">
            <text:p>1479496839</text:p>
          </table:table-cell>
          <table:table-cell table:formula="of:=[.A1347]-[.$A$2]" office:value-type="float" office:value="7293" calcext:value-type="float">
            <text:p>7293</text:p>
          </table:table-cell>
          <table:table-cell table:formula="of:=[.B1347]/60" office:value-type="float" office:value="121.55" calcext:value-type="float">
            <text:p>121,55</text:p>
          </table:table-cell>
          <table:table-cell office:value-type="float" office:value="3.866902" calcext:value-type="float">
            <text:p>3,866902</text:p>
          </table:table-cell>
          <table:table-cell table:formula="of:=[.D1347]-3.866" office:value-type="float" office:value="0.000901999999999958" calcext:value-type="float">
            <text:p>0,000902</text:p>
          </table:table-cell>
          <table:table-cell table:formula="of:=AVERAGE([.E1324:.E1347])" office:value-type="float" office:value="0.000929166666666537" calcext:value-type="float">
            <text:p>0,000929166666667</text:p>
          </table:table-cell>
        </table:table-row>
        <table:table-row table:style-name="ro1">
          <table:table-cell office:value-type="float" office:value="1479496845" calcext:value-type="float">
            <text:p>1479496845</text:p>
          </table:table-cell>
          <table:table-cell table:formula="of:=[.A1348]-[.$A$2]" office:value-type="float" office:value="7299" calcext:value-type="float">
            <text:p>7299</text:p>
          </table:table-cell>
          <table:table-cell table:formula="of:=[.B1348]/60" office:value-type="float" office:value="121.65" calcext:value-type="float">
            <text:p>121,65</text:p>
          </table:table-cell>
          <table:table-cell office:value-type="float" office:value="3.86693" calcext:value-type="float">
            <text:p>3,86693</text:p>
          </table:table-cell>
          <table:table-cell table:formula="of:=[.D1348]-3.866" office:value-type="float" office:value="0.000929999999999875" calcext:value-type="float">
            <text:p>0,00093</text:p>
          </table:table-cell>
          <table:table-cell table:formula="of:=AVERAGE([.E1325:.E1348])" office:value-type="float" office:value="0.000928958333333211" calcext:value-type="float">
            <text:p>0,000928958333333</text:p>
          </table:table-cell>
        </table:table-row>
        <table:table-row table:style-name="ro1">
          <table:table-cell office:value-type="float" office:value="1479496850" calcext:value-type="float">
            <text:p>1479496850</text:p>
          </table:table-cell>
          <table:table-cell table:formula="of:=[.A1349]-[.$A$2]" office:value-type="float" office:value="7304" calcext:value-type="float">
            <text:p>7304</text:p>
          </table:table-cell>
          <table:table-cell table:formula="of:=[.B1349]/60" office:value-type="float" office:value="121.733333333333" calcext:value-type="float">
            <text:p>121,733333333333</text:p>
          </table:table-cell>
          <table:table-cell office:value-type="float" office:value="3.866951" calcext:value-type="float">
            <text:p>3,866951</text:p>
          </table:table-cell>
          <table:table-cell table:formula="of:=[.D1349]-3.866" office:value-type="float" office:value="0.000950999999999702" calcext:value-type="float">
            <text:p>0,000951</text:p>
          </table:table-cell>
          <table:table-cell table:formula="of:=AVERAGE([.E1326:.E1349])" office:value-type="float" office:value="0.000928624999999868" calcext:value-type="float">
            <text:p>0,000928625</text:p>
          </table:table-cell>
        </table:table-row>
        <table:table-row table:style-name="ro1">
          <table:table-cell office:value-type="float" office:value="1479496855" calcext:value-type="float">
            <text:p>1479496855</text:p>
          </table:table-cell>
          <table:table-cell table:formula="of:=[.A1350]-[.$A$2]" office:value-type="float" office:value="7309" calcext:value-type="float">
            <text:p>7309</text:p>
          </table:table-cell>
          <table:table-cell table:formula="of:=[.B1350]/60" office:value-type="float" office:value="121.816666666667" calcext:value-type="float">
            <text:p>121,816666666667</text:p>
          </table:table-cell>
          <table:table-cell office:value-type="float" office:value="3.866962" calcext:value-type="float">
            <text:p>3,866962</text:p>
          </table:table-cell>
          <table:table-cell table:formula="of:=[.D1350]-3.866" office:value-type="float" office:value="0.000961999999999907" calcext:value-type="float">
            <text:p>0,000962</text:p>
          </table:table-cell>
          <table:table-cell table:formula="of:=AVERAGE([.E1327:.E1350])" office:value-type="float" office:value="0.000931208333333193" calcext:value-type="float">
            <text:p>0,000931208333333</text:p>
          </table:table-cell>
        </table:table-row>
        <table:table-row table:style-name="ro1">
          <table:table-cell office:value-type="float" office:value="1479496860" calcext:value-type="float">
            <text:p>1479496860</text:p>
          </table:table-cell>
          <table:table-cell table:formula="of:=[.A1351]-[.$A$2]" office:value-type="float" office:value="7314" calcext:value-type="float">
            <text:p>7314</text:p>
          </table:table-cell>
          <table:table-cell table:formula="of:=[.B1351]/60" office:value-type="float" office:value="121.9" calcext:value-type="float">
            <text:p>121,9</text:p>
          </table:table-cell>
          <table:table-cell office:value-type="float" office:value="3.866933" calcext:value-type="float">
            <text:p>3,866933</text:p>
          </table:table-cell>
          <table:table-cell table:formula="of:=[.D1351]-3.866" office:value-type="float" office:value="0.000932999999999851" calcext:value-type="float">
            <text:p>0,000933</text:p>
          </table:table-cell>
          <table:table-cell table:formula="of:=AVERAGE([.E1328:.E1351])" office:value-type="float" office:value="0.00093216666666653" calcext:value-type="float">
            <text:p>0,000932166666667</text:p>
          </table:table-cell>
        </table:table-row>
        <table:table-row table:style-name="ro1">
          <table:table-cell office:value-type="float" office:value="1479496865" calcext:value-type="float">
            <text:p>1479496865</text:p>
          </table:table-cell>
          <table:table-cell table:formula="of:=[.A1352]-[.$A$2]" office:value-type="float" office:value="7319" calcext:value-type="float">
            <text:p>7319</text:p>
          </table:table-cell>
          <table:table-cell table:formula="of:=[.B1352]/60" office:value-type="float" office:value="121.983333333333" calcext:value-type="float">
            <text:p>121,983333333333</text:p>
          </table:table-cell>
          <table:table-cell office:value-type="float" office:value="3.866931" calcext:value-type="float">
            <text:p>3,866931</text:p>
          </table:table-cell>
          <table:table-cell table:formula="of:=[.D1352]-3.866" office:value-type="float" office:value="0.000931000000000015" calcext:value-type="float">
            <text:p>0,000931</text:p>
          </table:table-cell>
          <table:table-cell table:formula="of:=AVERAGE([.E1329:.E1352])" office:value-type="float" office:value="0.000931541666666536" calcext:value-type="float">
            <text:p>0,000931541666667</text:p>
          </table:table-cell>
        </table:table-row>
        <table:table-row table:style-name="ro1">
          <table:table-cell office:value-type="float" office:value="1479496871" calcext:value-type="float">
            <text:p>1479496871</text:p>
          </table:table-cell>
          <table:table-cell table:formula="of:=[.A1353]-[.$A$2]" office:value-type="float" office:value="7325" calcext:value-type="float">
            <text:p>7325</text:p>
          </table:table-cell>
          <table:table-cell table:formula="of:=[.B1353]/60" office:value-type="float" office:value="122.083333333333" calcext:value-type="float">
            <text:p>122,083333333333</text:p>
          </table:table-cell>
          <table:table-cell office:value-type="float" office:value="3.86691" calcext:value-type="float">
            <text:p>3,86691</text:p>
          </table:table-cell>
          <table:table-cell table:formula="of:=[.D1353]-3.866" office:value-type="float" office:value="0.000909999999999744" calcext:value-type="float">
            <text:p>0,00091</text:p>
          </table:table-cell>
          <table:table-cell table:formula="of:=AVERAGE([.E1330:.E1353])" office:value-type="float" office:value="0.000931791666666534" calcext:value-type="float">
            <text:p>0,000931791666667</text:p>
          </table:table-cell>
        </table:table-row>
        <table:table-row table:style-name="ro1">
          <table:table-cell office:value-type="float" office:value="1479496876" calcext:value-type="float">
            <text:p>1479496876</text:p>
          </table:table-cell>
          <table:table-cell table:formula="of:=[.A1354]-[.$A$2]" office:value-type="float" office:value="7330" calcext:value-type="float">
            <text:p>7330</text:p>
          </table:table-cell>
          <table:table-cell table:formula="of:=[.B1354]/60" office:value-type="float" office:value="122.166666666667" calcext:value-type="float">
            <text:p>122,166666666667</text:p>
          </table:table-cell>
          <table:table-cell office:value-type="float" office:value="3.866947" calcext:value-type="float">
            <text:p>3,866947</text:p>
          </table:table-cell>
          <table:table-cell table:formula="of:=[.D1354]-3.866" office:value-type="float" office:value="0.000946999999999587" calcext:value-type="float">
            <text:p>0,000947</text:p>
          </table:table-cell>
          <table:table-cell table:formula="of:=AVERAGE([.E1331:.E1354])" office:value-type="float" office:value="0.000933499999999846" calcext:value-type="float">
            <text:p>0,0009335</text:p>
          </table:table-cell>
        </table:table-row>
        <table:table-row table:style-name="ro1">
          <table:table-cell office:value-type="float" office:value="1479496881" calcext:value-type="float">
            <text:p>1479496881</text:p>
          </table:table-cell>
          <table:table-cell table:formula="of:=[.A1355]-[.$A$2]" office:value-type="float" office:value="7335" calcext:value-type="float">
            <text:p>7335</text:p>
          </table:table-cell>
          <table:table-cell table:formula="of:=[.B1355]/60" office:value-type="float" office:value="122.25" calcext:value-type="float">
            <text:p>122,25</text:p>
          </table:table-cell>
          <table:table-cell office:value-type="float" office:value="3.866951" calcext:value-type="float">
            <text:p>3,866951</text:p>
          </table:table-cell>
          <table:table-cell table:formula="of:=[.D1355]-3.866" office:value-type="float" office:value="0.000950999999999702" calcext:value-type="float">
            <text:p>0,000951</text:p>
          </table:table-cell>
          <table:table-cell table:formula="of:=AVERAGE([.E1332:.E1355])" office:value-type="float" office:value="0.000934999999999834" calcext:value-type="float">
            <text:p>0,000935</text:p>
          </table:table-cell>
        </table:table-row>
        <table:table-row table:style-name="ro1">
          <table:table-cell office:value-type="float" office:value="1479496887" calcext:value-type="float">
            <text:p>1479496887</text:p>
          </table:table-cell>
          <table:table-cell table:formula="of:=[.A1356]-[.$A$2]" office:value-type="float" office:value="7341" calcext:value-type="float">
            <text:p>7341</text:p>
          </table:table-cell>
          <table:table-cell table:formula="of:=[.B1356]/60" office:value-type="float" office:value="122.35" calcext:value-type="float">
            <text:p>122,35</text:p>
          </table:table-cell>
          <table:table-cell office:value-type="float" office:value="3.866912" calcext:value-type="float">
            <text:p>3,866912</text:p>
          </table:table-cell>
          <table:table-cell table:formula="of:=[.D1356]-3.866" office:value-type="float" office:value="0.000912000000000024" calcext:value-type="float">
            <text:p>0,000912</text:p>
          </table:table-cell>
          <table:table-cell table:formula="of:=AVERAGE([.E1333:.E1356])" office:value-type="float" office:value="0.000933999999999842" calcext:value-type="float">
            <text:p>0,000934</text:p>
          </table:table-cell>
        </table:table-row>
        <table:table-row table:style-name="ro1">
          <table:table-cell office:value-type="float" office:value="1479496892" calcext:value-type="float">
            <text:p>1479496892</text:p>
          </table:table-cell>
          <table:table-cell table:formula="of:=[.A1357]-[.$A$2]" office:value-type="float" office:value="7346" calcext:value-type="float">
            <text:p>7346</text:p>
          </table:table-cell>
          <table:table-cell table:formula="of:=[.B1357]/60" office:value-type="float" office:value="122.433333333333" calcext:value-type="float">
            <text:p>122,433333333333</text:p>
          </table:table-cell>
          <table:table-cell office:value-type="float" office:value="3.866917" calcext:value-type="float">
            <text:p>3,866917</text:p>
          </table:table-cell>
          <table:table-cell table:formula="of:=[.D1357]-3.866" office:value-type="float" office:value="0.000916999999999835" calcext:value-type="float">
            <text:p>0,000917</text:p>
          </table:table-cell>
          <table:table-cell table:formula="of:=AVERAGE([.E1334:.E1357])" office:value-type="float" office:value="0.000931958333333168" calcext:value-type="float">
            <text:p>0,000931958333333</text:p>
          </table:table-cell>
        </table:table-row>
        <table:table-row table:style-name="ro1">
          <table:table-cell office:value-type="float" office:value="1479496897" calcext:value-type="float">
            <text:p>1479496897</text:p>
          </table:table-cell>
          <table:table-cell table:formula="of:=[.A1358]-[.$A$2]" office:value-type="float" office:value="7351" calcext:value-type="float">
            <text:p>7351</text:p>
          </table:table-cell>
          <table:table-cell table:formula="of:=[.B1358]/60" office:value-type="float" office:value="122.516666666667" calcext:value-type="float">
            <text:p>122,516666666667</text:p>
          </table:table-cell>
          <table:table-cell office:value-type="float" office:value="3.86692" calcext:value-type="float">
            <text:p>3,86692</text:p>
          </table:table-cell>
          <table:table-cell table:formula="of:=[.D1358]-3.866" office:value-type="float" office:value="0.00091999999999981" calcext:value-type="float">
            <text:p>0,00092</text:p>
          </table:table-cell>
          <table:table-cell table:formula="of:=AVERAGE([.E1335:.E1358])" office:value-type="float" office:value="0.000931874999999841" calcext:value-type="float">
            <text:p>0,000931875</text:p>
          </table:table-cell>
        </table:table-row>
        <table:table-row table:style-name="ro1">
          <table:table-cell office:value-type="float" office:value="1479496902" calcext:value-type="float">
            <text:p>1479496902</text:p>
          </table:table-cell>
          <table:table-cell table:formula="of:=[.A1359]-[.$A$2]" office:value-type="float" office:value="7356" calcext:value-type="float">
            <text:p>7356</text:p>
          </table:table-cell>
          <table:table-cell table:formula="of:=[.B1359]/60" office:value-type="float" office:value="122.6" calcext:value-type="float">
            <text:p>122,6</text:p>
          </table:table-cell>
          <table:table-cell office:value-type="float" office:value="3.86691" calcext:value-type="float">
            <text:p>3,86691</text:p>
          </table:table-cell>
          <table:table-cell table:formula="of:=[.D1359]-3.866" office:value-type="float" office:value="0.000909999999999744" calcext:value-type="float">
            <text:p>0,00091</text:p>
          </table:table-cell>
          <table:table-cell table:formula="of:=AVERAGE([.E1336:.E1359])" office:value-type="float" office:value="0.00093170833333317" calcext:value-type="float">
            <text:p>0,000931708333333</text:p>
          </table:table-cell>
        </table:table-row>
        <table:table-row table:style-name="ro1">
          <table:table-cell office:value-type="float" office:value="1479496908" calcext:value-type="float">
            <text:p>1479496908</text:p>
          </table:table-cell>
          <table:table-cell table:formula="of:=[.A1360]-[.$A$2]" office:value-type="float" office:value="7362" calcext:value-type="float">
            <text:p>7362</text:p>
          </table:table-cell>
          <table:table-cell table:formula="of:=[.B1360]/60" office:value-type="float" office:value="122.7" calcext:value-type="float">
            <text:p>122,7</text:p>
          </table:table-cell>
          <table:table-cell office:value-type="float" office:value="3.866937" calcext:value-type="float">
            <text:p>3,866937</text:p>
          </table:table-cell>
          <table:table-cell table:formula="of:=[.D1360]-3.866" office:value-type="float" office:value="0.000936999999999966" calcext:value-type="float">
            <text:p>0,000937</text:p>
          </table:table-cell>
          <table:table-cell table:formula="of:=AVERAGE([.E1337:.E1360])" office:value-type="float" office:value="0.000930624999999833" calcext:value-type="float">
            <text:p>0,000930625</text:p>
          </table:table-cell>
        </table:table-row>
        <table:table-row table:style-name="ro1">
          <table:table-cell office:value-type="float" office:value="1479496913" calcext:value-type="float">
            <text:p>1479496913</text:p>
          </table:table-cell>
          <table:table-cell table:formula="of:=[.A1361]-[.$A$2]" office:value-type="float" office:value="7367" calcext:value-type="float">
            <text:p>7367</text:p>
          </table:table-cell>
          <table:table-cell table:formula="of:=[.B1361]/60" office:value-type="float" office:value="122.783333333333" calcext:value-type="float">
            <text:p>122,783333333333</text:p>
          </table:table-cell>
          <table:table-cell office:value-type="float" office:value="3.866924" calcext:value-type="float">
            <text:p>3,866924</text:p>
          </table:table-cell>
          <table:table-cell table:formula="of:=[.D1361]-3.866" office:value-type="float" office:value="0.000923999999999925" calcext:value-type="float">
            <text:p>0,000924</text:p>
          </table:table-cell>
          <table:table-cell table:formula="of:=AVERAGE([.E1338:.E1361])" office:value-type="float" office:value="0.000929499999999842" calcext:value-type="float">
            <text:p>0,0009295</text:p>
          </table:table-cell>
        </table:table-row>
        <table:table-row table:style-name="ro1">
          <table:table-cell office:value-type="float" office:value="1479496918" calcext:value-type="float">
            <text:p>1479496918</text:p>
          </table:table-cell>
          <table:table-cell table:formula="of:=[.A1362]-[.$A$2]" office:value-type="float" office:value="7372" calcext:value-type="float">
            <text:p>7372</text:p>
          </table:table-cell>
          <table:table-cell table:formula="of:=[.B1362]/60" office:value-type="float" office:value="122.866666666667" calcext:value-type="float">
            <text:p>122,866666666667</text:p>
          </table:table-cell>
          <table:table-cell office:value-type="float" office:value="3.866964" calcext:value-type="float">
            <text:p>3,866964</text:p>
          </table:table-cell>
          <table:table-cell table:formula="of:=[.D1362]-3.866" office:value-type="float" office:value="0.000963999999999743" calcext:value-type="float">
            <text:p>0,000964</text:p>
          </table:table-cell>
          <table:table-cell table:formula="of:=AVERAGE([.E1339:.E1362])" office:value-type="float" office:value="0.00092974999999984" calcext:value-type="float">
            <text:p>0,00092975</text:p>
          </table:table-cell>
        </table:table-row>
        <table:table-row table:style-name="ro1">
          <table:table-cell office:value-type="float" office:value="1479496923" calcext:value-type="float">
            <text:p>1479496923</text:p>
          </table:table-cell>
          <table:table-cell table:formula="of:=[.A1363]-[.$A$2]" office:value-type="float" office:value="7377" calcext:value-type="float">
            <text:p>7377</text:p>
          </table:table-cell>
          <table:table-cell table:formula="of:=[.B1363]/60" office:value-type="float" office:value="122.95" calcext:value-type="float">
            <text:p>122,95</text:p>
          </table:table-cell>
          <table:table-cell office:value-type="float" office:value="3.866953" calcext:value-type="float">
            <text:p>3,866953</text:p>
          </table:table-cell>
          <table:table-cell table:formula="of:=[.D1363]-3.866" office:value-type="float" office:value="0.000952999999999982" calcext:value-type="float">
            <text:p>0,000953</text:p>
          </table:table-cell>
          <table:table-cell table:formula="of:=AVERAGE([.E1340:.E1363])" office:value-type="float" office:value="0.000929958333333184" calcext:value-type="float">
            <text:p>0,000929958333333</text:p>
          </table:table-cell>
        </table:table-row>
        <table:table-row table:style-name="ro1">
          <table:table-cell office:value-type="float" office:value="1479496928" calcext:value-type="float">
            <text:p>1479496928</text:p>
          </table:table-cell>
          <table:table-cell table:formula="of:=[.A1364]-[.$A$2]" office:value-type="float" office:value="7382" calcext:value-type="float">
            <text:p>7382</text:p>
          </table:table-cell>
          <table:table-cell table:formula="of:=[.B1364]/60" office:value-type="float" office:value="123.033333333333" calcext:value-type="float">
            <text:p>123,033333333333</text:p>
          </table:table-cell>
          <table:table-cell office:value-type="float" office:value="3.866908" calcext:value-type="float">
            <text:p>3,866908</text:p>
          </table:table-cell>
          <table:table-cell table:formula="of:=[.D1364]-3.866" office:value-type="float" office:value="0.000907999999999909" calcext:value-type="float">
            <text:p>0,000908</text:p>
          </table:table-cell>
          <table:table-cell table:formula="of:=AVERAGE([.E1341:.E1364])" office:value-type="float" office:value="0.000928791666666521" calcext:value-type="float">
            <text:p>0,000928791666667</text:p>
          </table:table-cell>
        </table:table-row>
        <table:table-row table:style-name="ro1">
          <table:table-cell office:value-type="float" office:value="1479496934" calcext:value-type="float">
            <text:p>1479496934</text:p>
          </table:table-cell>
          <table:table-cell table:formula="of:=[.A1365]-[.$A$2]" office:value-type="float" office:value="7388" calcext:value-type="float">
            <text:p>7388</text:p>
          </table:table-cell>
          <table:table-cell table:formula="of:=[.B1365]/60" office:value-type="float" office:value="123.133333333333" calcext:value-type="float">
            <text:p>123,133333333333</text:p>
          </table:table-cell>
          <table:table-cell office:value-type="float" office:value="3.866941" calcext:value-type="float">
            <text:p>3,866941</text:p>
          </table:table-cell>
          <table:table-cell table:formula="of:=[.D1365]-3.866" office:value-type="float" office:value="0.000940999999999637" calcext:value-type="float">
            <text:p>0,000941</text:p>
          </table:table-cell>
          <table:table-cell table:formula="of:=AVERAGE([.E1342:.E1365])" office:value-type="float" office:value="0.000929874999999839" calcext:value-type="float">
            <text:p>0,000929875</text:p>
          </table:table-cell>
        </table:table-row>
        <table:table-row table:style-name="ro1">
          <table:table-cell office:value-type="float" office:value="1479496939" calcext:value-type="float">
            <text:p>1479496939</text:p>
          </table:table-cell>
          <table:table-cell table:formula="of:=[.A1366]-[.$A$2]" office:value-type="float" office:value="7393" calcext:value-type="float">
            <text:p>7393</text:p>
          </table:table-cell>
          <table:table-cell table:formula="of:=[.B1366]/60" office:value-type="float" office:value="123.216666666667" calcext:value-type="float">
            <text:p>123,216666666667</text:p>
          </table:table-cell>
          <table:table-cell office:value-type="float" office:value="3.86694" calcext:value-type="float">
            <text:p>3,86694</text:p>
          </table:table-cell>
          <table:table-cell table:formula="of:=[.D1366]-3.866" office:value-type="float" office:value="0.000939999999999941" calcext:value-type="float">
            <text:p>0,00094</text:p>
          </table:table-cell>
          <table:table-cell table:formula="of:=AVERAGE([.E1343:.E1366])" office:value-type="float" office:value="0.000931083333333175" calcext:value-type="float">
            <text:p>0,000931083333333</text:p>
          </table:table-cell>
        </table:table-row>
        <table:table-row table:style-name="ro1">
          <table:table-cell office:value-type="float" office:value="1479496944" calcext:value-type="float">
            <text:p>1479496944</text:p>
          </table:table-cell>
          <table:table-cell table:formula="of:=[.A1367]-[.$A$2]" office:value-type="float" office:value="7398" calcext:value-type="float">
            <text:p>7398</text:p>
          </table:table-cell>
          <table:table-cell table:formula="of:=[.B1367]/60" office:value-type="float" office:value="123.3" calcext:value-type="float">
            <text:p>123,3</text:p>
          </table:table-cell>
          <table:table-cell office:value-type="float" office:value="3.866909" calcext:value-type="float">
            <text:p>3,866909</text:p>
          </table:table-cell>
          <table:table-cell table:formula="of:=[.D1367]-3.866" office:value-type="float" office:value="0.000908999999999605" calcext:value-type="float">
            <text:p>0,000909</text:p>
          </table:table-cell>
          <table:table-cell table:formula="of:=AVERAGE([.E1344:.E1367])" office:value-type="float" office:value="0.000929708333333168" calcext:value-type="float">
            <text:p>0,000929708333333</text:p>
          </table:table-cell>
        </table:table-row>
        <table:table-row table:style-name="ro1">
          <table:table-cell office:value-type="float" office:value="1479496949" calcext:value-type="float">
            <text:p>1479496949</text:p>
          </table:table-cell>
          <table:table-cell table:formula="of:=[.A1368]-[.$A$2]" office:value-type="float" office:value="7403" calcext:value-type="float">
            <text:p>7403</text:p>
          </table:table-cell>
          <table:table-cell table:formula="of:=[.B1368]/60" office:value-type="float" office:value="123.383333333333" calcext:value-type="float">
            <text:p>123,383333333333</text:p>
          </table:table-cell>
          <table:table-cell office:value-type="float" office:value="3.866952" calcext:value-type="float">
            <text:p>3,866952</text:p>
          </table:table-cell>
          <table:table-cell table:formula="of:=[.D1368]-3.866" office:value-type="float" office:value="0.000951999999999842" calcext:value-type="float">
            <text:p>0,000952</text:p>
          </table:table-cell>
          <table:table-cell table:formula="of:=AVERAGE([.E1345:.E1368])" office:value-type="float" office:value="0.000931333333333173" calcext:value-type="float">
            <text:p>0,000931333333333</text:p>
          </table:table-cell>
        </table:table-row>
        <table:table-row table:style-name="ro1">
          <table:table-cell office:value-type="float" office:value="1479496955" calcext:value-type="float">
            <text:p>1479496955</text:p>
          </table:table-cell>
          <table:table-cell table:formula="of:=[.A1369]-[.$A$2]" office:value-type="float" office:value="7409" calcext:value-type="float">
            <text:p>7409</text:p>
          </table:table-cell>
          <table:table-cell table:formula="of:=[.B1369]/60" office:value-type="float" office:value="123.483333333333" calcext:value-type="float">
            <text:p>123,483333333333</text:p>
          </table:table-cell>
          <table:table-cell office:value-type="float" office:value="3.866965" calcext:value-type="float">
            <text:p>3,866965</text:p>
          </table:table-cell>
          <table:table-cell table:formula="of:=[.D1369]-3.866" office:value-type="float" office:value="0.000964999999999883" calcext:value-type="float">
            <text:p>0,000965</text:p>
          </table:table-cell>
          <table:table-cell table:formula="of:=AVERAGE([.E1346:.E1369])" office:value-type="float" office:value="0.000933791666666498" calcext:value-type="float">
            <text:p>0,000933791666666</text:p>
          </table:table-cell>
        </table:table-row>
        <table:table-row table:style-name="ro1">
          <table:table-cell office:value-type="float" office:value="1479496960" calcext:value-type="float">
            <text:p>1479496960</text:p>
          </table:table-cell>
          <table:table-cell table:formula="of:=[.A1370]-[.$A$2]" office:value-type="float" office:value="7414" calcext:value-type="float">
            <text:p>7414</text:p>
          </table:table-cell>
          <table:table-cell table:formula="of:=[.B1370]/60" office:value-type="float" office:value="123.566666666667" calcext:value-type="float">
            <text:p>123,566666666667</text:p>
          </table:table-cell>
          <table:table-cell office:value-type="float" office:value="3.866957" calcext:value-type="float">
            <text:p>3,866957</text:p>
          </table:table-cell>
          <table:table-cell table:formula="of:=[.D1370]-3.866" office:value-type="float" office:value="0.000957000000000097" calcext:value-type="float">
            <text:p>0,000957</text:p>
          </table:table-cell>
          <table:table-cell table:formula="of:=AVERAGE([.E1347:.E1370])" office:value-type="float" office:value="0.000934416666666512" calcext:value-type="float">
            <text:p>0,000934416666667</text:p>
          </table:table-cell>
        </table:table-row>
        <table:table-row table:style-name="ro1">
          <table:table-cell office:value-type="float" office:value="1479496965" calcext:value-type="float">
            <text:p>1479496965</text:p>
          </table:table-cell>
          <table:table-cell table:formula="of:=[.A1371]-[.$A$2]" office:value-type="float" office:value="7419" calcext:value-type="float">
            <text:p>7419</text:p>
          </table:table-cell>
          <table:table-cell table:formula="of:=[.B1371]/60" office:value-type="float" office:value="123.65" calcext:value-type="float">
            <text:p>123,65</text:p>
          </table:table-cell>
          <table:table-cell office:value-type="float" office:value="3.866923" calcext:value-type="float">
            <text:p>3,866923</text:p>
          </table:table-cell>
          <table:table-cell table:formula="of:=[.D1371]-3.866" office:value-type="float" office:value="0.000922999999999785" calcext:value-type="float">
            <text:p>0,000923</text:p>
          </table:table-cell>
          <table:table-cell table:formula="of:=AVERAGE([.E1348:.E1371])" office:value-type="float" office:value="0.000935291666666505" calcext:value-type="float">
            <text:p>0,000935291666667</text:p>
          </table:table-cell>
        </table:table-row>
        <table:table-row table:style-name="ro1">
          <table:table-cell office:value-type="float" office:value="1479496971" calcext:value-type="float">
            <text:p>1479496971</text:p>
          </table:table-cell>
          <table:table-cell table:formula="of:=[.A1372]-[.$A$2]" office:value-type="float" office:value="7425" calcext:value-type="float">
            <text:p>7425</text:p>
          </table:table-cell>
          <table:table-cell table:formula="of:=[.B1372]/60" office:value-type="float" office:value="123.75" calcext:value-type="float">
            <text:p>123,75</text:p>
          </table:table-cell>
          <table:table-cell office:value-type="float" office:value="3.866905" calcext:value-type="float">
            <text:p>3,866905</text:p>
          </table:table-cell>
          <table:table-cell table:formula="of:=[.D1372]-3.866" office:value-type="float" office:value="0.000904999999999934" calcext:value-type="float">
            <text:p>0,000905</text:p>
          </table:table-cell>
          <table:table-cell table:formula="of:=AVERAGE([.E1349:.E1372])" office:value-type="float" office:value="0.00093424999999984" calcext:value-type="float">
            <text:p>0,00093425</text:p>
          </table:table-cell>
        </table:table-row>
        <table:table-row table:style-name="ro1">
          <table:table-cell office:value-type="float" office:value="1479496976" calcext:value-type="float">
            <text:p>1479496976</text:p>
          </table:table-cell>
          <table:table-cell table:formula="of:=[.A1373]-[.$A$2]" office:value-type="float" office:value="7430" calcext:value-type="float">
            <text:p>7430</text:p>
          </table:table-cell>
          <table:table-cell table:formula="of:=[.B1373]/60" office:value-type="float" office:value="123.833333333333" calcext:value-type="float">
            <text:p>123,833333333333</text:p>
          </table:table-cell>
          <table:table-cell office:value-type="float" office:value="3.866908" calcext:value-type="float">
            <text:p>3,866908</text:p>
          </table:table-cell>
          <table:table-cell table:formula="of:=[.D1373]-3.866" office:value-type="float" office:value="0.000907999999999909" calcext:value-type="float">
            <text:p>0,000908</text:p>
          </table:table-cell>
          <table:table-cell table:formula="of:=AVERAGE([.E1350:.E1373])" office:value-type="float" office:value="0.000932458333333182" calcext:value-type="float">
            <text:p>0,000932458333333</text:p>
          </table:table-cell>
        </table:table-row>
        <table:table-row table:style-name="ro1">
          <table:table-cell office:value-type="float" office:value="1479496981" calcext:value-type="float">
            <text:p>1479496981</text:p>
          </table:table-cell>
          <table:table-cell table:formula="of:=[.A1374]-[.$A$2]" office:value-type="float" office:value="7435" calcext:value-type="float">
            <text:p>7435</text:p>
          </table:table-cell>
          <table:table-cell table:formula="of:=[.B1374]/60" office:value-type="float" office:value="123.916666666667" calcext:value-type="float">
            <text:p>123,916666666667</text:p>
          </table:table-cell>
          <table:table-cell office:value-type="float" office:value="3.866918" calcext:value-type="float">
            <text:p>3,866918</text:p>
          </table:table-cell>
          <table:table-cell table:formula="of:=[.D1374]-3.866" office:value-type="float" office:value="0.000917999999999974" calcext:value-type="float">
            <text:p>0,000918</text:p>
          </table:table-cell>
          <table:table-cell table:formula="of:=AVERAGE([.E1351:.E1374])" office:value-type="float" office:value="0.000930624999999852" calcext:value-type="float">
            <text:p>0,000930625</text:p>
          </table:table-cell>
        </table:table-row>
        <table:table-row table:style-name="ro1">
          <table:table-cell office:value-type="float" office:value="1479496986" calcext:value-type="float">
            <text:p>1479496986</text:p>
          </table:table-cell>
          <table:table-cell table:formula="of:=[.A1375]-[.$A$2]" office:value-type="float" office:value="7440" calcext:value-type="float">
            <text:p>7440</text:p>
          </table:table-cell>
          <table:table-cell table:formula="of:=[.B1375]/60" office:value-type="float" office:value="124" calcext:value-type="float">
            <text:p>124</text:p>
          </table:table-cell>
          <table:table-cell office:value-type="float" office:value="3.866967" calcext:value-type="float">
            <text:p>3,866967</text:p>
          </table:table-cell>
          <table:table-cell table:formula="of:=[.D1375]-3.866" office:value-type="float" office:value="0.000966999999999718" calcext:value-type="float">
            <text:p>0,000967</text:p>
          </table:table-cell>
          <table:table-cell table:formula="of:=AVERAGE([.E1352:.E1375])" office:value-type="float" office:value="0.000932041666666513" calcext:value-type="float">
            <text:p>0,000932041666667</text:p>
          </table:table-cell>
        </table:table-row>
        <table:table-row table:style-name="ro1">
          <table:table-cell office:value-type="float" office:value="1479496991" calcext:value-type="float">
            <text:p>1479496991</text:p>
          </table:table-cell>
          <table:table-cell table:formula="of:=[.A1376]-[.$A$2]" office:value-type="float" office:value="7445" calcext:value-type="float">
            <text:p>7445</text:p>
          </table:table-cell>
          <table:table-cell table:formula="of:=[.B1376]/60" office:value-type="float" office:value="124.083333333333" calcext:value-type="float">
            <text:p>124,083333333333</text:p>
          </table:table-cell>
          <table:table-cell office:value-type="float" office:value="3.866948" calcext:value-type="float">
            <text:p>3,866948</text:p>
          </table:table-cell>
          <table:table-cell table:formula="of:=[.D1376]-3.866" office:value-type="float" office:value="0.000947999999999727" calcext:value-type="float">
            <text:p>0,000948</text:p>
          </table:table-cell>
          <table:table-cell table:formula="of:=AVERAGE([.E1353:.E1376])" office:value-type="float" office:value="0.000932749999999834" calcext:value-type="float">
            <text:p>0,00093275</text:p>
          </table:table-cell>
        </table:table-row>
        <table:table-row table:style-name="ro1">
          <table:table-cell office:value-type="float" office:value="1479496997" calcext:value-type="float">
            <text:p>1479496997</text:p>
          </table:table-cell>
          <table:table-cell table:formula="of:=[.A1377]-[.$A$2]" office:value-type="float" office:value="7451" calcext:value-type="float">
            <text:p>7451</text:p>
          </table:table-cell>
          <table:table-cell table:formula="of:=[.B1377]/60" office:value-type="float" office:value="124.183333333333" calcext:value-type="float">
            <text:p>124,183333333333</text:p>
          </table:table-cell>
          <table:table-cell office:value-type="float" office:value="3.866922" calcext:value-type="float">
            <text:p>3,866922</text:p>
          </table:table-cell>
          <table:table-cell table:formula="of:=[.D1377]-3.866" office:value-type="float" office:value="0.000921999999999645" calcext:value-type="float">
            <text:p>0,000922</text:p>
          </table:table-cell>
          <table:table-cell table:formula="of:=AVERAGE([.E1354:.E1377])" office:value-type="float" office:value="0.00093324999999983" calcext:value-type="float">
            <text:p>0,00093325</text:p>
          </table:table-cell>
        </table:table-row>
        <table:table-row table:style-name="ro1">
          <table:table-cell office:value-type="float" office:value="1479497002" calcext:value-type="float">
            <text:p>1479497002</text:p>
          </table:table-cell>
          <table:table-cell table:formula="of:=[.A1378]-[.$A$2]" office:value-type="float" office:value="7456" calcext:value-type="float">
            <text:p>7456</text:p>
          </table:table-cell>
          <table:table-cell table:formula="of:=[.B1378]/60" office:value-type="float" office:value="124.266666666667" calcext:value-type="float">
            <text:p>124,266666666667</text:p>
          </table:table-cell>
          <table:table-cell office:value-type="float" office:value="3.866744" calcext:value-type="float">
            <text:p>3,866744</text:p>
          </table:table-cell>
          <table:table-cell table:formula="of:=[.D1378]-3.866" office:value-type="float" office:value="0.000743999999999634" calcext:value-type="float">
            <text:p>0,000744</text:p>
          </table:table-cell>
          <table:table-cell table:formula="of:=AVERAGE([.E1355:.E1378])" office:value-type="float" office:value="0.000924791666666499" calcext:value-type="float">
            <text:p>0,000924791666666</text:p>
          </table:table-cell>
        </table:table-row>
        <table:table-row table:style-name="ro1">
          <table:table-cell office:value-type="float" office:value="1479497007" calcext:value-type="float">
            <text:p>1479497007</text:p>
          </table:table-cell>
          <table:table-cell table:formula="of:=[.A1379]-[.$A$2]" office:value-type="float" office:value="7461" calcext:value-type="float">
            <text:p>7461</text:p>
          </table:table-cell>
          <table:table-cell table:formula="of:=[.B1379]/60" office:value-type="float" office:value="124.35" calcext:value-type="float">
            <text:p>124,35</text:p>
          </table:table-cell>
          <table:table-cell office:value-type="float" office:value="3.86674" calcext:value-type="float">
            <text:p>3,86674</text:p>
          </table:table-cell>
          <table:table-cell table:formula="of:=[.D1379]-3.866" office:value-type="float" office:value="0.000739999999999963" calcext:value-type="float">
            <text:p>0,00074</text:p>
          </table:table-cell>
          <table:table-cell table:formula="of:=AVERAGE([.E1356:.E1379])" office:value-type="float" office:value="0.000915999999999843" calcext:value-type="float">
            <text:p>0,000916</text:p>
          </table:table-cell>
        </table:table-row>
        <table:table-row table:style-name="ro1">
          <table:table-cell office:value-type="float" office:value="1479497012" calcext:value-type="float">
            <text:p>1479497012</text:p>
          </table:table-cell>
          <table:table-cell table:formula="of:=[.A1380]-[.$A$2]" office:value-type="float" office:value="7466" calcext:value-type="float">
            <text:p>7466</text:p>
          </table:table-cell>
          <table:table-cell table:formula="of:=[.B1380]/60" office:value-type="float" office:value="124.433333333333" calcext:value-type="float">
            <text:p>124,433333333333</text:p>
          </table:table-cell>
          <table:table-cell office:value-type="float" office:value="3.866741" calcext:value-type="float">
            <text:p>3,866741</text:p>
          </table:table-cell>
          <table:table-cell table:formula="of:=[.D1380]-3.866" office:value-type="float" office:value="0.000741000000000103" calcext:value-type="float">
            <text:p>0,000741</text:p>
          </table:table-cell>
          <table:table-cell table:formula="of:=AVERAGE([.E1357:.E1380])" office:value-type="float" office:value="0.000908874999999846" calcext:value-type="float">
            <text:p>0,000908875</text:p>
          </table:table-cell>
        </table:table-row>
        <table:table-row table:style-name="ro1">
          <table:table-cell office:value-type="float" office:value="1479497018" calcext:value-type="float">
            <text:p>1479497018</text:p>
          </table:table-cell>
          <table:table-cell table:formula="of:=[.A1381]-[.$A$2]" office:value-type="float" office:value="7472" calcext:value-type="float">
            <text:p>7472</text:p>
          </table:table-cell>
          <table:table-cell table:formula="of:=[.B1381]/60" office:value-type="float" office:value="124.533333333333" calcext:value-type="float">
            <text:p>124,533333333333</text:p>
          </table:table-cell>
          <table:table-cell office:value-type="float" office:value="3.866745" calcext:value-type="float">
            <text:p>3,866745</text:p>
          </table:table-cell>
          <table:table-cell table:formula="of:=[.D1381]-3.866" office:value-type="float" office:value="0.000744999999999774" calcext:value-type="float">
            <text:p>0,000745</text:p>
          </table:table-cell>
          <table:table-cell table:formula="of:=AVERAGE([.E1358:.E1381])" office:value-type="float" office:value="0.000901708333333177" calcext:value-type="float">
            <text:p>0,000901708333333</text:p>
          </table:table-cell>
        </table:table-row>
        <table:table-row table:style-name="ro1">
          <table:table-cell office:value-type="float" office:value="1479497023" calcext:value-type="float">
            <text:p>1479497023</text:p>
          </table:table-cell>
          <table:table-cell table:formula="of:=[.A1382]-[.$A$2]" office:value-type="float" office:value="7477" calcext:value-type="float">
            <text:p>7477</text:p>
          </table:table-cell>
          <table:table-cell table:formula="of:=[.B1382]/60" office:value-type="float" office:value="124.616666666667" calcext:value-type="float">
            <text:p>124,616666666667</text:p>
          </table:table-cell>
          <table:table-cell office:value-type="float" office:value="3.866735" calcext:value-type="float">
            <text:p>3,866735</text:p>
          </table:table-cell>
          <table:table-cell table:formula="of:=[.D1382]-3.866" office:value-type="float" office:value="0.000734999999999708" calcext:value-type="float">
            <text:p>0,000735</text:p>
          </table:table-cell>
          <table:table-cell table:formula="of:=AVERAGE([.E1359:.E1382])" office:value-type="float" office:value="0.000893999999999839" calcext:value-type="float">
            <text:p>0,000894</text:p>
          </table:table-cell>
        </table:table-row>
        <table:table-row table:style-name="ro1">
          <table:table-cell office:value-type="float" office:value="1479497028" calcext:value-type="float">
            <text:p>1479497028</text:p>
          </table:table-cell>
          <table:table-cell table:formula="of:=[.A1383]-[.$A$2]" office:value-type="float" office:value="7482" calcext:value-type="float">
            <text:p>7482</text:p>
          </table:table-cell>
          <table:table-cell table:formula="of:=[.B1383]/60" office:value-type="float" office:value="124.7" calcext:value-type="float">
            <text:p>124,7</text:p>
          </table:table-cell>
          <table:table-cell office:value-type="float" office:value="3.866744" calcext:value-type="float">
            <text:p>3,866744</text:p>
          </table:table-cell>
          <table:table-cell table:formula="of:=[.D1383]-3.866" office:value-type="float" office:value="0.000743999999999634" calcext:value-type="float">
            <text:p>0,000744</text:p>
          </table:table-cell>
          <table:table-cell table:formula="of:=AVERAGE([.E1360:.E1383])" office:value-type="float" office:value="0.000887083333333168" calcext:value-type="float">
            <text:p>0,000887083333333</text:p>
          </table:table-cell>
        </table:table-row>
        <table:table-row table:style-name="ro1">
          <table:table-cell office:value-type="float" office:value="1479497033" calcext:value-type="float">
            <text:p>1479497033</text:p>
          </table:table-cell>
          <table:table-cell table:formula="of:=[.A1384]-[.$A$2]" office:value-type="float" office:value="7487" calcext:value-type="float">
            <text:p>7487</text:p>
          </table:table-cell>
          <table:table-cell table:formula="of:=[.B1384]/60" office:value-type="float" office:value="124.783333333333" calcext:value-type="float">
            <text:p>124,783333333333</text:p>
          </table:table-cell>
          <table:table-cell office:value-type="float" office:value="3.866744" calcext:value-type="float">
            <text:p>3,866744</text:p>
          </table:table-cell>
          <table:table-cell table:formula="of:=[.D1384]-3.866" office:value-type="float" office:value="0.000743999999999634" calcext:value-type="float">
            <text:p>0,000744</text:p>
          </table:table-cell>
          <table:table-cell table:formula="of:=AVERAGE([.E1361:.E1384])" office:value-type="float" office:value="0.000879041666666488" calcext:value-type="float">
            <text:p>0,000879041666666</text:p>
          </table:table-cell>
        </table:table-row>
        <table:table-row table:style-name="ro1">
          <table:table-cell office:value-type="float" office:value="1479497038" calcext:value-type="float">
            <text:p>1479497038</text:p>
          </table:table-cell>
          <table:table-cell table:formula="of:=[.A1385]-[.$A$2]" office:value-type="float" office:value="7492" calcext:value-type="float">
            <text:p>7492</text:p>
          </table:table-cell>
          <table:table-cell table:formula="of:=[.B1385]/60" office:value-type="float" office:value="124.866666666667" calcext:value-type="float">
            <text:p>124,866666666667</text:p>
          </table:table-cell>
          <table:table-cell office:value-type="float" office:value="3.866738" calcext:value-type="float">
            <text:p>3,866738</text:p>
          </table:table-cell>
          <table:table-cell table:formula="of:=[.D1385]-3.866" office:value-type="float" office:value="0.000737999999999683" calcext:value-type="float">
            <text:p>0,000738</text:p>
          </table:table-cell>
          <table:table-cell table:formula="of:=AVERAGE([.E1362:.E1385])" office:value-type="float" office:value="0.000871291666666478" calcext:value-type="float">
            <text:p>0,000871291666666</text:p>
          </table:table-cell>
        </table:table-row>
        <table:table-row table:style-name="ro1">
          <table:table-cell office:value-type="float" office:value="1479497044" calcext:value-type="float">
            <text:p>1479497044</text:p>
          </table:table-cell>
          <table:table-cell table:formula="of:=[.A1386]-[.$A$2]" office:value-type="float" office:value="7498" calcext:value-type="float">
            <text:p>7498</text:p>
          </table:table-cell>
          <table:table-cell table:formula="of:=[.B1386]/60" office:value-type="float" office:value="124.966666666667" calcext:value-type="float">
            <text:p>124,966666666667</text:p>
          </table:table-cell>
          <table:table-cell office:value-type="float" office:value="3.866739" calcext:value-type="float">
            <text:p>3,866739</text:p>
          </table:table-cell>
          <table:table-cell table:formula="of:=[.D1386]-3.866" office:value-type="float" office:value="0.000738999999999823" calcext:value-type="float">
            <text:p>0,000739</text:p>
          </table:table-cell>
          <table:table-cell table:formula="of:=AVERAGE([.E1363:.E1386])" office:value-type="float" office:value="0.000861916666666481" calcext:value-type="float">
            <text:p>0,000861916666666</text:p>
          </table:table-cell>
        </table:table-row>
        <table:table-row table:style-name="ro1">
          <table:table-cell office:value-type="float" office:value="1479497049" calcext:value-type="float">
            <text:p>1479497049</text:p>
          </table:table-cell>
          <table:table-cell table:formula="of:=[.A1387]-[.$A$2]" office:value-type="float" office:value="7503" calcext:value-type="float">
            <text:p>7503</text:p>
          </table:table-cell>
          <table:table-cell table:formula="of:=[.B1387]/60" office:value-type="float" office:value="125.05" calcext:value-type="float">
            <text:p>125,05</text:p>
          </table:table-cell>
          <table:table-cell office:value-type="float" office:value="3.866739" calcext:value-type="float">
            <text:p>3,866739</text:p>
          </table:table-cell>
          <table:table-cell table:formula="of:=[.D1387]-3.866" office:value-type="float" office:value="0.000738999999999823" calcext:value-type="float">
            <text:p>0,000739</text:p>
          </table:table-cell>
          <table:table-cell table:formula="of:=AVERAGE([.E1364:.E1387])" office:value-type="float" office:value="0.000852999999999808" calcext:value-type="float">
            <text:p>0,0008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Linux_X86_64 LibreOffice_project/20m0$Build-3</meta:generator>
    <dc:date>2016-11-18T20:59:47.330341350</dc:date>
    <meta:editing-duration>PT14M58S</meta:editing-duration>
    <meta:editing-cycles>2</meta:editing-cycles>
    <meta:document-statistic meta:table-count="1" meta:cell-count="829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163cm" svg:height="9.006cm" xlink:href=".." xlink:type="simple" chart:class="chart:scatter" chart:column-mapping="0 2 1" chart:style-name="ch1">
        <chart:legend chart:legend-position="end" svg:x="21.053cm" svg:y="3.955cm" style:legend-expansion="high" chart:style-name="ch2"/>
        <chart:plot-area chart:style-name="ch3" table:cell-range-address="Buntwäsche01_01.C1:Buntwäsche01_01.C1387 Buntwäsche01_01.E1:Buntwäsche01_01.F1387" chart:data-source-has-labels="row" svg:x="0.483cm" svg:y="0.18cm" svg:width="20.087cm" svg:height="8.646cm">
          <chartooo:coordinate-region svg:x="1.21cm" svg:y="0.379cm" svg:width="19.08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untwäsche01_01.F2:Buntwäsche01_01.F1387" chart:label-cell-address="Buntwäsche01_01.F1:Buntwäsche01_01.F1" chart:class="chart:scatter">
            <chart:domain table:cell-range-address="Buntwäsche01_01.C2:Buntwäsche01_01.C1387"/>
            <chart:data-point chart:repeated="1386"/>
          </chart:series>
          <chart:series chart:style-name="ch7" chart:values-cell-range-address="Buntwäsche01_01.E2:Buntwäsche01_01.E1387" chart:label-cell-address="Buntwäsche01_01.E1:Buntwäsche01_01.E1" chart:class="chart:scatter">
            <chart:data-point chart:repeated="138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  <table:table-cell office:value-type="string">
                <text:p>Mittelwert</text:p>
                <draw:g>
                  <svg:desc>Buntwäsche01_01.F1:Buntwäsche01_01.F1</svg:desc>
                </draw:g>
              </table:table-cell>
              <table:table-cell office:value-type="string">
                <text:p>Strom korrigiert</text:p>
                <draw:g>
                  <svg:desc>Buntwäsche01_01.E1:Buntwäsche01_0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Buntwäsche01_01.C2:Buntwäsche01_01.C1387</svg:desc>
                </draw:g>
              </table:table-cell>
              <table:table-cell office:value-type="float" office:value="NaN">
                <text:p>NaN</text:p>
                <draw:g>
                  <svg:desc>Buntwäsche01_01.F2:Buntwäsche01_01.F1387</svg:desc>
                </draw:g>
              </table:table-cell>
              <table:table-cell office:value-type="float" office:value="0">
                <text:p>0</text:p>
                <draw:g>
                  <svg:desc>Buntwäsche01_01.E2:Buntwäsche01_01.E13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83333333333333">
                <text:p>0.1833333333333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33333333333333">
                <text:p>0.4333333333333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00299999999999967">
                <text:p>0.002999999999999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16666666666667">
                <text:p>0.61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00199999999999978">
                <text:p>0.001999999999999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83333333333333">
                <text:p>0.78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00299999999999967">
                <text:p>0.002999999999999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83333333333333">
                <text:p>0.88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00199999999999978">
                <text:p>0.001999999999999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00199999999999978">
                <text:p>0.001999999999999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5">
                <text:p>1.0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13333333333333">
                <text:p>1.1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21666666666667">
                <text:p>1.21666666666667</text:p>
              </table:table-cell>
              <table:table-cell office:value-type="float" office:value="NaN">
                <text:p>NaN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31666666666667">
                <text:p>1.3166666666666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48333333333333">
                <text:p>1.48333333333333</text:p>
              </table:table-cell>
              <table:table-cell office:value-type="float" office:value="NaN">
                <text:p>NaN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56666666666667">
                <text:p>1.5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0089999999999999">
                <text:p>0.00899999999999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75">
                <text:p>1.75</text:p>
              </table:table-cell>
              <table:table-cell office:value-type="float" office:value="NaN">
                <text:p>NaN</text:p>
              </table:table-cell>
              <table:table-cell office:value-type="float" office:value="0.00999999999999979">
                <text:p>0.009999999999999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83333333333333">
                <text:p>1.8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93333333333333">
                <text:p>1.9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01666666666667">
                <text:p>2.01666666666667</text:p>
              </table:table-cell>
              <table:table-cell office:value-type="float" office:value="0.00216666666666658">
                <text:p>0.00216666666666658</text:p>
              </table:table-cell>
              <table:table-cell office:value-type="float" office:value="0.0150000000000001">
                <text:p>0.01500000000000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1">
                <text:p>2.1</text:p>
              </table:table-cell>
              <table:table-cell office:value-type="float" office:value="0.0022499999999999">
                <text:p>0.0022499999999999</text:p>
              </table:table-cell>
              <table:table-cell office:value-type="float" office:value="0.00199999999999978">
                <text:p>0.001999999999999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18333333333333">
                <text:p>2.18333333333333</text:p>
              </table:table-cell>
              <table:table-cell office:value-type="float" office:value="0.00233333333333322">
                <text:p>0.00233333333333322</text:p>
              </table:table-cell>
              <table:table-cell office:value-type="float" office:value="0.00199999999999978">
                <text:p>0.001999999999999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26666666666667">
                <text:p>2.26666666666667</text:p>
              </table:table-cell>
              <table:table-cell office:value-type="float" office:value="0.0026249999999999">
                <text:p>0.0026249999999999</text:p>
              </table:table-cell>
              <table:table-cell office:value-type="float" office:value="0.00700000000000012">
                <text:p>0.007000000000000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36666666666667">
                <text:p>2.36666666666667</text:p>
              </table:table-cell>
              <table:table-cell office:value-type="float" office:value="0.00295833333333323">
                <text:p>0.00295833333333323</text:p>
              </table:table-cell>
              <table:table-cell office:value-type="float" office:value="0.00800000000000001">
                <text:p>0.008000000000000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45">
                <text:p>2.45</text:p>
              </table:table-cell>
              <table:table-cell office:value-type="float" office:value="0.00304166666666655">
                <text:p>0.00304166666666655</text:p>
              </table:table-cell>
              <table:table-cell office:value-type="float" office:value="0.00199999999999978">
                <text:p>0.001999999999999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53333333333333">
                <text:p>2.53333333333333</text:p>
              </table:table-cell>
              <table:table-cell office:value-type="float" office:value="0.00312499999999988">
                <text:p>0.00312499999999988</text:p>
              </table:table-cell>
              <table:table-cell office:value-type="float" office:value="0.00199999999999978">
                <text:p>0.001999999999999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61666666666667">
                <text:p>2.61666666666667</text:p>
              </table:table-cell>
              <table:table-cell office:value-type="float" office:value="0.00370833333333322">
                <text:p>0.00370833333333322</text:p>
              </table:table-cell>
              <table:table-cell office:value-type="float" office:value="0.0169999999999999">
                <text:p>0.01699999999999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71666666666667">
                <text:p>2.71666666666667</text:p>
              </table:table-cell>
              <table:table-cell office:value-type="float" office:value="0.0036249999999999">
                <text:p>0.003624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8">
                <text:p>2.8</text:p>
              </table:table-cell>
              <table:table-cell office:value-type="float" office:value="0.00383333333333323">
                <text:p>0.00383333333333323</text:p>
              </table:table-cell>
              <table:table-cell office:value-type="float" office:value="0.00499999999999989">
                <text:p>0.004999999999999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88333333333333">
                <text:p>2.88333333333333</text:p>
              </table:table-cell>
              <table:table-cell office:value-type="float" office:value="0.0037499999999999">
                <text:p>0.0037499999999999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96666666666667">
                <text:p>2.96666666666667</text:p>
              </table:table-cell>
              <table:table-cell office:value-type="float" office:value="0.00366666666666658">
                <text:p>0.00366666666666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06666666666667">
                <text:p>3.06666666666667</text:p>
              </table:table-cell>
              <table:table-cell office:value-type="float" office:value="0.00362499999999992">
                <text:p>0.00362499999999992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15">
                <text:p>3.15</text:p>
              </table:table-cell>
              <table:table-cell office:value-type="float" office:value="0.00370833333333324">
                <text:p>0.00370833333333324</text:p>
              </table:table-cell>
              <table:table-cell office:value-type="float" office:value="0.00199999999999978">
                <text:p>0.001999999999999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23333333333333">
                <text:p>3.23333333333333</text:p>
              </table:table-cell>
              <table:table-cell office:value-type="float" office:value="0.0041249999999999">
                <text:p>0.0041249999999999</text:p>
              </table:table-cell>
              <table:table-cell office:value-type="float" office:value="0.0109999999999997">
                <text:p>0.01099999999999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31666666666667">
                <text:p>3.31666666666667</text:p>
              </table:table-cell>
              <table:table-cell office:value-type="float" office:value="0.0041249999999999">
                <text:p>0.0041249999999999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41666666666667">
                <text:p>3.41666666666667</text:p>
              </table:table-cell>
              <table:table-cell office:value-type="float" office:value="0.00516666666666656">
                <text:p>0.00516666666666656</text:p>
              </table:table-cell>
              <table:table-cell office:value-type="float" office:value="0.0249999999999999">
                <text:p>0.02499999999999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5">
                <text:p>3.5</text:p>
              </table:table-cell>
              <table:table-cell office:value-type="float" office:value="0.00537499999999989">
                <text:p>0.00537499999999989</text:p>
              </table:table-cell>
              <table:table-cell office:value-type="float" office:value="0.00499999999999989">
                <text:p>0.004999999999999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58333333333333">
                <text:p>3.58333333333333</text:p>
              </table:table-cell>
              <table:table-cell office:value-type="float" office:value="0.00533333333333323">
                <text:p>0.00533333333333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0.00537499999999989">
                <text:p>0.00537499999999989</text:p>
              </table:table-cell>
              <table:table-cell office:value-type="float" office:value="0.00199999999999978">
                <text:p>0.001999999999999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76666666666667">
                <text:p>3.76666666666667</text:p>
              </table:table-cell>
              <table:table-cell office:value-type="float" office:value="0.00508333333333322">
                <text:p>0.00508333333333322</text:p>
              </table:table-cell>
              <table:table-cell office:value-type="float" office:value="0.00199999999999978">
                <text:p>0.001999999999999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85">
                <text:p>3.85</text:p>
              </table:table-cell>
              <table:table-cell office:value-type="float" office:value="0.00616666666666656">
                <text:p>0.00616666666666656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93333333333333">
                <text:p>3.93333333333333</text:p>
              </table:table-cell>
              <table:table-cell office:value-type="float" office:value="0.0061249999999999">
                <text:p>0.006124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18333333333333">
                <text:p>4.18333333333333</text:p>
              </table:table-cell>
              <table:table-cell office:value-type="float" office:value="0.00629166666666657">
                <text:p>0.00629166666666657</text:p>
              </table:table-cell>
              <table:table-cell office:value-type="float" office:value="0.00499999999999989">
                <text:p>0.0049999999999998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26666666666667">
                <text:p>4.26666666666667</text:p>
              </table:table-cell>
              <table:table-cell office:value-type="float" office:value="0.00733333333333323">
                <text:p>0.0073333333333332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2">
                <text:p>5.2</text:p>
              </table:table-cell>
              <table:table-cell office:value-type="float" office:value="0.00729166666666657">
                <text:p>0.00729166666666657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.3">
                <text:p>5.3</text:p>
              </table:table-cell>
              <table:table-cell office:value-type="float" office:value="0.00724999999999991">
                <text:p>0.00724999999999991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38333333333333">
                <text:p>5.38333333333333</text:p>
              </table:table-cell>
              <table:table-cell office:value-type="float" office:value="0.00945833333333323">
                <text:p>0.00945833333333323</text:p>
              </table:table-cell>
              <table:table-cell office:value-type="float" office:value="0.0600000000000001">
                <text:p>0.06000000000000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46666666666667">
                <text:p>5.46666666666667</text:p>
              </table:table-cell>
              <table:table-cell office:value-type="float" office:value="0.00937499999999989">
                <text:p>0.00937499999999989</text:p>
              </table:table-cell>
              <table:table-cell office:value-type="float" office:value="0.00599999999999978">
                <text:p>0.005999999999999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55">
                <text:p>5.55</text:p>
              </table:table-cell>
              <table:table-cell office:value-type="float" office:value="0.00933333333333323">
                <text:p>0.00933333333333323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65">
                <text:p>5.65</text:p>
              </table:table-cell>
              <table:table-cell office:value-type="float" office:value="0.00929166666666657">
                <text:p>0.00929166666666657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73333333333333">
                <text:p>5.73333333333333</text:p>
              </table:table-cell>
              <table:table-cell office:value-type="float" office:value="0.0124583333333332">
                <text:p>0.0124583333333332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81666666666667">
                <text:p>5.81666666666667</text:p>
              </table:table-cell>
              <table:table-cell office:value-type="float" office:value="0.0125833333333332">
                <text:p>0.0125833333333332</text:p>
              </table:table-cell>
              <table:table-cell office:value-type="float" office:value="0.00299999999999967">
                <text:p>0.002999999999999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91666666666667">
                <text:p>5.91666666666667</text:p>
              </table:table-cell>
              <table:table-cell office:value-type="float" office:value="0.0124166666666666">
                <text:p>0.0124166666666666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">
                <text:p>6</text:p>
              </table:table-cell>
              <table:table-cell office:value-type="float" office:value="0.0124166666666666">
                <text:p>0.0124166666666666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.08333333333333">
                <text:p>6.08333333333333</text:p>
              </table:table-cell>
              <table:table-cell office:value-type="float" office:value="0.0144583333333332">
                <text:p>0.0144583333333332</text:p>
              </table:table-cell>
              <table:table-cell office:value-type="float" office:value="0.0489999999999999">
                <text:p>0.04899999999999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0.0145833333333332">
                <text:p>0.0145833333333332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25">
                <text:p>6.25</text:p>
              </table:table-cell>
              <table:table-cell office:value-type="float" office:value="0.0145416666666666">
                <text:p>0.0145416666666666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35">
                <text:p>6.35</text:p>
              </table:table-cell>
              <table:table-cell office:value-type="float" office:value="0.0141249999999999">
                <text:p>0.0141249999999999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51666666666667">
                <text:p>6.51666666666667</text:p>
              </table:table-cell>
              <table:table-cell office:value-type="float" office:value="0.0143749999999999">
                <text:p>0.0143749999999999</text:p>
              </table:table-cell>
              <table:table-cell office:value-type="float" office:value="0.00700000000000012">
                <text:p>0.007000000000000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6">
                <text:p>6.6</text:p>
              </table:table-cell>
              <table:table-cell office:value-type="float" office:value="0.0133749999999999">
                <text:p>0.0133749999999999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7">
                <text:p>6.7</text:p>
              </table:table-cell>
              <table:table-cell office:value-type="float" office:value="0.0132083333333332">
                <text:p>0.0132083333333332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78333333333333">
                <text:p>6.78333333333333</text:p>
              </table:table-cell>
              <table:table-cell office:value-type="float" office:value="0.0138333333333333">
                <text:p>0.0138333333333333</text:p>
              </table:table-cell>
              <table:table-cell office:value-type="float" office:value="0.0150000000000001">
                <text:p>0.01500000000000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86666666666667">
                <text:p>6.86666666666667</text:p>
              </table:table-cell>
              <table:table-cell office:value-type="float" office:value="0.0141666666666666">
                <text:p>0.0141666666666666</text:p>
              </table:table-cell>
              <table:table-cell office:value-type="float" office:value="0.00999999999999979">
                <text:p>0.0099999999999997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96666666666667">
                <text:p>6.96666666666667</text:p>
              </table:table-cell>
              <table:table-cell office:value-type="float" office:value="0.0141249999999999">
                <text:p>0.0141249999999999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.05">
                <text:p>7.05</text:p>
              </table:table-cell>
              <table:table-cell office:value-type="float" office:value="0.0126666666666666">
                <text:p>0.0126666666666666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.13333333333333">
                <text:p>7.13333333333333</text:p>
              </table:table-cell>
              <table:table-cell office:value-type="float" office:value="0.0147916666666666">
                <text:p>0.0147916666666666</text:p>
              </table:table-cell>
              <table:table-cell office:value-type="float" office:value="0.0509999999999997">
                <text:p>0.05099999999999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21666666666667">
                <text:p>7.21666666666667</text:p>
              </table:table-cell>
              <table:table-cell office:value-type="float" office:value="0.0148333333333332">
                <text:p>0.0148333333333332</text:p>
              </table:table-cell>
              <table:table-cell office:value-type="float" office:value="0.00599999999999978">
                <text:p>0.0059999999999997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3">
                <text:p>7.3</text:p>
              </table:table-cell>
              <table:table-cell office:value-type="float" office:value="0.0132083333333332">
                <text:p>0.0132083333333332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4">
                <text:p>7.4</text:p>
              </table:table-cell>
              <table:table-cell office:value-type="float" office:value="0.0131666666666666">
                <text:p>0.0131666666666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56666666666667">
                <text:p>7.56666666666667</text:p>
              </table:table-cell>
              <table:table-cell office:value-type="float" office:value="0.0131249999999999">
                <text:p>0.013124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65">
                <text:p>7.65</text:p>
              </table:table-cell>
              <table:table-cell office:value-type="float" office:value="0.0106249999999999">
                <text:p>0.010624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75">
                <text:p>7.75</text:p>
              </table:table-cell>
              <table:table-cell office:value-type="float" office:value="0.0104166666666666">
                <text:p>0.0104166666666666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83333333333333">
                <text:p>7.83333333333333</text:p>
              </table:table-cell>
              <table:table-cell office:value-type="float" office:value="0.0104166666666666">
                <text:p>0.0104166666666666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91666666666667">
                <text:p>7.91666666666667</text:p>
              </table:table-cell>
              <table:table-cell office:value-type="float" office:value="0.0104166666666666">
                <text:p>0.0104166666666666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">
                <text:p>8</text:p>
              </table:table-cell>
              <table:table-cell office:value-type="float" office:value="0.0086249999999999">
                <text:p>0.0086249999999999</text:p>
              </table:table-cell>
              <table:table-cell office:value-type="float" office:value="0.0499999999999998">
                <text:p>0.04999999999999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.1">
                <text:p>8.1</text:p>
              </table:table-cell>
              <table:table-cell office:value-type="float" office:value="0.00854166666666658">
                <text:p>0.00854166666666658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.18333333333333">
                <text:p>8.18333333333333</text:p>
              </table:table-cell>
              <table:table-cell office:value-type="float" office:value="0.00854166666666658">
                <text:p>0.00854166666666658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26666666666667">
                <text:p>8.26666666666667</text:p>
              </table:table-cell>
              <table:table-cell office:value-type="float" office:value="0.00979166666666659">
                <text:p>0.00979166666666659</text:p>
              </table:table-cell>
              <table:table-cell office:value-type="float" office:value="0.0310000000000001">
                <text:p>0.03100000000000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35">
                <text:p>8.35</text:p>
              </table:table-cell>
              <table:table-cell office:value-type="float" office:value="0.00812499999999992">
                <text:p>0.00812499999999992</text:p>
              </table:table-cell>
              <table:table-cell office:value-type="float" office:value="0.0089999999999999">
                <text:p>0.00899999999999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45">
                <text:p>8.45</text:p>
              </table:table-cell>
              <table:table-cell office:value-type="float" office:value="0.00799999999999992">
                <text:p>0.00799999999999992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53333333333333">
                <text:p>8.53333333333333</text:p>
              </table:table-cell>
              <table:table-cell office:value-type="float" office:value="0.00799999999999992">
                <text:p>0.00799999999999992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61666666666667">
                <text:p>8.61666666666667</text:p>
              </table:table-cell>
              <table:table-cell office:value-type="float" office:value="0.0102916666666666">
                <text:p>0.0102916666666666</text:p>
              </table:table-cell>
              <table:table-cell office:value-type="float" office:value="0.0560000000000001">
                <text:p>0.05600000000000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7">
                <text:p>8.7</text:p>
              </table:table-cell>
              <table:table-cell office:value-type="float" office:value="0.0100416666666666">
                <text:p>0.0100416666666666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8">
                <text:p>8.8</text:p>
              </table:table-cell>
              <table:table-cell office:value-type="float" office:value="0.0100416666666666">
                <text:p>0.0100416666666666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88333333333333">
                <text:p>8.88333333333333</text:p>
              </table:table-cell>
              <table:table-cell office:value-type="float" office:value="0.0100416666666666">
                <text:p>0.0100416666666666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96666666666667">
                <text:p>8.96666666666667</text:p>
              </table:table-cell>
              <table:table-cell office:value-type="float" office:value="0.0117916666666666">
                <text:p>0.0117916666666666</text:p>
              </table:table-cell>
              <table:table-cell office:value-type="float" office:value="0.0569999999999999">
                <text:p>0.05699999999999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.05">
                <text:p>9.05</text:p>
              </table:table-cell>
              <table:table-cell office:value-type="float" office:value="0.0114166666666666">
                <text:p>0.0114166666666666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13333333333333">
                <text:p>9.13333333333333</text:p>
              </table:table-cell>
              <table:table-cell office:value-type="float" office:value="0.0114166666666666">
                <text:p>0.0114166666666666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23333333333333">
                <text:p>9.23333333333333</text:p>
              </table:table-cell>
              <table:table-cell office:value-type="float" office:value="0.0123749999999999">
                <text:p>0.0123749999999999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31666666666667">
                <text:p>9.31666666666667</text:p>
              </table:table-cell>
              <table:table-cell office:value-type="float" office:value="0.0129583333333333">
                <text:p>0.0129583333333333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4">
                <text:p>9.4</text:p>
              </table:table-cell>
              <table:table-cell office:value-type="float" office:value="0.0127083333333333">
                <text:p>0.012708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48333333333333">
                <text:p>9.48333333333333</text:p>
              </table:table-cell>
              <table:table-cell office:value-type="float" office:value="0.0126666666666666">
                <text:p>0.0126666666666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58333333333333">
                <text:p>9.58333333333333</text:p>
              </table:table-cell>
              <table:table-cell office:value-type="float" office:value="0.0126666666666666">
                <text:p>0.0126666666666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0.0126666666666666">
                <text:p>0.0126666666666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75">
                <text:p>9.75</text:p>
              </table:table-cell>
              <table:table-cell office:value-type="float" office:value="0.0126666666666666">
                <text:p>0.0126666666666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85">
                <text:p>9.85</text:p>
              </table:table-cell>
              <table:table-cell office:value-type="float" office:value="0.187875">
                <text:p>0.187875</text:p>
              </table:table-cell>
              <table:table-cell office:value-type="float" office:value="4.206">
                <text:p>4.20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.93333333333333">
                <text:p>9.93333333333333</text:p>
              </table:table-cell>
              <table:table-cell office:value-type="float" office:value="0.351625">
                <text:p>0.351625</text:p>
              </table:table-cell>
              <table:table-cell office:value-type="float" office:value="3.931">
                <text:p>3.93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0166666666667">
                <text:p>10.0166666666667</text:p>
              </table:table-cell>
              <table:table-cell office:value-type="float" office:value="0.483208333333333">
                <text:p>0.483208333333333</text:p>
              </table:table-cell>
              <table:table-cell office:value-type="float" office:value="3.159">
                <text:p>3.15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1">
                <text:p>10.1</text:p>
              </table:table-cell>
              <table:table-cell office:value-type="float" office:value="0.627083333333333">
                <text:p>0.627083333333333</text:p>
              </table:table-cell>
              <table:table-cell office:value-type="float" office:value="3.503">
                <text:p>3.50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1833333333333">
                <text:p>10.1833333333333</text:p>
              </table:table-cell>
              <table:table-cell office:value-type="float" office:value="0.792083333333333">
                <text:p>0.792083333333333</text:p>
              </table:table-cell>
              <table:table-cell office:value-type="float" office:value="3.961">
                <text:p>3.96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2833333333333">
                <text:p>10.2833333333333</text:p>
              </table:table-cell>
              <table:table-cell office:value-type="float" office:value="0.9265">
                <text:p>0.9265</text:p>
              </table:table-cell>
              <table:table-cell office:value-type="float" office:value="3.227">
                <text:p>3.22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3666666666667">
                <text:p>10.3666666666667</text:p>
              </table:table-cell>
              <table:table-cell office:value-type="float" office:value="1.07083333333333">
                <text:p>1.07083333333333</text:p>
              </table:table-cell>
              <table:table-cell office:value-type="float" office:value="3.495">
                <text:p>3.49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45">
                <text:p>10.45</text:p>
              </table:table-cell>
              <table:table-cell office:value-type="float" office:value="1.216125">
                <text:p>1.216125</text:p>
              </table:table-cell>
              <table:table-cell office:value-type="float" office:value="3.496">
                <text:p>3.49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5333333333333">
                <text:p>10.5333333333333</text:p>
              </table:table-cell>
              <table:table-cell office:value-type="float" office:value="1.36458333333333">
                <text:p>1.36458333333333</text:p>
              </table:table-cell>
              <table:table-cell office:value-type="float" office:value="3.564">
                <text:p>3.56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6333333333333">
                <text:p>10.6333333333333</text:p>
              </table:table-cell>
              <table:table-cell office:value-type="float" office:value="1.49908333333333">
                <text:p>1.49908333333333</text:p>
              </table:table-cell>
              <table:table-cell office:value-type="float" office:value="3.229">
                <text:p>3.22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.7166666666667">
                <text:p>10.7166666666667</text:p>
              </table:table-cell>
              <table:table-cell office:value-type="float" office:value="1.639125">
                <text:p>1.639125</text:p>
              </table:table-cell>
              <table:table-cell office:value-type="float" office:value="3.417">
                <text:p>3.41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.8">
                <text:p>10.8</text:p>
              </table:table-cell>
              <table:table-cell office:value-type="float" office:value="1.79325">
                <text:p>1.7932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.8833333333333">
                <text:p>10.8833333333333</text:p>
              </table:table-cell>
              <table:table-cell office:value-type="float" office:value="1.95029166666667">
                <text:p>1.95029166666667</text:p>
              </table:table-cell>
              <table:table-cell office:value-type="float" office:value="3.77">
                <text:p>3.7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.9666666666667">
                <text:p>10.9666666666667</text:p>
              </table:table-cell>
              <table:table-cell office:value-type="float" office:value="2.09825">
                <text:p>2.09825</text:p>
              </table:table-cell>
              <table:table-cell office:value-type="float" office:value="3.552">
                <text:p>3.55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.0666666666667">
                <text:p>11.0666666666667</text:p>
              </table:table-cell>
              <table:table-cell office:value-type="float" office:value="2.233">
                <text:p>2.233</text:p>
              </table:table-cell>
              <table:table-cell office:value-type="float" office:value="3.291">
                <text:p>3.29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.15">
                <text:p>11.15</text:p>
              </table:table-cell>
              <table:table-cell office:value-type="float" office:value="2.39691666666667">
                <text:p>2.39691666666667</text:p>
              </table:table-cell>
              <table:table-cell office:value-type="float" office:value="3.935">
                <text:p>3.93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.2333333333333">
                <text:p>11.2333333333333</text:p>
              </table:table-cell>
              <table:table-cell office:value-type="float" office:value="2.57733333333333">
                <text:p>2.57733333333333</text:p>
              </table:table-cell>
              <table:table-cell office:value-type="float" office:value="4.331">
                <text:p>4.33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.3333333333333">
                <text:p>11.3333333333333</text:p>
              </table:table-cell>
              <table:table-cell office:value-type="float" office:value="2.73258333333333">
                <text:p>2.73258333333333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.4166666666667">
                <text:p>11.4166666666667</text:p>
              </table:table-cell>
              <table:table-cell office:value-type="float" office:value="2.90120833333333">
                <text:p>2.90120833333333</text:p>
              </table:table-cell>
              <table:table-cell office:value-type="float" office:value="4.112">
                <text:p>4.11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.5">
                <text:p>11.5</text:p>
              </table:table-cell>
              <table:table-cell office:value-type="float" office:value="3.07475">
                <text:p>3.07475</text:p>
              </table:table-cell>
              <table:table-cell office:value-type="float" office:value="4.165">
                <text:p>4.16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.5833333333333">
                <text:p>11.5833333333333</text:p>
              </table:table-cell>
              <table:table-cell office:value-type="float" office:value="3.235">
                <text:p>3.235</text:p>
              </table:table-cell>
              <table:table-cell office:value-type="float" office:value="3.846">
                <text:p>3.84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.6666666666667">
                <text:p>11.6666666666667</text:p>
              </table:table-cell>
              <table:table-cell office:value-type="float" office:value="3.41816666666667">
                <text:p>3.41816666666667</text:p>
              </table:table-cell>
              <table:table-cell office:value-type="float" office:value="4.396">
                <text:p>4.39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.7666666666667">
                <text:p>11.7666666666667</text:p>
              </table:table-cell>
              <table:table-cell office:value-type="float" office:value="3.57208333333333">
                <text:p>3.57208333333333</text:p>
              </table:table-cell>
              <table:table-cell office:value-type="float" office:value="3.694">
                <text:p>3.69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.85">
                <text:p>11.85</text:p>
              </table:table-cell>
              <table:table-cell office:value-type="float" office:value="3.71208333333333">
                <text:p>3.71208333333333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.9333333333333">
                <text:p>11.9333333333333</text:p>
              </table:table-cell>
              <table:table-cell office:value-type="float" office:value="3.70108333333333">
                <text:p>3.70108333333333</text:p>
              </table:table-cell>
              <table:table-cell office:value-type="float" office:value="3.942">
                <text:p>3.94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.0166666666667">
                <text:p>12.0166666666667</text:p>
              </table:table-cell>
              <table:table-cell office:value-type="float" office:value="3.677875">
                <text:p>3.677875</text:p>
              </table:table-cell>
              <table:table-cell office:value-type="float" office:value="3.374">
                <text:p>3.37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.1166666666667">
                <text:p>12.1166666666667</text:p>
              </table:table-cell>
              <table:table-cell office:value-type="float" office:value="3.69691666666667">
                <text:p>3.69691666666667</text:p>
              </table:table-cell>
              <table:table-cell office:value-type="float" office:value="3.616">
                <text:p>3.61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.2">
                <text:p>12.2</text:p>
              </table:table-cell>
              <table:table-cell office:value-type="float" office:value="3.72495833333333">
                <text:p>3.72495833333333</text:p>
              </table:table-cell>
              <table:table-cell office:value-type="float" office:value="4.176">
                <text:p>4.17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2833333333333">
                <text:p>12.2833333333333</text:p>
              </table:table-cell>
              <table:table-cell office:value-type="float" office:value="3.710875">
                <text:p>3.710875</text:p>
              </table:table-cell>
              <table:table-cell office:value-type="float" office:value="3.623">
                <text:p>3.62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.3833333333333">
                <text:p>12.3833333333333</text:p>
              </table:table-cell>
              <table:table-cell office:value-type="float" office:value="3.71716666666667">
                <text:p>3.71716666666667</text:p>
              </table:table-cell>
              <table:table-cell office:value-type="float" office:value="3.378">
                <text:p>3.37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.4666666666667">
                <text:p>12.4666666666667</text:p>
              </table:table-cell>
              <table:table-cell office:value-type="float" office:value="3.76220833333333">
                <text:p>3.76220833333333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.55">
                <text:p>12.55</text:p>
              </table:table-cell>
              <table:table-cell office:value-type="float" office:value="3.78529166666667">
                <text:p>3.78529166666667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.6333333333333">
                <text:p>12.6333333333333</text:p>
              </table:table-cell>
              <table:table-cell office:value-type="float" office:value="3.78341666666667">
                <text:p>3.78341666666667</text:p>
              </table:table-cell>
              <table:table-cell office:value-type="float" office:value="3.519">
                <text:p>3.51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.8166666666667">
                <text:p>12.8166666666667</text:p>
              </table:table-cell>
              <table:table-cell office:value-type="float" office:value="3.81070833333333">
                <text:p>3.81070833333333</text:p>
              </table:table-cell>
              <table:table-cell office:value-type="float" office:value="3.884">
                <text:p>3.88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.9">
                <text:p>12.9</text:p>
              </table:table-cell>
              <table:table-cell office:value-type="float" office:value="3.81545833333333">
                <text:p>3.81545833333333</text:p>
              </table:table-cell>
              <table:table-cell office:value-type="float" office:value="3.531">
                <text:p>3.53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.9833333333333">
                <text:p>12.9833333333333</text:p>
              </table:table-cell>
              <table:table-cell office:value-type="float" office:value="3.80066666666667">
                <text:p>3.80066666666667</text:p>
              </table:table-cell>
              <table:table-cell office:value-type="float" office:value="3.345">
                <text:p>3.34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.0666666666667">
                <text:p>13.0666666666667</text:p>
              </table:table-cell>
              <table:table-cell office:value-type="float" office:value="3.78075">
                <text:p>3.78075</text:p>
              </table:table-cell>
              <table:table-cell office:value-type="float" office:value="3.292">
                <text:p>3.29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.1666666666667">
                <text:p>13.1666666666667</text:p>
              </table:table-cell>
              <table:table-cell office:value-type="float" office:value="3.80329166666667">
                <text:p>3.80329166666667</text:p>
              </table:table-cell>
              <table:table-cell office:value-type="float" office:value="4.093">
                <text:p>4.09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.25">
                <text:p>13.25</text:p>
              </table:table-cell>
              <table:table-cell office:value-type="float" office:value="3.83083333333333">
                <text:p>3.83083333333333</text:p>
              </table:table-cell>
              <table:table-cell office:value-type="float" office:value="3.952">
                <text:p>3.95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.3333333333333">
                <text:p>13.3333333333333</text:p>
              </table:table-cell>
              <table:table-cell office:value-type="float" office:value="3.83570833333333">
                <text:p>3.83570833333333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.4166666666667">
                <text:p>13.4166666666667</text:p>
              </table:table-cell>
              <table:table-cell office:value-type="float" office:value="3.82691666666667">
                <text:p>3.82691666666667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.5">
                <text:p>13.5</text:p>
              </table:table-cell>
              <table:table-cell office:value-type="float" office:value="3.83508333333333">
                <text:p>3.83508333333333</text:p>
              </table:table-cell>
              <table:table-cell office:value-type="float" office:value="3.946">
                <text:p>3.94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3.6">
                <text:p>13.6</text:p>
              </table:table-cell>
              <table:table-cell office:value-type="float" office:value="3.80554166666667">
                <text:p>3.80554166666667</text:p>
              </table:table-cell>
              <table:table-cell office:value-type="float" office:value="3.403">
                <text:p>3.40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3.6833333333333">
                <text:p>13.6833333333333</text:p>
              </table:table-cell>
              <table:table-cell office:value-type="float" office:value="3.78245833333333">
                <text:p>3.78245833333333</text:p>
              </table:table-cell>
              <table:table-cell office:value-type="float" office:value="3.611">
                <text:p>3.61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3.7666666666667">
                <text:p>13.7666666666667</text:p>
              </table:table-cell>
              <table:table-cell office:value-type="float" office:value="3.78808333333333">
                <text:p>3.78808333333333</text:p>
              </table:table-cell>
              <table:table-cell office:value-type="float" office:value="3.981">
                <text:p>3.98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3.85">
                <text:p>13.85</text:p>
              </table:table-cell>
              <table:table-cell office:value-type="float" office:value="3.754375">
                <text:p>3.754375</text:p>
              </table:table-cell>
              <table:table-cell office:value-type="float" office:value="3.587">
                <text:p>3.58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3.95">
                <text:p>13.95</text:p>
              </table:table-cell>
              <table:table-cell office:value-type="float" office:value="3.74483333333333">
                <text:p>3.74483333333333</text:p>
              </table:table-cell>
              <table:table-cell office:value-type="float" office:value="3.465">
                <text:p>3.46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.0333333333333">
                <text:p>14.0333333333333</text:p>
              </table:table-cell>
              <table:table-cell office:value-type="float" office:value="3.76170833333333">
                <text:p>3.76170833333333</text:p>
              </table:table-cell>
              <table:table-cell office:value-type="float" office:value="3.765">
                <text:p>3.76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.1166666666667">
                <text:p>14.1166666666667</text:p>
              </table:table-cell>
              <table:table-cell office:value-type="float" office:value="3.7705">
                <text:p>3.7705</text:p>
              </table:table-cell>
              <table:table-cell office:value-type="float" office:value="4.153">
                <text:p>4.15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.2">
                <text:p>14.2</text:p>
              </table:table-cell>
              <table:table-cell office:value-type="float" office:value="3.785375">
                <text:p>3.785375</text:p>
              </table:table-cell>
              <table:table-cell office:value-type="float" office:value="3.731">
                <text:p>3.73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.3">
                <text:p>14.3</text:p>
              </table:table-cell>
              <table:table-cell office:value-type="float" office:value="3.785375">
                <text:p>3.785375</text:p>
              </table:table-cell>
              <table:table-cell office:value-type="float" office:value="3.616">
                <text:p>3.61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.3833333333333">
                <text:p>14.3833333333333</text:p>
              </table:table-cell>
              <table:table-cell office:value-type="float" office:value="3.77408333333333">
                <text:p>3.77408333333333</text:p>
              </table:table-cell>
              <table:table-cell office:value-type="float" office:value="3.905">
                <text:p>3.90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.4666666666667">
                <text:p>14.4666666666667</text:p>
              </table:table-cell>
              <table:table-cell office:value-type="float" office:value="3.77845833333333">
                <text:p>3.77845833333333</text:p>
              </table:table-cell>
              <table:table-cell office:value-type="float" office:value="3.728">
                <text:p>3.72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4.55">
                <text:p>14.55</text:p>
              </table:table-cell>
              <table:table-cell office:value-type="float" office:value="3.792125">
                <text:p>3.792125</text:p>
              </table:table-cell>
              <table:table-cell office:value-type="float" office:value="3.706">
                <text:p>3.70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4.65">
                <text:p>14.65</text:p>
              </table:table-cell>
              <table:table-cell office:value-type="float" office:value="3.76295833333333">
                <text:p>3.76295833333333</text:p>
              </table:table-cell>
              <table:table-cell office:value-type="float" office:value="3.876">
                <text:p>3.87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4.7333333333333">
                <text:p>14.7333333333333</text:p>
              </table:table-cell>
              <table:table-cell office:value-type="float" office:value="3.73545833333333">
                <text:p>3.73545833333333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4.8166666666667">
                <text:p>14.8166666666667</text:p>
              </table:table-cell>
              <table:table-cell office:value-type="float" office:value="3.74466666666667">
                <text:p>3.74466666666667</text:p>
              </table:table-cell>
              <table:table-cell office:value-type="float" office:value="3.74">
                <text:p>3.7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4.9">
                <text:p>14.9</text:p>
              </table:table-cell>
              <table:table-cell office:value-type="float" office:value="3.729">
                <text:p>3.729</text:p>
              </table:table-cell>
              <table:table-cell office:value-type="float" office:value="3.508">
                <text:p>3.50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">
                <text:p>15</text:p>
              </table:table-cell>
              <table:table-cell office:value-type="float" office:value="3.74679166666667">
                <text:p>3.74679166666667</text:p>
              </table:table-cell>
              <table:table-cell office:value-type="float" office:value="3.958">
                <text:p>3.95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.0833333333333">
                <text:p>15.0833333333333</text:p>
              </table:table-cell>
              <table:table-cell office:value-type="float" office:value="3.73720833333333">
                <text:p>3.73720833333333</text:p>
              </table:table-cell>
              <table:table-cell office:value-type="float" office:value="3.115">
                <text:p>3.11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.1666666666667">
                <text:p>15.1666666666667</text:p>
              </table:table-cell>
              <table:table-cell office:value-type="float" office:value="3.75158333333333">
                <text:p>3.75158333333333</text:p>
              </table:table-cell>
              <table:table-cell office:value-type="float" office:value="3.637">
                <text:p>3.63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5.25">
                <text:p>15.25</text:p>
              </table:table-cell>
              <table:table-cell office:value-type="float" office:value="3.75216666666667">
                <text:p>3.75216666666667</text:p>
              </table:table-cell>
              <table:table-cell office:value-type="float" office:value="4.107">
                <text:p>4.10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5.3333333333333">
                <text:p>15.3333333333333</text:p>
              </table:table-cell>
              <table:table-cell office:value-type="float" office:value="3.72975">
                <text:p>3.72975</text:p>
              </table:table-cell>
              <table:table-cell office:value-type="float" office:value="3.414">
                <text:p>3.41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5.4333333333333">
                <text:p>15.4333333333333</text:p>
              </table:table-cell>
              <table:table-cell office:value-type="float" office:value="3.72508333333333">
                <text:p>3.72508333333333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5.5166666666667">
                <text:p>15.5166666666667</text:p>
              </table:table-cell>
              <table:table-cell office:value-type="float" office:value="3.725">
                <text:p>3.725</text:p>
              </table:table-cell>
              <table:table-cell office:value-type="float" office:value="4.118">
                <text:p>4.11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5.6">
                <text:p>15.6</text:p>
              </table:table-cell>
              <table:table-cell office:value-type="float" office:value="3.71275">
                <text:p>3.71275</text:p>
              </table:table-cell>
              <table:table-cell office:value-type="float" office:value="3.652">
                <text:p>3.65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5.7">
                <text:p>15.7</text:p>
              </table:table-cell>
              <table:table-cell office:value-type="float" office:value="3.71170833333333">
                <text:p>3.71170833333333</text:p>
              </table:table-cell>
              <table:table-cell office:value-type="float" office:value="3.378">
                <text:p>3.37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5.7833333333333">
                <text:p>15.7833333333333</text:p>
              </table:table-cell>
              <table:table-cell office:value-type="float" office:value="3.70529166666667">
                <text:p>3.70529166666667</text:p>
              </table:table-cell>
              <table:table-cell office:value-type="float" office:value="3.457">
                <text:p>3.45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5.8666666666667">
                <text:p>15.8666666666667</text:p>
              </table:table-cell>
              <table:table-cell office:value-type="float" office:value="3.68554166666667">
                <text:p>3.68554166666667</text:p>
              </table:table-cell>
              <table:table-cell office:value-type="float" office:value="3.507">
                <text:p>3.50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5.95">
                <text:p>15.95</text:p>
              </table:table-cell>
              <table:table-cell office:value-type="float" office:value="3.70533333333333">
                <text:p>3.70533333333333</text:p>
              </table:table-cell>
              <table:table-cell office:value-type="float" office:value="4.062">
                <text:p>4.06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.05">
                <text:p>16.05</text:p>
              </table:table-cell>
              <table:table-cell office:value-type="float" office:value="3.736875">
                <text:p>3.736875</text:p>
              </table:table-cell>
              <table:table-cell office:value-type="float" office:value="4.222">
                <text:p>4.22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6.1333333333333">
                <text:p>16.1333333333333</text:p>
              </table:table-cell>
              <table:table-cell office:value-type="float" office:value="3.711">
                <text:p>3.711</text:p>
              </table:table-cell>
              <table:table-cell office:value-type="float" office:value="3.144">
                <text:p>3.14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6.2166666666667">
                <text:p>16.2166666666667</text:p>
              </table:table-cell>
              <table:table-cell office:value-type="float" office:value="3.69379166666667">
                <text:p>3.69379166666667</text:p>
              </table:table-cell>
              <table:table-cell office:value-type="float" office:value="3.74">
                <text:p>3.7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6.3">
                <text:p>16.3</text:p>
              </table:table-cell>
              <table:table-cell office:value-type="float" office:value="3.70641666666667">
                <text:p>3.70641666666667</text:p>
              </table:table-cell>
              <table:table-cell office:value-type="float" office:value="4.034">
                <text:p>4.03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6.3833333333333">
                <text:p>16.3833333333333</text:p>
              </table:table-cell>
              <table:table-cell office:value-type="float" office:value="3.68695833333333">
                <text:p>3.68695833333333</text:p>
              </table:table-cell>
              <table:table-cell office:value-type="float" office:value="3.149">
                <text:p>3.14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6.4833333333333">
                <text:p>16.4833333333333</text:p>
              </table:table-cell>
              <table:table-cell office:value-type="float" office:value="3.70258333333333">
                <text:p>3.70258333333333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6.5666666666667">
                <text:p>16.5666666666667</text:p>
              </table:table-cell>
              <table:table-cell office:value-type="float" office:value="3.69541666666667">
                <text:p>3.69541666666667</text:p>
              </table:table-cell>
              <table:table-cell office:value-type="float" office:value="3.556">
                <text:p>3.55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6.65">
                <text:p>16.65</text:p>
              </table:table-cell>
              <table:table-cell office:value-type="float" office:value="3.69079166666667">
                <text:p>3.69079166666667</text:p>
              </table:table-cell>
              <table:table-cell office:value-type="float" office:value="3.595">
                <text:p>3.59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6.7333333333333">
                <text:p>16.7333333333333</text:p>
              </table:table-cell>
              <table:table-cell office:value-type="float" office:value="3.70395833333333">
                <text:p>3.70395833333333</text:p>
              </table:table-cell>
              <table:table-cell office:value-type="float" office:value="4.192">
                <text:p>4.19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6.8333333333333">
                <text:p>16.8333333333333</text:p>
              </table:table-cell>
              <table:table-cell office:value-type="float" office:value="3.73620833333333">
                <text:p>3.73620833333333</text:p>
              </table:table-cell>
              <table:table-cell office:value-type="float" office:value="4.164">
                <text:p>4.16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6.9166666666667">
                <text:p>16.9166666666667</text:p>
              </table:table-cell>
              <table:table-cell office:value-type="float" office:value="3.74866666666667">
                <text:p>3.74866666666667</text:p>
              </table:table-cell>
              <table:table-cell office:value-type="float" office:value="4.039">
                <text:p>4.03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7">
                <text:p>17</text:p>
              </table:table-cell>
              <table:table-cell office:value-type="float" office:value="3.75445833333333">
                <text:p>3.75445833333333</text:p>
              </table:table-cell>
              <table:table-cell office:value-type="float" office:value="3.647">
                <text:p>3.64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7.1">
                <text:p>17.1</text:p>
              </table:table-cell>
              <table:table-cell office:value-type="float" office:value="3.76458333333333">
                <text:p>3.76458333333333</text:p>
              </table:table-cell>
              <table:table-cell office:value-type="float" office:value="4.201">
                <text:p>4.20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7.1833333333333">
                <text:p>17.1833333333333</text:p>
              </table:table-cell>
              <table:table-cell office:value-type="float" office:value="3.78904166666667">
                <text:p>3.78904166666667</text:p>
              </table:table-cell>
              <table:table-cell office:value-type="float" office:value="3.702">
                <text:p>3.70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7.2666666666667">
                <text:p>17.2666666666667</text:p>
              </table:table-cell>
              <table:table-cell office:value-type="float" office:value="3.80120833333333">
                <text:p>3.80120833333333</text:p>
              </table:table-cell>
              <table:table-cell office:value-type="float" office:value="3.929">
                <text:p>3.92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7.35">
                <text:p>17.35</text:p>
              </table:table-cell>
              <table:table-cell office:value-type="float" office:value="3.79483333333333">
                <text:p>3.79483333333333</text:p>
              </table:table-cell>
              <table:table-cell office:value-type="float" office:value="3.954">
                <text:p>3.95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7.4333333333333">
                <text:p>17.4333333333333</text:p>
              </table:table-cell>
              <table:table-cell office:value-type="float" office:value="3.82283333333333">
                <text:p>3.82283333333333</text:p>
              </table:table-cell>
              <table:table-cell office:value-type="float" office:value="4.086">
                <text:p>4.08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7.5333333333333">
                <text:p>17.5333333333333</text:p>
              </table:table-cell>
              <table:table-cell office:value-type="float" office:value="3.81475">
                <text:p>3.81475</text:p>
              </table:table-cell>
              <table:table-cell office:value-type="float" office:value="3.746">
                <text:p>3.74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7.6166666666667">
                <text:p>17.6166666666667</text:p>
              </table:table-cell>
              <table:table-cell office:value-type="float" office:value="3.80929166666667">
                <text:p>3.80929166666667</text:p>
              </table:table-cell>
              <table:table-cell office:value-type="float" office:value="3.987">
                <text:p>3.98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7.7">
                <text:p>17.7</text:p>
              </table:table-cell>
              <table:table-cell office:value-type="float" office:value="3.81691666666667">
                <text:p>3.81691666666667</text:p>
              </table:table-cell>
              <table:table-cell office:value-type="float" office:value="3.835">
                <text:p>3.83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7.7833333333333">
                <text:p>17.7833333333333</text:p>
              </table:table-cell>
              <table:table-cell office:value-type="float" office:value="3.83883333333333">
                <text:p>3.83883333333333</text:p>
              </table:table-cell>
              <table:table-cell office:value-type="float" office:value="3.904">
                <text:p>3.90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7.8833333333333">
                <text:p>17.8833333333333</text:p>
              </table:table-cell>
              <table:table-cell office:value-type="float" office:value="3.83870833333333">
                <text:p>3.83870833333333</text:p>
              </table:table-cell>
              <table:table-cell office:value-type="float" office:value="3.454">
                <text:p>3.45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7.9666666666667">
                <text:p>17.9666666666667</text:p>
              </table:table-cell>
              <table:table-cell office:value-type="float" office:value="3.85416666666667">
                <text:p>3.85416666666667</text:p>
              </table:table-cell>
              <table:table-cell office:value-type="float" office:value="3.878">
                <text:p>3.87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8.05">
                <text:p>18.05</text:p>
              </table:table-cell>
              <table:table-cell office:value-type="float" office:value="3.832125">
                <text:p>3.832125</text:p>
              </table:table-cell>
              <table:table-cell office:value-type="float" office:value="3.533">
                <text:p>3.53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8.1333333333333">
                <text:p>18.1333333333333</text:p>
              </table:table-cell>
              <table:table-cell office:value-type="float" office:value="3.81833333333333">
                <text:p>3.81833333333333</text:p>
              </table:table-cell>
              <table:table-cell office:value-type="float" office:value="3.891">
                <text:p>3.89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8.2333333333333">
                <text:p>18.2333333333333</text:p>
              </table:table-cell>
              <table:table-cell office:value-type="float" office:value="3.85791666666667">
                <text:p>3.85791666666667</text:p>
              </table:table-cell>
              <table:table-cell office:value-type="float" office:value="4.094">
                <text:p>4.09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8.3166666666667">
                <text:p>18.3166666666667</text:p>
              </table:table-cell>
              <table:table-cell office:value-type="float" office:value="3.83425">
                <text:p>3.83425</text:p>
              </table:table-cell>
              <table:table-cell office:value-type="float" office:value="3.172">
                <text:p>3.17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8.4">
                <text:p>18.4</text:p>
              </table:table-cell>
              <table:table-cell office:value-type="float" office:value="3.81366666666667">
                <text:p>3.81366666666667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8.4833333333333">
                <text:p>18.4833333333333</text:p>
              </table:table-cell>
              <table:table-cell office:value-type="float" office:value="3.825375">
                <text:p>3.825375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8.5833333333333">
                <text:p>18.5833333333333</text:p>
              </table:table-cell>
              <table:table-cell office:value-type="float" office:value="3.8015">
                <text:p>3.8015</text:p>
              </table:table-cell>
              <table:table-cell office:value-type="float" office:value="3.707">
                <text:p>3.70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8.6666666666667">
                <text:p>18.6666666666667</text:p>
              </table:table-cell>
              <table:table-cell office:value-type="float" office:value="3.80070833333333">
                <text:p>3.80070833333333</text:p>
              </table:table-cell>
              <table:table-cell office:value-type="float" office:value="3.537">
                <text:p>3.53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8.75">
                <text:p>18.75</text:p>
              </table:table-cell>
              <table:table-cell office:value-type="float" office:value="3.81270833333333">
                <text:p>3.81270833333333</text:p>
              </table:table-cell>
              <table:table-cell office:value-type="float" office:value="3.883">
                <text:p>3.88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8.8333333333333">
                <text:p>18.8333333333333</text:p>
              </table:table-cell>
              <table:table-cell office:value-type="float" office:value="3.78979166666667">
                <text:p>3.78979166666667</text:p>
              </table:table-cell>
              <table:table-cell office:value-type="float" office:value="3.642">
                <text:p>3.64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8.9166666666667">
                <text:p>18.9166666666667</text:p>
              </table:table-cell>
              <table:table-cell office:value-type="float" office:value="3.784125">
                <text:p>3.784125</text:p>
              </table:table-cell>
              <table:table-cell office:value-type="float" office:value="4.028">
                <text:p>4.02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9.0166666666667">
                <text:p>19.0166666666667</text:p>
              </table:table-cell>
              <table:table-cell office:value-type="float" office:value="3.75983333333333">
                <text:p>3.75983333333333</text:p>
              </table:table-cell>
              <table:table-cell office:value-type="float" office:value="3.456">
                <text:p>3.45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9.1">
                <text:p>19.1</text:p>
              </table:table-cell>
              <table:table-cell office:value-type="float" office:value="3.74995833333333">
                <text:p>3.74995833333333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9.1833333333333">
                <text:p>19.1833333333333</text:p>
              </table:table-cell>
              <table:table-cell office:value-type="float" office:value="3.74116666666667">
                <text:p>3.74116666666667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9.2666666666667">
                <text:p>19.2666666666667</text:p>
              </table:table-cell>
              <table:table-cell office:value-type="float" office:value="3.74458333333333">
                <text:p>3.74458333333333</text:p>
              </table:table-cell>
              <table:table-cell office:value-type="float" office:value="3.784">
                <text:p>3.78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9.3666666666667">
                <text:p>19.3666666666667</text:p>
              </table:table-cell>
              <table:table-cell office:value-type="float" office:value="3.73920833333333">
                <text:p>3.7392083333333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9.45">
                <text:p>19.45</text:p>
              </table:table-cell>
              <table:table-cell office:value-type="float" office:value="3.74766666666667">
                <text:p>3.74766666666667</text:p>
              </table:table-cell>
              <table:table-cell office:value-type="float" office:value="4.157">
                <text:p>4.15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9.5333333333333">
                <text:p>19.5333333333333</text:p>
              </table:table-cell>
              <table:table-cell office:value-type="float" office:value="3.74766666666667">
                <text:p>3.74766666666667</text:p>
              </table:table-cell>
              <table:table-cell office:value-type="float" office:value="4.086">
                <text:p>4.08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9.6166666666667">
                <text:p>19.6166666666667</text:p>
              </table:table-cell>
              <table:table-cell office:value-type="float" office:value="3.737">
                <text:p>3.737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9.7">
                <text:p>19.7</text:p>
              </table:table-cell>
              <table:table-cell office:value-type="float" office:value="3.73045833333333">
                <text:p>3.73045833333333</text:p>
              </table:table-cell>
              <table:table-cell office:value-type="float" office:value="3.83">
                <text:p>3.8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9.8">
                <text:p>19.8</text:p>
              </table:table-cell>
              <table:table-cell office:value-type="float" office:value="3.74275">
                <text:p>3.74275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9.8833333333333">
                <text:p>19.8833333333333</text:p>
              </table:table-cell>
              <table:table-cell office:value-type="float" office:value="3.72129166666667">
                <text:p>3.72129166666667</text:p>
              </table:table-cell>
              <table:table-cell office:value-type="float" office:value="3.389">
                <text:p>3.38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9.9666666666667">
                <text:p>19.9666666666667</text:p>
              </table:table-cell>
              <table:table-cell office:value-type="float" office:value="3.74345833333333">
                <text:p>3.74345833333333</text:p>
              </table:table-cell>
              <table:table-cell office:value-type="float" office:value="3.986">
                <text:p>3.98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0.05">
                <text:p>20.05</text:p>
              </table:table-cell>
              <table:table-cell office:value-type="float" office:value="3.75379166666667">
                <text:p>3.75379166666667</text:p>
              </table:table-cell>
              <table:table-cell office:value-type="float" office:value="4.126">
                <text:p>4.12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0.15">
                <text:p>20.15</text:p>
              </table:table-cell>
              <table:table-cell office:value-type="float" office:value="3.73783333333333">
                <text:p>3.73783333333333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0.2333333333333">
                <text:p>20.2333333333333</text:p>
              </table:table-cell>
              <table:table-cell office:value-type="float" office:value="3.73525">
                <text:p>3.73525</text:p>
              </table:table-cell>
              <table:table-cell office:value-type="float" office:value="3.829">
                <text:p>3.82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0.3166666666667">
                <text:p>20.3166666666667</text:p>
              </table:table-cell>
              <table:table-cell office:value-type="float" office:value="3.70595833333333">
                <text:p>3.70595833333333</text:p>
              </table:table-cell>
              <table:table-cell office:value-type="float" office:value="3.391">
                <text:p>3.39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0.4166666666667">
                <text:p>20.4166666666667</text:p>
              </table:table-cell>
              <table:table-cell office:value-type="float" office:value="3.71083333333333">
                <text:p>3.71083333333333</text:p>
              </table:table-cell>
              <table:table-cell office:value-type="float" office:value="3.289">
                <text:p>3.28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0.5">
                <text:p>20.5</text:p>
              </table:table-cell>
              <table:table-cell office:value-type="float" office:value="3.709625">
                <text:p>3.709625</text:p>
              </table:table-cell>
              <table:table-cell office:value-type="float" office:value="3.511">
                <text:p>3.51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0.5833333333333">
                <text:p>20.5833333333333</text:p>
              </table:table-cell>
              <table:table-cell office:value-type="float" office:value="3.71408333333333">
                <text:p>3.71408333333333</text:p>
              </table:table-cell>
              <table:table-cell office:value-type="float" office:value="3.537">
                <text:p>3.53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0.6666666666667">
                <text:p>20.6666666666667</text:p>
              </table:table-cell>
              <table:table-cell office:value-type="float" office:value="3.722">
                <text:p>3.722</text:p>
              </table:table-cell>
              <table:table-cell office:value-type="float" office:value="3.897">
                <text:p>3.89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0.75">
                <text:p>20.75</text:p>
              </table:table-cell>
              <table:table-cell office:value-type="float" office:value="3.74091666666667">
                <text:p>3.74091666666667</text:p>
              </table:table-cell>
              <table:table-cell office:value-type="float" office:value="3.991">
                <text:p>3.99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0.85">
                <text:p>20.85</text:p>
              </table:table-cell>
              <table:table-cell office:value-type="float" office:value="3.743">
                <text:p>3.743</text:p>
              </table:table-cell>
              <table:table-cell office:value-type="float" office:value="3.933">
                <text:p>3.93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0.9333333333333">
                <text:p>20.9333333333333</text:p>
              </table:table-cell>
              <table:table-cell office:value-type="float" office:value="3.73070833333333">
                <text:p>3.73070833333333</text:p>
              </table:table-cell>
              <table:table-cell office:value-type="float" office:value="3.347">
                <text:p>3.34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1.0166666666667">
                <text:p>21.0166666666667</text:p>
              </table:table-cell>
              <table:table-cell office:value-type="float" office:value="3.750875">
                <text:p>3.750875</text:p>
              </table:table-cell>
              <table:table-cell office:value-type="float" office:value="4.512">
                <text:p>4.51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1.1">
                <text:p>21.1</text:p>
              </table:table-cell>
              <table:table-cell office:value-type="float" office:value="3.755625">
                <text:p>3.755625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1.2">
                <text:p>21.2</text:p>
              </table:table-cell>
              <table:table-cell office:value-type="float" office:value="3.76441666666667">
                <text:p>3.76441666666667</text:p>
              </table:table-cell>
              <table:table-cell office:value-type="float" office:value="3.621">
                <text:p>3.62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1.2833333333333">
                <text:p>21.2833333333333</text:p>
              </table:table-cell>
              <table:table-cell office:value-type="float" office:value="3.767875">
                <text:p>3.767875</text:p>
              </table:table-cell>
              <table:table-cell office:value-type="float" office:value="4.073">
                <text:p>4.07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1.3666666666667">
                <text:p>21.3666666666667</text:p>
              </table:table-cell>
              <table:table-cell office:value-type="float" office:value="3.75954166666667">
                <text:p>3.75954166666667</text:p>
              </table:table-cell>
              <table:table-cell office:value-type="float" office:value="3.584">
                <text:p>3.58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1.45">
                <text:p>21.45</text:p>
              </table:table-cell>
              <table:table-cell office:value-type="float" office:value="3.76645833333333">
                <text:p>3.76645833333333</text:p>
              </table:table-cell>
              <table:table-cell office:value-type="float" office:value="3.966">
                <text:p>3.96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1.5333333333333">
                <text:p>21.5333333333333</text:p>
              </table:table-cell>
              <table:table-cell office:value-type="float" office:value="3.771">
                <text:p>3.771</text:p>
              </table:table-cell>
              <table:table-cell office:value-type="float" office:value="4.266">
                <text:p>4.26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1.6333333333333">
                <text:p>21.6333333333333</text:p>
              </table:table-cell>
              <table:table-cell office:value-type="float" office:value="3.77475">
                <text:p>3.77475</text:p>
              </table:table-cell>
              <table:table-cell office:value-type="float" office:value="4.176">
                <text:p>4.17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1.7166666666667">
                <text:p>21.7166666666667</text:p>
              </table:table-cell>
              <table:table-cell office:value-type="float" office:value="3.78791666666667">
                <text:p>3.78791666666667</text:p>
              </table:table-cell>
              <table:table-cell office:value-type="float" office:value="3.806">
                <text:p>3.80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1.8">
                <text:p>21.8</text:p>
              </table:table-cell>
              <table:table-cell office:value-type="float" office:value="3.76629166666667">
                <text:p>3.76629166666667</text:p>
              </table:table-cell>
              <table:table-cell office:value-type="float" office:value="3.311">
                <text:p>3.31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1.8833333333333">
                <text:p>21.8833333333333</text:p>
              </table:table-cell>
              <table:table-cell office:value-type="float" office:value="3.75025">
                <text:p>3.75025</text:p>
              </table:table-cell>
              <table:table-cell office:value-type="float" office:value="3.745">
                <text:p>3.74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1.9833333333333">
                <text:p>21.9833333333333</text:p>
              </table:table-cell>
              <table:table-cell office:value-type="float" office:value="3.755875">
                <text:p>3.755875</text:p>
              </table:table-cell>
              <table:table-cell office:value-type="float" office:value="3.524">
                <text:p>3.52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2.0666666666667">
                <text:p>22.0666666666667</text:p>
              </table:table-cell>
              <table:table-cell office:value-type="float" office:value="3.7445">
                <text:p>3.7445</text:p>
              </table:table-cell>
              <table:table-cell office:value-type="float" office:value="3.713">
                <text:p>3.71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2.15">
                <text:p>22.15</text:p>
              </table:table-cell>
              <table:table-cell office:value-type="float" office:value="3.732375">
                <text:p>3.732375</text:p>
              </table:table-cell>
              <table:table-cell office:value-type="float" office:value="3.835">
                <text:p>3.83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2.25">
                <text:p>22.25</text:p>
              </table:table-cell>
              <table:table-cell office:value-type="float" office:value="3.76129166666667">
                <text:p>3.76129166666667</text:p>
              </table:table-cell>
              <table:table-cell office:value-type="float" office:value="3.844">
                <text:p>3.84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2.3333333333333">
                <text:p>22.3333333333333</text:p>
              </table:table-cell>
              <table:table-cell office:value-type="float" office:value="3.76875">
                <text:p>3.76875</text:p>
              </table:table-cell>
              <table:table-cell office:value-type="float" office:value="4.008">
                <text:p>4.00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2.4166666666667">
                <text:p>22.4166666666667</text:p>
              </table:table-cell>
              <table:table-cell office:value-type="float" office:value="3.77954166666667">
                <text:p>3.77954166666667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2.5">
                <text:p>22.5</text:p>
              </table:table-cell>
              <table:table-cell office:value-type="float" office:value="3.81129166666667">
                <text:p>3.81129166666667</text:p>
              </table:table-cell>
              <table:table-cell office:value-type="float" office:value="4.051">
                <text:p>4.05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2.5833333333333">
                <text:p>22.5833333333333</text:p>
              </table:table-cell>
              <table:table-cell office:value-type="float" office:value="3.833">
                <text:p>3.833</text:p>
              </table:table-cell>
              <table:table-cell office:value-type="float" office:value="4.032">
                <text:p>4.03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2.6833333333333">
                <text:p>22.6833333333333</text:p>
              </table:table-cell>
              <table:table-cell office:value-type="float" office:value="3.830125">
                <text:p>3.830125</text:p>
              </table:table-cell>
              <table:table-cell office:value-type="float" office:value="3.468">
                <text:p>3.46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2.7666666666667">
                <text:p>22.7666666666667</text:p>
              </table:table-cell>
              <table:table-cell office:value-type="float" office:value="3.83879166666667">
                <text:p>3.83879166666667</text:p>
              </table:table-cell>
              <table:table-cell office:value-type="float" office:value="4.105">
                <text:p>4.10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2.85">
                <text:p>22.85</text:p>
              </table:table-cell>
              <table:table-cell office:value-type="float" office:value="3.80816666666667">
                <text:p>3.80816666666667</text:p>
              </table:table-cell>
              <table:table-cell office:value-type="float" office:value="3.256">
                <text:p>3.25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2.9333333333333">
                <text:p>22.9333333333333</text:p>
              </table:table-cell>
              <table:table-cell office:value-type="float" office:value="3.78783333333333">
                <text:p>3.78783333333333</text:p>
              </table:table-cell>
              <table:table-cell office:value-type="float" office:value="3.445">
                <text:p>3.44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3.0333333333333">
                <text:p>23.0333333333333</text:p>
              </table:table-cell>
              <table:table-cell office:value-type="float" office:value="3.82575">
                <text:p>3.82575</text:p>
              </table:table-cell>
              <table:table-cell office:value-type="float" office:value="4.257">
                <text:p>4.25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3.1166666666667">
                <text:p>23.1166666666667</text:p>
              </table:table-cell>
              <table:table-cell office:value-type="float" office:value="3.767375">
                <text:p>3.767375</text:p>
              </table:table-cell>
              <table:table-cell office:value-type="float" office:value="3.111">
                <text:p>3.11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3.2">
                <text:p>23.2</text:p>
              </table:table-cell>
              <table:table-cell office:value-type="float" office:value="3.78845833333333">
                <text:p>3.78845833333333</text:p>
              </table:table-cell>
              <table:table-cell office:value-type="float" office:value="4.076">
                <text:p>4.07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3.2833333333333">
                <text:p>23.2833333333333</text:p>
              </table:table-cell>
              <table:table-cell office:value-type="float" office:value="3.794">
                <text:p>3.794</text:p>
              </table:table-cell>
              <table:table-cell office:value-type="float" office:value="3.754">
                <text:p>3.75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3.3666666666667">
                <text:p>23.3666666666667</text:p>
              </table:table-cell>
              <table:table-cell office:value-type="float" office:value="3.78">
                <text:p>3.78</text:p>
              </table:table-cell>
              <table:table-cell office:value-type="float" office:value="3.737">
                <text:p>3.73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3.4666666666667">
                <text:p>23.4666666666667</text:p>
              </table:table-cell>
              <table:table-cell office:value-type="float" office:value="3.80054166666667">
                <text:p>3.80054166666667</text:p>
              </table:table-cell>
              <table:table-cell office:value-type="float" office:value="4.077">
                <text:p>4.07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3.55">
                <text:p>23.55</text:p>
              </table:table-cell>
              <table:table-cell office:value-type="float" office:value="3.78679166666667">
                <text:p>3.78679166666667</text:p>
              </table:table-cell>
              <table:table-cell office:value-type="float" office:value="3.636">
                <text:p>3.63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3.6333333333333">
                <text:p>23.6333333333333</text:p>
              </table:table-cell>
              <table:table-cell office:value-type="float" office:value="3.74204166666667">
                <text:p>3.74204166666667</text:p>
              </table:table-cell>
              <table:table-cell office:value-type="float" office:value="3.192">
                <text:p>3.19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3.7333333333333">
                <text:p>23.7333333333333</text:p>
              </table:table-cell>
              <table:table-cell office:value-type="float" office:value="3.73691666666667">
                <text:p>3.73691666666667</text:p>
              </table:table-cell>
              <table:table-cell office:value-type="float" office:value="4.053">
                <text:p>4.05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3.8166666666667">
                <text:p>23.8166666666667</text:p>
              </table:table-cell>
              <table:table-cell office:value-type="float" office:value="3.72575">
                <text:p>3.72575</text:p>
              </table:table-cell>
              <table:table-cell office:value-type="float" office:value="3.538">
                <text:p>3.53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3.9">
                <text:p>23.9</text:p>
              </table:table-cell>
              <table:table-cell office:value-type="float" office:value="3.74795833333333">
                <text:p>3.74795833333333</text:p>
              </table:table-cell>
              <table:table-cell office:value-type="float" office:value="3.844">
                <text:p>3.84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3.9833333333333">
                <text:p>23.9833333333333</text:p>
              </table:table-cell>
              <table:table-cell office:value-type="float" office:value="3.73641666666667">
                <text:p>3.73641666666667</text:p>
              </table:table-cell>
              <table:table-cell office:value-type="float" office:value="3.468">
                <text:p>3.46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4.0833333333333">
                <text:p>24.0833333333333</text:p>
              </table:table-cell>
              <table:table-cell office:value-type="float" office:value="3.74279166666667">
                <text:p>3.74279166666667</text:p>
              </table:table-cell>
              <table:table-cell office:value-type="float" office:value="3.677">
                <text:p>3.67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4.1666666666667">
                <text:p>24.1666666666667</text:p>
              </table:table-cell>
              <table:table-cell office:value-type="float" office:value="3.71920833333333">
                <text:p>3.71920833333333</text:p>
              </table:table-cell>
              <table:table-cell office:value-type="float" office:value="3.147">
                <text:p>3.14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4.25">
                <text:p>24.25</text:p>
              </table:table-cell>
              <table:table-cell office:value-type="float" office:value="3.708375">
                <text:p>3.708375</text:p>
              </table:table-cell>
              <table:table-cell office:value-type="float" office:value="3.575">
                <text:p>3.57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4.3333333333333">
                <text:p>24.3333333333333</text:p>
              </table:table-cell>
              <table:table-cell office:value-type="float" office:value="3.72158333333333">
                <text:p>3.72158333333333</text:p>
              </table:table-cell>
              <table:table-cell office:value-type="float" office:value="4.161">
                <text:p>4.16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4.4166666666667">
                <text:p>24.4166666666667</text:p>
              </table:table-cell>
              <table:table-cell office:value-type="float" office:value="3.698875">
                <text:p>3.698875</text:p>
              </table:table-cell>
              <table:table-cell office:value-type="float" office:value="3.463">
                <text:p>3.46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4.5166666666667">
                <text:p>24.5166666666667</text:p>
              </table:table-cell>
              <table:table-cell office:value-type="float" office:value="3.71283333333333">
                <text:p>3.71283333333333</text:p>
              </table:table-cell>
              <table:table-cell office:value-type="float" office:value="3.985">
                <text:p>3.98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4.6">
                <text:p>24.6</text:p>
              </table:table-cell>
              <table:table-cell office:value-type="float" office:value="3.71045833333333">
                <text:p>3.71045833333333</text:p>
              </table:table-cell>
              <table:table-cell office:value-type="float" office:value="3.994">
                <text:p>3.99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4.6833333333333">
                <text:p>24.6833333333333</text:p>
              </table:table-cell>
              <table:table-cell office:value-type="float" office:value="3.67133333333333">
                <text:p>3.67133333333333</text:p>
              </table:table-cell>
              <table:table-cell office:value-type="float" office:value="3.093">
                <text:p>3.09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4.7666666666667">
                <text:p>24.7666666666667</text:p>
              </table:table-cell>
              <table:table-cell office:value-type="float" office:value="3.689375">
                <text:p>3.689375</text:p>
              </table:table-cell>
              <table:table-cell office:value-type="float" office:value="3.901">
                <text:p>3.90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4.8666666666667">
                <text:p>24.8666666666667</text:p>
              </table:table-cell>
              <table:table-cell office:value-type="float" office:value="3.692375">
                <text:p>3.692375</text:p>
              </table:table-cell>
              <table:table-cell office:value-type="float" office:value="4.177">
                <text:p>4.17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4.95">
                <text:p>24.95</text:p>
              </table:table-cell>
              <table:table-cell office:value-type="float" office:value="3.710375">
                <text:p>3.710375</text:p>
              </table:table-cell>
              <table:table-cell office:value-type="float" office:value="3.688">
                <text:p>3.68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5.0333333333333">
                <text:p>25.0333333333333</text:p>
              </table:table-cell>
              <table:table-cell office:value-type="float" office:value="3.74270833333333">
                <text:p>3.74270833333333</text:p>
              </table:table-cell>
              <table:table-cell office:value-type="float" office:value="4.221">
                <text:p>4.22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5.1333333333333">
                <text:p>25.1333333333333</text:p>
              </table:table-cell>
              <table:table-cell office:value-type="float" office:value="3.71895833333333">
                <text:p>3.71895833333333</text:p>
              </table:table-cell>
              <table:table-cell office:value-type="float" office:value="3.687">
                <text:p>3.68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5.2166666666667">
                <text:p>25.2166666666667</text:p>
              </table:table-cell>
              <table:table-cell office:value-type="float" office:value="3.72695833333333">
                <text:p>3.72695833333333</text:p>
              </table:table-cell>
              <table:table-cell office:value-type="float" office:value="3.303">
                <text:p>3.30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5.3">
                <text:p>25.3</text:p>
              </table:table-cell>
              <table:table-cell office:value-type="float" office:value="3.726375">
                <text:p>3.726375</text:p>
              </table:table-cell>
              <table:table-cell office:value-type="float" office:value="4.062">
                <text:p>4.06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5.3833333333333">
                <text:p>25.3833333333333</text:p>
              </table:table-cell>
              <table:table-cell office:value-type="float" office:value="3.72970833333333">
                <text:p>3.72970833333333</text:p>
              </table:table-cell>
              <table:table-cell office:value-type="float" office:value="3.834">
                <text:p>3.83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5.4666666666667">
                <text:p>25.4666666666667</text:p>
              </table:table-cell>
              <table:table-cell office:value-type="float" office:value="3.70391666666667">
                <text:p>3.70391666666667</text:p>
              </table:table-cell>
              <table:table-cell office:value-type="float" office:value="3.118">
                <text:p>3.11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5.5666666666667">
                <text:p>25.5666666666667</text:p>
              </table:table-cell>
              <table:table-cell office:value-type="float" office:value="3.71070833333333">
                <text:p>3.71070833333333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5.65">
                <text:p>25.65</text:p>
              </table:table-cell>
              <table:table-cell office:value-type="float" office:value="3.55983333333333">
                <text:p>3.55983333333333</text:p>
              </table:table-cell>
              <table:table-cell office:value-type="float" office:value="0.0150000000000001">
                <text:p>0.015000000000000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5.7333333333333">
                <text:p>25.7333333333333</text:p>
              </table:table-cell>
              <table:table-cell office:value-type="float" office:value="3.426875">
                <text:p>3.426875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5.8166666666667">
                <text:p>25.8166666666667</text:p>
              </table:table-cell>
              <table:table-cell office:value-type="float" office:value="3.42745833333333">
                <text:p>3.42745833333333</text:p>
              </table:table-cell>
              <table:table-cell office:value-type="float" office:value="4.067">
                <text:p>4.06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5.9166666666667">
                <text:p>25.9166666666667</text:p>
              </table:table-cell>
              <table:table-cell office:value-type="float" office:value="3.4235">
                <text:p>3.4235</text:p>
              </table:table-cell>
              <table:table-cell office:value-type="float" office:value="3.443">
                <text:p>3.44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6">
                <text:p>26</text:p>
              </table:table-cell>
              <table:table-cell office:value-type="float" office:value="3.435625">
                <text:p>3.435625</text:p>
              </table:table-cell>
              <table:table-cell office:value-type="float" office:value="4.135">
                <text:p>4.13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6.0833333333333">
                <text:p>26.0833333333333</text:p>
              </table:table-cell>
              <table:table-cell office:value-type="float" office:value="3.434">
                <text:p>3.434</text:p>
              </table:table-cell>
              <table:table-cell office:value-type="float" office:value="3.429">
                <text:p>3.42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6.1666666666667">
                <text:p>26.1666666666667</text:p>
              </table:table-cell>
              <table:table-cell office:value-type="float" office:value="3.41633333333333">
                <text:p>3.41633333333333</text:p>
              </table:table-cell>
              <table:table-cell office:value-type="float" office:value="3.253">
                <text:p>3.25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6.25">
                <text:p>26.25</text:p>
              </table:table-cell>
              <table:table-cell office:value-type="float" office:value="3.44016666666667">
                <text:p>3.44016666666667</text:p>
              </table:table-cell>
              <table:table-cell office:value-type="float" office:value="3.719">
                <text:p>3.71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6.35">
                <text:p>26.35</text:p>
              </table:table-cell>
              <table:table-cell office:value-type="float" office:value="3.43320833333333">
                <text:p>3.43320833333333</text:p>
              </table:table-cell>
              <table:table-cell office:value-type="float" office:value="3.408">
                <text:p>3.40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6.4333333333333">
                <text:p>26.4333333333333</text:p>
              </table:table-cell>
              <table:table-cell office:value-type="float" office:value="3.4255">
                <text:p>3.4255</text:p>
              </table:table-cell>
              <table:table-cell office:value-type="float" office:value="3.976">
                <text:p>3.97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6.5166666666667">
                <text:p>26.5166666666667</text:p>
              </table:table-cell>
              <table:table-cell office:value-type="float" office:value="3.43029166666667">
                <text:p>3.43029166666667</text:p>
              </table:table-cell>
              <table:table-cell office:value-type="float" office:value="3.578">
                <text:p>3.57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6.6">
                <text:p>26.6</text:p>
              </table:table-cell>
              <table:table-cell office:value-type="float" office:value="3.405875">
                <text:p>3.405875</text:p>
              </table:table-cell>
              <table:table-cell office:value-type="float" office:value="3.399">
                <text:p>3.39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6.7">
                <text:p>26.7</text:p>
              </table:table-cell>
              <table:table-cell office:value-type="float" office:value="3.402">
                <text:p>3.402</text:p>
              </table:table-cell>
              <table:table-cell office:value-type="float" office:value="3.901">
                <text:p>3.90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6.7833333333333">
                <text:p>26.7833333333333</text:p>
              </table:table-cell>
              <table:table-cell office:value-type="float" office:value="3.42645833333333">
                <text:p>3.42645833333333</text:p>
              </table:table-cell>
              <table:table-cell office:value-type="float" office:value="3.68">
                <text:p>3.6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6.8666666666667">
                <text:p>26.8666666666667</text:p>
              </table:table-cell>
              <table:table-cell office:value-type="float" office:value="3.439375">
                <text:p>3.439375</text:p>
              </table:table-cell>
              <table:table-cell office:value-type="float" office:value="4.211">
                <text:p>4.21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6.95">
                <text:p>26.95</text:p>
              </table:table-cell>
              <table:table-cell office:value-type="float" office:value="3.41808333333333">
                <text:p>3.41808333333333</text:p>
              </table:table-cell>
              <table:table-cell office:value-type="float" office:value="3.666">
                <text:p>3.66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7.0333333333333">
                <text:p>27.0333333333333</text:p>
              </table:table-cell>
              <table:table-cell office:value-type="float" office:value="3.42479166666667">
                <text:p>3.42479166666667</text:p>
              </table:table-cell>
              <table:table-cell office:value-type="float" office:value="3.849">
                <text:p>3.84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7.1333333333333">
                <text:p>27.1333333333333</text:p>
              </table:table-cell>
              <table:table-cell office:value-type="float" office:value="3.39170833333333">
                <text:p>3.39170833333333</text:p>
              </table:table-cell>
              <table:table-cell office:value-type="float" office:value="3.427">
                <text:p>3.42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7.2166666666667">
                <text:p>27.2166666666667</text:p>
              </table:table-cell>
              <table:table-cell office:value-type="float" office:value="3.402125">
                <text:p>3.402125</text:p>
              </table:table-cell>
              <table:table-cell office:value-type="float" office:value="3.937">
                <text:p>3.93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7.3">
                <text:p>27.3</text:p>
              </table:table-cell>
              <table:table-cell office:value-type="float" office:value="3.42808333333333">
                <text:p>3.42808333333333</text:p>
              </table:table-cell>
              <table:table-cell office:value-type="float" office:value="3.926">
                <text:p>3.92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7.3833333333333">
                <text:p>27.3833333333333</text:p>
              </table:table-cell>
              <table:table-cell office:value-type="float" office:value="3.40395833333333">
                <text:p>3.40395833333333</text:p>
              </table:table-cell>
              <table:table-cell office:value-type="float" office:value="3.483">
                <text:p>3.48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7.4833333333333">
                <text:p>27.4833333333333</text:p>
              </table:table-cell>
              <table:table-cell office:value-type="float" office:value="3.37533333333333">
                <text:p>3.37533333333333</text:p>
              </table:table-cell>
              <table:table-cell office:value-type="float" office:value="3.147">
                <text:p>3.14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7.5666666666667">
                <text:p>27.5666666666667</text:p>
              </table:table-cell>
              <table:table-cell office:value-type="float" office:value="3.40245833333333">
                <text:p>3.40245833333333</text:p>
              </table:table-cell>
              <table:table-cell office:value-type="float" office:value="3.769">
                <text:p>3.76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7.65">
                <text:p>27.65</text:p>
              </table:table-cell>
              <table:table-cell office:value-type="float" office:value="3.397625">
                <text:p>3.397625</text:p>
              </table:table-cell>
              <table:table-cell office:value-type="float" office:value="4.124">
                <text:p>4.12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7.7333333333333">
                <text:p>27.7333333333333</text:p>
              </table:table-cell>
              <table:table-cell office:value-type="float" office:value="3.54316666666667">
                <text:p>3.54316666666667</text:p>
              </table:table-cell>
              <table:table-cell office:value-type="float" office:value="3.508">
                <text:p>3.50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7.8333333333333">
                <text:p>27.8333333333333</text:p>
              </table:table-cell>
              <table:table-cell office:value-type="float" office:value="3.69875">
                <text:p>3.69875</text:p>
              </table:table-cell>
              <table:table-cell office:value-type="float" office:value="3.735">
                <text:p>3.73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7.9166666666667">
                <text:p>27.9166666666667</text:p>
              </table:table-cell>
              <table:table-cell office:value-type="float" office:value="3.66445833333333">
                <text:p>3.66445833333333</text:p>
              </table:table-cell>
              <table:table-cell office:value-type="float" office:value="3.244">
                <text:p>3.24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8">
                <text:p>28</text:p>
              </table:table-cell>
              <table:table-cell office:value-type="float" office:value="3.70091666666667">
                <text:p>3.70091666666667</text:p>
              </table:table-cell>
              <table:table-cell office:value-type="float" office:value="4.318">
                <text:p>4.31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8.0833333333333">
                <text:p>28.0833333333333</text:p>
              </table:table-cell>
              <table:table-cell office:value-type="float" office:value="3.704375">
                <text:p>3.704375</text:p>
              </table:table-cell>
              <table:table-cell office:value-type="float" office:value="4.218">
                <text:p>4.21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8.1833333333333">
                <text:p>28.1833333333333</text:p>
              </table:table-cell>
              <table:table-cell office:value-type="float" office:value="3.70745833333333">
                <text:p>3.70745833333333</text:p>
              </table:table-cell>
              <table:table-cell office:value-type="float" office:value="3.503">
                <text:p>3.50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8.2666666666667">
                <text:p>28.2666666666667</text:p>
              </table:table-cell>
              <table:table-cell office:value-type="float" office:value="3.72833333333333">
                <text:p>3.72833333333333</text:p>
              </table:table-cell>
              <table:table-cell office:value-type="float" office:value="3.754">
                <text:p>3.75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8.35">
                <text:p>28.35</text:p>
              </table:table-cell>
              <table:table-cell office:value-type="float" office:value="3.73229166666667">
                <text:p>3.73229166666667</text:p>
              </table:table-cell>
              <table:table-cell office:value-type="float" office:value="3.814">
                <text:p>3.81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8.4333333333333">
                <text:p>28.4333333333333</text:p>
              </table:table-cell>
              <table:table-cell office:value-type="float" office:value="3.765375">
                <text:p>3.765375</text:p>
              </table:table-cell>
              <table:table-cell office:value-type="float" office:value="4.202">
                <text:p>4.20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8.5166666666667">
                <text:p>28.5166666666667</text:p>
              </table:table-cell>
              <table:table-cell office:value-type="float" office:value="3.75741666666667">
                <text:p>3.75741666666667</text:p>
              </table:table-cell>
              <table:table-cell office:value-type="float" office:value="3.785">
                <text:p>3.78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8.6166666666667">
                <text:p>28.6166666666667</text:p>
              </table:table-cell>
              <table:table-cell office:value-type="float" office:value="3.75925">
                <text:p>3.75925</text:p>
              </table:table-cell>
              <table:table-cell office:value-type="float" office:value="3.622">
                <text:p>3.62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8.7">
                <text:p>28.7</text:p>
              </table:table-cell>
              <table:table-cell office:value-type="float" office:value="3.77983333333333">
                <text:p>3.77983333333333</text:p>
              </table:table-cell>
              <table:table-cell office:value-type="float" office:value="3.893">
                <text:p>3.89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8.7833333333333">
                <text:p>28.7833333333333</text:p>
              </table:table-cell>
              <table:table-cell office:value-type="float" office:value="3.61733333333333">
                <text:p>3.61733333333333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8.8666666666667">
                <text:p>28.8666666666667</text:p>
              </table:table-cell>
              <table:table-cell office:value-type="float" office:value="3.465">
                <text:p>3.465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8.9666666666667">
                <text:p>28.9666666666667</text:p>
              </table:table-cell>
              <table:table-cell office:value-type="float" office:value="3.29091666666667">
                <text:p>3.29091666666667</text:p>
              </table:table-cell>
              <table:table-cell office:value-type="float" office:value="0.0329999999999999">
                <text:p>0.032999999999999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9.05">
                <text:p>29.05</text:p>
              </table:table-cell>
              <table:table-cell office:value-type="float" office:value="3.13895833333333">
                <text:p>3.13895833333333</text:p>
              </table:table-cell>
              <table:table-cell office:value-type="float" office:value="0.0189999999999997">
                <text:p>0.018999999999999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9.1333333333333">
                <text:p>29.1333333333333</text:p>
              </table:table-cell>
              <table:table-cell office:value-type="float" office:value="2.98033333333333">
                <text:p>2.98033333333333</text:p>
              </table:table-cell>
              <table:table-cell office:value-type="float" office:value="0.0419999999999998">
                <text:p>0.041999999999999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9.2333333333333">
                <text:p>29.2333333333333</text:p>
              </table:table-cell>
              <table:table-cell office:value-type="float" office:value="2.83758333333333">
                <text:p>2.83758333333333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9.3166666666667">
                <text:p>29.3166666666667</text:p>
              </table:table-cell>
              <table:table-cell office:value-type="float" office:value="2.67525">
                <text:p>2.67525</text:p>
              </table:table-cell>
              <table:table-cell office:value-type="float" office:value="0.0409999999999999">
                <text:p>0.040999999999999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9.4">
                <text:p>29.4</text:p>
              </table:table-cell>
              <table:table-cell office:value-type="float" office:value="2.512875">
                <text:p>2.512875</text:p>
              </table:table-cell>
              <table:table-cell office:value-type="float" office:value="0.0289999999999999">
                <text:p>0.028999999999999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9.4833333333333">
                <text:p>29.4833333333333</text:p>
              </table:table-cell>
              <table:table-cell office:value-type="float" office:value="2.36904166666667">
                <text:p>2.36904166666667</text:p>
              </table:table-cell>
              <table:table-cell office:value-type="float" office:value="0.0310000000000001">
                <text:p>0.031000000000000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9.5666666666667">
                <text:p>29.5666666666667</text:p>
              </table:table-cell>
              <table:table-cell office:value-type="float" office:value="2.23983333333333">
                <text:p>2.23983333333333</text:p>
              </table:table-cell>
              <table:table-cell office:value-type="float" office:value="0.0459999999999998">
                <text:p>0.045999999999999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9.6666666666667">
                <text:p>29.6666666666667</text:p>
              </table:table-cell>
              <table:table-cell office:value-type="float" office:value="2.08283333333333">
                <text:p>2.08283333333333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9.75">
                <text:p>29.75</text:p>
              </table:table-cell>
              <table:table-cell office:value-type="float" office:value="1.91316666666667">
                <text:p>1.91316666666667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9.8333333333333">
                <text:p>29.8333333333333</text:p>
              </table:table-cell>
              <table:table-cell office:value-type="float" office:value="1.76808333333333">
                <text:p>1.76808333333333</text:p>
              </table:table-cell>
              <table:table-cell office:value-type="float" office:value="0.0259999999999998">
                <text:p>0.025999999999999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9.9333333333333">
                <text:p>29.9333333333333</text:p>
              </table:table-cell>
              <table:table-cell office:value-type="float" office:value="1.61395833333333">
                <text:p>1.61395833333333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0.0166666666667">
                <text:p>30.0166666666667</text:p>
              </table:table-cell>
              <table:table-cell office:value-type="float" office:value="1.48008333333333">
                <text:p>1.48008333333333</text:p>
              </table:table-cell>
              <table:table-cell office:value-type="float" office:value="0.0310000000000001">
                <text:p>0.031000000000000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0.1">
                <text:p>30.1</text:p>
              </table:table-cell>
              <table:table-cell office:value-type="float" office:value="1.30020833333333">
                <text:p>1.30020833333333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0.1833333333333">
                <text:p>30.1833333333333</text:p>
              </table:table-cell>
              <table:table-cell office:value-type="float" office:value="1.125375">
                <text:p>1.125375</text:p>
              </table:table-cell>
              <table:table-cell office:value-type="float" office:value="0.0219999999999998">
                <text:p>0.021999999999999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0.2833333333333">
                <text:p>30.2833333333333</text:p>
              </table:table-cell>
              <table:table-cell office:value-type="float" office:value="0.980875">
                <text:p>0.980875</text:p>
              </table:table-cell>
              <table:table-cell office:value-type="float" office:value="0.0349999999999997">
                <text:p>0.034999999999999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0.3666666666667">
                <text:p>30.3666666666667</text:p>
              </table:table-cell>
              <table:table-cell office:value-type="float" office:value="0.825666666666667">
                <text:p>0.825666666666667</text:p>
              </table:table-cell>
              <table:table-cell office:value-type="float" office:value="0.0289999999999999">
                <text:p>0.028999999999999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0.45">
                <text:p>30.45</text:p>
              </table:table-cell>
              <table:table-cell office:value-type="float" office:value="0.828583333333333">
                <text:p>0.828583333333333</text:p>
              </table:table-cell>
              <table:table-cell office:value-type="float" office:value="3.884">
                <text:p>3.88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0.5333333333333">
                <text:p>30.5333333333333</text:p>
              </table:table-cell>
              <table:table-cell office:value-type="float" office:value="0.810958333333333">
                <text:p>0.810958333333333</text:p>
              </table:table-cell>
              <table:table-cell office:value-type="float" office:value="3.779">
                <text:p>3.77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0.6166666666667">
                <text:p>30.6166666666667</text:p>
              </table:table-cell>
              <table:table-cell office:value-type="float" office:value="0.802">
                <text:p>0.802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0.7166666666667">
                <text:p>30.7166666666667</text:p>
              </table:table-cell>
              <table:table-cell office:value-type="float" office:value="0.81475">
                <text:p>0.81475</text:p>
              </table:table-cell>
              <table:table-cell office:value-type="float" office:value="3.928">
                <text:p>3.92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0.8">
                <text:p>30.8</text:p>
              </table:table-cell>
              <table:table-cell office:value-type="float" office:value="0.828166666666667">
                <text:p>0.828166666666667</text:p>
              </table:table-cell>
              <table:table-cell office:value-type="float" office:value="4.215">
                <text:p>4.21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0.8833333333333">
                <text:p>30.8833333333333</text:p>
              </table:table-cell>
              <table:table-cell office:value-type="float" office:value="0.977083333333333">
                <text:p>0.977083333333333</text:p>
              </table:table-cell>
              <table:table-cell office:value-type="float" office:value="3.575">
                <text:p>3.57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0.9833333333333">
                <text:p>30.9833333333333</text:p>
              </table:table-cell>
              <table:table-cell office:value-type="float" office:value="0.976291666666667">
                <text:p>0.976291666666667</text:p>
              </table:table-cell>
              <table:table-cell office:value-type="float" office:value="0.00499999999999989">
                <text:p>0.0049999999999998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1.0666666666667">
                <text:p>31.0666666666667</text:p>
              </table:table-cell>
              <table:table-cell office:value-type="float" office:value="0.976166666666667">
                <text:p>0.976166666666667</text:p>
              </table:table-cell>
              <table:table-cell office:value-type="float" office:value="0.0299999999999998">
                <text:p>0.029999999999999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1.15">
                <text:p>31.15</text:p>
              </table:table-cell>
              <table:table-cell office:value-type="float" office:value="0.976541666666667">
                <text:p>0.976541666666667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1.2333333333333">
                <text:p>31.2333333333333</text:p>
              </table:table-cell>
              <table:table-cell office:value-type="float" office:value="0.975833333333333">
                <text:p>0.975833333333333</text:p>
              </table:table-cell>
              <table:table-cell office:value-type="float" office:value="0.0249999999999999">
                <text:p>0.024999999999999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1.3333333333333">
                <text:p>31.3333333333333</text:p>
              </table:table-cell>
              <table:table-cell office:value-type="float" office:value="0.977583333333333">
                <text:p>0.977583333333333</text:p>
              </table:table-cell>
              <table:table-cell office:value-type="float" office:value="0.0429999999999997">
                <text:p>0.042999999999999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1.4166666666667">
                <text:p>31.4166666666667</text:p>
              </table:table-cell>
              <table:table-cell office:value-type="float" office:value="0.976291666666666">
                <text:p>0.976291666666666</text:p>
              </table:table-cell>
              <table:table-cell office:value-type="float" office:value="0.00999999999999979">
                <text:p>0.0099999999999997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1.5">
                <text:p>31.5</text:p>
              </table:table-cell>
              <table:table-cell office:value-type="float" office:value="0.976125">
                <text:p>0.976125</text:p>
              </table:table-cell>
              <table:table-cell office:value-type="float" office:value="0.0249999999999999">
                <text:p>0.024999999999999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1.5833333333333">
                <text:p>31.5833333333333</text:p>
              </table:table-cell>
              <table:table-cell office:value-type="float" office:value="0.976541666666666">
                <text:p>0.976541666666666</text:p>
              </table:table-cell>
              <table:table-cell office:value-type="float" office:value="0.0409999999999999">
                <text:p>0.040999999999999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1.6666666666667">
                <text:p>31.6666666666667</text:p>
              </table:table-cell>
              <table:table-cell office:value-type="float" office:value="0.976458333333333">
                <text:p>0.976458333333333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1.7666666666667">
                <text:p>31.7666666666667</text:p>
              </table:table-cell>
              <table:table-cell office:value-type="float" office:value="0.977833333333333">
                <text:p>0.977833333333333</text:p>
              </table:table-cell>
              <table:table-cell office:value-type="float" office:value="0.0339999999999998">
                <text:p>0.033999999999999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1.85">
                <text:p>31.85</text:p>
              </table:table-cell>
              <table:table-cell office:value-type="float" office:value="0.978041666666666">
                <text:p>0.978041666666666</text:p>
              </table:table-cell>
              <table:table-cell office:value-type="float" office:value="0.0569999999999999">
                <text:p>0.056999999999999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1.9333333333333">
                <text:p>31.9333333333333</text:p>
              </table:table-cell>
              <table:table-cell office:value-type="float" office:value="0.978541666666666">
                <text:p>0.978541666666666</text:p>
              </table:table-cell>
              <table:table-cell office:value-type="float" office:value="0.0379999999999998">
                <text:p>0.037999999999999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2.0333333333333">
                <text:p>32.0333333333333</text:p>
              </table:table-cell>
              <table:table-cell office:value-type="float" office:value="0.978291666666666">
                <text:p>0.978291666666666</text:p>
              </table:table-cell>
              <table:table-cell office:value-type="float" office:value="0.0299999999999998">
                <text:p>0.029999999999999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2.1166666666667">
                <text:p>32.1166666666667</text:p>
              </table:table-cell>
              <table:table-cell office:value-type="float" office:value="0.978333333333333">
                <text:p>0.978333333333333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2.2">
                <text:p>32.2</text:p>
              </table:table-cell>
              <table:table-cell office:value-type="float" office:value="0.978333333333333">
                <text:p>0.978333333333333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2.2833333333333">
                <text:p>32.2833333333333</text:p>
              </table:table-cell>
              <table:table-cell office:value-type="float" office:value="0.979333333333333">
                <text:p>0.979333333333333</text:p>
              </table:table-cell>
              <table:table-cell office:value-type="float" office:value="0.0459999999999998">
                <text:p>0.045999999999999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2.3833333333333">
                <text:p>32.3833333333333</text:p>
              </table:table-cell>
              <table:table-cell office:value-type="float" office:value="0.979333333333333">
                <text:p>0.979333333333333</text:p>
              </table:table-cell>
              <table:table-cell office:value-type="float" office:value="0.0349999999999997">
                <text:p>0.034999999999999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2.4666666666667">
                <text:p>32.4666666666667</text:p>
              </table:table-cell>
              <table:table-cell office:value-type="float" office:value="0.979916666666666">
                <text:p>0.979916666666666</text:p>
              </table:table-cell>
              <table:table-cell office:value-type="float" office:value="0.0429999999999997">
                <text:p>0.042999999999999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2.55">
                <text:p>32.55</text:p>
              </table:table-cell>
              <table:table-cell office:value-type="float" office:value="0.819541666666667">
                <text:p>0.819541666666667</text:p>
              </table:table-cell>
              <table:table-cell office:value-type="float" office:value="0.0349999999999997">
                <text:p>0.034999999999999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2.6333333333333">
                <text:p>32.6333333333333</text:p>
              </table:table-cell>
              <table:table-cell office:value-type="float" office:value="0.662125">
                <text:p>0.662125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2.7166666666667">
                <text:p>32.7166666666667</text:p>
              </table:table-cell>
              <table:table-cell office:value-type="float" office:value="0.514916666666667">
                <text:p>0.514916666666667</text:p>
              </table:table-cell>
              <table:table-cell office:value-type="float" office:value="0.0369999999999999">
                <text:p>0.036999999999999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2.8166666666667">
                <text:p>32.8166666666667</text:p>
              </table:table-cell>
              <table:table-cell office:value-type="float" office:value="0.352666666666666">
                <text:p>0.352666666666666</text:p>
              </table:table-cell>
              <table:table-cell office:value-type="float" office:value="0.0339999999999998">
                <text:p>0.033999999999999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2.9">
                <text:p>32.9</text:p>
              </table:table-cell>
              <table:table-cell office:value-type="float" office:value="0.178333333333333">
                <text:p>0.178333333333333</text:p>
              </table:table-cell>
              <table:table-cell office:value-type="float" office:value="0.0310000000000001">
                <text:p>0.031000000000000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2.9833333333333">
                <text:p>32.9833333333333</text:p>
              </table:table-cell>
              <table:table-cell office:value-type="float" office:value="0.0310833333333332">
                <text:p>0.0310833333333332</text:p>
              </table:table-cell>
              <table:table-cell office:value-type="float" office:value="0.0409999999999999">
                <text:p>0.040999999999999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3.0833333333333">
                <text:p>33.0833333333333</text:p>
              </table:table-cell>
              <table:table-cell office:value-type="float" office:value="0.0309166666666665">
                <text:p>0.0309166666666665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3.1666666666667">
                <text:p>33.1666666666667</text:p>
              </table:table-cell>
              <table:table-cell office:value-type="float" office:value="0.0334166666666665">
                <text:p>0.0334166666666665</text:p>
              </table:table-cell>
              <table:table-cell office:value-type="float" office:value="0.0899999999999999">
                <text:p>0.089999999999999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3.25">
                <text:p>33.25</text:p>
              </table:table-cell>
              <table:table-cell office:value-type="float" office:value="0.0335833333333332">
                <text:p>0.0335833333333332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0.0340833333333332">
                <text:p>0.0340833333333332</text:p>
              </table:table-cell>
              <table:table-cell office:value-type="float" office:value="0.0369999999999999">
                <text:p>0.036999999999999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3.4166666666667">
                <text:p>33.4166666666667</text:p>
              </table:table-cell>
              <table:table-cell office:value-type="float" office:value="0.0338333333333332">
                <text:p>0.0338333333333332</text:p>
              </table:table-cell>
              <table:table-cell office:value-type="float" office:value="0.0369999999999999">
                <text:p>0.036999999999999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3.5166666666667">
                <text:p>33.5166666666667</text:p>
              </table:table-cell>
              <table:table-cell office:value-type="float" office:value="0.0334583333333332">
                <text:p>0.0334583333333332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3.6">
                <text:p>33.6</text:p>
              </table:table-cell>
              <table:table-cell office:value-type="float" office:value="0.0363749999999999">
                <text:p>0.0363749999999999</text:p>
              </table:table-cell>
              <table:table-cell office:value-type="float" office:value="0.0949999999999998">
                <text:p>0.094999999999999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3.6833333333333">
                <text:p>33.6833333333333</text:p>
              </table:table-cell>
              <table:table-cell office:value-type="float" office:value="0.0363749999999999">
                <text:p>0.0363749999999999</text:p>
              </table:table-cell>
              <table:table-cell office:value-type="float" office:value="0.0409999999999999">
                <text:p>0.040999999999999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3.7666666666667">
                <text:p>33.7666666666667</text:p>
              </table:table-cell>
              <table:table-cell office:value-type="float" office:value="0.0360833333333332">
                <text:p>0.0360833333333332</text:p>
              </table:table-cell>
              <table:table-cell office:value-type="float" office:value="0.0369999999999999">
                <text:p>0.036999999999999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3.8666666666667">
                <text:p>33.8666666666667</text:p>
              </table:table-cell>
              <table:table-cell office:value-type="float" office:value="0.0361249999999999">
                <text:p>0.0361249999999999</text:p>
              </table:table-cell>
              <table:table-cell office:value-type="float" office:value="0.0349999999999997">
                <text:p>0.034999999999999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3.95">
                <text:p>33.95</text:p>
              </table:table-cell>
              <table:table-cell office:value-type="float" office:value="0.0337916666666665">
                <text:p>0.0337916666666665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4.0333333333333">
                <text:p>34.0333333333333</text:p>
              </table:table-cell>
              <table:table-cell office:value-type="float" office:value="0.0362083333333332">
                <text:p>0.0362083333333332</text:p>
              </table:table-cell>
              <table:table-cell office:value-type="float" office:value="0.0959999999999996">
                <text:p>0.095999999999999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4.1166666666667">
                <text:p>34.1166666666667</text:p>
              </table:table-cell>
              <table:table-cell office:value-type="float" office:value="0.0360416666666665">
                <text:p>0.0360416666666665</text:p>
              </table:table-cell>
              <table:table-cell office:value-type="float" office:value="0.0259999999999998">
                <text:p>0.025999999999999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4.2">
                <text:p>34.2</text:p>
              </table:table-cell>
              <table:table-cell office:value-type="float" office:value="0.0360416666666665">
                <text:p>0.0360416666666665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4.3">
                <text:p>34.3</text:p>
              </table:table-cell>
              <table:table-cell office:value-type="float" office:value="0.0370833333333332">
                <text:p>0.0370833333333332</text:p>
              </table:table-cell>
              <table:table-cell office:value-type="float" office:value="0.0259999999999998">
                <text:p>0.025999999999999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4.4666666666667">
                <text:p>34.4666666666667</text:p>
              </table:table-cell>
              <table:table-cell office:value-type="float" office:value="0.0359583333333332">
                <text:p>0.0359583333333332</text:p>
              </table:table-cell>
              <table:table-cell office:value-type="float" office:value="0.0189999999999997">
                <text:p>0.018999999999999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4.5666666666667">
                <text:p>34.5666666666667</text:p>
              </table:table-cell>
              <table:table-cell office:value-type="float" office:value="0.0354999999999999">
                <text:p>0.0354999999999999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4.65">
                <text:p>34.65</text:p>
              </table:table-cell>
              <table:table-cell office:value-type="float" office:value="0.0350833333333332">
                <text:p>0.0350833333333332</text:p>
              </table:table-cell>
              <table:table-cell office:value-type="float" office:value="0.0329999999999999">
                <text:p>0.032999999999999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4.7333333333333">
                <text:p>34.7333333333333</text:p>
              </table:table-cell>
              <table:table-cell office:value-type="float" office:value="0.0348333333333332">
                <text:p>0.0348333333333332</text:p>
              </table:table-cell>
              <table:table-cell office:value-type="float" office:value="0.0289999999999999">
                <text:p>0.028999999999999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4.8166666666667">
                <text:p>34.8166666666667</text:p>
              </table:table-cell>
              <table:table-cell office:value-type="float" office:value="0.0348333333333332">
                <text:p>0.0348333333333332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6.3">
                <text:p>36.3</text:p>
              </table:table-cell>
              <table:table-cell office:value-type="float" office:value="0.0349175833333332">
                <text:p>0.0349175833333332</text:p>
              </table:table-cell>
              <table:table-cell office:value-type="float" office:value="0.0390219999999997">
                <text:p>0.039021999999999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6.3833333333333">
                <text:p>36.3833333333333</text:p>
              </table:table-cell>
              <table:table-cell office:value-type="float" office:value="0.0346441666666665">
                <text:p>0.0346441666666665</text:p>
              </table:table-cell>
              <table:table-cell office:value-type="float" office:value="0.0274379999999996">
                <text:p>0.027437999999999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6.55">
                <text:p>36.55</text:p>
              </table:table-cell>
              <table:table-cell office:value-type="float" office:value="0.0334193749999999">
                <text:p>0.0334193749999999</text:p>
              </table:table-cell>
              <table:table-cell office:value-type="float" office:value="0.00160500000000008">
                <text:p>0.0016050000000000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6.6333333333333">
                <text:p>36.6333333333333</text:p>
              </table:table-cell>
              <table:table-cell office:value-type="float" office:value="0.0327611249999999">
                <text:p>0.0327611249999999</text:p>
              </table:table-cell>
              <table:table-cell office:value-type="float" office:value="0.0252019999999997">
                <text:p>0.025201999999999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6.7166666666667">
                <text:p>36.7166666666667</text:p>
              </table:table-cell>
              <table:table-cell office:value-type="float" office:value="0.0342869583333332">
                <text:p>0.0342869583333332</text:p>
              </table:table-cell>
              <table:table-cell office:value-type="float" office:value="0.03762">
                <text:p>0.0376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6.8166666666667">
                <text:p>36.8166666666667</text:p>
              </table:table-cell>
              <table:table-cell office:value-type="float" office:value="0.0320413333333332">
                <text:p>0.0320413333333332</text:p>
              </table:table-cell>
              <table:table-cell office:value-type="float" office:value="0.0361049999999996">
                <text:p>0.036104999999999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6.9">
                <text:p>36.9</text:p>
              </table:table-cell>
              <table:table-cell office:value-type="float" office:value="0.0323934999999998">
                <text:p>0.0323934999999998</text:p>
              </table:table-cell>
              <table:table-cell office:value-type="float" office:value="0.0404519999999997">
                <text:p>0.040451999999999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6.9833333333333">
                <text:p>36.9833333333333</text:p>
              </table:table-cell>
              <table:table-cell office:value-type="float" office:value="0.0309186666666665">
                <text:p>0.0309186666666665</text:p>
              </table:table-cell>
              <table:table-cell office:value-type="float" office:value="0.00160399999999994">
                <text:p>0.0016039999999999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7.0666666666667">
                <text:p>37.0666666666667</text:p>
              </table:table-cell>
              <table:table-cell office:value-type="float" office:value="0.0301992083333332">
                <text:p>0.0301992083333332</text:p>
              </table:table-cell>
              <table:table-cell office:value-type="float" office:value="0.019733">
                <text:p>0.01973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7.15">
                <text:p>37.15</text:p>
              </table:table-cell>
              <table:table-cell office:value-type="float" office:value="0.0317652083333332">
                <text:p>0.0317652083333332</text:p>
              </table:table-cell>
              <table:table-cell office:value-type="float" office:value="0.0385839999999997">
                <text:p>0.038583999999999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7.25">
                <text:p>37.25</text:p>
              </table:table-cell>
              <table:table-cell office:value-type="float" office:value="0.0289017083333332">
                <text:p>0.0289017083333332</text:p>
              </table:table-cell>
              <table:table-cell office:value-type="float" office:value="0.0262759999999997">
                <text:p>0.026275999999999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7.4166666666667">
                <text:p>37.4166666666667</text:p>
              </table:table-cell>
              <table:table-cell office:value-type="float" office:value="0.0272580416666665">
                <text:p>0.0272580416666665</text:p>
              </table:table-cell>
              <table:table-cell office:value-type="float" office:value="0.00155199999999978">
                <text:p>0.0015519999999997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7.5">
                <text:p>37.5</text:p>
              </table:table-cell>
              <table:table-cell office:value-type="float" office:value="0.0276268749999998">
                <text:p>0.0276268749999998</text:p>
              </table:table-cell>
              <table:table-cell office:value-type="float" office:value="0.045852">
                <text:p>0.04585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7.6">
                <text:p>37.6</text:p>
              </table:table-cell>
              <table:table-cell office:value-type="float" office:value="0.0273518333333332">
                <text:p>0.0273518333333332</text:p>
              </table:table-cell>
              <table:table-cell office:value-type="float" office:value="0.0283989999999998">
                <text:p>0.028398999999999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7.6833333333333">
                <text:p>37.6833333333333</text:p>
              </table:table-cell>
              <table:table-cell office:value-type="float" office:value="0.0286658749999998">
                <text:p>0.0286658749999998</text:p>
              </table:table-cell>
              <table:table-cell office:value-type="float" office:value="0.032537">
                <text:p>0.03253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7.7666666666667">
                <text:p>37.7666666666667</text:p>
              </table:table-cell>
              <table:table-cell office:value-type="float" office:value="0.0261287083333332">
                <text:p>0.0261287083333332</text:p>
              </table:table-cell>
              <table:table-cell office:value-type="float" office:value="0.0351079999999997">
                <text:p>0.035107999999999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7.85">
                <text:p>37.85</text:p>
              </table:table-cell>
              <table:table-cell office:value-type="float" office:value="0.0251063749999998">
                <text:p>0.0251063749999998</text:p>
              </table:table-cell>
              <table:table-cell office:value-type="float" office:value="0.00146399999999991">
                <text:p>0.0014639999999999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7.9333333333333">
                <text:p>37.9333333333333</text:p>
              </table:table-cell>
              <table:table-cell office:value-type="float" office:value="0.0246776249999998">
                <text:p>0.0246776249999998</text:p>
              </table:table-cell>
              <table:table-cell office:value-type="float" office:value="0.0217100000000001">
                <text:p>0.021710000000000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8.0333333333333">
                <text:p>38.0333333333333</text:p>
              </table:table-cell>
              <table:table-cell office:value-type="float" office:value="0.0251237499999998">
                <text:p>0.0251237499999998</text:p>
              </table:table-cell>
              <table:table-cell office:value-type="float" office:value="0.0367069999999998">
                <text:p>0.036706999999999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8.1166666666667">
                <text:p>38.1166666666667</text:p>
              </table:table-cell>
              <table:table-cell office:value-type="float" office:value="0.0258287083333332">
                <text:p>0.0258287083333332</text:p>
              </table:table-cell>
              <table:table-cell office:value-type="float" office:value="0.0359189999999998">
                <text:p>0.035918999999999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8.2">
                <text:p>38.2</text:p>
              </table:table-cell>
              <table:table-cell office:value-type="float" office:value="0.0261494166666665">
                <text:p>0.0261494166666665</text:p>
              </table:table-cell>
              <table:table-cell office:value-type="float" office:value="0.0316969999999999">
                <text:p>0.031696999999999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8.2833333333333">
                <text:p>38.2833333333333</text:p>
              </table:table-cell>
              <table:table-cell office:value-type="float" office:value="0.0248357499999998">
                <text:p>0.0248357499999998</text:p>
              </table:table-cell>
              <table:table-cell office:value-type="float" office:value="0.0014719999999997">
                <text:p>0.001471999999999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8.3833333333333">
                <text:p>38.3833333333333</text:p>
              </table:table-cell>
              <table:table-cell office:value-type="float" office:value="0.0251629999999998">
                <text:p>0.0251629999999998</text:p>
              </table:table-cell>
              <table:table-cell office:value-type="float" office:value="0.0368539999999999">
                <text:p>0.036853999999999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8.4666666666667">
                <text:p>38.4666666666667</text:p>
              </table:table-cell>
              <table:table-cell office:value-type="float" office:value="0.0266170833333332">
                <text:p>0.0266170833333332</text:p>
              </table:table-cell>
              <table:table-cell office:value-type="float" office:value="0.035898">
                <text:p>0.03589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8.55">
                <text:p>38.55</text:p>
              </table:table-cell>
              <table:table-cell office:value-type="float" office:value="0.0264573333333332">
                <text:p>0.0264573333333332</text:p>
              </table:table-cell>
              <table:table-cell office:value-type="float" office:value="0.0351879999999998">
                <text:p>0.035187999999999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8.6333333333333">
                <text:p>38.6333333333333</text:p>
              </table:table-cell>
              <table:table-cell office:value-type="float" office:value="0.0270705416666665">
                <text:p>0.0270705416666665</text:p>
              </table:table-cell>
              <table:table-cell office:value-type="float" office:value="0.0421549999999997">
                <text:p>0.042154999999999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8.8166666666667">
                <text:p>38.8166666666667</text:p>
              </table:table-cell>
              <table:table-cell office:value-type="float" office:value="0.0284937916666665">
                <text:p>0.0284937916666665</text:p>
              </table:table-cell>
              <table:table-cell office:value-type="float" office:value="0.0357629999999998">
                <text:p>0.035762999999999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8.9">
                <text:p>38.9</text:p>
              </table:table-cell>
              <table:table-cell office:value-type="float" office:value="0.0287269999999999">
                <text:p>0.0287269999999999</text:p>
              </table:table-cell>
              <table:table-cell office:value-type="float" office:value="0.030799">
                <text:p>0.03079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8.9833333333333">
                <text:p>38.9833333333333</text:p>
              </table:table-cell>
              <table:table-cell office:value-type="float" office:value="0.0284496666666665">
                <text:p>0.0284496666666665</text:p>
              </table:table-cell>
              <table:table-cell office:value-type="float" office:value="0.030964">
                <text:p>0.03096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9.0833333333333">
                <text:p>39.0833333333333</text:p>
              </table:table-cell>
              <table:table-cell office:value-type="float" office:value="0.0287437499999999">
                <text:p>0.0287437499999999</text:p>
              </table:table-cell>
              <table:table-cell office:value-type="float" office:value="0.0431629999999998">
                <text:p>0.043162999999999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9.1666666666667">
                <text:p>39.1666666666667</text:p>
              </table:table-cell>
              <table:table-cell office:value-type="float" office:value="0.0273059166666665">
                <text:p>0.0273059166666665</text:p>
              </table:table-cell>
              <table:table-cell office:value-type="float" office:value="0.00594399999999995">
                <text:p>0.0059439999999999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9.25">
                <text:p>39.25</text:p>
              </table:table-cell>
              <table:table-cell office:value-type="float" office:value="0.0289372499999999">
                <text:p>0.0289372499999999</text:p>
              </table:table-cell>
              <table:table-cell office:value-type="float" office:value="0.040756">
                <text:p>0.04075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9.3333333333333">
                <text:p>39.3333333333333</text:p>
              </table:table-cell>
              <table:table-cell office:value-type="float" office:value="0.0299097916666665">
                <text:p>0.0299097916666665</text:p>
              </table:table-cell>
              <table:table-cell office:value-type="float" office:value="0.0430739999999998">
                <text:p>0.043073999999999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9.4333333333333">
                <text:p>39.4333333333333</text:p>
              </table:table-cell>
              <table:table-cell office:value-type="float" office:value="0.0298360416666666">
                <text:p>0.0298360416666666</text:p>
              </table:table-cell>
              <table:table-cell office:value-type="float" office:value="0.0368140000000001">
                <text:p>0.036814000000000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9.5166666666667">
                <text:p>39.5166666666667</text:p>
              </table:table-cell>
              <table:table-cell office:value-type="float" office:value="0.0300114999999999">
                <text:p>0.0300114999999999</text:p>
              </table:table-cell>
              <table:table-cell office:value-type="float" office:value="0.0304869999999999">
                <text:p>0.030486999999999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9.6">
                <text:p>39.6</text:p>
              </table:table-cell>
              <table:table-cell office:value-type="float" office:value="0.0302342499999999">
                <text:p>0.0302342499999999</text:p>
              </table:table-cell>
              <table:table-cell office:value-type="float" office:value="0.00689800000000007">
                <text:p>0.0068980000000000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9.6833333333333">
                <text:p>39.6833333333333</text:p>
              </table:table-cell>
              <table:table-cell office:value-type="float" office:value="0.0294331666666666">
                <text:p>0.0294331666666666</text:p>
              </table:table-cell>
              <table:table-cell office:value-type="float" office:value="0.0266259999999998">
                <text:p>0.026625999999999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9.7666666666667">
                <text:p>39.7666666666667</text:p>
              </table:table-cell>
              <table:table-cell office:value-type="float" office:value="0.0295859583333332">
                <text:p>0.0295859583333332</text:p>
              </table:table-cell>
              <table:table-cell office:value-type="float" office:value="0.0320659999999999">
                <text:p>0.032065999999999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9.8666666666667">
                <text:p>39.8666666666667</text:p>
              </table:table-cell>
              <table:table-cell office:value-type="float" office:value="0.0294995416666666">
                <text:p>0.0294995416666666</text:p>
              </table:table-cell>
              <table:table-cell office:value-type="float" office:value="0.0304629999999997">
                <text:p>0.030462999999999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9.95">
                <text:p>39.95</text:p>
              </table:table-cell>
              <table:table-cell office:value-type="float" office:value="0.0295428333333332">
                <text:p>0.0295428333333332</text:p>
              </table:table-cell>
              <table:table-cell office:value-type="float" office:value="0.0361469999999997">
                <text:p>0.036146999999999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0.0333333333333">
                <text:p>40.0333333333333</text:p>
              </table:table-cell>
              <table:table-cell office:value-type="float" office:value="0.0300825833333332">
                <text:p>0.0300825833333332</text:p>
              </table:table-cell>
              <table:table-cell office:value-type="float" office:value="0.0144179999999996">
                <text:p>0.014417999999999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0.1166666666667">
                <text:p>40.1166666666667</text:p>
              </table:table-cell>
              <table:table-cell office:value-type="float" office:value="0.0305573749999999">
                <text:p>0.0305573749999999</text:p>
              </table:table-cell>
              <table:table-cell office:value-type="float" office:value="0.0331049999999999">
                <text:p>0.033104999999999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0.2166666666667">
                <text:p>40.2166666666667</text:p>
              </table:table-cell>
              <table:table-cell office:value-type="float" office:value="0.0306566249999999">
                <text:p>0.0306566249999999</text:p>
              </table:table-cell>
              <table:table-cell office:value-type="float" office:value="0.0390889999999997">
                <text:p>0.039088999999999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0.3">
                <text:p>40.3</text:p>
              </table:table-cell>
              <table:table-cell office:value-type="float" office:value="0.0304617083333332">
                <text:p>0.0304617083333332</text:p>
              </table:table-cell>
              <table:table-cell office:value-type="float" office:value="0.0312410000000001">
                <text:p>0.031241000000000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0.3833333333333">
                <text:p>40.3833333333333</text:p>
              </table:table-cell>
              <table:table-cell office:value-type="float" office:value="0.0303434999999999">
                <text:p>0.0303434999999999</text:p>
              </table:table-cell>
              <table:table-cell office:value-type="float" office:value="0.0288599999999999">
                <text:p>0.028859999999999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0.4666666666667">
                <text:p>40.4666666666667</text:p>
              </table:table-cell>
              <table:table-cell office:value-type="float" office:value="0.0308912083333332">
                <text:p>0.0308912083333332</text:p>
              </table:table-cell>
              <table:table-cell office:value-type="float" office:value="0.0146169999999999">
                <text:p>0.014616999999999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0.55">
                <text:p>40.55</text:p>
              </table:table-cell>
              <table:table-cell office:value-type="float" office:value="0.0303553333333332">
                <text:p>0.0303553333333332</text:p>
              </table:table-cell>
              <table:table-cell office:value-type="float" office:value="0.0239929999999999">
                <text:p>0.023992999999999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0.65">
                <text:p>40.65</text:p>
              </table:table-cell>
              <table:table-cell office:value-type="float" office:value="0.0304979583333332">
                <text:p>0.0304979583333332</text:p>
              </table:table-cell>
              <table:table-cell office:value-type="float" office:value="0.0393209999999997">
                <text:p>0.039320999999999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0.7333333333333">
                <text:p>40.7333333333333</text:p>
              </table:table-cell>
              <table:table-cell office:value-type="float" office:value="0.0301549583333332">
                <text:p>0.0301549583333332</text:p>
              </table:table-cell>
              <table:table-cell office:value-type="float" office:value="0.0269559999999998">
                <text:p>0.026955999999999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0.8166666666667">
                <text:p>40.8166666666667</text:p>
              </table:table-cell>
              <table:table-cell office:value-type="float" office:value="0.0297321666666665">
                <text:p>0.0297321666666665</text:p>
              </table:table-cell>
              <table:table-cell office:value-type="float" office:value="0.0320079999999998">
                <text:p>0.032007999999999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0.9">
                <text:p>40.9</text:p>
              </table:table-cell>
              <table:table-cell office:value-type="float" office:value="0.0295101249999999">
                <text:p>0.0295101249999999</text:p>
              </table:table-cell>
              <table:table-cell office:value-type="float" office:value="0.0304340000000001">
                <text:p>0.030434000000000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1">
                <text:p>41</text:p>
              </table:table-cell>
              <table:table-cell office:value-type="float" office:value="0.0292035833333332">
                <text:p>0.0292035833333332</text:p>
              </table:table-cell>
              <table:table-cell office:value-type="float" office:value="0.0234419999999997">
                <text:p>0.023441999999999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1.0833333333333">
                <text:p>41.0833333333333</text:p>
              </table:table-cell>
              <table:table-cell office:value-type="float" office:value="0.0291935416666665">
                <text:p>0.0291935416666665</text:p>
              </table:table-cell>
              <table:table-cell office:value-type="float" office:value="0.0307229999999996">
                <text:p>0.030722999999999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1.1666666666667">
                <text:p>41.1666666666667</text:p>
              </table:table-cell>
              <table:table-cell office:value-type="float" office:value="0.0295093333333332">
                <text:p>0.0295093333333332</text:p>
              </table:table-cell>
              <table:table-cell office:value-type="float" office:value="0.0507420000000001">
                <text:p>0.050742000000000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1.25">
                <text:p>41.25</text:p>
              </table:table-cell>
              <table:table-cell office:value-type="float" office:value="0.0297805833333332">
                <text:p>0.0297805833333332</text:p>
              </table:table-cell>
              <table:table-cell office:value-type="float" office:value="0.012454">
                <text:p>0.01245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1.35">
                <text:p>41.35</text:p>
              </table:table-cell>
              <table:table-cell office:value-type="float" office:value="0.0287504583333332">
                <text:p>0.0287504583333332</text:p>
              </table:table-cell>
              <table:table-cell office:value-type="float" office:value="0.0160329999999997">
                <text:p>0.016032999999999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1.4333333333333">
                <text:p>41.4333333333333</text:p>
              </table:table-cell>
              <table:table-cell office:value-type="float" office:value="0.0279552083333332">
                <text:p>0.0279552083333332</text:p>
              </table:table-cell>
              <table:table-cell office:value-type="float" office:value="0.0239879999999997">
                <text:p>0.023987999999999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1.5166666666667">
                <text:p>41.5166666666667</text:p>
              </table:table-cell>
              <table:table-cell office:value-type="float" office:value="0.0274667916666665">
                <text:p>0.0274667916666665</text:p>
              </table:table-cell>
              <table:table-cell office:value-type="float" office:value="0.0250919999999999">
                <text:p>0.025091999999999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1.6">
                <text:p>41.6</text:p>
              </table:table-cell>
              <table:table-cell office:value-type="float" office:value="0.0273445833333332">
                <text:p>0.0273445833333332</text:p>
              </table:table-cell>
              <table:table-cell office:value-type="float" office:value="0.0275539999999999">
                <text:p>0.027553999999999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1.7">
                <text:p>41.7</text:p>
              </table:table-cell>
              <table:table-cell office:value-type="float" office:value="0.0278693749999998">
                <text:p>0.0278693749999998</text:p>
              </table:table-cell>
              <table:table-cell office:value-type="float" office:value="0.0194929999999998">
                <text:p>0.019492999999999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1.7833333333333">
                <text:p>41.7833333333333</text:p>
              </table:table-cell>
              <table:table-cell office:value-type="float" office:value="0.0274131249999998">
                <text:p>0.0274131249999998</text:p>
              </table:table-cell>
              <table:table-cell office:value-type="float" office:value="0.015676">
                <text:p>0.01567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1.8666666666667">
                <text:p>41.8666666666667</text:p>
              </table:table-cell>
              <table:table-cell office:value-type="float" office:value="0.0274586666666665">
                <text:p>0.0274586666666665</text:p>
              </table:table-cell>
              <table:table-cell office:value-type="float" office:value="0.0331589999999999">
                <text:p>0.033158999999999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1.95">
                <text:p>41.95</text:p>
              </table:table-cell>
              <table:table-cell office:value-type="float" office:value="0.0276249583333332">
                <text:p>0.0276249583333332</text:p>
              </table:table-cell>
              <table:table-cell office:value-type="float" office:value="0.0344539999999998">
                <text:p>0.034453999999999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2.05">
                <text:p>42.05</text:p>
              </table:table-cell>
              <table:table-cell office:value-type="float" office:value="0.0273896249999998">
                <text:p>0.0273896249999998</text:p>
              </table:table-cell>
              <table:table-cell office:value-type="float" office:value="0.0304989999999998">
                <text:p>0.030498999999999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2.1333333333333">
                <text:p>42.1333333333333</text:p>
              </table:table-cell>
              <table:table-cell office:value-type="float" office:value="0.0274496249999998">
                <text:p>0.0274496249999998</text:p>
              </table:table-cell>
              <table:table-cell office:value-type="float" office:value="0.0158579999999997">
                <text:p>0.015857999999999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2.2166666666667">
                <text:p>42.2166666666667</text:p>
              </table:table-cell>
              <table:table-cell office:value-type="float" office:value="0.0291909583333332">
                <text:p>0.0291909583333332</text:p>
              </table:table-cell>
              <table:table-cell office:value-type="float" office:value="0.074897">
                <text:p>0.07489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2.3">
                <text:p>42.3</text:p>
              </table:table-cell>
              <table:table-cell office:value-type="float" office:value="0.0290643749999999">
                <text:p>0.0290643749999999</text:p>
              </table:table-cell>
              <table:table-cell office:value-type="float" office:value="0.0360510000000001">
                <text:p>0.036051000000000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2.3833333333333">
                <text:p>42.3833333333333</text:p>
              </table:table-cell>
              <table:table-cell office:value-type="float" office:value="0.0290237083333332">
                <text:p>0.0290237083333332</text:p>
              </table:table-cell>
              <table:table-cell office:value-type="float" office:value="0.030265">
                <text:p>0.03026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2.4833333333333">
                <text:p>42.4833333333333</text:p>
              </table:table-cell>
              <table:table-cell office:value-type="float" office:value="0.0294991666666665">
                <text:p>0.0294991666666665</text:p>
              </table:table-cell>
              <table:table-cell office:value-type="float" office:value="0.0402709999999997">
                <text:p>0.040270999999999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2.5666666666667">
                <text:p>42.5666666666667</text:p>
              </table:table-cell>
              <table:table-cell office:value-type="float" office:value="0.0289529583333332">
                <text:p>0.0289529583333332</text:p>
              </table:table-cell>
              <table:table-cell office:value-type="float" office:value="0.00150799999999984">
                <text:p>0.0015079999999998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2.65">
                <text:p>42.65</text:p>
              </table:table-cell>
              <table:table-cell office:value-type="float" office:value="0.0290720833333332">
                <text:p>0.0290720833333332</text:p>
              </table:table-cell>
              <table:table-cell office:value-type="float" office:value="0.0268519999999999">
                <text:p>0.026851999999999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2.8333333333333">
                <text:p>42.8333333333333</text:p>
              </table:table-cell>
              <table:table-cell office:value-type="float" office:value="0.0289357916666665">
                <text:p>0.0289357916666665</text:p>
              </table:table-cell>
              <table:table-cell office:value-type="float" office:value="0.0360499999999999">
                <text:p>0.036049999999999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2.9166666666667">
                <text:p>42.9166666666667</text:p>
              </table:table-cell>
              <table:table-cell office:value-type="float" office:value="0.0293323749999999">
                <text:p>0.0293323749999999</text:p>
              </table:table-cell>
              <table:table-cell office:value-type="float" office:value="0.0364739999999997">
                <text:p>0.036473999999999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3">
                <text:p>43</text:p>
              </table:table-cell>
              <table:table-cell office:value-type="float" office:value="0.0280637499999998">
                <text:p>0.0280637499999998</text:p>
              </table:table-cell>
              <table:table-cell office:value-type="float" office:value="0.0015609999999997">
                <text:p>0.001560999999999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3.0833333333333">
                <text:p>43.0833333333333</text:p>
              </table:table-cell>
              <table:table-cell office:value-type="float" office:value="0.0283724166666665">
                <text:p>0.0283724166666665</text:p>
              </table:table-cell>
              <table:table-cell office:value-type="float" office:value="0.0378419999999999">
                <text:p>0.037841999999999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3.1666666666667">
                <text:p>43.1666666666667</text:p>
              </table:table-cell>
              <table:table-cell office:value-type="float" office:value="0.0289639583333332">
                <text:p>0.0289639583333332</text:p>
              </table:table-cell>
              <table:table-cell office:value-type="float" office:value="0.037639">
                <text:p>0.03763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3.2666666666667">
                <text:p>43.2666666666667</text:p>
              </table:table-cell>
              <table:table-cell office:value-type="float" office:value="0.0288609999999999">
                <text:p>0.0288609999999999</text:p>
              </table:table-cell>
              <table:table-cell office:value-type="float" office:value="0.0282519999999997">
                <text:p>0.028251999999999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3.35">
                <text:p>43.35</text:p>
              </table:table-cell>
              <table:table-cell office:value-type="float" office:value="0.0279214999999998">
                <text:p>0.0279214999999998</text:p>
              </table:table-cell>
              <table:table-cell office:value-type="float" office:value="0.0281939999999996">
                <text:p>0.028193999999999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3.4333333333333">
                <text:p>43.4333333333333</text:p>
              </table:table-cell>
              <table:table-cell office:value-type="float" office:value="0.0274672916666665">
                <text:p>0.0274672916666665</text:p>
              </table:table-cell>
              <table:table-cell office:value-type="float" office:value="0.00155299999999992">
                <text:p>0.0015529999999999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3.5333333333333">
                <text:p>43.5333333333333</text:p>
              </table:table-cell>
              <table:table-cell office:value-type="float" office:value="0.0280218333333332">
                <text:p>0.0280218333333332</text:p>
              </table:table-cell>
              <table:table-cell office:value-type="float" office:value="0.0293419999999998">
                <text:p>0.029341999999999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3.6166666666667">
                <text:p>43.6166666666667</text:p>
              </table:table-cell>
              <table:table-cell office:value-type="float" office:value="0.0288605416666665">
                <text:p>0.0288605416666665</text:p>
              </table:table-cell>
              <table:table-cell office:value-type="float" office:value="0.044117">
                <text:p>0.04411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3.7">
                <text:p>43.7</text:p>
              </table:table-cell>
              <table:table-cell office:value-type="float" office:value="0.0293475416666665">
                <text:p>0.0293475416666665</text:p>
              </table:table-cell>
              <table:table-cell office:value-type="float" office:value="0.0367799999999998">
                <text:p>0.036779999999999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3.7833333333333">
                <text:p>43.7833333333333</text:p>
              </table:table-cell>
              <table:table-cell office:value-type="float" office:value="0.0298615833333332">
                <text:p>0.0298615833333332</text:p>
              </table:table-cell>
              <table:table-cell office:value-type="float" office:value="0.0398909999999999">
                <text:p>0.039890999999999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3.8666666666667">
                <text:p>43.8666666666667</text:p>
              </table:table-cell>
              <table:table-cell office:value-type="float" office:value="0.0291155833333332">
                <text:p>0.0291155833333332</text:p>
              </table:table-cell>
              <table:table-cell office:value-type="float" office:value="0.00158899999999962">
                <text:p>0.0015889999999996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3.9666666666667">
                <text:p>43.9666666666667</text:p>
              </table:table-cell>
              <table:table-cell office:value-type="float" office:value="0.0302367499999998">
                <text:p>0.0302367499999998</text:p>
              </table:table-cell>
              <table:table-cell office:value-type="float" office:value="0.0425839999999997">
                <text:p>0.042583999999999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4.05">
                <text:p>44.05</text:p>
              </table:table-cell>
              <table:table-cell office:value-type="float" office:value="0.0307080833333332">
                <text:p>0.0307080833333332</text:p>
              </table:table-cell>
              <table:table-cell office:value-type="float" office:value="0.0444709999999997">
                <text:p>0.044470999999999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4.1333333333333">
                <text:p>44.1333333333333</text:p>
              </table:table-cell>
              <table:table-cell office:value-type="float" office:value="0.0304977083333332">
                <text:p>0.0304977083333332</text:p>
              </table:table-cell>
              <table:table-cell office:value-type="float" office:value="0.0294050000000001">
                <text:p>0.029405000000000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4.2166666666667">
                <text:p>44.2166666666667</text:p>
              </table:table-cell>
              <table:table-cell office:value-type="float" office:value="0.0302374583333332">
                <text:p>0.0302374583333332</text:p>
              </table:table-cell>
              <table:table-cell office:value-type="float" office:value="0.0242529999999999">
                <text:p>0.024252999999999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4.3166666666667">
                <text:p>44.3166666666667</text:p>
              </table:table-cell>
              <table:table-cell office:value-type="float" office:value="0.0296463749999998">
                <text:p>0.0296463749999998</text:p>
              </table:table-cell>
              <table:table-cell office:value-type="float" office:value="0.00167199999999967">
                <text:p>0.0016719999999996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4.4">
                <text:p>44.4</text:p>
              </table:table-cell>
              <table:table-cell office:value-type="float" office:value="0.0280475833333332">
                <text:p>0.0280475833333332</text:p>
              </table:table-cell>
              <table:table-cell office:value-type="float" office:value="0.0365259999999998">
                <text:p>0.036525999999999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4.4833333333333">
                <text:p>44.4833333333333</text:p>
              </table:table-cell>
              <table:table-cell office:value-type="float" office:value="0.0286646249999998">
                <text:p>0.0286646249999998</text:p>
              </table:table-cell>
              <table:table-cell office:value-type="float" office:value="0.0508600000000001">
                <text:p>0.050860000000000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4.5666666666667">
                <text:p>44.5666666666667</text:p>
              </table:table-cell>
              <table:table-cell office:value-type="float" office:value="0.0287760416666665">
                <text:p>0.0287760416666665</text:p>
              </table:table-cell>
              <table:table-cell office:value-type="float" office:value="0.0329389999999998">
                <text:p>0.032938999999999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4.65">
                <text:p>44.65</text:p>
              </table:table-cell>
              <table:table-cell office:value-type="float" office:value="0.0282452916666665">
                <text:p>0.0282452916666665</text:p>
              </table:table-cell>
              <table:table-cell office:value-type="float" office:value="0.0275329999999996">
                <text:p>0.027532999999999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4.75">
                <text:p>44.75</text:p>
              </table:table-cell>
              <table:table-cell office:value-type="float" office:value="0.0284657083333332">
                <text:p>0.0284657083333332</text:p>
              </table:table-cell>
              <table:table-cell office:value-type="float" office:value="0.00679799999999986">
                <text:p>0.0067979999999998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4.8333333333333">
                <text:p>44.8333333333333</text:p>
              </table:table-cell>
              <table:table-cell office:value-type="float" office:value="0.0288410833333331">
                <text:p>0.0288410833333331</text:p>
              </table:table-cell>
              <table:table-cell office:value-type="float" office:value="0.0358609999999997">
                <text:p>0.035860999999999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4.9166666666667">
                <text:p>44.9166666666667</text:p>
              </table:table-cell>
              <table:table-cell office:value-type="float" office:value="0.0287609166666665">
                <text:p>0.0287609166666665</text:p>
              </table:table-cell>
              <table:table-cell office:value-type="float" office:value="0.0341260000000001">
                <text:p>0.034126000000000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5">
                <text:p>45</text:p>
              </table:table-cell>
              <table:table-cell office:value-type="float" office:value="0.0287482916666665">
                <text:p>0.0287482916666665</text:p>
              </table:table-cell>
              <table:table-cell office:value-type="float" office:value="0.036171">
                <text:p>0.03617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5.1">
                <text:p>45.1</text:p>
              </table:table-cell>
              <table:table-cell office:value-type="float" office:value="0.0299372916666665">
                <text:p>0.0299372916666665</text:p>
              </table:table-cell>
              <table:table-cell office:value-type="float" office:value="0.030097">
                <text:p>0.03009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5.1833333333333">
                <text:p>45.1833333333333</text:p>
              </table:table-cell>
              <table:table-cell office:value-type="float" office:value="0.0284923333333332">
                <text:p>0.0284923333333332</text:p>
              </table:table-cell>
              <table:table-cell office:value-type="float" office:value="0.0031629999999998">
                <text:p>0.003162999999999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5.2666666666667">
                <text:p>45.2666666666667</text:p>
              </table:table-cell>
              <table:table-cell office:value-type="float" office:value="0.0282425416666665">
                <text:p>0.0282425416666665</text:p>
              </table:table-cell>
              <table:table-cell office:value-type="float" office:value="0.031644">
                <text:p>0.03164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5.35">
                <text:p>45.35</text:p>
              </table:table-cell>
              <table:table-cell office:value-type="float" office:value="0.0288054166666665">
                <text:p>0.0288054166666665</text:p>
              </table:table-cell>
              <table:table-cell office:value-type="float" office:value="0.0417609999999997">
                <text:p>0.041760999999999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5.4333333333333">
                <text:p>45.4333333333333</text:p>
              </table:table-cell>
              <table:table-cell office:value-type="float" office:value="0.0290024583333332">
                <text:p>0.0290024583333332</text:p>
              </table:table-cell>
              <table:table-cell office:value-type="float" office:value="0.0329229999999998">
                <text:p>0.032922999999999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5.5333333333333">
                <text:p>45.5333333333333</text:p>
              </table:table-cell>
              <table:table-cell office:value-type="float" office:value="0.0301422083333332">
                <text:p>0.0301422083333332</text:p>
              </table:table-cell>
              <table:table-cell office:value-type="float" office:value="0.0289069999999998">
                <text:p>0.028906999999999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5.6166666666667">
                <text:p>45.6166666666667</text:p>
              </table:table-cell>
              <table:table-cell office:value-type="float" office:value="0.0295273333333332">
                <text:p>0.0295273333333332</text:p>
              </table:table-cell>
              <table:table-cell office:value-type="float" office:value="0.0145849999999998">
                <text:p>0.014584999999999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5.7">
                <text:p>45.7</text:p>
              </table:table-cell>
              <table:table-cell office:value-type="float" office:value="0.0295059583333332">
                <text:p>0.0295059583333332</text:p>
              </table:table-cell>
              <table:table-cell office:value-type="float" office:value="0.0436039999999998">
                <text:p>0.043603999999999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5.8">
                <text:p>45.8</text:p>
              </table:table-cell>
              <table:table-cell office:value-type="float" office:value="0.0297381666666665">
                <text:p>0.0297381666666665</text:p>
              </table:table-cell>
              <table:table-cell office:value-type="float" office:value="0.0423529999999999">
                <text:p>0.042352999999999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5.8833333333333">
                <text:p>45.8833333333333</text:p>
              </table:table-cell>
              <table:table-cell office:value-type="float" office:value="0.0296786666666665">
                <text:p>0.0296786666666665</text:p>
              </table:table-cell>
              <table:table-cell office:value-type="float" office:value="0.0384629999999997">
                <text:p>0.038462999999999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5.9666666666667">
                <text:p>45.9666666666667</text:p>
              </table:table-cell>
              <table:table-cell office:value-type="float" office:value="0.0309607083333332">
                <text:p>0.0309607083333332</text:p>
              </table:table-cell>
              <table:table-cell office:value-type="float" office:value="0.0323579999999999">
                <text:p>0.032357999999999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6.05">
                <text:p>46.05</text:p>
              </table:table-cell>
              <table:table-cell office:value-type="float" office:value="0.0297937083333332">
                <text:p>0.0297937083333332</text:p>
              </table:table-cell>
              <table:table-cell office:value-type="float" office:value="0.0145759999999999">
                <text:p>0.014575999999999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6.15">
                <text:p>46.15</text:p>
              </table:table-cell>
              <table:table-cell office:value-type="float" office:value="0.0291504583333332">
                <text:p>0.0291504583333332</text:p>
              </table:table-cell>
              <table:table-cell office:value-type="float" office:value="0.0290329999999996">
                <text:p>0.029032999999999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6.2333333333333">
                <text:p>46.2333333333333</text:p>
              </table:table-cell>
              <table:table-cell office:value-type="float" office:value="0.0296054999999998">
                <text:p>0.0296054999999998</text:p>
              </table:table-cell>
              <table:table-cell office:value-type="float" office:value="0.0403259999999999">
                <text:p>0.040325999999999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6.3166666666667">
                <text:p>46.3166666666667</text:p>
              </table:table-cell>
              <table:table-cell office:value-type="float" office:value="0.0302873749999998">
                <text:p>0.0302873749999998</text:p>
              </table:table-cell>
              <table:table-cell office:value-type="float" office:value="0.0406179999999998">
                <text:p>0.040617999999999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6.4">
                <text:p>46.4</text:p>
              </table:table-cell>
              <table:table-cell office:value-type="float" office:value="0.0315474999999998">
                <text:p>0.0315474999999998</text:p>
              </table:table-cell>
              <table:table-cell office:value-type="float" office:value="0.0319149999999997">
                <text:p>0.031914999999999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6.4833333333333">
                <text:p>46.4833333333333</text:p>
              </table:table-cell>
              <table:table-cell office:value-type="float" office:value="0.0303377916666665">
                <text:p>0.0303377916666665</text:p>
              </table:table-cell>
              <table:table-cell office:value-type="float" office:value="0.00749299999999975">
                <text:p>0.0074929999999997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6.5833333333333">
                <text:p>46.5833333333333</text:p>
              </table:table-cell>
              <table:table-cell office:value-type="float" office:value="0.0295269999999998">
                <text:p>0.0295269999999998</text:p>
              </table:table-cell>
              <table:table-cell office:value-type="float" office:value="0.0314009999999998">
                <text:p>0.031400999999999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6.6666666666667">
                <text:p>46.6666666666667</text:p>
              </table:table-cell>
              <table:table-cell office:value-type="float" office:value="0.0297188749999998">
                <text:p>0.0297188749999998</text:p>
              </table:table-cell>
              <table:table-cell office:value-type="float" office:value="0.037544">
                <text:p>0.03754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46.8333333333333">
                <text:p>46.8333333333333</text:p>
              </table:table-cell>
              <table:table-cell office:value-type="float" office:value="0.0295763749999998">
                <text:p>0.0295763749999998</text:p>
              </table:table-cell>
              <table:table-cell office:value-type="float" office:value="0.0241129999999998">
                <text:p>0.024112999999999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46.9333333333333">
                <text:p>46.9333333333333</text:p>
              </table:table-cell>
              <table:table-cell office:value-type="float" office:value="0.0296119999999998">
                <text:p>0.0296119999999998</text:p>
              </table:table-cell>
              <table:table-cell office:value-type="float" office:value="0.00765299999999991">
                <text:p>0.0076529999999999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47.0166666666667">
                <text:p>47.0166666666667</text:p>
              </table:table-cell>
              <table:table-cell office:value-type="float" office:value="0.0298724999999999">
                <text:p>0.0298724999999999</text:p>
              </table:table-cell>
              <table:table-cell office:value-type="float" office:value="0.0421130000000001">
                <text:p>0.042113000000000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7.1">
                <text:p>47.1</text:p>
              </table:table-cell>
              <table:table-cell office:value-type="float" office:value="0.0299634166666665">
                <text:p>0.0299634166666665</text:p>
              </table:table-cell>
              <table:table-cell office:value-type="float" office:value="0.036308">
                <text:p>0.03630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47.1833333333333">
                <text:p>47.1833333333333</text:p>
              </table:table-cell>
              <table:table-cell office:value-type="float" office:value="0.0297719999999999">
                <text:p>0.0297719999999999</text:p>
              </table:table-cell>
              <table:table-cell office:value-type="float" office:value="0.031577">
                <text:p>0.03157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47.2666666666667">
                <text:p>47.2666666666667</text:p>
              </table:table-cell>
              <table:table-cell office:value-type="float" office:value="0.0300426666666665">
                <text:p>0.0300426666666665</text:p>
              </table:table-cell>
              <table:table-cell office:value-type="float" office:value="0.0365929999999999">
                <text:p>0.036592999999999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47.3666666666667">
                <text:p>47.3666666666667</text:p>
              </table:table-cell>
              <table:table-cell office:value-type="float" office:value="0.0324822083333332">
                <text:p>0.0324822083333332</text:p>
              </table:table-cell>
              <table:table-cell office:value-type="float" office:value="0.061712">
                <text:p>0.06171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47.45">
                <text:p>47.45</text:p>
              </table:table-cell>
              <table:table-cell office:value-type="float" office:value="0.0324498749999998">
                <text:p>0.0324498749999998</text:p>
              </table:table-cell>
              <table:table-cell office:value-type="float" office:value="0.0308679999999999">
                <text:p>0.030867999999999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47.5333333333333">
                <text:p>47.5333333333333</text:p>
              </table:table-cell>
              <table:table-cell office:value-type="float" office:value="0.0320788749999999">
                <text:p>0.0320788749999999</text:p>
              </table:table-cell>
              <table:table-cell office:value-type="float" office:value="0.0328569999999999">
                <text:p>0.032856999999999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47.6166666666667">
                <text:p>47.6166666666667</text:p>
              </table:table-cell>
              <table:table-cell office:value-type="float" office:value="0.0326204166666665">
                <text:p>0.0326204166666665</text:p>
              </table:table-cell>
              <table:table-cell office:value-type="float" office:value="0.0459200000000002">
                <text:p>0.045920000000000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47.7166666666667">
                <text:p>47.7166666666667</text:p>
              </table:table-cell>
              <table:table-cell office:value-type="float" office:value="0.0314819583333332">
                <text:p>0.0314819583333332</text:p>
              </table:table-cell>
              <table:table-cell office:value-type="float" office:value="0.00158399999999981">
                <text:p>0.0015839999999998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7.8">
                <text:p>47.8</text:p>
              </table:table-cell>
              <table:table-cell office:value-type="float" office:value="0.0327029166666665">
                <text:p>0.0327029166666665</text:p>
              </table:table-cell>
              <table:table-cell office:value-type="float" office:value="0.0438879999999999">
                <text:p>0.043887999999999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47.8833333333333">
                <text:p>47.8833333333333</text:p>
              </table:table-cell>
              <table:table-cell office:value-type="float" office:value="0.0321960833333332">
                <text:p>0.0321960833333332</text:p>
              </table:table-cell>
              <table:table-cell office:value-type="float" office:value="0.0314399999999999">
                <text:p>0.031439999999999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47.9666666666667">
                <text:p>47.9666666666667</text:p>
              </table:table-cell>
              <table:table-cell office:value-type="float" office:value="0.0322158749999999">
                <text:p>0.0322158749999999</text:p>
              </table:table-cell>
              <table:table-cell office:value-type="float" office:value="0.0428279999999996">
                <text:p>0.042827999999999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48.05">
                <text:p>48.05</text:p>
              </table:table-cell>
              <table:table-cell office:value-type="float" office:value="0.0319254583333332">
                <text:p>0.0319254583333332</text:p>
              </table:table-cell>
              <table:table-cell office:value-type="float" office:value="0.0314929999999998">
                <text:p>0.031492999999999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48.15">
                <text:p>48.15</text:p>
              </table:table-cell>
              <table:table-cell office:value-type="float" office:value="0.0306480833333332">
                <text:p>0.0306480833333332</text:p>
              </table:table-cell>
              <table:table-cell office:value-type="float" office:value="0.00170099999999973">
                <text:p>0.0017009999999997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48.2333333333333">
                <text:p>48.2333333333333</text:p>
              </table:table-cell>
              <table:table-cell office:value-type="float" office:value="0.0330169583333332">
                <text:p>0.0330169583333332</text:p>
              </table:table-cell>
              <table:table-cell office:value-type="float" office:value="0.0714289999999997">
                <text:p>0.071428999999999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48.3166666666667">
                <text:p>48.3166666666667</text:p>
              </table:table-cell>
              <table:table-cell office:value-type="float" office:value="0.0333457916666665">
                <text:p>0.0333457916666665</text:p>
              </table:table-cell>
              <table:table-cell office:value-type="float" office:value="0.0369249999999997">
                <text:p>0.036924999999999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48.4166666666667">
                <text:p>48.4166666666667</text:p>
              </table:table-cell>
              <table:table-cell office:value-type="float" office:value="0.0328899999999999">
                <text:p>0.0328899999999999</text:p>
              </table:table-cell>
              <table:table-cell office:value-type="float" office:value="0.0293869999999998">
                <text:p>0.029386999999999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48.5">
                <text:p>48.5</text:p>
              </table:table-cell>
              <table:table-cell office:value-type="float" office:value="0.0333892499999999">
                <text:p>0.0333892499999999</text:p>
              </table:table-cell>
              <table:table-cell office:value-type="float" office:value="0.0526">
                <text:p>0.052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48.5833333333333">
                <text:p>48.5833333333333</text:p>
              </table:table-cell>
              <table:table-cell office:value-type="float" office:value="0.0321241249999999">
                <text:p>0.0321241249999999</text:p>
              </table:table-cell>
              <table:table-cell office:value-type="float" office:value="0.00155199999999978">
                <text:p>0.0015519999999997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48.6666666666667">
                <text:p>48.6666666666667</text:p>
              </table:table-cell>
              <table:table-cell office:value-type="float" office:value="0.0361894583333332">
                <text:p>0.0361894583333332</text:p>
              </table:table-cell>
              <table:table-cell office:value-type="float" office:value="0.105061">
                <text:p>0.10506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48.7666666666667">
                <text:p>48.7666666666667</text:p>
              </table:table-cell>
              <table:table-cell office:value-type="float" office:value="0.0363446666666665">
                <text:p>0.0363446666666665</text:p>
              </table:table-cell>
              <table:table-cell office:value-type="float" office:value="0.035126">
                <text:p>0.03512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48.85">
                <text:p>48.85</text:p>
              </table:table-cell>
              <table:table-cell office:value-type="float" office:value="0.0360604166666665">
                <text:p>0.0360604166666665</text:p>
              </table:table-cell>
              <table:table-cell office:value-type="float" office:value="0.0307219999999999">
                <text:p>0.030721999999999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48.9333333333333">
                <text:p>48.9333333333333</text:p>
              </table:table-cell>
              <table:table-cell office:value-type="float" office:value="0.0362580833333332">
                <text:p>0.0362580833333332</text:p>
              </table:table-cell>
              <table:table-cell office:value-type="float" office:value="0.0288569999999999">
                <text:p>0.028856999999999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49.0166666666667">
                <text:p>49.0166666666667</text:p>
              </table:table-cell>
              <table:table-cell office:value-type="float" office:value="0.0360033749999999">
                <text:p>0.0360033749999999</text:p>
              </table:table-cell>
              <table:table-cell office:value-type="float" office:value="0.00153999999999987">
                <text:p>0.0015399999999998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49.1">
                <text:p>49.1</text:p>
              </table:table-cell>
              <table:table-cell office:value-type="float" office:value="0.0353620416666665">
                <text:p>0.0353620416666665</text:p>
              </table:table-cell>
              <table:table-cell office:value-type="float" office:value="0.0267209999999998">
                <text:p>0.026720999999999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49.2">
                <text:p>49.2</text:p>
              </table:table-cell>
              <table:table-cell office:value-type="float" office:value="0.0350549999999999">
                <text:p>0.0350549999999999</text:p>
              </table:table-cell>
              <table:table-cell office:value-type="float" office:value="0.0289389999999998">
                <text:p>0.028938999999999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49.2833333333333">
                <text:p>49.2833333333333</text:p>
              </table:table-cell>
              <table:table-cell office:value-type="float" office:value="0.0346855833333332">
                <text:p>0.0346855833333332</text:p>
              </table:table-cell>
              <table:table-cell office:value-type="float" office:value="0.0227109999999997">
                <text:p>0.022710999999999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49.3666666666667">
                <text:p>49.3666666666667</text:p>
              </table:table-cell>
              <table:table-cell office:value-type="float" office:value="0.0351257916666665">
                <text:p>0.0351257916666665</text:p>
              </table:table-cell>
              <table:table-cell office:value-type="float" office:value="0.047158">
                <text:p>0.04715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49.45">
                <text:p>49.45</text:p>
              </table:table-cell>
              <table:table-cell office:value-type="float" office:value="0.0326210833333332">
                <text:p>0.0326210833333332</text:p>
              </table:table-cell>
              <table:table-cell office:value-type="float" office:value="0.00159900000000013">
                <text:p>0.0015990000000001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49.55">
                <text:p>49.55</text:p>
              </table:table-cell>
              <table:table-cell office:value-type="float" office:value="0.0326774166666665">
                <text:p>0.0326774166666665</text:p>
              </table:table-cell>
              <table:table-cell office:value-type="float" office:value="0.0322200000000001">
                <text:p>0.032220000000000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49.6333333333333">
                <text:p>49.6333333333333</text:p>
              </table:table-cell>
              <table:table-cell office:value-type="float" office:value="0.0327807083333332">
                <text:p>0.0327807083333332</text:p>
              </table:table-cell>
              <table:table-cell office:value-type="float" office:value="0.0353359999999996">
                <text:p>0.035335999999999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49.7166666666667">
                <text:p>49.7166666666667</text:p>
              </table:table-cell>
              <table:table-cell office:value-type="float" office:value="0.0323404166666665">
                <text:p>0.0323404166666665</text:p>
              </table:table-cell>
              <table:table-cell office:value-type="float" office:value="0.0353529999999997">
                <text:p>0.035352999999999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49.8833333333333">
                <text:p>49.8833333333333</text:p>
              </table:table-cell>
              <table:table-cell office:value-type="float" office:value="0.0323359166666665">
                <text:p>0.0323359166666665</text:p>
              </table:table-cell>
              <table:table-cell office:value-type="float" office:value="0.00147599999999981">
                <text:p>0.0014759999999998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49.9833333333333">
                <text:p>49.9833333333333</text:p>
              </table:table-cell>
              <table:table-cell office:value-type="float" office:value="0.0317679166666665">
                <text:p>0.0317679166666665</text:p>
              </table:table-cell>
              <table:table-cell office:value-type="float" office:value="0.0302560000000001">
                <text:p>0.030256000000000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0.0666666666667">
                <text:p>50.0666666666667</text:p>
              </table:table-cell>
              <table:table-cell office:value-type="float" office:value="0.0317617916666665">
                <text:p>0.0317617916666665</text:p>
              </table:table-cell>
              <table:table-cell office:value-type="float" office:value="0.0312929999999998">
                <text:p>0.031292999999999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0.15">
                <text:p>50.15</text:p>
              </table:table-cell>
              <table:table-cell office:value-type="float" office:value="0.0312910416666665">
                <text:p>0.0312910416666665</text:p>
              </table:table-cell>
              <table:table-cell office:value-type="float" office:value="0.0315300000000001">
                <text:p>0.031530000000000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0.2333333333333">
                <text:p>50.2333333333333</text:p>
              </table:table-cell>
              <table:table-cell office:value-type="float" office:value="0.0311105416666665">
                <text:p>0.0311105416666665</text:p>
              </table:table-cell>
              <table:table-cell office:value-type="float" office:value="0.027161">
                <text:p>0.02716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0.3333333333333">
                <text:p>50.3333333333333</text:p>
              </table:table-cell>
              <table:table-cell office:value-type="float" office:value="0.0311083333333332">
                <text:p>0.0311083333333332</text:p>
              </table:table-cell>
              <table:table-cell office:value-type="float" office:value="0.00164799999999987">
                <text:p>0.0016479999999998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0.4166666666667">
                <text:p>50.4166666666667</text:p>
              </table:table-cell>
              <table:table-cell office:value-type="float" office:value="0.0295141666666665">
                <text:p>0.0295141666666665</text:p>
              </table:table-cell>
              <table:table-cell office:value-type="float" office:value="0.033169">
                <text:p>0.03316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0.5">
                <text:p>50.5</text:p>
              </table:table-cell>
              <table:table-cell office:value-type="float" office:value="0.0294180416666665">
                <text:p>0.0294180416666665</text:p>
              </table:table-cell>
              <table:table-cell office:value-type="float" office:value="0.0346179999999996">
                <text:p>0.034617999999999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0.5833333333333">
                <text:p>50.5833333333333</text:p>
              </table:table-cell>
              <table:table-cell office:value-type="float" office:value="0.0293932499999999">
                <text:p>0.0293932499999999</text:p>
              </table:table-cell>
              <table:table-cell office:value-type="float" office:value="0.0287919999999997">
                <text:p>0.028791999999999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0.6666666666667">
                <text:p>50.6666666666667</text:p>
              </table:table-cell>
              <table:table-cell office:value-type="float" office:value="0.0285149166666665">
                <text:p>0.0285149166666665</text:p>
              </table:table-cell>
              <table:table-cell office:value-type="float" office:value="0.03152">
                <text:p>0.0315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0.85">
                <text:p>50.85</text:p>
              </table:table-cell>
              <table:table-cell office:value-type="float" office:value="0.0299694583333332">
                <text:p>0.0299694583333332</text:p>
              </table:table-cell>
              <table:table-cell office:value-type="float" office:value="0.0364609999999996">
                <text:p>0.036460999999999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0.9333333333333">
                <text:p>50.9333333333333</text:p>
              </table:table-cell>
              <table:table-cell office:value-type="float" office:value="0.0267519166666665">
                <text:p>0.0267519166666665</text:p>
              </table:table-cell>
              <table:table-cell office:value-type="float" office:value="0.0278399999999999">
                <text:p>0.027839999999999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1.0333333333333">
                <text:p>51.0333333333333</text:p>
              </table:table-cell>
              <table:table-cell office:value-type="float" office:value="0.0265687499999999">
                <text:p>0.0265687499999999</text:p>
              </table:table-cell>
              <table:table-cell office:value-type="float" office:value="0.0307299999999997">
                <text:p>0.030729999999999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1.1166666666667">
                <text:p>51.1166666666667</text:p>
              </table:table-cell>
              <table:table-cell office:value-type="float" office:value="0.0270237916666665">
                <text:p>0.0270237916666665</text:p>
              </table:table-cell>
              <table:table-cell office:value-type="float" office:value="0.0416430000000001">
                <text:p>0.041643000000000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1.2">
                <text:p>51.2</text:p>
              </table:table-cell>
              <table:table-cell office:value-type="float" office:value="0.0258916666666665">
                <text:p>0.0258916666666665</text:p>
              </table:table-cell>
              <table:table-cell office:value-type="float" office:value="0.00168599999999985">
                <text:p>0.0016859999999998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1.2833333333333">
                <text:p>51.2833333333333</text:p>
              </table:table-cell>
              <table:table-cell office:value-type="float" office:value="0.0271421666666665">
                <text:p>0.0271421666666665</text:p>
              </table:table-cell>
              <table:table-cell office:value-type="float" office:value="0.031552">
                <text:p>0.03155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1.3833333333333">
                <text:p>51.3833333333333</text:p>
              </table:table-cell>
              <table:table-cell office:value-type="float" office:value="0.0274892916666665">
                <text:p>0.0274892916666665</text:p>
              </table:table-cell>
              <table:table-cell office:value-type="float" office:value="0.0350519999999999">
                <text:p>0.035051999999999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1.4666666666667">
                <text:p>51.4666666666667</text:p>
              </table:table-cell>
              <table:table-cell office:value-type="float" office:value="0.0275090416666665">
                <text:p>0.0275090416666665</text:p>
              </table:table-cell>
              <table:table-cell office:value-type="float" office:value="0.0294129999999999">
                <text:p>0.029412999999999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1.55">
                <text:p>51.55</text:p>
              </table:table-cell>
              <table:table-cell office:value-type="float" office:value="0.0283827499999999">
                <text:p>0.0283827499999999</text:p>
              </table:table-cell>
              <table:table-cell office:value-type="float" office:value="0.0436799999999997">
                <text:p>0.043679999999999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1.6333333333333">
                <text:p>51.6333333333333</text:p>
              </table:table-cell>
              <table:table-cell office:value-type="float" office:value="0.0264792499999999">
                <text:p>0.0264792499999999</text:p>
              </table:table-cell>
              <table:table-cell office:value-type="float" office:value="0.00147399999999998">
                <text:p>0.0014739999999999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1.7166666666667">
                <text:p>51.7166666666667</text:p>
              </table:table-cell>
              <table:table-cell office:value-type="float" office:value="0.0279639166666665">
                <text:p>0.0279639166666665</text:p>
              </table:table-cell>
              <table:table-cell office:value-type="float" office:value="0.0372309999999998">
                <text:p>0.037230999999999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1.8166666666667">
                <text:p>51.8166666666667</text:p>
              </table:table-cell>
              <table:table-cell office:value-type="float" office:value="0.0285365833333332">
                <text:p>0.0285365833333332</text:p>
              </table:table-cell>
              <table:table-cell office:value-type="float" office:value="0.0459640000000001">
                <text:p>0.045964000000000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1.9">
                <text:p>51.9</text:p>
              </table:table-cell>
              <table:table-cell office:value-type="float" office:value="0.0287022083333332">
                <text:p>0.0287022083333332</text:p>
              </table:table-cell>
              <table:table-cell office:value-type="float" office:value="0.0393110000000001">
                <text:p>0.039311000000000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1.9833333333333">
                <text:p>51.9833333333333</text:p>
              </table:table-cell>
              <table:table-cell office:value-type="float" office:value="0.0289091249999999">
                <text:p>0.0289091249999999</text:p>
              </table:table-cell>
              <table:table-cell office:value-type="float" office:value="0.0403189999999998">
                <text:p>0.040318999999999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2.0666666666667">
                <text:p>52.0666666666667</text:p>
              </table:table-cell>
              <table:table-cell office:value-type="float" office:value="0.0291509166666666">
                <text:p>0.0291509166666666</text:p>
              </table:table-cell>
              <table:table-cell office:value-type="float" office:value="0.00727900000000004">
                <text:p>0.0072790000000000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2.1666666666667">
                <text:p>52.1666666666667</text:p>
              </table:table-cell>
              <table:table-cell office:value-type="float" office:value="0.0293869999999999">
                <text:p>0.0293869999999999</text:p>
              </table:table-cell>
              <table:table-cell office:value-type="float" office:value="0.0359219999999998">
                <text:p>0.035921999999999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2.25">
                <text:p>52.25</text:p>
              </table:table-cell>
              <table:table-cell office:value-type="float" office:value="0.0294589999999999">
                <text:p>0.0294589999999999</text:p>
              </table:table-cell>
              <table:table-cell office:value-type="float" office:value="0.0330209999999997">
                <text:p>0.033020999999999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2.3333333333333">
                <text:p>52.3333333333333</text:p>
              </table:table-cell>
              <table:table-cell office:value-type="float" office:value="0.0298553749999999">
                <text:p>0.0298553749999999</text:p>
              </table:table-cell>
              <table:table-cell office:value-type="float" office:value="0.0410429999999997">
                <text:p>0.041042999999999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2.4166666666667">
                <text:p>52.4166666666667</text:p>
              </table:table-cell>
              <table:table-cell office:value-type="float" office:value="0.0300205833333332">
                <text:p>0.0300205833333332</text:p>
              </table:table-cell>
              <table:table-cell office:value-type="float" office:value="0.031126">
                <text:p>0.03112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2.5">
                <text:p>52.5</text:p>
              </table:table-cell>
              <table:table-cell office:value-type="float" office:value="0.0302112499999999">
                <text:p>0.0302112499999999</text:p>
              </table:table-cell>
              <table:table-cell office:value-type="float" office:value="0.00622400000000001">
                <text:p>0.0062240000000000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2.6">
                <text:p>52.6</text:p>
              </table:table-cell>
              <table:table-cell office:value-type="float" office:value="0.0301521249999999">
                <text:p>0.0301521249999999</text:p>
              </table:table-cell>
              <table:table-cell office:value-type="float" office:value="0.0317500000000002">
                <text:p>0.031750000000000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2.6833333333333">
                <text:p>52.6833333333333</text:p>
              </table:table-cell>
              <table:table-cell office:value-type="float" office:value="0.0299487499999999">
                <text:p>0.0299487499999999</text:p>
              </table:table-cell>
              <table:table-cell office:value-type="float" office:value="0.0297369999999999">
                <text:p>0.029736999999999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2.7666666666667">
                <text:p>52.7666666666667</text:p>
              </table:table-cell>
              <table:table-cell office:value-type="float" office:value="0.0301367083333332">
                <text:p>0.0301367083333332</text:p>
              </table:table-cell>
              <table:table-cell office:value-type="float" office:value="0.0333029999999996">
                <text:p>0.033302999999999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2.85">
                <text:p>52.85</text:p>
              </table:table-cell>
              <table:table-cell office:value-type="float" office:value="0.0301710416666665">
                <text:p>0.0301710416666665</text:p>
              </table:table-cell>
              <table:table-cell office:value-type="float" office:value="0.0323439999999997">
                <text:p>0.032343999999999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2.95">
                <text:p>52.95</text:p>
              </table:table-cell>
              <table:table-cell office:value-type="float" office:value="0.0287457083333332">
                <text:p>0.0287457083333332</text:p>
              </table:table-cell>
              <table:table-cell office:value-type="float" office:value="0.00225300000000006">
                <text:p>0.0022530000000000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3.0333333333333">
                <text:p>53.0333333333333</text:p>
              </table:table-cell>
              <table:table-cell office:value-type="float" office:value="0.0287120833333332">
                <text:p>0.0287120833333332</text:p>
              </table:table-cell>
              <table:table-cell office:value-type="float" office:value="0.0270329999999999">
                <text:p>0.027032999999999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3.1166666666667">
                <text:p>53.1166666666667</text:p>
              </table:table-cell>
              <table:table-cell office:value-type="float" office:value="0.0289794999999999">
                <text:p>0.0289794999999999</text:p>
              </table:table-cell>
              <table:table-cell office:value-type="float" office:value="0.0371479999999997">
                <text:p>0.037147999999999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3.2166666666667">
                <text:p>53.2166666666667</text:p>
              </table:table-cell>
              <table:table-cell office:value-type="float" office:value="0.0286914583333332">
                <text:p>0.0286914583333332</text:p>
              </table:table-cell>
              <table:table-cell office:value-type="float" office:value="0.0347300000000001">
                <text:p>0.034730000000000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3.3">
                <text:p>53.3</text:p>
              </table:table-cell>
              <table:table-cell office:value-type="float" office:value="0.0302231249999999">
                <text:p>0.0302231249999999</text:p>
              </table:table-cell>
              <table:table-cell office:value-type="float" office:value="0.038446">
                <text:p>0.03844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3.3833333333333">
                <text:p>53.3833333333333</text:p>
              </table:table-cell>
              <table:table-cell office:value-type="float" office:value="0.0294455416666666">
                <text:p>0.0294455416666666</text:p>
              </table:table-cell>
              <table:table-cell office:value-type="float" office:value="0.0128900000000001">
                <text:p>0.012890000000000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3.4666666666667">
                <text:p>53.4666666666667</text:p>
              </table:table-cell>
              <table:table-cell office:value-type="float" office:value="0.0292716249999999">
                <text:p>0.0292716249999999</text:p>
              </table:table-cell>
              <table:table-cell office:value-type="float" office:value="0.030878">
                <text:p>0.03087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3.55">
                <text:p>53.55</text:p>
              </table:table-cell>
              <table:table-cell office:value-type="float" office:value="0.0290793749999999">
                <text:p>0.0290793749999999</text:p>
              </table:table-cell>
              <table:table-cell office:value-type="float" office:value="0.0247989999999998">
                <text:p>0.024798999999999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3.65">
                <text:p>53.65</text:p>
              </table:table-cell>
              <table:table-cell office:value-type="float" office:value="0.0287707499999999">
                <text:p>0.0287707499999999</text:p>
              </table:table-cell>
              <table:table-cell office:value-type="float" office:value="0.036273">
                <text:p>0.03627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3.7333333333333">
                <text:p>53.7333333333333</text:p>
              </table:table-cell>
              <table:table-cell office:value-type="float" office:value="0.0298392916666666">
                <text:p>0.0298392916666666</text:p>
              </table:table-cell>
              <table:table-cell office:value-type="float" office:value="0.0271189999999999">
                <text:p>0.027118999999999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3.8166666666667">
                <text:p>53.8166666666667</text:p>
              </table:table-cell>
              <table:table-cell office:value-type="float" office:value="0.0290466666666666">
                <text:p>0.0290466666666666</text:p>
              </table:table-cell>
              <table:table-cell office:value-type="float" office:value="0.018208">
                <text:p>0.01820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3.9">
                <text:p>53.9</text:p>
              </table:table-cell>
              <table:table-cell office:value-type="float" office:value="0.0287987916666666">
                <text:p>0.0287987916666666</text:p>
              </table:table-cell>
              <table:table-cell office:value-type="float" office:value="0.0400149999999999">
                <text:p>0.040014999999999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4">
                <text:p>54</text:p>
              </table:table-cell>
              <table:table-cell office:value-type="float" office:value="0.0283200416666666">
                <text:p>0.0283200416666666</text:p>
              </table:table-cell>
              <table:table-cell office:value-type="float" office:value="0.0278209999999999">
                <text:p>0.027820999999999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4.0833333333333">
                <text:p>54.0833333333333</text:p>
              </table:table-cell>
              <table:table-cell office:value-type="float" office:value="0.0281595833333332">
                <text:p>0.0281595833333332</text:p>
              </table:table-cell>
              <table:table-cell office:value-type="float" office:value="0.0364679999999997">
                <text:p>0.036467999999999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4.1666666666667">
                <text:p>54.1666666666667</text:p>
              </table:table-cell>
              <table:table-cell office:value-type="float" office:value="0.0283435833333332">
                <text:p>0.0283435833333332</text:p>
              </table:table-cell>
              <table:table-cell office:value-type="float" office:value="0.011695">
                <text:p>0.01169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4.25">
                <text:p>54.25</text:p>
              </table:table-cell>
              <table:table-cell office:value-type="float" office:value="0.0274589166666666">
                <text:p>0.0274589166666666</text:p>
              </table:table-cell>
              <table:table-cell office:value-type="float" office:value="0.0146899999999999">
                <text:p>0.014689999999999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4.3333333333333">
                <text:p>54.3333333333333</text:p>
              </table:table-cell>
              <table:table-cell office:value-type="float" office:value="0.0277581249999999">
                <text:p>0.0277581249999999</text:p>
              </table:table-cell>
              <table:table-cell office:value-type="float" office:value="0.0402019999999999">
                <text:p>0.040201999999999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4.4333333333333">
                <text:p>54.4333333333333</text:p>
              </table:table-cell>
              <table:table-cell office:value-type="float" office:value="0.0274707083333333">
                <text:p>0.0274707083333333</text:p>
              </table:table-cell>
              <table:table-cell office:value-type="float" office:value="0.0341450000000001">
                <text:p>0.034145000000000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4.5166666666667">
                <text:p>54.5166666666667</text:p>
              </table:table-cell>
              <table:table-cell office:value-type="float" office:value="0.0275967083333333">
                <text:p>0.0275967083333333</text:p>
              </table:table-cell>
              <table:table-cell office:value-type="float" office:value="0.0341499999999999">
                <text:p>0.034149999999999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4.6">
                <text:p>54.6</text:p>
              </table:table-cell>
              <table:table-cell office:value-type="float" office:value="0.0280308333333332">
                <text:p>0.0280308333333332</text:p>
              </table:table-cell>
              <table:table-cell office:value-type="float" office:value="0.0166429999999997">
                <text:p>0.016642999999999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4.6833333333333">
                <text:p>54.6833333333333</text:p>
              </table:table-cell>
              <table:table-cell office:value-type="float" office:value="0.0270242083333332">
                <text:p>0.0270242083333332</text:p>
              </table:table-cell>
              <table:table-cell office:value-type="float" office:value="0.00759100000000013">
                <text:p>0.0075910000000001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4.7833333333333">
                <text:p>54.7833333333333</text:p>
              </table:table-cell>
              <table:table-cell office:value-type="float" office:value="0.0266966666666666">
                <text:p>0.0266966666666666</text:p>
              </table:table-cell>
              <table:table-cell office:value-type="float" office:value="0.0218759999999998">
                <text:p>0.021875999999999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4.8666666666667">
                <text:p>54.8666666666667</text:p>
              </table:table-cell>
              <table:table-cell office:value-type="float" office:value="0.0268685416666666">
                <text:p>0.0268685416666666</text:p>
              </table:table-cell>
              <table:table-cell office:value-type="float" office:value="0.0374279999999998">
                <text:p>0.037427999999999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4.95">
                <text:p>54.95</text:p>
              </table:table-cell>
              <table:table-cell office:value-type="float" office:value="0.0271817916666666">
                <text:p>0.0271817916666666</text:p>
              </table:table-cell>
              <table:table-cell office:value-type="float" office:value="0.0398619999999998">
                <text:p>0.039861999999999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5.0333333333333">
                <text:p>55.0333333333333</text:p>
              </table:table-cell>
              <table:table-cell office:value-type="float" office:value="0.0286512499999999">
                <text:p>0.0286512499999999</text:p>
              </table:table-cell>
              <table:table-cell office:value-type="float" office:value="0.0375200000000002">
                <text:p>0.037520000000000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5.1166666666667">
                <text:p>55.1166666666667</text:p>
              </table:table-cell>
              <table:table-cell office:value-type="float" office:value="0.0302950833333332">
                <text:p>0.0302950833333332</text:p>
              </table:table-cell>
              <table:table-cell office:value-type="float" office:value="0.0664849999999997">
                <text:p>0.066484999999999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5.2166666666667">
                <text:p>55.2166666666667</text:p>
              </table:table-cell>
              <table:table-cell office:value-type="float" office:value="0.0295080416666666">
                <text:p>0.0295080416666666</text:p>
              </table:table-cell>
              <table:table-cell office:value-type="float" office:value="0.018259">
                <text:p>0.01825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5.3">
                <text:p>55.3</text:p>
              </table:table-cell>
              <table:table-cell office:value-type="float" office:value="0.0292653749999999">
                <text:p>0.0292653749999999</text:p>
              </table:table-cell>
              <table:table-cell office:value-type="float" office:value="0.0289059999999997">
                <text:p>0.028905999999999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5.3833333333333">
                <text:p>55.3833333333333</text:p>
              </table:table-cell>
              <table:table-cell office:value-type="float" office:value="0.0287054583333332">
                <text:p>0.0287054583333332</text:p>
              </table:table-cell>
              <table:table-cell office:value-type="float" office:value="0.0250079999999997">
                <text:p>0.025007999999999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5.4833333333333">
                <text:p>55.4833333333333</text:p>
              </table:table-cell>
              <table:table-cell office:value-type="float" office:value="0.0282306666666666">
                <text:p>0.0282306666666666</text:p>
              </table:table-cell>
              <table:table-cell office:value-type="float" office:value="0.0014949999999998">
                <text:p>0.001494999999999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5.5666666666667">
                <text:p>55.5666666666667</text:p>
              </table:table-cell>
              <table:table-cell office:value-type="float" office:value="0.0298567499999999">
                <text:p>0.0298567499999999</text:p>
              </table:table-cell>
              <table:table-cell office:value-type="float" office:value="0.0699039999999997">
                <text:p>0.069903999999999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5.65">
                <text:p>55.65</text:p>
              </table:table-cell>
              <table:table-cell office:value-type="float" office:value="0.0300538749999999">
                <text:p>0.0300538749999999</text:p>
              </table:table-cell>
              <table:table-cell office:value-type="float" office:value="0.0295299999999998">
                <text:p>0.029529999999999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55.7333333333333">
                <text:p>55.7333333333333</text:p>
              </table:table-cell>
              <table:table-cell office:value-type="float" office:value="0.0300279166666665">
                <text:p>0.0300279166666665</text:p>
              </table:table-cell>
              <table:table-cell office:value-type="float" office:value="0.03565">
                <text:p>0.0356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55.8166666666667">
                <text:p>55.8166666666667</text:p>
              </table:table-cell>
              <table:table-cell office:value-type="float" office:value="0.0304259583333332">
                <text:p>0.0304259583333332</text:p>
              </table:table-cell>
              <table:table-cell office:value-type="float" office:value="0.0366719999999998">
                <text:p>0.036671999999999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55.9166666666667">
                <text:p>55.9166666666667</text:p>
              </table:table-cell>
              <table:table-cell office:value-type="float" office:value="0.0297298749999999">
                <text:p>0.0297298749999999</text:p>
              </table:table-cell>
              <table:table-cell office:value-type="float" office:value="0.00150199999999989">
                <text:p>0.0015019999999998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56">
                <text:p>56</text:p>
              </table:table-cell>
              <table:table-cell office:value-type="float" office:value="0.0302242083333332">
                <text:p>0.0302242083333332</text:p>
              </table:table-cell>
              <table:table-cell office:value-type="float" office:value="0.051879">
                <text:p>0.05187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56.0833333333333">
                <text:p>56.0833333333333</text:p>
              </table:table-cell>
              <table:table-cell office:value-type="float" office:value="0.0306512916666665">
                <text:p>0.0306512916666665</text:p>
              </table:table-cell>
              <table:table-cell office:value-type="float" office:value="0.038071">
                <text:p>0.03807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56.1666666666667">
                <text:p>56.1666666666667</text:p>
              </table:table-cell>
              <table:table-cell office:value-type="float" office:value="0.0307991666666665">
                <text:p>0.0307991666666665</text:p>
              </table:table-cell>
              <table:table-cell office:value-type="float" office:value="0.0400169999999998">
                <text:p>0.040016999999999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56.2666666666667">
                <text:p>56.2666666666667</text:p>
              </table:table-cell>
              <table:table-cell office:value-type="float" office:value="0.0318595416666665">
                <text:p>0.0318595416666665</text:p>
              </table:table-cell>
              <table:table-cell office:value-type="float" office:value="0.0371440000000001">
                <text:p>0.037144000000000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56.35">
                <text:p>56.35</text:p>
              </table:table-cell>
              <table:table-cell office:value-type="float" office:value="0.0313322499999999">
                <text:p>0.0313322499999999</text:p>
              </table:table-cell>
              <table:table-cell office:value-type="float" office:value="0.00203499999999979">
                <text:p>0.0020349999999997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56.4333333333333">
                <text:p>56.4333333333333</text:p>
              </table:table-cell>
              <table:table-cell office:value-type="float" office:value="0.0305212916666665">
                <text:p>0.0305212916666665</text:p>
              </table:table-cell>
              <table:table-cell office:value-type="float" office:value="0.0207389999999998">
                <text:p>0.020738999999999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56.5166666666667">
                <text:p>56.5166666666667</text:p>
              </table:table-cell>
              <table:table-cell office:value-type="float" office:value="0.0311359166666665">
                <text:p>0.0311359166666665</text:p>
              </table:table-cell>
              <table:table-cell office:value-type="float" office:value="0.0488959999999996">
                <text:p>0.048895999999999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56.6">
                <text:p>56.6</text:p>
              </table:table-cell>
              <table:table-cell office:value-type="float" office:value="0.0310642916666665">
                <text:p>0.0310642916666665</text:p>
              </table:table-cell>
              <table:table-cell office:value-type="float" office:value="0.0324309999999999">
                <text:p>0.032430999999999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56.7">
                <text:p>56.7</text:p>
              </table:table-cell>
              <table:table-cell office:value-type="float" office:value="0.0321801249999999">
                <text:p>0.0321801249999999</text:p>
              </table:table-cell>
              <table:table-cell office:value-type="float" office:value="0.0434229999999998">
                <text:p>0.043422999999999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56.7833333333333">
                <text:p>56.7833333333333</text:p>
              </table:table-cell>
              <table:table-cell office:value-type="float" office:value="0.0320877916666665">
                <text:p>0.0320877916666665</text:p>
              </table:table-cell>
              <table:table-cell office:value-type="float" office:value="0.00537499999999991">
                <text:p>0.0053749999999999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56.8666666666667">
                <text:p>56.8666666666667</text:p>
              </table:table-cell>
              <table:table-cell office:value-type="float" office:value="0.0345667916666665">
                <text:p>0.0345667916666665</text:p>
              </table:table-cell>
              <table:table-cell office:value-type="float" office:value="0.081372">
                <text:p>0.08137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56.95">
                <text:p>56.95</text:p>
              </table:table-cell>
              <table:table-cell office:value-type="float" office:value="0.0348534583333332">
                <text:p>0.0348534583333332</text:p>
              </table:table-cell>
              <table:table-cell office:value-type="float" office:value="0.044308">
                <text:p>0.04430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57.05">
                <text:p>57.05</text:p>
              </table:table-cell>
              <table:table-cell office:value-type="float" office:value="0.0345399583333332">
                <text:p>0.0345399583333332</text:p>
              </table:table-cell>
              <table:table-cell office:value-type="float" office:value="0.0323379999999998">
                <text:p>0.032337999999999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57.1333333333333">
                <text:p>57.1333333333333</text:p>
              </table:table-cell>
              <table:table-cell office:value-type="float" office:value="0.0347827083333332">
                <text:p>0.0347827083333332</text:p>
              </table:table-cell>
              <table:table-cell office:value-type="float" office:value="0.0433460000000001">
                <text:p>0.043346000000000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57.2166666666667">
                <text:p>57.2166666666667</text:p>
              </table:table-cell>
              <table:table-cell office:value-type="float" office:value="0.0320760416666665">
                <text:p>0.0320760416666665</text:p>
              </table:table-cell>
              <table:table-cell office:value-type="float" office:value="0.001525">
                <text:p>0.00152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57.3">
                <text:p>57.3</text:p>
              </table:table-cell>
              <table:table-cell office:value-type="float" office:value="0.0325623749999999">
                <text:p>0.0325623749999999</text:p>
              </table:table-cell>
              <table:table-cell office:value-type="float" office:value="0.0299309999999999">
                <text:p>0.029930999999999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57.3833333333333">
                <text:p>57.3833333333333</text:p>
              </table:table-cell>
              <table:table-cell office:value-type="float" office:value="0.0325129999999999">
                <text:p>0.0325129999999999</text:p>
              </table:table-cell>
              <table:table-cell office:value-type="float" office:value="0.0277210000000001">
                <text:p>0.027721000000000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57.4833333333333">
                <text:p>57.4833333333333</text:p>
              </table:table-cell>
              <table:table-cell office:value-type="float" office:value="0.0331789166666666">
                <text:p>0.0331789166666666</text:p>
              </table:table-cell>
              <table:table-cell office:value-type="float" office:value="0.0409899999999999">
                <text:p>0.040989999999999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57.5666666666667">
                <text:p>57.5666666666667</text:p>
              </table:table-cell>
              <table:table-cell office:value-type="float" office:value="0.0347164999999999">
                <text:p>0.0347164999999999</text:p>
              </table:table-cell>
              <table:table-cell office:value-type="float" office:value="0.0383969999999998">
                <text:p>0.038396999999999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57.65">
                <text:p>57.65</text:p>
              </table:table-cell>
              <table:table-cell office:value-type="float" office:value="0.0318700833333332">
                <text:p>0.0318700833333332</text:p>
              </table:table-cell>
              <table:table-cell office:value-type="float" office:value="0.00158999999999976">
                <text:p>0.0015899999999997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57.75">
                <text:p>57.75</text:p>
              </table:table-cell>
              <table:table-cell office:value-type="float" office:value="0.0320335833333332">
                <text:p>0.0320335833333332</text:p>
              </table:table-cell>
              <table:table-cell office:value-type="float" office:value="0.0334539999999999">
                <text:p>0.033453999999999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57.8333333333333">
                <text:p>57.8333333333333</text:p>
              </table:table-cell>
              <table:table-cell office:value-type="float" office:value="0.0324969999999999">
                <text:p>0.0324969999999999</text:p>
              </table:table-cell>
              <table:table-cell office:value-type="float" office:value="0.0467719999999998">
                <text:p>0.046771999999999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57.9166666666667">
                <text:p>57.9166666666667</text:p>
              </table:table-cell>
              <table:table-cell office:value-type="float" office:value="0.0322707083333332">
                <text:p>0.0322707083333332</text:p>
              </table:table-cell>
              <table:table-cell office:value-type="float" office:value="0.0312410000000001">
                <text:p>0.031241000000000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58">
                <text:p>58</text:p>
              </table:table-cell>
              <table:table-cell office:value-type="float" office:value="0.0334102499999999">
                <text:p>0.0334102499999999</text:p>
              </table:table-cell>
              <table:table-cell office:value-type="float" office:value="0.028851">
                <text:p>0.02885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58.1">
                <text:p>58.1</text:p>
              </table:table-cell>
              <table:table-cell office:value-type="float" office:value="0.0313133749999999">
                <text:p>0.0313133749999999</text:p>
              </table:table-cell>
              <table:table-cell office:value-type="float" office:value="0.00155400000000006">
                <text:p>0.0015540000000000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58.1833333333333">
                <text:p>58.1833333333333</text:p>
              </table:table-cell>
              <table:table-cell office:value-type="float" office:value="0.0302997916666666">
                <text:p>0.0302997916666666</text:p>
              </table:table-cell>
              <table:table-cell office:value-type="float" office:value="0.0137449999999997">
                <text:p>0.013744999999999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58.2666666666667">
                <text:p>58.2666666666667</text:p>
              </table:table-cell>
              <table:table-cell office:value-type="float" office:value="0.0298564999999999">
                <text:p>0.0298564999999999</text:p>
              </table:table-cell>
              <table:table-cell office:value-type="float" office:value="0.0293779999999999">
                <text:p>0.029377999999999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58.35">
                <text:p>58.35</text:p>
              </table:table-cell>
              <table:table-cell office:value-type="float" office:value="0.0299616666666666">
                <text:p>0.0299616666666666</text:p>
              </table:table-cell>
              <table:table-cell office:value-type="float" office:value="0.0396679999999998">
                <text:p>0.039667999999999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58.4333333333333">
                <text:p>58.4333333333333</text:p>
              </table:table-cell>
              <table:table-cell office:value-type="float" office:value="0.0311865833333332">
                <text:p>0.0311865833333332</text:p>
              </table:table-cell>
              <table:table-cell office:value-type="float" office:value="0.0314329999999998">
                <text:p>0.031432999999999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58.5333333333333">
                <text:p>58.5333333333333</text:p>
              </table:table-cell>
              <table:table-cell office:value-type="float" office:value="0.0303835833333332">
                <text:p>0.0303835833333332</text:p>
              </table:table-cell>
              <table:table-cell office:value-type="float" office:value="0.00146699999999989">
                <text:p>0.0014669999999998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58.6166666666667">
                <text:p>58.6166666666667</text:p>
              </table:table-cell>
              <table:table-cell office:value-type="float" office:value="0.0299151249999999">
                <text:p>0.0299151249999999</text:p>
              </table:table-cell>
              <table:table-cell office:value-type="float" office:value="0.0376529999999997">
                <text:p>0.037652999999999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58.7">
                <text:p>58.7</text:p>
              </table:table-cell>
              <table:table-cell office:value-type="float" office:value="0.0299633749999999">
                <text:p>0.0299633749999999</text:p>
              </table:table-cell>
              <table:table-cell office:value-type="float" office:value="0.0335889999999996">
                <text:p>0.033588999999999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58.7833333333333">
                <text:p>58.7833333333333</text:p>
              </table:table-cell>
              <table:table-cell office:value-type="float" office:value="0.0295377083333332">
                <text:p>0.0295377083333332</text:p>
              </table:table-cell>
              <table:table-cell office:value-type="float" office:value="0.033207">
                <text:p>0.03320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58.8833333333333">
                <text:p>58.8833333333333</text:p>
              </table:table-cell>
              <table:table-cell office:value-type="float" office:value="0.0307119583333332">
                <text:p>0.0307119583333332</text:p>
              </table:table-cell>
              <table:table-cell office:value-type="float" office:value="0.0335569999999996">
                <text:p>0.033556999999999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58.9666666666667">
                <text:p>58.9666666666667</text:p>
              </table:table-cell>
              <table:table-cell office:value-type="float" office:value="0.0273892499999999">
                <text:p>0.0273892499999999</text:p>
              </table:table-cell>
              <table:table-cell office:value-type="float" office:value="0.0016269999999996">
                <text:p>0.001626999999999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59.05">
                <text:p>59.05</text:p>
              </table:table-cell>
              <table:table-cell office:value-type="float" office:value="0.0268450833333332">
                <text:p>0.0268450833333332</text:p>
              </table:table-cell>
              <table:table-cell office:value-type="float" office:value="0.0312479999999997">
                <text:p>0.031247999999999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59.1333333333333">
                <text:p>59.1333333333333</text:p>
              </table:table-cell>
              <table:table-cell office:value-type="float" office:value="0.0266457083333332">
                <text:p>0.0266457083333332</text:p>
              </table:table-cell>
              <table:table-cell office:value-type="float" office:value="0.0275529999999997">
                <text:p>0.027552999999999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59.2166666666667">
                <text:p>59.2166666666667</text:p>
              </table:table-cell>
              <table:table-cell office:value-type="float" office:value="0.0262662916666665">
                <text:p>0.0262662916666665</text:p>
              </table:table-cell>
              <table:table-cell office:value-type="float" office:value="0.03424">
                <text:p>0.0342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59.3166666666667">
                <text:p>59.3166666666667</text:p>
              </table:table-cell>
              <table:table-cell office:value-type="float" office:value="0.0278408749999998">
                <text:p>0.0278408749999998</text:p>
              </table:table-cell>
              <table:table-cell office:value-type="float" office:value="0.0393149999999998">
                <text:p>0.039314999999999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59.4">
                <text:p>59.4</text:p>
              </table:table-cell>
              <table:table-cell office:value-type="float" office:value="0.0266629583333332">
                <text:p>0.0266629583333332</text:p>
              </table:table-cell>
              <table:table-cell office:value-type="float" office:value="0.00166099999999991">
                <text:p>0.0016609999999999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59.4833333333333">
                <text:p>59.4833333333333</text:p>
              </table:table-cell>
              <table:table-cell office:value-type="float" office:value="0.0274030416666665">
                <text:p>0.0274030416666665</text:p>
              </table:table-cell>
              <table:table-cell office:value-type="float" office:value="0.0454829999999999">
                <text:p>0.045482999999999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59.5666666666667">
                <text:p>59.5666666666667</text:p>
              </table:table-cell>
              <table:table-cell office:value-type="float" office:value="0.0274032499999998">
                <text:p>0.0274032499999998</text:p>
              </table:table-cell>
              <table:table-cell office:value-type="float" office:value="0.0409950000000001">
                <text:p>0.040995000000000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59.6666666666667">
                <text:p>59.6666666666667</text:p>
              </table:table-cell>
              <table:table-cell office:value-type="float" office:value="0.0278245833333332">
                <text:p>0.0278245833333332</text:p>
              </table:table-cell>
              <table:table-cell office:value-type="float" office:value="0.0485089999999997">
                <text:p>0.048508999999999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59.75">
                <text:p>59.75</text:p>
              </table:table-cell>
              <table:table-cell office:value-type="float" office:value="0.0294615416666665">
                <text:p>0.0294615416666665</text:p>
              </table:table-cell>
              <table:table-cell office:value-type="float" office:value="0.0408769999999996">
                <text:p>0.040876999999999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59.8333333333333">
                <text:p>59.8333333333333</text:p>
              </table:table-cell>
              <table:table-cell office:value-type="float" office:value="0.0283324166666665">
                <text:p>0.0283324166666665</text:p>
              </table:table-cell>
              <table:table-cell office:value-type="float" office:value="0.00635499999999967">
                <text:p>0.0063549999999996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59.9333333333333">
                <text:p>59.9333333333333</text:p>
              </table:table-cell>
              <table:table-cell office:value-type="float" office:value="0.0275278749999998">
                <text:p>0.0275278749999998</text:p>
              </table:table-cell>
              <table:table-cell office:value-type="float" office:value="0.027463">
                <text:p>0.02746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0.0166666666667">
                <text:p>60.0166666666667</text:p>
              </table:table-cell>
              <table:table-cell office:value-type="float" office:value="0.0273680416666665">
                <text:p>0.0273680416666665</text:p>
              </table:table-cell>
              <table:table-cell office:value-type="float" office:value="0.0274049999999999">
                <text:p>0.027404999999999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0.1">
                <text:p>60.1</text:p>
              </table:table-cell>
              <table:table-cell office:value-type="float" office:value="0.0275816666666665">
                <text:p>0.0275816666666665</text:p>
              </table:table-cell>
              <table:table-cell office:value-type="float" office:value="0.0339779999999998">
                <text:p>0.033977999999999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0.1833333333333">
                <text:p>60.1833333333333</text:p>
              </table:table-cell>
              <table:table-cell office:value-type="float" office:value="0.0298097083333331">
                <text:p>0.0298097083333331</text:p>
              </table:table-cell>
              <table:table-cell office:value-type="float" office:value="0.0550269999999999">
                <text:p>0.055026999999999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0.2666666666667">
                <text:p>60.2666666666667</text:p>
              </table:table-cell>
              <table:table-cell office:value-type="float" office:value="0.0298739999999998">
                <text:p>0.0298739999999998</text:p>
              </table:table-cell>
              <table:table-cell office:value-type="float" office:value="0.015288">
                <text:p>0.01528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0.3666666666667">
                <text:p>60.3666666666667</text:p>
              </table:table-cell>
              <table:table-cell office:value-type="float" office:value="0.0303205833333331">
                <text:p>0.0303205833333331</text:p>
              </table:table-cell>
              <table:table-cell office:value-type="float" office:value="0.0400959999999997">
                <text:p>0.040095999999999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0.45">
                <text:p>60.45</text:p>
              </table:table-cell>
              <table:table-cell office:value-type="float" office:value="0.0301671666666665">
                <text:p>0.0301671666666665</text:p>
              </table:table-cell>
              <table:table-cell office:value-type="float" office:value="0.0359859999999999">
                <text:p>0.035985999999999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0.5333333333333">
                <text:p>60.5333333333333</text:p>
              </table:table-cell>
              <table:table-cell office:value-type="float" office:value="0.0298607083333331">
                <text:p>0.0298607083333331</text:p>
              </table:table-cell>
              <table:table-cell office:value-type="float" office:value="0.0240779999999998">
                <text:p>0.024077999999999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0.6166666666667">
                <text:p>60.6166666666667</text:p>
              </table:table-cell>
              <table:table-cell office:value-type="float" office:value="0.0312567499999998">
                <text:p>0.0312567499999998</text:p>
              </table:table-cell>
              <table:table-cell office:value-type="float" office:value="0.0349719999999998">
                <text:p>0.034971999999999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0.7166666666667">
                <text:p>60.7166666666667</text:p>
              </table:table-cell>
              <table:table-cell office:value-type="float" office:value="0.0303179166666665">
                <text:p>0.0303179166666665</text:p>
              </table:table-cell>
              <table:table-cell office:value-type="float" office:value="0.0151209999999997">
                <text:p>0.015120999999999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0.8">
                <text:p>60.8</text:p>
              </table:table-cell>
              <table:table-cell office:value-type="float" office:value="0.0307811249999998">
                <text:p>0.0307811249999998</text:p>
              </table:table-cell>
              <table:table-cell office:value-type="float" office:value="0.0447059999999997">
                <text:p>0.044705999999999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0.8833333333333">
                <text:p>60.8833333333333</text:p>
              </table:table-cell>
              <table:table-cell office:value-type="float" office:value="0.0312644583333332">
                <text:p>0.0312644583333332</text:p>
              </table:table-cell>
              <table:table-cell office:value-type="float" office:value="0.044807">
                <text:p>0.04480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0.9666666666667">
                <text:p>60.9666666666667</text:p>
              </table:table-cell>
              <table:table-cell office:value-type="float" office:value="0.0314561666666665">
                <text:p>0.0314561666666665</text:p>
              </table:table-cell>
              <table:table-cell office:value-type="float" office:value="0.0381579999999997">
                <text:p>0.038157999999999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1.05">
                <text:p>61.05</text:p>
              </table:table-cell>
              <table:table-cell office:value-type="float" office:value="0.0331320416666665">
                <text:p>0.0331320416666665</text:p>
              </table:table-cell>
              <table:table-cell office:value-type="float" office:value="0.0418479999999999">
                <text:p>0.041847999999999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1.15">
                <text:p>61.15</text:p>
              </table:table-cell>
              <table:table-cell office:value-type="float" office:value="0.0325389999999998">
                <text:p>0.0325389999999998</text:p>
              </table:table-cell>
              <table:table-cell office:value-type="float" office:value="0.0170149999999998">
                <text:p>0.017014999999999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1.2333333333333">
                <text:p>61.2333333333333</text:p>
              </table:table-cell>
              <table:table-cell office:value-type="float" office:value="0.0325423333333332">
                <text:p>0.0325423333333332</text:p>
              </table:table-cell>
              <table:table-cell office:value-type="float" office:value="0.0276329999999998">
                <text:p>0.027632999999999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1.3166666666667">
                <text:p>61.3166666666667</text:p>
              </table:table-cell>
              <table:table-cell office:value-type="float" office:value="0.0327514583333332">
                <text:p>0.0327514583333332</text:p>
              </table:table-cell>
              <table:table-cell office:value-type="float" office:value="0.0392589999999999">
                <text:p>0.039258999999999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1.5">
                <text:p>61.5</text:p>
              </table:table-cell>
              <table:table-cell office:value-type="float" office:value="0.0318610833333332">
                <text:p>0.0318610833333332</text:p>
              </table:table-cell>
              <table:table-cell office:value-type="float" office:value="0.0179459999999998">
                <text:p>0.017945999999999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1.5833333333333">
                <text:p>61.5833333333333</text:p>
              </table:table-cell>
              <table:table-cell office:value-type="float" office:value="0.0322190416666665">
                <text:p>0.0322190416666665</text:p>
              </table:table-cell>
              <table:table-cell office:value-type="float" office:value="0.0102519999999999">
                <text:p>0.010251999999999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1.6666666666667">
                <text:p>61.6666666666667</text:p>
              </table:table-cell>
              <table:table-cell office:value-type="float" office:value="0.0321427499999998">
                <text:p>0.0321427499999998</text:p>
              </table:table-cell>
              <table:table-cell office:value-type="float" office:value="0.0436519999999998">
                <text:p>0.043651999999999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1.75">
                <text:p>61.75</text:p>
              </table:table-cell>
              <table:table-cell office:value-type="float" office:value="0.0321095416666665">
                <text:p>0.0321095416666665</text:p>
              </table:table-cell>
              <table:table-cell office:value-type="float" office:value="0.0401979999999997">
                <text:p>0.040197999999999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1.8333333333333">
                <text:p>61.8333333333333</text:p>
              </table:table-cell>
              <table:table-cell office:value-type="float" office:value="0.0318091666666665">
                <text:p>0.0318091666666665</text:p>
              </table:table-cell>
              <table:table-cell office:value-type="float" office:value="0.0413000000000001">
                <text:p>0.041300000000000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1.9333333333333">
                <text:p>61.9333333333333</text:p>
              </table:table-cell>
              <table:table-cell office:value-type="float" office:value="0.0310585416666665">
                <text:p>0.0310585416666665</text:p>
              </table:table-cell>
              <table:table-cell office:value-type="float" office:value="0.0228619999999999">
                <text:p>0.022861999999999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2.0166666666667">
                <text:p>62.0166666666667</text:p>
              </table:table-cell>
              <table:table-cell office:value-type="float" office:value="0.0335089999999999">
                <text:p>0.0335089999999999</text:p>
              </table:table-cell>
              <table:table-cell office:value-type="float" office:value="0.0651660000000001">
                <text:p>0.065166000000000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2.1">
                <text:p>62.1</text:p>
              </table:table-cell>
              <table:table-cell office:value-type="float" office:value="0.0337983749999999">
                <text:p>0.0337983749999999</text:p>
              </table:table-cell>
              <table:table-cell office:value-type="float" office:value="0.034408">
                <text:p>0.03440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2.2">
                <text:p>62.2</text:p>
              </table:table-cell>
              <table:table-cell office:value-type="float" office:value="0.0336387083333332">
                <text:p>0.0336387083333332</text:p>
              </table:table-cell>
              <table:table-cell office:value-type="float" office:value="0.0235729999999998">
                <text:p>0.023572999999999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2.2833333333333">
                <text:p>62.2833333333333</text:p>
              </table:table-cell>
              <table:table-cell office:value-type="float" office:value="0.0334778749999999">
                <text:p>0.0334778749999999</text:p>
              </table:table-cell>
              <table:table-cell office:value-type="float" office:value="0.0301179999999999">
                <text:p>0.030117999999999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2.3666666666667">
                <text:p>62.3666666666667</text:p>
              </table:table-cell>
              <table:table-cell office:value-type="float" office:value="0.0312465416666665">
                <text:p>0.0312465416666665</text:p>
              </table:table-cell>
              <table:table-cell office:value-type="float" office:value="0.00147499999999967">
                <text:p>0.0014749999999996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2.45">
                <text:p>62.45</text:p>
              </table:table-cell>
              <table:table-cell office:value-type="float" office:value="0.0324397499999998">
                <text:p>0.0324397499999998</text:p>
              </table:table-cell>
              <table:table-cell office:value-type="float" office:value="0.0439249999999998">
                <text:p>0.043924999999999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2.55">
                <text:p>62.55</text:p>
              </table:table-cell>
              <table:table-cell office:value-type="float" office:value="0.0318654999999998">
                <text:p>0.0318654999999998</text:p>
              </table:table-cell>
              <table:table-cell office:value-type="float" office:value="0.0263139999999997">
                <text:p>0.026313999999999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2.6333333333333">
                <text:p>62.6333333333333</text:p>
              </table:table-cell>
              <table:table-cell office:value-type="float" office:value="0.0319138333333332">
                <text:p>0.0319138333333332</text:p>
              </table:table-cell>
              <table:table-cell office:value-type="float" office:value="0.0371459999999999">
                <text:p>0.037145999999999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2.7166666666667">
                <text:p>62.7166666666667</text:p>
              </table:table-cell>
              <table:table-cell office:value-type="float" office:value="0.0323715416666665">
                <text:p>0.0323715416666665</text:p>
              </table:table-cell>
              <table:table-cell office:value-type="float" office:value="0.0350629999999996">
                <text:p>0.035062999999999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2.8">
                <text:p>62.8</text:p>
              </table:table-cell>
              <table:table-cell office:value-type="float" office:value="0.0309778333333332">
                <text:p>0.0309778333333332</text:p>
              </table:table-cell>
              <table:table-cell office:value-type="float" office:value="0.00152299999999972">
                <text:p>0.0015229999999997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2.8833333333333">
                <text:p>62.8833333333333</text:p>
              </table:table-cell>
              <table:table-cell office:value-type="float" office:value="0.0319556666666665">
                <text:p>0.0319556666666665</text:p>
              </table:table-cell>
              <table:table-cell office:value-type="float" office:value="0.038589">
                <text:p>0.03858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2.9833333333333">
                <text:p>62.9833333333333</text:p>
              </table:table-cell>
              <table:table-cell office:value-type="float" office:value="0.0316035833333332">
                <text:p>0.0316035833333332</text:p>
              </table:table-cell>
              <table:table-cell office:value-type="float" office:value="0.0362559999999998">
                <text:p>0.036255999999999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3.0666666666667">
                <text:p>63.0666666666667</text:p>
              </table:table-cell>
              <table:table-cell office:value-type="float" office:value="0.0309968749999998">
                <text:p>0.0309968749999998</text:p>
              </table:table-cell>
              <table:table-cell office:value-type="float" office:value="0.030246">
                <text:p>0.03024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3.15">
                <text:p>63.15</text:p>
              </table:table-cell>
              <table:table-cell office:value-type="float" office:value="0.0309700833333332">
                <text:p>0.0309700833333332</text:p>
              </table:table-cell>
              <table:table-cell office:value-type="float" office:value="0.037515">
                <text:p>0.03751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3.2333333333333">
                <text:p>63.2333333333333</text:p>
              </table:table-cell>
              <table:table-cell office:value-type="float" office:value="0.0292919166666665">
                <text:p>0.0292919166666665</text:p>
              </table:table-cell>
              <table:table-cell office:value-type="float" office:value="0.00157199999999991">
                <text:p>0.0015719999999999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3.3333333333333">
                <text:p>63.3333333333333</text:p>
              </table:table-cell>
              <table:table-cell office:value-type="float" office:value="0.0297972083333332">
                <text:p>0.0297972083333332</text:p>
              </table:table-cell>
              <table:table-cell office:value-type="float" office:value="0.0291419999999998">
                <text:p>0.029141999999999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3.4166666666667">
                <text:p>63.4166666666667</text:p>
              </table:table-cell>
              <table:table-cell office:value-type="float" office:value="0.0301791666666665">
                <text:p>0.0301791666666665</text:p>
              </table:table-cell>
              <table:table-cell office:value-type="float" office:value="0.0367999999999999">
                <text:p>0.036799999999999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3.5">
                <text:p>63.5</text:p>
              </table:table-cell>
              <table:table-cell office:value-type="float" office:value="0.0304912916666665">
                <text:p>0.0304912916666665</text:p>
              </table:table-cell>
              <table:table-cell office:value-type="float" office:value="0.0467499999999999">
                <text:p>0.046749999999999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3.5833333333333">
                <text:p>63.5833333333333</text:p>
              </table:table-cell>
              <table:table-cell office:value-type="float" office:value="0.0308960416666665">
                <text:p>0.0308960416666665</text:p>
              </table:table-cell>
              <table:table-cell office:value-type="float" office:value="0.02766">
                <text:p>0.0276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3.6666666666667">
                <text:p>63.6666666666667</text:p>
              </table:table-cell>
              <table:table-cell office:value-type="float" office:value="0.0305322916666665">
                <text:p>0.0305322916666665</text:p>
              </table:table-cell>
              <table:table-cell office:value-type="float" office:value="0.00152200000000002">
                <text:p>0.0015220000000000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3.7666666666667">
                <text:p>63.7666666666667</text:p>
              </table:table-cell>
              <table:table-cell office:value-type="float" office:value="0.0307496249999999">
                <text:p>0.0307496249999999</text:p>
              </table:table-cell>
              <table:table-cell office:value-type="float" office:value="0.0488679999999997">
                <text:p>0.048867999999999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3.85">
                <text:p>63.85</text:p>
              </table:table-cell>
              <table:table-cell office:value-type="float" office:value="0.0302158333333332">
                <text:p>0.0302158333333332</text:p>
              </table:table-cell>
              <table:table-cell office:value-type="float" office:value="0.0273869999999996">
                <text:p>0.027386999999999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3.9333333333333">
                <text:p>63.9333333333333</text:p>
              </table:table-cell>
              <table:table-cell office:value-type="float" office:value="0.0298096666666665">
                <text:p>0.0298096666666665</text:p>
              </table:table-cell>
              <table:table-cell office:value-type="float" office:value="0.031552">
                <text:p>0.03155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4.0166666666667">
                <text:p>64.0166666666667</text:p>
              </table:table-cell>
              <table:table-cell office:value-type="float" office:value="0.0300886249999999">
                <text:p>0.0300886249999999</text:p>
              </table:table-cell>
              <table:table-cell office:value-type="float" office:value="0.0295570000000001">
                <text:p>0.029557000000000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4.1166666666667">
                <text:p>64.1166666666667</text:p>
              </table:table-cell>
              <table:table-cell office:value-type="float" office:value="0.0274421249999999">
                <text:p>0.0274421249999999</text:p>
              </table:table-cell>
              <table:table-cell office:value-type="float" office:value="0.00165000000000015">
                <text:p>0.0016500000000001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4.2">
                <text:p>64.2</text:p>
              </table:table-cell>
              <table:table-cell office:value-type="float" office:value="0.0276641666666665">
                <text:p>0.0276641666666665</text:p>
              </table:table-cell>
              <table:table-cell office:value-type="float" office:value="0.0397370000000001">
                <text:p>0.039737000000000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4.2833333333333">
                <text:p>64.2833333333333</text:p>
              </table:table-cell>
              <table:table-cell office:value-type="float" office:value="0.0284448749999999">
                <text:p>0.0284448749999999</text:p>
              </table:table-cell>
              <table:table-cell office:value-type="float" office:value="0.0423100000000001">
                <text:p>0.042310000000000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4.3833333333333">
                <text:p>64.3833333333333</text:p>
              </table:table-cell>
              <table:table-cell office:value-type="float" office:value="0.0286642499999999">
                <text:p>0.0286642499999999</text:p>
              </table:table-cell>
              <table:table-cell office:value-type="float" office:value="0.0353829999999999">
                <text:p>0.035382999999999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4.4666666666667">
                <text:p>64.4666666666667</text:p>
              </table:table-cell>
              <table:table-cell office:value-type="float" office:value="0.0299719583333332">
                <text:p>0.0299719583333332</text:p>
              </table:table-cell>
              <table:table-cell office:value-type="float" office:value="0.0328599999999999">
                <text:p>0.032859999999999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64.55">
                <text:p>64.55</text:p>
              </table:table-cell>
              <table:table-cell office:value-type="float" office:value="0.0282019999999999">
                <text:p>0.0282019999999999</text:p>
              </table:table-cell>
              <table:table-cell office:value-type="float" office:value="0.00144600000000006">
                <text:p>0.0014460000000000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64.6333333333333">
                <text:p>64.6333333333333</text:p>
              </table:table-cell>
              <table:table-cell office:value-type="float" office:value="0.0285250833333333">
                <text:p>0.0285250833333333</text:p>
              </table:table-cell>
              <table:table-cell office:value-type="float" office:value="0.034068">
                <text:p>0.03406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64.7166666666667">
                <text:p>64.7166666666667</text:p>
              </table:table-cell>
              <table:table-cell office:value-type="float" office:value="0.0279034999999999">
                <text:p>0.0279034999999999</text:p>
              </table:table-cell>
              <table:table-cell office:value-type="float" office:value="0.0222279999999997">
                <text:p>0.022227999999999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64.8166666666667">
                <text:p>64.8166666666667</text:p>
              </table:table-cell>
              <table:table-cell office:value-type="float" office:value="0.0284240416666666">
                <text:p>0.0284240416666666</text:p>
              </table:table-cell>
              <table:table-cell office:value-type="float" office:value="0.0475559999999997">
                <text:p>0.047555999999999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64.9">
                <text:p>64.9</text:p>
              </table:table-cell>
              <table:table-cell office:value-type="float" office:value="0.0302497916666666">
                <text:p>0.0302497916666666</text:p>
              </table:table-cell>
              <table:table-cell office:value-type="float" office:value="0.0453410000000001">
                <text:p>0.045341000000000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64.9833333333333">
                <text:p>64.9833333333333</text:p>
              </table:table-cell>
              <table:table-cell office:value-type="float" office:value="0.0289385833333333">
                <text:p>0.0289385833333333</text:p>
              </table:table-cell>
              <table:table-cell office:value-type="float" office:value="0.00712000000000002">
                <text:p>0.0071200000000000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65.0666666666667">
                <text:p>65.0666666666667</text:p>
              </table:table-cell>
              <table:table-cell office:value-type="float" office:value="0.0288501249999999">
                <text:p>0.0288501249999999</text:p>
              </table:table-cell>
              <table:table-cell office:value-type="float" office:value="0.0341329999999997">
                <text:p>0.034132999999999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65.1666666666667">
                <text:p>65.1666666666667</text:p>
              </table:table-cell>
              <table:table-cell office:value-type="float" office:value="0.0289044166666666">
                <text:p>0.0289044166666666</text:p>
              </table:table-cell>
              <table:table-cell office:value-type="float" office:value="0.0315489999999996">
                <text:p>0.031548999999999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65.25">
                <text:p>65.25</text:p>
              </table:table-cell>
              <table:table-cell office:value-type="float" office:value="0.0298432916666666">
                <text:p>0.0298432916666666</text:p>
              </table:table-cell>
              <table:table-cell office:value-type="float" office:value="0.0600479999999997">
                <text:p>0.060047999999999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65.3333333333333">
                <text:p>65.3333333333333</text:p>
              </table:table-cell>
              <table:table-cell office:value-type="float" office:value="0.0316545833333332">
                <text:p>0.0316545833333332</text:p>
              </table:table-cell>
              <table:table-cell office:value-type="float" office:value="0.0450429999999997">
                <text:p>0.045042999999999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65.4166666666667">
                <text:p>65.4166666666667</text:p>
              </table:table-cell>
              <table:table-cell office:value-type="float" office:value="0.0305100833333332">
                <text:p>0.0305100833333332</text:p>
              </table:table-cell>
              <table:table-cell office:value-type="float" office:value="0.00167399999999995">
                <text:p>0.0016739999999999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65.5">
                <text:p>65.5</text:p>
              </table:table-cell>
              <table:table-cell office:value-type="float" office:value="0.0300578749999999">
                <text:p>0.0300578749999999</text:p>
              </table:table-cell>
              <table:table-cell office:value-type="float" office:value="0.0259469999999999">
                <text:p>0.025946999999999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65.6">
                <text:p>65.6</text:p>
              </table:table-cell>
              <table:table-cell office:value-type="float" office:value="0.0299389166666666">
                <text:p>0.0299389166666666</text:p>
              </table:table-cell>
              <table:table-cell office:value-type="float" office:value="0.043895">
                <text:p>0.04389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65.6833333333333">
                <text:p>65.6833333333333</text:p>
              </table:table-cell>
              <table:table-cell office:value-type="float" office:value="0.0304099999999999">
                <text:p>0.0304099999999999</text:p>
              </table:table-cell>
              <table:table-cell office:value-type="float" office:value="0.0389659999999998">
                <text:p>0.038965999999999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65.7666666666667">
                <text:p>65.7666666666667</text:p>
              </table:table-cell>
              <table:table-cell office:value-type="float" office:value="0.0317622499999999">
                <text:p>0.0317622499999999</text:p>
              </table:table-cell>
              <table:table-cell office:value-type="float" office:value="0.033976">
                <text:p>0.03397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65.85">
                <text:p>65.85</text:p>
              </table:table-cell>
              <table:table-cell office:value-type="float" office:value="0.0297897916666666">
                <text:p>0.0297897916666666</text:p>
              </table:table-cell>
              <table:table-cell office:value-type="float" office:value="0.00152900000000011">
                <text:p>0.0015290000000001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65.95">
                <text:p>65.95</text:p>
              </table:table-cell>
              <table:table-cell office:value-type="float" office:value="0.0301329999999999">
                <text:p>0.0301329999999999</text:p>
              </table:table-cell>
              <table:table-cell office:value-type="float" office:value="0.0356239999999999">
                <text:p>0.035623999999999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66.0333333333333">
                <text:p>66.0333333333333</text:p>
              </table:table-cell>
              <table:table-cell office:value-type="float" office:value="0.0301613333333333">
                <text:p>0.0301613333333333</text:p>
              </table:table-cell>
              <table:table-cell office:value-type="float" office:value="0.032232">
                <text:p>0.03223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66.1166666666667">
                <text:p>66.1166666666667</text:p>
              </table:table-cell>
              <table:table-cell office:value-type="float" office:value="0.0303101249999999">
                <text:p>0.0303101249999999</text:p>
              </table:table-cell>
              <table:table-cell office:value-type="float" office:value="0.033128">
                <text:p>0.03312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66.2">
                <text:p>66.2</text:p>
              </table:table-cell>
              <table:table-cell office:value-type="float" office:value="0.0319506666666666">
                <text:p>0.0319506666666666</text:p>
              </table:table-cell>
              <table:table-cell office:value-type="float" office:value="0.0410229999999996">
                <text:p>0.041022999999999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66.2833333333333">
                <text:p>66.2833333333333</text:p>
              </table:table-cell>
              <table:table-cell office:value-type="float" office:value="0.0303650833333332">
                <text:p>0.0303650833333332</text:p>
              </table:table-cell>
              <table:table-cell office:value-type="float" office:value="0.00168299999999988">
                <text:p>0.0016829999999998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66.3833333333333">
                <text:p>66.3833333333333</text:p>
              </table:table-cell>
              <table:table-cell office:value-type="float" office:value="0.0303979583333332">
                <text:p>0.0303979583333332</text:p>
              </table:table-cell>
              <table:table-cell office:value-type="float" office:value="0.0430989999999998">
                <text:p>0.043098999999999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66.4666666666667">
                <text:p>66.4666666666667</text:p>
              </table:table-cell>
              <table:table-cell office:value-type="float" office:value="0.0302829166666665">
                <text:p>0.0302829166666665</text:p>
              </table:table-cell>
              <table:table-cell office:value-type="float" office:value="0.0326219999999999">
                <text:p>0.032621999999999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66.55">
                <text:p>66.55</text:p>
              </table:table-cell>
              <table:table-cell office:value-type="float" office:value="0.0302713749999999">
                <text:p>0.0302713749999999</text:p>
              </table:table-cell>
              <table:table-cell office:value-type="float" office:value="0.0325829999999998">
                <text:p>0.032582999999999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66.65">
                <text:p>66.65</text:p>
              </table:table-cell>
              <table:table-cell office:value-type="float" office:value="0.0312550833333332">
                <text:p>0.0312550833333332</text:p>
              </table:table-cell>
              <table:table-cell office:value-type="float" office:value="0.0250549999999996">
                <text:p>0.025054999999999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66.7333333333333">
                <text:p>66.7333333333333</text:p>
              </table:table-cell>
              <table:table-cell office:value-type="float" office:value="0.0303983333333332">
                <text:p>0.0303983333333332</text:p>
              </table:table-cell>
              <table:table-cell office:value-type="float" office:value="0.013506">
                <text:p>0.01350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66.8166666666667">
                <text:p>66.8166666666667</text:p>
              </table:table-cell>
              <table:table-cell office:value-type="float" office:value="0.0309217499999999">
                <text:p>0.0309217499999999</text:p>
              </table:table-cell>
              <table:table-cell office:value-type="float" office:value="0.0347900000000001">
                <text:p>0.034790000000000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66.9">
                <text:p>66.9</text:p>
              </table:table-cell>
              <table:table-cell office:value-type="float" office:value="0.0305619999999999">
                <text:p>0.0305619999999999</text:p>
              </table:table-cell>
              <table:table-cell office:value-type="float" office:value="0.0389219999999999">
                <text:p>0.038921999999999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66.9833333333333">
                <text:p>66.9833333333333</text:p>
              </table:table-cell>
              <table:table-cell office:value-type="float" office:value="0.0305247916666665">
                <text:p>0.0305247916666665</text:p>
              </table:table-cell>
              <table:table-cell office:value-type="float" office:value="0.0444479999999996">
                <text:p>0.044447999999999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67.0833333333333">
                <text:p>67.0833333333333</text:p>
              </table:table-cell>
              <table:table-cell office:value-type="float" office:value="0.0311204166666665">
                <text:p>0.0311204166666665</text:p>
              </table:table-cell>
              <table:table-cell office:value-type="float" office:value="0.0214149999999997">
                <text:p>0.021414999999999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67.1666666666667">
                <text:p>67.1666666666667</text:p>
              </table:table-cell>
              <table:table-cell office:value-type="float" office:value="0.0300792916666665">
                <text:p>0.0300792916666665</text:p>
              </table:table-cell>
              <table:table-cell office:value-type="float" office:value="0.00914599999999988">
                <text:p>0.0091459999999998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67.25">
                <text:p>67.25</text:p>
              </table:table-cell>
              <table:table-cell office:value-type="float" office:value="0.0297378749999999">
                <text:p>0.0297378749999999</text:p>
              </table:table-cell>
              <table:table-cell office:value-type="float" office:value="0.023355">
                <text:p>0.02335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67.3333333333333">
                <text:p>67.3333333333333</text:p>
              </table:table-cell>
              <table:table-cell office:value-type="float" office:value="0.0287467499999999">
                <text:p>0.0287467499999999</text:p>
              </table:table-cell>
              <table:table-cell office:value-type="float" office:value="0.0362610000000001">
                <text:p>0.036261000000000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67.4333333333333">
                <text:p>67.4333333333333</text:p>
              </table:table-cell>
              <table:table-cell office:value-type="float" office:value="0.0278231666666666">
                <text:p>0.0278231666666666</text:p>
              </table:table-cell>
              <table:table-cell office:value-type="float" office:value="0.0228769999999998">
                <text:p>0.022876999999999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67.5166666666667">
                <text:p>67.5166666666667</text:p>
              </table:table-cell>
              <table:table-cell office:value-type="float" office:value="0.0293488333333332">
                <text:p>0.0293488333333332</text:p>
              </table:table-cell>
              <table:table-cell office:value-type="float" office:value="0.0382899999999999">
                <text:p>0.0382899999999999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67.6">
                <text:p>67.6</text:p>
              </table:table-cell>
              <table:table-cell office:value-type="float" office:value="0.0286411249999999">
                <text:p>0.0286411249999999</text:p>
              </table:table-cell>
              <table:table-cell office:value-type="float" office:value="0.00896199999999991">
                <text:p>0.0089619999999999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67.6833333333333">
                <text:p>67.6833333333333</text:p>
              </table:table-cell>
              <table:table-cell office:value-type="float" office:value="0.0282169583333332">
                <text:p>0.0282169583333332</text:p>
              </table:table-cell>
              <table:table-cell office:value-type="float" office:value="0.0337149999999999">
                <text:p>0.033714999999999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67.7666666666667">
                <text:p>67.7666666666667</text:p>
              </table:table-cell>
              <table:table-cell office:value-type="float" office:value="0.0281404583333332">
                <text:p>0.0281404583333332</text:p>
              </table:table-cell>
              <table:table-cell office:value-type="float" office:value="0.0371299999999999">
                <text:p>0.037129999999999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67.8666666666667">
                <text:p>67.8666666666667</text:p>
              </table:table-cell>
              <table:table-cell office:value-type="float" office:value="0.0280436249999999">
                <text:p>0.0280436249999999</text:p>
              </table:table-cell>
              <table:table-cell office:value-type="float" office:value="0.0316519999999998">
                <text:p>0.031651999999999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67.95">
                <text:p>67.95</text:p>
              </table:table-cell>
              <table:table-cell office:value-type="float" office:value="0.0294174166666665">
                <text:p>0.0294174166666665</text:p>
              </table:table-cell>
              <table:table-cell office:value-type="float" office:value="0.0345">
                <text:p>0.034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68.0333333333333">
                <text:p>68.0333333333333</text:p>
              </table:table-cell>
              <table:table-cell office:value-type="float" office:value="0.0281830833333332">
                <text:p>0.0281830833333332</text:p>
              </table:table-cell>
              <table:table-cell office:value-type="float" office:value="0.00599999999999978">
                <text:p>0.0059999999999997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68.1166666666667">
                <text:p>68.1166666666667</text:p>
              </table:table-cell>
              <table:table-cell office:value-type="float" office:value="0.0283224166666665">
                <text:p>0.0283224166666665</text:p>
              </table:table-cell>
              <table:table-cell office:value-type="float" office:value="0.0355759999999998">
                <text:p>0.035575999999999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68.2166666666667">
                <text:p>68.2166666666667</text:p>
              </table:table-cell>
              <table:table-cell office:value-type="float" office:value="0.0286665833333332">
                <text:p>0.0286665833333332</text:p>
              </table:table-cell>
              <table:table-cell office:value-type="float" office:value="0.041388">
                <text:p>0.04138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68.3">
                <text:p>68.3</text:p>
              </table:table-cell>
              <table:table-cell office:value-type="float" office:value="0.0283267083333332">
                <text:p>0.0283267083333332</text:p>
              </table:table-cell>
              <table:table-cell office:value-type="float" office:value="0.0328659999999998">
                <text:p>0.0328659999999998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68.3833333333333">
                <text:p>68.3833333333333</text:p>
              </table:table-cell>
              <table:table-cell office:value-type="float" office:value="0.0294909166666665">
                <text:p>0.0294909166666665</text:p>
              </table:table-cell>
              <table:table-cell office:value-type="float" office:value="0.0296239999999997">
                <text:p>0.029623999999999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68.4833333333333">
                <text:p>68.4833333333333</text:p>
              </table:table-cell>
              <table:table-cell office:value-type="float" office:value="0.0281789166666665">
                <text:p>0.0281789166666665</text:p>
              </table:table-cell>
              <table:table-cell office:value-type="float" office:value="0.0116109999999998">
                <text:p>0.011610999999999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68.5666666666667">
                <text:p>68.5666666666667</text:p>
              </table:table-cell>
              <table:table-cell office:value-type="float" office:value="0.0285724999999999">
                <text:p>0.0285724999999999</text:p>
              </table:table-cell>
              <table:table-cell office:value-type="float" office:value="0.042068">
                <text:p>0.04206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68.65">
                <text:p>68.65</text:p>
              </table:table-cell>
              <table:table-cell office:value-type="float" office:value="0.0290621249999999">
                <text:p>0.0290621249999999</text:p>
              </table:table-cell>
              <table:table-cell office:value-type="float" office:value="0.0443339999999997">
                <text:p>0.044333999999999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68.8166666666667">
                <text:p>68.8166666666667</text:p>
              </table:table-cell>
              <table:table-cell office:value-type="float" office:value="0.0291322499999999">
                <text:p>0.0291322499999999</text:p>
              </table:table-cell>
              <table:table-cell office:value-type="float" office:value="0.0267379999999999">
                <text:p>0.026737999999999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68.9166666666667">
                <text:p>68.9166666666667</text:p>
              </table:table-cell>
              <table:table-cell office:value-type="float" office:value="0.0306922499999999">
                <text:p>0.0306922499999999</text:p>
              </table:table-cell>
              <table:table-cell office:value-type="float" office:value="0.0509459999999997">
                <text:p>0.050945999999999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69">
                <text:p>69</text:p>
              </table:table-cell>
              <table:table-cell office:value-type="float" office:value="0.0307038749999999">
                <text:p>0.0307038749999999</text:p>
              </table:table-cell>
              <table:table-cell office:value-type="float" office:value="0.035069">
                <text:p>0.03506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69.0833333333333">
                <text:p>69.0833333333333</text:p>
              </table:table-cell>
              <table:table-cell office:value-type="float" office:value="0.0313593333333332">
                <text:p>0.0313593333333332</text:p>
              </table:table-cell>
              <table:table-cell office:value-type="float" office:value="0.0546529999999996">
                <text:p>0.054652999999999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69.1666666666667">
                <text:p>69.1666666666667</text:p>
              </table:table-cell>
              <table:table-cell office:value-type="float" office:value="0.0308086249999999">
                <text:p>0.0308086249999999</text:p>
              </table:table-cell>
              <table:table-cell office:value-type="float" office:value="0.031231">
                <text:p>0.03123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69.2666666666667">
                <text:p>69.2666666666667</text:p>
              </table:table-cell>
              <table:table-cell office:value-type="float" office:value="0.0299797083333332">
                <text:p>0.0299797083333332</text:p>
              </table:table-cell>
              <table:table-cell office:value-type="float" office:value="0.00152099999999988">
                <text:p>0.0015209999999998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69.35">
                <text:p>69.35</text:p>
              </table:table-cell>
              <table:table-cell office:value-type="float" office:value="0.0311963333333332">
                <text:p>0.0311963333333332</text:p>
              </table:table-cell>
              <table:table-cell office:value-type="float" office:value="0.0383450000000001">
                <text:p>0.038345000000000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69.4333333333333">
                <text:p>69.4333333333333</text:p>
              </table:table-cell>
              <table:table-cell office:value-type="float" office:value="0.0314128333333332">
                <text:p>0.0314128333333332</text:p>
              </table:table-cell>
              <table:table-cell office:value-type="float" office:value="0.0285509999999998">
                <text:p>0.028550999999999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69.5166666666667">
                <text:p>69.5166666666667</text:p>
              </table:table-cell>
              <table:table-cell office:value-type="float" office:value="0.0312859583333332">
                <text:p>0.0312859583333332</text:p>
              </table:table-cell>
              <table:table-cell office:value-type="float" office:value="0.0332159999999999">
                <text:p>0.033215999999999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69.6">
                <text:p>69.6</text:p>
              </table:table-cell>
              <table:table-cell office:value-type="float" office:value="0.0316924583333332">
                <text:p>0.0316924583333332</text:p>
              </table:table-cell>
              <table:table-cell office:value-type="float" office:value="0.0326329999999997">
                <text:p>0.032632999999999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69.7">
                <text:p>69.7</text:p>
              </table:table-cell>
              <table:table-cell office:value-type="float" office:value="0.0301896249999998">
                <text:p>0.0301896249999998</text:p>
              </table:table-cell>
              <table:table-cell office:value-type="float" office:value="0.00222199999999972">
                <text:p>0.0022219999999997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69.7833333333333">
                <text:p>69.7833333333333</text:p>
              </table:table-cell>
              <table:table-cell office:value-type="float" office:value="0.0334069166666665">
                <text:p>0.0334069166666665</text:p>
              </table:table-cell>
              <table:table-cell office:value-type="float" office:value="0.0861769999999997">
                <text:p>0.086176999999999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69.8666666666667">
                <text:p>69.8666666666667</text:p>
              </table:table-cell>
              <table:table-cell office:value-type="float" office:value="0.0336058333333332">
                <text:p>0.0336058333333332</text:p>
              </table:table-cell>
              <table:table-cell office:value-type="float" office:value="0.0384889999999998">
                <text:p>0.038488999999999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69.95">
                <text:p>69.95</text:p>
              </table:table-cell>
              <table:table-cell office:value-type="float" office:value="0.0335127499999998">
                <text:p>0.0335127499999998</text:p>
              </table:table-cell>
              <table:table-cell office:value-type="float" office:value="0.0348959999999998">
                <text:p>0.034895999999999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0.05">
                <text:p>70.05</text:p>
              </table:table-cell>
              <table:table-cell office:value-type="float" office:value="0.0337374583333332">
                <text:p>0.0337374583333332</text:p>
              </table:table-cell>
              <table:table-cell office:value-type="float" office:value="0.037045">
                <text:p>0.03704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0.1333333333333">
                <text:p>70.1333333333333</text:p>
              </table:table-cell>
              <table:table-cell office:value-type="float" office:value="0.0323636249999998">
                <text:p>0.0323636249999998</text:p>
              </table:table-cell>
              <table:table-cell office:value-type="float" office:value="0.00152799999999997">
                <text:p>0.0015279999999999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0.2166666666667">
                <text:p>70.2166666666667</text:p>
              </table:table-cell>
              <table:table-cell office:value-type="float" office:value="0.0358608333333332">
                <text:p>0.0358608333333332</text:p>
              </table:table-cell>
              <table:table-cell office:value-type="float" office:value="0.0899329999999998">
                <text:p>0.089932999999999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0.3">
                <text:p>70.3</text:p>
              </table:table-cell>
              <table:table-cell office:value-type="float" office:value="0.0358301249999998">
                <text:p>0.0358301249999998</text:p>
              </table:table-cell>
              <table:table-cell office:value-type="float" office:value="0.0348389999999998">
                <text:p>0.034838999999999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0.3833333333333">
                <text:p>70.3833333333333</text:p>
              </table:table-cell>
              <table:table-cell office:value-type="float" office:value="0.0359914999999998">
                <text:p>0.0359914999999998</text:p>
              </table:table-cell>
              <table:table-cell office:value-type="float" office:value="0.045261">
                <text:p>0.04526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0.4833333333333">
                <text:p>70.4833333333333</text:p>
              </table:table-cell>
              <table:table-cell office:value-type="float" office:value="0.0361229166666665">
                <text:p>0.0361229166666665</text:p>
              </table:table-cell>
              <table:table-cell office:value-type="float" office:value="0.0360200000000002">
                <text:p>0.036020000000000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0.5666666666667">
                <text:p>70.5666666666667</text:p>
              </table:table-cell>
              <table:table-cell office:value-type="float" office:value="0.0349577499999999">
                <text:p>0.0349577499999999</text:p>
              </table:table-cell>
              <table:table-cell office:value-type="float" office:value="0.00165999999999977">
                <text:p>0.0016599999999997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0.65">
                <text:p>70.65</text:p>
              </table:table-cell>
              <table:table-cell office:value-type="float" office:value="0.0388714999999999">
                <text:p>0.0388714999999999</text:p>
              </table:table-cell>
              <table:table-cell office:value-type="float" office:value="0.105541">
                <text:p>0.10554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0.75">
                <text:p>70.75</text:p>
              </table:table-cell>
              <table:table-cell office:value-type="float" office:value="0.0382067916666665">
                <text:p>0.0382067916666665</text:p>
              </table:table-cell>
              <table:table-cell office:value-type="float" office:value="0.0261149999999999">
                <text:p>0.026114999999999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0.8333333333333">
                <text:p>70.8333333333333</text:p>
              </table:table-cell>
              <table:table-cell office:value-type="float" office:value="0.0375475416666665">
                <text:p>0.0375475416666665</text:p>
              </table:table-cell>
              <table:table-cell office:value-type="float" office:value="0.0285119999999996">
                <text:p>0.028511999999999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0.9166666666667">
                <text:p>70.9166666666667</text:p>
              </table:table-cell>
              <table:table-cell office:value-type="float" office:value="0.0381162083333332">
                <text:p>0.0381162083333332</text:p>
              </table:table-cell>
              <table:table-cell office:value-type="float" office:value="0.0403859999999998">
                <text:p>0.040385999999999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1">
                <text:p>71</text:p>
              </table:table-cell>
              <table:table-cell office:value-type="float" office:value="0.0360574583333332">
                <text:p>0.0360574583333332</text:p>
              </table:table-cell>
              <table:table-cell office:value-type="float" office:value="0.00153599999999976">
                <text:p>0.0015359999999997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1.1">
                <text:p>71.1</text:p>
              </table:table-cell>
              <table:table-cell office:value-type="float" office:value="0.0367349166666665">
                <text:p>0.0367349166666665</text:p>
              </table:table-cell>
              <table:table-cell office:value-type="float" office:value="0.0513279999999998">
                <text:p>0.051327999999999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1.1833333333333">
                <text:p>71.1833333333333</text:p>
              </table:table-cell>
              <table:table-cell office:value-type="float" office:value="0.0358079166666665">
                <text:p>0.0358079166666665</text:p>
              </table:table-cell>
              <table:table-cell office:value-type="float" office:value="0.0324049999999998">
                <text:p>0.032404999999999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1.2666666666667">
                <text:p>71.2666666666667</text:p>
              </table:table-cell>
              <table:table-cell office:value-type="float" office:value="0.0358884583333332">
                <text:p>0.0358884583333332</text:p>
              </table:table-cell>
              <table:table-cell office:value-type="float" office:value="0.0331639999999997">
                <text:p>0.033163999999999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1.35">
                <text:p>71.35</text:p>
              </table:table-cell>
              <table:table-cell office:value-type="float" office:value="0.0371072083333332">
                <text:p>0.0371072083333332</text:p>
              </table:table-cell>
              <table:table-cell office:value-type="float" office:value="0.0307710000000001">
                <text:p>0.030771000000000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1.4333333333333">
                <text:p>71.4333333333333</text:p>
              </table:table-cell>
              <table:table-cell office:value-type="float" office:value="0.0355727499999999">
                <text:p>0.0355727499999999</text:p>
              </table:table-cell>
              <table:table-cell office:value-type="float" office:value="0.00151799999999991">
                <text:p>0.0015179999999999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1.5333333333333">
                <text:p>71.5333333333333</text:p>
              </table:table-cell>
              <table:table-cell office:value-type="float" office:value="0.0373128333333332">
                <text:p>0.0373128333333332</text:p>
              </table:table-cell>
              <table:table-cell office:value-type="float" office:value="0.0703130000000001">
                <text:p>0.070313000000000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1.6166666666667">
                <text:p>71.6166666666667</text:p>
              </table:table-cell>
              <table:table-cell office:value-type="float" office:value="0.0376128333333332">
                <text:p>0.0376128333333332</text:p>
              </table:table-cell>
              <table:table-cell office:value-type="float" office:value="0.040416">
                <text:p>0.04041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1.7">
                <text:p>71.7</text:p>
              </table:table-cell>
              <table:table-cell office:value-type="float" office:value="0.0375504166666665">
                <text:p>0.0375504166666665</text:p>
              </table:table-cell>
              <table:table-cell office:value-type="float" office:value="0.0311349999999999">
                <text:p>0.0311349999999999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1.7833333333333">
                <text:p>71.7833333333333</text:p>
              </table:table-cell>
              <table:table-cell office:value-type="float" office:value="0.0391836666666666">
                <text:p>0.0391836666666666</text:p>
              </table:table-cell>
              <table:table-cell office:value-type="float" office:value="0.04142">
                <text:p>0.0414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1.8833333333333">
                <text:p>71.8833333333333</text:p>
              </table:table-cell>
              <table:table-cell office:value-type="float" office:value="0.0356634999999999">
                <text:p>0.0356634999999999</text:p>
              </table:table-cell>
              <table:table-cell office:value-type="float" office:value="0.00169299999999994">
                <text:p>0.0016929999999999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1.9666666666667">
                <text:p>71.9666666666667</text:p>
              </table:table-cell>
              <table:table-cell office:value-type="float" office:value="0.0349977499999999">
                <text:p>0.0349977499999999</text:p>
              </table:table-cell>
              <table:table-cell office:value-type="float" office:value="0.0225109999999997">
                <text:p>0.0225109999999997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2.05">
                <text:p>72.05</text:p>
              </table:table-cell>
              <table:table-cell office:value-type="float" office:value="0.0350454166666666">
                <text:p>0.0350454166666666</text:p>
              </table:table-cell>
              <table:table-cell office:value-type="float" office:value="0.0360399999999998">
                <text:p>0.0360399999999998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2.1333333333333">
                <text:p>72.1333333333333</text:p>
              </table:table-cell>
              <table:table-cell office:value-type="float" office:value="0.0357682499999999">
                <text:p>0.0357682499999999</text:p>
              </table:table-cell>
              <table:table-cell office:value-type="float" office:value="0.0543929999999997">
                <text:p>0.054392999999999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2.2166666666667">
                <text:p>72.2166666666667</text:p>
              </table:table-cell>
              <table:table-cell office:value-type="float" office:value="0.0369991249999999">
                <text:p>0.0369991249999999</text:p>
              </table:table-cell>
              <table:table-cell office:value-type="float" office:value="0.031069">
                <text:p>0.031069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2.3166666666667">
                <text:p>72.3166666666667</text:p>
              </table:table-cell>
              <table:table-cell office:value-type="float" office:value="0.0333153333333332">
                <text:p>0.0333153333333332</text:p>
              </table:table-cell>
              <table:table-cell office:value-type="float" office:value="0.00152200000000002">
                <text:p>0.0015220000000000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2.4">
                <text:p>72.4</text:p>
              </table:table-cell>
              <table:table-cell office:value-type="float" office:value="0.0325583333333332">
                <text:p>0.0325583333333332</text:p>
              </table:table-cell>
              <table:table-cell office:value-type="float" office:value="0.0166710000000001">
                <text:p>0.016671000000000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2.4833333333333">
                <text:p>72.4833333333333</text:p>
              </table:table-cell>
              <table:table-cell office:value-type="float" office:value="0.0318827499999999">
                <text:p>0.0318827499999999</text:p>
              </table:table-cell>
              <table:table-cell office:value-type="float" office:value="0.0290469999999998">
                <text:p>0.029046999999999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2.5666666666667">
                <text:p>72.5666666666667</text:p>
              </table:table-cell>
              <table:table-cell office:value-type="float" office:value="0.0326383333333332">
                <text:p>0.0326383333333332</text:p>
              </table:table-cell>
              <table:table-cell office:value-type="float" office:value="0.054154">
                <text:p>0.05415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2.6666666666667">
                <text:p>72.6666666666667</text:p>
              </table:table-cell>
              <table:table-cell office:value-type="float" office:value="0.0340636249999999">
                <text:p>0.0340636249999999</text:p>
              </table:table-cell>
              <table:table-cell office:value-type="float" office:value="0.0358670000000001">
                <text:p>0.035867000000000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2.8333333333333">
                <text:p>72.8333333333333</text:p>
              </table:table-cell>
              <table:table-cell office:value-type="float" office:value="0.0313158333333332">
                <text:p>0.0313158333333332</text:p>
              </table:table-cell>
              <table:table-cell office:value-type="float" office:value="0.0395939999999997">
                <text:p>0.039593999999999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2.9166666666667">
                <text:p>72.9166666666667</text:p>
              </table:table-cell>
              <table:table-cell office:value-type="float" office:value="0.0315203333333332">
                <text:p>0.0315203333333332</text:p>
              </table:table-cell>
              <table:table-cell office:value-type="float" office:value="0.0310229999999998">
                <text:p>0.031022999999999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3">
                <text:p>73</text:p>
              </table:table-cell>
              <table:table-cell office:value-type="float" office:value="0.0319508749999999">
                <text:p>0.0319508749999999</text:p>
              </table:table-cell>
              <table:table-cell office:value-type="float" office:value="0.0388449999999998">
                <text:p>0.038844999999999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3.1">
                <text:p>73.1</text:p>
              </table:table-cell>
              <table:table-cell office:value-type="float" office:value="0.0320202083333332">
                <text:p>0.0320202083333332</text:p>
              </table:table-cell>
              <table:table-cell office:value-type="float" office:value="0.0420500000000001">
                <text:p>0.042050000000000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3.1833333333333">
                <text:p>73.1833333333333</text:p>
              </table:table-cell>
              <table:table-cell office:value-type="float" office:value="0.0320177499999999">
                <text:p>0.0320177499999999</text:p>
              </table:table-cell>
              <table:table-cell office:value-type="float" office:value="0.00147699999999995">
                <text:p>0.0014769999999999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3.2666666666667">
                <text:p>73.2666666666667</text:p>
              </table:table-cell>
              <table:table-cell office:value-type="float" office:value="0.0315326666666666">
                <text:p>0.0315326666666666</text:p>
              </table:table-cell>
              <table:table-cell office:value-type="float" office:value="0.0396860000000001">
                <text:p>0.039686000000000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3.3666666666667">
                <text:p>73.3666666666667</text:p>
              </table:table-cell>
              <table:table-cell office:value-type="float" office:value="0.0321032916666666">
                <text:p>0.0321032916666666</text:p>
              </table:table-cell>
              <table:table-cell office:value-type="float" office:value="0.0461">
                <text:p>0.046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73.45">
                <text:p>73.45</text:p>
              </table:table-cell>
              <table:table-cell office:value-type="float" office:value="0.0318265416666666">
                <text:p>0.0318265416666666</text:p>
              </table:table-cell>
              <table:table-cell office:value-type="float" office:value="0.0265219999999999">
                <text:p>0.0265219999999999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73.5333333333333">
                <text:p>73.5333333333333</text:p>
              </table:table-cell>
              <table:table-cell office:value-type="float" office:value="0.0316982499999999">
                <text:p>0.0316982499999999</text:p>
              </table:table-cell>
              <table:table-cell office:value-type="float" office:value="0.0276919999999996">
                <text:p>0.027691999999999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73.6166666666667">
                <text:p>73.6166666666667</text:p>
              </table:table-cell>
              <table:table-cell office:value-type="float" office:value="0.0317049583333333">
                <text:p>0.0317049583333333</text:p>
              </table:table-cell>
              <table:table-cell office:value-type="float" office:value="0.00167899999999976">
                <text:p>0.0016789999999997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73.7166666666667">
                <text:p>73.7166666666667</text:p>
              </table:table-cell>
              <table:table-cell office:value-type="float" office:value="0.0301704999999999">
                <text:p>0.0301704999999999</text:p>
              </table:table-cell>
              <table:table-cell office:value-type="float" office:value="0.0334859999999999">
                <text:p>0.0334859999999999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73.8">
                <text:p>73.8</text:p>
              </table:table-cell>
              <table:table-cell office:value-type="float" office:value="0.0300014166666666">
                <text:p>0.0300014166666666</text:p>
              </table:table-cell>
              <table:table-cell office:value-type="float" office:value="0.0363579999999999">
                <text:p>0.036357999999999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73.8833333333333">
                <text:p>73.8833333333333</text:p>
              </table:table-cell>
              <table:table-cell office:value-type="float" office:value="0.0298190416666666">
                <text:p>0.0298190416666666</text:p>
              </table:table-cell>
              <table:table-cell office:value-type="float" office:value="0.0267579999999996">
                <text:p>0.0267579999999996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73.9666666666667">
                <text:p>73.9666666666667</text:p>
              </table:table-cell>
              <table:table-cell office:value-type="float" office:value="0.0302995416666666">
                <text:p>0.0302995416666666</text:p>
              </table:table-cell>
              <table:table-cell office:value-type="float" office:value="0.0529519999999999">
                <text:p>0.052951999999999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74.05">
                <text:p>74.05</text:p>
              </table:table-cell>
              <table:table-cell office:value-type="float" office:value="0.0303144166666666">
                <text:p>0.0303144166666666</text:p>
              </table:table-cell>
              <table:table-cell office:value-type="float" office:value="0.00205000000000011">
                <text:p>0.0020500000000001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74.15">
                <text:p>74.15</text:p>
              </table:table-cell>
              <table:table-cell office:value-type="float" office:value="0.0306184999999999">
                <text:p>0.0306184999999999</text:p>
              </table:table-cell>
              <table:table-cell office:value-type="float" office:value="0.0298089999999998">
                <text:p>0.029808999999999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74.2333333333333">
                <text:p>74.2333333333333</text:p>
              </table:table-cell>
              <table:table-cell office:value-type="float" office:value="0.0307591666666666">
                <text:p>0.0307591666666666</text:p>
              </table:table-cell>
              <table:table-cell office:value-type="float" office:value="0.0394159999999997">
                <text:p>0.039415999999999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74.3166666666667">
                <text:p>74.3166666666667</text:p>
              </table:table-cell>
              <table:table-cell office:value-type="float" office:value="0.0302537499999999">
                <text:p>0.0302537499999999</text:p>
              </table:table-cell>
              <table:table-cell office:value-type="float" office:value="0.0422629999999997">
                <text:p>0.0422629999999997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74.4">
                <text:p>74.4</text:p>
              </table:table-cell>
              <table:table-cell office:value-type="float" office:value="0.0307448333333332">
                <text:p>0.0307448333333332</text:p>
              </table:table-cell>
              <table:table-cell office:value-type="float" office:value="0.0428549999999999">
                <text:p>0.0428549999999999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74.5">
                <text:p>74.5</text:p>
              </table:table-cell>
              <table:table-cell office:value-type="float" office:value="0.0312019583333332">
                <text:p>0.0312019583333332</text:p>
              </table:table-cell>
              <table:table-cell office:value-type="float" office:value="0.0124929999999996">
                <text:p>0.012492999999999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74.5833333333333">
                <text:p>74.5833333333333</text:p>
              </table:table-cell>
              <table:table-cell office:value-type="float" office:value="0.0319672083333332">
                <text:p>0.0319672083333332</text:p>
              </table:table-cell>
              <table:table-cell office:value-type="float" office:value="0.035037">
                <text:p>0.03503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74.6666666666667">
                <text:p>74.6666666666667</text:p>
              </table:table-cell>
              <table:table-cell office:value-type="float" office:value="0.0320273333333332">
                <text:p>0.0320273333333332</text:p>
              </table:table-cell>
              <table:table-cell office:value-type="float" office:value="0.0304899999999999">
                <text:p>0.0304899999999999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74.75">
                <text:p>74.75</text:p>
              </table:table-cell>
              <table:table-cell office:value-type="float" office:value="0.0309754999999999">
                <text:p>0.0309754999999999</text:p>
              </table:table-cell>
              <table:table-cell office:value-type="float" office:value="0.0289100000000002">
                <text:p>0.028910000000000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74.8333333333333">
                <text:p>74.8333333333333</text:p>
              </table:table-cell>
              <table:table-cell office:value-type="float" office:value="0.0311360416666665">
                <text:p>0.0311360416666665</text:p>
              </table:table-cell>
              <table:table-cell office:value-type="float" office:value="0.03972">
                <text:p>0.0397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74.9333333333333">
                <text:p>74.9333333333333</text:p>
              </table:table-cell>
              <table:table-cell office:value-type="float" office:value="0.0300303749999999">
                <text:p>0.0300303749999999</text:p>
              </table:table-cell>
              <table:table-cell office:value-type="float" office:value="0.013058">
                <text:p>0.01305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75.0166666666667">
                <text:p>75.0166666666667</text:p>
              </table:table-cell>
              <table:table-cell office:value-type="float" office:value="0.0302407916666666">
                <text:p>0.0302407916666666</text:p>
              </table:table-cell>
              <table:table-cell office:value-type="float" office:value="0.036073">
                <text:p>0.03607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75.1">
                <text:p>75.1</text:p>
              </table:table-cell>
              <table:table-cell office:value-type="float" office:value="0.0301302499999999">
                <text:p>0.0301302499999999</text:p>
              </table:table-cell>
              <table:table-cell office:value-type="float" office:value="0.0361919999999998">
                <text:p>0.0361919999999998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75.1833333333333">
                <text:p>75.1833333333333</text:p>
              </table:table-cell>
              <table:table-cell office:value-type="float" office:value="0.0303685416666665">
                <text:p>0.0303685416666665</text:p>
              </table:table-cell>
              <table:table-cell office:value-type="float" office:value="0.0477689999999997">
                <text:p>0.0477689999999997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75.2833333333333">
                <text:p>75.2833333333333</text:p>
              </table:table-cell>
              <table:table-cell office:value-type="float" office:value="0.0316056666666665">
                <text:p>0.0316056666666665</text:p>
              </table:table-cell>
              <table:table-cell office:value-type="float" office:value="0.0311679999999996">
                <text:p>0.031167999999999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75.3666666666667">
                <text:p>75.3666666666667</text:p>
              </table:table-cell>
              <table:table-cell office:value-type="float" office:value="0.0302481249999998">
                <text:p>0.0302481249999998</text:p>
              </table:table-cell>
              <table:table-cell office:value-type="float" office:value="0.0071049999999997">
                <text:p>0.0071049999999997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75.45">
                <text:p>75.45</text:p>
              </table:table-cell>
              <table:table-cell office:value-type="float" office:value="0.0294389166666665">
                <text:p>0.0294389166666665</text:p>
              </table:table-cell>
              <table:table-cell office:value-type="float" office:value="0.0266790000000001">
                <text:p>0.026679000000000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75.55">
                <text:p>75.55</text:p>
              </table:table-cell>
              <table:table-cell office:value-type="float" office:value="0.0284458333333332">
                <text:p>0.0284458333333332</text:p>
              </table:table-cell>
              <table:table-cell office:value-type="float" office:value="0.00268800000000002">
                <text:p>0.0026880000000000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75.6333333333333">
                <text:p>75.6333333333333</text:p>
              </table:table-cell>
              <table:table-cell office:value-type="float" office:value="0.0274327083333332">
                <text:p>0.0274327083333332</text:p>
              </table:table-cell>
              <table:table-cell office:value-type="float" office:value="0.00337699999999996">
                <text:p>0.0033769999999999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75.7166666666667">
                <text:p>75.7166666666667</text:p>
              </table:table-cell>
              <table:table-cell office:value-type="float" office:value="0.0274961249999999">
                <text:p>0.0274961249999999</text:p>
              </table:table-cell>
              <table:table-cell office:value-type="float" office:value="0.00320099999999979">
                <text:p>0.0032009999999997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75.8">
                <text:p>75.8</text:p>
              </table:table-cell>
              <table:table-cell office:value-type="float" office:value="0.0262572083333332">
                <text:p>0.0262572083333332</text:p>
              </table:table-cell>
              <table:table-cell office:value-type="float" office:value="0.00375199999999998">
                <text:p>0.0037519999999999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75.8833333333333">
                <text:p>75.8833333333333</text:p>
              </table:table-cell>
              <table:table-cell office:value-type="float" office:value="0.0248789166666665">
                <text:p>0.0248789166666665</text:p>
              </table:table-cell>
              <table:table-cell office:value-type="float" office:value="0.00327899999999959">
                <text:p>0.00327899999999959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75.9833333333333">
                <text:p>75.9833333333333</text:p>
              </table:table-cell>
              <table:table-cell office:value-type="float" office:value="0.0238922499999999">
                <text:p>0.0238922499999999</text:p>
              </table:table-cell>
              <table:table-cell office:value-type="float" office:value="0.00307799999999991">
                <text:p>0.0030779999999999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76.0666666666667">
                <text:p>76.0666666666667</text:p>
              </table:table-cell>
              <table:table-cell office:value-type="float" office:value="0.0218012083333332">
                <text:p>0.0218012083333332</text:p>
              </table:table-cell>
              <table:table-cell office:value-type="float" office:value="0.00276699999999996">
                <text:p>0.0027669999999999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76.15">
                <text:p>76.15</text:p>
              </table:table-cell>
              <table:table-cell office:value-type="float" office:value="0.0218283749999999">
                <text:p>0.0218283749999999</text:p>
              </table:table-cell>
              <table:table-cell office:value-type="float" office:value="0.00270199999999976">
                <text:p>0.0027019999999997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76.2333333333333">
                <text:p>76.2333333333333</text:p>
              </table:table-cell>
              <table:table-cell office:value-type="float" office:value="0.0207291666666665">
                <text:p>0.0207291666666665</text:p>
              </table:table-cell>
              <table:table-cell office:value-type="float" office:value="0.00342799999999999">
                <text:p>0.0034279999999999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76.3333333333333">
                <text:p>76.3333333333333</text:p>
              </table:table-cell>
              <table:table-cell office:value-type="float" office:value="0.0200824583333332">
                <text:p>0.0200824583333332</text:p>
              </table:table-cell>
              <table:table-cell office:value-type="float" office:value="0.023895">
                <text:p>0.02389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76.4166666666667">
                <text:p>76.4166666666667</text:p>
              </table:table-cell>
              <table:table-cell office:value-type="float" office:value="0.0197062499999999">
                <text:p>0.0197062499999999</text:p>
              </table:table-cell>
              <table:table-cell office:value-type="float" office:value="0.0332339999999998">
                <text:p>0.033233999999999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76.5">
                <text:p>76.5</text:p>
              </table:table-cell>
              <table:table-cell office:value-type="float" office:value="0.0184639583333332">
                <text:p>0.0184639583333332</text:p>
              </table:table-cell>
              <table:table-cell office:value-type="float" office:value="0.0130399999999997">
                <text:p>0.013039999999999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76.5833333333333">
                <text:p>76.5833333333333</text:p>
              </table:table-cell>
              <table:table-cell office:value-type="float" office:value="0.0183346249999999">
                <text:p>0.0183346249999999</text:p>
              </table:table-cell>
              <table:table-cell office:value-type="float" office:value="0.00938900000000009">
                <text:p>0.0093890000000000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76.6666666666667">
                <text:p>76.6666666666667</text:p>
              </table:table-cell>
              <table:table-cell office:value-type="float" office:value="0.0182039583333332">
                <text:p>0.0182039583333332</text:p>
              </table:table-cell>
              <table:table-cell office:value-type="float" office:value="0.031901">
                <text:p>0.03190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76.85">
                <text:p>76.85</text:p>
              </table:table-cell>
              <table:table-cell office:value-type="float" office:value="0.0176932499999999">
                <text:p>0.0176932499999999</text:p>
              </table:table-cell>
              <table:table-cell office:value-type="float" office:value="0.0182329999999999">
                <text:p>0.018232999999999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76.9333333333333">
                <text:p>76.9333333333333</text:p>
              </table:table-cell>
              <table:table-cell office:value-type="float" office:value="0.0170107083333332">
                <text:p>0.0170107083333332</text:p>
              </table:table-cell>
              <table:table-cell office:value-type="float" office:value="0.0125289999999998">
                <text:p>0.0125289999999998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77.0166666666667">
                <text:p>77.0166666666667</text:p>
              </table:table-cell>
              <table:table-cell office:value-type="float" office:value="0.0165965833333332">
                <text:p>0.0165965833333332</text:p>
              </table:table-cell>
              <table:table-cell office:value-type="float" office:value="0.0297809999999998">
                <text:p>0.029780999999999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77.1166666666667">
                <text:p>77.1166666666667</text:p>
              </table:table-cell>
              <table:table-cell office:value-type="float" office:value="0.0177879583333332">
                <text:p>0.0177879583333332</text:p>
              </table:table-cell>
              <table:table-cell office:value-type="float" office:value="0.0416509999999999">
                <text:p>0.0416509999999999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77.2">
                <text:p>77.2</text:p>
              </table:table-cell>
              <table:table-cell office:value-type="float" office:value="0.0166250416666665">
                <text:p>0.0166250416666665</text:p>
              </table:table-cell>
              <table:table-cell office:value-type="float" office:value="0.0081629999999997">
                <text:p>0.0081629999999997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77.2833333333333">
                <text:p>77.2833333333333</text:p>
              </table:table-cell>
              <table:table-cell office:value-type="float" office:value="0.0151568333333332">
                <text:p>0.0151568333333332</text:p>
              </table:table-cell>
              <table:table-cell office:value-type="float" office:value="0.000954999999999817">
                <text:p>0.00095499999999981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77.3666666666667">
                <text:p>77.3666666666667</text:p>
              </table:table-cell>
              <table:table-cell office:value-type="float" office:value="0.0145404166666665">
                <text:p>0.0145404166666665</text:p>
              </table:table-cell>
              <table:table-cell office:value-type="float" office:value="0.032975">
                <text:p>0.03297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77.4666666666667">
                <text:p>77.4666666666667</text:p>
              </table:table-cell>
              <table:table-cell office:value-type="float" office:value="0.0142813333333332">
                <text:p>0.0142813333333332</text:p>
              </table:table-cell>
              <table:table-cell office:value-type="float" office:value="0.02495">
                <text:p>0.0249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77.55">
                <text:p>77.55</text:p>
              </table:table-cell>
              <table:table-cell office:value-type="float" office:value="0.0141093333333332">
                <text:p>0.0141093333333332</text:p>
              </table:table-cell>
              <table:table-cell office:value-type="float" office:value="0.00297700000000001">
                <text:p>0.0029770000000000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77.6333333333333">
                <text:p>77.6333333333333</text:p>
              </table:table-cell>
              <table:table-cell office:value-type="float" office:value="0.0132805833333332">
                <text:p>0.0132805833333332</text:p>
              </table:table-cell>
              <table:table-cell office:value-type="float" office:value="0.00678899999999993">
                <text:p>0.00678899999999993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77.7166666666667">
                <text:p>77.7166666666667</text:p>
              </table:table-cell>
              <table:table-cell office:value-type="float" office:value="0.0135258749999999">
                <text:p>0.0135258749999999</text:p>
              </table:table-cell>
              <table:table-cell office:value-type="float" office:value="0.008575">
                <text:p>0.00857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77.8166666666667">
                <text:p>77.8166666666667</text:p>
              </table:table-cell>
              <table:table-cell office:value-type="float" office:value="0.0139635416666666">
                <text:p>0.0139635416666666</text:p>
              </table:table-cell>
              <table:table-cell office:value-type="float" office:value="0.013881">
                <text:p>0.01388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77.9">
                <text:p>77.9</text:p>
              </table:table-cell>
              <table:table-cell office:value-type="float" office:value="0.0147928749999999">
                <text:p>0.0147928749999999</text:p>
              </table:table-cell>
              <table:table-cell office:value-type="float" office:value="0.0231049999999997">
                <text:p>0.0231049999999997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77.9833333333333">
                <text:p>77.9833333333333</text:p>
              </table:table-cell>
              <table:table-cell office:value-type="float" office:value="0.0153444583333332">
                <text:p>0.0153444583333332</text:p>
              </table:table-cell>
              <table:table-cell office:value-type="float" office:value="0.0169899999999998">
                <text:p>0.0169899999999998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78.0666666666667">
                <text:p>78.0666666666667</text:p>
              </table:table-cell>
              <table:table-cell office:value-type="float" office:value="0.0158771666666666">
                <text:p>0.0158771666666666</text:p>
              </table:table-cell>
              <table:table-cell office:value-type="float" office:value="0.0160639999999996">
                <text:p>0.016063999999999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78.15">
                <text:p>78.15</text:p>
              </table:table-cell>
              <table:table-cell office:value-type="float" office:value="0.0163811666666666">
                <text:p>0.0163811666666666</text:p>
              </table:table-cell>
              <table:table-cell office:value-type="float" office:value="0.015174">
                <text:p>0.01517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78.25">
                <text:p>78.25</text:p>
              </table:table-cell>
              <table:table-cell office:value-type="float" office:value="0.0168304999999999">
                <text:p>0.0168304999999999</text:p>
              </table:table-cell>
              <table:table-cell office:value-type="float" office:value="0.0135510000000001">
                <text:p>0.013551000000000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78.3333333333333">
                <text:p>78.3333333333333</text:p>
              </table:table-cell>
              <table:table-cell office:value-type="float" office:value="0.0180088333333332">
                <text:p>0.0180088333333332</text:p>
              </table:table-cell>
              <table:table-cell office:value-type="float" office:value="0.0309819999999998">
                <text:p>0.030981999999999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78.4166666666667">
                <text:p>78.4166666666667</text:p>
              </table:table-cell>
              <table:table-cell office:value-type="float" office:value="0.0200955416666665">
                <text:p>0.0200955416666665</text:p>
              </table:table-cell>
              <table:table-cell office:value-type="float" office:value="0.0535089999999996">
                <text:p>0.053508999999999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78.5">
                <text:p>78.5</text:p>
              </table:table-cell>
              <table:table-cell office:value-type="float" office:value="0.0215353749999999">
                <text:p>0.0215353749999999</text:p>
              </table:table-cell>
              <table:table-cell office:value-type="float" office:value="0.0584509999999998">
                <text:p>0.0584509999999998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78.6">
                <text:p>78.6</text:p>
              </table:table-cell>
              <table:table-cell office:value-type="float" office:value="0.0231394583333332">
                <text:p>0.0231394583333332</text:p>
              </table:table-cell>
              <table:table-cell office:value-type="float" office:value="0.0717319999999999">
                <text:p>0.071731999999999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78.6833333333333">
                <text:p>78.6833333333333</text:p>
              </table:table-cell>
              <table:table-cell office:value-type="float" office:value="0.0248133749999999">
                <text:p>0.0248133749999999</text:p>
              </table:table-cell>
              <table:table-cell office:value-type="float" office:value="0.0532140000000001">
                <text:p>0.053214000000000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78.7666666666667">
                <text:p>78.7666666666667</text:p>
              </table:table-cell>
              <table:table-cell office:value-type="float" office:value="0.0267865833333332">
                <text:p>0.0267865833333332</text:p>
              </table:table-cell>
              <table:table-cell office:value-type="float" office:value="0.056746">
                <text:p>0.05674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78.85">
                <text:p>78.85</text:p>
              </table:table-cell>
              <table:table-cell office:value-type="float" office:value="0.0255726249999999">
                <text:p>0.0255726249999999</text:p>
              </table:table-cell>
              <table:table-cell office:value-type="float" office:value="0.00276599999999982">
                <text:p>0.0027659999999998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78.9333333333333">
                <text:p>78.9333333333333</text:p>
              </table:table-cell>
              <table:table-cell office:value-type="float" office:value="0.0253559999999999">
                <text:p>0.0253559999999999</text:p>
              </table:table-cell>
              <table:table-cell office:value-type="float" office:value="0.0130339999999998">
                <text:p>0.013033999999999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79.0333333333333">
                <text:p>79.0333333333333</text:p>
              </table:table-cell>
              <table:table-cell office:value-type="float" office:value="0.0253734583333332">
                <text:p>0.0253734583333332</text:p>
              </table:table-cell>
              <table:table-cell office:value-type="float" office:value="0.0129479999999997">
                <text:p>0.012947999999999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79.1166666666667">
                <text:p>79.1166666666667</text:p>
              </table:table-cell>
              <table:table-cell office:value-type="float" office:value="0.0244589583333332">
                <text:p>0.0244589583333332</text:p>
              </table:table-cell>
              <table:table-cell office:value-type="float" office:value="0.00783299999999976">
                <text:p>0.0078329999999997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79.2">
                <text:p>79.2</text:p>
              </table:table-cell>
              <table:table-cell office:value-type="float" office:value="0.0229816249999999">
                <text:p>0.0229816249999999</text:p>
              </table:table-cell>
              <table:table-cell office:value-type="float" office:value="0.00619499999999995">
                <text:p>0.0061949999999999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79.2833333333333">
                <text:p>79.2833333333333</text:p>
              </table:table-cell>
              <table:table-cell office:value-type="float" office:value="0.0234222916666665">
                <text:p>0.0234222916666665</text:p>
              </table:table-cell>
              <table:table-cell office:value-type="float" office:value="0.0187389999999996">
                <text:p>0.018738999999999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79.3833333333333">
                <text:p>79.3833333333333</text:p>
              </table:table-cell>
              <table:table-cell office:value-type="float" office:value="0.0250985833333332">
                <text:p>0.0250985833333332</text:p>
              </table:table-cell>
              <table:table-cell office:value-type="float" office:value="0.0411859999999997">
                <text:p>0.0411859999999997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79.4666666666667">
                <text:p>79.4666666666667</text:p>
              </table:table-cell>
              <table:table-cell office:value-type="float" office:value="0.0264140416666665">
                <text:p>0.0264140416666665</text:p>
              </table:table-cell>
              <table:table-cell office:value-type="float" office:value="0.064546">
                <text:p>0.06454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79.55">
                <text:p>79.55</text:p>
              </table:table-cell>
              <table:table-cell office:value-type="float" office:value="0.0320454583333332">
                <text:p>0.0320454583333332</text:p>
              </table:table-cell>
              <table:table-cell office:value-type="float" office:value="0.160104">
                <text:p>0.16010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79.6333333333333">
                <text:p>79.6333333333333</text:p>
              </table:table-cell>
              <table:table-cell office:value-type="float" office:value="0.0343969166666665">
                <text:p>0.0343969166666665</text:p>
              </table:table-cell>
              <table:table-cell office:value-type="float" office:value="0.059412">
                <text:p>0.059412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79.7333333333333">
                <text:p>79.7333333333333</text:p>
              </table:table-cell>
              <table:table-cell office:value-type="float" office:value="0.0377852499999999">
                <text:p>0.0377852499999999</text:p>
              </table:table-cell>
              <table:table-cell office:value-type="float" office:value="0.0881089999999998">
                <text:p>0.0881089999999998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79.8166666666667">
                <text:p>79.8166666666667</text:p>
              </table:table-cell>
              <table:table-cell office:value-type="float" office:value="0.0408050833333332">
                <text:p>0.0408050833333332</text:p>
              </table:table-cell>
              <table:table-cell office:value-type="float" office:value="0.081051">
                <text:p>0.08105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79.9">
                <text:p>79.9</text:p>
              </table:table-cell>
              <table:table-cell office:value-type="float" office:value="0.0439903333333332">
                <text:p>0.0439903333333332</text:p>
              </table:table-cell>
              <table:table-cell office:value-type="float" office:value="0.0903269999999998">
                <text:p>0.090326999999999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79.9833333333333">
                <text:p>79.9833333333333</text:p>
              </table:table-cell>
              <table:table-cell office:value-type="float" office:value="0.0469192083333332">
                <text:p>0.0469192083333332</text:p>
              </table:table-cell>
              <table:table-cell office:value-type="float" office:value="0.0933980000000001">
                <text:p>0.093398000000000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0.0833333333333">
                <text:p>80.0833333333333</text:p>
              </table:table-cell>
              <table:table-cell office:value-type="float" office:value="0.0506614583333332">
                <text:p>0.0506614583333332</text:p>
              </table:table-cell>
              <table:table-cell office:value-type="float" office:value="0.106804">
                <text:p>0.10680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0.1666666666667">
                <text:p>80.1666666666667</text:p>
              </table:table-cell>
              <table:table-cell office:value-type="float" office:value="0.0522892916666665">
                <text:p>0.0522892916666665</text:p>
              </table:table-cell>
              <table:table-cell office:value-type="float" office:value="0.055132">
                <text:p>0.05513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0.25">
                <text:p>80.25</text:p>
              </table:table-cell>
              <table:table-cell office:value-type="float" office:value="0.0558501249999999">
                <text:p>0.0558501249999999</text:p>
              </table:table-cell>
              <table:table-cell office:value-type="float" office:value="0.100634">
                <text:p>0.100634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0.3333333333333">
                <text:p>80.3333333333333</text:p>
              </table:table-cell>
              <table:table-cell office:value-type="float" office:value="0.0608999583333332">
                <text:p>0.0608999583333332</text:p>
              </table:table-cell>
              <table:table-cell office:value-type="float" office:value="0.134747">
                <text:p>0.13474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0.4333333333333">
                <text:p>80.4333333333333</text:p>
              </table:table-cell>
              <table:table-cell office:value-type="float" office:value="0.0643475833333332">
                <text:p>0.0643475833333332</text:p>
              </table:table-cell>
              <table:table-cell office:value-type="float" office:value="0.113725">
                <text:p>0.11372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0.5166666666667">
                <text:p>80.5166666666667</text:p>
              </table:table-cell>
              <table:table-cell office:value-type="float" office:value="0.0672765416666665">
                <text:p>0.0672765416666665</text:p>
              </table:table-cell>
              <table:table-cell office:value-type="float" office:value="0.123804">
                <text:p>0.12380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0.6">
                <text:p>80.6</text:p>
              </table:table-cell>
              <table:table-cell office:value-type="float" office:value="0.0702810416666665">
                <text:p>0.0702810416666665</text:p>
              </table:table-cell>
              <table:table-cell office:value-type="float" office:value="0.130559">
                <text:p>0.130559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0.6833333333333">
                <text:p>80.6833333333333</text:p>
              </table:table-cell>
              <table:table-cell office:value-type="float" office:value="0.0725565416666665">
                <text:p>0.0725565416666665</text:p>
              </table:table-cell>
              <table:table-cell office:value-type="float" office:value="0.126344">
                <text:p>0.12634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0.7666666666667">
                <text:p>80.7666666666667</text:p>
              </table:table-cell>
              <table:table-cell office:value-type="float" office:value="0.0747571249999999">
                <text:p>0.0747571249999999</text:p>
              </table:table-cell>
              <table:table-cell office:value-type="float" office:value="0.106028">
                <text:p>0.106028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0.8666666666667">
                <text:p>80.8666666666667</text:p>
              </table:table-cell>
              <table:table-cell office:value-type="float" office:value="0.0777462499999999">
                <text:p>0.0777462499999999</text:p>
              </table:table-cell>
              <table:table-cell office:value-type="float" office:value="0.128485">
                <text:p>0.12848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0.95">
                <text:p>80.95</text:p>
              </table:table-cell>
              <table:table-cell office:value-type="float" office:value="0.0824744583333332">
                <text:p>0.0824744583333332</text:p>
              </table:table-cell>
              <table:table-cell office:value-type="float" office:value="0.116243">
                <text:p>0.116243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1.0333333333333">
                <text:p>81.0333333333333</text:p>
              </table:table-cell>
              <table:table-cell office:value-type="float" office:value="0.0866737083333332">
                <text:p>0.0866737083333332</text:p>
              </table:table-cell>
              <table:table-cell office:value-type="float" office:value="0.113816">
                <text:p>0.113816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1.1166666666667">
                <text:p>81.1166666666667</text:p>
              </table:table-cell>
              <table:table-cell office:value-type="float" office:value="0.0905574166666666">
                <text:p>0.0905574166666666</text:p>
              </table:table-cell>
              <table:table-cell office:value-type="float" office:value="0.106157">
                <text:p>0.106157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1.2166666666667">
                <text:p>81.2166666666667</text:p>
              </table:table-cell>
              <table:table-cell office:value-type="float" office:value="0.0948933333333332">
                <text:p>0.0948933333333332</text:p>
              </table:table-cell>
              <table:table-cell office:value-type="float" office:value="0.111895">
                <text:p>0.11189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1.3">
                <text:p>81.3</text:p>
              </table:table-cell>
              <table:table-cell office:value-type="float" office:value="0.0994447499999999">
                <text:p>0.0994447499999999</text:p>
              </table:table-cell>
              <table:table-cell office:value-type="float" office:value="0.115429">
                <text:p>0.11542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1.3833333333333">
                <text:p>81.3833333333333</text:p>
              </table:table-cell>
              <table:table-cell office:value-type="float" office:value="0.102791583333333">
                <text:p>0.102791583333333</text:p>
              </table:table-cell>
              <table:table-cell office:value-type="float" office:value="0.0990629999999997">
                <text:p>0.0990629999999997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1.4666666666667">
                <text:p>81.4666666666667</text:p>
              </table:table-cell>
              <table:table-cell office:value-type="float" office:value="0.106018208333333">
                <text:p>0.106018208333333</text:p>
              </table:table-cell>
              <table:table-cell office:value-type="float" office:value="0.118625">
                <text:p>0.11862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1.55">
                <text:p>81.55</text:p>
              </table:table-cell>
              <table:table-cell office:value-type="float" office:value="0.103466916666667">
                <text:p>0.103466916666667</text:p>
              </table:table-cell>
              <table:table-cell office:value-type="float" office:value="0.00331499999999973">
                <text:p>0.0033149999999997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1.65">
                <text:p>81.65</text:p>
              </table:table-cell>
              <table:table-cell office:value-type="float" office:value="0.0969299999999999">
                <text:p>0.0969299999999999</text:p>
              </table:table-cell>
              <table:table-cell office:value-type="float" office:value="0.00321799999999994">
                <text:p>0.0032179999999999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1.7333333333333">
                <text:p>81.7333333333333</text:p>
              </table:table-cell>
              <table:table-cell office:value-type="float" office:value="0.0945827916666666">
                <text:p>0.0945827916666666</text:p>
              </table:table-cell>
              <table:table-cell office:value-type="float" office:value="0.00307900000000005">
                <text:p>0.0030790000000000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1.8166666666667">
                <text:p>81.8166666666667</text:p>
              </table:table-cell>
              <table:table-cell office:value-type="float" office:value="0.0910437499999999">
                <text:p>0.0910437499999999</text:p>
              </table:table-cell>
              <table:table-cell office:value-type="float" office:value="0.00317199999999973">
                <text:p>0.0031719999999997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1.9">
                <text:p>81.9</text:p>
              </table:table-cell>
              <table:table-cell office:value-type="float" office:value="0.0878050833333332">
                <text:p>0.0878050833333332</text:p>
              </table:table-cell>
              <table:table-cell office:value-type="float" office:value="0.00332299999999996">
                <text:p>0.00332299999999996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2">
                <text:p>82</text:p>
              </table:table-cell>
              <table:table-cell office:value-type="float" office:value="0.0841574999999999">
                <text:p>0.0841574999999999</text:p>
              </table:table-cell>
              <table:table-cell office:value-type="float" office:value="0.00278499999999982">
                <text:p>0.0027849999999998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2.0833333333333">
                <text:p>82.0833333333333</text:p>
              </table:table-cell>
              <table:table-cell office:value-type="float" office:value="0.0804039166666665">
                <text:p>0.0804039166666665</text:p>
              </table:table-cell>
              <table:table-cell office:value-type="float" office:value="0.00331199999999976">
                <text:p>0.0033119999999997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2.1666666666667">
                <text:p>82.1666666666667</text:p>
              </table:table-cell>
              <table:table-cell office:value-type="float" office:value="0.0760726666666665">
                <text:p>0.0760726666666665</text:p>
              </table:table-cell>
              <table:table-cell office:value-type="float" office:value="0.00285399999999969">
                <text:p>0.00285399999999969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82.25">
                <text:p>82.25</text:p>
              </table:table-cell>
              <table:table-cell office:value-type="float" office:value="0.0738815416666665">
                <text:p>0.0738815416666665</text:p>
              </table:table-cell>
              <table:table-cell office:value-type="float" office:value="0.00254500000000002">
                <text:p>0.0025450000000000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82.3333333333333">
                <text:p>82.3333333333333</text:p>
              </table:table-cell>
              <table:table-cell office:value-type="float" office:value="0.0697300833333332">
                <text:p>0.0697300833333332</text:p>
              </table:table-cell>
              <table:table-cell office:value-type="float" office:value="0.00099899999999975">
                <text:p>0.0009989999999997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82.4333333333333">
                <text:p>82.4333333333333</text:p>
              </table:table-cell>
              <table:table-cell office:value-type="float" office:value="0.0642558333333332">
                <text:p>0.0642558333333332</text:p>
              </table:table-cell>
              <table:table-cell office:value-type="float" office:value="0.00336500000000006">
                <text:p>0.0033650000000000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82.5166666666667">
                <text:p>82.5166666666667</text:p>
              </table:table-cell>
              <table:table-cell office:value-type="float" office:value="0.0596564999999999">
                <text:p>0.0596564999999999</text:p>
              </table:table-cell>
              <table:table-cell office:value-type="float" office:value="0.00334099999999982">
                <text:p>0.0033409999999998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82.6">
                <text:p>82.6</text:p>
              </table:table-cell>
              <table:table-cell office:value-type="float" office:value="0.0546317083333332">
                <text:p>0.0546317083333332</text:p>
              </table:table-cell>
              <table:table-cell office:value-type="float" office:value="0.00320900000000002">
                <text:p>0.0032090000000000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82.7">
                <text:p>82.7</text:p>
              </table:table-cell>
              <table:table-cell office:value-type="float" office:value="0.0493088749999999">
                <text:p>0.0493088749999999</text:p>
              </table:table-cell>
              <table:table-cell office:value-type="float" office:value="0.0028109999999999">
                <text:p>0.0028109999999999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82.7833333333333">
                <text:p>82.7833333333333</text:p>
              </table:table-cell>
              <table:table-cell office:value-type="float" office:value="0.0440835416666665">
                <text:p>0.0440835416666665</text:p>
              </table:table-cell>
              <table:table-cell office:value-type="float" office:value="0.000935999999999826">
                <text:p>0.00093599999999982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82.8666666666667">
                <text:p>82.8666666666667</text:p>
              </table:table-cell>
              <table:table-cell office:value-type="float" office:value="0.0397073749999999">
                <text:p>0.0397073749999999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82.95">
                <text:p>82.95</text:p>
              </table:table-cell>
              <table:table-cell office:value-type="float" office:value="0.0349937083333332">
                <text:p>0.0349937083333332</text:p>
              </table:table-cell>
              <table:table-cell office:value-type="float" office:value="0.0153569999999998">
                <text:p>0.015356999999999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83.05">
                <text:p>83.05</text:p>
              </table:table-cell>
              <table:table-cell office:value-type="float" office:value="0.0309770833333332">
                <text:p>0.0309770833333332</text:p>
              </table:table-cell>
              <table:table-cell office:value-type="float" office:value="0.019844">
                <text:p>0.019844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83.1333333333333">
                <text:p>83.1333333333333</text:p>
              </table:table-cell>
              <table:table-cell office:value-type="float" office:value="0.0267562499999999">
                <text:p>0.0267562499999999</text:p>
              </table:table-cell>
              <table:table-cell office:value-type="float" office:value="0.0125159999999998">
                <text:p>0.012515999999999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83.2166666666667">
                <text:p>83.2166666666667</text:p>
              </table:table-cell>
              <table:table-cell office:value-type="float" office:value="0.0227446666666665">
                <text:p>0.0227446666666665</text:p>
              </table:table-cell>
              <table:table-cell office:value-type="float" office:value="0.00987899999999975">
                <text:p>0.0098789999999997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83.3">
                <text:p>83.3</text:p>
              </table:table-cell>
              <table:table-cell office:value-type="float" office:value="0.0185985833333332">
                <text:p>0.0185985833333332</text:p>
              </table:table-cell>
              <table:table-cell office:value-type="float" office:value="0.0123889999999998">
                <text:p>0.0123889999999998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83.3833333333334">
                <text:p>83.3833333333334</text:p>
              </table:table-cell>
              <table:table-cell office:value-type="float" office:value="0.0143918333333332">
                <text:p>0.0143918333333332</text:p>
              </table:table-cell>
              <table:table-cell office:value-type="float" office:value="0.0144669999999998">
                <text:p>0.014466999999999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83.4833333333333">
                <text:p>83.4833333333333</text:p>
              </table:table-cell>
              <table:table-cell office:value-type="float" office:value="0.0105744583333332">
                <text:p>0.0105744583333332</text:p>
              </table:table-cell>
              <table:table-cell office:value-type="float" office:value="0.00744599999999984">
                <text:p>0.0074459999999998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83.5666666666667">
                <text:p>83.5666666666667</text:p>
              </table:table-cell>
              <table:table-cell office:value-type="float" office:value="0.00636579166666653">
                <text:p>0.00636579166666653</text:p>
              </table:table-cell>
              <table:table-cell office:value-type="float" office:value="0.017617">
                <text:p>0.017617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83.65">
                <text:p>83.65</text:p>
              </table:table-cell>
              <table:table-cell office:value-type="float" office:value="0.00693908333333319">
                <text:p>0.00693908333333319</text:p>
              </table:table-cell>
              <table:table-cell office:value-type="float" office:value="0.0170739999999996">
                <text:p>0.017073999999999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83.7333333333333">
                <text:p>83.7333333333333</text:p>
              </table:table-cell>
              <table:table-cell office:value-type="float" office:value="0.00700599999999985">
                <text:p>0.00700599999999985</text:p>
              </table:table-cell>
              <table:table-cell office:value-type="float" office:value="0.00482399999999972">
                <text:p>0.00482399999999972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83.8333333333333">
                <text:p>83.8333333333333</text:p>
              </table:table-cell>
              <table:table-cell office:value-type="float" office:value="0.0078262916666665">
                <text:p>0.0078262916666665</text:p>
              </table:table-cell>
              <table:table-cell office:value-type="float" office:value="0.0227659999999998">
                <text:p>0.022765999999999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83.9166666666667">
                <text:p>83.9166666666667</text:p>
              </table:table-cell>
              <table:table-cell office:value-type="float" office:value="0.00901858333333318">
                <text:p>0.00901858333333318</text:p>
              </table:table-cell>
              <table:table-cell office:value-type="float" office:value="0.031787">
                <text:p>0.031787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84">
                <text:p>84</text:p>
              </table:table-cell>
              <table:table-cell office:value-type="float" office:value="0.00897745833333319">
                <text:p>0.00897745833333319</text:p>
              </table:table-cell>
              <table:table-cell office:value-type="float" office:value="0.00233600000000012">
                <text:p>0.00233600000000012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84.0833333333333">
                <text:p>84.0833333333333</text:p>
              </table:table-cell>
              <table:table-cell office:value-type="float" office:value="0.00973379166666653">
                <text:p>0.00973379166666653</text:p>
              </table:table-cell>
              <table:table-cell office:value-type="float" office:value="0.020937">
                <text:p>0.020937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84.1666666666667">
                <text:p>84.1666666666667</text:p>
              </table:table-cell>
              <table:table-cell office:value-type="float" office:value="0.0106631249999999">
                <text:p>0.0106631249999999</text:p>
              </table:table-cell>
              <table:table-cell office:value-type="float" office:value="0.0256159999999999">
                <text:p>0.0256159999999999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84.2666666666667">
                <text:p>84.2666666666667</text:p>
              </table:table-cell>
              <table:table-cell office:value-type="float" office:value="0.0106317499999999">
                <text:p>0.0106317499999999</text:p>
              </table:table-cell>
              <table:table-cell office:value-type="float" office:value="0.00210100000000013">
                <text:p>0.0021010000000001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84.35">
                <text:p>84.35</text:p>
              </table:table-cell>
              <table:table-cell office:value-type="float" office:value="0.0117267083333332">
                <text:p>0.0117267083333332</text:p>
              </table:table-cell>
              <table:table-cell office:value-type="float" office:value="0.0288239999999997">
                <text:p>0.028823999999999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84.4333333333333">
                <text:p>84.4333333333333</text:p>
              </table:table-cell>
              <table:table-cell office:value-type="float" office:value="0.0130298749999999">
                <text:p>0.0130298749999999</text:p>
              </table:table-cell>
              <table:table-cell office:value-type="float" office:value="0.0322749999999998">
                <text:p>0.0322749999999998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84.5166666666667">
                <text:p>84.5166666666667</text:p>
              </table:table-cell>
              <table:table-cell office:value-type="float" office:value="0.0129768333333332">
                <text:p>0.0129768333333332</text:p>
              </table:table-cell>
              <table:table-cell office:value-type="float" office:value="0.00209199999999976">
                <text:p>0.00209199999999976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84.6166666666667">
                <text:p>84.6166666666667</text:p>
              </table:table-cell>
              <table:table-cell office:value-type="float" office:value="0.0136060833333332">
                <text:p>0.0136060833333332</text:p>
              </table:table-cell>
              <table:table-cell office:value-type="float" office:value="0.018443">
                <text:p>0.01844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84.7">
                <text:p>84.7</text:p>
              </table:table-cell>
              <table:table-cell office:value-type="float" office:value="0.0154616666666665">
                <text:p>0.0154616666666665</text:p>
              </table:table-cell>
              <table:table-cell office:value-type="float" office:value="0.0477430000000001">
                <text:p>0.0477430000000001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84.7833333333333">
                <text:p>84.7833333333333</text:p>
              </table:table-cell>
              <table:table-cell office:value-type="float" office:value="0.0154335416666665">
                <text:p>0.0154335416666665</text:p>
              </table:table-cell>
              <table:table-cell office:value-type="float" office:value="0.00213599999999969">
                <text:p>0.0021359999999996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84.8666666666667">
                <text:p>84.8666666666667</text:p>
              </table:table-cell>
              <table:table-cell office:value-type="float" office:value="0.0170520833333332">
                <text:p>0.0170520833333332</text:p>
              </table:table-cell>
              <table:table-cell office:value-type="float" office:value="0.0397810000000001">
                <text:p>0.0397810000000001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84.95">
                <text:p>84.95</text:p>
              </table:table-cell>
              <table:table-cell office:value-type="float" office:value="0.0182634166666666">
                <text:p>0.0182634166666666</text:p>
              </table:table-cell>
              <table:table-cell office:value-type="float" office:value="0.0300720000000001">
                <text:p>0.030072000000000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85.05">
                <text:p>85.05</text:p>
              </table:table-cell>
              <table:table-cell office:value-type="float" office:value="0.0176878333333332">
                <text:p>0.0176878333333332</text:p>
              </table:table-cell>
              <table:table-cell office:value-type="float" office:value="0.00154299999999985">
                <text:p>0.0015429999999998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85.1333333333333">
                <text:p>85.1333333333333</text:p>
              </table:table-cell>
              <table:table-cell office:value-type="float" office:value="0.0182943749999999">
                <text:p>0.0182943749999999</text:p>
              </table:table-cell>
              <table:table-cell office:value-type="float" office:value="0.0344009999999999">
                <text:p>0.0344009999999999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85.2166666666667">
                <text:p>85.2166666666667</text:p>
              </table:table-cell>
              <table:table-cell office:value-type="float" office:value="0.0193033333333332">
                <text:p>0.0193033333333332</text:p>
              </table:table-cell>
              <table:table-cell office:value-type="float" office:value="0.0367310000000001">
                <text:p>0.036731000000000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85.3166666666667">
                <text:p>85.3166666666667</text:p>
              </table:table-cell>
              <table:table-cell office:value-type="float" office:value="0.0189535416666666">
                <text:p>0.0189535416666666</text:p>
              </table:table-cell>
              <table:table-cell office:value-type="float" office:value="0.00148400000000004">
                <text:p>0.00148400000000004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85.4">
                <text:p>85.4</text:p>
              </table:table-cell>
              <table:table-cell office:value-type="float" office:value="0.0227007083333332">
                <text:p>0.0227007083333332</text:p>
              </table:table-cell>
              <table:table-cell office:value-type="float" office:value="0.102321">
                <text:p>0.10232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85.4833333333333">
                <text:p>85.4833333333333</text:p>
              </table:table-cell>
              <table:table-cell office:value-type="float" office:value="0.0238895833333332">
                <text:p>0.0238895833333332</text:p>
              </table:table-cell>
              <table:table-cell office:value-type="float" office:value="0.0429999999999997">
                <text:p>0.042999999999999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85.5666666666667">
                <text:p>85.5666666666667</text:p>
              </table:table-cell>
              <table:table-cell office:value-type="float" office:value="0.0236494166666666">
                <text:p>0.0236494166666666</text:p>
              </table:table-cell>
              <table:table-cell office:value-type="float" office:value="0.00168199999999974">
                <text:p>0.0016819999999997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85.6666666666667">
                <text:p>85.6666666666667</text:p>
              </table:table-cell>
              <table:table-cell office:value-type="float" office:value="0.0250100833333332">
                <text:p>0.0250100833333332</text:p>
              </table:table-cell>
              <table:table-cell office:value-type="float" office:value="0.0502729999999998">
                <text:p>0.0502729999999998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85.75">
                <text:p>85.75</text:p>
              </table:table-cell>
              <table:table-cell office:value-type="float" office:value="0.0261031249999999">
                <text:p>0.0261031249999999</text:p>
              </table:table-cell>
              <table:table-cell office:value-type="float" office:value="0.043307">
                <text:p>0.043307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85.8333333333333">
                <text:p>85.8333333333333</text:p>
              </table:table-cell>
              <table:table-cell office:value-type="float" office:value="0.0269591249999999">
                <text:p>0.0269591249999999</text:p>
              </table:table-cell>
              <table:table-cell office:value-type="float" office:value="0.0253679999999998">
                <text:p>0.0253679999999998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85.9166666666667">
                <text:p>85.9166666666667</text:p>
              </table:table-cell>
              <table:table-cell office:value-type="float" office:value="0.0294968333333332">
                <text:p>0.0294968333333332</text:p>
              </table:table-cell>
              <table:table-cell office:value-type="float" office:value="0.0836709999999998">
                <text:p>0.083670999999999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86">
                <text:p>86</text:p>
              </table:table-cell>
              <table:table-cell office:value-type="float" office:value="0.0303211666666666">
                <text:p>0.0303211666666666</text:p>
              </table:table-cell>
              <table:table-cell office:value-type="float" office:value="0.0515709999999996">
                <text:p>0.051570999999999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86.1">
                <text:p>86.1</text:p>
              </table:table-cell>
              <table:table-cell office:value-type="float" office:value="0.0308585416666666">
                <text:p>0.0308585416666666</text:p>
              </table:table-cell>
              <table:table-cell office:value-type="float" office:value="0.0152329999999998">
                <text:p>0.0152329999999998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86.1833333333333">
                <text:p>86.1833333333333</text:p>
              </table:table-cell>
              <table:table-cell office:value-type="float" office:value="0.0305547083333332">
                <text:p>0.0305547083333332</text:p>
              </table:table-cell>
              <table:table-cell office:value-type="float" office:value="0.0136449999999999">
                <text:p>0.013644999999999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86.2666666666667">
                <text:p>86.2666666666667</text:p>
              </table:table-cell>
              <table:table-cell office:value-type="float" office:value="0.0311650416666666">
                <text:p>0.0311650416666666</text:p>
              </table:table-cell>
              <table:table-cell office:value-type="float" office:value="0.0402640000000001">
                <text:p>0.040264000000000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86.35">
                <text:p>86.35</text:p>
              </table:table-cell>
              <table:table-cell office:value-type="float" office:value="0.0326983749999999">
                <text:p>0.0326983749999999</text:p>
              </table:table-cell>
              <table:table-cell office:value-type="float" office:value="0.0389009999999996">
                <text:p>0.038900999999999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86.45">
                <text:p>86.45</text:p>
              </table:table-cell>
              <table:table-cell office:value-type="float" office:value="0.0331594999999999">
                <text:p>0.0331594999999999</text:p>
              </table:table-cell>
              <table:table-cell office:value-type="float" office:value="0.0398909999999999">
                <text:p>0.0398909999999999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86.5333333333333">
                <text:p>86.5333333333333</text:p>
              </table:table-cell>
              <table:table-cell office:value-type="float" office:value="0.0335818749999999">
                <text:p>0.0335818749999999</text:p>
              </table:table-cell>
              <table:table-cell office:value-type="float" office:value="0.0424120000000001">
                <text:p>0.042412000000000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86.6166666666667">
                <text:p>86.6166666666667</text:p>
              </table:table-cell>
              <table:table-cell office:value-type="float" office:value="0.0352300416666666">
                <text:p>0.0352300416666666</text:p>
              </table:table-cell>
              <table:table-cell office:value-type="float" office:value="0.0416479999999999">
                <text:p>0.0416479999999999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86.7">
                <text:p>86.7</text:p>
              </table:table-cell>
              <table:table-cell office:value-type="float" office:value="0.0351582083333332">
                <text:p>0.0351582083333332</text:p>
              </table:table-cell>
              <table:table-cell office:value-type="float" office:value="0.0167189999999997">
                <text:p>0.0167189999999997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86.7833333333333">
                <text:p>86.7833333333333</text:p>
              </table:table-cell>
              <table:table-cell office:value-type="float" office:value="0.0347855416666665">
                <text:p>0.0347855416666665</text:p>
              </table:table-cell>
              <table:table-cell office:value-type="float" office:value="0.0387989999999996">
                <text:p>0.038798999999999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86.8833333333333">
                <text:p>86.8833333333333</text:p>
              </table:table-cell>
              <table:table-cell office:value-type="float" office:value="0.0365413333333332">
                <text:p>0.0365413333333332</text:p>
              </table:table-cell>
              <table:table-cell office:value-type="float" office:value="0.0442749999999998">
                <text:p>0.0442749999999998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86.9666666666667">
                <text:p>86.9666666666667</text:p>
              </table:table-cell>
              <table:table-cell office:value-type="float" office:value="0.0352351666666665">
                <text:p>0.0352351666666665</text:p>
              </table:table-cell>
              <table:table-cell office:value-type="float" office:value="0.00843299999999969">
                <text:p>0.00843299999999969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87.05">
                <text:p>87.05</text:p>
              </table:table-cell>
              <table:table-cell office:value-type="float" office:value="0.0358615416666665">
                <text:p>0.0358615416666665</text:p>
              </table:table-cell>
              <table:table-cell office:value-type="float" office:value="0.045105">
                <text:p>0.04510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87.1333333333334">
                <text:p>87.1333333333334</text:p>
              </table:table-cell>
              <table:table-cell office:value-type="float" office:value="0.0378572083333332">
                <text:p>0.0378572083333332</text:p>
              </table:table-cell>
              <table:table-cell office:value-type="float" office:value="0.049439">
                <text:p>0.049439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87.2333333333333">
                <text:p>87.2333333333333</text:p>
              </table:table-cell>
              <table:table-cell office:value-type="float" office:value="0.0368452916666665">
                <text:p>0.0368452916666665</text:p>
              </table:table-cell>
              <table:table-cell office:value-type="float" office:value="0.0101149999999999">
                <text:p>0.010114999999999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87.3166666666667">
                <text:p>87.3166666666667</text:p>
              </table:table-cell>
              <table:table-cell office:value-type="float" office:value="0.0368029166666665">
                <text:p>0.0368029166666665</text:p>
              </table:table-cell>
              <table:table-cell office:value-type="float" office:value="0.035714">
                <text:p>0.03571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87.4">
                <text:p>87.4</text:p>
              </table:table-cell>
              <table:table-cell office:value-type="float" office:value="0.0389629166666665">
                <text:p>0.0389629166666665</text:p>
              </table:table-cell>
              <table:table-cell office:value-type="float" office:value="0.0533239999999999">
                <text:p>0.0533239999999999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87.5">
                <text:p>87.5</text:p>
              </table:table-cell>
              <table:table-cell office:value-type="float" office:value="0.0353568749999998">
                <text:p>0.0353568749999998</text:p>
              </table:table-cell>
              <table:table-cell office:value-type="float" office:value="0.0157759999999998">
                <text:p>0.015775999999999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87.5833333333333">
                <text:p>87.5833333333333</text:p>
              </table:table-cell>
              <table:table-cell office:value-type="float" office:value="0.0354911249999998">
                <text:p>0.0354911249999998</text:p>
              </table:table-cell>
              <table:table-cell office:value-type="float" office:value="0.0462219999999998">
                <text:p>0.0462219999999998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87.6666666666667">
                <text:p>87.6666666666667</text:p>
              </table:table-cell>
              <table:table-cell office:value-type="float" office:value="0.0369824166666665">
                <text:p>0.0369824166666665</text:p>
              </table:table-cell>
              <table:table-cell office:value-type="float" office:value="0.0374729999999999">
                <text:p>0.037472999999999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87.75">
                <text:p>87.75</text:p>
              </table:table-cell>
              <table:table-cell office:value-type="float" office:value="0.0350613333333332">
                <text:p>0.0350613333333332</text:p>
              </table:table-cell>
              <table:table-cell office:value-type="float" office:value="0.00416699999999981">
                <text:p>0.0041669999999998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87.8333333333333">
                <text:p>87.8333333333333</text:p>
              </table:table-cell>
              <table:table-cell office:value-type="float" office:value="0.0347282083333332">
                <text:p>0.0347282083333332</text:p>
              </table:table-cell>
              <table:table-cell office:value-type="float" office:value="0.0353119999999998">
                <text:p>0.0353119999999998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87.9333333333333">
                <text:p>87.9333333333333</text:p>
              </table:table-cell>
              <table:table-cell office:value-type="float" office:value="0.0350434999999998">
                <text:p>0.0350434999999998</text:p>
              </table:table-cell>
              <table:table-cell office:value-type="float" office:value="0.0329349999999997">
                <text:p>0.0329349999999997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88.0166666666667">
                <text:p>88.0166666666667</text:p>
              </table:table-cell>
              <table:table-cell office:value-type="float" office:value="0.0316272083333332">
                <text:p>0.0316272083333332</text:p>
              </table:table-cell>
              <table:table-cell office:value-type="float" office:value="0.0016799999999999">
                <text:p>0.001679999999999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88.1">
                <text:p>88.1</text:p>
              </table:table-cell>
              <table:table-cell office:value-type="float" office:value="0.0308639583333332">
                <text:p>0.0308639583333332</text:p>
              </table:table-cell>
              <table:table-cell office:value-type="float" office:value="0.0332529999999998">
                <text:p>0.0332529999999998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88.1833333333333">
                <text:p>88.1833333333333</text:p>
              </table:table-cell>
              <table:table-cell office:value-type="float" office:value="0.0314871249999999">
                <text:p>0.0314871249999999</text:p>
              </table:table-cell>
              <table:table-cell office:value-type="float" office:value="0.030189">
                <text:p>0.03018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88.2833333333333">
                <text:p>88.2833333333333</text:p>
              </table:table-cell>
              <table:table-cell office:value-type="float" office:value="0.0309863333333332">
                <text:p>0.0309863333333332</text:p>
              </table:table-cell>
              <table:table-cell office:value-type="float" office:value="0.00162599999999991">
                <text:p>0.0016259999999999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88.3666666666667">
                <text:p>88.3666666666667</text:p>
              </table:table-cell>
              <table:table-cell office:value-type="float" office:value="0.0306656249999998">
                <text:p>0.0306656249999998</text:p>
              </table:table-cell>
              <table:table-cell office:value-type="float" office:value="0.0325669999999998">
                <text:p>0.032566999999999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88.45">
                <text:p>88.45</text:p>
              </table:table-cell>
              <table:table-cell office:value-type="float" office:value="0.0307104999999999">
                <text:p>0.0307104999999999</text:p>
              </table:table-cell>
              <table:table-cell office:value-type="float" office:value="0.0399780000000001">
                <text:p>0.039978000000000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88.5333333333333">
                <text:p>88.5333333333333</text:p>
              </table:table-cell>
              <table:table-cell office:value-type="float" office:value="0.0291098749999999">
                <text:p>0.0291098749999999</text:p>
              </table:table-cell>
              <table:table-cell office:value-type="float" office:value="0.00147599999999981">
                <text:p>0.00147599999999981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88.6166666666667">
                <text:p>88.6166666666667</text:p>
              </table:table-cell>
              <table:table-cell office:value-type="float" office:value="0.0288064166666665">
                <text:p>0.0288064166666665</text:p>
              </table:table-cell>
              <table:table-cell office:value-type="float" office:value="0.035129">
                <text:p>0.035129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88.7166666666667">
                <text:p>88.7166666666667</text:p>
              </table:table-cell>
              <table:table-cell office:value-type="float" office:value="0.0286396249999999">
                <text:p>0.0286396249999999</text:p>
              </table:table-cell>
              <table:table-cell office:value-type="float" office:value="0.0376449999999999">
                <text:p>0.037644999999999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88.8">
                <text:p>88.8</text:p>
              </table:table-cell>
              <table:table-cell office:value-type="float" office:value="0.0280101666666665">
                <text:p>0.0280101666666665</text:p>
              </table:table-cell>
              <table:table-cell office:value-type="float" office:value="0.00161199999999972">
                <text:p>0.0016119999999997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88.8833333333333">
                <text:p>88.8833333333333</text:p>
              </table:table-cell>
              <table:table-cell office:value-type="float" office:value="0.0274713749999999">
                <text:p>0.0274713749999999</text:p>
              </table:table-cell>
              <table:table-cell office:value-type="float" office:value="0.025868">
                <text:p>0.025868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88.9666666666667">
                <text:p>88.9666666666667</text:p>
              </table:table-cell>
              <table:table-cell office:value-type="float" office:value="0.0272145416666665">
                <text:p>0.0272145416666665</text:p>
              </table:table-cell>
              <table:table-cell office:value-type="float" office:value="0.0381109999999998">
                <text:p>0.0381109999999998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89.0666666666667">
                <text:p>89.0666666666667</text:p>
              </table:table-cell>
              <table:table-cell office:value-type="float" office:value="0.0269351666666665">
                <text:p>0.0269351666666665</text:p>
              </table:table-cell>
              <table:table-cell office:value-type="float" office:value="0.00172799999999995">
                <text:p>0.0017279999999999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89.15">
                <text:p>89.15</text:p>
              </table:table-cell>
              <table:table-cell office:value-type="float" office:value="0.0269074166666666">
                <text:p>0.0269074166666666</text:p>
              </table:table-cell>
              <table:table-cell office:value-type="float" office:value="0.0444390000000001">
                <text:p>0.044439000000000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89.2333333333333">
                <text:p>89.2333333333333</text:p>
              </table:table-cell>
              <table:table-cell office:value-type="float" office:value="0.0269395416666665">
                <text:p>0.0269395416666665</text:p>
              </table:table-cell>
              <table:table-cell office:value-type="float" office:value="0.0502099999999999">
                <text:p>0.0502099999999999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89.3166666666667">
                <text:p>89.3166666666667</text:p>
              </table:table-cell>
              <table:table-cell office:value-type="float" office:value="0.0265845416666666">
                <text:p>0.0265845416666666</text:p>
              </table:table-cell>
              <table:table-cell office:value-type="float" office:value="0.00159500000000001">
                <text:p>0.00159500000000001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89.4">
                <text:p>89.4</text:p>
              </table:table-cell>
              <table:table-cell office:value-type="float" office:value="0.0259224583333332">
                <text:p>0.0259224583333332</text:p>
              </table:table-cell>
              <table:table-cell office:value-type="float" office:value="0.0198239999999998">
                <text:p>0.0198239999999998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89.5">
                <text:p>89.5</text:p>
              </table:table-cell>
              <table:table-cell office:value-type="float" office:value="0.0256304583333332">
                <text:p>0.0256304583333332</text:p>
              </table:table-cell>
              <table:table-cell office:value-type="float" office:value="0.0463159999999996">
                <text:p>0.046315999999999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89.5833333333333">
                <text:p>89.5833333333333</text:p>
              </table:table-cell>
              <table:table-cell office:value-type="float" office:value="0.0250403749999999">
                <text:p>0.0250403749999999</text:p>
              </table:table-cell>
              <table:table-cell office:value-type="float" office:value="0.001614">
                <text:p>0.001614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89.6666666666667">
                <text:p>89.6666666666667</text:p>
              </table:table-cell>
              <table:table-cell office:value-type="float" office:value="0.0260945416666665">
                <text:p>0.0260945416666665</text:p>
              </table:table-cell>
              <table:table-cell office:value-type="float" office:value="0.0715219999999999">
                <text:p>0.0715219999999999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89.7666666666667">
                <text:p>89.7666666666667</text:p>
              </table:table-cell>
              <table:table-cell office:value-type="float" office:value="0.0262975416666665">
                <text:p>0.0262975416666665</text:p>
              </table:table-cell>
              <table:table-cell office:value-type="float" office:value="0.0423449999999996">
                <text:p>0.0423449999999996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89.85">
                <text:p>89.85</text:p>
              </table:table-cell>
              <table:table-cell office:value-type="float" office:value="0.0261934166666665">
                <text:p>0.0261934166666665</text:p>
              </table:table-cell>
              <table:table-cell office:value-type="float" office:value="0.001668">
                <text:p>0.001668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89.9333333333333">
                <text:p>89.9333333333333</text:p>
              </table:table-cell>
              <table:table-cell office:value-type="float" office:value="0.0270967916666665">
                <text:p>0.0270967916666665</text:p>
              </table:table-cell>
              <table:table-cell office:value-type="float" office:value="0.0569929999999999">
                <text:p>0.0569929999999999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0.0166666666667">
                <text:p>90.0166666666667</text:p>
              </table:table-cell>
              <table:table-cell office:value-type="float" office:value="0.0273739583333332">
                <text:p>0.0273739583333332</text:p>
              </table:table-cell>
              <table:table-cell office:value-type="float" office:value="0.0395869999999996">
                <text:p>0.0395869999999996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0.1166666666667">
                <text:p>90.1166666666667</text:p>
              </table:table-cell>
              <table:table-cell office:value-type="float" office:value="0.0273738749999999">
                <text:p>0.0273738749999999</text:p>
              </table:table-cell>
              <table:table-cell office:value-type="float" office:value="0.00167799999999962">
                <text:p>0.0016779999999996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0.2">
                <text:p>90.2</text:p>
              </table:table-cell>
              <table:table-cell office:value-type="float" office:value="0.0322121666666665">
                <text:p>0.0322121666666665</text:p>
              </table:table-cell>
              <table:table-cell office:value-type="float" office:value="0.149372">
                <text:p>0.149372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0.2833333333333">
                <text:p>90.2833333333333</text:p>
              </table:table-cell>
              <table:table-cell office:value-type="float" office:value="0.0323864999999999">
                <text:p>0.0323864999999999</text:p>
              </table:table-cell>
              <table:table-cell office:value-type="float" office:value="0.034373">
                <text:p>0.034373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0.3666666666667">
                <text:p>90.3666666666667</text:p>
              </table:table-cell>
              <table:table-cell office:value-type="float" office:value="0.0323819166666665">
                <text:p>0.0323819166666665</text:p>
              </table:table-cell>
              <table:table-cell office:value-type="float" office:value="0.00151600000000007">
                <text:p>0.00151600000000007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0.45">
                <text:p>90.45</text:p>
              </table:table-cell>
              <table:table-cell office:value-type="float" office:value="0.0328802916666666">
                <text:p>0.0328802916666666</text:p>
              </table:table-cell>
              <table:table-cell office:value-type="float" office:value="0.0445280000000001">
                <text:p>0.0445280000000001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0.55">
                <text:p>90.55</text:p>
              </table:table-cell>
              <table:table-cell office:value-type="float" office:value="0.0327930833333332">
                <text:p>0.0327930833333332</text:p>
              </table:table-cell>
              <table:table-cell office:value-type="float" office:value="0.0378849999999997">
                <text:p>0.0378849999999997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0.6333333333333">
                <text:p>90.6333333333333</text:p>
              </table:table-cell>
              <table:table-cell office:value-type="float" office:value="0.0346266666666665">
                <text:p>0.0346266666666665</text:p>
              </table:table-cell>
              <table:table-cell office:value-type="float" office:value="0.0454819999999998">
                <text:p>0.0454819999999998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0.7166666666667">
                <text:p>90.7166666666667</text:p>
              </table:table-cell>
              <table:table-cell office:value-type="float" office:value="0.0336863749999999">
                <text:p>0.0336863749999999</text:p>
              </table:table-cell>
              <table:table-cell office:value-type="float" office:value="0.012562">
                <text:p>0.01256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0.8">
                <text:p>90.8</text:p>
              </table:table-cell>
              <table:table-cell office:value-type="float" office:value="0.0329519583333332">
                <text:p>0.0329519583333332</text:p>
              </table:table-cell>
              <table:table-cell office:value-type="float" office:value="0.020019">
                <text:p>0.02001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0.9">
                <text:p>90.9</text:p>
              </table:table-cell>
              <table:table-cell office:value-type="float" office:value="0.0330214166666665">
                <text:p>0.0330214166666665</text:p>
              </table:table-cell>
              <table:table-cell office:value-type="float" office:value="0.00327899999999959">
                <text:p>0.00327899999999959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90.9833333333333">
                <text:p>90.9833333333333</text:p>
              </table:table-cell>
              <table:table-cell office:value-type="float" office:value="0.0320905416666665">
                <text:p>0.0320905416666665</text:p>
              </table:table-cell>
              <table:table-cell office:value-type="float" office:value="0.00352699999999961">
                <text:p>0.00352699999999961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91.0666666666667">
                <text:p>91.0666666666667</text:p>
              </table:table-cell>
              <table:table-cell office:value-type="float" office:value="0.0306487499999999">
                <text:p>0.0306487499999999</text:p>
              </table:table-cell>
              <table:table-cell office:value-type="float" office:value="0.00350799999999962">
                <text:p>0.00350799999999962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91.15">
                <text:p>91.15</text:p>
              </table:table-cell>
              <table:table-cell office:value-type="float" office:value="0.0307182083333332">
                <text:p>0.0307182083333332</text:p>
              </table:table-cell>
              <table:table-cell office:value-type="float" office:value="0.00339499999999981">
                <text:p>0.00339499999999981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91.2333333333333">
                <text:p>91.2333333333333</text:p>
              </table:table-cell>
              <table:table-cell office:value-type="float" office:value="0.0289988749999998">
                <text:p>0.0289988749999998</text:p>
              </table:table-cell>
              <table:table-cell office:value-type="float" office:value="0.00317499999999971">
                <text:p>0.00317499999999971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91.3333333333333">
                <text:p>91.3333333333333</text:p>
              </table:table-cell>
              <table:table-cell office:value-type="float" office:value="0.0270245416666665">
                <text:p>0.0270245416666665</text:p>
              </table:table-cell>
              <table:table-cell office:value-type="float" office:value="0.00282599999999977">
                <text:p>0.00282599999999977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91.4166666666667">
                <text:p>91.4166666666667</text:p>
              </table:table-cell>
              <table:table-cell office:value-type="float" office:value="0.0270809583333331">
                <text:p>0.0270809583333331</text:p>
              </table:table-cell>
              <table:table-cell office:value-type="float" office:value="0.00294899999999965">
                <text:p>0.00294899999999965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91.5">
                <text:p>91.5</text:p>
              </table:table-cell>
              <table:table-cell office:value-type="float" office:value="0.0272640833333331">
                <text:p>0.0272640833333331</text:p>
              </table:table-cell>
              <table:table-cell office:value-type="float" office:value="0.024219">
                <text:p>0.024219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91.5833333333333">
                <text:p>91.5833333333333</text:p>
              </table:table-cell>
              <table:table-cell office:value-type="float" office:value="0.0266664166666665">
                <text:p>0.0266664166666665</text:p>
              </table:table-cell>
              <table:table-cell office:value-type="float" office:value="0.0319720000000001">
                <text:p>0.0319720000000001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91.6833333333333">
                <text:p>91.6833333333333</text:p>
              </table:table-cell>
              <table:table-cell office:value-type="float" office:value="0.0272874166666665">
                <text:p>0.0272874166666665</text:p>
              </table:table-cell>
              <table:table-cell office:value-type="float" office:value="0.016518">
                <text:p>0.016518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91.7666666666667">
                <text:p>91.7666666666667</text:p>
              </table:table-cell>
              <table:table-cell office:value-type="float" office:value="0.0252421666666665">
                <text:p>0.0252421666666665</text:p>
              </table:table-cell>
              <table:table-cell office:value-type="float" office:value="0.0224359999999999">
                <text:p>0.0224359999999999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91.85">
                <text:p>91.85</text:p>
              </table:table-cell>
              <table:table-cell office:value-type="float" office:value="0.0240672916666665">
                <text:p>0.0240672916666665</text:p>
              </table:table-cell>
              <table:table-cell office:value-type="float" office:value="0.0141480000000001">
                <text:p>0.0141480000000001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91.9333333333333">
                <text:p>91.9333333333333</text:p>
              </table:table-cell>
              <table:table-cell office:value-type="float" office:value="0.0246120416666665">
                <text:p>0.0246120416666665</text:p>
              </table:table-cell>
              <table:table-cell office:value-type="float" office:value="0.0147419999999996">
                <text:p>0.0147419999999996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92.0333333333333">
                <text:p>92.0333333333333</text:p>
              </table:table-cell>
              <table:table-cell office:value-type="float" office:value="0.0229191666666665">
                <text:p>0.0229191666666665</text:p>
              </table:table-cell>
              <table:table-cell office:value-type="float" office:value="0.0163639999999998">
                <text:p>0.0163639999999998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92.1166666666667">
                <text:p>92.1166666666667</text:p>
              </table:table-cell>
              <table:table-cell office:value-type="float" office:value="0.0221234999999999">
                <text:p>0.0221234999999999</text:p>
              </table:table-cell>
              <table:table-cell office:value-type="float" office:value="0.0204909999999998">
                <text:p>0.0204909999999998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92.2">
                <text:p>92.2</text:p>
              </table:table-cell>
              <table:table-cell office:value-type="float" office:value="0.0226294583333332">
                <text:p>0.0226294583333332</text:p>
              </table:table-cell>
              <table:table-cell office:value-type="float" office:value="0.0138209999999996">
                <text:p>0.0138209999999996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92.2833333333333">
                <text:p>92.2833333333333</text:p>
              </table:table-cell>
              <table:table-cell office:value-type="float" office:value="0.0173308749999998">
                <text:p>0.0173308749999998</text:p>
              </table:table-cell>
              <table:table-cell office:value-type="float" office:value="0.0222059999999997">
                <text:p>0.0222059999999997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92.3833333333333">
                <text:p>92.3833333333333</text:p>
              </table:table-cell>
              <table:table-cell office:value-type="float" office:value="0.0167403333333332">
                <text:p>0.0167403333333332</text:p>
              </table:table-cell>
              <table:table-cell office:value-type="float" office:value="0.0202">
                <text:p>0.0202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92.4666666666667">
                <text:p>92.4666666666667</text:p>
              </table:table-cell>
              <table:table-cell office:value-type="float" office:value="0.0174357916666665">
                <text:p>0.0174357916666665</text:p>
              </table:table-cell>
              <table:table-cell office:value-type="float" office:value="0.0182069999999999">
                <text:p>0.0182069999999999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92.55">
                <text:p>92.55</text:p>
              </table:table-cell>
              <table:table-cell office:value-type="float" office:value="0.0160887916666665">
                <text:p>0.0160887916666665</text:p>
              </table:table-cell>
              <table:table-cell office:value-type="float" office:value="0.0122">
                <text:p>0.0122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92.6333333333333">
                <text:p>92.6333333333333</text:p>
              </table:table-cell>
              <table:table-cell office:value-type="float" office:value="0.0145489999999998">
                <text:p>0.0145489999999998</text:p>
              </table:table-cell>
              <table:table-cell office:value-type="float" office:value="0.000929999999999875">
                <text:p>0.000929999999999875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92.7166666666667">
                <text:p>92.7166666666667</text:p>
              </table:table-cell>
              <table:table-cell office:value-type="float" office:value="0.0131335833333332">
                <text:p>0.0131335833333332</text:p>
              </table:table-cell>
              <table:table-cell office:value-type="float" office:value="0.0115119999999997">
                <text:p>0.0115119999999997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92.8166666666667">
                <text:p>92.8166666666667</text:p>
              </table:table-cell>
              <table:table-cell office:value-type="float" office:value="0.0129223333333331">
                <text:p>0.0129223333333331</text:p>
              </table:table-cell>
              <table:table-cell office:value-type="float" office:value="0.00749199999999961">
                <text:p>0.00749199999999961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92.9">
                <text:p>92.9</text:p>
              </table:table-cell>
              <table:table-cell office:value-type="float" office:value="0.0122396666666665">
                <text:p>0.0122396666666665</text:p>
              </table:table-cell>
              <table:table-cell office:value-type="float" office:value="0.00363499999999961">
                <text:p>0.00363499999999961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92.9833333333333">
                <text:p>92.9833333333333</text:p>
              </table:table-cell>
              <table:table-cell office:value-type="float" office:value="0.0122378749999998">
                <text:p>0.0122378749999998</text:p>
              </table:table-cell>
              <table:table-cell office:value-type="float" office:value="0.00323599999999979">
                <text:p>0.00323599999999979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93.0666666666667">
                <text:p>93.0666666666667</text:p>
              </table:table-cell>
              <table:table-cell office:value-type="float" office:value="0.0122022916666665">
                <text:p>0.0122022916666665</text:p>
              </table:table-cell>
              <table:table-cell office:value-type="float" office:value="0.0026729999999997">
                <text:p>0.0026729999999997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93.1666666666667">
                <text:p>93.1666666666667</text:p>
              </table:table-cell>
              <table:table-cell office:value-type="float" office:value="0.0129010833333332">
                <text:p>0.0129010833333332</text:p>
              </table:table-cell>
              <table:table-cell office:value-type="float" office:value="0.0202789999999999">
                <text:p>0.0202789999999999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93.25">
                <text:p>93.25</text:p>
              </table:table-cell>
              <table:table-cell office:value-type="float" office:value="0.0133827499999998">
                <text:p>0.0133827499999998</text:p>
              </table:table-cell>
              <table:table-cell office:value-type="float" office:value="0.0149550000000001">
                <text:p>0.0149550000000001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93.3333333333333">
                <text:p>93.3333333333333</text:p>
              </table:table-cell>
              <table:table-cell office:value-type="float" office:value="0.0132904999999998">
                <text:p>0.0132904999999998</text:p>
              </table:table-cell>
              <table:table-cell office:value-type="float" office:value="0.000960999999999768">
                <text:p>0.000960999999999768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93.4166666666667">
                <text:p>93.4166666666667</text:p>
              </table:table-cell>
              <table:table-cell office:value-type="float" office:value="0.0136216666666665">
                <text:p>0.0136216666666665</text:p>
              </table:table-cell>
              <table:table-cell office:value-type="float" office:value="0.0107740000000001">
                <text:p>0.0107740000000001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93.5">
                <text:p>93.5</text:p>
              </table:table-cell>
              <table:table-cell office:value-type="float" office:value="0.0140003333333332">
                <text:p>0.0140003333333332</text:p>
              </table:table-cell>
              <table:table-cell office:value-type="float" office:value="0.0120369999999999">
                <text:p>0.0120369999999999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93.6">
                <text:p>93.6</text:p>
              </table:table-cell>
              <table:table-cell office:value-type="float" office:value="0.0133712083333332">
                <text:p>0.0133712083333332</text:p>
              </table:table-cell>
              <table:table-cell office:value-type="float" office:value="0.0091199999999998">
                <text:p>0.0091199999999998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93.6833333333333">
                <text:p>93.6833333333333</text:p>
              </table:table-cell>
              <table:table-cell office:value-type="float" office:value="0.0125185416666665">
                <text:p>0.0125185416666665</text:p>
              </table:table-cell>
              <table:table-cell office:value-type="float" office:value="0.0115079999999996">
                <text:p>0.0115079999999996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93.7666666666667">
                <text:p>93.7666666666667</text:p>
              </table:table-cell>
              <table:table-cell office:value-type="float" office:value="0.0144650833333331">
                <text:p>0.0144650833333331</text:p>
              </table:table-cell>
              <table:table-cell office:value-type="float" office:value="0.0632349999999997">
                <text:p>0.0632349999999997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93.85">
                <text:p>93.85</text:p>
              </table:table-cell>
              <table:table-cell office:value-type="float" office:value="0.0141213749999998">
                <text:p>0.0141213749999998</text:p>
              </table:table-cell>
              <table:table-cell office:value-type="float" office:value="0.0141869999999997">
                <text:p>0.0141869999999997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93.95">
                <text:p>93.95</text:p>
              </table:table-cell>
              <table:table-cell office:value-type="float" office:value="0.0137221666666665">
                <text:p>0.0137221666666665</text:p>
              </table:table-cell>
              <table:table-cell office:value-type="float" office:value="0.00456699999999977">
                <text:p>0.00456699999999977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94.0333333333333">
                <text:p>94.0333333333333</text:p>
              </table:table-cell>
              <table:table-cell office:value-type="float" office:value="0.0145746249999998">
                <text:p>0.0145746249999998</text:p>
              </table:table-cell>
              <table:table-cell office:value-type="float" office:value="0.0352009999999998">
                <text:p>0.0352009999999998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94.1166666666667">
                <text:p>94.1166666666667</text:p>
              </table:table-cell>
              <table:table-cell office:value-type="float" office:value="0.0141642083333331">
                <text:p>0.0141642083333331</text:p>
              </table:table-cell>
              <table:table-cell office:value-type="float" office:value="0.00651399999999969">
                <text:p>0.00651399999999969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94.2">
                <text:p>94.2</text:p>
              </table:table-cell>
              <table:table-cell office:value-type="float" office:value="0.0135952916666665">
                <text:p>0.0135952916666665</text:p>
              </table:table-cell>
              <table:table-cell office:value-type="float" office:value="0.00683699999999998">
                <text:p>0.00683699999999998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94.2833333333333">
                <text:p>94.2833333333333</text:p>
              </table:table-cell>
              <table:table-cell office:value-type="float" office:value="0.0133313333333331">
                <text:p>0.0133313333333331</text:p>
              </table:table-cell>
              <table:table-cell office:value-type="float" office:value="0.00748599999999966">
                <text:p>0.00748599999999966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94.3833333333333">
                <text:p>94.3833333333333</text:p>
              </table:table-cell>
              <table:table-cell office:value-type="float" office:value="0.0134467499999998">
                <text:p>0.0134467499999998</text:p>
              </table:table-cell>
              <table:table-cell office:value-type="float" office:value="0.0249760000000001">
                <text:p>0.0249760000000001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94.4666666666667">
                <text:p>94.4666666666667</text:p>
              </table:table-cell>
              <table:table-cell office:value-type="float" office:value="0.0142943333333332">
                <text:p>0.0142943333333332</text:p>
              </table:table-cell>
              <table:table-cell office:value-type="float" office:value="0.0405419999999999">
                <text:p>0.0405419999999999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94.55">
                <text:p>94.55</text:p>
              </table:table-cell>
              <table:table-cell office:value-type="float" office:value="0.0150060416666665">
                <text:p>0.0150060416666665</text:p>
              </table:table-cell>
              <table:table-cell office:value-type="float" office:value="0.035288">
                <text:p>0.035288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94.65">
                <text:p>94.65</text:p>
              </table:table-cell>
              <table:table-cell office:value-type="float" office:value="0.0164585833333331">
                <text:p>0.0164585833333331</text:p>
              </table:table-cell>
              <table:table-cell office:value-type="float" office:value="0.0470609999999998">
                <text:p>0.0470609999999998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94.7333333333333">
                <text:p>94.7333333333333</text:p>
              </table:table-cell>
              <table:table-cell office:value-type="float" office:value="0.0180149583333331">
                <text:p>0.0180149583333331</text:p>
              </table:table-cell>
              <table:table-cell office:value-type="float" office:value="0.0382829999999998">
                <text:p>0.0382829999999998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94.8166666666667">
                <text:p>94.8166666666667</text:p>
              </table:table-cell>
              <table:table-cell office:value-type="float" office:value="0.0193733749999998">
                <text:p>0.0193733749999998</text:p>
              </table:table-cell>
              <table:table-cell office:value-type="float" office:value="0.044114">
                <text:p>0.044114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94.9">
                <text:p>94.9</text:p>
              </table:table-cell>
              <table:table-cell office:value-type="float" office:value="0.0191962916666665">
                <text:p>0.0191962916666665</text:p>
              </table:table-cell>
              <table:table-cell office:value-type="float" office:value="0.00324199999999974">
                <text:p>0.00324199999999974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95">
                <text:p>95</text:p>
              </table:table-cell>
              <table:table-cell office:value-type="float" office:value="0.0193479583333332">
                <text:p>0.0193479583333332</text:p>
              </table:table-cell>
              <table:table-cell office:value-type="float" office:value="0.00727499999999992">
                <text:p>0.00727499999999992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95.0833333333333">
                <text:p>95.0833333333333</text:p>
              </table:table-cell>
              <table:table-cell office:value-type="float" office:value="0.0196340833333332">
                <text:p>0.0196340833333332</text:p>
              </table:table-cell>
              <table:table-cell office:value-type="float" office:value="0.010103">
                <text:p>0.010103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95.1666666666667">
                <text:p>95.1666666666667</text:p>
              </table:table-cell>
              <table:table-cell office:value-type="float" office:value="0.0197449166666665">
                <text:p>0.0197449166666665</text:p>
              </table:table-cell>
              <table:table-cell office:value-type="float" office:value="0.00533299999999981">
                <text:p>0.00533299999999981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95.25">
                <text:p>95.25</text:p>
              </table:table-cell>
              <table:table-cell office:value-type="float" office:value="0.0193176249999999">
                <text:p>0.0193176249999999</text:p>
              </table:table-cell>
              <table:table-cell office:value-type="float" office:value="0.010024">
                <text:p>0.010024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95.3333333333333">
                <text:p>95.3333333333333</text:p>
              </table:table-cell>
              <table:table-cell office:value-type="float" office:value="0.0194648333333332">
                <text:p>0.0194648333333332</text:p>
              </table:table-cell>
              <table:table-cell office:value-type="float" office:value="0.0184880000000001">
                <text:p>0.0184880000000001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95.4333333333333">
                <text:p>95.4333333333333</text:p>
              </table:table-cell>
              <table:table-cell office:value-type="float" office:value="0.0206577916666665">
                <text:p>0.0206577916666665</text:p>
              </table:table-cell>
              <table:table-cell office:value-type="float" office:value="0.0295919999999996">
                <text:p>0.0295919999999996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95.5166666666667">
                <text:p>95.5166666666667</text:p>
              </table:table-cell>
              <table:table-cell office:value-type="float" office:value="0.0222327916666665">
                <text:p>0.0222327916666665</text:p>
              </table:table-cell>
              <table:table-cell office:value-type="float" office:value="0.0485739999999999">
                <text:p>0.0485739999999999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95.6">
                <text:p>95.6</text:p>
              </table:table-cell>
              <table:table-cell office:value-type="float" office:value="0.0263543333333332">
                <text:p>0.0263543333333332</text:p>
              </table:table-cell>
              <table:table-cell office:value-type="float" office:value="0.110954">
                <text:p>0.110954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95.6833333333333">
                <text:p>95.6833333333333</text:p>
              </table:table-cell>
              <table:table-cell office:value-type="float" office:value="0.0278129999999998">
                <text:p>0.0278129999999998</text:p>
              </table:table-cell>
              <table:table-cell office:value-type="float" office:value="0.0441279999999997">
                <text:p>0.0441279999999997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95.7833333333333">
                <text:p>95.7833333333333</text:p>
              </table:table-cell>
              <table:table-cell office:value-type="float" office:value="0.0297714583333332">
                <text:p>0.0297714583333332</text:p>
              </table:table-cell>
              <table:table-cell office:value-type="float" office:value="0.0585109999999998">
                <text:p>0.0585109999999998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95.8666666666667">
                <text:p>95.8666666666667</text:p>
              </table:table-cell>
              <table:table-cell office:value-type="float" office:value="0.0297665416666665">
                <text:p>0.0297665416666665</text:p>
              </table:table-cell>
              <table:table-cell office:value-type="float" office:value="0.0631169999999996">
                <text:p>0.0631169999999996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95.95">
                <text:p>95.95</text:p>
              </table:table-cell>
              <table:table-cell office:value-type="float" office:value="0.0317004583333332">
                <text:p>0.0317004583333332</text:p>
              </table:table-cell>
              <table:table-cell office:value-type="float" office:value="0.0606009999999997">
                <text:p>0.0606009999999997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96.0333333333333">
                <text:p>96.0333333333333</text:p>
              </table:table-cell>
              <table:table-cell office:value-type="float" office:value="0.0343215416666665">
                <text:p>0.0343215416666665</text:p>
              </table:table-cell>
              <table:table-cell office:value-type="float" office:value="0.0674730000000001">
                <text:p>0.0674730000000001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96.1166666666667">
                <text:p>96.1166666666667</text:p>
              </table:table-cell>
              <table:table-cell office:value-type="float" office:value="0.0360509999999999">
                <text:p>0.0360509999999999</text:p>
              </table:table-cell>
              <table:table-cell office:value-type="float" office:value="0.076708">
                <text:p>0.076708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96.2166666666667">
                <text:p>96.2166666666667</text:p>
              </table:table-cell>
              <table:table-cell office:value-type="float" office:value="0.0390437083333332">
                <text:p>0.0390437083333332</text:p>
              </table:table-cell>
              <table:table-cell office:value-type="float" office:value="0.0783389999999997">
                <text:p>0.0783389999999997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96.3">
                <text:p>96.3</text:p>
              </table:table-cell>
              <table:table-cell office:value-type="float" office:value="0.0942653333333332">
                <text:p>0.0942653333333332</text:p>
              </table:table-cell>
              <table:table-cell office:value-type="float" office:value="1.332156">
                <text:p>1.332156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96.3833333333333">
                <text:p>96.3833333333333</text:p>
              </table:table-cell>
              <table:table-cell office:value-type="float" office:value="0.0981965833333332">
                <text:p>0.0981965833333332</text:p>
              </table:table-cell>
              <table:table-cell office:value-type="float" office:value="0.101836">
                <text:p>0.101836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96.4666666666667">
                <text:p>96.4666666666667</text:p>
              </table:table-cell>
              <table:table-cell office:value-type="float" office:value="0.1017925">
                <text:p>0.1017925</text:p>
              </table:table-cell>
              <table:table-cell office:value-type="float" office:value="0.111278">
                <text:p>0.111278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96.5666666666667">
                <text:p>96.5666666666667</text:p>
              </table:table-cell>
              <table:table-cell office:value-type="float" office:value="0.104566208333333">
                <text:p>0.104566208333333</text:p>
              </table:table-cell>
              <table:table-cell office:value-type="float" office:value="0.107111">
                <text:p>0.107111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96.65">
                <text:p>96.65</text:p>
              </table:table-cell>
              <table:table-cell office:value-type="float" office:value="0.10678425">
                <text:p>0.10678425</text:p>
              </table:table-cell>
              <table:table-cell office:value-type="float" office:value="0.0885209999999996">
                <text:p>0.0885209999999996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96.7333333333333">
                <text:p>96.7333333333333</text:p>
              </table:table-cell>
              <table:table-cell office:value-type="float" office:value="0.108949958333333">
                <text:p>0.108949958333333</text:p>
              </table:table-cell>
              <table:table-cell office:value-type="float" office:value="0.0990379999999997">
                <text:p>0.0990379999999997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96.8333333333333">
                <text:p>96.8333333333333</text:p>
              </table:table-cell>
              <table:table-cell office:value-type="float" office:value="0.111102375">
                <text:p>0.111102375</text:p>
              </table:table-cell>
              <table:table-cell office:value-type="float" office:value="0.0899410000000001">
                <text:p>0.0899410000000001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96.9166666666667">
                <text:p>96.9166666666667</text:p>
              </table:table-cell>
              <table:table-cell office:value-type="float" office:value="0.112732375">
                <text:p>0.112732375</text:p>
              </table:table-cell>
              <table:table-cell office:value-type="float" office:value="0.0832339999999996">
                <text:p>0.0832339999999996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97">
                <text:p>97</text:p>
              </table:table-cell>
              <table:table-cell office:value-type="float" office:value="0.116323958333333">
                <text:p>0.116323958333333</text:p>
              </table:table-cell>
              <table:table-cell office:value-type="float" office:value="0.0894400000000002">
                <text:p>0.0894400000000002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97.0833333333333">
                <text:p>97.0833333333333</text:p>
              </table:table-cell>
              <table:table-cell office:value-type="float" office:value="0.1198035">
                <text:p>0.1198035</text:p>
              </table:table-cell>
              <table:table-cell office:value-type="float" office:value="0.0907839999999998">
                <text:p>0.0907839999999998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97.1666666666667">
                <text:p>97.1666666666667</text:p>
              </table:table-cell>
              <table:table-cell office:value-type="float" office:value="0.123363208333333">
                <text:p>0.123363208333333</text:p>
              </table:table-cell>
              <table:table-cell office:value-type="float" office:value="0.0955359999999996">
                <text:p>0.0955359999999996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97.2666666666667">
                <text:p>97.2666666666667</text:p>
              </table:table-cell>
              <table:table-cell office:value-type="float" office:value="0.127093875">
                <text:p>0.127093875</text:p>
              </table:table-cell>
              <table:table-cell office:value-type="float" office:value="0.0948689999999997">
                <text:p>0.0948689999999997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97.35">
                <text:p>97.35</text:p>
              </table:table-cell>
              <table:table-cell office:value-type="float" office:value="0.130283541666667">
                <text:p>0.130283541666667</text:p>
              </table:table-cell>
              <table:table-cell office:value-type="float" office:value="0.086576">
                <text:p>0.086576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97.4333333333333">
                <text:p>97.4333333333333</text:p>
              </table:table-cell>
              <table:table-cell office:value-type="float" office:value="0.133440333333333">
                <text:p>0.133440333333333</text:p>
              </table:table-cell>
              <table:table-cell office:value-type="float" office:value="0.0942509999999999">
                <text:p>0.0942509999999999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97.5166666666667">
                <text:p>97.5166666666667</text:p>
              </table:table-cell>
              <table:table-cell office:value-type="float" office:value="0.135963625">
                <text:p>0.135963625</text:p>
              </table:table-cell>
              <table:table-cell office:value-type="float" office:value="0.0901510000000001">
                <text:p>0.0901510000000001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97.6166666666667">
                <text:p>97.6166666666667</text:p>
              </table:table-cell>
              <table:table-cell office:value-type="float" office:value="0.134072458333333">
                <text:p>0.134072458333333</text:p>
              </table:table-cell>
              <table:table-cell office:value-type="float" office:value="0.00318599999999991">
                <text:p>0.00318599999999991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97.7">
                <text:p>97.7</text:p>
              </table:table-cell>
              <table:table-cell office:value-type="float" office:value="0.1295835">
                <text:p>0.1295835</text:p>
              </table:table-cell>
              <table:table-cell office:value-type="float" office:value="0.00321900000000008">
                <text:p>0.00321900000000008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97.7833333333333">
                <text:p>97.7833333333333</text:p>
              </table:table-cell>
              <table:table-cell office:value-type="float" office:value="0.1278745">
                <text:p>0.1278745</text:p>
              </table:table-cell>
              <table:table-cell office:value-type="float" office:value="0.00311199999999978">
                <text:p>0.00311199999999978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97.8666666666667">
                <text:p>97.8666666666667</text:p>
              </table:table-cell>
              <table:table-cell office:value-type="float" office:value="0.12555525">
                <text:p>0.12555525</text:p>
              </table:table-cell>
              <table:table-cell office:value-type="float" office:value="0.00284899999999988">
                <text:p>0.00284899999999988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97.95">
                <text:p>97.95</text:p>
              </table:table-cell>
              <table:table-cell office:value-type="float" office:value="0.123037125">
                <text:p>0.123037125</text:p>
              </table:table-cell>
              <table:table-cell office:value-type="float" office:value="0.00268199999999963">
                <text:p>0.00268199999999963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98.05">
                <text:p>98.05</text:p>
              </table:table-cell>
              <table:table-cell office:value-type="float" office:value="0.120647291666667">
                <text:p>0.120647291666667</text:p>
              </table:table-cell>
              <table:table-cell office:value-type="float" office:value="0.00324499999999972">
                <text:p>0.00324499999999972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98.1333333333333">
                <text:p>98.1333333333333</text:p>
              </table:table-cell>
              <table:table-cell office:value-type="float" office:value="0.117971458333333">
                <text:p>0.117971458333333</text:p>
              </table:table-cell>
              <table:table-cell office:value-type="float" office:value="0.00325299999999995">
                <text:p>0.00325299999999995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98.2166666666667">
                <text:p>98.2166666666667</text:p>
              </table:table-cell>
              <table:table-cell office:value-type="float" office:value="0.114886833333333">
                <text:p>0.114886833333333</text:p>
              </table:table-cell>
              <table:table-cell office:value-type="float" office:value="0.00267699999999982">
                <text:p>0.00267699999999982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98.3">
                <text:p>98.3</text:p>
              </table:table-cell>
              <table:table-cell office:value-type="float" office:value="0.111750708333333">
                <text:p>0.111750708333333</text:p>
              </table:table-cell>
              <table:table-cell office:value-type="float" office:value="0.00307199999999996">
                <text:p>0.00307199999999996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98.4">
                <text:p>98.4</text:p>
              </table:table-cell>
              <table:table-cell office:value-type="float" office:value="0.0563758333333332">
                <text:p>0.0563758333333332</text:p>
              </table:table-cell>
              <table:table-cell office:value-type="float" office:value="0.00315899999999969">
                <text:p>0.00315899999999969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98.4833333333333">
                <text:p>98.4833333333333</text:p>
              </table:table-cell>
              <table:table-cell office:value-type="float" office:value="0.0521742916666665">
                <text:p>0.0521742916666665</text:p>
              </table:table-cell>
              <table:table-cell office:value-type="float" office:value="0.00099899999999975">
                <text:p>0.00099899999999975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98.5666666666667">
                <text:p>98.5666666666667</text:p>
              </table:table-cell>
              <table:table-cell office:value-type="float" office:value="0.0475878749999998">
                <text:p>0.0475878749999998</text:p>
              </table:table-cell>
              <table:table-cell office:value-type="float" office:value="0.00120399999999998">
                <text:p>0.00120399999999998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98.6666666666667">
                <text:p>98.6666666666667</text:p>
              </table:table-cell>
              <table:table-cell office:value-type="float" office:value="0.0438802083333332">
                <text:p>0.0438802083333332</text:p>
              </table:table-cell>
              <table:table-cell office:value-type="float" office:value="0.0181269999999998">
                <text:p>0.0181269999999998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98.75">
                <text:p>98.75</text:p>
              </table:table-cell>
              <table:table-cell office:value-type="float" office:value="0.0405171666666665">
                <text:p>0.0405171666666665</text:p>
              </table:table-cell>
              <table:table-cell office:value-type="float" office:value="0.00780799999999982">
                <text:p>0.00780799999999982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98.8333333333333">
                <text:p>98.8333333333333</text:p>
              </table:table-cell>
              <table:table-cell office:value-type="float" office:value="0.0370862083333332">
                <text:p>0.0370862083333332</text:p>
              </table:table-cell>
              <table:table-cell office:value-type="float" office:value="0.0166949999999999">
                <text:p>0.0166949999999999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98.9166666666667">
                <text:p>98.9166666666667</text:p>
              </table:table-cell>
              <table:table-cell office:value-type="float" office:value="0.0336020416666665">
                <text:p>0.0336020416666665</text:p>
              </table:table-cell>
              <table:table-cell office:value-type="float" office:value="0.0063209999999998">
                <text:p>0.0063209999999998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99">
                <text:p>99</text:p>
              </table:table-cell>
              <table:table-cell office:value-type="float" office:value="0.0307225416666665">
                <text:p>0.0307225416666665</text:p>
              </table:table-cell>
              <table:table-cell office:value-type="float" office:value="0.0141259999999996">
                <text:p>0.0141259999999996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99.1">
                <text:p>99.1</text:p>
              </table:table-cell>
              <table:table-cell office:value-type="float" office:value="0.0276156666666665">
                <text:p>0.0276156666666665</text:p>
              </table:table-cell>
              <table:table-cell office:value-type="float" office:value="0.014875">
                <text:p>0.014875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99.1833333333333">
                <text:p>99.1833333333333</text:p>
              </table:table-cell>
              <table:table-cell office:value-type="float" office:value="0.0240888749999998">
                <text:p>0.0240888749999998</text:p>
              </table:table-cell>
              <table:table-cell office:value-type="float" office:value="0.00614099999999995">
                <text:p>0.00614099999999995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99.2666666666667">
                <text:p>99.2666666666667</text:p>
              </table:table-cell>
              <table:table-cell office:value-type="float" office:value="0.0207342916666665">
                <text:p>0.0207342916666665</text:p>
              </table:table-cell>
              <table:table-cell office:value-type="float" office:value="0.0150259999999998">
                <text:p>0.0150259999999998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99.35">
                <text:p>99.35</text:p>
              </table:table-cell>
              <table:table-cell office:value-type="float" office:value="0.0168203333333332">
                <text:p>0.0168203333333332</text:p>
              </table:table-cell>
              <table:table-cell office:value-type="float" office:value="0.00093399999999999">
                <text:p>0.00093399999999999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99.45">
                <text:p>99.45</text:p>
              </table:table-cell>
              <table:table-cell office:value-type="float" office:value="0.0132644166666665">
                <text:p>0.0132644166666665</text:p>
              </table:table-cell>
              <table:table-cell office:value-type="float" office:value="0.00123399999999974">
                <text:p>0.00123399999999974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99.5333333333333">
                <text:p>99.5333333333333</text:p>
              </table:table-cell>
              <table:table-cell office:value-type="float" office:value="0.00939124999999985">
                <text:p>0.00939124999999985</text:p>
              </table:table-cell>
              <table:table-cell office:value-type="float" office:value="0.00129499999999982">
                <text:p>0.00129499999999982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99.6166666666667">
                <text:p>99.6166666666667</text:p>
              </table:table-cell>
              <table:table-cell office:value-type="float" office:value="0.00567620833333317">
                <text:p>0.00567620833333317</text:p>
              </table:table-cell>
              <table:table-cell office:value-type="float" office:value="0.000989999999999824">
                <text:p>0.000989999999999824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99.7166666666667">
                <text:p>99.7166666666667</text:p>
              </table:table-cell>
              <table:table-cell office:value-type="float" office:value="0.00560408333333318">
                <text:p>0.00560408333333318</text:p>
              </table:table-cell>
              <table:table-cell office:value-type="float" office:value="0.00145499999999998">
                <text:p>0.00145499999999998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99.8">
                <text:p>99.8</text:p>
              </table:table-cell>
              <table:table-cell office:value-type="float" office:value="0.00570070833333318">
                <text:p>0.00570070833333318</text:p>
              </table:table-cell>
              <table:table-cell office:value-type="float" office:value="0.00553800000000004">
                <text:p>0.00553800000000004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99.8833333333333">
                <text:p>99.8833333333333</text:p>
              </table:table-cell>
              <table:table-cell office:value-type="float" office:value="0.00561099999999985">
                <text:p>0.00561099999999985</text:p>
              </table:table-cell>
              <table:table-cell office:value-type="float" office:value="0.000958999999999932">
                <text:p>0.000958999999999932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99.9666666666667">
                <text:p>99.9666666666667</text:p>
              </table:table-cell>
              <table:table-cell office:value-type="float" office:value="0.00553099999999984">
                <text:p>0.00553099999999984</text:p>
              </table:table-cell>
              <table:table-cell office:value-type="float" office:value="0.000928999999999736">
                <text:p>0.000928999999999736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00.05">
                <text:p>100.05</text:p>
              </table:table-cell>
              <table:table-cell office:value-type="float" office:value="0.00603708333333319">
                <text:p>0.00603708333333319</text:p>
              </table:table-cell>
              <table:table-cell office:value-type="float" office:value="0.0148280000000001">
                <text:p>0.0148280000000001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00.15">
                <text:p>100.15</text:p>
              </table:table-cell>
              <table:table-cell office:value-type="float" office:value="0.00769199999999987">
                <text:p>0.00769199999999987</text:p>
              </table:table-cell>
              <table:table-cell office:value-type="float" office:value="0.0429629999999999">
                <text:p>0.0429629999999999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00.233333333333">
                <text:p>100.233333333333</text:p>
              </table:table-cell>
              <table:table-cell office:value-type="float" office:value="0.00877637499999986">
                <text:p>0.00877637499999986</text:p>
              </table:table-cell>
              <table:table-cell office:value-type="float" office:value="0.0292779999999997">
                <text:p>0.0292779999999997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00.316666666667">
                <text:p>100.316666666667</text:p>
              </table:table-cell>
              <table:table-cell office:value-type="float" office:value="0.00946629166666652">
                <text:p>0.00946629166666652</text:p>
              </table:table-cell>
              <table:table-cell office:value-type="float" office:value="0.0192349999999997">
                <text:p>0.0192349999999997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00.4">
                <text:p>100.4</text:p>
              </table:table-cell>
              <table:table-cell office:value-type="float" office:value="0.00980587499999983">
                <text:p>0.00980587499999983</text:p>
              </table:table-cell>
              <table:table-cell office:value-type="float" office:value="0.0112219999999996">
                <text:p>0.0112219999999996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00.5">
                <text:p>100.5</text:p>
              </table:table-cell>
              <table:table-cell office:value-type="float" office:value="0.0105378749999998">
                <text:p>0.0105378749999998</text:p>
              </table:table-cell>
              <table:table-cell office:value-type="float" office:value="0.0207269999999999">
                <text:p>0.0207269999999999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00.583333333333">
                <text:p>100.583333333333</text:p>
              </table:table-cell>
              <table:table-cell office:value-type="float" office:value="0.0115155416666665">
                <text:p>0.0115155416666665</text:p>
              </table:table-cell>
              <table:table-cell office:value-type="float" office:value="0.0244629999999999">
                <text:p>0.0244629999999999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00.666666666667">
                <text:p>100.666666666667</text:p>
              </table:table-cell>
              <table:table-cell office:value-type="float" office:value="0.0119828333333332">
                <text:p>0.0119828333333332</text:p>
              </table:table-cell>
              <table:table-cell office:value-type="float" office:value="0.012419">
                <text:p>0.012419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00.75">
                <text:p>100.75</text:p>
              </table:table-cell>
              <table:table-cell office:value-type="float" office:value="0.0126308749999999">
                <text:p>0.0126308749999999</text:p>
              </table:table-cell>
              <table:table-cell office:value-type="float" office:value="0.0336799999999999">
                <text:p>0.0336799999999999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00.85">
                <text:p>100.85</text:p>
              </table:table-cell>
              <table:table-cell office:value-type="float" office:value="0.0146286249999999">
                <text:p>0.0146286249999999</text:p>
              </table:table-cell>
              <table:table-cell office:value-type="float" office:value="0.0557539999999999">
                <text:p>0.0557539999999999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00.933333333333">
                <text:p>100.933333333333</text:p>
              </table:table-cell>
              <table:table-cell office:value-type="float" office:value="0.0140737916666665">
                <text:p>0.0140737916666665</text:p>
              </table:table-cell>
              <table:table-cell office:value-type="float" office:value="0.0033789999999998">
                <text:p>0.0033789999999998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01.016666666667">
                <text:p>101.016666666667</text:p>
              </table:table-cell>
              <table:table-cell office:value-type="float" office:value="0.0154582916666665">
                <text:p>0.0154582916666665</text:p>
              </table:table-cell>
              <table:table-cell office:value-type="float" office:value="0.0395489999999996">
                <text:p>0.0395489999999996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01.1">
                <text:p>101.1</text:p>
              </table:table-cell>
              <table:table-cell office:value-type="float" office:value="0.0168459999999999">
                <text:p>0.0168459999999999</text:p>
              </table:table-cell>
              <table:table-cell office:value-type="float" office:value="0.047431">
                <text:p>0.047431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01.2">
                <text:p>101.2</text:p>
              </table:table-cell>
              <table:table-cell office:value-type="float" office:value="0.0165862916666665">
                <text:p>0.0165862916666665</text:p>
              </table:table-cell>
              <table:table-cell office:value-type="float" office:value="0.00864199999999959">
                <text:p>0.00864199999999959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01.283333333333">
                <text:p>101.283333333333</text:p>
              </table:table-cell>
              <table:table-cell office:value-type="float" office:value="0.0186063333333332">
                <text:p>0.0186063333333332</text:p>
              </table:table-cell>
              <table:table-cell office:value-type="float" office:value="0.0546219999999997">
                <text:p>0.0546219999999997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01.366666666667">
                <text:p>101.366666666667</text:p>
              </table:table-cell>
              <table:table-cell office:value-type="float" office:value="0.0180204999999998">
                <text:p>0.0180204999999998</text:p>
              </table:table-cell>
              <table:table-cell office:value-type="float" office:value="0.000966000000000022">
                <text:p>0.000966000000000022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01.45">
                <text:p>101.45</text:p>
              </table:table-cell>
              <table:table-cell office:value-type="float" office:value="0.0185117916666665">
                <text:p>0.0185117916666665</text:p>
              </table:table-cell>
              <table:table-cell office:value-type="float" office:value="0.0127250000000001">
                <text:p>0.0127250000000001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01.55">
                <text:p>101.55</text:p>
              </table:table-cell>
              <table:table-cell office:value-type="float" office:value="0.0198629583333332">
                <text:p>0.0198629583333332</text:p>
              </table:table-cell>
              <table:table-cell office:value-type="float" office:value="0.0336620000000001">
                <text:p>0.0336620000000001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01.633333333333">
                <text:p>101.633333333333</text:p>
              </table:table-cell>
              <table:table-cell office:value-type="float" office:value="0.0222902916666665">
                <text:p>0.0222902916666665</text:p>
              </table:table-cell>
              <table:table-cell office:value-type="float" office:value="0.0595509999999999">
                <text:p>0.0595509999999999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01.716666666667">
                <text:p>101.716666666667</text:p>
              </table:table-cell>
              <table:table-cell office:value-type="float" office:value="0.0225436249999999">
                <text:p>0.0225436249999999</text:p>
              </table:table-cell>
              <table:table-cell office:value-type="float" office:value="0.00707000000000013">
                <text:p>0.00707000000000013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01.8">
                <text:p>101.8</text:p>
              </table:table-cell>
              <table:table-cell office:value-type="float" office:value="0.0241103333333332">
                <text:p>0.0241103333333332</text:p>
              </table:table-cell>
              <table:table-cell office:value-type="float" office:value="0.039056">
                <text:p>0.039056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01.9">
                <text:p>101.9</text:p>
              </table:table-cell>
              <table:table-cell office:value-type="float" office:value="0.0253083749999999">
                <text:p>0.0253083749999999</text:p>
              </table:table-cell>
              <table:table-cell office:value-type="float" office:value="0.0342910000000001">
                <text:p>0.0342910000000001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01.983333333333">
                <text:p>101.983333333333</text:p>
              </table:table-cell>
              <table:table-cell office:value-type="float" office:value="0.0260523749999999">
                <text:p>0.0260523749999999</text:p>
              </table:table-cell>
              <table:table-cell office:value-type="float" office:value="0.0188149999999996">
                <text:p>0.0188149999999996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02.066666666667">
                <text:p>102.066666666667</text:p>
              </table:table-cell>
              <table:table-cell office:value-type="float" office:value="0.0278640416666665">
                <text:p>0.0278640416666665</text:p>
              </table:table-cell>
              <table:table-cell office:value-type="float" office:value="0.0444089999999999">
                <text:p>0.0444089999999999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02.25">
                <text:p>102.25</text:p>
              </table:table-cell>
              <table:table-cell office:value-type="float" office:value="0.0273953333333332">
                <text:p>0.0273953333333332</text:p>
              </table:table-cell>
              <table:table-cell office:value-type="float" office:value="0.00357899999999978">
                <text:p>0.00357899999999978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02.333333333333">
                <text:p>102.333333333333</text:p>
              </table:table-cell>
              <table:table-cell office:value-type="float" office:value="0.0270872916666665">
                <text:p>0.0270872916666665</text:p>
              </table:table-cell>
              <table:table-cell office:value-type="float" office:value="0.0355699999999999">
                <text:p>0.0355699999999999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02.416666666667">
                <text:p>102.416666666667</text:p>
              </table:table-cell>
              <table:table-cell office:value-type="float" office:value="0.0277312083333332">
                <text:p>0.0277312083333332</text:p>
              </table:table-cell>
              <table:table-cell office:value-type="float" office:value="0.0447319999999998">
                <text:p>0.0447319999999998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02.516666666667">
                <text:p>102.516666666667</text:p>
              </table:table-cell>
              <table:table-cell office:value-type="float" office:value="0.0272272083333332">
                <text:p>0.0272272083333332</text:p>
              </table:table-cell>
              <table:table-cell office:value-type="float" office:value="0.00713900000000001">
                <text:p>0.00713900000000001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02.6">
                <text:p>102.6</text:p>
              </table:table-cell>
              <table:table-cell office:value-type="float" office:value="0.0288456666666665">
                <text:p>0.0288456666666665</text:p>
              </table:table-cell>
              <table:table-cell office:value-type="float" office:value="0.0500649999999996">
                <text:p>0.0500649999999996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02.683333333333">
                <text:p>102.683333333333</text:p>
              </table:table-cell>
              <table:table-cell office:value-type="float" office:value="0.0298982083333332">
                <text:p>0.0298982083333332</text:p>
              </table:table-cell>
              <table:table-cell office:value-type="float" office:value="0.0459879999999999">
                <text:p>0.0459879999999999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02.766666666667">
                <text:p>102.766666666667</text:p>
              </table:table-cell>
              <table:table-cell office:value-type="float" office:value="0.0289468333333332">
                <text:p>0.0289468333333332</text:p>
              </table:table-cell>
              <table:table-cell office:value-type="float" office:value="0.00163000000000002">
                <text:p>0.00163000000000002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02.866666666667">
                <text:p>102.866666666667</text:p>
              </table:table-cell>
              <table:table-cell office:value-type="float" office:value="0.0302745416666665">
                <text:p>0.0302745416666665</text:p>
              </table:table-cell>
              <table:table-cell office:value-type="float" office:value="0.0442839999999998">
                <text:p>0.0442839999999998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02.95">
                <text:p>102.95</text:p>
              </table:table-cell>
              <table:table-cell office:value-type="float" office:value="0.0309278749999999">
                <text:p>0.0309278749999999</text:p>
              </table:table-cell>
              <table:table-cell office:value-type="float" office:value="0.0493600000000001">
                <text:p>0.0493600000000001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03.033333333333">
                <text:p>103.033333333333</text:p>
              </table:table-cell>
              <table:table-cell office:value-type="float" office:value="0.0286748749999999">
                <text:p>0.0286748749999999</text:p>
              </table:table-cell>
              <table:table-cell office:value-type="float" office:value="0.00168199999999974">
                <text:p>0.00168199999999974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03.116666666667">
                <text:p>103.116666666667</text:p>
              </table:table-cell>
              <table:table-cell office:value-type="float" office:value="0.0312139583333332">
                <text:p>0.0312139583333332</text:p>
              </table:table-cell>
              <table:table-cell office:value-type="float" office:value="0.064317">
                <text:p>0.064317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03.2">
                <text:p>103.2</text:p>
              </table:table-cell>
              <table:table-cell office:value-type="float" office:value="0.0320780416666666">
                <text:p>0.0320780416666666</text:p>
              </table:table-cell>
              <table:table-cell office:value-type="float" office:value="0.0602869999999998">
                <text:p>0.0602869999999998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03.3">
                <text:p>103.3</text:p>
              </table:table-cell>
              <table:table-cell office:value-type="float" office:value="0.0301628333333332">
                <text:p>0.0301628333333332</text:p>
              </table:table-cell>
              <table:table-cell office:value-type="float" office:value="0.00146599999999975">
                <text:p>0.00146599999999975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03.383333333333">
                <text:p>103.383333333333</text:p>
              </table:table-cell>
              <table:table-cell office:value-type="float" office:value="0.0315915416666666">
                <text:p>0.0315915416666666</text:p>
              </table:table-cell>
              <table:table-cell office:value-type="float" office:value="0.0429309999999998">
                <text:p>0.0429309999999998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03.466666666667">
                <text:p>103.466666666667</text:p>
              </table:table-cell>
              <table:table-cell office:value-type="float" office:value="0.0315770833333332">
                <text:p>0.0315770833333332</text:p>
              </table:table-cell>
              <table:table-cell office:value-type="float" office:value="0.0542750000000001">
                <text:p>0.0542750000000001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03.55">
                <text:p>103.55</text:p>
              </table:table-cell>
              <table:table-cell office:value-type="float" office:value="0.0316009166666666">
                <text:p>0.0316009166666666</text:p>
              </table:table-cell>
              <table:table-cell office:value-type="float" office:value="0.0015379999999996">
                <text:p>0.0015379999999996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03.633333333333">
                <text:p>103.633333333333</text:p>
              </table:table-cell>
              <table:table-cell office:value-type="float" office:value="0.0327544999999999">
                <text:p>0.0327544999999999</text:p>
              </table:table-cell>
              <table:table-cell office:value-type="float" office:value="0.0404109999999998">
                <text:p>0.0404109999999998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03.733333333333">
                <text:p>103.733333333333</text:p>
              </table:table-cell>
              <table:table-cell office:value-type="float" office:value="0.0334105833333332">
                <text:p>0.0334105833333332</text:p>
              </table:table-cell>
              <table:table-cell office:value-type="float" office:value="0.0494080000000001">
                <text:p>0.0494080000000001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03.816666666667">
                <text:p>103.816666666667</text:p>
              </table:table-cell>
              <table:table-cell office:value-type="float" office:value="0.0309901249999999">
                <text:p>0.0309901249999999</text:p>
              </table:table-cell>
              <table:table-cell office:value-type="float" office:value="0.00146000000000024">
                <text:p>0.00146000000000024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03.9">
                <text:p>103.9</text:p>
              </table:table-cell>
              <table:table-cell office:value-type="float" office:value="0.0324103333333332">
                <text:p>0.0324103333333332</text:p>
              </table:table-cell>
              <table:table-cell office:value-type="float" office:value="0.0411549999999998">
                <text:p>0.0411549999999998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04">
                <text:p>104</text:p>
              </table:table-cell>
              <table:table-cell office:value-type="float" office:value="0.0328428749999999">
                <text:p>0.0328428749999999</text:p>
              </table:table-cell>
              <table:table-cell office:value-type="float" office:value="0.0494369999999997">
                <text:p>0.0494369999999997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04.083333333333">
                <text:p>104.083333333333</text:p>
              </table:table-cell>
              <table:table-cell office:value-type="float" office:value="0.0314834999999998">
                <text:p>0.0314834999999998</text:p>
              </table:table-cell>
              <table:table-cell office:value-type="float" office:value="0.00166599999999972">
                <text:p>0.00166599999999972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04.166666666667">
                <text:p>104.166666666667</text:p>
              </table:table-cell>
              <table:table-cell office:value-type="float" office:value="0.0329642499999999">
                <text:p>0.0329642499999999</text:p>
              </table:table-cell>
              <table:table-cell office:value-type="float" office:value="0.0543529999999999">
                <text:p>0.0543529999999999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04.25">
                <text:p>104.25</text:p>
              </table:table-cell>
              <table:table-cell office:value-type="float" office:value="0.0336479166666665">
                <text:p>0.0336479166666665</text:p>
              </table:table-cell>
              <table:table-cell office:value-type="float" office:value="0.0608169999999997">
                <text:p>0.0608169999999997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04.35">
                <text:p>104.35</text:p>
              </table:table-cell>
              <table:table-cell office:value-type="float" office:value="0.0335607083333332">
                <text:p>0.0335607083333332</text:p>
              </table:table-cell>
              <table:table-cell office:value-type="float" office:value="0.00148599999999988">
                <text:p>0.00148599999999988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04.433333333333">
                <text:p>104.433333333333</text:p>
              </table:table-cell>
              <table:table-cell office:value-type="float" office:value="0.0344649999999999">
                <text:p>0.0344649999999999</text:p>
              </table:table-cell>
              <table:table-cell office:value-type="float" office:value="0.0572729999999999">
                <text:p>0.0572729999999999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04.516666666667">
                <text:p>104.516666666667</text:p>
              </table:table-cell>
              <table:table-cell office:value-type="float" office:value="0.0350729583333332">
                <text:p>0.0350729583333332</text:p>
              </table:table-cell>
              <table:table-cell office:value-type="float" office:value="0.059323">
                <text:p>0.059323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04.6">
                <text:p>104.6</text:p>
              </table:table-cell>
              <table:table-cell office:value-type="float" office:value="0.0348455833333332">
                <text:p>0.0348455833333332</text:p>
              </table:table-cell>
              <table:table-cell office:value-type="float" office:value="0.00168199999999974">
                <text:p>0.00168199999999974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04.683333333333">
                <text:p>104.683333333333</text:p>
              </table:table-cell>
              <table:table-cell office:value-type="float" office:value="0.0386076249999999">
                <text:p>0.0386076249999999</text:p>
              </table:table-cell>
              <table:table-cell office:value-type="float" office:value="0.140354">
                <text:p>0.140354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04.783333333333">
                <text:p>104.783333333333</text:p>
              </table:table-cell>
              <table:table-cell office:value-type="float" office:value="0.0390437916666665">
                <text:p>0.0390437916666665</text:p>
              </table:table-cell>
              <table:table-cell office:value-type="float" office:value="0.0564559999999998">
                <text:p>0.0564559999999998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04.866666666667">
                <text:p>104.866666666667</text:p>
              </table:table-cell>
              <table:table-cell office:value-type="float" office:value="0.0390451666666665">
                <text:p>0.0390451666666665</text:p>
              </table:table-cell>
              <table:table-cell office:value-type="float" office:value="0.00166299999999975">
                <text:p>0.00166299999999975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04.95">
                <text:p>104.95</text:p>
              </table:table-cell>
              <table:table-cell office:value-type="float" office:value="0.0400339166666665">
                <text:p>0.0400339166666665</text:p>
              </table:table-cell>
              <table:table-cell office:value-type="float" office:value="0.0680139999999998">
                <text:p>0.0680139999999998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05.05">
                <text:p>105.05</text:p>
              </table:table-cell>
              <table:table-cell office:value-type="float" office:value="0.0402541249999998">
                <text:p>0.0402541249999998</text:p>
              </table:table-cell>
              <table:table-cell office:value-type="float" office:value="0.0546449999999998">
                <text:p>0.0546449999999998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05.133333333333">
                <text:p>105.133333333333</text:p>
              </table:table-cell>
              <table:table-cell office:value-type="float" office:value="0.0424219166666665">
                <text:p>0.0424219166666665</text:p>
              </table:table-cell>
              <table:table-cell office:value-type="float" office:value="0.053709">
                <text:p>0.053709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05.216666666667">
                <text:p>105.216666666667</text:p>
              </table:table-cell>
              <table:table-cell office:value-type="float" office:value="0.0401032916666665">
                <text:p>0.0401032916666665</text:p>
              </table:table-cell>
              <table:table-cell office:value-type="float" office:value="0.00866999999999996">
                <text:p>0.00866999999999996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05.3">
                <text:p>105.3</text:p>
              </table:table-cell>
              <table:table-cell office:value-type="float" office:value="0.0405373749999999">
                <text:p>0.0405373749999999</text:p>
              </table:table-cell>
              <table:table-cell office:value-type="float" office:value="0.0707049999999998">
                <text:p>0.0707049999999998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05.4">
                <text:p>105.4</text:p>
              </table:table-cell>
              <table:table-cell office:value-type="float" office:value="0.0423272499999999">
                <text:p>0.0423272499999999</text:p>
              </table:table-cell>
              <table:table-cell office:value-type="float" office:value="0.0444229999999997">
                <text:p>0.0444229999999997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05.483333333333">
                <text:p>105.483333333333</text:p>
              </table:table-cell>
              <table:table-cell office:value-type="float" office:value="0.0411231666666665">
                <text:p>0.0411231666666665</text:p>
              </table:table-cell>
              <table:table-cell office:value-type="float" office:value="0.014033">
                <text:p>0.014033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05.566666666667">
                <text:p>105.566666666667</text:p>
              </table:table-cell>
              <table:table-cell office:value-type="float" office:value="0.0408245833333332">
                <text:p>0.0408245833333332</text:p>
              </table:table-cell>
              <table:table-cell office:value-type="float" office:value="0.0471089999999998">
                <text:p>0.0471089999999998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05.65">
                <text:p>105.65</text:p>
              </table:table-cell>
              <table:table-cell office:value-type="float" office:value="0.0429894999999999">
                <text:p>0.0429894999999999</text:p>
              </table:table-cell>
              <table:table-cell office:value-type="float" office:value="0.053496">
                <text:p>0.053496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05.733333333333">
                <text:p>105.733333333333</text:p>
              </table:table-cell>
              <table:table-cell office:value-type="float" office:value="0.0420063333333332">
                <text:p>0.0420063333333332</text:p>
              </table:table-cell>
              <table:table-cell office:value-type="float" office:value="0.0168149999999998">
                <text:p>0.0168149999999998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05.833333333333">
                <text:p>105.833333333333</text:p>
              </table:table-cell>
              <table:table-cell office:value-type="float" office:value="0.0423311666666665">
                <text:p>0.0423311666666665</text:p>
              </table:table-cell>
              <table:table-cell office:value-type="float" office:value="0.057204">
                <text:p>0.057204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05.916666666667">
                <text:p>105.916666666667</text:p>
              </table:table-cell>
              <table:table-cell office:value-type="float" office:value="0.0449752083333332">
                <text:p>0.0449752083333332</text:p>
              </table:table-cell>
              <table:table-cell office:value-type="float" office:value="0.0649169999999999">
                <text:p>0.0649169999999999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06">
                <text:p>106</text:p>
              </table:table-cell>
              <table:table-cell office:value-type="float" office:value="0.0439384583333332">
                <text:p>0.0439384583333332</text:p>
              </table:table-cell>
              <table:table-cell office:value-type="float" office:value="0.016273">
                <text:p>0.016273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06.083333333333">
                <text:p>106.083333333333</text:p>
              </table:table-cell>
              <table:table-cell office:value-type="float" office:value="0.0440708333333332">
                <text:p>0.0440708333333332</text:p>
              </table:table-cell>
              <table:table-cell office:value-type="float" office:value="0.0526139999999997">
                <text:p>0.0526139999999997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06.183333333333">
                <text:p>106.183333333333</text:p>
              </table:table-cell>
              <table:table-cell office:value-type="float" office:value="0.0460254999999999">
                <text:p>0.0460254999999999</text:p>
              </table:table-cell>
              <table:table-cell office:value-type="float" office:value="0.048578">
                <text:p>0.048578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06.266666666667">
                <text:p>106.266666666667</text:p>
              </table:table-cell>
              <table:table-cell office:value-type="float" office:value="0.0441945833333332">
                <text:p>0.0441945833333332</text:p>
              </table:table-cell>
              <table:table-cell office:value-type="float" office:value="0.0104109999999999">
                <text:p>0.0104109999999999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06.35">
                <text:p>106.35</text:p>
              </table:table-cell>
              <table:table-cell office:value-type="float" office:value="0.0443205833333332">
                <text:p>0.0443205833333332</text:p>
              </table:table-cell>
              <table:table-cell office:value-type="float" office:value="0.0638409999999996">
                <text:p>0.0638409999999996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06.433333333333">
                <text:p>106.433333333333</text:p>
              </table:table-cell>
              <table:table-cell office:value-type="float" office:value="0.0459427083333332">
                <text:p>0.0459427083333332</text:p>
              </table:table-cell>
              <table:table-cell office:value-type="float" office:value="0.0404169999999997">
                <text:p>0.0404169999999997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06.516666666667">
                <text:p>106.516666666667</text:p>
              </table:table-cell>
              <table:table-cell office:value-type="float" office:value="0.0442542916666665">
                <text:p>0.0442542916666665</text:p>
              </table:table-cell>
              <table:table-cell office:value-type="float" office:value="0.0167509999999997">
                <text:p>0.0167509999999997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06.616666666667">
                <text:p>106.616666666667</text:p>
              </table:table-cell>
              <table:table-cell office:value-type="float" office:value="0.0441774166666665">
                <text:p>0.0441774166666665</text:p>
              </table:table-cell>
              <table:table-cell office:value-type="float" office:value="0.0574779999999997">
                <text:p>0.0574779999999997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06.7">
                <text:p>106.7</text:p>
              </table:table-cell>
              <table:table-cell office:value-type="float" office:value="0.0455069999999999">
                <text:p>0.0455069999999999</text:p>
              </table:table-cell>
              <table:table-cell office:value-type="float" office:value="0.0335920000000001">
                <text:p>0.0335920000000001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06.866666666667">
                <text:p>106.866666666667</text:p>
              </table:table-cell>
              <table:table-cell office:value-type="float" office:value="0.0413475833333332">
                <text:p>0.0413475833333332</text:p>
              </table:table-cell>
              <table:table-cell office:value-type="float" office:value="0.0405279999999997">
                <text:p>0.0405279999999997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06.966666666667">
                <text:p>106.966666666667</text:p>
              </table:table-cell>
              <table:table-cell office:value-type="float" office:value="0.0409540416666665">
                <text:p>0.0409540416666665</text:p>
              </table:table-cell>
              <table:table-cell office:value-type="float" office:value="0.0470109999999999">
                <text:p>0.0470109999999999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07.05">
                <text:p>107.05</text:p>
              </table:table-cell>
              <table:table-cell office:value-type="float" office:value="0.0412273749999998">
                <text:p>0.0412273749999998</text:p>
              </table:table-cell>
              <table:table-cell office:value-type="float" office:value="0.00822299999999965">
                <text:p>0.00822299999999965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07.133333333333">
                <text:p>107.133333333333</text:p>
              </table:table-cell>
              <table:table-cell office:value-type="float" office:value="0.0411430416666665">
                <text:p>0.0411430416666665</text:p>
              </table:table-cell>
              <table:table-cell office:value-type="float" office:value="0.0659899999999998">
                <text:p>0.0659899999999998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07.216666666667">
                <text:p>107.216666666667</text:p>
              </table:table-cell>
              <table:table-cell office:value-type="float" office:value="0.0406866249999998">
                <text:p>0.0406866249999998</text:p>
              </table:table-cell>
              <table:table-cell office:value-type="float" office:value="0.0436909999999999">
                <text:p>0.0436909999999999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07.316666666667">
                <text:p>107.316666666667</text:p>
              </table:table-cell>
              <table:table-cell office:value-type="float" office:value="0.0385137916666665">
                <text:p>0.0385137916666665</text:p>
              </table:table-cell>
              <table:table-cell office:value-type="float" office:value="0.0015609999999997">
                <text:p>0.0015609999999997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07.4">
                <text:p>107.4</text:p>
              </table:table-cell>
              <table:table-cell office:value-type="float" office:value="0.0381929999999998">
                <text:p>0.0381929999999998</text:p>
              </table:table-cell>
              <table:table-cell office:value-type="float" office:value="0.000970999999999833">
                <text:p>0.000970999999999833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07.483333333333">
                <text:p>107.483333333333</text:p>
              </table:table-cell>
              <table:table-cell office:value-type="float" office:value="0.0354126249999998">
                <text:p>0.0354126249999998</text:p>
              </table:table-cell>
              <table:table-cell office:value-type="float" office:value="0.00397599999999976">
                <text:p>0.00397599999999976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07.566666666667">
                <text:p>107.566666666667</text:p>
              </table:table-cell>
              <table:table-cell office:value-type="float" office:value="0.0336969166666665">
                <text:p>0.0336969166666665</text:p>
              </table:table-cell>
              <table:table-cell office:value-type="float" office:value="0.00324599999999986">
                <text:p>0.00324599999999986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07.666666666667">
                <text:p>107.666666666667</text:p>
              </table:table-cell>
              <table:table-cell office:value-type="float" office:value="0.0332555833333332">
                <text:p>0.0332555833333332</text:p>
              </table:table-cell>
              <table:table-cell office:value-type="float" office:value="0.00344100000000003">
                <text:p>0.00344100000000003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07.75">
                <text:p>107.75</text:p>
              </table:table-cell>
              <table:table-cell office:value-type="float" office:value="0.0314548333333332">
                <text:p>0.0314548333333332</text:p>
              </table:table-cell>
              <table:table-cell office:value-type="float" office:value="0.00389099999999987">
                <text:p>0.00389099999999987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07.833333333333">
                <text:p>107.833333333333</text:p>
              </table:table-cell>
              <table:table-cell office:value-type="float" office:value="0.0293629583333332">
                <text:p>0.0293629583333332</text:p>
              </table:table-cell>
              <table:table-cell office:value-type="float" office:value="0.00329099999999993">
                <text:p>0.00329099999999993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07.916666666667">
                <text:p>107.916666666667</text:p>
              </table:table-cell>
              <table:table-cell office:value-type="float" office:value="0.0287842499999998">
                <text:p>0.0287842499999998</text:p>
              </table:table-cell>
              <table:table-cell office:value-type="float" office:value="0.00292599999999998">
                <text:p>0.00292599999999998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08">
                <text:p>108</text:p>
              </table:table-cell>
              <table:table-cell office:value-type="float" office:value="0.0265367916666665">
                <text:p>0.0265367916666665</text:p>
              </table:table-cell>
              <table:table-cell office:value-type="float" office:value="0.00326499999999985">
                <text:p>0.00326499999999985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08.1">
                <text:p>108.1</text:p>
              </table:table-cell>
              <table:table-cell office:value-type="float" office:value="0.0239460416666665">
                <text:p>0.0239460416666665</text:p>
              </table:table-cell>
              <table:table-cell office:value-type="float" office:value="0.0027389999999996">
                <text:p>0.0027389999999996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08.183333333333">
                <text:p>108.183333333333</text:p>
              </table:table-cell>
              <table:table-cell office:value-type="float" office:value="0.0234062499999998">
                <text:p>0.0234062499999998</text:p>
              </table:table-cell>
              <table:table-cell office:value-type="float" office:value="0.00331799999999971">
                <text:p>0.00331799999999971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08.266666666667">
                <text:p>108.266666666667</text:p>
              </table:table-cell>
              <table:table-cell office:value-type="float" office:value="0.0218367083333332">
                <text:p>0.0218367083333332</text:p>
              </table:table-cell>
              <table:table-cell office:value-type="float" office:value="0.014945">
                <text:p>0.014945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08.366666666667">
                <text:p>108.366666666667</text:p>
              </table:table-cell>
              <table:table-cell office:value-type="float" office:value="0.0208899583333331">
                <text:p>0.0208899583333331</text:p>
              </table:table-cell>
              <table:table-cell office:value-type="float" office:value="0.0258559999999997">
                <text:p>0.0258559999999997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08.45">
                <text:p>108.45</text:p>
              </table:table-cell>
              <table:table-cell office:value-type="float" office:value="0.0210743749999998">
                <text:p>0.0210743749999998</text:p>
              </table:table-cell>
              <table:table-cell office:value-type="float" office:value="0.014837">
                <text:p>0.014837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08.533333333333">
                <text:p>108.533333333333</text:p>
              </table:table-cell>
              <table:table-cell office:value-type="float" office:value="0.0200854583333332">
                <text:p>0.0200854583333332</text:p>
              </table:table-cell>
              <table:table-cell office:value-type="float" office:value="0.0401069999999999">
                <text:p>0.0401069999999999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08.616666666667">
                <text:p>108.616666666667</text:p>
              </table:table-cell>
              <table:table-cell office:value-type="float" office:value="0.0190529166666665">
                <text:p>0.0190529166666665</text:p>
              </table:table-cell>
              <table:table-cell office:value-type="float" office:value="0.0156359999999998">
                <text:p>0.0156359999999998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08.716666666667">
                <text:p>108.716666666667</text:p>
              </table:table-cell>
              <table:table-cell office:value-type="float" office:value="0.0187482916666665">
                <text:p>0.0187482916666665</text:p>
              </table:table-cell>
              <table:table-cell office:value-type="float" office:value="0.00944000000000012">
                <text:p>0.00944000000000012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08.8">
                <text:p>108.8</text:p>
              </table:table-cell>
              <table:table-cell office:value-type="float" office:value="0.0169204583333332">
                <text:p>0.0169204583333332</text:p>
              </table:table-cell>
              <table:table-cell office:value-type="float" office:value="0.0136099999999999">
                <text:p>0.0136099999999999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08.883333333333">
                <text:p>108.883333333333</text:p>
              </table:table-cell>
              <table:table-cell office:value-type="float" office:value="0.0165092499999998">
                <text:p>0.0165092499999998</text:p>
              </table:table-cell>
              <table:table-cell office:value-type="float" office:value="0.0237229999999999">
                <text:p>0.0237229999999999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08.983333333333">
                <text:p>108.983333333333</text:p>
              </table:table-cell>
              <table:table-cell office:value-type="float" office:value="0.0152234166666665">
                <text:p>0.0152234166666665</text:p>
              </table:table-cell>
              <table:table-cell office:value-type="float" office:value="0.00966800000000001">
                <text:p>0.00966800000000001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09.066666666667">
                <text:p>109.066666666667</text:p>
              </table:table-cell>
              <table:table-cell office:value-type="float" office:value="0.0138769166666665">
                <text:p>0.0138769166666665</text:p>
              </table:table-cell>
              <table:table-cell office:value-type="float" office:value="0.0146950000000001">
                <text:p>0.0146950000000001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09.15">
                <text:p>109.15</text:p>
              </table:table-cell>
              <table:table-cell office:value-type="float" office:value="0.0142907083333332">
                <text:p>0.0142907083333332</text:p>
              </table:table-cell>
              <table:table-cell office:value-type="float" office:value="0.018154">
                <text:p>0.018154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09.233333333333">
                <text:p>109.233333333333</text:p>
              </table:table-cell>
              <table:table-cell office:value-type="float" office:value="0.0126543333333332">
                <text:p>0.0126543333333332</text:p>
              </table:table-cell>
              <table:table-cell office:value-type="float" office:value="0.0267170000000001">
                <text:p>0.0267170000000001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09.316666666667">
                <text:p>109.316666666667</text:p>
              </table:table-cell>
              <table:table-cell office:value-type="float" office:value="0.0128469583333332">
                <text:p>0.0128469583333332</text:p>
              </table:table-cell>
              <table:table-cell office:value-type="float" office:value="0.048314">
                <text:p>0.048314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09.416666666667">
                <text:p>109.416666666667</text:p>
              </table:table-cell>
              <table:table-cell office:value-type="float" office:value="0.0132550416666666">
                <text:p>0.0132550416666666</text:p>
              </table:table-cell>
              <table:table-cell office:value-type="float" office:value="0.011355">
                <text:p>0.011355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09.5">
                <text:p>109.5</text:p>
              </table:table-cell>
              <table:table-cell office:value-type="float" office:value="0.0146984999999999">
                <text:p>0.0146984999999999</text:p>
              </table:table-cell>
              <table:table-cell office:value-type="float" office:value="0.0356139999999998">
                <text:p>0.0356139999999998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09.583333333333">
                <text:p>109.583333333333</text:p>
              </table:table-cell>
              <table:table-cell office:value-type="float" office:value="0.0159024999999999">
                <text:p>0.0159024999999999</text:p>
              </table:table-cell>
              <table:table-cell office:value-type="float" office:value="0.0328719999999998">
                <text:p>0.0328719999999998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09.666666666667">
                <text:p>109.666666666667</text:p>
              </table:table-cell>
              <table:table-cell office:value-type="float" office:value="0.0159982916666666">
                <text:p>0.0159982916666666</text:p>
              </table:table-cell>
              <table:table-cell office:value-type="float" office:value="0.00554500000000013">
                <text:p>0.00554500000000013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09.766666666667">
                <text:p>109.766666666667</text:p>
              </table:table-cell>
              <table:table-cell office:value-type="float" office:value="0.0159960833333332">
                <text:p>0.0159960833333332</text:p>
              </table:table-cell>
              <table:table-cell office:value-type="float" office:value="0.00338799999999972">
                <text:p>0.00338799999999972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09.85">
                <text:p>109.85</text:p>
              </table:table-cell>
              <table:table-cell office:value-type="float" office:value="0.0164482916666666">
                <text:p>0.0164482916666666</text:p>
              </table:table-cell>
              <table:table-cell office:value-type="float" office:value="0.0147439999999999">
                <text:p>0.0147439999999999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09.933333333333">
                <text:p>109.933333333333</text:p>
              </table:table-cell>
              <table:table-cell office:value-type="float" office:value="0.0166964166666666">
                <text:p>0.0166964166666666</text:p>
              </table:table-cell>
              <table:table-cell office:value-type="float" office:value="0.00924599999999964">
                <text:p>0.00924599999999964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10.033333333333">
                <text:p>110.033333333333</text:p>
              </table:table-cell>
              <table:table-cell office:value-type="float" office:value="0.0168726666666666">
                <text:p>0.0168726666666666</text:p>
              </table:table-cell>
              <table:table-cell office:value-type="float" office:value="0.00715599999999972">
                <text:p>0.00715599999999972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10.116666666667">
                <text:p>110.116666666667</text:p>
              </table:table-cell>
              <table:table-cell office:value-type="float" office:value="0.0170362499999999">
                <text:p>0.0170362499999999</text:p>
              </table:table-cell>
              <table:table-cell office:value-type="float" office:value="0.00719099999999973">
                <text:p>0.00719099999999973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10.2">
                <text:p>110.2</text:p>
              </table:table-cell>
              <table:table-cell office:value-type="float" office:value="0.0178016666666666">
                <text:p>0.0178016666666666</text:p>
              </table:table-cell>
              <table:table-cell office:value-type="float" office:value="0.0211089999999996">
                <text:p>0.0211089999999996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10.283333333333">
                <text:p>110.283333333333</text:p>
              </table:table-cell>
              <table:table-cell office:value-type="float" office:value="0.0188587083333332">
                <text:p>0.0188587083333332</text:p>
              </table:table-cell>
              <table:table-cell office:value-type="float" office:value="0.0286870000000001">
                <text:p>0.0286870000000001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10.366666666667">
                <text:p>110.366666666667</text:p>
              </table:table-cell>
              <table:table-cell office:value-type="float" office:value="0.0191907499999999">
                <text:p>0.0191907499999999</text:p>
              </table:table-cell>
              <table:table-cell office:value-type="float" office:value="0.0229139999999997">
                <text:p>0.0229139999999997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10.466666666667">
                <text:p>110.466666666667</text:p>
              </table:table-cell>
              <table:table-cell office:value-type="float" office:value="0.0427699583333332">
                <text:p>0.0427699583333332</text:p>
              </table:table-cell>
              <table:table-cell office:value-type="float" office:value="0.591757">
                <text:p>0.591757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10.55">
                <text:p>110.55</text:p>
              </table:table-cell>
              <table:table-cell office:value-type="float" office:value="0.0756902499999999">
                <text:p>0.0756902499999999</text:p>
              </table:table-cell>
              <table:table-cell office:value-type="float" office:value="0.804924">
                <text:p>0.804924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10.633333333333">
                <text:p>110.633333333333</text:p>
              </table:table-cell>
              <table:table-cell office:value-type="float" office:value="0.0859552083333332">
                <text:p>0.0859552083333332</text:p>
              </table:table-cell>
              <table:table-cell office:value-type="float" office:value="0.286466">
                <text:p>0.286466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10.716666666667">
                <text:p>110.716666666667</text:p>
              </table:table-cell>
              <table:table-cell office:value-type="float" office:value="0.0978332916666666">
                <text:p>0.0978332916666666</text:p>
              </table:table-cell>
              <table:table-cell office:value-type="float" office:value="0.30071">
                <text:p>0.30071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10.816666666667">
                <text:p>110.816666666667</text:p>
              </table:table-cell>
              <table:table-cell office:value-type="float" office:value="0.114628458333333">
                <text:p>0.114628458333333</text:p>
              </table:table-cell>
              <table:table-cell office:value-type="float" office:value="0.412524">
                <text:p>0.412524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10.9">
                <text:p>110.9</text:p>
              </table:table-cell>
              <table:table-cell office:value-type="float" office:value="0.119311583333333">
                <text:p>0.119311583333333</text:p>
              </table:table-cell>
              <table:table-cell office:value-type="float" office:value="0.126005">
                <text:p>0.126005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10.983333333333">
                <text:p>110.983333333333</text:p>
              </table:table-cell>
              <table:table-cell office:value-type="float" office:value="0.123539">
                <text:p>0.123539</text:p>
              </table:table-cell>
              <table:table-cell office:value-type="float" office:value="0.125181">
                <text:p>0.125181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11.066666666667">
                <text:p>111.066666666667</text:p>
              </table:table-cell>
              <table:table-cell office:value-type="float" office:value="0.128373666666667">
                <text:p>0.128373666666667</text:p>
              </table:table-cell>
              <table:table-cell office:value-type="float" office:value="0.1257">
                <text:p>0.1257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11.15">
                <text:p>111.15</text:p>
              </table:table-cell>
              <table:table-cell office:value-type="float" office:value="0.13330125">
                <text:p>0.13330125</text:p>
              </table:table-cell>
              <table:table-cell office:value-type="float" office:value="0.132957">
                <text:p>0.132957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11.25">
                <text:p>111.25</text:p>
              </table:table-cell>
              <table:table-cell office:value-type="float" office:value="0.137306416666667">
                <text:p>0.137306416666667</text:p>
              </table:table-cell>
              <table:table-cell office:value-type="float" office:value="0.114278">
                <text:p>0.114278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11.333333333333">
                <text:p>111.333333333333</text:p>
              </table:table-cell>
              <table:table-cell office:value-type="float" office:value="0.1409565">
                <text:p>0.1409565</text:p>
              </table:table-cell>
              <table:table-cell office:value-type="float" office:value="0.114319">
                <text:p>0.114319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11.416666666667">
                <text:p>111.416666666667</text:p>
              </table:table-cell>
              <table:table-cell office:value-type="float" office:value="0.144225333333333">
                <text:p>0.144225333333333</text:p>
              </table:table-cell>
              <table:table-cell office:value-type="float" office:value="0.126766">
                <text:p>0.126766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11.516666666667">
                <text:p>111.516666666667</text:p>
              </table:table-cell>
              <table:table-cell office:value-type="float" office:value="0.148162166666667">
                <text:p>0.148162166666667</text:p>
              </table:table-cell>
              <table:table-cell office:value-type="float" office:value="0.105839">
                <text:p>0.105839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11.6">
                <text:p>111.6</text:p>
              </table:table-cell>
              <table:table-cell office:value-type="float" office:value="0.151686583333333">
                <text:p>0.151686583333333</text:p>
              </table:table-cell>
              <table:table-cell office:value-type="float" office:value="0.1202">
                <text:p>0.1202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11.683333333333">
                <text:p>111.683333333333</text:p>
              </table:table-cell>
              <table:table-cell office:value-type="float" office:value="0.154799625">
                <text:p>0.154799625</text:p>
              </table:table-cell>
              <table:table-cell office:value-type="float" office:value="0.107585">
                <text:p>0.107585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11.766666666667">
                <text:p>111.766666666667</text:p>
              </table:table-cell>
              <table:table-cell office:value-type="float" office:value="0.159120375">
                <text:p>0.159120375</text:p>
              </table:table-cell>
              <table:table-cell office:value-type="float" office:value="0.109243">
                <text:p>0.109243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11.85">
                <text:p>111.85</text:p>
              </table:table-cell>
              <table:table-cell office:value-type="float" office:value="0.1641255">
                <text:p>0.1641255</text:p>
              </table:table-cell>
              <table:table-cell office:value-type="float" office:value="0.123511">
                <text:p>0.123511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11.95">
                <text:p>111.95</text:p>
              </table:table-cell>
              <table:table-cell office:value-type="float" office:value="0.168176333333333">
                <text:p>0.168176333333333</text:p>
              </table:table-cell>
              <table:table-cell office:value-type="float" office:value="0.111964">
                <text:p>0.111964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12.033333333333">
                <text:p>112.033333333333</text:p>
              </table:table-cell>
              <table:table-cell office:value-type="float" office:value="0.172727583333333">
                <text:p>0.172727583333333</text:p>
              </table:table-cell>
              <table:table-cell office:value-type="float" office:value="0.118476">
                <text:p>0.118476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12.116666666667">
                <text:p>112.116666666667</text:p>
              </table:table-cell>
              <table:table-cell office:value-type="float" office:value="0.176526166666667">
                <text:p>0.176526166666667</text:p>
              </table:table-cell>
              <table:table-cell office:value-type="float" office:value="0.098322">
                <text:p>0.098322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12.2">
                <text:p>112.2</text:p>
              </table:table-cell>
              <table:table-cell office:value-type="float" office:value="0.1812665">
                <text:p>0.1812665</text:p>
              </table:table-cell>
              <table:table-cell office:value-type="float" office:value="0.120959">
                <text:p>0.120959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12.3">
                <text:p>112.3</text:p>
              </table:table-cell>
              <table:table-cell office:value-type="float" office:value="0.185398458333333">
                <text:p>0.185398458333333</text:p>
              </table:table-cell>
              <table:table-cell office:value-type="float" office:value="0.120276">
                <text:p>0.120276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12.383333333333">
                <text:p>112.383333333333</text:p>
              </table:table-cell>
              <table:table-cell office:value-type="float" office:value="0.189110291666667">
                <text:p>0.189110291666667</text:p>
              </table:table-cell>
              <table:table-cell office:value-type="float" office:value="0.117771">
                <text:p>0.117771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12.466666666667">
                <text:p>112.466666666667</text:p>
              </table:table-cell>
              <table:table-cell office:value-type="float" office:value="0.193011291666667">
                <text:p>0.193011291666667</text:p>
              </table:table-cell>
              <table:table-cell office:value-type="float" office:value="0.116538">
                <text:p>0.116538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12.55">
                <text:p>112.55</text:p>
              </table:table-cell>
              <table:table-cell office:value-type="float" office:value="0.172554625">
                <text:p>0.172554625</text:p>
              </table:table-cell>
              <table:table-cell office:value-type="float" office:value="0.100797">
                <text:p>0.100797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12.65">
                <text:p>112.65</text:p>
              </table:table-cell>
              <table:table-cell office:value-type="float" office:value="0.144152041666667">
                <text:p>0.144152041666667</text:p>
              </table:table-cell>
              <table:table-cell office:value-type="float" office:value="0.123262">
                <text:p>0.123262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12.733333333333">
                <text:p>112.733333333333</text:p>
              </table:table-cell>
              <table:table-cell office:value-type="float" office:value="0.136725833333333">
                <text:p>0.136725833333333</text:p>
              </table:table-cell>
              <table:table-cell office:value-type="float" office:value="0.108237">
                <text:p>0.108237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12.816666666667">
                <text:p>112.816666666667</text:p>
              </table:table-cell>
              <table:table-cell office:value-type="float" office:value="0.1286915">
                <text:p>0.1286915</text:p>
              </table:table-cell>
              <table:table-cell office:value-type="float" office:value="0.107886">
                <text:p>0.107886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12.9">
                <text:p>112.9</text:p>
              </table:table-cell>
              <table:table-cell office:value-type="float" office:value="0.115829708333333">
                <text:p>0.115829708333333</text:p>
              </table:table-cell>
              <table:table-cell office:value-type="float" office:value="0.103841">
                <text:p>0.103841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13">
                <text:p>113</text:p>
              </table:table-cell>
              <table:table-cell office:value-type="float" office:value="0.114754458333333">
                <text:p>0.114754458333333</text:p>
              </table:table-cell>
              <table:table-cell office:value-type="float" office:value="0.100199">
                <text:p>0.100199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13.083333333333">
                <text:p>113.083333333333</text:p>
              </table:table-cell>
              <table:table-cell office:value-type="float" office:value="0.114369333333333">
                <text:p>0.114369333333333</text:p>
              </table:table-cell>
              <table:table-cell office:value-type="float" office:value="0.115938">
                <text:p>0.115938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13.166666666667">
                <text:p>113.166666666667</text:p>
              </table:table-cell>
              <table:table-cell office:value-type="float" office:value="0.113384166666667">
                <text:p>0.113384166666667</text:p>
              </table:table-cell>
              <table:table-cell office:value-type="float" office:value="0.102056">
                <text:p>0.102056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13.25">
                <text:p>113.25</text:p>
              </table:table-cell>
              <table:table-cell office:value-type="float" office:value="0.112850541666667">
                <text:p>0.112850541666667</text:p>
              </table:table-cell>
              <table:table-cell office:value-type="float" office:value="0.12015">
                <text:p>0.12015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13.35">
                <text:p>113.35</text:p>
              </table:table-cell>
              <table:table-cell office:value-type="float" office:value="0.112570166666667">
                <text:p>0.112570166666667</text:p>
              </table:table-cell>
              <table:table-cell office:value-type="float" office:value="0.107549">
                <text:p>0.107549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13.433333333333">
                <text:p>113.433333333333</text:p>
              </table:table-cell>
              <table:table-cell office:value-type="float" office:value="0.112427416666667">
                <text:p>0.112427416666667</text:p>
              </table:table-cell>
              <table:table-cell office:value-type="float" office:value="0.110893">
                <text:p>0.110893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13.516666666667">
                <text:p>113.516666666667</text:p>
              </table:table-cell>
              <table:table-cell office:value-type="float" office:value="0.11112375">
                <text:p>0.11112375</text:p>
              </table:table-cell>
              <table:table-cell office:value-type="float" office:value="0.095478">
                <text:p>0.095478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13.6">
                <text:p>113.6</text:p>
              </table:table-cell>
              <table:table-cell office:value-type="float" office:value="0.11095275">
                <text:p>0.11095275</text:p>
              </table:table-cell>
              <table:table-cell office:value-type="float" office:value="0.101735">
                <text:p>0.101735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13.683333333333">
                <text:p>113.683333333333</text:p>
              </table:table-cell>
              <table:table-cell office:value-type="float" office:value="0.110894875">
                <text:p>0.110894875</text:p>
              </table:table-cell>
              <table:table-cell office:value-type="float" office:value="0.118811">
                <text:p>0.118811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13.783333333333">
                <text:p>113.783333333333</text:p>
              </table:table-cell>
              <table:table-cell office:value-type="float" office:value="0.110673583333333">
                <text:p>0.110673583333333</text:p>
              </table:table-cell>
              <table:table-cell office:value-type="float" office:value="0.102274">
                <text:p>0.102274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13.866666666667">
                <text:p>113.866666666667</text:p>
              </table:table-cell>
              <table:table-cell office:value-type="float" office:value="0.110583416666667">
                <text:p>0.110583416666667</text:p>
              </table:table-cell>
              <table:table-cell office:value-type="float" office:value="0.107079">
                <text:p>0.107079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13.95">
                <text:p>113.95</text:p>
              </table:table-cell>
              <table:table-cell office:value-type="float" office:value="0.109930125">
                <text:p>0.109930125</text:p>
              </table:table-cell>
              <table:table-cell office:value-type="float" office:value="0.107832">
                <text:p>0.107832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14.05">
                <text:p>114.05</text:p>
              </table:table-cell>
              <table:table-cell office:value-type="float" office:value="0.10999325">
                <text:p>0.10999325</text:p>
              </table:table-cell>
              <table:table-cell office:value-type="float" office:value="0.113479">
                <text:p>0.113479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14.133333333333">
                <text:p>114.133333333333</text:p>
              </table:table-cell>
              <table:table-cell office:value-type="float" office:value="0.109289">
                <text:p>0.109289</text:p>
              </table:table-cell>
              <table:table-cell office:value-type="float" office:value="0.101574">
                <text:p>0.101574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14.216666666667">
                <text:p>114.216666666667</text:p>
              </table:table-cell>
              <table:table-cell office:value-type="float" office:value="0.109448833333333">
                <text:p>0.109448833333333</text:p>
              </table:table-cell>
              <table:table-cell office:value-type="float" office:value="0.102158">
                <text:p>0.102158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14.3">
                <text:p>114.3</text:p>
              </table:table-cell>
              <table:table-cell office:value-type="float" office:value="0.108731">
                <text:p>0.108731</text:p>
              </table:table-cell>
              <table:table-cell office:value-type="float" office:value="0.103731">
                <text:p>0.103731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14.4">
                <text:p>114.4</text:p>
              </table:table-cell>
              <table:table-cell office:value-type="float" office:value="0.107892666666667">
                <text:p>0.107892666666667</text:p>
              </table:table-cell>
              <table:table-cell office:value-type="float" office:value="0.100156">
                <text:p>0.100156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14.483333333333">
                <text:p>114.483333333333</text:p>
              </table:table-cell>
              <table:table-cell office:value-type="float" office:value="0.107847875">
                <text:p>0.107847875</text:p>
              </table:table-cell>
              <table:table-cell office:value-type="float" office:value="0.116696">
                <text:p>0.116696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14.566666666667">
                <text:p>114.566666666667</text:p>
              </table:table-cell>
              <table:table-cell office:value-type="float" office:value="0.107428">
                <text:p>0.107428</text:p>
              </table:table-cell>
              <table:table-cell office:value-type="float" office:value="0.106461">
                <text:p>0.106461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14.65">
                <text:p>114.65</text:p>
              </table:table-cell>
              <table:table-cell office:value-type="float" office:value="0.107813958333333">
                <text:p>0.107813958333333</text:p>
              </table:table-cell>
              <table:table-cell office:value-type="float" office:value="0.11006">
                <text:p>0.11006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14.733333333333">
                <text:p>114.733333333333</text:p>
              </table:table-cell>
              <table:table-cell office:value-type="float" office:value="0.106774791666667">
                <text:p>0.106774791666667</text:p>
              </table:table-cell>
              <table:table-cell office:value-type="float" office:value="0.098322">
                <text:p>0.098322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14.833333333333">
                <text:p>114.833333333333</text:p>
              </table:table-cell>
              <table:table-cell office:value-type="float" office:value="0.106587541666667">
                <text:p>0.106587541666667</text:p>
              </table:table-cell>
              <table:table-cell office:value-type="float" office:value="0.103743">
                <text:p>0.103743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14.916666666667">
                <text:p>114.916666666667</text:p>
              </table:table-cell>
              <table:table-cell office:value-type="float" office:value="0.106709541666667">
                <text:p>0.106709541666667</text:p>
              </table:table-cell>
              <table:table-cell office:value-type="float" office:value="0.110814">
                <text:p>0.110814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15">
                <text:p>115</text:p>
              </table:table-cell>
              <table:table-cell office:value-type="float" office:value="0.107199041666667">
                <text:p>0.107199041666667</text:p>
              </table:table-cell>
              <table:table-cell office:value-type="float" office:value="0.115589">
                <text:p>0.115589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15.083333333333">
                <text:p>115.083333333333</text:p>
              </table:table-cell>
              <table:table-cell office:value-type="float" office:value="0.10713">
                <text:p>0.10713</text:p>
              </table:table-cell>
              <table:table-cell office:value-type="float" office:value="0.0985419999999997">
                <text:p>0.0985419999999997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15.183333333333">
                <text:p>115.183333333333</text:p>
              </table:table-cell>
              <table:table-cell office:value-type="float" office:value="0.106630916666667">
                <text:p>0.106630916666667</text:p>
              </table:table-cell>
              <table:table-cell office:value-type="float" office:value="0.10396">
                <text:p>0.10396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15.266666666667">
                <text:p>115.266666666667</text:p>
              </table:table-cell>
              <table:table-cell office:value-type="float" office:value="0.106646541666667">
                <text:p>0.106646541666667</text:p>
              </table:table-cell>
              <table:table-cell office:value-type="float" office:value="0.102431">
                <text:p>0.102431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15.35">
                <text:p>115.35</text:p>
              </table:table-cell>
              <table:table-cell office:value-type="float" office:value="0.105873666666667">
                <text:p>0.105873666666667</text:p>
              </table:table-cell>
              <table:table-cell office:value-type="float" office:value="0.101601">
                <text:p>0.101601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15.45">
                <text:p>115.45</text:p>
              </table:table-cell>
              <table:table-cell office:value-type="float" office:value="0.10583775">
                <text:p>0.10583775</text:p>
              </table:table-cell>
              <table:table-cell office:value-type="float" office:value="0.106687">
                <text:p>0.106687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15.533333333333">
                <text:p>115.533333333333</text:p>
              </table:table-cell>
              <table:table-cell office:value-type="float" office:value="0.106123125">
                <text:p>0.106123125</text:p>
              </table:table-cell>
              <table:table-cell office:value-type="float" office:value="0.117742">
                <text:p>0.117742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15.616666666667">
                <text:p>115.616666666667</text:p>
              </table:table-cell>
              <table:table-cell office:value-type="float" office:value="0.106460916666667">
                <text:p>0.106460916666667</text:p>
              </table:table-cell>
              <table:table-cell office:value-type="float" office:value="0.103585">
                <text:p>0.103585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15.783333333333">
                <text:p>115.783333333333</text:p>
              </table:table-cell>
              <table:table-cell office:value-type="float" office:value="0.106281666666667">
                <text:p>0.106281666666667</text:p>
              </table:table-cell>
              <table:table-cell office:value-type="float" office:value="0.0974330000000001">
                <text:p>0.0974330000000001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15.883333333333">
                <text:p>115.883333333333</text:p>
              </table:table-cell>
              <table:table-cell office:value-type="float" office:value="0.106237833333333">
                <text:p>0.106237833333333</text:p>
              </table:table-cell>
              <table:table-cell office:value-type="float" office:value="0.117759">
                <text:p>0.117759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15.966666666667">
                <text:p>115.966666666667</text:p>
              </table:table-cell>
              <table:table-cell office:value-type="float" office:value="0.106542291666667">
                <text:p>0.106542291666667</text:p>
              </table:table-cell>
              <table:table-cell office:value-type="float" office:value="0.109581">
                <text:p>0.109581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16.05">
                <text:p>116.05</text:p>
              </table:table-cell>
              <table:table-cell office:value-type="float" office:value="0.106531791666667">
                <text:p>0.106531791666667</text:p>
              </table:table-cell>
              <table:table-cell office:value-type="float" office:value="0.106827">
                <text:p>0.106827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16.133333333333">
                <text:p>116.133333333333</text:p>
              </table:table-cell>
              <table:table-cell office:value-type="float" office:value="0.106749041666667">
                <text:p>0.106749041666667</text:p>
              </table:table-cell>
              <table:table-cell office:value-type="float" office:value="0.113046">
                <text:p>0.113046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16.316666666667">
                <text:p>116.316666666667</text:p>
              </table:table-cell>
              <table:table-cell office:value-type="float" office:value="0.106293">
                <text:p>0.106293</text:p>
              </table:table-cell>
              <table:table-cell office:value-type="float" office:value="0.102534">
                <text:p>0.102534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16.4">
                <text:p>116.4</text:p>
              </table:table-cell>
              <table:table-cell office:value-type="float" office:value="0.106529166666667">
                <text:p>0.106529166666667</text:p>
              </table:table-cell>
              <table:table-cell office:value-type="float" office:value="0.107242">
                <text:p>0.107242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16.483333333333">
                <text:p>116.483333333333</text:p>
              </table:table-cell>
              <table:table-cell office:value-type="float" office:value="0.106360458333333">
                <text:p>0.106360458333333</text:p>
              </table:table-cell>
              <table:table-cell office:value-type="float" office:value="0.098109">
                <text:p>0.098109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16.566666666667">
                <text:p>116.566666666667</text:p>
              </table:table-cell>
              <table:table-cell office:value-type="float" office:value="0.106195541666667">
                <text:p>0.106195541666667</text:p>
              </table:table-cell>
              <table:table-cell office:value-type="float" office:value="0.0997729999999999">
                <text:p>0.0997729999999999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16.666666666667">
                <text:p>116.666666666667</text:p>
              </table:table-cell>
              <table:table-cell office:value-type="float" office:value="0.105997541666667">
                <text:p>0.105997541666667</text:p>
              </table:table-cell>
              <table:table-cell office:value-type="float" office:value="0.0954039999999998">
                <text:p>0.0954039999999998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16.75">
                <text:p>116.75</text:p>
              </table:table-cell>
              <table:table-cell office:value-type="float" office:value="0.106032">
                <text:p>0.106032</text:p>
              </table:table-cell>
              <table:table-cell office:value-type="float" office:value="0.117523">
                <text:p>0.117523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16.833333333333">
                <text:p>116.833333333333</text:p>
              </table:table-cell>
              <table:table-cell office:value-type="float" office:value="0.106233916666667">
                <text:p>0.106233916666667</text:p>
              </table:table-cell>
              <table:table-cell office:value-type="float" office:value="0.111307">
                <text:p>0.111307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16.933333333333">
                <text:p>116.933333333333</text:p>
              </table:table-cell>
              <table:table-cell office:value-type="float" office:value="0.106413708333333">
                <text:p>0.106413708333333</text:p>
              </table:table-cell>
              <table:table-cell office:value-type="float" office:value="0.114375">
                <text:p>0.114375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17.016666666667">
                <text:p>117.016666666667</text:p>
              </table:table-cell>
              <table:table-cell office:value-type="float" office:value="0.106976291666667">
                <text:p>0.106976291666667</text:p>
              </table:table-cell>
              <table:table-cell office:value-type="float" office:value="0.111824">
                <text:p>0.111824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17.1">
                <text:p>117.1</text:p>
              </table:table-cell>
              <table:table-cell office:value-type="float" office:value="0.106778416666667">
                <text:p>0.106778416666667</text:p>
              </table:table-cell>
              <table:table-cell office:value-type="float" office:value="0.0989939999999998">
                <text:p>0.0989939999999998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17.183333333333">
                <text:p>117.183333333333</text:p>
              </table:table-cell>
              <table:table-cell office:value-type="float" office:value="0.106626416666667">
                <text:p>0.106626416666667</text:p>
              </table:table-cell>
              <table:table-cell office:value-type="float" office:value="0.107166">
                <text:p>0.107166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17.283333333333">
                <text:p>117.283333333333</text:p>
              </table:table-cell>
              <table:table-cell office:value-type="float" office:value="0.106555666666667">
                <text:p>0.106555666666667</text:p>
              </table:table-cell>
              <table:table-cell office:value-type="float" office:value="0.113891">
                <text:p>0.113891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17.366666666667">
                <text:p>117.366666666667</text:p>
              </table:table-cell>
              <table:table-cell office:value-type="float" office:value="0.106319875">
                <text:p>0.106319875</text:p>
              </table:table-cell>
              <table:table-cell office:value-type="float" office:value="0.0928830000000001">
                <text:p>0.0928830000000001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17.45">
                <text:p>117.45</text:p>
              </table:table-cell>
              <table:table-cell office:value-type="float" office:value="0.106551416666667">
                <text:p>0.106551416666667</text:p>
              </table:table-cell>
              <table:table-cell office:value-type="float" office:value="0.109517">
                <text:p>0.109517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17.533333333333">
                <text:p>117.533333333333</text:p>
              </table:table-cell>
              <table:table-cell office:value-type="float" office:value="0.102399666666667">
                <text:p>0.102399666666667</text:p>
              </table:table-cell>
              <table:table-cell office:value-type="float" office:value="0.00278899999999993">
                <text:p>0.00278899999999993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17.616666666667">
                <text:p>117.616666666667</text:p>
              </table:table-cell>
              <table:table-cell office:value-type="float" office:value="0.0983046666666666">
                <text:p>0.0983046666666666</text:p>
              </table:table-cell>
              <table:table-cell office:value-type="float" office:value="0.00332100000000013">
                <text:p>0.00332100000000013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17.716666666667">
                <text:p>117.716666666667</text:p>
              </table:table-cell>
              <table:table-cell office:value-type="float" office:value="0.0939792499999999">
                <text:p>0.0939792499999999</text:p>
              </table:table-cell>
              <table:table-cell office:value-type="float" office:value="0.0028769999999998">
                <text:p>0.0028769999999998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17.8">
                <text:p>117.8</text:p>
              </table:table-cell>
              <table:table-cell office:value-type="float" office:value="0.0892149999999999">
                <text:p>0.0892149999999999</text:p>
              </table:table-cell>
              <table:table-cell office:value-type="float" office:value="0.00340000000000007">
                <text:p>0.00340000000000007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17.883333333333">
                <text:p>117.883333333333</text:p>
              </table:table-cell>
              <table:table-cell office:value-type="float" office:value="0.0850409166666666">
                <text:p>0.0850409166666666</text:p>
              </table:table-cell>
              <table:table-cell office:value-type="float" office:value="0.00340699999999972">
                <text:p>0.00340699999999972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17.966666666667">
                <text:p>117.966666666667</text:p>
              </table:table-cell>
              <table:table-cell office:value-type="float" office:value="0.0811154999999999">
                <text:p>0.0811154999999999</text:p>
              </table:table-cell>
              <table:table-cell office:value-type="float" office:value="0.00322299999999975">
                <text:p>0.00322299999999975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18.066666666667">
                <text:p>118.066666666667</text:p>
              </table:table-cell>
              <table:table-cell office:value-type="float" office:value="0.0763308749999999">
                <text:p>0.0763308749999999</text:p>
              </table:table-cell>
              <table:table-cell office:value-type="float" office:value="0.00292799999999982">
                <text:p>0.00292799999999982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18.15">
                <text:p>118.15</text:p>
              </table:table-cell>
              <table:table-cell office:value-type="float" office:value="0.0718984583333332">
                <text:p>0.0718984583333332</text:p>
              </table:table-cell>
              <table:table-cell office:value-type="float" office:value="0.00320299999999962">
                <text:p>0.00320299999999962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18.233333333333">
                <text:p>118.233333333333</text:p>
              </table:table-cell>
              <table:table-cell office:value-type="float" office:value="0.0674869583333332">
                <text:p>0.0674869583333332</text:p>
              </table:table-cell>
              <table:table-cell office:value-type="float" office:value="0.000950999999999702">
                <text:p>0.000950999999999702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18.316666666667">
                <text:p>118.316666666667</text:p>
              </table:table-cell>
              <table:table-cell office:value-type="float" office:value="0.0628155416666665">
                <text:p>0.0628155416666665</text:p>
              </table:table-cell>
              <table:table-cell office:value-type="float" office:value="0.000931999999999711">
                <text:p>0.000931999999999711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18.416666666667">
                <text:p>118.416666666667</text:p>
              </table:table-cell>
              <table:table-cell office:value-type="float" office:value="0.0585831249999998">
                <text:p>0.0585831249999998</text:p>
              </table:table-cell>
              <table:table-cell office:value-type="float" office:value="0.000955999999999957">
                <text:p>0.000955999999999957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18.5">
                <text:p>118.5</text:p>
              </table:table-cell>
              <table:table-cell office:value-type="float" office:value="0.0543774583333332">
                <text:p>0.0543774583333332</text:p>
              </table:table-cell>
              <table:table-cell office:value-type="float" office:value="0.00630599999999992">
                <text:p>0.00630599999999992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18.583333333333">
                <text:p>118.583333333333</text:p>
              </table:table-cell>
              <table:table-cell office:value-type="float" office:value="0.0503283749999999">
                <text:p>0.0503283749999999</text:p>
              </table:table-cell>
              <table:table-cell office:value-type="float" office:value="0.000931000000000015">
                <text:p>0.000931000000000015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18.666666666667">
                <text:p>118.666666666667</text:p>
              </table:table-cell>
              <table:table-cell office:value-type="float" office:value="0.0462119999999998">
                <text:p>0.0462119999999998</text:p>
              </table:table-cell>
              <table:table-cell office:value-type="float" office:value="0.000979999999999759">
                <text:p>0.000979999999999759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18.85">
                <text:p>118.85</text:p>
              </table:table-cell>
              <table:table-cell office:value-type="float" office:value="0.0424450833333332">
                <text:p>0.0424450833333332</text:p>
              </table:table-cell>
              <table:table-cell office:value-type="float" office:value="0.00499800000000006">
                <text:p>0.00499800000000006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18.933333333333">
                <text:p>118.933333333333</text:p>
              </table:table-cell>
              <table:table-cell office:value-type="float" office:value="0.0375876249999999">
                <text:p>0.0375876249999999</text:p>
              </table:table-cell>
              <table:table-cell office:value-type="float" office:value="0.000944000000000056">
                <text:p>0.000944000000000056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19.016666666667">
                <text:p>119.016666666667</text:p>
              </table:table-cell>
              <table:table-cell office:value-type="float" office:value="0.0329912916666666">
                <text:p>0.0329912916666666</text:p>
              </table:table-cell>
              <table:table-cell office:value-type="float" office:value="0.000995000000000079">
                <text:p>0.000995000000000079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19.1">
                <text:p>119.1</text:p>
              </table:table-cell>
              <table:table-cell office:value-type="float" office:value="0.0283959583333332">
                <text:p>0.0283959583333332</text:p>
              </table:table-cell>
              <table:table-cell office:value-type="float" office:value="0.00408699999999973">
                <text:p>0.00408699999999973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19.2">
                <text:p>119.2</text:p>
              </table:table-cell>
              <table:table-cell office:value-type="float" office:value="0.0237749583333332">
                <text:p>0.0237749583333332</text:p>
              </table:table-cell>
              <table:table-cell office:value-type="float" office:value="0.00091999999999981">
                <text:p>0.00091999999999981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19.283333333333">
                <text:p>119.283333333333</text:p>
              </table:table-cell>
              <table:table-cell office:value-type="float" office:value="0.0196899999999999">
                <text:p>0.0196899999999999</text:p>
              </table:table-cell>
              <table:table-cell office:value-type="float" office:value="0.000954999999999817">
                <text:p>0.000954999999999817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19.366666666667">
                <text:p>119.366666666667</text:p>
              </table:table-cell>
              <table:table-cell office:value-type="float" office:value="0.0152639583333332">
                <text:p>0.0152639583333332</text:p>
              </table:table-cell>
              <table:table-cell office:value-type="float" office:value="0.000940999999999637">
                <text:p>0.000940999999999637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19.466666666667">
                <text:p>119.466666666667</text:p>
              </table:table-cell>
              <table:table-cell office:value-type="float" office:value="0.0105573749999999">
                <text:p>0.0105573749999999</text:p>
              </table:table-cell>
              <table:table-cell office:value-type="float" office:value="0.000932999999999851">
                <text:p>0.000932999999999851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19.55">
                <text:p>119.55</text:p>
              </table:table-cell>
              <table:table-cell office:value-type="float" office:value="0.00672620833333319">
                <text:p>0.00672620833333319</text:p>
              </table:table-cell>
              <table:table-cell office:value-type="float" office:value="0.000934999999999686">
                <text:p>0.000934999999999686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19.633333333333">
                <text:p>119.633333333333</text:p>
              </table:table-cell>
              <table:table-cell office:value-type="float" office:value="0.00220295833333319">
                <text:p>0.00220295833333319</text:p>
              </table:table-cell>
              <table:table-cell office:value-type="float" office:value="0.000958999999999932">
                <text:p>0.000958999999999932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19.716666666667">
                <text:p>119.716666666667</text:p>
              </table:table-cell>
              <table:table-cell office:value-type="float" office:value="0.00212424999999986">
                <text:p>0.00212424999999986</text:p>
              </table:table-cell>
              <table:table-cell office:value-type="float" office:value="0.000900000000000123">
                <text:p>0.000900000000000123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19.816666666667">
                <text:p>119.816666666667</text:p>
              </table:table-cell>
              <table:table-cell office:value-type="float" office:value="0.00202379166666652">
                <text:p>0.00202379166666652</text:p>
              </table:table-cell>
              <table:table-cell office:value-type="float" office:value="0.000909999999999744">
                <text:p>0.000909999999999744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19.9">
                <text:p>119.9</text:p>
              </table:table-cell>
              <table:table-cell office:value-type="float" office:value="0.00194333333333319">
                <text:p>0.00194333333333319</text:p>
              </table:table-cell>
              <table:table-cell office:value-type="float" office:value="0.000945999999999891">
                <text:p>0.000945999999999891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19.983333333333">
                <text:p>119.983333333333</text:p>
              </table:table-cell>
              <table:table-cell office:value-type="float" office:value="0.00183933333333317">
                <text:p>0.00183933333333317</text:p>
              </table:table-cell>
              <table:table-cell office:value-type="float" office:value="0.000903999999999794">
                <text:p>0.000903999999999794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20.066666666667">
                <text:p>120.066666666667</text:p>
              </table:table-cell>
              <table:table-cell office:value-type="float" office:value="0.00173512499999986">
                <text:p>0.00173512499999986</text:p>
              </table:table-cell>
              <table:table-cell office:value-type="float" office:value="0.000906000000000073">
                <text:p>0.000906000000000073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20.15">
                <text:p>120.15</text:p>
              </table:table-cell>
              <table:table-cell office:value-type="float" office:value="0.0016389583333332">
                <text:p>0.0016389583333332</text:p>
              </table:table-cell>
              <table:table-cell office:value-type="float" office:value="0.000914999999999999">
                <text:p>0.000914999999999999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20.25">
                <text:p>120.25</text:p>
              </table:table-cell>
              <table:table-cell office:value-type="float" office:value="0.0015559583333332">
                <text:p>0.0015559583333332</text:p>
              </table:table-cell>
              <table:table-cell office:value-type="float" office:value="0.000935999999999826">
                <text:p>0.000935999999999826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20.333333333333">
                <text:p>120.333333333333</text:p>
              </table:table-cell>
              <table:table-cell office:value-type="float" office:value="0.00146274999999988">
                <text:p>0.00146274999999988</text:p>
              </table:table-cell>
              <table:table-cell office:value-type="float" office:value="0.000966000000000022">
                <text:p>0.000966000000000022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20.416666666667">
                <text:p>120.416666666667</text:p>
              </table:table-cell>
              <table:table-cell office:value-type="float" office:value="0.00146154166666655">
                <text:p>0.00146154166666655</text:p>
              </table:table-cell>
              <table:table-cell office:value-type="float" office:value="0.000921999999999645">
                <text:p>0.000921999999999645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20.5">
                <text:p>120.5</text:p>
              </table:table-cell>
              <table:table-cell office:value-type="float" office:value="0.00146079166666655">
                <text:p>0.00146079166666655</text:p>
              </table:table-cell>
              <table:table-cell office:value-type="float" office:value="0.000913999999999859">
                <text:p>0.000913999999999859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20.6">
                <text:p>120.6</text:p>
              </table:table-cell>
              <table:table-cell office:value-type="float" office:value="0.00146108333333322">
                <text:p>0.00146108333333322</text:p>
              </table:table-cell>
              <table:table-cell office:value-type="float" office:value="0.000963000000000047">
                <text:p>0.000963000000000047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20.683333333333">
                <text:p>120.683333333333</text:p>
              </table:table-cell>
              <table:table-cell office:value-type="float" office:value="0.00123795833333322">
                <text:p>0.00123795833333322</text:p>
              </table:table-cell>
              <table:table-cell office:value-type="float" office:value="0.000950999999999702">
                <text:p>0.000950999999999702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20.766666666667">
                <text:p>120.766666666667</text:p>
              </table:table-cell>
              <table:table-cell office:value-type="float" office:value="0.00123908333333321">
                <text:p>0.00123908333333321</text:p>
              </table:table-cell>
              <table:table-cell office:value-type="float" office:value="0.000957999999999792">
                <text:p>0.000957999999999792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20.866666666667">
                <text:p>120.866666666667</text:p>
              </table:table-cell>
              <table:table-cell office:value-type="float" office:value="0.00123774999999987">
                <text:p>0.00123774999999987</text:p>
              </table:table-cell>
              <table:table-cell office:value-type="float" office:value="0.000947999999999727">
                <text:p>0.000947999999999727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20.95">
                <text:p>120.95</text:p>
              </table:table-cell>
              <table:table-cell office:value-type="float" office:value="0.00106849999999986">
                <text:p>0.00106849999999986</text:p>
              </table:table-cell>
              <table:table-cell office:value-type="float" office:value="0.000935999999999826">
                <text:p>0.000935999999999826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21.033333333333">
                <text:p>121.033333333333</text:p>
              </table:table-cell>
              <table:table-cell office:value-type="float" office:value="0.00106729166666653">
                <text:p>0.00106729166666653</text:p>
              </table:table-cell>
              <table:table-cell office:value-type="float" office:value="0.000914999999999999">
                <text:p>0.000914999999999999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21.116666666667">
                <text:p>121.116666666667</text:p>
              </table:table-cell>
              <table:table-cell office:value-type="float" office:value="0.00106379166666652">
                <text:p>0.00106379166666652</text:p>
              </table:table-cell>
              <table:table-cell office:value-type="float" office:value="0.000910999999999884">
                <text:p>0.000910999999999884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21.2">
                <text:p>121.2</text:p>
              </table:table-cell>
              <table:table-cell office:value-type="float" office:value="0.000932749999999853">
                <text:p>0.000932749999999853</text:p>
              </table:table-cell>
              <table:table-cell office:value-type="float" office:value="0.000941999999999776">
                <text:p>0.000941999999999776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21.3">
                <text:p>121.3</text:p>
              </table:table-cell>
              <table:table-cell office:value-type="float" office:value="0.000932458333333182">
                <text:p>0.000932458333333182</text:p>
              </table:table-cell>
              <table:table-cell office:value-type="float" office:value="0.00091299999999972">
                <text:p>0.00091299999999972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21.383333333333">
                <text:p>121.383333333333</text:p>
              </table:table-cell>
              <table:table-cell office:value-type="float" office:value="0.000930416666666526">
                <text:p>0.000930416666666526</text:p>
              </table:table-cell>
              <table:table-cell office:value-type="float" office:value="0.000906000000000073">
                <text:p>0.000906000000000073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21.466666666667">
                <text:p>121.466666666667</text:p>
              </table:table-cell>
              <table:table-cell office:value-type="float" office:value="0.000930458333333199">
                <text:p>0.000930458333333199</text:p>
              </table:table-cell>
              <table:table-cell office:value-type="float" office:value="0.000941999999999776">
                <text:p>0.000941999999999776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21.55">
                <text:p>121.55</text:p>
              </table:table-cell>
              <table:table-cell office:value-type="float" office:value="0.000929166666666537">
                <text:p>0.000929166666666537</text:p>
              </table:table-cell>
              <table:table-cell office:value-type="float" office:value="0.000901999999999958">
                <text:p>0.000901999999999958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21.65">
                <text:p>121.65</text:p>
              </table:table-cell>
              <table:table-cell office:value-type="float" office:value="0.000928958333333211">
                <text:p>0.000928958333333211</text:p>
              </table:table-cell>
              <table:table-cell office:value-type="float" office:value="0.000929999999999875">
                <text:p>0.000929999999999875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21.733333333333">
                <text:p>121.733333333333</text:p>
              </table:table-cell>
              <table:table-cell office:value-type="float" office:value="0.000928624999999868">
                <text:p>0.000928624999999868</text:p>
              </table:table-cell>
              <table:table-cell office:value-type="float" office:value="0.000950999999999702">
                <text:p>0.000950999999999702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21.816666666667">
                <text:p>121.816666666667</text:p>
              </table:table-cell>
              <table:table-cell office:value-type="float" office:value="0.000931208333333193">
                <text:p>0.000931208333333193</text:p>
              </table:table-cell>
              <table:table-cell office:value-type="float" office:value="0.000961999999999907">
                <text:p>0.000961999999999907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21.9">
                <text:p>121.9</text:p>
              </table:table-cell>
              <table:table-cell office:value-type="float" office:value="0.00093216666666653">
                <text:p>0.00093216666666653</text:p>
              </table:table-cell>
              <table:table-cell office:value-type="float" office:value="0.000932999999999851">
                <text:p>0.000932999999999851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21.983333333333">
                <text:p>121.983333333333</text:p>
              </table:table-cell>
              <table:table-cell office:value-type="float" office:value="0.000931541666666536">
                <text:p>0.000931541666666536</text:p>
              </table:table-cell>
              <table:table-cell office:value-type="float" office:value="0.000931000000000015">
                <text:p>0.000931000000000015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22.083333333333">
                <text:p>122.083333333333</text:p>
              </table:table-cell>
              <table:table-cell office:value-type="float" office:value="0.000931791666666534">
                <text:p>0.000931791666666534</text:p>
              </table:table-cell>
              <table:table-cell office:value-type="float" office:value="0.000909999999999744">
                <text:p>0.000909999999999744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22.166666666667">
                <text:p>122.166666666667</text:p>
              </table:table-cell>
              <table:table-cell office:value-type="float" office:value="0.000933499999999846">
                <text:p>0.000933499999999846</text:p>
              </table:table-cell>
              <table:table-cell office:value-type="float" office:value="0.000946999999999587">
                <text:p>0.000946999999999587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22.25">
                <text:p>122.25</text:p>
              </table:table-cell>
              <table:table-cell office:value-type="float" office:value="0.000934999999999834">
                <text:p>0.000934999999999834</text:p>
              </table:table-cell>
              <table:table-cell office:value-type="float" office:value="0.000950999999999702">
                <text:p>0.000950999999999702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22.35">
                <text:p>122.35</text:p>
              </table:table-cell>
              <table:table-cell office:value-type="float" office:value="0.000933999999999842">
                <text:p>0.000933999999999842</text:p>
              </table:table-cell>
              <table:table-cell office:value-type="float" office:value="0.000912000000000024">
                <text:p>0.000912000000000024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22.433333333333">
                <text:p>122.433333333333</text:p>
              </table:table-cell>
              <table:table-cell office:value-type="float" office:value="0.000931958333333168">
                <text:p>0.000931958333333168</text:p>
              </table:table-cell>
              <table:table-cell office:value-type="float" office:value="0.000916999999999835">
                <text:p>0.000916999999999835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22.516666666667">
                <text:p>122.516666666667</text:p>
              </table:table-cell>
              <table:table-cell office:value-type="float" office:value="0.000931874999999841">
                <text:p>0.000931874999999841</text:p>
              </table:table-cell>
              <table:table-cell office:value-type="float" office:value="0.00091999999999981">
                <text:p>0.00091999999999981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22.6">
                <text:p>122.6</text:p>
              </table:table-cell>
              <table:table-cell office:value-type="float" office:value="0.00093170833333317">
                <text:p>0.00093170833333317</text:p>
              </table:table-cell>
              <table:table-cell office:value-type="float" office:value="0.000909999999999744">
                <text:p>0.000909999999999744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22.7">
                <text:p>122.7</text:p>
              </table:table-cell>
              <table:table-cell office:value-type="float" office:value="0.000930624999999833">
                <text:p>0.000930624999999833</text:p>
              </table:table-cell>
              <table:table-cell office:value-type="float" office:value="0.000936999999999966">
                <text:p>0.000936999999999966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22.783333333333">
                <text:p>122.783333333333</text:p>
              </table:table-cell>
              <table:table-cell office:value-type="float" office:value="0.000929499999999842">
                <text:p>0.000929499999999842</text:p>
              </table:table-cell>
              <table:table-cell office:value-type="float" office:value="0.000923999999999925">
                <text:p>0.000923999999999925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22.866666666667">
                <text:p>122.866666666667</text:p>
              </table:table-cell>
              <table:table-cell office:value-type="float" office:value="0.00092974999999984">
                <text:p>0.00092974999999984</text:p>
              </table:table-cell>
              <table:table-cell office:value-type="float" office:value="0.000963999999999743">
                <text:p>0.000963999999999743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22.95">
                <text:p>122.95</text:p>
              </table:table-cell>
              <table:table-cell office:value-type="float" office:value="0.000929958333333184">
                <text:p>0.000929958333333184</text:p>
              </table:table-cell>
              <table:table-cell office:value-type="float" office:value="0.000952999999999982">
                <text:p>0.000952999999999982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23.033333333333">
                <text:p>123.033333333333</text:p>
              </table:table-cell>
              <table:table-cell office:value-type="float" office:value="0.000928791666666521">
                <text:p>0.000928791666666521</text:p>
              </table:table-cell>
              <table:table-cell office:value-type="float" office:value="0.000907999999999909">
                <text:p>0.000907999999999909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23.133333333333">
                <text:p>123.133333333333</text:p>
              </table:table-cell>
              <table:table-cell office:value-type="float" office:value="0.000929874999999839">
                <text:p>0.000929874999999839</text:p>
              </table:table-cell>
              <table:table-cell office:value-type="float" office:value="0.000940999999999637">
                <text:p>0.000940999999999637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23.216666666667">
                <text:p>123.216666666667</text:p>
              </table:table-cell>
              <table:table-cell office:value-type="float" office:value="0.000931083333333175">
                <text:p>0.000931083333333175</text:p>
              </table:table-cell>
              <table:table-cell office:value-type="float" office:value="0.000939999999999941">
                <text:p>0.000939999999999941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23.3">
                <text:p>123.3</text:p>
              </table:table-cell>
              <table:table-cell office:value-type="float" office:value="0.000929708333333168">
                <text:p>0.000929708333333168</text:p>
              </table:table-cell>
              <table:table-cell office:value-type="float" office:value="0.000908999999999605">
                <text:p>0.000908999999999605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23.383333333333">
                <text:p>123.383333333333</text:p>
              </table:table-cell>
              <table:table-cell office:value-type="float" office:value="0.000931333333333173">
                <text:p>0.000931333333333173</text:p>
              </table:table-cell>
              <table:table-cell office:value-type="float" office:value="0.000951999999999842">
                <text:p>0.000951999999999842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23.483333333333">
                <text:p>123.483333333333</text:p>
              </table:table-cell>
              <table:table-cell office:value-type="float" office:value="0.000933791666666498">
                <text:p>0.000933791666666498</text:p>
              </table:table-cell>
              <table:table-cell office:value-type="float" office:value="0.000964999999999883">
                <text:p>0.000964999999999883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23.566666666667">
                <text:p>123.566666666667</text:p>
              </table:table-cell>
              <table:table-cell office:value-type="float" office:value="0.000934416666666512">
                <text:p>0.000934416666666512</text:p>
              </table:table-cell>
              <table:table-cell office:value-type="float" office:value="0.000957000000000097">
                <text:p>0.000957000000000097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23.65">
                <text:p>123.65</text:p>
              </table:table-cell>
              <table:table-cell office:value-type="float" office:value="0.000935291666666505">
                <text:p>0.000935291666666505</text:p>
              </table:table-cell>
              <table:table-cell office:value-type="float" office:value="0.000922999999999785">
                <text:p>0.000922999999999785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23.75">
                <text:p>123.75</text:p>
              </table:table-cell>
              <table:table-cell office:value-type="float" office:value="0.00093424999999984">
                <text:p>0.00093424999999984</text:p>
              </table:table-cell>
              <table:table-cell office:value-type="float" office:value="0.000904999999999934">
                <text:p>0.000904999999999934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23.833333333333">
                <text:p>123.833333333333</text:p>
              </table:table-cell>
              <table:table-cell office:value-type="float" office:value="0.000932458333333182">
                <text:p>0.000932458333333182</text:p>
              </table:table-cell>
              <table:table-cell office:value-type="float" office:value="0.000907999999999909">
                <text:p>0.000907999999999909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23.916666666667">
                <text:p>123.916666666667</text:p>
              </table:table-cell>
              <table:table-cell office:value-type="float" office:value="0.000930624999999852">
                <text:p>0.000930624999999852</text:p>
              </table:table-cell>
              <table:table-cell office:value-type="float" office:value="0.000917999999999974">
                <text:p>0.000917999999999974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24">
                <text:p>124</text:p>
              </table:table-cell>
              <table:table-cell office:value-type="float" office:value="0.000932041666666513">
                <text:p>0.000932041666666513</text:p>
              </table:table-cell>
              <table:table-cell office:value-type="float" office:value="0.000966999999999718">
                <text:p>0.000966999999999718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24.083333333333">
                <text:p>124.083333333333</text:p>
              </table:table-cell>
              <table:table-cell office:value-type="float" office:value="0.000932749999999834">
                <text:p>0.000932749999999834</text:p>
              </table:table-cell>
              <table:table-cell office:value-type="float" office:value="0.000947999999999727">
                <text:p>0.000947999999999727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24.183333333333">
                <text:p>124.183333333333</text:p>
              </table:table-cell>
              <table:table-cell office:value-type="float" office:value="0.00093324999999983">
                <text:p>0.00093324999999983</text:p>
              </table:table-cell>
              <table:table-cell office:value-type="float" office:value="0.000921999999999645">
                <text:p>0.000921999999999645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24.266666666667">
                <text:p>124.266666666667</text:p>
              </table:table-cell>
              <table:table-cell office:value-type="float" office:value="0.000924791666666499">
                <text:p>0.000924791666666499</text:p>
              </table:table-cell>
              <table:table-cell office:value-type="float" office:value="0.000743999999999634">
                <text:p>0.000743999999999634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24.35">
                <text:p>124.35</text:p>
              </table:table-cell>
              <table:table-cell office:value-type="float" office:value="0.000915999999999843">
                <text:p>0.000915999999999843</text:p>
              </table:table-cell>
              <table:table-cell office:value-type="float" office:value="0.000739999999999963">
                <text:p>0.000739999999999963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24.433333333333">
                <text:p>124.433333333333</text:p>
              </table:table-cell>
              <table:table-cell office:value-type="float" office:value="0.000908874999999846">
                <text:p>0.000908874999999846</text:p>
              </table:table-cell>
              <table:table-cell office:value-type="float" office:value="0.000741000000000103">
                <text:p>0.000741000000000103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24.533333333333">
                <text:p>124.533333333333</text:p>
              </table:table-cell>
              <table:table-cell office:value-type="float" office:value="0.000901708333333177">
                <text:p>0.000901708333333177</text:p>
              </table:table-cell>
              <table:table-cell office:value-type="float" office:value="0.000744999999999774">
                <text:p>0.000744999999999774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24.616666666667">
                <text:p>124.616666666667</text:p>
              </table:table-cell>
              <table:table-cell office:value-type="float" office:value="0.000893999999999839">
                <text:p>0.000893999999999839</text:p>
              </table:table-cell>
              <table:table-cell office:value-type="float" office:value="0.000734999999999708">
                <text:p>0.000734999999999708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24.7">
                <text:p>124.7</text:p>
              </table:table-cell>
              <table:table-cell office:value-type="float" office:value="0.000887083333333168">
                <text:p>0.000887083333333168</text:p>
              </table:table-cell>
              <table:table-cell office:value-type="float" office:value="0.000743999999999634">
                <text:p>0.000743999999999634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24.783333333333">
                <text:p>124.783333333333</text:p>
              </table:table-cell>
              <table:table-cell office:value-type="float" office:value="0.000879041666666488">
                <text:p>0.000879041666666488</text:p>
              </table:table-cell>
              <table:table-cell office:value-type="float" office:value="0.000743999999999634">
                <text:p>0.000743999999999634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24.866666666667">
                <text:p>124.866666666667</text:p>
              </table:table-cell>
              <table:table-cell office:value-type="float" office:value="0.000871291666666478">
                <text:p>0.000871291666666478</text:p>
              </table:table-cell>
              <table:table-cell office:value-type="float" office:value="0.000737999999999683">
                <text:p>0.000737999999999683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24.966666666667">
                <text:p>124.966666666667</text:p>
              </table:table-cell>
              <table:table-cell office:value-type="float" office:value="0.000861916666666481">
                <text:p>0.000861916666666481</text:p>
              </table:table-cell>
              <table:table-cell office:value-type="float" office:value="0.000738999999999823">
                <text:p>0.000738999999999823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25.05">
                <text:p>125.05</text:p>
              </table:table-cell>
              <table:table-cell office:value-type="float" office:value="0.000852999999999808">
                <text:p>0.000852999999999808</text:p>
              </table:table-cell>
              <table:table-cell office:value-type="float" office:value="0.000738999999999823">
                <text:p>0.0007389999999998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3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0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163cm" svg:height="9.006cm" xlink:href=".." xlink:type="simple" chart:class="chart:scatter" chart:column-mapping="0 2 1" chart:style-name="ch1">
        <chart:legend chart:legend-position="end" svg:x="21.053cm" svg:y="3.955cm" style:legend-expansion="high" chart:style-name="ch2"/>
        <chart:plot-area chart:style-name="ch3" table:cell-range-address="Buntwäsche01_01.C2:Buntwäsche01_01.C1387 Buntwäsche01_01.E1:Buntwäsche01_01.F1387" chart:data-source-has-labels="row" svg:x="0.483cm" svg:y="0.18cm" svg:width="20.087cm" svg:height="8.646cm">
          <chartooo:coordinate-region svg:x="1.395cm" svg:y="0.379cm" svg:width="19.175cm" svg:height="7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Buntwäsche01_01.F2:Buntwäsche01_01.F1387" chart:label-cell-address="Buntwäsche01_01.F1:Buntwäsche01_01.F1" chart:class="chart:scatter">
            <chart:domain table:cell-range-address="Buntwäsche01_01.C2:Buntwäsche01_01.C1387"/>
            <chart:data-point chart:repeated="1386"/>
          </chart:series>
          <chart:series chart:style-name="ch8" chart:values-cell-range-address="Buntwäsche01_01.E2:Buntwäsche01_01.E1387" chart:label-cell-address="Buntwäsche01_01.E1:Buntwäsche01_01.E1" chart:class="chart:scatter">
            <chart:data-point chart:repeated="138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  <table:table-cell office:value-type="string">
                <text:p>Mittelwert</text:p>
                <draw:g>
                  <svg:desc>Buntwäsche01_01.F1:Buntwäsche01_01.F1</svg:desc>
                </draw:g>
              </table:table-cell>
              <table:table-cell office:value-type="string">
                <text:p>Strom korrigiert</text:p>
                <draw:g>
                  <svg:desc>Buntwäsche01_01.E1:Buntwäsche01_0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Buntwäsche01_01.C2:Buntwäsche01_01.C1387</svg:desc>
                </draw:g>
              </table:table-cell>
              <table:table-cell office:value-type="float" office:value="NaN">
                <text:p>NaN</text:p>
                <draw:g>
                  <svg:desc>Buntwäsche01_01.F2:Buntwäsche01_01.F1387</svg:desc>
                </draw:g>
              </table:table-cell>
              <table:table-cell office:value-type="float" office:value="0">
                <text:p>0</text:p>
                <draw:g>
                  <svg:desc>Buntwäsche01_01.E2:Buntwäsche01_01.E13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83333333333333">
                <text:p>0.1833333333333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33333333333333">
                <text:p>0.4333333333333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00299999999999967">
                <text:p>0.002999999999999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16666666666667">
                <text:p>0.61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00199999999999978">
                <text:p>0.001999999999999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83333333333333">
                <text:p>0.78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00299999999999967">
                <text:p>0.002999999999999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83333333333333">
                <text:p>0.88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00199999999999978">
                <text:p>0.001999999999999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00199999999999978">
                <text:p>0.001999999999999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5">
                <text:p>1.0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13333333333333">
                <text:p>1.1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21666666666667">
                <text:p>1.21666666666667</text:p>
              </table:table-cell>
              <table:table-cell office:value-type="float" office:value="NaN">
                <text:p>NaN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31666666666667">
                <text:p>1.3166666666666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48333333333333">
                <text:p>1.48333333333333</text:p>
              </table:table-cell>
              <table:table-cell office:value-type="float" office:value="NaN">
                <text:p>NaN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56666666666667">
                <text:p>1.5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0089999999999999">
                <text:p>0.00899999999999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75">
                <text:p>1.75</text:p>
              </table:table-cell>
              <table:table-cell office:value-type="float" office:value="NaN">
                <text:p>NaN</text:p>
              </table:table-cell>
              <table:table-cell office:value-type="float" office:value="0.00999999999999979">
                <text:p>0.009999999999999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83333333333333">
                <text:p>1.8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93333333333333">
                <text:p>1.9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01666666666667">
                <text:p>2.01666666666667</text:p>
              </table:table-cell>
              <table:table-cell office:value-type="float" office:value="0.00216666666666658">
                <text:p>0.00216666666666658</text:p>
              </table:table-cell>
              <table:table-cell office:value-type="float" office:value="0.0150000000000001">
                <text:p>0.01500000000000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1">
                <text:p>2.1</text:p>
              </table:table-cell>
              <table:table-cell office:value-type="float" office:value="0.0022499999999999">
                <text:p>0.0022499999999999</text:p>
              </table:table-cell>
              <table:table-cell office:value-type="float" office:value="0.00199999999999978">
                <text:p>0.001999999999999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18333333333333">
                <text:p>2.18333333333333</text:p>
              </table:table-cell>
              <table:table-cell office:value-type="float" office:value="0.00233333333333322">
                <text:p>0.00233333333333322</text:p>
              </table:table-cell>
              <table:table-cell office:value-type="float" office:value="0.00199999999999978">
                <text:p>0.001999999999999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26666666666667">
                <text:p>2.26666666666667</text:p>
              </table:table-cell>
              <table:table-cell office:value-type="float" office:value="0.0026249999999999">
                <text:p>0.0026249999999999</text:p>
              </table:table-cell>
              <table:table-cell office:value-type="float" office:value="0.00700000000000012">
                <text:p>0.007000000000000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36666666666667">
                <text:p>2.36666666666667</text:p>
              </table:table-cell>
              <table:table-cell office:value-type="float" office:value="0.00295833333333323">
                <text:p>0.00295833333333323</text:p>
              </table:table-cell>
              <table:table-cell office:value-type="float" office:value="0.00800000000000001">
                <text:p>0.008000000000000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45">
                <text:p>2.45</text:p>
              </table:table-cell>
              <table:table-cell office:value-type="float" office:value="0.00304166666666655">
                <text:p>0.00304166666666655</text:p>
              </table:table-cell>
              <table:table-cell office:value-type="float" office:value="0.00199999999999978">
                <text:p>0.001999999999999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53333333333333">
                <text:p>2.53333333333333</text:p>
              </table:table-cell>
              <table:table-cell office:value-type="float" office:value="0.00312499999999988">
                <text:p>0.00312499999999988</text:p>
              </table:table-cell>
              <table:table-cell office:value-type="float" office:value="0.00199999999999978">
                <text:p>0.001999999999999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61666666666667">
                <text:p>2.61666666666667</text:p>
              </table:table-cell>
              <table:table-cell office:value-type="float" office:value="0.00370833333333322">
                <text:p>0.00370833333333322</text:p>
              </table:table-cell>
              <table:table-cell office:value-type="float" office:value="0.0169999999999999">
                <text:p>0.01699999999999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71666666666667">
                <text:p>2.71666666666667</text:p>
              </table:table-cell>
              <table:table-cell office:value-type="float" office:value="0.0036249999999999">
                <text:p>0.003624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8">
                <text:p>2.8</text:p>
              </table:table-cell>
              <table:table-cell office:value-type="float" office:value="0.00383333333333323">
                <text:p>0.00383333333333323</text:p>
              </table:table-cell>
              <table:table-cell office:value-type="float" office:value="0.00499999999999989">
                <text:p>0.004999999999999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88333333333333">
                <text:p>2.88333333333333</text:p>
              </table:table-cell>
              <table:table-cell office:value-type="float" office:value="0.0037499999999999">
                <text:p>0.0037499999999999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96666666666667">
                <text:p>2.96666666666667</text:p>
              </table:table-cell>
              <table:table-cell office:value-type="float" office:value="0.00366666666666658">
                <text:p>0.00366666666666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06666666666667">
                <text:p>3.06666666666667</text:p>
              </table:table-cell>
              <table:table-cell office:value-type="float" office:value="0.00362499999999992">
                <text:p>0.00362499999999992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15">
                <text:p>3.15</text:p>
              </table:table-cell>
              <table:table-cell office:value-type="float" office:value="0.00370833333333324">
                <text:p>0.00370833333333324</text:p>
              </table:table-cell>
              <table:table-cell office:value-type="float" office:value="0.00199999999999978">
                <text:p>0.001999999999999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23333333333333">
                <text:p>3.23333333333333</text:p>
              </table:table-cell>
              <table:table-cell office:value-type="float" office:value="0.0041249999999999">
                <text:p>0.0041249999999999</text:p>
              </table:table-cell>
              <table:table-cell office:value-type="float" office:value="0.0109999999999997">
                <text:p>0.01099999999999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31666666666667">
                <text:p>3.31666666666667</text:p>
              </table:table-cell>
              <table:table-cell office:value-type="float" office:value="0.0041249999999999">
                <text:p>0.0041249999999999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41666666666667">
                <text:p>3.41666666666667</text:p>
              </table:table-cell>
              <table:table-cell office:value-type="float" office:value="0.00516666666666656">
                <text:p>0.00516666666666656</text:p>
              </table:table-cell>
              <table:table-cell office:value-type="float" office:value="0.0249999999999999">
                <text:p>0.02499999999999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5">
                <text:p>3.5</text:p>
              </table:table-cell>
              <table:table-cell office:value-type="float" office:value="0.00537499999999989">
                <text:p>0.00537499999999989</text:p>
              </table:table-cell>
              <table:table-cell office:value-type="float" office:value="0.00499999999999989">
                <text:p>0.004999999999999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58333333333333">
                <text:p>3.58333333333333</text:p>
              </table:table-cell>
              <table:table-cell office:value-type="float" office:value="0.00533333333333323">
                <text:p>0.00533333333333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0.00537499999999989">
                <text:p>0.00537499999999989</text:p>
              </table:table-cell>
              <table:table-cell office:value-type="float" office:value="0.00199999999999978">
                <text:p>0.001999999999999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76666666666667">
                <text:p>3.76666666666667</text:p>
              </table:table-cell>
              <table:table-cell office:value-type="float" office:value="0.00508333333333322">
                <text:p>0.00508333333333322</text:p>
              </table:table-cell>
              <table:table-cell office:value-type="float" office:value="0.00199999999999978">
                <text:p>0.001999999999999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85">
                <text:p>3.85</text:p>
              </table:table-cell>
              <table:table-cell office:value-type="float" office:value="0.00616666666666656">
                <text:p>0.00616666666666656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93333333333333">
                <text:p>3.93333333333333</text:p>
              </table:table-cell>
              <table:table-cell office:value-type="float" office:value="0.0061249999999999">
                <text:p>0.006124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18333333333333">
                <text:p>4.18333333333333</text:p>
              </table:table-cell>
              <table:table-cell office:value-type="float" office:value="0.00629166666666657">
                <text:p>0.00629166666666657</text:p>
              </table:table-cell>
              <table:table-cell office:value-type="float" office:value="0.00499999999999989">
                <text:p>0.0049999999999998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26666666666667">
                <text:p>4.26666666666667</text:p>
              </table:table-cell>
              <table:table-cell office:value-type="float" office:value="0.00733333333333323">
                <text:p>0.0073333333333332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2">
                <text:p>5.2</text:p>
              </table:table-cell>
              <table:table-cell office:value-type="float" office:value="0.00729166666666657">
                <text:p>0.00729166666666657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.3">
                <text:p>5.3</text:p>
              </table:table-cell>
              <table:table-cell office:value-type="float" office:value="0.00724999999999991">
                <text:p>0.00724999999999991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38333333333333">
                <text:p>5.38333333333333</text:p>
              </table:table-cell>
              <table:table-cell office:value-type="float" office:value="0.00945833333333323">
                <text:p>0.00945833333333323</text:p>
              </table:table-cell>
              <table:table-cell office:value-type="float" office:value="0.0600000000000001">
                <text:p>0.06000000000000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46666666666667">
                <text:p>5.46666666666667</text:p>
              </table:table-cell>
              <table:table-cell office:value-type="float" office:value="0.00937499999999989">
                <text:p>0.00937499999999989</text:p>
              </table:table-cell>
              <table:table-cell office:value-type="float" office:value="0.00599999999999978">
                <text:p>0.005999999999999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55">
                <text:p>5.55</text:p>
              </table:table-cell>
              <table:table-cell office:value-type="float" office:value="0.00933333333333323">
                <text:p>0.00933333333333323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65">
                <text:p>5.65</text:p>
              </table:table-cell>
              <table:table-cell office:value-type="float" office:value="0.00929166666666657">
                <text:p>0.00929166666666657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73333333333333">
                <text:p>5.73333333333333</text:p>
              </table:table-cell>
              <table:table-cell office:value-type="float" office:value="0.0124583333333332">
                <text:p>0.0124583333333332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81666666666667">
                <text:p>5.81666666666667</text:p>
              </table:table-cell>
              <table:table-cell office:value-type="float" office:value="0.0125833333333332">
                <text:p>0.0125833333333332</text:p>
              </table:table-cell>
              <table:table-cell office:value-type="float" office:value="0.00299999999999967">
                <text:p>0.002999999999999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91666666666667">
                <text:p>5.91666666666667</text:p>
              </table:table-cell>
              <table:table-cell office:value-type="float" office:value="0.0124166666666666">
                <text:p>0.0124166666666666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">
                <text:p>6</text:p>
              </table:table-cell>
              <table:table-cell office:value-type="float" office:value="0.0124166666666666">
                <text:p>0.0124166666666666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.08333333333333">
                <text:p>6.08333333333333</text:p>
              </table:table-cell>
              <table:table-cell office:value-type="float" office:value="0.0144583333333332">
                <text:p>0.0144583333333332</text:p>
              </table:table-cell>
              <table:table-cell office:value-type="float" office:value="0.0489999999999999">
                <text:p>0.04899999999999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0.0145833333333332">
                <text:p>0.0145833333333332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25">
                <text:p>6.25</text:p>
              </table:table-cell>
              <table:table-cell office:value-type="float" office:value="0.0145416666666666">
                <text:p>0.0145416666666666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35">
                <text:p>6.35</text:p>
              </table:table-cell>
              <table:table-cell office:value-type="float" office:value="0.0141249999999999">
                <text:p>0.0141249999999999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51666666666667">
                <text:p>6.51666666666667</text:p>
              </table:table-cell>
              <table:table-cell office:value-type="float" office:value="0.0143749999999999">
                <text:p>0.0143749999999999</text:p>
              </table:table-cell>
              <table:table-cell office:value-type="float" office:value="0.00700000000000012">
                <text:p>0.007000000000000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6">
                <text:p>6.6</text:p>
              </table:table-cell>
              <table:table-cell office:value-type="float" office:value="0.0133749999999999">
                <text:p>0.0133749999999999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7">
                <text:p>6.7</text:p>
              </table:table-cell>
              <table:table-cell office:value-type="float" office:value="0.0132083333333332">
                <text:p>0.0132083333333332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78333333333333">
                <text:p>6.78333333333333</text:p>
              </table:table-cell>
              <table:table-cell office:value-type="float" office:value="0.0138333333333333">
                <text:p>0.0138333333333333</text:p>
              </table:table-cell>
              <table:table-cell office:value-type="float" office:value="0.0150000000000001">
                <text:p>0.01500000000000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86666666666667">
                <text:p>6.86666666666667</text:p>
              </table:table-cell>
              <table:table-cell office:value-type="float" office:value="0.0141666666666666">
                <text:p>0.0141666666666666</text:p>
              </table:table-cell>
              <table:table-cell office:value-type="float" office:value="0.00999999999999979">
                <text:p>0.0099999999999997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96666666666667">
                <text:p>6.96666666666667</text:p>
              </table:table-cell>
              <table:table-cell office:value-type="float" office:value="0.0141249999999999">
                <text:p>0.0141249999999999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.05">
                <text:p>7.05</text:p>
              </table:table-cell>
              <table:table-cell office:value-type="float" office:value="0.0126666666666666">
                <text:p>0.0126666666666666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.13333333333333">
                <text:p>7.13333333333333</text:p>
              </table:table-cell>
              <table:table-cell office:value-type="float" office:value="0.0147916666666666">
                <text:p>0.0147916666666666</text:p>
              </table:table-cell>
              <table:table-cell office:value-type="float" office:value="0.0509999999999997">
                <text:p>0.05099999999999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21666666666667">
                <text:p>7.21666666666667</text:p>
              </table:table-cell>
              <table:table-cell office:value-type="float" office:value="0.0148333333333332">
                <text:p>0.0148333333333332</text:p>
              </table:table-cell>
              <table:table-cell office:value-type="float" office:value="0.00599999999999978">
                <text:p>0.0059999999999997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3">
                <text:p>7.3</text:p>
              </table:table-cell>
              <table:table-cell office:value-type="float" office:value="0.0132083333333332">
                <text:p>0.0132083333333332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4">
                <text:p>7.4</text:p>
              </table:table-cell>
              <table:table-cell office:value-type="float" office:value="0.0131666666666666">
                <text:p>0.0131666666666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56666666666667">
                <text:p>7.56666666666667</text:p>
              </table:table-cell>
              <table:table-cell office:value-type="float" office:value="0.0131249999999999">
                <text:p>0.013124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65">
                <text:p>7.65</text:p>
              </table:table-cell>
              <table:table-cell office:value-type="float" office:value="0.0106249999999999">
                <text:p>0.010624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75">
                <text:p>7.75</text:p>
              </table:table-cell>
              <table:table-cell office:value-type="float" office:value="0.0104166666666666">
                <text:p>0.0104166666666666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83333333333333">
                <text:p>7.83333333333333</text:p>
              </table:table-cell>
              <table:table-cell office:value-type="float" office:value="0.0104166666666666">
                <text:p>0.0104166666666666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91666666666667">
                <text:p>7.91666666666667</text:p>
              </table:table-cell>
              <table:table-cell office:value-type="float" office:value="0.0104166666666666">
                <text:p>0.0104166666666666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">
                <text:p>8</text:p>
              </table:table-cell>
              <table:table-cell office:value-type="float" office:value="0.0086249999999999">
                <text:p>0.0086249999999999</text:p>
              </table:table-cell>
              <table:table-cell office:value-type="float" office:value="0.0499999999999998">
                <text:p>0.04999999999999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.1">
                <text:p>8.1</text:p>
              </table:table-cell>
              <table:table-cell office:value-type="float" office:value="0.00854166666666658">
                <text:p>0.00854166666666658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.18333333333333">
                <text:p>8.18333333333333</text:p>
              </table:table-cell>
              <table:table-cell office:value-type="float" office:value="0.00854166666666658">
                <text:p>0.00854166666666658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26666666666667">
                <text:p>8.26666666666667</text:p>
              </table:table-cell>
              <table:table-cell office:value-type="float" office:value="0.00979166666666659">
                <text:p>0.00979166666666659</text:p>
              </table:table-cell>
              <table:table-cell office:value-type="float" office:value="0.0310000000000001">
                <text:p>0.03100000000000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35">
                <text:p>8.35</text:p>
              </table:table-cell>
              <table:table-cell office:value-type="float" office:value="0.00812499999999992">
                <text:p>0.00812499999999992</text:p>
              </table:table-cell>
              <table:table-cell office:value-type="float" office:value="0.0089999999999999">
                <text:p>0.00899999999999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45">
                <text:p>8.45</text:p>
              </table:table-cell>
              <table:table-cell office:value-type="float" office:value="0.00799999999999992">
                <text:p>0.00799999999999992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53333333333333">
                <text:p>8.53333333333333</text:p>
              </table:table-cell>
              <table:table-cell office:value-type="float" office:value="0.00799999999999992">
                <text:p>0.00799999999999992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61666666666667">
                <text:p>8.61666666666667</text:p>
              </table:table-cell>
              <table:table-cell office:value-type="float" office:value="0.0102916666666666">
                <text:p>0.0102916666666666</text:p>
              </table:table-cell>
              <table:table-cell office:value-type="float" office:value="0.0560000000000001">
                <text:p>0.05600000000000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7">
                <text:p>8.7</text:p>
              </table:table-cell>
              <table:table-cell office:value-type="float" office:value="0.0100416666666666">
                <text:p>0.0100416666666666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8">
                <text:p>8.8</text:p>
              </table:table-cell>
              <table:table-cell office:value-type="float" office:value="0.0100416666666666">
                <text:p>0.0100416666666666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88333333333333">
                <text:p>8.88333333333333</text:p>
              </table:table-cell>
              <table:table-cell office:value-type="float" office:value="0.0100416666666666">
                <text:p>0.0100416666666666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96666666666667">
                <text:p>8.96666666666667</text:p>
              </table:table-cell>
              <table:table-cell office:value-type="float" office:value="0.0117916666666666">
                <text:p>0.0117916666666666</text:p>
              </table:table-cell>
              <table:table-cell office:value-type="float" office:value="0.0569999999999999">
                <text:p>0.05699999999999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.05">
                <text:p>9.05</text:p>
              </table:table-cell>
              <table:table-cell office:value-type="float" office:value="0.0114166666666666">
                <text:p>0.0114166666666666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13333333333333">
                <text:p>9.13333333333333</text:p>
              </table:table-cell>
              <table:table-cell office:value-type="float" office:value="0.0114166666666666">
                <text:p>0.0114166666666666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23333333333333">
                <text:p>9.23333333333333</text:p>
              </table:table-cell>
              <table:table-cell office:value-type="float" office:value="0.0123749999999999">
                <text:p>0.0123749999999999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31666666666667">
                <text:p>9.31666666666667</text:p>
              </table:table-cell>
              <table:table-cell office:value-type="float" office:value="0.0129583333333333">
                <text:p>0.0129583333333333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4">
                <text:p>9.4</text:p>
              </table:table-cell>
              <table:table-cell office:value-type="float" office:value="0.0127083333333333">
                <text:p>0.012708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48333333333333">
                <text:p>9.48333333333333</text:p>
              </table:table-cell>
              <table:table-cell office:value-type="float" office:value="0.0126666666666666">
                <text:p>0.0126666666666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58333333333333">
                <text:p>9.58333333333333</text:p>
              </table:table-cell>
              <table:table-cell office:value-type="float" office:value="0.0126666666666666">
                <text:p>0.0126666666666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0.0126666666666666">
                <text:p>0.0126666666666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75">
                <text:p>9.75</text:p>
              </table:table-cell>
              <table:table-cell office:value-type="float" office:value="0.0126666666666666">
                <text:p>0.0126666666666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85">
                <text:p>9.85</text:p>
              </table:table-cell>
              <table:table-cell office:value-type="float" office:value="0.187875">
                <text:p>0.187875</text:p>
              </table:table-cell>
              <table:table-cell office:value-type="float" office:value="4.206">
                <text:p>4.20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.93333333333333">
                <text:p>9.93333333333333</text:p>
              </table:table-cell>
              <table:table-cell office:value-type="float" office:value="0.351625">
                <text:p>0.351625</text:p>
              </table:table-cell>
              <table:table-cell office:value-type="float" office:value="3.931">
                <text:p>3.93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0166666666667">
                <text:p>10.0166666666667</text:p>
              </table:table-cell>
              <table:table-cell office:value-type="float" office:value="0.483208333333333">
                <text:p>0.483208333333333</text:p>
              </table:table-cell>
              <table:table-cell office:value-type="float" office:value="3.159">
                <text:p>3.15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1">
                <text:p>10.1</text:p>
              </table:table-cell>
              <table:table-cell office:value-type="float" office:value="0.627083333333333">
                <text:p>0.627083333333333</text:p>
              </table:table-cell>
              <table:table-cell office:value-type="float" office:value="3.503">
                <text:p>3.50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1833333333333">
                <text:p>10.1833333333333</text:p>
              </table:table-cell>
              <table:table-cell office:value-type="float" office:value="0.792083333333333">
                <text:p>0.792083333333333</text:p>
              </table:table-cell>
              <table:table-cell office:value-type="float" office:value="3.961">
                <text:p>3.96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2833333333333">
                <text:p>10.2833333333333</text:p>
              </table:table-cell>
              <table:table-cell office:value-type="float" office:value="0.9265">
                <text:p>0.9265</text:p>
              </table:table-cell>
              <table:table-cell office:value-type="float" office:value="3.227">
                <text:p>3.22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3666666666667">
                <text:p>10.3666666666667</text:p>
              </table:table-cell>
              <table:table-cell office:value-type="float" office:value="1.07083333333333">
                <text:p>1.07083333333333</text:p>
              </table:table-cell>
              <table:table-cell office:value-type="float" office:value="3.495">
                <text:p>3.49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45">
                <text:p>10.45</text:p>
              </table:table-cell>
              <table:table-cell office:value-type="float" office:value="1.216125">
                <text:p>1.216125</text:p>
              </table:table-cell>
              <table:table-cell office:value-type="float" office:value="3.496">
                <text:p>3.49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5333333333333">
                <text:p>10.5333333333333</text:p>
              </table:table-cell>
              <table:table-cell office:value-type="float" office:value="1.36458333333333">
                <text:p>1.36458333333333</text:p>
              </table:table-cell>
              <table:table-cell office:value-type="float" office:value="3.564">
                <text:p>3.56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6333333333333">
                <text:p>10.6333333333333</text:p>
              </table:table-cell>
              <table:table-cell office:value-type="float" office:value="1.49908333333333">
                <text:p>1.49908333333333</text:p>
              </table:table-cell>
              <table:table-cell office:value-type="float" office:value="3.229">
                <text:p>3.22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.7166666666667">
                <text:p>10.7166666666667</text:p>
              </table:table-cell>
              <table:table-cell office:value-type="float" office:value="1.639125">
                <text:p>1.639125</text:p>
              </table:table-cell>
              <table:table-cell office:value-type="float" office:value="3.417">
                <text:p>3.41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.8">
                <text:p>10.8</text:p>
              </table:table-cell>
              <table:table-cell office:value-type="float" office:value="1.79325">
                <text:p>1.7932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.8833333333333">
                <text:p>10.8833333333333</text:p>
              </table:table-cell>
              <table:table-cell office:value-type="float" office:value="1.95029166666667">
                <text:p>1.95029166666667</text:p>
              </table:table-cell>
              <table:table-cell office:value-type="float" office:value="3.77">
                <text:p>3.7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.9666666666667">
                <text:p>10.9666666666667</text:p>
              </table:table-cell>
              <table:table-cell office:value-type="float" office:value="2.09825">
                <text:p>2.09825</text:p>
              </table:table-cell>
              <table:table-cell office:value-type="float" office:value="3.552">
                <text:p>3.55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.0666666666667">
                <text:p>11.0666666666667</text:p>
              </table:table-cell>
              <table:table-cell office:value-type="float" office:value="2.233">
                <text:p>2.233</text:p>
              </table:table-cell>
              <table:table-cell office:value-type="float" office:value="3.291">
                <text:p>3.29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.15">
                <text:p>11.15</text:p>
              </table:table-cell>
              <table:table-cell office:value-type="float" office:value="2.39691666666667">
                <text:p>2.39691666666667</text:p>
              </table:table-cell>
              <table:table-cell office:value-type="float" office:value="3.935">
                <text:p>3.93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.2333333333333">
                <text:p>11.2333333333333</text:p>
              </table:table-cell>
              <table:table-cell office:value-type="float" office:value="2.57733333333333">
                <text:p>2.57733333333333</text:p>
              </table:table-cell>
              <table:table-cell office:value-type="float" office:value="4.331">
                <text:p>4.33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.3333333333333">
                <text:p>11.3333333333333</text:p>
              </table:table-cell>
              <table:table-cell office:value-type="float" office:value="2.73258333333333">
                <text:p>2.73258333333333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.4166666666667">
                <text:p>11.4166666666667</text:p>
              </table:table-cell>
              <table:table-cell office:value-type="float" office:value="2.90120833333333">
                <text:p>2.90120833333333</text:p>
              </table:table-cell>
              <table:table-cell office:value-type="float" office:value="4.112">
                <text:p>4.11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.5">
                <text:p>11.5</text:p>
              </table:table-cell>
              <table:table-cell office:value-type="float" office:value="3.07475">
                <text:p>3.07475</text:p>
              </table:table-cell>
              <table:table-cell office:value-type="float" office:value="4.165">
                <text:p>4.16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.5833333333333">
                <text:p>11.5833333333333</text:p>
              </table:table-cell>
              <table:table-cell office:value-type="float" office:value="3.235">
                <text:p>3.235</text:p>
              </table:table-cell>
              <table:table-cell office:value-type="float" office:value="3.846">
                <text:p>3.84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.6666666666667">
                <text:p>11.6666666666667</text:p>
              </table:table-cell>
              <table:table-cell office:value-type="float" office:value="3.41816666666667">
                <text:p>3.41816666666667</text:p>
              </table:table-cell>
              <table:table-cell office:value-type="float" office:value="4.396">
                <text:p>4.39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.7666666666667">
                <text:p>11.7666666666667</text:p>
              </table:table-cell>
              <table:table-cell office:value-type="float" office:value="3.57208333333333">
                <text:p>3.57208333333333</text:p>
              </table:table-cell>
              <table:table-cell office:value-type="float" office:value="3.694">
                <text:p>3.69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.85">
                <text:p>11.85</text:p>
              </table:table-cell>
              <table:table-cell office:value-type="float" office:value="3.71208333333333">
                <text:p>3.71208333333333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.9333333333333">
                <text:p>11.9333333333333</text:p>
              </table:table-cell>
              <table:table-cell office:value-type="float" office:value="3.70108333333333">
                <text:p>3.70108333333333</text:p>
              </table:table-cell>
              <table:table-cell office:value-type="float" office:value="3.942">
                <text:p>3.94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.0166666666667">
                <text:p>12.0166666666667</text:p>
              </table:table-cell>
              <table:table-cell office:value-type="float" office:value="3.677875">
                <text:p>3.677875</text:p>
              </table:table-cell>
              <table:table-cell office:value-type="float" office:value="3.374">
                <text:p>3.37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.1166666666667">
                <text:p>12.1166666666667</text:p>
              </table:table-cell>
              <table:table-cell office:value-type="float" office:value="3.69691666666667">
                <text:p>3.69691666666667</text:p>
              </table:table-cell>
              <table:table-cell office:value-type="float" office:value="3.616">
                <text:p>3.61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.2">
                <text:p>12.2</text:p>
              </table:table-cell>
              <table:table-cell office:value-type="float" office:value="3.72495833333333">
                <text:p>3.72495833333333</text:p>
              </table:table-cell>
              <table:table-cell office:value-type="float" office:value="4.176">
                <text:p>4.17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2833333333333">
                <text:p>12.2833333333333</text:p>
              </table:table-cell>
              <table:table-cell office:value-type="float" office:value="3.710875">
                <text:p>3.710875</text:p>
              </table:table-cell>
              <table:table-cell office:value-type="float" office:value="3.623">
                <text:p>3.62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.3833333333333">
                <text:p>12.3833333333333</text:p>
              </table:table-cell>
              <table:table-cell office:value-type="float" office:value="3.71716666666667">
                <text:p>3.71716666666667</text:p>
              </table:table-cell>
              <table:table-cell office:value-type="float" office:value="3.378">
                <text:p>3.37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.4666666666667">
                <text:p>12.4666666666667</text:p>
              </table:table-cell>
              <table:table-cell office:value-type="float" office:value="3.76220833333333">
                <text:p>3.76220833333333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.55">
                <text:p>12.55</text:p>
              </table:table-cell>
              <table:table-cell office:value-type="float" office:value="3.78529166666667">
                <text:p>3.78529166666667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.6333333333333">
                <text:p>12.6333333333333</text:p>
              </table:table-cell>
              <table:table-cell office:value-type="float" office:value="3.78341666666667">
                <text:p>3.78341666666667</text:p>
              </table:table-cell>
              <table:table-cell office:value-type="float" office:value="3.519">
                <text:p>3.51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.8166666666667">
                <text:p>12.8166666666667</text:p>
              </table:table-cell>
              <table:table-cell office:value-type="float" office:value="3.81070833333333">
                <text:p>3.81070833333333</text:p>
              </table:table-cell>
              <table:table-cell office:value-type="float" office:value="3.884">
                <text:p>3.88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.9">
                <text:p>12.9</text:p>
              </table:table-cell>
              <table:table-cell office:value-type="float" office:value="3.81545833333333">
                <text:p>3.81545833333333</text:p>
              </table:table-cell>
              <table:table-cell office:value-type="float" office:value="3.531">
                <text:p>3.53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.9833333333333">
                <text:p>12.9833333333333</text:p>
              </table:table-cell>
              <table:table-cell office:value-type="float" office:value="3.80066666666667">
                <text:p>3.80066666666667</text:p>
              </table:table-cell>
              <table:table-cell office:value-type="float" office:value="3.345">
                <text:p>3.34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.0666666666667">
                <text:p>13.0666666666667</text:p>
              </table:table-cell>
              <table:table-cell office:value-type="float" office:value="3.78075">
                <text:p>3.78075</text:p>
              </table:table-cell>
              <table:table-cell office:value-type="float" office:value="3.292">
                <text:p>3.29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.1666666666667">
                <text:p>13.1666666666667</text:p>
              </table:table-cell>
              <table:table-cell office:value-type="float" office:value="3.80329166666667">
                <text:p>3.80329166666667</text:p>
              </table:table-cell>
              <table:table-cell office:value-type="float" office:value="4.093">
                <text:p>4.09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.25">
                <text:p>13.25</text:p>
              </table:table-cell>
              <table:table-cell office:value-type="float" office:value="3.83083333333333">
                <text:p>3.83083333333333</text:p>
              </table:table-cell>
              <table:table-cell office:value-type="float" office:value="3.952">
                <text:p>3.95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.3333333333333">
                <text:p>13.3333333333333</text:p>
              </table:table-cell>
              <table:table-cell office:value-type="float" office:value="3.83570833333333">
                <text:p>3.83570833333333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.4166666666667">
                <text:p>13.4166666666667</text:p>
              </table:table-cell>
              <table:table-cell office:value-type="float" office:value="3.82691666666667">
                <text:p>3.82691666666667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.5">
                <text:p>13.5</text:p>
              </table:table-cell>
              <table:table-cell office:value-type="float" office:value="3.83508333333333">
                <text:p>3.83508333333333</text:p>
              </table:table-cell>
              <table:table-cell office:value-type="float" office:value="3.946">
                <text:p>3.94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3.6">
                <text:p>13.6</text:p>
              </table:table-cell>
              <table:table-cell office:value-type="float" office:value="3.80554166666667">
                <text:p>3.80554166666667</text:p>
              </table:table-cell>
              <table:table-cell office:value-type="float" office:value="3.403">
                <text:p>3.40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3.6833333333333">
                <text:p>13.6833333333333</text:p>
              </table:table-cell>
              <table:table-cell office:value-type="float" office:value="3.78245833333333">
                <text:p>3.78245833333333</text:p>
              </table:table-cell>
              <table:table-cell office:value-type="float" office:value="3.611">
                <text:p>3.61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3.7666666666667">
                <text:p>13.7666666666667</text:p>
              </table:table-cell>
              <table:table-cell office:value-type="float" office:value="3.78808333333333">
                <text:p>3.78808333333333</text:p>
              </table:table-cell>
              <table:table-cell office:value-type="float" office:value="3.981">
                <text:p>3.98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3.85">
                <text:p>13.85</text:p>
              </table:table-cell>
              <table:table-cell office:value-type="float" office:value="3.754375">
                <text:p>3.754375</text:p>
              </table:table-cell>
              <table:table-cell office:value-type="float" office:value="3.587">
                <text:p>3.58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3.95">
                <text:p>13.95</text:p>
              </table:table-cell>
              <table:table-cell office:value-type="float" office:value="3.74483333333333">
                <text:p>3.74483333333333</text:p>
              </table:table-cell>
              <table:table-cell office:value-type="float" office:value="3.465">
                <text:p>3.46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.0333333333333">
                <text:p>14.0333333333333</text:p>
              </table:table-cell>
              <table:table-cell office:value-type="float" office:value="3.76170833333333">
                <text:p>3.76170833333333</text:p>
              </table:table-cell>
              <table:table-cell office:value-type="float" office:value="3.765">
                <text:p>3.76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.1166666666667">
                <text:p>14.1166666666667</text:p>
              </table:table-cell>
              <table:table-cell office:value-type="float" office:value="3.7705">
                <text:p>3.7705</text:p>
              </table:table-cell>
              <table:table-cell office:value-type="float" office:value="4.153">
                <text:p>4.15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.2">
                <text:p>14.2</text:p>
              </table:table-cell>
              <table:table-cell office:value-type="float" office:value="3.785375">
                <text:p>3.785375</text:p>
              </table:table-cell>
              <table:table-cell office:value-type="float" office:value="3.731">
                <text:p>3.73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.3">
                <text:p>14.3</text:p>
              </table:table-cell>
              <table:table-cell office:value-type="float" office:value="3.785375">
                <text:p>3.785375</text:p>
              </table:table-cell>
              <table:table-cell office:value-type="float" office:value="3.616">
                <text:p>3.61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.3833333333333">
                <text:p>14.3833333333333</text:p>
              </table:table-cell>
              <table:table-cell office:value-type="float" office:value="3.77408333333333">
                <text:p>3.77408333333333</text:p>
              </table:table-cell>
              <table:table-cell office:value-type="float" office:value="3.905">
                <text:p>3.90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.4666666666667">
                <text:p>14.4666666666667</text:p>
              </table:table-cell>
              <table:table-cell office:value-type="float" office:value="3.77845833333333">
                <text:p>3.77845833333333</text:p>
              </table:table-cell>
              <table:table-cell office:value-type="float" office:value="3.728">
                <text:p>3.72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4.55">
                <text:p>14.55</text:p>
              </table:table-cell>
              <table:table-cell office:value-type="float" office:value="3.792125">
                <text:p>3.792125</text:p>
              </table:table-cell>
              <table:table-cell office:value-type="float" office:value="3.706">
                <text:p>3.70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4.65">
                <text:p>14.65</text:p>
              </table:table-cell>
              <table:table-cell office:value-type="float" office:value="3.76295833333333">
                <text:p>3.76295833333333</text:p>
              </table:table-cell>
              <table:table-cell office:value-type="float" office:value="3.876">
                <text:p>3.87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4.7333333333333">
                <text:p>14.7333333333333</text:p>
              </table:table-cell>
              <table:table-cell office:value-type="float" office:value="3.73545833333333">
                <text:p>3.73545833333333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4.8166666666667">
                <text:p>14.8166666666667</text:p>
              </table:table-cell>
              <table:table-cell office:value-type="float" office:value="3.74466666666667">
                <text:p>3.74466666666667</text:p>
              </table:table-cell>
              <table:table-cell office:value-type="float" office:value="3.74">
                <text:p>3.7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4.9">
                <text:p>14.9</text:p>
              </table:table-cell>
              <table:table-cell office:value-type="float" office:value="3.729">
                <text:p>3.729</text:p>
              </table:table-cell>
              <table:table-cell office:value-type="float" office:value="3.508">
                <text:p>3.50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">
                <text:p>15</text:p>
              </table:table-cell>
              <table:table-cell office:value-type="float" office:value="3.74679166666667">
                <text:p>3.74679166666667</text:p>
              </table:table-cell>
              <table:table-cell office:value-type="float" office:value="3.958">
                <text:p>3.95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.0833333333333">
                <text:p>15.0833333333333</text:p>
              </table:table-cell>
              <table:table-cell office:value-type="float" office:value="3.73720833333333">
                <text:p>3.73720833333333</text:p>
              </table:table-cell>
              <table:table-cell office:value-type="float" office:value="3.115">
                <text:p>3.11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.1666666666667">
                <text:p>15.1666666666667</text:p>
              </table:table-cell>
              <table:table-cell office:value-type="float" office:value="3.75158333333333">
                <text:p>3.75158333333333</text:p>
              </table:table-cell>
              <table:table-cell office:value-type="float" office:value="3.637">
                <text:p>3.63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5.25">
                <text:p>15.25</text:p>
              </table:table-cell>
              <table:table-cell office:value-type="float" office:value="3.75216666666667">
                <text:p>3.75216666666667</text:p>
              </table:table-cell>
              <table:table-cell office:value-type="float" office:value="4.107">
                <text:p>4.10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5.3333333333333">
                <text:p>15.3333333333333</text:p>
              </table:table-cell>
              <table:table-cell office:value-type="float" office:value="3.72975">
                <text:p>3.72975</text:p>
              </table:table-cell>
              <table:table-cell office:value-type="float" office:value="3.414">
                <text:p>3.41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5.4333333333333">
                <text:p>15.4333333333333</text:p>
              </table:table-cell>
              <table:table-cell office:value-type="float" office:value="3.72508333333333">
                <text:p>3.72508333333333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5.5166666666667">
                <text:p>15.5166666666667</text:p>
              </table:table-cell>
              <table:table-cell office:value-type="float" office:value="3.725">
                <text:p>3.725</text:p>
              </table:table-cell>
              <table:table-cell office:value-type="float" office:value="4.118">
                <text:p>4.11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5.6">
                <text:p>15.6</text:p>
              </table:table-cell>
              <table:table-cell office:value-type="float" office:value="3.71275">
                <text:p>3.71275</text:p>
              </table:table-cell>
              <table:table-cell office:value-type="float" office:value="3.652">
                <text:p>3.65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5.7">
                <text:p>15.7</text:p>
              </table:table-cell>
              <table:table-cell office:value-type="float" office:value="3.71170833333333">
                <text:p>3.71170833333333</text:p>
              </table:table-cell>
              <table:table-cell office:value-type="float" office:value="3.378">
                <text:p>3.37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5.7833333333333">
                <text:p>15.7833333333333</text:p>
              </table:table-cell>
              <table:table-cell office:value-type="float" office:value="3.70529166666667">
                <text:p>3.70529166666667</text:p>
              </table:table-cell>
              <table:table-cell office:value-type="float" office:value="3.457">
                <text:p>3.45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5.8666666666667">
                <text:p>15.8666666666667</text:p>
              </table:table-cell>
              <table:table-cell office:value-type="float" office:value="3.68554166666667">
                <text:p>3.68554166666667</text:p>
              </table:table-cell>
              <table:table-cell office:value-type="float" office:value="3.507">
                <text:p>3.50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5.95">
                <text:p>15.95</text:p>
              </table:table-cell>
              <table:table-cell office:value-type="float" office:value="3.70533333333333">
                <text:p>3.70533333333333</text:p>
              </table:table-cell>
              <table:table-cell office:value-type="float" office:value="4.062">
                <text:p>4.06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.05">
                <text:p>16.05</text:p>
              </table:table-cell>
              <table:table-cell office:value-type="float" office:value="3.736875">
                <text:p>3.736875</text:p>
              </table:table-cell>
              <table:table-cell office:value-type="float" office:value="4.222">
                <text:p>4.22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6.1333333333333">
                <text:p>16.1333333333333</text:p>
              </table:table-cell>
              <table:table-cell office:value-type="float" office:value="3.711">
                <text:p>3.711</text:p>
              </table:table-cell>
              <table:table-cell office:value-type="float" office:value="3.144">
                <text:p>3.14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6.2166666666667">
                <text:p>16.2166666666667</text:p>
              </table:table-cell>
              <table:table-cell office:value-type="float" office:value="3.69379166666667">
                <text:p>3.69379166666667</text:p>
              </table:table-cell>
              <table:table-cell office:value-type="float" office:value="3.74">
                <text:p>3.7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6.3">
                <text:p>16.3</text:p>
              </table:table-cell>
              <table:table-cell office:value-type="float" office:value="3.70641666666667">
                <text:p>3.70641666666667</text:p>
              </table:table-cell>
              <table:table-cell office:value-type="float" office:value="4.034">
                <text:p>4.03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6.3833333333333">
                <text:p>16.3833333333333</text:p>
              </table:table-cell>
              <table:table-cell office:value-type="float" office:value="3.68695833333333">
                <text:p>3.68695833333333</text:p>
              </table:table-cell>
              <table:table-cell office:value-type="float" office:value="3.149">
                <text:p>3.14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6.4833333333333">
                <text:p>16.4833333333333</text:p>
              </table:table-cell>
              <table:table-cell office:value-type="float" office:value="3.70258333333333">
                <text:p>3.70258333333333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6.5666666666667">
                <text:p>16.5666666666667</text:p>
              </table:table-cell>
              <table:table-cell office:value-type="float" office:value="3.69541666666667">
                <text:p>3.69541666666667</text:p>
              </table:table-cell>
              <table:table-cell office:value-type="float" office:value="3.556">
                <text:p>3.55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6.65">
                <text:p>16.65</text:p>
              </table:table-cell>
              <table:table-cell office:value-type="float" office:value="3.69079166666667">
                <text:p>3.69079166666667</text:p>
              </table:table-cell>
              <table:table-cell office:value-type="float" office:value="3.595">
                <text:p>3.59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6.7333333333333">
                <text:p>16.7333333333333</text:p>
              </table:table-cell>
              <table:table-cell office:value-type="float" office:value="3.70395833333333">
                <text:p>3.70395833333333</text:p>
              </table:table-cell>
              <table:table-cell office:value-type="float" office:value="4.192">
                <text:p>4.19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6.8333333333333">
                <text:p>16.8333333333333</text:p>
              </table:table-cell>
              <table:table-cell office:value-type="float" office:value="3.73620833333333">
                <text:p>3.73620833333333</text:p>
              </table:table-cell>
              <table:table-cell office:value-type="float" office:value="4.164">
                <text:p>4.16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6.9166666666667">
                <text:p>16.9166666666667</text:p>
              </table:table-cell>
              <table:table-cell office:value-type="float" office:value="3.74866666666667">
                <text:p>3.74866666666667</text:p>
              </table:table-cell>
              <table:table-cell office:value-type="float" office:value="4.039">
                <text:p>4.03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7">
                <text:p>17</text:p>
              </table:table-cell>
              <table:table-cell office:value-type="float" office:value="3.75445833333333">
                <text:p>3.75445833333333</text:p>
              </table:table-cell>
              <table:table-cell office:value-type="float" office:value="3.647">
                <text:p>3.64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7.1">
                <text:p>17.1</text:p>
              </table:table-cell>
              <table:table-cell office:value-type="float" office:value="3.76458333333333">
                <text:p>3.76458333333333</text:p>
              </table:table-cell>
              <table:table-cell office:value-type="float" office:value="4.201">
                <text:p>4.20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7.1833333333333">
                <text:p>17.1833333333333</text:p>
              </table:table-cell>
              <table:table-cell office:value-type="float" office:value="3.78904166666667">
                <text:p>3.78904166666667</text:p>
              </table:table-cell>
              <table:table-cell office:value-type="float" office:value="3.702">
                <text:p>3.70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7.2666666666667">
                <text:p>17.2666666666667</text:p>
              </table:table-cell>
              <table:table-cell office:value-type="float" office:value="3.80120833333333">
                <text:p>3.80120833333333</text:p>
              </table:table-cell>
              <table:table-cell office:value-type="float" office:value="3.929">
                <text:p>3.92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7.35">
                <text:p>17.35</text:p>
              </table:table-cell>
              <table:table-cell office:value-type="float" office:value="3.79483333333333">
                <text:p>3.79483333333333</text:p>
              </table:table-cell>
              <table:table-cell office:value-type="float" office:value="3.954">
                <text:p>3.95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7.4333333333333">
                <text:p>17.4333333333333</text:p>
              </table:table-cell>
              <table:table-cell office:value-type="float" office:value="3.82283333333333">
                <text:p>3.82283333333333</text:p>
              </table:table-cell>
              <table:table-cell office:value-type="float" office:value="4.086">
                <text:p>4.08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7.5333333333333">
                <text:p>17.5333333333333</text:p>
              </table:table-cell>
              <table:table-cell office:value-type="float" office:value="3.81475">
                <text:p>3.81475</text:p>
              </table:table-cell>
              <table:table-cell office:value-type="float" office:value="3.746">
                <text:p>3.74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7.6166666666667">
                <text:p>17.6166666666667</text:p>
              </table:table-cell>
              <table:table-cell office:value-type="float" office:value="3.80929166666667">
                <text:p>3.80929166666667</text:p>
              </table:table-cell>
              <table:table-cell office:value-type="float" office:value="3.987">
                <text:p>3.98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7.7">
                <text:p>17.7</text:p>
              </table:table-cell>
              <table:table-cell office:value-type="float" office:value="3.81691666666667">
                <text:p>3.81691666666667</text:p>
              </table:table-cell>
              <table:table-cell office:value-type="float" office:value="3.835">
                <text:p>3.83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7.7833333333333">
                <text:p>17.7833333333333</text:p>
              </table:table-cell>
              <table:table-cell office:value-type="float" office:value="3.83883333333333">
                <text:p>3.83883333333333</text:p>
              </table:table-cell>
              <table:table-cell office:value-type="float" office:value="3.904">
                <text:p>3.90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7.8833333333333">
                <text:p>17.8833333333333</text:p>
              </table:table-cell>
              <table:table-cell office:value-type="float" office:value="3.83870833333333">
                <text:p>3.83870833333333</text:p>
              </table:table-cell>
              <table:table-cell office:value-type="float" office:value="3.454">
                <text:p>3.45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7.9666666666667">
                <text:p>17.9666666666667</text:p>
              </table:table-cell>
              <table:table-cell office:value-type="float" office:value="3.85416666666667">
                <text:p>3.85416666666667</text:p>
              </table:table-cell>
              <table:table-cell office:value-type="float" office:value="3.878">
                <text:p>3.87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8.05">
                <text:p>18.05</text:p>
              </table:table-cell>
              <table:table-cell office:value-type="float" office:value="3.832125">
                <text:p>3.832125</text:p>
              </table:table-cell>
              <table:table-cell office:value-type="float" office:value="3.533">
                <text:p>3.53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8.1333333333333">
                <text:p>18.1333333333333</text:p>
              </table:table-cell>
              <table:table-cell office:value-type="float" office:value="3.81833333333333">
                <text:p>3.81833333333333</text:p>
              </table:table-cell>
              <table:table-cell office:value-type="float" office:value="3.891">
                <text:p>3.89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8.2333333333333">
                <text:p>18.2333333333333</text:p>
              </table:table-cell>
              <table:table-cell office:value-type="float" office:value="3.85791666666667">
                <text:p>3.85791666666667</text:p>
              </table:table-cell>
              <table:table-cell office:value-type="float" office:value="4.094">
                <text:p>4.09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8.3166666666667">
                <text:p>18.3166666666667</text:p>
              </table:table-cell>
              <table:table-cell office:value-type="float" office:value="3.83425">
                <text:p>3.83425</text:p>
              </table:table-cell>
              <table:table-cell office:value-type="float" office:value="3.172">
                <text:p>3.17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8.4">
                <text:p>18.4</text:p>
              </table:table-cell>
              <table:table-cell office:value-type="float" office:value="3.81366666666667">
                <text:p>3.81366666666667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8.4833333333333">
                <text:p>18.4833333333333</text:p>
              </table:table-cell>
              <table:table-cell office:value-type="float" office:value="3.825375">
                <text:p>3.825375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8.5833333333333">
                <text:p>18.5833333333333</text:p>
              </table:table-cell>
              <table:table-cell office:value-type="float" office:value="3.8015">
                <text:p>3.8015</text:p>
              </table:table-cell>
              <table:table-cell office:value-type="float" office:value="3.707">
                <text:p>3.70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8.6666666666667">
                <text:p>18.6666666666667</text:p>
              </table:table-cell>
              <table:table-cell office:value-type="float" office:value="3.80070833333333">
                <text:p>3.80070833333333</text:p>
              </table:table-cell>
              <table:table-cell office:value-type="float" office:value="3.537">
                <text:p>3.53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8.75">
                <text:p>18.75</text:p>
              </table:table-cell>
              <table:table-cell office:value-type="float" office:value="3.81270833333333">
                <text:p>3.81270833333333</text:p>
              </table:table-cell>
              <table:table-cell office:value-type="float" office:value="3.883">
                <text:p>3.88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8.8333333333333">
                <text:p>18.8333333333333</text:p>
              </table:table-cell>
              <table:table-cell office:value-type="float" office:value="3.78979166666667">
                <text:p>3.78979166666667</text:p>
              </table:table-cell>
              <table:table-cell office:value-type="float" office:value="3.642">
                <text:p>3.64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8.9166666666667">
                <text:p>18.9166666666667</text:p>
              </table:table-cell>
              <table:table-cell office:value-type="float" office:value="3.784125">
                <text:p>3.784125</text:p>
              </table:table-cell>
              <table:table-cell office:value-type="float" office:value="4.028">
                <text:p>4.02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9.0166666666667">
                <text:p>19.0166666666667</text:p>
              </table:table-cell>
              <table:table-cell office:value-type="float" office:value="3.75983333333333">
                <text:p>3.75983333333333</text:p>
              </table:table-cell>
              <table:table-cell office:value-type="float" office:value="3.456">
                <text:p>3.45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9.1">
                <text:p>19.1</text:p>
              </table:table-cell>
              <table:table-cell office:value-type="float" office:value="3.74995833333333">
                <text:p>3.74995833333333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9.1833333333333">
                <text:p>19.1833333333333</text:p>
              </table:table-cell>
              <table:table-cell office:value-type="float" office:value="3.74116666666667">
                <text:p>3.74116666666667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9.2666666666667">
                <text:p>19.2666666666667</text:p>
              </table:table-cell>
              <table:table-cell office:value-type="float" office:value="3.74458333333333">
                <text:p>3.74458333333333</text:p>
              </table:table-cell>
              <table:table-cell office:value-type="float" office:value="3.784">
                <text:p>3.78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9.3666666666667">
                <text:p>19.3666666666667</text:p>
              </table:table-cell>
              <table:table-cell office:value-type="float" office:value="3.73920833333333">
                <text:p>3.7392083333333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9.45">
                <text:p>19.45</text:p>
              </table:table-cell>
              <table:table-cell office:value-type="float" office:value="3.74766666666667">
                <text:p>3.74766666666667</text:p>
              </table:table-cell>
              <table:table-cell office:value-type="float" office:value="4.157">
                <text:p>4.15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9.5333333333333">
                <text:p>19.5333333333333</text:p>
              </table:table-cell>
              <table:table-cell office:value-type="float" office:value="3.74766666666667">
                <text:p>3.74766666666667</text:p>
              </table:table-cell>
              <table:table-cell office:value-type="float" office:value="4.086">
                <text:p>4.08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9.6166666666667">
                <text:p>19.6166666666667</text:p>
              </table:table-cell>
              <table:table-cell office:value-type="float" office:value="3.737">
                <text:p>3.737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9.7">
                <text:p>19.7</text:p>
              </table:table-cell>
              <table:table-cell office:value-type="float" office:value="3.73045833333333">
                <text:p>3.73045833333333</text:p>
              </table:table-cell>
              <table:table-cell office:value-type="float" office:value="3.83">
                <text:p>3.8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9.8">
                <text:p>19.8</text:p>
              </table:table-cell>
              <table:table-cell office:value-type="float" office:value="3.74275">
                <text:p>3.74275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9.8833333333333">
                <text:p>19.8833333333333</text:p>
              </table:table-cell>
              <table:table-cell office:value-type="float" office:value="3.72129166666667">
                <text:p>3.72129166666667</text:p>
              </table:table-cell>
              <table:table-cell office:value-type="float" office:value="3.389">
                <text:p>3.38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9.9666666666667">
                <text:p>19.9666666666667</text:p>
              </table:table-cell>
              <table:table-cell office:value-type="float" office:value="3.74345833333333">
                <text:p>3.74345833333333</text:p>
              </table:table-cell>
              <table:table-cell office:value-type="float" office:value="3.986">
                <text:p>3.98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0.05">
                <text:p>20.05</text:p>
              </table:table-cell>
              <table:table-cell office:value-type="float" office:value="3.75379166666667">
                <text:p>3.75379166666667</text:p>
              </table:table-cell>
              <table:table-cell office:value-type="float" office:value="4.126">
                <text:p>4.12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0.15">
                <text:p>20.15</text:p>
              </table:table-cell>
              <table:table-cell office:value-type="float" office:value="3.73783333333333">
                <text:p>3.73783333333333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0.2333333333333">
                <text:p>20.2333333333333</text:p>
              </table:table-cell>
              <table:table-cell office:value-type="float" office:value="3.73525">
                <text:p>3.73525</text:p>
              </table:table-cell>
              <table:table-cell office:value-type="float" office:value="3.829">
                <text:p>3.82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0.3166666666667">
                <text:p>20.3166666666667</text:p>
              </table:table-cell>
              <table:table-cell office:value-type="float" office:value="3.70595833333333">
                <text:p>3.70595833333333</text:p>
              </table:table-cell>
              <table:table-cell office:value-type="float" office:value="3.391">
                <text:p>3.39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0.4166666666667">
                <text:p>20.4166666666667</text:p>
              </table:table-cell>
              <table:table-cell office:value-type="float" office:value="3.71083333333333">
                <text:p>3.71083333333333</text:p>
              </table:table-cell>
              <table:table-cell office:value-type="float" office:value="3.289">
                <text:p>3.28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0.5">
                <text:p>20.5</text:p>
              </table:table-cell>
              <table:table-cell office:value-type="float" office:value="3.709625">
                <text:p>3.709625</text:p>
              </table:table-cell>
              <table:table-cell office:value-type="float" office:value="3.511">
                <text:p>3.51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0.5833333333333">
                <text:p>20.5833333333333</text:p>
              </table:table-cell>
              <table:table-cell office:value-type="float" office:value="3.71408333333333">
                <text:p>3.71408333333333</text:p>
              </table:table-cell>
              <table:table-cell office:value-type="float" office:value="3.537">
                <text:p>3.53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0.6666666666667">
                <text:p>20.6666666666667</text:p>
              </table:table-cell>
              <table:table-cell office:value-type="float" office:value="3.722">
                <text:p>3.722</text:p>
              </table:table-cell>
              <table:table-cell office:value-type="float" office:value="3.897">
                <text:p>3.89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0.75">
                <text:p>20.75</text:p>
              </table:table-cell>
              <table:table-cell office:value-type="float" office:value="3.74091666666667">
                <text:p>3.74091666666667</text:p>
              </table:table-cell>
              <table:table-cell office:value-type="float" office:value="3.991">
                <text:p>3.99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0.85">
                <text:p>20.85</text:p>
              </table:table-cell>
              <table:table-cell office:value-type="float" office:value="3.743">
                <text:p>3.743</text:p>
              </table:table-cell>
              <table:table-cell office:value-type="float" office:value="3.933">
                <text:p>3.93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0.9333333333333">
                <text:p>20.9333333333333</text:p>
              </table:table-cell>
              <table:table-cell office:value-type="float" office:value="3.73070833333333">
                <text:p>3.73070833333333</text:p>
              </table:table-cell>
              <table:table-cell office:value-type="float" office:value="3.347">
                <text:p>3.34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1.0166666666667">
                <text:p>21.0166666666667</text:p>
              </table:table-cell>
              <table:table-cell office:value-type="float" office:value="3.750875">
                <text:p>3.750875</text:p>
              </table:table-cell>
              <table:table-cell office:value-type="float" office:value="4.512">
                <text:p>4.51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1.1">
                <text:p>21.1</text:p>
              </table:table-cell>
              <table:table-cell office:value-type="float" office:value="3.755625">
                <text:p>3.755625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1.2">
                <text:p>21.2</text:p>
              </table:table-cell>
              <table:table-cell office:value-type="float" office:value="3.76441666666667">
                <text:p>3.76441666666667</text:p>
              </table:table-cell>
              <table:table-cell office:value-type="float" office:value="3.621">
                <text:p>3.62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1.2833333333333">
                <text:p>21.2833333333333</text:p>
              </table:table-cell>
              <table:table-cell office:value-type="float" office:value="3.767875">
                <text:p>3.767875</text:p>
              </table:table-cell>
              <table:table-cell office:value-type="float" office:value="4.073">
                <text:p>4.07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1.3666666666667">
                <text:p>21.3666666666667</text:p>
              </table:table-cell>
              <table:table-cell office:value-type="float" office:value="3.75954166666667">
                <text:p>3.75954166666667</text:p>
              </table:table-cell>
              <table:table-cell office:value-type="float" office:value="3.584">
                <text:p>3.58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1.45">
                <text:p>21.45</text:p>
              </table:table-cell>
              <table:table-cell office:value-type="float" office:value="3.76645833333333">
                <text:p>3.76645833333333</text:p>
              </table:table-cell>
              <table:table-cell office:value-type="float" office:value="3.966">
                <text:p>3.96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1.5333333333333">
                <text:p>21.5333333333333</text:p>
              </table:table-cell>
              <table:table-cell office:value-type="float" office:value="3.771">
                <text:p>3.771</text:p>
              </table:table-cell>
              <table:table-cell office:value-type="float" office:value="4.266">
                <text:p>4.26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1.6333333333333">
                <text:p>21.6333333333333</text:p>
              </table:table-cell>
              <table:table-cell office:value-type="float" office:value="3.77475">
                <text:p>3.77475</text:p>
              </table:table-cell>
              <table:table-cell office:value-type="float" office:value="4.176">
                <text:p>4.17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1.7166666666667">
                <text:p>21.7166666666667</text:p>
              </table:table-cell>
              <table:table-cell office:value-type="float" office:value="3.78791666666667">
                <text:p>3.78791666666667</text:p>
              </table:table-cell>
              <table:table-cell office:value-type="float" office:value="3.806">
                <text:p>3.80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1.8">
                <text:p>21.8</text:p>
              </table:table-cell>
              <table:table-cell office:value-type="float" office:value="3.76629166666667">
                <text:p>3.76629166666667</text:p>
              </table:table-cell>
              <table:table-cell office:value-type="float" office:value="3.311">
                <text:p>3.31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1.8833333333333">
                <text:p>21.8833333333333</text:p>
              </table:table-cell>
              <table:table-cell office:value-type="float" office:value="3.75025">
                <text:p>3.75025</text:p>
              </table:table-cell>
              <table:table-cell office:value-type="float" office:value="3.745">
                <text:p>3.74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1.9833333333333">
                <text:p>21.9833333333333</text:p>
              </table:table-cell>
              <table:table-cell office:value-type="float" office:value="3.755875">
                <text:p>3.755875</text:p>
              </table:table-cell>
              <table:table-cell office:value-type="float" office:value="3.524">
                <text:p>3.52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2.0666666666667">
                <text:p>22.0666666666667</text:p>
              </table:table-cell>
              <table:table-cell office:value-type="float" office:value="3.7445">
                <text:p>3.7445</text:p>
              </table:table-cell>
              <table:table-cell office:value-type="float" office:value="3.713">
                <text:p>3.71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2.15">
                <text:p>22.15</text:p>
              </table:table-cell>
              <table:table-cell office:value-type="float" office:value="3.732375">
                <text:p>3.732375</text:p>
              </table:table-cell>
              <table:table-cell office:value-type="float" office:value="3.835">
                <text:p>3.83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2.25">
                <text:p>22.25</text:p>
              </table:table-cell>
              <table:table-cell office:value-type="float" office:value="3.76129166666667">
                <text:p>3.76129166666667</text:p>
              </table:table-cell>
              <table:table-cell office:value-type="float" office:value="3.844">
                <text:p>3.84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2.3333333333333">
                <text:p>22.3333333333333</text:p>
              </table:table-cell>
              <table:table-cell office:value-type="float" office:value="3.76875">
                <text:p>3.76875</text:p>
              </table:table-cell>
              <table:table-cell office:value-type="float" office:value="4.008">
                <text:p>4.00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2.4166666666667">
                <text:p>22.4166666666667</text:p>
              </table:table-cell>
              <table:table-cell office:value-type="float" office:value="3.77954166666667">
                <text:p>3.77954166666667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2.5">
                <text:p>22.5</text:p>
              </table:table-cell>
              <table:table-cell office:value-type="float" office:value="3.81129166666667">
                <text:p>3.81129166666667</text:p>
              </table:table-cell>
              <table:table-cell office:value-type="float" office:value="4.051">
                <text:p>4.05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2.5833333333333">
                <text:p>22.5833333333333</text:p>
              </table:table-cell>
              <table:table-cell office:value-type="float" office:value="3.833">
                <text:p>3.833</text:p>
              </table:table-cell>
              <table:table-cell office:value-type="float" office:value="4.032">
                <text:p>4.03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2.6833333333333">
                <text:p>22.6833333333333</text:p>
              </table:table-cell>
              <table:table-cell office:value-type="float" office:value="3.830125">
                <text:p>3.830125</text:p>
              </table:table-cell>
              <table:table-cell office:value-type="float" office:value="3.468">
                <text:p>3.46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2.7666666666667">
                <text:p>22.7666666666667</text:p>
              </table:table-cell>
              <table:table-cell office:value-type="float" office:value="3.83879166666667">
                <text:p>3.83879166666667</text:p>
              </table:table-cell>
              <table:table-cell office:value-type="float" office:value="4.105">
                <text:p>4.10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2.85">
                <text:p>22.85</text:p>
              </table:table-cell>
              <table:table-cell office:value-type="float" office:value="3.80816666666667">
                <text:p>3.80816666666667</text:p>
              </table:table-cell>
              <table:table-cell office:value-type="float" office:value="3.256">
                <text:p>3.25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2.9333333333333">
                <text:p>22.9333333333333</text:p>
              </table:table-cell>
              <table:table-cell office:value-type="float" office:value="3.78783333333333">
                <text:p>3.78783333333333</text:p>
              </table:table-cell>
              <table:table-cell office:value-type="float" office:value="3.445">
                <text:p>3.44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3.0333333333333">
                <text:p>23.0333333333333</text:p>
              </table:table-cell>
              <table:table-cell office:value-type="float" office:value="3.82575">
                <text:p>3.82575</text:p>
              </table:table-cell>
              <table:table-cell office:value-type="float" office:value="4.257">
                <text:p>4.25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3.1166666666667">
                <text:p>23.1166666666667</text:p>
              </table:table-cell>
              <table:table-cell office:value-type="float" office:value="3.767375">
                <text:p>3.767375</text:p>
              </table:table-cell>
              <table:table-cell office:value-type="float" office:value="3.111">
                <text:p>3.11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3.2">
                <text:p>23.2</text:p>
              </table:table-cell>
              <table:table-cell office:value-type="float" office:value="3.78845833333333">
                <text:p>3.78845833333333</text:p>
              </table:table-cell>
              <table:table-cell office:value-type="float" office:value="4.076">
                <text:p>4.07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3.2833333333333">
                <text:p>23.2833333333333</text:p>
              </table:table-cell>
              <table:table-cell office:value-type="float" office:value="3.794">
                <text:p>3.794</text:p>
              </table:table-cell>
              <table:table-cell office:value-type="float" office:value="3.754">
                <text:p>3.75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3.3666666666667">
                <text:p>23.3666666666667</text:p>
              </table:table-cell>
              <table:table-cell office:value-type="float" office:value="3.78">
                <text:p>3.78</text:p>
              </table:table-cell>
              <table:table-cell office:value-type="float" office:value="3.737">
                <text:p>3.73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3.4666666666667">
                <text:p>23.4666666666667</text:p>
              </table:table-cell>
              <table:table-cell office:value-type="float" office:value="3.80054166666667">
                <text:p>3.80054166666667</text:p>
              </table:table-cell>
              <table:table-cell office:value-type="float" office:value="4.077">
                <text:p>4.07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3.55">
                <text:p>23.55</text:p>
              </table:table-cell>
              <table:table-cell office:value-type="float" office:value="3.78679166666667">
                <text:p>3.78679166666667</text:p>
              </table:table-cell>
              <table:table-cell office:value-type="float" office:value="3.636">
                <text:p>3.63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3.6333333333333">
                <text:p>23.6333333333333</text:p>
              </table:table-cell>
              <table:table-cell office:value-type="float" office:value="3.74204166666667">
                <text:p>3.74204166666667</text:p>
              </table:table-cell>
              <table:table-cell office:value-type="float" office:value="3.192">
                <text:p>3.19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3.7333333333333">
                <text:p>23.7333333333333</text:p>
              </table:table-cell>
              <table:table-cell office:value-type="float" office:value="3.73691666666667">
                <text:p>3.73691666666667</text:p>
              </table:table-cell>
              <table:table-cell office:value-type="float" office:value="4.053">
                <text:p>4.05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3.8166666666667">
                <text:p>23.8166666666667</text:p>
              </table:table-cell>
              <table:table-cell office:value-type="float" office:value="3.72575">
                <text:p>3.72575</text:p>
              </table:table-cell>
              <table:table-cell office:value-type="float" office:value="3.538">
                <text:p>3.53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3.9">
                <text:p>23.9</text:p>
              </table:table-cell>
              <table:table-cell office:value-type="float" office:value="3.74795833333333">
                <text:p>3.74795833333333</text:p>
              </table:table-cell>
              <table:table-cell office:value-type="float" office:value="3.844">
                <text:p>3.84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3.9833333333333">
                <text:p>23.9833333333333</text:p>
              </table:table-cell>
              <table:table-cell office:value-type="float" office:value="3.73641666666667">
                <text:p>3.73641666666667</text:p>
              </table:table-cell>
              <table:table-cell office:value-type="float" office:value="3.468">
                <text:p>3.46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4.0833333333333">
                <text:p>24.0833333333333</text:p>
              </table:table-cell>
              <table:table-cell office:value-type="float" office:value="3.74279166666667">
                <text:p>3.74279166666667</text:p>
              </table:table-cell>
              <table:table-cell office:value-type="float" office:value="3.677">
                <text:p>3.67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4.1666666666667">
                <text:p>24.1666666666667</text:p>
              </table:table-cell>
              <table:table-cell office:value-type="float" office:value="3.71920833333333">
                <text:p>3.71920833333333</text:p>
              </table:table-cell>
              <table:table-cell office:value-type="float" office:value="3.147">
                <text:p>3.14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4.25">
                <text:p>24.25</text:p>
              </table:table-cell>
              <table:table-cell office:value-type="float" office:value="3.708375">
                <text:p>3.708375</text:p>
              </table:table-cell>
              <table:table-cell office:value-type="float" office:value="3.575">
                <text:p>3.57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4.3333333333333">
                <text:p>24.3333333333333</text:p>
              </table:table-cell>
              <table:table-cell office:value-type="float" office:value="3.72158333333333">
                <text:p>3.72158333333333</text:p>
              </table:table-cell>
              <table:table-cell office:value-type="float" office:value="4.161">
                <text:p>4.16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4.4166666666667">
                <text:p>24.4166666666667</text:p>
              </table:table-cell>
              <table:table-cell office:value-type="float" office:value="3.698875">
                <text:p>3.698875</text:p>
              </table:table-cell>
              <table:table-cell office:value-type="float" office:value="3.463">
                <text:p>3.46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4.5166666666667">
                <text:p>24.5166666666667</text:p>
              </table:table-cell>
              <table:table-cell office:value-type="float" office:value="3.71283333333333">
                <text:p>3.71283333333333</text:p>
              </table:table-cell>
              <table:table-cell office:value-type="float" office:value="3.985">
                <text:p>3.98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4.6">
                <text:p>24.6</text:p>
              </table:table-cell>
              <table:table-cell office:value-type="float" office:value="3.71045833333333">
                <text:p>3.71045833333333</text:p>
              </table:table-cell>
              <table:table-cell office:value-type="float" office:value="3.994">
                <text:p>3.99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4.6833333333333">
                <text:p>24.6833333333333</text:p>
              </table:table-cell>
              <table:table-cell office:value-type="float" office:value="3.67133333333333">
                <text:p>3.67133333333333</text:p>
              </table:table-cell>
              <table:table-cell office:value-type="float" office:value="3.093">
                <text:p>3.09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4.7666666666667">
                <text:p>24.7666666666667</text:p>
              </table:table-cell>
              <table:table-cell office:value-type="float" office:value="3.689375">
                <text:p>3.689375</text:p>
              </table:table-cell>
              <table:table-cell office:value-type="float" office:value="3.901">
                <text:p>3.90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4.8666666666667">
                <text:p>24.8666666666667</text:p>
              </table:table-cell>
              <table:table-cell office:value-type="float" office:value="3.692375">
                <text:p>3.692375</text:p>
              </table:table-cell>
              <table:table-cell office:value-type="float" office:value="4.177">
                <text:p>4.17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4.95">
                <text:p>24.95</text:p>
              </table:table-cell>
              <table:table-cell office:value-type="float" office:value="3.710375">
                <text:p>3.710375</text:p>
              </table:table-cell>
              <table:table-cell office:value-type="float" office:value="3.688">
                <text:p>3.68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5.0333333333333">
                <text:p>25.0333333333333</text:p>
              </table:table-cell>
              <table:table-cell office:value-type="float" office:value="3.74270833333333">
                <text:p>3.74270833333333</text:p>
              </table:table-cell>
              <table:table-cell office:value-type="float" office:value="4.221">
                <text:p>4.22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5.1333333333333">
                <text:p>25.1333333333333</text:p>
              </table:table-cell>
              <table:table-cell office:value-type="float" office:value="3.71895833333333">
                <text:p>3.71895833333333</text:p>
              </table:table-cell>
              <table:table-cell office:value-type="float" office:value="3.687">
                <text:p>3.68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5.2166666666667">
                <text:p>25.2166666666667</text:p>
              </table:table-cell>
              <table:table-cell office:value-type="float" office:value="3.72695833333333">
                <text:p>3.72695833333333</text:p>
              </table:table-cell>
              <table:table-cell office:value-type="float" office:value="3.303">
                <text:p>3.30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5.3">
                <text:p>25.3</text:p>
              </table:table-cell>
              <table:table-cell office:value-type="float" office:value="3.726375">
                <text:p>3.726375</text:p>
              </table:table-cell>
              <table:table-cell office:value-type="float" office:value="4.062">
                <text:p>4.06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5.3833333333333">
                <text:p>25.3833333333333</text:p>
              </table:table-cell>
              <table:table-cell office:value-type="float" office:value="3.72970833333333">
                <text:p>3.72970833333333</text:p>
              </table:table-cell>
              <table:table-cell office:value-type="float" office:value="3.834">
                <text:p>3.83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5.4666666666667">
                <text:p>25.4666666666667</text:p>
              </table:table-cell>
              <table:table-cell office:value-type="float" office:value="3.70391666666667">
                <text:p>3.70391666666667</text:p>
              </table:table-cell>
              <table:table-cell office:value-type="float" office:value="3.118">
                <text:p>3.11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5.5666666666667">
                <text:p>25.5666666666667</text:p>
              </table:table-cell>
              <table:table-cell office:value-type="float" office:value="3.71070833333333">
                <text:p>3.71070833333333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5.65">
                <text:p>25.65</text:p>
              </table:table-cell>
              <table:table-cell office:value-type="float" office:value="3.55983333333333">
                <text:p>3.55983333333333</text:p>
              </table:table-cell>
              <table:table-cell office:value-type="float" office:value="0.0150000000000001">
                <text:p>0.015000000000000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5.7333333333333">
                <text:p>25.7333333333333</text:p>
              </table:table-cell>
              <table:table-cell office:value-type="float" office:value="3.426875">
                <text:p>3.426875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5.8166666666667">
                <text:p>25.8166666666667</text:p>
              </table:table-cell>
              <table:table-cell office:value-type="float" office:value="3.42745833333333">
                <text:p>3.42745833333333</text:p>
              </table:table-cell>
              <table:table-cell office:value-type="float" office:value="4.067">
                <text:p>4.06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5.9166666666667">
                <text:p>25.9166666666667</text:p>
              </table:table-cell>
              <table:table-cell office:value-type="float" office:value="3.4235">
                <text:p>3.4235</text:p>
              </table:table-cell>
              <table:table-cell office:value-type="float" office:value="3.443">
                <text:p>3.44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6">
                <text:p>26</text:p>
              </table:table-cell>
              <table:table-cell office:value-type="float" office:value="3.435625">
                <text:p>3.435625</text:p>
              </table:table-cell>
              <table:table-cell office:value-type="float" office:value="4.135">
                <text:p>4.13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6.0833333333333">
                <text:p>26.0833333333333</text:p>
              </table:table-cell>
              <table:table-cell office:value-type="float" office:value="3.434">
                <text:p>3.434</text:p>
              </table:table-cell>
              <table:table-cell office:value-type="float" office:value="3.429">
                <text:p>3.42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6.1666666666667">
                <text:p>26.1666666666667</text:p>
              </table:table-cell>
              <table:table-cell office:value-type="float" office:value="3.41633333333333">
                <text:p>3.41633333333333</text:p>
              </table:table-cell>
              <table:table-cell office:value-type="float" office:value="3.253">
                <text:p>3.25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6.25">
                <text:p>26.25</text:p>
              </table:table-cell>
              <table:table-cell office:value-type="float" office:value="3.44016666666667">
                <text:p>3.44016666666667</text:p>
              </table:table-cell>
              <table:table-cell office:value-type="float" office:value="3.719">
                <text:p>3.71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6.35">
                <text:p>26.35</text:p>
              </table:table-cell>
              <table:table-cell office:value-type="float" office:value="3.43320833333333">
                <text:p>3.43320833333333</text:p>
              </table:table-cell>
              <table:table-cell office:value-type="float" office:value="3.408">
                <text:p>3.40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6.4333333333333">
                <text:p>26.4333333333333</text:p>
              </table:table-cell>
              <table:table-cell office:value-type="float" office:value="3.4255">
                <text:p>3.4255</text:p>
              </table:table-cell>
              <table:table-cell office:value-type="float" office:value="3.976">
                <text:p>3.97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6.5166666666667">
                <text:p>26.5166666666667</text:p>
              </table:table-cell>
              <table:table-cell office:value-type="float" office:value="3.43029166666667">
                <text:p>3.43029166666667</text:p>
              </table:table-cell>
              <table:table-cell office:value-type="float" office:value="3.578">
                <text:p>3.57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6.6">
                <text:p>26.6</text:p>
              </table:table-cell>
              <table:table-cell office:value-type="float" office:value="3.405875">
                <text:p>3.405875</text:p>
              </table:table-cell>
              <table:table-cell office:value-type="float" office:value="3.399">
                <text:p>3.39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6.7">
                <text:p>26.7</text:p>
              </table:table-cell>
              <table:table-cell office:value-type="float" office:value="3.402">
                <text:p>3.402</text:p>
              </table:table-cell>
              <table:table-cell office:value-type="float" office:value="3.901">
                <text:p>3.90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6.7833333333333">
                <text:p>26.7833333333333</text:p>
              </table:table-cell>
              <table:table-cell office:value-type="float" office:value="3.42645833333333">
                <text:p>3.42645833333333</text:p>
              </table:table-cell>
              <table:table-cell office:value-type="float" office:value="3.68">
                <text:p>3.6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6.8666666666667">
                <text:p>26.8666666666667</text:p>
              </table:table-cell>
              <table:table-cell office:value-type="float" office:value="3.439375">
                <text:p>3.439375</text:p>
              </table:table-cell>
              <table:table-cell office:value-type="float" office:value="4.211">
                <text:p>4.21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6.95">
                <text:p>26.95</text:p>
              </table:table-cell>
              <table:table-cell office:value-type="float" office:value="3.41808333333333">
                <text:p>3.41808333333333</text:p>
              </table:table-cell>
              <table:table-cell office:value-type="float" office:value="3.666">
                <text:p>3.66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7.0333333333333">
                <text:p>27.0333333333333</text:p>
              </table:table-cell>
              <table:table-cell office:value-type="float" office:value="3.42479166666667">
                <text:p>3.42479166666667</text:p>
              </table:table-cell>
              <table:table-cell office:value-type="float" office:value="3.849">
                <text:p>3.84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7.1333333333333">
                <text:p>27.1333333333333</text:p>
              </table:table-cell>
              <table:table-cell office:value-type="float" office:value="3.39170833333333">
                <text:p>3.39170833333333</text:p>
              </table:table-cell>
              <table:table-cell office:value-type="float" office:value="3.427">
                <text:p>3.42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7.2166666666667">
                <text:p>27.2166666666667</text:p>
              </table:table-cell>
              <table:table-cell office:value-type="float" office:value="3.402125">
                <text:p>3.402125</text:p>
              </table:table-cell>
              <table:table-cell office:value-type="float" office:value="3.937">
                <text:p>3.93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7.3">
                <text:p>27.3</text:p>
              </table:table-cell>
              <table:table-cell office:value-type="float" office:value="3.42808333333333">
                <text:p>3.42808333333333</text:p>
              </table:table-cell>
              <table:table-cell office:value-type="float" office:value="3.926">
                <text:p>3.92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7.3833333333333">
                <text:p>27.3833333333333</text:p>
              </table:table-cell>
              <table:table-cell office:value-type="float" office:value="3.40395833333333">
                <text:p>3.40395833333333</text:p>
              </table:table-cell>
              <table:table-cell office:value-type="float" office:value="3.483">
                <text:p>3.48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7.4833333333333">
                <text:p>27.4833333333333</text:p>
              </table:table-cell>
              <table:table-cell office:value-type="float" office:value="3.37533333333333">
                <text:p>3.37533333333333</text:p>
              </table:table-cell>
              <table:table-cell office:value-type="float" office:value="3.147">
                <text:p>3.14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7.5666666666667">
                <text:p>27.5666666666667</text:p>
              </table:table-cell>
              <table:table-cell office:value-type="float" office:value="3.40245833333333">
                <text:p>3.40245833333333</text:p>
              </table:table-cell>
              <table:table-cell office:value-type="float" office:value="3.769">
                <text:p>3.76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7.65">
                <text:p>27.65</text:p>
              </table:table-cell>
              <table:table-cell office:value-type="float" office:value="3.397625">
                <text:p>3.397625</text:p>
              </table:table-cell>
              <table:table-cell office:value-type="float" office:value="4.124">
                <text:p>4.12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7.7333333333333">
                <text:p>27.7333333333333</text:p>
              </table:table-cell>
              <table:table-cell office:value-type="float" office:value="3.54316666666667">
                <text:p>3.54316666666667</text:p>
              </table:table-cell>
              <table:table-cell office:value-type="float" office:value="3.508">
                <text:p>3.50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7.8333333333333">
                <text:p>27.8333333333333</text:p>
              </table:table-cell>
              <table:table-cell office:value-type="float" office:value="3.69875">
                <text:p>3.69875</text:p>
              </table:table-cell>
              <table:table-cell office:value-type="float" office:value="3.735">
                <text:p>3.73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7.9166666666667">
                <text:p>27.9166666666667</text:p>
              </table:table-cell>
              <table:table-cell office:value-type="float" office:value="3.66445833333333">
                <text:p>3.66445833333333</text:p>
              </table:table-cell>
              <table:table-cell office:value-type="float" office:value="3.244">
                <text:p>3.24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8">
                <text:p>28</text:p>
              </table:table-cell>
              <table:table-cell office:value-type="float" office:value="3.70091666666667">
                <text:p>3.70091666666667</text:p>
              </table:table-cell>
              <table:table-cell office:value-type="float" office:value="4.318">
                <text:p>4.31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8.0833333333333">
                <text:p>28.0833333333333</text:p>
              </table:table-cell>
              <table:table-cell office:value-type="float" office:value="3.704375">
                <text:p>3.704375</text:p>
              </table:table-cell>
              <table:table-cell office:value-type="float" office:value="4.218">
                <text:p>4.21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8.1833333333333">
                <text:p>28.1833333333333</text:p>
              </table:table-cell>
              <table:table-cell office:value-type="float" office:value="3.70745833333333">
                <text:p>3.70745833333333</text:p>
              </table:table-cell>
              <table:table-cell office:value-type="float" office:value="3.503">
                <text:p>3.50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8.2666666666667">
                <text:p>28.2666666666667</text:p>
              </table:table-cell>
              <table:table-cell office:value-type="float" office:value="3.72833333333333">
                <text:p>3.72833333333333</text:p>
              </table:table-cell>
              <table:table-cell office:value-type="float" office:value="3.754">
                <text:p>3.75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8.35">
                <text:p>28.35</text:p>
              </table:table-cell>
              <table:table-cell office:value-type="float" office:value="3.73229166666667">
                <text:p>3.73229166666667</text:p>
              </table:table-cell>
              <table:table-cell office:value-type="float" office:value="3.814">
                <text:p>3.81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8.4333333333333">
                <text:p>28.4333333333333</text:p>
              </table:table-cell>
              <table:table-cell office:value-type="float" office:value="3.765375">
                <text:p>3.765375</text:p>
              </table:table-cell>
              <table:table-cell office:value-type="float" office:value="4.202">
                <text:p>4.20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8.5166666666667">
                <text:p>28.5166666666667</text:p>
              </table:table-cell>
              <table:table-cell office:value-type="float" office:value="3.75741666666667">
                <text:p>3.75741666666667</text:p>
              </table:table-cell>
              <table:table-cell office:value-type="float" office:value="3.785">
                <text:p>3.78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8.6166666666667">
                <text:p>28.6166666666667</text:p>
              </table:table-cell>
              <table:table-cell office:value-type="float" office:value="3.75925">
                <text:p>3.75925</text:p>
              </table:table-cell>
              <table:table-cell office:value-type="float" office:value="3.622">
                <text:p>3.62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8.7">
                <text:p>28.7</text:p>
              </table:table-cell>
              <table:table-cell office:value-type="float" office:value="3.77983333333333">
                <text:p>3.77983333333333</text:p>
              </table:table-cell>
              <table:table-cell office:value-type="float" office:value="3.893">
                <text:p>3.89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8.7833333333333">
                <text:p>28.7833333333333</text:p>
              </table:table-cell>
              <table:table-cell office:value-type="float" office:value="3.61733333333333">
                <text:p>3.61733333333333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8.8666666666667">
                <text:p>28.8666666666667</text:p>
              </table:table-cell>
              <table:table-cell office:value-type="float" office:value="3.465">
                <text:p>3.465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8.9666666666667">
                <text:p>28.9666666666667</text:p>
              </table:table-cell>
              <table:table-cell office:value-type="float" office:value="3.29091666666667">
                <text:p>3.29091666666667</text:p>
              </table:table-cell>
              <table:table-cell office:value-type="float" office:value="0.0329999999999999">
                <text:p>0.032999999999999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9.05">
                <text:p>29.05</text:p>
              </table:table-cell>
              <table:table-cell office:value-type="float" office:value="3.13895833333333">
                <text:p>3.13895833333333</text:p>
              </table:table-cell>
              <table:table-cell office:value-type="float" office:value="0.0189999999999997">
                <text:p>0.018999999999999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9.1333333333333">
                <text:p>29.1333333333333</text:p>
              </table:table-cell>
              <table:table-cell office:value-type="float" office:value="2.98033333333333">
                <text:p>2.98033333333333</text:p>
              </table:table-cell>
              <table:table-cell office:value-type="float" office:value="0.0419999999999998">
                <text:p>0.041999999999999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9.2333333333333">
                <text:p>29.2333333333333</text:p>
              </table:table-cell>
              <table:table-cell office:value-type="float" office:value="2.83758333333333">
                <text:p>2.83758333333333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9.3166666666667">
                <text:p>29.3166666666667</text:p>
              </table:table-cell>
              <table:table-cell office:value-type="float" office:value="2.67525">
                <text:p>2.67525</text:p>
              </table:table-cell>
              <table:table-cell office:value-type="float" office:value="0.0409999999999999">
                <text:p>0.040999999999999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9.4">
                <text:p>29.4</text:p>
              </table:table-cell>
              <table:table-cell office:value-type="float" office:value="2.512875">
                <text:p>2.512875</text:p>
              </table:table-cell>
              <table:table-cell office:value-type="float" office:value="0.0289999999999999">
                <text:p>0.028999999999999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9.4833333333333">
                <text:p>29.4833333333333</text:p>
              </table:table-cell>
              <table:table-cell office:value-type="float" office:value="2.36904166666667">
                <text:p>2.36904166666667</text:p>
              </table:table-cell>
              <table:table-cell office:value-type="float" office:value="0.0310000000000001">
                <text:p>0.031000000000000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9.5666666666667">
                <text:p>29.5666666666667</text:p>
              </table:table-cell>
              <table:table-cell office:value-type="float" office:value="2.23983333333333">
                <text:p>2.23983333333333</text:p>
              </table:table-cell>
              <table:table-cell office:value-type="float" office:value="0.0459999999999998">
                <text:p>0.045999999999999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9.6666666666667">
                <text:p>29.6666666666667</text:p>
              </table:table-cell>
              <table:table-cell office:value-type="float" office:value="2.08283333333333">
                <text:p>2.08283333333333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9.75">
                <text:p>29.75</text:p>
              </table:table-cell>
              <table:table-cell office:value-type="float" office:value="1.91316666666667">
                <text:p>1.91316666666667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9.8333333333333">
                <text:p>29.8333333333333</text:p>
              </table:table-cell>
              <table:table-cell office:value-type="float" office:value="1.76808333333333">
                <text:p>1.76808333333333</text:p>
              </table:table-cell>
              <table:table-cell office:value-type="float" office:value="0.0259999999999998">
                <text:p>0.025999999999999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9.9333333333333">
                <text:p>29.9333333333333</text:p>
              </table:table-cell>
              <table:table-cell office:value-type="float" office:value="1.61395833333333">
                <text:p>1.61395833333333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0.0166666666667">
                <text:p>30.0166666666667</text:p>
              </table:table-cell>
              <table:table-cell office:value-type="float" office:value="1.48008333333333">
                <text:p>1.48008333333333</text:p>
              </table:table-cell>
              <table:table-cell office:value-type="float" office:value="0.0310000000000001">
                <text:p>0.031000000000000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0.1">
                <text:p>30.1</text:p>
              </table:table-cell>
              <table:table-cell office:value-type="float" office:value="1.30020833333333">
                <text:p>1.30020833333333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0.1833333333333">
                <text:p>30.1833333333333</text:p>
              </table:table-cell>
              <table:table-cell office:value-type="float" office:value="1.125375">
                <text:p>1.125375</text:p>
              </table:table-cell>
              <table:table-cell office:value-type="float" office:value="0.0219999999999998">
                <text:p>0.021999999999999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0.2833333333333">
                <text:p>30.2833333333333</text:p>
              </table:table-cell>
              <table:table-cell office:value-type="float" office:value="0.980875">
                <text:p>0.980875</text:p>
              </table:table-cell>
              <table:table-cell office:value-type="float" office:value="0.0349999999999997">
                <text:p>0.034999999999999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0.3666666666667">
                <text:p>30.3666666666667</text:p>
              </table:table-cell>
              <table:table-cell office:value-type="float" office:value="0.825666666666667">
                <text:p>0.825666666666667</text:p>
              </table:table-cell>
              <table:table-cell office:value-type="float" office:value="0.0289999999999999">
                <text:p>0.028999999999999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0.45">
                <text:p>30.45</text:p>
              </table:table-cell>
              <table:table-cell office:value-type="float" office:value="0.828583333333333">
                <text:p>0.828583333333333</text:p>
              </table:table-cell>
              <table:table-cell office:value-type="float" office:value="3.884">
                <text:p>3.88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0.5333333333333">
                <text:p>30.5333333333333</text:p>
              </table:table-cell>
              <table:table-cell office:value-type="float" office:value="0.810958333333333">
                <text:p>0.810958333333333</text:p>
              </table:table-cell>
              <table:table-cell office:value-type="float" office:value="3.779">
                <text:p>3.77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0.6166666666667">
                <text:p>30.6166666666667</text:p>
              </table:table-cell>
              <table:table-cell office:value-type="float" office:value="0.802">
                <text:p>0.802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0.7166666666667">
                <text:p>30.7166666666667</text:p>
              </table:table-cell>
              <table:table-cell office:value-type="float" office:value="0.81475">
                <text:p>0.81475</text:p>
              </table:table-cell>
              <table:table-cell office:value-type="float" office:value="3.928">
                <text:p>3.92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0.8">
                <text:p>30.8</text:p>
              </table:table-cell>
              <table:table-cell office:value-type="float" office:value="0.828166666666667">
                <text:p>0.828166666666667</text:p>
              </table:table-cell>
              <table:table-cell office:value-type="float" office:value="4.215">
                <text:p>4.21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0.8833333333333">
                <text:p>30.8833333333333</text:p>
              </table:table-cell>
              <table:table-cell office:value-type="float" office:value="0.977083333333333">
                <text:p>0.977083333333333</text:p>
              </table:table-cell>
              <table:table-cell office:value-type="float" office:value="3.575">
                <text:p>3.57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0.9833333333333">
                <text:p>30.9833333333333</text:p>
              </table:table-cell>
              <table:table-cell office:value-type="float" office:value="0.976291666666667">
                <text:p>0.976291666666667</text:p>
              </table:table-cell>
              <table:table-cell office:value-type="float" office:value="0.00499999999999989">
                <text:p>0.0049999999999998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1.0666666666667">
                <text:p>31.0666666666667</text:p>
              </table:table-cell>
              <table:table-cell office:value-type="float" office:value="0.976166666666667">
                <text:p>0.976166666666667</text:p>
              </table:table-cell>
              <table:table-cell office:value-type="float" office:value="0.0299999999999998">
                <text:p>0.029999999999999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1.15">
                <text:p>31.15</text:p>
              </table:table-cell>
              <table:table-cell office:value-type="float" office:value="0.976541666666667">
                <text:p>0.976541666666667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1.2333333333333">
                <text:p>31.2333333333333</text:p>
              </table:table-cell>
              <table:table-cell office:value-type="float" office:value="0.975833333333333">
                <text:p>0.975833333333333</text:p>
              </table:table-cell>
              <table:table-cell office:value-type="float" office:value="0.0249999999999999">
                <text:p>0.024999999999999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1.3333333333333">
                <text:p>31.3333333333333</text:p>
              </table:table-cell>
              <table:table-cell office:value-type="float" office:value="0.977583333333333">
                <text:p>0.977583333333333</text:p>
              </table:table-cell>
              <table:table-cell office:value-type="float" office:value="0.0429999999999997">
                <text:p>0.042999999999999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1.4166666666667">
                <text:p>31.4166666666667</text:p>
              </table:table-cell>
              <table:table-cell office:value-type="float" office:value="0.976291666666666">
                <text:p>0.976291666666666</text:p>
              </table:table-cell>
              <table:table-cell office:value-type="float" office:value="0.00999999999999979">
                <text:p>0.0099999999999997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1.5">
                <text:p>31.5</text:p>
              </table:table-cell>
              <table:table-cell office:value-type="float" office:value="0.976125">
                <text:p>0.976125</text:p>
              </table:table-cell>
              <table:table-cell office:value-type="float" office:value="0.0249999999999999">
                <text:p>0.024999999999999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1.5833333333333">
                <text:p>31.5833333333333</text:p>
              </table:table-cell>
              <table:table-cell office:value-type="float" office:value="0.976541666666666">
                <text:p>0.976541666666666</text:p>
              </table:table-cell>
              <table:table-cell office:value-type="float" office:value="0.0409999999999999">
                <text:p>0.040999999999999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1.6666666666667">
                <text:p>31.6666666666667</text:p>
              </table:table-cell>
              <table:table-cell office:value-type="float" office:value="0.976458333333333">
                <text:p>0.976458333333333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1.7666666666667">
                <text:p>31.7666666666667</text:p>
              </table:table-cell>
              <table:table-cell office:value-type="float" office:value="0.977833333333333">
                <text:p>0.977833333333333</text:p>
              </table:table-cell>
              <table:table-cell office:value-type="float" office:value="0.0339999999999998">
                <text:p>0.033999999999999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1.85">
                <text:p>31.85</text:p>
              </table:table-cell>
              <table:table-cell office:value-type="float" office:value="0.978041666666666">
                <text:p>0.978041666666666</text:p>
              </table:table-cell>
              <table:table-cell office:value-type="float" office:value="0.0569999999999999">
                <text:p>0.056999999999999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1.9333333333333">
                <text:p>31.9333333333333</text:p>
              </table:table-cell>
              <table:table-cell office:value-type="float" office:value="0.978541666666666">
                <text:p>0.978541666666666</text:p>
              </table:table-cell>
              <table:table-cell office:value-type="float" office:value="0.0379999999999998">
                <text:p>0.037999999999999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2.0333333333333">
                <text:p>32.0333333333333</text:p>
              </table:table-cell>
              <table:table-cell office:value-type="float" office:value="0.978291666666666">
                <text:p>0.978291666666666</text:p>
              </table:table-cell>
              <table:table-cell office:value-type="float" office:value="0.0299999999999998">
                <text:p>0.029999999999999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2.1166666666667">
                <text:p>32.1166666666667</text:p>
              </table:table-cell>
              <table:table-cell office:value-type="float" office:value="0.978333333333333">
                <text:p>0.978333333333333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2.2">
                <text:p>32.2</text:p>
              </table:table-cell>
              <table:table-cell office:value-type="float" office:value="0.978333333333333">
                <text:p>0.978333333333333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2.2833333333333">
                <text:p>32.2833333333333</text:p>
              </table:table-cell>
              <table:table-cell office:value-type="float" office:value="0.979333333333333">
                <text:p>0.979333333333333</text:p>
              </table:table-cell>
              <table:table-cell office:value-type="float" office:value="0.0459999999999998">
                <text:p>0.045999999999999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2.3833333333333">
                <text:p>32.3833333333333</text:p>
              </table:table-cell>
              <table:table-cell office:value-type="float" office:value="0.979333333333333">
                <text:p>0.979333333333333</text:p>
              </table:table-cell>
              <table:table-cell office:value-type="float" office:value="0.0349999999999997">
                <text:p>0.034999999999999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2.4666666666667">
                <text:p>32.4666666666667</text:p>
              </table:table-cell>
              <table:table-cell office:value-type="float" office:value="0.979916666666666">
                <text:p>0.979916666666666</text:p>
              </table:table-cell>
              <table:table-cell office:value-type="float" office:value="0.0429999999999997">
                <text:p>0.042999999999999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2.55">
                <text:p>32.55</text:p>
              </table:table-cell>
              <table:table-cell office:value-type="float" office:value="0.819541666666667">
                <text:p>0.819541666666667</text:p>
              </table:table-cell>
              <table:table-cell office:value-type="float" office:value="0.0349999999999997">
                <text:p>0.034999999999999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2.6333333333333">
                <text:p>32.6333333333333</text:p>
              </table:table-cell>
              <table:table-cell office:value-type="float" office:value="0.662125">
                <text:p>0.662125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2.7166666666667">
                <text:p>32.7166666666667</text:p>
              </table:table-cell>
              <table:table-cell office:value-type="float" office:value="0.514916666666667">
                <text:p>0.514916666666667</text:p>
              </table:table-cell>
              <table:table-cell office:value-type="float" office:value="0.0369999999999999">
                <text:p>0.036999999999999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2.8166666666667">
                <text:p>32.8166666666667</text:p>
              </table:table-cell>
              <table:table-cell office:value-type="float" office:value="0.352666666666666">
                <text:p>0.352666666666666</text:p>
              </table:table-cell>
              <table:table-cell office:value-type="float" office:value="0.0339999999999998">
                <text:p>0.033999999999999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2.9">
                <text:p>32.9</text:p>
              </table:table-cell>
              <table:table-cell office:value-type="float" office:value="0.178333333333333">
                <text:p>0.178333333333333</text:p>
              </table:table-cell>
              <table:table-cell office:value-type="float" office:value="0.0310000000000001">
                <text:p>0.031000000000000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2.9833333333333">
                <text:p>32.9833333333333</text:p>
              </table:table-cell>
              <table:table-cell office:value-type="float" office:value="0.0310833333333332">
                <text:p>0.0310833333333332</text:p>
              </table:table-cell>
              <table:table-cell office:value-type="float" office:value="0.0409999999999999">
                <text:p>0.040999999999999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3.0833333333333">
                <text:p>33.0833333333333</text:p>
              </table:table-cell>
              <table:table-cell office:value-type="float" office:value="0.0309166666666665">
                <text:p>0.0309166666666665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3.1666666666667">
                <text:p>33.1666666666667</text:p>
              </table:table-cell>
              <table:table-cell office:value-type="float" office:value="0.0334166666666665">
                <text:p>0.0334166666666665</text:p>
              </table:table-cell>
              <table:table-cell office:value-type="float" office:value="0.0899999999999999">
                <text:p>0.089999999999999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3.25">
                <text:p>33.25</text:p>
              </table:table-cell>
              <table:table-cell office:value-type="float" office:value="0.0335833333333332">
                <text:p>0.0335833333333332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0.0340833333333332">
                <text:p>0.0340833333333332</text:p>
              </table:table-cell>
              <table:table-cell office:value-type="float" office:value="0.0369999999999999">
                <text:p>0.036999999999999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3.4166666666667">
                <text:p>33.4166666666667</text:p>
              </table:table-cell>
              <table:table-cell office:value-type="float" office:value="0.0338333333333332">
                <text:p>0.0338333333333332</text:p>
              </table:table-cell>
              <table:table-cell office:value-type="float" office:value="0.0369999999999999">
                <text:p>0.036999999999999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3.5166666666667">
                <text:p>33.5166666666667</text:p>
              </table:table-cell>
              <table:table-cell office:value-type="float" office:value="0.0334583333333332">
                <text:p>0.0334583333333332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3.6">
                <text:p>33.6</text:p>
              </table:table-cell>
              <table:table-cell office:value-type="float" office:value="0.0363749999999999">
                <text:p>0.0363749999999999</text:p>
              </table:table-cell>
              <table:table-cell office:value-type="float" office:value="0.0949999999999998">
                <text:p>0.094999999999999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3.6833333333333">
                <text:p>33.6833333333333</text:p>
              </table:table-cell>
              <table:table-cell office:value-type="float" office:value="0.0363749999999999">
                <text:p>0.0363749999999999</text:p>
              </table:table-cell>
              <table:table-cell office:value-type="float" office:value="0.0409999999999999">
                <text:p>0.040999999999999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3.7666666666667">
                <text:p>33.7666666666667</text:p>
              </table:table-cell>
              <table:table-cell office:value-type="float" office:value="0.0360833333333332">
                <text:p>0.0360833333333332</text:p>
              </table:table-cell>
              <table:table-cell office:value-type="float" office:value="0.0369999999999999">
                <text:p>0.036999999999999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3.8666666666667">
                <text:p>33.8666666666667</text:p>
              </table:table-cell>
              <table:table-cell office:value-type="float" office:value="0.0361249999999999">
                <text:p>0.0361249999999999</text:p>
              </table:table-cell>
              <table:table-cell office:value-type="float" office:value="0.0349999999999997">
                <text:p>0.034999999999999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3.95">
                <text:p>33.95</text:p>
              </table:table-cell>
              <table:table-cell office:value-type="float" office:value="0.0337916666666665">
                <text:p>0.0337916666666665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4.0333333333333">
                <text:p>34.0333333333333</text:p>
              </table:table-cell>
              <table:table-cell office:value-type="float" office:value="0.0362083333333332">
                <text:p>0.0362083333333332</text:p>
              </table:table-cell>
              <table:table-cell office:value-type="float" office:value="0.0959999999999996">
                <text:p>0.095999999999999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4.1166666666667">
                <text:p>34.1166666666667</text:p>
              </table:table-cell>
              <table:table-cell office:value-type="float" office:value="0.0360416666666665">
                <text:p>0.0360416666666665</text:p>
              </table:table-cell>
              <table:table-cell office:value-type="float" office:value="0.0259999999999998">
                <text:p>0.025999999999999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4.2">
                <text:p>34.2</text:p>
              </table:table-cell>
              <table:table-cell office:value-type="float" office:value="0.0360416666666665">
                <text:p>0.0360416666666665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4.3">
                <text:p>34.3</text:p>
              </table:table-cell>
              <table:table-cell office:value-type="float" office:value="0.0370833333333332">
                <text:p>0.0370833333333332</text:p>
              </table:table-cell>
              <table:table-cell office:value-type="float" office:value="0.0259999999999998">
                <text:p>0.025999999999999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4.4666666666667">
                <text:p>34.4666666666667</text:p>
              </table:table-cell>
              <table:table-cell office:value-type="float" office:value="0.0359583333333332">
                <text:p>0.0359583333333332</text:p>
              </table:table-cell>
              <table:table-cell office:value-type="float" office:value="0.0189999999999997">
                <text:p>0.018999999999999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4.5666666666667">
                <text:p>34.5666666666667</text:p>
              </table:table-cell>
              <table:table-cell office:value-type="float" office:value="0.0354999999999999">
                <text:p>0.0354999999999999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4.65">
                <text:p>34.65</text:p>
              </table:table-cell>
              <table:table-cell office:value-type="float" office:value="0.0350833333333332">
                <text:p>0.0350833333333332</text:p>
              </table:table-cell>
              <table:table-cell office:value-type="float" office:value="0.0329999999999999">
                <text:p>0.032999999999999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4.7333333333333">
                <text:p>34.7333333333333</text:p>
              </table:table-cell>
              <table:table-cell office:value-type="float" office:value="0.0348333333333332">
                <text:p>0.0348333333333332</text:p>
              </table:table-cell>
              <table:table-cell office:value-type="float" office:value="0.0289999999999999">
                <text:p>0.028999999999999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4.8166666666667">
                <text:p>34.8166666666667</text:p>
              </table:table-cell>
              <table:table-cell office:value-type="float" office:value="0.0348333333333332">
                <text:p>0.0348333333333332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6.3">
                <text:p>36.3</text:p>
              </table:table-cell>
              <table:table-cell office:value-type="float" office:value="0.0349175833333332">
                <text:p>0.0349175833333332</text:p>
              </table:table-cell>
              <table:table-cell office:value-type="float" office:value="0.0390219999999997">
                <text:p>0.039021999999999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6.3833333333333">
                <text:p>36.3833333333333</text:p>
              </table:table-cell>
              <table:table-cell office:value-type="float" office:value="0.0346441666666665">
                <text:p>0.0346441666666665</text:p>
              </table:table-cell>
              <table:table-cell office:value-type="float" office:value="0.0274379999999996">
                <text:p>0.027437999999999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6.55">
                <text:p>36.55</text:p>
              </table:table-cell>
              <table:table-cell office:value-type="float" office:value="0.0334193749999999">
                <text:p>0.0334193749999999</text:p>
              </table:table-cell>
              <table:table-cell office:value-type="float" office:value="0.00160500000000008">
                <text:p>0.0016050000000000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6.6333333333333">
                <text:p>36.6333333333333</text:p>
              </table:table-cell>
              <table:table-cell office:value-type="float" office:value="0.0327611249999999">
                <text:p>0.0327611249999999</text:p>
              </table:table-cell>
              <table:table-cell office:value-type="float" office:value="0.0252019999999997">
                <text:p>0.025201999999999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6.7166666666667">
                <text:p>36.7166666666667</text:p>
              </table:table-cell>
              <table:table-cell office:value-type="float" office:value="0.0342869583333332">
                <text:p>0.0342869583333332</text:p>
              </table:table-cell>
              <table:table-cell office:value-type="float" office:value="0.03762">
                <text:p>0.0376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6.8166666666667">
                <text:p>36.8166666666667</text:p>
              </table:table-cell>
              <table:table-cell office:value-type="float" office:value="0.0320413333333332">
                <text:p>0.0320413333333332</text:p>
              </table:table-cell>
              <table:table-cell office:value-type="float" office:value="0.0361049999999996">
                <text:p>0.036104999999999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6.9">
                <text:p>36.9</text:p>
              </table:table-cell>
              <table:table-cell office:value-type="float" office:value="0.0323934999999998">
                <text:p>0.0323934999999998</text:p>
              </table:table-cell>
              <table:table-cell office:value-type="float" office:value="0.0404519999999997">
                <text:p>0.040451999999999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6.9833333333333">
                <text:p>36.9833333333333</text:p>
              </table:table-cell>
              <table:table-cell office:value-type="float" office:value="0.0309186666666665">
                <text:p>0.0309186666666665</text:p>
              </table:table-cell>
              <table:table-cell office:value-type="float" office:value="0.00160399999999994">
                <text:p>0.0016039999999999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7.0666666666667">
                <text:p>37.0666666666667</text:p>
              </table:table-cell>
              <table:table-cell office:value-type="float" office:value="0.0301992083333332">
                <text:p>0.0301992083333332</text:p>
              </table:table-cell>
              <table:table-cell office:value-type="float" office:value="0.019733">
                <text:p>0.01973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7.15">
                <text:p>37.15</text:p>
              </table:table-cell>
              <table:table-cell office:value-type="float" office:value="0.0317652083333332">
                <text:p>0.0317652083333332</text:p>
              </table:table-cell>
              <table:table-cell office:value-type="float" office:value="0.0385839999999997">
                <text:p>0.038583999999999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7.25">
                <text:p>37.25</text:p>
              </table:table-cell>
              <table:table-cell office:value-type="float" office:value="0.0289017083333332">
                <text:p>0.0289017083333332</text:p>
              </table:table-cell>
              <table:table-cell office:value-type="float" office:value="0.0262759999999997">
                <text:p>0.026275999999999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7.4166666666667">
                <text:p>37.4166666666667</text:p>
              </table:table-cell>
              <table:table-cell office:value-type="float" office:value="0.0272580416666665">
                <text:p>0.0272580416666665</text:p>
              </table:table-cell>
              <table:table-cell office:value-type="float" office:value="0.00155199999999978">
                <text:p>0.0015519999999997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7.5">
                <text:p>37.5</text:p>
              </table:table-cell>
              <table:table-cell office:value-type="float" office:value="0.0276268749999998">
                <text:p>0.0276268749999998</text:p>
              </table:table-cell>
              <table:table-cell office:value-type="float" office:value="0.045852">
                <text:p>0.04585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7.6">
                <text:p>37.6</text:p>
              </table:table-cell>
              <table:table-cell office:value-type="float" office:value="0.0273518333333332">
                <text:p>0.0273518333333332</text:p>
              </table:table-cell>
              <table:table-cell office:value-type="float" office:value="0.0283989999999998">
                <text:p>0.028398999999999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7.6833333333333">
                <text:p>37.6833333333333</text:p>
              </table:table-cell>
              <table:table-cell office:value-type="float" office:value="0.0286658749999998">
                <text:p>0.0286658749999998</text:p>
              </table:table-cell>
              <table:table-cell office:value-type="float" office:value="0.032537">
                <text:p>0.03253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7.7666666666667">
                <text:p>37.7666666666667</text:p>
              </table:table-cell>
              <table:table-cell office:value-type="float" office:value="0.0261287083333332">
                <text:p>0.0261287083333332</text:p>
              </table:table-cell>
              <table:table-cell office:value-type="float" office:value="0.0351079999999997">
                <text:p>0.035107999999999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7.85">
                <text:p>37.85</text:p>
              </table:table-cell>
              <table:table-cell office:value-type="float" office:value="0.0251063749999998">
                <text:p>0.0251063749999998</text:p>
              </table:table-cell>
              <table:table-cell office:value-type="float" office:value="0.00146399999999991">
                <text:p>0.0014639999999999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7.9333333333333">
                <text:p>37.9333333333333</text:p>
              </table:table-cell>
              <table:table-cell office:value-type="float" office:value="0.0246776249999998">
                <text:p>0.0246776249999998</text:p>
              </table:table-cell>
              <table:table-cell office:value-type="float" office:value="0.0217100000000001">
                <text:p>0.021710000000000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8.0333333333333">
                <text:p>38.0333333333333</text:p>
              </table:table-cell>
              <table:table-cell office:value-type="float" office:value="0.0251237499999998">
                <text:p>0.0251237499999998</text:p>
              </table:table-cell>
              <table:table-cell office:value-type="float" office:value="0.0367069999999998">
                <text:p>0.036706999999999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8.1166666666667">
                <text:p>38.1166666666667</text:p>
              </table:table-cell>
              <table:table-cell office:value-type="float" office:value="0.0258287083333332">
                <text:p>0.0258287083333332</text:p>
              </table:table-cell>
              <table:table-cell office:value-type="float" office:value="0.0359189999999998">
                <text:p>0.035918999999999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8.2">
                <text:p>38.2</text:p>
              </table:table-cell>
              <table:table-cell office:value-type="float" office:value="0.0261494166666665">
                <text:p>0.0261494166666665</text:p>
              </table:table-cell>
              <table:table-cell office:value-type="float" office:value="0.0316969999999999">
                <text:p>0.031696999999999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8.2833333333333">
                <text:p>38.2833333333333</text:p>
              </table:table-cell>
              <table:table-cell office:value-type="float" office:value="0.0248357499999998">
                <text:p>0.0248357499999998</text:p>
              </table:table-cell>
              <table:table-cell office:value-type="float" office:value="0.0014719999999997">
                <text:p>0.001471999999999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8.3833333333333">
                <text:p>38.3833333333333</text:p>
              </table:table-cell>
              <table:table-cell office:value-type="float" office:value="0.0251629999999998">
                <text:p>0.0251629999999998</text:p>
              </table:table-cell>
              <table:table-cell office:value-type="float" office:value="0.0368539999999999">
                <text:p>0.036853999999999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8.4666666666667">
                <text:p>38.4666666666667</text:p>
              </table:table-cell>
              <table:table-cell office:value-type="float" office:value="0.0266170833333332">
                <text:p>0.0266170833333332</text:p>
              </table:table-cell>
              <table:table-cell office:value-type="float" office:value="0.035898">
                <text:p>0.03589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8.55">
                <text:p>38.55</text:p>
              </table:table-cell>
              <table:table-cell office:value-type="float" office:value="0.0264573333333332">
                <text:p>0.0264573333333332</text:p>
              </table:table-cell>
              <table:table-cell office:value-type="float" office:value="0.0351879999999998">
                <text:p>0.035187999999999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8.6333333333333">
                <text:p>38.6333333333333</text:p>
              </table:table-cell>
              <table:table-cell office:value-type="float" office:value="0.0270705416666665">
                <text:p>0.0270705416666665</text:p>
              </table:table-cell>
              <table:table-cell office:value-type="float" office:value="0.0421549999999997">
                <text:p>0.042154999999999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8.8166666666667">
                <text:p>38.8166666666667</text:p>
              </table:table-cell>
              <table:table-cell office:value-type="float" office:value="0.0284937916666665">
                <text:p>0.0284937916666665</text:p>
              </table:table-cell>
              <table:table-cell office:value-type="float" office:value="0.0357629999999998">
                <text:p>0.035762999999999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8.9">
                <text:p>38.9</text:p>
              </table:table-cell>
              <table:table-cell office:value-type="float" office:value="0.0287269999999999">
                <text:p>0.0287269999999999</text:p>
              </table:table-cell>
              <table:table-cell office:value-type="float" office:value="0.030799">
                <text:p>0.03079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8.9833333333333">
                <text:p>38.9833333333333</text:p>
              </table:table-cell>
              <table:table-cell office:value-type="float" office:value="0.0284496666666665">
                <text:p>0.0284496666666665</text:p>
              </table:table-cell>
              <table:table-cell office:value-type="float" office:value="0.030964">
                <text:p>0.03096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9.0833333333333">
                <text:p>39.0833333333333</text:p>
              </table:table-cell>
              <table:table-cell office:value-type="float" office:value="0.0287437499999999">
                <text:p>0.0287437499999999</text:p>
              </table:table-cell>
              <table:table-cell office:value-type="float" office:value="0.0431629999999998">
                <text:p>0.043162999999999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9.1666666666667">
                <text:p>39.1666666666667</text:p>
              </table:table-cell>
              <table:table-cell office:value-type="float" office:value="0.0273059166666665">
                <text:p>0.0273059166666665</text:p>
              </table:table-cell>
              <table:table-cell office:value-type="float" office:value="0.00594399999999995">
                <text:p>0.0059439999999999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9.25">
                <text:p>39.25</text:p>
              </table:table-cell>
              <table:table-cell office:value-type="float" office:value="0.0289372499999999">
                <text:p>0.0289372499999999</text:p>
              </table:table-cell>
              <table:table-cell office:value-type="float" office:value="0.040756">
                <text:p>0.04075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9.3333333333333">
                <text:p>39.3333333333333</text:p>
              </table:table-cell>
              <table:table-cell office:value-type="float" office:value="0.0299097916666665">
                <text:p>0.0299097916666665</text:p>
              </table:table-cell>
              <table:table-cell office:value-type="float" office:value="0.0430739999999998">
                <text:p>0.043073999999999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9.4333333333333">
                <text:p>39.4333333333333</text:p>
              </table:table-cell>
              <table:table-cell office:value-type="float" office:value="0.0298360416666666">
                <text:p>0.0298360416666666</text:p>
              </table:table-cell>
              <table:table-cell office:value-type="float" office:value="0.0368140000000001">
                <text:p>0.036814000000000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9.5166666666667">
                <text:p>39.5166666666667</text:p>
              </table:table-cell>
              <table:table-cell office:value-type="float" office:value="0.0300114999999999">
                <text:p>0.0300114999999999</text:p>
              </table:table-cell>
              <table:table-cell office:value-type="float" office:value="0.0304869999999999">
                <text:p>0.030486999999999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9.6">
                <text:p>39.6</text:p>
              </table:table-cell>
              <table:table-cell office:value-type="float" office:value="0.0302342499999999">
                <text:p>0.0302342499999999</text:p>
              </table:table-cell>
              <table:table-cell office:value-type="float" office:value="0.00689800000000007">
                <text:p>0.0068980000000000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9.6833333333333">
                <text:p>39.6833333333333</text:p>
              </table:table-cell>
              <table:table-cell office:value-type="float" office:value="0.0294331666666666">
                <text:p>0.0294331666666666</text:p>
              </table:table-cell>
              <table:table-cell office:value-type="float" office:value="0.0266259999999998">
                <text:p>0.026625999999999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9.7666666666667">
                <text:p>39.7666666666667</text:p>
              </table:table-cell>
              <table:table-cell office:value-type="float" office:value="0.0295859583333332">
                <text:p>0.0295859583333332</text:p>
              </table:table-cell>
              <table:table-cell office:value-type="float" office:value="0.0320659999999999">
                <text:p>0.032065999999999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9.8666666666667">
                <text:p>39.8666666666667</text:p>
              </table:table-cell>
              <table:table-cell office:value-type="float" office:value="0.0294995416666666">
                <text:p>0.0294995416666666</text:p>
              </table:table-cell>
              <table:table-cell office:value-type="float" office:value="0.0304629999999997">
                <text:p>0.030462999999999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9.95">
                <text:p>39.95</text:p>
              </table:table-cell>
              <table:table-cell office:value-type="float" office:value="0.0295428333333332">
                <text:p>0.0295428333333332</text:p>
              </table:table-cell>
              <table:table-cell office:value-type="float" office:value="0.0361469999999997">
                <text:p>0.036146999999999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0.0333333333333">
                <text:p>40.0333333333333</text:p>
              </table:table-cell>
              <table:table-cell office:value-type="float" office:value="0.0300825833333332">
                <text:p>0.0300825833333332</text:p>
              </table:table-cell>
              <table:table-cell office:value-type="float" office:value="0.0144179999999996">
                <text:p>0.014417999999999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0.1166666666667">
                <text:p>40.1166666666667</text:p>
              </table:table-cell>
              <table:table-cell office:value-type="float" office:value="0.0305573749999999">
                <text:p>0.0305573749999999</text:p>
              </table:table-cell>
              <table:table-cell office:value-type="float" office:value="0.0331049999999999">
                <text:p>0.033104999999999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0.2166666666667">
                <text:p>40.2166666666667</text:p>
              </table:table-cell>
              <table:table-cell office:value-type="float" office:value="0.0306566249999999">
                <text:p>0.0306566249999999</text:p>
              </table:table-cell>
              <table:table-cell office:value-type="float" office:value="0.0390889999999997">
                <text:p>0.039088999999999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0.3">
                <text:p>40.3</text:p>
              </table:table-cell>
              <table:table-cell office:value-type="float" office:value="0.0304617083333332">
                <text:p>0.0304617083333332</text:p>
              </table:table-cell>
              <table:table-cell office:value-type="float" office:value="0.0312410000000001">
                <text:p>0.031241000000000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0.3833333333333">
                <text:p>40.3833333333333</text:p>
              </table:table-cell>
              <table:table-cell office:value-type="float" office:value="0.0303434999999999">
                <text:p>0.0303434999999999</text:p>
              </table:table-cell>
              <table:table-cell office:value-type="float" office:value="0.0288599999999999">
                <text:p>0.028859999999999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0.4666666666667">
                <text:p>40.4666666666667</text:p>
              </table:table-cell>
              <table:table-cell office:value-type="float" office:value="0.0308912083333332">
                <text:p>0.0308912083333332</text:p>
              </table:table-cell>
              <table:table-cell office:value-type="float" office:value="0.0146169999999999">
                <text:p>0.014616999999999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0.55">
                <text:p>40.55</text:p>
              </table:table-cell>
              <table:table-cell office:value-type="float" office:value="0.0303553333333332">
                <text:p>0.0303553333333332</text:p>
              </table:table-cell>
              <table:table-cell office:value-type="float" office:value="0.0239929999999999">
                <text:p>0.023992999999999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0.65">
                <text:p>40.65</text:p>
              </table:table-cell>
              <table:table-cell office:value-type="float" office:value="0.0304979583333332">
                <text:p>0.0304979583333332</text:p>
              </table:table-cell>
              <table:table-cell office:value-type="float" office:value="0.0393209999999997">
                <text:p>0.039320999999999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0.7333333333333">
                <text:p>40.7333333333333</text:p>
              </table:table-cell>
              <table:table-cell office:value-type="float" office:value="0.0301549583333332">
                <text:p>0.0301549583333332</text:p>
              </table:table-cell>
              <table:table-cell office:value-type="float" office:value="0.0269559999999998">
                <text:p>0.026955999999999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0.8166666666667">
                <text:p>40.8166666666667</text:p>
              </table:table-cell>
              <table:table-cell office:value-type="float" office:value="0.0297321666666665">
                <text:p>0.0297321666666665</text:p>
              </table:table-cell>
              <table:table-cell office:value-type="float" office:value="0.0320079999999998">
                <text:p>0.032007999999999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0.9">
                <text:p>40.9</text:p>
              </table:table-cell>
              <table:table-cell office:value-type="float" office:value="0.0295101249999999">
                <text:p>0.0295101249999999</text:p>
              </table:table-cell>
              <table:table-cell office:value-type="float" office:value="0.0304340000000001">
                <text:p>0.030434000000000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1">
                <text:p>41</text:p>
              </table:table-cell>
              <table:table-cell office:value-type="float" office:value="0.0292035833333332">
                <text:p>0.0292035833333332</text:p>
              </table:table-cell>
              <table:table-cell office:value-type="float" office:value="0.0234419999999997">
                <text:p>0.023441999999999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1.0833333333333">
                <text:p>41.0833333333333</text:p>
              </table:table-cell>
              <table:table-cell office:value-type="float" office:value="0.0291935416666665">
                <text:p>0.0291935416666665</text:p>
              </table:table-cell>
              <table:table-cell office:value-type="float" office:value="0.0307229999999996">
                <text:p>0.030722999999999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1.1666666666667">
                <text:p>41.1666666666667</text:p>
              </table:table-cell>
              <table:table-cell office:value-type="float" office:value="0.0295093333333332">
                <text:p>0.0295093333333332</text:p>
              </table:table-cell>
              <table:table-cell office:value-type="float" office:value="0.0507420000000001">
                <text:p>0.050742000000000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1.25">
                <text:p>41.25</text:p>
              </table:table-cell>
              <table:table-cell office:value-type="float" office:value="0.0297805833333332">
                <text:p>0.0297805833333332</text:p>
              </table:table-cell>
              <table:table-cell office:value-type="float" office:value="0.012454">
                <text:p>0.01245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1.35">
                <text:p>41.35</text:p>
              </table:table-cell>
              <table:table-cell office:value-type="float" office:value="0.0287504583333332">
                <text:p>0.0287504583333332</text:p>
              </table:table-cell>
              <table:table-cell office:value-type="float" office:value="0.0160329999999997">
                <text:p>0.016032999999999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1.4333333333333">
                <text:p>41.4333333333333</text:p>
              </table:table-cell>
              <table:table-cell office:value-type="float" office:value="0.0279552083333332">
                <text:p>0.0279552083333332</text:p>
              </table:table-cell>
              <table:table-cell office:value-type="float" office:value="0.0239879999999997">
                <text:p>0.023987999999999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1.5166666666667">
                <text:p>41.5166666666667</text:p>
              </table:table-cell>
              <table:table-cell office:value-type="float" office:value="0.0274667916666665">
                <text:p>0.0274667916666665</text:p>
              </table:table-cell>
              <table:table-cell office:value-type="float" office:value="0.0250919999999999">
                <text:p>0.025091999999999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1.6">
                <text:p>41.6</text:p>
              </table:table-cell>
              <table:table-cell office:value-type="float" office:value="0.0273445833333332">
                <text:p>0.0273445833333332</text:p>
              </table:table-cell>
              <table:table-cell office:value-type="float" office:value="0.0275539999999999">
                <text:p>0.027553999999999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1.7">
                <text:p>41.7</text:p>
              </table:table-cell>
              <table:table-cell office:value-type="float" office:value="0.0278693749999998">
                <text:p>0.0278693749999998</text:p>
              </table:table-cell>
              <table:table-cell office:value-type="float" office:value="0.0194929999999998">
                <text:p>0.019492999999999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1.7833333333333">
                <text:p>41.7833333333333</text:p>
              </table:table-cell>
              <table:table-cell office:value-type="float" office:value="0.0274131249999998">
                <text:p>0.0274131249999998</text:p>
              </table:table-cell>
              <table:table-cell office:value-type="float" office:value="0.015676">
                <text:p>0.01567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1.8666666666667">
                <text:p>41.8666666666667</text:p>
              </table:table-cell>
              <table:table-cell office:value-type="float" office:value="0.0274586666666665">
                <text:p>0.0274586666666665</text:p>
              </table:table-cell>
              <table:table-cell office:value-type="float" office:value="0.0331589999999999">
                <text:p>0.033158999999999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1.95">
                <text:p>41.95</text:p>
              </table:table-cell>
              <table:table-cell office:value-type="float" office:value="0.0276249583333332">
                <text:p>0.0276249583333332</text:p>
              </table:table-cell>
              <table:table-cell office:value-type="float" office:value="0.0344539999999998">
                <text:p>0.034453999999999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2.05">
                <text:p>42.05</text:p>
              </table:table-cell>
              <table:table-cell office:value-type="float" office:value="0.0273896249999998">
                <text:p>0.0273896249999998</text:p>
              </table:table-cell>
              <table:table-cell office:value-type="float" office:value="0.0304989999999998">
                <text:p>0.030498999999999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2.1333333333333">
                <text:p>42.1333333333333</text:p>
              </table:table-cell>
              <table:table-cell office:value-type="float" office:value="0.0274496249999998">
                <text:p>0.0274496249999998</text:p>
              </table:table-cell>
              <table:table-cell office:value-type="float" office:value="0.0158579999999997">
                <text:p>0.015857999999999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2.2166666666667">
                <text:p>42.2166666666667</text:p>
              </table:table-cell>
              <table:table-cell office:value-type="float" office:value="0.0291909583333332">
                <text:p>0.0291909583333332</text:p>
              </table:table-cell>
              <table:table-cell office:value-type="float" office:value="0.074897">
                <text:p>0.07489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2.3">
                <text:p>42.3</text:p>
              </table:table-cell>
              <table:table-cell office:value-type="float" office:value="0.0290643749999999">
                <text:p>0.0290643749999999</text:p>
              </table:table-cell>
              <table:table-cell office:value-type="float" office:value="0.0360510000000001">
                <text:p>0.036051000000000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2.3833333333333">
                <text:p>42.3833333333333</text:p>
              </table:table-cell>
              <table:table-cell office:value-type="float" office:value="0.0290237083333332">
                <text:p>0.0290237083333332</text:p>
              </table:table-cell>
              <table:table-cell office:value-type="float" office:value="0.030265">
                <text:p>0.03026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2.4833333333333">
                <text:p>42.4833333333333</text:p>
              </table:table-cell>
              <table:table-cell office:value-type="float" office:value="0.0294991666666665">
                <text:p>0.0294991666666665</text:p>
              </table:table-cell>
              <table:table-cell office:value-type="float" office:value="0.0402709999999997">
                <text:p>0.040270999999999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2.5666666666667">
                <text:p>42.5666666666667</text:p>
              </table:table-cell>
              <table:table-cell office:value-type="float" office:value="0.0289529583333332">
                <text:p>0.0289529583333332</text:p>
              </table:table-cell>
              <table:table-cell office:value-type="float" office:value="0.00150799999999984">
                <text:p>0.0015079999999998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2.65">
                <text:p>42.65</text:p>
              </table:table-cell>
              <table:table-cell office:value-type="float" office:value="0.0290720833333332">
                <text:p>0.0290720833333332</text:p>
              </table:table-cell>
              <table:table-cell office:value-type="float" office:value="0.0268519999999999">
                <text:p>0.026851999999999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2.8333333333333">
                <text:p>42.8333333333333</text:p>
              </table:table-cell>
              <table:table-cell office:value-type="float" office:value="0.0289357916666665">
                <text:p>0.0289357916666665</text:p>
              </table:table-cell>
              <table:table-cell office:value-type="float" office:value="0.0360499999999999">
                <text:p>0.036049999999999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2.9166666666667">
                <text:p>42.9166666666667</text:p>
              </table:table-cell>
              <table:table-cell office:value-type="float" office:value="0.0293323749999999">
                <text:p>0.0293323749999999</text:p>
              </table:table-cell>
              <table:table-cell office:value-type="float" office:value="0.0364739999999997">
                <text:p>0.036473999999999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3">
                <text:p>43</text:p>
              </table:table-cell>
              <table:table-cell office:value-type="float" office:value="0.0280637499999998">
                <text:p>0.0280637499999998</text:p>
              </table:table-cell>
              <table:table-cell office:value-type="float" office:value="0.0015609999999997">
                <text:p>0.001560999999999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3.0833333333333">
                <text:p>43.0833333333333</text:p>
              </table:table-cell>
              <table:table-cell office:value-type="float" office:value="0.0283724166666665">
                <text:p>0.0283724166666665</text:p>
              </table:table-cell>
              <table:table-cell office:value-type="float" office:value="0.0378419999999999">
                <text:p>0.037841999999999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3.1666666666667">
                <text:p>43.1666666666667</text:p>
              </table:table-cell>
              <table:table-cell office:value-type="float" office:value="0.0289639583333332">
                <text:p>0.0289639583333332</text:p>
              </table:table-cell>
              <table:table-cell office:value-type="float" office:value="0.037639">
                <text:p>0.03763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3.2666666666667">
                <text:p>43.2666666666667</text:p>
              </table:table-cell>
              <table:table-cell office:value-type="float" office:value="0.0288609999999999">
                <text:p>0.0288609999999999</text:p>
              </table:table-cell>
              <table:table-cell office:value-type="float" office:value="0.0282519999999997">
                <text:p>0.028251999999999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3.35">
                <text:p>43.35</text:p>
              </table:table-cell>
              <table:table-cell office:value-type="float" office:value="0.0279214999999998">
                <text:p>0.0279214999999998</text:p>
              </table:table-cell>
              <table:table-cell office:value-type="float" office:value="0.0281939999999996">
                <text:p>0.028193999999999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3.4333333333333">
                <text:p>43.4333333333333</text:p>
              </table:table-cell>
              <table:table-cell office:value-type="float" office:value="0.0274672916666665">
                <text:p>0.0274672916666665</text:p>
              </table:table-cell>
              <table:table-cell office:value-type="float" office:value="0.00155299999999992">
                <text:p>0.0015529999999999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3.5333333333333">
                <text:p>43.5333333333333</text:p>
              </table:table-cell>
              <table:table-cell office:value-type="float" office:value="0.0280218333333332">
                <text:p>0.0280218333333332</text:p>
              </table:table-cell>
              <table:table-cell office:value-type="float" office:value="0.0293419999999998">
                <text:p>0.029341999999999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3.6166666666667">
                <text:p>43.6166666666667</text:p>
              </table:table-cell>
              <table:table-cell office:value-type="float" office:value="0.0288605416666665">
                <text:p>0.0288605416666665</text:p>
              </table:table-cell>
              <table:table-cell office:value-type="float" office:value="0.044117">
                <text:p>0.04411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3.7">
                <text:p>43.7</text:p>
              </table:table-cell>
              <table:table-cell office:value-type="float" office:value="0.0293475416666665">
                <text:p>0.0293475416666665</text:p>
              </table:table-cell>
              <table:table-cell office:value-type="float" office:value="0.0367799999999998">
                <text:p>0.036779999999999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3.7833333333333">
                <text:p>43.7833333333333</text:p>
              </table:table-cell>
              <table:table-cell office:value-type="float" office:value="0.0298615833333332">
                <text:p>0.0298615833333332</text:p>
              </table:table-cell>
              <table:table-cell office:value-type="float" office:value="0.0398909999999999">
                <text:p>0.039890999999999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3.8666666666667">
                <text:p>43.8666666666667</text:p>
              </table:table-cell>
              <table:table-cell office:value-type="float" office:value="0.0291155833333332">
                <text:p>0.0291155833333332</text:p>
              </table:table-cell>
              <table:table-cell office:value-type="float" office:value="0.00158899999999962">
                <text:p>0.0015889999999996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3.9666666666667">
                <text:p>43.9666666666667</text:p>
              </table:table-cell>
              <table:table-cell office:value-type="float" office:value="0.0302367499999998">
                <text:p>0.0302367499999998</text:p>
              </table:table-cell>
              <table:table-cell office:value-type="float" office:value="0.0425839999999997">
                <text:p>0.042583999999999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4.05">
                <text:p>44.05</text:p>
              </table:table-cell>
              <table:table-cell office:value-type="float" office:value="0.0307080833333332">
                <text:p>0.0307080833333332</text:p>
              </table:table-cell>
              <table:table-cell office:value-type="float" office:value="0.0444709999999997">
                <text:p>0.044470999999999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4.1333333333333">
                <text:p>44.1333333333333</text:p>
              </table:table-cell>
              <table:table-cell office:value-type="float" office:value="0.0304977083333332">
                <text:p>0.0304977083333332</text:p>
              </table:table-cell>
              <table:table-cell office:value-type="float" office:value="0.0294050000000001">
                <text:p>0.029405000000000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4.2166666666667">
                <text:p>44.2166666666667</text:p>
              </table:table-cell>
              <table:table-cell office:value-type="float" office:value="0.0302374583333332">
                <text:p>0.0302374583333332</text:p>
              </table:table-cell>
              <table:table-cell office:value-type="float" office:value="0.0242529999999999">
                <text:p>0.024252999999999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4.3166666666667">
                <text:p>44.3166666666667</text:p>
              </table:table-cell>
              <table:table-cell office:value-type="float" office:value="0.0296463749999998">
                <text:p>0.0296463749999998</text:p>
              </table:table-cell>
              <table:table-cell office:value-type="float" office:value="0.00167199999999967">
                <text:p>0.0016719999999996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4.4">
                <text:p>44.4</text:p>
              </table:table-cell>
              <table:table-cell office:value-type="float" office:value="0.0280475833333332">
                <text:p>0.0280475833333332</text:p>
              </table:table-cell>
              <table:table-cell office:value-type="float" office:value="0.0365259999999998">
                <text:p>0.036525999999999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4.4833333333333">
                <text:p>44.4833333333333</text:p>
              </table:table-cell>
              <table:table-cell office:value-type="float" office:value="0.0286646249999998">
                <text:p>0.0286646249999998</text:p>
              </table:table-cell>
              <table:table-cell office:value-type="float" office:value="0.0508600000000001">
                <text:p>0.050860000000000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4.5666666666667">
                <text:p>44.5666666666667</text:p>
              </table:table-cell>
              <table:table-cell office:value-type="float" office:value="0.0287760416666665">
                <text:p>0.0287760416666665</text:p>
              </table:table-cell>
              <table:table-cell office:value-type="float" office:value="0.0329389999999998">
                <text:p>0.032938999999999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4.65">
                <text:p>44.65</text:p>
              </table:table-cell>
              <table:table-cell office:value-type="float" office:value="0.0282452916666665">
                <text:p>0.0282452916666665</text:p>
              </table:table-cell>
              <table:table-cell office:value-type="float" office:value="0.0275329999999996">
                <text:p>0.027532999999999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4.75">
                <text:p>44.75</text:p>
              </table:table-cell>
              <table:table-cell office:value-type="float" office:value="0.0284657083333332">
                <text:p>0.0284657083333332</text:p>
              </table:table-cell>
              <table:table-cell office:value-type="float" office:value="0.00679799999999986">
                <text:p>0.0067979999999998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4.8333333333333">
                <text:p>44.8333333333333</text:p>
              </table:table-cell>
              <table:table-cell office:value-type="float" office:value="0.0288410833333331">
                <text:p>0.0288410833333331</text:p>
              </table:table-cell>
              <table:table-cell office:value-type="float" office:value="0.0358609999999997">
                <text:p>0.035860999999999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4.9166666666667">
                <text:p>44.9166666666667</text:p>
              </table:table-cell>
              <table:table-cell office:value-type="float" office:value="0.0287609166666665">
                <text:p>0.0287609166666665</text:p>
              </table:table-cell>
              <table:table-cell office:value-type="float" office:value="0.0341260000000001">
                <text:p>0.034126000000000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5">
                <text:p>45</text:p>
              </table:table-cell>
              <table:table-cell office:value-type="float" office:value="0.0287482916666665">
                <text:p>0.0287482916666665</text:p>
              </table:table-cell>
              <table:table-cell office:value-type="float" office:value="0.036171">
                <text:p>0.03617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5.1">
                <text:p>45.1</text:p>
              </table:table-cell>
              <table:table-cell office:value-type="float" office:value="0.0299372916666665">
                <text:p>0.0299372916666665</text:p>
              </table:table-cell>
              <table:table-cell office:value-type="float" office:value="0.030097">
                <text:p>0.03009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5.1833333333333">
                <text:p>45.1833333333333</text:p>
              </table:table-cell>
              <table:table-cell office:value-type="float" office:value="0.0284923333333332">
                <text:p>0.0284923333333332</text:p>
              </table:table-cell>
              <table:table-cell office:value-type="float" office:value="0.0031629999999998">
                <text:p>0.003162999999999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5.2666666666667">
                <text:p>45.2666666666667</text:p>
              </table:table-cell>
              <table:table-cell office:value-type="float" office:value="0.0282425416666665">
                <text:p>0.0282425416666665</text:p>
              </table:table-cell>
              <table:table-cell office:value-type="float" office:value="0.031644">
                <text:p>0.03164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5.35">
                <text:p>45.35</text:p>
              </table:table-cell>
              <table:table-cell office:value-type="float" office:value="0.0288054166666665">
                <text:p>0.0288054166666665</text:p>
              </table:table-cell>
              <table:table-cell office:value-type="float" office:value="0.0417609999999997">
                <text:p>0.041760999999999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5.4333333333333">
                <text:p>45.4333333333333</text:p>
              </table:table-cell>
              <table:table-cell office:value-type="float" office:value="0.0290024583333332">
                <text:p>0.0290024583333332</text:p>
              </table:table-cell>
              <table:table-cell office:value-type="float" office:value="0.0329229999999998">
                <text:p>0.032922999999999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5.5333333333333">
                <text:p>45.5333333333333</text:p>
              </table:table-cell>
              <table:table-cell office:value-type="float" office:value="0.0301422083333332">
                <text:p>0.0301422083333332</text:p>
              </table:table-cell>
              <table:table-cell office:value-type="float" office:value="0.0289069999999998">
                <text:p>0.028906999999999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5.6166666666667">
                <text:p>45.6166666666667</text:p>
              </table:table-cell>
              <table:table-cell office:value-type="float" office:value="0.0295273333333332">
                <text:p>0.0295273333333332</text:p>
              </table:table-cell>
              <table:table-cell office:value-type="float" office:value="0.0145849999999998">
                <text:p>0.014584999999999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5.7">
                <text:p>45.7</text:p>
              </table:table-cell>
              <table:table-cell office:value-type="float" office:value="0.0295059583333332">
                <text:p>0.0295059583333332</text:p>
              </table:table-cell>
              <table:table-cell office:value-type="float" office:value="0.0436039999999998">
                <text:p>0.043603999999999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5.8">
                <text:p>45.8</text:p>
              </table:table-cell>
              <table:table-cell office:value-type="float" office:value="0.0297381666666665">
                <text:p>0.0297381666666665</text:p>
              </table:table-cell>
              <table:table-cell office:value-type="float" office:value="0.0423529999999999">
                <text:p>0.042352999999999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5.8833333333333">
                <text:p>45.8833333333333</text:p>
              </table:table-cell>
              <table:table-cell office:value-type="float" office:value="0.0296786666666665">
                <text:p>0.0296786666666665</text:p>
              </table:table-cell>
              <table:table-cell office:value-type="float" office:value="0.0384629999999997">
                <text:p>0.038462999999999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5.9666666666667">
                <text:p>45.9666666666667</text:p>
              </table:table-cell>
              <table:table-cell office:value-type="float" office:value="0.0309607083333332">
                <text:p>0.0309607083333332</text:p>
              </table:table-cell>
              <table:table-cell office:value-type="float" office:value="0.0323579999999999">
                <text:p>0.032357999999999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6.05">
                <text:p>46.05</text:p>
              </table:table-cell>
              <table:table-cell office:value-type="float" office:value="0.0297937083333332">
                <text:p>0.0297937083333332</text:p>
              </table:table-cell>
              <table:table-cell office:value-type="float" office:value="0.0145759999999999">
                <text:p>0.014575999999999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6.15">
                <text:p>46.15</text:p>
              </table:table-cell>
              <table:table-cell office:value-type="float" office:value="0.0291504583333332">
                <text:p>0.0291504583333332</text:p>
              </table:table-cell>
              <table:table-cell office:value-type="float" office:value="0.0290329999999996">
                <text:p>0.029032999999999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6.2333333333333">
                <text:p>46.2333333333333</text:p>
              </table:table-cell>
              <table:table-cell office:value-type="float" office:value="0.0296054999999998">
                <text:p>0.0296054999999998</text:p>
              </table:table-cell>
              <table:table-cell office:value-type="float" office:value="0.0403259999999999">
                <text:p>0.040325999999999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6.3166666666667">
                <text:p>46.3166666666667</text:p>
              </table:table-cell>
              <table:table-cell office:value-type="float" office:value="0.0302873749999998">
                <text:p>0.0302873749999998</text:p>
              </table:table-cell>
              <table:table-cell office:value-type="float" office:value="0.0406179999999998">
                <text:p>0.040617999999999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6.4">
                <text:p>46.4</text:p>
              </table:table-cell>
              <table:table-cell office:value-type="float" office:value="0.0315474999999998">
                <text:p>0.0315474999999998</text:p>
              </table:table-cell>
              <table:table-cell office:value-type="float" office:value="0.0319149999999997">
                <text:p>0.031914999999999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6.4833333333333">
                <text:p>46.4833333333333</text:p>
              </table:table-cell>
              <table:table-cell office:value-type="float" office:value="0.0303377916666665">
                <text:p>0.0303377916666665</text:p>
              </table:table-cell>
              <table:table-cell office:value-type="float" office:value="0.00749299999999975">
                <text:p>0.0074929999999997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6.5833333333333">
                <text:p>46.5833333333333</text:p>
              </table:table-cell>
              <table:table-cell office:value-type="float" office:value="0.0295269999999998">
                <text:p>0.0295269999999998</text:p>
              </table:table-cell>
              <table:table-cell office:value-type="float" office:value="0.0314009999999998">
                <text:p>0.031400999999999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6.6666666666667">
                <text:p>46.6666666666667</text:p>
              </table:table-cell>
              <table:table-cell office:value-type="float" office:value="0.0297188749999998">
                <text:p>0.0297188749999998</text:p>
              </table:table-cell>
              <table:table-cell office:value-type="float" office:value="0.037544">
                <text:p>0.03754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46.8333333333333">
                <text:p>46.8333333333333</text:p>
              </table:table-cell>
              <table:table-cell office:value-type="float" office:value="0.0295763749999998">
                <text:p>0.0295763749999998</text:p>
              </table:table-cell>
              <table:table-cell office:value-type="float" office:value="0.0241129999999998">
                <text:p>0.024112999999999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46.9333333333333">
                <text:p>46.9333333333333</text:p>
              </table:table-cell>
              <table:table-cell office:value-type="float" office:value="0.0296119999999998">
                <text:p>0.0296119999999998</text:p>
              </table:table-cell>
              <table:table-cell office:value-type="float" office:value="0.00765299999999991">
                <text:p>0.0076529999999999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47.0166666666667">
                <text:p>47.0166666666667</text:p>
              </table:table-cell>
              <table:table-cell office:value-type="float" office:value="0.0298724999999999">
                <text:p>0.0298724999999999</text:p>
              </table:table-cell>
              <table:table-cell office:value-type="float" office:value="0.0421130000000001">
                <text:p>0.042113000000000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7.1">
                <text:p>47.1</text:p>
              </table:table-cell>
              <table:table-cell office:value-type="float" office:value="0.0299634166666665">
                <text:p>0.0299634166666665</text:p>
              </table:table-cell>
              <table:table-cell office:value-type="float" office:value="0.036308">
                <text:p>0.03630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47.1833333333333">
                <text:p>47.1833333333333</text:p>
              </table:table-cell>
              <table:table-cell office:value-type="float" office:value="0.0297719999999999">
                <text:p>0.0297719999999999</text:p>
              </table:table-cell>
              <table:table-cell office:value-type="float" office:value="0.031577">
                <text:p>0.03157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47.2666666666667">
                <text:p>47.2666666666667</text:p>
              </table:table-cell>
              <table:table-cell office:value-type="float" office:value="0.0300426666666665">
                <text:p>0.0300426666666665</text:p>
              </table:table-cell>
              <table:table-cell office:value-type="float" office:value="0.0365929999999999">
                <text:p>0.036592999999999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47.3666666666667">
                <text:p>47.3666666666667</text:p>
              </table:table-cell>
              <table:table-cell office:value-type="float" office:value="0.0324822083333332">
                <text:p>0.0324822083333332</text:p>
              </table:table-cell>
              <table:table-cell office:value-type="float" office:value="0.061712">
                <text:p>0.06171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47.45">
                <text:p>47.45</text:p>
              </table:table-cell>
              <table:table-cell office:value-type="float" office:value="0.0324498749999998">
                <text:p>0.0324498749999998</text:p>
              </table:table-cell>
              <table:table-cell office:value-type="float" office:value="0.0308679999999999">
                <text:p>0.030867999999999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47.5333333333333">
                <text:p>47.5333333333333</text:p>
              </table:table-cell>
              <table:table-cell office:value-type="float" office:value="0.0320788749999999">
                <text:p>0.0320788749999999</text:p>
              </table:table-cell>
              <table:table-cell office:value-type="float" office:value="0.0328569999999999">
                <text:p>0.032856999999999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47.6166666666667">
                <text:p>47.6166666666667</text:p>
              </table:table-cell>
              <table:table-cell office:value-type="float" office:value="0.0326204166666665">
                <text:p>0.0326204166666665</text:p>
              </table:table-cell>
              <table:table-cell office:value-type="float" office:value="0.0459200000000002">
                <text:p>0.045920000000000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47.7166666666667">
                <text:p>47.7166666666667</text:p>
              </table:table-cell>
              <table:table-cell office:value-type="float" office:value="0.0314819583333332">
                <text:p>0.0314819583333332</text:p>
              </table:table-cell>
              <table:table-cell office:value-type="float" office:value="0.00158399999999981">
                <text:p>0.0015839999999998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7.8">
                <text:p>47.8</text:p>
              </table:table-cell>
              <table:table-cell office:value-type="float" office:value="0.0327029166666665">
                <text:p>0.0327029166666665</text:p>
              </table:table-cell>
              <table:table-cell office:value-type="float" office:value="0.0438879999999999">
                <text:p>0.043887999999999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47.8833333333333">
                <text:p>47.8833333333333</text:p>
              </table:table-cell>
              <table:table-cell office:value-type="float" office:value="0.0321960833333332">
                <text:p>0.0321960833333332</text:p>
              </table:table-cell>
              <table:table-cell office:value-type="float" office:value="0.0314399999999999">
                <text:p>0.031439999999999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47.9666666666667">
                <text:p>47.9666666666667</text:p>
              </table:table-cell>
              <table:table-cell office:value-type="float" office:value="0.0322158749999999">
                <text:p>0.0322158749999999</text:p>
              </table:table-cell>
              <table:table-cell office:value-type="float" office:value="0.0428279999999996">
                <text:p>0.042827999999999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48.05">
                <text:p>48.05</text:p>
              </table:table-cell>
              <table:table-cell office:value-type="float" office:value="0.0319254583333332">
                <text:p>0.0319254583333332</text:p>
              </table:table-cell>
              <table:table-cell office:value-type="float" office:value="0.0314929999999998">
                <text:p>0.031492999999999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48.15">
                <text:p>48.15</text:p>
              </table:table-cell>
              <table:table-cell office:value-type="float" office:value="0.0306480833333332">
                <text:p>0.0306480833333332</text:p>
              </table:table-cell>
              <table:table-cell office:value-type="float" office:value="0.00170099999999973">
                <text:p>0.0017009999999997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48.2333333333333">
                <text:p>48.2333333333333</text:p>
              </table:table-cell>
              <table:table-cell office:value-type="float" office:value="0.0330169583333332">
                <text:p>0.0330169583333332</text:p>
              </table:table-cell>
              <table:table-cell office:value-type="float" office:value="0.0714289999999997">
                <text:p>0.071428999999999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48.3166666666667">
                <text:p>48.3166666666667</text:p>
              </table:table-cell>
              <table:table-cell office:value-type="float" office:value="0.0333457916666665">
                <text:p>0.0333457916666665</text:p>
              </table:table-cell>
              <table:table-cell office:value-type="float" office:value="0.0369249999999997">
                <text:p>0.036924999999999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48.4166666666667">
                <text:p>48.4166666666667</text:p>
              </table:table-cell>
              <table:table-cell office:value-type="float" office:value="0.0328899999999999">
                <text:p>0.0328899999999999</text:p>
              </table:table-cell>
              <table:table-cell office:value-type="float" office:value="0.0293869999999998">
                <text:p>0.029386999999999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48.5">
                <text:p>48.5</text:p>
              </table:table-cell>
              <table:table-cell office:value-type="float" office:value="0.0333892499999999">
                <text:p>0.0333892499999999</text:p>
              </table:table-cell>
              <table:table-cell office:value-type="float" office:value="0.0526">
                <text:p>0.052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48.5833333333333">
                <text:p>48.5833333333333</text:p>
              </table:table-cell>
              <table:table-cell office:value-type="float" office:value="0.0321241249999999">
                <text:p>0.0321241249999999</text:p>
              </table:table-cell>
              <table:table-cell office:value-type="float" office:value="0.00155199999999978">
                <text:p>0.0015519999999997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48.6666666666667">
                <text:p>48.6666666666667</text:p>
              </table:table-cell>
              <table:table-cell office:value-type="float" office:value="0.0361894583333332">
                <text:p>0.0361894583333332</text:p>
              </table:table-cell>
              <table:table-cell office:value-type="float" office:value="0.105061">
                <text:p>0.10506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48.7666666666667">
                <text:p>48.7666666666667</text:p>
              </table:table-cell>
              <table:table-cell office:value-type="float" office:value="0.0363446666666665">
                <text:p>0.0363446666666665</text:p>
              </table:table-cell>
              <table:table-cell office:value-type="float" office:value="0.035126">
                <text:p>0.03512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48.85">
                <text:p>48.85</text:p>
              </table:table-cell>
              <table:table-cell office:value-type="float" office:value="0.0360604166666665">
                <text:p>0.0360604166666665</text:p>
              </table:table-cell>
              <table:table-cell office:value-type="float" office:value="0.0307219999999999">
                <text:p>0.030721999999999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48.9333333333333">
                <text:p>48.9333333333333</text:p>
              </table:table-cell>
              <table:table-cell office:value-type="float" office:value="0.0362580833333332">
                <text:p>0.0362580833333332</text:p>
              </table:table-cell>
              <table:table-cell office:value-type="float" office:value="0.0288569999999999">
                <text:p>0.028856999999999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49.0166666666667">
                <text:p>49.0166666666667</text:p>
              </table:table-cell>
              <table:table-cell office:value-type="float" office:value="0.0360033749999999">
                <text:p>0.0360033749999999</text:p>
              </table:table-cell>
              <table:table-cell office:value-type="float" office:value="0.00153999999999987">
                <text:p>0.0015399999999998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49.1">
                <text:p>49.1</text:p>
              </table:table-cell>
              <table:table-cell office:value-type="float" office:value="0.0353620416666665">
                <text:p>0.0353620416666665</text:p>
              </table:table-cell>
              <table:table-cell office:value-type="float" office:value="0.0267209999999998">
                <text:p>0.026720999999999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49.2">
                <text:p>49.2</text:p>
              </table:table-cell>
              <table:table-cell office:value-type="float" office:value="0.0350549999999999">
                <text:p>0.0350549999999999</text:p>
              </table:table-cell>
              <table:table-cell office:value-type="float" office:value="0.0289389999999998">
                <text:p>0.028938999999999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49.2833333333333">
                <text:p>49.2833333333333</text:p>
              </table:table-cell>
              <table:table-cell office:value-type="float" office:value="0.0346855833333332">
                <text:p>0.0346855833333332</text:p>
              </table:table-cell>
              <table:table-cell office:value-type="float" office:value="0.0227109999999997">
                <text:p>0.022710999999999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49.3666666666667">
                <text:p>49.3666666666667</text:p>
              </table:table-cell>
              <table:table-cell office:value-type="float" office:value="0.0351257916666665">
                <text:p>0.0351257916666665</text:p>
              </table:table-cell>
              <table:table-cell office:value-type="float" office:value="0.047158">
                <text:p>0.04715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49.45">
                <text:p>49.45</text:p>
              </table:table-cell>
              <table:table-cell office:value-type="float" office:value="0.0326210833333332">
                <text:p>0.0326210833333332</text:p>
              </table:table-cell>
              <table:table-cell office:value-type="float" office:value="0.00159900000000013">
                <text:p>0.0015990000000001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49.55">
                <text:p>49.55</text:p>
              </table:table-cell>
              <table:table-cell office:value-type="float" office:value="0.0326774166666665">
                <text:p>0.0326774166666665</text:p>
              </table:table-cell>
              <table:table-cell office:value-type="float" office:value="0.0322200000000001">
                <text:p>0.032220000000000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49.6333333333333">
                <text:p>49.6333333333333</text:p>
              </table:table-cell>
              <table:table-cell office:value-type="float" office:value="0.0327807083333332">
                <text:p>0.0327807083333332</text:p>
              </table:table-cell>
              <table:table-cell office:value-type="float" office:value="0.0353359999999996">
                <text:p>0.035335999999999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49.7166666666667">
                <text:p>49.7166666666667</text:p>
              </table:table-cell>
              <table:table-cell office:value-type="float" office:value="0.0323404166666665">
                <text:p>0.0323404166666665</text:p>
              </table:table-cell>
              <table:table-cell office:value-type="float" office:value="0.0353529999999997">
                <text:p>0.035352999999999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49.8833333333333">
                <text:p>49.8833333333333</text:p>
              </table:table-cell>
              <table:table-cell office:value-type="float" office:value="0.0323359166666665">
                <text:p>0.0323359166666665</text:p>
              </table:table-cell>
              <table:table-cell office:value-type="float" office:value="0.00147599999999981">
                <text:p>0.0014759999999998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49.9833333333333">
                <text:p>49.9833333333333</text:p>
              </table:table-cell>
              <table:table-cell office:value-type="float" office:value="0.0317679166666665">
                <text:p>0.0317679166666665</text:p>
              </table:table-cell>
              <table:table-cell office:value-type="float" office:value="0.0302560000000001">
                <text:p>0.030256000000000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0.0666666666667">
                <text:p>50.0666666666667</text:p>
              </table:table-cell>
              <table:table-cell office:value-type="float" office:value="0.0317617916666665">
                <text:p>0.0317617916666665</text:p>
              </table:table-cell>
              <table:table-cell office:value-type="float" office:value="0.0312929999999998">
                <text:p>0.031292999999999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0.15">
                <text:p>50.15</text:p>
              </table:table-cell>
              <table:table-cell office:value-type="float" office:value="0.0312910416666665">
                <text:p>0.0312910416666665</text:p>
              </table:table-cell>
              <table:table-cell office:value-type="float" office:value="0.0315300000000001">
                <text:p>0.031530000000000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0.2333333333333">
                <text:p>50.2333333333333</text:p>
              </table:table-cell>
              <table:table-cell office:value-type="float" office:value="0.0311105416666665">
                <text:p>0.0311105416666665</text:p>
              </table:table-cell>
              <table:table-cell office:value-type="float" office:value="0.027161">
                <text:p>0.02716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0.3333333333333">
                <text:p>50.3333333333333</text:p>
              </table:table-cell>
              <table:table-cell office:value-type="float" office:value="0.0311083333333332">
                <text:p>0.0311083333333332</text:p>
              </table:table-cell>
              <table:table-cell office:value-type="float" office:value="0.00164799999999987">
                <text:p>0.0016479999999998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0.4166666666667">
                <text:p>50.4166666666667</text:p>
              </table:table-cell>
              <table:table-cell office:value-type="float" office:value="0.0295141666666665">
                <text:p>0.0295141666666665</text:p>
              </table:table-cell>
              <table:table-cell office:value-type="float" office:value="0.033169">
                <text:p>0.03316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0.5">
                <text:p>50.5</text:p>
              </table:table-cell>
              <table:table-cell office:value-type="float" office:value="0.0294180416666665">
                <text:p>0.0294180416666665</text:p>
              </table:table-cell>
              <table:table-cell office:value-type="float" office:value="0.0346179999999996">
                <text:p>0.034617999999999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0.5833333333333">
                <text:p>50.5833333333333</text:p>
              </table:table-cell>
              <table:table-cell office:value-type="float" office:value="0.0293932499999999">
                <text:p>0.0293932499999999</text:p>
              </table:table-cell>
              <table:table-cell office:value-type="float" office:value="0.0287919999999997">
                <text:p>0.028791999999999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0.6666666666667">
                <text:p>50.6666666666667</text:p>
              </table:table-cell>
              <table:table-cell office:value-type="float" office:value="0.0285149166666665">
                <text:p>0.0285149166666665</text:p>
              </table:table-cell>
              <table:table-cell office:value-type="float" office:value="0.03152">
                <text:p>0.0315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0.85">
                <text:p>50.85</text:p>
              </table:table-cell>
              <table:table-cell office:value-type="float" office:value="0.0299694583333332">
                <text:p>0.0299694583333332</text:p>
              </table:table-cell>
              <table:table-cell office:value-type="float" office:value="0.0364609999999996">
                <text:p>0.036460999999999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0.9333333333333">
                <text:p>50.9333333333333</text:p>
              </table:table-cell>
              <table:table-cell office:value-type="float" office:value="0.0267519166666665">
                <text:p>0.0267519166666665</text:p>
              </table:table-cell>
              <table:table-cell office:value-type="float" office:value="0.0278399999999999">
                <text:p>0.027839999999999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1.0333333333333">
                <text:p>51.0333333333333</text:p>
              </table:table-cell>
              <table:table-cell office:value-type="float" office:value="0.0265687499999999">
                <text:p>0.0265687499999999</text:p>
              </table:table-cell>
              <table:table-cell office:value-type="float" office:value="0.0307299999999997">
                <text:p>0.030729999999999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1.1166666666667">
                <text:p>51.1166666666667</text:p>
              </table:table-cell>
              <table:table-cell office:value-type="float" office:value="0.0270237916666665">
                <text:p>0.0270237916666665</text:p>
              </table:table-cell>
              <table:table-cell office:value-type="float" office:value="0.0416430000000001">
                <text:p>0.041643000000000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1.2">
                <text:p>51.2</text:p>
              </table:table-cell>
              <table:table-cell office:value-type="float" office:value="0.0258916666666665">
                <text:p>0.0258916666666665</text:p>
              </table:table-cell>
              <table:table-cell office:value-type="float" office:value="0.00168599999999985">
                <text:p>0.0016859999999998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1.2833333333333">
                <text:p>51.2833333333333</text:p>
              </table:table-cell>
              <table:table-cell office:value-type="float" office:value="0.0271421666666665">
                <text:p>0.0271421666666665</text:p>
              </table:table-cell>
              <table:table-cell office:value-type="float" office:value="0.031552">
                <text:p>0.03155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1.3833333333333">
                <text:p>51.3833333333333</text:p>
              </table:table-cell>
              <table:table-cell office:value-type="float" office:value="0.0274892916666665">
                <text:p>0.0274892916666665</text:p>
              </table:table-cell>
              <table:table-cell office:value-type="float" office:value="0.0350519999999999">
                <text:p>0.035051999999999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1.4666666666667">
                <text:p>51.4666666666667</text:p>
              </table:table-cell>
              <table:table-cell office:value-type="float" office:value="0.0275090416666665">
                <text:p>0.0275090416666665</text:p>
              </table:table-cell>
              <table:table-cell office:value-type="float" office:value="0.0294129999999999">
                <text:p>0.029412999999999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1.55">
                <text:p>51.55</text:p>
              </table:table-cell>
              <table:table-cell office:value-type="float" office:value="0.0283827499999999">
                <text:p>0.0283827499999999</text:p>
              </table:table-cell>
              <table:table-cell office:value-type="float" office:value="0.0436799999999997">
                <text:p>0.043679999999999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1.6333333333333">
                <text:p>51.6333333333333</text:p>
              </table:table-cell>
              <table:table-cell office:value-type="float" office:value="0.0264792499999999">
                <text:p>0.0264792499999999</text:p>
              </table:table-cell>
              <table:table-cell office:value-type="float" office:value="0.00147399999999998">
                <text:p>0.0014739999999999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1.7166666666667">
                <text:p>51.7166666666667</text:p>
              </table:table-cell>
              <table:table-cell office:value-type="float" office:value="0.0279639166666665">
                <text:p>0.0279639166666665</text:p>
              </table:table-cell>
              <table:table-cell office:value-type="float" office:value="0.0372309999999998">
                <text:p>0.037230999999999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1.8166666666667">
                <text:p>51.8166666666667</text:p>
              </table:table-cell>
              <table:table-cell office:value-type="float" office:value="0.0285365833333332">
                <text:p>0.0285365833333332</text:p>
              </table:table-cell>
              <table:table-cell office:value-type="float" office:value="0.0459640000000001">
                <text:p>0.045964000000000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1.9">
                <text:p>51.9</text:p>
              </table:table-cell>
              <table:table-cell office:value-type="float" office:value="0.0287022083333332">
                <text:p>0.0287022083333332</text:p>
              </table:table-cell>
              <table:table-cell office:value-type="float" office:value="0.0393110000000001">
                <text:p>0.039311000000000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1.9833333333333">
                <text:p>51.9833333333333</text:p>
              </table:table-cell>
              <table:table-cell office:value-type="float" office:value="0.0289091249999999">
                <text:p>0.0289091249999999</text:p>
              </table:table-cell>
              <table:table-cell office:value-type="float" office:value="0.0403189999999998">
                <text:p>0.040318999999999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2.0666666666667">
                <text:p>52.0666666666667</text:p>
              </table:table-cell>
              <table:table-cell office:value-type="float" office:value="0.0291509166666666">
                <text:p>0.0291509166666666</text:p>
              </table:table-cell>
              <table:table-cell office:value-type="float" office:value="0.00727900000000004">
                <text:p>0.0072790000000000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2.1666666666667">
                <text:p>52.1666666666667</text:p>
              </table:table-cell>
              <table:table-cell office:value-type="float" office:value="0.0293869999999999">
                <text:p>0.0293869999999999</text:p>
              </table:table-cell>
              <table:table-cell office:value-type="float" office:value="0.0359219999999998">
                <text:p>0.035921999999999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2.25">
                <text:p>52.25</text:p>
              </table:table-cell>
              <table:table-cell office:value-type="float" office:value="0.0294589999999999">
                <text:p>0.0294589999999999</text:p>
              </table:table-cell>
              <table:table-cell office:value-type="float" office:value="0.0330209999999997">
                <text:p>0.033020999999999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2.3333333333333">
                <text:p>52.3333333333333</text:p>
              </table:table-cell>
              <table:table-cell office:value-type="float" office:value="0.0298553749999999">
                <text:p>0.0298553749999999</text:p>
              </table:table-cell>
              <table:table-cell office:value-type="float" office:value="0.0410429999999997">
                <text:p>0.041042999999999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2.4166666666667">
                <text:p>52.4166666666667</text:p>
              </table:table-cell>
              <table:table-cell office:value-type="float" office:value="0.0300205833333332">
                <text:p>0.0300205833333332</text:p>
              </table:table-cell>
              <table:table-cell office:value-type="float" office:value="0.031126">
                <text:p>0.03112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2.5">
                <text:p>52.5</text:p>
              </table:table-cell>
              <table:table-cell office:value-type="float" office:value="0.0302112499999999">
                <text:p>0.0302112499999999</text:p>
              </table:table-cell>
              <table:table-cell office:value-type="float" office:value="0.00622400000000001">
                <text:p>0.0062240000000000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2.6">
                <text:p>52.6</text:p>
              </table:table-cell>
              <table:table-cell office:value-type="float" office:value="0.0301521249999999">
                <text:p>0.0301521249999999</text:p>
              </table:table-cell>
              <table:table-cell office:value-type="float" office:value="0.0317500000000002">
                <text:p>0.031750000000000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2.6833333333333">
                <text:p>52.6833333333333</text:p>
              </table:table-cell>
              <table:table-cell office:value-type="float" office:value="0.0299487499999999">
                <text:p>0.0299487499999999</text:p>
              </table:table-cell>
              <table:table-cell office:value-type="float" office:value="0.0297369999999999">
                <text:p>0.029736999999999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2.7666666666667">
                <text:p>52.7666666666667</text:p>
              </table:table-cell>
              <table:table-cell office:value-type="float" office:value="0.0301367083333332">
                <text:p>0.0301367083333332</text:p>
              </table:table-cell>
              <table:table-cell office:value-type="float" office:value="0.0333029999999996">
                <text:p>0.033302999999999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2.85">
                <text:p>52.85</text:p>
              </table:table-cell>
              <table:table-cell office:value-type="float" office:value="0.0301710416666665">
                <text:p>0.0301710416666665</text:p>
              </table:table-cell>
              <table:table-cell office:value-type="float" office:value="0.0323439999999997">
                <text:p>0.032343999999999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2.95">
                <text:p>52.95</text:p>
              </table:table-cell>
              <table:table-cell office:value-type="float" office:value="0.0287457083333332">
                <text:p>0.0287457083333332</text:p>
              </table:table-cell>
              <table:table-cell office:value-type="float" office:value="0.00225300000000006">
                <text:p>0.0022530000000000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3.0333333333333">
                <text:p>53.0333333333333</text:p>
              </table:table-cell>
              <table:table-cell office:value-type="float" office:value="0.0287120833333332">
                <text:p>0.0287120833333332</text:p>
              </table:table-cell>
              <table:table-cell office:value-type="float" office:value="0.0270329999999999">
                <text:p>0.027032999999999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3.1166666666667">
                <text:p>53.1166666666667</text:p>
              </table:table-cell>
              <table:table-cell office:value-type="float" office:value="0.0289794999999999">
                <text:p>0.0289794999999999</text:p>
              </table:table-cell>
              <table:table-cell office:value-type="float" office:value="0.0371479999999997">
                <text:p>0.037147999999999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3.2166666666667">
                <text:p>53.2166666666667</text:p>
              </table:table-cell>
              <table:table-cell office:value-type="float" office:value="0.0286914583333332">
                <text:p>0.0286914583333332</text:p>
              </table:table-cell>
              <table:table-cell office:value-type="float" office:value="0.0347300000000001">
                <text:p>0.034730000000000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3.3">
                <text:p>53.3</text:p>
              </table:table-cell>
              <table:table-cell office:value-type="float" office:value="0.0302231249999999">
                <text:p>0.0302231249999999</text:p>
              </table:table-cell>
              <table:table-cell office:value-type="float" office:value="0.038446">
                <text:p>0.03844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3.3833333333333">
                <text:p>53.3833333333333</text:p>
              </table:table-cell>
              <table:table-cell office:value-type="float" office:value="0.0294455416666666">
                <text:p>0.0294455416666666</text:p>
              </table:table-cell>
              <table:table-cell office:value-type="float" office:value="0.0128900000000001">
                <text:p>0.012890000000000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3.4666666666667">
                <text:p>53.4666666666667</text:p>
              </table:table-cell>
              <table:table-cell office:value-type="float" office:value="0.0292716249999999">
                <text:p>0.0292716249999999</text:p>
              </table:table-cell>
              <table:table-cell office:value-type="float" office:value="0.030878">
                <text:p>0.03087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3.55">
                <text:p>53.55</text:p>
              </table:table-cell>
              <table:table-cell office:value-type="float" office:value="0.0290793749999999">
                <text:p>0.0290793749999999</text:p>
              </table:table-cell>
              <table:table-cell office:value-type="float" office:value="0.0247989999999998">
                <text:p>0.024798999999999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3.65">
                <text:p>53.65</text:p>
              </table:table-cell>
              <table:table-cell office:value-type="float" office:value="0.0287707499999999">
                <text:p>0.0287707499999999</text:p>
              </table:table-cell>
              <table:table-cell office:value-type="float" office:value="0.036273">
                <text:p>0.03627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3.7333333333333">
                <text:p>53.7333333333333</text:p>
              </table:table-cell>
              <table:table-cell office:value-type="float" office:value="0.0298392916666666">
                <text:p>0.0298392916666666</text:p>
              </table:table-cell>
              <table:table-cell office:value-type="float" office:value="0.0271189999999999">
                <text:p>0.027118999999999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3.8166666666667">
                <text:p>53.8166666666667</text:p>
              </table:table-cell>
              <table:table-cell office:value-type="float" office:value="0.0290466666666666">
                <text:p>0.0290466666666666</text:p>
              </table:table-cell>
              <table:table-cell office:value-type="float" office:value="0.018208">
                <text:p>0.01820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3.9">
                <text:p>53.9</text:p>
              </table:table-cell>
              <table:table-cell office:value-type="float" office:value="0.0287987916666666">
                <text:p>0.0287987916666666</text:p>
              </table:table-cell>
              <table:table-cell office:value-type="float" office:value="0.0400149999999999">
                <text:p>0.040014999999999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4">
                <text:p>54</text:p>
              </table:table-cell>
              <table:table-cell office:value-type="float" office:value="0.0283200416666666">
                <text:p>0.0283200416666666</text:p>
              </table:table-cell>
              <table:table-cell office:value-type="float" office:value="0.0278209999999999">
                <text:p>0.027820999999999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4.0833333333333">
                <text:p>54.0833333333333</text:p>
              </table:table-cell>
              <table:table-cell office:value-type="float" office:value="0.0281595833333332">
                <text:p>0.0281595833333332</text:p>
              </table:table-cell>
              <table:table-cell office:value-type="float" office:value="0.0364679999999997">
                <text:p>0.036467999999999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4.1666666666667">
                <text:p>54.1666666666667</text:p>
              </table:table-cell>
              <table:table-cell office:value-type="float" office:value="0.0283435833333332">
                <text:p>0.0283435833333332</text:p>
              </table:table-cell>
              <table:table-cell office:value-type="float" office:value="0.011695">
                <text:p>0.01169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4.25">
                <text:p>54.25</text:p>
              </table:table-cell>
              <table:table-cell office:value-type="float" office:value="0.0274589166666666">
                <text:p>0.0274589166666666</text:p>
              </table:table-cell>
              <table:table-cell office:value-type="float" office:value="0.0146899999999999">
                <text:p>0.014689999999999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4.3333333333333">
                <text:p>54.3333333333333</text:p>
              </table:table-cell>
              <table:table-cell office:value-type="float" office:value="0.0277581249999999">
                <text:p>0.0277581249999999</text:p>
              </table:table-cell>
              <table:table-cell office:value-type="float" office:value="0.0402019999999999">
                <text:p>0.040201999999999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4.4333333333333">
                <text:p>54.4333333333333</text:p>
              </table:table-cell>
              <table:table-cell office:value-type="float" office:value="0.0274707083333333">
                <text:p>0.0274707083333333</text:p>
              </table:table-cell>
              <table:table-cell office:value-type="float" office:value="0.0341450000000001">
                <text:p>0.034145000000000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4.5166666666667">
                <text:p>54.5166666666667</text:p>
              </table:table-cell>
              <table:table-cell office:value-type="float" office:value="0.0275967083333333">
                <text:p>0.0275967083333333</text:p>
              </table:table-cell>
              <table:table-cell office:value-type="float" office:value="0.0341499999999999">
                <text:p>0.034149999999999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4.6">
                <text:p>54.6</text:p>
              </table:table-cell>
              <table:table-cell office:value-type="float" office:value="0.0280308333333332">
                <text:p>0.0280308333333332</text:p>
              </table:table-cell>
              <table:table-cell office:value-type="float" office:value="0.0166429999999997">
                <text:p>0.016642999999999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4.6833333333333">
                <text:p>54.6833333333333</text:p>
              </table:table-cell>
              <table:table-cell office:value-type="float" office:value="0.0270242083333332">
                <text:p>0.0270242083333332</text:p>
              </table:table-cell>
              <table:table-cell office:value-type="float" office:value="0.00759100000000013">
                <text:p>0.0075910000000001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4.7833333333333">
                <text:p>54.7833333333333</text:p>
              </table:table-cell>
              <table:table-cell office:value-type="float" office:value="0.0266966666666666">
                <text:p>0.0266966666666666</text:p>
              </table:table-cell>
              <table:table-cell office:value-type="float" office:value="0.0218759999999998">
                <text:p>0.021875999999999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4.8666666666667">
                <text:p>54.8666666666667</text:p>
              </table:table-cell>
              <table:table-cell office:value-type="float" office:value="0.0268685416666666">
                <text:p>0.0268685416666666</text:p>
              </table:table-cell>
              <table:table-cell office:value-type="float" office:value="0.0374279999999998">
                <text:p>0.037427999999999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4.95">
                <text:p>54.95</text:p>
              </table:table-cell>
              <table:table-cell office:value-type="float" office:value="0.0271817916666666">
                <text:p>0.0271817916666666</text:p>
              </table:table-cell>
              <table:table-cell office:value-type="float" office:value="0.0398619999999998">
                <text:p>0.039861999999999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5.0333333333333">
                <text:p>55.0333333333333</text:p>
              </table:table-cell>
              <table:table-cell office:value-type="float" office:value="0.0286512499999999">
                <text:p>0.0286512499999999</text:p>
              </table:table-cell>
              <table:table-cell office:value-type="float" office:value="0.0375200000000002">
                <text:p>0.037520000000000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5.1166666666667">
                <text:p>55.1166666666667</text:p>
              </table:table-cell>
              <table:table-cell office:value-type="float" office:value="0.0302950833333332">
                <text:p>0.0302950833333332</text:p>
              </table:table-cell>
              <table:table-cell office:value-type="float" office:value="0.0664849999999997">
                <text:p>0.066484999999999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5.2166666666667">
                <text:p>55.2166666666667</text:p>
              </table:table-cell>
              <table:table-cell office:value-type="float" office:value="0.0295080416666666">
                <text:p>0.0295080416666666</text:p>
              </table:table-cell>
              <table:table-cell office:value-type="float" office:value="0.018259">
                <text:p>0.01825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5.3">
                <text:p>55.3</text:p>
              </table:table-cell>
              <table:table-cell office:value-type="float" office:value="0.0292653749999999">
                <text:p>0.0292653749999999</text:p>
              </table:table-cell>
              <table:table-cell office:value-type="float" office:value="0.0289059999999997">
                <text:p>0.028905999999999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5.3833333333333">
                <text:p>55.3833333333333</text:p>
              </table:table-cell>
              <table:table-cell office:value-type="float" office:value="0.0287054583333332">
                <text:p>0.0287054583333332</text:p>
              </table:table-cell>
              <table:table-cell office:value-type="float" office:value="0.0250079999999997">
                <text:p>0.025007999999999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5.4833333333333">
                <text:p>55.4833333333333</text:p>
              </table:table-cell>
              <table:table-cell office:value-type="float" office:value="0.0282306666666666">
                <text:p>0.0282306666666666</text:p>
              </table:table-cell>
              <table:table-cell office:value-type="float" office:value="0.0014949999999998">
                <text:p>0.001494999999999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5.5666666666667">
                <text:p>55.5666666666667</text:p>
              </table:table-cell>
              <table:table-cell office:value-type="float" office:value="0.0298567499999999">
                <text:p>0.0298567499999999</text:p>
              </table:table-cell>
              <table:table-cell office:value-type="float" office:value="0.0699039999999997">
                <text:p>0.069903999999999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5.65">
                <text:p>55.65</text:p>
              </table:table-cell>
              <table:table-cell office:value-type="float" office:value="0.0300538749999999">
                <text:p>0.0300538749999999</text:p>
              </table:table-cell>
              <table:table-cell office:value-type="float" office:value="0.0295299999999998">
                <text:p>0.029529999999999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55.7333333333333">
                <text:p>55.7333333333333</text:p>
              </table:table-cell>
              <table:table-cell office:value-type="float" office:value="0.0300279166666665">
                <text:p>0.0300279166666665</text:p>
              </table:table-cell>
              <table:table-cell office:value-type="float" office:value="0.03565">
                <text:p>0.0356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55.8166666666667">
                <text:p>55.8166666666667</text:p>
              </table:table-cell>
              <table:table-cell office:value-type="float" office:value="0.0304259583333332">
                <text:p>0.0304259583333332</text:p>
              </table:table-cell>
              <table:table-cell office:value-type="float" office:value="0.0366719999999998">
                <text:p>0.036671999999999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55.9166666666667">
                <text:p>55.9166666666667</text:p>
              </table:table-cell>
              <table:table-cell office:value-type="float" office:value="0.0297298749999999">
                <text:p>0.0297298749999999</text:p>
              </table:table-cell>
              <table:table-cell office:value-type="float" office:value="0.00150199999999989">
                <text:p>0.0015019999999998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56">
                <text:p>56</text:p>
              </table:table-cell>
              <table:table-cell office:value-type="float" office:value="0.0302242083333332">
                <text:p>0.0302242083333332</text:p>
              </table:table-cell>
              <table:table-cell office:value-type="float" office:value="0.051879">
                <text:p>0.05187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56.0833333333333">
                <text:p>56.0833333333333</text:p>
              </table:table-cell>
              <table:table-cell office:value-type="float" office:value="0.0306512916666665">
                <text:p>0.0306512916666665</text:p>
              </table:table-cell>
              <table:table-cell office:value-type="float" office:value="0.038071">
                <text:p>0.03807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56.1666666666667">
                <text:p>56.1666666666667</text:p>
              </table:table-cell>
              <table:table-cell office:value-type="float" office:value="0.0307991666666665">
                <text:p>0.0307991666666665</text:p>
              </table:table-cell>
              <table:table-cell office:value-type="float" office:value="0.0400169999999998">
                <text:p>0.040016999999999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56.2666666666667">
                <text:p>56.2666666666667</text:p>
              </table:table-cell>
              <table:table-cell office:value-type="float" office:value="0.0318595416666665">
                <text:p>0.0318595416666665</text:p>
              </table:table-cell>
              <table:table-cell office:value-type="float" office:value="0.0371440000000001">
                <text:p>0.037144000000000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56.35">
                <text:p>56.35</text:p>
              </table:table-cell>
              <table:table-cell office:value-type="float" office:value="0.0313322499999999">
                <text:p>0.0313322499999999</text:p>
              </table:table-cell>
              <table:table-cell office:value-type="float" office:value="0.00203499999999979">
                <text:p>0.0020349999999997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56.4333333333333">
                <text:p>56.4333333333333</text:p>
              </table:table-cell>
              <table:table-cell office:value-type="float" office:value="0.0305212916666665">
                <text:p>0.0305212916666665</text:p>
              </table:table-cell>
              <table:table-cell office:value-type="float" office:value="0.0207389999999998">
                <text:p>0.020738999999999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56.5166666666667">
                <text:p>56.5166666666667</text:p>
              </table:table-cell>
              <table:table-cell office:value-type="float" office:value="0.0311359166666665">
                <text:p>0.0311359166666665</text:p>
              </table:table-cell>
              <table:table-cell office:value-type="float" office:value="0.0488959999999996">
                <text:p>0.048895999999999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56.6">
                <text:p>56.6</text:p>
              </table:table-cell>
              <table:table-cell office:value-type="float" office:value="0.0310642916666665">
                <text:p>0.0310642916666665</text:p>
              </table:table-cell>
              <table:table-cell office:value-type="float" office:value="0.0324309999999999">
                <text:p>0.032430999999999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56.7">
                <text:p>56.7</text:p>
              </table:table-cell>
              <table:table-cell office:value-type="float" office:value="0.0321801249999999">
                <text:p>0.0321801249999999</text:p>
              </table:table-cell>
              <table:table-cell office:value-type="float" office:value="0.0434229999999998">
                <text:p>0.043422999999999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56.7833333333333">
                <text:p>56.7833333333333</text:p>
              </table:table-cell>
              <table:table-cell office:value-type="float" office:value="0.0320877916666665">
                <text:p>0.0320877916666665</text:p>
              </table:table-cell>
              <table:table-cell office:value-type="float" office:value="0.00537499999999991">
                <text:p>0.0053749999999999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56.8666666666667">
                <text:p>56.8666666666667</text:p>
              </table:table-cell>
              <table:table-cell office:value-type="float" office:value="0.0345667916666665">
                <text:p>0.0345667916666665</text:p>
              </table:table-cell>
              <table:table-cell office:value-type="float" office:value="0.081372">
                <text:p>0.08137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56.95">
                <text:p>56.95</text:p>
              </table:table-cell>
              <table:table-cell office:value-type="float" office:value="0.0348534583333332">
                <text:p>0.0348534583333332</text:p>
              </table:table-cell>
              <table:table-cell office:value-type="float" office:value="0.044308">
                <text:p>0.04430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57.05">
                <text:p>57.05</text:p>
              </table:table-cell>
              <table:table-cell office:value-type="float" office:value="0.0345399583333332">
                <text:p>0.0345399583333332</text:p>
              </table:table-cell>
              <table:table-cell office:value-type="float" office:value="0.0323379999999998">
                <text:p>0.032337999999999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57.1333333333333">
                <text:p>57.1333333333333</text:p>
              </table:table-cell>
              <table:table-cell office:value-type="float" office:value="0.0347827083333332">
                <text:p>0.0347827083333332</text:p>
              </table:table-cell>
              <table:table-cell office:value-type="float" office:value="0.0433460000000001">
                <text:p>0.043346000000000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57.2166666666667">
                <text:p>57.2166666666667</text:p>
              </table:table-cell>
              <table:table-cell office:value-type="float" office:value="0.0320760416666665">
                <text:p>0.0320760416666665</text:p>
              </table:table-cell>
              <table:table-cell office:value-type="float" office:value="0.001525">
                <text:p>0.00152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57.3">
                <text:p>57.3</text:p>
              </table:table-cell>
              <table:table-cell office:value-type="float" office:value="0.0325623749999999">
                <text:p>0.0325623749999999</text:p>
              </table:table-cell>
              <table:table-cell office:value-type="float" office:value="0.0299309999999999">
                <text:p>0.029930999999999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57.3833333333333">
                <text:p>57.3833333333333</text:p>
              </table:table-cell>
              <table:table-cell office:value-type="float" office:value="0.0325129999999999">
                <text:p>0.0325129999999999</text:p>
              </table:table-cell>
              <table:table-cell office:value-type="float" office:value="0.0277210000000001">
                <text:p>0.027721000000000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57.4833333333333">
                <text:p>57.4833333333333</text:p>
              </table:table-cell>
              <table:table-cell office:value-type="float" office:value="0.0331789166666666">
                <text:p>0.0331789166666666</text:p>
              </table:table-cell>
              <table:table-cell office:value-type="float" office:value="0.0409899999999999">
                <text:p>0.040989999999999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57.5666666666667">
                <text:p>57.5666666666667</text:p>
              </table:table-cell>
              <table:table-cell office:value-type="float" office:value="0.0347164999999999">
                <text:p>0.0347164999999999</text:p>
              </table:table-cell>
              <table:table-cell office:value-type="float" office:value="0.0383969999999998">
                <text:p>0.038396999999999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57.65">
                <text:p>57.65</text:p>
              </table:table-cell>
              <table:table-cell office:value-type="float" office:value="0.0318700833333332">
                <text:p>0.0318700833333332</text:p>
              </table:table-cell>
              <table:table-cell office:value-type="float" office:value="0.00158999999999976">
                <text:p>0.0015899999999997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57.75">
                <text:p>57.75</text:p>
              </table:table-cell>
              <table:table-cell office:value-type="float" office:value="0.0320335833333332">
                <text:p>0.0320335833333332</text:p>
              </table:table-cell>
              <table:table-cell office:value-type="float" office:value="0.0334539999999999">
                <text:p>0.033453999999999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57.8333333333333">
                <text:p>57.8333333333333</text:p>
              </table:table-cell>
              <table:table-cell office:value-type="float" office:value="0.0324969999999999">
                <text:p>0.0324969999999999</text:p>
              </table:table-cell>
              <table:table-cell office:value-type="float" office:value="0.0467719999999998">
                <text:p>0.046771999999999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57.9166666666667">
                <text:p>57.9166666666667</text:p>
              </table:table-cell>
              <table:table-cell office:value-type="float" office:value="0.0322707083333332">
                <text:p>0.0322707083333332</text:p>
              </table:table-cell>
              <table:table-cell office:value-type="float" office:value="0.0312410000000001">
                <text:p>0.031241000000000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58">
                <text:p>58</text:p>
              </table:table-cell>
              <table:table-cell office:value-type="float" office:value="0.0334102499999999">
                <text:p>0.0334102499999999</text:p>
              </table:table-cell>
              <table:table-cell office:value-type="float" office:value="0.028851">
                <text:p>0.02885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58.1">
                <text:p>58.1</text:p>
              </table:table-cell>
              <table:table-cell office:value-type="float" office:value="0.0313133749999999">
                <text:p>0.0313133749999999</text:p>
              </table:table-cell>
              <table:table-cell office:value-type="float" office:value="0.00155400000000006">
                <text:p>0.0015540000000000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58.1833333333333">
                <text:p>58.1833333333333</text:p>
              </table:table-cell>
              <table:table-cell office:value-type="float" office:value="0.0302997916666666">
                <text:p>0.0302997916666666</text:p>
              </table:table-cell>
              <table:table-cell office:value-type="float" office:value="0.0137449999999997">
                <text:p>0.013744999999999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58.2666666666667">
                <text:p>58.2666666666667</text:p>
              </table:table-cell>
              <table:table-cell office:value-type="float" office:value="0.0298564999999999">
                <text:p>0.0298564999999999</text:p>
              </table:table-cell>
              <table:table-cell office:value-type="float" office:value="0.0293779999999999">
                <text:p>0.029377999999999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58.35">
                <text:p>58.35</text:p>
              </table:table-cell>
              <table:table-cell office:value-type="float" office:value="0.0299616666666666">
                <text:p>0.0299616666666666</text:p>
              </table:table-cell>
              <table:table-cell office:value-type="float" office:value="0.0396679999999998">
                <text:p>0.039667999999999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58.4333333333333">
                <text:p>58.4333333333333</text:p>
              </table:table-cell>
              <table:table-cell office:value-type="float" office:value="0.0311865833333332">
                <text:p>0.0311865833333332</text:p>
              </table:table-cell>
              <table:table-cell office:value-type="float" office:value="0.0314329999999998">
                <text:p>0.031432999999999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58.5333333333333">
                <text:p>58.5333333333333</text:p>
              </table:table-cell>
              <table:table-cell office:value-type="float" office:value="0.0303835833333332">
                <text:p>0.0303835833333332</text:p>
              </table:table-cell>
              <table:table-cell office:value-type="float" office:value="0.00146699999999989">
                <text:p>0.0014669999999998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58.6166666666667">
                <text:p>58.6166666666667</text:p>
              </table:table-cell>
              <table:table-cell office:value-type="float" office:value="0.0299151249999999">
                <text:p>0.0299151249999999</text:p>
              </table:table-cell>
              <table:table-cell office:value-type="float" office:value="0.0376529999999997">
                <text:p>0.037652999999999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58.7">
                <text:p>58.7</text:p>
              </table:table-cell>
              <table:table-cell office:value-type="float" office:value="0.0299633749999999">
                <text:p>0.0299633749999999</text:p>
              </table:table-cell>
              <table:table-cell office:value-type="float" office:value="0.0335889999999996">
                <text:p>0.033588999999999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58.7833333333333">
                <text:p>58.7833333333333</text:p>
              </table:table-cell>
              <table:table-cell office:value-type="float" office:value="0.0295377083333332">
                <text:p>0.0295377083333332</text:p>
              </table:table-cell>
              <table:table-cell office:value-type="float" office:value="0.033207">
                <text:p>0.03320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58.8833333333333">
                <text:p>58.8833333333333</text:p>
              </table:table-cell>
              <table:table-cell office:value-type="float" office:value="0.0307119583333332">
                <text:p>0.0307119583333332</text:p>
              </table:table-cell>
              <table:table-cell office:value-type="float" office:value="0.0335569999999996">
                <text:p>0.033556999999999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58.9666666666667">
                <text:p>58.9666666666667</text:p>
              </table:table-cell>
              <table:table-cell office:value-type="float" office:value="0.0273892499999999">
                <text:p>0.0273892499999999</text:p>
              </table:table-cell>
              <table:table-cell office:value-type="float" office:value="0.0016269999999996">
                <text:p>0.001626999999999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59.05">
                <text:p>59.05</text:p>
              </table:table-cell>
              <table:table-cell office:value-type="float" office:value="0.0268450833333332">
                <text:p>0.0268450833333332</text:p>
              </table:table-cell>
              <table:table-cell office:value-type="float" office:value="0.0312479999999997">
                <text:p>0.031247999999999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59.1333333333333">
                <text:p>59.1333333333333</text:p>
              </table:table-cell>
              <table:table-cell office:value-type="float" office:value="0.0266457083333332">
                <text:p>0.0266457083333332</text:p>
              </table:table-cell>
              <table:table-cell office:value-type="float" office:value="0.0275529999999997">
                <text:p>0.027552999999999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59.2166666666667">
                <text:p>59.2166666666667</text:p>
              </table:table-cell>
              <table:table-cell office:value-type="float" office:value="0.0262662916666665">
                <text:p>0.0262662916666665</text:p>
              </table:table-cell>
              <table:table-cell office:value-type="float" office:value="0.03424">
                <text:p>0.0342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59.3166666666667">
                <text:p>59.3166666666667</text:p>
              </table:table-cell>
              <table:table-cell office:value-type="float" office:value="0.0278408749999998">
                <text:p>0.0278408749999998</text:p>
              </table:table-cell>
              <table:table-cell office:value-type="float" office:value="0.0393149999999998">
                <text:p>0.039314999999999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59.4">
                <text:p>59.4</text:p>
              </table:table-cell>
              <table:table-cell office:value-type="float" office:value="0.0266629583333332">
                <text:p>0.0266629583333332</text:p>
              </table:table-cell>
              <table:table-cell office:value-type="float" office:value="0.00166099999999991">
                <text:p>0.0016609999999999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59.4833333333333">
                <text:p>59.4833333333333</text:p>
              </table:table-cell>
              <table:table-cell office:value-type="float" office:value="0.0274030416666665">
                <text:p>0.0274030416666665</text:p>
              </table:table-cell>
              <table:table-cell office:value-type="float" office:value="0.0454829999999999">
                <text:p>0.045482999999999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59.5666666666667">
                <text:p>59.5666666666667</text:p>
              </table:table-cell>
              <table:table-cell office:value-type="float" office:value="0.0274032499999998">
                <text:p>0.0274032499999998</text:p>
              </table:table-cell>
              <table:table-cell office:value-type="float" office:value="0.0409950000000001">
                <text:p>0.040995000000000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59.6666666666667">
                <text:p>59.6666666666667</text:p>
              </table:table-cell>
              <table:table-cell office:value-type="float" office:value="0.0278245833333332">
                <text:p>0.0278245833333332</text:p>
              </table:table-cell>
              <table:table-cell office:value-type="float" office:value="0.0485089999999997">
                <text:p>0.048508999999999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59.75">
                <text:p>59.75</text:p>
              </table:table-cell>
              <table:table-cell office:value-type="float" office:value="0.0294615416666665">
                <text:p>0.0294615416666665</text:p>
              </table:table-cell>
              <table:table-cell office:value-type="float" office:value="0.0408769999999996">
                <text:p>0.040876999999999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59.8333333333333">
                <text:p>59.8333333333333</text:p>
              </table:table-cell>
              <table:table-cell office:value-type="float" office:value="0.0283324166666665">
                <text:p>0.0283324166666665</text:p>
              </table:table-cell>
              <table:table-cell office:value-type="float" office:value="0.00635499999999967">
                <text:p>0.0063549999999996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59.9333333333333">
                <text:p>59.9333333333333</text:p>
              </table:table-cell>
              <table:table-cell office:value-type="float" office:value="0.0275278749999998">
                <text:p>0.0275278749999998</text:p>
              </table:table-cell>
              <table:table-cell office:value-type="float" office:value="0.027463">
                <text:p>0.02746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0.0166666666667">
                <text:p>60.0166666666667</text:p>
              </table:table-cell>
              <table:table-cell office:value-type="float" office:value="0.0273680416666665">
                <text:p>0.0273680416666665</text:p>
              </table:table-cell>
              <table:table-cell office:value-type="float" office:value="0.0274049999999999">
                <text:p>0.027404999999999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0.1">
                <text:p>60.1</text:p>
              </table:table-cell>
              <table:table-cell office:value-type="float" office:value="0.0275816666666665">
                <text:p>0.0275816666666665</text:p>
              </table:table-cell>
              <table:table-cell office:value-type="float" office:value="0.0339779999999998">
                <text:p>0.033977999999999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0.1833333333333">
                <text:p>60.1833333333333</text:p>
              </table:table-cell>
              <table:table-cell office:value-type="float" office:value="0.0298097083333331">
                <text:p>0.0298097083333331</text:p>
              </table:table-cell>
              <table:table-cell office:value-type="float" office:value="0.0550269999999999">
                <text:p>0.055026999999999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0.2666666666667">
                <text:p>60.2666666666667</text:p>
              </table:table-cell>
              <table:table-cell office:value-type="float" office:value="0.0298739999999998">
                <text:p>0.0298739999999998</text:p>
              </table:table-cell>
              <table:table-cell office:value-type="float" office:value="0.015288">
                <text:p>0.01528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0.3666666666667">
                <text:p>60.3666666666667</text:p>
              </table:table-cell>
              <table:table-cell office:value-type="float" office:value="0.0303205833333331">
                <text:p>0.0303205833333331</text:p>
              </table:table-cell>
              <table:table-cell office:value-type="float" office:value="0.0400959999999997">
                <text:p>0.040095999999999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0.45">
                <text:p>60.45</text:p>
              </table:table-cell>
              <table:table-cell office:value-type="float" office:value="0.0301671666666665">
                <text:p>0.0301671666666665</text:p>
              </table:table-cell>
              <table:table-cell office:value-type="float" office:value="0.0359859999999999">
                <text:p>0.035985999999999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0.5333333333333">
                <text:p>60.5333333333333</text:p>
              </table:table-cell>
              <table:table-cell office:value-type="float" office:value="0.0298607083333331">
                <text:p>0.0298607083333331</text:p>
              </table:table-cell>
              <table:table-cell office:value-type="float" office:value="0.0240779999999998">
                <text:p>0.024077999999999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0.6166666666667">
                <text:p>60.6166666666667</text:p>
              </table:table-cell>
              <table:table-cell office:value-type="float" office:value="0.0312567499999998">
                <text:p>0.0312567499999998</text:p>
              </table:table-cell>
              <table:table-cell office:value-type="float" office:value="0.0349719999999998">
                <text:p>0.034971999999999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0.7166666666667">
                <text:p>60.7166666666667</text:p>
              </table:table-cell>
              <table:table-cell office:value-type="float" office:value="0.0303179166666665">
                <text:p>0.0303179166666665</text:p>
              </table:table-cell>
              <table:table-cell office:value-type="float" office:value="0.0151209999999997">
                <text:p>0.015120999999999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0.8">
                <text:p>60.8</text:p>
              </table:table-cell>
              <table:table-cell office:value-type="float" office:value="0.0307811249999998">
                <text:p>0.0307811249999998</text:p>
              </table:table-cell>
              <table:table-cell office:value-type="float" office:value="0.0447059999999997">
                <text:p>0.044705999999999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0.8833333333333">
                <text:p>60.8833333333333</text:p>
              </table:table-cell>
              <table:table-cell office:value-type="float" office:value="0.0312644583333332">
                <text:p>0.0312644583333332</text:p>
              </table:table-cell>
              <table:table-cell office:value-type="float" office:value="0.044807">
                <text:p>0.04480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0.9666666666667">
                <text:p>60.9666666666667</text:p>
              </table:table-cell>
              <table:table-cell office:value-type="float" office:value="0.0314561666666665">
                <text:p>0.0314561666666665</text:p>
              </table:table-cell>
              <table:table-cell office:value-type="float" office:value="0.0381579999999997">
                <text:p>0.038157999999999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1.05">
                <text:p>61.05</text:p>
              </table:table-cell>
              <table:table-cell office:value-type="float" office:value="0.0331320416666665">
                <text:p>0.0331320416666665</text:p>
              </table:table-cell>
              <table:table-cell office:value-type="float" office:value="0.0418479999999999">
                <text:p>0.041847999999999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1.15">
                <text:p>61.15</text:p>
              </table:table-cell>
              <table:table-cell office:value-type="float" office:value="0.0325389999999998">
                <text:p>0.0325389999999998</text:p>
              </table:table-cell>
              <table:table-cell office:value-type="float" office:value="0.0170149999999998">
                <text:p>0.017014999999999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1.2333333333333">
                <text:p>61.2333333333333</text:p>
              </table:table-cell>
              <table:table-cell office:value-type="float" office:value="0.0325423333333332">
                <text:p>0.0325423333333332</text:p>
              </table:table-cell>
              <table:table-cell office:value-type="float" office:value="0.0276329999999998">
                <text:p>0.027632999999999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1.3166666666667">
                <text:p>61.3166666666667</text:p>
              </table:table-cell>
              <table:table-cell office:value-type="float" office:value="0.0327514583333332">
                <text:p>0.0327514583333332</text:p>
              </table:table-cell>
              <table:table-cell office:value-type="float" office:value="0.0392589999999999">
                <text:p>0.039258999999999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1.5">
                <text:p>61.5</text:p>
              </table:table-cell>
              <table:table-cell office:value-type="float" office:value="0.0318610833333332">
                <text:p>0.0318610833333332</text:p>
              </table:table-cell>
              <table:table-cell office:value-type="float" office:value="0.0179459999999998">
                <text:p>0.017945999999999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1.5833333333333">
                <text:p>61.5833333333333</text:p>
              </table:table-cell>
              <table:table-cell office:value-type="float" office:value="0.0322190416666665">
                <text:p>0.0322190416666665</text:p>
              </table:table-cell>
              <table:table-cell office:value-type="float" office:value="0.0102519999999999">
                <text:p>0.010251999999999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1.6666666666667">
                <text:p>61.6666666666667</text:p>
              </table:table-cell>
              <table:table-cell office:value-type="float" office:value="0.0321427499999998">
                <text:p>0.0321427499999998</text:p>
              </table:table-cell>
              <table:table-cell office:value-type="float" office:value="0.0436519999999998">
                <text:p>0.043651999999999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1.75">
                <text:p>61.75</text:p>
              </table:table-cell>
              <table:table-cell office:value-type="float" office:value="0.0321095416666665">
                <text:p>0.0321095416666665</text:p>
              </table:table-cell>
              <table:table-cell office:value-type="float" office:value="0.0401979999999997">
                <text:p>0.040197999999999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1.8333333333333">
                <text:p>61.8333333333333</text:p>
              </table:table-cell>
              <table:table-cell office:value-type="float" office:value="0.0318091666666665">
                <text:p>0.0318091666666665</text:p>
              </table:table-cell>
              <table:table-cell office:value-type="float" office:value="0.0413000000000001">
                <text:p>0.041300000000000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1.9333333333333">
                <text:p>61.9333333333333</text:p>
              </table:table-cell>
              <table:table-cell office:value-type="float" office:value="0.0310585416666665">
                <text:p>0.0310585416666665</text:p>
              </table:table-cell>
              <table:table-cell office:value-type="float" office:value="0.0228619999999999">
                <text:p>0.022861999999999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2.0166666666667">
                <text:p>62.0166666666667</text:p>
              </table:table-cell>
              <table:table-cell office:value-type="float" office:value="0.0335089999999999">
                <text:p>0.0335089999999999</text:p>
              </table:table-cell>
              <table:table-cell office:value-type="float" office:value="0.0651660000000001">
                <text:p>0.065166000000000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2.1">
                <text:p>62.1</text:p>
              </table:table-cell>
              <table:table-cell office:value-type="float" office:value="0.0337983749999999">
                <text:p>0.0337983749999999</text:p>
              </table:table-cell>
              <table:table-cell office:value-type="float" office:value="0.034408">
                <text:p>0.03440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2.2">
                <text:p>62.2</text:p>
              </table:table-cell>
              <table:table-cell office:value-type="float" office:value="0.0336387083333332">
                <text:p>0.0336387083333332</text:p>
              </table:table-cell>
              <table:table-cell office:value-type="float" office:value="0.0235729999999998">
                <text:p>0.023572999999999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2.2833333333333">
                <text:p>62.2833333333333</text:p>
              </table:table-cell>
              <table:table-cell office:value-type="float" office:value="0.0334778749999999">
                <text:p>0.0334778749999999</text:p>
              </table:table-cell>
              <table:table-cell office:value-type="float" office:value="0.0301179999999999">
                <text:p>0.030117999999999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2.3666666666667">
                <text:p>62.3666666666667</text:p>
              </table:table-cell>
              <table:table-cell office:value-type="float" office:value="0.0312465416666665">
                <text:p>0.0312465416666665</text:p>
              </table:table-cell>
              <table:table-cell office:value-type="float" office:value="0.00147499999999967">
                <text:p>0.0014749999999996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2.45">
                <text:p>62.45</text:p>
              </table:table-cell>
              <table:table-cell office:value-type="float" office:value="0.0324397499999998">
                <text:p>0.0324397499999998</text:p>
              </table:table-cell>
              <table:table-cell office:value-type="float" office:value="0.0439249999999998">
                <text:p>0.043924999999999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2.55">
                <text:p>62.55</text:p>
              </table:table-cell>
              <table:table-cell office:value-type="float" office:value="0.0318654999999998">
                <text:p>0.0318654999999998</text:p>
              </table:table-cell>
              <table:table-cell office:value-type="float" office:value="0.0263139999999997">
                <text:p>0.026313999999999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2.6333333333333">
                <text:p>62.6333333333333</text:p>
              </table:table-cell>
              <table:table-cell office:value-type="float" office:value="0.0319138333333332">
                <text:p>0.0319138333333332</text:p>
              </table:table-cell>
              <table:table-cell office:value-type="float" office:value="0.0371459999999999">
                <text:p>0.037145999999999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2.7166666666667">
                <text:p>62.7166666666667</text:p>
              </table:table-cell>
              <table:table-cell office:value-type="float" office:value="0.0323715416666665">
                <text:p>0.0323715416666665</text:p>
              </table:table-cell>
              <table:table-cell office:value-type="float" office:value="0.0350629999999996">
                <text:p>0.035062999999999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2.8">
                <text:p>62.8</text:p>
              </table:table-cell>
              <table:table-cell office:value-type="float" office:value="0.0309778333333332">
                <text:p>0.0309778333333332</text:p>
              </table:table-cell>
              <table:table-cell office:value-type="float" office:value="0.00152299999999972">
                <text:p>0.0015229999999997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2.8833333333333">
                <text:p>62.8833333333333</text:p>
              </table:table-cell>
              <table:table-cell office:value-type="float" office:value="0.0319556666666665">
                <text:p>0.0319556666666665</text:p>
              </table:table-cell>
              <table:table-cell office:value-type="float" office:value="0.038589">
                <text:p>0.03858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2.9833333333333">
                <text:p>62.9833333333333</text:p>
              </table:table-cell>
              <table:table-cell office:value-type="float" office:value="0.0316035833333332">
                <text:p>0.0316035833333332</text:p>
              </table:table-cell>
              <table:table-cell office:value-type="float" office:value="0.0362559999999998">
                <text:p>0.036255999999999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3.0666666666667">
                <text:p>63.0666666666667</text:p>
              </table:table-cell>
              <table:table-cell office:value-type="float" office:value="0.0309968749999998">
                <text:p>0.0309968749999998</text:p>
              </table:table-cell>
              <table:table-cell office:value-type="float" office:value="0.030246">
                <text:p>0.03024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3.15">
                <text:p>63.15</text:p>
              </table:table-cell>
              <table:table-cell office:value-type="float" office:value="0.0309700833333332">
                <text:p>0.0309700833333332</text:p>
              </table:table-cell>
              <table:table-cell office:value-type="float" office:value="0.037515">
                <text:p>0.03751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3.2333333333333">
                <text:p>63.2333333333333</text:p>
              </table:table-cell>
              <table:table-cell office:value-type="float" office:value="0.0292919166666665">
                <text:p>0.0292919166666665</text:p>
              </table:table-cell>
              <table:table-cell office:value-type="float" office:value="0.00157199999999991">
                <text:p>0.0015719999999999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3.3333333333333">
                <text:p>63.3333333333333</text:p>
              </table:table-cell>
              <table:table-cell office:value-type="float" office:value="0.0297972083333332">
                <text:p>0.0297972083333332</text:p>
              </table:table-cell>
              <table:table-cell office:value-type="float" office:value="0.0291419999999998">
                <text:p>0.029141999999999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3.4166666666667">
                <text:p>63.4166666666667</text:p>
              </table:table-cell>
              <table:table-cell office:value-type="float" office:value="0.0301791666666665">
                <text:p>0.0301791666666665</text:p>
              </table:table-cell>
              <table:table-cell office:value-type="float" office:value="0.0367999999999999">
                <text:p>0.036799999999999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3.5">
                <text:p>63.5</text:p>
              </table:table-cell>
              <table:table-cell office:value-type="float" office:value="0.0304912916666665">
                <text:p>0.0304912916666665</text:p>
              </table:table-cell>
              <table:table-cell office:value-type="float" office:value="0.0467499999999999">
                <text:p>0.046749999999999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3.5833333333333">
                <text:p>63.5833333333333</text:p>
              </table:table-cell>
              <table:table-cell office:value-type="float" office:value="0.0308960416666665">
                <text:p>0.0308960416666665</text:p>
              </table:table-cell>
              <table:table-cell office:value-type="float" office:value="0.02766">
                <text:p>0.0276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3.6666666666667">
                <text:p>63.6666666666667</text:p>
              </table:table-cell>
              <table:table-cell office:value-type="float" office:value="0.0305322916666665">
                <text:p>0.0305322916666665</text:p>
              </table:table-cell>
              <table:table-cell office:value-type="float" office:value="0.00152200000000002">
                <text:p>0.0015220000000000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3.7666666666667">
                <text:p>63.7666666666667</text:p>
              </table:table-cell>
              <table:table-cell office:value-type="float" office:value="0.0307496249999999">
                <text:p>0.0307496249999999</text:p>
              </table:table-cell>
              <table:table-cell office:value-type="float" office:value="0.0488679999999997">
                <text:p>0.048867999999999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3.85">
                <text:p>63.85</text:p>
              </table:table-cell>
              <table:table-cell office:value-type="float" office:value="0.0302158333333332">
                <text:p>0.0302158333333332</text:p>
              </table:table-cell>
              <table:table-cell office:value-type="float" office:value="0.0273869999999996">
                <text:p>0.027386999999999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3.9333333333333">
                <text:p>63.9333333333333</text:p>
              </table:table-cell>
              <table:table-cell office:value-type="float" office:value="0.0298096666666665">
                <text:p>0.0298096666666665</text:p>
              </table:table-cell>
              <table:table-cell office:value-type="float" office:value="0.031552">
                <text:p>0.03155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4.0166666666667">
                <text:p>64.0166666666667</text:p>
              </table:table-cell>
              <table:table-cell office:value-type="float" office:value="0.0300886249999999">
                <text:p>0.0300886249999999</text:p>
              </table:table-cell>
              <table:table-cell office:value-type="float" office:value="0.0295570000000001">
                <text:p>0.029557000000000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4.1166666666667">
                <text:p>64.1166666666667</text:p>
              </table:table-cell>
              <table:table-cell office:value-type="float" office:value="0.0274421249999999">
                <text:p>0.0274421249999999</text:p>
              </table:table-cell>
              <table:table-cell office:value-type="float" office:value="0.00165000000000015">
                <text:p>0.0016500000000001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4.2">
                <text:p>64.2</text:p>
              </table:table-cell>
              <table:table-cell office:value-type="float" office:value="0.0276641666666665">
                <text:p>0.0276641666666665</text:p>
              </table:table-cell>
              <table:table-cell office:value-type="float" office:value="0.0397370000000001">
                <text:p>0.039737000000000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4.2833333333333">
                <text:p>64.2833333333333</text:p>
              </table:table-cell>
              <table:table-cell office:value-type="float" office:value="0.0284448749999999">
                <text:p>0.0284448749999999</text:p>
              </table:table-cell>
              <table:table-cell office:value-type="float" office:value="0.0423100000000001">
                <text:p>0.042310000000000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4.3833333333333">
                <text:p>64.3833333333333</text:p>
              </table:table-cell>
              <table:table-cell office:value-type="float" office:value="0.0286642499999999">
                <text:p>0.0286642499999999</text:p>
              </table:table-cell>
              <table:table-cell office:value-type="float" office:value="0.0353829999999999">
                <text:p>0.035382999999999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4.4666666666667">
                <text:p>64.4666666666667</text:p>
              </table:table-cell>
              <table:table-cell office:value-type="float" office:value="0.0299719583333332">
                <text:p>0.0299719583333332</text:p>
              </table:table-cell>
              <table:table-cell office:value-type="float" office:value="0.0328599999999999">
                <text:p>0.032859999999999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64.55">
                <text:p>64.55</text:p>
              </table:table-cell>
              <table:table-cell office:value-type="float" office:value="0.0282019999999999">
                <text:p>0.0282019999999999</text:p>
              </table:table-cell>
              <table:table-cell office:value-type="float" office:value="0.00144600000000006">
                <text:p>0.0014460000000000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64.6333333333333">
                <text:p>64.6333333333333</text:p>
              </table:table-cell>
              <table:table-cell office:value-type="float" office:value="0.0285250833333333">
                <text:p>0.0285250833333333</text:p>
              </table:table-cell>
              <table:table-cell office:value-type="float" office:value="0.034068">
                <text:p>0.03406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64.7166666666667">
                <text:p>64.7166666666667</text:p>
              </table:table-cell>
              <table:table-cell office:value-type="float" office:value="0.0279034999999999">
                <text:p>0.0279034999999999</text:p>
              </table:table-cell>
              <table:table-cell office:value-type="float" office:value="0.0222279999999997">
                <text:p>0.022227999999999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64.8166666666667">
                <text:p>64.8166666666667</text:p>
              </table:table-cell>
              <table:table-cell office:value-type="float" office:value="0.0284240416666666">
                <text:p>0.0284240416666666</text:p>
              </table:table-cell>
              <table:table-cell office:value-type="float" office:value="0.0475559999999997">
                <text:p>0.047555999999999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64.9">
                <text:p>64.9</text:p>
              </table:table-cell>
              <table:table-cell office:value-type="float" office:value="0.0302497916666666">
                <text:p>0.0302497916666666</text:p>
              </table:table-cell>
              <table:table-cell office:value-type="float" office:value="0.0453410000000001">
                <text:p>0.045341000000000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64.9833333333333">
                <text:p>64.9833333333333</text:p>
              </table:table-cell>
              <table:table-cell office:value-type="float" office:value="0.0289385833333333">
                <text:p>0.0289385833333333</text:p>
              </table:table-cell>
              <table:table-cell office:value-type="float" office:value="0.00712000000000002">
                <text:p>0.0071200000000000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65.0666666666667">
                <text:p>65.0666666666667</text:p>
              </table:table-cell>
              <table:table-cell office:value-type="float" office:value="0.0288501249999999">
                <text:p>0.0288501249999999</text:p>
              </table:table-cell>
              <table:table-cell office:value-type="float" office:value="0.0341329999999997">
                <text:p>0.034132999999999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65.1666666666667">
                <text:p>65.1666666666667</text:p>
              </table:table-cell>
              <table:table-cell office:value-type="float" office:value="0.0289044166666666">
                <text:p>0.0289044166666666</text:p>
              </table:table-cell>
              <table:table-cell office:value-type="float" office:value="0.0315489999999996">
                <text:p>0.031548999999999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65.25">
                <text:p>65.25</text:p>
              </table:table-cell>
              <table:table-cell office:value-type="float" office:value="0.0298432916666666">
                <text:p>0.0298432916666666</text:p>
              </table:table-cell>
              <table:table-cell office:value-type="float" office:value="0.0600479999999997">
                <text:p>0.060047999999999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65.3333333333333">
                <text:p>65.3333333333333</text:p>
              </table:table-cell>
              <table:table-cell office:value-type="float" office:value="0.0316545833333332">
                <text:p>0.0316545833333332</text:p>
              </table:table-cell>
              <table:table-cell office:value-type="float" office:value="0.0450429999999997">
                <text:p>0.045042999999999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65.4166666666667">
                <text:p>65.4166666666667</text:p>
              </table:table-cell>
              <table:table-cell office:value-type="float" office:value="0.0305100833333332">
                <text:p>0.0305100833333332</text:p>
              </table:table-cell>
              <table:table-cell office:value-type="float" office:value="0.00167399999999995">
                <text:p>0.0016739999999999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65.5">
                <text:p>65.5</text:p>
              </table:table-cell>
              <table:table-cell office:value-type="float" office:value="0.0300578749999999">
                <text:p>0.0300578749999999</text:p>
              </table:table-cell>
              <table:table-cell office:value-type="float" office:value="0.0259469999999999">
                <text:p>0.025946999999999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65.6">
                <text:p>65.6</text:p>
              </table:table-cell>
              <table:table-cell office:value-type="float" office:value="0.0299389166666666">
                <text:p>0.0299389166666666</text:p>
              </table:table-cell>
              <table:table-cell office:value-type="float" office:value="0.043895">
                <text:p>0.04389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65.6833333333333">
                <text:p>65.6833333333333</text:p>
              </table:table-cell>
              <table:table-cell office:value-type="float" office:value="0.0304099999999999">
                <text:p>0.0304099999999999</text:p>
              </table:table-cell>
              <table:table-cell office:value-type="float" office:value="0.0389659999999998">
                <text:p>0.038965999999999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65.7666666666667">
                <text:p>65.7666666666667</text:p>
              </table:table-cell>
              <table:table-cell office:value-type="float" office:value="0.0317622499999999">
                <text:p>0.0317622499999999</text:p>
              </table:table-cell>
              <table:table-cell office:value-type="float" office:value="0.033976">
                <text:p>0.03397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65.85">
                <text:p>65.85</text:p>
              </table:table-cell>
              <table:table-cell office:value-type="float" office:value="0.0297897916666666">
                <text:p>0.0297897916666666</text:p>
              </table:table-cell>
              <table:table-cell office:value-type="float" office:value="0.00152900000000011">
                <text:p>0.0015290000000001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65.95">
                <text:p>65.95</text:p>
              </table:table-cell>
              <table:table-cell office:value-type="float" office:value="0.0301329999999999">
                <text:p>0.0301329999999999</text:p>
              </table:table-cell>
              <table:table-cell office:value-type="float" office:value="0.0356239999999999">
                <text:p>0.035623999999999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66.0333333333333">
                <text:p>66.0333333333333</text:p>
              </table:table-cell>
              <table:table-cell office:value-type="float" office:value="0.0301613333333333">
                <text:p>0.0301613333333333</text:p>
              </table:table-cell>
              <table:table-cell office:value-type="float" office:value="0.032232">
                <text:p>0.03223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66.1166666666667">
                <text:p>66.1166666666667</text:p>
              </table:table-cell>
              <table:table-cell office:value-type="float" office:value="0.0303101249999999">
                <text:p>0.0303101249999999</text:p>
              </table:table-cell>
              <table:table-cell office:value-type="float" office:value="0.033128">
                <text:p>0.03312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66.2">
                <text:p>66.2</text:p>
              </table:table-cell>
              <table:table-cell office:value-type="float" office:value="0.0319506666666666">
                <text:p>0.0319506666666666</text:p>
              </table:table-cell>
              <table:table-cell office:value-type="float" office:value="0.0410229999999996">
                <text:p>0.041022999999999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66.2833333333333">
                <text:p>66.2833333333333</text:p>
              </table:table-cell>
              <table:table-cell office:value-type="float" office:value="0.0303650833333332">
                <text:p>0.0303650833333332</text:p>
              </table:table-cell>
              <table:table-cell office:value-type="float" office:value="0.00168299999999988">
                <text:p>0.0016829999999998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66.3833333333333">
                <text:p>66.3833333333333</text:p>
              </table:table-cell>
              <table:table-cell office:value-type="float" office:value="0.0303979583333332">
                <text:p>0.0303979583333332</text:p>
              </table:table-cell>
              <table:table-cell office:value-type="float" office:value="0.0430989999999998">
                <text:p>0.043098999999999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66.4666666666667">
                <text:p>66.4666666666667</text:p>
              </table:table-cell>
              <table:table-cell office:value-type="float" office:value="0.0302829166666665">
                <text:p>0.0302829166666665</text:p>
              </table:table-cell>
              <table:table-cell office:value-type="float" office:value="0.0326219999999999">
                <text:p>0.032621999999999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66.55">
                <text:p>66.55</text:p>
              </table:table-cell>
              <table:table-cell office:value-type="float" office:value="0.0302713749999999">
                <text:p>0.0302713749999999</text:p>
              </table:table-cell>
              <table:table-cell office:value-type="float" office:value="0.0325829999999998">
                <text:p>0.032582999999999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66.65">
                <text:p>66.65</text:p>
              </table:table-cell>
              <table:table-cell office:value-type="float" office:value="0.0312550833333332">
                <text:p>0.0312550833333332</text:p>
              </table:table-cell>
              <table:table-cell office:value-type="float" office:value="0.0250549999999996">
                <text:p>0.025054999999999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66.7333333333333">
                <text:p>66.7333333333333</text:p>
              </table:table-cell>
              <table:table-cell office:value-type="float" office:value="0.0303983333333332">
                <text:p>0.0303983333333332</text:p>
              </table:table-cell>
              <table:table-cell office:value-type="float" office:value="0.013506">
                <text:p>0.01350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66.8166666666667">
                <text:p>66.8166666666667</text:p>
              </table:table-cell>
              <table:table-cell office:value-type="float" office:value="0.0309217499999999">
                <text:p>0.0309217499999999</text:p>
              </table:table-cell>
              <table:table-cell office:value-type="float" office:value="0.0347900000000001">
                <text:p>0.034790000000000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66.9">
                <text:p>66.9</text:p>
              </table:table-cell>
              <table:table-cell office:value-type="float" office:value="0.0305619999999999">
                <text:p>0.0305619999999999</text:p>
              </table:table-cell>
              <table:table-cell office:value-type="float" office:value="0.0389219999999999">
                <text:p>0.038921999999999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66.9833333333333">
                <text:p>66.9833333333333</text:p>
              </table:table-cell>
              <table:table-cell office:value-type="float" office:value="0.0305247916666665">
                <text:p>0.0305247916666665</text:p>
              </table:table-cell>
              <table:table-cell office:value-type="float" office:value="0.0444479999999996">
                <text:p>0.044447999999999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67.0833333333333">
                <text:p>67.0833333333333</text:p>
              </table:table-cell>
              <table:table-cell office:value-type="float" office:value="0.0311204166666665">
                <text:p>0.0311204166666665</text:p>
              </table:table-cell>
              <table:table-cell office:value-type="float" office:value="0.0214149999999997">
                <text:p>0.021414999999999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67.1666666666667">
                <text:p>67.1666666666667</text:p>
              </table:table-cell>
              <table:table-cell office:value-type="float" office:value="0.0300792916666665">
                <text:p>0.0300792916666665</text:p>
              </table:table-cell>
              <table:table-cell office:value-type="float" office:value="0.00914599999999988">
                <text:p>0.0091459999999998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67.25">
                <text:p>67.25</text:p>
              </table:table-cell>
              <table:table-cell office:value-type="float" office:value="0.0297378749999999">
                <text:p>0.0297378749999999</text:p>
              </table:table-cell>
              <table:table-cell office:value-type="float" office:value="0.023355">
                <text:p>0.02335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67.3333333333333">
                <text:p>67.3333333333333</text:p>
              </table:table-cell>
              <table:table-cell office:value-type="float" office:value="0.0287467499999999">
                <text:p>0.0287467499999999</text:p>
              </table:table-cell>
              <table:table-cell office:value-type="float" office:value="0.0362610000000001">
                <text:p>0.036261000000000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67.4333333333333">
                <text:p>67.4333333333333</text:p>
              </table:table-cell>
              <table:table-cell office:value-type="float" office:value="0.0278231666666666">
                <text:p>0.0278231666666666</text:p>
              </table:table-cell>
              <table:table-cell office:value-type="float" office:value="0.0228769999999998">
                <text:p>0.022876999999999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67.5166666666667">
                <text:p>67.5166666666667</text:p>
              </table:table-cell>
              <table:table-cell office:value-type="float" office:value="0.0293488333333332">
                <text:p>0.0293488333333332</text:p>
              </table:table-cell>
              <table:table-cell office:value-type="float" office:value="0.0382899999999999">
                <text:p>0.0382899999999999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67.6">
                <text:p>67.6</text:p>
              </table:table-cell>
              <table:table-cell office:value-type="float" office:value="0.0286411249999999">
                <text:p>0.0286411249999999</text:p>
              </table:table-cell>
              <table:table-cell office:value-type="float" office:value="0.00896199999999991">
                <text:p>0.0089619999999999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67.6833333333333">
                <text:p>67.6833333333333</text:p>
              </table:table-cell>
              <table:table-cell office:value-type="float" office:value="0.0282169583333332">
                <text:p>0.0282169583333332</text:p>
              </table:table-cell>
              <table:table-cell office:value-type="float" office:value="0.0337149999999999">
                <text:p>0.033714999999999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67.7666666666667">
                <text:p>67.7666666666667</text:p>
              </table:table-cell>
              <table:table-cell office:value-type="float" office:value="0.0281404583333332">
                <text:p>0.0281404583333332</text:p>
              </table:table-cell>
              <table:table-cell office:value-type="float" office:value="0.0371299999999999">
                <text:p>0.037129999999999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67.8666666666667">
                <text:p>67.8666666666667</text:p>
              </table:table-cell>
              <table:table-cell office:value-type="float" office:value="0.0280436249999999">
                <text:p>0.0280436249999999</text:p>
              </table:table-cell>
              <table:table-cell office:value-type="float" office:value="0.0316519999999998">
                <text:p>0.031651999999999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67.95">
                <text:p>67.95</text:p>
              </table:table-cell>
              <table:table-cell office:value-type="float" office:value="0.0294174166666665">
                <text:p>0.0294174166666665</text:p>
              </table:table-cell>
              <table:table-cell office:value-type="float" office:value="0.0345">
                <text:p>0.034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68.0333333333333">
                <text:p>68.0333333333333</text:p>
              </table:table-cell>
              <table:table-cell office:value-type="float" office:value="0.0281830833333332">
                <text:p>0.0281830833333332</text:p>
              </table:table-cell>
              <table:table-cell office:value-type="float" office:value="0.00599999999999978">
                <text:p>0.0059999999999997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68.1166666666667">
                <text:p>68.1166666666667</text:p>
              </table:table-cell>
              <table:table-cell office:value-type="float" office:value="0.0283224166666665">
                <text:p>0.0283224166666665</text:p>
              </table:table-cell>
              <table:table-cell office:value-type="float" office:value="0.0355759999999998">
                <text:p>0.035575999999999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68.2166666666667">
                <text:p>68.2166666666667</text:p>
              </table:table-cell>
              <table:table-cell office:value-type="float" office:value="0.0286665833333332">
                <text:p>0.0286665833333332</text:p>
              </table:table-cell>
              <table:table-cell office:value-type="float" office:value="0.041388">
                <text:p>0.04138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68.3">
                <text:p>68.3</text:p>
              </table:table-cell>
              <table:table-cell office:value-type="float" office:value="0.0283267083333332">
                <text:p>0.0283267083333332</text:p>
              </table:table-cell>
              <table:table-cell office:value-type="float" office:value="0.0328659999999998">
                <text:p>0.0328659999999998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68.3833333333333">
                <text:p>68.3833333333333</text:p>
              </table:table-cell>
              <table:table-cell office:value-type="float" office:value="0.0294909166666665">
                <text:p>0.0294909166666665</text:p>
              </table:table-cell>
              <table:table-cell office:value-type="float" office:value="0.0296239999999997">
                <text:p>0.029623999999999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68.4833333333333">
                <text:p>68.4833333333333</text:p>
              </table:table-cell>
              <table:table-cell office:value-type="float" office:value="0.0281789166666665">
                <text:p>0.0281789166666665</text:p>
              </table:table-cell>
              <table:table-cell office:value-type="float" office:value="0.0116109999999998">
                <text:p>0.011610999999999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68.5666666666667">
                <text:p>68.5666666666667</text:p>
              </table:table-cell>
              <table:table-cell office:value-type="float" office:value="0.0285724999999999">
                <text:p>0.0285724999999999</text:p>
              </table:table-cell>
              <table:table-cell office:value-type="float" office:value="0.042068">
                <text:p>0.04206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68.65">
                <text:p>68.65</text:p>
              </table:table-cell>
              <table:table-cell office:value-type="float" office:value="0.0290621249999999">
                <text:p>0.0290621249999999</text:p>
              </table:table-cell>
              <table:table-cell office:value-type="float" office:value="0.0443339999999997">
                <text:p>0.044333999999999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68.8166666666667">
                <text:p>68.8166666666667</text:p>
              </table:table-cell>
              <table:table-cell office:value-type="float" office:value="0.0291322499999999">
                <text:p>0.0291322499999999</text:p>
              </table:table-cell>
              <table:table-cell office:value-type="float" office:value="0.0267379999999999">
                <text:p>0.026737999999999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68.9166666666667">
                <text:p>68.9166666666667</text:p>
              </table:table-cell>
              <table:table-cell office:value-type="float" office:value="0.0306922499999999">
                <text:p>0.0306922499999999</text:p>
              </table:table-cell>
              <table:table-cell office:value-type="float" office:value="0.0509459999999997">
                <text:p>0.050945999999999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69">
                <text:p>69</text:p>
              </table:table-cell>
              <table:table-cell office:value-type="float" office:value="0.0307038749999999">
                <text:p>0.0307038749999999</text:p>
              </table:table-cell>
              <table:table-cell office:value-type="float" office:value="0.035069">
                <text:p>0.03506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69.0833333333333">
                <text:p>69.0833333333333</text:p>
              </table:table-cell>
              <table:table-cell office:value-type="float" office:value="0.0313593333333332">
                <text:p>0.0313593333333332</text:p>
              </table:table-cell>
              <table:table-cell office:value-type="float" office:value="0.0546529999999996">
                <text:p>0.054652999999999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69.1666666666667">
                <text:p>69.1666666666667</text:p>
              </table:table-cell>
              <table:table-cell office:value-type="float" office:value="0.0308086249999999">
                <text:p>0.0308086249999999</text:p>
              </table:table-cell>
              <table:table-cell office:value-type="float" office:value="0.031231">
                <text:p>0.03123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69.2666666666667">
                <text:p>69.2666666666667</text:p>
              </table:table-cell>
              <table:table-cell office:value-type="float" office:value="0.0299797083333332">
                <text:p>0.0299797083333332</text:p>
              </table:table-cell>
              <table:table-cell office:value-type="float" office:value="0.00152099999999988">
                <text:p>0.0015209999999998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69.35">
                <text:p>69.35</text:p>
              </table:table-cell>
              <table:table-cell office:value-type="float" office:value="0.0311963333333332">
                <text:p>0.0311963333333332</text:p>
              </table:table-cell>
              <table:table-cell office:value-type="float" office:value="0.0383450000000001">
                <text:p>0.038345000000000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69.4333333333333">
                <text:p>69.4333333333333</text:p>
              </table:table-cell>
              <table:table-cell office:value-type="float" office:value="0.0314128333333332">
                <text:p>0.0314128333333332</text:p>
              </table:table-cell>
              <table:table-cell office:value-type="float" office:value="0.0285509999999998">
                <text:p>0.028550999999999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69.5166666666667">
                <text:p>69.5166666666667</text:p>
              </table:table-cell>
              <table:table-cell office:value-type="float" office:value="0.0312859583333332">
                <text:p>0.0312859583333332</text:p>
              </table:table-cell>
              <table:table-cell office:value-type="float" office:value="0.0332159999999999">
                <text:p>0.033215999999999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69.6">
                <text:p>69.6</text:p>
              </table:table-cell>
              <table:table-cell office:value-type="float" office:value="0.0316924583333332">
                <text:p>0.0316924583333332</text:p>
              </table:table-cell>
              <table:table-cell office:value-type="float" office:value="0.0326329999999997">
                <text:p>0.032632999999999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69.7">
                <text:p>69.7</text:p>
              </table:table-cell>
              <table:table-cell office:value-type="float" office:value="0.0301896249999998">
                <text:p>0.0301896249999998</text:p>
              </table:table-cell>
              <table:table-cell office:value-type="float" office:value="0.00222199999999972">
                <text:p>0.0022219999999997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69.7833333333333">
                <text:p>69.7833333333333</text:p>
              </table:table-cell>
              <table:table-cell office:value-type="float" office:value="0.0334069166666665">
                <text:p>0.0334069166666665</text:p>
              </table:table-cell>
              <table:table-cell office:value-type="float" office:value="0.0861769999999997">
                <text:p>0.086176999999999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69.8666666666667">
                <text:p>69.8666666666667</text:p>
              </table:table-cell>
              <table:table-cell office:value-type="float" office:value="0.0336058333333332">
                <text:p>0.0336058333333332</text:p>
              </table:table-cell>
              <table:table-cell office:value-type="float" office:value="0.0384889999999998">
                <text:p>0.038488999999999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69.95">
                <text:p>69.95</text:p>
              </table:table-cell>
              <table:table-cell office:value-type="float" office:value="0.0335127499999998">
                <text:p>0.0335127499999998</text:p>
              </table:table-cell>
              <table:table-cell office:value-type="float" office:value="0.0348959999999998">
                <text:p>0.034895999999999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0.05">
                <text:p>70.05</text:p>
              </table:table-cell>
              <table:table-cell office:value-type="float" office:value="0.0337374583333332">
                <text:p>0.0337374583333332</text:p>
              </table:table-cell>
              <table:table-cell office:value-type="float" office:value="0.037045">
                <text:p>0.03704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0.1333333333333">
                <text:p>70.1333333333333</text:p>
              </table:table-cell>
              <table:table-cell office:value-type="float" office:value="0.0323636249999998">
                <text:p>0.0323636249999998</text:p>
              </table:table-cell>
              <table:table-cell office:value-type="float" office:value="0.00152799999999997">
                <text:p>0.0015279999999999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0.2166666666667">
                <text:p>70.2166666666667</text:p>
              </table:table-cell>
              <table:table-cell office:value-type="float" office:value="0.0358608333333332">
                <text:p>0.0358608333333332</text:p>
              </table:table-cell>
              <table:table-cell office:value-type="float" office:value="0.0899329999999998">
                <text:p>0.089932999999999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0.3">
                <text:p>70.3</text:p>
              </table:table-cell>
              <table:table-cell office:value-type="float" office:value="0.0358301249999998">
                <text:p>0.0358301249999998</text:p>
              </table:table-cell>
              <table:table-cell office:value-type="float" office:value="0.0348389999999998">
                <text:p>0.034838999999999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0.3833333333333">
                <text:p>70.3833333333333</text:p>
              </table:table-cell>
              <table:table-cell office:value-type="float" office:value="0.0359914999999998">
                <text:p>0.0359914999999998</text:p>
              </table:table-cell>
              <table:table-cell office:value-type="float" office:value="0.045261">
                <text:p>0.04526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0.4833333333333">
                <text:p>70.4833333333333</text:p>
              </table:table-cell>
              <table:table-cell office:value-type="float" office:value="0.0361229166666665">
                <text:p>0.0361229166666665</text:p>
              </table:table-cell>
              <table:table-cell office:value-type="float" office:value="0.0360200000000002">
                <text:p>0.036020000000000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0.5666666666667">
                <text:p>70.5666666666667</text:p>
              </table:table-cell>
              <table:table-cell office:value-type="float" office:value="0.0349577499999999">
                <text:p>0.0349577499999999</text:p>
              </table:table-cell>
              <table:table-cell office:value-type="float" office:value="0.00165999999999977">
                <text:p>0.0016599999999997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0.65">
                <text:p>70.65</text:p>
              </table:table-cell>
              <table:table-cell office:value-type="float" office:value="0.0388714999999999">
                <text:p>0.0388714999999999</text:p>
              </table:table-cell>
              <table:table-cell office:value-type="float" office:value="0.105541">
                <text:p>0.10554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0.75">
                <text:p>70.75</text:p>
              </table:table-cell>
              <table:table-cell office:value-type="float" office:value="0.0382067916666665">
                <text:p>0.0382067916666665</text:p>
              </table:table-cell>
              <table:table-cell office:value-type="float" office:value="0.0261149999999999">
                <text:p>0.026114999999999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0.8333333333333">
                <text:p>70.8333333333333</text:p>
              </table:table-cell>
              <table:table-cell office:value-type="float" office:value="0.0375475416666665">
                <text:p>0.0375475416666665</text:p>
              </table:table-cell>
              <table:table-cell office:value-type="float" office:value="0.0285119999999996">
                <text:p>0.028511999999999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0.9166666666667">
                <text:p>70.9166666666667</text:p>
              </table:table-cell>
              <table:table-cell office:value-type="float" office:value="0.0381162083333332">
                <text:p>0.0381162083333332</text:p>
              </table:table-cell>
              <table:table-cell office:value-type="float" office:value="0.0403859999999998">
                <text:p>0.040385999999999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1">
                <text:p>71</text:p>
              </table:table-cell>
              <table:table-cell office:value-type="float" office:value="0.0360574583333332">
                <text:p>0.0360574583333332</text:p>
              </table:table-cell>
              <table:table-cell office:value-type="float" office:value="0.00153599999999976">
                <text:p>0.0015359999999997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1.1">
                <text:p>71.1</text:p>
              </table:table-cell>
              <table:table-cell office:value-type="float" office:value="0.0367349166666665">
                <text:p>0.0367349166666665</text:p>
              </table:table-cell>
              <table:table-cell office:value-type="float" office:value="0.0513279999999998">
                <text:p>0.051327999999999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1.1833333333333">
                <text:p>71.1833333333333</text:p>
              </table:table-cell>
              <table:table-cell office:value-type="float" office:value="0.0358079166666665">
                <text:p>0.0358079166666665</text:p>
              </table:table-cell>
              <table:table-cell office:value-type="float" office:value="0.0324049999999998">
                <text:p>0.032404999999999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1.2666666666667">
                <text:p>71.2666666666667</text:p>
              </table:table-cell>
              <table:table-cell office:value-type="float" office:value="0.0358884583333332">
                <text:p>0.0358884583333332</text:p>
              </table:table-cell>
              <table:table-cell office:value-type="float" office:value="0.0331639999999997">
                <text:p>0.033163999999999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1.35">
                <text:p>71.35</text:p>
              </table:table-cell>
              <table:table-cell office:value-type="float" office:value="0.0371072083333332">
                <text:p>0.0371072083333332</text:p>
              </table:table-cell>
              <table:table-cell office:value-type="float" office:value="0.0307710000000001">
                <text:p>0.030771000000000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1.4333333333333">
                <text:p>71.4333333333333</text:p>
              </table:table-cell>
              <table:table-cell office:value-type="float" office:value="0.0355727499999999">
                <text:p>0.0355727499999999</text:p>
              </table:table-cell>
              <table:table-cell office:value-type="float" office:value="0.00151799999999991">
                <text:p>0.0015179999999999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1.5333333333333">
                <text:p>71.5333333333333</text:p>
              </table:table-cell>
              <table:table-cell office:value-type="float" office:value="0.0373128333333332">
                <text:p>0.0373128333333332</text:p>
              </table:table-cell>
              <table:table-cell office:value-type="float" office:value="0.0703130000000001">
                <text:p>0.070313000000000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1.6166666666667">
                <text:p>71.6166666666667</text:p>
              </table:table-cell>
              <table:table-cell office:value-type="float" office:value="0.0376128333333332">
                <text:p>0.0376128333333332</text:p>
              </table:table-cell>
              <table:table-cell office:value-type="float" office:value="0.040416">
                <text:p>0.04041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1.7">
                <text:p>71.7</text:p>
              </table:table-cell>
              <table:table-cell office:value-type="float" office:value="0.0375504166666665">
                <text:p>0.0375504166666665</text:p>
              </table:table-cell>
              <table:table-cell office:value-type="float" office:value="0.0311349999999999">
                <text:p>0.0311349999999999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1.7833333333333">
                <text:p>71.7833333333333</text:p>
              </table:table-cell>
              <table:table-cell office:value-type="float" office:value="0.0391836666666666">
                <text:p>0.0391836666666666</text:p>
              </table:table-cell>
              <table:table-cell office:value-type="float" office:value="0.04142">
                <text:p>0.0414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1.8833333333333">
                <text:p>71.8833333333333</text:p>
              </table:table-cell>
              <table:table-cell office:value-type="float" office:value="0.0356634999999999">
                <text:p>0.0356634999999999</text:p>
              </table:table-cell>
              <table:table-cell office:value-type="float" office:value="0.00169299999999994">
                <text:p>0.0016929999999999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1.9666666666667">
                <text:p>71.9666666666667</text:p>
              </table:table-cell>
              <table:table-cell office:value-type="float" office:value="0.0349977499999999">
                <text:p>0.0349977499999999</text:p>
              </table:table-cell>
              <table:table-cell office:value-type="float" office:value="0.0225109999999997">
                <text:p>0.0225109999999997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2.05">
                <text:p>72.05</text:p>
              </table:table-cell>
              <table:table-cell office:value-type="float" office:value="0.0350454166666666">
                <text:p>0.0350454166666666</text:p>
              </table:table-cell>
              <table:table-cell office:value-type="float" office:value="0.0360399999999998">
                <text:p>0.0360399999999998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2.1333333333333">
                <text:p>72.1333333333333</text:p>
              </table:table-cell>
              <table:table-cell office:value-type="float" office:value="0.0357682499999999">
                <text:p>0.0357682499999999</text:p>
              </table:table-cell>
              <table:table-cell office:value-type="float" office:value="0.0543929999999997">
                <text:p>0.054392999999999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2.2166666666667">
                <text:p>72.2166666666667</text:p>
              </table:table-cell>
              <table:table-cell office:value-type="float" office:value="0.0369991249999999">
                <text:p>0.0369991249999999</text:p>
              </table:table-cell>
              <table:table-cell office:value-type="float" office:value="0.031069">
                <text:p>0.031069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2.3166666666667">
                <text:p>72.3166666666667</text:p>
              </table:table-cell>
              <table:table-cell office:value-type="float" office:value="0.0333153333333332">
                <text:p>0.0333153333333332</text:p>
              </table:table-cell>
              <table:table-cell office:value-type="float" office:value="0.00152200000000002">
                <text:p>0.0015220000000000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2.4">
                <text:p>72.4</text:p>
              </table:table-cell>
              <table:table-cell office:value-type="float" office:value="0.0325583333333332">
                <text:p>0.0325583333333332</text:p>
              </table:table-cell>
              <table:table-cell office:value-type="float" office:value="0.0166710000000001">
                <text:p>0.016671000000000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2.4833333333333">
                <text:p>72.4833333333333</text:p>
              </table:table-cell>
              <table:table-cell office:value-type="float" office:value="0.0318827499999999">
                <text:p>0.0318827499999999</text:p>
              </table:table-cell>
              <table:table-cell office:value-type="float" office:value="0.0290469999999998">
                <text:p>0.029046999999999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2.5666666666667">
                <text:p>72.5666666666667</text:p>
              </table:table-cell>
              <table:table-cell office:value-type="float" office:value="0.0326383333333332">
                <text:p>0.0326383333333332</text:p>
              </table:table-cell>
              <table:table-cell office:value-type="float" office:value="0.054154">
                <text:p>0.05415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2.6666666666667">
                <text:p>72.6666666666667</text:p>
              </table:table-cell>
              <table:table-cell office:value-type="float" office:value="0.0340636249999999">
                <text:p>0.0340636249999999</text:p>
              </table:table-cell>
              <table:table-cell office:value-type="float" office:value="0.0358670000000001">
                <text:p>0.035867000000000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2.8333333333333">
                <text:p>72.8333333333333</text:p>
              </table:table-cell>
              <table:table-cell office:value-type="float" office:value="0.0313158333333332">
                <text:p>0.0313158333333332</text:p>
              </table:table-cell>
              <table:table-cell office:value-type="float" office:value="0.0395939999999997">
                <text:p>0.039593999999999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2.9166666666667">
                <text:p>72.9166666666667</text:p>
              </table:table-cell>
              <table:table-cell office:value-type="float" office:value="0.0315203333333332">
                <text:p>0.0315203333333332</text:p>
              </table:table-cell>
              <table:table-cell office:value-type="float" office:value="0.0310229999999998">
                <text:p>0.031022999999999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3">
                <text:p>73</text:p>
              </table:table-cell>
              <table:table-cell office:value-type="float" office:value="0.0319508749999999">
                <text:p>0.0319508749999999</text:p>
              </table:table-cell>
              <table:table-cell office:value-type="float" office:value="0.0388449999999998">
                <text:p>0.038844999999999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3.1">
                <text:p>73.1</text:p>
              </table:table-cell>
              <table:table-cell office:value-type="float" office:value="0.0320202083333332">
                <text:p>0.0320202083333332</text:p>
              </table:table-cell>
              <table:table-cell office:value-type="float" office:value="0.0420500000000001">
                <text:p>0.042050000000000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3.1833333333333">
                <text:p>73.1833333333333</text:p>
              </table:table-cell>
              <table:table-cell office:value-type="float" office:value="0.0320177499999999">
                <text:p>0.0320177499999999</text:p>
              </table:table-cell>
              <table:table-cell office:value-type="float" office:value="0.00147699999999995">
                <text:p>0.0014769999999999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3.2666666666667">
                <text:p>73.2666666666667</text:p>
              </table:table-cell>
              <table:table-cell office:value-type="float" office:value="0.0315326666666666">
                <text:p>0.0315326666666666</text:p>
              </table:table-cell>
              <table:table-cell office:value-type="float" office:value="0.0396860000000001">
                <text:p>0.039686000000000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3.3666666666667">
                <text:p>73.3666666666667</text:p>
              </table:table-cell>
              <table:table-cell office:value-type="float" office:value="0.0321032916666666">
                <text:p>0.0321032916666666</text:p>
              </table:table-cell>
              <table:table-cell office:value-type="float" office:value="0.0461">
                <text:p>0.046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73.45">
                <text:p>73.45</text:p>
              </table:table-cell>
              <table:table-cell office:value-type="float" office:value="0.0318265416666666">
                <text:p>0.0318265416666666</text:p>
              </table:table-cell>
              <table:table-cell office:value-type="float" office:value="0.0265219999999999">
                <text:p>0.0265219999999999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73.5333333333333">
                <text:p>73.5333333333333</text:p>
              </table:table-cell>
              <table:table-cell office:value-type="float" office:value="0.0316982499999999">
                <text:p>0.0316982499999999</text:p>
              </table:table-cell>
              <table:table-cell office:value-type="float" office:value="0.0276919999999996">
                <text:p>0.027691999999999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73.6166666666667">
                <text:p>73.6166666666667</text:p>
              </table:table-cell>
              <table:table-cell office:value-type="float" office:value="0.0317049583333333">
                <text:p>0.0317049583333333</text:p>
              </table:table-cell>
              <table:table-cell office:value-type="float" office:value="0.00167899999999976">
                <text:p>0.0016789999999997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73.7166666666667">
                <text:p>73.7166666666667</text:p>
              </table:table-cell>
              <table:table-cell office:value-type="float" office:value="0.0301704999999999">
                <text:p>0.0301704999999999</text:p>
              </table:table-cell>
              <table:table-cell office:value-type="float" office:value="0.0334859999999999">
                <text:p>0.0334859999999999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73.8">
                <text:p>73.8</text:p>
              </table:table-cell>
              <table:table-cell office:value-type="float" office:value="0.0300014166666666">
                <text:p>0.0300014166666666</text:p>
              </table:table-cell>
              <table:table-cell office:value-type="float" office:value="0.0363579999999999">
                <text:p>0.036357999999999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73.8833333333333">
                <text:p>73.8833333333333</text:p>
              </table:table-cell>
              <table:table-cell office:value-type="float" office:value="0.0298190416666666">
                <text:p>0.0298190416666666</text:p>
              </table:table-cell>
              <table:table-cell office:value-type="float" office:value="0.0267579999999996">
                <text:p>0.0267579999999996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73.9666666666667">
                <text:p>73.9666666666667</text:p>
              </table:table-cell>
              <table:table-cell office:value-type="float" office:value="0.0302995416666666">
                <text:p>0.0302995416666666</text:p>
              </table:table-cell>
              <table:table-cell office:value-type="float" office:value="0.0529519999999999">
                <text:p>0.052951999999999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74.05">
                <text:p>74.05</text:p>
              </table:table-cell>
              <table:table-cell office:value-type="float" office:value="0.0303144166666666">
                <text:p>0.0303144166666666</text:p>
              </table:table-cell>
              <table:table-cell office:value-type="float" office:value="0.00205000000000011">
                <text:p>0.0020500000000001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74.15">
                <text:p>74.15</text:p>
              </table:table-cell>
              <table:table-cell office:value-type="float" office:value="0.0306184999999999">
                <text:p>0.0306184999999999</text:p>
              </table:table-cell>
              <table:table-cell office:value-type="float" office:value="0.0298089999999998">
                <text:p>0.029808999999999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74.2333333333333">
                <text:p>74.2333333333333</text:p>
              </table:table-cell>
              <table:table-cell office:value-type="float" office:value="0.0307591666666666">
                <text:p>0.0307591666666666</text:p>
              </table:table-cell>
              <table:table-cell office:value-type="float" office:value="0.0394159999999997">
                <text:p>0.039415999999999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74.3166666666667">
                <text:p>74.3166666666667</text:p>
              </table:table-cell>
              <table:table-cell office:value-type="float" office:value="0.0302537499999999">
                <text:p>0.0302537499999999</text:p>
              </table:table-cell>
              <table:table-cell office:value-type="float" office:value="0.0422629999999997">
                <text:p>0.0422629999999997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74.4">
                <text:p>74.4</text:p>
              </table:table-cell>
              <table:table-cell office:value-type="float" office:value="0.0307448333333332">
                <text:p>0.0307448333333332</text:p>
              </table:table-cell>
              <table:table-cell office:value-type="float" office:value="0.0428549999999999">
                <text:p>0.0428549999999999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74.5">
                <text:p>74.5</text:p>
              </table:table-cell>
              <table:table-cell office:value-type="float" office:value="0.0312019583333332">
                <text:p>0.0312019583333332</text:p>
              </table:table-cell>
              <table:table-cell office:value-type="float" office:value="0.0124929999999996">
                <text:p>0.012492999999999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74.5833333333333">
                <text:p>74.5833333333333</text:p>
              </table:table-cell>
              <table:table-cell office:value-type="float" office:value="0.0319672083333332">
                <text:p>0.0319672083333332</text:p>
              </table:table-cell>
              <table:table-cell office:value-type="float" office:value="0.035037">
                <text:p>0.03503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74.6666666666667">
                <text:p>74.6666666666667</text:p>
              </table:table-cell>
              <table:table-cell office:value-type="float" office:value="0.0320273333333332">
                <text:p>0.0320273333333332</text:p>
              </table:table-cell>
              <table:table-cell office:value-type="float" office:value="0.0304899999999999">
                <text:p>0.0304899999999999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74.75">
                <text:p>74.75</text:p>
              </table:table-cell>
              <table:table-cell office:value-type="float" office:value="0.0309754999999999">
                <text:p>0.0309754999999999</text:p>
              </table:table-cell>
              <table:table-cell office:value-type="float" office:value="0.0289100000000002">
                <text:p>0.028910000000000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74.8333333333333">
                <text:p>74.8333333333333</text:p>
              </table:table-cell>
              <table:table-cell office:value-type="float" office:value="0.0311360416666665">
                <text:p>0.0311360416666665</text:p>
              </table:table-cell>
              <table:table-cell office:value-type="float" office:value="0.03972">
                <text:p>0.0397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74.9333333333333">
                <text:p>74.9333333333333</text:p>
              </table:table-cell>
              <table:table-cell office:value-type="float" office:value="0.0300303749999999">
                <text:p>0.0300303749999999</text:p>
              </table:table-cell>
              <table:table-cell office:value-type="float" office:value="0.013058">
                <text:p>0.01305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75.0166666666667">
                <text:p>75.0166666666667</text:p>
              </table:table-cell>
              <table:table-cell office:value-type="float" office:value="0.0302407916666666">
                <text:p>0.0302407916666666</text:p>
              </table:table-cell>
              <table:table-cell office:value-type="float" office:value="0.036073">
                <text:p>0.03607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75.1">
                <text:p>75.1</text:p>
              </table:table-cell>
              <table:table-cell office:value-type="float" office:value="0.0301302499999999">
                <text:p>0.0301302499999999</text:p>
              </table:table-cell>
              <table:table-cell office:value-type="float" office:value="0.0361919999999998">
                <text:p>0.0361919999999998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75.1833333333333">
                <text:p>75.1833333333333</text:p>
              </table:table-cell>
              <table:table-cell office:value-type="float" office:value="0.0303685416666665">
                <text:p>0.0303685416666665</text:p>
              </table:table-cell>
              <table:table-cell office:value-type="float" office:value="0.0477689999999997">
                <text:p>0.0477689999999997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75.2833333333333">
                <text:p>75.2833333333333</text:p>
              </table:table-cell>
              <table:table-cell office:value-type="float" office:value="0.0316056666666665">
                <text:p>0.0316056666666665</text:p>
              </table:table-cell>
              <table:table-cell office:value-type="float" office:value="0.0311679999999996">
                <text:p>0.031167999999999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75.3666666666667">
                <text:p>75.3666666666667</text:p>
              </table:table-cell>
              <table:table-cell office:value-type="float" office:value="0.0302481249999998">
                <text:p>0.0302481249999998</text:p>
              </table:table-cell>
              <table:table-cell office:value-type="float" office:value="0.0071049999999997">
                <text:p>0.0071049999999997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75.45">
                <text:p>75.45</text:p>
              </table:table-cell>
              <table:table-cell office:value-type="float" office:value="0.0294389166666665">
                <text:p>0.0294389166666665</text:p>
              </table:table-cell>
              <table:table-cell office:value-type="float" office:value="0.0266790000000001">
                <text:p>0.026679000000000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75.55">
                <text:p>75.55</text:p>
              </table:table-cell>
              <table:table-cell office:value-type="float" office:value="0.0284458333333332">
                <text:p>0.0284458333333332</text:p>
              </table:table-cell>
              <table:table-cell office:value-type="float" office:value="0.00268800000000002">
                <text:p>0.0026880000000000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75.6333333333333">
                <text:p>75.6333333333333</text:p>
              </table:table-cell>
              <table:table-cell office:value-type="float" office:value="0.0274327083333332">
                <text:p>0.0274327083333332</text:p>
              </table:table-cell>
              <table:table-cell office:value-type="float" office:value="0.00337699999999996">
                <text:p>0.0033769999999999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75.7166666666667">
                <text:p>75.7166666666667</text:p>
              </table:table-cell>
              <table:table-cell office:value-type="float" office:value="0.0274961249999999">
                <text:p>0.0274961249999999</text:p>
              </table:table-cell>
              <table:table-cell office:value-type="float" office:value="0.00320099999999979">
                <text:p>0.0032009999999997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75.8">
                <text:p>75.8</text:p>
              </table:table-cell>
              <table:table-cell office:value-type="float" office:value="0.0262572083333332">
                <text:p>0.0262572083333332</text:p>
              </table:table-cell>
              <table:table-cell office:value-type="float" office:value="0.00375199999999998">
                <text:p>0.0037519999999999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75.8833333333333">
                <text:p>75.8833333333333</text:p>
              </table:table-cell>
              <table:table-cell office:value-type="float" office:value="0.0248789166666665">
                <text:p>0.0248789166666665</text:p>
              </table:table-cell>
              <table:table-cell office:value-type="float" office:value="0.00327899999999959">
                <text:p>0.00327899999999959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75.9833333333333">
                <text:p>75.9833333333333</text:p>
              </table:table-cell>
              <table:table-cell office:value-type="float" office:value="0.0238922499999999">
                <text:p>0.0238922499999999</text:p>
              </table:table-cell>
              <table:table-cell office:value-type="float" office:value="0.00307799999999991">
                <text:p>0.0030779999999999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76.0666666666667">
                <text:p>76.0666666666667</text:p>
              </table:table-cell>
              <table:table-cell office:value-type="float" office:value="0.0218012083333332">
                <text:p>0.0218012083333332</text:p>
              </table:table-cell>
              <table:table-cell office:value-type="float" office:value="0.00276699999999996">
                <text:p>0.0027669999999999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76.15">
                <text:p>76.15</text:p>
              </table:table-cell>
              <table:table-cell office:value-type="float" office:value="0.0218283749999999">
                <text:p>0.0218283749999999</text:p>
              </table:table-cell>
              <table:table-cell office:value-type="float" office:value="0.00270199999999976">
                <text:p>0.0027019999999997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76.2333333333333">
                <text:p>76.2333333333333</text:p>
              </table:table-cell>
              <table:table-cell office:value-type="float" office:value="0.0207291666666665">
                <text:p>0.0207291666666665</text:p>
              </table:table-cell>
              <table:table-cell office:value-type="float" office:value="0.00342799999999999">
                <text:p>0.0034279999999999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76.3333333333333">
                <text:p>76.3333333333333</text:p>
              </table:table-cell>
              <table:table-cell office:value-type="float" office:value="0.0200824583333332">
                <text:p>0.0200824583333332</text:p>
              </table:table-cell>
              <table:table-cell office:value-type="float" office:value="0.023895">
                <text:p>0.02389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76.4166666666667">
                <text:p>76.4166666666667</text:p>
              </table:table-cell>
              <table:table-cell office:value-type="float" office:value="0.0197062499999999">
                <text:p>0.0197062499999999</text:p>
              </table:table-cell>
              <table:table-cell office:value-type="float" office:value="0.0332339999999998">
                <text:p>0.033233999999999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76.5">
                <text:p>76.5</text:p>
              </table:table-cell>
              <table:table-cell office:value-type="float" office:value="0.0184639583333332">
                <text:p>0.0184639583333332</text:p>
              </table:table-cell>
              <table:table-cell office:value-type="float" office:value="0.0130399999999997">
                <text:p>0.013039999999999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76.5833333333333">
                <text:p>76.5833333333333</text:p>
              </table:table-cell>
              <table:table-cell office:value-type="float" office:value="0.0183346249999999">
                <text:p>0.0183346249999999</text:p>
              </table:table-cell>
              <table:table-cell office:value-type="float" office:value="0.00938900000000009">
                <text:p>0.0093890000000000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76.6666666666667">
                <text:p>76.6666666666667</text:p>
              </table:table-cell>
              <table:table-cell office:value-type="float" office:value="0.0182039583333332">
                <text:p>0.0182039583333332</text:p>
              </table:table-cell>
              <table:table-cell office:value-type="float" office:value="0.031901">
                <text:p>0.03190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76.85">
                <text:p>76.85</text:p>
              </table:table-cell>
              <table:table-cell office:value-type="float" office:value="0.0176932499999999">
                <text:p>0.0176932499999999</text:p>
              </table:table-cell>
              <table:table-cell office:value-type="float" office:value="0.0182329999999999">
                <text:p>0.018232999999999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76.9333333333333">
                <text:p>76.9333333333333</text:p>
              </table:table-cell>
              <table:table-cell office:value-type="float" office:value="0.0170107083333332">
                <text:p>0.0170107083333332</text:p>
              </table:table-cell>
              <table:table-cell office:value-type="float" office:value="0.0125289999999998">
                <text:p>0.0125289999999998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77.0166666666667">
                <text:p>77.0166666666667</text:p>
              </table:table-cell>
              <table:table-cell office:value-type="float" office:value="0.0165965833333332">
                <text:p>0.0165965833333332</text:p>
              </table:table-cell>
              <table:table-cell office:value-type="float" office:value="0.0297809999999998">
                <text:p>0.029780999999999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77.1166666666667">
                <text:p>77.1166666666667</text:p>
              </table:table-cell>
              <table:table-cell office:value-type="float" office:value="0.0177879583333332">
                <text:p>0.0177879583333332</text:p>
              </table:table-cell>
              <table:table-cell office:value-type="float" office:value="0.0416509999999999">
                <text:p>0.0416509999999999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77.2">
                <text:p>77.2</text:p>
              </table:table-cell>
              <table:table-cell office:value-type="float" office:value="0.0166250416666665">
                <text:p>0.0166250416666665</text:p>
              </table:table-cell>
              <table:table-cell office:value-type="float" office:value="0.0081629999999997">
                <text:p>0.0081629999999997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77.2833333333333">
                <text:p>77.2833333333333</text:p>
              </table:table-cell>
              <table:table-cell office:value-type="float" office:value="0.0151568333333332">
                <text:p>0.0151568333333332</text:p>
              </table:table-cell>
              <table:table-cell office:value-type="float" office:value="0.000954999999999817">
                <text:p>0.00095499999999981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77.3666666666667">
                <text:p>77.3666666666667</text:p>
              </table:table-cell>
              <table:table-cell office:value-type="float" office:value="0.0145404166666665">
                <text:p>0.0145404166666665</text:p>
              </table:table-cell>
              <table:table-cell office:value-type="float" office:value="0.032975">
                <text:p>0.03297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77.4666666666667">
                <text:p>77.4666666666667</text:p>
              </table:table-cell>
              <table:table-cell office:value-type="float" office:value="0.0142813333333332">
                <text:p>0.0142813333333332</text:p>
              </table:table-cell>
              <table:table-cell office:value-type="float" office:value="0.02495">
                <text:p>0.0249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77.55">
                <text:p>77.55</text:p>
              </table:table-cell>
              <table:table-cell office:value-type="float" office:value="0.0141093333333332">
                <text:p>0.0141093333333332</text:p>
              </table:table-cell>
              <table:table-cell office:value-type="float" office:value="0.00297700000000001">
                <text:p>0.0029770000000000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77.6333333333333">
                <text:p>77.6333333333333</text:p>
              </table:table-cell>
              <table:table-cell office:value-type="float" office:value="0.0132805833333332">
                <text:p>0.0132805833333332</text:p>
              </table:table-cell>
              <table:table-cell office:value-type="float" office:value="0.00678899999999993">
                <text:p>0.00678899999999993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77.7166666666667">
                <text:p>77.7166666666667</text:p>
              </table:table-cell>
              <table:table-cell office:value-type="float" office:value="0.0135258749999999">
                <text:p>0.0135258749999999</text:p>
              </table:table-cell>
              <table:table-cell office:value-type="float" office:value="0.008575">
                <text:p>0.00857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77.8166666666667">
                <text:p>77.8166666666667</text:p>
              </table:table-cell>
              <table:table-cell office:value-type="float" office:value="0.0139635416666666">
                <text:p>0.0139635416666666</text:p>
              </table:table-cell>
              <table:table-cell office:value-type="float" office:value="0.013881">
                <text:p>0.01388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77.9">
                <text:p>77.9</text:p>
              </table:table-cell>
              <table:table-cell office:value-type="float" office:value="0.0147928749999999">
                <text:p>0.0147928749999999</text:p>
              </table:table-cell>
              <table:table-cell office:value-type="float" office:value="0.0231049999999997">
                <text:p>0.0231049999999997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77.9833333333333">
                <text:p>77.9833333333333</text:p>
              </table:table-cell>
              <table:table-cell office:value-type="float" office:value="0.0153444583333332">
                <text:p>0.0153444583333332</text:p>
              </table:table-cell>
              <table:table-cell office:value-type="float" office:value="0.0169899999999998">
                <text:p>0.0169899999999998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78.0666666666667">
                <text:p>78.0666666666667</text:p>
              </table:table-cell>
              <table:table-cell office:value-type="float" office:value="0.0158771666666666">
                <text:p>0.0158771666666666</text:p>
              </table:table-cell>
              <table:table-cell office:value-type="float" office:value="0.0160639999999996">
                <text:p>0.016063999999999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78.15">
                <text:p>78.15</text:p>
              </table:table-cell>
              <table:table-cell office:value-type="float" office:value="0.0163811666666666">
                <text:p>0.0163811666666666</text:p>
              </table:table-cell>
              <table:table-cell office:value-type="float" office:value="0.015174">
                <text:p>0.01517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78.25">
                <text:p>78.25</text:p>
              </table:table-cell>
              <table:table-cell office:value-type="float" office:value="0.0168304999999999">
                <text:p>0.0168304999999999</text:p>
              </table:table-cell>
              <table:table-cell office:value-type="float" office:value="0.0135510000000001">
                <text:p>0.013551000000000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78.3333333333333">
                <text:p>78.3333333333333</text:p>
              </table:table-cell>
              <table:table-cell office:value-type="float" office:value="0.0180088333333332">
                <text:p>0.0180088333333332</text:p>
              </table:table-cell>
              <table:table-cell office:value-type="float" office:value="0.0309819999999998">
                <text:p>0.030981999999999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78.4166666666667">
                <text:p>78.4166666666667</text:p>
              </table:table-cell>
              <table:table-cell office:value-type="float" office:value="0.0200955416666665">
                <text:p>0.0200955416666665</text:p>
              </table:table-cell>
              <table:table-cell office:value-type="float" office:value="0.0535089999999996">
                <text:p>0.053508999999999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78.5">
                <text:p>78.5</text:p>
              </table:table-cell>
              <table:table-cell office:value-type="float" office:value="0.0215353749999999">
                <text:p>0.0215353749999999</text:p>
              </table:table-cell>
              <table:table-cell office:value-type="float" office:value="0.0584509999999998">
                <text:p>0.0584509999999998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78.6">
                <text:p>78.6</text:p>
              </table:table-cell>
              <table:table-cell office:value-type="float" office:value="0.0231394583333332">
                <text:p>0.0231394583333332</text:p>
              </table:table-cell>
              <table:table-cell office:value-type="float" office:value="0.0717319999999999">
                <text:p>0.071731999999999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78.6833333333333">
                <text:p>78.6833333333333</text:p>
              </table:table-cell>
              <table:table-cell office:value-type="float" office:value="0.0248133749999999">
                <text:p>0.0248133749999999</text:p>
              </table:table-cell>
              <table:table-cell office:value-type="float" office:value="0.0532140000000001">
                <text:p>0.053214000000000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78.7666666666667">
                <text:p>78.7666666666667</text:p>
              </table:table-cell>
              <table:table-cell office:value-type="float" office:value="0.0267865833333332">
                <text:p>0.0267865833333332</text:p>
              </table:table-cell>
              <table:table-cell office:value-type="float" office:value="0.056746">
                <text:p>0.05674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78.85">
                <text:p>78.85</text:p>
              </table:table-cell>
              <table:table-cell office:value-type="float" office:value="0.0255726249999999">
                <text:p>0.0255726249999999</text:p>
              </table:table-cell>
              <table:table-cell office:value-type="float" office:value="0.00276599999999982">
                <text:p>0.0027659999999998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78.9333333333333">
                <text:p>78.9333333333333</text:p>
              </table:table-cell>
              <table:table-cell office:value-type="float" office:value="0.0253559999999999">
                <text:p>0.0253559999999999</text:p>
              </table:table-cell>
              <table:table-cell office:value-type="float" office:value="0.0130339999999998">
                <text:p>0.013033999999999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79.0333333333333">
                <text:p>79.0333333333333</text:p>
              </table:table-cell>
              <table:table-cell office:value-type="float" office:value="0.0253734583333332">
                <text:p>0.0253734583333332</text:p>
              </table:table-cell>
              <table:table-cell office:value-type="float" office:value="0.0129479999999997">
                <text:p>0.012947999999999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79.1166666666667">
                <text:p>79.1166666666667</text:p>
              </table:table-cell>
              <table:table-cell office:value-type="float" office:value="0.0244589583333332">
                <text:p>0.0244589583333332</text:p>
              </table:table-cell>
              <table:table-cell office:value-type="float" office:value="0.00783299999999976">
                <text:p>0.0078329999999997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79.2">
                <text:p>79.2</text:p>
              </table:table-cell>
              <table:table-cell office:value-type="float" office:value="0.0229816249999999">
                <text:p>0.0229816249999999</text:p>
              </table:table-cell>
              <table:table-cell office:value-type="float" office:value="0.00619499999999995">
                <text:p>0.0061949999999999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79.2833333333333">
                <text:p>79.2833333333333</text:p>
              </table:table-cell>
              <table:table-cell office:value-type="float" office:value="0.0234222916666665">
                <text:p>0.0234222916666665</text:p>
              </table:table-cell>
              <table:table-cell office:value-type="float" office:value="0.0187389999999996">
                <text:p>0.018738999999999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79.3833333333333">
                <text:p>79.3833333333333</text:p>
              </table:table-cell>
              <table:table-cell office:value-type="float" office:value="0.0250985833333332">
                <text:p>0.0250985833333332</text:p>
              </table:table-cell>
              <table:table-cell office:value-type="float" office:value="0.0411859999999997">
                <text:p>0.0411859999999997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79.4666666666667">
                <text:p>79.4666666666667</text:p>
              </table:table-cell>
              <table:table-cell office:value-type="float" office:value="0.0264140416666665">
                <text:p>0.0264140416666665</text:p>
              </table:table-cell>
              <table:table-cell office:value-type="float" office:value="0.064546">
                <text:p>0.06454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79.55">
                <text:p>79.55</text:p>
              </table:table-cell>
              <table:table-cell office:value-type="float" office:value="0.0320454583333332">
                <text:p>0.0320454583333332</text:p>
              </table:table-cell>
              <table:table-cell office:value-type="float" office:value="0.160104">
                <text:p>0.16010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79.6333333333333">
                <text:p>79.6333333333333</text:p>
              </table:table-cell>
              <table:table-cell office:value-type="float" office:value="0.0343969166666665">
                <text:p>0.0343969166666665</text:p>
              </table:table-cell>
              <table:table-cell office:value-type="float" office:value="0.059412">
                <text:p>0.059412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79.7333333333333">
                <text:p>79.7333333333333</text:p>
              </table:table-cell>
              <table:table-cell office:value-type="float" office:value="0.0377852499999999">
                <text:p>0.0377852499999999</text:p>
              </table:table-cell>
              <table:table-cell office:value-type="float" office:value="0.0881089999999998">
                <text:p>0.0881089999999998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79.8166666666667">
                <text:p>79.8166666666667</text:p>
              </table:table-cell>
              <table:table-cell office:value-type="float" office:value="0.0408050833333332">
                <text:p>0.0408050833333332</text:p>
              </table:table-cell>
              <table:table-cell office:value-type="float" office:value="0.081051">
                <text:p>0.08105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79.9">
                <text:p>79.9</text:p>
              </table:table-cell>
              <table:table-cell office:value-type="float" office:value="0.0439903333333332">
                <text:p>0.0439903333333332</text:p>
              </table:table-cell>
              <table:table-cell office:value-type="float" office:value="0.0903269999999998">
                <text:p>0.090326999999999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79.9833333333333">
                <text:p>79.9833333333333</text:p>
              </table:table-cell>
              <table:table-cell office:value-type="float" office:value="0.0469192083333332">
                <text:p>0.0469192083333332</text:p>
              </table:table-cell>
              <table:table-cell office:value-type="float" office:value="0.0933980000000001">
                <text:p>0.093398000000000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0.0833333333333">
                <text:p>80.0833333333333</text:p>
              </table:table-cell>
              <table:table-cell office:value-type="float" office:value="0.0506614583333332">
                <text:p>0.0506614583333332</text:p>
              </table:table-cell>
              <table:table-cell office:value-type="float" office:value="0.106804">
                <text:p>0.10680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0.1666666666667">
                <text:p>80.1666666666667</text:p>
              </table:table-cell>
              <table:table-cell office:value-type="float" office:value="0.0522892916666665">
                <text:p>0.0522892916666665</text:p>
              </table:table-cell>
              <table:table-cell office:value-type="float" office:value="0.055132">
                <text:p>0.05513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0.25">
                <text:p>80.25</text:p>
              </table:table-cell>
              <table:table-cell office:value-type="float" office:value="0.0558501249999999">
                <text:p>0.0558501249999999</text:p>
              </table:table-cell>
              <table:table-cell office:value-type="float" office:value="0.100634">
                <text:p>0.100634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0.3333333333333">
                <text:p>80.3333333333333</text:p>
              </table:table-cell>
              <table:table-cell office:value-type="float" office:value="0.0608999583333332">
                <text:p>0.0608999583333332</text:p>
              </table:table-cell>
              <table:table-cell office:value-type="float" office:value="0.134747">
                <text:p>0.13474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0.4333333333333">
                <text:p>80.4333333333333</text:p>
              </table:table-cell>
              <table:table-cell office:value-type="float" office:value="0.0643475833333332">
                <text:p>0.0643475833333332</text:p>
              </table:table-cell>
              <table:table-cell office:value-type="float" office:value="0.113725">
                <text:p>0.11372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0.5166666666667">
                <text:p>80.5166666666667</text:p>
              </table:table-cell>
              <table:table-cell office:value-type="float" office:value="0.0672765416666665">
                <text:p>0.0672765416666665</text:p>
              </table:table-cell>
              <table:table-cell office:value-type="float" office:value="0.123804">
                <text:p>0.12380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0.6">
                <text:p>80.6</text:p>
              </table:table-cell>
              <table:table-cell office:value-type="float" office:value="0.0702810416666665">
                <text:p>0.0702810416666665</text:p>
              </table:table-cell>
              <table:table-cell office:value-type="float" office:value="0.130559">
                <text:p>0.130559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0.6833333333333">
                <text:p>80.6833333333333</text:p>
              </table:table-cell>
              <table:table-cell office:value-type="float" office:value="0.0725565416666665">
                <text:p>0.0725565416666665</text:p>
              </table:table-cell>
              <table:table-cell office:value-type="float" office:value="0.126344">
                <text:p>0.12634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0.7666666666667">
                <text:p>80.7666666666667</text:p>
              </table:table-cell>
              <table:table-cell office:value-type="float" office:value="0.0747571249999999">
                <text:p>0.0747571249999999</text:p>
              </table:table-cell>
              <table:table-cell office:value-type="float" office:value="0.106028">
                <text:p>0.106028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0.8666666666667">
                <text:p>80.8666666666667</text:p>
              </table:table-cell>
              <table:table-cell office:value-type="float" office:value="0.0777462499999999">
                <text:p>0.0777462499999999</text:p>
              </table:table-cell>
              <table:table-cell office:value-type="float" office:value="0.128485">
                <text:p>0.12848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0.95">
                <text:p>80.95</text:p>
              </table:table-cell>
              <table:table-cell office:value-type="float" office:value="0.0824744583333332">
                <text:p>0.0824744583333332</text:p>
              </table:table-cell>
              <table:table-cell office:value-type="float" office:value="0.116243">
                <text:p>0.116243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1.0333333333333">
                <text:p>81.0333333333333</text:p>
              </table:table-cell>
              <table:table-cell office:value-type="float" office:value="0.0866737083333332">
                <text:p>0.0866737083333332</text:p>
              </table:table-cell>
              <table:table-cell office:value-type="float" office:value="0.113816">
                <text:p>0.113816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1.1166666666667">
                <text:p>81.1166666666667</text:p>
              </table:table-cell>
              <table:table-cell office:value-type="float" office:value="0.0905574166666666">
                <text:p>0.0905574166666666</text:p>
              </table:table-cell>
              <table:table-cell office:value-type="float" office:value="0.106157">
                <text:p>0.106157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1.2166666666667">
                <text:p>81.2166666666667</text:p>
              </table:table-cell>
              <table:table-cell office:value-type="float" office:value="0.0948933333333332">
                <text:p>0.0948933333333332</text:p>
              </table:table-cell>
              <table:table-cell office:value-type="float" office:value="0.111895">
                <text:p>0.11189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1.3">
                <text:p>81.3</text:p>
              </table:table-cell>
              <table:table-cell office:value-type="float" office:value="0.0994447499999999">
                <text:p>0.0994447499999999</text:p>
              </table:table-cell>
              <table:table-cell office:value-type="float" office:value="0.115429">
                <text:p>0.11542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1.3833333333333">
                <text:p>81.3833333333333</text:p>
              </table:table-cell>
              <table:table-cell office:value-type="float" office:value="0.102791583333333">
                <text:p>0.102791583333333</text:p>
              </table:table-cell>
              <table:table-cell office:value-type="float" office:value="0.0990629999999997">
                <text:p>0.0990629999999997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1.4666666666667">
                <text:p>81.4666666666667</text:p>
              </table:table-cell>
              <table:table-cell office:value-type="float" office:value="0.106018208333333">
                <text:p>0.106018208333333</text:p>
              </table:table-cell>
              <table:table-cell office:value-type="float" office:value="0.118625">
                <text:p>0.11862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1.55">
                <text:p>81.55</text:p>
              </table:table-cell>
              <table:table-cell office:value-type="float" office:value="0.103466916666667">
                <text:p>0.103466916666667</text:p>
              </table:table-cell>
              <table:table-cell office:value-type="float" office:value="0.00331499999999973">
                <text:p>0.0033149999999997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1.65">
                <text:p>81.65</text:p>
              </table:table-cell>
              <table:table-cell office:value-type="float" office:value="0.0969299999999999">
                <text:p>0.0969299999999999</text:p>
              </table:table-cell>
              <table:table-cell office:value-type="float" office:value="0.00321799999999994">
                <text:p>0.0032179999999999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1.7333333333333">
                <text:p>81.7333333333333</text:p>
              </table:table-cell>
              <table:table-cell office:value-type="float" office:value="0.0945827916666666">
                <text:p>0.0945827916666666</text:p>
              </table:table-cell>
              <table:table-cell office:value-type="float" office:value="0.00307900000000005">
                <text:p>0.0030790000000000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1.8166666666667">
                <text:p>81.8166666666667</text:p>
              </table:table-cell>
              <table:table-cell office:value-type="float" office:value="0.0910437499999999">
                <text:p>0.0910437499999999</text:p>
              </table:table-cell>
              <table:table-cell office:value-type="float" office:value="0.00317199999999973">
                <text:p>0.0031719999999997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1.9">
                <text:p>81.9</text:p>
              </table:table-cell>
              <table:table-cell office:value-type="float" office:value="0.0878050833333332">
                <text:p>0.0878050833333332</text:p>
              </table:table-cell>
              <table:table-cell office:value-type="float" office:value="0.00332299999999996">
                <text:p>0.00332299999999996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2">
                <text:p>82</text:p>
              </table:table-cell>
              <table:table-cell office:value-type="float" office:value="0.0841574999999999">
                <text:p>0.0841574999999999</text:p>
              </table:table-cell>
              <table:table-cell office:value-type="float" office:value="0.00278499999999982">
                <text:p>0.0027849999999998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2.0833333333333">
                <text:p>82.0833333333333</text:p>
              </table:table-cell>
              <table:table-cell office:value-type="float" office:value="0.0804039166666665">
                <text:p>0.0804039166666665</text:p>
              </table:table-cell>
              <table:table-cell office:value-type="float" office:value="0.00331199999999976">
                <text:p>0.0033119999999997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2.1666666666667">
                <text:p>82.1666666666667</text:p>
              </table:table-cell>
              <table:table-cell office:value-type="float" office:value="0.0760726666666665">
                <text:p>0.0760726666666665</text:p>
              </table:table-cell>
              <table:table-cell office:value-type="float" office:value="0.00285399999999969">
                <text:p>0.00285399999999969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82.25">
                <text:p>82.25</text:p>
              </table:table-cell>
              <table:table-cell office:value-type="float" office:value="0.0738815416666665">
                <text:p>0.0738815416666665</text:p>
              </table:table-cell>
              <table:table-cell office:value-type="float" office:value="0.00254500000000002">
                <text:p>0.0025450000000000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82.3333333333333">
                <text:p>82.3333333333333</text:p>
              </table:table-cell>
              <table:table-cell office:value-type="float" office:value="0.0697300833333332">
                <text:p>0.0697300833333332</text:p>
              </table:table-cell>
              <table:table-cell office:value-type="float" office:value="0.00099899999999975">
                <text:p>0.0009989999999997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82.4333333333333">
                <text:p>82.4333333333333</text:p>
              </table:table-cell>
              <table:table-cell office:value-type="float" office:value="0.0642558333333332">
                <text:p>0.0642558333333332</text:p>
              </table:table-cell>
              <table:table-cell office:value-type="float" office:value="0.00336500000000006">
                <text:p>0.0033650000000000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82.5166666666667">
                <text:p>82.5166666666667</text:p>
              </table:table-cell>
              <table:table-cell office:value-type="float" office:value="0.0596564999999999">
                <text:p>0.0596564999999999</text:p>
              </table:table-cell>
              <table:table-cell office:value-type="float" office:value="0.00334099999999982">
                <text:p>0.0033409999999998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82.6">
                <text:p>82.6</text:p>
              </table:table-cell>
              <table:table-cell office:value-type="float" office:value="0.0546317083333332">
                <text:p>0.0546317083333332</text:p>
              </table:table-cell>
              <table:table-cell office:value-type="float" office:value="0.00320900000000002">
                <text:p>0.0032090000000000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82.7">
                <text:p>82.7</text:p>
              </table:table-cell>
              <table:table-cell office:value-type="float" office:value="0.0493088749999999">
                <text:p>0.0493088749999999</text:p>
              </table:table-cell>
              <table:table-cell office:value-type="float" office:value="0.0028109999999999">
                <text:p>0.0028109999999999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82.7833333333333">
                <text:p>82.7833333333333</text:p>
              </table:table-cell>
              <table:table-cell office:value-type="float" office:value="0.0440835416666665">
                <text:p>0.0440835416666665</text:p>
              </table:table-cell>
              <table:table-cell office:value-type="float" office:value="0.000935999999999826">
                <text:p>0.00093599999999982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82.8666666666667">
                <text:p>82.8666666666667</text:p>
              </table:table-cell>
              <table:table-cell office:value-type="float" office:value="0.0397073749999999">
                <text:p>0.0397073749999999</text:p>
              </table:table-cell>
              <table:table-cell office:value-type="float" office:value="0.00099999999999989">
                <text:p>0.00099999999999989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82.95">
                <text:p>82.95</text:p>
              </table:table-cell>
              <table:table-cell office:value-type="float" office:value="0.0349937083333332">
                <text:p>0.0349937083333332</text:p>
              </table:table-cell>
              <table:table-cell office:value-type="float" office:value="0.0153569999999998">
                <text:p>0.015356999999999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83.05">
                <text:p>83.05</text:p>
              </table:table-cell>
              <table:table-cell office:value-type="float" office:value="0.0309770833333332">
                <text:p>0.0309770833333332</text:p>
              </table:table-cell>
              <table:table-cell office:value-type="float" office:value="0.019844">
                <text:p>0.019844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83.1333333333333">
                <text:p>83.1333333333333</text:p>
              </table:table-cell>
              <table:table-cell office:value-type="float" office:value="0.0267562499999999">
                <text:p>0.0267562499999999</text:p>
              </table:table-cell>
              <table:table-cell office:value-type="float" office:value="0.0125159999999998">
                <text:p>0.012515999999999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83.2166666666667">
                <text:p>83.2166666666667</text:p>
              </table:table-cell>
              <table:table-cell office:value-type="float" office:value="0.0227446666666665">
                <text:p>0.0227446666666665</text:p>
              </table:table-cell>
              <table:table-cell office:value-type="float" office:value="0.00987899999999975">
                <text:p>0.0098789999999997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83.3">
                <text:p>83.3</text:p>
              </table:table-cell>
              <table:table-cell office:value-type="float" office:value="0.0185985833333332">
                <text:p>0.0185985833333332</text:p>
              </table:table-cell>
              <table:table-cell office:value-type="float" office:value="0.0123889999999998">
                <text:p>0.0123889999999998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83.3833333333334">
                <text:p>83.3833333333334</text:p>
              </table:table-cell>
              <table:table-cell office:value-type="float" office:value="0.0143918333333332">
                <text:p>0.0143918333333332</text:p>
              </table:table-cell>
              <table:table-cell office:value-type="float" office:value="0.0144669999999998">
                <text:p>0.014466999999999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83.4833333333333">
                <text:p>83.4833333333333</text:p>
              </table:table-cell>
              <table:table-cell office:value-type="float" office:value="0.0105744583333332">
                <text:p>0.0105744583333332</text:p>
              </table:table-cell>
              <table:table-cell office:value-type="float" office:value="0.00744599999999984">
                <text:p>0.0074459999999998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83.5666666666667">
                <text:p>83.5666666666667</text:p>
              </table:table-cell>
              <table:table-cell office:value-type="float" office:value="0.00636579166666653">
                <text:p>0.00636579166666653</text:p>
              </table:table-cell>
              <table:table-cell office:value-type="float" office:value="0.017617">
                <text:p>0.017617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83.65">
                <text:p>83.65</text:p>
              </table:table-cell>
              <table:table-cell office:value-type="float" office:value="0.00693908333333319">
                <text:p>0.00693908333333319</text:p>
              </table:table-cell>
              <table:table-cell office:value-type="float" office:value="0.0170739999999996">
                <text:p>0.017073999999999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83.7333333333333">
                <text:p>83.7333333333333</text:p>
              </table:table-cell>
              <table:table-cell office:value-type="float" office:value="0.00700599999999985">
                <text:p>0.00700599999999985</text:p>
              </table:table-cell>
              <table:table-cell office:value-type="float" office:value="0.00482399999999972">
                <text:p>0.00482399999999972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83.8333333333333">
                <text:p>83.8333333333333</text:p>
              </table:table-cell>
              <table:table-cell office:value-type="float" office:value="0.0078262916666665">
                <text:p>0.0078262916666665</text:p>
              </table:table-cell>
              <table:table-cell office:value-type="float" office:value="0.0227659999999998">
                <text:p>0.022765999999999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83.9166666666667">
                <text:p>83.9166666666667</text:p>
              </table:table-cell>
              <table:table-cell office:value-type="float" office:value="0.00901858333333318">
                <text:p>0.00901858333333318</text:p>
              </table:table-cell>
              <table:table-cell office:value-type="float" office:value="0.031787">
                <text:p>0.031787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84">
                <text:p>84</text:p>
              </table:table-cell>
              <table:table-cell office:value-type="float" office:value="0.00897745833333319">
                <text:p>0.00897745833333319</text:p>
              </table:table-cell>
              <table:table-cell office:value-type="float" office:value="0.00233600000000012">
                <text:p>0.00233600000000012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84.0833333333333">
                <text:p>84.0833333333333</text:p>
              </table:table-cell>
              <table:table-cell office:value-type="float" office:value="0.00973379166666653">
                <text:p>0.00973379166666653</text:p>
              </table:table-cell>
              <table:table-cell office:value-type="float" office:value="0.020937">
                <text:p>0.020937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84.1666666666667">
                <text:p>84.1666666666667</text:p>
              </table:table-cell>
              <table:table-cell office:value-type="float" office:value="0.0106631249999999">
                <text:p>0.0106631249999999</text:p>
              </table:table-cell>
              <table:table-cell office:value-type="float" office:value="0.0256159999999999">
                <text:p>0.0256159999999999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84.2666666666667">
                <text:p>84.2666666666667</text:p>
              </table:table-cell>
              <table:table-cell office:value-type="float" office:value="0.0106317499999999">
                <text:p>0.0106317499999999</text:p>
              </table:table-cell>
              <table:table-cell office:value-type="float" office:value="0.00210100000000013">
                <text:p>0.0021010000000001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84.35">
                <text:p>84.35</text:p>
              </table:table-cell>
              <table:table-cell office:value-type="float" office:value="0.0117267083333332">
                <text:p>0.0117267083333332</text:p>
              </table:table-cell>
              <table:table-cell office:value-type="float" office:value="0.0288239999999997">
                <text:p>0.028823999999999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84.4333333333333">
                <text:p>84.4333333333333</text:p>
              </table:table-cell>
              <table:table-cell office:value-type="float" office:value="0.0130298749999999">
                <text:p>0.0130298749999999</text:p>
              </table:table-cell>
              <table:table-cell office:value-type="float" office:value="0.0322749999999998">
                <text:p>0.0322749999999998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84.5166666666667">
                <text:p>84.5166666666667</text:p>
              </table:table-cell>
              <table:table-cell office:value-type="float" office:value="0.0129768333333332">
                <text:p>0.0129768333333332</text:p>
              </table:table-cell>
              <table:table-cell office:value-type="float" office:value="0.00209199999999976">
                <text:p>0.00209199999999976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84.6166666666667">
                <text:p>84.6166666666667</text:p>
              </table:table-cell>
              <table:table-cell office:value-type="float" office:value="0.0136060833333332">
                <text:p>0.0136060833333332</text:p>
              </table:table-cell>
              <table:table-cell office:value-type="float" office:value="0.018443">
                <text:p>0.01844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84.7">
                <text:p>84.7</text:p>
              </table:table-cell>
              <table:table-cell office:value-type="float" office:value="0.0154616666666665">
                <text:p>0.0154616666666665</text:p>
              </table:table-cell>
              <table:table-cell office:value-type="float" office:value="0.0477430000000001">
                <text:p>0.0477430000000001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84.7833333333333">
                <text:p>84.7833333333333</text:p>
              </table:table-cell>
              <table:table-cell office:value-type="float" office:value="0.0154335416666665">
                <text:p>0.0154335416666665</text:p>
              </table:table-cell>
              <table:table-cell office:value-type="float" office:value="0.00213599999999969">
                <text:p>0.0021359999999996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84.8666666666667">
                <text:p>84.8666666666667</text:p>
              </table:table-cell>
              <table:table-cell office:value-type="float" office:value="0.0170520833333332">
                <text:p>0.0170520833333332</text:p>
              </table:table-cell>
              <table:table-cell office:value-type="float" office:value="0.0397810000000001">
                <text:p>0.0397810000000001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84.95">
                <text:p>84.95</text:p>
              </table:table-cell>
              <table:table-cell office:value-type="float" office:value="0.0182634166666666">
                <text:p>0.0182634166666666</text:p>
              </table:table-cell>
              <table:table-cell office:value-type="float" office:value="0.0300720000000001">
                <text:p>0.030072000000000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85.05">
                <text:p>85.05</text:p>
              </table:table-cell>
              <table:table-cell office:value-type="float" office:value="0.0176878333333332">
                <text:p>0.0176878333333332</text:p>
              </table:table-cell>
              <table:table-cell office:value-type="float" office:value="0.00154299999999985">
                <text:p>0.0015429999999998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85.1333333333333">
                <text:p>85.1333333333333</text:p>
              </table:table-cell>
              <table:table-cell office:value-type="float" office:value="0.0182943749999999">
                <text:p>0.0182943749999999</text:p>
              </table:table-cell>
              <table:table-cell office:value-type="float" office:value="0.0344009999999999">
                <text:p>0.0344009999999999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85.2166666666667">
                <text:p>85.2166666666667</text:p>
              </table:table-cell>
              <table:table-cell office:value-type="float" office:value="0.0193033333333332">
                <text:p>0.0193033333333332</text:p>
              </table:table-cell>
              <table:table-cell office:value-type="float" office:value="0.0367310000000001">
                <text:p>0.036731000000000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85.3166666666667">
                <text:p>85.3166666666667</text:p>
              </table:table-cell>
              <table:table-cell office:value-type="float" office:value="0.0189535416666666">
                <text:p>0.0189535416666666</text:p>
              </table:table-cell>
              <table:table-cell office:value-type="float" office:value="0.00148400000000004">
                <text:p>0.00148400000000004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85.4">
                <text:p>85.4</text:p>
              </table:table-cell>
              <table:table-cell office:value-type="float" office:value="0.0227007083333332">
                <text:p>0.0227007083333332</text:p>
              </table:table-cell>
              <table:table-cell office:value-type="float" office:value="0.102321">
                <text:p>0.10232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85.4833333333333">
                <text:p>85.4833333333333</text:p>
              </table:table-cell>
              <table:table-cell office:value-type="float" office:value="0.0238895833333332">
                <text:p>0.0238895833333332</text:p>
              </table:table-cell>
              <table:table-cell office:value-type="float" office:value="0.0429999999999997">
                <text:p>0.042999999999999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85.5666666666667">
                <text:p>85.5666666666667</text:p>
              </table:table-cell>
              <table:table-cell office:value-type="float" office:value="0.0236494166666666">
                <text:p>0.0236494166666666</text:p>
              </table:table-cell>
              <table:table-cell office:value-type="float" office:value="0.00168199999999974">
                <text:p>0.0016819999999997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85.6666666666667">
                <text:p>85.6666666666667</text:p>
              </table:table-cell>
              <table:table-cell office:value-type="float" office:value="0.0250100833333332">
                <text:p>0.0250100833333332</text:p>
              </table:table-cell>
              <table:table-cell office:value-type="float" office:value="0.0502729999999998">
                <text:p>0.0502729999999998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85.75">
                <text:p>85.75</text:p>
              </table:table-cell>
              <table:table-cell office:value-type="float" office:value="0.0261031249999999">
                <text:p>0.0261031249999999</text:p>
              </table:table-cell>
              <table:table-cell office:value-type="float" office:value="0.043307">
                <text:p>0.043307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85.8333333333333">
                <text:p>85.8333333333333</text:p>
              </table:table-cell>
              <table:table-cell office:value-type="float" office:value="0.0269591249999999">
                <text:p>0.0269591249999999</text:p>
              </table:table-cell>
              <table:table-cell office:value-type="float" office:value="0.0253679999999998">
                <text:p>0.0253679999999998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85.9166666666667">
                <text:p>85.9166666666667</text:p>
              </table:table-cell>
              <table:table-cell office:value-type="float" office:value="0.0294968333333332">
                <text:p>0.0294968333333332</text:p>
              </table:table-cell>
              <table:table-cell office:value-type="float" office:value="0.0836709999999998">
                <text:p>0.083670999999999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86">
                <text:p>86</text:p>
              </table:table-cell>
              <table:table-cell office:value-type="float" office:value="0.0303211666666666">
                <text:p>0.0303211666666666</text:p>
              </table:table-cell>
              <table:table-cell office:value-type="float" office:value="0.0515709999999996">
                <text:p>0.051570999999999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86.1">
                <text:p>86.1</text:p>
              </table:table-cell>
              <table:table-cell office:value-type="float" office:value="0.0308585416666666">
                <text:p>0.0308585416666666</text:p>
              </table:table-cell>
              <table:table-cell office:value-type="float" office:value="0.0152329999999998">
                <text:p>0.0152329999999998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86.1833333333333">
                <text:p>86.1833333333333</text:p>
              </table:table-cell>
              <table:table-cell office:value-type="float" office:value="0.0305547083333332">
                <text:p>0.0305547083333332</text:p>
              </table:table-cell>
              <table:table-cell office:value-type="float" office:value="0.0136449999999999">
                <text:p>0.013644999999999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86.2666666666667">
                <text:p>86.2666666666667</text:p>
              </table:table-cell>
              <table:table-cell office:value-type="float" office:value="0.0311650416666666">
                <text:p>0.0311650416666666</text:p>
              </table:table-cell>
              <table:table-cell office:value-type="float" office:value="0.0402640000000001">
                <text:p>0.040264000000000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86.35">
                <text:p>86.35</text:p>
              </table:table-cell>
              <table:table-cell office:value-type="float" office:value="0.0326983749999999">
                <text:p>0.0326983749999999</text:p>
              </table:table-cell>
              <table:table-cell office:value-type="float" office:value="0.0389009999999996">
                <text:p>0.038900999999999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86.45">
                <text:p>86.45</text:p>
              </table:table-cell>
              <table:table-cell office:value-type="float" office:value="0.0331594999999999">
                <text:p>0.0331594999999999</text:p>
              </table:table-cell>
              <table:table-cell office:value-type="float" office:value="0.0398909999999999">
                <text:p>0.0398909999999999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86.5333333333333">
                <text:p>86.5333333333333</text:p>
              </table:table-cell>
              <table:table-cell office:value-type="float" office:value="0.0335818749999999">
                <text:p>0.0335818749999999</text:p>
              </table:table-cell>
              <table:table-cell office:value-type="float" office:value="0.0424120000000001">
                <text:p>0.042412000000000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86.6166666666667">
                <text:p>86.6166666666667</text:p>
              </table:table-cell>
              <table:table-cell office:value-type="float" office:value="0.0352300416666666">
                <text:p>0.0352300416666666</text:p>
              </table:table-cell>
              <table:table-cell office:value-type="float" office:value="0.0416479999999999">
                <text:p>0.0416479999999999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86.7">
                <text:p>86.7</text:p>
              </table:table-cell>
              <table:table-cell office:value-type="float" office:value="0.0351582083333332">
                <text:p>0.0351582083333332</text:p>
              </table:table-cell>
              <table:table-cell office:value-type="float" office:value="0.0167189999999997">
                <text:p>0.0167189999999997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86.7833333333333">
                <text:p>86.7833333333333</text:p>
              </table:table-cell>
              <table:table-cell office:value-type="float" office:value="0.0347855416666665">
                <text:p>0.0347855416666665</text:p>
              </table:table-cell>
              <table:table-cell office:value-type="float" office:value="0.0387989999999996">
                <text:p>0.038798999999999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86.8833333333333">
                <text:p>86.8833333333333</text:p>
              </table:table-cell>
              <table:table-cell office:value-type="float" office:value="0.0365413333333332">
                <text:p>0.0365413333333332</text:p>
              </table:table-cell>
              <table:table-cell office:value-type="float" office:value="0.0442749999999998">
                <text:p>0.0442749999999998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86.9666666666667">
                <text:p>86.9666666666667</text:p>
              </table:table-cell>
              <table:table-cell office:value-type="float" office:value="0.0352351666666665">
                <text:p>0.0352351666666665</text:p>
              </table:table-cell>
              <table:table-cell office:value-type="float" office:value="0.00843299999999969">
                <text:p>0.00843299999999969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87.05">
                <text:p>87.05</text:p>
              </table:table-cell>
              <table:table-cell office:value-type="float" office:value="0.0358615416666665">
                <text:p>0.0358615416666665</text:p>
              </table:table-cell>
              <table:table-cell office:value-type="float" office:value="0.045105">
                <text:p>0.04510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87.1333333333334">
                <text:p>87.1333333333334</text:p>
              </table:table-cell>
              <table:table-cell office:value-type="float" office:value="0.0378572083333332">
                <text:p>0.0378572083333332</text:p>
              </table:table-cell>
              <table:table-cell office:value-type="float" office:value="0.049439">
                <text:p>0.049439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87.2333333333333">
                <text:p>87.2333333333333</text:p>
              </table:table-cell>
              <table:table-cell office:value-type="float" office:value="0.0368452916666665">
                <text:p>0.0368452916666665</text:p>
              </table:table-cell>
              <table:table-cell office:value-type="float" office:value="0.0101149999999999">
                <text:p>0.010114999999999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87.3166666666667">
                <text:p>87.3166666666667</text:p>
              </table:table-cell>
              <table:table-cell office:value-type="float" office:value="0.0368029166666665">
                <text:p>0.0368029166666665</text:p>
              </table:table-cell>
              <table:table-cell office:value-type="float" office:value="0.035714">
                <text:p>0.03571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87.4">
                <text:p>87.4</text:p>
              </table:table-cell>
              <table:table-cell office:value-type="float" office:value="0.0389629166666665">
                <text:p>0.0389629166666665</text:p>
              </table:table-cell>
              <table:table-cell office:value-type="float" office:value="0.0533239999999999">
                <text:p>0.0533239999999999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87.5">
                <text:p>87.5</text:p>
              </table:table-cell>
              <table:table-cell office:value-type="float" office:value="0.0353568749999998">
                <text:p>0.0353568749999998</text:p>
              </table:table-cell>
              <table:table-cell office:value-type="float" office:value="0.0157759999999998">
                <text:p>0.015775999999999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87.5833333333333">
                <text:p>87.5833333333333</text:p>
              </table:table-cell>
              <table:table-cell office:value-type="float" office:value="0.0354911249999998">
                <text:p>0.0354911249999998</text:p>
              </table:table-cell>
              <table:table-cell office:value-type="float" office:value="0.0462219999999998">
                <text:p>0.0462219999999998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87.6666666666667">
                <text:p>87.6666666666667</text:p>
              </table:table-cell>
              <table:table-cell office:value-type="float" office:value="0.0369824166666665">
                <text:p>0.0369824166666665</text:p>
              </table:table-cell>
              <table:table-cell office:value-type="float" office:value="0.0374729999999999">
                <text:p>0.037472999999999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87.75">
                <text:p>87.75</text:p>
              </table:table-cell>
              <table:table-cell office:value-type="float" office:value="0.0350613333333332">
                <text:p>0.0350613333333332</text:p>
              </table:table-cell>
              <table:table-cell office:value-type="float" office:value="0.00416699999999981">
                <text:p>0.0041669999999998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87.8333333333333">
                <text:p>87.8333333333333</text:p>
              </table:table-cell>
              <table:table-cell office:value-type="float" office:value="0.0347282083333332">
                <text:p>0.0347282083333332</text:p>
              </table:table-cell>
              <table:table-cell office:value-type="float" office:value="0.0353119999999998">
                <text:p>0.0353119999999998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87.9333333333333">
                <text:p>87.9333333333333</text:p>
              </table:table-cell>
              <table:table-cell office:value-type="float" office:value="0.0350434999999998">
                <text:p>0.0350434999999998</text:p>
              </table:table-cell>
              <table:table-cell office:value-type="float" office:value="0.0329349999999997">
                <text:p>0.0329349999999997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88.0166666666667">
                <text:p>88.0166666666667</text:p>
              </table:table-cell>
              <table:table-cell office:value-type="float" office:value="0.0316272083333332">
                <text:p>0.0316272083333332</text:p>
              </table:table-cell>
              <table:table-cell office:value-type="float" office:value="0.0016799999999999">
                <text:p>0.001679999999999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88.1">
                <text:p>88.1</text:p>
              </table:table-cell>
              <table:table-cell office:value-type="float" office:value="0.0308639583333332">
                <text:p>0.0308639583333332</text:p>
              </table:table-cell>
              <table:table-cell office:value-type="float" office:value="0.0332529999999998">
                <text:p>0.0332529999999998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88.1833333333333">
                <text:p>88.1833333333333</text:p>
              </table:table-cell>
              <table:table-cell office:value-type="float" office:value="0.0314871249999999">
                <text:p>0.0314871249999999</text:p>
              </table:table-cell>
              <table:table-cell office:value-type="float" office:value="0.030189">
                <text:p>0.03018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88.2833333333333">
                <text:p>88.2833333333333</text:p>
              </table:table-cell>
              <table:table-cell office:value-type="float" office:value="0.0309863333333332">
                <text:p>0.0309863333333332</text:p>
              </table:table-cell>
              <table:table-cell office:value-type="float" office:value="0.00162599999999991">
                <text:p>0.0016259999999999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88.3666666666667">
                <text:p>88.3666666666667</text:p>
              </table:table-cell>
              <table:table-cell office:value-type="float" office:value="0.0306656249999998">
                <text:p>0.0306656249999998</text:p>
              </table:table-cell>
              <table:table-cell office:value-type="float" office:value="0.0325669999999998">
                <text:p>0.032566999999999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88.45">
                <text:p>88.45</text:p>
              </table:table-cell>
              <table:table-cell office:value-type="float" office:value="0.0307104999999999">
                <text:p>0.0307104999999999</text:p>
              </table:table-cell>
              <table:table-cell office:value-type="float" office:value="0.0399780000000001">
                <text:p>0.039978000000000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88.5333333333333">
                <text:p>88.5333333333333</text:p>
              </table:table-cell>
              <table:table-cell office:value-type="float" office:value="0.0291098749999999">
                <text:p>0.0291098749999999</text:p>
              </table:table-cell>
              <table:table-cell office:value-type="float" office:value="0.00147599999999981">
                <text:p>0.00147599999999981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88.6166666666667">
                <text:p>88.6166666666667</text:p>
              </table:table-cell>
              <table:table-cell office:value-type="float" office:value="0.0288064166666665">
                <text:p>0.0288064166666665</text:p>
              </table:table-cell>
              <table:table-cell office:value-type="float" office:value="0.035129">
                <text:p>0.035129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88.7166666666667">
                <text:p>88.7166666666667</text:p>
              </table:table-cell>
              <table:table-cell office:value-type="float" office:value="0.0286396249999999">
                <text:p>0.0286396249999999</text:p>
              </table:table-cell>
              <table:table-cell office:value-type="float" office:value="0.0376449999999999">
                <text:p>0.037644999999999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88.8">
                <text:p>88.8</text:p>
              </table:table-cell>
              <table:table-cell office:value-type="float" office:value="0.0280101666666665">
                <text:p>0.0280101666666665</text:p>
              </table:table-cell>
              <table:table-cell office:value-type="float" office:value="0.00161199999999972">
                <text:p>0.0016119999999997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88.8833333333333">
                <text:p>88.8833333333333</text:p>
              </table:table-cell>
              <table:table-cell office:value-type="float" office:value="0.0274713749999999">
                <text:p>0.0274713749999999</text:p>
              </table:table-cell>
              <table:table-cell office:value-type="float" office:value="0.025868">
                <text:p>0.025868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88.9666666666667">
                <text:p>88.9666666666667</text:p>
              </table:table-cell>
              <table:table-cell office:value-type="float" office:value="0.0272145416666665">
                <text:p>0.0272145416666665</text:p>
              </table:table-cell>
              <table:table-cell office:value-type="float" office:value="0.0381109999999998">
                <text:p>0.0381109999999998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89.0666666666667">
                <text:p>89.0666666666667</text:p>
              </table:table-cell>
              <table:table-cell office:value-type="float" office:value="0.0269351666666665">
                <text:p>0.0269351666666665</text:p>
              </table:table-cell>
              <table:table-cell office:value-type="float" office:value="0.00172799999999995">
                <text:p>0.0017279999999999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89.15">
                <text:p>89.15</text:p>
              </table:table-cell>
              <table:table-cell office:value-type="float" office:value="0.0269074166666666">
                <text:p>0.0269074166666666</text:p>
              </table:table-cell>
              <table:table-cell office:value-type="float" office:value="0.0444390000000001">
                <text:p>0.044439000000000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89.2333333333333">
                <text:p>89.2333333333333</text:p>
              </table:table-cell>
              <table:table-cell office:value-type="float" office:value="0.0269395416666665">
                <text:p>0.0269395416666665</text:p>
              </table:table-cell>
              <table:table-cell office:value-type="float" office:value="0.0502099999999999">
                <text:p>0.0502099999999999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89.3166666666667">
                <text:p>89.3166666666667</text:p>
              </table:table-cell>
              <table:table-cell office:value-type="float" office:value="0.0265845416666666">
                <text:p>0.0265845416666666</text:p>
              </table:table-cell>
              <table:table-cell office:value-type="float" office:value="0.00159500000000001">
                <text:p>0.00159500000000001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89.4">
                <text:p>89.4</text:p>
              </table:table-cell>
              <table:table-cell office:value-type="float" office:value="0.0259224583333332">
                <text:p>0.0259224583333332</text:p>
              </table:table-cell>
              <table:table-cell office:value-type="float" office:value="0.0198239999999998">
                <text:p>0.0198239999999998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89.5">
                <text:p>89.5</text:p>
              </table:table-cell>
              <table:table-cell office:value-type="float" office:value="0.0256304583333332">
                <text:p>0.0256304583333332</text:p>
              </table:table-cell>
              <table:table-cell office:value-type="float" office:value="0.0463159999999996">
                <text:p>0.046315999999999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89.5833333333333">
                <text:p>89.5833333333333</text:p>
              </table:table-cell>
              <table:table-cell office:value-type="float" office:value="0.0250403749999999">
                <text:p>0.0250403749999999</text:p>
              </table:table-cell>
              <table:table-cell office:value-type="float" office:value="0.001614">
                <text:p>0.001614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89.6666666666667">
                <text:p>89.6666666666667</text:p>
              </table:table-cell>
              <table:table-cell office:value-type="float" office:value="0.0260945416666665">
                <text:p>0.0260945416666665</text:p>
              </table:table-cell>
              <table:table-cell office:value-type="float" office:value="0.0715219999999999">
                <text:p>0.0715219999999999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89.7666666666667">
                <text:p>89.7666666666667</text:p>
              </table:table-cell>
              <table:table-cell office:value-type="float" office:value="0.0262975416666665">
                <text:p>0.0262975416666665</text:p>
              </table:table-cell>
              <table:table-cell office:value-type="float" office:value="0.0423449999999996">
                <text:p>0.0423449999999996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89.85">
                <text:p>89.85</text:p>
              </table:table-cell>
              <table:table-cell office:value-type="float" office:value="0.0261934166666665">
                <text:p>0.0261934166666665</text:p>
              </table:table-cell>
              <table:table-cell office:value-type="float" office:value="0.001668">
                <text:p>0.001668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89.9333333333333">
                <text:p>89.9333333333333</text:p>
              </table:table-cell>
              <table:table-cell office:value-type="float" office:value="0.0270967916666665">
                <text:p>0.0270967916666665</text:p>
              </table:table-cell>
              <table:table-cell office:value-type="float" office:value="0.0569929999999999">
                <text:p>0.0569929999999999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0.0166666666667">
                <text:p>90.0166666666667</text:p>
              </table:table-cell>
              <table:table-cell office:value-type="float" office:value="0.0273739583333332">
                <text:p>0.0273739583333332</text:p>
              </table:table-cell>
              <table:table-cell office:value-type="float" office:value="0.0395869999999996">
                <text:p>0.0395869999999996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0.1166666666667">
                <text:p>90.1166666666667</text:p>
              </table:table-cell>
              <table:table-cell office:value-type="float" office:value="0.0273738749999999">
                <text:p>0.0273738749999999</text:p>
              </table:table-cell>
              <table:table-cell office:value-type="float" office:value="0.00167799999999962">
                <text:p>0.0016779999999996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0.2">
                <text:p>90.2</text:p>
              </table:table-cell>
              <table:table-cell office:value-type="float" office:value="0.0322121666666665">
                <text:p>0.0322121666666665</text:p>
              </table:table-cell>
              <table:table-cell office:value-type="float" office:value="0.149372">
                <text:p>0.149372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0.2833333333333">
                <text:p>90.2833333333333</text:p>
              </table:table-cell>
              <table:table-cell office:value-type="float" office:value="0.0323864999999999">
                <text:p>0.0323864999999999</text:p>
              </table:table-cell>
              <table:table-cell office:value-type="float" office:value="0.034373">
                <text:p>0.034373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0.3666666666667">
                <text:p>90.3666666666667</text:p>
              </table:table-cell>
              <table:table-cell office:value-type="float" office:value="0.0323819166666665">
                <text:p>0.0323819166666665</text:p>
              </table:table-cell>
              <table:table-cell office:value-type="float" office:value="0.00151600000000007">
                <text:p>0.00151600000000007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0.45">
                <text:p>90.45</text:p>
              </table:table-cell>
              <table:table-cell office:value-type="float" office:value="0.0328802916666666">
                <text:p>0.0328802916666666</text:p>
              </table:table-cell>
              <table:table-cell office:value-type="float" office:value="0.0445280000000001">
                <text:p>0.0445280000000001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0.55">
                <text:p>90.55</text:p>
              </table:table-cell>
              <table:table-cell office:value-type="float" office:value="0.0327930833333332">
                <text:p>0.0327930833333332</text:p>
              </table:table-cell>
              <table:table-cell office:value-type="float" office:value="0.0378849999999997">
                <text:p>0.0378849999999997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0.6333333333333">
                <text:p>90.6333333333333</text:p>
              </table:table-cell>
              <table:table-cell office:value-type="float" office:value="0.0346266666666665">
                <text:p>0.0346266666666665</text:p>
              </table:table-cell>
              <table:table-cell office:value-type="float" office:value="0.0454819999999998">
                <text:p>0.0454819999999998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0.7166666666667">
                <text:p>90.7166666666667</text:p>
              </table:table-cell>
              <table:table-cell office:value-type="float" office:value="0.0336863749999999">
                <text:p>0.0336863749999999</text:p>
              </table:table-cell>
              <table:table-cell office:value-type="float" office:value="0.012562">
                <text:p>0.01256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0.8">
                <text:p>90.8</text:p>
              </table:table-cell>
              <table:table-cell office:value-type="float" office:value="0.0329519583333332">
                <text:p>0.0329519583333332</text:p>
              </table:table-cell>
              <table:table-cell office:value-type="float" office:value="0.020019">
                <text:p>0.02001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0.9">
                <text:p>90.9</text:p>
              </table:table-cell>
              <table:table-cell office:value-type="float" office:value="0.0330214166666665">
                <text:p>0.0330214166666665</text:p>
              </table:table-cell>
              <table:table-cell office:value-type="float" office:value="0.00327899999999959">
                <text:p>0.00327899999999959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90.9833333333333">
                <text:p>90.9833333333333</text:p>
              </table:table-cell>
              <table:table-cell office:value-type="float" office:value="0.0320905416666665">
                <text:p>0.0320905416666665</text:p>
              </table:table-cell>
              <table:table-cell office:value-type="float" office:value="0.00352699999999961">
                <text:p>0.00352699999999961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91.0666666666667">
                <text:p>91.0666666666667</text:p>
              </table:table-cell>
              <table:table-cell office:value-type="float" office:value="0.0306487499999999">
                <text:p>0.0306487499999999</text:p>
              </table:table-cell>
              <table:table-cell office:value-type="float" office:value="0.00350799999999962">
                <text:p>0.00350799999999962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91.15">
                <text:p>91.15</text:p>
              </table:table-cell>
              <table:table-cell office:value-type="float" office:value="0.0307182083333332">
                <text:p>0.0307182083333332</text:p>
              </table:table-cell>
              <table:table-cell office:value-type="float" office:value="0.00339499999999981">
                <text:p>0.00339499999999981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91.2333333333333">
                <text:p>91.2333333333333</text:p>
              </table:table-cell>
              <table:table-cell office:value-type="float" office:value="0.0289988749999998">
                <text:p>0.0289988749999998</text:p>
              </table:table-cell>
              <table:table-cell office:value-type="float" office:value="0.00317499999999971">
                <text:p>0.00317499999999971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91.3333333333333">
                <text:p>91.3333333333333</text:p>
              </table:table-cell>
              <table:table-cell office:value-type="float" office:value="0.0270245416666665">
                <text:p>0.0270245416666665</text:p>
              </table:table-cell>
              <table:table-cell office:value-type="float" office:value="0.00282599999999977">
                <text:p>0.00282599999999977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91.4166666666667">
                <text:p>91.4166666666667</text:p>
              </table:table-cell>
              <table:table-cell office:value-type="float" office:value="0.0270809583333331">
                <text:p>0.0270809583333331</text:p>
              </table:table-cell>
              <table:table-cell office:value-type="float" office:value="0.00294899999999965">
                <text:p>0.00294899999999965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91.5">
                <text:p>91.5</text:p>
              </table:table-cell>
              <table:table-cell office:value-type="float" office:value="0.0272640833333331">
                <text:p>0.0272640833333331</text:p>
              </table:table-cell>
              <table:table-cell office:value-type="float" office:value="0.024219">
                <text:p>0.024219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91.5833333333333">
                <text:p>91.5833333333333</text:p>
              </table:table-cell>
              <table:table-cell office:value-type="float" office:value="0.0266664166666665">
                <text:p>0.0266664166666665</text:p>
              </table:table-cell>
              <table:table-cell office:value-type="float" office:value="0.0319720000000001">
                <text:p>0.0319720000000001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91.6833333333333">
                <text:p>91.6833333333333</text:p>
              </table:table-cell>
              <table:table-cell office:value-type="float" office:value="0.0272874166666665">
                <text:p>0.0272874166666665</text:p>
              </table:table-cell>
              <table:table-cell office:value-type="float" office:value="0.016518">
                <text:p>0.016518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91.7666666666667">
                <text:p>91.7666666666667</text:p>
              </table:table-cell>
              <table:table-cell office:value-type="float" office:value="0.0252421666666665">
                <text:p>0.0252421666666665</text:p>
              </table:table-cell>
              <table:table-cell office:value-type="float" office:value="0.0224359999999999">
                <text:p>0.0224359999999999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91.85">
                <text:p>91.85</text:p>
              </table:table-cell>
              <table:table-cell office:value-type="float" office:value="0.0240672916666665">
                <text:p>0.0240672916666665</text:p>
              </table:table-cell>
              <table:table-cell office:value-type="float" office:value="0.0141480000000001">
                <text:p>0.0141480000000001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91.9333333333333">
                <text:p>91.9333333333333</text:p>
              </table:table-cell>
              <table:table-cell office:value-type="float" office:value="0.0246120416666665">
                <text:p>0.0246120416666665</text:p>
              </table:table-cell>
              <table:table-cell office:value-type="float" office:value="0.0147419999999996">
                <text:p>0.0147419999999996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92.0333333333333">
                <text:p>92.0333333333333</text:p>
              </table:table-cell>
              <table:table-cell office:value-type="float" office:value="0.0229191666666665">
                <text:p>0.0229191666666665</text:p>
              </table:table-cell>
              <table:table-cell office:value-type="float" office:value="0.0163639999999998">
                <text:p>0.0163639999999998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92.1166666666667">
                <text:p>92.1166666666667</text:p>
              </table:table-cell>
              <table:table-cell office:value-type="float" office:value="0.0221234999999999">
                <text:p>0.0221234999999999</text:p>
              </table:table-cell>
              <table:table-cell office:value-type="float" office:value="0.0204909999999998">
                <text:p>0.0204909999999998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92.2">
                <text:p>92.2</text:p>
              </table:table-cell>
              <table:table-cell office:value-type="float" office:value="0.0226294583333332">
                <text:p>0.0226294583333332</text:p>
              </table:table-cell>
              <table:table-cell office:value-type="float" office:value="0.0138209999999996">
                <text:p>0.0138209999999996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92.2833333333333">
                <text:p>92.2833333333333</text:p>
              </table:table-cell>
              <table:table-cell office:value-type="float" office:value="0.0173308749999998">
                <text:p>0.0173308749999998</text:p>
              </table:table-cell>
              <table:table-cell office:value-type="float" office:value="0.0222059999999997">
                <text:p>0.0222059999999997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92.3833333333333">
                <text:p>92.3833333333333</text:p>
              </table:table-cell>
              <table:table-cell office:value-type="float" office:value="0.0167403333333332">
                <text:p>0.0167403333333332</text:p>
              </table:table-cell>
              <table:table-cell office:value-type="float" office:value="0.0202">
                <text:p>0.0202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92.4666666666667">
                <text:p>92.4666666666667</text:p>
              </table:table-cell>
              <table:table-cell office:value-type="float" office:value="0.0174357916666665">
                <text:p>0.0174357916666665</text:p>
              </table:table-cell>
              <table:table-cell office:value-type="float" office:value="0.0182069999999999">
                <text:p>0.0182069999999999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92.55">
                <text:p>92.55</text:p>
              </table:table-cell>
              <table:table-cell office:value-type="float" office:value="0.0160887916666665">
                <text:p>0.0160887916666665</text:p>
              </table:table-cell>
              <table:table-cell office:value-type="float" office:value="0.0122">
                <text:p>0.0122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92.6333333333333">
                <text:p>92.6333333333333</text:p>
              </table:table-cell>
              <table:table-cell office:value-type="float" office:value="0.0145489999999998">
                <text:p>0.0145489999999998</text:p>
              </table:table-cell>
              <table:table-cell office:value-type="float" office:value="0.000929999999999875">
                <text:p>0.000929999999999875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92.7166666666667">
                <text:p>92.7166666666667</text:p>
              </table:table-cell>
              <table:table-cell office:value-type="float" office:value="0.0131335833333332">
                <text:p>0.0131335833333332</text:p>
              </table:table-cell>
              <table:table-cell office:value-type="float" office:value="0.0115119999999997">
                <text:p>0.0115119999999997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92.8166666666667">
                <text:p>92.8166666666667</text:p>
              </table:table-cell>
              <table:table-cell office:value-type="float" office:value="0.0129223333333331">
                <text:p>0.0129223333333331</text:p>
              </table:table-cell>
              <table:table-cell office:value-type="float" office:value="0.00749199999999961">
                <text:p>0.00749199999999961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92.9">
                <text:p>92.9</text:p>
              </table:table-cell>
              <table:table-cell office:value-type="float" office:value="0.0122396666666665">
                <text:p>0.0122396666666665</text:p>
              </table:table-cell>
              <table:table-cell office:value-type="float" office:value="0.00363499999999961">
                <text:p>0.00363499999999961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92.9833333333333">
                <text:p>92.9833333333333</text:p>
              </table:table-cell>
              <table:table-cell office:value-type="float" office:value="0.0122378749999998">
                <text:p>0.0122378749999998</text:p>
              </table:table-cell>
              <table:table-cell office:value-type="float" office:value="0.00323599999999979">
                <text:p>0.00323599999999979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93.0666666666667">
                <text:p>93.0666666666667</text:p>
              </table:table-cell>
              <table:table-cell office:value-type="float" office:value="0.0122022916666665">
                <text:p>0.0122022916666665</text:p>
              </table:table-cell>
              <table:table-cell office:value-type="float" office:value="0.0026729999999997">
                <text:p>0.0026729999999997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93.1666666666667">
                <text:p>93.1666666666667</text:p>
              </table:table-cell>
              <table:table-cell office:value-type="float" office:value="0.0129010833333332">
                <text:p>0.0129010833333332</text:p>
              </table:table-cell>
              <table:table-cell office:value-type="float" office:value="0.0202789999999999">
                <text:p>0.0202789999999999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93.25">
                <text:p>93.25</text:p>
              </table:table-cell>
              <table:table-cell office:value-type="float" office:value="0.0133827499999998">
                <text:p>0.0133827499999998</text:p>
              </table:table-cell>
              <table:table-cell office:value-type="float" office:value="0.0149550000000001">
                <text:p>0.0149550000000001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93.3333333333333">
                <text:p>93.3333333333333</text:p>
              </table:table-cell>
              <table:table-cell office:value-type="float" office:value="0.0132904999999998">
                <text:p>0.0132904999999998</text:p>
              </table:table-cell>
              <table:table-cell office:value-type="float" office:value="0.000960999999999768">
                <text:p>0.000960999999999768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93.4166666666667">
                <text:p>93.4166666666667</text:p>
              </table:table-cell>
              <table:table-cell office:value-type="float" office:value="0.0136216666666665">
                <text:p>0.0136216666666665</text:p>
              </table:table-cell>
              <table:table-cell office:value-type="float" office:value="0.0107740000000001">
                <text:p>0.0107740000000001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93.5">
                <text:p>93.5</text:p>
              </table:table-cell>
              <table:table-cell office:value-type="float" office:value="0.0140003333333332">
                <text:p>0.0140003333333332</text:p>
              </table:table-cell>
              <table:table-cell office:value-type="float" office:value="0.0120369999999999">
                <text:p>0.0120369999999999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93.6">
                <text:p>93.6</text:p>
              </table:table-cell>
              <table:table-cell office:value-type="float" office:value="0.0133712083333332">
                <text:p>0.0133712083333332</text:p>
              </table:table-cell>
              <table:table-cell office:value-type="float" office:value="0.0091199999999998">
                <text:p>0.0091199999999998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93.6833333333333">
                <text:p>93.6833333333333</text:p>
              </table:table-cell>
              <table:table-cell office:value-type="float" office:value="0.0125185416666665">
                <text:p>0.0125185416666665</text:p>
              </table:table-cell>
              <table:table-cell office:value-type="float" office:value="0.0115079999999996">
                <text:p>0.0115079999999996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93.7666666666667">
                <text:p>93.7666666666667</text:p>
              </table:table-cell>
              <table:table-cell office:value-type="float" office:value="0.0144650833333331">
                <text:p>0.0144650833333331</text:p>
              </table:table-cell>
              <table:table-cell office:value-type="float" office:value="0.0632349999999997">
                <text:p>0.0632349999999997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93.85">
                <text:p>93.85</text:p>
              </table:table-cell>
              <table:table-cell office:value-type="float" office:value="0.0141213749999998">
                <text:p>0.0141213749999998</text:p>
              </table:table-cell>
              <table:table-cell office:value-type="float" office:value="0.0141869999999997">
                <text:p>0.0141869999999997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93.95">
                <text:p>93.95</text:p>
              </table:table-cell>
              <table:table-cell office:value-type="float" office:value="0.0137221666666665">
                <text:p>0.0137221666666665</text:p>
              </table:table-cell>
              <table:table-cell office:value-type="float" office:value="0.00456699999999977">
                <text:p>0.00456699999999977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94.0333333333333">
                <text:p>94.0333333333333</text:p>
              </table:table-cell>
              <table:table-cell office:value-type="float" office:value="0.0145746249999998">
                <text:p>0.0145746249999998</text:p>
              </table:table-cell>
              <table:table-cell office:value-type="float" office:value="0.0352009999999998">
                <text:p>0.0352009999999998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94.1166666666667">
                <text:p>94.1166666666667</text:p>
              </table:table-cell>
              <table:table-cell office:value-type="float" office:value="0.0141642083333331">
                <text:p>0.0141642083333331</text:p>
              </table:table-cell>
              <table:table-cell office:value-type="float" office:value="0.00651399999999969">
                <text:p>0.00651399999999969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94.2">
                <text:p>94.2</text:p>
              </table:table-cell>
              <table:table-cell office:value-type="float" office:value="0.0135952916666665">
                <text:p>0.0135952916666665</text:p>
              </table:table-cell>
              <table:table-cell office:value-type="float" office:value="0.00683699999999998">
                <text:p>0.00683699999999998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94.2833333333333">
                <text:p>94.2833333333333</text:p>
              </table:table-cell>
              <table:table-cell office:value-type="float" office:value="0.0133313333333331">
                <text:p>0.0133313333333331</text:p>
              </table:table-cell>
              <table:table-cell office:value-type="float" office:value="0.00748599999999966">
                <text:p>0.00748599999999966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94.3833333333333">
                <text:p>94.3833333333333</text:p>
              </table:table-cell>
              <table:table-cell office:value-type="float" office:value="0.0134467499999998">
                <text:p>0.0134467499999998</text:p>
              </table:table-cell>
              <table:table-cell office:value-type="float" office:value="0.0249760000000001">
                <text:p>0.0249760000000001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94.4666666666667">
                <text:p>94.4666666666667</text:p>
              </table:table-cell>
              <table:table-cell office:value-type="float" office:value="0.0142943333333332">
                <text:p>0.0142943333333332</text:p>
              </table:table-cell>
              <table:table-cell office:value-type="float" office:value="0.0405419999999999">
                <text:p>0.0405419999999999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94.55">
                <text:p>94.55</text:p>
              </table:table-cell>
              <table:table-cell office:value-type="float" office:value="0.0150060416666665">
                <text:p>0.0150060416666665</text:p>
              </table:table-cell>
              <table:table-cell office:value-type="float" office:value="0.035288">
                <text:p>0.035288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94.65">
                <text:p>94.65</text:p>
              </table:table-cell>
              <table:table-cell office:value-type="float" office:value="0.0164585833333331">
                <text:p>0.0164585833333331</text:p>
              </table:table-cell>
              <table:table-cell office:value-type="float" office:value="0.0470609999999998">
                <text:p>0.0470609999999998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94.7333333333333">
                <text:p>94.7333333333333</text:p>
              </table:table-cell>
              <table:table-cell office:value-type="float" office:value="0.0180149583333331">
                <text:p>0.0180149583333331</text:p>
              </table:table-cell>
              <table:table-cell office:value-type="float" office:value="0.0382829999999998">
                <text:p>0.0382829999999998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94.8166666666667">
                <text:p>94.8166666666667</text:p>
              </table:table-cell>
              <table:table-cell office:value-type="float" office:value="0.0193733749999998">
                <text:p>0.0193733749999998</text:p>
              </table:table-cell>
              <table:table-cell office:value-type="float" office:value="0.044114">
                <text:p>0.044114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94.9">
                <text:p>94.9</text:p>
              </table:table-cell>
              <table:table-cell office:value-type="float" office:value="0.0191962916666665">
                <text:p>0.0191962916666665</text:p>
              </table:table-cell>
              <table:table-cell office:value-type="float" office:value="0.00324199999999974">
                <text:p>0.00324199999999974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95">
                <text:p>95</text:p>
              </table:table-cell>
              <table:table-cell office:value-type="float" office:value="0.0193479583333332">
                <text:p>0.0193479583333332</text:p>
              </table:table-cell>
              <table:table-cell office:value-type="float" office:value="0.00727499999999992">
                <text:p>0.00727499999999992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95.0833333333333">
                <text:p>95.0833333333333</text:p>
              </table:table-cell>
              <table:table-cell office:value-type="float" office:value="0.0196340833333332">
                <text:p>0.0196340833333332</text:p>
              </table:table-cell>
              <table:table-cell office:value-type="float" office:value="0.010103">
                <text:p>0.010103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95.1666666666667">
                <text:p>95.1666666666667</text:p>
              </table:table-cell>
              <table:table-cell office:value-type="float" office:value="0.0197449166666665">
                <text:p>0.0197449166666665</text:p>
              </table:table-cell>
              <table:table-cell office:value-type="float" office:value="0.00533299999999981">
                <text:p>0.00533299999999981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95.25">
                <text:p>95.25</text:p>
              </table:table-cell>
              <table:table-cell office:value-type="float" office:value="0.0193176249999999">
                <text:p>0.0193176249999999</text:p>
              </table:table-cell>
              <table:table-cell office:value-type="float" office:value="0.010024">
                <text:p>0.010024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95.3333333333333">
                <text:p>95.3333333333333</text:p>
              </table:table-cell>
              <table:table-cell office:value-type="float" office:value="0.0194648333333332">
                <text:p>0.0194648333333332</text:p>
              </table:table-cell>
              <table:table-cell office:value-type="float" office:value="0.0184880000000001">
                <text:p>0.0184880000000001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95.4333333333333">
                <text:p>95.4333333333333</text:p>
              </table:table-cell>
              <table:table-cell office:value-type="float" office:value="0.0206577916666665">
                <text:p>0.0206577916666665</text:p>
              </table:table-cell>
              <table:table-cell office:value-type="float" office:value="0.0295919999999996">
                <text:p>0.0295919999999996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95.5166666666667">
                <text:p>95.5166666666667</text:p>
              </table:table-cell>
              <table:table-cell office:value-type="float" office:value="0.0222327916666665">
                <text:p>0.0222327916666665</text:p>
              </table:table-cell>
              <table:table-cell office:value-type="float" office:value="0.0485739999999999">
                <text:p>0.0485739999999999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95.6">
                <text:p>95.6</text:p>
              </table:table-cell>
              <table:table-cell office:value-type="float" office:value="0.0263543333333332">
                <text:p>0.0263543333333332</text:p>
              </table:table-cell>
              <table:table-cell office:value-type="float" office:value="0.110954">
                <text:p>0.110954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95.6833333333333">
                <text:p>95.6833333333333</text:p>
              </table:table-cell>
              <table:table-cell office:value-type="float" office:value="0.0278129999999998">
                <text:p>0.0278129999999998</text:p>
              </table:table-cell>
              <table:table-cell office:value-type="float" office:value="0.0441279999999997">
                <text:p>0.0441279999999997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95.7833333333333">
                <text:p>95.7833333333333</text:p>
              </table:table-cell>
              <table:table-cell office:value-type="float" office:value="0.0297714583333332">
                <text:p>0.0297714583333332</text:p>
              </table:table-cell>
              <table:table-cell office:value-type="float" office:value="0.0585109999999998">
                <text:p>0.0585109999999998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95.8666666666667">
                <text:p>95.8666666666667</text:p>
              </table:table-cell>
              <table:table-cell office:value-type="float" office:value="0.0297665416666665">
                <text:p>0.0297665416666665</text:p>
              </table:table-cell>
              <table:table-cell office:value-type="float" office:value="0.0631169999999996">
                <text:p>0.0631169999999996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95.95">
                <text:p>95.95</text:p>
              </table:table-cell>
              <table:table-cell office:value-type="float" office:value="0.0317004583333332">
                <text:p>0.0317004583333332</text:p>
              </table:table-cell>
              <table:table-cell office:value-type="float" office:value="0.0606009999999997">
                <text:p>0.0606009999999997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96.0333333333333">
                <text:p>96.0333333333333</text:p>
              </table:table-cell>
              <table:table-cell office:value-type="float" office:value="0.0343215416666665">
                <text:p>0.0343215416666665</text:p>
              </table:table-cell>
              <table:table-cell office:value-type="float" office:value="0.0674730000000001">
                <text:p>0.0674730000000001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96.1166666666667">
                <text:p>96.1166666666667</text:p>
              </table:table-cell>
              <table:table-cell office:value-type="float" office:value="0.0360509999999999">
                <text:p>0.0360509999999999</text:p>
              </table:table-cell>
              <table:table-cell office:value-type="float" office:value="0.076708">
                <text:p>0.076708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96.2166666666667">
                <text:p>96.2166666666667</text:p>
              </table:table-cell>
              <table:table-cell office:value-type="float" office:value="0.0390437083333332">
                <text:p>0.0390437083333332</text:p>
              </table:table-cell>
              <table:table-cell office:value-type="float" office:value="0.0783389999999997">
                <text:p>0.0783389999999997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96.3">
                <text:p>96.3</text:p>
              </table:table-cell>
              <table:table-cell office:value-type="float" office:value="0.0942653333333332">
                <text:p>0.0942653333333332</text:p>
              </table:table-cell>
              <table:table-cell office:value-type="float" office:value="1.332156">
                <text:p>1.332156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96.3833333333333">
                <text:p>96.3833333333333</text:p>
              </table:table-cell>
              <table:table-cell office:value-type="float" office:value="0.0981965833333332">
                <text:p>0.0981965833333332</text:p>
              </table:table-cell>
              <table:table-cell office:value-type="float" office:value="0.101836">
                <text:p>0.101836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96.4666666666667">
                <text:p>96.4666666666667</text:p>
              </table:table-cell>
              <table:table-cell office:value-type="float" office:value="0.1017925">
                <text:p>0.1017925</text:p>
              </table:table-cell>
              <table:table-cell office:value-type="float" office:value="0.111278">
                <text:p>0.111278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96.5666666666667">
                <text:p>96.5666666666667</text:p>
              </table:table-cell>
              <table:table-cell office:value-type="float" office:value="0.104566208333333">
                <text:p>0.104566208333333</text:p>
              </table:table-cell>
              <table:table-cell office:value-type="float" office:value="0.107111">
                <text:p>0.107111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96.65">
                <text:p>96.65</text:p>
              </table:table-cell>
              <table:table-cell office:value-type="float" office:value="0.10678425">
                <text:p>0.10678425</text:p>
              </table:table-cell>
              <table:table-cell office:value-type="float" office:value="0.0885209999999996">
                <text:p>0.0885209999999996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96.7333333333333">
                <text:p>96.7333333333333</text:p>
              </table:table-cell>
              <table:table-cell office:value-type="float" office:value="0.108949958333333">
                <text:p>0.108949958333333</text:p>
              </table:table-cell>
              <table:table-cell office:value-type="float" office:value="0.0990379999999997">
                <text:p>0.0990379999999997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96.8333333333333">
                <text:p>96.8333333333333</text:p>
              </table:table-cell>
              <table:table-cell office:value-type="float" office:value="0.111102375">
                <text:p>0.111102375</text:p>
              </table:table-cell>
              <table:table-cell office:value-type="float" office:value="0.0899410000000001">
                <text:p>0.0899410000000001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96.9166666666667">
                <text:p>96.9166666666667</text:p>
              </table:table-cell>
              <table:table-cell office:value-type="float" office:value="0.112732375">
                <text:p>0.112732375</text:p>
              </table:table-cell>
              <table:table-cell office:value-type="float" office:value="0.0832339999999996">
                <text:p>0.0832339999999996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97">
                <text:p>97</text:p>
              </table:table-cell>
              <table:table-cell office:value-type="float" office:value="0.116323958333333">
                <text:p>0.116323958333333</text:p>
              </table:table-cell>
              <table:table-cell office:value-type="float" office:value="0.0894400000000002">
                <text:p>0.0894400000000002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97.0833333333333">
                <text:p>97.0833333333333</text:p>
              </table:table-cell>
              <table:table-cell office:value-type="float" office:value="0.1198035">
                <text:p>0.1198035</text:p>
              </table:table-cell>
              <table:table-cell office:value-type="float" office:value="0.0907839999999998">
                <text:p>0.0907839999999998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97.1666666666667">
                <text:p>97.1666666666667</text:p>
              </table:table-cell>
              <table:table-cell office:value-type="float" office:value="0.123363208333333">
                <text:p>0.123363208333333</text:p>
              </table:table-cell>
              <table:table-cell office:value-type="float" office:value="0.0955359999999996">
                <text:p>0.0955359999999996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97.2666666666667">
                <text:p>97.2666666666667</text:p>
              </table:table-cell>
              <table:table-cell office:value-type="float" office:value="0.127093875">
                <text:p>0.127093875</text:p>
              </table:table-cell>
              <table:table-cell office:value-type="float" office:value="0.0948689999999997">
                <text:p>0.0948689999999997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97.35">
                <text:p>97.35</text:p>
              </table:table-cell>
              <table:table-cell office:value-type="float" office:value="0.130283541666667">
                <text:p>0.130283541666667</text:p>
              </table:table-cell>
              <table:table-cell office:value-type="float" office:value="0.086576">
                <text:p>0.086576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97.4333333333333">
                <text:p>97.4333333333333</text:p>
              </table:table-cell>
              <table:table-cell office:value-type="float" office:value="0.133440333333333">
                <text:p>0.133440333333333</text:p>
              </table:table-cell>
              <table:table-cell office:value-type="float" office:value="0.0942509999999999">
                <text:p>0.0942509999999999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97.5166666666667">
                <text:p>97.5166666666667</text:p>
              </table:table-cell>
              <table:table-cell office:value-type="float" office:value="0.135963625">
                <text:p>0.135963625</text:p>
              </table:table-cell>
              <table:table-cell office:value-type="float" office:value="0.0901510000000001">
                <text:p>0.0901510000000001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97.6166666666667">
                <text:p>97.6166666666667</text:p>
              </table:table-cell>
              <table:table-cell office:value-type="float" office:value="0.134072458333333">
                <text:p>0.134072458333333</text:p>
              </table:table-cell>
              <table:table-cell office:value-type="float" office:value="0.00318599999999991">
                <text:p>0.00318599999999991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97.7">
                <text:p>97.7</text:p>
              </table:table-cell>
              <table:table-cell office:value-type="float" office:value="0.1295835">
                <text:p>0.1295835</text:p>
              </table:table-cell>
              <table:table-cell office:value-type="float" office:value="0.00321900000000008">
                <text:p>0.00321900000000008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97.7833333333333">
                <text:p>97.7833333333333</text:p>
              </table:table-cell>
              <table:table-cell office:value-type="float" office:value="0.1278745">
                <text:p>0.1278745</text:p>
              </table:table-cell>
              <table:table-cell office:value-type="float" office:value="0.00311199999999978">
                <text:p>0.00311199999999978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97.8666666666667">
                <text:p>97.8666666666667</text:p>
              </table:table-cell>
              <table:table-cell office:value-type="float" office:value="0.12555525">
                <text:p>0.12555525</text:p>
              </table:table-cell>
              <table:table-cell office:value-type="float" office:value="0.00284899999999988">
                <text:p>0.00284899999999988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97.95">
                <text:p>97.95</text:p>
              </table:table-cell>
              <table:table-cell office:value-type="float" office:value="0.123037125">
                <text:p>0.123037125</text:p>
              </table:table-cell>
              <table:table-cell office:value-type="float" office:value="0.00268199999999963">
                <text:p>0.00268199999999963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98.05">
                <text:p>98.05</text:p>
              </table:table-cell>
              <table:table-cell office:value-type="float" office:value="0.120647291666667">
                <text:p>0.120647291666667</text:p>
              </table:table-cell>
              <table:table-cell office:value-type="float" office:value="0.00324499999999972">
                <text:p>0.00324499999999972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98.1333333333333">
                <text:p>98.1333333333333</text:p>
              </table:table-cell>
              <table:table-cell office:value-type="float" office:value="0.117971458333333">
                <text:p>0.117971458333333</text:p>
              </table:table-cell>
              <table:table-cell office:value-type="float" office:value="0.00325299999999995">
                <text:p>0.00325299999999995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98.2166666666667">
                <text:p>98.2166666666667</text:p>
              </table:table-cell>
              <table:table-cell office:value-type="float" office:value="0.114886833333333">
                <text:p>0.114886833333333</text:p>
              </table:table-cell>
              <table:table-cell office:value-type="float" office:value="0.00267699999999982">
                <text:p>0.00267699999999982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98.3">
                <text:p>98.3</text:p>
              </table:table-cell>
              <table:table-cell office:value-type="float" office:value="0.111750708333333">
                <text:p>0.111750708333333</text:p>
              </table:table-cell>
              <table:table-cell office:value-type="float" office:value="0.00307199999999996">
                <text:p>0.00307199999999996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98.4">
                <text:p>98.4</text:p>
              </table:table-cell>
              <table:table-cell office:value-type="float" office:value="0.0563758333333332">
                <text:p>0.0563758333333332</text:p>
              </table:table-cell>
              <table:table-cell office:value-type="float" office:value="0.00315899999999969">
                <text:p>0.00315899999999969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98.4833333333333">
                <text:p>98.4833333333333</text:p>
              </table:table-cell>
              <table:table-cell office:value-type="float" office:value="0.0521742916666665">
                <text:p>0.0521742916666665</text:p>
              </table:table-cell>
              <table:table-cell office:value-type="float" office:value="0.00099899999999975">
                <text:p>0.00099899999999975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98.5666666666667">
                <text:p>98.5666666666667</text:p>
              </table:table-cell>
              <table:table-cell office:value-type="float" office:value="0.0475878749999998">
                <text:p>0.0475878749999998</text:p>
              </table:table-cell>
              <table:table-cell office:value-type="float" office:value="0.00120399999999998">
                <text:p>0.00120399999999998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98.6666666666667">
                <text:p>98.6666666666667</text:p>
              </table:table-cell>
              <table:table-cell office:value-type="float" office:value="0.0438802083333332">
                <text:p>0.0438802083333332</text:p>
              </table:table-cell>
              <table:table-cell office:value-type="float" office:value="0.0181269999999998">
                <text:p>0.0181269999999998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98.75">
                <text:p>98.75</text:p>
              </table:table-cell>
              <table:table-cell office:value-type="float" office:value="0.0405171666666665">
                <text:p>0.0405171666666665</text:p>
              </table:table-cell>
              <table:table-cell office:value-type="float" office:value="0.00780799999999982">
                <text:p>0.00780799999999982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98.8333333333333">
                <text:p>98.8333333333333</text:p>
              </table:table-cell>
              <table:table-cell office:value-type="float" office:value="0.0370862083333332">
                <text:p>0.0370862083333332</text:p>
              </table:table-cell>
              <table:table-cell office:value-type="float" office:value="0.0166949999999999">
                <text:p>0.0166949999999999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98.9166666666667">
                <text:p>98.9166666666667</text:p>
              </table:table-cell>
              <table:table-cell office:value-type="float" office:value="0.0336020416666665">
                <text:p>0.0336020416666665</text:p>
              </table:table-cell>
              <table:table-cell office:value-type="float" office:value="0.0063209999999998">
                <text:p>0.0063209999999998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99">
                <text:p>99</text:p>
              </table:table-cell>
              <table:table-cell office:value-type="float" office:value="0.0307225416666665">
                <text:p>0.0307225416666665</text:p>
              </table:table-cell>
              <table:table-cell office:value-type="float" office:value="0.0141259999999996">
                <text:p>0.0141259999999996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99.1">
                <text:p>99.1</text:p>
              </table:table-cell>
              <table:table-cell office:value-type="float" office:value="0.0276156666666665">
                <text:p>0.0276156666666665</text:p>
              </table:table-cell>
              <table:table-cell office:value-type="float" office:value="0.014875">
                <text:p>0.014875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99.1833333333333">
                <text:p>99.1833333333333</text:p>
              </table:table-cell>
              <table:table-cell office:value-type="float" office:value="0.0240888749999998">
                <text:p>0.0240888749999998</text:p>
              </table:table-cell>
              <table:table-cell office:value-type="float" office:value="0.00614099999999995">
                <text:p>0.00614099999999995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99.2666666666667">
                <text:p>99.2666666666667</text:p>
              </table:table-cell>
              <table:table-cell office:value-type="float" office:value="0.0207342916666665">
                <text:p>0.0207342916666665</text:p>
              </table:table-cell>
              <table:table-cell office:value-type="float" office:value="0.0150259999999998">
                <text:p>0.0150259999999998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99.35">
                <text:p>99.35</text:p>
              </table:table-cell>
              <table:table-cell office:value-type="float" office:value="0.0168203333333332">
                <text:p>0.0168203333333332</text:p>
              </table:table-cell>
              <table:table-cell office:value-type="float" office:value="0.00093399999999999">
                <text:p>0.00093399999999999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99.45">
                <text:p>99.45</text:p>
              </table:table-cell>
              <table:table-cell office:value-type="float" office:value="0.0132644166666665">
                <text:p>0.0132644166666665</text:p>
              </table:table-cell>
              <table:table-cell office:value-type="float" office:value="0.00123399999999974">
                <text:p>0.00123399999999974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99.5333333333333">
                <text:p>99.5333333333333</text:p>
              </table:table-cell>
              <table:table-cell office:value-type="float" office:value="0.00939124999999985">
                <text:p>0.00939124999999985</text:p>
              </table:table-cell>
              <table:table-cell office:value-type="float" office:value="0.00129499999999982">
                <text:p>0.00129499999999982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99.6166666666667">
                <text:p>99.6166666666667</text:p>
              </table:table-cell>
              <table:table-cell office:value-type="float" office:value="0.00567620833333317">
                <text:p>0.00567620833333317</text:p>
              </table:table-cell>
              <table:table-cell office:value-type="float" office:value="0.000989999999999824">
                <text:p>0.000989999999999824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99.7166666666667">
                <text:p>99.7166666666667</text:p>
              </table:table-cell>
              <table:table-cell office:value-type="float" office:value="0.00560408333333318">
                <text:p>0.00560408333333318</text:p>
              </table:table-cell>
              <table:table-cell office:value-type="float" office:value="0.00145499999999998">
                <text:p>0.00145499999999998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99.8">
                <text:p>99.8</text:p>
              </table:table-cell>
              <table:table-cell office:value-type="float" office:value="0.00570070833333318">
                <text:p>0.00570070833333318</text:p>
              </table:table-cell>
              <table:table-cell office:value-type="float" office:value="0.00553800000000004">
                <text:p>0.00553800000000004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99.8833333333333">
                <text:p>99.8833333333333</text:p>
              </table:table-cell>
              <table:table-cell office:value-type="float" office:value="0.00561099999999985">
                <text:p>0.00561099999999985</text:p>
              </table:table-cell>
              <table:table-cell office:value-type="float" office:value="0.000958999999999932">
                <text:p>0.000958999999999932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99.9666666666667">
                <text:p>99.9666666666667</text:p>
              </table:table-cell>
              <table:table-cell office:value-type="float" office:value="0.00553099999999984">
                <text:p>0.00553099999999984</text:p>
              </table:table-cell>
              <table:table-cell office:value-type="float" office:value="0.000928999999999736">
                <text:p>0.000928999999999736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00.05">
                <text:p>100.05</text:p>
              </table:table-cell>
              <table:table-cell office:value-type="float" office:value="0.00603708333333319">
                <text:p>0.00603708333333319</text:p>
              </table:table-cell>
              <table:table-cell office:value-type="float" office:value="0.0148280000000001">
                <text:p>0.0148280000000001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00.15">
                <text:p>100.15</text:p>
              </table:table-cell>
              <table:table-cell office:value-type="float" office:value="0.00769199999999987">
                <text:p>0.00769199999999987</text:p>
              </table:table-cell>
              <table:table-cell office:value-type="float" office:value="0.0429629999999999">
                <text:p>0.0429629999999999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00.233333333333">
                <text:p>100.233333333333</text:p>
              </table:table-cell>
              <table:table-cell office:value-type="float" office:value="0.00877637499999986">
                <text:p>0.00877637499999986</text:p>
              </table:table-cell>
              <table:table-cell office:value-type="float" office:value="0.0292779999999997">
                <text:p>0.0292779999999997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00.316666666667">
                <text:p>100.316666666667</text:p>
              </table:table-cell>
              <table:table-cell office:value-type="float" office:value="0.00946629166666652">
                <text:p>0.00946629166666652</text:p>
              </table:table-cell>
              <table:table-cell office:value-type="float" office:value="0.0192349999999997">
                <text:p>0.0192349999999997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00.4">
                <text:p>100.4</text:p>
              </table:table-cell>
              <table:table-cell office:value-type="float" office:value="0.00980587499999983">
                <text:p>0.00980587499999983</text:p>
              </table:table-cell>
              <table:table-cell office:value-type="float" office:value="0.0112219999999996">
                <text:p>0.0112219999999996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00.5">
                <text:p>100.5</text:p>
              </table:table-cell>
              <table:table-cell office:value-type="float" office:value="0.0105378749999998">
                <text:p>0.0105378749999998</text:p>
              </table:table-cell>
              <table:table-cell office:value-type="float" office:value="0.0207269999999999">
                <text:p>0.0207269999999999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00.583333333333">
                <text:p>100.583333333333</text:p>
              </table:table-cell>
              <table:table-cell office:value-type="float" office:value="0.0115155416666665">
                <text:p>0.0115155416666665</text:p>
              </table:table-cell>
              <table:table-cell office:value-type="float" office:value="0.0244629999999999">
                <text:p>0.0244629999999999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00.666666666667">
                <text:p>100.666666666667</text:p>
              </table:table-cell>
              <table:table-cell office:value-type="float" office:value="0.0119828333333332">
                <text:p>0.0119828333333332</text:p>
              </table:table-cell>
              <table:table-cell office:value-type="float" office:value="0.012419">
                <text:p>0.012419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00.75">
                <text:p>100.75</text:p>
              </table:table-cell>
              <table:table-cell office:value-type="float" office:value="0.0126308749999999">
                <text:p>0.0126308749999999</text:p>
              </table:table-cell>
              <table:table-cell office:value-type="float" office:value="0.0336799999999999">
                <text:p>0.0336799999999999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00.85">
                <text:p>100.85</text:p>
              </table:table-cell>
              <table:table-cell office:value-type="float" office:value="0.0146286249999999">
                <text:p>0.0146286249999999</text:p>
              </table:table-cell>
              <table:table-cell office:value-type="float" office:value="0.0557539999999999">
                <text:p>0.0557539999999999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00.933333333333">
                <text:p>100.933333333333</text:p>
              </table:table-cell>
              <table:table-cell office:value-type="float" office:value="0.0140737916666665">
                <text:p>0.0140737916666665</text:p>
              </table:table-cell>
              <table:table-cell office:value-type="float" office:value="0.0033789999999998">
                <text:p>0.0033789999999998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01.016666666667">
                <text:p>101.016666666667</text:p>
              </table:table-cell>
              <table:table-cell office:value-type="float" office:value="0.0154582916666665">
                <text:p>0.0154582916666665</text:p>
              </table:table-cell>
              <table:table-cell office:value-type="float" office:value="0.0395489999999996">
                <text:p>0.0395489999999996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01.1">
                <text:p>101.1</text:p>
              </table:table-cell>
              <table:table-cell office:value-type="float" office:value="0.0168459999999999">
                <text:p>0.0168459999999999</text:p>
              </table:table-cell>
              <table:table-cell office:value-type="float" office:value="0.047431">
                <text:p>0.047431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01.2">
                <text:p>101.2</text:p>
              </table:table-cell>
              <table:table-cell office:value-type="float" office:value="0.0165862916666665">
                <text:p>0.0165862916666665</text:p>
              </table:table-cell>
              <table:table-cell office:value-type="float" office:value="0.00864199999999959">
                <text:p>0.00864199999999959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01.283333333333">
                <text:p>101.283333333333</text:p>
              </table:table-cell>
              <table:table-cell office:value-type="float" office:value="0.0186063333333332">
                <text:p>0.0186063333333332</text:p>
              </table:table-cell>
              <table:table-cell office:value-type="float" office:value="0.0546219999999997">
                <text:p>0.0546219999999997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01.366666666667">
                <text:p>101.366666666667</text:p>
              </table:table-cell>
              <table:table-cell office:value-type="float" office:value="0.0180204999999998">
                <text:p>0.0180204999999998</text:p>
              </table:table-cell>
              <table:table-cell office:value-type="float" office:value="0.000966000000000022">
                <text:p>0.000966000000000022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01.45">
                <text:p>101.45</text:p>
              </table:table-cell>
              <table:table-cell office:value-type="float" office:value="0.0185117916666665">
                <text:p>0.0185117916666665</text:p>
              </table:table-cell>
              <table:table-cell office:value-type="float" office:value="0.0127250000000001">
                <text:p>0.0127250000000001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01.55">
                <text:p>101.55</text:p>
              </table:table-cell>
              <table:table-cell office:value-type="float" office:value="0.0198629583333332">
                <text:p>0.0198629583333332</text:p>
              </table:table-cell>
              <table:table-cell office:value-type="float" office:value="0.0336620000000001">
                <text:p>0.0336620000000001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01.633333333333">
                <text:p>101.633333333333</text:p>
              </table:table-cell>
              <table:table-cell office:value-type="float" office:value="0.0222902916666665">
                <text:p>0.0222902916666665</text:p>
              </table:table-cell>
              <table:table-cell office:value-type="float" office:value="0.0595509999999999">
                <text:p>0.0595509999999999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01.716666666667">
                <text:p>101.716666666667</text:p>
              </table:table-cell>
              <table:table-cell office:value-type="float" office:value="0.0225436249999999">
                <text:p>0.0225436249999999</text:p>
              </table:table-cell>
              <table:table-cell office:value-type="float" office:value="0.00707000000000013">
                <text:p>0.00707000000000013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01.8">
                <text:p>101.8</text:p>
              </table:table-cell>
              <table:table-cell office:value-type="float" office:value="0.0241103333333332">
                <text:p>0.0241103333333332</text:p>
              </table:table-cell>
              <table:table-cell office:value-type="float" office:value="0.039056">
                <text:p>0.039056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01.9">
                <text:p>101.9</text:p>
              </table:table-cell>
              <table:table-cell office:value-type="float" office:value="0.0253083749999999">
                <text:p>0.0253083749999999</text:p>
              </table:table-cell>
              <table:table-cell office:value-type="float" office:value="0.0342910000000001">
                <text:p>0.0342910000000001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01.983333333333">
                <text:p>101.983333333333</text:p>
              </table:table-cell>
              <table:table-cell office:value-type="float" office:value="0.0260523749999999">
                <text:p>0.0260523749999999</text:p>
              </table:table-cell>
              <table:table-cell office:value-type="float" office:value="0.0188149999999996">
                <text:p>0.0188149999999996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02.066666666667">
                <text:p>102.066666666667</text:p>
              </table:table-cell>
              <table:table-cell office:value-type="float" office:value="0.0278640416666665">
                <text:p>0.0278640416666665</text:p>
              </table:table-cell>
              <table:table-cell office:value-type="float" office:value="0.0444089999999999">
                <text:p>0.0444089999999999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02.25">
                <text:p>102.25</text:p>
              </table:table-cell>
              <table:table-cell office:value-type="float" office:value="0.0273953333333332">
                <text:p>0.0273953333333332</text:p>
              </table:table-cell>
              <table:table-cell office:value-type="float" office:value="0.00357899999999978">
                <text:p>0.00357899999999978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02.333333333333">
                <text:p>102.333333333333</text:p>
              </table:table-cell>
              <table:table-cell office:value-type="float" office:value="0.0270872916666665">
                <text:p>0.0270872916666665</text:p>
              </table:table-cell>
              <table:table-cell office:value-type="float" office:value="0.0355699999999999">
                <text:p>0.0355699999999999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02.416666666667">
                <text:p>102.416666666667</text:p>
              </table:table-cell>
              <table:table-cell office:value-type="float" office:value="0.0277312083333332">
                <text:p>0.0277312083333332</text:p>
              </table:table-cell>
              <table:table-cell office:value-type="float" office:value="0.0447319999999998">
                <text:p>0.0447319999999998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02.516666666667">
                <text:p>102.516666666667</text:p>
              </table:table-cell>
              <table:table-cell office:value-type="float" office:value="0.0272272083333332">
                <text:p>0.0272272083333332</text:p>
              </table:table-cell>
              <table:table-cell office:value-type="float" office:value="0.00713900000000001">
                <text:p>0.00713900000000001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02.6">
                <text:p>102.6</text:p>
              </table:table-cell>
              <table:table-cell office:value-type="float" office:value="0.0288456666666665">
                <text:p>0.0288456666666665</text:p>
              </table:table-cell>
              <table:table-cell office:value-type="float" office:value="0.0500649999999996">
                <text:p>0.0500649999999996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02.683333333333">
                <text:p>102.683333333333</text:p>
              </table:table-cell>
              <table:table-cell office:value-type="float" office:value="0.0298982083333332">
                <text:p>0.0298982083333332</text:p>
              </table:table-cell>
              <table:table-cell office:value-type="float" office:value="0.0459879999999999">
                <text:p>0.0459879999999999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02.766666666667">
                <text:p>102.766666666667</text:p>
              </table:table-cell>
              <table:table-cell office:value-type="float" office:value="0.0289468333333332">
                <text:p>0.0289468333333332</text:p>
              </table:table-cell>
              <table:table-cell office:value-type="float" office:value="0.00163000000000002">
                <text:p>0.00163000000000002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02.866666666667">
                <text:p>102.866666666667</text:p>
              </table:table-cell>
              <table:table-cell office:value-type="float" office:value="0.0302745416666665">
                <text:p>0.0302745416666665</text:p>
              </table:table-cell>
              <table:table-cell office:value-type="float" office:value="0.0442839999999998">
                <text:p>0.0442839999999998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02.95">
                <text:p>102.95</text:p>
              </table:table-cell>
              <table:table-cell office:value-type="float" office:value="0.0309278749999999">
                <text:p>0.0309278749999999</text:p>
              </table:table-cell>
              <table:table-cell office:value-type="float" office:value="0.0493600000000001">
                <text:p>0.0493600000000001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03.033333333333">
                <text:p>103.033333333333</text:p>
              </table:table-cell>
              <table:table-cell office:value-type="float" office:value="0.0286748749999999">
                <text:p>0.0286748749999999</text:p>
              </table:table-cell>
              <table:table-cell office:value-type="float" office:value="0.00168199999999974">
                <text:p>0.00168199999999974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03.116666666667">
                <text:p>103.116666666667</text:p>
              </table:table-cell>
              <table:table-cell office:value-type="float" office:value="0.0312139583333332">
                <text:p>0.0312139583333332</text:p>
              </table:table-cell>
              <table:table-cell office:value-type="float" office:value="0.064317">
                <text:p>0.064317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03.2">
                <text:p>103.2</text:p>
              </table:table-cell>
              <table:table-cell office:value-type="float" office:value="0.0320780416666666">
                <text:p>0.0320780416666666</text:p>
              </table:table-cell>
              <table:table-cell office:value-type="float" office:value="0.0602869999999998">
                <text:p>0.0602869999999998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03.3">
                <text:p>103.3</text:p>
              </table:table-cell>
              <table:table-cell office:value-type="float" office:value="0.0301628333333332">
                <text:p>0.0301628333333332</text:p>
              </table:table-cell>
              <table:table-cell office:value-type="float" office:value="0.00146599999999975">
                <text:p>0.00146599999999975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03.383333333333">
                <text:p>103.383333333333</text:p>
              </table:table-cell>
              <table:table-cell office:value-type="float" office:value="0.0315915416666666">
                <text:p>0.0315915416666666</text:p>
              </table:table-cell>
              <table:table-cell office:value-type="float" office:value="0.0429309999999998">
                <text:p>0.0429309999999998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03.466666666667">
                <text:p>103.466666666667</text:p>
              </table:table-cell>
              <table:table-cell office:value-type="float" office:value="0.0315770833333332">
                <text:p>0.0315770833333332</text:p>
              </table:table-cell>
              <table:table-cell office:value-type="float" office:value="0.0542750000000001">
                <text:p>0.0542750000000001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03.55">
                <text:p>103.55</text:p>
              </table:table-cell>
              <table:table-cell office:value-type="float" office:value="0.0316009166666666">
                <text:p>0.0316009166666666</text:p>
              </table:table-cell>
              <table:table-cell office:value-type="float" office:value="0.0015379999999996">
                <text:p>0.0015379999999996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03.633333333333">
                <text:p>103.633333333333</text:p>
              </table:table-cell>
              <table:table-cell office:value-type="float" office:value="0.0327544999999999">
                <text:p>0.0327544999999999</text:p>
              </table:table-cell>
              <table:table-cell office:value-type="float" office:value="0.0404109999999998">
                <text:p>0.0404109999999998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03.733333333333">
                <text:p>103.733333333333</text:p>
              </table:table-cell>
              <table:table-cell office:value-type="float" office:value="0.0334105833333332">
                <text:p>0.0334105833333332</text:p>
              </table:table-cell>
              <table:table-cell office:value-type="float" office:value="0.0494080000000001">
                <text:p>0.0494080000000001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03.816666666667">
                <text:p>103.816666666667</text:p>
              </table:table-cell>
              <table:table-cell office:value-type="float" office:value="0.0309901249999999">
                <text:p>0.0309901249999999</text:p>
              </table:table-cell>
              <table:table-cell office:value-type="float" office:value="0.00146000000000024">
                <text:p>0.00146000000000024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03.9">
                <text:p>103.9</text:p>
              </table:table-cell>
              <table:table-cell office:value-type="float" office:value="0.0324103333333332">
                <text:p>0.0324103333333332</text:p>
              </table:table-cell>
              <table:table-cell office:value-type="float" office:value="0.0411549999999998">
                <text:p>0.0411549999999998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04">
                <text:p>104</text:p>
              </table:table-cell>
              <table:table-cell office:value-type="float" office:value="0.0328428749999999">
                <text:p>0.0328428749999999</text:p>
              </table:table-cell>
              <table:table-cell office:value-type="float" office:value="0.0494369999999997">
                <text:p>0.0494369999999997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04.083333333333">
                <text:p>104.083333333333</text:p>
              </table:table-cell>
              <table:table-cell office:value-type="float" office:value="0.0314834999999998">
                <text:p>0.0314834999999998</text:p>
              </table:table-cell>
              <table:table-cell office:value-type="float" office:value="0.00166599999999972">
                <text:p>0.00166599999999972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04.166666666667">
                <text:p>104.166666666667</text:p>
              </table:table-cell>
              <table:table-cell office:value-type="float" office:value="0.0329642499999999">
                <text:p>0.0329642499999999</text:p>
              </table:table-cell>
              <table:table-cell office:value-type="float" office:value="0.0543529999999999">
                <text:p>0.0543529999999999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04.25">
                <text:p>104.25</text:p>
              </table:table-cell>
              <table:table-cell office:value-type="float" office:value="0.0336479166666665">
                <text:p>0.0336479166666665</text:p>
              </table:table-cell>
              <table:table-cell office:value-type="float" office:value="0.0608169999999997">
                <text:p>0.0608169999999997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04.35">
                <text:p>104.35</text:p>
              </table:table-cell>
              <table:table-cell office:value-type="float" office:value="0.0335607083333332">
                <text:p>0.0335607083333332</text:p>
              </table:table-cell>
              <table:table-cell office:value-type="float" office:value="0.00148599999999988">
                <text:p>0.00148599999999988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04.433333333333">
                <text:p>104.433333333333</text:p>
              </table:table-cell>
              <table:table-cell office:value-type="float" office:value="0.0344649999999999">
                <text:p>0.0344649999999999</text:p>
              </table:table-cell>
              <table:table-cell office:value-type="float" office:value="0.0572729999999999">
                <text:p>0.0572729999999999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04.516666666667">
                <text:p>104.516666666667</text:p>
              </table:table-cell>
              <table:table-cell office:value-type="float" office:value="0.0350729583333332">
                <text:p>0.0350729583333332</text:p>
              </table:table-cell>
              <table:table-cell office:value-type="float" office:value="0.059323">
                <text:p>0.059323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04.6">
                <text:p>104.6</text:p>
              </table:table-cell>
              <table:table-cell office:value-type="float" office:value="0.0348455833333332">
                <text:p>0.0348455833333332</text:p>
              </table:table-cell>
              <table:table-cell office:value-type="float" office:value="0.00168199999999974">
                <text:p>0.00168199999999974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04.683333333333">
                <text:p>104.683333333333</text:p>
              </table:table-cell>
              <table:table-cell office:value-type="float" office:value="0.0386076249999999">
                <text:p>0.0386076249999999</text:p>
              </table:table-cell>
              <table:table-cell office:value-type="float" office:value="0.140354">
                <text:p>0.140354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04.783333333333">
                <text:p>104.783333333333</text:p>
              </table:table-cell>
              <table:table-cell office:value-type="float" office:value="0.0390437916666665">
                <text:p>0.0390437916666665</text:p>
              </table:table-cell>
              <table:table-cell office:value-type="float" office:value="0.0564559999999998">
                <text:p>0.0564559999999998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04.866666666667">
                <text:p>104.866666666667</text:p>
              </table:table-cell>
              <table:table-cell office:value-type="float" office:value="0.0390451666666665">
                <text:p>0.0390451666666665</text:p>
              </table:table-cell>
              <table:table-cell office:value-type="float" office:value="0.00166299999999975">
                <text:p>0.00166299999999975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04.95">
                <text:p>104.95</text:p>
              </table:table-cell>
              <table:table-cell office:value-type="float" office:value="0.0400339166666665">
                <text:p>0.0400339166666665</text:p>
              </table:table-cell>
              <table:table-cell office:value-type="float" office:value="0.0680139999999998">
                <text:p>0.0680139999999998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05.05">
                <text:p>105.05</text:p>
              </table:table-cell>
              <table:table-cell office:value-type="float" office:value="0.0402541249999998">
                <text:p>0.0402541249999998</text:p>
              </table:table-cell>
              <table:table-cell office:value-type="float" office:value="0.0546449999999998">
                <text:p>0.0546449999999998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05.133333333333">
                <text:p>105.133333333333</text:p>
              </table:table-cell>
              <table:table-cell office:value-type="float" office:value="0.0424219166666665">
                <text:p>0.0424219166666665</text:p>
              </table:table-cell>
              <table:table-cell office:value-type="float" office:value="0.053709">
                <text:p>0.053709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05.216666666667">
                <text:p>105.216666666667</text:p>
              </table:table-cell>
              <table:table-cell office:value-type="float" office:value="0.0401032916666665">
                <text:p>0.0401032916666665</text:p>
              </table:table-cell>
              <table:table-cell office:value-type="float" office:value="0.00866999999999996">
                <text:p>0.00866999999999996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05.3">
                <text:p>105.3</text:p>
              </table:table-cell>
              <table:table-cell office:value-type="float" office:value="0.0405373749999999">
                <text:p>0.0405373749999999</text:p>
              </table:table-cell>
              <table:table-cell office:value-type="float" office:value="0.0707049999999998">
                <text:p>0.0707049999999998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05.4">
                <text:p>105.4</text:p>
              </table:table-cell>
              <table:table-cell office:value-type="float" office:value="0.0423272499999999">
                <text:p>0.0423272499999999</text:p>
              </table:table-cell>
              <table:table-cell office:value-type="float" office:value="0.0444229999999997">
                <text:p>0.0444229999999997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05.483333333333">
                <text:p>105.483333333333</text:p>
              </table:table-cell>
              <table:table-cell office:value-type="float" office:value="0.0411231666666665">
                <text:p>0.0411231666666665</text:p>
              </table:table-cell>
              <table:table-cell office:value-type="float" office:value="0.014033">
                <text:p>0.014033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05.566666666667">
                <text:p>105.566666666667</text:p>
              </table:table-cell>
              <table:table-cell office:value-type="float" office:value="0.0408245833333332">
                <text:p>0.0408245833333332</text:p>
              </table:table-cell>
              <table:table-cell office:value-type="float" office:value="0.0471089999999998">
                <text:p>0.0471089999999998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05.65">
                <text:p>105.65</text:p>
              </table:table-cell>
              <table:table-cell office:value-type="float" office:value="0.0429894999999999">
                <text:p>0.0429894999999999</text:p>
              </table:table-cell>
              <table:table-cell office:value-type="float" office:value="0.053496">
                <text:p>0.053496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05.733333333333">
                <text:p>105.733333333333</text:p>
              </table:table-cell>
              <table:table-cell office:value-type="float" office:value="0.0420063333333332">
                <text:p>0.0420063333333332</text:p>
              </table:table-cell>
              <table:table-cell office:value-type="float" office:value="0.0168149999999998">
                <text:p>0.0168149999999998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05.833333333333">
                <text:p>105.833333333333</text:p>
              </table:table-cell>
              <table:table-cell office:value-type="float" office:value="0.0423311666666665">
                <text:p>0.0423311666666665</text:p>
              </table:table-cell>
              <table:table-cell office:value-type="float" office:value="0.057204">
                <text:p>0.057204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05.916666666667">
                <text:p>105.916666666667</text:p>
              </table:table-cell>
              <table:table-cell office:value-type="float" office:value="0.0449752083333332">
                <text:p>0.0449752083333332</text:p>
              </table:table-cell>
              <table:table-cell office:value-type="float" office:value="0.0649169999999999">
                <text:p>0.0649169999999999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06">
                <text:p>106</text:p>
              </table:table-cell>
              <table:table-cell office:value-type="float" office:value="0.0439384583333332">
                <text:p>0.0439384583333332</text:p>
              </table:table-cell>
              <table:table-cell office:value-type="float" office:value="0.016273">
                <text:p>0.016273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06.083333333333">
                <text:p>106.083333333333</text:p>
              </table:table-cell>
              <table:table-cell office:value-type="float" office:value="0.0440708333333332">
                <text:p>0.0440708333333332</text:p>
              </table:table-cell>
              <table:table-cell office:value-type="float" office:value="0.0526139999999997">
                <text:p>0.0526139999999997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06.183333333333">
                <text:p>106.183333333333</text:p>
              </table:table-cell>
              <table:table-cell office:value-type="float" office:value="0.0460254999999999">
                <text:p>0.0460254999999999</text:p>
              </table:table-cell>
              <table:table-cell office:value-type="float" office:value="0.048578">
                <text:p>0.048578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06.266666666667">
                <text:p>106.266666666667</text:p>
              </table:table-cell>
              <table:table-cell office:value-type="float" office:value="0.0441945833333332">
                <text:p>0.0441945833333332</text:p>
              </table:table-cell>
              <table:table-cell office:value-type="float" office:value="0.0104109999999999">
                <text:p>0.0104109999999999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06.35">
                <text:p>106.35</text:p>
              </table:table-cell>
              <table:table-cell office:value-type="float" office:value="0.0443205833333332">
                <text:p>0.0443205833333332</text:p>
              </table:table-cell>
              <table:table-cell office:value-type="float" office:value="0.0638409999999996">
                <text:p>0.0638409999999996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06.433333333333">
                <text:p>106.433333333333</text:p>
              </table:table-cell>
              <table:table-cell office:value-type="float" office:value="0.0459427083333332">
                <text:p>0.0459427083333332</text:p>
              </table:table-cell>
              <table:table-cell office:value-type="float" office:value="0.0404169999999997">
                <text:p>0.0404169999999997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06.516666666667">
                <text:p>106.516666666667</text:p>
              </table:table-cell>
              <table:table-cell office:value-type="float" office:value="0.0442542916666665">
                <text:p>0.0442542916666665</text:p>
              </table:table-cell>
              <table:table-cell office:value-type="float" office:value="0.0167509999999997">
                <text:p>0.0167509999999997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06.616666666667">
                <text:p>106.616666666667</text:p>
              </table:table-cell>
              <table:table-cell office:value-type="float" office:value="0.0441774166666665">
                <text:p>0.0441774166666665</text:p>
              </table:table-cell>
              <table:table-cell office:value-type="float" office:value="0.0574779999999997">
                <text:p>0.0574779999999997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06.7">
                <text:p>106.7</text:p>
              </table:table-cell>
              <table:table-cell office:value-type="float" office:value="0.0455069999999999">
                <text:p>0.0455069999999999</text:p>
              </table:table-cell>
              <table:table-cell office:value-type="float" office:value="0.0335920000000001">
                <text:p>0.0335920000000001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06.866666666667">
                <text:p>106.866666666667</text:p>
              </table:table-cell>
              <table:table-cell office:value-type="float" office:value="0.0413475833333332">
                <text:p>0.0413475833333332</text:p>
              </table:table-cell>
              <table:table-cell office:value-type="float" office:value="0.0405279999999997">
                <text:p>0.0405279999999997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06.966666666667">
                <text:p>106.966666666667</text:p>
              </table:table-cell>
              <table:table-cell office:value-type="float" office:value="0.0409540416666665">
                <text:p>0.0409540416666665</text:p>
              </table:table-cell>
              <table:table-cell office:value-type="float" office:value="0.0470109999999999">
                <text:p>0.0470109999999999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07.05">
                <text:p>107.05</text:p>
              </table:table-cell>
              <table:table-cell office:value-type="float" office:value="0.0412273749999998">
                <text:p>0.0412273749999998</text:p>
              </table:table-cell>
              <table:table-cell office:value-type="float" office:value="0.00822299999999965">
                <text:p>0.00822299999999965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07.133333333333">
                <text:p>107.133333333333</text:p>
              </table:table-cell>
              <table:table-cell office:value-type="float" office:value="0.0411430416666665">
                <text:p>0.0411430416666665</text:p>
              </table:table-cell>
              <table:table-cell office:value-type="float" office:value="0.0659899999999998">
                <text:p>0.0659899999999998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07.216666666667">
                <text:p>107.216666666667</text:p>
              </table:table-cell>
              <table:table-cell office:value-type="float" office:value="0.0406866249999998">
                <text:p>0.0406866249999998</text:p>
              </table:table-cell>
              <table:table-cell office:value-type="float" office:value="0.0436909999999999">
                <text:p>0.0436909999999999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07.316666666667">
                <text:p>107.316666666667</text:p>
              </table:table-cell>
              <table:table-cell office:value-type="float" office:value="0.0385137916666665">
                <text:p>0.0385137916666665</text:p>
              </table:table-cell>
              <table:table-cell office:value-type="float" office:value="0.0015609999999997">
                <text:p>0.0015609999999997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07.4">
                <text:p>107.4</text:p>
              </table:table-cell>
              <table:table-cell office:value-type="float" office:value="0.0381929999999998">
                <text:p>0.0381929999999998</text:p>
              </table:table-cell>
              <table:table-cell office:value-type="float" office:value="0.000970999999999833">
                <text:p>0.000970999999999833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07.483333333333">
                <text:p>107.483333333333</text:p>
              </table:table-cell>
              <table:table-cell office:value-type="float" office:value="0.0354126249999998">
                <text:p>0.0354126249999998</text:p>
              </table:table-cell>
              <table:table-cell office:value-type="float" office:value="0.00397599999999976">
                <text:p>0.00397599999999976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07.566666666667">
                <text:p>107.566666666667</text:p>
              </table:table-cell>
              <table:table-cell office:value-type="float" office:value="0.0336969166666665">
                <text:p>0.0336969166666665</text:p>
              </table:table-cell>
              <table:table-cell office:value-type="float" office:value="0.00324599999999986">
                <text:p>0.00324599999999986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07.666666666667">
                <text:p>107.666666666667</text:p>
              </table:table-cell>
              <table:table-cell office:value-type="float" office:value="0.0332555833333332">
                <text:p>0.0332555833333332</text:p>
              </table:table-cell>
              <table:table-cell office:value-type="float" office:value="0.00344100000000003">
                <text:p>0.00344100000000003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07.75">
                <text:p>107.75</text:p>
              </table:table-cell>
              <table:table-cell office:value-type="float" office:value="0.0314548333333332">
                <text:p>0.0314548333333332</text:p>
              </table:table-cell>
              <table:table-cell office:value-type="float" office:value="0.00389099999999987">
                <text:p>0.00389099999999987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07.833333333333">
                <text:p>107.833333333333</text:p>
              </table:table-cell>
              <table:table-cell office:value-type="float" office:value="0.0293629583333332">
                <text:p>0.0293629583333332</text:p>
              </table:table-cell>
              <table:table-cell office:value-type="float" office:value="0.00329099999999993">
                <text:p>0.00329099999999993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07.916666666667">
                <text:p>107.916666666667</text:p>
              </table:table-cell>
              <table:table-cell office:value-type="float" office:value="0.0287842499999998">
                <text:p>0.0287842499999998</text:p>
              </table:table-cell>
              <table:table-cell office:value-type="float" office:value="0.00292599999999998">
                <text:p>0.00292599999999998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08">
                <text:p>108</text:p>
              </table:table-cell>
              <table:table-cell office:value-type="float" office:value="0.0265367916666665">
                <text:p>0.0265367916666665</text:p>
              </table:table-cell>
              <table:table-cell office:value-type="float" office:value="0.00326499999999985">
                <text:p>0.00326499999999985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08.1">
                <text:p>108.1</text:p>
              </table:table-cell>
              <table:table-cell office:value-type="float" office:value="0.0239460416666665">
                <text:p>0.0239460416666665</text:p>
              </table:table-cell>
              <table:table-cell office:value-type="float" office:value="0.0027389999999996">
                <text:p>0.0027389999999996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08.183333333333">
                <text:p>108.183333333333</text:p>
              </table:table-cell>
              <table:table-cell office:value-type="float" office:value="0.0234062499999998">
                <text:p>0.0234062499999998</text:p>
              </table:table-cell>
              <table:table-cell office:value-type="float" office:value="0.00331799999999971">
                <text:p>0.00331799999999971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08.266666666667">
                <text:p>108.266666666667</text:p>
              </table:table-cell>
              <table:table-cell office:value-type="float" office:value="0.0218367083333332">
                <text:p>0.0218367083333332</text:p>
              </table:table-cell>
              <table:table-cell office:value-type="float" office:value="0.014945">
                <text:p>0.014945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08.366666666667">
                <text:p>108.366666666667</text:p>
              </table:table-cell>
              <table:table-cell office:value-type="float" office:value="0.0208899583333331">
                <text:p>0.0208899583333331</text:p>
              </table:table-cell>
              <table:table-cell office:value-type="float" office:value="0.0258559999999997">
                <text:p>0.0258559999999997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08.45">
                <text:p>108.45</text:p>
              </table:table-cell>
              <table:table-cell office:value-type="float" office:value="0.0210743749999998">
                <text:p>0.0210743749999998</text:p>
              </table:table-cell>
              <table:table-cell office:value-type="float" office:value="0.014837">
                <text:p>0.014837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08.533333333333">
                <text:p>108.533333333333</text:p>
              </table:table-cell>
              <table:table-cell office:value-type="float" office:value="0.0200854583333332">
                <text:p>0.0200854583333332</text:p>
              </table:table-cell>
              <table:table-cell office:value-type="float" office:value="0.0401069999999999">
                <text:p>0.0401069999999999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08.616666666667">
                <text:p>108.616666666667</text:p>
              </table:table-cell>
              <table:table-cell office:value-type="float" office:value="0.0190529166666665">
                <text:p>0.0190529166666665</text:p>
              </table:table-cell>
              <table:table-cell office:value-type="float" office:value="0.0156359999999998">
                <text:p>0.0156359999999998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08.716666666667">
                <text:p>108.716666666667</text:p>
              </table:table-cell>
              <table:table-cell office:value-type="float" office:value="0.0187482916666665">
                <text:p>0.0187482916666665</text:p>
              </table:table-cell>
              <table:table-cell office:value-type="float" office:value="0.00944000000000012">
                <text:p>0.00944000000000012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08.8">
                <text:p>108.8</text:p>
              </table:table-cell>
              <table:table-cell office:value-type="float" office:value="0.0169204583333332">
                <text:p>0.0169204583333332</text:p>
              </table:table-cell>
              <table:table-cell office:value-type="float" office:value="0.0136099999999999">
                <text:p>0.0136099999999999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08.883333333333">
                <text:p>108.883333333333</text:p>
              </table:table-cell>
              <table:table-cell office:value-type="float" office:value="0.0165092499999998">
                <text:p>0.0165092499999998</text:p>
              </table:table-cell>
              <table:table-cell office:value-type="float" office:value="0.0237229999999999">
                <text:p>0.0237229999999999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08.983333333333">
                <text:p>108.983333333333</text:p>
              </table:table-cell>
              <table:table-cell office:value-type="float" office:value="0.0152234166666665">
                <text:p>0.0152234166666665</text:p>
              </table:table-cell>
              <table:table-cell office:value-type="float" office:value="0.00966800000000001">
                <text:p>0.00966800000000001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09.066666666667">
                <text:p>109.066666666667</text:p>
              </table:table-cell>
              <table:table-cell office:value-type="float" office:value="0.0138769166666665">
                <text:p>0.0138769166666665</text:p>
              </table:table-cell>
              <table:table-cell office:value-type="float" office:value="0.0146950000000001">
                <text:p>0.0146950000000001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09.15">
                <text:p>109.15</text:p>
              </table:table-cell>
              <table:table-cell office:value-type="float" office:value="0.0142907083333332">
                <text:p>0.0142907083333332</text:p>
              </table:table-cell>
              <table:table-cell office:value-type="float" office:value="0.018154">
                <text:p>0.018154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09.233333333333">
                <text:p>109.233333333333</text:p>
              </table:table-cell>
              <table:table-cell office:value-type="float" office:value="0.0126543333333332">
                <text:p>0.0126543333333332</text:p>
              </table:table-cell>
              <table:table-cell office:value-type="float" office:value="0.0267170000000001">
                <text:p>0.0267170000000001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09.316666666667">
                <text:p>109.316666666667</text:p>
              </table:table-cell>
              <table:table-cell office:value-type="float" office:value="0.0128469583333332">
                <text:p>0.0128469583333332</text:p>
              </table:table-cell>
              <table:table-cell office:value-type="float" office:value="0.048314">
                <text:p>0.048314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09.416666666667">
                <text:p>109.416666666667</text:p>
              </table:table-cell>
              <table:table-cell office:value-type="float" office:value="0.0132550416666666">
                <text:p>0.0132550416666666</text:p>
              </table:table-cell>
              <table:table-cell office:value-type="float" office:value="0.011355">
                <text:p>0.011355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09.5">
                <text:p>109.5</text:p>
              </table:table-cell>
              <table:table-cell office:value-type="float" office:value="0.0146984999999999">
                <text:p>0.0146984999999999</text:p>
              </table:table-cell>
              <table:table-cell office:value-type="float" office:value="0.0356139999999998">
                <text:p>0.0356139999999998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09.583333333333">
                <text:p>109.583333333333</text:p>
              </table:table-cell>
              <table:table-cell office:value-type="float" office:value="0.0159024999999999">
                <text:p>0.0159024999999999</text:p>
              </table:table-cell>
              <table:table-cell office:value-type="float" office:value="0.0328719999999998">
                <text:p>0.0328719999999998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09.666666666667">
                <text:p>109.666666666667</text:p>
              </table:table-cell>
              <table:table-cell office:value-type="float" office:value="0.0159982916666666">
                <text:p>0.0159982916666666</text:p>
              </table:table-cell>
              <table:table-cell office:value-type="float" office:value="0.00554500000000013">
                <text:p>0.00554500000000013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09.766666666667">
                <text:p>109.766666666667</text:p>
              </table:table-cell>
              <table:table-cell office:value-type="float" office:value="0.0159960833333332">
                <text:p>0.0159960833333332</text:p>
              </table:table-cell>
              <table:table-cell office:value-type="float" office:value="0.00338799999999972">
                <text:p>0.00338799999999972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09.85">
                <text:p>109.85</text:p>
              </table:table-cell>
              <table:table-cell office:value-type="float" office:value="0.0164482916666666">
                <text:p>0.0164482916666666</text:p>
              </table:table-cell>
              <table:table-cell office:value-type="float" office:value="0.0147439999999999">
                <text:p>0.0147439999999999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09.933333333333">
                <text:p>109.933333333333</text:p>
              </table:table-cell>
              <table:table-cell office:value-type="float" office:value="0.0166964166666666">
                <text:p>0.0166964166666666</text:p>
              </table:table-cell>
              <table:table-cell office:value-type="float" office:value="0.00924599999999964">
                <text:p>0.00924599999999964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10.033333333333">
                <text:p>110.033333333333</text:p>
              </table:table-cell>
              <table:table-cell office:value-type="float" office:value="0.0168726666666666">
                <text:p>0.0168726666666666</text:p>
              </table:table-cell>
              <table:table-cell office:value-type="float" office:value="0.00715599999999972">
                <text:p>0.00715599999999972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10.116666666667">
                <text:p>110.116666666667</text:p>
              </table:table-cell>
              <table:table-cell office:value-type="float" office:value="0.0170362499999999">
                <text:p>0.0170362499999999</text:p>
              </table:table-cell>
              <table:table-cell office:value-type="float" office:value="0.00719099999999973">
                <text:p>0.00719099999999973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10.2">
                <text:p>110.2</text:p>
              </table:table-cell>
              <table:table-cell office:value-type="float" office:value="0.0178016666666666">
                <text:p>0.0178016666666666</text:p>
              </table:table-cell>
              <table:table-cell office:value-type="float" office:value="0.0211089999999996">
                <text:p>0.0211089999999996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10.283333333333">
                <text:p>110.283333333333</text:p>
              </table:table-cell>
              <table:table-cell office:value-type="float" office:value="0.0188587083333332">
                <text:p>0.0188587083333332</text:p>
              </table:table-cell>
              <table:table-cell office:value-type="float" office:value="0.0286870000000001">
                <text:p>0.0286870000000001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10.366666666667">
                <text:p>110.366666666667</text:p>
              </table:table-cell>
              <table:table-cell office:value-type="float" office:value="0.0191907499999999">
                <text:p>0.0191907499999999</text:p>
              </table:table-cell>
              <table:table-cell office:value-type="float" office:value="0.0229139999999997">
                <text:p>0.0229139999999997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10.466666666667">
                <text:p>110.466666666667</text:p>
              </table:table-cell>
              <table:table-cell office:value-type="float" office:value="0.0427699583333332">
                <text:p>0.0427699583333332</text:p>
              </table:table-cell>
              <table:table-cell office:value-type="float" office:value="0.591757">
                <text:p>0.591757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10.55">
                <text:p>110.55</text:p>
              </table:table-cell>
              <table:table-cell office:value-type="float" office:value="0.0756902499999999">
                <text:p>0.0756902499999999</text:p>
              </table:table-cell>
              <table:table-cell office:value-type="float" office:value="0.804924">
                <text:p>0.804924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10.633333333333">
                <text:p>110.633333333333</text:p>
              </table:table-cell>
              <table:table-cell office:value-type="float" office:value="0.0859552083333332">
                <text:p>0.0859552083333332</text:p>
              </table:table-cell>
              <table:table-cell office:value-type="float" office:value="0.286466">
                <text:p>0.286466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10.716666666667">
                <text:p>110.716666666667</text:p>
              </table:table-cell>
              <table:table-cell office:value-type="float" office:value="0.0978332916666666">
                <text:p>0.0978332916666666</text:p>
              </table:table-cell>
              <table:table-cell office:value-type="float" office:value="0.30071">
                <text:p>0.30071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10.816666666667">
                <text:p>110.816666666667</text:p>
              </table:table-cell>
              <table:table-cell office:value-type="float" office:value="0.114628458333333">
                <text:p>0.114628458333333</text:p>
              </table:table-cell>
              <table:table-cell office:value-type="float" office:value="0.412524">
                <text:p>0.412524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10.9">
                <text:p>110.9</text:p>
              </table:table-cell>
              <table:table-cell office:value-type="float" office:value="0.119311583333333">
                <text:p>0.119311583333333</text:p>
              </table:table-cell>
              <table:table-cell office:value-type="float" office:value="0.126005">
                <text:p>0.126005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10.983333333333">
                <text:p>110.983333333333</text:p>
              </table:table-cell>
              <table:table-cell office:value-type="float" office:value="0.123539">
                <text:p>0.123539</text:p>
              </table:table-cell>
              <table:table-cell office:value-type="float" office:value="0.125181">
                <text:p>0.125181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11.066666666667">
                <text:p>111.066666666667</text:p>
              </table:table-cell>
              <table:table-cell office:value-type="float" office:value="0.128373666666667">
                <text:p>0.128373666666667</text:p>
              </table:table-cell>
              <table:table-cell office:value-type="float" office:value="0.1257">
                <text:p>0.1257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11.15">
                <text:p>111.15</text:p>
              </table:table-cell>
              <table:table-cell office:value-type="float" office:value="0.13330125">
                <text:p>0.13330125</text:p>
              </table:table-cell>
              <table:table-cell office:value-type="float" office:value="0.132957">
                <text:p>0.132957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11.25">
                <text:p>111.25</text:p>
              </table:table-cell>
              <table:table-cell office:value-type="float" office:value="0.137306416666667">
                <text:p>0.137306416666667</text:p>
              </table:table-cell>
              <table:table-cell office:value-type="float" office:value="0.114278">
                <text:p>0.114278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11.333333333333">
                <text:p>111.333333333333</text:p>
              </table:table-cell>
              <table:table-cell office:value-type="float" office:value="0.1409565">
                <text:p>0.1409565</text:p>
              </table:table-cell>
              <table:table-cell office:value-type="float" office:value="0.114319">
                <text:p>0.114319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11.416666666667">
                <text:p>111.416666666667</text:p>
              </table:table-cell>
              <table:table-cell office:value-type="float" office:value="0.144225333333333">
                <text:p>0.144225333333333</text:p>
              </table:table-cell>
              <table:table-cell office:value-type="float" office:value="0.126766">
                <text:p>0.126766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11.516666666667">
                <text:p>111.516666666667</text:p>
              </table:table-cell>
              <table:table-cell office:value-type="float" office:value="0.148162166666667">
                <text:p>0.148162166666667</text:p>
              </table:table-cell>
              <table:table-cell office:value-type="float" office:value="0.105839">
                <text:p>0.105839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11.6">
                <text:p>111.6</text:p>
              </table:table-cell>
              <table:table-cell office:value-type="float" office:value="0.151686583333333">
                <text:p>0.151686583333333</text:p>
              </table:table-cell>
              <table:table-cell office:value-type="float" office:value="0.1202">
                <text:p>0.1202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11.683333333333">
                <text:p>111.683333333333</text:p>
              </table:table-cell>
              <table:table-cell office:value-type="float" office:value="0.154799625">
                <text:p>0.154799625</text:p>
              </table:table-cell>
              <table:table-cell office:value-type="float" office:value="0.107585">
                <text:p>0.107585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11.766666666667">
                <text:p>111.766666666667</text:p>
              </table:table-cell>
              <table:table-cell office:value-type="float" office:value="0.159120375">
                <text:p>0.159120375</text:p>
              </table:table-cell>
              <table:table-cell office:value-type="float" office:value="0.109243">
                <text:p>0.109243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11.85">
                <text:p>111.85</text:p>
              </table:table-cell>
              <table:table-cell office:value-type="float" office:value="0.1641255">
                <text:p>0.1641255</text:p>
              </table:table-cell>
              <table:table-cell office:value-type="float" office:value="0.123511">
                <text:p>0.123511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11.95">
                <text:p>111.95</text:p>
              </table:table-cell>
              <table:table-cell office:value-type="float" office:value="0.168176333333333">
                <text:p>0.168176333333333</text:p>
              </table:table-cell>
              <table:table-cell office:value-type="float" office:value="0.111964">
                <text:p>0.111964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12.033333333333">
                <text:p>112.033333333333</text:p>
              </table:table-cell>
              <table:table-cell office:value-type="float" office:value="0.172727583333333">
                <text:p>0.172727583333333</text:p>
              </table:table-cell>
              <table:table-cell office:value-type="float" office:value="0.118476">
                <text:p>0.118476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12.116666666667">
                <text:p>112.116666666667</text:p>
              </table:table-cell>
              <table:table-cell office:value-type="float" office:value="0.176526166666667">
                <text:p>0.176526166666667</text:p>
              </table:table-cell>
              <table:table-cell office:value-type="float" office:value="0.098322">
                <text:p>0.098322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12.2">
                <text:p>112.2</text:p>
              </table:table-cell>
              <table:table-cell office:value-type="float" office:value="0.1812665">
                <text:p>0.1812665</text:p>
              </table:table-cell>
              <table:table-cell office:value-type="float" office:value="0.120959">
                <text:p>0.120959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12.3">
                <text:p>112.3</text:p>
              </table:table-cell>
              <table:table-cell office:value-type="float" office:value="0.185398458333333">
                <text:p>0.185398458333333</text:p>
              </table:table-cell>
              <table:table-cell office:value-type="float" office:value="0.120276">
                <text:p>0.120276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12.383333333333">
                <text:p>112.383333333333</text:p>
              </table:table-cell>
              <table:table-cell office:value-type="float" office:value="0.189110291666667">
                <text:p>0.189110291666667</text:p>
              </table:table-cell>
              <table:table-cell office:value-type="float" office:value="0.117771">
                <text:p>0.117771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12.466666666667">
                <text:p>112.466666666667</text:p>
              </table:table-cell>
              <table:table-cell office:value-type="float" office:value="0.193011291666667">
                <text:p>0.193011291666667</text:p>
              </table:table-cell>
              <table:table-cell office:value-type="float" office:value="0.116538">
                <text:p>0.116538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12.55">
                <text:p>112.55</text:p>
              </table:table-cell>
              <table:table-cell office:value-type="float" office:value="0.172554625">
                <text:p>0.172554625</text:p>
              </table:table-cell>
              <table:table-cell office:value-type="float" office:value="0.100797">
                <text:p>0.100797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12.65">
                <text:p>112.65</text:p>
              </table:table-cell>
              <table:table-cell office:value-type="float" office:value="0.144152041666667">
                <text:p>0.144152041666667</text:p>
              </table:table-cell>
              <table:table-cell office:value-type="float" office:value="0.123262">
                <text:p>0.123262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12.733333333333">
                <text:p>112.733333333333</text:p>
              </table:table-cell>
              <table:table-cell office:value-type="float" office:value="0.136725833333333">
                <text:p>0.136725833333333</text:p>
              </table:table-cell>
              <table:table-cell office:value-type="float" office:value="0.108237">
                <text:p>0.108237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12.816666666667">
                <text:p>112.816666666667</text:p>
              </table:table-cell>
              <table:table-cell office:value-type="float" office:value="0.1286915">
                <text:p>0.1286915</text:p>
              </table:table-cell>
              <table:table-cell office:value-type="float" office:value="0.107886">
                <text:p>0.107886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12.9">
                <text:p>112.9</text:p>
              </table:table-cell>
              <table:table-cell office:value-type="float" office:value="0.115829708333333">
                <text:p>0.115829708333333</text:p>
              </table:table-cell>
              <table:table-cell office:value-type="float" office:value="0.103841">
                <text:p>0.103841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13">
                <text:p>113</text:p>
              </table:table-cell>
              <table:table-cell office:value-type="float" office:value="0.114754458333333">
                <text:p>0.114754458333333</text:p>
              </table:table-cell>
              <table:table-cell office:value-type="float" office:value="0.100199">
                <text:p>0.100199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13.083333333333">
                <text:p>113.083333333333</text:p>
              </table:table-cell>
              <table:table-cell office:value-type="float" office:value="0.114369333333333">
                <text:p>0.114369333333333</text:p>
              </table:table-cell>
              <table:table-cell office:value-type="float" office:value="0.115938">
                <text:p>0.115938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13.166666666667">
                <text:p>113.166666666667</text:p>
              </table:table-cell>
              <table:table-cell office:value-type="float" office:value="0.113384166666667">
                <text:p>0.113384166666667</text:p>
              </table:table-cell>
              <table:table-cell office:value-type="float" office:value="0.102056">
                <text:p>0.102056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13.25">
                <text:p>113.25</text:p>
              </table:table-cell>
              <table:table-cell office:value-type="float" office:value="0.112850541666667">
                <text:p>0.112850541666667</text:p>
              </table:table-cell>
              <table:table-cell office:value-type="float" office:value="0.12015">
                <text:p>0.12015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13.35">
                <text:p>113.35</text:p>
              </table:table-cell>
              <table:table-cell office:value-type="float" office:value="0.112570166666667">
                <text:p>0.112570166666667</text:p>
              </table:table-cell>
              <table:table-cell office:value-type="float" office:value="0.107549">
                <text:p>0.107549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13.433333333333">
                <text:p>113.433333333333</text:p>
              </table:table-cell>
              <table:table-cell office:value-type="float" office:value="0.112427416666667">
                <text:p>0.112427416666667</text:p>
              </table:table-cell>
              <table:table-cell office:value-type="float" office:value="0.110893">
                <text:p>0.110893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13.516666666667">
                <text:p>113.516666666667</text:p>
              </table:table-cell>
              <table:table-cell office:value-type="float" office:value="0.11112375">
                <text:p>0.11112375</text:p>
              </table:table-cell>
              <table:table-cell office:value-type="float" office:value="0.095478">
                <text:p>0.095478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13.6">
                <text:p>113.6</text:p>
              </table:table-cell>
              <table:table-cell office:value-type="float" office:value="0.11095275">
                <text:p>0.11095275</text:p>
              </table:table-cell>
              <table:table-cell office:value-type="float" office:value="0.101735">
                <text:p>0.101735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13.683333333333">
                <text:p>113.683333333333</text:p>
              </table:table-cell>
              <table:table-cell office:value-type="float" office:value="0.110894875">
                <text:p>0.110894875</text:p>
              </table:table-cell>
              <table:table-cell office:value-type="float" office:value="0.118811">
                <text:p>0.118811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13.783333333333">
                <text:p>113.783333333333</text:p>
              </table:table-cell>
              <table:table-cell office:value-type="float" office:value="0.110673583333333">
                <text:p>0.110673583333333</text:p>
              </table:table-cell>
              <table:table-cell office:value-type="float" office:value="0.102274">
                <text:p>0.102274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13.866666666667">
                <text:p>113.866666666667</text:p>
              </table:table-cell>
              <table:table-cell office:value-type="float" office:value="0.110583416666667">
                <text:p>0.110583416666667</text:p>
              </table:table-cell>
              <table:table-cell office:value-type="float" office:value="0.107079">
                <text:p>0.107079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13.95">
                <text:p>113.95</text:p>
              </table:table-cell>
              <table:table-cell office:value-type="float" office:value="0.109930125">
                <text:p>0.109930125</text:p>
              </table:table-cell>
              <table:table-cell office:value-type="float" office:value="0.107832">
                <text:p>0.107832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14.05">
                <text:p>114.05</text:p>
              </table:table-cell>
              <table:table-cell office:value-type="float" office:value="0.10999325">
                <text:p>0.10999325</text:p>
              </table:table-cell>
              <table:table-cell office:value-type="float" office:value="0.113479">
                <text:p>0.113479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14.133333333333">
                <text:p>114.133333333333</text:p>
              </table:table-cell>
              <table:table-cell office:value-type="float" office:value="0.109289">
                <text:p>0.109289</text:p>
              </table:table-cell>
              <table:table-cell office:value-type="float" office:value="0.101574">
                <text:p>0.101574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14.216666666667">
                <text:p>114.216666666667</text:p>
              </table:table-cell>
              <table:table-cell office:value-type="float" office:value="0.109448833333333">
                <text:p>0.109448833333333</text:p>
              </table:table-cell>
              <table:table-cell office:value-type="float" office:value="0.102158">
                <text:p>0.102158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14.3">
                <text:p>114.3</text:p>
              </table:table-cell>
              <table:table-cell office:value-type="float" office:value="0.108731">
                <text:p>0.108731</text:p>
              </table:table-cell>
              <table:table-cell office:value-type="float" office:value="0.103731">
                <text:p>0.103731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14.4">
                <text:p>114.4</text:p>
              </table:table-cell>
              <table:table-cell office:value-type="float" office:value="0.107892666666667">
                <text:p>0.107892666666667</text:p>
              </table:table-cell>
              <table:table-cell office:value-type="float" office:value="0.100156">
                <text:p>0.100156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14.483333333333">
                <text:p>114.483333333333</text:p>
              </table:table-cell>
              <table:table-cell office:value-type="float" office:value="0.107847875">
                <text:p>0.107847875</text:p>
              </table:table-cell>
              <table:table-cell office:value-type="float" office:value="0.116696">
                <text:p>0.116696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14.566666666667">
                <text:p>114.566666666667</text:p>
              </table:table-cell>
              <table:table-cell office:value-type="float" office:value="0.107428">
                <text:p>0.107428</text:p>
              </table:table-cell>
              <table:table-cell office:value-type="float" office:value="0.106461">
                <text:p>0.106461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14.65">
                <text:p>114.65</text:p>
              </table:table-cell>
              <table:table-cell office:value-type="float" office:value="0.107813958333333">
                <text:p>0.107813958333333</text:p>
              </table:table-cell>
              <table:table-cell office:value-type="float" office:value="0.11006">
                <text:p>0.11006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14.733333333333">
                <text:p>114.733333333333</text:p>
              </table:table-cell>
              <table:table-cell office:value-type="float" office:value="0.106774791666667">
                <text:p>0.106774791666667</text:p>
              </table:table-cell>
              <table:table-cell office:value-type="float" office:value="0.098322">
                <text:p>0.098322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14.833333333333">
                <text:p>114.833333333333</text:p>
              </table:table-cell>
              <table:table-cell office:value-type="float" office:value="0.106587541666667">
                <text:p>0.106587541666667</text:p>
              </table:table-cell>
              <table:table-cell office:value-type="float" office:value="0.103743">
                <text:p>0.103743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14.916666666667">
                <text:p>114.916666666667</text:p>
              </table:table-cell>
              <table:table-cell office:value-type="float" office:value="0.106709541666667">
                <text:p>0.106709541666667</text:p>
              </table:table-cell>
              <table:table-cell office:value-type="float" office:value="0.110814">
                <text:p>0.110814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15">
                <text:p>115</text:p>
              </table:table-cell>
              <table:table-cell office:value-type="float" office:value="0.107199041666667">
                <text:p>0.107199041666667</text:p>
              </table:table-cell>
              <table:table-cell office:value-type="float" office:value="0.115589">
                <text:p>0.115589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15.083333333333">
                <text:p>115.083333333333</text:p>
              </table:table-cell>
              <table:table-cell office:value-type="float" office:value="0.10713">
                <text:p>0.10713</text:p>
              </table:table-cell>
              <table:table-cell office:value-type="float" office:value="0.0985419999999997">
                <text:p>0.0985419999999997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15.183333333333">
                <text:p>115.183333333333</text:p>
              </table:table-cell>
              <table:table-cell office:value-type="float" office:value="0.106630916666667">
                <text:p>0.106630916666667</text:p>
              </table:table-cell>
              <table:table-cell office:value-type="float" office:value="0.10396">
                <text:p>0.10396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15.266666666667">
                <text:p>115.266666666667</text:p>
              </table:table-cell>
              <table:table-cell office:value-type="float" office:value="0.106646541666667">
                <text:p>0.106646541666667</text:p>
              </table:table-cell>
              <table:table-cell office:value-type="float" office:value="0.102431">
                <text:p>0.102431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15.35">
                <text:p>115.35</text:p>
              </table:table-cell>
              <table:table-cell office:value-type="float" office:value="0.105873666666667">
                <text:p>0.105873666666667</text:p>
              </table:table-cell>
              <table:table-cell office:value-type="float" office:value="0.101601">
                <text:p>0.101601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15.45">
                <text:p>115.45</text:p>
              </table:table-cell>
              <table:table-cell office:value-type="float" office:value="0.10583775">
                <text:p>0.10583775</text:p>
              </table:table-cell>
              <table:table-cell office:value-type="float" office:value="0.106687">
                <text:p>0.106687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15.533333333333">
                <text:p>115.533333333333</text:p>
              </table:table-cell>
              <table:table-cell office:value-type="float" office:value="0.106123125">
                <text:p>0.106123125</text:p>
              </table:table-cell>
              <table:table-cell office:value-type="float" office:value="0.117742">
                <text:p>0.117742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15.616666666667">
                <text:p>115.616666666667</text:p>
              </table:table-cell>
              <table:table-cell office:value-type="float" office:value="0.106460916666667">
                <text:p>0.106460916666667</text:p>
              </table:table-cell>
              <table:table-cell office:value-type="float" office:value="0.103585">
                <text:p>0.103585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15.783333333333">
                <text:p>115.783333333333</text:p>
              </table:table-cell>
              <table:table-cell office:value-type="float" office:value="0.106281666666667">
                <text:p>0.106281666666667</text:p>
              </table:table-cell>
              <table:table-cell office:value-type="float" office:value="0.0974330000000001">
                <text:p>0.0974330000000001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15.883333333333">
                <text:p>115.883333333333</text:p>
              </table:table-cell>
              <table:table-cell office:value-type="float" office:value="0.106237833333333">
                <text:p>0.106237833333333</text:p>
              </table:table-cell>
              <table:table-cell office:value-type="float" office:value="0.117759">
                <text:p>0.117759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15.966666666667">
                <text:p>115.966666666667</text:p>
              </table:table-cell>
              <table:table-cell office:value-type="float" office:value="0.106542291666667">
                <text:p>0.106542291666667</text:p>
              </table:table-cell>
              <table:table-cell office:value-type="float" office:value="0.109581">
                <text:p>0.109581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16.05">
                <text:p>116.05</text:p>
              </table:table-cell>
              <table:table-cell office:value-type="float" office:value="0.106531791666667">
                <text:p>0.106531791666667</text:p>
              </table:table-cell>
              <table:table-cell office:value-type="float" office:value="0.106827">
                <text:p>0.106827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16.133333333333">
                <text:p>116.133333333333</text:p>
              </table:table-cell>
              <table:table-cell office:value-type="float" office:value="0.106749041666667">
                <text:p>0.106749041666667</text:p>
              </table:table-cell>
              <table:table-cell office:value-type="float" office:value="0.113046">
                <text:p>0.113046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16.316666666667">
                <text:p>116.316666666667</text:p>
              </table:table-cell>
              <table:table-cell office:value-type="float" office:value="0.106293">
                <text:p>0.106293</text:p>
              </table:table-cell>
              <table:table-cell office:value-type="float" office:value="0.102534">
                <text:p>0.102534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16.4">
                <text:p>116.4</text:p>
              </table:table-cell>
              <table:table-cell office:value-type="float" office:value="0.106529166666667">
                <text:p>0.106529166666667</text:p>
              </table:table-cell>
              <table:table-cell office:value-type="float" office:value="0.107242">
                <text:p>0.107242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16.483333333333">
                <text:p>116.483333333333</text:p>
              </table:table-cell>
              <table:table-cell office:value-type="float" office:value="0.106360458333333">
                <text:p>0.106360458333333</text:p>
              </table:table-cell>
              <table:table-cell office:value-type="float" office:value="0.098109">
                <text:p>0.098109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16.566666666667">
                <text:p>116.566666666667</text:p>
              </table:table-cell>
              <table:table-cell office:value-type="float" office:value="0.106195541666667">
                <text:p>0.106195541666667</text:p>
              </table:table-cell>
              <table:table-cell office:value-type="float" office:value="0.0997729999999999">
                <text:p>0.0997729999999999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16.666666666667">
                <text:p>116.666666666667</text:p>
              </table:table-cell>
              <table:table-cell office:value-type="float" office:value="0.105997541666667">
                <text:p>0.105997541666667</text:p>
              </table:table-cell>
              <table:table-cell office:value-type="float" office:value="0.0954039999999998">
                <text:p>0.0954039999999998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16.75">
                <text:p>116.75</text:p>
              </table:table-cell>
              <table:table-cell office:value-type="float" office:value="0.106032">
                <text:p>0.106032</text:p>
              </table:table-cell>
              <table:table-cell office:value-type="float" office:value="0.117523">
                <text:p>0.117523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16.833333333333">
                <text:p>116.833333333333</text:p>
              </table:table-cell>
              <table:table-cell office:value-type="float" office:value="0.106233916666667">
                <text:p>0.106233916666667</text:p>
              </table:table-cell>
              <table:table-cell office:value-type="float" office:value="0.111307">
                <text:p>0.111307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16.933333333333">
                <text:p>116.933333333333</text:p>
              </table:table-cell>
              <table:table-cell office:value-type="float" office:value="0.106413708333333">
                <text:p>0.106413708333333</text:p>
              </table:table-cell>
              <table:table-cell office:value-type="float" office:value="0.114375">
                <text:p>0.114375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17.016666666667">
                <text:p>117.016666666667</text:p>
              </table:table-cell>
              <table:table-cell office:value-type="float" office:value="0.106976291666667">
                <text:p>0.106976291666667</text:p>
              </table:table-cell>
              <table:table-cell office:value-type="float" office:value="0.111824">
                <text:p>0.111824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17.1">
                <text:p>117.1</text:p>
              </table:table-cell>
              <table:table-cell office:value-type="float" office:value="0.106778416666667">
                <text:p>0.106778416666667</text:p>
              </table:table-cell>
              <table:table-cell office:value-type="float" office:value="0.0989939999999998">
                <text:p>0.0989939999999998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17.183333333333">
                <text:p>117.183333333333</text:p>
              </table:table-cell>
              <table:table-cell office:value-type="float" office:value="0.106626416666667">
                <text:p>0.106626416666667</text:p>
              </table:table-cell>
              <table:table-cell office:value-type="float" office:value="0.107166">
                <text:p>0.107166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17.283333333333">
                <text:p>117.283333333333</text:p>
              </table:table-cell>
              <table:table-cell office:value-type="float" office:value="0.106555666666667">
                <text:p>0.106555666666667</text:p>
              </table:table-cell>
              <table:table-cell office:value-type="float" office:value="0.113891">
                <text:p>0.113891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17.366666666667">
                <text:p>117.366666666667</text:p>
              </table:table-cell>
              <table:table-cell office:value-type="float" office:value="0.106319875">
                <text:p>0.106319875</text:p>
              </table:table-cell>
              <table:table-cell office:value-type="float" office:value="0.0928830000000001">
                <text:p>0.0928830000000001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17.45">
                <text:p>117.45</text:p>
              </table:table-cell>
              <table:table-cell office:value-type="float" office:value="0.106551416666667">
                <text:p>0.106551416666667</text:p>
              </table:table-cell>
              <table:table-cell office:value-type="float" office:value="0.109517">
                <text:p>0.109517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17.533333333333">
                <text:p>117.533333333333</text:p>
              </table:table-cell>
              <table:table-cell office:value-type="float" office:value="0.102399666666667">
                <text:p>0.102399666666667</text:p>
              </table:table-cell>
              <table:table-cell office:value-type="float" office:value="0.00278899999999993">
                <text:p>0.00278899999999993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17.616666666667">
                <text:p>117.616666666667</text:p>
              </table:table-cell>
              <table:table-cell office:value-type="float" office:value="0.0983046666666666">
                <text:p>0.0983046666666666</text:p>
              </table:table-cell>
              <table:table-cell office:value-type="float" office:value="0.00332100000000013">
                <text:p>0.00332100000000013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17.716666666667">
                <text:p>117.716666666667</text:p>
              </table:table-cell>
              <table:table-cell office:value-type="float" office:value="0.0939792499999999">
                <text:p>0.0939792499999999</text:p>
              </table:table-cell>
              <table:table-cell office:value-type="float" office:value="0.0028769999999998">
                <text:p>0.0028769999999998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17.8">
                <text:p>117.8</text:p>
              </table:table-cell>
              <table:table-cell office:value-type="float" office:value="0.0892149999999999">
                <text:p>0.0892149999999999</text:p>
              </table:table-cell>
              <table:table-cell office:value-type="float" office:value="0.00340000000000007">
                <text:p>0.00340000000000007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17.883333333333">
                <text:p>117.883333333333</text:p>
              </table:table-cell>
              <table:table-cell office:value-type="float" office:value="0.0850409166666666">
                <text:p>0.0850409166666666</text:p>
              </table:table-cell>
              <table:table-cell office:value-type="float" office:value="0.00340699999999972">
                <text:p>0.00340699999999972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17.966666666667">
                <text:p>117.966666666667</text:p>
              </table:table-cell>
              <table:table-cell office:value-type="float" office:value="0.0811154999999999">
                <text:p>0.0811154999999999</text:p>
              </table:table-cell>
              <table:table-cell office:value-type="float" office:value="0.00322299999999975">
                <text:p>0.00322299999999975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18.066666666667">
                <text:p>118.066666666667</text:p>
              </table:table-cell>
              <table:table-cell office:value-type="float" office:value="0.0763308749999999">
                <text:p>0.0763308749999999</text:p>
              </table:table-cell>
              <table:table-cell office:value-type="float" office:value="0.00292799999999982">
                <text:p>0.00292799999999982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18.15">
                <text:p>118.15</text:p>
              </table:table-cell>
              <table:table-cell office:value-type="float" office:value="0.0718984583333332">
                <text:p>0.0718984583333332</text:p>
              </table:table-cell>
              <table:table-cell office:value-type="float" office:value="0.00320299999999962">
                <text:p>0.00320299999999962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18.233333333333">
                <text:p>118.233333333333</text:p>
              </table:table-cell>
              <table:table-cell office:value-type="float" office:value="0.0674869583333332">
                <text:p>0.0674869583333332</text:p>
              </table:table-cell>
              <table:table-cell office:value-type="float" office:value="0.000950999999999702">
                <text:p>0.000950999999999702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18.316666666667">
                <text:p>118.316666666667</text:p>
              </table:table-cell>
              <table:table-cell office:value-type="float" office:value="0.0628155416666665">
                <text:p>0.0628155416666665</text:p>
              </table:table-cell>
              <table:table-cell office:value-type="float" office:value="0.000931999999999711">
                <text:p>0.000931999999999711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18.416666666667">
                <text:p>118.416666666667</text:p>
              </table:table-cell>
              <table:table-cell office:value-type="float" office:value="0.0585831249999998">
                <text:p>0.0585831249999998</text:p>
              </table:table-cell>
              <table:table-cell office:value-type="float" office:value="0.000955999999999957">
                <text:p>0.000955999999999957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18.5">
                <text:p>118.5</text:p>
              </table:table-cell>
              <table:table-cell office:value-type="float" office:value="0.0543774583333332">
                <text:p>0.0543774583333332</text:p>
              </table:table-cell>
              <table:table-cell office:value-type="float" office:value="0.00630599999999992">
                <text:p>0.00630599999999992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18.583333333333">
                <text:p>118.583333333333</text:p>
              </table:table-cell>
              <table:table-cell office:value-type="float" office:value="0.0503283749999999">
                <text:p>0.0503283749999999</text:p>
              </table:table-cell>
              <table:table-cell office:value-type="float" office:value="0.000931000000000015">
                <text:p>0.000931000000000015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18.666666666667">
                <text:p>118.666666666667</text:p>
              </table:table-cell>
              <table:table-cell office:value-type="float" office:value="0.0462119999999998">
                <text:p>0.0462119999999998</text:p>
              </table:table-cell>
              <table:table-cell office:value-type="float" office:value="0.000979999999999759">
                <text:p>0.000979999999999759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18.85">
                <text:p>118.85</text:p>
              </table:table-cell>
              <table:table-cell office:value-type="float" office:value="0.0424450833333332">
                <text:p>0.0424450833333332</text:p>
              </table:table-cell>
              <table:table-cell office:value-type="float" office:value="0.00499800000000006">
                <text:p>0.00499800000000006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18.933333333333">
                <text:p>118.933333333333</text:p>
              </table:table-cell>
              <table:table-cell office:value-type="float" office:value="0.0375876249999999">
                <text:p>0.0375876249999999</text:p>
              </table:table-cell>
              <table:table-cell office:value-type="float" office:value="0.000944000000000056">
                <text:p>0.000944000000000056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19.016666666667">
                <text:p>119.016666666667</text:p>
              </table:table-cell>
              <table:table-cell office:value-type="float" office:value="0.0329912916666666">
                <text:p>0.0329912916666666</text:p>
              </table:table-cell>
              <table:table-cell office:value-type="float" office:value="0.000995000000000079">
                <text:p>0.000995000000000079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19.1">
                <text:p>119.1</text:p>
              </table:table-cell>
              <table:table-cell office:value-type="float" office:value="0.0283959583333332">
                <text:p>0.0283959583333332</text:p>
              </table:table-cell>
              <table:table-cell office:value-type="float" office:value="0.00408699999999973">
                <text:p>0.00408699999999973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19.2">
                <text:p>119.2</text:p>
              </table:table-cell>
              <table:table-cell office:value-type="float" office:value="0.0237749583333332">
                <text:p>0.0237749583333332</text:p>
              </table:table-cell>
              <table:table-cell office:value-type="float" office:value="0.00091999999999981">
                <text:p>0.00091999999999981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19.283333333333">
                <text:p>119.283333333333</text:p>
              </table:table-cell>
              <table:table-cell office:value-type="float" office:value="0.0196899999999999">
                <text:p>0.0196899999999999</text:p>
              </table:table-cell>
              <table:table-cell office:value-type="float" office:value="0.000954999999999817">
                <text:p>0.000954999999999817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19.366666666667">
                <text:p>119.366666666667</text:p>
              </table:table-cell>
              <table:table-cell office:value-type="float" office:value="0.0152639583333332">
                <text:p>0.0152639583333332</text:p>
              </table:table-cell>
              <table:table-cell office:value-type="float" office:value="0.000940999999999637">
                <text:p>0.000940999999999637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19.466666666667">
                <text:p>119.466666666667</text:p>
              </table:table-cell>
              <table:table-cell office:value-type="float" office:value="0.0105573749999999">
                <text:p>0.0105573749999999</text:p>
              </table:table-cell>
              <table:table-cell office:value-type="float" office:value="0.000932999999999851">
                <text:p>0.000932999999999851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19.55">
                <text:p>119.55</text:p>
              </table:table-cell>
              <table:table-cell office:value-type="float" office:value="0.00672620833333319">
                <text:p>0.00672620833333319</text:p>
              </table:table-cell>
              <table:table-cell office:value-type="float" office:value="0.000934999999999686">
                <text:p>0.000934999999999686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19.633333333333">
                <text:p>119.633333333333</text:p>
              </table:table-cell>
              <table:table-cell office:value-type="float" office:value="0.00220295833333319">
                <text:p>0.00220295833333319</text:p>
              </table:table-cell>
              <table:table-cell office:value-type="float" office:value="0.000958999999999932">
                <text:p>0.000958999999999932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19.716666666667">
                <text:p>119.716666666667</text:p>
              </table:table-cell>
              <table:table-cell office:value-type="float" office:value="0.00212424999999986">
                <text:p>0.00212424999999986</text:p>
              </table:table-cell>
              <table:table-cell office:value-type="float" office:value="0.000900000000000123">
                <text:p>0.000900000000000123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19.816666666667">
                <text:p>119.816666666667</text:p>
              </table:table-cell>
              <table:table-cell office:value-type="float" office:value="0.00202379166666652">
                <text:p>0.00202379166666652</text:p>
              </table:table-cell>
              <table:table-cell office:value-type="float" office:value="0.000909999999999744">
                <text:p>0.000909999999999744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19.9">
                <text:p>119.9</text:p>
              </table:table-cell>
              <table:table-cell office:value-type="float" office:value="0.00194333333333319">
                <text:p>0.00194333333333319</text:p>
              </table:table-cell>
              <table:table-cell office:value-type="float" office:value="0.000945999999999891">
                <text:p>0.000945999999999891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19.983333333333">
                <text:p>119.983333333333</text:p>
              </table:table-cell>
              <table:table-cell office:value-type="float" office:value="0.00183933333333317">
                <text:p>0.00183933333333317</text:p>
              </table:table-cell>
              <table:table-cell office:value-type="float" office:value="0.000903999999999794">
                <text:p>0.000903999999999794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20.066666666667">
                <text:p>120.066666666667</text:p>
              </table:table-cell>
              <table:table-cell office:value-type="float" office:value="0.00173512499999986">
                <text:p>0.00173512499999986</text:p>
              </table:table-cell>
              <table:table-cell office:value-type="float" office:value="0.000906000000000073">
                <text:p>0.000906000000000073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20.15">
                <text:p>120.15</text:p>
              </table:table-cell>
              <table:table-cell office:value-type="float" office:value="0.0016389583333332">
                <text:p>0.0016389583333332</text:p>
              </table:table-cell>
              <table:table-cell office:value-type="float" office:value="0.000914999999999999">
                <text:p>0.000914999999999999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20.25">
                <text:p>120.25</text:p>
              </table:table-cell>
              <table:table-cell office:value-type="float" office:value="0.0015559583333332">
                <text:p>0.0015559583333332</text:p>
              </table:table-cell>
              <table:table-cell office:value-type="float" office:value="0.000935999999999826">
                <text:p>0.000935999999999826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20.333333333333">
                <text:p>120.333333333333</text:p>
              </table:table-cell>
              <table:table-cell office:value-type="float" office:value="0.00146274999999988">
                <text:p>0.00146274999999988</text:p>
              </table:table-cell>
              <table:table-cell office:value-type="float" office:value="0.000966000000000022">
                <text:p>0.000966000000000022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20.416666666667">
                <text:p>120.416666666667</text:p>
              </table:table-cell>
              <table:table-cell office:value-type="float" office:value="0.00146154166666655">
                <text:p>0.00146154166666655</text:p>
              </table:table-cell>
              <table:table-cell office:value-type="float" office:value="0.000921999999999645">
                <text:p>0.000921999999999645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20.5">
                <text:p>120.5</text:p>
              </table:table-cell>
              <table:table-cell office:value-type="float" office:value="0.00146079166666655">
                <text:p>0.00146079166666655</text:p>
              </table:table-cell>
              <table:table-cell office:value-type="float" office:value="0.000913999999999859">
                <text:p>0.000913999999999859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20.6">
                <text:p>120.6</text:p>
              </table:table-cell>
              <table:table-cell office:value-type="float" office:value="0.00146108333333322">
                <text:p>0.00146108333333322</text:p>
              </table:table-cell>
              <table:table-cell office:value-type="float" office:value="0.000963000000000047">
                <text:p>0.000963000000000047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20.683333333333">
                <text:p>120.683333333333</text:p>
              </table:table-cell>
              <table:table-cell office:value-type="float" office:value="0.00123795833333322">
                <text:p>0.00123795833333322</text:p>
              </table:table-cell>
              <table:table-cell office:value-type="float" office:value="0.000950999999999702">
                <text:p>0.000950999999999702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20.766666666667">
                <text:p>120.766666666667</text:p>
              </table:table-cell>
              <table:table-cell office:value-type="float" office:value="0.00123908333333321">
                <text:p>0.00123908333333321</text:p>
              </table:table-cell>
              <table:table-cell office:value-type="float" office:value="0.000957999999999792">
                <text:p>0.000957999999999792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20.866666666667">
                <text:p>120.866666666667</text:p>
              </table:table-cell>
              <table:table-cell office:value-type="float" office:value="0.00123774999999987">
                <text:p>0.00123774999999987</text:p>
              </table:table-cell>
              <table:table-cell office:value-type="float" office:value="0.000947999999999727">
                <text:p>0.000947999999999727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20.95">
                <text:p>120.95</text:p>
              </table:table-cell>
              <table:table-cell office:value-type="float" office:value="0.00106849999999986">
                <text:p>0.00106849999999986</text:p>
              </table:table-cell>
              <table:table-cell office:value-type="float" office:value="0.000935999999999826">
                <text:p>0.000935999999999826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21.033333333333">
                <text:p>121.033333333333</text:p>
              </table:table-cell>
              <table:table-cell office:value-type="float" office:value="0.00106729166666653">
                <text:p>0.00106729166666653</text:p>
              </table:table-cell>
              <table:table-cell office:value-type="float" office:value="0.000914999999999999">
                <text:p>0.000914999999999999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21.116666666667">
                <text:p>121.116666666667</text:p>
              </table:table-cell>
              <table:table-cell office:value-type="float" office:value="0.00106379166666652">
                <text:p>0.00106379166666652</text:p>
              </table:table-cell>
              <table:table-cell office:value-type="float" office:value="0.000910999999999884">
                <text:p>0.000910999999999884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21.2">
                <text:p>121.2</text:p>
              </table:table-cell>
              <table:table-cell office:value-type="float" office:value="0.000932749999999853">
                <text:p>0.000932749999999853</text:p>
              </table:table-cell>
              <table:table-cell office:value-type="float" office:value="0.000941999999999776">
                <text:p>0.000941999999999776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21.3">
                <text:p>121.3</text:p>
              </table:table-cell>
              <table:table-cell office:value-type="float" office:value="0.000932458333333182">
                <text:p>0.000932458333333182</text:p>
              </table:table-cell>
              <table:table-cell office:value-type="float" office:value="0.00091299999999972">
                <text:p>0.00091299999999972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21.383333333333">
                <text:p>121.383333333333</text:p>
              </table:table-cell>
              <table:table-cell office:value-type="float" office:value="0.000930416666666526">
                <text:p>0.000930416666666526</text:p>
              </table:table-cell>
              <table:table-cell office:value-type="float" office:value="0.000906000000000073">
                <text:p>0.000906000000000073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21.466666666667">
                <text:p>121.466666666667</text:p>
              </table:table-cell>
              <table:table-cell office:value-type="float" office:value="0.000930458333333199">
                <text:p>0.000930458333333199</text:p>
              </table:table-cell>
              <table:table-cell office:value-type="float" office:value="0.000941999999999776">
                <text:p>0.000941999999999776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21.55">
                <text:p>121.55</text:p>
              </table:table-cell>
              <table:table-cell office:value-type="float" office:value="0.000929166666666537">
                <text:p>0.000929166666666537</text:p>
              </table:table-cell>
              <table:table-cell office:value-type="float" office:value="0.000901999999999958">
                <text:p>0.000901999999999958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21.65">
                <text:p>121.65</text:p>
              </table:table-cell>
              <table:table-cell office:value-type="float" office:value="0.000928958333333211">
                <text:p>0.000928958333333211</text:p>
              </table:table-cell>
              <table:table-cell office:value-type="float" office:value="0.000929999999999875">
                <text:p>0.000929999999999875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21.733333333333">
                <text:p>121.733333333333</text:p>
              </table:table-cell>
              <table:table-cell office:value-type="float" office:value="0.000928624999999868">
                <text:p>0.000928624999999868</text:p>
              </table:table-cell>
              <table:table-cell office:value-type="float" office:value="0.000950999999999702">
                <text:p>0.000950999999999702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21.816666666667">
                <text:p>121.816666666667</text:p>
              </table:table-cell>
              <table:table-cell office:value-type="float" office:value="0.000931208333333193">
                <text:p>0.000931208333333193</text:p>
              </table:table-cell>
              <table:table-cell office:value-type="float" office:value="0.000961999999999907">
                <text:p>0.000961999999999907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21.9">
                <text:p>121.9</text:p>
              </table:table-cell>
              <table:table-cell office:value-type="float" office:value="0.00093216666666653">
                <text:p>0.00093216666666653</text:p>
              </table:table-cell>
              <table:table-cell office:value-type="float" office:value="0.000932999999999851">
                <text:p>0.000932999999999851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21.983333333333">
                <text:p>121.983333333333</text:p>
              </table:table-cell>
              <table:table-cell office:value-type="float" office:value="0.000931541666666536">
                <text:p>0.000931541666666536</text:p>
              </table:table-cell>
              <table:table-cell office:value-type="float" office:value="0.000931000000000015">
                <text:p>0.000931000000000015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22.083333333333">
                <text:p>122.083333333333</text:p>
              </table:table-cell>
              <table:table-cell office:value-type="float" office:value="0.000931791666666534">
                <text:p>0.000931791666666534</text:p>
              </table:table-cell>
              <table:table-cell office:value-type="float" office:value="0.000909999999999744">
                <text:p>0.000909999999999744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22.166666666667">
                <text:p>122.166666666667</text:p>
              </table:table-cell>
              <table:table-cell office:value-type="float" office:value="0.000933499999999846">
                <text:p>0.000933499999999846</text:p>
              </table:table-cell>
              <table:table-cell office:value-type="float" office:value="0.000946999999999587">
                <text:p>0.000946999999999587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22.25">
                <text:p>122.25</text:p>
              </table:table-cell>
              <table:table-cell office:value-type="float" office:value="0.000934999999999834">
                <text:p>0.000934999999999834</text:p>
              </table:table-cell>
              <table:table-cell office:value-type="float" office:value="0.000950999999999702">
                <text:p>0.000950999999999702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22.35">
                <text:p>122.35</text:p>
              </table:table-cell>
              <table:table-cell office:value-type="float" office:value="0.000933999999999842">
                <text:p>0.000933999999999842</text:p>
              </table:table-cell>
              <table:table-cell office:value-type="float" office:value="0.000912000000000024">
                <text:p>0.000912000000000024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22.433333333333">
                <text:p>122.433333333333</text:p>
              </table:table-cell>
              <table:table-cell office:value-type="float" office:value="0.000931958333333168">
                <text:p>0.000931958333333168</text:p>
              </table:table-cell>
              <table:table-cell office:value-type="float" office:value="0.000916999999999835">
                <text:p>0.000916999999999835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22.516666666667">
                <text:p>122.516666666667</text:p>
              </table:table-cell>
              <table:table-cell office:value-type="float" office:value="0.000931874999999841">
                <text:p>0.000931874999999841</text:p>
              </table:table-cell>
              <table:table-cell office:value-type="float" office:value="0.00091999999999981">
                <text:p>0.00091999999999981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22.6">
                <text:p>122.6</text:p>
              </table:table-cell>
              <table:table-cell office:value-type="float" office:value="0.00093170833333317">
                <text:p>0.00093170833333317</text:p>
              </table:table-cell>
              <table:table-cell office:value-type="float" office:value="0.000909999999999744">
                <text:p>0.000909999999999744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22.7">
                <text:p>122.7</text:p>
              </table:table-cell>
              <table:table-cell office:value-type="float" office:value="0.000930624999999833">
                <text:p>0.000930624999999833</text:p>
              </table:table-cell>
              <table:table-cell office:value-type="float" office:value="0.000936999999999966">
                <text:p>0.000936999999999966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22.783333333333">
                <text:p>122.783333333333</text:p>
              </table:table-cell>
              <table:table-cell office:value-type="float" office:value="0.000929499999999842">
                <text:p>0.000929499999999842</text:p>
              </table:table-cell>
              <table:table-cell office:value-type="float" office:value="0.000923999999999925">
                <text:p>0.000923999999999925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22.866666666667">
                <text:p>122.866666666667</text:p>
              </table:table-cell>
              <table:table-cell office:value-type="float" office:value="0.00092974999999984">
                <text:p>0.00092974999999984</text:p>
              </table:table-cell>
              <table:table-cell office:value-type="float" office:value="0.000963999999999743">
                <text:p>0.000963999999999743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22.95">
                <text:p>122.95</text:p>
              </table:table-cell>
              <table:table-cell office:value-type="float" office:value="0.000929958333333184">
                <text:p>0.000929958333333184</text:p>
              </table:table-cell>
              <table:table-cell office:value-type="float" office:value="0.000952999999999982">
                <text:p>0.000952999999999982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23.033333333333">
                <text:p>123.033333333333</text:p>
              </table:table-cell>
              <table:table-cell office:value-type="float" office:value="0.000928791666666521">
                <text:p>0.000928791666666521</text:p>
              </table:table-cell>
              <table:table-cell office:value-type="float" office:value="0.000907999999999909">
                <text:p>0.000907999999999909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23.133333333333">
                <text:p>123.133333333333</text:p>
              </table:table-cell>
              <table:table-cell office:value-type="float" office:value="0.000929874999999839">
                <text:p>0.000929874999999839</text:p>
              </table:table-cell>
              <table:table-cell office:value-type="float" office:value="0.000940999999999637">
                <text:p>0.000940999999999637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23.216666666667">
                <text:p>123.216666666667</text:p>
              </table:table-cell>
              <table:table-cell office:value-type="float" office:value="0.000931083333333175">
                <text:p>0.000931083333333175</text:p>
              </table:table-cell>
              <table:table-cell office:value-type="float" office:value="0.000939999999999941">
                <text:p>0.000939999999999941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23.3">
                <text:p>123.3</text:p>
              </table:table-cell>
              <table:table-cell office:value-type="float" office:value="0.000929708333333168">
                <text:p>0.000929708333333168</text:p>
              </table:table-cell>
              <table:table-cell office:value-type="float" office:value="0.000908999999999605">
                <text:p>0.000908999999999605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23.383333333333">
                <text:p>123.383333333333</text:p>
              </table:table-cell>
              <table:table-cell office:value-type="float" office:value="0.000931333333333173">
                <text:p>0.000931333333333173</text:p>
              </table:table-cell>
              <table:table-cell office:value-type="float" office:value="0.000951999999999842">
                <text:p>0.000951999999999842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23.483333333333">
                <text:p>123.483333333333</text:p>
              </table:table-cell>
              <table:table-cell office:value-type="float" office:value="0.000933791666666498">
                <text:p>0.000933791666666498</text:p>
              </table:table-cell>
              <table:table-cell office:value-type="float" office:value="0.000964999999999883">
                <text:p>0.000964999999999883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23.566666666667">
                <text:p>123.566666666667</text:p>
              </table:table-cell>
              <table:table-cell office:value-type="float" office:value="0.000934416666666512">
                <text:p>0.000934416666666512</text:p>
              </table:table-cell>
              <table:table-cell office:value-type="float" office:value="0.000957000000000097">
                <text:p>0.000957000000000097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23.65">
                <text:p>123.65</text:p>
              </table:table-cell>
              <table:table-cell office:value-type="float" office:value="0.000935291666666505">
                <text:p>0.000935291666666505</text:p>
              </table:table-cell>
              <table:table-cell office:value-type="float" office:value="0.000922999999999785">
                <text:p>0.000922999999999785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23.75">
                <text:p>123.75</text:p>
              </table:table-cell>
              <table:table-cell office:value-type="float" office:value="0.00093424999999984">
                <text:p>0.00093424999999984</text:p>
              </table:table-cell>
              <table:table-cell office:value-type="float" office:value="0.000904999999999934">
                <text:p>0.000904999999999934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23.833333333333">
                <text:p>123.833333333333</text:p>
              </table:table-cell>
              <table:table-cell office:value-type="float" office:value="0.000932458333333182">
                <text:p>0.000932458333333182</text:p>
              </table:table-cell>
              <table:table-cell office:value-type="float" office:value="0.000907999999999909">
                <text:p>0.000907999999999909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23.916666666667">
                <text:p>123.916666666667</text:p>
              </table:table-cell>
              <table:table-cell office:value-type="float" office:value="0.000930624999999852">
                <text:p>0.000930624999999852</text:p>
              </table:table-cell>
              <table:table-cell office:value-type="float" office:value="0.000917999999999974">
                <text:p>0.000917999999999974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24">
                <text:p>124</text:p>
              </table:table-cell>
              <table:table-cell office:value-type="float" office:value="0.000932041666666513">
                <text:p>0.000932041666666513</text:p>
              </table:table-cell>
              <table:table-cell office:value-type="float" office:value="0.000966999999999718">
                <text:p>0.000966999999999718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24.083333333333">
                <text:p>124.083333333333</text:p>
              </table:table-cell>
              <table:table-cell office:value-type="float" office:value="0.000932749999999834">
                <text:p>0.000932749999999834</text:p>
              </table:table-cell>
              <table:table-cell office:value-type="float" office:value="0.000947999999999727">
                <text:p>0.000947999999999727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24.183333333333">
                <text:p>124.183333333333</text:p>
              </table:table-cell>
              <table:table-cell office:value-type="float" office:value="0.00093324999999983">
                <text:p>0.00093324999999983</text:p>
              </table:table-cell>
              <table:table-cell office:value-type="float" office:value="0.000921999999999645">
                <text:p>0.000921999999999645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24.266666666667">
                <text:p>124.266666666667</text:p>
              </table:table-cell>
              <table:table-cell office:value-type="float" office:value="0.000924791666666499">
                <text:p>0.000924791666666499</text:p>
              </table:table-cell>
              <table:table-cell office:value-type="float" office:value="0.000743999999999634">
                <text:p>0.000743999999999634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24.35">
                <text:p>124.35</text:p>
              </table:table-cell>
              <table:table-cell office:value-type="float" office:value="0.000915999999999843">
                <text:p>0.000915999999999843</text:p>
              </table:table-cell>
              <table:table-cell office:value-type="float" office:value="0.000739999999999963">
                <text:p>0.000739999999999963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24.433333333333">
                <text:p>124.433333333333</text:p>
              </table:table-cell>
              <table:table-cell office:value-type="float" office:value="0.000908874999999846">
                <text:p>0.000908874999999846</text:p>
              </table:table-cell>
              <table:table-cell office:value-type="float" office:value="0.000741000000000103">
                <text:p>0.000741000000000103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24.533333333333">
                <text:p>124.533333333333</text:p>
              </table:table-cell>
              <table:table-cell office:value-type="float" office:value="0.000901708333333177">
                <text:p>0.000901708333333177</text:p>
              </table:table-cell>
              <table:table-cell office:value-type="float" office:value="0.000744999999999774">
                <text:p>0.000744999999999774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24.616666666667">
                <text:p>124.616666666667</text:p>
              </table:table-cell>
              <table:table-cell office:value-type="float" office:value="0.000893999999999839">
                <text:p>0.000893999999999839</text:p>
              </table:table-cell>
              <table:table-cell office:value-type="float" office:value="0.000734999999999708">
                <text:p>0.000734999999999708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24.7">
                <text:p>124.7</text:p>
              </table:table-cell>
              <table:table-cell office:value-type="float" office:value="0.000887083333333168">
                <text:p>0.000887083333333168</text:p>
              </table:table-cell>
              <table:table-cell office:value-type="float" office:value="0.000743999999999634">
                <text:p>0.000743999999999634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24.783333333333">
                <text:p>124.783333333333</text:p>
              </table:table-cell>
              <table:table-cell office:value-type="float" office:value="0.000879041666666488">
                <text:p>0.000879041666666488</text:p>
              </table:table-cell>
              <table:table-cell office:value-type="float" office:value="0.000743999999999634">
                <text:p>0.000743999999999634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24.866666666667">
                <text:p>124.866666666667</text:p>
              </table:table-cell>
              <table:table-cell office:value-type="float" office:value="0.000871291666666478">
                <text:p>0.000871291666666478</text:p>
              </table:table-cell>
              <table:table-cell office:value-type="float" office:value="0.000737999999999683">
                <text:p>0.000737999999999683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24.966666666667">
                <text:p>124.966666666667</text:p>
              </table:table-cell>
              <table:table-cell office:value-type="float" office:value="0.000861916666666481">
                <text:p>0.000861916666666481</text:p>
              </table:table-cell>
              <table:table-cell office:value-type="float" office:value="0.000738999999999823">
                <text:p>0.000738999999999823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25.05">
                <text:p>125.05</text:p>
              </table:table-cell>
              <table:table-cell office:value-type="float" office:value="0.000852999999999808">
                <text:p>0.000852999999999808</text:p>
              </table:table-cell>
              <table:table-cell office:value-type="float" office:value="0.000738999999999823">
                <text:p>0.0007389999999998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